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Klusy, Hremyach of Cherni...</text:span>
</text:h>
      <text:p text:style-name="P4">
Authors: liveuamap (Language: en)</text:p>
      <text:p text:style-name="P4">
Time: 2023-04-25T-67:21:00</text:p>
      <text:p text:style-name="P4">
Location: Vovchansk (Latitude:50.18163 Longtitude:37.60105)</text:p>
      <text:p text:style-name="P4">
Videos: []</text:p>
      <text:p text:style-name="P4">
Images: []</text:p>
      <text:p text:style-name="P4">
Tags: ["Russia"]</text:p>
      <text:p text:style-name="P4">
ID: 22558521</text:p>
      <!--METADATA-->
      <text:p text:style-name="P4">
At Sivershchyna and Slobozhanschyna directions Russian army shelled Klusy,Hremyach of Chernihiv region; Novovasylivka, Kucherivka, Shalyhine,Stukalivka, Iskryskivschyna, Volfyne, Mohrytsya, Popivka of Sumy region, alsoOkip, Mali Prokhody, Strilecha, Neskuchne, Hatysche, Budarky and Chuhunivka ofKharkiv region, - General Staff of Armed Forces of Ukraine says in the morningreport</text:p>
      <text:p text:style-name="P4">
News Collection Link: <text:a xlink:type="simple" xlink:href="https://liveuamap.com/en/2023/25-april-at-sivershchyna-and-slobozhanschyna-directions-russian" text:style-name="Internet_20_link" text:visited-style-name="Visited_20_Internet_20_Link">
https://liveuamap.com/en/2023/25-april-at-sivershchyna-and-slobozhanschyna-directions-russian</text:a>
</text:p>
      <text:p text:style-name="P4">
Source: <text:a xlink:type="simple" xlink:href="https://t.me/lumsrc/4587" text:style-name="Internet_20_link" text:visited-style-name="Visited_20_Internet_20_Link">
https://t.me/lumsrc/4587</text:a>
</text:p>
      <!--NEWS-->
      <text:h text:style-name="P10" text:outline-level="1">
<text:span text:style-name="T4">
At Kupiansk direction Russian army shelled  Topoli, Kamyanka, Krasne Pershe, Fyholivka, Novom...</text:span>
</text:h>
      <text:p text:style-name="P4">
Authors: liveuamap (Language: en)</text:p>
      <text:p text:style-name="P4">
Time: 2023-04-25T-69:21:00</text:p>
      <text:p text:style-name="P4">
Location: Kharkiv (Latitude:49.52031 Longtitude:37.95347)</text:p>
      <text:p text:style-name="P4">
Videos: []</text:p>
      <text:p text:style-name="P4">
Images: []</text:p>
      <text:p text:style-name="P4">
Tags: ["Russia"]</text:p>
      <text:p text:style-name="P4">
ID: 22558514</text:p>
      <!--METADATA-->
      <text:p text:style-name="P4">
At Kupiansk direction Russian army shelled Topoli, Kamyanka, Krasne Pershe,Fyholivka, Novomlynsk, Dvorichna, Zapadne, Kindrashivka, Masutivka, Kyslivkaof Kharkiv region and Novoselivske of Luhansk region, - General Staff of ArmedForces of Ukraine says in the morning report</text:p>
      <text:p text:style-name="P4">
News Collection Link: <text:a xlink:type="simple" xlink:href="https://liveuamap.com/en/2023/25-april-at-kupiansk-direction-russian-army-shelled--topoli" text:style-name="Internet_20_link" text:visited-style-name="Visited_20_Internet_20_Link">
https://liveuamap.com/en/2023/25-april-at-kupiansk-direction-russian-army-shelled--topoli</text:a>
</text:p>
      <text:p text:style-name="P4">
Source: <text:a xlink:type="simple" xlink:href="https://t.me/lumsrc/4588" text:style-name="Internet_20_link" text:visited-style-name="Visited_20_Internet_20_Link">
https://t.me/lumsrc/4588</text:a>
</text:p>
      <!--NEWS-->
      <text:h text:style-name="P10" text:outline-level="1">
<text:span text:style-name="T4">
At Lyman direction Russian army shelled Makiyivka, Nevske, Dibrova, Bilohorivka of Luhansk re...</text:span>
</text:h>
      <text:p text:style-name="P4">
Authors: liveuamap (Language: en)</text:p>
      <text:p text:style-name="P4">
Time: 2023-04-25T-71:21:00</text:p>
      <text:p text:style-name="P4">
Location: Donetsk (Latitude:48.77271 Longtitude:38.06522)</text:p>
      <text:p text:style-name="P4">
Videos: []</text:p>
      <text:p text:style-name="P4">
Images: []</text:p>
      <text:p text:style-name="P4">
Tags: ["Russia"]</text:p>
      <text:p text:style-name="P4">
ID: 22558511</text:p>
      <!--METADATA-->
      <text:p text:style-name="P4">
At Lyman direction Russian army shelled Makiyivka, Nevske, Dibrova,Bilohorivka of Luhansk region and Torske, Verkhnokamyanske, Spirne andPereyizne of Donetsk region, - General Staff of Armed Forces of Ukraine saysin the morning report</text:p>
      <text:p text:style-name="P4">
News Collection Link: <text:a xlink:type="simple" xlink:href="https://liveuamap.com/en/2023/25-april-at-lyman-direction-russian-army-shelled-makiyivka" text:style-name="Internet_20_link" text:visited-style-name="Visited_20_Internet_20_Link">
https://liveuamap.com/en/2023/25-april-at-lyman-direction-russian-army-shelled-makiyivka</text:a>
</text:p>
      <text:p text:style-name="P4">
Source: <text:a xlink:type="simple" xlink:href="https://t.me/lumsrc/4589" text:style-name="Internet_20_link" text:visited-style-name="Visited_20_Internet_20_Link">
https://t.me/lumsrc/4589</text:a>
</text:p>
      <!--NEWS-->
      <text:h text:style-name="P10" text:outline-level="1">
<text:span text:style-name="T4">
At Avdiyivka directions Russian army shelled Novokalynove, Avdiyivka, Syeverne, Tonenke, Last...</text:span>
</text:h>
      <text:p text:style-name="P4">
Authors: liveuamap (Language: en)</text:p>
      <text:p text:style-name="P4">
Time: 2023-04-25T-74:22:00</text:p>
      <text:p text:style-name="P4">
Location: Donetsk Oblast (Latitude:48.06053 Longtitude:37.57307)</text:p>
      <text:p text:style-name="P4">
Videos: []</text:p>
      <text:p text:style-name="P4">
Images: []</text:p>
      <text:p text:style-name="P4">
Tags: ["Russia"]</text:p>
      <text:p text:style-name="P4">
ID: 22558509</text:p>
      <!--METADATA-->
      <text:p text:style-name="P4">
At Avdiyivka directions Russian army shelled Novokalynove, Avdiyivka,Syeverne, Tonenke, Lastochkyne, Pervomayske, Karlivka and Nevelske of Donetskregion, - General Staff of Armed Forces of Ukraine says in the morning report</text:p>
      <text:p text:style-name="P4">
News Collection Link: <text:a xlink:type="simple" xlink:href="https://liveuamap.com/en/2023/25-april-at-avdiyivka-directions-russian-army-shelled-novokalynove" text:style-name="Internet_20_link" text:visited-style-name="Visited_20_Internet_20_Link">
https://liveuamap.com/en/2023/25-april-at-avdiyivka-directions-russian-army-shelled-novokalynove</text:a>
</text:p>
      <text:p text:style-name="P4">
Source: <text:a xlink:type="simple" xlink:href="https://t.me/lumsrc/4591" text:style-name="Internet_20_link" text:visited-style-name="Visited_20_Internet_20_Link">
https://t.me/lumsrc/4591</text:a>
</text:p>
      <!--NEWS-->
      <text:h text:style-name="P10" text:outline-level="1">
<text:span text:style-name="T4">
At Maryinka direction Russian army shelled Krasnohorivka, Hostre, Heorhiyivka, Maryinka, Poby...</text:span>
</text:h>
      <text:p text:style-name="P4">
Authors: liveuamap (Language: en)</text:p>
      <text:p text:style-name="P4">
Time: 2023-04-25T-76:22:00</text:p>
      <text:p text:style-name="P4">
Location: Marinka, Donetsk Oblast (Latitude:47.86938 Longtitude:37.44347)</text:p>
      <text:p text:style-name="P4">
Videos: []</text:p>
      <text:p text:style-name="P4">
Images: []</text:p>
      <text:p text:style-name="P4">
Tags: ["Russia"]</text:p>
      <text:p text:style-name="P4">
ID: 22558508</text:p>
      <!--METADATA-->
      <text:p text:style-name="P4">
At Maryinka direction Russian army shelled Krasnohorivka, Hostre, Heorhiyivka,Maryinka, Pobyeda, Novomykhaylivka and Paraskoviyivka of Donetsk region, -General Staff of Armed Forces of Ukraine says in the morning report</text:p>
      <text:p text:style-name="P4">
News Collection Link: <text:a xlink:type="simple" xlink:href="https://liveuamap.com/en/2023/25-april-at-maryinka-direction-russian-army-shelled-krasnohorivka" text:style-name="Internet_20_link" text:visited-style-name="Visited_20_Internet_20_Link">
https://liveuamap.com/en/2023/25-april-at-maryinka-direction-russian-army-shelled-krasnohorivka</text:a>
</text:p>
      <text:p text:style-name="P4">
Source: <text:a xlink:type="simple" xlink:href="https://t.me/lumsrc/4592" text:style-name="Internet_20_link" text:visited-style-name="Visited_20_Internet_20_Link">
https://t.me/lumsrc/4592</text:a>
</text:p>
      <!--NEWS-->
      <text:h text:style-name="P10" text:outline-level="1">
<text:span text:style-name="T4">
At Shaktarske direction Russian army shelled Vuhledar, Prechystivka, Velyka Novosilka and Kom...</text:span>
</text:h>
      <text:p text:style-name="P4">
Authors: liveuamap (Language: en)</text:p>
      <text:p text:style-name="P4">
Time: 2023-04-25T-78:22:00</text:p>
      <text:p text:style-name="P4">
Location: Vuhledar, Donetsk Oblast (Latitude:47.97429 Longtitude:36.74858)</text:p>
      <text:p text:style-name="P4">
Videos: []</text:p>
      <text:p text:style-name="P4">
Images: []</text:p>
      <text:p text:style-name="P4">
Tags: ["Russia"]</text:p>
      <text:p text:style-name="P4">
ID: 22558507</text:p>
      <!--METADATA-->
      <text:p text:style-name="P4">
At Shaktarske direction Russian army shelled Vuhledar, Prechystivka, VelykaNovosilka and Komar of Donetsk region., - General Staff of Armed Forces ofUkraine says in the morning report</text:p>
      <text:p text:style-name="P4">
News Collection Link: <text:a xlink:type="simple" xlink:href="https://liveuamap.com/en/2023/25-april-at-shaktarske-direction-russian-army-shelled-vuhledar" text:style-name="Internet_20_link" text:visited-style-name="Visited_20_Internet_20_Link">
https://liveuamap.com/en/2023/25-april-at-shaktarske-direction-russian-army-shelled-vuhledar</text:a>
</text:p>
      <text:p text:style-name="P4">
Source: <text:a xlink:type="simple" xlink:href="https://t.me/lumsrc/4593" text:style-name="Internet_20_link" text:visited-style-name="Visited_20_Internet_20_Link">
https://t.me/lumsrc/4593</text:a>
</text:p>
      <!--NEWS-->
      <text:h text:style-name="P10" text:outline-level="1">
<text:span text:style-name="T4">
At Zaporizhzhia and Kherson directions Russian army shelled Novosilka, Novopil of Donetsk reg...</text:span>
</text:h>
      <text:p text:style-name="P4">
Authors: liveuamap (Language: en)</text:p>
      <text:p text:style-name="P4">
Time: 2023-04-25T-80:22:00</text:p>
      <text:p text:style-name="P4">
Location: Kherson (Latitude:46.677 Longtitude:32.7166)</text:p>
      <text:p text:style-name="P4">
Videos: []</text:p>
      <text:p text:style-name="P4">
Images: []</text:p>
      <text:p text:style-name="P4">
Tags: ["Russia"]</text:p>
      <text:p text:style-name="P4">
ID: 22558506</text:p>
      <!--METADATA-->
      <text:p text:style-name="P4">
At Zaporizhzhia and Kherson directions Russian army shelled Novosilka, Novopilof Donetsk region; Olhivske, Malynivka, Chervone, Huliaipilske, Charivne,Orikhiv of Zaporizhzhia region, Ivanivka, Antonivka of Kherson region andKherson city, - General Staff of Armed Forces of Ukraine says in the morningreport</text:p>
      <text:p text:style-name="P4">
News Collection Link: <text:a xlink:type="simple" xlink:href="https://liveuamap.com/en/2023/25-april-at-zaporizhzhia-and-kherson-directions-russian-army" text:style-name="Internet_20_link" text:visited-style-name="Visited_20_Internet_20_Link">
https://liveuamap.com/en/2023/25-april-at-zaporizhzhia-and-kherson-directions-russian-army</text:a>
</text:p>
      <text:p text:style-name="P4">
Source: <text:a xlink:type="simple" xlink:href="https://t.me/lumsrc/4594" text:style-name="Internet_20_link" text:visited-style-name="Visited_20_Internet_20_Link">
https://t.me/lumsrc/4594</text:a>
</text:p>
      <!--NEWS-->
      <text:h text:style-name="P10" text:outline-level="1">
<text:span text:style-name="T4">
Donetsk Oblast(10:21). Red Alert: aerial threat. Sirens sounding. Take cover now!</text:span>
</text:h>
      <text:p text:style-name="P4">
Authors: liveuamap (Language: en)</text:p>
      <text:p text:style-name="P4">
Time: 2023-04-25T-82:22:00</text:p>
      <text:p text:style-name="P4">
Location: Donetsk Oblast (Latitude:48.72853 Longtitude:37.57894)</text:p>
      <text:p text:style-name="P4">
Videos: []</text:p>
      <text:p text:style-name="P4">
Images: []</text:p>
      <text:p text:style-name="P4">
Tags: ["Europe", "Central and Eastern Europe"]</text:p>
      <text:p text:style-name="P4">
ID: 22558504</text:p>
      <!--METADATA-->
      <text:p text:style-name="P4">
Donetsk Oblast(10:21). Red Alert: aerial threat. Sirens sounding. Take covernow!</text:p>
      <text:p text:style-name="P4">
News Collection Link: <text:a xlink:type="simple" xlink:href="https://liveuamap.com/en/2023/25-april-donetsk-oblast1021-red-alert-aerial-g" text:style-name="Internet_20_link" text:visited-style-name="Visited_20_Internet_20_Link">
https://liveuamap.com/en/2023/25-april-donetsk-oblast1021-red-alert-aerial-g</text:a>
</text:p>
      <text:p text:style-name="P4">
Source: <text:a xlink:type="simple" xlink:href="https://t.me/air_alert_ua/43702" text:style-name="Internet_20_link" text:visited-style-name="Visited_20_Internet_20_Link">
https://t.me/air_alert_ua/43702</text:a>
</text:p>
      <!--NEWS-->
      <text:h text:style-name="P10" text:outline-level="1">
<text:span text:style-name="T4">
Poltavska Oblast(08:07). Red Alert: aerial threat. Sirens sounding. Take cover now!</text:span>
</text:h>
      <text:p text:style-name="P4">
Authors: liveuamap (Language: en)</text:p>
      <text:p text:style-name="P4">
Time: 2023-04-25T02:09:00</text:p>
      <text:p text:style-name="P4">
Location: Poltavska Oblast (Latitude:49.47705000 Longtitude:33.81866000)</text:p>
      <text:p text:style-name="P4">
Videos: []</text:p>
      <text:p text:style-name="P4">
Images: []</text:p>
      <text:p text:style-name="P4">
Tags: ["Europe", "Central and Eastern Europe"]</text:p>
      <text:p text:style-name="P4">
ID: 22558448</text:p>
      <!--METADATA-->
      <text:p text:style-name="P4">
Poltavska Oblast(08:07). Red Alert: aerial threat. Sirens sounding. Take covernow!</text:p>
      <text:p text:style-name="P4">
News Collection Link: <text:a xlink:type="simple" xlink:href="https://liveuamap.com/en/2023/25-april-poltavska-oblast0807-red-alert-aeriag" text:style-name="Internet_20_link" text:visited-style-name="Visited_20_Internet_20_Link">
https://liveuamap.com/en/2023/25-april-poltavska-oblast0807-red-alert-aeriag</text:a>
</text:p>
      <text:p text:style-name="P4">
Source: <text:a xlink:type="simple" xlink:href="https://t.me/suspilnepoltava/10886" text:style-name="Internet_20_link" text:visited-style-name="Visited_20_Internet_20_Link">
https://t.me/suspilnepoltava/10886</text:a>
</text:p>
      <!--NEWS-->
      <text:h text:style-name="P10" text:outline-level="1">
<text:span text:style-name="T4">
Sumska Oblast, Kharkiv, Kharkivska Oblast, Dnipro, Dnipropetrovska Oblast(08:08). Red Alert: ...</text:span>
</text:h>
      <text:p text:style-name="P4">
Authors: liveuamap (Language: en)</text:p>
      <text:p text:style-name="P4">
Time: 2023-04-25T02:10:00</text:p>
      <text:p text:style-name="P4">
Location: Sumska Oblast (Latitude:51.00000000 Longtitude:34.00000000)</text:p>
      <text:p text:style-name="P4">
Videos: []</text:p>
      <text:p text:style-name="P4">
Images: []</text:p>
      <text:p text:style-name="P4">
Tags: ["Europe", "Central and Eastern Europe"]</text:p>
      <text:p text:style-name="P4">
ID: 22558451</text:p>
      <!--METADATA-->
      <text:p text:style-name="P4">
Sumska Oblast, Kharkiv, Kharkivska Oblast, Dnipro, DnipropetrovskaOblast(08:08). Red Alert: aerial threat. Sirens sounding. Take cover now!</text:p>
      <text:p text:style-name="P4">
News Collection Link: <text:a xlink:type="simple" xlink:href="https://liveuamap.com/en/2023/25-april-sumska-oblast-kharkiv-kharkivska-oblg" text:style-name="Internet_20_link" text:visited-style-name="Visited_20_Internet_20_Link">
https://liveuamap.com/en/2023/25-april-sumska-oblast-kharkiv-kharkivska-oblg</text:a>
</text:p>
      <text:p text:style-name="P4">
Source: <text:a xlink:type="simple" xlink:href="https://t.me/air_alert_ua/43690" text:style-name="Internet_20_link" text:visited-style-name="Visited_20_Internet_20_Link">
https://t.me/air_alert_ua/43690</text:a>
</text:p>
      <!--NEWS-->
      <text:h text:style-name="P10" text:outline-level="1">
<text:span text:style-name="T4">
Mykolaiv, Mykolayivska Oblast, Kherson, Khersonska Oblast(08:48). Red Alert: aerial threat. S...</text:span>
</text:h>
      <text:p text:style-name="P4">
Authors: liveuamap (Language: en)</text:p>
      <text:p text:style-name="P4">
Time: 2023-04-25T02:49:00</text:p>
      <text:p text:style-name="P4">
Location: Mykolaiv (Latitude:46.94866 Longtitude:32.00639)</text:p>
      <text:p text:style-name="P4">
Videos: []</text:p>
      <text:p text:style-name="P4">
Images: []</text:p>
      <text:p text:style-name="P4">
Tags: ["Europe", "Central and Eastern Europe"]</text:p>
      <text:p text:style-name="P4">
ID: 22558501</text:p>
      <!--METADATA-->
      <text:p text:style-name="P4">
Mykolaiv, Mykolayivska Oblast, Kherson, Khersonska Oblast(08:48). Red Alert:aerial threat. Sirens sounding. Take cover now!</text:p>
      <text:p text:style-name="P4">
News Collection Link: <text:a xlink:type="simple" xlink:href="https://liveuamap.com/en/2023/25-april-mykolaiv-mykolayivska-oblast-khersong" text:style-name="Internet_20_link" text:visited-style-name="Visited_20_Internet_20_Link">
https://liveuamap.com/en/2023/25-april-mykolaiv-mykolayivska-oblast-khersong</text:a>
</text:p>
      <text:p text:style-name="P4">
Source: <text:a xlink:type="simple" xlink:href="https://t.me/air_alert_ua/43696" text:style-name="Internet_20_link" text:visited-style-name="Visited_20_Internet_20_Link">
https://t.me/air_alert_ua/43696</text:a>
</text:p>
      <!--NEWS-->
      <text:h text:style-name="P10" text:outline-level="1">
<text:span text:style-name="T4">
Explosions were reported in Tokmak, Zaporizhzhia region</text:span>
</text:h>
      <text:p text:style-name="P4">
Authors: liveuamap (Language: en)</text:p>
      <text:p text:style-name="P4">
Time: 2023-04-25T03:45:27</text:p>
      <text:p text:style-name="P4">
Location: Zaporizhiye (Latitude:47.23396 Longtitude:35.7182)</text:p>
      <text:p text:style-name="P4">
Videos: []</text:p>
      <text:p text:style-name="P4">
Images: []</text:p>
      <text:p text:style-name="P4">
Tags: []</text:p>
      <text:p text:style-name="P4">
ID: 22558502</text:p>
      <!--METADATA-->
      <text:p text:style-name="P4">
Explosions were reported in Tokmak, Zaporizhzhia region</text:p>
      <text:p text:style-name="P4">
News Collection Link: <text:a xlink:type="simple" xlink:href="https://liveuamap.com/en/2023/25-april-explosions-were-reported-in-tokmak-zaporizhzhia" text:style-name="Internet_20_link" text:visited-style-name="Visited_20_Internet_20_Link">
https://liveuamap.com/en/2023/25-april-explosions-were-reported-in-tokmak-zaporizhzhia</text:a>
</text:p>
      <text:p text:style-name="P4">
Source: <text:a xlink:type="simple" xlink:href="https://t.me/Tsaplienko/30478" text:style-name="Internet_20_link" text:visited-style-name="Visited_20_Internet_20_Link">
https://t.me/Tsaplienko/30478</text:a>
</text:p>
      <!--NEWS-->
      <text:h text:style-name="P10" text:outline-level="1">
<text:span text:style-name="T4">
1 person killed, 10 wounded as result of Russian missile strike at museum in central Kupiansk...</text:span>
</text:h>
      <text:p text:style-name="P4">
Authors: liveuamap (Language: en)</text:p>
      <text:p text:style-name="P4">
Time: 2023-04-25T03:48:37</text:p>
      <text:p text:style-name="P4">
Location: Kupyansk, Kharkiv (Latitude:49.71416 Longtitude:37.61073)</text:p>
      <text:p text:style-name="P4">
Videos: []</text:p>
      <text:p text:style-name="P4">
Images: []</text:p>
      <text:p text:style-name="P4">
Tags: []</text:p>
      <text:p text:style-name="P4">
ID: 22558503</text:p>
      <!--METADATA-->
      <text:p text:style-name="P4">
1 person killed, 10 wounded as result of Russian missile strike at museum incentral Kupiansk with S300 missile</text:p>
      <text:p text:style-name="P4">
News Collection Link: <text:a xlink:type="simple" xlink:href="https://liveuamap.com/en/2023/25-april-1-person-killed-10-wounded-as-result-of-russian" text:style-name="Internet_20_link" text:visited-style-name="Visited_20_Internet_20_Link">
https://liveuamap.com/en/2023/25-april-1-person-killed-10-wounded-as-result-of-russian</text:a>
</text:p>
      <text:p text:style-name="P4">
Source: <text:a xlink:type="simple" xlink:href="https://t.me/kharkivlife/59984" text:style-name="Internet_20_link" text:visited-style-name="Visited_20_Internet_20_Link">
https://t.me/kharkivlife/59984</text:a>
</text:p>
      <!--NEWS-->
      <text:h text:style-name="P10" text:outline-level="1">
<text:span text:style-name="T4">
Russian army conducted 6 missile strikes, 62 airstrikes and 70 shelling with MLRS, - General ...</text:span>
</text:h>
      <text:p text:style-name="P4">
Authors: liveuamap (Language: en)</text:p>
      <text:p text:style-name="P4">
Time: 2023-04-25T04:21:00</text:p>
      <text:p text:style-name="P4">
Location: Nova Kakhovka, Khersons'ka oblast (Latitude:46.73471 Longtitude:33.39146)</text:p>
      <text:p text:style-name="P4">
Videos: []</text:p>
      <text:p text:style-name="P4">
Images: []</text:p>
      <text:p text:style-name="P4">
Tags: ["Russia"]</text:p>
      <text:p text:style-name="P4">
ID: 22558524</text:p>
      <!--METADATA-->
      <text:p text:style-name="P4">
Russian army conducted 6 missile strikes, 62 airstrikes and 70 shelling withMLRS, - General Staff of Armed Forces of Ukraine says in the morning report</text:p>
      <text:p text:style-name="P4">
News Collection Link: <text:a xlink:type="simple" xlink:href="https://liveuamap.com/en/2023/25-april-russian-army-conducted-6-missile-strikes-62-airstrikes" text:style-name="Internet_20_link" text:visited-style-name="Visited_20_Internet_20_Link">
https://liveuamap.com/en/2023/25-april-russian-army-conducted-6-missile-strikes-62-airstrikes</text:a>
</text:p>
      <text:p text:style-name="P4">
Source: <text:a xlink:type="simple" xlink:href="https://t.me/lumsrc/4586" text:style-name="Internet_20_link" text:visited-style-name="Visited_20_Internet_20_Link">
https://t.me/lumsrc/4586</text:a>
</text:p>
      <!--NEWS-->
      <text:h text:style-name="P10" text:outline-level="1">
<text:span text:style-name="T4">
At Bakhmut direction Russian army shelled Vasukivka, Orikhovo-Vasylivka, Markove, Hryhorivka,...</text:span>
</text:h>
      <text:p text:style-name="P4">
Authors: liveuamap (Language: en)</text:p>
      <text:p text:style-name="P4">
Time: 2023-04-25T04:22:00</text:p>
      <text:p text:style-name="P4">
Location: Bakhmut (Latitude:48.33698 Longtitude:37.84882)</text:p>
      <text:p text:style-name="P4">
Videos: []</text:p>
      <text:p text:style-name="P4">
Images: []</text:p>
      <text:p text:style-name="P4">
Tags: ["Russia"]</text:p>
      <text:p text:style-name="P4">
ID: 22558510</text:p>
      <!--METADATA-->
      <text:p text:style-name="P4">
At Bakhmut direction Russian army shelled Vasukivka, Orikhovo-Vasylivka,Markove, Hryhorivka, Khromove, Bakhmut, Ivanivske, Chasiv Yar, Stupochky,Pivnichne and New York of Donetsk region, - General Staff of Armed Forces ofUkraine says in the morning report</text:p>
      <text:p text:style-name="P4">
News Collection Link: <text:a xlink:type="simple" xlink:href="https://liveuamap.com/en/2023/25-april-at-bakhmut-direction-russian-army-shelled-vasukivka" text:style-name="Internet_20_link" text:visited-style-name="Visited_20_Internet_20_Link">
https://liveuamap.com/en/2023/25-april-at-bakhmut-direction-russian-army-shelled-vasukivka</text:a>
</text:p>
      <text:p text:style-name="P4">
Source: <text:a xlink:type="simple" xlink:href="https://t.me/lumsrc/4590" text:style-name="Internet_20_link" text:visited-style-name="Visited_20_Internet_20_Link">
https://t.me/lumsrc/4590</text:a>
</text:p>
      <!--NEWS-->
      <text:h text:style-name="P10" text:outline-level="1">
<text:span text:style-name="T4">
Shelling reported in central Kherson</text:span>
</text:h>
      <text:p text:style-name="P4">
Authors: liveuamap (Language: en)</text:p>
      <text:p text:style-name="P4">
Time: 2023-04-25T04:54:08</text:p>
      <text:p text:style-name="P4">
Location: Kherson (Latitude:46.63694 Longtitude:32.62064)</text:p>
      <text:p text:style-name="P4">
Videos: []</text:p>
      <text:p text:style-name="P4">
Images: []</text:p>
      <text:p text:style-name="P4">
Tags: ["Europe", "Central and Eastern Europe"]</text:p>
      <text:p text:style-name="P4">
ID: 22558526</text:p>
      <!--METADATA-->
      <text:p text:style-name="P4">
Shelling reported in central Kherson</text:p>
      <text:p text:style-name="P4">
News Collection Link: <text:a xlink:type="simple" xlink:href="https://liveuamap.com/en/2023/25-april-shelling-reported-in-central-kherson" text:style-name="Internet_20_link" text:visited-style-name="Visited_20_Internet_20_Link">
https://liveuamap.com/en/2023/25-april-shelling-reported-in-central-kherson</text:a>
</text:p>
      <text:p text:style-name="P4">
Source: <text:a xlink:type="simple" xlink:href="https://twitter.com/kava2022/status/1650781883515404291" text:style-name="Internet_20_link" text:visited-style-name="Visited_20_Internet_20_Link">
https://twitter.com/kava2022/status/1650781883515404291</text:a>
</text:p>
      <!--NEWS-->
      <text:h text:style-name="P10" text:outline-level="1">
<text:span text:style-name="T4">
After an all-day meeting of EU ag ministers, EU Ag Commissioner Wojciechowski says there's a ...</text:span>
</text:h>
      <text:p text:style-name="P4">
Authors: liveuamap (Language: en)</text:p>
      <text:p text:style-name="P4">
Time: 2023-04-25T05:34:00</text:p>
      <text:p text:style-name="P4">
Location: Bruxelles, Bruxelles (Latitude:50.83864 Longtitude:4.37557)</text:p>
      <text:p text:style-name="P4">
Videos: []</text:p>
      <text:p text:style-name="P4">
Images: []</text:p>
      <text:p text:style-name="P4">
Tags: ["Europe", "Poland"]</text:p>
      <text:p text:style-name="P4">
ID: 22558668</text:p>
      <!--METADATA-->
      <text:p text:style-name="P4">
After an all-day meeting of EU ag ministers, EU Ag Commissioner Wojciechowskisays there's a compromise on the table to resolve 5 countries' import bans onUkrainian products</text:p>
      <text:p text:style-name="P4">
News Collection Link: <text:a xlink:type="simple" xlink:href="https://liveuamap.com/en/2023/25-april-after-an-allday-meeting-of-eu-ag-ministers-eu-ag" text:style-name="Internet_20_link" text:visited-style-name="Visited_20_Internet_20_Link">
https://liveuamap.com/en/2023/25-april-after-an-allday-meeting-of-eu-ag-ministers-eu-ag</text:a>
</text:p>
      <text:p text:style-name="P4">
Source: <text:a xlink:type="simple" xlink:href="https://twitter.com/terischultz/status/1650930386174615565" text:style-name="Internet_20_link" text:visited-style-name="Visited_20_Internet_20_Link">
https://twitter.com/terischultz/status/1650930386174615565</text:a>
</text:p>
      <!--NEWS-->
      <text:h text:style-name="P10" text:outline-level="1">
<text:span text:style-name="T4">
Second body was found at the site of Russian missile strike in Kupiansk</text:span>
</text:h>
      <text:p text:style-name="P4">
Authors: liveuamap (Language: en)</text:p>
      <text:p text:style-name="P4">
Time: 2023-04-25T07:09:34</text:p>
      <text:p text:style-name="P4">
Location: Kupyansk, Kharkiv (Latitude:49.71224 Longtitude:37.61161)</text:p>
      <text:p text:style-name="P4">
Videos: []</text:p>
      <text:p text:style-name="P4">
Images: []</text:p>
      <text:p text:style-name="P4">
Tags: []</text:p>
      <text:p text:style-name="P4">
ID: 22558539</text:p>
      <!--METADATA-->
      <text:p text:style-name="P4">
Second body was found at the site of Russian missile strike in Kupiansk</text:p>
      <text:p text:style-name="P4">
News Collection Link: <text:a xlink:type="simple" xlink:href="https://liveuamap.com/en/2023/25-april-second-body-was-found-at-the-site-of-russian-missile" text:style-name="Internet_20_link" text:visited-style-name="Visited_20_Internet_20_Link">
https://liveuamap.com/en/2023/25-april-second-body-was-found-at-the-site-of-russian-missile</text:a>
</text:p>
      <text:p text:style-name="P4">
Source: <text:a xlink:type="simple" xlink:href="https://t.me/ukrinform_news/97139" text:style-name="Internet_20_link" text:visited-style-name="Visited_20_Internet_20_Link">
https://t.me/ukrinform_news/97139</text:a>
</text:p>
      <!--NEWS-->
      <text:h text:style-name="P10" text:outline-level="1">
<text:span text:style-name="T4">
Zaporizka Oblast, Donetsk Oblast(13:24). Red Alert: aerial threat. Sirens sounding. Take cove...</text:span>
</text:h>
      <text:p text:style-name="P4">
Authors: liveuamap (Language: en)</text:p>
      <text:p text:style-name="P4">
Time: 2023-04-25T07:25:00</text:p>
      <text:p text:style-name="P4">
Location: Zaporizka Oblast (Latitude:47.612701 Longtitude:35.764351)</text:p>
      <text:p text:style-name="P4">
Videos: []</text:p>
      <text:p text:style-name="P4">
Images: []</text:p>
      <text:p text:style-name="P4">
Tags: ["Europe", "Central and Eastern Europe"]</text:p>
      <text:p text:style-name="P4">
ID: 22558540</text:p>
      <!--METADATA-->
      <text:p text:style-name="P4">
Zaporizka Oblast, Donetsk Oblast(13:24). Red Alert: aerial threat. Sirenssounding. Take cover now!</text:p>
      <text:p text:style-name="P4">
News Collection Link: <text:a xlink:type="simple" xlink:href="https://liveuamap.com/en/2023/25-april-zaporizka-oblast-donetsk-oblast1324-g" text:style-name="Internet_20_link" text:visited-style-name="Visited_20_Internet_20_Link">
https://liveuamap.com/en/2023/25-april-zaporizka-oblast-donetsk-oblast1324-g</text:a>
</text:p>
      <text:p text:style-name="P4">
Source: <text:a xlink:type="simple" xlink:href="https://t.me/air_alert_ua/43706" text:style-name="Internet_20_link" text:visited-style-name="Visited_20_Internet_20_Link">
https://t.me/air_alert_ua/43706</text:a>
</text:p>
      <!--NEWS-->
      <text:h text:style-name="P10" text:outline-level="1">
<text:span text:style-name="T4">
Kharkiv, Kharkivska Oblast(13:33). Red Alert: aerial threat. Sirens sounding. Take cover now!</text:span>
</text:h>
      <text:p text:style-name="P4">
Authors: liveuamap (Language: en)</text:p>
      <text:p text:style-name="P4">
Time: 2023-04-25T07:34:00</text:p>
      <text:p text:style-name="P4">
Location: Kharkiv (Latitude:49.97959 Longtitude:36.25362)</text:p>
      <text:p text:style-name="P4">
Videos: []</text:p>
      <text:p text:style-name="P4">
Images: []</text:p>
      <text:p text:style-name="P4">
Tags: ["Europe", "Central and Eastern Europe"]</text:p>
      <text:p text:style-name="P4">
ID: 22558541</text:p>
      <!--METADATA-->
      <text:p text:style-name="P4">
Kharkiv, Kharkivska Oblast(13:33). Red Alert: aerial threat. Sirens sounding.Take cover now!</text:p>
      <text:p text:style-name="P4">
News Collection Link: <text:a xlink:type="simple" xlink:href="https://liveuamap.com/en/2023/25-april-kharkiv-kharkivska-oblast1333-red-alg" text:style-name="Internet_20_link" text:visited-style-name="Visited_20_Internet_20_Link">
https://liveuamap.com/en/2023/25-april-kharkiv-kharkivska-oblast1333-red-alg</text:a>
</text:p>
      <text:p text:style-name="P4">
Source: <text:a xlink:type="simple" xlink:href="https://t.me/air_alert_ua/43707" text:style-name="Internet_20_link" text:visited-style-name="Visited_20_Internet_20_Link">
https://t.me/air_alert_ua/43707</text:a>
</text:p>
      <!--NEWS-->
      <text:h text:style-name="P10" text:outline-level="1">
<text:span text:style-name="T4">
Electrical power line damaged as result of shelling in Cheremoshnoye village of Belgorod regi...</text:span>
</text:h>
      <text:p text:style-name="P4">
Authors: liveuamap (Language: en)</text:p>
      <text:p text:style-name="P4">
Time: 2023-04-25T08:48:08</text:p>
      <text:p text:style-name="P4">
Location: Belgorod, Belgorodskaya oblast' (Latitude:50.38242 Longtitude:36.50654)</text:p>
      <text:p text:style-name="P4">
Videos: []</text:p>
      <text:p text:style-name="P4">
Images: []</text:p>
      <text:p text:style-name="P4">
Tags: ["Russia", "Central and Eastern Europe"]</text:p>
      <text:p text:style-name="P4">
ID: 22558545</text:p>
      <!--METADATA-->
      <text:p text:style-name="P4">
Electrical power line damaged as result of shelling in Cheremoshnoye villageof Belgorod region, several villages without power</text:p>
      <text:p text:style-name="P4">
News Collection Link: <text:a xlink:type="simple" xlink:href="https://liveuamap.com/en/2023/25-april-electrical-power-line-damaged-as-result-of-shelling" text:style-name="Internet_20_link" text:visited-style-name="Visited_20_Internet_20_Link">
https://liveuamap.com/en/2023/25-april-electrical-power-line-damaged-as-result-of-shelling</text:a>
</text:p>
      <text:p text:style-name="P4">
Source: <text:a xlink:type="simple" xlink:href="https://t.me/rusbrief/111847" text:style-name="Internet_20_link" text:visited-style-name="Visited_20_Internet_20_Link">
https://t.me/rusbrief/111847</text:a>
</text:p>
      <!--NEWS-->
      <text:h text:style-name="P10" text:outline-level="1">
<text:span text:style-name="T4">
Donetsk Oblast(15:04). Red Alert: aerial threat. Sirens sounding. Take cover now!</text:span>
</text:h>
      <text:p text:style-name="P4">
Authors: liveuamap (Language: en)</text:p>
      <text:p text:style-name="P4">
Time: 2023-04-25T09:06:00</text:p>
      <text:p text:style-name="P4">
Location: Donetsk Oblast (Latitude:48.72816 Longtitude:37.57687)</text:p>
      <text:p text:style-name="P4">
Videos: []</text:p>
      <text:p text:style-name="P4">
Images: []</text:p>
      <text:p text:style-name="P4">
Tags: ["Europe", "Central and Eastern Europe"]</text:p>
      <text:p text:style-name="P4">
ID: 22558546</text:p>
      <!--METADATA-->
      <text:p text:style-name="P4">
Donetsk Oblast(15:04). Red Alert: aerial threat. Sirens sounding. Take covernow!</text:p>
      <text:p text:style-name="P4">
News Collection Link: <text:a xlink:type="simple" xlink:href="https://liveuamap.com/en/2023/25-april-donetsk-oblast1504-red-alert-aerial-g" text:style-name="Internet_20_link" text:visited-style-name="Visited_20_Internet_20_Link">
https://liveuamap.com/en/2023/25-april-donetsk-oblast1504-red-alert-aerial-g</text:a>
</text:p>
      <text:p text:style-name="P4">
Source: <text:a xlink:type="simple" xlink:href="https://t.me/air_alert_ua/43711" text:style-name="Internet_20_link" text:visited-style-name="Visited_20_Internet_20_Link">
https://t.me/air_alert_ua/43711</text:a>
</text:p>
      <!--NEWS-->
      <text:h text:style-name="P10" text:outline-level="1">
<text:span text:style-name="T4">
Kharkiv, Kharkivska Oblast(15:07). Red Alert: aerial threat. Sirens sounding. Take cover now!</text:span>
</text:h>
      <text:p text:style-name="P4">
Authors: liveuamap (Language: en)</text:p>
      <text:p text:style-name="P4">
Time: 2023-04-25T09:08:00</text:p>
      <text:p text:style-name="P4">
Location: Kharkiv (Latitude:49.98081000 Longtitude:36.25272000)</text:p>
      <text:p text:style-name="P4">
Videos: []</text:p>
      <text:p text:style-name="P4">
Images: []</text:p>
      <text:p text:style-name="P4">
Tags: ["Europe", "Central and Eastern Europe"]</text:p>
      <text:p text:style-name="P4">
ID: 22558547</text:p>
      <!--METADATA-->
      <text:p text:style-name="P4">
Kharkiv, Kharkivska Oblast(15:07). Red Alert: aerial threat. Sirens sounding.Take cover now!</text:p>
      <text:p text:style-name="P4">
News Collection Link: <text:a xlink:type="simple" xlink:href="https://liveuamap.com/en/2023/25-april-kharkiv-kharkivska-oblast1507-red-alg" text:style-name="Internet_20_link" text:visited-style-name="Visited_20_Internet_20_Link">
https://liveuamap.com/en/2023/25-april-kharkiv-kharkivska-oblast1507-red-alg</text:a>
</text:p>
      <text:p text:style-name="P4">
Source: <text:a xlink:type="simple" xlink:href="https://t.me/air_alert_ua/43712" text:style-name="Internet_20_link" text:visited-style-name="Visited_20_Internet_20_Link">
https://t.me/air_alert_ua/43712</text:a>
</text:p>
      <!--NEWS-->
      <text:h text:style-name="P10" text:outline-level="1">
<text:span text:style-name="T4">
Zaporizka Oblast(15:53). Red Alert: aerial threat. Sirens sounding. Take cover now!</text:span>
</text:h>
      <text:p text:style-name="P4">
Authors: liveuamap (Language: en)</text:p>
      <text:p text:style-name="P4">
Time: 2023-04-25T09:54:00</text:p>
      <text:p text:style-name="P4">
Location: Zaporizka Oblast (Latitude:47.611141 Longtitude:35.764861)</text:p>
      <text:p text:style-name="P4">
Videos: []</text:p>
      <text:p text:style-name="P4">
Images: []</text:p>
      <text:p text:style-name="P4">
Tags: ["Europe", "Central and Eastern Europe"]</text:p>
      <text:p text:style-name="P4">
ID: 22558548</text:p>
      <!--METADATA-->
      <text:p text:style-name="P4">
Zaporizka Oblast(15:53). Red Alert: aerial threat. Sirens sounding. Take covernow!</text:p>
      <text:p text:style-name="P4">
News Collection Link: <text:a xlink:type="simple" xlink:href="https://liveuamap.com/en/2023/25-april-zaporizka-oblast1553-red-alert-aeriag" text:style-name="Internet_20_link" text:visited-style-name="Visited_20_Internet_20_Link">
https://liveuamap.com/en/2023/25-april-zaporizka-oblast1553-red-alert-aeriag</text:a>
</text:p>
      <text:p text:style-name="P4">
Source: <text:a xlink:type="simple" xlink:href="https://t.me/air_alert_ua/43713" text:style-name="Internet_20_link" text:visited-style-name="Visited_20_Internet_20_Link">
https://t.me/air_alert_ua/43713</text:a>
</text:p>
      <!--NEWS-->
      <text:h text:style-name="P10" text:outline-level="1">
<text:span text:style-name="T4">
Zaporizka Oblast(20:23). Red Alert: aerial threat. Sirens sounding. Take cover now!</text:span>
</text:h>
      <text:p text:style-name="P4">
Authors: liveuamap (Language: en)</text:p>
      <text:p text:style-name="P4">
Time: 2023-04-25T14:24:00</text:p>
      <text:p text:style-name="P4">
Location: Zaporizka Oblast (Latitude:47.612011 Longtitude:35.765991)</text:p>
      <text:p text:style-name="P4">
Videos: []</text:p>
      <text:p text:style-name="P4">
Images: []</text:p>
      <text:p text:style-name="P4">
Tags: ["Europe", "Central and Eastern Europe"]</text:p>
      <text:p text:style-name="P4">
ID: 22558600</text:p>
      <!--METADATA-->
      <text:p text:style-name="P4">
Zaporizka Oblast(20:23). Red Alert: aerial threat. Sirens sounding. Take covernow!</text:p>
      <text:p text:style-name="P4">
News Collection Link: <text:a xlink:type="simple" xlink:href="https://liveuamap.com/en/2023/25-april-zaporizka-oblast2023-red-alert-aeriag" text:style-name="Internet_20_link" text:visited-style-name="Visited_20_Internet_20_Link">
https://liveuamap.com/en/2023/25-april-zaporizka-oblast2023-red-alert-aeriag</text:a>
</text:p>
      <text:p text:style-name="P4">
Source: <text:a xlink:type="simple" xlink:href="https://t.me/air_alert_ua/43718" text:style-name="Internet_20_link" text:visited-style-name="Visited_20_Internet_20_Link">
https://t.me/air_alert_ua/43718</text:a>
</text:p>
      <!--NEWS-->
      <text:h text:style-name="P10" text:outline-level="1">
<text:span text:style-name="T4">
Dnipro, Dnipropetrovska Oblast(20:46). Red Alert: aerial threat. Sirens sounding. Take cover ...</text:span>
</text:h>
      <text:p text:style-name="P4">
Authors: liveuamap (Language: en)</text:p>
      <text:p text:style-name="P4">
Time: 2023-04-25T14:48:00</text:p>
      <text:p text:style-name="P4">
Location: Dnipro (Latitude:48.46032 Longtitude:35.03906)</text:p>
      <text:p text:style-name="P4">
Videos: []</text:p>
      <text:p text:style-name="P4">
Images: []</text:p>
      <text:p text:style-name="P4">
Tags: ["Europe", "Central and Eastern Europe"]</text:p>
      <text:p text:style-name="P4">
ID: 22558604</text:p>
      <!--METADATA-->
      <text:p text:style-name="P4">
Dnipro, Dnipropetrovska Oblast(20:46). Red Alert: aerial threat. Sirenssounding. Take cover now!</text:p>
      <text:p text:style-name="P4">
News Collection Link: <text:a xlink:type="simple" xlink:href="https://liveuamap.com/en/2023/25-april-dnipro-dnipropetrovska-oblast2046-reg" text:style-name="Internet_20_link" text:visited-style-name="Visited_20_Internet_20_Link">
https://liveuamap.com/en/2023/25-april-dnipro-dnipropetrovska-oblast2046-reg</text:a>
</text:p>
      <text:p text:style-name="P4">
Source: <text:a xlink:type="simple" xlink:href="https://t.me/air_alert_ua/43719" text:style-name="Internet_20_link" text:visited-style-name="Visited_20_Internet_20_Link">
https://t.me/air_alert_ua/43719</text:a>
</text:p>
      <!--NEWS-->
      <text:h text:style-name="P10" text:outline-level="1">
<text:span text:style-name="T4">
Explosions were reported in Sloviansk and Kramatorsk</text:span>
</text:h>
      <text:p text:style-name="P4">
Authors: liveuamap (Language: en)</text:p>
      <text:p text:style-name="P4">
Time: 2023-04-25T15:59:11</text:p>
      <text:p text:style-name="P4">
Location: Donetsk Oblast (Latitude:48.73446 Longtitude:37.5856)</text:p>
      <text:p text:style-name="P4">
Videos: []</text:p>
      <text:p text:style-name="P4">
Images: []</text:p>
      <text:p text:style-name="P4">
Tags: []</text:p>
      <text:p text:style-name="P4">
ID: 22558621</text:p>
      <!--METADATA-->
      <text:p text:style-name="P4">
Explosions were reported in Sloviansk and Kramatorsk</text:p>
      <text:p text:style-name="P4">
News Collection Link: <text:a xlink:type="simple" xlink:href="https://liveuamap.com/en/2023/25-april-explosions-were-reported-in-sloviansk-and-kramatorsk" text:style-name="Internet_20_link" text:visited-style-name="Visited_20_Internet_20_Link">
https://liveuamap.com/en/2023/25-april-explosions-were-reported-in-sloviansk-and-kramatorsk</text:a>
</text:p>
      <text:p text:style-name="P4">
Source: <text:a xlink:type="simple" xlink:href="https://t.me/novosti_donbass24/46003" text:style-name="Internet_20_link" text:visited-style-name="Visited_20_Internet_20_Link">
https://t.me/novosti_donbass24/46003</text:a>
</text:p>
      <!--NEWS-->
      <text:h text:style-name="P10" text:outline-level="1">
<text:span text:style-name="T4">
Air defense is reportedly active in Zaporizhzhia</text:span>
</text:h>
      <text:p text:style-name="P4">
Authors: liveuamap (Language: en)</text:p>
      <text:p text:style-name="P4">
Time: 2023-04-25T16:21:39</text:p>
      <text:p text:style-name="P4">
Location: Zaporizhzhia, Zaporiz'ka oblast (Latitude:47.82111 Longtitude:35.14114)</text:p>
      <text:p text:style-name="P4">
Videos: []</text:p>
      <text:p text:style-name="P4">
Images: []</text:p>
      <text:p text:style-name="P4">
Tags: ["Europe", "Central and Eastern Europe"]</text:p>
      <text:p text:style-name="P4">
ID: 22558622</text:p>
      <!--METADATA-->
      <text:p text:style-name="P4">
Air defense is reportedly active in Zaporizhzhia</text:p>
      <text:p text:style-name="P4">
News Collection Link: <text:a xlink:type="simple" xlink:href="https://liveuamap.com/en/2023/25-april-air-defense-is-reportedly-active-in-zaporizhzhia" text:style-name="Internet_20_link" text:visited-style-name="Visited_20_Internet_20_Link">
https://liveuamap.com/en/2023/25-april-air-defense-is-reportedly-active-in-zaporizhzhia</text:a>
</text:p>
      <text:p text:style-name="P4">
Source: <text:a xlink:type="simple" xlink:href="https://t.me/war_monitor/6831" text:style-name="Internet_20_link" text:visited-style-name="Visited_20_Internet_20_Link">
https://t.me/war_monitor/6831</text:a>
</text:p>
      <!--NEWS-->
      <text:h text:style-name="P10" text:outline-level="1">
<text:span text:style-name="T4">
Zaporizka Oblast(22:32). Red Alert: aerial threat. Sirens sounding. Take cover now!</text:span>
</text:h>
      <text:p text:style-name="P4">
Authors: liveuamap (Language: en)</text:p>
      <text:p text:style-name="P4">
Time: 2023-04-25T16:33:00</text:p>
      <text:p text:style-name="P4">
Location: Zaporizka Oblast (Latitude:47.612021 Longtitude:35.765261)</text:p>
      <text:p text:style-name="P4">
Videos: []</text:p>
      <text:p text:style-name="P4">
Images: []</text:p>
      <text:p text:style-name="P4">
Tags: ["Europe", "Central and Eastern Europe"]</text:p>
      <text:p text:style-name="P4">
ID: 22558623</text:p>
      <!--METADATA-->
      <text:p text:style-name="P4">
Zaporizka Oblast(22:32). Red Alert: aerial threat. Sirens sounding. Take covernow!</text:p>
      <text:p text:style-name="P4">
News Collection Link: <text:a xlink:type="simple" xlink:href="https://liveuamap.com/en/2023/25-april-zaporizka-oblast2232-red-alert-aeriag" text:style-name="Internet_20_link" text:visited-style-name="Visited_20_Internet_20_Link">
https://liveuamap.com/en/2023/25-april-zaporizka-oblast2232-red-alert-aeriag</text:a>
</text:p>
      <text:p text:style-name="P4">
Source: <text:a xlink:type="simple" xlink:href="https://t.me/air_alert_ua/43722" text:style-name="Internet_20_link" text:visited-style-name="Visited_20_Internet_20_Link">
https://t.me/air_alert_ua/43722</text:a>
</text:p>
      <!--NEWS-->
      <text:h text:style-name="P10" text:outline-level="1">
<text:span text:style-name="T4">
Dnipro, Dnipropetrovska Oblast(22:45). Red Alert: aerial threat. Sirens sounding. Take cover ...</text:span>
</text:h>
      <text:p text:style-name="P4">
Authors: liveuamap (Language: en)</text:p>
      <text:p text:style-name="P4">
Time: 2023-04-25T16:46:00</text:p>
      <text:p text:style-name="P4">
Location: Dnipro (Latitude:48.46019 Longtitude:35.0382)</text:p>
      <text:p text:style-name="P4">
Videos: []</text:p>
      <text:p text:style-name="P4">
Images: []</text:p>
      <text:p text:style-name="P4">
Tags: ["Europe", "Central and Eastern Europe"]</text:p>
      <text:p text:style-name="P4">
ID: 22558625</text:p>
      <!--METADATA-->
      <text:p text:style-name="P4">
Dnipro, Dnipropetrovska Oblast(22:45). Red Alert: aerial threat. Sirenssounding. Take cover now!</text:p>
      <text:p text:style-name="P4">
News Collection Link: <text:a xlink:type="simple" xlink:href="https://liveuamap.com/en/2023/25-april-dnipro-dnipropetrovska-oblast2245-reg" text:style-name="Internet_20_link" text:visited-style-name="Visited_20_Internet_20_Link">
https://liveuamap.com/en/2023/25-april-dnipro-dnipropetrovska-oblast2245-reg</text:a>
</text:p>
      <text:p text:style-name="P4">
Source: <text:a xlink:type="simple" xlink:href="https://t.me/air_alert_ua/43723" text:style-name="Internet_20_link" text:visited-style-name="Visited_20_Internet_20_Link">
https://t.me/air_alert_ua/43723</text:a>
</text:p>
      <!--NEWS-->
      <text:h text:style-name="P10" text:outline-level="1">
<text:span text:style-name="T4">
Kherson, Khersonska Oblast(23:00). Red Alert: aerial threat. Sirens sounding. Take cover now!</text:span>
</text:h>
      <text:p text:style-name="P4">
Authors: liveuamap (Language: en)</text:p>
      <text:p text:style-name="P4">
Time: 2023-04-25T17:02:00</text:p>
      <text:p text:style-name="P4">
Location: Kherson (Latitude:46.65581000 Longtitude:32.61780000)</text:p>
      <text:p text:style-name="P4">
Videos: []</text:p>
      <text:p text:style-name="P4">
Images: []</text:p>
      <text:p text:style-name="P4">
Tags: ["Europe", "Central and Eastern Europe"]</text:p>
      <text:p text:style-name="P4">
ID: 22558627</text:p>
      <!--METADATA-->
      <text:p text:style-name="P4">
Kherson, Khersonska Oblast(23:00). Red Alert: aerial threat. Sirens sounding.Take cover now!</text:p>
      <text:p text:style-name="P4">
News Collection Link: <text:a xlink:type="simple" xlink:href="https://liveuamap.com/en/2023/25-april-kherson-khersonska-oblast2300-red-alg" text:style-name="Internet_20_link" text:visited-style-name="Visited_20_Internet_20_Link">
https://liveuamap.com/en/2023/25-april-kherson-khersonska-oblast2300-red-alg</text:a>
</text:p>
      <text:p text:style-name="P4">
Source: <text:a xlink:type="simple" xlink:href="https://t.me/air_alert_ua/43724" text:style-name="Internet_20_link" text:visited-style-name="Visited_20_Internet_20_Link">
https://t.me/air_alert_ua/43724</text:a>
</text:p>
      <!--NEWS-->
      <text:h text:style-name="P10" text:outline-level="1">
<text:span text:style-name="T4">
Zaporizka Oblast, Dnipro, Dnipropetrovska Oblast, Donetsk Oblast, Kharkiv, Kharkivska Oblast,...</text:span>
</text:h>
      <text:p text:style-name="P4">
Authors: liveuamap (Language: en)</text:p>
      <text:p text:style-name="P4">
Time: 2023-04-25T18:31:00</text:p>
      <text:p text:style-name="P4">
Location: Zaporizka Oblast (Latitude:47.611041 Longtitude:35.764741)</text:p>
      <text:p text:style-name="P4">
Videos: []</text:p>
      <text:p text:style-name="P4">
Images: []</text:p>
      <text:p text:style-name="P4">
Tags: ["Europe", "Central and Eastern Europe"]</text:p>
      <text:p text:style-name="P4">
ID: 22558629</text:p>
      <!--METADATA-->
      <text:p text:style-name="P4">
Zaporizka Oblast, Dnipro, Dnipropetrovska Oblast, Donetsk Oblast, Kharkiv,Kharkivska Oblast, Poltavska Oblast(00:31). Red Alert: aerial threat. Sirenssounding. Take cover now!</text:p>
      <text:p text:style-name="P4">
News Collection Link: <text:a xlink:type="simple" xlink:href="https://liveuamap.com/en/2023/25-april-zaporizka-oblast-dnipro-dnipropetrovg" text:style-name="Internet_20_link" text:visited-style-name="Visited_20_Internet_20_Link">
https://liveuamap.com/en/2023/25-april-zaporizka-oblast-dnipro-dnipropetrovg</text:a>
</text:p>
      <text:p text:style-name="P4">
Source: <text:a xlink:type="simple" xlink:href="https://t.me/air_alert_ua/43732" text:style-name="Internet_20_link" text:visited-style-name="Visited_20_Internet_20_Link">
https://t.me/air_alert_ua/43732</text:a>
</text:p>
      <!--NEWS-->
      <text:h text:style-name="P10" text:outline-level="1">
<text:span text:style-name="T4">
Sumska Oblast(00:32). Red Alert: aerial threat. Sirens sounding. Take cover now!</text:span>
</text:h>
      <text:p text:style-name="P4">
Authors: liveuamap (Language: en)</text:p>
      <text:p text:style-name="P4">
Time: 2023-04-25T18:34:00</text:p>
      <text:p text:style-name="P4">
Location: Sumska Oblast (Latitude:50.99975 Longtitude:34.00076)</text:p>
      <text:p text:style-name="P4">
Videos: []</text:p>
      <text:p text:style-name="P4">
Images: []</text:p>
      <text:p text:style-name="P4">
Tags: ["Europe", "Central and Eastern Europe"]</text:p>
      <text:p text:style-name="P4">
ID: 22558630</text:p>
      <!--METADATA-->
      <text:p text:style-name="P4">
Sumska Oblast(00:32). Red Alert: aerial threat. Sirens sounding. Take covernow!</text:p>
      <text:p text:style-name="P4">
News Collection Link: <text:a xlink:type="simple" xlink:href="https://liveuamap.com/en/2023/25-april-sumska-oblast0032-red-alert-aerial-tg" text:style-name="Internet_20_link" text:visited-style-name="Visited_20_Internet_20_Link">
https://liveuamap.com/en/2023/25-april-sumska-oblast0032-red-alert-aerial-tg</text:a>
</text:p>
      <text:p text:style-name="P4">
Source: <text:a xlink:type="simple" xlink:href="https://t.me/air_alert_ua/43733" text:style-name="Internet_20_link" text:visited-style-name="Visited_20_Internet_20_Link">
https://t.me/air_alert_ua/43733</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4-25T20: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1.jpg" text:style-name="Internet_20_link" text:visited-style-name="Visited_20_Internet_20_Link">
antyrosijski-sankcziyi-1.jpg</text:a>
']</text:p>
      <text:p text:style-name="P4">
Tags: ['АНТИРОСІЙСЬКІ САНКЦІЇ', 'СЗР']</text:p>
      <text:p text:style-name="P4">
Category: News</text:p>
      <!--METADATA-->
      <text:p text:style-name="P4">
<draw:frame draw:style-name="fr1" draw:name="Image2" text:anchor-type="as-char" svg:width="6.9236in" svg:height="3.745668in" draw:z-index="0">
<draw:image xlink:href="../Images/AРМІЯINFORM/2023-04-25T20-00-00-04-00/antyrosijski-sankcziyi-1.jpg" xlink:type="simple" xlink:show="embed" xlink:actuate="onLoad" draw:mime-type="image/jpeg"/>
</draw:frame>
</text:p>
      <text:p text:style-name="P4">
Служба зовнішньої розвідки України продовжує<text:a xlink:type="simple" xlink:href="https://www.facebook.com/SZRUkraine/posts/pfbid02kUh257wRmEMzQ2y9KvkqnxrszgFHq7FxJQSpauYHTg4bdwFb21XuuiJA9ZUzQAral" text:style-name="Internet_20_link" text:visited-style-name="Visited_20_Internet_20_Link">
розповідати</text:a>
про санкції та інші дії міжнародної спільноти, спрямовані проти країни-терориста.</text:p>
      <text:p text:style-name="P4">
<text:span text:style-name="T4">
Ситуація станом на 24 квітня 2023 року</text:span>
</text:p>
      <text:p text:style-name="P4">
Канада оголосила про передачу Україні нового пакета військової допомогизагальною сумою $ 34,6 млн. Ця партія є безоплатною підтримкою Оттави та будепередана до Трастового фонду Комплексного пакета допомоги нашій країні,організованого партнерами по НАТО, заявила міністр оборони Канади Аніта Анандпід час саміту «Рамштайн-11». Новий фінансовий пакет для української армії:забезпечить реалізацію проєкту паливних матеріалів НАТО CAP — 3,3 мільйоналітрів необхідних запасів палива; дозволить реалізувати проєкт Трастовогофонду Комплексного пакета допомоги НАТО Україні — модульні наплавні мости длязабезпечення можливості перетину водних перешкод; зробить перший внесок упроєкт надання медичних аптечок Трастового фонду Комплексного пакету допомогиНАТО Україні.</text:p>
      <text:p text:style-name="P4">
Головнокомандувач Сил оборони Естонії Генерал Мартін Херем вважає, що війназакінчиться тільки тоді, коли росія розпадеться на маленькі держави.</text:p>
      <text:p text:style-name="P4">
Генерал-лейтенант США у відставці, колишній командувач армією США в Європі БенГоджес назвав «політичними відмовками» щодо зволікання з постачанням для ЗСУдалекобійних ракет. Він підкреслив, що пишається тим, що вже зробили США длядопомоги ЗСУ, але впевнений, що уряд може знайти шляхи для розширення видівозброєння, яке передають українській армії. <text:span text:style-name="T5">
«Насправді я волію не говоритипро конкретний вид озброєння. Радше — про спроможності; про здатність Українизробити Крим недоступним для росіян; про можливості завдавати ударів поСевастополю, по Саках, по Джанкою. А чим цих ударів буде завдано — дроном GreyEagle, ATACMS, GLSDB чи Storm Shadow, — неважливо. Дайте Україні можливістьзавдати таких ударів»,</text:span>
 — заявив Годжес.</text:p>
      <text:p text:style-name="P4">
Україна та Франція підписали меморандум про взаєморозуміння щодо співпраці усфері транспорту, який передбачає партнерство в оцінці завданої шкоди тавідновленні українських транспортних систем, з акцентом на перехід доекологічної низьковуглецевої мобільності.</text:p>
      <text:p text:style-name="P4">
Уряд Латвії виділить 4 млн євро на навчання українських біженців латиськіймові.</text:p>
      <text:p text:style-name="P4">
Країни G7 закликали до продовження, повної імплементації та розширенняЧорноморської зернової ініціативи.</text:p>
      <text:p text:style-name="P4">
ЄС розглядає можливість заборони транзиту товарів через рф.</text:p>
      <text:p text:style-name="P4">
Кіпр повідомив про блокування рахунків фізичних і юридичних осіб, на якихраніше Сполучене Королівство та США наклали санкції за допомогу російськимолігархам обходити антиросійські санкції.</text:p>
      <text:p text:style-name="P4">
<text:span text:style-name="T4">
рф</text:span>
</text:p>
      <text:p text:style-name="P4">
За рік на рф достроково розірвано договорів оренди у бізнес-центрах москвисумарною площею до 329 тис. кв. м — у десять разів більше, ніж з квітня 2021року до березня 2022 року. За прогнозом експертів, до кінця 2023 рокузвільниться ще як мінімум 15 тис. кв. м.</text:p>
      <text:p text:style-name="P4">
депутати госдуми надіслали голові уряду мішустіну листа з пропозицієюстягувати з російських мільйонерів додатково 2 % податку для підтримкиокупантів, які воюють проти українського народу.</text:p>
      <text:p text:style-name="P4">
Колись популярні автомобільні бренди тепер стали дефіцитними товарами на рф:на всю москву залишилося десять автомобілів Volkswagen Polo, трохи більшемашин Kia Rio, Skoda Rapid зникла зовсім. Те, що залишилось у дилерів, коштуєу 2,5 раза дорожче, ніж до російського вторгнення в Україну.</text:p>
      <text:p text:style-name="P4">
Енергетичні компанії рф, які зазнали збитків через різке зростання цін наобладнання, вимагають від уряду дозволити їм не модернізуватитеплоелектростанції. Ідеться про 13 об’єктів на 1,5 ГВт, вартість яких зрослана 79 % від початкової оцінки.</text:p>
      <text:p text:style-name="P4">
Повномасштабна війна рф проти України вплинула на здоров’я російськихчоловіків — через рік у багатьох із них внаслідок стресу виникли проблеми зпотенцією. Відповідно попит на препарати для її підвищення побив попереднірекорди — масштабна мобілізація додала причин для стресу. Як свідчать даніросійської системи «чєстний знак», за перші три місяці 2023 року продажізасобів, що підвищують «чоловічу силу», зросли на 39 %. Загалом із січня поберезень цього року росіяни купили 2,7 млн упаковок різних афродизіаків,витративши на них 1,8 млрд рублів. Аналітики підрахували, що в середньому натисячу дорослих чоловіків, які зараз проживають на росії, за цей періодприпало по 392 пачки таких препаратів. Найчастіше афродизіаки купували вмоскві, московській області, санкт-петербурзі, краснодарському краї тамагаданській області.</text:p>
      <text:p text:style-name="P4">
александрінський театр у російському санкт-петербурзі без пояснень скасувавпокази вистави «Сірано де Бержерак» за французькою п’єсою 19 століття через«дискредитацію» армії росії.</text:p>
      <text:p text:style-name="P4">
За інформацією правозахисників, у білорусі за 2022 рік та початок 2023-гозатримали не менше 58 осіб, які повернулися на батьківщину з-за кордону.Більшість із них засуджені за кримінальними статтями до позбавлення волі.</text:p>
      <text:p text:style-name="P4">
За даними нацбанку рб за березень, частка товарів, що подорожчали на 10 % ібільше, становить 26,4 % товарів, що входять до індексу споживчих цін. Часткатоварів зі зростанням цін на 5-10% у лютому становила 22,0 %, а у березні вже23,3 %.</text:p>
      <text:p text:style-name="P4">
Кваліфікаційна комісія з питань адвокатської діяльності у рб провела черговуатестацію, за підсумками якої ще п’ятьох адвокатів позбавили ліцензії. Надумку незалежних юристів, процес позбавлення адвокатів ліцензій безперервнотриває від серпня 2020 року. Підпадають під нього насамперед ті юристи, якінамагаються захищати права людей, які потрапили під переслідування через своїполітичні погляди. До того ж цілеспрямованість зачистки адвокатського корпусунавіть не приховується.</text:p>
      <text:p text:style-name="P4">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Командувач Об’єднаних сил відвідав позиції Сил оборони в Сумській області</text:span>
</text:h>
      <text:p text:style-name="P4">
Author: ['АРМІЯINFORM']</text:p>
      <text:p text:style-name="P4">
Time: 2023-04-25T21: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 'СЕРГІЙ НАЄВ', 'СУМЩИНА']</text:p>
      <text:p text:style-name="P4">
Category: News</text:p>
      <!--METADATA-->
      <text:p text:style-name="P4">
Командувач Об’єднаних сил Збройних Сил України генерал-лейтенант Сергій Наєввідвідав українські прикордонні позиції в Сумській області.</text:p>
      <text:p text:style-name="P4">
«Відвідав військовослужбовців, які утримують оборону Сумської області. Вивчавумови несення служби та виконання бойових завдань, а також посилення захистукритичних об’єктів цивільної інфраструктури в прикордонні Сумщини.  Під час спілкування з командирами підрозділів окреслив низку конкретнихзаходів, спрямованих на забезпечення обороноздатності території та миттєвогореагування на ворожі обстріли», — повідомив генерал-лейтенант Наєв у своємудописі на фейсбук.</text:p>
      <text:p text:style-name="P4">
Разом переможемо!</text:p>
      <text:p text:style-name="P4">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Прикордонники влаштували «запальний вікенд» у Бахмуті, який став останнім для окупантів</text:span>
</text:h>
      <text:p text:style-name="P4">
Author: ['АРМІЯINFORM']</text:p>
      <text:p text:style-name="P4">
Time: 2023-04-25T22:00:00-04:00</text:p>
      <text:p text:style-name="P4">
Description: Про це повідомляє Державна прикордонна служба України.    Прикордонники тричі в бій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24_172024_1682346024.jpg" text:style-name="Internet_20_link" text:visited-style-name="Visited_20_Internet_20_Link">
news_20230424_172024_1682346024.jpg</text:a>
']</text:p>
      <text:p text:style-name="P4">
Tags: ['STOPRUSSIA', 'АГРЕСІЯ РФ', 'ВІЙНА', 'ВТОРГНЕННЯ РФ', 'ДЕРЖПРИКОРДОНСЛУЖБА', 'ФОРТЕЦЯ БАХМУТ']</text:p>
      <text:p text:style-name="P4">
Category: News</text:p>
      <!--METADATA-->
      <text:p text:style-name="P4">
<draw:frame draw:style-name="fr1" draw:name="Image3" text:anchor-type="as-char" svg:width="6.9236in" svg:height="5.1927in" draw:z-index="0">
<draw:image xlink:href="../Images/AРМІЯINFORM/2023-04-25T22-00-00-04-00/news_20230424_172024_1682346024.jpg" xlink:type="simple" xlink:show="embed" xlink:actuate="onLoad" draw:mime-type="image/jpeg"/>
</draw:frame>
</text:p>
      <text:p text:style-name="P4">
Про це <text:a xlink:type="simple" xlink:href="https://dpsu.gov.ua/ua/news/Prikordonniki-u-Bahmuti-vlashtuvali-okupantam-zapalniy-vikend-yakiy-dlya-10-zagarbnikiv-stav-ostannim/" text:style-name="Internet_20_link" text:visited-style-name="Visited_20_Internet_20_Link">
повідомляє</text:a>
 Державна прикордонна служба України.</text:p>
      <text:p text:style-name="P4">
Прикордонники тричі в бій з російськими нападниками, при цьому стрілецькісутички у місті-фортеці відбуваються майже безперервно.</text:p>
      <text:p text:style-name="P4">
У Бахмуті окупанти продовжують артилерійськими обстрілами руйнувати міськуінфраструктуру, а ворожа піхота намагається атакувати захисників України поруїнах. За позиції, які охоронці кордонів утримують у міських кварталах,позиційні бої двічі відбувались у нічний час доби. Ще одне боєзіткненнявідбулося вдень.</text:p>
      <text:p text:style-name="P4">
Попри надскладну ситуацію українські захисники продовжують на ближніхдистанціях ліквідовувати штурмовиків країни-агресора. Так, бійціДержприкордонслужби всі спроби прориву оборони стримали. Вогнем зі стрілецькоїзброї та мінометів знешкоджено щонайменше 24 противників: 10 окупантів —ліквідовано, ще 14 — поранено.</text:p>
      <text:p text:style-name="P4">
Source: <text:a xlink:type="simple" xlink:href="https://armyinform.com.ua/2023/04/25/prykordonnyky-vlashtuvaly-zapalnyj-vikend/" text:style-name="Internet_20_link" text:visited-style-name="Visited_20_Internet_20_Link">
https://armyinform.com.ua/2023/04/25/prykordonnyky-vlashtuvaly-zapalnyj-vikend/</text:a>
</text:p>
      <!--NEWS-->
      <text:h text:style-name="P10" text:outline-level="1">
<text:span text:style-name="T4">
Нацполіція зафіксувала майже 200 влучань російських боєприпасів по території Запоріжжя</text:span>
</text:h>
      <text:p text:style-name="P4">
Author: ['АРМІЯINFORM']</text:p>
      <text:p text:style-name="P4">
Time: 2023-04-25T23:00:00-04:00</text:p>
      <text:p text:style-name="P4">
Description: Протягом доби по території Запорізької області відбулося 190 влучань російських рак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bstrily-zaporizhzhya.jpg" text:style-name="Internet_20_link" text:visited-style-name="Visited_20_Internet_20_Link">
obstrily-zaporizhzhya.jpg</text:a>
', '<text:a xlink:type="simple" xlink:href="https://armyinform.com.ua/wp-content/uploads/2023/04/2-9-150x150.jpeg" text:style-name="Internet_20_link" text:visited-style-name="Visited_20_Internet_20_Link">
2-9-150x150.jpeg</text:a>
', '<text:a xlink:type="simple" xlink:href="https://armyinform.com.ua/wp-content/uploads/2023/04/3-7-150x150.jpeg" text:style-name="Internet_20_link" text:visited-style-name="Visited_20_Internet_20_Link">
3-7-150x150.jpeg</text:a>
', '<text:a xlink:type="simple" xlink:href="https://armyinform.com.ua/wp-content/uploads/2023/04/4-5-150x150.jpeg" text:style-name="Internet_20_link" text:visited-style-name="Visited_20_Internet_20_Link">
4-5-150x150.jpeg</text:a>
', '<text:a xlink:type="simple" xlink:href="https://armyinform.com.ua/wp-content/uploads/2023/04/5-4-150x150.jpeg" text:style-name="Internet_20_link" text:visited-style-name="Visited_20_Internet_20_Link">
5-4-150x150.jpeg</text:a>
', '<text:a xlink:type="simple" xlink:href="https://armyinform.com.ua/wp-content/uploads/2023/04/6-3-150x150.jpeg" text:style-name="Internet_20_link" text:visited-style-name="Visited_20_Internet_20_Link">
6-3-150x150.jpeg</text:a>
', '<text:a xlink:type="simple" xlink:href="https://armyinform.com.ua/wp-content/uploads/2023/04/7-1-150x150.jpeg" text:style-name="Internet_20_link" text:visited-style-name="Visited_20_Internet_20_Link">
7-1-150x150.jpeg</text:a>
', '<text:a xlink:type="simple" xlink:href="https://armyinform.com.ua/wp-content/uploads/2023/04/8-1-150x150.jpeg" text:style-name="Internet_20_link" text:visited-style-name="Visited_20_Internet_20_Link">
8-1-150x150.jpeg</text:a>
', '<text:a xlink:type="simple" xlink:href="https://armyinform.com.ua/wp-content/uploads/2023/04/9-150x150.jpeg" text:style-name="Internet_20_link" text:visited-style-name="Visited_20_Internet_20_Link">
9-150x150.jpeg</text:a>
']</text:p>
      <text:p text:style-name="P4">
Tags: ['STOPRUSSIA', 'АГРЕСІЯ РФ', 'ВОЄННІ ЗЛОЧИНИ РФ', 'ВОРОЖІ ОБСТРИЛИ', 'ВТОРГНЕННЯ РФ', 'ЗАПОРІЖЖЯ']</text:p>
      <text:p text:style-name="P4">
Category: News</text:p>
      <!--METADATA-->
      <text:p text:style-name="P4">
<draw:frame draw:style-name="fr1" draw:name="Image4" text:anchor-type="as-char" svg:width="6.9236in" svg:height="5.1927in" draw:z-index="0">
<draw:image xlink:href="../Images/AРМІЯINFORM/2023-04-25T23-00-00-04-00/obstrily-zaporizhzhya.jpg" xlink:type="simple" xlink:show="embed" xlink:actuate="onLoad" draw:mime-type="image/jpeg"/>
</draw:frame>
</text:p>
      <text:p text:style-name="P4">
Протягом доби по території Запорізької області відбулося 190 влучаньросійських ракет та снарядів.</text:p>
      <text:p text:style-name="P4">
Про це <text:a xlink:type="simple" xlink:href="https://www.npu.gov.ua/news/190-vluchan-vorozhykh-raket-ta-snariadiv-po-terytorii-zaporizkoi-oblasti-ie-poraneni-politsiia-zibrala-dokazy-zlochyniv-viisk-rf" text:style-name="Internet_20_link" text:visited-style-name="Visited_20_Internet_20_Link">
повідомляє</text:a>
 відділ комунікації поліції Запорізької області.</text:p>
      <text:p text:style-name="P4">
«росіяни атакували з артилерійських установок, реактивних систем залповоговогню, зенітно-ракетних комплексів, застосували авіацію та дрони. Пошкодженіжитлові будинки, фермерське господарство, складські приміщення та іншаінфраструктура Запорізького, Пологівського та Василівського районів. Пораненняотримали двоє мирних громадян», — йдеться в повідомленні.</text:p>
      <text:p text:style-name="P4">
Під ворожі обстріли потрапили Вільнянськ, Гуляйполе, Оріхів, Залізничне,Новоандріївка, Новоданилівка, Новоселівка, Чарівне, Ольгівське, Мала Токмачка,Темирівка, Гуляйпільське, Білогір’я, Червоне, Полтавка, Малинівка, Чарівне,Рівнопілля, Преображенка, Затишшя, Степногірськ, Степове, Кам’янське, Плавні,Малі Щербаки. Загалом поліцейські зареєстрували 19 повідомлень про руйнування.</text:p>
      <text:p text:style-name="P4">
У результаті обстрілу загарбницькі війська пошкодили домівки мешканцівдекількох сіл на Пологівщині. В одних — посічені дахи та фасади, вибиті вікнаі двері, інші — майже вщент зруйновані.</text:p>
      <text:p text:style-name="P4">
<text:a xlink:type="simple" xlink:href="https://armyinform.com.ua/wp-content/uploads/2023/04/2-9.jpeg" text:style-name="Internet_20_link" text:visited-style-name="Visited_20_Internet_20_Link">
<draw:frame draw:style-name="fr1" draw:name="Image5" text:anchor-type="as-char" svg:width="6.9236in" svg:height="6.9236in" draw:z-index="0">
<draw:image xlink:href="../Images/AРМІЯINFORM/2023-04-25T23-00-00-04-00/2-9-150x150.jpeg" xlink:type="simple" xlink:show="embed" xlink:actuate="onLoad" draw:mime-type="image/jpeg"/>
</draw:frame>
</text:a>
</text:p>
      <text:p text:style-name="P4">
<text:a xlink:type="simple" xlink:href="https://armyinform.com.ua/wp-content/uploads/2023/04/3-7.jpeg" text:style-name="Internet_20_link" text:visited-style-name="Visited_20_Internet_20_Link">
<draw:frame draw:style-name="fr1" draw:name="Image6" text:anchor-type="as-char" svg:width="6.9236in" svg:height="6.9236in" draw:z-index="0">
<draw:image xlink:href="../Images/AРМІЯINFORM/2023-04-25T23-00-00-04-00/3-7-150x150.jpeg" xlink:type="simple" xlink:show="embed" xlink:actuate="onLoad" draw:mime-type="image/jpeg"/>
</draw:frame>
</text:a>
</text:p>
      <text:p text:style-name="P4">
<text:a xlink:type="simple" xlink:href="https://armyinform.com.ua/wp-content/uploads/2023/04/4-5.jpeg" text:style-name="Internet_20_link" text:visited-style-name="Visited_20_Internet_20_Link">
<draw:frame draw:style-name="fr1" draw:name="Image7" text:anchor-type="as-char" svg:width="6.9236in" svg:height="6.9236in" draw:z-index="0">
<draw:image xlink:href="../Images/AРМІЯINFORM/2023-04-25T23-00-00-04-00/4-5-150x150.jpeg" xlink:type="simple" xlink:show="embed" xlink:actuate="onLoad" draw:mime-type="image/jpeg"/>
</draw:frame>
</text:a>
</text:p>
      <text:p text:style-name="P4">
Крім житлового фонду постраждало й тваринницьке господарство на Гуляйпільщині.Загарбники обстріляли територію фермерського підприємства, пошкодили будівлюкорівника та декілька складських приміщень.</text:p>
      <text:p text:style-name="P4">
<text:a xlink:type="simple" xlink:href="https://armyinform.com.ua/wp-content/uploads/2023/04/5-4.jpeg" text:style-name="Internet_20_link" text:visited-style-name="Visited_20_Internet_20_Link">
<draw:frame draw:style-name="fr1" draw:name="Image8" text:anchor-type="as-char" svg:width="6.9236in" svg:height="6.9236in" draw:z-index="0">
<draw:image xlink:href="../Images/AРМІЯINFORM/2023-04-25T23-00-00-04-00/5-4-150x150.jpeg" xlink:type="simple" xlink:show="embed" xlink:actuate="onLoad" draw:mime-type="image/jpeg"/>
</draw:frame>
</text:a>
</text:p>
      <text:p text:style-name="P4">
<text:a xlink:type="simple" xlink:href="https://armyinform.com.ua/wp-content/uploads/2023/04/6-3.jpeg" text:style-name="Internet_20_link" text:visited-style-name="Visited_20_Internet_20_Link">
<draw:frame draw:style-name="fr1" draw:name="Image9" text:anchor-type="as-char" svg:width="6.9236in" svg:height="6.9236in" draw:z-index="0">
<draw:image xlink:href="../Images/AРМІЯINFORM/2023-04-25T23-00-00-04-00/6-3-150x150.jpeg" xlink:type="simple" xlink:show="embed" xlink:actuate="onLoad" draw:mime-type="image/jpeg"/>
</draw:frame>
</text:a>
</text:p>
      <text:p text:style-name="P4">
<text:a xlink:type="simple" xlink:href="https://armyinform.com.ua/wp-content/uploads/2023/04/7-1.jpeg" text:style-name="Internet_20_link" text:visited-style-name="Visited_20_Internet_20_Link">
<draw:frame draw:style-name="fr1" draw:name="Image10" text:anchor-type="as-char" svg:width="6.9236in" svg:height="6.9236in" draw:z-index="0">
<draw:image xlink:href="../Images/AРМІЯINFORM/2023-04-25T23-00-00-04-00/7-1-150x150.jpeg" xlink:type="simple" xlink:show="embed" xlink:actuate="onLoad" draw:mime-type="image/jpeg"/>
</draw:frame>
</text:a>
</text:p>
      <text:p text:style-name="P4">
Під час артобстрілу Степногірська окупанти пошкодили покинуту будівлюпідприємницького об’єкта, також вибуховою хвилею зруйновано довколишнютериторію.</text:p>
      <text:p text:style-name="P4">
<text:a xlink:type="simple" xlink:href="https://armyinform.com.ua/wp-content/uploads/2023/04/8-1.jpeg" text:style-name="Internet_20_link" text:visited-style-name="Visited_20_Internet_20_Link">
<draw:frame draw:style-name="fr1" draw:name="Image11" text:anchor-type="as-char" svg:width="6.9236in" svg:height="6.9236in" draw:z-index="0">
<draw:image xlink:href="../Images/AРМІЯINFORM/2023-04-25T23-00-00-04-00/8-1-150x150.jpeg" xlink:type="simple" xlink:show="embed" xlink:actuate="onLoad" draw:mime-type="image/jpeg"/>
</draw:frame>
</text:a>
</text:p>
      <text:p text:style-name="P4">
<text:a xlink:type="simple" xlink:href="https://armyinform.com.ua/wp-content/uploads/2023/04/9.jpeg" text:style-name="Internet_20_link" text:visited-style-name="Visited_20_Internet_20_Link">
<draw:frame draw:style-name="fr1" draw:name="Image12" text:anchor-type="as-char" svg:width="6.9236in" svg:height="6.9236in" draw:z-index="0">
<draw:image xlink:href="../Images/AРМІЯINFORM/2023-04-25T23-00-00-04-00/9-150x150.jpeg" xlink:type="simple" xlink:show="embed" xlink:actuate="onLoad" draw:mime-type="image/jpeg"/>
</draw:frame>
</text:a>
</text:p>
      <text:p text:style-name="P4">
Крім того, вночі ворог обстріляв ракетами С-300 населений пункт у Запорізькомурайоні, пошкоджено декілька будинків.</text:p>
      <text:p text:style-name="P4">
У результаті збройної атаки із мінно-вибуховими травмами до лікарні звернулисьдвоє цивільних громадян — мешканців Степногірська та Новояковлівки. Післянадання медичної допомоги їх відправлено на амбулаторне лікування.</text:p>
      <text:p text:style-name="P4">
Усі факти збройної агресії задокументовані правоохоронцями. За зібранимидоказовими матеріалами слідчі поліції та УСБУ відкрили кримінальні провадженняза ст. 438 (Порушення законів та звичаїв війни) Кримінального кодексу України.</text:p>
      <text:p text:style-name="P4">
Source: <text:a xlink:type="simple" xlink:href="https://armyinform.com.ua/2023/04/25/naczpolicziya-zafiksuvala-majzhe-200-vluchan-rosijskyh-boyeprypasiv-po-terytoriyi-zaporizhzhya/" text:style-name="Internet_20_link" text:visited-style-name="Visited_20_Internet_20_Link">
https://armyinform.com.ua/2023/04/25/naczpolicziya-zafiksuvala-majzhe-200-vluchan-rosijskyh-boyeprypasiv-po-terytoriyi-zaporizhzhya/</text:a>
</text:p>
      <!--NEWS-->
      <text:h text:style-name="P10" text:outline-level="1">
<text:span text:style-name="T4">
Від служби в армії до власного бізнесу: як держава підтримує ветеранів</text:span>
</text:h>
      <text:p text:style-name="P4">
Author: ['АРМІЯINFORM']</text:p>
      <text:p text:style-name="P4">
Time: 2023-04-25T24:00:00-04:00</text:p>
      <text:p text:style-name="P4">
Description: Про це повідомляє Урядовий портал.      За підсумками першої хвилі подачі зая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ІЙНА', 'ВТОРГНЕННЯ РФ', 'ДОДАТОК «ДІЯ»', 'ЄРОБОТА']</text:p>
      <text:p text:style-name="P4">
Category: News</text:p>
      <!--METADATA-->
      <text:p text:style-name="P4">
<draw:frame draw:style-name="fr1" draw:name="Image13" text:anchor-type="as-char" svg:width="6.9236in" svg:height="3.954686in" draw:z-index="0">
<draw:image xlink:href="../Images/AРМІЯINFORM/2023-04-25T24-00-00-04-00/630_360_1462927657-8164.jpg" xlink:type="simple" xlink:show="embed" xlink:actuate="onLoad" draw:mime-type="image/jpeg"/>
</draw:frame>
</text:p>
      <text:p text:style-name="P4">
Про це <text:a xlink:type="simple" xlink:href="https://www.kmu.gov.ua/news/yerobota-ukrainski-zakhysnyky-i-zakhysnytsi-podaly-zaiavky-na-otrymannia-hrantiv-vid-derzhavy-na-21-mln-hrn-dlia-pidpryiemnytstva" text:style-name="Internet_20_link" text:visited-style-name="Visited_20_Internet_20_Link">
повідомляє</text:a>
 Урядовий портал.</text:p>
      <text:p text:style-name="P4">
За підсумками першої хвилі подачі заяв на гранти для ветеранів за програмою«Власна справа» 54 українських захисників та захисниць, а також другий зїхнього подружжя запросили грантових коштів на 21 млн грн на старт аборозвиток свого бізнесу. З 24 квітня стартувала друга хвиля подачі заяв. Про цеповідомила заступник Міністра економіки України Тетяна Бережна.</text:p>
      <text:p text:style-name="P4">
«54 українських захисників та захисниць скористались можливістю отримати віддержави фінансову підтримку на розвиток власної справи та подали заявки награнти для ветеранів у першу хвилю. Максимальну суму гранту в 1 млн грнзапросили 5 заявників, 15 заяв надійшло від другого з подружжя ветерана награнт до 500 тис. грн. Зазначу, що 80% заявників попросили гранти запрограмами, що передбачають співфінансування, тобто вони готові розділитивідповідальність з державою за розвиток свого бізнесу і планують вкласти усвій проєкт 30% власних коштів. Загалом ветерани запросили грантів на 21 млнгрн та мають намір реалізувати свої бізнес-проєкти вартістю понад 32 млн грн»,— зазначила Тетяна Бережна.</text:p>
      <text:p text:style-name="P4">
Отримані грантові заявки впродовж наступних 15 робочих днів будутьопрацьовуватись Ощадбанком та Державною службою зайнятості, які перевірятимутьділову репутацію заявника та поданих ним документів, оцінюватимутьреалістичність його бізнес-плану, після чого він має пройти співбесіду зфахівцями центру зайнятості, за результатами якої ухвалюється рішення пронадання чи відмову у наданні гранту.</text:p>
      <text:p text:style-name="P4">
<text:span text:style-name="T4">
Заступник Міністра нагадала, що програмами грантів для ветеранів передбаченонадання:</text:span>
</text:p>
      <ul>
        <li>
250 тис. грн — для учасника бойових дій та/або особи з інвалідністю внаслідок війни за умови створення одного робочого місця;  * 500 тис. грн — для дружини/чоловіка учасника бойових дій та/або особи з інвалідністю внаслідок війни за умови створення двох робочих місць;  * 1 млн грн — для учасника бойових дій та/або особи з інвалідністю внаслідок війни, які зареєстровані як ФОП не менше ніж 3 роки, за умови створення чотирьох робочих місць, мінімум 2 з яких займуть ветерани або особи з інвалідністю внаслідок війни.</li>
      </ul>
      <text:p text:style-name="P4">
Гранти у розмірі 500 тис. грн та 1 млн грн надаються за умови співфінансуванняз отримувачем — 30% коштів вкладає у свою справу отримувач гранту, 70% коштівнадасть держава у вигляді гранту.</text:p>
      <text:p text:style-name="P4">
Грантові кошти повертаються державі у вигляді сплачених податків і зборів впроцесі діяльності підприємця впродовж трьох років. Заявки на отримання грантуподаються через портал Дія разом з бізнес-планом.</text:p>
      <text:p text:style-name="P4">
Перша хвиля подачі заяв на гранти для ветеранів стартувала 10 квітня, з 24квітня — друга хвиля, яка триватиме 2 тижні.</text:p>
      <text:p text:style-name="P4">
Нагадаємо, урядовий проєкт<text:a xlink:type="simple" xlink:href="https://www.me.gov.ua/Documents/Detail" text:style-name="Internet_20_link" text:visited-style-name="Visited_20_Internet_20_Link">
єРобота.</text:a>
 включає грантові програми,спрямовані на стимулювання підприємницької діяльності та створення робочихмісць. Зокрема, це програми мікрогрантів на відкриття чи розвиток власногобізнесу, грантів на створення й розвиток переробних підприємств, закладки садута виноградарства, тепличного господарства. Подати заявку на отримання грантуможуть як діючі підприємці, так і люди, що не мають досвіду ведення бізнесу.Наразі прийом заявок на всі напрямки програми єРобота триває. Подача заявкиздійснюється через<text:a xlink:type="simple" xlink:href="https://diia.gov.ua/services/categories/biznesu/yerobota" text:style-name="Internet_20_link" text:visited-style-name="Visited_20_Internet_20_Link">
 порталДія.</text:a>
</text:p>
      <text:p text:style-name="P4">
Source: <text:a xlink:type="simple" xlink:href="https://armyinform.com.ua/2023/04/25/vid-sluzhby-v-armiyi-do-vlasnogo-biznesu-yak-derzhava-pidtrymuye-veteraniv/" text:style-name="Internet_20_link" text:visited-style-name="Visited_20_Internet_20_Link">
https://armyinform.com.ua/2023/04/25/vid-sluzhby-v-armiyi-do-vlasnogo-biznesu-yak-derzhava-pidtrymuye-veteraniv/</text:a>
</text:p>
      <!--NEWS-->
      <text:h text:style-name="P10" text:outline-level="1">
<text:span text:style-name="T4">
47 заявок подали ветерани та родини загиблих у рамках конкурсу #Варто «РобиТИ своє»</text:span>
</text:h>
      <text:p text:style-name="P4">
Author: ['Леся Медведенко']</text:p>
      <text:p text:style-name="P4">
Time: 2023-04-25T25:00:00-04:00</text:p>
      <text:p text:style-name="P4">
Description: Про це розповіла в інтерв’ю АрміяInform перший заступник виконавчої директор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ruslana-velychko.jpg" text:style-name="Internet_20_link" text:visited-style-name="Visited_20_Internet_20_Link">
1-ruslana-velychko.jpg</text:a>
']</text:p>
      <text:p text:style-name="P4">
Tags: ['STOPRUSSIA', 'АГРЕСІЯ РФ', 'ВІЙНА', 'ВТОРГНЕННЯ РФ', 'РУСЛАНА ВЕЛИЧКО-ТРИФОНЮК', 'УКРАЇНСЬКИЙ ВЕТЕРАНСЬКИЙ ФОНД']</text:p>
      <text:p text:style-name="P4">
Category: News</text:p>
      <!--METADATA-->
      <text:p text:style-name="P4">
<draw:frame draw:style-name="fr1" draw:name="Image14" text:anchor-type="as-char" svg:width="6.9236in" svg:height="4.615733in" draw:z-index="0">
<draw:image xlink:href="../Images/AРМІЯINFORM/2023-04-25T25-00-00-04-00/1-ruslana-velychko.jpg" xlink:type="simple" xlink:show="embed" xlink:actuate="onLoad" draw:mime-type="image/jpeg"/>
</draw:frame>
</text:p>
      <text:p text:style-name="P4">
Про це розповіла в <text:a xlink:type="simple" xlink:href="https://armyinform.com.ua/2023/04/24/na-yaki-zminy-chekaye-veteranskyj-biznes-v-ukrayini/" text:style-name="Internet_20_link" text:visited-style-name="Visited_20_Internet_20_Link">
інтерв’ю</text:a>
 АрміяInform перший заступниквиконавчої директорки Українського ветеранського фонду Руслана Величко-Трифонюк.</text:p>
      <text:p text:style-name="P4">
— Уся інформація про конкурси постійно оновлюється на офіційних сторінках<text:a xlink:type="simple" xlink:href="https://veteranfund.com.ua/contests/varto-do-own/" text:style-name="Internet_20_link" text:visited-style-name="Visited_20_Internet_20_Link">
Українського ветеранського фонду</text:a>
. Методологія оцінювання експертами погоджена і максимально незалежна.Експертна рада набирається на конкурсних основах. Поки до мене не доведутьрейтинговий список, я не знаю учасників і не втручаюся в процес, — зазначилавона.</text:p>
      <text:p text:style-name="P4">
Щодо складності подання заявки, представниця УВФ пояснила, що тут радшейдеться про продуктивність і ефективність запропонованого проєкту: «Колидивишся на заявки, які пройшли відбір, то розумієш, чому ти не пройшов. Доприкладу, якщо бізнесмен хоче персональну автівку, щоб їздити по клієнтах, тонапевно така заявка не пройде. А якщо він потребує агродрон для обробкипродукції, то така заявка буде прийнята. Анкета, яку слід заповнити, настількилогічна і деталізована, що поки відповідаєш, вже розумієш, наскільки тиготовий до участі у програмі. В процесі її подання починаєш розбивати свійплан на етапи, змінювати кошторис, тобто проходиш увесь шлях роботи надпроєктом. Власне процес подання заявки дозволяє кандидатам оцінити свої сили івизначитись, чи на правильному вони шляху».</text:p>
      <text:p text:style-name="P4">
Переможців конкурсу оголосять 14-15 травня 2023 року.</text:p>
      <text:p text:style-name="P4">
Source: <text:a xlink:type="simple" xlink:href="https://armyinform.com.ua/2023/04/25/47-zayavok-podaly-veterany-ta-rodyny-zagyblyh-u-ramkah-konkursu-varto-robyty-svoye/" text:style-name="Internet_20_link" text:visited-style-name="Visited_20_Internet_20_Link">
https://armyinform.com.ua/2023/04/25/47-zayavok-podaly-veterany-ta-rodyny-zagyblyh-u-ramkah-konkursu-varto-robyty-svoye/</text:a>
</text:p>
      <!--NEWS-->
      <text:h text:style-name="P10" text:outline-level="1">
<text:span text:style-name="T4">
Які податкові пільги у сфері ветеранського підприємництва</text:span>
</text:h>
      <text:p text:style-name="P4">
Author: ['АРМІЯINFORM']</text:p>
      <text:p text:style-name="P4">
Time: 2023-04-25T26:00:00-04:00</text:p>
      <text:p text:style-name="P4">
Description: Про це розповіла в інтерв’ю АрміяInform перший заступник виконавчої директор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uvf-e1682345670746.jpg" text:style-name="Internet_20_link" text:visited-style-name="Visited_20_Internet_20_Link">
golovna-uvf-e1682345670746.jpg</text:a>
']</text:p>
      <text:p text:style-name="P4">
Tags: ['STOPRUSSIA', 'АГРЕСІЯ РФ', 'ВЕТЕРАНИ АТО/ООС', 'ВЕТЕРАНИ ВІЙНИ', 'ВІЙНА', 'ВТОРГНЕННЯ РФ']</text:p>
      <text:p text:style-name="P4">
Category: News</text:p>
      <!--METADATA-->
      <text:p text:style-name="P4">
<draw:frame draw:style-name="fr1" draw:name="Image15" text:anchor-type="as-char" svg:width="6.9236in" svg:height="5.397331in" draw:z-index="0">
<draw:image xlink:href="../Images/AРМІЯINFORM/2023-04-25T26-00-00-04-00/golovna-uvf-e1682345670746.jpg" xlink:type="simple" xlink:show="embed" xlink:actuate="onLoad" draw:mime-type="image/jpeg"/>
</draw:frame>
</text:p>
      <text:p text:style-name="P4">
Про це розповіла в <text:a xlink:type="simple" xlink:href="https://armyinform.com.ua/2023/04/24/na-yaki-zminy-chekaye-veteranskyj-biznes-v-ukrayini/" text:style-name="Internet_20_link" text:visited-style-name="Visited_20_Internet_20_Link">
інтерв’ю</text:a>
АрміяInform перший заступник виконавчої директорки Українського ветеранськогофонду Руслана Величко-Трифонюк.</text:p>
      <text:p text:style-name="P4">
— Ветерани не платять лише єдиний соціальний внесок (ЄСВ). А оскількивизначення «ветеранського бізнесу» не існує, то і пільгових преференцій до нихне застосовують. Хоча для фермерського підприємства і стосовно «Дія Сіті»(правовий та податковий простір для IT-компаній в Україні) є податковіпреференції. Однак, поки в законодавстві не буде визначено поняття«ветеранський бізнес» — немає мови про відчутні податкові преференції, —зазначила вона.</text:p>
      <text:p text:style-name="P4">
На думку представниці УВФ, преференції для ветеранського бізнесу насампередслід сприймати як можливість налагодити нормальні бізнес-процеси в державі.</text:p>
      <text:p text:style-name="P4">
Source: <text:a xlink:type="simple" xlink:href="https://armyinform.com.ua/2023/04/25/yaki-podatkovi-pilgy-u-sferi-veteranskogo-pidpryyemnycztva/" text:style-name="Internet_20_link" text:visited-style-name="Visited_20_Internet_20_Link">
https://armyinform.com.ua/2023/04/25/yaki-podatkovi-pilgy-u-sferi-veteranskogo-pidpryyemnycztva/</text:a>
</text:p>
      <!--NEWS-->
      <text:h text:style-name="P10" text:outline-level="1">
<text:span text:style-name="T4">
Інформаційні смітники поширюють маніпулятивну «новину» про відповідальність за ухилення від мобілізації</text:span>
</text:h>
      <text:p text:style-name="P4">
Author: ['АРМІЯINFORM']</text:p>
      <text:p text:style-name="P4">
Time: 2023-04-25T27:00:00-04:00</text:p>
      <text:p text:style-name="P4">
Description: Центр протидії дезінформації при РНБО повідомляє, що окремі українські меді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obilizacziya-v-ukrayini-2.jpg" text:style-name="Internet_20_link" text:visited-style-name="Visited_20_Internet_20_Link">
mobilizacziya-v-ukrayini-2.jpg</text:a>
']</text:p>
      <text:p text:style-name="P4">
Tags: []</text:p>
      <text:p text:style-name="P4">
Category: News</text:p>
      <!--METADATA-->
      <text:p text:style-name="P4">
<draw:frame draw:style-name="fr1" draw:name="Image16" text:anchor-type="as-char" svg:width="6.9236in" svg:height="4.328998in" draw:z-index="0">
<draw:image xlink:href="../Images/AРМІЯINFORM/2023-04-25T27-00-00-04-00/mobilizacziya-v-ukrayini-2.jpg" xlink:type="simple" xlink:show="embed" xlink:actuate="onLoad" draw:mime-type="image/jpeg"/>
</draw:frame>
 Колаж АрміяInform</text:p>
      <text:p text:style-name="P4">
Центр протидії дезінформації при РНБО<text:a xlink:type="simple" xlink:href="https://www.facebook.com/protydiyadezinformatsiyi.cpd/posts/pfbid02zRwN68AWpZUsFwukUy2yT51bissQbYBrGinSDovxZaDwuTjiUYtkZZyMyof4cbELl" text:style-name="Internet_20_link" text:visited-style-name="Visited_20_Internet_20_Link">
повідомляє</text:a>
,що окремі українські медіа та телеграм-канали почали поширювати інформаціющодо оголошення загальної мобілізації в Україні, акцентуючи увагу читачів наможливості територіальних центрів комплектування та соціальної підтримкиподавати в розшук військовозобов’язаних осіб, які не з’явилися за викликом.</text:p>
      <text:p text:style-name="P4">
«Застерігаємо! Зазначена новина є маніпулятивною і поширюється виключно зарадипідвищення рейтингів», — попереджає ЦПД РНБО.</text:p>
      <text:p text:style-name="P4">
Центр зауважує, що загальну мобілізацію в Україні було<text:a xlink:type="simple" xlink:href="https://armyinform.com.ua/2022/02/25/prezydent-pidpysav-ukaz-pro-zagalnu-mobilizacziyu/" text:style-name="Internet_20_link" text:visited-style-name="Visited_20_Internet_20_Link">
оголошено</text:a>
 Указом Президента України ще 24 лютого 2022 року.Водночас мобілізаційні заходи подовжуються кожні 90 днів. Актуальним УказомПрезидента України строк проведення загальної мобілізації було продовжено з 19лютого 2023 року на термін у 90 днів.</text:p>
      <text:p text:style-name="P4">
«Крім того, настання відповідальності за ухилення від мобілізації також не єнововведенням і передбачене кримінальним законодавством України, останняредакція якого датована ще 2021 роком. Довіряйте лише джерелам верифікованоїінформації», — закликає Центр протидії дезінформації.</text:p>
      <text:p text:style-name="P4">
Source: <text:a xlink:type="simple" xlink:href="https://armyinform.com.ua/2023/04/25/informaczijni-smitnyky-poshyryut-manipulyatyvnu-novynu-pro-vidpovidalnist-za-uhylennya-vid-mobilizacziyi/" text:style-name="Internet_20_link" text:visited-style-name="Visited_20_Internet_20_Link">
https://armyinform.com.ua/2023/04/25/informaczijni-smitnyky-poshyryut-manipulyatyvnu-novynu-pro-vidpovidalnist-za-uhylennya-vid-mobilizacziyi/</text:a>
</text:p>
      <!--NEWS-->
      <text:h text:style-name="P10" text:outline-level="1">
<text:span text:style-name="T4">
Завжди відважні! Психологічна смуга перешкод тренує фізичні навички і моральну стійкість</text:span>
</text:h>
      <text:p text:style-name="P4">
Author: ['АРМІЯINFORM']</text:p>
      <text:p text:style-name="P4">
Time: 2023-04-25T28:00:00-04:00</text:p>
      <text:p text:style-name="P4">
Description: Не реагувати на вибухи, постріли й злагоджено відпрацьовувати бойові завдання —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muga-pereshkod-magura-3-150x150.jpg" text:style-name="Internet_20_link" text:visited-style-name="Visited_20_Internet_20_Link">
smuga-pereshkod-magura-3-150x150.jpg</text:a>
', '<text:a xlink:type="simple" xlink:href="https://armyinform.com.ua/wp-content/uploads/2023/04/smuga-pereshkod-magura-11-150x150.jpg" text:style-name="Internet_20_link" text:visited-style-name="Visited_20_Internet_20_Link">
smuga-pereshkod-magura-11-150x150.jpg</text:a>
', '<text:a xlink:type="simple" xlink:href="https://armyinform.com.ua/wp-content/uploads/2023/04/smuga-pereshkod-magura-10-150x150.jpg" text:style-name="Internet_20_link" text:visited-style-name="Visited_20_Internet_20_Link">
smuga-pereshkod-magura-10-150x150.jpg</text:a>
', '<text:a xlink:type="simple" xlink:href="https://armyinform.com.ua/wp-content/uploads/2023/04/smuga-pereshkod-magura-9-150x150.jpg" text:style-name="Internet_20_link" text:visited-style-name="Visited_20_Internet_20_Link">
smuga-pereshkod-magura-9-150x150.jpg</text:a>
', '<text:a xlink:type="simple" xlink:href="https://armyinform.com.ua/wp-content/uploads/2023/04/smuga-pereshkod-magura-8-150x150.jpg" text:style-name="Internet_20_link" text:visited-style-name="Visited_20_Internet_20_Link">
smuga-pereshkod-magura-8-150x150.jpg</text:a>
', '<text:a xlink:type="simple" xlink:href="https://armyinform.com.ua/wp-content/uploads/2023/04/smuga-pereshkod-magura-7-150x150.jpg" text:style-name="Internet_20_link" text:visited-style-name="Visited_20_Internet_20_Link">
smuga-pereshkod-magura-7-150x150.jpg</text:a>
', '<text:a xlink:type="simple" xlink:href="https://armyinform.com.ua/wp-content/uploads/2023/04/smuga-pereshkod-magura-6-150x150.jpg" text:style-name="Internet_20_link" text:visited-style-name="Visited_20_Internet_20_Link">
smuga-pereshkod-magura-6-150x150.jpg</text:a>
', '<text:a xlink:type="simple" xlink:href="https://armyinform.com.ua/wp-content/uploads/2023/04/smuga-pereshkod-magura-5-150x150.jpg" text:style-name="Internet_20_link" text:visited-style-name="Visited_20_Internet_20_Link">
smuga-pereshkod-magura-5-150x150.jpg</text:a>
', '<text:a xlink:type="simple" xlink:href="https://armyinform.com.ua/wp-content/uploads/2023/04/smuga-pereshkod-magura-4-150x150.jpg" text:style-name="Internet_20_link" text:visited-style-name="Visited_20_Internet_20_Link">
smuga-pereshkod-magura-4-150x150.jpg</text:a>
', '<text:a xlink:type="simple" xlink:href="https://armyinform.com.ua/wp-content/uploads/2023/04/smuga-pereshkod-magura-2-150x150.jpg" text:style-name="Internet_20_link" text:visited-style-name="Visited_20_Internet_20_Link">
smuga-pereshkod-magura-2-150x150.jpg</text:a>
', '<text:a xlink:type="simple" xlink:href="https://armyinform.com.ua/wp-content/uploads/2023/04/smuga-pereshkod-magura-1-150x150.jpg" text:style-name="Internet_20_link" text:visited-style-name="Visited_20_Internet_20_Link">
smuga-pereshkod-magura-1-150x150.jpg</text:a>
']</text:p>
      <text:p text:style-name="P4">
Tags: ['47 БРИГАДА', 'СМУГА ПЕРЕШКОД']</text:p>
      <text:p text:style-name="P4">
Category: News</text:p>
      <!--METADATA-->
      <text:p text:style-name="P4">
<text:a xlink:type="simple" xlink:href="https://armyinform.com.ua/wp-content/uploads/2023/04/smuga-pereshkod-magura-3.jpg" text:style-name="Internet_20_link" text:visited-style-name="Visited_20_Internet_20_Link">
<draw:frame draw:style-name="fr1" draw:name="Image17" text:anchor-type="as-char" svg:width="6.9236in" svg:height="6.9236in" draw:z-index="0">
<draw:image xlink:href="../Images/AРМІЯINFORM/2023-04-25T28-00-00-04-00/smuga-pereshkod-magura-3-150x150.jpg" xlink:type="simple" xlink:show="embed" xlink:actuate="onLoad" draw:mime-type="image/jpeg"/>
</draw:frame>
</text:a>
</text:p>
      <text:p text:style-name="P4">
<text:a xlink:type="simple" xlink:href="https://armyinform.com.ua/wp-content/uploads/2023/04/smuga-pereshkod-magura-11.jpg" text:style-name="Internet_20_link" text:visited-style-name="Visited_20_Internet_20_Link">
<draw:frame draw:style-name="fr1" draw:name="Image18" text:anchor-type="as-char" svg:width="6.9236in" svg:height="6.9236in" draw:z-index="0">
<draw:image xlink:href="../Images/AРМІЯINFORM/2023-04-25T28-00-00-04-00/smuga-pereshkod-magura-11-150x150.jpg" xlink:type="simple" xlink:show="embed" xlink:actuate="onLoad" draw:mime-type="image/jpeg"/>
</draw:frame>
</text:a>
</text:p>
      <text:p text:style-name="P4">
Не реагувати на вибухи, постріли й злагоджено відпрацьовувати бойові завдання— це все про психологічну смугу перешкод.</text:p>
      <text:p text:style-name="P4">
Пресслужба окремої механізованої бригади, відомою під назвою «Маґура»,<text:a xlink:type="simple" xlink:href="https://www.facebook.com/47brigade/posts/pfbid02dxPQ35Y7tfudszyrqi4KAUPHZpyX5tgwestZ4jXjBrbX3Wy45dKjcTmzaCKnYddkl" text:style-name="Internet_20_link" text:visited-style-name="Visited_20_Internet_20_Link">
поділилася</text:a>
фотографіями, де військовослужбовці тренують не лише фізичні навички, а йморальну стійкість, підтверджуючи свій девіз: «Semper audentes!» (завждивідважні).</text:p>
      <text:p text:style-name="P4">
<text:a xlink:type="simple" xlink:href="https://armyinform.com.ua/wp-content/uploads/2023/04/smuga-pereshkod-magura-10.jpg" text:style-name="Internet_20_link" text:visited-style-name="Visited_20_Internet_20_Link">
<draw:frame draw:style-name="fr1" draw:name="Image19" text:anchor-type="as-char" svg:width="6.9236in" svg:height="6.9236in" draw:z-index="0">
<draw:image xlink:href="../Images/AРМІЯINFORM/2023-04-25T28-00-00-04-00/smuga-pereshkod-magura-10-150x150.jpg" xlink:type="simple" xlink:show="embed" xlink:actuate="onLoad" draw:mime-type="image/jpeg"/>
</draw:frame>
</text:a>
</text:p>
      <text:p text:style-name="P4">
<text:a xlink:type="simple" xlink:href="https://armyinform.com.ua/wp-content/uploads/2023/04/smuga-pereshkod-magura-9.jpg" text:style-name="Internet_20_link" text:visited-style-name="Visited_20_Internet_20_Link">
<draw:frame draw:style-name="fr1" draw:name="Image20" text:anchor-type="as-char" svg:width="6.9236in" svg:height="6.9236in" draw:z-index="0">
<draw:image xlink:href="../Images/AРМІЯINFORM/2023-04-25T28-00-00-04-00/smuga-pereshkod-magura-9-150x150.jpg" xlink:type="simple" xlink:show="embed" xlink:actuate="onLoad" draw:mime-type="image/jpeg"/>
</draw:frame>
</text:a>
</text:p>
      <text:p text:style-name="P4">
<text:a xlink:type="simple" xlink:href="https://armyinform.com.ua/wp-content/uploads/2023/04/smuga-pereshkod-magura-8.jpg" text:style-name="Internet_20_link" text:visited-style-name="Visited_20_Internet_20_Link">
<draw:frame draw:style-name="fr1" draw:name="Image21" text:anchor-type="as-char" svg:width="6.9236in" svg:height="6.9236in" draw:z-index="0">
<draw:image xlink:href="../Images/AРМІЯINFORM/2023-04-25T28-00-00-04-00/smuga-pereshkod-magura-8-150x150.jpg" xlink:type="simple" xlink:show="embed" xlink:actuate="onLoad" draw:mime-type="image/jpeg"/>
</draw:frame>
</text:a>
</text:p>
      <text:p text:style-name="P4">
<text:a xlink:type="simple" xlink:href="https://armyinform.com.ua/wp-content/uploads/2023/04/smuga-pereshkod-magura-7.jpg" text:style-name="Internet_20_link" text:visited-style-name="Visited_20_Internet_20_Link">
<draw:frame draw:style-name="fr1" draw:name="Image22" text:anchor-type="as-char" svg:width="6.9236in" svg:height="6.9236in" draw:z-index="0">
<draw:image xlink:href="../Images/AРМІЯINFORM/2023-04-25T28-00-00-04-00/smuga-pereshkod-magura-7-150x150.jpg" xlink:type="simple" xlink:show="embed" xlink:actuate="onLoad" draw:mime-type="image/jpeg"/>
</draw:frame>
</text:a>
</text:p>
      <text:p text:style-name="P4">
<text:a xlink:type="simple" xlink:href="https://armyinform.com.ua/wp-content/uploads/2023/04/smuga-pereshkod-magura-6.jpg" text:style-name="Internet_20_link" text:visited-style-name="Visited_20_Internet_20_Link">
<draw:frame draw:style-name="fr1" draw:name="Image23" text:anchor-type="as-char" svg:width="6.9236in" svg:height="6.9236in" draw:z-index="0">
<draw:image xlink:href="../Images/AРМІЯINFORM/2023-04-25T28-00-00-04-00/smuga-pereshkod-magura-6-150x150.jpg" xlink:type="simple" xlink:show="embed" xlink:actuate="onLoad" draw:mime-type="image/jpeg"/>
</draw:frame>
</text:a>
</text:p>
      <text:p text:style-name="P4">
<text:a xlink:type="simple" xlink:href="https://armyinform.com.ua/wp-content/uploads/2023/04/smuga-pereshkod-magura-5.jpg" text:style-name="Internet_20_link" text:visited-style-name="Visited_20_Internet_20_Link">
<draw:frame draw:style-name="fr1" draw:name="Image24" text:anchor-type="as-char" svg:width="6.9236in" svg:height="6.9236in" draw:z-index="0">
<draw:image xlink:href="../Images/AРМІЯINFORM/2023-04-25T28-00-00-04-00/smuga-pereshkod-magura-5-150x150.jpg" xlink:type="simple" xlink:show="embed" xlink:actuate="onLoad" draw:mime-type="image/jpeg"/>
</draw:frame>
</text:a>
</text:p>
      <text:p text:style-name="P4">
<text:a xlink:type="simple" xlink:href="https://armyinform.com.ua/wp-content/uploads/2023/04/smuga-pereshkod-magura-4.jpg" text:style-name="Internet_20_link" text:visited-style-name="Visited_20_Internet_20_Link">
<draw:frame draw:style-name="fr1" draw:name="Image25" text:anchor-type="as-char" svg:width="6.9236in" svg:height="6.9236in" draw:z-index="0">
<draw:image xlink:href="../Images/AРМІЯINFORM/2023-04-25T28-00-00-04-00/smuga-pereshkod-magura-4-150x150.jpg" xlink:type="simple" xlink:show="embed" xlink:actuate="onLoad" draw:mime-type="image/jpeg"/>
</draw:frame>
</text:a>
</text:p>
      <text:p text:style-name="P4">
<text:a xlink:type="simple" xlink:href="https://armyinform.com.ua/wp-content/uploads/2023/04/smuga-pereshkod-magura-2.jpg" text:style-name="Internet_20_link" text:visited-style-name="Visited_20_Internet_20_Link">
<draw:frame draw:style-name="fr1" draw:name="Image26" text:anchor-type="as-char" svg:width="6.9236in" svg:height="6.9236in" draw:z-index="0">
<draw:image xlink:href="../Images/AРМІЯINFORM/2023-04-25T28-00-00-04-00/smuga-pereshkod-magura-2-150x150.jpg" xlink:type="simple" xlink:show="embed" xlink:actuate="onLoad" draw:mime-type="image/jpeg"/>
</draw:frame>
</text:a>
</text:p>
      <text:p text:style-name="P4">
<text:a xlink:type="simple" xlink:href="https://armyinform.com.ua/wp-content/uploads/2023/04/smuga-pereshkod-magura-1.jpg" text:style-name="Internet_20_link" text:visited-style-name="Visited_20_Internet_20_Link">
<draw:frame draw:style-name="fr1" draw:name="Image27" text:anchor-type="as-char" svg:width="6.9236in" svg:height="6.9236in" draw:z-index="0">
<draw:image xlink:href="../Images/AРМІЯINFORM/2023-04-25T28-00-00-04-00/smuga-pereshkod-magura-1-150x150.jpg" xlink:type="simple" xlink:show="embed" xlink:actuate="onLoad" draw:mime-type="image/jpeg"/>
</draw:frame>
</text:a>
</text:p>
      <text:p text:style-name="P4">
Source: <text:a xlink:type="simple" xlink:href="https://armyinform.com.ua/2023/04/25/zavzhdy-vidvazhni-psyhologichna-smuga-pereshkod/" text:style-name="Internet_20_link" text:visited-style-name="Visited_20_Internet_20_Link">
https://armyinform.com.ua/2023/04/25/zavzhdy-vidvazhni-psyhologichna-smuga-pereshkod/</text:a>
</text:p>
      <!--NEWS-->
      <text:h text:style-name="P10" text:outline-level="1">
<text:span text:style-name="T4">
Без жалю та страху: воєнні будні бійців окремої гірсько-штурмової бригади</text:span>
</text:h>
      <text:p text:style-name="P4">
Author: ['АРМІЯINFORM']</text:p>
      <text:p text:style-name="P4">
Time: 2023-04-25T29:00:00-04:00</text:p>
      <text:p text:style-name="P4">
Description: Окрема гірсько-штурмова Закарпатська бригада — один з підрозділів, який активно бер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57844_246597471234104_4529013987861770201_n.jpg" text:style-name="Internet_20_link" text:visited-style-name="Visited_20_Internet_20_Link">
342857844_246597471234104_4529013987861770201_n.jpg</text:a>
', '<text:a xlink:type="simple" xlink:href="https://armyinform.com.ua/wp-content/uploads/2023/04/342973893_952908269393310_7623306764087003414_n-150x150.jpg" text:style-name="Internet_20_link" text:visited-style-name="Visited_20_Internet_20_Link">
342973893_952908269393310_7623306764087003414_n-150x150.jpg</text:a>
', '<text:a xlink:type="simple" xlink:href="https://armyinform.com.ua/wp-content/uploads/2023/04/342904912_612019327470511_7252552180811401635_n-150x150.jpg" text:style-name="Internet_20_link" text:visited-style-name="Visited_20_Internet_20_Link">
342904912_612019327470511_7252552180811401635_n-150x150.jpg</text:a>
', '<text:a xlink:type="simple" xlink:href="https://armyinform.com.ua/wp-content/uploads/2023/04/342975321_626014838972901_2023991142717906180_n-150x150.jpg" text:style-name="Internet_20_link" text:visited-style-name="Visited_20_Internet_20_Link">
342975321_626014838972901_2023991142717906180_n-150x150.jpg</text:a>
', '<text:a xlink:type="simple" xlink:href="https://armyinform.com.ua/wp-content/uploads/2023/04/342990998_909439330340810_1054993144835168192_n-150x150.jpg" text:style-name="Internet_20_link" text:visited-style-name="Visited_20_Internet_20_Link">
342990998_909439330340810_1054993144835168192_n-150x150.jpg</text:a>
', '<text:a xlink:type="simple" xlink:href="https://armyinform.com.ua/wp-content/uploads/2023/04/342984310_765603031757985_7076568178669484830_n-150x150.jpg" text:style-name="Internet_20_link" text:visited-style-name="Visited_20_Internet_20_Link">
342984310_765603031757985_7076568178669484830_n-150x150.jpg</text:a>
', '<text:a xlink:type="simple" xlink:href="https://armyinform.com.ua/wp-content/uploads/2023/04/343004722_3426095974316289_6741618778241046806_n-150x150.jpg" text:style-name="Internet_20_link" text:visited-style-name="Visited_20_Internet_20_Link">
343004722_3426095974316289_6741618778241046806_n-150x150.jpg</text:a>
', '<text:a xlink:type="simple" xlink:href="https://armyinform.com.ua/wp-content/uploads/2023/04/342975721_137282925872243_6372549936381115088_n-150x150.jpg" text:style-name="Internet_20_link" text:visited-style-name="Visited_20_Internet_20_Link">
342975721_137282925872243_6372549936381115088_n-150x150.jpg</text:a>
', '<text:a xlink:type="simple" xlink:href="https://armyinform.com.ua/wp-content/uploads/2023/04/342977223_559619769667451_3393359141998723263_n-150x150.jpg" text:style-name="Internet_20_link" text:visited-style-name="Visited_20_Internet_20_Link">
342977223_559619769667451_3393359141998723263_n-150x150.jpg</text:a>
']</text:p>
      <text:p text:style-name="P4">
Tags: ['STOPRUSSIA', 'АГРЕСІЯ РФ', 'ВІЙНА', 'ВТОРГНЕННЯ РФ']</text:p>
      <text:p text:style-name="P4">
Category: News</text:p>
      <!--METADATA-->
      <text:p text:style-name="P4">
<draw:frame draw:style-name="fr1" draw:name="Image28" text:anchor-type="as-char" svg:width="6.9236in" svg:height="4.615733in" draw:z-index="0">
<draw:image xlink:href="../Images/AРМІЯINFORM/2023-04-25T29-00-00-04-00/342857844_246597471234104_4529013987861770201_n.jpg" xlink:type="simple" xlink:show="embed" xlink:actuate="onLoad" draw:mime-type="image/jpeg"/>
</draw:frame>
</text:p>
      <text:p text:style-name="P4">
Окрема гірсько-штурмова Закарпатська бригада — один з підрозділів, якийактивно бере участь у воєнних діях на сході України. Бійці цього підрозділущодня зіштовхуються з ворогом на передовій, захищаючи рідну землю.</text:p>
      <text:p text:style-name="P4">
Війна — це завжди страшно, і це підтверджує кожен вояк, який перебував напередовій. Кожен день пропонує нові випробування і небезпеки, які стаютьнормою для солдатів, які захищають країну. І це саме той випадок, коли звичнеслово «рутина» втрачає свій звичайний сенс.</text:p>
      <text:p text:style-name="P4">
<text:a xlink:type="simple" xlink:href="https://armyinform.com.ua/wp-content/uploads/2023/04/342973893_952908269393310_7623306764087003414_n.jpg" text:style-name="Internet_20_link" text:visited-style-name="Visited_20_Internet_20_Link">
<draw:frame draw:style-name="fr1" draw:name="Image29" text:anchor-type="as-char" svg:width="6.9236in" svg:height="6.9236in" draw:z-index="0">
<draw:image xlink:href="../Images/AРМІЯINFORM/2023-04-25T29-00-00-04-00/342973893_952908269393310_7623306764087003414_n-150x150.jpg" xlink:type="simple" xlink:show="embed" xlink:actuate="onLoad" draw:mime-type="image/jpeg"/>
</draw:frame>
</text:a>
</text:p>
      <text:p text:style-name="P4">
<text:a xlink:type="simple" xlink:href="https://armyinform.com.ua/wp-content/uploads/2023/04/342904912_612019327470511_7252552180811401635_n.jpg" text:style-name="Internet_20_link" text:visited-style-name="Visited_20_Internet_20_Link">
<draw:frame draw:style-name="fr1" draw:name="Image30" text:anchor-type="as-char" svg:width="6.9236in" svg:height="6.9236in" draw:z-index="0">
<draw:image xlink:href="../Images/AРМІЯINFORM/2023-04-25T29-00-00-04-00/342904912_612019327470511_7252552180811401635_n-150x150.jpg" xlink:type="simple" xlink:show="embed" xlink:actuate="onLoad" draw:mime-type="image/jpeg"/>
</draw:frame>
</text:a>
</text:p>
      <text:p text:style-name="P4">
<text:a xlink:type="simple" xlink:href="https://armyinform.com.ua/wp-content/uploads/2023/04/342975321_626014838972901_2023991142717906180_n.jpg" text:style-name="Internet_20_link" text:visited-style-name="Visited_20_Internet_20_Link">
<draw:frame draw:style-name="fr1" draw:name="Image31" text:anchor-type="as-char" svg:width="6.9236in" svg:height="6.9236in" draw:z-index="0">
<draw:image xlink:href="../Images/AРМІЯINFORM/2023-04-25T29-00-00-04-00/342975321_626014838972901_2023991142717906180_n-150x150.jpg" xlink:type="simple" xlink:show="embed" xlink:actuate="onLoad" draw:mime-type="image/jpeg"/>
</draw:frame>
</text:a>
</text:p>
      <text:p text:style-name="P4">
<text:a xlink:type="simple" xlink:href="https://armyinform.com.ua/wp-content/uploads/2023/04/342990998_909439330340810_1054993144835168192_n.jpg" text:style-name="Internet_20_link" text:visited-style-name="Visited_20_Internet_20_Link">
<draw:frame draw:style-name="fr1" draw:name="Image32" text:anchor-type="as-char" svg:width="6.9236in" svg:height="6.9236in" draw:z-index="0">
<draw:image xlink:href="../Images/AРМІЯINFORM/2023-04-25T29-00-00-04-00/342990998_909439330340810_1054993144835168192_n-150x150.jpg" xlink:type="simple" xlink:show="embed" xlink:actuate="onLoad" draw:mime-type="image/jpeg"/>
</draw:frame>
</text:a>
</text:p>
      <text:p text:style-name="P4">
<text:a xlink:type="simple" xlink:href="https://armyinform.com.ua/wp-content/uploads/2023/04/342984310_765603031757985_7076568178669484830_n.jpg" text:style-name="Internet_20_link" text:visited-style-name="Visited_20_Internet_20_Link">
<draw:frame draw:style-name="fr1" draw:name="Image33" text:anchor-type="as-char" svg:width="6.9236in" svg:height="6.9236in" draw:z-index="0">
<draw:image xlink:href="../Images/AРМІЯINFORM/2023-04-25T29-00-00-04-00/342984310_765603031757985_7076568178669484830_n-150x150.jpg" xlink:type="simple" xlink:show="embed" xlink:actuate="onLoad" draw:mime-type="image/jpeg"/>
</draw:frame>
</text:a>
</text:p>
      <text:p text:style-name="P4">
<text:a xlink:type="simple" xlink:href="https://armyinform.com.ua/wp-content/uploads/2023/04/343004722_3426095974316289_6741618778241046806_n.jpg" text:style-name="Internet_20_link" text:visited-style-name="Visited_20_Internet_20_Link">
<draw:frame draw:style-name="fr1" draw:name="Image34" text:anchor-type="as-char" svg:width="6.9236in" svg:height="6.9236in" draw:z-index="0">
<draw:image xlink:href="../Images/AРМІЯINFORM/2023-04-25T29-00-00-04-00/343004722_3426095974316289_6741618778241046806_n-150x150.jpg" xlink:type="simple" xlink:show="embed" xlink:actuate="onLoad" draw:mime-type="image/jpeg"/>
</draw:frame>
</text:a>
</text:p>
      <text:p text:style-name="P4">
<text:a xlink:type="simple" xlink:href="https://armyinform.com.ua/wp-content/uploads/2023/04/342975721_137282925872243_6372549936381115088_n.jpg" text:style-name="Internet_20_link" text:visited-style-name="Visited_20_Internet_20_Link">
<draw:frame draw:style-name="fr1" draw:name="Image35" text:anchor-type="as-char" svg:width="6.9236in" svg:height="6.9236in" draw:z-index="0">
<draw:image xlink:href="../Images/AРМІЯINFORM/2023-04-25T29-00-00-04-00/342975721_137282925872243_6372549936381115088_n-150x150.jpg" xlink:type="simple" xlink:show="embed" xlink:actuate="onLoad" draw:mime-type="image/jpeg"/>
</draw:frame>
</text:a>
</text:p>
      <text:p text:style-name="P4">
<text:a xlink:type="simple" xlink:href="https://armyinform.com.ua/wp-content/uploads/2023/04/342977223_559619769667451_3393359141998723263_n.jpg" text:style-name="Internet_20_link" text:visited-style-name="Visited_20_Internet_20_Link">
<draw:frame draw:style-name="fr1" draw:name="Image36" text:anchor-type="as-char" svg:width="6.9236in" svg:height="6.9236in" draw:z-index="0">
<draw:image xlink:href="../Images/AРМІЯINFORM/2023-04-25T29-00-00-04-00/342977223_559619769667451_3393359141998723263_n-150x150.jpg" xlink:type="simple" xlink:show="embed" xlink:actuate="onLoad" draw:mime-type="image/jpeg"/>
</draw:frame>
</text:a>
</text:p>
      <text:p text:style-name="P4">
Військова служба в районі бойових дій — це не тільки випробування для фізичноїміці та витривалості, але й психічної стійкості та волі. Зіштовхуючись зворогом, солдати використовують усі свої знання та навички, отримані в ходітренувань та підготовки.</text:p>
      <text:p text:style-name="P4">
Через знищені обстрілами населені пункти доводиться переміщуватись у важкихумовах, розраховуючи на свої сили та навички. На території, яка раніше булазаселена людьми, залишилися тільки залишки зруйнованих будівель та покинутірештки інфраструктури. Пошкоджені цивільні автівки та загиблі домашні тварини— це тільки дрібниці в порівнянні зі страшними наслідками війни.</text:p>
      <text:p text:style-name="P4">
<text:span text:style-name="T4">
Джерело:</text:span>
 <text:span text:style-name="T5">
Окрема<text:a xlink:type="simple" xlink:href="https://www.facebook.com/brigade128/posts/pfbid0D1npsmDa924hRmL92wkaZMjZAcGDCdrUk6whEd4qeTSsnQ4ByoGSgv4egAYzb1F6l" text:style-name="Internet_20_link" text:visited-style-name="Visited_20_Internet_20_Link">
гірсько-штурмова</text:a>
Закарпатська бригада</text:span>
</text:p>
      <text:p text:style-name="P4">
Source: <text:a xlink:type="simple" xlink:href="https://armyinform.com.ua/2023/04/25/bez-zhalyu-ta-strahu-voyenni-budni-bijcziv-okremoyi-girsko-shturmovoyi-brygady/" text:style-name="Internet_20_link" text:visited-style-name="Visited_20_Internet_20_Link">
https://armyinform.com.ua/2023/04/25/bez-zhalyu-ta-strahu-voyenni-budni-bijcziv-okremoyi-girsko-shturmovoyi-brygady/</text:a>
</text:p>
      <!--NEWS-->
      <text:h text:style-name="P10" text:outline-level="1">
<text:span text:style-name="T4">
«ШаБля»: новий дистанційно-керований вогневий комплекс</text:span>
</text:h>
      <text:p text:style-name="P4">
Author: ['АРМІЯINFORM']</text:p>
      <text:p text:style-name="P4">
Time: 2023-04-25T30:00:00-04:00</text:p>
      <text:p text:style-name="P4">
Description: У «Росомах» з’явилася «ШаБля» — український автоматизований дистанційно-керова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text:p>
      <text:p text:style-name="P4">
Category: News</text:p>
      <!--METADATA-->
      <text:p text:style-name="P4">
У «Росомах» з’явилася «ШаБля» — український автоматизований дистанційно-керований вогневий комплекс, призначений для стаціонарної установки нанерухомі об’єкти або спецтранспорт.</text:p>
      <text:p text:style-name="P4">
Хлопці назвали нового помічника WALL`Я!</text:p>
      <text:p text:style-name="P4">
Координація вогню здійснюється за допомогою пульта управління, що дозволяєвести бій на відстані, зберігаючи життя оператора.</text:p>
      <text:p text:style-name="P4">
Джерело: Сухопутні війська ЗС України</text:p>
      <text:p text:style-name="P4">
Source: <text:a xlink:type="simple" xlink:href="https://armyinform.com.ua/2023/04/25/shablya-novyj-dystanczijno-kerovanyj-vognevyj-kompleks/" text:style-name="Internet_20_link" text:visited-style-name="Visited_20_Internet_20_Link">
https://armyinform.com.ua/2023/04/25/shablya-novyj-dystanczijno-kerovanyj-vognevyj-kompleks/</text:a>
</text:p>
      <!--NEWS-->
      <text:h text:style-name="P10" text:outline-level="1">
<text:span text:style-name="T4">
російський терорист пригожин намагається заслужити лояльність росіян — ЦПД</text:span>
</text:h>
      <text:p text:style-name="P4">
Author: ['АРМІЯINFORM']</text:p>
      <text:p text:style-name="P4">
Time: 2023-04-25T31:00:00-04:00</text:p>
      <text:p text:style-name="P4">
Description: Основний наратив, що сьогодні просувають російські ЗМІ, — це слова керівника «груп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ygozhyn-teroryst.jpg" text:style-name="Internet_20_link" text:visited-style-name="Visited_20_Internet_20_Link">
prygozhyn-teroryst.jpg</text:a>
']</text:p>
      <text:p text:style-name="P4">
Tags: ['ПВК ВАГНЕРА', 'РОСІЙСЬКА ПРОПАГАНДА', 'ЦПД РНБО']</text:p>
      <text:p text:style-name="P4">
Category: News</text:p>
      <!--METADATA-->
      <text:p text:style-name="P4">
<draw:frame draw:style-name="fr1" draw:name="Image37" text:anchor-type="as-char" svg:width="6.9236in" svg:height="6.9236in" draw:z-index="0">
<draw:image xlink:href="../Images/AРМІЯINFORM/2023-04-25T31-00-00-04-00/prygozhyn-teroryst.jpg" xlink:type="simple" xlink:show="embed" xlink:actuate="onLoad" draw:mime-type="image/jpeg"/>
</draw:frame>
</text:p>
      <text:p text:style-name="P4">
Основний наратив, що сьогодні просувають російські ЗМІ, — це слова керівника«групи вагнера» про те, що діти російської «еліти» ховаються від війни.</text:p>
      <text:p text:style-name="P4">
Як<text:a xlink:type="simple" xlink:href="https://www.facebook.com/protydiyadezinformatsiyi.cpd/posts/pfbid02zRwN68AWpZUsFwukUy2yT51bissQbYBrGinSDovxZaDwuTjiUYtkZZyMyof4cbELl" text:style-name="Internet_20_link" text:visited-style-name="Visited_20_Internet_20_Link">
повідомляє</text:a>
Центр протидії дезінформації при РНБО України, радикальні заяви пригожинаостаннім часом нерідко транслюються пропагандистськими каналими рф.</text:p>
      <text:p text:style-name="P4">
«Нещодавні слова терориста про те, що „вагнерівці“ більше не братимутьполонених, підтримали багато росіян, завдяки чому росте рейтинг пригожина», —зауважує ЦПД.</text:p>
      <text:p text:style-name="P4">
Засновник ПВК «вагнер» подібними висловлюваннями ретранслює позиціючиновників, які з ним пов’язані, а також дискредитує своїх внутрішніхпротивників, які тільки говорять про війну, а самі відсиджуються у комфорті.</text:p>
      <text:p text:style-name="P4">
«У такий спосіб терорист пригожин показує свою близькість до росіян інамагається заслужити їхню лояльність, що у майбутньому може перерости упоповнення рядів „вагнерівців“. Також різкі заяви „путінського кухаря“свідчать про розкол серед кремлівської еліти, який буде лише наростати знаближенням президентських виборів у рф», — йдеться в повідомленні Центрупротидії дезінформації.</text:p>
      <text:p text:style-name="P4">
Source: <text:a xlink:type="simple" xlink:href="https://armyinform.com.ua/2023/04/25/rosijskyj-teroryst-prygozhyn-namagayetsya-zasluzhyty-loyalnist-rosiyan-czpd/" text:style-name="Internet_20_link" text:visited-style-name="Visited_20_Internet_20_Link">
https://armyinform.com.ua/2023/04/25/rosijskyj-teroryst-prygozhyn-namagayetsya-zasluzhyty-loyalnist-rosiyan-czpd/</text:a>
</text:p>
      <!--NEWS-->
      <text:h text:style-name="P10" text:outline-level="1">
<text:span text:style-name="T4">
Кадри роботи «Привидів Бахмута» — снайперів ССО</text:span>
</text:h>
      <text:p text:style-name="P4">
Author: ['АРМІЯINFORM']</text:p>
      <text:p text:style-name="P4">
Time: 2023-04-25T32:00:00-04:00</text:p>
      <text:p text:style-name="P4">
Description: Командування Сил спеціальних операцій ЗС України опублікувало відео з кадрами роб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АХМУТСЬКИЙ НАПРЯМОК', 'ВІДЕО', 'СНАЙПЕРИ', 'ССО ЗСУ']</text:p>
      <text:p text:style-name="P4">
Category: News</text:p>
      <!--METADATA-->
      <text:p text:style-name="P4">
Командування Сил спеціальних операцій ЗС України опублікувало відео з кадрамироботи «Привидів Бахмута».</text:p>
      <text:p text:style-name="P4">
«Ще одна продуктивна ніч — мінус 4 окупанти, якби ближче ходили один доодного, не прийшлось би стільки набоїв витрачати», — зазначив снайпер Силспеціальних операцій з позивним «Рапіра».</text:p>
      <text:p text:style-name="P4">
Source: <text:a xlink:type="simple" xlink:href="https://armyinform.com.ua/2023/04/25/kadry-roboty-pryvydiv-bahmutu-snajperiv-sso/" text:style-name="Internet_20_link" text:visited-style-name="Visited_20_Internet_20_Link">
https://armyinform.com.ua/2023/04/25/kadry-roboty-pryvydiv-bahmutu-snajperiv-sso/</text:a>
</text:p>
      <!--NEWS-->
      <text:h text:style-name="P10" text:outline-level="1">
<text:span text:style-name="T4">
На звільнених територіях продовжують відновлювати роботу державні банки</text:span>
</text:h>
      <text:p text:style-name="P4">
Author: ['АРМІЯINFORM']</text:p>
      <text:p text:style-name="P4">
Time: 2023-04-25T33:00:00-04:00</text:p>
      <text:p text:style-name="P4">
Description: Про це повідомляє  Мінреінтеграції.    Минулого тижня банкомати й термін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bankomat.jpg" text:style-name="Internet_20_link" text:visited-style-name="Visited_20_Internet_20_Link">
bankomat.jpg</text:a>
']</text:p>
      <text:p text:style-name="P4">
Tags: ['STOPRUSSIA', 'АГРЕСІЯ РФ', 'ВІЙНА', 'ВТОРГНЕННЯ РФ', 'МІНРЕІНТЕГРАЦІЇ']</text:p>
      <text:p text:style-name="P4">
Category: News</text:p>
      <!--METADATA-->
      <text:p text:style-name="P4">
<draw:frame draw:style-name="fr1" draw:name="Image38" text:anchor-type="as-char" svg:width="6.9236in" svg:height="5.191078in" draw:z-index="0">
<draw:image xlink:href="../Images/AРМІЯINFORM/2023-04-25T33-00-00-04-00/bankomat.jpg" xlink:type="simple" xlink:show="embed" xlink:actuate="onLoad" draw:mime-type="image/jpeg"/>
</draw:frame>
</text:p>
      <text:p text:style-name="P4">
Про це <text:a xlink:type="simple" xlink:href="https://minre.gov.ua/2023/04/24/na-zvilnenyh-terytoriyah-prodovzhuyut-vidnovlyuvaty-robotu-derzhavni-banky/" text:style-name="Internet_20_link" text:visited-style-name="Visited_20_Internet_20_Link">
повідомляє</text:a>
 Мінреінтеграції.</text:p>
      <text:p text:style-name="P4">
Минулого тижня банкомати й термінали самообслуговування Ощадбанку запрацювалив смт Велика Олександрівка та Високопілля Бериславського району Херсонськоїобласті.</text:p>
      <text:p text:style-name="P4">
Це фактично мінівідділення. У них мешканці можуть скористатися майже всімспектром банківських послуг: зняти готівку, оплатити комунальні послуги тощо.</text:p>
      <text:p text:style-name="P4">
Також понад 60 відділень вже працюють на Харківщині.</text:p>
      <text:p text:style-name="P4">
Source: <text:a xlink:type="simple" xlink:href="https://armyinform.com.ua/2023/04/25/na-zvilnenyh-terytoriyah-prodovzhuyut-vidnovlyuvaty-robotu-derzhavni-banky/" text:style-name="Internet_20_link" text:visited-style-name="Visited_20_Internet_20_Link">
https://armyinform.com.ua/2023/04/25/na-zvilnenyh-terytoriyah-prodovzhuyut-vidnovlyuvaty-robotu-derzhavni-banky/</text:a>
</text:p>
      <!--NEWS-->
      <text:h text:style-name="P10" text:outline-level="1">
<text:span text:style-name="T4">
Українська авіація завдала ударів по зенітно-ракетних комплексах ворога та районах його зосередження</text:span>
</text:h>
      <text:p text:style-name="P4">
Author: ['АРМІЯINFORM']</text:p>
      <text:p text:style-name="P4">
Time: 2023-04-25T34:00:00-04:00</text:p>
      <text:p text:style-name="P4">
Description: Про це повідомляє Генеральний штаб Збройних Сил України.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ВТОРГНЕННЯ РФ', 'ВТРАТИ ВОРОГА', 'ГШ ЗСУ', 'ОПЕРАТИВНА ІНФОРМАЦІЯ', 'РАНКОВЕ ЗВЕДЕННЯ']</text:p>
      <text:p text:style-name="P4">
Category: News</text:p>
      <!--METADATA-->
      <text:p text:style-name="P4">
<draw:frame draw:style-name="fr1" draw:name="Image39" text:anchor-type="as-char" svg:width="6.9236in" svg:height="4.615733in" draw:z-index="0">
<draw:image xlink:href="../Images/AРМІЯINFORM/2023-04-25T34-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KhbVBT2DBisGrWb8gMdBmWyeDPMLA5EsJ4UpyUrwFye6zMtNvLahTEh4YF3n46fKl" text:style-name="Internet_20_link" text:visited-style-name="Visited_20_Internet_20_Link">
повідомляє</text:a>
Генеральний штаб Збройних Сил України.</text:p>
      <text:p text:style-name="P4">
«Авіація Сил оборони за минулу добу завдала 9 ударів по районах зосередженняособового складу і військової техніки окупантів, а також 3 ударів по зенітно-ракетних комплексах. Окрім того, наші захисники збили 10 ворожих БПЛА різнихтипів», — йдеться в повідомленні.</text:p>
      <text:p text:style-name="P4">
Також зазначається, що підрозділи ракетних військ і артилерії протягом минулоїдоби уразили зенітно-ракетний комплекс та 2 станції радіоелектронної боротьбипротивника.</text:p>
      <text:p text:style-name="P4">
Source: <text:a xlink:type="simple" xlink:href="https://armyinform.com.ua/2023/04/25/ukrayinska-aviacziya-zavdala-udariv-po-zenitno-raketnyh-kompleksah-voroga/" text:style-name="Internet_20_link" text:visited-style-name="Visited_20_Internet_20_Link">
https://armyinform.com.ua/2023/04/25/ukrayinska-aviacziya-zavdala-udariv-po-zenitno-raketnyh-kompleksah-voroga/</text:a>
</text:p>
      <!--NEWS-->
      <text:h text:style-name="P10" text:outline-level="1">
<text:span text:style-name="T4">
Мінветеранів створить меморіал усім Захисникам України — Юлія Лапутіна</text:span>
</text:h>
      <text:p text:style-name="P4">
Author: ['АРМІЯINFORM']</text:p>
      <text:p text:style-name="P4">
Time: 2023-04-25T35:00:00-04:00</text:p>
      <text:p text:style-name="P4">
Description: Про це повідомила міністр у справах ветеранів України Юлія Лапутіна в інтерв’ю CNN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imok-ekrana-2023-04-24-125604.png" text:style-name="Internet_20_link" text:visited-style-name="Visited_20_Internet_20_Link">
znimok-ekrana-2023-04-24-125604.png</text:a>
']</text:p>
      <text:p text:style-name="P4">
Tags: ['STOPRUSSIA', 'АГРЕСІЯ РФ', 'ВІЙНА', 'ВТОРГНЕННЯ РФ', 'МІНВЕТЕРАНІВ']</text:p>
      <text:p text:style-name="P4">
Category: News</text:p>
      <!--METADATA-->
      <text:p text:style-name="P4">
<draw:frame draw:style-name="fr1" draw:name="Image40" text:anchor-type="as-char" svg:width="6.9236in" svg:height="3.918437in" draw:z-index="0">
<draw:image xlink:href="../Images/AРМІЯINFORM/2023-04-25T35-00-00-04-00/znimok-ekrana-2023-04-24-125604.png" xlink:type="simple" xlink:show="embed" xlink:actuate="onLoad" draw:mime-type="image/png"/>
</draw:frame>
</text:p>
      <text:p text:style-name="P4">
Про це <text:a xlink:type="simple" xlink:href="https://mva.gov.ua/ua/news/yuliya-laputina-minveteraniv-stvorit-memorial-usim-zahisnikam-ukrayini" text:style-name="Internet_20_link" text:visited-style-name="Visited_20_Internet_20_Link">
повідомила</text:a>
 міністр у справах ветеранів УкраїниЮлія Лапутіна в <text:a xlink:type="simple" xlink:href="https://edition.cnn.com/2023/04/23/politics/ukrainian-veterans-affairs-minister-arlington/index.html" text:style-name="Internet_20_link" text:visited-style-name="Visited_20_Internet_20_Link">
інтерв’юCNN</text:a>
 під час робочого візиту до США.</text:p>
      <text:p text:style-name="P4">
Вона зазначила, що відвідання Арлінгтонського національного кладовища сталодля неї дуже зворушливим досвідом. «Я вражена неймовірним вшануванням пам’ятіта повагою до людей, які захищали вашу країну», — сказала міністр.</text:p>
      <text:p text:style-name="P4">
За її словами, Мінветеранів планує взяти за приклад досвід Арлінгтона під часстворення Національного військового меморіального кладовища в Києві,будівництво якого невдовзі має початися.</text:p>
      <text:p text:style-name="P4">
«Це буде меморіал не тільки нашим Героям російсько-української війни, а й усімЗахисникам і Захисницям нашої країни, учасникам боротьби України за своюнезалежність у різні історичні періоди», — наголосила Юлія Лапутіна.</text:p>
      <text:p text:style-name="P4">
<text:span text:style-name="T4">
Довідково.</text:span>
 Арлінгтонське національне кладовище — військовий цвинтар вАрлінгтоні, штат Вірджинія, США. На його території поховані учасники війн,президенти, голови Верховного суду й астронавти. Наразі цвинтар нараховуєблизько 300 тисяч поховань.</text:p>
      <text:p text:style-name="P4">
<text:span text:style-name="T5">
Фото Посольства України у США.</text:span>
</text:p>
      <text:p text:style-name="P4">
Source: <text:a xlink:type="simple" xlink:href="https://armyinform.com.ua/2023/04/25/memorial-usim-zahysnykam-ukrayiny-stvoryt-minveteraniv/" text:style-name="Internet_20_link" text:visited-style-name="Visited_20_Internet_20_Link">
https://armyinform.com.ua/2023/04/25/memorial-usim-zahysnykam-ukrayiny-stvoryt-minveteraniv/</text:a>
</text:p>
      <!--NEWS-->
      <text:h text:style-name="P10" text:outline-level="1">
<text:span text:style-name="T4">
Найзапекліші бої тривають за Бахмут та Мар’їнку — Генеральний штаб ЗСУ</text:span>
</text:h>
      <text:p text:style-name="P4">
Author: ['АРМІЯINFORM']</text:p>
      <text:p text:style-name="P4">
Time: 2023-04-25T36:00:00-04:00</text:p>
      <text:p text:style-name="P4">
Description: Основні зусилля ворог і далі зосереджує на веденні наступальних дій на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56001_600180368711481_8757561508141990812_n.jpg" text:style-name="Internet_20_link" text:visited-style-name="Visited_20_Internet_20_Link">
343056001_600180368711481_8757561508141990812_n.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41" text:anchor-type="as-char" svg:width="6.9236in" svg:height="4.608521in" draw:z-index="0">
<draw:image xlink:href="../Images/AРМІЯINFORM/2023-04-25T36-00-00-04-00/343056001_600180368711481_8757561508141990812_n.jpg" xlink:type="simple" xlink:show="embed" xlink:actuate="onLoad" draw:mime-type="image/jpeg"/>
</draw:frame>
Ілюстративне фото <text:span text:style-name="T4">
🔥 Ситуація щодо російського вторгнення</text:span>
</text:p>
      <text:p text:style-name="P4">
Основні зусилля ворог і далі зосереджує на веденні <text:span text:style-name="T4">
наступальних дій наБахмутському, Авдіївському та Мар’їнському напрямках.</text:span>
 Підрозділи Сил оборониУкраїни на цих ділянках фронту протягом минулої доби відбили 43 атакипротивника.</text:p>
      <text:p text:style-name="P4">
Про це<text:a xlink:type="simple" xlink:href="https://www.facebook.com/GeneralStaff.ua/posts/pfbid02KhbVBT2DBisGrWb8gMdBmWyeDPMLA5EsJ4UpyUrwFye6zMtNvLahTEh4YF3n46fKl" text:style-name="Internet_20_link" text:visited-style-name="Visited_20_Internet_20_Link">
повідомляє</text:a>
Генеральний штаб Збройних Сил України.</text:p>
      <text:p text:style-name="P4">
На <text:span text:style-name="T4">
Бахмутському напрямку</text:span>
 ворог продовжує вести наступальні дії. Триваютьважкі бої за місто Бахмут. До того ж протягом минулої доби противник вівбезуспішні наступальні дії у напрямку населених пунктів Новомаркове таХромове. Від ворожих обстрілів постраждали Васюківка, Оріхово-Василівка,Маркове, Григорівка, Хромове, Бахмут, Іванівське, Часів Яр, Ступочки, Північнета Нью-Йорк Донецької області.</text:p>
      <text:p text:style-name="P4">
На <text:span text:style-name="T4">
Авдіївському напрямку</text:span>
 противник вів наступальні дії неподалік населенихпунктів Новокалинове, Степове, Сєверне та Первомайське Донецької області,успіху не мав. Здійснив обстріли населених пунктів. Це, зокрема, Новокалинове,Авдіївка, Сєверне, Тоненьке, Ласточкине, Первомайське, Карлівка та НевельськеДонецької області.</text:p>
      <text:p text:style-name="P4">
На <text:span text:style-name="T4">
Мар’їнському напрямку</text:span>
 протягом минулої доби наші захисники відбилиатаки противника в районі населеного пункту Мар’їнка, а також поблизуНовомихайлівки. Ворожих обстрілів зазнали Красногорівка, Гостре, Георгіївка,Мар’їнка, Побєда, Новомихайлівка та Парасковіївка Донецької області.</text:p>
      <text:p text:style-name="P4">
Source: <text:a xlink:type="simple" xlink:href="https://armyinform.com.ua/2023/04/25/najzapeklishi-boyi-tryvayut-za-bahmut-ta-maryinku/" text:style-name="Internet_20_link" text:visited-style-name="Visited_20_Internet_20_Link">
https://armyinform.com.ua/2023/04/25/najzapeklishi-boyi-tryvayut-za-bahmut-ta-maryinku/</text:a>
</text:p>
      <!--NEWS-->
      <text:h text:style-name="P10" text:outline-level="1">
<text:span text:style-name="T4">
Окупанти розгортають військові шпиталі на території цивільних лікарень</text:span>
</text:h>
      <text:p text:style-name="P4">
Author: ['АРМІЯINFORM']</text:p>
      <text:p text:style-name="P4">
Time: 2023-04-25T37:00:00-04:00</text:p>
      <text:p text:style-name="P4">
Description: Про це повідомляє Генеральний штаб Збройних Сил України.    «Для надання мед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poranenyj-okupant.jpg" text:style-name="Internet_20_link" text:visited-style-name="Visited_20_Internet_20_Link">
poranenyj-okupant.jpg</text:a>
']</text:p>
      <text:p text:style-name="P4">
Tags: ['STOPRUSSIA', 'АГРЕСІЯ РФ', 'ВТОРГНЕННЯ РФ', 'ГШ ЗСУ', 'ЛУГАНЩИНА', 'ОПЕРАТИВНА ІНФОРМАЦІЯ', 'РАНКОВЕ ЗВЕДЕННЯ', 'ТИМЧАСОВО ОКУПОВАНІ ТЕРИТОРІЇ']</text:p>
      <text:p text:style-name="P4">
Category: News</text:p>
      <!--METADATA-->
      <text:p text:style-name="P4">
<draw:frame draw:style-name="fr1" draw:name="Image42" text:anchor-type="as-char" svg:width="6.9236in" svg:height="3.606042in" draw:z-index="0">
<draw:image xlink:href="../Images/AРМІЯINFORM/2023-04-25T37-00-00-04-00/poranenyj-okupant.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KhbVBT2DBisGrWb8gMdBmWyeDPMLA5EsJ4UpyUrwFye6zMtNvLahTEh4YF3n46fKl" text:style-name="Internet_20_link" text:visited-style-name="Visited_20_Internet_20_Link">
повідомляє</text:a>
Генеральний штаб Збройних Сил України.</text:p>
      <text:p text:style-name="P4">
«Для надання медичної допомоги своїм пораненим, російські загарбникипродовжують активно використовувати медичні заклади населених пунктівтимчасово окупованої Луганської області. Зокрема, у місті Хрустальний,окупанти розгорнули військовий шпиталь на території міської лікарні», —йдеться в повідомленні.</text:p>
      <text:p text:style-name="P4">
Source: <text:a xlink:type="simple" xlink:href="https://armyinform.com.ua/2023/04/25/okupanty-rozgortayut-vijskovi-shpytali-na-terytoriyi-czyvilnyh-likaren/" text:style-name="Internet_20_link" text:visited-style-name="Visited_20_Internet_20_Link">
https://armyinform.com.ua/2023/04/25/okupanty-rozgortayut-vijskovi-shpytali-na-terytoriyi-czyvilnyh-likaren/</text:a>
</text:p>
      <!--NEWS-->
      <text:h text:style-name="P10" text:outline-level="1">
<text:span text:style-name="T4">
рашисти провели нові рейди щодо пошуків партизан в окупованому Криму</text:span>
</text:h>
      <text:p text:style-name="P4">
Author: ['АРМІЯINFORM']</text:p>
      <text:p text:style-name="P4">
Time: 2023-04-25T38:00:00-04:00</text:p>
      <text:p text:style-name="P4">
Description: На тимчасово окупованому півострові Крим ворог продовжує посилювати заходи щодо вияв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protyv.jpeg" text:style-name="Internet_20_link" text:visited-style-name="Visited_20_Internet_20_Link">
sprotyv.jpeg</text:a>
']</text:p>
      <text:p text:style-name="P4">
Tags: ['STOPRUSSIA', 'АГРЕСІЯ РФ', 'ВТОРГНЕННЯ РФ', 'КРИМ', 'ОКУПАНТИ', 'ПАРТИЗАНИ', 'ТИМЧАСОВО ОКУПОВАНИЙ КРИМ']</text:p>
      <text:p text:style-name="P4">
Category: News</text:p>
      <!--METADATA-->
      <text:p text:style-name="P4">
<draw:frame draw:style-name="fr1" draw:name="Image43" text:anchor-type="as-char" svg:width="6.9236in" svg:height="4.615733in" draw:z-index="0">
<draw:image xlink:href="../Images/AРМІЯINFORM/2023-04-25T38-00-00-04-00/sprotyv.jpeg" xlink:type="simple" xlink:show="embed" xlink:actuate="onLoad" draw:mime-type="image/jpeg"/>
</draw:frame>
</text:p>
      <text:p text:style-name="P4">
На тимчасово окупованому півострові Крим ворог продовжує посилювати заходищодо виявлення членів українського підпілля.</text:p>
      <text:p text:style-name="P4">
Про це <text:a xlink:type="simple" xlink:href="https://sprotyv.mod.gov.ua/2023/04/24/v-krymu-okupanty-provely-novi-rejdy-u-poshukah-partyzan/" text:style-name="Internet_20_link" text:visited-style-name="Visited_20_Internet_20_Link">
повідомляє</text:a>
 Центр національного спротиву Силспеціальних операцій.</text:p>
      <text:p text:style-name="P4">
Зокрема на півострові провели обшуки квартир в тих, кого вони підозрюють«нелояльності». Обшуки проводили в тому числі без присутності господарів.Також на вулицях почастішали випадки вибіркових перевірок.</text:p>
      <text:p text:style-name="P4">
Зауважимо, в Криму зростає невдоволення населення через проведенняпредставниками окупаційних адміністрацій активної мобілізаційної кампанії.</text:p>
      <text:p text:style-name="P4">
Нагадаємо, раніше в Криму росіяни встановили додаткові камери стеження абивиявити партизан. Це стало реакцією на успішні дії місцевих партизан, зокремаз руху «Атеш».</text:p>
      <text:p text:style-name="P4">
Source: <text:a xlink:type="simple" xlink:href="https://armyinform.com.ua/2023/04/25/okupanty-shukayut-partyzaniv-u-krymu-provely-novi-rejdy/" text:style-name="Internet_20_link" text:visited-style-name="Visited_20_Internet_20_Link">
https://armyinform.com.ua/2023/04/25/okupanty-shukayut-partyzaniv-u-krymu-provely-novi-rejdy/</text:a>
</text:p>
      <!--NEWS-->
      <text:h text:style-name="P10" text:outline-level="1">
<text:span text:style-name="T4">
Презентовано План дій Ради Європи для України «Стійкість. Відновлення. Відбудова»</text:span>
</text:h>
      <text:p text:style-name="P4">
Author: ['АРМІЯINFORM']</text:p>
      <text:p text:style-name="P4">
Time: 2023-04-25T39:00:00-04:00</text:p>
      <text:p text:style-name="P4">
Description: У Києві відбулася презентація Плану дій Ради Європи для України «Стійкість. Віднов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g.jpg" text:style-name="Internet_20_link" text:visited-style-name="Visited_20_Internet_20_Link">
zag.jpg</text:a>
', '<text:a xlink:type="simple" xlink:href="https://armyinform.com.ua/wp-content/uploads/2023/04/1vk104443_1170.jpg" text:style-name="Internet_20_link" text:visited-style-name="Visited_20_Internet_20_Link">
1vk104443_1170.jpg</text:a>
']</text:p>
      <text:p text:style-name="P4">
Tags: ['МІНСОЦПОЛІТИКИ', 'ПРЕЗЕНТАЦІЯ', 'РАДА ЄВРОПИ']</text:p>
      <text:p text:style-name="P4">
Category: News</text:p>
      <!--METADATA-->
      <text:p text:style-name="P4">
<draw:frame draw:style-name="fr1" draw:name="Image44" text:anchor-type="as-char" svg:width="6.9236in" svg:height="3.484879in" draw:z-index="0">
<draw:image xlink:href="../Images/AРМІЯINFORM/2023-04-25T39-00-00-04-00/zag.jpg" xlink:type="simple" xlink:show="embed" xlink:actuate="onLoad" draw:mime-type="image/jpeg"/>
</draw:frame>
</text:p>
      <text:p text:style-name="P4">
У Києві відбулася презентація Плану дій Ради Європи для України «Стійкість.Відновлення. Відбудова» на 2023–2026 роки, організатором якої виступив ОфісРади Європи в Україні за сприяння Міністерства закордонних справ України.</text:p>
      <text:p text:style-name="P4">
Про це <text:a xlink:type="simple" xlink:href="https://www.kmu.gov.ua/news/anna-prorok-vziala-uchast-u-prezentatsii-planu-dii-rady-ievropy-dlia-ukrainy-stiikist-vidnovlennia-vidbudova-na-2023-2026-roky" text:style-name="Internet_20_link" text:visited-style-name="Visited_20_Internet_20_Link">
повідомляє</text:a>
 Міністерство соціальної політики України.</text:p>
      <text:p text:style-name="P4">
У заході взяли участь представники всіх зацікавлених органів влади, органівмісцевого самоврядування, громадянського суспільства, залучених до реалізаціїПлану дій РЄ для України.</text:p>
      <text:p text:style-name="P4">
Мінсоцполітики налагоджена конструктивна взаємодія з Радою Європи у сферісоціальної політики. Під час свого виступу перед учасниками презентаціїзаступник Міністра соціальної політики з питань європейської інтеграції ГаннаПророк підкреслила важливість і актуальність проєктів для Міністерства,передбачених новим Планом дій РЄ, зокрема, «Посилення соціального захисту вУкраїні», «Боротьба з насильством стосовно жінок в Україні — Етап II»,«Боротьба з торгівлею людьми», а також «Захист прав українських дітей під часвійни та в післявоєнний час».</text:p>
      <text:p text:style-name="P4">
Окремо Ганна Пророк наголосила, що на підтримку захисту прав українських дітейв РЄ було розроблено проєкт Декларації щодо становища дітей України, якіпостраждали внаслідок агресії рф проти України. Передбачається створення урамках Ради Європи спеціального координаційного механізму для обміну даними,обговорення правових аспектів щодо становища, статусу і потреб українськихдітей, які перебувають в інших державах-членах Ради Європи, а також для обмінудосвідом стосовно розвитку сімейних форм виховання тощо.</text:p>
      <text:p text:style-name="P4">
<draw:frame draw:style-name="fr1" draw:name="Image45" text:anchor-type="as-char" svg:width="6.9236in" svg:height="3.893785in" draw:z-index="0">
<draw:image xlink:href="../Images/AРМІЯINFORM/2023-04-25T39-00-00-04-00/1vk104443_1170.jpg" xlink:type="simple" xlink:show="embed" xlink:actuate="onLoad" draw:mime-type="image/jpeg"/>
</draw:frame>
</text:p>
      <text:p text:style-name="P4">
Крім того, заступник Міністра з питань європейської інтеграції зазначила наважливості забезпечення в межах реалізації проєкту «Посилення соціальногозахисту в Україні» розробки та імплементації відповідних нормативно-правовихактів щодо заохочення надання людям з інвалідністю рівного доступу до ринкупраці та ефективного дотримання їхніх соціальних прав.</text:p>
      <text:p text:style-name="P4">
Ганна Пророк підтвердила готовність і відкритість Мінсоцполітики до проєктноїспівпраці в межах реалізації Плану дій Ради Європи для України «Стійкість.Відновлення. Відбудова» на 2023-2026 роки.</text:p>
      <text:p text:style-name="P4">
Source: <text:a xlink:type="simple" xlink:href="https://armyinform.com.ua/2023/04/25/prezentovanyj-plan-dij-rady-yevropy-dlya-ukrayiny-stijkist-vidnovlennya-vidbudova/" text:style-name="Internet_20_link" text:visited-style-name="Visited_20_Internet_20_Link">
https://armyinform.com.ua/2023/04/25/prezentovanyj-plan-dij-rady-yevropy-dlya-ukrayiny-stijkist-vidnovlennya-vidbudova/</text:a>
</text:p>
      <!--NEWS-->
      <text:h text:style-name="P10" text:outline-level="1">
<text:span text:style-name="T4">
Втрати ворога за добу: ліквідовано майже 700 окупантів, знищено 14 артсистем і 24 БПЛА</text:span>
</text:h>
      <text:p text:style-name="P4">
Author: ['АРМІЯINFORM']</text:p>
      <text:p text:style-name="P4">
Time: 2023-04-25T40:00:00-04:00</text:p>
      <text:p text:style-name="P4">
Description: Загальні бойові втрати противника з 24.02.22 по 25.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3253203-0205-4df0-b5c9-4ea1cd4a4714-scaled.jpg" text:style-name="Internet_20_link" text:visited-style-name="Visited_20_Internet_20_Link">
b3253203-0205-4df0-b5c9-4ea1cd4a4714-scaled.jpg</text:a>
']</text:p>
      <text:p text:style-name="P4">
Tags: ['STOPRUSSIA', 'АГРЕСІЯ РФ', 'ВТОРГНЕННЯ РФ', 'ВТРАТИ ВОРОГА', 'ГШ ЗСУ']</text:p>
      <text:p text:style-name="P4">
Category: News</text:p>
      <!--METADATA-->
      <text:p text:style-name="P4">
<draw:frame draw:style-name="fr1" draw:name="Image46" text:anchor-type="as-char" svg:width="6.9236in" svg:height="6.975527in" draw:z-index="0">
<draw:image xlink:href="../Images/AРМІЯINFORM/2023-04-25T40-00-00-04-00/b3253203-0205-4df0-b5c9-4ea1cd4a4714-scaled.jpg" xlink:type="simple" xlink:show="embed" xlink:actuate="onLoad" draw:mime-type="image/jpeg"/>
</draw:frame>
</text:p>
      <text:p text:style-name="P4">
Загальні бойові втрати противника з 24.02.22 по 25.04.23 орієнтовностановлять:</text:p>
      <ul>
        <li>
<text:span text:style-name="T4">
особового складу ‒</text:span>
 187770 (+690) осіб ліквідовано  * <text:span text:style-name="T4">
танків ‒</text:span>
 3688 (+5)  * <text:span text:style-name="T4">
бойових броньованих машин ‒</text:span>
 7151 (+12)  * <text:span text:style-name="T4">
артилерійських систем ‒</text:span>
 2863 (+14)  * <text:span text:style-name="T4">
РСЗВ ‒</text:span>
 539 (0)  * <text:span text:style-name="T4">
засоби ППО ‒</text:span>
 291 (+2)  * <text:span text:style-name="T4">
літаків ‒</text:span>
 308 (0)  * <text:span text:style-name="T4">
гелікоптерів ‒</text:span>
 294 (0)  * <text:span text:style-name="T4">
БПЛА оперативно-тактичного рівня ‒</text:span>
 2437 (+24)  * <text:span text:style-name="T4">
крилаті ракети ‒</text:span>
 911 (0)  * <text:span text:style-name="T4">
кораблі / катери ‒</text:span>
 18 (0)  * <text:span text:style-name="T4">
автомобільної техніки та автоцистерн ‒</text:span>
 5784 (+31)  * <text:span text:style-name="T4">
спеціальна техніка ‒</text:span>
 345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5.04.23.</text:p>
      <text:p text:style-name="P4">
Source: <text:a xlink:type="simple" xlink:href="https://armyinform.com.ua/2023/04/25/vtraty-voroga-za-dobu-likvidovano-majzhe-700-okupantiv-znyshheno-14-artsystem-i-24-bpla/" text:style-name="Internet_20_link" text:visited-style-name="Visited_20_Internet_20_Link">
https://armyinform.com.ua/2023/04/25/vtraty-voroga-za-dobu-likvidovano-majzhe-700-okupantiv-znyshheno-14-artsystem-i-24-bpla/</text:a>
</text:p>
      <!--NEWS-->
      <text:h text:style-name="P10" text:outline-level="1">
<text:span text:style-name="T4">
Захисникам Бахмута передано сотню дронів, придбаних за кошти UNITED24</text:span>
</text:h>
      <text:p text:style-name="P4">
Author: ['АРМІЯINFORM']</text:p>
      <text:p text:style-name="P4">
Time: 2023-04-25T41:00:00-04:00</text:p>
      <text:p text:style-name="P4">
Description: Підписники інтернет-видання «Блискавка» за два дні зібрали через фандрейзингову платфор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8331583695866679_y.jpg" text:style-name="Internet_20_link" text:visited-style-name="Visited_20_Internet_20_Link">
photo_5348331583695866679_y.jpg</text:a>
']</text:p>
      <text:p text:style-name="P4">
Tags: ['АРМІЯ ДРОНІВ', 'МІНЦИФРИ', 'ПЛАТФОРМА UNITED24']</text:p>
      <text:p text:style-name="P4">
Category: News</text:p>
      <!--METADATA-->
      <text:p text:style-name="P4">
<draw:frame draw:style-name="fr1" draw:name="Image47" text:anchor-type="as-char" svg:width="6.9236in" svg:height="3.586208in" draw:z-index="0">
<draw:image xlink:href="../Images/AРМІЯINFORM/2023-04-25T41-00-00-04-00/photo_5348331583695866679_y.jpg" xlink:type="simple" xlink:show="embed" xlink:actuate="onLoad" draw:mime-type="image/jpeg"/>
</draw:frame>
</text:p>
      <text:p text:style-name="P4">
Підписники інтернет-видання «Блискавка» за два дні зібрали черезфандрейзингову платформу UNITED24 понад 10,4 млн грн на 500 дронів-камікадзе.</text:p>
      <text:p text:style-name="P4">
Про це <text:a xlink:type="simple" xlink:href="https://t.me/zedigital/3060" text:style-name="Internet_20_link" text:visited-style-name="Visited_20_Internet_20_Link">
повідомив</text:a>
 Віцепрем'єр з інновацій,розвитку освіти, науки і технологій — міністр цифрової трансформації МихайлоФедоров.</text:p>
      <text:p text:style-name="P4">
Він зазначив, що ці дрони передали на Бахмутський напрямок.</text:p>
      <text:p text:style-name="P4">
«Перша партія «пташок» уже летить до одного з підрозділів аеророзвідки 59-їбригади. Вони допоможуть бійцям оперативно доставляти «подарунки» росіянам.Дякую партнерам та кожному, хто підтримує Армію дронів», — йдеться у йогоповідомленні.</text:p>
      <text:p text:style-name="P4">
Source: <text:a xlink:type="simple" xlink:href="https://armyinform.com.ua/2023/04/25/zahysnykam-bahmuta-peredano-sotnyu-droniv-prydbanyh-za-koshty-united24/" text:style-name="Internet_20_link" text:visited-style-name="Visited_20_Internet_20_Link">
https://armyinform.com.ua/2023/04/25/zahysnykam-bahmuta-peredano-sotnyu-droniv-prydbanyh-za-koshty-united24/</text:a>
</text:p>
      <!--NEWS-->
      <text:h text:style-name="P10" text:outline-level="1">
<text:span text:style-name="T4">
Злочини, скоєні росармією в Україні, не повинні залишитися безкарними — комісарка Ради Європи</text:span>
</text:h>
      <text:p text:style-name="P4">
Author: ['АРМІЯINFORM']</text:p>
      <text:p text:style-name="P4">
Time: 2023-04-25T42:00:00-04:00</text:p>
      <text:p text:style-name="P4">
Description: Комісарка Ради Європи з прав людини Дуня Міятович під час засідання ПАРЄ представ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053.png" text:style-name="Internet_20_link" text:visited-style-name="Visited_20_Internet_20_Link">
9053.png</text:a>
']</text:p>
      <text:p text:style-name="P4">
Tags: ['STOPRUSSIA', 'АГРЕСІЯ РФ', 'ВОЄННІ ЗЛОЧИНИ РФ', 'ВТОРГНЕННЯ РФ', 'ДУНЯ МІЯТОВИЧ', 'ПАРЄ']</text:p>
      <text:p text:style-name="P4">
Category: News</text:p>
      <!--METADATA-->
      <text:p text:style-name="P4">
<draw:frame draw:style-name="fr1" draw:name="Image48" text:anchor-type="as-char" svg:width="6.9236in" svg:height="4.698157in" draw:z-index="0">
<draw:image xlink:href="../Images/AРМІЯINFORM/2023-04-25T42-00-00-04-00/9053.png" xlink:type="simple" xlink:show="embed" xlink:actuate="onLoad" draw:mime-type="image/png"/>
</draw:frame>
</text:p>
      <text:p text:style-name="P4">
Комісарка Ради Європи з прав людини Дуня Міятович під час засідання ПАРЄпредставила щорічний звіт, який був здебільшого зосереджений на звірствах,вчинених російською федерацією в Україні.</text:p>
      <text:p text:style-name="P4">
Про це <text:a xlink:type="simple" xlink:href="https://pace.coe.int/en/news/9053/annual-report-2022-commissioner-mijatovic-calls-for-renewed-commitment-to-human-rights-protection-to-address-numerous-systemic-problems" text:style-name="Internet_20_link" text:visited-style-name="Visited_20_Internet_20_Link">
повідомляє</text:a>
 пресслужба РадиЄвропи.</text:p>
      <text:p text:style-name="P4">
«Жахливі злочини, скоєні російськими військами в Україні, не повиннізалишитися безкарними. Правосуддя має бути звершене, у тому числі черезефективну співпрацю з Міжнародним кримінальним судом та довгостроковупідтримку системи українського правосуддя», — наголосила Дуня Міятович.</text:p>
      <text:p text:style-name="P4">
У звіті йдеться, зокрема, про порушення прав людини українських дітей,переданих до російської федерації чи тимчасово окупованих територій, деякі зяких отримали російське громадянство з грубим порушенням міжнародногогуманітарного права.</text:p>
      <text:p text:style-name="P4">
Source: <text:a xlink:type="simple" xlink:href="https://armyinform.com.ua/2023/04/25/zlochyny-skoyeni-rosarmiyeyu-v-ukrayini-ne-povynni-zalyshytysya-bezkarnymy-komisarka-rady-yevropy/" text:style-name="Internet_20_link" text:visited-style-name="Visited_20_Internet_20_Link">
https://armyinform.com.ua/2023/04/25/zlochyny-skoyeni-rosarmiyeyu-v-ukrayini-ne-povynni-zalyshytysya-bezkarnymy-komisarka-rady-yevropy/</text:a>
</text:p>
      <!--NEWS-->
      <text:h text:style-name="P10" text:outline-level="1">
<text:span text:style-name="T4">
Країнам, які висувають мирні пропозиції, слід побачити агресію очима українців, яких бомбардує рф — Жозеп Боррель</text:span>
</text:h>
      <text:p text:style-name="P4">
Author: ['АРМІЯINFORM']</text:p>
      <text:p text:style-name="P4">
Time: 2023-04-25T43:00:00-04:00</text:p>
      <text:p text:style-name="P4">
Description: Китаю та Бразилії, які висунули ідеї миру, слід спершу приїхати до України і зазирнут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4bb728f-3206-4449-9437-7ac0a94fcbc3.jpg" text:style-name="Internet_20_link" text:visited-style-name="Visited_20_Internet_20_Link">
d4bb728f-3206-4449-9437-7ac0a94fcbc3.jpg</text:a>
']</text:p>
      <text:p text:style-name="P4">
Tags: ['STOPRUSSIA', 'АГРЕСІЯ РФ', 'ВЕРХОВНИЙ ПРЕДСТАВНИК ЄС', 'ВТОРГНЕННЯ РФ', 'ЖОЗЕП БОРРЕЛЬ']</text:p>
      <text:p text:style-name="P4">
Category: News</text:p>
      <!--METADATA-->
      <text:p text:style-name="P4">
<draw:frame draw:style-name="fr1" draw:name="Image49" text:anchor-type="as-char" svg:width="6.9236in" svg:height="3.894525in" draw:z-index="0">
<draw:image xlink:href="../Images/AРМІЯINFORM/2023-04-25T43-00-00-04-00/d4bb728f-3206-4449-9437-7ac0a94fcbc3.jpg" xlink:type="simple" xlink:show="embed" xlink:actuate="onLoad" draw:mime-type="image/jpeg"/>
</draw:frame>
</text:p>
      <text:p text:style-name="P4">
Китаю та Бразилії, які висунули ідеї миру, слід спершу приїхати до України ізазирнути в очі тих, кого торкнулася російська агресія.</text:p>
      <text:p text:style-name="P4">
На цьому <text:a xlink:type="simple" xlink:href="https://www.eeas.europa.eu/eeas/foreign-affairs-council-press-remarks-high-representative-josep-borrell-after-meeting-4_en" text:style-name="Internet_20_link" text:visited-style-name="Visited_20_Internet_20_Link">
наголошує</text:a>
 Високийпредставник Європейського Союзу з питань закордонних справ і політики безпекиЖозеп Боррель.</text:p>
      <text:p text:style-name="P4">
«Нещодавно деякі ідеї щодо миру висунули Китай, а також Бразилія. Длянадійних, чесних мирних зусиль потрібно також поговорити з Києвом і поїхатитуди, щоб побачити агресію їхніми очима, очима тих, кого бомбардують. Я хочунагадати про жахливу ситуацію на місці всім людям, які зараз закликають домиру. Я також закликаю до миру. Але де були ці заклики, коли росія стягувалавійська на кордонах? Треба дуже чітко розуміти, що відбувається. Є агресор,який порушив Статут ООН і вторгся в іншу країну, і є жертва цієї агресії. Мине можемо прийняти такий доброзичливий підхід, який стверджує: "Ой, один нехоче зупинятися, і інший не хоче. О ні!" Не можна ставити на один рівеньагресора і агресованого», — зазначив Жозеп Боррель.</text:p>
      <text:p text:style-name="P4">
Він підкреслив, що країнам ЄС відомо про термінову потребу України вбоєприпасах і ракетах, і вони потрібні для захисту своєї території.</text:p>
      <text:p text:style-name="P4">
«росія не хоче зупиняти вторгнення, і Україна має продовжувати захищатися. Цеправильний спосіб пояснити, що там відбувається. Ось чому ми підтримуємоУкраїну, тепер включаючи танки, ППО і навіть винищувачі. Я можу оцінити, щопонад 13 мільярдів євро військової підтримки надано Україні ЄвропейськимСоюзом та державами-членами. Ми продовжуємо виконувати наші обіцянки щодоартилерійських боєприпасів і ракет на суму <text:a xlink:type="simple" xlink:href="https://armyinform.com.ua/2023/04/13/milyard-yevro-na-boyeprypasy-dlya-ukrayiny-yevropejska-rada-pogodyla-vydilennya-transhu/" text:style-name="Internet_20_link" text:visited-style-name="Visited_20_Internet_20_Link">
1 мільярдєвро</text:a>
 для України», —підкреслив Жозеп Боррель.</text:p>
      <text:p text:style-name="P4">
Source: <text:a xlink:type="simple" xlink:href="https://armyinform.com.ua/2023/04/25/krayinam-yaki-vysuvayut-myrni-propozycziyi-slid-pobachyty-agresiyu-ochyma-ukrayincziv-yakyh-bombarduye-rf-zhozep-borrel/" text:style-name="Internet_20_link" text:visited-style-name="Visited_20_Internet_20_Link">
https://armyinform.com.ua/2023/04/25/krayinam-yaki-vysuvayut-myrni-propozycziyi-slid-pobachyty-agresiyu-ochyma-ukrayincziv-yakyh-bombarduye-rf-zhozep-borrel/</text:a>
</text:p>
      <!--NEWS-->
      <text:h text:style-name="P10" text:outline-level="1">
<text:span text:style-name="T4">
кремль вже має план, як пояснити російському суспільству втрату Криму — Кирило Буданов</text:span>
</text:h>
      <text:p text:style-name="P4">
Author: ['АРМІЯINFORM']</text:p>
      <text:p text:style-name="P4">
Time: 2023-04-25T44: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5-1.jpg" text:style-name="Internet_20_link" text:visited-style-name="Visited_20_Internet_20_Link">
20230425-1.jpg</text:a>
']</text:p>
      <text:p text:style-name="P4">
Tags: ['STOPRUSSIA', 'АГРЕСІЯ РФ', 'ВТОРГНЕННЯ РФ', 'ГУР МОУ', 'ЗВІЛЬНЕННЯ КРИМУ', 'КИРИЛО БУДАНОВ']</text:p>
      <text:p text:style-name="P4">
Category: News</text:p>
      <!--METADATA-->
      <text:p text:style-name="P4">
<draw:frame draw:style-name="fr1" draw:name="Image50" text:anchor-type="as-char" svg:width="6.9236in" svg:height="4.615733in" draw:z-index="0">
<draw:image xlink:href="../Images/AРМІЯINFORM/2023-04-25T44-00-00-04-00/20230425-1.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розповів, як пропаганда рф пояснить поразку у війні тапро бої на Донбасі. Він сказав, що російські пропагандисти обманюють своїхлюдей так сильно, як ніхто в світі не може цього зробити краще. Тож, колиросія поверне Україні Крим, пояснювати втрату внутрішній аудиторії буде легше.</text:p>
      <text:p text:style-name="P4">
Про це <text:a xlink:type="simple" xlink:href="https://gur.gov.ua/content/kreml-vzhe-maie-plan-iak-poiasnyty-rosiiskomu-suspilstvu-vtratu-krymu.html" text:style-name="Internet_20_link" text:visited-style-name="Visited_20_Internet_20_Link">
повідомляє</text:a>
 Головне управління розвідкиМіністерства оборони України.</text:p>
      <text:p text:style-name="P4">
Подібне, нагадав очільник української воєнної розвідки, ми вже спостерігалипід час деокупації Херсона, яка була подана в російських пропагандистських ЗМІяк «вимушений крок».</text:p>
      <text:p text:style-name="P4">
«Повірте, там пропагандистська машина працює як взірець, це реально взірець.Вони так “оболванюють” своє населення, як ніхто у світі не може. Їхняпропагандистська машина під час втрати Херсона максимально ефективно себепоказала. Вони показали втрату Херсона – а це був найбільший здобуток такзваної “спеціальної воєнної операції” — просто як буденну справу. Причомувивернули це так, що це, в принципі, ще й гарна річ була для них», — сказавкерівник ГУР.</text:p>
      <text:p text:style-name="P4">
На думку генерал-майора Кирила Буданова, кремль уже має план, як податинаселенню новину про втрату Криму.</text:p>
      <text:p text:style-name="P4">
«Вони вже все напрацювали. Моделі по тому, як висвічувати новини під час подійу Криму, — всі вони вже є, вони нам чудово відомі. Повірте, вони спрацюють наїхнє суспільство», — зазначив керівник воєнної розвідки України.</text:p>
      <text:p text:style-name="P4">
Source: <text:a xlink:type="simple" xlink:href="https://armyinform.com.ua/2023/04/25/kreml-vzhe-maye-plan-yak-poyasnyty-rosijskomu-suspilstvu-vtratu-krymu-kyrylo-budanov/" text:style-name="Internet_20_link" text:visited-style-name="Visited_20_Internet_20_Link">
https://armyinform.com.ua/2023/04/25/kreml-vzhe-maye-plan-yak-poyasnyty-rosijskomu-suspilstvu-vtratu-krymu-kyrylo-budanov/</text:a>
</text:p>
      <!--NEWS-->
      <text:h text:style-name="P10" text:outline-level="1">
<text:span text:style-name="T4">
Прем’єрка Естонії в Бучі: Не повинно бути імунітету за злочини росії</text:span>
</text:h>
      <text:p text:style-name="P4">
Author: ['АРМІЯINFORM']</text:p>
      <text:p text:style-name="P4">
Time: 2023-04-25T45:00:00-04:00</text:p>
      <text:p text:style-name="P4">
Description: Прем’єр-міністр Естонії Кая Каллас під час візиту в Україну відвідала Буч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ftmdwwaaimtqc.jpg" text:style-name="Internet_20_link" text:visited-style-name="Visited_20_Internet_20_Link">
fuftmdwwaaimtqc.jpg</text:a>
', '<text:a xlink:type="simple" xlink:href="https://armyinform.com.ua/wp-content/uploads/2023/04/fuftgagxsaqzea--150x150.jpg" text:style-name="Internet_20_link" text:visited-style-name="Visited_20_Internet_20_Link">
fuftgagxsaqzea--150x150.jpg</text:a>
', '<text:a xlink:type="simple" xlink:href="https://armyinform.com.ua/wp-content/uploads/2023/04/fuftmdfwiaaxxoc-150x150.jpg" text:style-name="Internet_20_link" text:visited-style-name="Visited_20_Internet_20_Link">
fuftmdfwiaaxxoc-150x150.jpg</text:a>
']</text:p>
      <text:p text:style-name="P4">
Tags: ['БУЧА', 'КАЯ КАЛЛАС']</text:p>
      <text:p text:style-name="P4">
Category: News</text:p>
      <!--METADATA-->
      <text:p text:style-name="P4">
<draw:frame draw:style-name="fr1" draw:name="Image51" text:anchor-type="as-char" svg:width="6.9236in" svg:height="4.615733in" draw:z-index="0">
<draw:image xlink:href="../Images/AРМІЯINFORM/2023-04-25T45-00-00-04-00/fuftmdwwaaimtqc.jpg" xlink:type="simple" xlink:show="embed" xlink:actuate="onLoad" draw:mime-type="image/jpeg"/>
</draw:frame>
</text:p>
      <text:p text:style-name="P4">
Прем’єр-міністр Естонії Кая Каллас під час візиту в Україну відвідала Бучу.</text:p>
      <text:p text:style-name="P4">
Про це вона<text:a xlink:type="simple" xlink:href="https://twitter.com/kajakallas/status/1650520725801844736" text:style-name="Internet_20_link" text:visited-style-name="Visited_20_Internet_20_Link">
написала</text:a>
у своєму Twitter.</text:p>
      <text:p text:style-name="P4">
Вона наголосила, що не повинно бути безкарності та імунітету за злочиниросійської федерації, зокрема за злочин агресії.</text:p>
      <text:p text:style-name="P4">
«Свідчення звірств росії в Бучі — це нагадування: є боротьба за свободу, а єборотьба за справедливість. Україна має виграти і те, і інше. Ми готовідопомогти в цьому. Не повинно бути безкарності та імунітету за злочини росії,зокрема за злочин агресії», — йдеться у її дописі.</text:p>
      <text:p text:style-name="P4">
<text:a xlink:type="simple" xlink:href="https://armyinform.com.ua/wp-content/uploads/2023/04/fuftgagxsaqzea-.jpg" text:style-name="Internet_20_link" text:visited-style-name="Visited_20_Internet_20_Link">
<draw:frame draw:style-name="fr1" draw:name="Image52" text:anchor-type="as-char" svg:width="6.9236in" svg:height="6.9236in" draw:z-index="0">
<draw:image xlink:href="../Images/AРМІЯINFORM/2023-04-25T45-00-00-04-00/fuftgagxsaqzea--150x150.jpg" xlink:type="simple" xlink:show="embed" xlink:actuate="onLoad" draw:mime-type="image/jpeg"/>
</draw:frame>
</text:a>
</text:p>
      <text:p text:style-name="P4">
<text:a xlink:type="simple" xlink:href="https://armyinform.com.ua/wp-content/uploads/2023/04/fuftmdfwiaaxxoc.jpg" text:style-name="Internet_20_link" text:visited-style-name="Visited_20_Internet_20_Link">
<draw:frame draw:style-name="fr1" draw:name="Image53" text:anchor-type="as-char" svg:width="6.9236in" svg:height="6.9236in" draw:z-index="0">
<draw:image xlink:href="../Images/AРМІЯINFORM/2023-04-25T45-00-00-04-00/fuftmdfwiaaxxoc-150x150.jpg" xlink:type="simple" xlink:show="embed" xlink:actuate="onLoad" draw:mime-type="image/jpeg"/>
</draw:frame>
</text:a>
</text:p>
      <text:p text:style-name="P4">
Прем’єр-міністр Естонії Кая Каллас разом з Президентом України ВолодимиромЗеленським також <text:a xlink:type="simple" xlink:href="https://armyinform.com.ua/2023/04/24/ukrayina-czinuye-kozhnu-peredanu-nam-estoniyeyu-odynyczyu-zbroyi-prezydent-ukrayiny/" text:style-name="Internet_20_link" text:visited-style-name="Visited_20_Internet_20_Link">
відвідала</text:a>
Житомирську область.</text:p>
      <text:p text:style-name="P4">
Source: <text:a xlink:type="simple" xlink:href="https://armyinform.com.ua/2023/04/25/premyerka-estoniyi-u-buchi-ne-povynno-buty-imunitetu-za-zlochyny-rosiyi/" text:style-name="Internet_20_link" text:visited-style-name="Visited_20_Internet_20_Link">
https://armyinform.com.ua/2023/04/25/premyerka-estoniyi-u-buchi-ne-povynno-buty-imunitetu-za-zlochyny-rosiyi/</text:a>
</text:p>
      <!--NEWS-->
      <text:h text:style-name="P10" text:outline-level="1">
<text:span text:style-name="T4">
Для фахівців з кібербезпеки НКЦК провів навчання щодо захисту енергетичного сектору</text:span>
</text:h>
      <text:p text:style-name="P4">
Author: ['АРМІЯINFORM']</text:p>
      <text:p text:style-name="P4">
Time: 2023-04-25T46:00:00-04:00</text:p>
      <text:p text:style-name="P4">
Description: Національний координаційний центр кібербезпеки (НКЦК) при Раді національної безпе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iberzahyst.jpeg" text:style-name="Internet_20_link" text:visited-style-name="Visited_20_Internet_20_Link">
kiberzahyst.jpeg</text:a>
']</text:p>
      <text:p text:style-name="P4">
Tags: ['КІБЕРБЕЗПЕКА', 'НКЦК', 'РНБО УКРАЇНИ']</text:p>
      <text:p text:style-name="P4">
Category: News</text:p>
      <!--METADATA-->
      <text:p text:style-name="P4">
<draw:frame draw:style-name="fr1" draw:name="Image54" text:anchor-type="as-char" svg:width="6.9236in" svg:height="3.624921in" draw:z-index="0">
<draw:image xlink:href="../Images/AРМІЯINFORM/2023-04-25T46-00-00-04-00/kiberzahyst.jpeg" xlink:type="simple" xlink:show="embed" xlink:actuate="onLoad" draw:mime-type="image/jpeg"/>
</draw:frame>
</text:p>
      <text:p text:style-name="P4">
Національний координаційний центр кібербезпеки (НКЦК) при Раді національноїбезпеки і оборони України за підтримки CRDF Global в Україні з 13 березня по20 квітня 2023 року провів навчальний захід із серії «Управліннявразливостями» (VDP).</text:p>
      <text:p text:style-name="P4">
Про це <text:a xlink:type="simple" xlink:href="https://www.rnbo.gov.ua/ua/Diialnist/6286.html" text:style-name="Internet_20_link" text:visited-style-name="Visited_20_Internet_20_Link">
повідомляє</text:a>
 АпаратРади національної безпеки і оборони України.</text:p>
      <text:p text:style-name="P4">
У десятій програмі із серії «Управління вразливостями» взяли участь понад 30профільних технічних спеціалістів, які представляли 20 організаційенергетичного сектору України, з-поміж яких Міністерство енергетики України,НАЕК «Енергоатом», НЕК «Укренерго», регіональні обленерго тощо.</text:p>
      <text:p text:style-name="P4">
Метою таких заходів є покращення практичних навичок з виявлення вразливостей вінформаційних системах та забезпечення комплексного кіберзахисту в основнихсуб’єктах забезпечення кібербезпеки, державних установах, об’єктах критичноїінфраструктури та інших організаціях у рамках державно-приватного партнерства.</text:p>
      <text:p text:style-name="P4">
«Програма «Управління вразливостями» була створена для підвищення рівнякіберзахисту організацій різних секторів критичної інфраструктури Українишляхом навчання та підвищення кваліфікації ключових фахівців кібербезпеки цихорганізацій. Вона дає чіткі настанови та методології з виявлення й усуненнявразливостей безпеки та протидії кібератакам, а також допомагає організаціямзменшити кіберризики, сприяючи виявленню та усуненню вразливостей до того, якними скористаються зловмисники», — зазначив керівник управління забезпеченнядіяльності НКЦК профільної служби Апарату РНБО України Сергій Прокопенко.</text:p>
      <text:p text:style-name="P4">
Також Сергій Прокопенко подякував усім фахівцям за активну участь, адже цедозволило підвищити обізнаність, розвиток спеціальних практичних навичокфахівців безпеки та вдосконалити в майбутньому програми кібербезпекиорганізацій критичної інфраструктури.</text:p>
      <text:p text:style-name="P4">
Учасники VDP показали високу зацікавленість у вирішенні завдань та нафінальному CTF. Переможці шеститижневого тренінгу для працівниківенергетичного сектору отримали призи, які допоможуть їм і далі розвивати своїпрофесійні навички.</text:p>
      <text:p text:style-name="P4">
Навчальна програма була розроблена для задоволення вимог компаній тапідприємств енергетичного сектору критичної інфраструктури, які стикаються зконкретними викликами кібербезпеки, особливо під час російської агресії.</text:p>
      <text:p text:style-name="P4">
Source: <text:a xlink:type="simple" xlink:href="https://armyinform.com.ua/2023/04/25/dlya-fahivcziv-z-kiberbezpeky-nkczk-proviv-navchannya-shhodo-zahystu-energetychnogo-sektoru/" text:style-name="Internet_20_link" text:visited-style-name="Visited_20_Internet_20_Link">
https://armyinform.com.ua/2023/04/25/dlya-fahivcziv-z-kiberbezpeky-nkczk-proviv-navchannya-shhodo-zahystu-energetychnogo-sektoru/</text:a>
</text:p>
      <!--NEWS-->
      <text:h text:style-name="P10" text:outline-level="1">
<text:span text:style-name="T4">
Глава держави про обстріл Купʼянська: рф робить усе, щоб знищити нас — нашу історію, культуру, людей</text:span>
</text:h>
      <text:p text:style-name="P4">
Author: ['АРМІЯINFORM']</text:p>
      <text:p text:style-name="P4">
Time: 2023-04-25T47:00:00-04:00</text:p>
      <text:p text:style-name="P4">
Description: Країна-терорист обстріляла центр Купʼянська Харківської області. Влучили у будів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0443316036093248_y.jpg" text:style-name="Internet_20_link" text:visited-style-name="Visited_20_Internet_20_Link">
photo_5350443316036093248_y.jpg</text:a>
']</text:p>
      <text:p text:style-name="P4">
Tags: []</text:p>
      <text:p text:style-name="P4">
Category: News</text:p>
      <!--METADATA-->
      <text:p text:style-name="P4">
<draw:frame draw:style-name="fr1" draw:name="Image55" text:anchor-type="as-char" svg:width="6.9236in" svg:height="4.615733in" draw:z-index="0">
<draw:image xlink:href="../Images/AРМІЯINFORM/2023-04-25T47-00-00-04-00/photo_5350443316036093248_y.jpg" xlink:type="simple" xlink:show="embed" xlink:actuate="onLoad" draw:mime-type="image/jpeg"/>
</draw:frame>
</text:p>
      <text:p text:style-name="P4">
Країна-терорист обстріляла центр Купʼянська Харківської області. Влучили убудівлю краєзнавчого музею.</text:p>
      <text:p text:style-name="P4">
Про це <text:a xlink:type="simple" xlink:href="https://t.me/V_Zelenskiy_official/5988" text:style-name="Internet_20_link" text:visited-style-name="Visited_20_Internet_20_Link">
повідомив</text:a>
 Президент УкраїниВолодимир Зеленський.</text:p>
      <text:p text:style-name="P4">
«Країна-терорист робить усе, щоб знищити нас повністю: нашу історію, нашукультуру, наших людей, абсолютно варварськими методами вбиваючи українців. Немаємо права про це забувати ні на секунду. Маємо й будемо відповідати!» —написав глава держави.</text:p>
      <text:p text:style-name="P4">
Наразі відомо про загиблу працівницю музею та десятьох поранених. Під заваламище є люди. Ліквідація наслідків обстрілу триває. Залучені всі необхідніслужби.</text:p>
      <text:p text:style-name="P4">
«Вічна памʼять загиблій і співчуття рідним. А відповідальність усіх винних уцих воєнних злочинах точно буде, і буде безжальною», — зазначив ПрезидентУкраїни.</text:p>
      <text:p text:style-name="P4">
Source: <text:a xlink:type="simple" xlink:href="https://armyinform.com.ua/2023/04/25/glava-derzhavy-pro-obstril-kup%ca%bcyanska-rf-robyt-use-shhob-znyshhyty-nas-nashu-istoriyu-kulturu-lyudej/" text:style-name="Internet_20_link" text:visited-style-name="Visited_20_Internet_20_Link">
https://armyinform.com.ua/2023/04/25/glava-derzhavy-pro-obstril-kup%ca%bcyanska-rf-robyt-use-shhob-znyshhyty-nas-nashu-istoriyu-kulturu-lyudej/</text:a>
</text:p>
      <!--NEWS-->
      <text:h text:style-name="P10" text:outline-level="1">
<text:span text:style-name="T4">
На сайті Міноборони запустили онлайн-курс про деокупацію Криму</text:span>
</text:h>
      <text:p text:style-name="P4">
Author: ['АРМІЯINFORM']</text:p>
      <text:p text:style-name="P4">
Time: 2023-04-25T48:00:00-04:00</text:p>
      <text:p text:style-name="P4">
Description: На офіційному сайті Міністерства оборони України розмістили курс про деокуп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icleimage_31512.webp" text:style-name="Internet_20_link" text:visited-style-name="Visited_20_Internet_20_Link">
articleimage_31512.webp</text:a>
']</text:p>
      <text:p text:style-name="P4">
Tags: []</text:p>
      <text:p text:style-name="P4">
Category: News</text:p>
      <!--METADATA-->
      <text:p text:style-name="P4">
<draw:frame draw:style-name="fr1" draw:name="Image56" text:anchor-type="as-char" svg:width="6.9236in" svg:height="4.698157in" draw:z-index="0">
<draw:image xlink:href="../ConvertedIMGs/AРМІЯINFORM/2023-04-25T48-00-00-04-00/articleimage_31512.png" xlink:type="simple" xlink:show="embed" xlink:actuate="onLoad" draw:mime-type="image/png"/>
</draw:frame>
</text:p>
      <text:p text:style-name="P4">
На офіційному сайті Міністерства оборони України розмістили<text:a xlink:type="simple" xlink:href="https://courses.zrozumilo.in.ua/courses/course-v1:EEF+EEF-036+March2023/about" text:style-name="Internet_20_link" text:visited-style-name="Visited_20_Internet_20_Link">
курс</text:a>
про деокупацію Кримського півострова. Він розроблений ПредставництвомПрезидента України в Автономній Республіці Крим, як національного офісуКримської платформи, у межах Проєкту «Підтримка Кримської платформи: часнагадати, що Крим — це Україна», що виконується Фондом Східна Європа засприяння Агентства США з міжнародного розвитку (USAID).</text:p>
      <text:p text:style-name="P4">
«Це просвітницький курс для державних службовців, працівників органівмісцевого самоврядування і політиків щодо окремих правових та політичнихпитань державної політики в контексті тимчасової окупації АвтономноїРеспубліки Крим та м. Севастополь», — йдеться в повідомленні.</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стосовно деокупаціїпівострова та реінтеграції громадян із цих територій.</text:p>
      <text:p text:style-name="P4">
Онлайн-курс налічує вступне відео, 10 лекцій українською мовою зкримськотатарськими субтитрами та додаткову лекцію з коментарями експертіванглійською мовою. Тривалість відеолекцій — близько 10 хвилин. У додатковійангломовній лекції зібрані коментарі окремих українських експертів іпредставників органів влади про Крим.</text:p>
      <text:p text:style-name="P4">
Охочі пройти курс повинні створити обліковий запис за<text:a xlink:type="simple" xlink:href="https://courses.zrozumilo.in.ua/register" text:style-name="Internet_20_link" text:visited-style-name="Visited_20_Internet_20_Link">
посиланням</text:a>
.</text:p>
      <text:p text:style-name="P4">
<text:span text:style-name="T5">
Підготувала Тетяна Головатюк</text:span>
</text:p>
      <text:p text:style-name="P4">
Source: <text:a xlink:type="simple" xlink:href="https://armyinform.com.ua/2023/04/25/na-sajti-minoborony-zapustyly-onlajn-kurs-pro-deokupacziyu-krymu/" text:style-name="Internet_20_link" text:visited-style-name="Visited_20_Internet_20_Link">
https://armyinform.com.ua/2023/04/25/na-sajti-minoborony-zapustyly-onlajn-kurs-pro-deokupacziyu-krymu/</text:a>
</text:p>
      <!--NEWS-->
      <text:h text:style-name="P10" text:outline-level="1">
<text:span text:style-name="T4">
Запрацював перший навчально-тренувальний комплекс із такмеду</text:span>
</text:h>
      <text:p text:style-name="P4">
Author: ['Олександр Тереверко']</text:p>
      <text:p text:style-name="P4">
Time: 2023-04-25T49:00:00-04:00</text:p>
      <text:p text:style-name="P4">
Description: Нещодавно АрміяInform повідомляла, що Благодійний фонд «Повернись живим» у межах проєк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1.png" text:style-name="Internet_20_link" text:visited-style-name="Visited_20_Internet_20_Link">
f1.png</text:a>
', '<text:a xlink:type="simple" xlink:href="https://armyinform.com.ua/wp-content/uploads/2023/04/f2.png" text:style-name="Internet_20_link" text:visited-style-name="Visited_20_Internet_20_Link">
f2.png</text:a>
', '<text:a xlink:type="simple" xlink:href="https://armyinform.com.ua/wp-content/uploads/2023/04/f3-150x150.png" text:style-name="Internet_20_link" text:visited-style-name="Visited_20_Internet_20_Link">
f3-150x150.png</text:a>
', '<text:a xlink:type="simple" xlink:href="https://armyinform.com.ua/wp-content/uploads/2023/04/f4-1-150x150.png" text:style-name="Internet_20_link" text:visited-style-name="Visited_20_Internet_20_Link">
f4-1-150x150.png</text:a>
', '<text:a xlink:type="simple" xlink:href="https://armyinform.com.ua/wp-content/uploads/2023/04/f5.png" text:style-name="Internet_20_link" text:visited-style-name="Visited_20_Internet_20_Link">
f5.png</text:a>
']</text:p>
      <text:p text:style-name="P4">
Tags: ['ВТОРГНЕННЯ РФ', 'ТАКМЕД']</text:p>
      <text:p text:style-name="P4">
Category: News</text:p>
      <!--METADATA-->
      <text:p text:style-name="P4">
<draw:frame draw:style-name="fr1" draw:name="Image57" text:anchor-type="as-char" svg:width="6.9236in" svg:height="4.677921in" draw:z-index="0">
<draw:image xlink:href="../Images/AРМІЯINFORM/2023-04-25T49-00-00-04-00/f1.png" xlink:type="simple" xlink:show="embed" xlink:actuate="onLoad" draw:mime-type="image/png"/>
</draw:frame>
</text:p>
      <text:p text:style-name="P4">
Нещодавно АрміяInform повідомляла, що Благодійний фонд «Повернись живим» умежах проєкту «Тримаю!» працює над розгортанням восьми навчально-тренувальнихкомплексів з тактичної медицини на полігонах Збройних Сил України. Про цеможна прочитати <text:a xlink:type="simple" xlink:href="https://armyinform.com.ua/2023/04/11/visim-mobilnyh-navchalno-trenuvalnyh-kompleksiv-iz-takmedu-rozgortaye-blagodijnyj-fond-povernys-zhyvym/" text:style-name="Internet_20_link" text:visited-style-name="Visited_20_Internet_20_Link">
тут</text:a>
.</text:p>
      <text:p text:style-name="P4">
І ось на одному з полігонів перший навчально-тренувальний комплекс запрацював.</text:p>
      <text:p text:style-name="P4">
— До того 12 інструкторів з тактичної медицини пройшли підготовку з викладаннякурсу ТССС АСМ — All Service Members Course, — повідомила кореспондентуАрміяInform керівниця інструкторського напряму з тактичної медицини фонду«Повернись живим» Людмила Паутець. — Це стандарт догоспітальної допомоги наполі бою, розроблений для всіх військовослужбовців, які не є медиками. Йоговикористовують армії країн НАТО, а влітку минулого року перехід на ньогозатвердили Збройні Сили.</text:p>
      <text:p text:style-name="P4">
<draw:frame draw:style-name="fr1" draw:name="Image58" text:anchor-type="as-char" svg:width="6.9236in" svg:height="4.414558in" draw:z-index="0">
<draw:image xlink:href="../Images/AРМІЯINFORM/2023-04-25T49-00-00-04-00/f2.png" xlink:type="simple" xlink:show="embed" xlink:actuate="onLoad" draw:mime-type="image/png"/>
</draw:frame>
</text:p>
      <text:p text:style-name="P4">
Команда «Повернись живим» передала для навчальних класів тренувальногокомплексу полігону три намети із системами живлення й обігріву та всімоснащенням — проєкторами, екранами, стільцями; симуляційне обладнання,тренувальні манекени й розхідники: турнікети, бандажі, шини тощо, а такожукладки тренувальні — базові набори інструкторів.</text:p>
      <text:p text:style-name="P4">
Загальна вартість цієї допомоги становить понад 2 мільйони гривень.</text:p>
      <text:p text:style-name="P4">
<text:a xlink:type="simple" xlink:href="https://armyinform.com.ua/wp-content/uploads/2023/04/f3.png" text:style-name="Internet_20_link" text:visited-style-name="Visited_20_Internet_20_Link">
<draw:frame draw:style-name="fr1" draw:name="Image59" text:anchor-type="as-char" svg:width="6.9236in" svg:height="6.9236in" draw:z-index="0">
<draw:image xlink:href="../Images/AРМІЯINFORM/2023-04-25T49-00-00-04-00/f3-150x150.png" xlink:type="simple" xlink:show="embed" xlink:actuate="onLoad" draw:mime-type="image/png"/>
</draw:frame>
</text:a>
</text:p>
      <text:p text:style-name="P4">
<text:a xlink:type="simple" xlink:href="https://armyinform.com.ua/wp-content/uploads/2023/04/f4-1.png" text:style-name="Internet_20_link" text:visited-style-name="Visited_20_Internet_20_Link">
<draw:frame draw:style-name="fr1" draw:name="Image60" text:anchor-type="as-char" svg:width="6.9236in" svg:height="6.9236in" draw:z-index="0">
<draw:image xlink:href="../Images/AРМІЯINFORM/2023-04-25T49-00-00-04-00/f4-1-150x150.png" xlink:type="simple" xlink:show="embed" xlink:actuate="onLoad" draw:mime-type="image/png"/>
</draw:frame>
</text:a>
</text:p>
      <text:p text:style-name="P4">
За словами командира навчального підрозділу, відтепер заняття проводити значнозручніше: теорія засвоюється в наметі, практика — на тренувальному майданчикуіз застосуванням імітації бою. Щоб закріпити теоретичний пройдений матеріал,інструктори об’єднали відпрацювання евакуації пораненого, домедичної допомогий елементів тактичного переміщення.</text:p>
      <text:p text:style-name="P4">
На тактичну медицину відводиться 10 годин у 30-денному курсі базової загальноївійськової підготовки. На сьогодні вже близько 1800 бійців здобули базовізнання з тактичної медицини.</text:p>
      <text:p text:style-name="P4">
<draw:frame draw:style-name="fr1" draw:name="Image61" text:anchor-type="as-char" svg:width="6.9236in" svg:height="3.63489in" draw:z-index="0">
<draw:image xlink:href="../Images/AРМІЯINFORM/2023-04-25T49-00-00-04-00/f5.png" xlink:type="simple" xlink:show="embed" xlink:actuate="onLoad" draw:mime-type="image/png"/>
</draw:frame>
</text:p>
      <text:p text:style-name="P4">
За словами Людмили Паутець, за десять днів заняття з тактичної медицинирозпочнуться ще на одному полігоні. Загалом підготовку з такмеду протягом рокупройдуть понад 200 тисяч українських воїнів.</text:p>
      <text:p text:style-name="P4">
<text:span text:style-name="T5">
Фото БФ «Повернись живим»</text:span>
</text:p>
      <text:p text:style-name="P4">
Source: <text:a xlink:type="simple" xlink:href="https://armyinform.com.ua/2023/04/25/zapraczyuvav-pershyj-navchalno-trenuvalnyj-kompleks-iz-takmedu/" text:style-name="Internet_20_link" text:visited-style-name="Visited_20_Internet_20_Link">
https://armyinform.com.ua/2023/04/25/zapraczyuvav-pershyj-navchalno-trenuvalnyj-kompleks-iz-takmedu/</text:a>
</text:p>
      <!--NEWS-->
      <text:h text:style-name="P10" text:outline-level="1">
<text:span text:style-name="T4">
Посли 27 країн ЄС закликали росію вивести війська з України</text:span>
</text:h>
      <text:p text:style-name="P4">
Author: ['АРМІЯINFORM']</text:p>
      <text:p text:style-name="P4">
Time: 2023-04-25T50:00:00-04:00</text:p>
      <text:p text:style-name="P4">
Description: 27 послів Європейського Союзу у Нью-Йорку напередодні засідання Радбезу ООН виступили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74c3833-f5e4-4232-80b3-56ce3ce4e972.jpg" text:style-name="Internet_20_link" text:visited-style-name="Visited_20_Internet_20_Link">
e74c3833-f5e4-4232-80b3-56ce3ce4e972.jpg</text:a>
']</text:p>
      <text:p text:style-name="P4">
Tags: ['STOPRUSSIA', 'АГРЕСІЯ РФ', 'ВТОРГНЕННЯ РФ', 'ДОПОМОГА ПАРТНЕРІВ', 'ООН', 'ПРЕДСТАВНИЦТВО ЄС', 'СВІТ ПІДТРИМУЄ УКРАЇНУ', 'СПІЛЬНА ЗАЯВА ПОСЛІВ ЄС']</text:p>
      <text:p text:style-name="P4">
Category: News</text:p>
      <!--METADATA-->
      <text:p text:style-name="P4">
<draw:frame draw:style-name="fr1" draw:name="Image62" text:anchor-type="as-char" svg:width="6.9236in" svg:height="3.894525in" draw:z-index="0">
<draw:image xlink:href="../Images/AРМІЯINFORM/2023-04-25T50-00-00-04-00/e74c3833-f5e4-4232-80b3-56ce3ce4e972.jpg" xlink:type="simple" xlink:show="embed" xlink:actuate="onLoad" draw:mime-type="image/jpeg"/>
</draw:frame>
</text:p>
      <text:p text:style-name="P4">
27 послів Європейського Союзу у Нью-Йорку напередодні засідання Радбезу ООНвиступили зі спільною заявою, у якій засудили війну росії проти України та їїнедотримання Статуту ООН.</text:p>
      <text:p text:style-name="P4">
Заяву <text:a xlink:type="simple" xlink:href="https://www.eeas.europa.eu/delegations/un-new-york/joint-european-union-stakeout-ahead-un-security-council-open-debate_en" text:style-name="Internet_20_link" text:visited-style-name="Visited_20_Internet_20_Link">
опублікувало</text:a>
представництво Європейського Союзу в ООН у Нью-Йорку.</text:p>
      <text:p text:style-name="P4">
«Організовуючи ці дебати у Радбезі, росія намагається показати себе захисникомСтатуту ООН і багатосторонності. Ніщо не може бути далеким від істини. Цецинічно. Ми всі знаємо, що поки росія руйнує, ми будуємо. Поки вони порушують,ми захищаємо. Статут ООН, Генеральна Асамблея ООН, Міжнародний суд,Міжнародний кримінальний суд — куди не глянь, росія зневажлива», — йдеться уповідомленні.</text:p>
      <text:p text:style-name="P4">
Посли ЄС повторили вимогу до росії про виведення військ з території України.</text:p>
      <text:p text:style-name="P4">
«Якщо росія дбає про ефективну багатосторонність, це перший спосіб довести це.Дотримання порядку, заснованого на правилах, — термін, який росія свідомонеправильно тлумачить, означає повагу до міжнародного права та Статуту ООН ізабезпечення того, щоб ці правила застосовувалися до всіх», — наголосилидипломати.</text:p>
      <text:p text:style-name="P4">
Міжнародне співтовариство має залишатися твердо відданим забезпеченнювідповідальності за злочини, скоєні в Україні та проти неї.</text:p>
      <text:p text:style-name="P4">
«Український народ заплатив найдорожчу ціну, але згубні наслідки російськоїагресії відчуваються в усьому світі. У тісному діалозі з нашими партнерами ЄСактивізувався для подолання глобальних наслідків російської війни.Підкреслюємо: всі зусилля на підтримку України були зроблені на додачу, а незамість наших глобальних зобов’язань», — зазначено в документі.</text:p>
      <text:p text:style-name="P4">
Source: <text:a xlink:type="simple" xlink:href="https://armyinform.com.ua/2023/04/25/posly-27-krayin-yes-zaklykaly-rosiyu-vyvesty-vijska-z-ukrayiny/" text:style-name="Internet_20_link" text:visited-style-name="Visited_20_Internet_20_Link">
https://armyinform.com.ua/2023/04/25/posly-27-krayin-yes-zaklykaly-rosiyu-vyvesty-vijska-z-ukrayiny/</text:a>
</text:p>
      <!--NEWS-->
      <text:h text:style-name="P10" text:outline-level="1">
<text:span text:style-name="T4">
Три авіабомби та понад 400 вибухонебезпечних предметів знешкодили піротехніки ДСНС за добу</text:span>
</text:h>
      <text:p text:style-name="P4">
Author: ['АРМІЯINFORM']</text:p>
      <text:p text:style-name="P4">
Time: 2023-04-25T51:00:00-04:00</text:p>
      <text:p text:style-name="P4">
Description: Станом на 25 квітня піротехнічні підрозділи ДСНС залучалися 149 разів до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00_545_1650620172-1658.webp" text:style-name="Internet_20_link" text:visited-style-name="Visited_20_Internet_20_Link">
1000_545_1650620172-1658.webp</text:a>
', '<text:a xlink:type="simple" xlink:href="https://armyinform.com.ua/wp-content/uploads/2023/04/photo_5348067696610232750_y.jpg" text:style-name="Internet_20_link" text:visited-style-name="Visited_20_Internet_20_Link">
photo_5348067696610232750_y.jpg</text:a>
']</text:p>
      <text:p text:style-name="P4">
Tags: ['АВІАБОМБИ', 'ВИБУХОНЕБЕЗПЕЧНІ ПРЕДМЕТИ', 'ДСНС УКРАЇНИ']</text:p>
      <text:p text:style-name="P4">
Category: News</text:p>
      <!--METADATA-->
      <text:p text:style-name="P4">
<draw:frame draw:style-name="fr1" draw:name="Image63" text:anchor-type="as-char" svg:width="6.9236in" svg:height="3.773362in" draw:z-index="0">
<draw:image xlink:href="../ConvertedIMGs/AРМІЯINFORM/2023-04-25T51-00-00-04-00/1000_545_1650620172-1658.png" xlink:type="simple" xlink:show="embed" xlink:actuate="onLoad" draw:mime-type="image/png"/>
</draw:frame>
</text:p>
      <text:p text:style-name="P4">
<text:span text:style-name="T4">
Станом на 25 квітня</text:span>
 піротехнічні підрозділи ДСНС залучалися <text:span text:style-name="T4">
149 разів</text:span>
до виконання завдань з розмінування.</text:p>
      <text:p text:style-name="P4">
Про це <text:a xlink:type="simple" xlink:href="https://t.me/dsns_telegram/16229" text:style-name="Internet_20_link" text:visited-style-name="Visited_20_Internet_20_Link">
<text:span text:style-name="T5">
повідомляє</text:span>
</text:a>
 Державна службаУкраїни з надзвичайних ситуацій.</text:p>
      <text:p text:style-name="P4">
Піротехнічними підрозділами виявлено, вилучено і знешкоджено <text:span text:style-name="T4">
409вибухонебезпечних</text:span>
 <text:span text:style-name="T4">
предметів</text:span>
 , у тому числі <text:span text:style-name="T4">
3 авіаційні бомби</text:span>
.Обстежено (очищено) територію площею <text:span text:style-name="T4">
107 гектарів</text:span>
.</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нешкодили <text:span text:style-name="T4">
349 897вибухонебезпечних предметів</text:span>
 , зокрема <text:span text:style-name="T4">
2 212 авіаційні бомби</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64" text:anchor-type="as-char" svg:width="6.9236in" svg:height="5.804039in" draw:z-index="0">
<draw:image xlink:href="../Images/AРМІЯINFORM/2023-04-25T51-00-00-04-00/photo_5348067696610232750_y.jpg" xlink:type="simple" xlink:show="embed" xlink:actuate="onLoad" draw:mime-type="image/jpeg"/>
</draw:frame>
</text:p>
      <text:p text:style-name="P4">
Source: <text:a xlink:type="simple" xlink:href="https://armyinform.com.ua/2023/04/25/try-aviabomby-ta-ponad-400-vybuhonebezpechnyh-predmetiv-zneshkodyly-pirotehniky-dsns-za-dobu/" text:style-name="Internet_20_link" text:visited-style-name="Visited_20_Internet_20_Link">
https://armyinform.com.ua/2023/04/25/try-aviabomby-ta-ponad-400-vybuhonebezpechnyh-predmetiv-zneshkodyly-pirotehniky-dsns-za-dobu/</text:a>
</text:p>
      <!--NEWS-->
      <text:h text:style-name="P10" text:outline-level="1">
<text:span text:style-name="T4">
Я не вірю, що в НАТО є майбутнє без України — міністр закордонних справ Литви</text:span>
</text:h>
      <text:p text:style-name="P4">
Author: ['АРМІЯINFORM']</text:p>
      <text:p text:style-name="P4">
Time: 2023-04-25T52:00:00-04:00</text:p>
      <text:p text:style-name="P4">
Description: Литовці пам’ятають звук російських танків, які їхали вулицями міст, і агресія росії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355d88b-c8c5-4998-840a-3e3cde640a88.jpg" text:style-name="Internet_20_link" text:visited-style-name="Visited_20_Internet_20_Link">
2355d88b-c8c5-4998-840a-3e3cde640a88.jpg</text:a>
']</text:p>
      <text:p text:style-name="P4">
Tags: ['STOPRUSSIA', 'АГРЕСІЯ РФ', 'ГАБРІЕЛЮС ЛАНДСБЕРГІС', 'МІНІСТР ЗАКОРДОННИХ СПРАВ ЛИТВИ', 'НАТО']</text:p>
      <text:p text:style-name="P4">
Category: News</text:p>
      <!--METADATA-->
      <text:p text:style-name="P4">
<draw:frame draw:style-name="fr1" draw:name="Image65" text:anchor-type="as-char" svg:width="6.9236in" svg:height="3.894525in" draw:z-index="0">
<draw:image xlink:href="../Images/AРМІЯINFORM/2023-04-25T52-00-00-04-00/2355d88b-c8c5-4998-840a-3e3cde640a88.jpg" xlink:type="simple" xlink:show="embed" xlink:actuate="onLoad" draw:mime-type="image/jpeg"/>
</draw:frame>
</text:p>
      <text:p text:style-name="P4">
Литовці пам’ятають звук російських танків, які їхали вулицями міст, і агресіяросії проти України нагадує литовцям про боротьбу за незалежність.</text:p>
      <text:p text:style-name="P4">
На цьому<text:a xlink:type="simple" xlink:href="https://twitter.com/GLandsbergis/status/1650511286180933641" text:style-name="Internet_20_link" text:visited-style-name="Visited_20_Internet_20_Link">
наголосив</text:a>
 главазовнішньополітичного відомства Литви Ґабріелюс Ландсберґіс.</text:p>
      <text:p text:style-name="P4">
«Ми є членами НАТО, стаття 5 захищає нас і гарантує, що ми не будемоатаковані. Події в Грузії в 2008 році і в Україні в 2014 році, і нинішнєвторгнення рф в Україну дійсно показує, що НАТО може захистити країни, якізнаходяться по цей бік кордону», — нагадав Ґабріелюс Ландсберґіс.</text:p>
      <text:p text:style-name="P4">
За його словами, ті ж самі російські танки, які розстрілювали беззбройних ні вчому не винних мирних жителів Литви, які намагалися захищати звільнену в 1991році країну, зараз вбивають українців.</text:p>
      <text:p text:style-name="P4">
Глава МЗС Литви нагадав, що за два місяці у Вільнюсі<text:a xlink:type="simple" xlink:href="https://armyinform.com.ua/2022/11/09/nastupnyj-samit-nato-vidbudetsya-vlitku-2023-roku-v-lytvi/" text:style-name="Internet_20_link" text:visited-style-name="Visited_20_Internet_20_Link">
відбудеться</text:a>
 саміт НАТО, і саме проведення засіданняв столиці, яка знаходиться так близько до росії та білорусі, є знаковим.</text:p>
      <text:p text:style-name="P4">
«Я не вірю, що в України є майбутнє без НАТО, і я не вірю, що в НАТО ємайбутнє без України. Якщо ми хочемо, щоб Європа та Північна Атлантика булибезпечними або захищеними, ми повинні включити країни, які стикаються загресією з боку росії. Ми вже говорили, що росія є фундаментальноюстратегічною загрозою для Північноатлантичного альянсу. І тому всі країни, якістикаються з цією загрозою, повинні бути разом, вони повинні разом захищатися,щоб стримати будь-яку майбутню агресію», — наголосив Ґабріелюс Ландсберґіс.</text:p>
      <text:p text:style-name="P4">
Source: <text:a xlink:type="simple" xlink:href="https://armyinform.com.ua/2023/04/25/ya-ne-viryu-shho-v-nato-ye-majbutnye-bez-ukrayiny-ministr-zakordonnyh-sprav-lytvy/" text:style-name="Internet_20_link" text:visited-style-name="Visited_20_Internet_20_Link">
https://armyinform.com.ua/2023/04/25/ya-ne-viryu-shho-v-nato-ye-majbutnye-bez-ukrayiny-ministr-zakordonnyh-sprav-lytvy/</text:a>
</text:p>
      <!--NEWS-->
      <text:h text:style-name="P10" text:outline-level="1">
<text:span text:style-name="T4">
126 населених пунктів України обстріляла росармія за добу</text:span>
</text:h>
      <text:p text:style-name="P4">
Author: ['АРМІЯINFORM']</text:p>
      <text:p text:style-name="P4">
Time: 2023-04-25T53:00:00-04:00</text:p>
      <text:p text:style-name="P4">
Description: Протягом минулої доби російські окупаційні війська обстріляли територію дев’яти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adc890e-b772-4bfe-b7a7-4cee3b88fe78.jpg" text:style-name="Internet_20_link" text:visited-style-name="Visited_20_Internet_20_Link">
7adc890e-b772-4bfe-b7a7-4cee3b88fe78.jpg</text:a>
']</text:p>
      <text:p text:style-name="P4">
Tags: ['MILITARY MEDIA CENTER', 'STOPRUSSIA', 'АГРЕСІЯ РФ', 'ВОРОЖІ ОБСТРІЛИ', 'ВТОРГНЕННЯ РФ']</text:p>
      <text:p text:style-name="P4">
Category: News</text:p>
      <!--METADATA-->
      <text:p text:style-name="P4">
<draw:frame draw:style-name="fr1" draw:name="Image66" text:anchor-type="as-char" svg:width="6.9236in" svg:height="4.80174in" draw:z-index="0">
<draw:image xlink:href="../Images/AРМІЯINFORM/2023-04-25T53-00-00-04-00/7adc890e-b772-4bfe-b7a7-4cee3b88fe78.jpg" xlink:type="simple" xlink:show="embed" xlink:actuate="onLoad" draw:mime-type="image/jpeg"/>
</draw:frame>
</text:p>
      <text:p text:style-name="P4">
Протягом минулої доби російські окупаційні війська обстріляли територіюдев’яти областей України.</text:p>
      <text:p text:style-name="P4">
Про це <text:a xlink:type="simple" xlink:href="https://t.me/militarymediacenter/1783" text:style-name="Internet_20_link" text:visited-style-name="Visited_20_Internet_20_Link">
повідомляє</text:a>
 Military MediaCenter.</text:p>
      <text:p text:style-name="P4">
Загалом із різних видів озброєння (міномети, танки, ствольна та реактивнаартилерія, ЗРК, БПЛА, тактична авіація) здійснено обстріли 126 населенихпунктів, підтверджено ураження 70 об’єктів інфраструктури.</text:p>
      <text:p text:style-name="P4">
Попередньо 3 особи загинуло та 17 поранено.</text:p>
      <text:p text:style-name="P4">
Source: <text:a xlink:type="simple" xlink:href="https://armyinform.com.ua/2023/04/25/126-naselenyh-punktiv-ukrayiny-obstrilyala-rosarmiya-za-dobu/" text:style-name="Internet_20_link" text:visited-style-name="Visited_20_Internet_20_Link">
https://armyinform.com.ua/2023/04/25/126-naselenyh-punktiv-ukrayiny-obstrilyala-rosarmiya-za-dobu/</text:a>
</text:p>
      <!--NEWS-->
      <text:h text:style-name="P10" text:outline-level="1">
<text:span text:style-name="T4">
Сергій Наєв: рф тримає близько 17 тисяч осіб у двох прикордонних областях та білорусі</text:span>
</text:h>
      <text:p text:style-name="P4">
Author: ['АРМІЯINFORM']</text:p>
      <text:p text:style-name="P4">
Time: 2023-04-25T54:00:00-04:00</text:p>
      <text:p text:style-name="P4">
Description: До дій на північному напрямку противник залучає два угруповання прикриття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63693_721655253069524_4899932926809879422_n.jpg" text:style-name="Internet_20_link" text:visited-style-name="Visited_20_Internet_20_Link">
343063693_721655253069524_4899932926809879422_n.jpg</text:a>
']</text:p>
      <text:p text:style-name="P4">
Tags: ['ПІВНІЧНИЙ НАПРЯМОК', 'СЕРГІЙ НАЄВ']</text:p>
      <text:p text:style-name="P4">
Category: News</text:p>
      <!--METADATA-->
      <text:p text:style-name="P4">
<draw:frame draw:style-name="fr1" draw:name="Image67" text:anchor-type="as-char" svg:width="6.9236in" svg:height="4.615733in" draw:z-index="0">
<draw:image xlink:href="../Images/AРМІЯINFORM/2023-04-25T54-00-00-04-00/343063693_721655253069524_4899932926809879422_n.jpg" xlink:type="simple" xlink:show="embed" xlink:actuate="onLoad" draw:mime-type="image/jpeg"/>
</draw:frame>
</text:p>
      <text:p text:style-name="P4">
До дій на північному напрямку противник залучає два угруповання прикриттядержавного кордону. Вони розгорнуті у південній частині білорусі та натериторіях брянської і курської областей росії, загальною чисельністю близько17 тисяч осіб.</text:p>
      <text:p text:style-name="P4">
Про це<text:a xlink:type="simple" xlink:href="https://www.facebook.com/JointForcesCommandAFU/posts/pfbid06yE7WSA7umvboQfkZKhkcgdBKraHKDqvMJzY7rqbQANTnFyFEBN6JZdYJdMFnoo8l" text:style-name="Internet_20_link" text:visited-style-name="Visited_20_Internet_20_Link">
повідомив</text:a>
Командувач Об’єднаних Сил ЗС України генерал-лейтенант Сергій Наєв, коментуючиситуацію на північних рубежах держави.</text:p>
      <text:p text:style-name="P4">
Крім того, на полігонах білорусі чисельність російського контингенту становитьблизько 2800 осіб. На білоруських військових аеродромах продовжують перебуватилітаки та гелікоптери повітряно-космічних сил зс рф.</text:p>
      <text:p text:style-name="P4">
«Але, незважаючи на це, ми продовжуємо підсилювати Північне угрупованнявійськ, готуємо резерви. Здійснюємо моніторинг обстановки, переозброюємося набільш сучасні іноземні зразки, вдосконалюємо тривалі фортифікаційні споруди,підвищуємо щільність мінування території прикордонних смуг, навчаємо людей», —додав Сергій Наєв.</text:p>
      <text:p text:style-name="P4">
Командувач наголосив, що ситуація на північних рубежах країни контрольована.</text:p>
      <text:p text:style-name="P4">
«Водночас, противник продовжує систематично обстріли з артилерії прикордонняСумської та Чернігівської областей, веде повітряну розвідку з метою завдативогневе ураження по об’єктах критичної цивільної інфраструктури та викриттянашої системи ППО», — повідомив він.</text:p>
      <text:p text:style-name="P4">
Ворожі авіаудари завдаються переважно по військових об’єктах таінфраструктурі. Але, на превеликий жаль, унаслідок цих ударів є чисельнівипадки руйнування цивільних об’єктів та жертв серед місцевого населення.</text:p>
      <text:p text:style-name="P4">
Source: <text:a xlink:type="simple" xlink:href="https://armyinform.com.ua/2023/04/25/sergij-nayev-rf-trymaye-blyzko-17-tysyach-osib-u-dvoh-prykordonnyh-oblastyah-ta-bilorusi/" text:style-name="Internet_20_link" text:visited-style-name="Visited_20_Internet_20_Link">
https://armyinform.com.ua/2023/04/25/sergij-nayev-rf-trymaye-blyzko-17-tysyach-osib-u-dvoh-prykordonnyh-oblastyah-ta-bilorusi/</text:a>
</text:p>
      <!--NEWS-->
      <text:h text:style-name="P10" text:outline-level="1">
<text:span text:style-name="T4">
Проведено успішну рятувальну операцію з евакуації громадян із території Судану</text:span>
</text:h>
      <text:p text:style-name="P4">
Author: ['АРМІЯINFORM']</text:p>
      <text:p text:style-name="P4">
Time: 2023-04-25T55:00:00-04:00</text:p>
      <text:p text:style-name="P4">
Description: Головне управління розвідки в координації з Офісом Президента України та Міністерств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5_09-39-03-e1682413445174.jpg" text:style-name="Internet_20_link" text:visited-style-name="Visited_20_Internet_20_Link">
photo_2023-04-25_09-39-03-e1682413445174.jpg</text:a>
']</text:p>
      <text:p text:style-name="P4">
Tags: ['ГУР МО УКРАЇНИ', 'УКРАЇНСЬКИЙ НАРОД НЕПЕРЕМОЖНИЙ']</text:p>
      <text:p text:style-name="P4">
Category: News</text:p>
      <!--METADATA-->
      <text:p text:style-name="P4">
<draw:frame draw:style-name="fr1" draw:name="Image68" text:anchor-type="as-char" svg:width="6.9236in" svg:height="5.106155in" draw:z-index="0">
<draw:image xlink:href="../Images/AРМІЯINFORM/2023-04-25T55-00-00-04-00/photo_2023-04-25_09-39-03-e1682413445174.jpg" xlink:type="simple" xlink:show="embed" xlink:actuate="onLoad" draw:mime-type="image/jpeg"/>
</draw:frame>
</text:p>
      <text:p text:style-name="P4">
Головне управління розвідки в координації з Офісом Президента України таМіністерством закордонних справ провело успішну рятувальну операцію зевакуації мирних громадян із охопленого боями Хартуму — столиці Судану.</text:p>
      <text:p text:style-name="P4">
За умов безперервних боїв, недотримання режиму «тиші», відсутності їжі, водита техніки із зони збройного конфлікту евакуйовано 87 громадян України,здебільшого авіаційних фахівців — пілотів, техніків та членів їхніх родин.Також евакуйовано громадян Грузії та Перу. В цілому врятовано 138 громадян.Серед них 35 жінок та 12 дітей.</text:p>
      <text:p text:style-name="P4">
На даний час всі евакуйовані перебувають в безпеці на території Єгипту. Їмнадано необхідну медичну допомогу, харчування та воду. Громадяни Українизабезпечені візовою та документарною підтримкою і очікують швидкого поверненняна Батьківщину.</text:p>
      <text:p text:style-name="P4">
Україна врятує всіх своїх громадян!</text:p>
      <text:p text:style-name="P4">
<text:span text:style-name="T4">
Джерело:</text:span>
 <text:a xlink:type="simple" xlink:href="https://t.me/DIUkraine/2247" text:style-name="Internet_20_link" text:visited-style-name="Visited_20_Internet_20_Link">
<text:span text:style-name="T5">
ГУР</text:span>
</text:a>
</text:p>
      <text:p text:style-name="P4">
Source: <text:a xlink:type="simple" xlink:href="https://armyinform.com.ua/2023/04/25/provedeno-uspishnu-ryatuvalnu-operacziyu-z-evakuacziyi-gromadyan-iz-terytoriyi-sudanu/" text:style-name="Internet_20_link" text:visited-style-name="Visited_20_Internet_20_Link">
https://armyinform.com.ua/2023/04/25/provedeno-uspishnu-ryatuvalnu-operacziyu-z-evakuacziyi-gromadyan-iz-terytoriyi-sudanu/</text:a>
</text:p>
      <!--NEWS-->
      <text:h text:style-name="P10" text:outline-level="1">
<text:span text:style-name="T4">
Євросоюз виділив Україні ще півтора мільярда євро макрофінансової допомоги</text:span>
</text:h>
      <text:p text:style-name="P4">
Author: ['АРМІЯINFORM']</text:p>
      <text:p text:style-name="P4">
Time: 2023-04-25T56:00:00-04:00</text:p>
      <text:p text:style-name="P4">
Description: Європейський Союз виділив Україні €1,5 млрд макрофінансової допомог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98f776f-bdfc-48c3-b8ad-0091bf0ede1f.jpg" text:style-name="Internet_20_link" text:visited-style-name="Visited_20_Internet_20_Link">
e98f776f-bdfc-48c3-b8ad-0091bf0ede1f.jpg</text:a>
']</text:p>
      <text:p text:style-name="P4">
Tags: ['STOPRUSSIA', 'YES', 'АГРЕСІЯ РФ', 'ДОПОМОГА ПАРТНЕРІВ', 'СВІТ ПІДТРИМУЄ УКРАЇНУ', 'УРСУЛА ФОН ДЕР ЛЯЄН']</text:p>
      <text:p text:style-name="P4">
Category: News</text:p>
      <!--METADATA-->
      <text:p text:style-name="P4">
<draw:frame draw:style-name="fr1" draw:name="Image69" text:anchor-type="as-char" svg:width="6.9236in" svg:height="3.894525in" draw:z-index="0">
<draw:image xlink:href="../Images/AРМІЯINFORM/2023-04-25T56-00-00-04-00/e98f776f-bdfc-48c3-b8ad-0091bf0ede1f.jpg" xlink:type="simple" xlink:show="embed" xlink:actuate="onLoad" draw:mime-type="image/jpeg"/>
</draw:frame>
</text:p>
      <text:p text:style-name="P4">
Європейський Союз виділив Україні €1,5 млрд макрофінансової допомоги.</text:p>
      <text:p text:style-name="P4">
Про це<text:a xlink:type="simple" xlink:href="https://twitter.com/vonderleyen/status/1650778834952650752" text:style-name="Internet_20_link" text:visited-style-name="Visited_20_Internet_20_Link">
повідомила</text:a>
президентка Єврокомісії Урсула фон дер Ляєн.</text:p>
      <text:p text:style-name="P4">
«Сьогодні ми надаємо Україні ще 1,5 млрд євро в рамках нашого річного пакетумакрофінансової допомоги. Ми продовжуватимемо допомагати Україні протистоятиагресії росії, підтримувати роботу її інституцій та інфраструктури, а такожпроводити важливі реформи», — зазначила Урсула фон дер Ляєн.</text:p>
      <text:p text:style-name="P4">
Нагадаємо, у січні 2023 року Україна та ЄС<text:a xlink:type="simple" xlink:href="https://armyinform.com.ua/2023/01/16/ukrayina-ta-yes-pidpysaly-memorandum-shhodo-vydilennya-e18-mlrd-makrofinansovoyi-dopomogy/" text:style-name="Internet_20_link" text:visited-style-name="Visited_20_Internet_20_Link">
уклали</text:a>
 меморандумщодо виділення €18 млрд макрофінансової допомоги.</text:p>
      <text:p text:style-name="P4">
Source: <text:a xlink:type="simple" xlink:href="https://armyinform.com.ua/2023/04/25/yevrosoyuz-vydilyv-ukrayini-shhe-pivtora-milyardy-yevro-makrofinansovoyi-dopomogy/" text:style-name="Internet_20_link" text:visited-style-name="Visited_20_Internet_20_Link">
https://armyinform.com.ua/2023/04/25/yevrosoyuz-vydilyv-ukrayini-shhe-pivtora-milyardy-yevro-makrofinansovoyi-dopomogy/</text:a>
</text:p>
      <!--NEWS-->
      <text:h text:style-name="P10" text:outline-level="1">
<text:span text:style-name="T4">
Багато років ми терпляче розмовляли з росією. Однак це була розмова зі стіною — прем’єри Польщі, Словаччини та Чехії</text:span>
</text:h>
      <text:p text:style-name="P4">
Author: ['АРМІЯINFORM']</text:p>
      <text:p text:style-name="P4">
Time: 2023-04-25T57:00:00-04:00</text:p>
      <text:p text:style-name="P4">
Description: Протягом багатьох років з росією терпляче ділилися своїми поглядами та розбіжностям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ba4a37-f18f-4593-9696-0c5528ff5296.jpg" text:style-name="Internet_20_link" text:visited-style-name="Visited_20_Internet_20_Link">
c1ba4a37-f18f-4593-9696-0c5528ff5296.jpg</text:a>
']</text:p>
      <text:p text:style-name="P4">
Tags: ['STOPRUSSIA', 'АГРЕСІЯ РФ', 'ВТОРГНЕННЯ РФ', 'ЕДУАРД ГЕҐЕР', 'МАТЕУШ МОРАВЕЦЬКИЙ', 'НАТО', 'ПЕТР ФІАЛА']</text:p>
      <text:p text:style-name="P4">
Category: News</text:p>
      <!--METADATA-->
      <text:p text:style-name="P4">
<draw:frame draw:style-name="fr1" draw:name="Image70" text:anchor-type="as-char" svg:width="6.9236in" svg:height="3.894525in" draw:z-index="0">
<draw:image xlink:href="../Images/AРМІЯINFORM/2023-04-25T57-00-00-04-00/c1ba4a37-f18f-4593-9696-0c5528ff5296.jpg" xlink:type="simple" xlink:show="embed" xlink:actuate="onLoad" draw:mime-type="image/jpeg"/>
</draw:frame>
</text:p>
      <text:p text:style-name="P4">
Протягом багатьох років з росією терпляче ділилися своїми поглядами тарозбіжностями в різних контекстах, включаючи Раду НАТО-росія, однак ефектубуло мало. Розмова зі стіною не змінить поведінку росіян.</text:p>
      <text:p text:style-name="P4">
Про це <text:a xlink:type="simple" xlink:href="https://www.foreignaffairs.com/ukraine/free-world-must-stay-course-ukraine" text:style-name="Internet_20_link" text:visited-style-name="Visited_20_Internet_20_Link">
йдеться</text:a>
 у спільній статті прем’єр-міністрів Чехії Петра Фіали,Словаччини Едуарда Геґера та Польщі Матеуша Моравецького у виданні ForeignAffairs.</text:p>
      <text:p text:style-name="P4">
«Зіштовхнувшись із неіснуючим діалогом, НАТО, як політично-військовий альянс,має бути готовим коригувати свою стратегію на ходу. Сімдесят шість років томув цьому журналі Джордж Кеннан закликав до політики стримування щодорадянського союзу. Подібні принципи можна застосовувати сьогодні, коливійськова сила, жорсткі санкції, ізоляція росії та трансатлантична єдність єключовими принципами нашої стратегії», — зазначають автори статті.</text:p>
      <text:p text:style-name="P4">
Прем’єри зазначених країн наголошують: якщо Європа хоче залишатися цілісною тавільною, американська участь і лідерство залишатимуться вирішальними.</text:p>
      <text:p text:style-name="P4">
«Проте рішучість у підтримці України також допоможе стримати агресію в іншихчастинах світу, надсилаючи повідомлення про те, що тиранів не вгамувати, чи тов Європі, чи в Азії, чи будь-де ще. Цей меседж стане особливо чітким, колиУкраїна переможе, а росія зазнає поразки», — йдеться у статті.</text:p>
      <text:p text:style-name="P4">
Source: <text:a xlink:type="simple" xlink:href="https://armyinform.com.ua/2023/04/25/bagato-rokiv-my-terplyache-rozmovlyaly-z-rosiyeyu-odnak-cze-bula-rozmova-zi-stinoyu-premyery-polshhi-slovachchyny-ta-chehiyi/" text:style-name="Internet_20_link" text:visited-style-name="Visited_20_Internet_20_Link">
https://armyinform.com.ua/2023/04/25/bagato-rokiv-my-terplyache-rozmovlyaly-z-rosiyeyu-odnak-cze-bula-rozmova-zi-stinoyu-premyery-polshhi-slovachchyny-ta-chehiyi/</text:a>
</text:p>
      <!--NEWS-->
      <text:h text:style-name="P10" text:outline-level="1">
<text:span text:style-name="T4">
росія збільшила кількість своїх кораблів у Чорному морі</text:span>
</text:h>
      <text:p text:style-name="P4">
Author: ['АРМІЯINFORM']</text:p>
      <text:p text:style-name="P4">
Time: 2023-04-25T58:00:00-04:00</text:p>
      <text:p text:style-name="P4">
Description: російські війська збільшили кількість корабельного угруповання у Чорному морі до с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xresdefault-1.jpg" text:style-name="Internet_20_link" text:visited-style-name="Visited_20_Internet_20_Link">
maxresdefault-1.jpg</text:a>
']</text:p>
      <text:p text:style-name="P4">
Tags: ['ВМС ЗС УКРАЇНИ', 'РАКЕТИ «КАЛІБР»', 'ЧОРНЕ МОРЕ']</text:p>
      <text:p text:style-name="P4">
Category: News</text:p>
      <!--METADATA-->
      <text:p text:style-name="P4">
<draw:frame draw:style-name="fr1" draw:name="Image71" text:anchor-type="as-char" svg:width="6.9236in" svg:height="3.894525in" draw:z-index="0">
<draw:image xlink:href="../Images/AРМІЯINFORM/2023-04-25T58-00-00-04-00/maxresdefault-1.jpg" xlink:type="simple" xlink:show="embed" xlink:actuate="onLoad" draw:mime-type="image/jpeg"/>
</draw:frame>
</text:p>
      <text:p text:style-name="P4">
російські війська збільшили кількість корабельного угруповання у Чорному морідо семи одиниць, серед них два ракетоносії із загальним залпом до восьми ракет«Калібр».</text:p>
      <text:p text:style-name="P4">
Про це<text:a xlink:type="simple" xlink:href="https://t.me/ukrainian_navy/2825https://t.me/ukrainian_navy/2825"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знаходиться чотири ворожих кораблі,з них — три носії крилатих ракет «Калібр», загальний залп до 28 ракет.</text:p>
      <text:p text:style-name="P4">
За добу в інтересах рф прохід Керч-Єнікальською протокою здійснили:</text:p>
      <ul>
        <li>
до Азовського моря — 33 судна, з них 9 рухались з протоки Босфор;  * до Чорного моря — 21 суден, з них 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5/rosiya-zbilshyla-kilkist-svoyih-korabliv-u-chornomu-mori-2/" text:style-name="Internet_20_link" text:visited-style-name="Visited_20_Internet_20_Link">
https://armyinform.com.ua/2023/04/25/rosiya-zbilshyla-kilkist-svoyih-korabliv-u-chornomu-mori-2/</text:a>
</text:p>
      <!--NEWS-->
      <text:h text:style-name="P10" text:outline-level="1">
<text:span text:style-name="T4">
Постачання від країн-партнерів сучасних літаків змінить ситуацію у небі — Сергій Наєв</text:span>
</text:h>
      <text:p text:style-name="P4">
Author: ['АРМІЯINFORM']</text:p>
      <text:p text:style-name="P4">
Time: 2023-04-25T59:00:00-04:00</text:p>
      <text:p text:style-name="P4">
Description: Командувач Об’єднаних Сил ЗС України генерал-лейтенант Сергій Наєв розпові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45388_1282705075663438_3837011977616990912_n.jpg" text:style-name="Internet_20_link" text:visited-style-name="Visited_20_Internet_20_Link">
343045388_1282705075663438_3837011977616990912_n.jpg</text:a>
']</text:p>
      <text:p text:style-name="P4">
Tags: ['STOPRUSSIA', 'АГРЕСІЯ РФ', 'ВТОРГНЕННЯ РФ', "КОМАНДУВАННЯ ОБ'ЄДНАНИХ СИЛ", 'СЕРГІЙ НАЄВ']</text:p>
      <text:p text:style-name="P4">
Category: News</text:p>
      <!--METADATA-->
      <text:p text:style-name="P4">
<draw:frame draw:style-name="fr1" draw:name="Image72" text:anchor-type="as-char" svg:width="6.9236in" svg:height="4.621503in" draw:z-index="0">
<draw:image xlink:href="../Images/AРМІЯINFORM/2023-04-25T59-00-00-04-00/343045388_1282705075663438_3837011977616990912_n.jpg" xlink:type="simple" xlink:show="embed" xlink:actuate="onLoad" draw:mime-type="image/jpeg"/>
</draw:frame>
</text:p>
      <text:p text:style-name="P4">
Командувач Об’єднаних Сил ЗС України генерал-лейтенант Сергій Наєв розповів,що збільшилась кількість застосувань ворогом керованих авіаційних бомб —модернізованих радянських ФАБ. Це яскравий приклад того, як противниквикористовує перевагу в авіації, адже застосовує ці бомби без входження в зонудій нашого ППО.</text:p>
      <text:p text:style-name="P4">
Про це<text:a xlink:type="simple" xlink:href="https://www.facebook.com/JointForcesCommandAFU/posts/pfbid08vhMgEy4KsPBvoUVhZF5HkfHRjREYBhJVbxC9FVhjDvie64Sa8V9BFznGaCwTxT9l" text:style-name="Internet_20_link" text:visited-style-name="Visited_20_Internet_20_Link">
повідомляє</text:a>
служба зв’язків з громадськістю Командування Об'єднаних Сил ЗС України.</text:p>
      <text:p text:style-name="P4">
«Крім цього, дії бомбардувальної авіації прикривають винищувачі типу Су-30 таСу-35, бортове озброєння яких дозволяє виявляти та знищувати наші літаки-перехоплювачі ще до наближення на відстань пуску ракет «повітря-повітря».Звісно, постачання від країн-партнерів сучасних літаків змінить ситуацію», —йдеться в повідомленні.</text:p>
      <text:p text:style-name="P4">
Генерал-лейтенант Сергій Наєв також прокоментував зміну у тактиці дійросійських військ:</text:p>
      <text:p text:style-name="P4">
«Якщо говорити за канонами воєнної науки, то зміни у тактиці дій обумовлюютьсянасамперед розвитком технологій, а також появою на полі бою новітніх таперспективних зразків озброєння і військової техніки. В умовах міжнароднихсанкцій росія значно обмежена у виробництві нового озброєння, потребуєдодаткового часу і ресурсів для налагодження імпортозаміщення дефіцитноїелементної бази».</text:p>
      <text:p text:style-name="P4">
З його слів, за останні 6 місяців противником поновлено застосування зенітнихкерованих ракет ЗРК С-300 по наземних об’єктах.</text:p>
      <text:p text:style-name="P4">
Source: <text:a xlink:type="simple" xlink:href="https://armyinform.com.ua/2023/04/25/postachannya-vid-krayin-partneriv-suchasnyh-litakiv-zminyt-sytuacziyu-u-nebi-sergij-nayev/" text:style-name="Internet_20_link" text:visited-style-name="Visited_20_Internet_20_Link">
https://armyinform.com.ua/2023/04/25/postachannya-vid-krayin-partneriv-suchasnyh-litakiv-zminyt-sytuacziyu-u-nebi-sergij-nayev/</text:a>
</text:p>
      <!--NEWS-->
      <text:h text:style-name="P10" text:outline-level="1">
<text:span text:style-name="T4">
Ворог наступає на сході одночасно на декількох напрямках — Олександр Сирський</text:span>
</text:h>
      <text:p text:style-name="P4">
Author: ['АРМІЯINFORM']</text:p>
      <text:p text:style-name="P4">
Time: 2023-04-25T60:00:00-04:00</text:p>
      <text:p text:style-name="P4">
Description: Про це повідомив командувач Східного угруповання військ генерал-полковник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6.jpg" text:style-name="Internet_20_link" text:visited-style-name="Visited_20_Internet_20_Link">
photo_5346.jpg</text:a>
']</text:p>
      <text:p text:style-name="P4">
Tags: ['ОЛЕКСАНДР СИРСЬКИЙ']</text:p>
      <text:p text:style-name="P4">
Category: News</text:p>
      <!--METADATA-->
      <text:p text:style-name="P4">
<draw:frame draw:style-name="fr1" draw:name="Image73" text:anchor-type="as-char" svg:width="6.9236in" svg:height="4.661597in" draw:z-index="0">
<draw:image xlink:href="../Images/AРМІЯINFORM/2023-04-25T60-00-00-04-00/photo_5346.jpg" xlink:type="simple" xlink:show="embed" xlink:actuate="onLoad" draw:mime-type="image/jpeg"/>
</draw:frame>
</text:p>
      <text:p text:style-name="P4">
Про це <text:a xlink:type="simple" xlink:href="https://armyinform.com.ua/2023/04/25/utrymuyuchy-bahmut-my-ne-dayemo-vorogu-mozhlyvosti-zbilshuvaty-front-oleksandr-syrskyj/" text:style-name="Internet_20_link" text:visited-style-name="Visited_20_Internet_20_Link">
повідомив</text:a>
 командувачСхідного угруповання військ генерал-полковник Олександр Сирський.</text:p>
      <text:p text:style-name="P4">
— Дійсно, ворог наступає на сході одночасно на декількох напрямках. Заразнайзапекліші бої тривають в районі міст Бахмут та Авдіївка на Донеччині. Ворогне полишає спроб оточити та захопити ці населені пункти, не зважаючи наколосальні втрати у живій силі та техніці. Також противник проявляє активністьна Кремінському напрямку, намагаючись витіснити наші війська з Серебрянськоголісництва південніше Кремінної, тим самим створити сприятливі умови длярозвитку наступу в напрямку Лимана. Військові частини ОТУ «Лиман» відбиваютьатаки противника, наносять йому суттєвих втрат. І, власне, на Лиманськомунапрямку наші бійці не дають ворогу просуватись. Для підсилення нашихоборонних спроможностей тут перегрупували війська та дообладнали позиції уфортифікаційному розумінні, — розповів генерал-полковник Олександр Сирський.</text:p>
      <text:p text:style-name="P4">
Він додав, що на решті напрямків обстановка контрольована, без особливостей.</text:p>
      <text:p text:style-name="P4">
Source: <text:a xlink:type="simple" xlink:href="https://armyinform.com.ua/2023/04/25/vorog-nastupaye-na-shodi-odnochasno-na-dekilkoh-napryamkah-oleksandr-syrskyj/" text:style-name="Internet_20_link" text:visited-style-name="Visited_20_Internet_20_Link">
https://armyinform.com.ua/2023/04/25/vorog-nastupaye-na-shodi-odnochasno-na-dekilkoh-napryamkah-oleksandr-syrskyj/</text:a>
</text:p>
      <!--NEWS-->
      <text:h text:style-name="P10" text:outline-level="1">
<text:span text:style-name="T4">
План «завоювати Україну за три дні» трансформувався у 9-місячні спроби довкола невеликого міста — Олександр Сирський</text:span>
</text:h>
      <text:p text:style-name="P4">
Author: ['АРМІЯINFORM']</text:p>
      <text:p text:style-name="P4">
Time: 2023-04-25T61:00:00-04:00</text:p>
      <text:p text:style-name="P4">
Description: Про це в інтерв’ю повідомив командувач Східного угруповання військ генерал-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ВТОРГНЕННЯ РФ', 'ОЛЕКСАНДР СИРСЬКИЙ']</text:p>
      <text:p text:style-name="P4">
Category: News</text:p>
      <!--METADATA-->
      <text:p text:style-name="P4">
<draw:frame draw:style-name="fr1" draw:name="Image74" text:anchor-type="as-char" svg:width="6.9236in" svg:height="5.375754in" draw:z-index="0">
<draw:image xlink:href="../Images/AРМІЯINFORM/2023-04-25T61-00-00-04-00/foto-3-syrskyj.jpeg" xlink:type="simple" xlink:show="embed" xlink:actuate="onLoad" draw:mime-type="image/jpeg"/>
</draw:frame>
</text:p>
      <text:p text:style-name="P4">
Про це в <text:a xlink:type="simple" xlink:href="https://armyinform.com.ua/2023/04/25/utrymuyuchy-bahmut-my-ne-dayemo-vorogu-mozhlyvosti-zbilshuvaty-front-oleksandr-syrskyj/" text:style-name="Internet_20_link" text:visited-style-name="Visited_20_Internet_20_Link">
інтерв’ю</text:a>
повідомив командувач Східного угруповання військ генерал-полковник ОлександрСирський.</text:p>
      <text:p text:style-name="P4">
— Дійсно, Бахмут залишається об’єктом зосередження основних зусиль ворогаз-поміж усіх інших напрямків. Для росії схід України - це єдина ділянкафронту, де вона з початком «великого наступу» досягла хоч якогось прогресу.План «завоювати Україну за три дні» трансформувався у дев’ятимісячні спробидовкола невеликого міста. Після низки поразок на півночі та півдні Україникерівництву росії необхідно продемонструвати хоча б найменший успіх в окупаціїДонбасу. Не оволодівши ним, окупанти не зможуть розвивати наступ в напрямкуКраматорська та Сіверська. Тому російська пропаганда подає бої за Бахмут якдругу «битву за Сталінград». Вони люблять такі паралелі робити. А длядосягнення своїх цілей росія не пошкодує ані людських, ані матеріальнихресурсів, − розповів генерал-полковник Олександр Сирський.</text:p>
      <text:p text:style-name="P4">
Source: <text:a xlink:type="simple" xlink:href="https://armyinform.com.ua/2023/04/25/plan-zavoyuvaty-ukrayinu-za-try-dni-transformuvavsya-u-9-misyachni-sproby-dovkola-nevelykogo-mista-oleksandr-syrskyj/" text:style-name="Internet_20_link" text:visited-style-name="Visited_20_Internet_20_Link">
https://armyinform.com.ua/2023/04/25/plan-zavoyuvaty-ukrayinu-za-try-dni-transformuvavsya-u-9-misyachni-sproby-dovkola-nevelykogo-mista-oleksandr-syrskyj/</text:a>
</text:p>
      <!--NEWS-->
      <text:h text:style-name="P10" text:outline-level="1">
<text:span text:style-name="T4">
Трьом псевдопосадовцям так званої «адміністрації Першотравневого району днр» повідомлено про підозру</text:span>
</text:h>
      <text:p text:style-name="P4">
Author: ['АРМІЯINFORM']</text:p>
      <text:p text:style-name="P4">
Time: 2023-04-25T62:00:00-04:00</text:p>
      <text:p text:style-name="P4">
Description: За процесуального керівництва Донецької обласної прокуратури трьом громадянам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20230425-wa0009.jpg" text:style-name="Internet_20_link" text:visited-style-name="Visited_20_Internet_20_Link">
img-20230425-wa0009.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75" text:anchor-type="as-char" svg:width="6.9236in" svg:height="5.1927in" draw:z-index="0">
<draw:image xlink:href="../Images/AРМІЯINFORM/2023-04-25T62-00-00-04-00/img-20230425-wa0009.jpg" xlink:type="simple" xlink:show="embed" xlink:actuate="onLoad" draw:mime-type="image/jpeg"/>
</draw:frame>
</text:p>
      <text:p text:style-name="P4">
За процесуального керівництва Донецької обласної прокуратури трьом громадянамзаочно повідомлено про підозру у колабораційній діяльності.</text:p>
      <text:p text:style-name="P4">
За даними слідства, у червні 2022 року після окупації смт Мангуш військамикраїни-агресора мешканець смт Ялта добровільно обійняв посаду так званогоголови «адміністрації Першотравневого району днр».</text:p>
      <text:p text:style-name="P4">
Підтримуючи російську пропаганду щодо домінування рф на пострадянськомупросторі та маючи власний досвід роботи керівником зазначеної адміністрації у2010-2014 роках, чоловік вирішив прикласти додаткових зусиль для налагодженнядієвої співпраці з окупантами.</text:p>
      <text:p text:style-name="P4">
Для цього він створив групу однодумців, а саме призначив своєю заступницеюколишню начальницю відділу Мангушської селищної ради, а керуючою справами -ексочільницю районної організації однієї з політичних партій.</text:p>
      <text:p text:style-name="P4">
Знаходячись у напівзруйнованому армією рф селищі, псевдопосадовці у складіорганізованої групи проводили наради, на яких робили вигляд, що вирішуютьсоціально-побутові питання.</text:p>
      <text:p text:style-name="P4">
При цьому не забували вислужитись перед окупантами святкуванням визначних даткраїни-агресора й врученням грамот. Вони вихвалялися реалізацією «державної»молодіжної політики, спрямованої на «патріотичне» виховання молоді.</text:p>
      <text:p text:style-name="P4">
Також агітували за отримання мешканцями села російських паспортів і приєднаннянаселеного пункту до рф. Свої пропагандистські акції вони активно висвітлювалина власному Telegram-каналі.</text:p>
      <text:p text:style-name="P4">
Досудове розслідування проводить ГУ СБУ в Донецькій та Луганській областях.</text:p>
      <text:p text:style-name="P4">
<text:span text:style-name="T4">
Джерело:</text:span>
 <text:a xlink:type="simple" xlink:href="https://www.gp.gov.ua/ua/posts/tryom-psevdoposadovcyam-tak-zvanoyi-administraciyi-persotravnevogo-raionu-dnr-povidomleno-pro-pidozru" text:style-name="Internet_20_link" text:visited-style-name="Visited_20_Internet_20_Link">
Офіс Генерального прокурораУкраїни</text:a>
</text:p>
      <text:p text:style-name="P4">
Source: <text:a xlink:type="simple" xlink:href="https://armyinform.com.ua/2023/04/25/trom-psevdoposadovczyam-tak-zvanoyi-administracziyi-pershotravnevogo-rajonu-dnr-povidomleno-pro-pidozru/" text:style-name="Internet_20_link" text:visited-style-name="Visited_20_Internet_20_Link">
https://armyinform.com.ua/2023/04/25/trom-psevdoposadovczyam-tak-zvanoyi-administracziyi-pershotravnevogo-rajonu-dnr-povidomleno-pro-pidozru/</text:a>
</text:p>
      <!--NEWS-->
      <text:h text:style-name="P10" text:outline-level="1">
<text:span text:style-name="T4">
Затримано коригувальника, який «наводив» артудари рф по військових об’єктах на Донеччині</text:span>
</text:h>
      <text:p text:style-name="P4">
Author: ['АРМІЯINFORM']</text:p>
      <text:p text:style-name="P4">
Time: 2023-04-25T63:00:00-04:00</text:p>
      <text:p text:style-name="P4">
Description: Служба безпеки викрила ще одного поплічника рф під час контрдиверсійних заході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4326d53413af334d73d63ce4c2014dc.jpeg" text:style-name="Internet_20_link" text:visited-style-name="Visited_20_Internet_20_Link">
44326d53413af334d73d63ce4c2014dc.jpeg</text:a>
']</text:p>
      <text:p text:style-name="P4">
Tags: ['STOPRUSSIA', 'ВТОРГНЕННЯ РФ', 'СБУ']</text:p>
      <text:p text:style-name="P4">
Category: News</text:p>
      <!--METADATA-->
      <text:p text:style-name="P4">
<draw:frame draw:style-name="fr1" draw:name="Image76" text:anchor-type="as-char" svg:width="6.9236in" svg:height="4.615733in" draw:z-index="0">
<draw:image xlink:href="../Images/AРМІЯINFORM/2023-04-25T63-00-00-04-00/44326d53413af334d73d63ce4c2014dc.jpeg" xlink:type="simple" xlink:show="embed" xlink:actuate="onLoad" draw:mime-type="image/jpeg"/>
</draw:frame>
</text:p>
      <text:p text:style-name="P4">
Служба безпеки викрила ще одного поплічника рф під час контрдиверсійнихзаходів у прифронтових районах Донецької області.</text:p>
      <text:p text:style-name="P4">
Зловмисником виявився мешканець Білозерського району, який у липні минулогороку дистанційно вийшов на окупантів і запропонував їм свою допомогу у війніпроти України.</text:p>
      <text:p text:style-name="P4">
Він збирав для загарбників інформацію про місця дислокації та переміщенняпідрозділів Сил оборони на Бахмутському напрямку.</text:p>
      <text:p text:style-name="P4">
Особливо ворога цікавили розвіддані щодо розташування радіолокаційних станційукраїнських військ.</text:p>
      <text:p text:style-name="P4">
Крім того, фігурант передавав загарбникам координати базування українськихвійськових на території регіону.</text:p>
      <text:p text:style-name="P4">
Потім за його «наводкою» рашисти здійснювали артилерійські обстріли військовихоб'єктів.</text:p>
      <text:p text:style-name="P4">
Співробітники СБУ затримали фігуранта під час виконання ворожогорозвідувального завдання.</text:p>
      <text:p text:style-name="P4">
Як встановили кіберфахівці Служби безпеки, комунікацію з агресором вінпідтримував через «зв’язкового» – представника створеної окупантами «міліціїлнр».</text:p>
      <text:p text:style-name="P4">
За його вказівками колаборант виходив на місцевість і збирав розвіддані, якіпотім передавав ворогу з детальним описом розташування військових об’єктів таприлеглої території, нанесенням точок геолокації, через месенджер в одній ізпопулярних соцмереж.</text:p>
      <text:p text:style-name="P4">
Під час обшуку за місцем проживання затриманого виявлено мобільний телефон іноутбук, які він використовував для листування з окупантами.</text:p>
      <text:p text:style-name="P4">
На підставі зібраних доказів слідчі СБУ повідомили йому про підозру за ч. 7ст. 111-1 Кримінального кодексу України (колабораційна діяльність).</text:p>
      <text:p text:style-name="P4">
Наразі він перебуває під вартою. Зловмиснику загрожує до 15 років ув’язнення.</text:p>
      <text:p text:style-name="P4">
Комплексні заходи проводили співробітники СБУ у Черкаській області запроцесуального керівництва обласної прокуратури.</text:p>
      <text:p text:style-name="P4">
<text:span text:style-name="T4">
Джерело:</text:span>
 <text:a xlink:type="simple" xlink:href="https://ssu.gov.ua/novyny/sbu-zatrymala-koryhuvalnyka-yakyi-navodyv-artudary-rf-po-viiskovykh-obiektakh-na-donechchyni" text:style-name="Internet_20_link" text:visited-style-name="Visited_20_Internet_20_Link">
<text:span text:style-name="T5">
СБУ</text:span>
</text:a>
</text:p>
      <text:p text:style-name="P4">
Source: <text:a xlink:type="simple" xlink:href="https://armyinform.com.ua/2023/04/25/zatrymano-koryguvalnyka-yakyj-navodyv-artudary-rf-po-vijskovyh-obyektah-na-donechchyni/" text:style-name="Internet_20_link" text:visited-style-name="Visited_20_Internet_20_Link">
https://armyinform.com.ua/2023/04/25/zatrymano-koryguvalnyka-yakyj-navodyv-artudary-rf-po-vijskovyh-obyektah-na-donechchyni/</text:a>
</text:p>
      <!--NEWS-->
      <text:h text:style-name="P10" text:outline-level="1">
<text:span text:style-name="T4">
Олександр Сирський розповів, чому важливо утримувати Бахмут</text:span>
</text:h>
      <text:p text:style-name="P4">
Author: ['АРМІЯINFORM']</text:p>
      <text:p text:style-name="P4">
Time: 2023-04-25T64:00:00-04:00</text:p>
      <text:p text:style-name="P4">
Description: Командувач Східного угруповання військ ЗСУ генерал-полковник Олександр Сирськи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STOPRUSSIA', 'АГРЕСІЯ РФ', 'БАХМУТ', 'ВТОРГНЕННЯ РФ', 'ОЛЕКСАНДР СИРСЬКИЙ']</text:p>
      <text:p text:style-name="P4">
Category: News</text:p>
      <!--METADATA-->
      <text:p text:style-name="P4">
<draw:frame draw:style-name="fr1" draw:name="Image77" text:anchor-type="as-char" svg:width="6.9236in" svg:height="3.686817in" draw:z-index="0">
<draw:image xlink:href="../Images/AРМІЯINFORM/2023-04-25T64-00-00-04-00/syrskyj_01-e1679558385743.jpg" xlink:type="simple" xlink:show="embed" xlink:actuate="onLoad" draw:mime-type="image/jpeg"/>
</draw:frame>
</text:p>
      <text:p text:style-name="P4">
Командувач Східного угруповання військ ЗСУ генерал-полковник ОлександрСирський в <text:a xlink:type="simple" xlink:href="https://armyinform.com.ua/2023/04/25/utrymuyuchy-bahmut-my-ne-dayemo-vorogu-mozhlyvosti-zbilshuvaty-front-oleksandr-syrskyj/" text:style-name="Internet_20_link" text:visited-style-name="Visited_20_Internet_20_Link">
інтерв’ю</text:a>
 розповівпро основні причини тривалого утримання міста Бахмут.</text:p>
      <text:p text:style-name="P4">
<text:span text:style-name="T4">
Подальше утримання Бахмута має важливе значення для нашої оборони здекількох причин:</text:span>
</text:p>
      <ul>
        <li>
місто є важливим вузлом оборони, утримання якого забезпечує стійкість оборони угруповання військ в цілому;  * Бахмут є вдало розміщеною природною фортецею, яка оточена річками та розміщена на пагорбах, що сприяє веденню оборони;  * також захисту міста сприяє наявність багатоповерхової забудови та розвинена інфраструктура на лівому березі річки Бахмутовка, де ведуть оборону наші війська;  * бій щодо оволодіння містом є специфічним видом бойових дій, який потребує особливих навичок та створює труднощі для військ, які вели наступ в умовах лісостепу;  * Бахмут є частиною Костянтинівсько-Краматорської агломерації, утримання якої виключає вихід противника у фланг та тил угруповань наших військ на Лисичанському та Донецькому напрямках.</li>
      </ul>
      <text:p text:style-name="P4">
Source: <text:a xlink:type="simple" xlink:href="https://armyinform.com.ua/2023/04/25/oleksandr-syrskyj-rozpoviv-chomu-vazhlyvo-utrymuvaty-bahmut/" text:style-name="Internet_20_link" text:visited-style-name="Visited_20_Internet_20_Link">
https://armyinform.com.ua/2023/04/25/oleksandr-syrskyj-rozpoviv-chomu-vazhlyvo-utrymuvaty-bahmut/</text:a>
</text:p>
      <!--NEWS-->
      <text:h text:style-name="P10" text:outline-level="1">
<text:span text:style-name="T4">
На Лимано-Куп’янському напрямку ворог б’є рекорди за використанням засобів ураження — Сергій Череватий</text:span>
</text:h>
      <text:p text:style-name="P4">
Author: ['Олексій Тригуб']</text:p>
      <text:p text:style-name="P4">
Time: 2023-04-25T65:00:00-04:00</text:p>
      <text:p text:style-name="P4">
Description: російські воєнні злочинці продовжують застосовувати всі засоби ураження по циві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78" text:anchor-type="as-char" svg:width="6.9236in" svg:height="4.61393in" draw:z-index="0">
<draw:image xlink:href="../Images/AРМІЯINFORM/2023-04-25T65-00-00-04-00/cherevatyj-2.jpg" xlink:type="simple" xlink:show="embed" xlink:actuate="onLoad" draw:mime-type="image/jpeg"/>
</draw:frame>
</text:p>
      <text:p text:style-name="P4">
російські воєнні злочинці продовжують застосовувати всі засоби ураження поцивільних об’єктах, нехтуючи усіма нормами правил ведення війни. Про це підчас прямого включення у<text:a xlink:type="simple" xlink:href="https://www.youtube.com/watch" text:style-name="Internet_20_link" text:visited-style-name="Visited_20_Internet_20_Link">
телемарафоні</text:a>
 «Єдині новини»розповів речник Східного угруповання військ Збройних Сил України полковникСергій Череватий.</text:p>
      <text:p text:style-name="P4">
— Близько 9.15 зранку ворог вдарив, за попередньою інформацією, двомазенітними ракетами комплексу С-300 по краєзнавчому музею міста Куп’янська, врезультаті чого одна людина, працівниця музею, загинула, і десять людейпоранено, одне тіло, можливо, й досі знаходиться під завалами, — розповідаєофіцер. — У цьому місці люди отримували гуманітарну допомогу, тож удар помузею ще раз підкреслює злочинність і нелюдяність наших ворогів. Це їхнящоденна практика. Там, де вони дістають артилерією, вони б’ють артилерією, деракетами — там ракетами, де авіацією — там авіацією. Але за все це їмдоведеться відповідати!</text:p>
      <text:p text:style-name="P4">
Також речник Східного угруповання військ розповів, що зараз на Лимано-Куп’янському напрямку ворог не атакує позиції наших військ, але тут він єрекордсменом за використанням засобів ураження.</text:p>
      <text:p text:style-name="P4">
— За цю добу 432 рази ворог завдав ударів різними типами артилерії тареактивних систем залпового вогню, здійснив 13 авіанальотів, завдавав іракетних ударів, — конкретизує полковник Сергій Череватий. — Та наші Силиоборони не давали ворогу розслабитися й також завдавали ударів у відповідь. Врезультаті наших ударів 15 окупантів знищено, 65 зазнали поранень.</text:p>
      <text:p text:style-name="P4">
Окрім того, на цьому напрямку українські захисники протягом доби знищиливорожий бронетранспортер, найбільший за калібром, що є на озброєнні російськоїармії, 240-міліметровий міномет, «Тюльпан», протитанкову гармату МТ-12«Рапіра» та три безпілотні літальні апарати.</text:p>
      <text:p text:style-name="P4">
Source: <text:a xlink:type="simple" xlink:href="https://armyinform.com.ua/2023/04/25/na-lymano-kupyanskomu-napryamku-vorog-bye-rekordy-za-vykorystannyam-zasobiv-urazhennya-sergij-cherevatyj/" text:style-name="Internet_20_link" text:visited-style-name="Visited_20_Internet_20_Link">
https://armyinform.com.ua/2023/04/25/na-lymano-kupyanskomu-napryamku-vorog-bye-rekordy-za-vykorystannyam-zasobiv-urazhennya-sergij-cherevatyj/</text:a>
</text:p>
      <!--NEWS-->
      <text:h text:style-name="P10" text:outline-level="1">
<text:span text:style-name="T4">
На Ставці Верховного Головнокомандувача підбили підсумки зустрічі у форматі «Рамштайн»</text:span>
</text:h>
      <text:p text:style-name="P4">
Author: ['АРМІЯINFORM']</text:p>
      <text:p text:style-name="P4">
Time: 2023-04-25T66:00:00-04:00</text:p>
      <text:p text:style-name="P4">
Description: Президент України Володимир Зеленський сьогодні, 25 квітня, провів 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1.jpeg" text:style-name="Internet_20_link" text:visited-style-name="Visited_20_Internet_20_Link">
zelenskyj-1.jpeg</text:a>
']</text:p>
      <text:p text:style-name="P4">
Tags: ['СТАВКА ВЕРХОВНОГО ГОЛОВНОКОМАНДУВАЧА']</text:p>
      <text:p text:style-name="P4">
Category: News</text:p>
      <!--METADATA-->
      <text:p text:style-name="P4">
<draw:frame draw:style-name="fr1" draw:name="Image79" text:anchor-type="as-char" svg:width="6.9236in" svg:height="4.617948in" draw:z-index="0">
<draw:image xlink:href="../Images/AРМІЯINFORM/2023-04-25T66-00-00-04-00/zelenskyj-1.jpeg" xlink:type="simple" xlink:show="embed" xlink:actuate="onLoad" draw:mime-type="image/jpeg"/>
</draw:frame>
</text:p>
      <text:p text:style-name="P4">
Президент України Володимир Зеленський сьогодні, 25 квітня, провів черговезасідання Ставки Верховного Головнокомандувача.</text:p>
      <text:p text:style-name="P4">
Про це <text:a xlink:type="simple" xlink:href="https://t.me/V_Zelenskiy_official/5999" text:style-name="Internet_20_link" text:visited-style-name="Visited_20_Internet_20_Link">
інформує</text:a>
 глава держави.</text:p>
      <text:p text:style-name="P4">
«Підбили підсумки та розглянули результати чергової зустрічі у форматі«Рамштайн». Україна та її Сили оборони безупинно стають сильнішими. Але маємоприскорювати темпи постачання зброї, адже кожен день затримки — це життя нашихбійців», — наголосив глава держави.</text:p>
      <text:p text:style-name="P4">
На Ставці Верховного Головнокомандувача його учасники актуалізували інформаціющодо ситуації на полі бою, зокрема на найскладніших напрямках. Командувачіоперативно-стратегічних угруповань військ «Хортиця», «Таврія», «Одеса»,«Північ» доповіли про перебіг бойових дій на ділянках фронту в межах їхньоївідповідальності.</text:p>
      <text:p text:style-name="P4">
«Також обговорили перебіг комплектування особовим складом і технікоюновостворених бригад. Бійці мають бути забезпечені всім необхідним задлянайякіснішого виконання завдань командування з наближення нашої перемоги», —резюмував Президент України.</text:p>
      <text:p text:style-name="P4">
Source: <text:a xlink:type="simple" xlink:href="https://armyinform.com.ua/2023/04/25/na-stavczi-verhovnogo-golovnokomanduvacha-pidbyly-pidsumky-zustrichi-u-formati-ramshtajn/" text:style-name="Internet_20_link" text:visited-style-name="Visited_20_Internet_20_Link">
https://armyinform.com.ua/2023/04/25/na-stavczi-verhovnogo-golovnokomanduvacha-pidbyly-pidsumky-zustrichi-u-formati-ramshtajn/</text:a>
</text:p>
      <!--NEWS-->
      <text:h text:style-name="P10" text:outline-level="1">
<text:span text:style-name="T4">
У Міноборони удосконалюватимуть нормативно-правове регулювання діяльності державної авіації України</text:span>
</text:h>
      <text:p text:style-name="P4">
Author: ['Валентина Вілюра']</text:p>
      <text:p text:style-name="P4">
Time: 2023-04-25T67:00:00-04:00</text:p>
      <text:p text:style-name="P4">
Description: Днями в Головному управлінні державної авіації України (ГУДАУ) провели робочу міжвідомч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1-e1682421514437.jpg" text:style-name="Internet_20_link" text:visited-style-name="Visited_20_Internet_20_Link">
golovna-51-e1682421514437.jpg</text:a>
', '<text:a xlink:type="simple" xlink:href="https://armyinform.com.ua/wp-content/uploads/2023/04/photo_5350329507992684144_y-150x150.jpg" text:style-name="Internet_20_link" text:visited-style-name="Visited_20_Internet_20_Link">
photo_5350329507992684144_y-150x150.jpg</text:a>
', '<text:a xlink:type="simple" xlink:href="https://armyinform.com.ua/wp-content/uploads/2023/04/photo_5350329507992684141_x-150x150.jpg" text:style-name="Internet_20_link" text:visited-style-name="Visited_20_Internet_20_Link">
photo_5350329507992684141_x-150x150.jpg</text:a>
', '<text:a xlink:type="simple" xlink:href="https://armyinform.com.ua/wp-content/uploads/2023/04/photo_5350329507992684143_y-e1682421587114.jpg" text:style-name="Internet_20_link" text:visited-style-name="Visited_20_Internet_20_Link">
photo_5350329507992684143_y-e1682421587114.jpg</text:a>
']</text:p>
      <text:p text:style-name="P4">
Tags: ['ГУДАУ']</text:p>
      <text:p text:style-name="P4">
Category: News</text:p>
      <!--METADATA-->
      <text:p text:style-name="P4">
<draw:frame draw:style-name="fr1" draw:name="Image80" text:anchor-type="as-char" svg:width="6.9236in" svg:height="5.43615in" draw:z-index="0">
<draw:image xlink:href="../Images/AРМІЯINFORM/2023-04-25T67-00-00-04-00/golovna-51-e1682421514437.jpg" xlink:type="simple" xlink:show="embed" xlink:actuate="onLoad" draw:mime-type="image/jpeg"/>
</draw:frame>
</text:p>
      <text:p text:style-name="P4">
Днями в Головному управлінні державної авіації України (ГУДАУ) провели робочуміжвідомчу нараду щодо удосконалення нормативно-правового регулюваннядіяльності державної авіації України.</text:p>
      <text:p text:style-name="P4">
У нараді, крім представників, власне, Головного управління державної авіаціїУкраїни, взяли участь фахівці Управління регулювання державної авіаціїМіністерства внутрішніх справ України, Командування Повітряних Сил ЗСУ,Командування армійської авіації Сухопутних військ ЗСУ, Командування Військово-Морських Сил ЗСУ, Управління авіації та авіаційного пошуку і рятування ДСНС,Авіаційного управління Державної прикордонної служби України, Управлінняавіації та поліції на воді Національної поліції України, Головного управліннярозвідки Міноборони, управління авіації департаменту персонального штабуГоловного управління Національної гвардії України, а також управління авіаціїСлужби безпеки України.</text:p>
      <text:p text:style-name="P4">
Мета заходу — обговорення пропозицій стосовно внесення змін до нормативно-правових актів (далі — НПА) державної авіації України (далі — ДА) з питаньвиконання та забезпечення польотів, відпрацювання заходів удосконаленнянормативно-правового регулювання діяльності державної авіації та визначенняскладу робочої групи щодо опрацювання змін до НПА ДА.</text:p>
      <text:p text:style-name="P4">
Начальник Головного управління державної авіації України Андрій Телегінокреслив нагальну потребу напрацювання пропозицій щодо внесення змін донормативно-правових актів державної авіації з питань виконання та забезпеченняпольотів як на період воєнного стану, так і під час мирного часу. Вінакцентував на тому, що окрім закріплення в Конституції України стратегічногокурсу на набуття повноправного членства з ЄС та НАТО, необхідності досягненнякритеріїв взаємосумісності нормативно-правових актів, існує й нагальна потребаімплементації вимог Європейського оборонного агентства, Європейськогоагентства авіаційної безпеки, а також міжнародних стандартів та рекомендованоїпрактики Міжнародної організації цивільної авіації та впровадження вимог HAТOу вітчизняні нормативно-правові акти.</text:p>
      <text:p text:style-name="P4">
Крім того, Андрій Телегін запропонував створити Робочу групу з опрацюванняпропозицій щодо внесення змін до нормативно-правових актів у складі трьохспеціальних підгруп. Про що йдеться? Перша підгрупа займатиметься підготовкоюпроєкту нової редакції правил виконання польотів державної авіації на мирнийчас. Друга підгрупа — опрацювання НПА з питань організації та виконанняпольотів державної авіації в особливий період, зокрема під час воєнного стану.Метою роботи третьої підгрупи є підготовка проєкту НПА щодо впровадженнякерівництва експлуатанта державної авіації України.</text:p>
      <text:p text:style-name="P4">
Також, як повідомили в Головному управлінні державної авіації України, уберезні на запрошення міноборони Чеської Республіки українська стороназустрілася з представниками Управління військової авіації Чехії.</text:p>
      <text:p text:style-name="P4">
Під час цієї зустрічі, зокрема, було погоджено та підписано Угоду щодовзаємного визнання за всіма напрямками діяльності у сфері державної авіації.</text:p>
      <text:p text:style-name="P4">
<text:a xlink:type="simple" xlink:href="https://armyinform.com.ua/wp-content/uploads/2023/04/photo_5350329507992684144_y.jpg" text:style-name="Internet_20_link" text:visited-style-name="Visited_20_Internet_20_Link">
<draw:frame draw:style-name="fr1" draw:name="Image81" text:anchor-type="as-char" svg:width="6.9236in" svg:height="6.9236in" draw:z-index="0">
<draw:image xlink:href="../Images/AРМІЯINFORM/2023-04-25T67-00-00-04-00/photo_5350329507992684144_y-150x150.jpg" xlink:type="simple" xlink:show="embed" xlink:actuate="onLoad" draw:mime-type="image/jpeg"/>
</draw:frame>
</text:a>
</text:p>
      <text:p text:style-name="P4">
<text:a xlink:type="simple" xlink:href="https://armyinform.com.ua/wp-content/uploads/2023/04/photo_5350329507992684141_x.jpg" text:style-name="Internet_20_link" text:visited-style-name="Visited_20_Internet_20_Link">
<draw:frame draw:style-name="fr1" draw:name="Image82" text:anchor-type="as-char" svg:width="6.9236in" svg:height="6.9236in" draw:z-index="0">
<draw:image xlink:href="../Images/AРМІЯINFORM/2023-04-25T67-00-00-04-00/photo_5350329507992684141_x-150x150.jpg" xlink:type="simple" xlink:show="embed" xlink:actuate="onLoad" draw:mime-type="image/jpeg"/>
</draw:frame>
</text:a>
</text:p>
      <text:p text:style-name="P4">
«Управління військової авіації Чеської Республіки остаточно опрацювало,узгодило та підписало Угоду щодо процесу взаємного визнання за всіманапрямками діяльності у сфері державної авіації, яка дозволить взаємновизнавати сертифікати, видані Головним управлінням державної авіації Українита Управлінням військової авіації Чеської Республіки», — повідомили в ГУДАУ.</text:p>
      <text:p text:style-name="P4">
<draw:frame draw:style-name="fr1" draw:name="Image83" text:anchor-type="as-char" svg:width="6.9236in" svg:height="8.834802in" draw:z-index="0">
<draw:image xlink:href="../Images/AРМІЯINFORM/2023-04-25T67-00-00-04-00/photo_5350329507992684143_y-e1682421587114.jpg" xlink:type="simple" xlink:show="embed" xlink:actuate="onLoad" draw:mime-type="image/jpeg"/>
</draw:frame>
</text:p>
      <text:p text:style-name="P4">
Також сторони обговорили можливості підготовки та перепідготовки українськихпілотів військової та цивільної авіації на навчальній базі у Чехії. Крім того,в рамках візиту представники української сторони відвідали авіаційнийремонтний завод LOM PRAHA, де ознайомилися з основними напрямками діяльностіпідприємства та процесом проведення капітального ремонту вертольотів сімействаМіля (Mi-8, Mi-24 та їх модифікації).</text:p>
      <text:p text:style-name="P4">
Як зазначається, ремонтне підприємство є власністю держави (Чехії — редакція)і на цей час відчуває гостру нестачу запасних частин та агрегатів, щоповʼязано з відсутністю їхнього постачання безпосередньо з рф. 3 цього приводусторони дійшли згоди щодо можливостей співпраці у сфері ремонту та технічногообслуговування авіаційної техніки та обміну на взаємовигідних умовах критичноважливими запасними частинами.</text:p>
      <text:p text:style-name="P4">
<text:span text:style-name="T5">
Фото надані Головним управлінням державної авіації України</text:span>
</text:p>
      <text:p text:style-name="P4">
Source: <text:a xlink:type="simple" xlink:href="https://armyinform.com.ua/2023/04/25/u-minoborony-udoskonalyuvatymut-normatyvno-pravove-regulyuvannya-diyalnosti-derzhavnoyi-aviacziyi-ukrayiny/" text:style-name="Internet_20_link" text:visited-style-name="Visited_20_Internet_20_Link">
https://armyinform.com.ua/2023/04/25/u-minoborony-udoskonalyuvatymut-normatyvno-pravove-regulyuvannya-diyalnosti-derzhavnoyi-aviacziyi-ukrayiny/</text:a>
</text:p>
      <!--NEWS-->
      <text:h text:style-name="P10" text:outline-level="1">
<text:span text:style-name="T4">
У кожній бригаді (полку) ворога сформовано штурмові загони «Шторм»</text:span>
</text:h>
      <text:p text:style-name="P4">
Author: ['АРМІЯINFORM']</text:p>
      <text:p text:style-name="P4">
Time: 2023-04-25T68:00:00-04:00</text:p>
      <text:p text:style-name="P4">
Description: Командувач Східного угруповання військ ЗСУ генерал-полковник Олександр Сирськи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7435e59bdbdc3cbd.jpg" text:style-name="Internet_20_link" text:visited-style-name="Visited_20_Internet_20_Link">
7435e59bdbdc3cbd.jpg</text:a>
']</text:p>
      <text:p text:style-name="P4">
Tags: ['STOPRUSSIA', 'ВТОРГНЕННЯ РФ', 'ОЛЕКСАНДР СИРСЬКИЙ']</text:p>
      <text:p text:style-name="P4">
Category: News</text:p>
      <!--METADATA-->
      <text:p text:style-name="P4">
<draw:frame draw:style-name="fr1" draw:name="Image84" text:anchor-type="as-char" svg:width="6.9236in" svg:height="3.750283in" draw:z-index="0">
<draw:image xlink:href="../Images/AРМІЯINFORM/2023-04-25T68-00-00-04-00/7435e59bdbdc3cbd.jpg" xlink:type="simple" xlink:show="embed" xlink:actuate="onLoad" draw:mime-type="image/jpeg"/>
</draw:frame>
Олександр Сирський</text:p>
      <text:p text:style-name="P4">
Командувач Східного угруповання військ ЗСУ генерал-полковник ОлександрСирський в <text:a xlink:type="simple" xlink:href="https://armyinform.com.ua/2023/04/25/utrymuyuchy-bahmut-my-ne-dayemo-vorogu-mozhlyvosti-zbilshuvaty-front-oleksandr-syrskyj/" text:style-name="Internet_20_link" text:visited-style-name="Visited_20_Internet_20_Link">
інтерв’ю</text:a>
розповів, як змінилась за останній час тактика дій російських військ на сході.</text:p>
      <text:p text:style-name="P4">
— Противник аналізує результати своїх дій, робить певні висновки таудосконалює тактику застосування військ. Приміром, у кожній бригаді (полку) наоснові мотострілецьких рот, посилених танками, вогнеметними, мінометними тапротитанковими підрозділами сформовані окремі штурмові загони «Шторм»,призначені для відновлення втрачених позицій. Для створення сприятливих умовдля ведення штурмових дій противник активно застосовує танкові таартилерійські підрозділи (у т.ч. із закритих вогневих позицій), наноситьпотужне вогневе ураження нашим військам, руйнує позиції після чого переходятьв атаку штурмові підрозділи. В ході штурмових дій обов’язково застосовуєтьсяБПЛА, завдяки чому противник здійснює корегування вогню артилерії, а командиргрупи має змогу ефективно управляти підпорядкованим особовим складом, —наголосив генерал-полковник Олександр Сирський.</text:p>
      <text:p text:style-name="P4">
читайте також:</text:p>
      <text:p text:style-name="P4">
<text:a xlink:type="simple" xlink:href="https://armyinform.com.ua/2023/04/06/shturmovi-roty-z-armiyi-rf-cze-garmatne-myaso/" text:style-name="Internet_20_link" text:visited-style-name="Visited_20_Internet_20_Link">
Штурмові роти «z» армії рф — це гарматнем’ясо</text:a>
</text:p>
      <text:p text:style-name="P4">
Також він зауважив, що в міських умовах противник застосовує довготриваліартилерійські обстріли для вогневого впливу на об’єкт атаки, а безпосередньооб’єкт атаки штурмує група чисельністю до 10 осіб зі стрілецькою зброєю.</text:p>
      <text:p text:style-name="P4">
— Бойова техніка застосовується вкрай рідко. Зазвичай проводить наступ у 3-4«хвилі». Втрати штурмової групи оперативно поповнюються евакуаційною групою зрозподільчих пунктів. Командири штурмових груп використовують смартфони зіспеціальним програмним забезпеченням «Alpine Quest GPS», в якій нанесенікоординати позицій наших вогневих засобів, об’єкти атаки, маршрути висуваннядо них, а також завдання сусідніх підрозділів, — зазначив командувач Східногоугруповання військ ЗСУ.</text:p>
      <text:p text:style-name="P4">
Source: <text:a xlink:type="simple" xlink:href="https://armyinform.com.ua/2023/04/25/u-kozhnij-brygadi-polku-voroga-sformovano-shturmovi-zagony-shtorm/" text:style-name="Internet_20_link" text:visited-style-name="Visited_20_Internet_20_Link">
https://armyinform.com.ua/2023/04/25/u-kozhnij-brygadi-polku-voroga-sformovano-shturmovi-zagony-shtorm/</text:a>
</text:p>
      <!--NEWS-->
      <text:h text:style-name="P10" text:outline-level="1">
<text:span text:style-name="T4">
Бахмут став кінцевим рубежем для злочинного угруповання «вагнер» — Сергій Череватий</text:span>
</text:h>
      <text:p text:style-name="P4">
Author: ['Олексій Тригуб']</text:p>
      <text:p text:style-name="P4">
Time: 2023-04-25T69:00:00-04:00</text:p>
      <text:p text:style-name="P4">
Description: Ворог продовжує концентрувати свої зусилля на спробах захоплення Бахмут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sergij-cherevatyj.webp" text:style-name="Internet_20_link" text:visited-style-name="Visited_20_Internet_20_Link">
sergij-cherevatyj.webp</text:a>
']</text:p>
      <text:p text:style-name="P4">
Tags: ['БАХМУТ', 'ВТОРГНЕННЯ РФ', 'ЄДИНІ НОВИНИ', 'СЕРГІЙ ЧЕРЕВАТИЙ']</text:p>
      <text:p text:style-name="P4">
Category: News</text:p>
      <!--METADATA-->
      <text:p text:style-name="P4">
<draw:frame draw:style-name="fr1" draw:name="Image85" text:anchor-type="as-char" svg:width="6.9236in" svg:height="4.613552in" draw:z-index="0">
<draw:image xlink:href="../ConvertedIMGs/AРМІЯINFORM/2023-04-25T69-00-00-04-00/sergij-cherevatyj.png" xlink:type="simple" xlink:show="embed" xlink:actuate="onLoad" draw:mime-type="image/png"/>
</draw:frame>
</text:p>
      <text:p text:style-name="P4">
Ворог продовжує концентрувати свої зусилля на спробах захоплення Бахмута. Проце у прямому ефірі <text:a xlink:type="simple" xlink:href="https://www.youtube.com/watch" text:style-name="Internet_20_link" text:visited-style-name="Visited_20_Internet_20_Link">
телемарафону</text:a>
«Єдині новини» зазначив речник Східного угруповання військ Збройних СилУкраїни полковник Сергій Череватий.</text:p>
      <text:p text:style-name="P4">
— У Бахмуті ситуація динамічна, вона час від часу змінюється, адже триваєпозиційна війна, — каже він. — Ми максимально робимо все, щоб завдати ураженняворогу, маневруємо, використовуємо всі наявні засоби ураження. Противник такожконцентрує свої зусилля саме на Бахмуті — по суті, у нашій операційній зонівін більше ніде не веде таких потужних бойових дій.</text:p>
      <text:p text:style-name="P4">
Протягом минулої доби противник 23 рази атакував наші позиції на Бахмутськомунапрямку, 280 разів завдавав ударів різними типами артилерії, виконав 4авіанальоти. Тільки у районі Бахмута було 85 обстрілів і 20 боєзіткнень. Врезультаті бойових дій 175 окупантів було знищено і 213 зазнало поранень. Нацьому напрямку підбито ворожий танк Т-72, знищено чотири бойових машинипіхоти, три гармати «Мста-Б», п’ять безпілотних літальних апаратів, однустанцію радіоелектронної боротьби, а також чотири польові склади збоєприпасами.</text:p>
      <text:p text:style-name="P4">
За словами полковника Сергія Череватого, за весь період оборони Бахмутаукраїнські захисники знищили вже десятки тисяч росіян.</text:p>
      <text:p text:style-name="P4">
— Гадаю, з часом наші військові аналітики назвуть точні цифри, але втративорога тут величезні, — говорить офіцер. — Щодо злочинного угруповання«вагнер», то воно вже не здатне самостійно виконувати бойові завдання, якпрагнуло це робити раніше, фактично монополізувавши цей напрямок. Хоча й досі«вагнерівці» є основною силою, що атакує, росіян на Бахмутському напрямку,діяти без допомоги регулярної армії вони вже не можуть. Все більшезастосовуються повітрянодесантні підрозділи військ окупантів, підрозділиспеціального призначення, тож ми розуміємо, що втрати ворога дуже суттєві йдля «вагнера» це, напевно, кінцевий рубіж.</text:p>
      <text:p text:style-name="P4">
Source: <text:a xlink:type="simple" xlink:href="https://armyinform.com.ua/2023/04/25/bahmut-stav-kinczevym-rubezhem-dlya-zlochynnogo-ugrupovannya-vagner-sergij-cherevatyj/" text:style-name="Internet_20_link" text:visited-style-name="Visited_20_Internet_20_Link">
https://armyinform.com.ua/2023/04/25/bahmut-stav-kinczevym-rubezhem-dlya-zlochynnogo-ugrupovannya-vagner-sergij-cherevatyj/</text:a>
</text:p>
      <!--NEWS-->
      <text:h text:style-name="P10" text:outline-level="1">
<text:span text:style-name="T4">
Противник не зміг здобути панування в повітрі завдяки роботі наших засобів протиповітряного ураження</text:span>
</text:h>
      <text:p text:style-name="P4">
Author: ['Олексій Тригуб']</text:p>
      <text:p text:style-name="P4">
Time: 2023-04-25T70:00:00-04:00</text:p>
      <text:p text:style-name="P4">
Description: Ворог намагається використовувати усі наявні у нього засоби ураження, зокрем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nasams-2.jpg" text:style-name="Internet_20_link" text:visited-style-name="Visited_20_Internet_20_Link">
nasams-2.jpg</text:a>
']</text:p>
      <text:p text:style-name="P4">
Tags: ['ВТОРГНЕННЯ РФ', 'ЄДИНІ НОВИНИ', 'ППО ЗСУ', 'СЕРГІЙ ЧЕРЕВАТИЙ']</text:p>
      <text:p text:style-name="P4">
Category: News</text:p>
      <!--METADATA-->
      <text:p text:style-name="P4">
<draw:frame draw:style-name="fr1" draw:name="Image86" text:anchor-type="as-char" svg:width="6.9236in" svg:height="4.450886in" draw:z-index="0">
<draw:image xlink:href="../Images/AРМІЯINFORM/2023-04-25T70-00-00-04-00/nasams-2.jpg" xlink:type="simple" xlink:show="embed" xlink:actuate="onLoad" draw:mime-type="image/jpeg"/>
</draw:frame>
Ілюстративне фото</text:p>
      <text:p text:style-name="P4">
Ворог намагається використовувати усі наявні у нього засоби ураження, зокрема— й авіацію. Про це сьогодні у прямому ефірі<text:a xlink:type="simple" xlink:href="https://www.youtube.com/watch" text:style-name="Internet_20_link" text:visited-style-name="Visited_20_Internet_20_Link">
телемарафону</text:a>
 «Єдині новини»зазначив речник Східного угруповання військ Збройних Сил України полковникСергій Череватий.</text:p>
      <text:p text:style-name="P4">
— Проте авіапарк у окупантів — це, в основному, літальні апарати ще радянськихчасів, — зауважує офіцер. — Здебільшого удари завдаються літаками Су-25 абогвинтокрилами армійської авіації Мі-24 та Ка-52. Намагаються вони це робити здоволі безпечної для них відстані, або — дуже швидко, інакше потрапляють узону ураження нашої протиповітряної оборони. Це — як засоби протиповітряногоприкриття сухопутних військ типу «Стріла-10» чи «Оса», так і переносні зенітніракетні комплекси або наша винищувальна авіація. Тож ворог використовуєавіацію, проте він не зміг здобути її панування в повітрі. Не зміг він ізробити її, як, до прикладу, це робили армії розвинутих країн під час різнихконфліктів, і ключовою. І насамперед — завдяки нашим засобам протиповітряногоураження.</text:p>
      <text:p text:style-name="P4">
Source: <text:a xlink:type="simple" xlink:href="https://armyinform.com.ua/2023/04/25/protyvnyk-ne-zmig-zdobuty-panuvannya-v-povitri-zavdyaky-roboti-nashyh-zasobiv-protypovitryanogo-urazhennya/" text:style-name="Internet_20_link" text:visited-style-name="Visited_20_Internet_20_Link">
https://armyinform.com.ua/2023/04/25/protyvnyk-ne-zmig-zdobuty-panuvannya-v-povitri-zavdyaky-roboti-nashyh-zasobiv-protypovitryanogo-urazhennya/</text:a>
</text:p>
      <!--NEWS-->
      <text:h text:style-name="P10" text:outline-level="1">
<text:span text:style-name="T4">
Українські захисники не дають ворогу здобути контроль над шляхами постачання в Бахмут — Сергій Череватий</text:span>
</text:h>
      <text:p text:style-name="P4">
Author: ['Олексій Тригуб']</text:p>
      <text:p text:style-name="P4">
Time: 2023-04-25T71:00:00-04:00</text:p>
      <text:p text:style-name="P4">
Description: У прямому ефірі телемарафону «Єдині новини» речник Східного угруповання військ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СЕРГІЙ ЧЕРЕВАТИЙ']</text:p>
      <text:p text:style-name="P4">
Category: News</text:p>
      <!--METADATA-->
      <text:p text:style-name="P4">
<draw:frame draw:style-name="fr1" draw:name="Image87" text:anchor-type="as-char" svg:width="6.9236in" svg:height="4.396486in" draw:z-index="0">
<draw:image xlink:href="../Images/AРМІЯINFORM/2023-04-25T71-00-00-04-00/e08cf257-8475-41c5-9d72-6ced5f2a914e-1.jpg" xlink:type="simple" xlink:show="embed" xlink:actuate="onLoad" draw:mime-type="image/jpeg"/>
</draw:frame>
</text:p>
      <text:p text:style-name="P4">
У прямому ефірі <text:a xlink:type="simple" xlink:href="https://www.youtube.com/watch" text:style-name="Internet_20_link" text:visited-style-name="Visited_20_Internet_20_Link">
телемарафону</text:a>
«Єдині новини» речник Східного угруповання військ Збройних Сил Україниполковник Сергій Череватий зазначив, що ворог прагне здобути вогневий контрольнад шляхами доставки у Бахмут, проте українські оборонці не дають йому такоїможливості.</text:p>
      <text:p text:style-name="P4">
— Неоціненною є робота наших артилеристів, які постійно ведуть контрбатарейнуборотьбу і не дають ворогу зосередити постійні удари по шляхах сполучення, —каже він. — Також максимальних зусиль докладають наші інженери, військовілогісти, завдяки яким ми маємо декілька шляхів сполучення, розвідники Силспеціальних операцій — всі докладають зусиль для того, щоб фортеця Бахмутстояла, і щоб ми мали можливість доставляти, нехай і з певними труднощами,боєприпаси, провіант, амуніцію в місто Бахмут, і також забирати звідти нашихпоранених.</text:p>
      <text:p text:style-name="P4">
Source: <text:a xlink:type="simple" xlink:href="https://armyinform.com.ua/2023/04/25/ukrayinski-zahysnyky-ne-dayut-vorogu-zdobuty-kontrol-nad-shlyahamy-postachannya-v-bahmut-sergij-cherevatyj/" text:style-name="Internet_20_link" text:visited-style-name="Visited_20_Internet_20_Link">
https://armyinform.com.ua/2023/04/25/ukrayinski-zahysnyky-ne-dayut-vorogu-zdobuty-kontrol-nad-shlyahamy-postachannya-v-bahmut-sergij-cherevatyj/</text:a>
</text:p>
      <!--NEWS-->
      <text:h text:style-name="P10" text:outline-level="1">
<text:span text:style-name="T4">
Ніхто у світі не має права руйнувати мир та життя людей — Володимир Зеленський</text:span>
</text:h>
      <text:p text:style-name="P4">
Author: ['АРМІЯINFORM']</text:p>
      <text:p text:style-name="P4">
Time: 2023-04-25T72:00:00-04:00</text:p>
      <text:p text:style-name="P4">
Description: Президент України Володимир Зеленський вважає, що ніхто у світі не має права руйн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0481249187251461_y.jpg" text:style-name="Internet_20_link" text:visited-style-name="Visited_20_Internet_20_Link">
photo_5350481249187251461_y.jpg</text:a>
', '<text:a xlink:type="simple" xlink:href="https://armyinform.com.ua/wp-content/uploads/2023/04/photo_5350481249187251458_y-150x150.jpg" text:style-name="Internet_20_link" text:visited-style-name="Visited_20_Internet_20_Link">
photo_5350481249187251458_y-150x150.jpg</text:a>
', '<text:a xlink:type="simple" xlink:href="https://armyinform.com.ua/wp-content/uploads/2023/04/photo_5350481249187251462_y-150x150.jpg" text:style-name="Internet_20_link" text:visited-style-name="Visited_20_Internet_20_Link">
photo_5350481249187251462_y-150x150.jpg</text:a>
', '<text:a xlink:type="simple" xlink:href="https://armyinform.com.ua/wp-content/uploads/2023/04/photo_5350481249187251460_y-150x150.jpg" text:style-name="Internet_20_link" text:visited-style-name="Visited_20_Internet_20_Link">
photo_5350481249187251460_y-150x150.jpg</text:a>
', '<text:a xlink:type="simple" xlink:href="https://armyinform.com.ua/wp-content/uploads/2023/04/photo_5350481249187251459_y-150x150.jpg" text:style-name="Internet_20_link" text:visited-style-name="Visited_20_Internet_20_Link">
photo_5350481249187251459_y-150x150.jpg</text:a>
']</text:p>
      <text:p text:style-name="P4">
Tags: ['ВОЛОДИМИР ЗЕЛЕНСЬКИЙ', 'РОСІЙСЬКО-УКРАЇНСЬКА ВІЙНА']</text:p>
      <text:p text:style-name="P4">
Category: News</text:p>
      <!--METADATA-->
      <text:p text:style-name="P4">
<draw:frame draw:style-name="fr1" draw:name="Image88" text:anchor-type="as-char" svg:width="6.9236in" svg:height="4.622144in" draw:z-index="0">
<draw:image xlink:href="../Images/AРМІЯINFORM/2023-04-25T72-00-00-04-00/photo_5350481249187251461_y.jpg" xlink:type="simple" xlink:show="embed" xlink:actuate="onLoad" draw:mime-type="image/jpeg"/>
</draw:frame>
 Ілюстративне фото</text:p>
      <text:p text:style-name="P4">
Президент України Володимир Зеленський вважає, що ніхто у світі не має праваруйнувати мир та стояти вище за життя людей.</text:p>
      <text:p text:style-name="P4">
Про це <text:a xlink:type="simple" xlink:href="https://t.me/V_Zelenskiy_official/5998" text:style-name="Internet_20_link" text:visited-style-name="Visited_20_Internet_20_Link">
йдеться</text:a>
 у його телеграм-каналі.</text:p>
      <text:p text:style-name="P4">
«Ніхто у світі не має права стояти вище, ніж людське життя. Ніхто у світі немає права руйнувати мир. Ніхто у світі не має бути «рівнішим», ніж міжнароднеправо», — написав він.</text:p>
      <text:p text:style-name="P4">
<text:a xlink:type="simple" xlink:href="https://armyinform.com.ua/wp-content/uploads/2023/04/photo_5350481249187251458_y.jpg" text:style-name="Internet_20_link" text:visited-style-name="Visited_20_Internet_20_Link">
<draw:frame draw:style-name="fr1" draw:name="Image89" text:anchor-type="as-char" svg:width="6.9236in" svg:height="6.9236in" draw:z-index="0">
<draw:image xlink:href="../Images/AРМІЯINFORM/2023-04-25T72-00-00-04-00/photo_5350481249187251458_y-150x150.jpg" xlink:type="simple" xlink:show="embed" xlink:actuate="onLoad" draw:mime-type="image/jpeg"/>
</draw:frame>
</text:a>
</text:p>
      <text:p text:style-name="P4">
<text:a xlink:type="simple" xlink:href="https://armyinform.com.ua/wp-content/uploads/2023/04/photo_5350481249187251462_y.jpg" text:style-name="Internet_20_link" text:visited-style-name="Visited_20_Internet_20_Link">
<draw:frame draw:style-name="fr1" draw:name="Image90" text:anchor-type="as-char" svg:width="6.9236in" svg:height="6.9236in" draw:z-index="0">
<draw:image xlink:href="../Images/AРМІЯINFORM/2023-04-25T72-00-00-04-00/photo_5350481249187251462_y-150x150.jpg" xlink:type="simple" xlink:show="embed" xlink:actuate="onLoad" draw:mime-type="image/jpeg"/>
</draw:frame>
</text:a>
</text:p>
      <text:p text:style-name="P4">
<text:a xlink:type="simple" xlink:href="https://armyinform.com.ua/wp-content/uploads/2023/04/photo_5350481249187251460_y.jpg" text:style-name="Internet_20_link" text:visited-style-name="Visited_20_Internet_20_Link">
<draw:frame draw:style-name="fr1" draw:name="Image91" text:anchor-type="as-char" svg:width="6.9236in" svg:height="6.9236in" draw:z-index="0">
<draw:image xlink:href="../Images/AРМІЯINFORM/2023-04-25T72-00-00-04-00/photo_5350481249187251460_y-150x150.jpg" xlink:type="simple" xlink:show="embed" xlink:actuate="onLoad" draw:mime-type="image/jpeg"/>
</draw:frame>
</text:a>
</text:p>
      <text:p text:style-name="P4">
<text:a xlink:type="simple" xlink:href="https://armyinform.com.ua/wp-content/uploads/2023/04/photo_5350481249187251459_y.jpg" text:style-name="Internet_20_link" text:visited-style-name="Visited_20_Internet_20_Link">
<draw:frame draw:style-name="fr1" draw:name="Image92" text:anchor-type="as-char" svg:width="6.9236in" svg:height="6.9236in" draw:z-index="0">
<draw:image xlink:href="../Images/AРМІЯINFORM/2023-04-25T72-00-00-04-00/photo_5350481249187251459_y-150x150.jpg" xlink:type="simple" xlink:show="embed" xlink:actuate="onLoad" draw:mime-type="image/jpeg"/>
</draw:frame>
</text:a>
</text:p>
      <text:p text:style-name="P4">
Source: <text:a xlink:type="simple" xlink:href="https://armyinform.com.ua/2023/04/25/nihto-u-sviti-ne-maye-prava-rujnuvaty-myr-ta-zhyttya-lyudej-volodymyr-zelenskyj/" text:style-name="Internet_20_link" text:visited-style-name="Visited_20_Internet_20_Link">
https://armyinform.com.ua/2023/04/25/nihto-u-sviti-ne-maye-prava-rujnuvaty-myr-ta-zhyttya-lyudej-volodymyr-zelenskyj/</text:a>
</text:p>
      <!--NEWS-->
      <text:h text:style-name="P10" text:outline-level="1">
<text:span text:style-name="T4">
Ціна кожної цеглини у Бахмуті для ворога колосальна — Сергій Череватий</text:span>
</text:h>
      <text:p text:style-name="P4">
Author: ['Олексій Тригуб']</text:p>
      <text:p text:style-name="P4">
Time: 2023-04-25T73:00:00-04:00</text:p>
      <text:p text:style-name="P4">
Description: Чи змінилася тактика ворога на Бахмутському напрямку і — чи продовжує противник такти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5.jpg" text:style-name="Internet_20_link" text:visited-style-name="Visited_20_Internet_20_Link">
bahmut-5.jpg</text:a>
']</text:p>
      <text:p text:style-name="P4">
Tags: ['СЕРГІЙ ЧЕРЕВАТИЙ']</text:p>
      <text:p text:style-name="P4">
Category: News</text:p>
      <!--METADATA-->
      <text:p text:style-name="P4">
<draw:frame draw:style-name="fr1" draw:name="Image93" text:anchor-type="as-char" svg:width="6.9236in" svg:height="4.32725in" draw:z-index="0">
<draw:image xlink:href="../Images/AРМІЯINFORM/2023-04-25T73-00-00-04-00/bahmut-5.jpg" xlink:type="simple" xlink:show="embed" xlink:actuate="onLoad" draw:mime-type="image/jpeg"/>
</draw:frame>
Ілюстративне фото</text:p>
      <text:p text:style-name="P4">
Чи змінилася тактика ворога на Бахмутському напрямку і — чи продовжуєпротивник тактику так званих м’ясних валів, у прямому ефірі<text:a xlink:type="simple" xlink:href="https://www.youtube.com/watch" text:style-name="Internet_20_link" text:visited-style-name="Visited_20_Internet_20_Link">
телемарафону</text:a>
 «Єдині новини»розповів речник Східного угруповання військ Збройних Сил України полковникСергій Череватий.</text:p>
      <text:p text:style-name="P4">
— У зв’язку з тим, що на сьогодні бойові дії ведуться фактично повністю уміській забудові, вони використовують тактику малих груп, намагаючись крок закроком проходити по місту, — говорить Сергій Череватий. — Але ціна кожноїцеглини у Бахмуті для них просто колосальна, тому що наші Сили оборони потужнозавдають по них ударів як засобами артилерійського ураження, так і в ближніхбоях, використовуючи стрілецьку зброю, гранати, гранатомети. Томуспіввідношення втрат дуже й дуже не на користь ворога.</text:p>
      <text:p text:style-name="P4">
Source: <text:a xlink:type="simple" xlink:href="https://armyinform.com.ua/2023/04/25/czina-kozhnoyi-czeglyny-u-bahmuti-dlya-voroga-kolosalna-sergij-cherevatyj/" text:style-name="Internet_20_link" text:visited-style-name="Visited_20_Internet_20_Link">
https://armyinform.com.ua/2023/04/25/czina-kozhnoyi-czeglyny-u-bahmuti-dlya-voroga-kolosalna-sergij-cherevatyj/</text:a>
</text:p>
      <!--NEWS-->
      <text:h text:style-name="P10" text:outline-level="1">
<text:span text:style-name="T4">
Голова Верховної Ради — іноземним колегам: Для України є важливим створення спецтрибуналу щодо злочинів рф</text:span>
</text:h>
      <text:p text:style-name="P4">
Author: ['АРМІЯINFORM']</text:p>
      <text:p text:style-name="P4">
Time: 2023-04-25T74:00:00-04:00</text:p>
      <text:p text:style-name="P4">
Description: Для України є важливим питання справедливості, зокрема, створення спеціального трибуна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7cb0c42-8e19-4ece-9ba6-b0c9c4471d89.jpg" text:style-name="Internet_20_link" text:visited-style-name="Visited_20_Internet_20_Link">
77cb0c42-8e19-4ece-9ba6-b0c9c4471d89.jpg</text:a>
']</text:p>
      <text:p text:style-name="P4">
Tags: ['STOPRUSSIA', 'АГРЕСІЯ РФ', 'ВЕРХОВНА РАДА УКРАЇНИ', 'КОНФЕРЕНЦІЯ ГОЛІВ ПАРЛАМЕНТІВ КРАЇН ЄВРОСОЮЗУ', 'РУСЛАН СТЕФАНЧУК', 'СПЕЦТРИБУНАЛ ПРОТИ РФ']</text:p>
      <text:p text:style-name="P4">
Category: News</text:p>
      <!--METADATA-->
      <text:p text:style-name="P4">
<draw:frame draw:style-name="fr1" draw:name="Image94" text:anchor-type="as-char" svg:width="6.9236in" svg:height="3.894525in" draw:z-index="0">
<draw:image xlink:href="../Images/AРМІЯINFORM/2023-04-25T74-00-00-04-00/77cb0c42-8e19-4ece-9ba6-b0c9c4471d89.jpg" xlink:type="simple" xlink:show="embed" xlink:actuate="onLoad" draw:mime-type="image/jpeg"/>
</draw:frame>
</text:p>
      <text:p text:style-name="P4">
Для України є важливим питання справедливості, зокрема, створення спеціальноготрибуналу щодо злочину агресії, який є першим злочином, що породив усі іншізвірства, котрі росія скоює в Україні.</text:p>
      <text:p text:style-name="P4">
Про це під час роботи Конференції голів парламентів країн Євросоюзу у Празі<text:a xlink:type="simple" xlink:href="https://www.rada.gov.ua/news/Top-novyna/235687.html" text:style-name="Internet_20_link" text:visited-style-name="Visited_20_Internet_20_Link">
повідомив</text:a>
 ГоловаВерховної Ради України Руслан Стефанчук.</text:p>
      <text:p text:style-name="P4">
Він запросив Голову Палати Депутатів Парламенту Італійської Республікивідвідати Україну, аби на власні очі побачити результати російської агресії.Також Руслан Стефанчук запросив Італію підтримати формулу миру ПрезидентаУкраїни Володимира Зеленського.</text:p>
      <text:p text:style-name="P4">
Під час розмови зі спікером Риксдагу Королівства Швеція Андреасом НорленомРуслан Стефанчук висловив вдячність Швеції за допомогу: військову, фінансовута гуманітарну.</text:p>
      <text:p text:style-name="P4">
Голова Верховної Ради України звернувся до спікера Риксдагу Королівства Швеціявизнати Голодомор 1932-1933 років геноцидом українського народу, адже дляУкраїни є важливим відновлення історичної справедливості.</text:p>
      <text:p text:style-name="P4">
Під час зустрічі із Головою Сейму Латвійської Республіки Едвардсом СмілтенсомГолова Верховної Ради України висловив вдячність за всю надану допомогу,зокрема військову та фінансову. Він також наголосив про важливість шляхуУкраїни до Європейського Союзу та НАТО, подякувавши Латвії за підтримку.</text:p>
      <text:p text:style-name="P4">
«Україна виконала всі рекомендації та готова розпочати переговори проповноправне членство в ЄС», — акцентував Руслан Стефанчук під час зустрічі зіспікером Палати Представників Генеральних штатів Королівства Нідерланди ВероюБергкамп і Президентом Сенату Генеральних штатів Королівства Нідерланди ЯномЕнтоні Брауном.</text:p>
      <text:p text:style-name="P4">
«Повноцінний мир настане не лише після перемоги на полі бою, а й в усіхміжнародних судових інституціях. Для України необхідна повна перемога надагресором», — наголосив Спікер парламенту України.</text:p>
      <text:p text:style-name="P4">
Source: <text:a xlink:type="simple" xlink:href="https://armyinform.com.ua/2023/04/25/golova-verhovnoyi-rady-inozemnym-kolegam-dlya-ukrayiny-ye-vazhlyvym-stvorennya-specztrybunalu-shhodo-zlochyniv-rf/" text:style-name="Internet_20_link" text:visited-style-name="Visited_20_Internet_20_Link">
https://armyinform.com.ua/2023/04/25/golova-verhovnoyi-rady-inozemnym-kolegam-dlya-ukrayiny-ye-vazhlyvym-stvorennya-specztrybunalu-shhodo-zlochyniv-rf/</text:a>
</text:p>
      <!--NEWS-->
      <text:h text:style-name="P10" text:outline-level="1">
<text:span text:style-name="T4">
Армія рф вчергове обстріляла прикордоння Сумщини та Чернігівщини з мінометів</text:span>
</text:h>
      <text:p text:style-name="P4">
Author: ['АРМІЯINFORM']</text:p>
      <text:p text:style-name="P4">
Time: 2023-04-25T75:00:00-04:00</text:p>
      <text:p text:style-name="P4">
Description: Сьогодні російські війська двічі обстріляли прикордоння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ensornet_news_704.webp" text:style-name="Internet_20_link" text:visited-style-name="Visited_20_Internet_20_Link">
censornet_news_704.webp</text:a>
']</text:p>
      <text:p text:style-name="P4">
Tags: ['STOPRUSSIA', 'ОК «ПІВНІЧ»']</text:p>
      <text:p text:style-name="P4">
Category: News</text:p>
      <!--METADATA-->
      <text:p text:style-name="P4">
<draw:frame draw:style-name="fr1" draw:name="Image95" text:anchor-type="as-char" svg:width="6.9236in" svg:height="4.32725in" draw:z-index="0">
<draw:image xlink:href="../ConvertedIMGs/AРМІЯINFORM/2023-04-25T75-00-00-04-00/censornet_news_704.png" xlink:type="simple" xlink:show="embed" xlink:actuate="onLoad" draw:mime-type="image/png"/>
</draw:frame>
</text:p>
      <text:p text:style-name="P4">
Сьогодні російські війська двічі обстріляли прикордоння Сумської таЧернігівської областей з мінометів.</text:p>
      <text:p text:style-name="P4">
Про це <text:a xlink:type="simple" xlink:href="https://t.me/ok_pivnich1/2037" text:style-name="Internet_20_link" text:visited-style-name="Visited_20_Internet_20_Link">
повідомляє</text:a>
 Оперативне командування«Північ».</text:p>
      <text:p text:style-name="P4">
« <text:span text:style-name="T4">
З 10:30 до 10:45</text:span>
 зафіксовано чотири приходи, ймовірно з міномету 120 мм,в районі населеного пункту Кореньок.</text:p>
      <text:p text:style-name="P4">
<text:span text:style-name="T4">
З 11:00 до 11:10</text:span>
 зафіксовано три приходи, ймовірно з міномету 120 мм, врайоні населеного пункту Кореньок.</text:p>
      <text:p text:style-name="P4">
<text:span text:style-name="T4">
З 10:15 до 10:51</text:span>
 зафіксовано п’ять приходів, ймовірно з міномету 120 мм, врайоні населеного пункту Леонівка», — йдеться у дописі.</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25/armiya-rf-vchergove-obstrilyala-prykordonnya-sumshhyny-ta-chernigivshhyny-z-minometiv/" text:style-name="Internet_20_link" text:visited-style-name="Visited_20_Internet_20_Link">
https://armyinform.com.ua/2023/04/25/armiya-rf-vchergove-obstrilyala-prykordonnya-sumshhyny-ta-chernigivshhyny-z-minometiv/</text:a>
</text:p>
      <!--NEWS-->
      <text:h text:style-name="P10" text:outline-level="1">
<text:span text:style-name="T4">
Не варто гадати, коли відбудеться контрнаступ України — потрібно робити усе для її перемоги — глава МЗС Литви</text:span>
</text:h>
      <text:p text:style-name="P4">
Author: ['АРМІЯINFORM']</text:p>
      <text:p text:style-name="P4">
Time: 2023-04-25T76:00:00-04:00</text:p>
      <text:p text:style-name="P4">
Description: Не варто роздумувати про контрнаступ України — Захід має взяти на себе зобов'яз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ounteroffensive.jpg" text:style-name="Internet_20_link" text:visited-style-name="Visited_20_Internet_20_Link">
counteroffensive.jpg</text:a>
']</text:p>
      <text:p text:style-name="P4">
Tags: ['ГАБРІЕЛЮС ЛАНДСБЕРГІС', 'ГЛАВА МЗС ЛИТВИ', 'СВІТ ПІДТРИМУЄ УКРАЇНУ']</text:p>
      <text:p text:style-name="P4">
Category: News</text:p>
      <!--METADATA-->
      <text:p text:style-name="P4">
<draw:frame draw:style-name="fr1" draw:name="Image96" text:anchor-type="as-char" svg:width="6.9236in" svg:height="3.894525in" draw:z-index="0">
<draw:image xlink:href="../Images/AРМІЯINFORM/2023-04-25T76-00-00-04-00/counteroffensive.jpg" xlink:type="simple" xlink:show="embed" xlink:actuate="onLoad" draw:mime-type="image/jpeg"/>
</draw:frame>
Ілюстративне фото</text:p>
      <text:p text:style-name="P4">
Не варто роздумувати про контрнаступ України — Захід має взяти на себезобов'язання допомогти Україні перемогти росію.</text:p>
      <text:p text:style-name="P4">
Про це <text:a xlink:type="simple" xlink:href="https://www.urm.lt/default/lt/naujienos/g-landsbergis-nereikia-spelioti-kada-bus-ar-nebus-ukrainos-kontrpuolimas-viskas-ka-turime-dabar-padaryti-isipareigoti-ukrainos-pergalei-ir-jos-siekti" text:style-name="Internet_20_link" text:visited-style-name="Visited_20_Internet_20_Link">
заявив</text:a>
 міністрзакордонних справ Литви Ґабріелюс Ландсберґіс.</text:p>
      <text:p text:style-name="P4">
«Немає потреби гадати, коли відбудеться чи не відбудеться контрнаступ України.Усе, що нам зараз залишається зробити, це взяти на себе зобов’язання щодоперемоги України та прагнути до неї», — сказав Ґабріелюс Ландсберґіс.</text:p>
      <text:p text:style-name="P4">
Нагадаємо, заступниця Міністра оборони України Ганна Маляр<text:a xlink:type="simple" xlink:href="https://armyinform.com.ua/2023/04/19/my-ne-mayemo-prava-obgovoryuvaty-v-publichnomu-prostori-plany-zbrojnyh-syl-ukrayiny-ganna-malyar/" text:style-name="Internet_20_link" text:visited-style-name="Visited_20_Internet_20_Link">
наголосила</text:a>
, що в умовах війни інформація про контрнаступ є засекреченою, іобговорювати в публічному просторі плани ЗСУ заборонено.</text:p>
      <text:p text:style-name="P4">
Source: <text:a xlink:type="simple" xlink:href="https://armyinform.com.ua/2023/04/25/ne-varto-gadaty-koly-vidbudetsya-kontrnastup-ukrayiny-potribno-robyty-use-dlya-yiyi-peremogy-glava-mzs-lytvy/" text:style-name="Internet_20_link" text:visited-style-name="Visited_20_Internet_20_Link">
https://armyinform.com.ua/2023/04/25/ne-varto-gadaty-koly-vidbudetsya-kontrnastup-ukrayiny-potribno-robyty-use-dlya-yiyi-peremogy-glava-mzs-lytvy/</text:a>
</text:p>
      <!--NEWS-->
      <text:h text:style-name="P10" text:outline-level="1">
<text:span text:style-name="T4">
Сергій Наєв: Найдієвіший мотиватор для захисників України — знищення ворога</text:span>
</text:h>
      <text:p text:style-name="P4">
Author: ['АРМІЯINFORM']</text:p>
      <text:p text:style-name="P4">
Time: 2023-04-25T77:00:00-04:00</text:p>
      <text:p text:style-name="P4">
Description: Найбільшим та найдієвішим мотиватором для захисників України було, є і буде зни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51649_621577653349255_7542997026477779891_n.jpg" text:style-name="Internet_20_link" text:visited-style-name="Visited_20_Internet_20_Link">
343051649_621577653349255_7542997026477779891_n.jpg</text:a>
']</text:p>
      <text:p text:style-name="P4">
Tags: ['КОМАНДУВАЧ ОБ’ЄДНАНИХ СИЛ ЗС УКРАЇНИ', 'СЕРГІЙ НАЄВ']</text:p>
      <text:p text:style-name="P4">
Category: News</text:p>
      <!--METADATA-->
      <text:p text:style-name="P4">
<draw:frame draw:style-name="fr1" draw:name="Image97" text:anchor-type="as-char" svg:width="6.9236in" svg:height="4.933065in" draw:z-index="0">
<draw:image xlink:href="../Images/AРМІЯINFORM/2023-04-25T77-00-00-04-00/343051649_621577653349255_7542997026477779891_n.jpg" xlink:type="simple" xlink:show="embed" xlink:actuate="onLoad" draw:mime-type="image/jpeg"/>
</draw:frame>
</text:p>
      <text:p text:style-name="P4">
Найбільшим та найдієвішим мотиватором для захисників України було, є і будезнищення ворога, адже захист своєї Батьківщини, своїх рідних, перемога надворогом є найбільшим бажанням на сьогодні.</text:p>
      <text:p text:style-name="P4">
Про це<text:a xlink:type="simple" xlink:href="https%3A%2F%2Fwww.facebook.com%2FJointForcesCommandAFU%2Fposts%2Fpfbid0kUUTeQcF1t4xEVgfPLJR9pi7RyzHCtEJnqMbAcZvBzxJAeaL6cdguAD2ayqW6XPal&amp;show_text=true&amp;width=500" text:style-name="Internet_20_link" text:visited-style-name="Visited_20_Internet_20_Link">
повідомив</text:a>
командувач Об’єднаних Сил ЗС України генерал-лейтенант Сергій Наєв,розповідаючи про бойовий дух і мотивацію наших воїнів.</text:p>
      <text:p text:style-name="P4">
«Майже для кожного, хто взяв до рук зброю та став на захист своєї Батьківщини,своїх рідних, перемога над ворогом є найбільшим бажанням на сьогодні. Коженвійськовослужбовець знає, що за його спиною — його сім’я, яку потрібнозахистити», — йдеться у повідомленні.</text:p>
      <text:p text:style-name="P4">
За його словами, військовослужбовці впевнені, що постійний розвиток тапередача досвіду — це нова реальність та критична необхідність сьогодення.</text:p>
      <text:p text:style-name="P4">
«Менше помилок — більше врятованих життів, і щоб їх не допускати, вони багатота наполегливо тренуються», — зазначив Сергій Наєв.</text:p>
      <text:p text:style-name="P4">
Командувач розповів, що додаткові стресові навантаження допомагаютьнапрацювати у бійців стійкість на полі бою. Копіткою працею та щоденнимиперемогами над собою зміцнюється військова майстерність. У щоденнихтренуваннях зростає сила духу, міцніє воля та загартовується характер. Немаєдругорядних завдань. Є мета, яку потрібно досягти з найменшими моральними тафізичними втратами. Це результат довготривалих тренувань, під час якихвідточуються знання, вміння й навички.</text:p>
      <text:p text:style-name="P4">
«Але насамперед, беззаперечно, — потрібно жити Україною, працювати для Україниі бути з Україною в серці. А усі, хто сьогодні боронить Україну, саме такими іє. Потужним стимулом до продовження боротьби є прагнення волі і бажаннязвільнити українську землю від варварів і зайд, яким захотілосяпогосподарювати у наших домівках», — зауважив він.</text:p>
      <text:p text:style-name="P4">
Source: <text:a xlink:type="simple" xlink:href="https://armyinform.com.ua/2023/04/25/sergij-nayev-najdiyevishyj-motyvator-dlya-zahysnykiv-ukrayiny-znyshhennya-voroga/" text:style-name="Internet_20_link" text:visited-style-name="Visited_20_Internet_20_Link">
https://armyinform.com.ua/2023/04/25/sergij-nayev-najdiyevishyj-motyvator-dlya-zahysnykiv-ukrayiny-znyshhennya-voroga/</text:a>
</text:p>
      <!--NEWS-->
      <text:h text:style-name="P10" text:outline-level="1">
<text:span text:style-name="T4">
Олексій Дмитрашківський розповів про зміни тактики ворога на Таврійському напрямку</text:span>
</text:h>
      <text:p text:style-name="P4">
Author: ['Олексій Тригуб']</text:p>
      <text:p text:style-name="P4">
Time: 2023-04-25T78:00:00-04:00</text:p>
      <text:p text:style-name="P4">
Description: У прямому ефірі телемарафону «Єдині новини» началь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jpg" text:style-name="Internet_20_link" text:visited-style-name="Visited_20_Internet_20_Link">
dmytrashkivskyj.jpg</text:a>
']</text:p>
      <text:p text:style-name="P4">
Tags: ['БПЛА', 'ВУГЛЕДАР', 'ЄДИНІ НОВИНИ', 'ОЛЕКСІЙ ДМИТРАШКІВСЬКИЙ', 'ТАВРІЙСЬКИЙ НАПРЯМОК']</text:p>
      <text:p text:style-name="P4">
Category: News</text:p>
      <!--METADATA-->
      <text:p text:style-name="P4">
<draw:frame draw:style-name="fr1" draw:name="Image98" text:anchor-type="as-char" svg:width="6.9236in" svg:height="3.940682in" draw:z-index="0">
<draw:image xlink:href="../Images/AРМІЯINFORM/2023-04-25T78-00-00-04-00/dmytrashkivskyj.jpg" xlink:type="simple" xlink:show="embed" xlink:actuate="onLoad" draw:mime-type="image/jpeg"/>
</draw:frame>
Олексій Дмитрашківський. Ілюстративне фото</text:p>
      <text:p text:style-name="P4">
У прямому ефірі <text:a xlink:type="simple" xlink:href="https://www.youtube.com/watch" text:style-name="Internet_20_link" text:visited-style-name="Visited_20_Internet_20_Link">
телемарафону</text:a>
«Єдині новини» начальник об’єднаного пресцентру Сил оборони Таврійськогонапрямку полковник Олексій Дмитрашківський зазначив, що ворог знову почавнарощувати свою артилерійську складову.</text:p>
      <text:p text:style-name="P4">
— Противник обстрілює наші позиції вже практично з тією ж інтенсивністю, як цебуло у лютому, — каже офіцер. — За вчора та сьогодні ворог майже 500 разівобстріляв наші позиції з різних артилерійських систем.</text:p>
      <text:p text:style-name="P4">
Щодо штурмових дій, розповів Олексій Дмитрашківський, то ворог 22 разиштурмував позиції наших військ. Це відбувалося у районі Мар’їнки, яку ворог неполишає спроб захопити, аби блокувати Авдіївку.</text:p>
      <text:p text:style-name="P4">
Також начальник об’єднаного пресцентру Сил оборони Таврійського напрямкузазначив, що вчора ворог дещо змінив свою тактику. Так, намагаючись показатисвою перевагу в повітрі, противник збільшив кількість завдавання авіаційнихударів, причому, перейшовши до тактики групових авіаударів. Тобто, два літакивідволікали українську ППО, а третій — завдавав ударів.</text:p>
      <text:p text:style-name="P4">
Через покращення погодних умов учора ворог удвічі збільшив кількістьзастосування безпілотних літальних апаратів. Йдеться насамперед пророзвідувальні БПЛА.</text:p>
      <text:p text:style-name="P4">
— Також вчора вперше спостерігалася зміна застосування ворогом дронів-камікадзе, — продовжує Олексій Дмитрашківський. — Вчора вдень вони спочаткузастосували «Шахеди», які були вдало збиті, але після «Шахедів» з’явилися«Ланцети». Це мало на меті також виявлення наших точок протиповітряноїоборони.</text:p>
      <text:p text:style-name="P4">
Розповів офіцер і про погіршення морально-психологічного стану у лавахпротивника, і про новини на Таврійському напрямку. Так, він відзначив, щопопри нещодавню інформацію про прибуття в район Авдіївки нової танковоїбригади окупаційної армії, наразі вона ніяк себе не проявила, і для атак нашихпозицій ворог четверту добу поспіль використовує виключно піхоту. Можливо,припускає Олексій Дмитрашківський, це пов’язано з тим, що противник не стількизбирається застосовувати цю техніку, скільки продемонструвати ефект їїприсутності.</text:p>
      <text:p text:style-name="P4">
А на Вугледарському напрямку, як розповів начальник об’єднаного пресцентру, уполі зору знову з’явилася розбита ворожа 155-та бригада морської піхоти. Втім,малоймовірно, що вона могла повноцінно відновити боєздатність у такі стислітерміни.</text:p>
      <text:p text:style-name="P4">
— От що у росіян добре виходить на цьому напрямку — так це застосовуватиавіацію по житловій забудові. Так, вчора ворог завдав удару по житловомубудинку у Вугледарі, — додав Олексій Дмитрашківський.</text:p>
      <text:p text:style-name="P4">
Source: <text:a xlink:type="simple" xlink:href="https://armyinform.com.ua/2023/04/25/oleksij-dmytrashkivskyj-rozpoviv-pro-zminy-taktyky-voroga-na-tavrijskomu-napryamku/" text:style-name="Internet_20_link" text:visited-style-name="Visited_20_Internet_20_Link">
https://armyinform.com.ua/2023/04/25/oleksij-dmytrashkivskyj-rozpoviv-pro-zminy-taktyky-voroga-na-tavrijskomu-napryamku/</text:a>
</text:p>
      <!--NEWS-->
      <text:h text:style-name="P10" text:outline-level="1">
<text:span text:style-name="T4">
Понад 17 тисяч злочинів проти нацбезпеки задокументував Офіс Генпрокурора</text:span>
</text:h>
      <text:p text:style-name="P4">
Author: ['АРМІЯINFORM']</text:p>
      <text:p text:style-name="P4">
Time: 2023-04-25T7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25042023ua.jpg" text:style-name="Internet_20_link" text:visited-style-name="Visited_20_Internet_20_Link">
warcrime-25042023ua.jpg</text:a>
', '<text:a xlink:type="simple" xlink:href="https://armyinform.com.ua/wp-content/uploads/2023/04/warcrime-25042023en.jpg" text:style-name="Internet_20_link" text:visited-style-name="Visited_20_Internet_20_Link">
warcrime-25042023en.jpg</text:a>
']</text:p>
      <text:p text:style-name="P4">
Tags: ['ВОЄННІ ЗЛОЧИНИ РФ', 'ОФІС ГЕНПРОКУРОРА УКРАЇНИ']</text:p>
      <text:p text:style-name="P4">
Category: News</text:p>
      <!--METADATA-->
      <text:p text:style-name="P4">
<draw:frame draw:style-name="fr1" draw:name="Image99" text:anchor-type="as-char" svg:width="6.9236in" svg:height="4.448413in" draw:z-index="0">
<draw:image xlink:href="../Images/AРМІЯINFORM/2023-04-25T79-00-00-04-00/warcrime-25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5 квітня</text:span>
 зареєстровано:</text:p>
      <ul>
        <li>
82 487 воєнних злочинів,  * 17 071 злочин проти національної безпеки України.</li>
      </ul>
      <text:p text:style-name="P4">
Крім того, за даними ювенальних прокурорів, <text:span text:style-name="T4">
1419 дітей постраждали</text:span>
внаслідок агресії рф, з них:</text:p>
      <ul>
        <li>
470 — дітей загинули,  * 94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100" text:anchor-type="as-char" svg:width="6.9236in" svg:height="4.448413in" draw:z-index="0">
<draw:image xlink:href="../Images/AРМІЯINFORM/2023-04-25T79-00-00-04-00/warcrime-25042023en.jpg" xlink:type="simple" xlink:show="embed" xlink:actuate="onLoad" draw:mime-type="image/jpeg"/>
</draw:frame>
</text:p>
      <text:p text:style-name="P4">
Source: <text:a xlink:type="simple" xlink:href="https://armyinform.com.ua/2023/04/25/ponad-17-tysyach-zlochyniv-proty-naczbezpeky-ukrayiny-zadokumentuvav-ofis-genprokurora/" text:style-name="Internet_20_link" text:visited-style-name="Visited_20_Internet_20_Link">
https://armyinform.com.ua/2023/04/25/ponad-17-tysyach-zlochyniv-proty-naczbezpeky-ukrayiny-zadokumentuvav-ofis-genprokurora/</text:a>
</text:p>
      <!--NEWS-->
      <text:h text:style-name="P10" text:outline-level="1">
<text:span text:style-name="T4">
Представниці ЗС України здобули п’ять медалей на чемпіонаті Європи з важкої атлетики</text:span>
</text:h>
      <text:p text:style-name="P4">
Author: ['АРМІЯINFORM']</text:p>
      <text:p text:style-name="P4">
Time: 2023-04-25T80:00:00-04:00</text:p>
      <text:p text:style-name="P4">
Description: На чемпіонаті Європи з важкої атлетики, який відбувся в Єревані (Вірменія), представни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249990_210943508332678_6786888924302587599_n.jpg" text:style-name="Internet_20_link" text:visited-style-name="Visited_20_Internet_20_Link">
340249990_210943508332678_6786888924302587599_n.jpg</text:a>
', '<text:a xlink:type="simple" xlink:href="https://armyinform.com.ua/wp-content/uploads/2023/04/340136436_2487326908085386_2135364626655877396_n.jpg" text:style-name="Internet_20_link" text:visited-style-name="Visited_20_Internet_20_Link">
340136436_2487326908085386_2135364626655877396_n.jpg</text:a>
']</text:p>
      <text:p text:style-name="P4">
Tags: []</text:p>
      <text:p text:style-name="P4">
Category: News</text:p>
      <!--METADATA-->
      <text:p text:style-name="P4">
<draw:frame draw:style-name="fr1" draw:name="Image101" text:anchor-type="as-char" svg:width="6.9236in" svg:height="4.61393in" draw:z-index="0">
<draw:image xlink:href="../Images/AРМІЯINFORM/2023-04-25T80-00-00-04-00/340249990_210943508332678_6786888924302587599_n.jpg" xlink:type="simple" xlink:show="embed" xlink:actuate="onLoad" draw:mime-type="image/jpeg"/>
</draw:frame>
</text:p>
      <text:p text:style-name="P4">
На чемпіонаті Європи з важкої атлетики, який відбувся в Єревані (Вірменія),представниці 7-го спортивного клубу здобули п'ять медалей — чотири срібних таодну бронзову нагороду.</text:p>
      <text:p text:style-name="P4">
Так, <text:span text:style-name="T4">
Анастасія Манєвська</text:span>
 у ваговій категорії до 87 кг виборола «срібло» —у сумі двоборства з результатом 238 кг, у ривку — 108 кг та у поштовху — 130кг.</text:p>
      <text:p text:style-name="P4">
<text:span text:style-name="T4">
Валентина Кісіль</text:span>
 у ваговій категорії понад 87 кг виборола «срібло» у ривкуз результатом 111 кг. Також вона здобула бронзову медаль у сумі двоборства зрезультатом 244 кг.</text:p>
      <text:p text:style-name="P4">
<draw:frame draw:style-name="fr1" draw:name="Image102" text:anchor-type="as-char" svg:width="6.9236in" svg:height="5.902369in" draw:z-index="0">
<draw:image xlink:href="../Images/AРМІЯINFORM/2023-04-25T80-00-00-04-00/340136436_2487326908085386_2135364626655877396_n.jpg" xlink:type="simple" xlink:show="embed" xlink:actuate="onLoad" draw:mime-type="image/jpeg"/>
</draw:frame>
</text:p>
      <text:p text:style-name="P4">
Source: <text:a xlink:type="simple" xlink:href="https://armyinform.com.ua/2023/04/25/predstavnyczi-zs-ukrayiny-zdobuly-pyat-medalej-na-chempionati-yevropy-z-vazhkoyi-atletyky/" text:style-name="Internet_20_link" text:visited-style-name="Visited_20_Internet_20_Link">
https://armyinform.com.ua/2023/04/25/predstavnyczi-zs-ukrayiny-zdobuly-pyat-medalej-na-chempionati-yevropy-z-vazhkoyi-atletyky/</text:a>
</text:p>
      <!--NEWS-->
      <text:h text:style-name="P10" text:outline-level="1">
<text:span text:style-name="T4">
Словаччина підтримала надання Україні статусу кандидата на членство в ЄС — Руслан Стефанчук</text:span>
</text:h>
      <text:p text:style-name="P4">
Author: ['АРМІЯINFORM']</text:p>
      <text:p text:style-name="P4">
Time: 2023-04-25T81:00:00-04:00</text:p>
      <text:p text:style-name="P4">
Description: Голова Верховної Ради України Руслан Стефанчук подякував Словаччині за підтримку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2023.jpg" text:style-name="Internet_20_link" text:visited-style-name="Visited_20_Internet_20_Link">
25042023.jpg</text:a>
']</text:p>
      <text:p text:style-name="P4">
Tags: ['ПАРЛАМЕНТ', 'РУСЛАН СТЕФАНЧУК', 'СЛОВАЧЧИНА', 'УКРАЇНА-КАНДИДАТ НА ЧЛЕНСТВО В ЄС']</text:p>
      <text:p text:style-name="P4">
Category: News</text:p>
      <!--METADATA-->
      <text:p text:style-name="P4">
<draw:frame draw:style-name="fr1" draw:name="Image103" text:anchor-type="as-char" svg:width="6.9236in" svg:height="4.615733in" draw:z-index="0">
<draw:image xlink:href="../Images/AРМІЯINFORM/2023-04-25T81-00-00-04-00/25042023.jpg" xlink:type="simple" xlink:show="embed" xlink:actuate="onLoad" draw:mime-type="image/jpeg"/>
</draw:frame>
</text:p>
      <text:p text:style-name="P4">
Голова Верховної Ради України Руслан Стефанчук подякував Словаччині запідтримку надання Україні статусу кандидата на набуття членства в ЄС,наголосивши, що розраховує на таку ж потужну підтримку подальшої європейськоїінтеграції України, зокрема, початку перемовин про повноцінне членство вжецьогоріч.</text:p>
      <text:p text:style-name="P4">
Про це <text:a xlink:type="simple" xlink:href="https://www.rada.gov.ua/news/Top-novyna/235706.html" text:style-name="Internet_20_link" text:visited-style-name="Visited_20_Internet_20_Link">
інформує</text:a>
пресслужба парламенту за результатами зустрічі Голови Верховної Ради УкраїниРуслана Стефанчука з Головою Національної Ради Словацької Республіки БорисомКолларом.</text:p>
      <text:p text:style-name="P4">
Руслан Стефанчук також висловив щиру вдячність Словаччині за всебічнувійськову, гуманітарну та політичну підтримку, яка надається нашій країні зперших днів повномасштабного вторгнення росії.</text:p>
      <text:p text:style-name="P4">
Під час розмови Голова Верховної Ради України також зазначив, що ще однієюстратегічною метою України є членство в НАТО і нам важливі тут авторитет іпідтримка Словаччини.</text:p>
      <text:p text:style-name="P4">
Детально сторони зупинилися на питанні створення спецтрибуналу для росії заскоєні в Україні злочини. Голова Українського пПарламенту подякував парламентуСловаччини за ухвалення резолюції, що підтримує його створення.</text:p>
      <text:p text:style-name="P4">
Голова Національної Ради Словацької Республіки запевнив українського колегу,що парламент Словаччини зайняв чітку позицію, ухваливши резолюції прозасудження агресії росії та визнання російського режиму терористичним, а рф –державою-спонсором тероризму.</text:p>
      <text:p text:style-name="P4">
Він також наголосив, що Словацька Республіка є надійним партнером України,який підтримуємо нас у справедливій війні та обороні своєї країни.</text:p>
      <text:p text:style-name="P4">
Source: <text:a xlink:type="simple" xlink:href="https://armyinform.com.ua/2023/04/25/slovachchyna-pidtrymala-nadannya-ukrayini-statusu-kandydata-na-chlenstvo-v-yes-ruslan-stefanchuk/" text:style-name="Internet_20_link" text:visited-style-name="Visited_20_Internet_20_Link">
https://armyinform.com.ua/2023/04/25/slovachchyna-pidtrymala-nadannya-ukrayini-statusu-kandydata-na-chlenstvo-v-yes-ruslan-stefanchuk/</text:a>
</text:p>
      <!--NEWS-->
      <text:h text:style-name="P10" text:outline-level="1">
<text:span text:style-name="T4">
Затримано 6 ворожих поплічників, що поширювали кремлівські наративи про війну в Україні</text:span>
</text:h>
      <text:p text:style-name="P4">
Author: ['АРМІЯINFORM']</text:p>
      <text:p text:style-name="P4">
Time: 2023-04-25T82:00:00-04:00</text:p>
      <text:p text:style-name="P4">
Description: Служба безпеки нейтралізувала розгалужену міжрегіональну мережу про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0f2d4b6ac63e135968ae723159f73ef.jpeg" text:style-name="Internet_20_link" text:visited-style-name="Visited_20_Internet_20_Link">
a0f2d4b6ac63e135968ae723159f73ef.jpeg</text:a>
']</text:p>
      <text:p text:style-name="P4">
Tags: ['STOPRUSSIA', 'АГРЕСІЯ РФ', 'ВТОРГНЕННЯ РФ', 'СБУ']</text:p>
      <text:p text:style-name="P4">
Category: News</text:p>
      <!--METADATA-->
      <text:p text:style-name="P4">
<draw:frame draw:style-name="fr1" draw:name="Image104" text:anchor-type="as-char" svg:width="6.9236in" svg:height="4.615733in" draw:z-index="0">
<draw:image xlink:href="../Images/AРМІЯINFORM/2023-04-25T82-00-00-04-00/a0f2d4b6ac63e135968ae723159f73ef.jpeg" xlink:type="simple" xlink:show="embed" xlink:actuate="onLoad" draw:mime-type="image/jpeg"/>
</draw:frame>
</text:p>
      <text:p text:style-name="P4">
Служба безпеки нейтралізувала розгалужену міжрегіональну мережу проросійськихінтернет-агентів. До її складу входило шість ворожих поплічників.</text:p>
      <text:p text:style-name="P4">
У месенджерах та заборонених соцмережах вони поширювали дезінформацію такремлівські наративи про війну в Україні.</text:p>
      <text:p text:style-name="P4">
Більшу частину деструктивного контенту зловмисники брали з інтернет-ресурсівкраїни-агресора.</text:p>
      <text:p text:style-name="P4">
<text:span text:style-name="T4">
Так, у Києві:</text:span>
</text:p>
      <text:p text:style-name="P4">
викрито 37-річного мешканця столиці, який у російській соцмережі «Вконтакте»закликав до масових убивств українців.</text:p>
      <text:p text:style-name="P4">
Також він агітував щодо застосування міжконтинентальних балістичних ракет«Сатана» проти західних країн-партнерів нашої держави.</text:p>
      <text:p text:style-name="P4">
Крім цього, зловмисник намагався дискредитувати українських військових, у томучислі захисників Азовсталі.</text:p>
      <text:p text:style-name="P4">
За цими та іншими фактами фігуранту повідомлено про підозру за шістьмастаттями Кримінального кодексу України:</text:p>
      <ul>
        <li>
ч. 2 ст. 442 (геноцид);  * ч. 1 ст. 258-2 (публічні заклики до вчинення терористичного акту);  * чч. 2, 3 ст. 109 (дії, спрямовані на насильницьку зміну чи повалення конституційного ладу або на захоплення державної влади);  * чч. 1, 2 ст. 110 (посягання на територіальну цілісність і недоторканність України);  * ст. 436 (пропаганда війни);  * чч. 2, 3 ст. 436-2 (виправдовування, визнання правомірною, заперечення збройної агресії рф проти України, глорифікація її учасників).</li>
      </ul>
      <text:p text:style-name="P4">
<text:span text:style-name="T4">
В Одеські області:</text:span>
</text:p>
      <text:p text:style-name="P4">
блоковано інформаційно-підривну діяльність мешканки регіону, якаадмініструвала декілька прокремлівських Телеграм-каналів.</text:p>
      <text:p text:style-name="P4">
На цих ресурсах вона розміщувала публікації із закликами до обстрілівукраїнських міст та поширювала фейки про кількість загиблих оборонців України.</text:p>
      <text:p text:style-name="P4">
<text:span text:style-name="T4">
На Миколаївщині:</text:span>
</text:p>
      <text:p text:style-name="P4">
повідомлено про підозру дружині настоятеля одного із храмів УПЦ (МП). Улистуваннях з мешканцями громади жінка схвалювала воєнні злочини окупантів, атакож репостила антиукраїнські матеріали росмедіа.</text:p>
      <text:p text:style-name="P4">
<text:span text:style-name="T4">
У Харкові:</text:span>
</text:p>
      <text:p text:style-name="P4">
кіберфахівці СБУ задокументували злочинну діяльність жительки міста, яка в«Одноклассниках» закликала до співпраці з бойовиками та окупаційноюадміністрацією у захоплених районах на сході України.</text:p>
      <text:p text:style-name="P4">
<text:span text:style-name="T4">
У Черкаській області:</text:span>
</text:p>
      <text:p text:style-name="P4">
викрито двох мешканців регіону, що популяризували учасників окупаційнихугруповань рф та «героїзували» їхні злочини.</text:p>
      <text:p text:style-name="P4">
За цими фактами тривають слідчі дії у межах кримінальних проваджень за двомастаттями Кримінального кодексу України:</text:p>
      <ul>
        <li>
436-2 (виправдовування, визнання правомірною, заперечення збройної агресії рф проти України, глорифікація її учасників);  * ст. 111-1 (колабораційна діяльність).</li>
      </ul>
      <text:p text:style-name="P4">
Комплексні заходи проводили співробітники СБУ в м. Києві та Київській області,у Миколаївській, Харківській та Черкаській областях спільно з Національноюполіцією за процесуального керівництва органів прокуратури.</text:p>
      <text:p text:style-name="P4">
<text:span text:style-name="T4">
Джерело:</text:span>
 <text:a xlink:type="simple" xlink:href="https://ssu.gov.ua/novyny/sbu-zatrymala-6-internetahentiv-rf-odyn-z-nykh-zaklykav-do-henotsydu-ukraintsiv-ta-udariv-raketamy-satana-po-zakhidnykh-krainakh" text:style-name="Internet_20_link" text:visited-style-name="Visited_20_Internet_20_Link">
<text:span text:style-name="T5">
СБУ</text:span>
</text:a>
</text:p>
      <text:p text:style-name="P4">
Source: <text:a xlink:type="simple" xlink:href="https://armyinform.com.ua/2023/04/25/zatrymano-6-vorozhyh-poplichnykiv-shho-poshyryuvaly-kremlivski-naratyvy-pro-vijnu-v-ukrayini/" text:style-name="Internet_20_link" text:visited-style-name="Visited_20_Internet_20_Link">
https://armyinform.com.ua/2023/04/25/zatrymano-6-vorozhyh-poplichnykiv-shho-poshyryuvaly-kremlivski-naratyvy-pro-vijnu-v-ukrayini/</text:a>
</text:p>
      <!--NEWS-->
      <text:h text:style-name="P10" text:outline-level="1">
<text:span text:style-name="T4">
Укроборонпром увійшов в ТОП-10 роботодавців України</text:span>
</text:h>
      <text:p text:style-name="P4">
Author: ['АРМІЯINFORM']</text:p>
      <text:p text:style-name="P4">
Time: 2023-04-25T83:00:00-04:00</text:p>
      <text:p text:style-name="P4">
Description: За версією журналу Forbes Ukraine Державний концерн «Укроборонпром», який об'єднує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uc3pr0yq5sfwxjaxndoopb5hhhmozxxvbr9ei1i.jpg" text:style-name="Internet_20_link" text:visited-style-name="Visited_20_Internet_20_Link">
quc3pr0yq5sfwxjaxndoopb5hhhmozxxvbr9ei1i.jpg</text:a>
']</text:p>
      <text:p text:style-name="P4">
Tags: ['УКРАЇНСЬКИЙ НАРОД НЕПЕРЕМОЖНИЙ']</text:p>
      <text:p text:style-name="P4">
Category: News</text:p>
      <!--METADATA-->
      <text:p text:style-name="P4">
<draw:frame draw:style-name="fr1" draw:name="Image105" text:anchor-type="as-char" svg:width="6.9236in" svg:height="3.894525in" draw:z-index="0">
<draw:image xlink:href="../Images/AРМІЯINFORM/2023-04-25T83-00-00-04-00/quc3pr0yq5sfwxjaxndoopb5hhhmozxxvbr9ei1i.jpg" xlink:type="simple" xlink:show="embed" xlink:actuate="onLoad" draw:mime-type="image/jpeg"/>
</draw:frame>
</text:p>
      <text:p text:style-name="P4">
За версією журналу Forbes Ukraine Державний концерн «Укроборонпром», якийоб'єднує понад сотню оборонних підприємств, увійшов у ТОП-50 найкращихроботодавців України, посівши 9-те місце. ТОП-10 сформували п’ять ІТ-компаній,дві тютюнові, дві аграрні і вперше машинобудівна — Укроборонпром.</text:p>
      <text:p text:style-name="P4">
«Щиро дякую усім, хто 24/7 працює на підприємствах Укроборонпрому та іншихпідприємствах ОПК. Всі ви у часі війни є без перебільшення героями нашоїкраїни. Разом ми наближаємо нашу перемогу та робимо Україну сильною!», —відзначив генеральний директор Укроборонпрому Юрій Гусєв.</text:p>
      <text:p text:style-name="P4">
Після 24 лютого штат Укроборонпрому зріс на 6 700 співробітників, що зробилокомпанію найбільшим роботодавцем рейтингу. Почувши про набір персоналу уберезні 2022 року, майже 10 000 українців захотіли долучитись, деякі — наволонтерських засадах.</text:p>
      <text:p text:style-name="P4">
Попит на офісні позиції майже зник, проте зріс на технічні та інженерніспеціальності. Фокус змістився до hard skills. У пріоритеті витривалість,бажання більше працювати фізично на довгі дистанції.</text:p>
      <text:p text:style-name="P4">
Прикметно, що за критеріями «відчуття захисту», «можливості для розвитку»Укроборонпром набрав 5-ть із 5-ти можливих балів, «умови праці» — 12-ть з15-ти, «соцпакет» – 7 з 10-ти, а за «внеском у перемогу» — 8 з 10-ти можливих.</text:p>
      <text:p text:style-name="P4">
Укроборонпром досі шукає людей — на сьогодні відкрито більше 2 000 вакансій.Перелік вакантних посад можна знайти у центрах зайнятості, для кожного регіону— свій окремий список.</text:p>
      <text:p text:style-name="P4">
<text:span text:style-name="T4">
Джерело:</text:span>
<text:a xlink:type="simple" xlink:href="https://ukroboronprom.com.ua/news/ukroboronprom-v-top-10-robotodavciv-ukrayini" text:style-name="Internet_20_link" text:visited-style-name="Visited_20_Internet_20_Link">
<text:span text:style-name="T5">
Укроборонпром</text:span>
</text:a>
</text:p>
      <text:p text:style-name="P4">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Викрито 11 освітян-колаборантів, які займались русифікацією захоплених шкіл у Маріуполі</text:span>
</text:h>
      <text:p text:style-name="P4">
Author: ['АРМІЯINFORM']</text:p>
      <text:p text:style-name="P4">
Time: 2023-04-25T84:00:00-04:00</text:p>
      <text:p text:style-name="P4">
Description: Служба безпеки системно викриває колаборантів, що допомагають агресору запрова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golovna.jpg" text:style-name="Internet_20_link" text:visited-style-name="Visited_20_Internet_20_Link">
sbu-golovna.jpg</text:a>
']</text:p>
      <text:p text:style-name="P4">
Tags: ['STOPRUSSIA', 'АГРЕСІЯ РФ', 'КОЛАБОРАНТИ', 'СБУ']</text:p>
      <text:p text:style-name="P4">
Category: News</text:p>
      <!--METADATA-->
      <text:p text:style-name="P4">
<draw:frame draw:style-name="fr1" draw:name="Image106" text:anchor-type="as-char" svg:width="6.9236in" svg:height="5.938293in" draw:z-index="0">
<draw:image xlink:href="../Images/AРМІЯINFORM/2023-04-25T84-00-00-04-00/sbu-golovna.jpg" xlink:type="simple" xlink:show="embed" xlink:actuate="onLoad" draw:mime-type="image/jpeg"/>
</draw:frame>
Ілюстративне фото</text:p>
      <text:p text:style-name="P4">
Служба безпеки системно викриває колаборантів, що допомагають агресорузапроваджувати російські програми «освіти» в тимчасово окупованих районахУкраїни.</text:p>
      <text:p text:style-name="P4">
У результаті комплексних заходів ще 11 педагогам повідомлено про підозру удобровільній співпраці з окупантами.</text:p>
      <text:p text:style-name="P4">
Серед них – очільники захоплених українських шкіл та відділів освіти.</text:p>
      <text:p text:style-name="P4">
Так, на Донеччині ідентифіковано «директорку» одного із середніх навчальнихзакладів Новоазовського району.</text:p>
      <text:p text:style-name="P4">
Вона закликала випускників вступати до російських вишів і в подальшому«присвятити себе» праці на користь країни-агресора.</text:p>
      <text:p text:style-name="P4">
Крім цього, у Маріуполі викрито колишню вчительку, яка після захоплення містапідтримала загарбників і запропонувала їм свою допомогу у поширеннікремлівського режиму.</text:p>
      <text:p text:style-name="P4">
За це її призначили «заступником директора» школи № 26.</text:p>
      <text:p text:style-name="P4">
Одним з перших її рішень на «посаді» – знищення всіх українських підручників,що були у бібліотеці освітньої установи.</text:p>
      <text:p text:style-name="P4">
Також задокументовано злочинну діяльність очільниці створеного агресором«відділу освіти Маріуполя».</text:p>
      <text:p text:style-name="P4">
За даними слідства, вона приймала «звіти» від керівників місцевих навчальнихзакладів щодо організації освітнього процесу за російськими «стандартами».</text:p>
      <text:p text:style-name="P4">
Наразі цим та іншим фігурантам повідомлено про підозру за колабораційнудіяльність.</text:p>
      <text:p text:style-name="P4">
Стосовно чотирьох з них – слідчі Служби безпеки завершили досудоверозслідування і планують направити обвинувальні вироки до суду.</text:p>
      <text:p text:style-name="P4">
За всіма викритими фактами тривають комплексні заходи для притягнення виннихдо відповідальності за злочини проти нашої держави.</text:p>
      <text:p text:style-name="P4">
Розслідування проводили співробітники СБУ у Донецькій та Луганській областяхза процесуального керівництва Донецької обласної прокуратури.</text:p>
      <text:p text:style-name="P4">
<text:span text:style-name="T4">
Джерело:</text:span>
 <text:a xlink:type="simple" xlink:href="https://ssu.gov.ua/novyny/sbu-vykryla-shche-11-osvitiankolaborantiv-yaki-zaimalys-rusyfikatsiieiu-zakhoplenykh-shkil-u-mariupoli" text:style-name="Internet_20_link" text:visited-style-name="Visited_20_Internet_20_Link">
<text:span text:style-name="T5">
СБУ</text:span>
</text:a>
</text:p>
      <text:p text:style-name="P4">
Source: <text:a xlink:type="simple" xlink:href="https://armyinform.com.ua/2023/04/25/vykryto-11-osvityan-kolaborantiv-yaki-zajmalys-rusyfikacziyeyu-zahoplenyh-shkil-u-mariupoli/" text:style-name="Internet_20_link" text:visited-style-name="Visited_20_Internet_20_Link">
https://armyinform.com.ua/2023/04/25/vykryto-11-osvityan-kolaborantiv-yaki-zajmalys-rusyfikacziyeyu-zahoplenyh-shkil-u-mariupoli/</text:a>
</text:p>
      <!--NEWS-->
      <text:h text:style-name="P10" text:outline-level="1">
<text:span text:style-name="T4">
Уряд пропонує ввести секторальні санкції проти Ірану на 50 років</text:span>
</text:h>
      <text:p text:style-name="P4">
Author: ['АРМІЯINFORM']</text:p>
      <text:p text:style-name="P4">
Time: 2023-04-25T85:00:00-04:00</text:p>
      <text:p text:style-name="P4">
Description: Кабінет Міністрів ухвалив рішення про внесення на розгляд РНБО пропозицій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22330.jpg" text:style-name="Internet_20_link" text:visited-style-name="Visited_20_Internet_20_Link">
2822330.jpg</text:a>
']</text:p>
      <text:p text:style-name="P4">
Tags: ['STOPRUSSIA', 'САНКЦІЇ ПРОТИ ІРАНУ']</text:p>
      <text:p text:style-name="P4">
Category: News</text:p>
      <!--METADATA-->
      <text:p text:style-name="P4">
<draw:frame draw:style-name="fr1" draw:name="Image107" text:anchor-type="as-char" svg:width="6.9236in" svg:height="4.369813in" draw:z-index="0">
<draw:image xlink:href="../Images/AРМІЯINFORM/2023-04-25T85-00-00-04-00/2822330.jpg" xlink:type="simple" xlink:show="embed" xlink:actuate="onLoad" draw:mime-type="image/jpeg"/>
</draw:frame>
Ілюстративне фото</text:p>
      <text:p text:style-name="P4">
Кабінет Міністрів ухвалив рішення про внесення на розгляд РНБО пропозицій щодозастосування секторальних санкцій до Ісламської Республіки Іран. Відповіднерішення Уряд ухвалив на засіданні 25 квітня.</text:p>
      <text:p text:style-name="P4">
Попередньо пропозиції були розглянуті та рекомендовані до подання на розглядКабінету Міністрів Міжвідомчою робочою групою з питань реалізації державноїсанкційної політики під головуванням Першого віце-прем’єр-міністра України –Міністра економіки України Юлії Свириденко.</text:p>
      <text:p text:style-name="P4">
«Даємо старт секторальним санкціям проти Ірану. Попередні обмеження,запроваджені Україною та нашими партнерами щодо осіб та компаній,безпосередньо причетних до постачання зброї росії, на жаль, не були сприйняті,як серйозне попередження. Що ж – ми посилимо наші аргументи. Такожпрацюватимемо над тим, щоб до таких жорстких рішень долучилося якомога більшекраїн світу. Агресія проти України не залишиться непокараною. Точно так незалишиться непокараною допомога агресору», - зазначила Юлія Свириденко.</text:p>
      <text:p text:style-name="P4">
Відповідно до пропозицій Уряду, санкції запроваджуються строком на 50 років тамістять:</text:p>
      <ul>
        <li>
запобігання виведенню капіталів резидентами Ісламської Республіки Іран за межі України;  * заборону передання резидентам Ірану технологій, прав на об’єкти права інтелектуальної власності;  * заборону здійснення інвестицій в Іран та до/на користь резидентів країни;  * зупинення обслуговування електронних платіжних засобів (зокрема, переказів, здійснення розрахунків та видачі готівки), емітованих резидентами Ірану;  * заборону реєстрації Національним банком України міжнародної платіжної системи, учасника міжнародної платіжної системи, операторами яких є резиденти Ісламської Республіки Іран тощо;  * обмеження торговельних операцій з товарами, на міжнародні передачі яких поширюється дія Закону України «Про державний контроль за міжнародними передачами товарів військового призначення та подвійного використання» з резидентами Ісламської Республіки Іран (повна заборона), обмеження торговельних операцій з послугами, які пов'язані з постачанням, продажем, передачею, виробництвом або використанням таких товарів, повне припинення транзиту ресурсів, польотів і перевезень резидентами Ісламської Республіки Іран територією України, пов’язаних з вищезгаданими операціями.</li>
      </ul>
      <text:p text:style-name="P4">
Запропоновані Урядом санкції стануть чинними після ухвалення відповідногорішення Радою національної безпеки та оборони, введення його в дію ПрезидентомУкраїни та затвердження постановою Верховної Ради України.</text:p>
      <text:p text:style-name="P4">
<text:span text:style-name="T4">
Джерело:</text:span>
 <text:a xlink:type="simple" xlink:href="https://www.kmu.gov.ua/news/zaprovadzhuiemo-sanktsii-proty-iranu-dopomoha-ahresoru-ne-zalyshytsia-nepokaranoiu-iuliia-svyrydenko" text:style-name="Internet_20_link" text:visited-style-name="Visited_20_Internet_20_Link">
<text:span text:style-name="T5">
Урядовий портал</text:span>
</text:a>
</text:p>
      <text:p text:style-name="P4">
Source: <text:a xlink:type="simple" xlink:href="https://armyinform.com.ua/2023/04/25/uryad-proponuye-vvesty-sektoralni-sankcziyi-proty-iranu-na-50-rokiv/" text:style-name="Internet_20_link" text:visited-style-name="Visited_20_Internet_20_Link">
https://armyinform.com.ua/2023/04/25/uryad-proponuye-vvesty-sektoralni-sankcziyi-proty-iranu-na-50-rokiv/</text:a>
</text:p>
      <!--NEWS-->
      <text:h text:style-name="P10" text:outline-level="1">
<text:span text:style-name="T4">
На  росії готуються до третьої світової війни — перехоплення ГУР</text:span>
</text:h>
      <text:p text:style-name="P4">
Author: ['АРМІЯINFORM']</text:p>
      <text:p text:style-name="P4">
Time: 2023-04-25T86:00:00-04:00</text:p>
      <text:p text:style-name="P4">
Description: Військовослужбовець рф розповідає дружині про небажання жити далі жити. Вона в свою чер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54035c8_de8c_4a96_bd5f_54568d845384_650x410-e1682436258531.jpg" text:style-name="Internet_20_link" text:visited-style-name="Visited_20_Internet_20_Link">
654035c8_de8c_4a96_bd5f_54568d845384_650x410-e1682436258531.jpg</text:a>
']</text:p>
      <text:p text:style-name="P4">
Tags: ['STOPRUSSIA', 'АГРЕСІЯ РФ', 'ВТОРГНЕННЯ РФ', 'ГУР МО УКРАЇНИ']</text:p>
      <text:p text:style-name="P4">
Category: News</text:p>
      <!--METADATA-->
      <text:p text:style-name="P4">
<draw:frame draw:style-name="fr1" draw:name="Image108" text:anchor-type="as-char" svg:width="6.9236in" svg:height="4.888664in" draw:z-index="0">
<draw:image xlink:href="../Images/AРМІЯINFORM/2023-04-25T86-00-00-04-00/654035c8_de8c_4a96_bd5f_54568d845384_650x410-e1682436258531.jpg" xlink:type="simple" xlink:show="embed" xlink:actuate="onLoad" draw:mime-type="image/jpeg"/>
</draw:frame>
Ілюстративне фото</text:p>
      <text:p text:style-name="P4">
Військовослужбовець рф розповідає дружині про небажання жити далі жити. Вона всвою чергу розповідає, що всі люди навколо неї готуються до третьої світовоївійни.</text:p>
      <text:p text:style-name="P4">
<text:span text:style-name="T4">
Джерело:</text:span>
 <text:a xlink:type="simple" xlink:href="https://gur.gov.ua/content/szhymaetsia-vsyo-voobshche-pokoia-ne-daiut-ynoi-raz-zastrelytsia-uzhe-okhota.html" text:style-name="Internet_20_link" text:visited-style-name="Visited_20_Internet_20_Link">
<text:span text:style-name="T5">
ГУР МОУ</text:span>
</text:a>
</text:p>
      <text:p text:style-name="P4">
Source: <text:a xlink:type="simple" xlink:href="https://armyinform.com.ua/2023/04/25/na-rosiyi-gotuyutsya-do-tretoyi-svitovoyi-vijny-perehoplennya-gur/" text:style-name="Internet_20_link" text:visited-style-name="Visited_20_Internet_20_Link">
https://armyinform.com.ua/2023/04/25/na-rosiyi-gotuyutsya-do-tretoyi-svitovoyi-vijny-perehoplennya-gur/</text:a>
</text:p>
      <!--NEWS-->
      <text:h text:style-name="P10" text:outline-level="1">
<text:span text:style-name="T4">
Ворог завдав 2 ракетні та 6 авіаційних ударів по території України</text:span>
</text:h>
      <text:p text:style-name="P4">
Author: ['АРМІЯINFORM']</text:p>
      <text:p text:style-name="P4">
Time: 2023-04-25T87:00:00-04:00</text:p>
      <text:p text:style-name="P4">
Description: Триває чотириста двадцять шоста доба широкомасштабної збройної агресії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0481249187251461_y.jpg" text:style-name="Internet_20_link" text:visited-style-name="Visited_20_Internet_20_Link">
photo_5350481249187251461_y.jpg</text:a>
']</text:p>
      <text:p text:style-name="P4">
Tags: ['STOPRUSSIA', 'АГРЕСІЯ РФ']</text:p>
      <text:p text:style-name="P4">
Category: News</text:p>
      <!--METADATA-->
      <text:p text:style-name="P4">
<draw:frame draw:style-name="fr1" draw:name="Image109" text:anchor-type="as-char" svg:width="6.9236in" svg:height="4.622144in" draw:z-index="0">
<draw:image xlink:href="../Images/AРМІЯINFORM/2023-04-25T87-00-00-04-00/photo_5350481249187251461_y.jpg" xlink:type="simple" xlink:show="embed" xlink:actuate="onLoad" draw:mime-type="image/jpeg"/>
</draw:frame>
 Ілюстративне фото <text:span text:style-name="T4">
🔥Ситуація щодо російського вторгнення</text:span>
</text:p>
      <text:p text:style-name="P4">
Триває чотириста двадцять шоста доба широкомасштабної збройної агресіїросійської федерації проти нашої держави.</text:p>
      <text:p text:style-name="P4">
Протягом доби російські окупанти завдали 2 ракетних удари із ЗРК С-300 поцентру мирного міста Куп’янськ Харківської області. Внаслідок цього є загибліта поранені серед цивільного населення, зруйновано будівлю краєзнавчого музею,поруч із якимнемає жодного військового об’єкта та пошкоджено іншу цивільнуінфраструктуру. Окрім того, ворог завдав 6 авіаційних ударів та здійснив понад10 обстрілів з реактивних систем залпового вогню в інших місцях.</text:p>
      <text:p text:style-name="P4">
Ймовірність завдавання ракетних та авіаційних ударів по всій території Українизалишається досить високою.</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vorog-zavdav-2-raketnyh-ta-6-aviaczijnyh-udariv-po-terytoriyi-ukrayiny/" text:style-name="Internet_20_link" text:visited-style-name="Visited_20_Internet_20_Link">
https://armyinform.com.ua/2023/04/25/vorog-zavdav-2-raketnyh-ta-6-aviaczijnyh-udariv-po-terytoriyi-ukrayiny/</text:a>
</text:p>
      <!--NEWS-->
      <text:h text:style-name="P10" text:outline-level="1">
<text:span text:style-name="T4">
Противник зосереджує основні зусилля на Бахмутському, Авдіївському та Мар’їнському напрямках</text:span>
</text:h>
      <text:p text:style-name="P4">
Author: ['АРМІЯINFORM']</text:p>
      <text:p text:style-name="P4">
Time: 2023-04-25T88:00:00-04:00</text:p>
      <text:p text:style-name="P4">
Description: Підрозділами сил оборони України протягом доби було відбито 36 атак противника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STOPRUSSIA', 'АГРЕСІЯ РФ', 'ВТОРГНЕННЯ РФ', 'ГШ ЗСУ', 'ХРОНІКА ОБОРОНИ']</text:p>
      <text:p text:style-name="P4">
Category: News</text:p>
      <!--METADATA-->
      <text:p text:style-name="P4">
<draw:frame draw:style-name="fr1" draw:name="Image110" text:anchor-type="as-char" svg:width="6.9236in" svg:height="4.396486in" draw:z-index="0">
<draw:image xlink:href="../Images/AРМІЯINFORM/2023-04-25T88-00-00-04-00/e08cf257-8475-41c5-9d72-6ced5f2a914e-1.jpg" xlink:type="simple" xlink:show="embed" xlink:actuate="onLoad" draw:mime-type="image/jpeg"/>
</draw:frame>
 <text:span text:style-name="T4">
🔥Ситуація щодо російського вторгнення</text:span>
</text:p>
      <text:p text:style-name="P4">
Підрозділами сил оборони України протягом доби було відбито 36 атак противникана зазначених ділянках фронту. Найзапекліші бої тривають за Бахмут таМар’їнку.</text:p>
      <text:p text:style-name="P4">
На Волинському та Поліському напрямках оперативна обстановка без суттєвихзмін. Ознак формування ворожих наступальних угруповань не виявлено.</text:p>
      <text:p text:style-name="P4">
На Сіверському та Слобожанському напрямках противник протягом доби здійснивартилерійські та мінометні обстріли населених пунктів Леонівка Чернігівськоїобласті; Кореньок, Іскрисківщина та Волфине Сумської області, а такожВетеринарне, Зелене, Нескучне, Стрілеча, Огірцеве, Гатище, Амбарне наХарківщині.</text:p>
      <text:p text:style-name="P4">
На Куп’янському напрямку артилерійських та мінометних обстрілів противниказазнали населені пункти Тополі, Кам’янка, Красне Перше, Фиголівка,Новомлинськ, Дворічна та Куп’янськ Харківської області.</text:p>
      <text:p text:style-name="P4">
На Лиманському напрямку противник наступальних дій не проводив. Артилерійськихобстрілів зазнали Новоселівське, Невське, Діброва, Білогорівка Луганськоїобласті та Торське, Ямпіль, Верхньокам’янське і Переїзне Донецької області.</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их пунктів Богданівка, Хромове та Кліщіївка.Від ворожих обстрілів постраждали Васюківка, Оріхово-Василівка, Маркове,Григорівка, Бахмут, Іванівське, Часів Яр, Біла Гора, Північне та Нью-ЙоркДонецької області.</text:p>
      <text:p text:style-name="P4">
На Авдіївському напрямку противник вів наступальні дії неподалік Сєверного таПервомайського Донецької області, успіху не мав. Здійснив обстріли населенихпунктів Новобахмутівка, Новокалинове, Авдіївка, Ласточкине, Водяне,Первомайське, Карлівка та Невельське Донецької області.</text:p>
      <text:p text:style-name="P4">
На Мар’їнському напрямку протягом доби наші захисники відбили числені атакипротивника в районі населеного пункту Мар’їнка. Ворожих обстрілів зазналиГеоргіївка, Мар’їнка, Побєда, Новомихайлівка та Парасковіївка Донецькоїобласті.</text:p>
      <text:p text:style-name="P4">
На Шахтарському напрямку протягом поточної доби ворог наступальних дій непроводив. Здійснив обстріли населених пунктів Вугледар, Єгорівка, Пречистівка,Золота Нива, Шахтарське та Велика Новосілка Донецької області.</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protyvnyk-zoseredzhuye-osnovni-zusyllya-na-bahmutskomu-avdiyivskomu-ta-maryinskomu-napryamkah/" text:style-name="Internet_20_link" text:visited-style-name="Visited_20_Internet_20_Link">
https://armyinform.com.ua/2023/04/25/protyvnyk-zoseredzhuye-osnovni-zusyllya-na-bahmutskomu-avdiyivskomu-ta-maryinskomu-napryamkah/</text:a>
</text:p>
      <!--NEWS-->
      <text:h text:style-name="P10" text:outline-level="1">
<text:span text:style-name="T4">
Ворог обстріляв понад 30 населених пунктів на Запорізькому та Херсонському напрямках</text:span>
</text:h>
      <text:p text:style-name="P4">
Author: ['АРМІЯINFORM']</text:p>
      <text:p text:style-name="P4">
Time: 2023-04-25T89:00:00-04:00</text:p>
      <text:p text:style-name="P4">
Description: На Запорізькому та Херсонському напрямках противник продовжує вести оборонн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3.jpg" text:style-name="Internet_20_link" text:visited-style-name="Visited_20_Internet_20_Link">
15-3.jpg</text:a>
']</text:p>
      <text:p text:style-name="P4">
Tags: ['STOPRUSSIA', 'АГРЕСІЯ РФ', 'ВТОРГНЕННЯ РФ', 'ГШ ЗСУ']</text:p>
      <text:p text:style-name="P4">
Category: News</text:p>
      <!--METADATA-->
      <text:p text:style-name="P4">
<draw:frame draw:style-name="fr1" draw:name="Image111" text:anchor-type="as-char" svg:width="6.9236in" svg:height="4.581115in" draw:z-index="0">
<draw:image xlink:href="../Images/AРМІЯINFORM/2023-04-25T89-00-00-04-00/15-3.jpg" xlink:type="simple" xlink:show="embed" xlink:actuate="onLoad" draw:mime-type="image/jpeg"/>
</draw:frame>
Ілюстративне фото <text:span text:style-name="T4">
🔥 Ситуація щодо російського вторгнення</text:span>
</text:p>
      <text:p text:style-name="P4">
На Запорізькому та Херсонському напрямках противник продовжує вести обороннідії. Обстріляв понад 30 населених пунктів. Серед них – Затишшя, Гуляйполе,Залізничне, Гірке, Білогір’я Запорізької області та Дудчани, Берислав, Веселе,Висунці, Інженерне, Кізомис, а також місто Херсон. Внаслідок влучання двохкерованих авіаційних бомб по населеному пункту Кізомис пошкоджено понад 10житлових будинків мирних громадян, 2 з них повністю зруйновані. Такожруйнувань зазнала місцева церква та інша цивільна інфраструктура.</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vorog-obstrilyav-ponad-30-naselenyh-punktiv-na-zaporizkomu-ta-hersonskomu-napryamkah/" text:style-name="Internet_20_link" text:visited-style-name="Visited_20_Internet_20_Link">
https://armyinform.com.ua/2023/04/25/vorog-obstrilyav-ponad-30-naselenyh-punktiv-na-zaporizkomu-ta-hersonskomu-napryamkah/</text:a>
</text:p>
      <!--NEWS-->
      <text:h text:style-name="P10" text:outline-level="1">
<text:span text:style-name="T4">
Окупанти продовжують мародерити та нищити дитячі освітні заклади</text:span>
</text:h>
      <text:p text:style-name="P4">
Author: ['АРМІЯINFORM']</text:p>
      <text:p text:style-name="P4">
Time: 2023-04-25T90:00:00-04:00</text:p>
      <text:p text:style-name="P4">
Description: Противник продовжує використовувати дитячі освітні заклади тимчасово окуповани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rosiyany-marodery.jpg" text:style-name="Internet_20_link" text:visited-style-name="Visited_20_Internet_20_Link">
rosiyany-marodery.jpg</text:a>
']</text:p>
      <text:p text:style-name="P4">
Tags: ['STOPRUSSIA', 'АГРЕСІЯ РФ', 'ВТОРГНЕННЯ РФ', 'ГШ ЗСУ']</text:p>
      <text:p text:style-name="P4">
Category: News</text:p>
      <!--METADATA-->
      <text:p text:style-name="P4">
<draw:frame draw:style-name="fr1" draw:name="Image112" text:anchor-type="as-char" svg:width="6.9236in" svg:height="4.32725in" draw:z-index="0">
<draw:image xlink:href="../Images/AРМІЯINFORM/2023-04-25T90-00-00-04-00/rosiyany-marodery.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використовувати дитячі освітні заклади тимчасовоокупованих та захоплених територій у власних цілях. Облаштовує в них своївійськові об’єкти, прикриваючись «живим щитом» із дітей та викладацькогоскладу.</text:p>
      <text:p text:style-name="P4">
Так, в населеному пункті Урзуф Маріупольського району Донецької області, натериторії одного з дитячих таборів відзначено розміщення до 200військовослужбовців російських окупаційних військ з числа мобілізованих.</text:p>
      <text:p text:style-name="P4">
Російські загарбники продовжують чинити мародерство на території України.Зокрема, в населеному пункті Кардашинка Скадовського району Херсонськоїобласті, військовослужбовці російських окупаційних військ вночі обшукуютьбудинки, викрадають побутову техніку та легкові автомобілі у мирних громадян.</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okupanty-prodovzhuyut-maroderyty-ta-nyshhyty-dytyachi-osvitni-zaklady/" text:style-name="Internet_20_link" text:visited-style-name="Visited_20_Internet_20_Link">
https://armyinform.com.ua/2023/04/25/okupanty-prodovzhuyut-maroderyty-ta-nyshhyty-dytyachi-osvitni-zaklady/</text:a>
</text:p>
      <!--NEWS-->
      <text:h text:style-name="P10" text:outline-level="1">
<text:span text:style-name="T4">
Шанувальнику «русского мира» повідомлено про нову підозру за заклики до геноциду</text:span>
</text:h>
      <text:p text:style-name="P4">
Author: ['АРМІЯINFORM']</text:p>
      <text:p text:style-name="P4">
Time: 2023-04-25T91:00:00-04:00</text:p>
      <text:p text:style-name="P4">
Description: За процесуального керівництва Київської міської прокуратури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24.jpg" text:style-name="Internet_20_link" text:visited-style-name="Visited_20_Internet_20_Link">
9-24.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13" text:anchor-type="as-char" svg:width="6.9236in" svg:height="4.496482in" draw:z-index="0">
<draw:image xlink:href="../Images/AРМІЯINFORM/2023-04-25T91-00-00-04-00/9-24.jpg" xlink:type="simple" xlink:show="embed" xlink:actuate="onLoad" draw:mime-type="image/jpeg"/>
</draw:frame>
</text:p>
      <text:p text:style-name="P4">
За процесуального керівництва Київської міської прокуратури повідомлено пропідозру уродженцю Луганської області за фактами поширення матеріалів ізпублічними закликами до повалення конституційного ладу в Україні, посягання натериторіальну цілісність і недоторканність України, вчинення терористичногоакту, агресивної війни, геноциду, а також виправдовування збройної агресії рфпроти України та глорифікації її учасників.</text:p>
      <text:p text:style-name="P4">
За даними слідства, підозрюваний з квітня 2022 року, використовуючи власнийакаунт у забороненій в Україні соціальній мережі, поширював для необмеженогокола її користувачів текстові повідомлення та зображення, у якихвиправдовувалась збройна агресія рф проти України.</text:p>
      <text:p text:style-name="P4">
Підозрюваний у своїх дописах підтримував та популяризував дії країни-агресорау зв’язку із повномасштабним вторгненням в Україну. Поширював російські фейки,закликав до геноциду українців, стверджував, що «українці самі у всьомувинні». Також називав «справедливою декомунізацією» знищення усіх українськихТЕЦ.</text:p>
      <text:p text:style-name="P4">
Крім цього, у своїх дописах підозрюваний принижував та негативно представлявпредставників органів державної влади та ЗСУ.</text:p>
      <text:p text:style-name="P4">
Висновком експертизи підтверджено, що тексти опублікованих матеріалів маютьпропагандистський характер та спрямовані на виправдання, визнання правомірноюзбройної агресії рф проти України, а також містять публічні заклики доагресивної війни проти України, геноциду та вчинення терористичного акту.</text:p>
      <text:p text:style-name="P4">
Наразі підозрюваний перебуває під вартою.</text:p>
      <text:p text:style-name="P4">
Раніше столична прокуратура скеровувала до суду обвинувальний акт стосовноцього громадянина за фактом поширенні інформації, яка містить виправдовування,визнання правомірною та заперечення збройної агресії рф проти України. Судовийрозгляд наразі триває.</text:p>
      <text:p text:style-name="P4">
Заходи з викриття злочинної діяльності здійснювалися прокурорами спільно зіслідчими ГУ СБУ в м. Києві та Київській області.</text:p>
      <text:p text:style-name="P4">
<text:span text:style-name="T4">
Джерело:</text:span>
 <text:a xlink:type="simple" xlink:href="https://www.gp.gov.ua/ua/posts/zaklikav-do-genocidu-ta-povalennya-konstituciinogo-ladu-v-ukrayini-sanuvalniku-russkogo-mira-povidomleno-shhe-odnu-pidozru" text:style-name="Internet_20_link" text:visited-style-name="Visited_20_Internet_20_Link">
<text:span text:style-name="T5">
Офіс Генеральногопрокурора</text:span>
</text:a>
</text:p>
      <text:p text:style-name="P4">
Source: <text:a xlink:type="simple" xlink:href="https://armyinform.com.ua/2023/04/25/shanuvalnyku-russkogo-myra-povidomleno-pro-novu-pidozru-za-zaklyky-do-genoczydu/" text:style-name="Internet_20_link" text:visited-style-name="Visited_20_Internet_20_Link">
https://armyinform.com.ua/2023/04/25/shanuvalnyku-russkogo-myra-povidomleno-pro-novu-pidozru-za-zaklyky-do-genoczydu/</text:a>
</text:p>
      <!--NEWS-->
      <text:h text:style-name="P10" text:outline-level="1">
<text:span text:style-name="T4">
На ТОТ окупанти вимагають від батьків паспорт рф в обмін на «безкоштовне харчування» дітей у школах</text:span>
</text:h>
      <text:p text:style-name="P4">
Author: ['АРМІЯINFORM']</text:p>
      <text:p text:style-name="P4">
Time: 2023-04-25T92:00:00-04:00</text:p>
      <text:p text:style-name="P4">
Description: Окупанти ввели «безкоштовне харчування» для дітей 1-4 класів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7/pasport.jpg" text:style-name="Internet_20_link" text:visited-style-name="Visited_20_Internet_20_Link">
pasport.jpg</text:a>
']</text:p>
      <text:p text:style-name="P4">
Tags: ['STOPRUSSIA', 'АГРЕСІЯ РФ', 'ВТОРГНЕННЯ РФ', 'ТОТ']</text:p>
      <text:p text:style-name="P4">
Category: News</text:p>
      <!--METADATA-->
      <text:p text:style-name="P4">
<draw:frame draw:style-name="fr1" draw:name="Image114" text:anchor-type="as-char" svg:width="6.9236in" svg:height="3.956343in" draw:z-index="0">
<draw:image xlink:href="../Images/AРМІЯINFORM/2023-04-25T92-00-00-04-00/pasport.jpg" xlink:type="simple" xlink:show="embed" xlink:actuate="onLoad" draw:mime-type="image/jpeg"/>
</draw:frame>
Ілюстративне фото</text:p>
      <text:p text:style-name="P4">
Окупанти ввели «безкоштовне харчування» для дітей 1-4 класів на тимчасовоокупованих територіях півдня України, але умовою є заява батьків з паспортомрф.</text:p>
      <text:p text:style-name="P4">
Про це <text:a xlink:type="simple" xlink:href="https://sprotyv.mod.gov.ua/2023/04/25/rosiyany-vymagayut-pasport-rf-vid-batkiv-v-obmin-na-bezkoshtovne-harchuvannya-ditej-u-shkolah/" text:style-name="Internet_20_link" text:visited-style-name="Visited_20_Internet_20_Link">
повідомляє</text:a>
Центр національного спротиву.</text:p>
      <text:p text:style-name="P4">
Останнє ніби має підтвердити батьківство, але по факту це є ще одним елементомтиску й примусу отримувати паспорт ворога, адже у рф штамп про дітей не єобов’язковим. При цьому наразі паспорт ще не вимагають, але нововведенняанонсують з нового навчального року.</text:p>
      <text:p text:style-name="P4">
Тобто, по факту батьки мають отримати червону макулатуру до моменту місцевихвиборів, які окупанти планують провести на ТОТ на початку вересня.</text:p>
      <text:p text:style-name="P4">
Source: <text:a xlink:type="simple" xlink:href="https://armyinform.com.ua/2023/04/25/na-tot-okupanty-vymagayut-vid-batkiv-pasport-rf-v-obmin-na-bezkoshtovne-harchuvannya-ditej-u-shkolah/" text:style-name="Internet_20_link" text:visited-style-name="Visited_20_Internet_20_Link">
https://armyinform.com.ua/2023/04/25/na-tot-okupanty-vymagayut-vid-batkiv-pasport-rf-v-obmin-na-bezkoshtovne-harchuvannya-ditej-u-shkolah/</text:a>
</text:p>
      <!--NEWS-->
      <text:h text:style-name="P10" text:outline-level="1">
<text:span text:style-name="T4">
Визначено шість населених пунктів, де відбуватиметься комплексне відновлення за новими принципами, — Денис Шмигаль</text:span>
</text:h>
      <text:p text:style-name="P4">
Author: ['АРМІЯINFORM']</text:p>
      <text:p text:style-name="P4">
Time: 2023-04-25T93:00:00-04:00</text:p>
      <text:p text:style-name="P4">
Description: Принцип «Build back better», тобто «відбудувати краще, ніж було» — один з основних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844_820_360_0_0_auto.jpg" text:style-name="Internet_20_link" text:visited-style-name="Visited_20_Internet_20_Link">
thumb_202844_820_360_0_0_auto.jpg</text:a>
']</text:p>
      <text:p text:style-name="P4">
Tags: ['STOPRUSSIA', 'АГРЕСІЯ РФ', 'ВТОРГНЕННЯ РФ', 'ДЕНИС ШМИГАЛЬ']</text:p>
      <text:p text:style-name="P4">
Category: News</text:p>
      <!--METADATA-->
      <text:p text:style-name="P4">
<draw:frame draw:style-name="fr1" draw:name="Image115" text:anchor-type="as-char" svg:width="6.9236in" svg:height="4.610104in" draw:z-index="0">
<draw:image xlink:href="../Images/AРМІЯINFORM/2023-04-25T93-00-00-04-00/thumb_202844_820_360_0_0_auto.jpg" xlink:type="simple" xlink:show="embed" xlink:actuate="onLoad" draw:mime-type="image/jpeg"/>
</draw:frame>
</text:p>
      <text:p text:style-name="P4">
Принцип «Build back better», тобто «відбудувати краще, ніж було» — один зосновних для відбудови. Під час засідання Уряд затвердив постанову, якавизначає шість населених пунктів, де в межах експериментального проектувідновлення проходитиме комплексно й за новими принципами. Про це повідомивПрем’єр-міністр Денис Шмигаль.</text:p>
      <text:p text:style-name="P4">
Відібрані населені пункті: Бородянка і Мощун в Київській області, Тростянець уСумській області, Посад-Покровське в Херсонській області, Циркуни вХарківській області та Ягідне в Чернігівській області.</text:p>
      <text:p text:style-name="P4">
«Усі ці населені пункти зазнали страшних руйнувань. Тепер вони будутьвідновлюватися комплексно. Це означає, що будуть відбудовувати не окремібудівлі та споруди, а все — зі системним підходом, новим плануванням та повноютрансформацією цих населених пунктів», — підкреслив очільник Уряду.</text:p>
      <text:p text:style-name="P4">
Водночас Прем’єр-міністр наголосив, що реалізація експериментального проектуне означає, що відновлення не торкнеться інших населених пунктів.</text:p>
      <text:p text:style-name="P4">
«Відбудова вже триває по всій країні. Цей документ — це про пошук найбільшефективних підходів, які забезпечать прозорість, ефективність, системність ташвидкість відновлення одночасно», — зауважив Денис Шмигаль.</text:p>
      <text:p text:style-name="P4">
Як відзначив Глава Уряду, План швидкого відновлення на цей рік має п’ятьпріоритетів, і водночас це сотні різних проектів, сотні міст та селищ, де воновідбуватиметься одночасно: «Для нас важливо, аби українці вже цього рокупобачили, що відбудова — це реальність. Це дає надію і віру в краще майбутнє».</text:p>
      <text:p text:style-name="P4">
<text:span text:style-name="T4">
Джерело:</text:span>
 <text:a xlink:type="simple" xlink:href="https://www.kmu.gov.ua/news/vyznacheno-shist-naselenykh-punktiv-de-vidbuvatymetsia-kompleksne-vidnovlennia-za-novymy-pryntsypamy-premier-ministr" text:style-name="Internet_20_link" text:visited-style-name="Visited_20_Internet_20_Link">
<text:span text:style-name="T5">
Урядовий портал</text:span>
</text:a>
</text:p>
      <text:p text:style-name="P4">
Source: <text:a xlink:type="simple" xlink:href="https://armyinform.com.ua/2023/04/25/vyznacheno-shist-naselenyh-punktiv-de-vidbuvatymetsya-kompleksne-vidnovlennya-za-novymy-prynczypamy-denys-shmygal/" text:style-name="Internet_20_link" text:visited-style-name="Visited_20_Internet_20_Link">
https://armyinform.com.ua/2023/04/25/vyznacheno-shist-naselenyh-punktiv-de-vidbuvatymetsya-kompleksne-vidnovlennya-za-novymy-prynczypamy-denys-shmygal/</text:a>
</text:p>
      <!--NEWS-->
      <text:h text:style-name="P10" text:outline-level="1">
<text:span text:style-name="T4">
На Миколаївщині викрито місцеву мешканку, яка виправдовувала збройну агресію рф</text:span>
</text:h>
      <text:p text:style-name="P4">
Author: ['АРМІЯINFORM']</text:p>
      <text:p text:style-name="P4">
Time: 2023-04-25T94:00:00-04:00</text:p>
      <text:p text:style-name="P4">
Description: За процесуального керівництва Миколаївської окружної прокуратури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2023-04-24-17-56-56-e1682440106818.jpg" text:style-name="Internet_20_link" text:visited-style-name="Visited_20_Internet_20_Link">
photo-2023-04-24-17-56-56-e16824401068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16" text:anchor-type="as-char" svg:width="6.9236in" svg:height="5.552in" draw:z-index="0">
<draw:image xlink:href="../Images/AРМІЯINFORM/2023-04-25T94-00-00-04-00/photo-2023-04-24-17-56-56-e1682440106818.jpg" xlink:type="simple" xlink:show="embed" xlink:actuate="onLoad" draw:mime-type="image/jpeg"/>
</draw:frame>
</text:p>
      <text:p text:style-name="P4">
За процесуального керівництва Миколаївської окружної прокуратури повідомленопро підозру мешканці однієї з територіальних громад Миколаївського району зафактом поширення матеріалів, у яких міститься виправдовування збройної агресіїрф проти України, а також глорифікації осіб, які здійснюють таку агресію.</text:p>
      <text:p text:style-name="P4">
За даними слідства, підозрювана, яка є представницею однією з релігійнихгромад Миколаївщини, не сприймала державну владу в Україні.</text:p>
      <text:p text:style-name="P4">
Упродовж 2022 року, керуючись ідеологічними мотивами, у приватних чатах дляспілкування Інтернет-месенджерів «Viber» і «Telegram» вона поширювала середсвоїх знайомих відеоматеріали. В них містилося виправдовування, визнанняправомірною та заперечення збройної агресії рф проти України. Також у відеоглорифікувалися особи, які здійснюють агресію проти нашої держави, розпочату у2014 році.</text:p>
      <text:p text:style-name="P4">
Досудове розслідування здійснюється ГУ НП в Миколаївській області заоперативного супроводу Управління СБУ в області.</text:p>
      <text:p text:style-name="P4">
<text:span text:style-name="T4">
Джерело:</text:span>
 <text:a xlink:type="simple" xlink:href="https://www.gp.gov.ua/ua/posts/na-mikolayivshhini-vikrito-miscevu-meskanku-yaka-vipravdovuvala-zbroinu-agresiyu-rf" text:style-name="Internet_20_link" text:visited-style-name="Visited_20_Internet_20_Link">
<text:span text:style-name="T5">
Офіс Генерального прокурораУкраїни</text:span>
</text:a>
</text:p>
      <text:p text:style-name="P4">
Source: <text:a xlink:type="simple" xlink:href="https://armyinform.com.ua/2023/04/25/na-mykolayivshhyni-vykryto-misczevu-meshkanku-yaka-vypravdovuvala-zbrojnu-agresiyu-rf/" text:style-name="Internet_20_link" text:visited-style-name="Visited_20_Internet_20_Link">
https://armyinform.com.ua/2023/04/25/na-mykolayivshhyni-vykryto-misczevu-meshkanku-yaka-vypravdovuvala-zbrojnu-agresiyu-rf/</text:a>
</text:p>
      <!--NEWS-->
      <text:h text:style-name="P10" text:outline-level="1">
<text:span text:style-name="T4">
В межах Орхуської Конвенції визнано руйнівний вплив агресії рф на екологічну ситуацію в Україні</text:span>
</text:h>
      <text:p text:style-name="P4">
Author: ['АРМІЯINFORM']</text:p>
      <text:p text:style-name="P4">
Time: 2023-04-25T95:00:00-04:00</text:p>
      <text:p text:style-name="P4">
Description: Учасники XV зустрічі Цільової групи з доступу до правосуддя в межах Орхуської Конв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1-8.jpg" text:style-name="Internet_20_link" text:visited-style-name="Visited_20_Internet_20_Link">
01-8.jpg</text:a>
']</text:p>
      <text:p text:style-name="P4">
Tags: ['STOPRUSSIA', 'АГРЕСІЯ РФ', 'ОФІС ГЕНЕРАЛЬНОГО ПРОКУРОРА УКРАЇНИ', 'СВІТ ПІДТРИМУЄ УКРАЇНУ']</text:p>
      <text:p text:style-name="P4">
Category: News</text:p>
      <!--METADATA-->
      <text:p text:style-name="P4">
<draw:frame draw:style-name="fr1" draw:name="Image117" text:anchor-type="as-char" svg:width="6.9236in" svg:height="5.1927in" draw:z-index="0">
<draw:image xlink:href="../Images/AРМІЯINFORM/2023-04-25T95-00-00-04-00/01-8.jpg" xlink:type="simple" xlink:show="embed" xlink:actuate="onLoad" draw:mime-type="image/jpeg"/>
</draw:frame>
</text:p>
      <text:p text:style-name="P4">
Учасники XV зустрічі Цільової групи з доступу до правосуддя в межах ОрхуськоїКонвенції заявили про тяжкі екологічні наслідки російської агресії протиУкраїни.</text:p>
      <text:p text:style-name="P4">
У ключових результатах зустрічі, скликаної у Женеві Європейською економічноюкомісією ООН, йдеться про руйнівний вплив агресії на життя людей, соціальнийта економічний розвиток регіону і навколишнє середовище.</text:p>
      <text:p text:style-name="P4">
Учасники зустрічі нагадали, що Орхуська конвенція захищає права громадськостіна доступ до прийняття рішень та правосуддя щодо довкілля. Невиправдане танеспровоковане повномасштабне вторгнення росії підірвало прогрес, досягнутийостаннім часом у сфері охорони довкілля в Україні.</text:p>
      <text:p text:style-name="P4">
<text:span text:style-name="T5">
«Закликаємо Сторони, відповідні міжнародні організації та органи засудитиагресію російської федерації проти України та надати будь-яку можливу допомогуУкраїні у подоланні вищезазначених викликів»</text:span>
 , – йдеться в документі.</text:p>
      <text:p text:style-name="P4">
За словами радника Генерального прокурора Максима Попова, пропозицію закріпитив фінальному документі таку позицію внесла українська делегація.</text:p>
      <text:p text:style-name="P4">
<text:span text:style-name="T5">
«У своєму виступі я підкреслив, що 16-тий пункт Цілей сталого розвитку ООНнерозривно пов’язує мир та справедливість. Водночас, війна в Україні загрожуєжиттю людей, ситуації в регіоні та навколишньому середовищу. У зв 'язку з цимбуло запропоновано засудити агресію рф проти України. Решта учасників Цільовоїгрупи з доступу до правосуддя нас підтримала, особливо вдячний колегам зГреції»</text:span>
, – розповів Максим Попов.</text:p>
      <text:p text:style-name="P4">
Крім засудження російської агресії учасники Цільової групи також закликалиСторони Орхуської конвенції, яку ратифікували вже понад 40 країн, підтриматистворення міжнародних спеціальних органів і міжнародних трибуналів, якірозглядатимуть справи про агресію російської федерації проти України. Цедопоможе забезпечити можливість компенсації екологічної шкоди тавідповідальності за таку шкоду.</text:p>
      <text:p text:style-name="P4">
Нагадаємо, на конференції United for Justice у Львові було заявлено, щонараховані збитки екології внаслідок російської агресії становлять 2 трлнгривень.</text:p>
      <text:p text:style-name="P4">
<text:span text:style-name="T4">
Джерело:</text:span>
 <text:a xlink:type="simple" xlink:href="https://www.gp.gov.ua/ua/posts/cilyova-grupa-z-dostupu-do-pravosuddya-v-mezax-orxuskoyi-konvenciyi-viznala-ruinivnii-vpliv-agresiyi-rf-na-ekologicnu-situaciyu-v-ukrayini" text:style-name="Internet_20_link" text:visited-style-name="Visited_20_Internet_20_Link">
<text:span text:style-name="T5">
Офіс Генерального прокурораУкраїни</text:span>
</text:a>
</text:p>
      <text:p text:style-name="P4">
Source: <text:a xlink:type="simple" xlink:href="https://armyinform.com.ua/2023/04/25/v-mezhah-orhuskoyi-konvencziyi-vyznano-rujnivnyj-vplyv-agresiyi-rf-na-ekologichnu-sytuacziyu-v-ukrayini/" text:style-name="Internet_20_link" text:visited-style-name="Visited_20_Internet_20_Link">
https://armyinform.com.ua/2023/04/25/v-mezhah-orhuskoyi-konvencziyi-vyznano-rujnivnyj-vplyv-agresiyi-rf-na-ekologichnu-sytuacziyu-v-ukrayini/</text:a>
</text:p>
      <!--NEWS-->
      <text:h text:style-name="P10" text:outline-level="1">
<text:span text:style-name="T4">
Ми не влаштовуватимемо в Криму «полювання на відьом», але всі злочинці та зрадники мають відповісти — Таміла Ташева</text:span>
</text:h>
      <text:p text:style-name="P4">
Author: ['АРМІЯINFORM']</text:p>
      <text:p text:style-name="P4">
Time: 2023-04-25T96:00:00-04:00</text:p>
      <text:p text:style-name="P4">
Description: Постійна Представниця Президента України в АР Крим Таміла Ташева долучилася до Фору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jhev-1.png" text:style-name="Internet_20_link" text:visited-style-name="Visited_20_Internet_20_Link">
ajhev-1.png</text:a>
']</text:p>
      <text:p text:style-name="P4">
Tags: ['STOPRUSSIA', 'АГРЕСІЯ РФ', 'АР КРИМ', 'ВТОРГНЕННЯ РФ', 'ТАМІЛА ТАШЕВА']</text:p>
      <text:p text:style-name="P4">
Category: News</text:p>
      <!--METADATA-->
      <text:p text:style-name="P4">
<draw:frame draw:style-name="fr1" draw:name="Image118" text:anchor-type="as-char" svg:width="6.9236in" svg:height="6.9236in" draw:z-index="0">
<draw:image xlink:href="../Images/AРМІЯINFORM/2023-04-25T96-00-00-04-00/ajhev-1.png" xlink:type="simple" xlink:show="embed" xlink:actuate="onLoad" draw:mime-type="image/png"/>
</draw:frame>
</text:p>
      <text:p text:style-name="P4">
Постійна Представниця Президента України в АР Крим Таміла Ташева долучилася доФоруму «Крим Wave». Вона виступила у якості спікерки на першій панельнійдискусії «Повернення додому: військові, політичні та правові виміриреінтеграції Криму».</text:p>
      <text:p text:style-name="P4">
Про це <text:a xlink:type="simple" xlink:href="https://ppu.gov.ua/press-center/postiyna-predstavnytsia-vziala-uchast-u-forumi-krym-wave/" text:style-name="Internet_20_link" text:visited-style-name="Visited_20_Internet_20_Link">
повідомляє</text:a>
 Представництво Президента України в АРКрим.</text:p>
      <text:p text:style-name="P4">
«Зараз набагато краще розуміння стало про те, що Крим буде неодміннодеокупований. У першу чергу через те, що для України це також екзистенційнавійна, і для нашого народу немає шляху назад, ми маємо повернути всітериторії», — зауважила Таміла Ташева.</text:p>
      <text:p text:style-name="P4">
Також Постійна Представниця розповіла більше про напрацьовані за дорученнямПрезидента України Володимира Зеленського першочергові кроки держави післядеокупації Криму. Значну увагу Постійна Представниця приділила увагу майбутнійкадровій політиці, відновленню публічної влади на звільненому півострові, атакож залученності молоді у цих процесах.</text:p>
      <text:p text:style-name="P4">
Пані Ташева поділилася з присутніми також новою інформацією про рухи спротивув окупованому Криму: як масштабні — Кримські бойові чайки, Жовта стрічка,Атеш, Кримські партизани — так і поодиничні рухи, коли люди пишуть на стінах«ЗСУ йде», підіймають державний прапор та співають гімн України.</text:p>
      <text:p text:style-name="P4">
Андрій Куликов передав із зали учасників вагоме питання щодо того, яккомунікувати із громадянами України питання покарання за колабораційнудіяльність.</text:p>
      <text:p text:style-name="P4">
«Важливо не влаштовувати «полювання на відьом». Над цим питанням ми тежпрацюємо. Звісно, бути ті, хто вчиняв колабораційну діяльність: займалисяпропагандою, руйнували екологію, причетні до злочинів росії. Ці люди маютьбути притягнені до відповідальності, однак це не сотні тисяч. Більшість нашихгромадян стали жертвами окупації. Всі випадки треба буде розглядатиіндивідуально. Це дуже обережно потрібно комунікувати серед кримчан», —відповіла Постійна Представниця.</text:p>
      <text:p text:style-name="P4">
Спікерами на панельній дискусії також виступили: заступник міністерки з питаньреінтеграції тимчасово окупованих територій України Анатолій Стельмах, першийзаступник керівника прокуратури Автономної Республіки Крим та містаСевастополя Віталій Секретар і народний депутат України, політичний лідерЗеМолодіжки Олександр Санченко.</text:p>
      <text:p text:style-name="P4">
Source: <text:a xlink:type="simple" xlink:href="https://armyinform.com.ua/2023/04/25/my-ne-vlashtovuvatyme-v-krymu-polyuvannya-na-vidom-ale-vsi-zlochynczi-ta-zradnyky-mayut-vidpovisty-tamila-tasheva/" text:style-name="Internet_20_link" text:visited-style-name="Visited_20_Internet_20_Link">
https://armyinform.com.ua/2023/04/25/my-ne-vlashtovuvatyme-v-krymu-polyuvannya-na-vidom-ale-vsi-zlochynczi-ta-zradnyky-mayut-vidpovisty-tamila-tasheva/</text:a>
</text:p>
      <!--NEWS-->
      <text:h text:style-name="P10" text:outline-level="1">
<text:span text:style-name="T4">
На Бюро ПА ОБСЄ у Копенгагені обговорили питання війни рф проти України</text:span>
</text:h>
      <text:p text:style-name="P4">
Author: ['АРМІЯINFORM']</text:p>
      <text:p text:style-name="P4">
Time: 2023-04-25T97:00:00-04:00</text:p>
      <text:p text:style-name="P4">
Description: 24 квітня 2022 року заступник Керівника Постійної делегації, член Бюро Парламент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pa-obsye1.jpg" text:style-name="Internet_20_link" text:visited-style-name="Visited_20_Internet_20_Link">
2504-pa-obsye1.jpg</text:a>
']</text:p>
      <text:p text:style-name="P4">
Tags: ['STOPRUSSIA', 'АГРЕСІЯ РФ', 'ВТОРГНЕННЯ РФ', 'ОБСЄ']</text:p>
      <text:p text:style-name="P4">
Category: News</text:p>
      <!--METADATA-->
      <text:p text:style-name="P4">
<draw:frame draw:style-name="fr1" draw:name="Image119" text:anchor-type="as-char" svg:width="6.9236in" svg:height="4.619339in" draw:z-index="0">
<draw:image xlink:href="../Images/AРМІЯINFORM/2023-04-25T97-00-00-04-00/2504-pa-obsye1.jpg" xlink:type="simple" xlink:show="embed" xlink:actuate="onLoad" draw:mime-type="image/jpeg"/>
</draw:frame>
</text:p>
      <text:p text:style-name="P4">
24 квітня 2022 року заступник Керівника Постійної делегації, член БюроПарламентської Асамблеї ОБСЄ, заступник Голови Загального комітету ПА ОБСЄ зекономічних питань, науки, технологій та навколишнього середовища АртурГерасимов у режимі відеоконференції долучився до засідання Бюро, яке проходилоу Копенгагені (Данія).</text:p>
      <text:p text:style-name="P4">
Про це <text:a xlink:type="simple" xlink:href="https://www.rada.gov.ua/news/news_kom/235720.html" text:style-name="Internet_20_link" text:visited-style-name="Visited_20_Internet_20_Link">
повідомляє</text:a>
 Прес-служба Апарату Верховної Ради України.</text:p>
      <text:p text:style-name="P4">
Порядком денним засідання керівного органу Асамблеї розглядалися питанняпідготовки до Щорічної літньої сесії Асамблеї у Ванкувері (Канада), розглядурезолюцій та доповідей трьох загальних комітетів, а також поточних справАсамблеї, зокрема звітів про роботу місій ОБСЄ зі спостереження за виборами.Окрему увагу в ході засідання Бюро було приділено триваючій війні росії протиУкраїни та ролі ОБСЄ у ствердженні миру та безпеки в Європі, протидіїдезінформації, черговій напрузі у вірменсько-азербайджанському протистоянні,питанням біженців та внутрішньо-переміщених осіб.</text:p>
      <text:p text:style-name="P4">
Доповідач Загального комітету ПА ОБСЄ з політичних питань та безпеки ЛаурінасКасчюнас (Литва) анонсував, що резолюція Загального комітету до Літньої сесіїу Ванкувері включатиме в переважній частині положення щодо російської збройноїагресії та заклик до безумовного виведення російських військ з територіїУкраїни. Політик закликав до розроблення стратегії та розширенняінструментарію ОБСЄ із попередження конфліктів.</text:p>
      <text:p text:style-name="P4">
У межах презентації резолюції та доповіді Загального комітету ПА ОБСЄ зекономічних питань, науки, технологій та навколишнього середовища до Літньоїсесії у Ванкувері Доповідач Загального Комітету Гудрун Куглер (Австрія)наголосила, що резолюція охоплювати широке коло питань пов’язаних з розвиткомекономіки та промисловості, захистом навколишнього середовища та впливузбройної агресії рф на економіку, екологію та розвиток регіону, відновленняУкраїни та її зруйнованої енергетичної інфраструктури.</text:p>
      <text:p text:style-name="P4">
Доповідач Загального комітету з демократії, прав людини та гуманітарних питаньЙохан Бусер (Швеція) наголосив, що доповідь та резолюція до Літньої сесії ПАОБСЄ включатиме питання порушення прав людини, зокрема жінок та дітей під часповномасштабної війни росії проти України, проблеми переслідувань та масовихарештів в рф, а також питання розвитку цифровізації та громадянськогосуспільства.</text:p>
      <text:p text:style-name="P4">
Заступник Керівника Української парламентської делегації Артур Герасимовповідомив присутніх про безпекову ситуацію в Україні, пріоритети діяльностіУкраїнської делегації в Асамблеї, а також закликав підтримати внесення змін доПравил процедури ПА ОБСЄ стосовно припинення повноважень членів делегаціїдержави-агресора, створення спеціального підкомітету ПА ОБСЄ щодо України, атакож резолюцію, яку планує представити Українська парламентська делегація.</text:p>
      <text:p text:style-name="P4">
Source: <text:a xlink:type="simple" xlink:href="https://armyinform.com.ua/2023/04/25/na-byuro-pa-obsye-u-kopengageni-obgovoryly-pytannya-vijny-rf-proty-ukrayiny/" text:style-name="Internet_20_link" text:visited-style-name="Visited_20_Internet_20_Link">
https://armyinform.com.ua/2023/04/25/na-byuro-pa-obsye-u-kopengageni-obgovoryly-pytannya-vijny-rf-proty-ukrayiny/</text:a>
</text:p>
      <!--NEWS-->
      <text:h text:style-name="P10" text:outline-level="1">
<text:span text:style-name="T4">
Кожен прояв російського терору — це додаткові аргументи, що все має завершитись у трибуналі — Президент України</text:span>
</text:h>
      <text:p text:style-name="P4">
Author: ['АРМІЯINFORM']</text:p>
      <text:p text:style-name="P4">
Time: 2023-04-25T98:00:00-04:00</text:p>
      <text:p text:style-name="P4">
Description: Українці! Українки! Усі наші партнери у світі!  Протягом дня сьогодні тривав розбі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96d2d57d7255a2b9c2d62859ae694d9_1682450642_extra_large.jpeg" text:style-name="Internet_20_link" text:visited-style-name="Visited_20_Internet_20_Link">
a96d2d57d7255a2b9c2d62859ae694d9_1682450642_extra_large.jpeg</text:a>
']</text:p>
      <text:p text:style-name="P4">
Tags: ['STOPRUSSIA', 'АГРЕСІЯ РФ', 'ВОЛОДИМИР ЗЕЛЕНСЬКИЙ', 'ВТОРГНЕННЯ РФ']</text:p>
      <text:p text:style-name="P4">
Category: News</text:p>
      <!--METADATA-->
      <text:p text:style-name="P4">
<draw:frame draw:style-name="fr1" draw:name="Image120" text:anchor-type="as-char" svg:width="6.9236in" svg:height="3.894525in" draw:z-index="0">
<draw:image xlink:href="../Images/AРМІЯINFORM/2023-04-25T98-00-00-04-00/a96d2d57d7255a2b9c2d62859ae694d9_1682450642_extra_large.jpeg" xlink:type="simple" xlink:show="embed" xlink:actuate="onLoad" draw:mime-type="image/jpeg"/>
</draw:frame>
</text:p>
      <text:p text:style-name="P4">
<text:span text:style-name="T5">
<text:span text:style-name="T4">
Українці! Українки! Усі наші партнери у світі!</text:span>
</text:span>
</text:p>
      <text:p text:style-name="P4">
Протягом дня сьогодні тривав розбір завалів у місті Куп’янську Харківськоїобласті після російського обстрілу ракетами С-300. По звичайній цивільнійзабудові. Мішенню для терористів став караєзнавчий музей і прилеглі будинки.росія вбила цим ударом двох жінок. Мої співчуття рідним і близьким загиблих…Десять людей були поранені — їм надається необхідна допомога.</text:p>
      <text:p text:style-name="P4">
Загалом понад 60 музеїв і галерей у різних областях нашої країни так самозруйновані або пошкоджені окупантом.</text:p>
      <text:p text:style-name="P4">
Сьогодні ж у Херсонській області ударом російської авіації була зруйнованацерква. У селі Кізомис Білозерської громади. Православний храм… Керованоюавіабомбою. Тобто російські військові знали, що саме вони знищують. Ця церквастала однією з уже сотень розбитих російськими ударами церков і молитовнихбудинків.</text:p>
      <text:p text:style-name="P4">
Крим… Сьогодні окупанти увірвалися в будинок Абдурешита Джеппарова. Він одиніз представників кримськотатарського національного руху, правозахисник,громадянин України. Де він зараз, що з ним — невідомо. Це ще один прикладросійських репресій проти корінного народу Криму, проти всіх наших людей.Тисячі й тисячі таких прикладів за час агресії як у Криму, так і в інших нашихрегіонах, окупованих росією.</text:p>
      <text:p text:style-name="P4">
Ніхто й ніде не може почуватися безпечно, поки агресор не розбитий. Це те, щокожен день в Україні доводить — усе те, що російські війська та спецслужбиокупанта роблять на нашій землі проти наших людей. І це те, що вони мріютьпринести на землі інших народів. Увесь світ це знає.</text:p>
      <text:p text:style-name="P4">
Так само світ знає: росію можна зупинити. Це спільний інтерес. Зупинити силоюнаших воїнів на передовій. Нашою зброєю — як українською, так і тією, яку миотримуємо від партнерів. Силою права, тобто санкціями, які потребуютьпостійного посилення, а також нашою спільною роботою заради справедливості.Кожен прояв російського терору, кожен день агресії — це додаткові аргументи,що все це має завершитись у трибуналі — у новому Нюрнберзі щодо рашизму, щодотих, хто знищує життя і людей, у кого ракети — проти музеїв, а керованіавіабомби — проти церков.</text:p>
      <text:p text:style-name="P4">
росія має програти. Іншої мети у світу бути не може. Бо все інше — це програшжиття, це програш права, це програш власне світу.  Сьогодні наша міжнародна санкційна група, група експертів, яку очолюють АндрійЄрмак і Майкл Макфол, представила документ про посилення санкцій проти росії.Перший такий санкційний план був виконаний більш ніж на 70%. Тож заразпредставлено, за якими напрямками можна ще посилити санкційний тиск і як датисвіту більше стабільності через повне виключення з глобальних відносин усіхдеструктивних російських суб’єктів, усіх тих, хто працює на війну.</text:p>
      <text:p text:style-name="P4">
Цей санкційний документ буде на столах у всіх ключових лідерів світу — якполітичних, так і громадських, бізнесових. Санкції проти російськогонафтогазового сектору, проти атомної галузі, проти абсолютно кожного, хтодопомагає росії обходити вже застосовані обмеження. Це необхідний самозахистміжнародного правопорядку.</text:p>
      <text:p text:style-name="P4">
Сьогодні ж я провів чергове засідання Ставки. Командувачі, Головком, розвідка,Міністерство оборони. Доповіді щодо бойових дій на фронті зараз, нашихможливостей активно рухатися, комплектації нових підрозділів. Окремопоговорили сьогодні про «Рамштайн» та подальшу комунікацію з нашимипартнерами.</text:p>
      <text:p text:style-name="P4">
Провів і нараду щодо економічного відновлення України. Шмигаль, Свириденко,Шурма, Кубраков, Федоров — наша команда з відновлення. Представили економічнустратегію сьогоднішнього й повоєнного періоду. Вже зрозуміло, що результатомнашої перемоги стане можливість України бути реальним постачальником безпекидля всіх наших партнерів, для всіх у світі, хто цінує міжнародний порядок,заснований на правилах. Нові стандарти безпеки, які ми втілимо в нашому житті:у нашій інфраструктурі, енергетиці, логістиці та зв’язку, у соціальній таосвітній сферах, у нашому виробництві — все це можна буде масштабувати в іншихчастинах світу.</text:p>
      <text:p text:style-name="P4">
Так само — українські системи захисту, наша зброя, наш досвід наших людей,набутий у протистоянні російському терору. Усе це працюватиме на глобальниймир, на те, щоб ніхто у світі й ніколи не повторив російських злочинів.</text:p>
      <text:p text:style-name="P4">
Слава кожному нашому воїну, хто зараз у бою, на бойових постах, на бойовихзавданнях! Окремо я хочу сьогодні відзначити 80-ту десантно-штурмову бригаду.</text:p>
      <text:p text:style-name="P4">
Молодці, хлопці! Дякую вам за рішучість при знищенні окупанта в Бахмуті!</text:p>
      <text:p text:style-name="P4">
<text:span text:style-name="T4">
<text:span text:style-name="T5">
Слава Україні!</text:span>
  </text:span>
</text:p>
      <text:p text:style-name="P4">
Source: <text:a xlink:type="simple" xlink:href="https://armyinform.com.ua/2023/04/25/kozhen-proyav-rosijskogo-teroru-cze-dodatkovi-argumenty-shho-vse-maye-zavershytys-u-trybunali-prezydent-ukrayiny/" text:style-name="Internet_20_link" text:visited-style-name="Visited_20_Internet_20_Link">
https://armyinform.com.ua/2023/04/25/kozhen-proyav-rosijskogo-teroru-cze-dodatkovi-argumenty-shho-vse-maye-zavershytys-u-trybunali-prezydent-ukrayiny/</text:a>
</text:p>
      <!--NEWS-->
      <text:h text:style-name="P10" text:outline-level="1">
<text:span text:style-name="T4">
Команда українських рятувальників отримала медаль подяки від Президента Туреччини</text:span>
</text:h>
      <text:p text:style-name="P4">
Author: ['АРМІЯINFORM']</text:p>
      <text:p text:style-name="P4">
Time: 2023-04-25T99:00:00-04:00</text:p>
      <text:p text:style-name="P4">
Description: Президент Туреччини Реджеп Таїп Ердоган вручив медаль подяки команді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40936_538175635130354_4925581156795928177_n.jpg" text:style-name="Internet_20_link" text:visited-style-name="Visited_20_Internet_20_Link">
343140936_538175635130354_4925581156795928177_n.jpg</text:a>
']</text:p>
      <text:p text:style-name="P4">
Tags: ['ЗЕМЛЕТРУС В ТУРЕЧЧИНІ', 'УКРАЇНСЬКИЙ НАРОД НЕПЕРЕМОЖНИЙ']</text:p>
      <text:p text:style-name="P4">
Category: News</text:p>
      <!--METADATA-->
      <text:p text:style-name="P4">
<draw:frame draw:style-name="fr1" draw:name="Image121" text:anchor-type="as-char" svg:width="6.9236in" svg:height="4.901127in" draw:z-index="0">
<draw:image xlink:href="../Images/AРМІЯINFORM/2023-04-25T99-00-00-04-00/343140936_538175635130354_4925581156795928177_n.jpg" xlink:type="simple" xlink:show="embed" xlink:actuate="onLoad" draw:mime-type="image/jpeg"/>
</draw:frame>
</text:p>
      <text:p text:style-name="P4">
Президент Туреччини Реджеп Таїп Ердоган вручив медаль подяки командіукраїнських рятувальників, які допомагали ліквідовувати наслідки руйнівнихземлетрусів.</text:p>
      <text:p text:style-name="P4">
Про це посол України в Туреччині Василь Боднар<text:a xlink:type="simple" xlink:href="https://www.facebook.com/Vasyl.Bodnar.1976/posts/pfbid0mpfiJHMmtWRjY9xXWXVh6o2raJPz9f4bcgZAj335nrxQnJXFADfD36APySdaM7nNl" text:style-name="Internet_20_link" text:visited-style-name="Visited_20_Internet_20_Link">
написав</text:a>
у Фейсбук.</text:p>
      <text:p text:style-name="P4">
«Реджеп Таїп Ердоган вручив медаль подяки від турецького народу командіукраїнських рятувальників, які допомагали ліквідовувати наслідки руйнівнихземлетрусів в Туреччині 6 лютого. На ім’я посольства передано відповіднийлист-подяку від глави МЗС ТР», - написав він.</text:p>
      <text:p text:style-name="P4">
Посол нагадав, що попри війну, Україна направила в Туреччину 87 рятувальників.Цей крок солідарності та готовності прийти на допомогу був надзвичайноемоційно сприйнятий турецьким народом.</text:p>
      <text:p text:style-name="P4">
Source: <text:a xlink:type="simple" xlink:href="https://armyinform.com.ua/2023/04/25/komanda-ukrayinskyh-ryatuvalnykiv-otrymala-medal-podyaky-vid-prezydenta-turechchyny/" text:style-name="Internet_20_link" text:visited-style-name="Visited_20_Internet_20_Link">
https://armyinform.com.ua/2023/04/25/komanda-ukrayinskyh-ryatuvalnykiv-otrymala-medal-podyaky-vid-prezydenta-turechchyny/</text:a>
</text:p>
      <!--NEWS-->
      <text:h text:style-name="P10" text:outline-level="1">
<text:span text:style-name="T4">
В Україні прогнозують нічні заморозки, вдень до 22° тепла</text:span>
</text:h>
      <text:p text:style-name="P4">
Authors: Ukrinform (Person)</text:p>
      <text:p text:style-name="P4">
Publisher: Укринформ (Organization)</text:p>
      <text:p text:style-name="P4">
Published Time: 2023-04-26T-12:58:00+03:00</text:p>
      <text:p text:style-name="P4">
Modified Time: 2023-04-26T23:58:00+03:00</text:p>
      <text:p text:style-name="P4">
Description: Найближчої ночі синоптики прогнозують в Україні заморозки, вдень температура повітря становитиме від 8° до 22° тепла. — Укрінформ.</text:p>
      <text:p text:style-name="P4">
Images: ["<text:a xlink:type="simple" xlink:href="https://static.ukrinform.com/photos/2023_03/thumb_files/630_360_1679923569-757.jpg" text:style-name="Internet_20_link" text:visited-style-name="Visited_20_Internet_20_Link">
630_360_16799...</text:a>
"]</text:p>
      <text:p text:style-name="P4">
Tags: ['Дощ', 'Погода', 'Весна', 'Заморозки']</text:p>
      <text:p text:style-name="P4">
Type: Article</text:p>
      <!--METADATA-->
      <text:p text:style-name="P4">
<draw:frame draw:style-name="fr1" draw:name="Image122" text:anchor-type="as-char" svg:width="6.9236in" svg:height="3.956343in" draw:z-index="0">
<draw:image xlink:href="../Images/yкринформ/2023-04-26T-12-58-00-03-00/630_360_1679923569-757.jpg" xlink:type="simple" xlink:show="embed" xlink:actuate="onLoad" draw:mime-type="image/jpeg"/>
</draw:frame>
Найближчої ночі синоптики прогнозують в Україні заморозки, вдень температураповітря становитиме від 8° до 22° тепла.</text:p>
      <text:p text:style-name="P4">
Про це Укрінформу повідомили в Українському гідрометцентрі.</text:p>
      <text:p text:style-name="P4">
Так, 27 квітня у західних, Вінницькій та Житомирській областях збережетьсямінлива хмарність; вночі місцями невеликий дощ, вдень без опадів; вітерпівнічно-західний 7-12 м/с; температура вночі 1-6° тепла, на грунті заморозки0-3°, вдень 8-13° тепла (на високогір'ї Карпат вночі 0-5° морозу, вденьблизько 0°).</text:p>
      <text:p text:style-name="P4">
На решті території хмарно з проясненнями; короткочасні <text:a xlink:type="simple" xlink:href="https://www.ukrinform.ua/tag-dos" text:style-name="Internet_20_link" text:visited-style-name="Visited_20_Internet_20_Link">
</text:a>
 , вдень на Лівобережжі грози, місцями градта шквали 15-20 м/с; вітер південний, 7-12 м/с; температура вночі 5-10°, вдень14-19°, на сході країни до 22°; на Київщині, Чернігівщині, Черкащині,Кіровоградщині та Одещині 8-13°.</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span text:style-name="T4">
дощ</text:span>
 </text:a>
</text:p>
      <text:p text:style-name="P4">
У Києві та Київській області 27 квітня хмарно з проясненнями, короткочаснідощі. Вітер південний з переходом на північно-західний, 7-12 м/с. Температурау столиці вночі 6-8°, вдень близько 10°; по області вночі 5-10°, вдень 8-13°.</text:p>
      <text:p text:style-name="P4">
В наступні два дні, 28-29 квітня, в Україні утримається хмарна з проясненнямипогода. 28 квітня на Лівобережжі короткочасні дощі, вдень місцями грози, нарешті території без опадів. 29 квітня у східних, південно-східних областях,вдень і на крайньому заході країни невеликий дощ, на решті території безопадів.</text:p>
      <text:p text:style-name="P4">
Вітер північно-західний з переходом на північно-східний, 5-10 м/с.</text:p>
      <text:p text:style-name="P4">
Температура вночі 4-9° тепла, у східних, південно-східних областях 7-12°; наЖитомирщині, Київщині та Вінниччині, 29 квітня у північних областях 1-6°тепла, на поверхні грунту, у західних областях у повітрі заморозки 0-3°; вденьв Україні 11-16° тепла, у східних областях до 19°, 28 квітня на Луганщині20-22°.</text:p>
      <text:p text:style-name="P4">
На високогір'ї Карпат без опадів, лише вдень 29 квітня слабкий дощ;температура вночі 0-5° морозу, вдень 1-6° тепла.</text:p>
      <text:p text:style-name="P4">
У столичному регіоні 28-29 квітня без опадів. Вітер північно-західний зпереходом на північно-східний, 5-10 м/с. Температура у Києві вночі 4-6° тепла,вдень 13-15°; по області вночі 1-6° тепла, 29 квітня на поверхні грунтузаморозки 0-3°; вдень 11-16° тепла.</text:p>
      <text:p text:style-name="P4">
Впродовж 30 квітня - 1 травня в Україні, за прогнозами синоптиків, очікуютьсямісцями невеликі короткочасні дощі, вдень місцями грози. Температура вночі2-7° тепла, на півдні та сході країни до 10°; вдень 12-18°, на Закарпатті до21°, 30 квітня у північно-східних областях 9-14°.</text:p>
      <text:p text:style-name="P4">
У Києві та області 30 квітня - 1 травня місцями невеликий короткочасний дощ.Температура у столиці вночі 5-7° тепла, вдень 14-16°; по області вночі 2-7°тепла, вдень 12-17°.в</text:p>
      <text:p text:style-name="P4">
Source: <text:a xlink:type="simple" xlink:href="https://www.ukrinform.ua/rubric-regions/3701035-v-ukraini-prognozuut-nicni-zamorozki-vden-do-22-tepla.html" text:style-name="Internet_20_link" text:visited-style-name="Visited_20_Internet_20_Link">
https://www.ukrinform.ua/rubric-regions/3701035-v-ukraini-prognozuut-nicni-zamorozki-vden-do-22-tepla.html</text:a>
</text:p>
      <!--NEWS-->
      <text:h text:style-name="P10" text:outline-level="1">
<text:span text:style-name="T4">
Donetsk Oblast(12:37). Red Alert: aerial threat. Sirens sounding. Take cover now!</text:span>
</text:h>
      <text:p text:style-name="P4">
Authors: liveuamap (Language: en)</text:p>
      <text:p text:style-name="P4">
Time: 2023-04-26T-13:40:00</text:p>
      <text:p text:style-name="P4">
Location: Donetsk Oblast (Latitude:48.7271 Longtitude:37.57755)</text:p>
      <text:p text:style-name="P4">
Videos: []</text:p>
      <text:p text:style-name="P4">
Images: []</text:p>
      <text:p text:style-name="P4">
Tags: ["Europe", "Central and Eastern Europe"]</text:p>
      <text:p text:style-name="P4">
ID: 22558766</text:p>
      <!--METADATA-->
      <text:p text:style-name="P4">
Donetsk Oblast(12:37). Red Alert: aerial threat. Sirens sounding. Take covernow!</text:p>
      <text:p text:style-name="P4">
News Collection Link: <text:a xlink:type="simple" xlink:href="https://liveuamap.com/en/2023/26-april-donetsk-oblast1237-red-alert-aerial-g" text:style-name="Internet_20_link" text:visited-style-name="Visited_20_Internet_20_Link">
https://liveuamap.com/en/2023/26-april-donetsk-oblast1237-red-alert-aerial-g</text:a>
</text:p>
      <text:p text:style-name="P4">
Source: <text:a xlink:type="simple" xlink:href="https://t.me/air_alert_ua/43781" text:style-name="Internet_20_link" text:visited-style-name="Visited_20_Internet_20_Link">
https://t.me/air_alert_ua/43781</text:a>
</text:p>
      <!--NEWS-->
      <text:h text:style-name="P10" text:outline-level="1">
<text:span text:style-name="T4">
«Манчестер Сіті» розгромив «Арсенал» із Зінченком і наблизився до першої сходинки АПЛ</text:span>
</text:h>
      <text:p text:style-name="P4">
Authors: Ukrinform (Person)</text:p>
      <text:p text:style-name="P4">
Publisher: Укринформ (Organization)</text:p>
      <text:p text:style-name="P4">
Published Time: 2023-04-26T-14:57:00+03:00</text:p>
      <text:p text:style-name="P4">
Modified Time: 2023-04-26T23:57:00+03:00</text:p>
      <text:p text:style-name="P4">
Description: «Містяни» поступаються «канонірам» двома очками в таблиці, маючи в запасі два матчі. — Укрінформ.</text:p>
      <text:p text:style-name="P4">
Images: ["<text:a xlink:type="simple" xlink:href="https://static.ukrinform.com/photos/2023_04/thumb_files/630_360_1682542012-751.jpg" text:style-name="Internet_20_link" text:visited-style-name="Visited_20_Internet_20_Link">
630_360_16825...</text:a>
"]</text:p>
      <text:p text:style-name="P4">
Tags: ['Арсенал', 'Футбол', 'Манчестер Сіті', 'АПЛ']</text:p>
      <text:p text:style-name="P4">
Type: Article</text:p>
      <!--METADATA-->
      <text:p text:style-name="P4">
<draw:frame draw:style-name="fr1" draw:name="Image123" text:anchor-type="as-char" svg:width="6.9236in" svg:height="3.956343in" draw:z-index="0">
<draw:image xlink:href="../Images/yкринформ/2023-04-26T-14-57-00-03-00/630_360_1682542012-751.jpg" xlink:type="simple" xlink:show="embed" xlink:actuate="onLoad" draw:mime-type="image/jpeg"/>
</draw:frame>
 «Містяни»поступаються «канонірам» двома очками в таблиці, маючи в запасі два матчі.</text:p>
      <text:p text:style-name="P4">
«Манчестер Сіті» на своєму полі переміг «Арсенал» 4:1 в 33-у турі Англійськоїпрем'єр-ліги, передає Укрінформ.</text:p>
      <text:p text:style-name="P4">
У складі «містян» відзначилися Стоунс і Голланд, дубль на рахунку Де Брюйне.«Каноніри» відповіли єдиним голом Холдінга.</text:p>
      <text:p text:style-name="P4">
Підопічні Хосепа Гвардіоли посідають другу сходинку в чемпіонаті Англії, маючив активі 73 пункти після 33 матчів.</text:p>
      <text:p text:style-name="P4">
<text:span text:style-name="T4">
Читайте також:</text:span>
 <text:a xlink:type="simple" xlink:href="https://www.ukrinform.ua/rubric-sports/3701235-celsi-z-mudrikom-vcergove-postupivsa-v-apl.html" text:style-name="Internet_20_link" text:visited-style-name="Visited_20_Internet_20_Link">
 <text:span text:style-name="T4">
АПЛ</text:span>
 </text:a>
</text:p>
      <text:p text:style-name="P4">
Як повідомлялося, «Арсенал» очолює АПЛ, маючи в активі 75 очок після 33матчів.</text:p>
      <text:p text:style-name="P4">
Фото: twitter.com/ManCity</text:p>
      <text:p text:style-name="P4">
Source: <text:a xlink:type="simple" xlink:href="https://www.ukrinform.ua/rubric-sports/3701240-mancester-siti-rozgromiv-arsenal-iz-zincenkom-i-nablizivsa-do-lidera-v-apl.html" text:style-name="Internet_20_link" text:visited-style-name="Visited_20_Internet_20_Link">
https://www.ukrinform.ua/rubric-sports/3701240-mancester-siti-rozgromiv-arsenal-iz-zincenkom-i-nablizivsa-do-lidera-v-apl.html</text:a>
</text:p>
      <!--NEWS-->
      <text:h text:style-name="P10" text:outline-level="1">
<text:span text:style-name="T4">
Зеленський: Вже зараз намічаємо співпрацю з Італією у 2024 році</text:span>
</text:h>
      <text:p text:style-name="P4">
Authors: Ukrinform (Person)</text:p>
      <text:p text:style-name="P4">
Publisher: Укринформ (Organization)</text:p>
      <text:p text:style-name="P4">
Published Time: 2023-04-26T-16:45:00+03:00</text:p>
      <text:p text:style-name="P4">
Modified Time: 2023-04-26T23:45:00+03:00</text:p>
      <text:p text:style-name="P4">
Description: Володимир Зеленський і Джорджа Мелоні обговорили співпрацю двох країн на 2024 рік у контексті майбутнього головування Італії в G7 та підготовки донорської конференції щодо відновлення України. — Укрінформ.</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Зеленський', 'Відбудова', 'Джорджа Мелоні']</text:p>
      <text:p text:style-name="P4">
Type: Article</text:p>
      <!--METADATA-->
      <text:p text:style-name="P4">
<draw:frame draw:style-name="fr1" draw:name="Image124" text:anchor-type="as-char" svg:width="6.9236in" svg:height="3.956343in" draw:z-index="0">
<draw:image xlink:href="../Images/yкринформ/2023-04-26T-16-45-00-03-00/630_360_1673469063-825.png" xlink:type="simple" xlink:show="embed" xlink:actuate="onLoad" draw:mime-type="image/png"/>
</draw:frame>
 ВолодимирЗеленський і Джорджа Мелоні обговорили співпрацю двох країн на 2024 рік уконтексті майбутнього головування Італії в G7 та підготовки донорськоїконференції щодо відновлення України.</text:p>
      <text:p text:style-name="P4">
Про це Президент України повідомив у відеозверненні, передає Укрінформ.</text:p>
      <text:p text:style-name="P4">
"Я дякую пані прем’єр-міністру Джорджі Мелоні за конференцію (з відбудовиУкраїни - ред.), за її слова про незмінну підтримку України. Важливо, що вжезараз намічаємо нашу співпрацю у 2024 році. Зокрема, це стосується майбутньогоіталійського головування в G7, а також підготовки великої донорськоїконференції щодо відновлення", - сказав він.</text:p>
      <text:p text:style-name="P4">
Водночас Зеленський зазначив, що окремо відбулася телефонна розмова з Мелоні,під час якої сторони обговорили оборонну співпрацю та підтримку українськихвоїнів.</text:p>
      <text:p text:style-name="P4">
<text:span text:style-name="T4">
Читайте також:</text:span>
 <text:a xlink:type="simple" xlink:href="https://www.ukrinform.ua/rubric-ato/3701032-italia-hoce-prijnati-konferenciu-z-vidnovlenna-ukraini-u-2025-roci-meloni.html" text:style-name="Internet_20_link" text:visited-style-name="Visited_20_Internet_20_Link">
 <text:span text:style-name="T4">
Мелоні</text:span>
 </text:a>
</text:p>
      <text:p text:style-name="P4">
"Цими днями проводимо й особливу роботу з партнерами щодо координаціїоборонних кроків та постачання. Дуже важливо для України, щоб кожен, хто разоміз нами працює на захист свободи, чітко розумів, яку перспективу має нашасила, що конкретно ми можемо. Що краще ми розуміємо одне одного, то простішепрацювати заради спільної перемоги", - поінформував глава держави.</text:p>
      <text:p text:style-name="P4">
Як повідомляв Укрінформ, у Римі 26 квітня відбулася двостороння конференція звідбудови України для урядовців і представників промисловості й бізнесу.Президент України <text:a xlink:type="simple" xlink:href="http://www.ukrinform.ua/rubric-polytics/3701129-rozmova-zelenskogo-ta-si-czinpina-detali.html" text:style-name="Internet_20_link" text:visited-style-name="Visited_20_Internet_20_Link">
 </text:a>
 .</text:p>
      <text:p text:style-name="P4">
Source: <text:a xlink:type="simple" xlink:href="https://www.ukrinform.ua/rubric-polytics/3701238-zelenskij-vze-zaraz-namicaemo-spivpracu-z-italieu-u-2024-roci.html" text:style-name="Internet_20_link" text:visited-style-name="Visited_20_Internet_20_Link">
https://www.ukrinform.ua/rubric-polytics/3701238-zelenskij-vze-zaraz-namicaemo-spivpracu-z-italieu-u-2024-roci.html</text:a>
</text:p>
      <!--NEWS-->
      <text:h text:style-name="P10" text:outline-level="1">
<text:span text:style-name="T4">
Українські гандболісти програли Фарерам у матчі кваліфікації ЧЄ-2024</text:span>
</text:h>
      <text:p text:style-name="P4">
Authors: Ukrinform (Person)</text:p>
      <text:p text:style-name="P4">
Publisher: Укринформ (Organization)</text:p>
      <text:p text:style-name="P4">
Published Time: 2023-04-26T-18:37:46+03:00</text:p>
      <text:p text:style-name="P4">
Modified Time: 2023-04-26T23:37:46+03:00</text:p>
      <text:p text:style-name="P4">
Description: Чоловіча збірна України зазнала виїзної поразки від команди Фарерських островів у відбірковій групі 4 чемпіонату Європи-2024. — Укрінформ.</text:p>
      <text:p text:style-name="P4">
Images: ["<text:a xlink:type="simple" xlink:href="https://static.ukrinform.com/photos/2023_04/thumb_files/630_360_1682541357-889.jpg" text:style-name="Internet_20_link" text:visited-style-name="Visited_20_Internet_20_Link">
630_360_16825...</text:a>
"]</text:p>
      <text:p text:style-name="P4">
Tags: ['Збірна України', 'гандбол']</text:p>
      <text:p text:style-name="P4">
Type: Article</text:p>
      <!--METADATA-->
      <text:p text:style-name="P4">
<draw:frame draw:style-name="fr1" draw:name="Image125" text:anchor-type="as-char" svg:width="6.9236in" svg:height="3.956343in" draw:z-index="0">
<draw:image xlink:href="../Images/yкринформ/2023-04-26T-18-37-46-03-00/630_360_1682541357-889.jpg" xlink:type="simple" xlink:show="embed" xlink:actuate="onLoad" draw:mime-type="image/jpeg"/>
</draw:frame>
 Чоловічазбірна України зазнала виїзної поразки від команди Фарерських островів увідбірковій групі 4 чемпіонату Європи-2024.</text:p>
      <text:p text:style-name="P4">
Поєдинок Фарерські острови - Україна завершився з рахунком 33:26 (17:12),передає Укрінформ.</text:p>
      <text:p text:style-name="P4">
В іншому матчі ігрового дня Румунія поступилася лідерам квартету гандболістамАвстрії - 30:35 (17:19).</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text:p>
      <text:p text:style-name="P4">
У наступному турі 30 квітня «синьо-жовті» прийматимуть румунів.</text:p>
      <text:p text:style-name="P4">
Фото: ФГУ.</text:p>
      <text:p text:style-name="P4">
Source: <text:a xlink:type="simple" xlink:href="https://www.ukrinform.ua/rubric-sports/3701236-ukrainski-gandbolisti-prograli-fareram-u-matci-kvalifikacii-ce2024.html" text:style-name="Internet_20_link" text:visited-style-name="Visited_20_Internet_20_Link">
https://www.ukrinform.ua/rubric-sports/3701236-ukrainski-gandbolisti-prograli-fareram-u-matci-kvalifikacii-ce2024.html</text:a>
</text:p>
      <!--NEWS-->
      <text:h text:style-name="P10" text:outline-level="1">
<text:span text:style-name="T4">
ЗСУ отримали майже всю західну військову допомогу – командувач силами США в Європі</text:span>
</text:h>
      <text:p text:style-name="P4">
Authors: Ukrinform (Person)</text:p>
      <text:p text:style-name="P4">
Publisher: Укринформ (Organization)</text:p>
      <text:p text:style-name="P4">
Published Time: 2023-04-26T-20:37:00+03:00</text:p>
      <text:p text:style-name="P4">
Modified Time: 2023-04-26T23:37:00+03:00</text:p>
      <text:p text:style-name="P4">
Description: Командувач силами США в Європі генерал Крістофер Каволі заявив, що ЗСУ отримали майже повністю всі пакети військової допомоги з боку Заходу, включно з бойовою технікою і озброєнням, які були виділені на підтримку України в умовах війни з рф. — Укрінформ.</text:p>
      <text:p text:style-name="P4">
Images: ["<text:a xlink:type="simple" xlink:href="https://static.ukrinform.com/photos/2023_04/thumb_files/630_360_1682541572-454.jpg" text:style-name="Internet_20_link" text:visited-style-name="Visited_20_Internet_20_Link">
630_360_16825...</text:a>
"]</text:p>
      <text:p text:style-name="P4">
Tags: ['США', 'Зброя', 'ЗСУ', 'Військова техніка', 'Війна з росією', '#stoprussia']</text:p>
      <text:p text:style-name="P4">
Type: Article</text:p>
      <!--METADATA-->
      <text:p text:style-name="P4">
<draw:frame draw:style-name="fr1" draw:name="Image126" text:anchor-type="as-char" svg:width="6.9236in" svg:height="3.956343in" draw:z-index="0">
<draw:image xlink:href="../Images/yкринформ/2023-04-26T-20-37-00-03-00/630_360_1682541572-454.jpg" xlink:type="simple" xlink:show="embed" xlink:actuate="onLoad" draw:mime-type="image/jpeg"/>
</draw:frame>
Командувач силами США в Європі генерал Крістофер Каволі заявив, що ЗСУотримали майже повністю всі пакети військової допомоги з боку Заходу, включноз бойовою технікою і озброєнням, які були виділені на підтримку України вумовах війни з рф.</text:p>
      <text:p text:style-name="P4">
Про це він заявив у середу під час слухань у Комітеті з питань Збройних силПалати представників США, передає власний кореспондент Укрінформу.</text:p>
      <text:p text:style-name="P4">
«Понад 98% бойових машин уже там. Я твердо переконаний, що ми доставилинеобхідну їм <text:a xlink:type="simple" xlink:href="https://www.ukrinform.ua/tag-vijskova-tehnika" text:style-name="Internet_20_link" text:visited-style-name="Visited_20_Internet_20_Link">
 </text:a>
 , і ми такожпродовжимо роботу, щоб підтримувати їхні операції», - зауважив американськийгенерал.</text:p>
      <text:p text:style-name="P4">
Він також запевнив, що з американського боку підтримується постійний контакт зукраїнською стороною для того, аби визначити актуальні потреби ЗСУ та вчаснозабезпечити їх. Крім того, за його словами, запроваджуються нові кроки щодопосилення євроатлантичної безпеки.</text:p>
      <text:p text:style-name="P4">
<text:span text:style-name="T4">
Читайте також:</text:span>
 <text:a xlink:type="simple" xlink:href="https://www.ukrinform.ua/rubric-ato/3700205-pentagon-do-kinca-roku-planue-peredati-zsu-bojovi-tanki-abrams.html" text:style-name="Internet_20_link" text:visited-style-name="Visited_20_Internet_20_Link">
 </text:a>
</text:p>
      <text:p text:style-name="P4">
«Ми розробляємо нові плани щодо загальної оборони Альянсу, і вони сприятимутьпідвищенню рівня боєготовності, а також цілеспрямованим інвестиціям унаціональну оборону», - зауважив американський командувач.</text:p>
      <text:p text:style-name="P4">
Як повідомляв Укрінформ, США виділили понад $36 мільярдів військової допомогиУкраїні, забезпечивши ЗСУ, в тому числі, артилерією, засобами ППО,бронетехнікою. Крім того, близько $20 мільярдів виділили союзники й партнериз-понад 50-ти країн.</text:p>
      <text:p text:style-name="P4">
<text:span text:style-name="T5">
Фото: U.S.Army</text:span>
</text:p>
      <text:p text:style-name="P4">
Source: <text:a xlink:type="simple" xlink:href="https://www.ukrinform.ua/rubric-ato/3701237-zsu-otrimali-majze-vsu-zahidnu-vijskovu-dopomogu-komanduvac-silami-ssa-v-evropi.html" text:style-name="Internet_20_link" text:visited-style-name="Visited_20_Internet_20_Link">
https://www.ukrinform.ua/rubric-ato/3701237-zsu-otrimali-majze-vsu-zahidnu-vijskovu-dopomogu-komanduvac-silami-ssa-v-evropi.html</text:a>
</text:p>
      <!--NEWS-->
      <text:h text:style-name="P10" text:outline-level="1">
<text:span text:style-name="T4">
«Челсі» з Мудриком вчергове поступився в АПЛ</text:span>
</text:h>
      <text:p text:style-name="P4">
Authors: Ukrinform (Person)</text:p>
      <text:p text:style-name="P4">
Publisher: Укринформ (Organization)</text:p>
      <text:p text:style-name="P4">
Published Time: 2023-04-26T-22:36:46+03:00</text:p>
      <text:p text:style-name="P4">
Modified Time: 2023-04-26T23:36:46+03:00</text:p>
      <text:p text:style-name="P4">
Description: «Аристократи» на «Стемфорд Брідж» програли «Брентфорду» в 33-у турі Англійської прем'єр-ліги. — Укрінформ.</text:p>
      <text:p text:style-name="P4">
Images: ["<text:a xlink:type="simple" xlink:href="https://static.ukrinform.com/photos/2023_04/thumb_files/630_360_1682541120-699.jpg" text:style-name="Internet_20_link" text:visited-style-name="Visited_20_Internet_20_Link">
630_360_16825...</text:a>
"]</text:p>
      <text:p text:style-name="P4">
Tags: ['Челсі', 'Футбол', 'АПЛ']</text:p>
      <text:p text:style-name="P4">
Type: Article</text:p>
      <!--METADATA-->
      <text:p text:style-name="P4">
<draw:frame draw:style-name="fr1" draw:name="Image127" text:anchor-type="as-char" svg:width="6.9236in" svg:height="3.956343in" draw:z-index="0">
<draw:image xlink:href="../Images/yкринформ/2023-04-26T-22-36-46-03-00/630_360_1682541120-699.jpg" xlink:type="simple" xlink:show="embed" xlink:actuate="onLoad" draw:mime-type="image/jpeg"/>
</draw:frame>
«Аристократи» на «Стемфорд Брідж» програли «Брентфорду» в 33-у туріАнглійської прем'єр-ліги.</text:p>
      <text:p text:style-name="P4">
Підопічні Френка Лемпарда поступилися з рахунком 0:2, передає Укрінформ.</text:p>
      <text:p text:style-name="P4">
У складі «Брентфорда» відзначився Мбемо, Аспілікуета забив у власні ворота.</text:p>
      <text:p text:style-name="P4">
Український вінгер «Челсі» вийшов на поле на початку другого тайму, алерезультативними діями не відзначився.</text:p>
      <text:p text:style-name="P4">
<text:span text:style-name="T4">
Читайте також:</text:span>
 <text:a xlink:type="simple" xlink:href="https://www.ukrinform.ua/rubric-sports/3701082-supraga-ne-zigrae-za-dinamo-cogo-sezonu-forvardu-potribna-cergova-operacia.html" text:style-name="Internet_20_link" text:visited-style-name="Visited_20_Internet_20_Link">
 </text:a>
</text:p>
      <text:p text:style-name="P4">
Як повідомлялося, «Челсі» посідає 11-у сходинку в АПЛ, маючи в активі 39 очокпісля 32 зіграних матчів.</text:p>
      <text:p text:style-name="P4">
Фото: twitter.com/BrentfordFC</text:p>
      <text:p text:style-name="P4">
Source: <text:a xlink:type="simple" xlink:href="https://www.ukrinform.ua/rubric-sports/3701235-celsi-z-mudrikom-vcergove-postupivsa-v-apl.html" text:style-name="Internet_20_link" text:visited-style-name="Visited_20_Internet_20_Link">
https://www.ukrinform.ua/rubric-sports/3701235-celsi-z-mudrikom-vcergove-postupivsa-v-apl.html</text:a>
</text:p>
      <!--NEWS-->
      <text:h text:style-name="P10" text:outline-level="1">
<text:span text:style-name="T4">
Тільки повний контроль України над ЗАЕС гарантує безпеку Європі - Президент</text:span>
</text:h>
      <text:p text:style-name="P4">
Authors: Ukrinform (Person)</text:p>
      <text:p text:style-name="P4">
Publisher: Укринформ (Organization)</text:p>
      <text:p text:style-name="P4">
Published Time: 2023-04-26T-24:26:00+03:00</text:p>
      <text:p text:style-name="P4">
Modified Time: 2023-04-26T23:26:00+03:00</text:p>
      <text:p text:style-name="P4">
Description: Присутність росії на території Запорізької атомної електростанції створює загрозу радіаційної катастрофи на кшталт Чорнобильської.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МАГАТЕ', 'Зеленський', 'Запорізька АЕС', 'Ядерна безпека', 'Війна з росією']</text:p>
      <text:p text:style-name="P4">
Type: Article</text:p>
      <!--METADATA-->
      <text:p text:style-name="P4">
<draw:frame draw:style-name="fr1" draw:name="Image128" text:anchor-type="as-char" svg:width="6.9236in" svg:height="3.956343in" draw:z-index="0">
<draw:image xlink:href="../Images/yкринформ/2023-04-26T-24-26-00-03-00/630_360_1659774839-514.jpg" xlink:type="simple" xlink:show="embed" xlink:actuate="onLoad" draw:mime-type="image/jpeg"/>
</draw:frame>
Присутність росії на території Запорізької атомної електростанції створюєзагрозу радіаційної катастрофи на кшталт Чорнобильської.</text:p>
      <text:p text:style-name="P4">
Як передає Укрінформ, про це Володимир Зеленський сказав у <text:a xlink:type="simple" xlink:href="https://www.youtube.com/watch" text:style-name="Internet_20_link" text:visited-style-name="Visited_20_Internet_20_Link">
</text:a>
 за підсумками розмови згенеральним директором МАГАТЕ Рафаелем Гроссі..</text:p>
      <text:p text:style-name="P4">
"Лише повний контроль України над ЗАЕС може повернути й повну безпеку, причомуне лише нашій країні, а й усій Європі, усьому світу. Радіація не визнаєдержавних кордонів так само, як і російська федерація. І лише повне дотриманняправил може гарантувати безпеку", - зазначив глава держави.</text:p>
      <text:p text:style-name="P4">
_Відео:<text:a xlink:type="simple" xlink:href="https://t.me/OP_UA/9330" text:style-name="Internet_20_link" text:visited-style-name="Visited_20_Internet_20_Link">
 </text:a>
 _</text:p>
      <text:p text:style-name="P4">
За словами Президента, під час розмови з Гроссі з нагоди річниціЧорнобильської катастрофи, він нагадав, наскільки крихкою є безпека всьогосвіту. Зокрема тоді, "коли понад рік щодня й щохвилини зберігається штучностворена росією загроза радіаційної катастрофи на Запорізькій атомнійстанції".</text:p>
      <text:p text:style-name="P4">
<text:span text:style-name="T4">
Читайте також:</text:span>
 <text:a xlink:type="simple" xlink:href="https://www.ukrinform.ua/rubric-polytics/3701152-zelenskij-zaklikav-kitaj-dopomogti-ubezpeciti-zaporizku-aes.html" text:style-name="Internet_20_link" text:visited-style-name="Visited_20_Internet_20_Link">
 </text:a>
</text:p>
      <text:p text:style-name="P4">
Водночас Зеленський подякував Гроссі за важливу ініціативу – запровадженняспеціальної програми медичної підтримки для персоналу всіх українських атомнихстанцій.</text:p>
      <text:p text:style-name="P4">
Як повідомляв Укрінформ, Володимиром Зеленським у середу провів розмову згенеральним директором МАГАТЕ Рафаелем Гроссі.</text:p>
      <text:p text:style-name="P4">
Source: <text:a xlink:type="simple" xlink:href="https://www.ukrinform.ua/rubric-polytics/3701234-tilki-povnij-kontrol-ukraini-nad-zaes-garantue-bezpeku-evropi-zelenskij.html" text:style-name="Internet_20_link" text:visited-style-name="Visited_20_Internet_20_Link">
https://www.ukrinform.ua/rubric-polytics/3701234-tilki-povnij-kontrol-ukraini-nad-zaes-garantue-bezpeku-evropi-zelenskij.html</text:a>
</text:p>
      <!--NEWS-->
      <text:h text:style-name="P10" text:outline-level="1">
<text:span text:style-name="T4">
Деякі країни колишнього срср активно перепродують росії підсанкційні товари - Politico</text:span>
</text:h>
      <text:p text:style-name="P4">
Authors: Ukrinform (Person)</text:p>
      <text:p text:style-name="P4">
Publisher: Укринформ (Organization)</text:p>
      <text:p text:style-name="P4">
Published Time: 2023-04-26T-26:19:00+03:00</text:p>
      <text:p text:style-name="P4">
Modified Time: 2023-04-26T23:19:00+03:00</text:p>
      <text:p text:style-name="P4">
Description: Грузія, Вірменія та Казахстан активно допомагають росії обходити західні санкції, запроваджені проти москви через її вторгнення в Україну, ідеться в публікації Politico за середу. — Укрінформ.</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Експорт', 'СНД', 'Торгівля', 'СРСР']</text:p>
      <text:p text:style-name="P4">
Type: Article</text:p>
      <!--METADATA-->
      <text:p text:style-name="P4">
<draw:frame draw:style-name="fr1" draw:name="Image129" text:anchor-type="as-char" svg:width="6.9236in" svg:height="3.956343in" draw:z-index="0">
<draw:image xlink:href="../Images/yкринформ/2023-04-26T-26-19-00-03-00/630_360_1681461745-184.jpg" xlink:type="simple" xlink:show="embed" xlink:actuate="onLoad" draw:mime-type="image/jpeg"/>
</draw:frame>
 Грузія,Вірменія та Казахстан активно допомагають росії обходити західні санкції,запроваджені проти москви через її вторгнення в Україну, ідеться в публікаціїPolitico за середу.</text:p>
      <text:p text:style-name="P4">
Про це передає Укрінформ.</text:p>
      <text:p text:style-name="P4">
Про активізацію бізнесу з перепродажу в цих країнах свідчить значне зростанняекспорту в <text:a xlink:type="simple" xlink:href="https://www.ukrinform.ua/tag-rosia" text:style-name="Internet_20_link" text:visited-style-name="Visited_20_Internet_20_Link">
 </text:a>
 . Ідеться головним чиномпро постачання недоступних для рф західних товарів.</text:p>
      <text:p text:style-name="P4">
Митні дані з платформи Trade Data Monitor свідчать, що обсяг торгівлі Грузії зрф, відколи москва розпочала тотальне вторгнення в Україну, зріс майже на 22%,а кількість алкоголю, який країна експортує у росію, зросла більш як на 120%.</text:p>
      <text:p text:style-name="P4">
<text:span text:style-name="T4">
Читайте також:</text:span>
 <text:a xlink:type="simple" xlink:href="https://www.ukrinform.ua/rubric-polytics/3700722-zelenskij-sogodni-grupa-ermakamakfola-predstavila-dokument-sodo-posilenna-sankcij-proti-rf.html" text:style-name="Internet_20_link" text:visited-style-name="Visited_20_Internet_20_Link">
 </text:a>
</text:p>
      <text:p text:style-name="P4">
Експорт Казахстану до росії зріс за той самий період на 57%.</text:p>
      <text:p text:style-name="P4">
За даними Світового банку, ВВП Вірменії, яка підтримує тісні торговельнізв'язки з росією, торік несподівано зріс на 11%, тоді як експорт до росіїзбільшився у п'ять разів, а перекази з рф підскочили у сім разів порівняно зминулим роком.</text:p>
      <text:p text:style-name="P4">
Нові ланцюги поставок, які забезпечують росіян алкоголем, предметами розкошіта іншими товарами, підривають зусилля Європи щодо покарання москви й маютьбути заблоковані, заявив в інтерв'ю виданню міністр закордонних справ ЛитвиГабріеліус Ландсбергіс.</text:p>
      <text:p text:style-name="P4">
<text:span text:style-name="T4">
Читайте також:</text:span>
 <text:a xlink:type="simple" xlink:href="https://www.ukrinform.ua/rubric-world/3700343-novij-paket-sankcij-es-proti-rosii-bude-u-drugij-polovini-travna-mzs-polsi.html" text:style-name="Internet_20_link" text:visited-style-name="Visited_20_Internet_20_Link">
 </text:a>
</text:p>
      <text:p text:style-name="P4">
За його словами, Вільнюс закликає ЄС призначити комісара з нагляду зарозробкою та застосуванням <text:a xlink:type="simple" xlink:href="https://www.ukrinform.ua/tag-antirosijski-sankcii" text:style-name="Internet_20_link" text:visited-style-name="Visited_20_Internet_20_Link">
 </text:a>
 проти росії та її партнерів.</text:p>
      <text:p text:style-name="P4">
Як повідомляв Укрінформ, <text:a xlink:type="simple" xlink:href="https://www.ukrinform.ua/rubric-world/3693120-bajden-prodovziv-sankcii-proti-rosii-se-na-rik.html" text:style-name="Internet_20_link" text:visited-style-name="Visited_20_Internet_20_Link">
 </text:a>
 підписавуказ, яким ще на один рік продовжив санкції проти росії, запроваджені у квітні2021 року через шкідливу зовнішню діяльність уряду рф та розширені у березні2022 року після повномасштабного вторгнення рф в Україну.</text:p>
      <text:p text:style-name="P4">
<text:span text:style-name="T5">
Фото: Shutterstock</text:span>
</text:p>
      <text:p text:style-name="P4">
Source: <text:a xlink:type="simple" xlink:href="https://www.ukrinform.ua/rubric-economy/3701233-deaki-kraini-kolisnogo-srsr-aktivno-pereproduut-rosii-pidsankcijni-tovari-politico.html" text:style-name="Internet_20_link" text:visited-style-name="Visited_20_Internet_20_Link">
https://www.ukrinform.ua/rubric-economy/3701233-deaki-kraini-kolisnogo-srsr-aktivno-pereproduut-rosii-pidsankcijni-tovari-politico.html</text:a>
</text:p>
      <!--NEWS-->
      <text:h text:style-name="P10" text:outline-level="1">
<text:span text:style-name="T4">
В Ірпені створюють мурал, присвячений «Артемсолі», Бахмуту й Соледару</text:span>
</text:h>
      <text:p text:style-name="P4">
Authors: Ukrinform (Person)</text:p>
      <text:p text:style-name="P4">
Publisher: Укринформ (Organization)</text:p>
      <text:p text:style-name="P4">
Published Time: 2023-04-26T-28:13:00+03:00</text:p>
      <text:p text:style-name="P4">
Modified Time: 2023-04-26T23:13:00+03:00</text:p>
      <text:p text:style-name="P4">
Description: В Ірпені створюють мурал, присвячений «Артемсолі», Бахмуту й Соледару. Там також буде надпис «Бахмут, Ірпінь з вами». — Укрінформ.</text:p>
      <text:p text:style-name="P4">
Images: ["<text:a xlink:type="simple" xlink:href="https://static.ukrinform.com/photos/2023_04/thumb_files/630_360_1682545650-888.jpg" text:style-name="Internet_20_link" text:visited-style-name="Visited_20_Internet_20_Link">
630_360_16825...</text:a>
", "<text:a xlink:type="simple" xlink:href="https://static.ukrinform.com/photos/2023_04/1682545575-352.jpg" text:style-name="Internet_20_link" text:visited-style-name="Visited_20_Internet_20_Link">
1682545575-35...</text:a>
", "<text:a xlink:type="simple" xlink:href="https://static.ukrinform.com/photos/2023_04/1682545650-888.jpg" text:style-name="Internet_20_link" text:visited-style-name="Visited_20_Internet_20_Link">
1682545650-88...</text:a>
"]</text:p>
      <text:p text:style-name="P4">
Tags: ['Бахмут', 'Ірпінь', 'Мурал', 'Артемсіль', 'Київщина', 'Соледар']</text:p>
      <text:p text:style-name="P4">
Type: Article</text:p>
      <!--METADATA-->
      <text:p text:style-name="P4">
<draw:frame draw:style-name="fr1" draw:name="Image130" text:anchor-type="as-char" svg:width="6.9236in" svg:height="3.956343in" draw:z-index="0">
<draw:image xlink:href="../Images/yкринформ/2023-04-26T-28-13-00-03-00/630_360_1682545650-888.jpg" xlink:type="simple" xlink:show="embed" xlink:actuate="onLoad" draw:mime-type="image/jpeg"/>
</draw:frame>
 В Ірпеністворюють мурал, присвячений «Артемсолі», Бахмуту й Соледару. Там також буденадпис «Бахмут, Ірпінь з вами».</text:p>
      <text:p text:style-name="P4">
Про це йдеться у <text:a xlink:type="simple" xlink:href="https://t.me/verkhovnaradaukrainy/49474" text:style-name="Internet_20_link" text:visited-style-name="Visited_20_Internet_20_Link">
 </text:a>
 Верховної Ради,передає Укрінформ</text:p>
      <text:p text:style-name="P4">
<draw:frame draw:style-name="fr1" draw:name="Image131" text:anchor-type="as-char" svg:width="6.9236in" svg:height="3.346407in" draw:z-index="0">
<draw:image xlink:href="../Images/yкринформ/2023-04-26T-28-13-00-03-00/1682545575-352.jpg" xlink:type="simple" xlink:show="embed" xlink:actuate="onLoad" draw:mime-type="image/jpeg"/>
</draw:frame>
</text:p>
      <text:p text:style-name="P4">
«Ірпінь став форпостом, який прийняв на себе перший важкий удар під часвторгнення, так само і Бахмут страждає, і сіль уособлює це місце. Обидва містастали побратимами у тяжкій долі», - розповів автор <text:a xlink:type="simple" xlink:href="https://www.ukrinform.ua/tag-mural" text:style-name="Internet_20_link" text:visited-style-name="Visited_20_Internet_20_Link">
</text:a>
 Іван Шульгін.</text:p>
      <text:p text:style-name="P4">
<draw:frame draw:style-name="fr1" draw:name="Image132" text:anchor-type="as-char" svg:width="6.9236in" svg:height="4.615733in" draw:z-index="0">
<draw:image xlink:href="../Images/yкринформ/2023-04-26T-28-13-00-03-00/1682545650-888.jpg" xlink:type="simple" xlink:show="embed" xlink:actuate="onLoad" draw:mime-type="image/jpeg"/>
</draw:frame>
</text:p>
      <text:p text:style-name="P4">
Зараз через активні бойові дії та постійні обстріли російських окупантів,роботу «Артемсолі» зупинено. У лютому 2023 року, до роковин повномасштабноївійни, «Артемсіль» разом з благодійною платформою United24 випустили напідтримку розвідки спеціальну партію солі «Міць» із Соледара, розділивши 20тонн на 100 тисяч символічних пачок, йдеться у повідомленні.</text:p>
      <text:p text:style-name="P4">
<text:span text:style-name="T4">
Читайте також:</text:span>
 <text:a xlink:type="simple" xlink:href="https://www.ukrinform.ua/rubric-regions/3699119-v-irpeni-vidkrili-prisvacenij-energetikam-artobekt-svitloperemagaetemravu.html" text:style-name="Internet_20_link" text:visited-style-name="Visited_20_Internet_20_Link">
 <text:span text:style-name="T4">
Ірпені</text:span>
 </text:a>
</text:p>
      <text:p text:style-name="P4">
Як повідомляв Укрінформ, АТ «Укрзалізниця» завершило капітальний ремонтзалізничного мосту через річку Ірпінь, що на Київщині.</text:p>
      <text:p text:style-name="P4">
<text:span text:style-name="T5">
Фото: Верховна Рада, Телеграм</text:span>
</text:p>
      <text:p text:style-name="P4">
Source: <text:a xlink:type="simple" xlink:href="https://www.ukrinform.ua/rubric-regions/3701244-v-irpeni-stvoruut-mural-prisvacenij-artemsoli-bahmutu-j-soledaru.html" text:style-name="Internet_20_link" text:visited-style-name="Visited_20_Internet_20_Link">
https://www.ukrinform.ua/rubric-regions/3701244-v-irpeni-stvoruut-mural-prisvacenij-artemsoli-bahmutu-j-soledaru.html</text:a>
</text:p>
      <!--NEWS-->
      <text:h text:style-name="P10" text:outline-level="1">
<text:span text:style-name="T4">
Зеленський: Вплив Китаю може повернути силу принципам, на яких має триматися мир</text:span>
</text:h>
      <text:p text:style-name="P4">
Authors: Ukrinform (Person)</text:p>
      <text:p text:style-name="P4">
Publisher: Укринформ (Organization)</text:p>
      <text:p text:style-name="P4">
Published Time: 2023-04-26T-30:05:00+03:00</text:p>
      <text:p text:style-name="P4">
Modified Time: 2023-04-26T23:05:00+03:00</text:p>
      <text:p text:style-name="P4">
Description: Україна й Китай, як і абсолютна більшість світу, зацікавлені в міцності суверенітету націй і територіальної цілісності, у дотриманні головних безпекових правил.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Китай', 'Україна', 'Зеленський', 'Війна з росією']</text:p>
      <text:p text:style-name="P4">
Type: Article</text:p>
      <!--METADATA-->
      <text:p text:style-name="P4">
<draw:frame draw:style-name="fr1" draw:name="Image133" text:anchor-type="as-char" svg:width="6.9236in" svg:height="3.956343in" draw:z-index="0">
<draw:image xlink:href="../Images/yкринформ/2023-04-26T-30-05-00-03-00/630_360_1682063024-559.jpeg" xlink:type="simple" xlink:show="embed" xlink:actuate="onLoad" draw:mime-type="image/jpeg"/>
</draw:frame>
 Українай Китай, як і абсолютна більшість світу, зацікавлені в міцності суверенітетунацій і територіальної цілісності, у дотриманні головних безпекових правил.</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Говорив сьогодні з лідером Китаю. Це була тривала й доволі раціональнарозмова. Про такі розмови зазвичай говорять, що вони відкривають можливості.Зараз є можливість дати нову енергію нашим відносинам – України та Китаю. Єможливість застосувати політичний вплив Китаю, щоб повернути силу принципам іправилам, на яких має триматися мир", - зазначив він.</text:p>
      <text:p text:style-name="P4">
_Відео:<text:a xlink:type="simple" xlink:href="https://t.me/OP_UA/9330" text:style-name="Internet_20_link" text:visited-style-name="Visited_20_Internet_20_Link">
 </text:a>
 _</text:p>
      <text:p text:style-name="P4">
Зеленський зауважив, що левова частка розмови стосувалася поглядів на те, якможна відновити справедливий мир. Зокрема, він представив конкретні пунктиукраїнської формули миру.</text:p>
      <text:p text:style-name="P4">
Також очільник держави зазначив, що Україна та Китай однаково зацікавлені вміцності суверенітету націй і територіальної цілісності. Водночас країнисолідарні у дотриманні головних безпекових правил, зокрема, щодонеприпустимості погроз ядерною зброєю та її розповсюдження по світові.</text:p>
      <text:p text:style-name="P4">
<text:span text:style-name="T4">
Читайте також:</text:span>
 <text:a xlink:type="simple" xlink:href="https://www.ukrinform.ua/rubric-polytics/3701129-rozmova-zelenskogo-ta-si-czinpina-detali.html" text:style-name="Internet_20_link" text:visited-style-name="Visited_20_Internet_20_Link">
 <text:span text:style-name="T4">
Цзіньп</text:span>
 </text:a>
</text:p>
      <text:p text:style-name="P4">
"Ми однаково зацікавлені, щоб ситуація навколо Запорізької АЕС нарешті булаповністю убезпечена і щоб атомні станції взагалі ніколи знову невикористовувалися заради військових цілей – а саме таке цинічне використанняАЕС росія намагається зробити нормою", - зауважив <text:a xlink:type="simple" xlink:href="https://www.ukrinform.ua/tag-zelenskij" text:style-name="Internet_20_link" text:visited-style-name="Visited_20_Internet_20_Link">
</text:a>
 .</text:p>
      <text:p text:style-name="P4">
Президент додав, що Китай має однаковий з Україною погляд на свободумореплавства й торгівлі: "Я поінформував пана Сі Цзіньпіна про наші зусиллящодо відновлення морського експорту продовольства. І я почув слова підтримкинашої Чорноморської зернової ініціативи, її подовження, а також – підтримкинаших гуманітарних зусиль, зокрема програми "Зерно з України", - сказав главадержави.</text:p>
      <text:p text:style-name="P4">
<text:span text:style-name="T4">
Читайте також:</text:span>
 <text:a xlink:type="simple" xlink:href="https://www.ukrinform.ua/rubric-polytics/3701227-zelenskij-zaraz-e-mozlivist-dati-novu-energiu-vidnosinam-ukraini-ta-kitau.html" text:style-name="Internet_20_link" text:visited-style-name="Visited_20_Internet_20_Link">
 <text:span text:style-name="T4">
Китаю</text:span>
 </text:a>
</text:p>
      <text:p text:style-name="P4">
Як повідомляв Укрінформ, 26 квітня Президент України Володимир Зеленськийпровів годинну розмову з лідером Китайської Народної Республіки Сі Цзіньпіном.</text:p>
      <text:p text:style-name="P4">
<text:span text:style-name="T5">
Фото: ОП</text:span>
</text:p>
      <text:p text:style-name="P4">
Source: <text:a xlink:type="simple" xlink:href="https://www.ukrinform.ua/rubric-polytics/3701232-zelenskij-vpliv-kitau-moze-povernuti-silu-principam-na-akih-mae-trimatisa-mir.html" text:style-name="Internet_20_link" text:visited-style-name="Visited_20_Internet_20_Link">
https://www.ukrinform.ua/rubric-polytics/3701232-zelenskij-vpliv-kitau-moze-povernuti-silu-principam-na-akih-mae-trimatisa-mir.html</text:a>
</text:p>
      <!--NEWS-->
      <text:h text:style-name="P10" text:outline-level="1">
<text:span text:style-name="T4">
At Kupiansk direction Russian army shelled Topoli, Kamyanka, Krasne Pershe, Fyholivka, Novoml...</text:span>
</text:h>
      <text:p text:style-name="P4">
Authors: liveuamap (Language: en)</text:p>
      <text:p text:style-name="P4">
Time: 2023-04-26T-32:36:00</text:p>
      <text:p text:style-name="P4">
Location: Kupiansk (Latitude:49.63807 Longtitude:37.91159)</text:p>
      <text:p text:style-name="P4">
Videos: []</text:p>
      <text:p text:style-name="P4">
Images: []</text:p>
      <text:p text:style-name="P4">
Tags: ["Russia"]</text:p>
      <text:p text:style-name="P4">
ID: 22558734</text:p>
      <!--METADATA-->
      <text:p text:style-name="P4">
At Kupiansk direction Russian army shelled Topoli, Kamyanka, Krasne Pershe,Fyholivka, Novomlynsk, Dvorichna, Lyman Pershyy, Kupyansk and Kyslivka ofKharkiv region, - General Staff of Armed Forces of Ukraine says in the morningreport</text:p>
      <text:p text:style-name="P4">
News Collection Link: <text:a xlink:type="simple" xlink:href="https://liveuamap.com/en/2023/26-april-at-kupiansk-direction-russian-army-shelled-topoli" text:style-name="Internet_20_link" text:visited-style-name="Visited_20_Internet_20_Link">
https://liveuamap.com/en/2023/26-april-at-kupiansk-direction-russian-army-shelled-topoli</text:a>
</text:p>
      <text:p text:style-name="P4">
Source: <text:a xlink:type="simple" xlink:href="https://t.me/lumsrc/4598" text:style-name="Internet_20_link" text:visited-style-name="Visited_20_Internet_20_Link">
https://t.me/lumsrc/4598</text:a>
</text:p>
      <!--NEWS-->
      <text:h text:style-name="P10" text:outline-level="1">
<text:span text:style-name="T4">
росія посилила присутність підводних човнів в Атлантиці - американський генерал</text:span>
</text:h>
      <text:p text:style-name="P4">
Authors: Ukrinform (Person)</text:p>
      <text:p text:style-name="P4">
Publisher: Укринформ (Organization)</text:p>
      <text:p text:style-name="P4">
Published Time: 2023-04-26T-33:58:00+03:00</text:p>
      <text:p text:style-name="P4">
Modified Time: 2023-04-26T22:58:00+03:00</text:p>
      <text:p text:style-name="P4">
Description: Військово-морські сили рф останнім часом збільшили присутність своїх підводних човнів в Атлантичному океані.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США', 'Підводний човен', 'Атлантичний океан', 'Війна з росією']</text:p>
      <text:p text:style-name="P4">
Type: Article</text:p>
      <!--METADATA-->
      <text:p text:style-name="P4">
<draw:frame draw:style-name="fr1" draw:name="Image134" text:anchor-type="as-char" svg:width="6.9236in" svg:height="3.956343in" draw:z-index="0">
<draw:image xlink:href="../Images/yкринформ/2023-04-26T-33-58-00-03-00/630_360_1459411837-1303-foto-milru.jpg" xlink:type="simple" xlink:show="embed" xlink:actuate="onLoad" draw:mime-type="image/jpeg"/>
</draw:frame>
 Військово-морські сили рф останнім часом збільшили присутністьсвоїх підводних човнів в Атлантичному океані.</text:p>
      <text:p text:style-name="P4">
Про це заявив під час слухань у Конгресі США командувач Європейськогокомандування США генерал Крістофер Каволі, передає власний кореспондентУкрінформу.</text:p>
      <text:p text:style-name="P4">
«Я можу сказати, що росіяни стали активнішими, ніж ми їх бачили впродовжостаннього часу. Їхнє патрулювання в Атлантиці – в усій Атлантиці –здійснюється на високому рівні, у більшості випадків на вищому рівні, ніж мибачили за останні роки», – сказав Каволі під час виступу в Комітеті з питаньзбройних сил Палати представників.</text:p>
      <text:p text:style-name="P4">
<text:span text:style-name="T4">
Читайте також:</text:span>
 <text:a xlink:type="simple" xlink:href="https://www.ukrinform.ua/rubric-technology/3695825-u-ssa-vveli-v-ekspluataciu-pidvodnogo-robota-zi-stucnim-intelektom.html" text:style-name="Internet_20_link" text:visited-style-name="Visited_20_Internet_20_Link">
 </text:a>
</text:p>
      <text:p text:style-name="P4">
Таким чином, зауважив американський генерал, воєнні загрози з боку <text:a xlink:type="simple" xlink:href="https://www.ukrinform.ua/tag-rosia" text:style-name="Internet_20_link" text:visited-style-name="Visited_20_Internet_20_Link">
</text:a>
 виникають незалежно від розв’язаноїкремлем війни проти України.</text:p>
      <text:p text:style-name="P4">
Як повідомлялося, впродовж останніх тижнів росія зосередила свої підводнічовни у Тихому океані, де проводилися масштабні маневри, що малипродемонструвати зміцнення партнерства між росією й Китаєм.</text:p>
      <text:p text:style-name="P4">
Source: <text:a xlink:type="simple" xlink:href="https://www.ukrinform.ua/rubric-world/3701230-rosia-posilila-prisutnist-pidvodnih-covniv-v-atlantici-amerikanskij-general.html" text:style-name="Internet_20_link" text:visited-style-name="Visited_20_Internet_20_Link">
https://www.ukrinform.ua/rubric-world/3701230-rosia-posilila-prisutnist-pidvodnih-covniv-v-atlantici-amerikanskij-general.html</text:a>
</text:p>
      <!--NEWS-->
      <text:h text:style-name="P10" text:outline-level="1">
<text:span text:style-name="T4">
At Lyman direction Russian army shelled Novoselivske, Nevske, Dibrova, Bilohorivka of Luhansk...</text:span>
</text:h>
      <text:p text:style-name="P4">
Authors: liveuamap (Language: en)</text:p>
      <text:p text:style-name="P4">
Time: 2023-04-26T-34:36:00</text:p>
      <text:p text:style-name="P4">
Location: Donetsk (Latitude:48.77535 Longtitude:38.07276)</text:p>
      <text:p text:style-name="P4">
Videos: []</text:p>
      <text:p text:style-name="P4">
Images: []</text:p>
      <text:p text:style-name="P4">
Tags: ["Russia"]</text:p>
      <text:p text:style-name="P4">
ID: 22558733</text:p>
      <!--METADATA-->
      <text:p text:style-name="P4">
At Lyman direction Russian army shelled Novoselivske, Nevske, Dibrova,Bilohorivka of Luhansk region and Torske, Yampil, Siversk, Verkhnokamyanske,Spirne and Pereyizne of Donetsk region, - General Staff of Armed Forces ofUkraine says in the morning report</text:p>
      <text:p text:style-name="P4">
News Collection Link: <text:a xlink:type="simple" xlink:href="https://liveuamap.com/en/2023/26-april-at-lyman-direction-russian-army-shelled-novoselivske" text:style-name="Internet_20_link" text:visited-style-name="Visited_20_Internet_20_Link">
https://liveuamap.com/en/2023/26-april-at-lyman-direction-russian-army-shelled-novoselivske</text:a>
</text:p>
      <text:p text:style-name="P4">
Source: <text:a xlink:type="simple" xlink:href="https://t.me/lumsrc/4599" text:style-name="Internet_20_link" text:visited-style-name="Visited_20_Internet_20_Link">
https://t.me/lumsrc/4599</text:a>
</text:p>
      <!--NEWS-->
      <text:h text:style-name="P10" text:outline-level="1">
<text:span text:style-name="T4">
За час повномасштабної війни з полону повернули 2 279 українців та українок - Президент</text:span>
</text:h>
      <text:p text:style-name="P4">
Authors: Ukrinform (Person)</text:p>
      <text:p text:style-name="P4">
Publisher: Укринформ (Organization)</text:p>
      <text:p text:style-name="P4">
Published Time: 2023-04-26T-35:49:00+03:00</text:p>
      <text:p text:style-name="P4">
Modified Time: 2023-04-26T22:49:00+03:00</text:p>
      <text:p text:style-name="P4">
Description: Президент Володимир Зеленський подякував представникам ГУР, Офісу Президента, , СБУ, Нацполіції, Офісу омбудсмена, Координаційного штабу з питань поводження з військовополоненими, а також військовим, які забезпечили повернення ще 44 осіб із російського полону.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Обмін', 'ЗСУ', 'Військові', 'Українська асоціація полонених', 'Зеленський', 'Війна з росією']</text:p>
      <text:p text:style-name="P4">
Type: Article</text:p>
      <!--METADATA-->
      <text:p text:style-name="P4">
<draw:frame draw:style-name="fr1" draw:name="Image135" text:anchor-type="as-char" svg:width="6.9236in" svg:height="3.956343in" draw:z-index="0">
<draw:image xlink:href="../Images/yкринформ/2023-04-26T-35-49-00-03-00/630_360_1678962741-175.jpeg" xlink:type="simple" xlink:show="embed" xlink:actuate="onLoad" draw:mime-type="image/jpeg"/>
</draw:frame>
Президент Володимир Зеленський подякував представникам ГУР, Офісу Президента,, СБУ, Нацполіції, Офісу омбудсмена, Координаційного штабу з питань поводженняз військовополоненими, а також військовим, які забезпечили повернення ще 44осіб із російського полону.</text:p>
      <text:p text:style-name="P4">
Про це Глава Української держави заявив у вечірньому <text:a xlink:type="simple" xlink:href="https://www.youtube.com/watch" text:style-name="Internet_20_link" text:visited-style-name="Visited_20_Internet_20_Link">
</text:a>
 , передає Укрінформ.</text:p>
      <text:p text:style-name="P4">
<text:span text:style-name="T4">
<text:span text:style-name="T5">
Відео:</text:span>
 </text:span>
 <text:a xlink:type="simple" xlink:href="https://t.me/OP_UA/9330" text:style-name="Internet_20_link" text:visited-style-name="Visited_20_Internet_20_Link">
 <text:span text:style-name="T5">
Офіс Президента, Телеграм</text:span>
 </text:a>
</text:p>
      <text:p text:style-name="P4">
"Про всіх памʼятаємо. І навіть якщо стосовно конкретної людини немає точноїінформації про те, що з нею сталося, де може перебувати, таку людину все одношукають і все перевіряють настільки, наскільки можливо. Україна має повернутивсіх своїх. Я дякую всім вам, хлопці, хто координує цю роботу: Буданов, Єрмак,Лубінець, Усов, Малюк, Клименко… Дякую кожному й кожній, хто допомагає і в ГУРМО, і в Офісі, й у СБУ, і в інших наших структурах", - підкреслив <text:a xlink:type="simple" xlink:href="https://www.ukrinform.ua/tag-zelenskij" text:style-name="Internet_20_link" text:visited-style-name="Visited_20_Internet_20_Link">
</text:a>
 .</text:p>
      <text:p text:style-name="P4">
Він наголосив, що команда працює щодо всіх, хто в полоні, - не лишевійськовополонених, яких складно повертати, а й цивільних полонені, яких такожнепросто визволити.</text:p>
      <text:p text:style-name="P4">
<text:span text:style-name="T4">
Читайте також:</text:span>
 <text:a xlink:type="simple" xlink:href="https://www.ukrinform.ua/rubric-ato/3701181-gur-obmin-polonenimi-z-rf-vsih-na-vsih-zavdanna-ake-obovazkovo-bude-vikonane.html" text:style-name="Internet_20_link" text:visited-style-name="Visited_20_Internet_20_Link">
 <text:span text:style-name="T4">
полон</text:span>
 </text:a>
</text:p>
      <text:p text:style-name="P4">
"Загалом повернуто з російського полону за час повномасштабної війни вже 2279українців і українок", - зазначив Глава держави.</text:p>
      <text:p text:style-name="P4">
Президент зауважив, що сьогодні вдалося повернути до України ще 44 людини зросійського полону, більшість із яких склали військові з різних напрямків.</text:p>
      <text:p text:style-name="P4">
"Є серед них захисники «Азовсталі» та Маріуполя, інших міст Донеччини,Херсонщини, Харківщини… Більшість – рядові та сержанти. Є офіцери. Двоє –цивільні", - сказав Зеленський.</text:p>
      <text:p text:style-name="P4">
<text:span text:style-name="T4">
Читайте також:</text:span>
 <text:a xlink:type="simple" xlink:href="https://www.ukrinform.ua/rubric-ato/3700727-v-upravlinni-oon-z-prav-ludini-nagadali-so-strata-polonenogo-e-voennim-zlocinom.html" text:style-name="Internet_20_link" text:visited-style-name="Visited_20_Internet_20_Link">
 <text:span text:style-name="T4">
полон</text:span>
 </text:a>
</text:p>
      <text:p text:style-name="P4">
Він також окремо подякував всім воїнам на передовій, як "збирають поповненнядля обмінного фонду", оскільки кожен російський полонений – це можливістьобміну людини з України.</text:p>
      <text:p text:style-name="P4">
Як повідомлялося, станом на 24 квітня із російського полону від початкуповномасштабного рф вторгнення <text:a xlink:type="simple" xlink:href="https://www.ukrinform.ua/rubric-ato/3700069-ukraina-vze-zvilnila-z-rosijskogo-polonu-ponad-2230-osib-sered-akih-140-civilnih-zelenskij.html" text:style-name="Internet_20_link" text:visited-style-name="Visited_20_Internet_20_Link">
 </text:a>
 , у тому числі 140 цивільних.</text:p>
      <text:p text:style-name="P4">
<text:span text:style-name="T5">
Фото: Офіс Президента</text:span>
</text:p>
      <text:p text:style-name="P4">
Source: <text:a xlink:type="simple" xlink:href="https://www.ukrinform.ua/rubric-ato/3701229-za-cas-povnomasstabnoi-vijni-z-polonu-povernuli-2-279-ukrainciv-ta-ukrainok-prezident.html" text:style-name="Internet_20_link" text:visited-style-name="Visited_20_Internet_20_Link">
https://www.ukrinform.ua/rubric-ato/3701229-za-cas-povnomasstabnoi-vijni-z-polonu-povernuli-2-279-ukrainciv-ta-ukrainok-prezident.html</text:a>
</text:p>
      <!--NEWS-->
      <text:h text:style-name="P10" text:outline-level="1">
<text:span text:style-name="T4">
At Bakhmut direction Russian army shelled Vasukivka, Orikhovo-Vasylivka, Markove, Hryhorivka,...</text:span>
</text:h>
      <text:p text:style-name="P4">
Authors: liveuamap (Language: en)</text:p>
      <text:p text:style-name="P4">
Time: 2023-04-26T-36:36:00</text:p>
      <text:p text:style-name="P4">
Location: Novhorods'ke, Donetsk Oblast (Latitude:48.33526 Longtitude:37.83348)</text:p>
      <text:p text:style-name="P4">
Videos: []</text:p>
      <text:p text:style-name="P4">
Images: []</text:p>
      <text:p text:style-name="P4">
Tags: ["Russia"]</text:p>
      <text:p text:style-name="P4">
ID: 22558732</text:p>
      <!--METADATA-->
      <text:p text:style-name="P4">
At Bakhmut direction Russian army shelled Vasukivka, Orikhovo-Vasylivka,Markove, Hryhorivka, Bakhmut, Ivanivske, Chasiv Yar, Bila Hora, Pivnichne andNew York of Donetsk region, - General Staff of Armed Forces of Ukraine says inthe morning report</text:p>
      <text:p text:style-name="P4">
News Collection Link: <text:a xlink:type="simple" xlink:href="https://liveuamap.com/en/2023/26-april-at-bakhmut-direction-russian-army-shelled-vasukivka" text:style-name="Internet_20_link" text:visited-style-name="Visited_20_Internet_20_Link">
https://liveuamap.com/en/2023/26-april-at-bakhmut-direction-russian-army-shelled-vasukivka</text:a>
</text:p>
      <text:p text:style-name="P4">
Source: <text:a xlink:type="simple" xlink:href="https://t.me/lumsrc/4600" text:style-name="Internet_20_link" text:visited-style-name="Visited_20_Internet_20_Link">
https://t.me/lumsrc/4600</text:a>
</text:p>
      <!--NEWS-->
      <text:h text:style-name="P10" text:outline-level="1">
<text:span text:style-name="T4">
У Харкові в метро можна побачити картину із Зеленським, Залужним, Шевченком і Сковородою</text:span>
</text:h>
      <text:p text:style-name="P4">
Authors: Ukrinform (Person)</text:p>
      <text:p text:style-name="P4">
Publisher: Укринформ (Organization)</text:p>
      <text:p text:style-name="P4">
Published Time: 2023-04-26T-37:38:00+03:00</text:p>
      <text:p text:style-name="P4">
Modified Time: 2023-04-26T22:38:00+03:00</text:p>
      <text:p text:style-name="P4">
Description: У Харкові на станції метро «Пушкінська» експонують картину заслуженого художника Олега Лазаренка «Україна понад усе. Харківський щоденник війни», на якій зображені відомі діячі минулого та сучасності. — Укрінформ.</text:p>
      <text:p text:style-name="P4">
Images: ["<text:a xlink:type="simple" xlink:href="https://static.ukrinform.com/photos/2023_04/thumb_files/630_360_1682527571-822.jpg" text:style-name="Internet_20_link" text:visited-style-name="Visited_20_Internet_20_Link">
630_360_16825...</text:a>
", "<text:a xlink:type="simple" xlink:href="https://static.ukrinform.com/photos/2023_04/1682527571-857.jpg" text:style-name="Internet_20_link" text:visited-style-name="Visited_20_Internet_20_Link">
1682527571-85...</text:a>
", "<text:a xlink:type="simple" xlink:href="https://static.ukrinform.com/photos/2023_04/1682527573-507.jpg" text:style-name="Internet_20_link" text:visited-style-name="Visited_20_Internet_20_Link">
1682527573-50...</text:a>
", "<text:a xlink:type="simple" xlink:href="https://static.ukrinform.com/photos/2023_04/1682527572-985.jpg" text:style-name="Internet_20_link" text:visited-style-name="Visited_20_Internet_20_Link">
1682527572-98...</text:a>
"]</text:p>
      <text:p text:style-name="P4">
Tags: ['Метро', 'Тарас Шевченко', 'Харків', 'Картина', 'Художник', 'Григорій Сковорода', 'Зеленський', 'Валерій Залужний']</text:p>
      <text:p text:style-name="P4">
Type: Article</text:p>
      <!--METADATA-->
      <text:p text:style-name="P4">
<draw:frame draw:style-name="fr1" draw:name="Image136" text:anchor-type="as-char" svg:width="6.9236in" svg:height="3.956343in" draw:z-index="0">
<draw:image xlink:href="../Images/yкринформ/2023-04-26T-37-38-00-03-00/630_360_1682527571-822.jpg" xlink:type="simple" xlink:show="embed" xlink:actuate="onLoad" draw:mime-type="image/jpeg"/>
</draw:frame>
 У Харковіна станції метро «Пушкінська» експонують картину заслуженого художника ОлегаЛазаренка «Україна понад усе. Харківський щоденник війни», на якій зображенівідомі діячі минулого та сучасності.</text:p>
      <text:p text:style-name="P4">
Про це повідомляє кореспондент Укрінформу.</text:p>
      <text:p text:style-name="P4">
<draw:frame draw:style-name="fr1" draw:name="Image137" text:anchor-type="as-char" svg:width="6.9236in" svg:height="9.193002in" draw:z-index="0">
<draw:image xlink:href="../Images/yкринформ/2023-04-26T-37-38-00-03-00/1682527571-857.jpg" xlink:type="simple" xlink:show="embed" xlink:actuate="onLoad" draw:mime-type="image/jpeg"/>
</draw:frame>
</text:p>
      <text:p text:style-name="P4">
Робота виконана у техніці мозаїчного кольоропису, зазначив автор. <text:a xlink:type="simple" xlink:href="https://www.ukrinform.ua/tag-hudoznik" text:style-name="Internet_20_link" text:visited-style-name="Visited_20_Internet_20_Link">
</text:a>
 працював над нею протягом минулогороку, перебуваючи в Харкові, який зазнавав російських обстрілів. На полотні –Президент України Володимир Зеленський, Головнокомандувач ЗСУ ВалерійЗалужний, Григорій Сковорода, Тарас Шевченко, біблійні герої.</text:p>
      <text:p text:style-name="P4">
<draw:frame draw:style-name="fr1" draw:name="Image138" text:anchor-type="as-char" svg:width="6.9236in" svg:height="9.193002in" draw:z-index="0">
<draw:image xlink:href="../Images/yкринформ/2023-04-26T-37-38-00-03-00/1682527573-507.jpg" xlink:type="simple" xlink:show="embed" xlink:actuate="onLoad" draw:mime-type="image/jpeg"/>
</draw:frame>
</text:p>
      <text:p text:style-name="P4">
«Моя картина - це маніфест незламності героїзму українського народу. Посвятаукраїнським захисникам, волонтерам та харків’янам. Вшановуючи пам'ять, всімзагиблим та постраждалим в цій боротьбі присвячується. Незламний козацький духі сміливість наших сучасників створюють майбутню історію», - сказав Лазаренко.</text:p>
      <text:p text:style-name="P4">
<draw:frame draw:style-name="fr1" draw:name="Image139" text:anchor-type="as-char" svg:width="6.9236in" svg:height="5.211932in" draw:z-index="0">
<draw:image xlink:href="../Images/yкринформ/2023-04-26T-37-38-00-03-00/1682527572-985.jpg" xlink:type="simple" xlink:show="embed" xlink:actuate="onLoad" draw:mime-type="image/jpeg"/>
</draw:frame>
</text:p>
      <text:p text:style-name="P4">
За його словами, сюжет картини показує силу життя філософії ГригоріяСковороди, а також Архангела Михаїла, Богородицю, апостола Іоана та військосвітлих янголів, котрі допомагають Україні в боротьбі з темними силами.</text:p>
      <text:p text:style-name="P4">
<text:span text:style-name="T4">
Читайте також:</text:span>
 <text:a xlink:type="simple" xlink:href="https://www.ukrinform.ua/rubric-kyiv/3698597-u-stolici-vidkrili-vistavku-z-istorii-sklanih-virobiv-v-ukraini.html" text:style-name="Internet_20_link" text:visited-style-name="Visited_20_Internet_20_Link">
 </text:a>
</text:p>
      <text:p text:style-name="P4">
Як зазначив речник КП «Харківський метрополітен» Олексій Бітнер, полотно можнабуде побачити протягом місяця.</text:p>
      <text:p text:style-name="P4">
<text:span text:style-name="T5">
Фото: Юлія Байрачна</text:span>
</text:p>
      <text:p text:style-name="P4">
Source: <text:a xlink:type="simple" xlink:href="https://www.ukrinform.ua/rubric-regions/3701228-u-harkovi-v-metro-mozna-pobaciti-kartinu-iz-zelenskim-zaluznim-sevcenkom-i-skovorodou.html" text:style-name="Internet_20_link" text:visited-style-name="Visited_20_Internet_20_Link">
https://www.ukrinform.ua/rubric-regions/3701228-u-harkovi-v-metro-mozna-pobaciti-kartinu-iz-zelenskim-zaluznim-sevcenkom-i-skovorodou.html</text:a>
</text:p>
      <!--NEWS-->
      <text:h text:style-name="P10" text:outline-level="1">
<text:span text:style-name="T4">
At Avdiyivka directions Russian army shelled Novobakhmutivka, Novokalynove, Avdiyivka, Lastoc...</text:span>
</text:h>
      <text:p text:style-name="P4">
Authors: liveuamap (Language: en)</text:p>
      <text:p text:style-name="P4">
Time: 2023-04-26T-38:36:00</text:p>
      <text:p text:style-name="P4">
Location: Donetsk Oblast (Latitude:48.05674 Longtitude:37.57238)</text:p>
      <text:p text:style-name="P4">
Videos: []</text:p>
      <text:p text:style-name="P4">
Images: []</text:p>
      <text:p text:style-name="P4">
Tags: ["Russia"]</text:p>
      <text:p text:style-name="P4">
ID: 22558731</text:p>
      <!--METADATA-->
      <text:p text:style-name="P4">
At Avdiyivka directions Russian army shelled Novobakhmutivka, Novokalynove,Avdiyivka, Lastochkyne, Stepove, Tonenke, Vodyane, Netaylove, Pervomayske,Karlivka and Nevelske of Donetsk region, - General Staff of Armed Forces ofUkraine says in the morning report</text:p>
      <text:p text:style-name="P4">
News Collection Link: <text:a xlink:type="simple" xlink:href="https://liveuamap.com/en/2023/26-april-at-avdiyivka-directions-russian-army-shelled-novobakhmutivka" text:style-name="Internet_20_link" text:visited-style-name="Visited_20_Internet_20_Link">
https://liveuamap.com/en/2023/26-april-at-avdiyivka-directions-russian-army-shelled-novobakhmutivka</text:a>
</text:p>
      <text:p text:style-name="P4">
Source: <text:a xlink:type="simple" xlink:href="https://t.me/lumsrc/4601" text:style-name="Internet_20_link" text:visited-style-name="Visited_20_Internet_20_Link">
https://t.me/lumsrc/4601</text:a>
</text:p>
      <!--NEWS-->
      <text:h text:style-name="P10" text:outline-level="1">
<text:span text:style-name="T4">
Зеленський: Зараз є можливість дати нову енергію відносинам України та Китаю</text:span>
</text:h>
      <text:p text:style-name="P4">
Authors: Ukrinform (Person)</text:p>
      <text:p text:style-name="P4">
Publisher: Укринформ (Organization)</text:p>
      <text:p text:style-name="P4">
Published Time: 2023-04-26T-39:26:00+03:00</text:p>
      <text:p text:style-name="P4">
Modified Time: 2023-04-26T22:26:00+03:00</text:p>
      <text:p text:style-name="P4">
Description: Зараз є можливість застосувати політичний вплив Китаю, щоб повернути силу принципам і правилам, на яких має триматися мир.  — Укрінформ.</text:p>
      <text:p text:style-name="P4">
Images: ["<text:a xlink:type="simple" xlink:href="https://static.ukrinform.com/photos/2023_02/thumb_files/630_360_1677258618-249.jpg" text:style-name="Internet_20_link" text:visited-style-name="Visited_20_Internet_20_Link">
630_360_16772...</text:a>
"]</text:p>
      <text:p text:style-name="P4">
Tags: ['Китай', 'Україна', 'Зеленський']</text:p>
      <text:p text:style-name="P4">
Type: Article</text:p>
      <!--METADATA-->
      <text:p text:style-name="P4">
<draw:frame draw:style-name="fr1" draw:name="Image140" text:anchor-type="as-char" svg:width="6.9236in" svg:height="3.956343in" draw:z-index="0">
<draw:image xlink:href="../Images/yкринформ/2023-04-26T-39-26-00-03-00/630_360_1677258618-249.jpg" xlink:type="simple" xlink:show="embed" xlink:actuate="onLoad" draw:mime-type="image/jpeg"/>
</draw:frame>
 Зараз єможливість застосувати політичний вплив Китаю, щоб повернути силу принципам іправилам, на яких має триматися мир.</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330" text:style-name="Internet_20_link" text:visited-style-name="Visited_20_Internet_20_Link">
 </text:a>
 _</text:p>
      <text:p text:style-name="P4">
<text:span text:style-name="T4">
Бажаю здоровʼя, шановні українці!</text:span>
</text:p>
      <text:p text:style-name="P4">
Передусім я хочу сьогодні подякувати всій нашій команді, яка займаєтьсяобмінами.</text:p>
      <text:p text:style-name="P4">
Вдалося повернути додому в Україну ще 44 людини з російського полону.Більшість – це військові. З різних напрямків. Є серед них захисники«Азовсталі» та Маріуполя, інших міст Донеччини, Херсонщини, Харківщини…Більшість – рядові та сержанти. Є офіцери. Двоє – цивільні.</text:p>
      <text:p text:style-name="P4">
І це важливо, що команда працює щодо всіх, хто в полоні… Навіть якщо цеособливо важко, як, зокрема, щодо деяких категорій полонених, і це не лишевійськовополонені, яких складно повертати, а й, приміром, цивільні полонені –одна із тих категорій, щодо якої складно.</text:p>
      <text:p text:style-name="P4">
Про всіх памʼятаємо. І навіть якщо стосовно конкретної людини немає точноїінформації про те, що з нею сталося, де може перебувати, таку людину все одношукають і все перевіряють настільки, наскільки можливо. Україна має повернутивсіх своїх.</text:p>
      <text:p text:style-name="P4">
Я дякую всім вам, хлопці, хто координує цю роботу: Буданов, Єрмак, Лубінець,Усов, Малюк, Клименко… Дякую кожному й кожній, хто допомагає і в ГУР МО, і вОфісі, і в СБУ, і в інших наших структурах.</text:p>
      <text:p text:style-name="P4">
Звичайно, дякую окремо всім нашим воїнам на передовій, хто збирає поповненнядля обмінного фонду. Кожен російський полонений – це можливість обміну нашоїлюдини.</text:p>
      <text:p text:style-name="P4">
Загалом повернуто з російського полону за час повномасштабної війни вже 2279українців і українок.</text:p>
      <text:p text:style-name="P4">
Говорив сьогодні з лідером Китаю. Це була тривала й доволі раціональнарозмова. Про такі розмови зазвичай говорять, що вони відкривають можливості.Зараз є можливість дати нову енергію нашим відносинам – України та Китаю.</text:p>
      <text:p text:style-name="P4">
Є можливість застосувати політичний вплив Китаю, щоб повернути силу принципамі правилам, на яких має триматися мир. Україна та Китай, як і абсолютнабільшість світу, однаково зацікавлені в міцності суверенітету націй ітериторіальної цілісності… У дотриманні головних безпекових правил, зокремащодо неприпустимості погроз ядерною зброєю та розповсюдження ядерної зброїсвітом. Ми однаково зацікавлені, щоб ситуація навколо Запорізької атомноїстанції нарешті була повністю убезпечена і щоб атомні станції взагалі ніколизнову не використовувалися заради військових цілей – а саме таке цинічневикористання АЕС росія намагається зробити нормою.</text:p>
      <text:p text:style-name="P4">
Дуже важливо, що Китай має однаковий із нами погляд на свободу мореплавства йторгівлі. Я поінформував пана Сі Цзіньпіна про наші зусилля щодо відновленняморського експорту продовольства. І я почув слова підтримки нашоїЧорноморської зернової ініціативи, її подовження, а також – підтримки нашихгуманітарних зусиль, зокрема програми «Зерно з України».</text:p>
      <text:p text:style-name="P4">
Звичайно, суттєва частина розмови – це наші погляди на те, як можна відновитисправедливий мир. Я представив українську формулу миру, її конкретні пункти.Ми домовилися продовжити наші комунікації.</text:p>
      <text:p text:style-name="P4">
Сьогодні ж узяв участь у конференції в Римі, що присвячена відбудові нашоїдержави. Це такий особливий формат спілкування урядовців і представниківпромисловості й бізнесу наших країн, України та Італії. Щоб можна булобезпосередньо залучити в Україну тих, хто уособлює економічну могутністьІталії.</text:p>
      <text:p text:style-name="P4">
Я дякую пані Прем’єр-міністру Джорджі Мелоні за цю конференцію, за її словапро незмінну підтримку України. Важливо, що вже зараз намічаємо нашу співпрацюу 24-му році. Зокрема, це стосується майбутнього італійського головування вG7, а також підготовки великої донорської конференції щодо відновлення.</text:p>
      <text:p text:style-name="P4">
Провів окрему телефонну розмову з Джорджею. Ключовою темою була вже обороннаспівпраця, підтримка наших воїнів. Дякую, Італіє!</text:p>
      <text:p text:style-name="P4">
Цими днями проводимо й особливу роботу з партнерами щодо координації обороннихкроків та постачання. Дуже важливо для України, щоб кожен, хто разом із намипрацює на захист свободи, чітко розумів, яку перспективу має наша сила, щоконкретно ми можемо. Що краще ми розуміємо одне одного, то простіше працюватизаради спільної перемоги. Зі зрозумілих причин деталі такої комунікаціїпублічно поки не наводимо.</text:p>
      <text:p text:style-name="P4">
Ще одне.</text:p>
      <text:p text:style-name="P4">
Говорив сьогодні з директором МАГАТЕ Гроссі. Річниця Чорнобильської катастрофи– це саме той день, коли варто нагадати всім у світі, наскільки крихкою є нашабезпека. І тим паче тоді, коли вже понад рік щодня й щохвилини зберігаєтьсяштучно створена росією загроза радіаційної катастрофи на Запорізькій атомнійстанції.</text:p>
      <text:p text:style-name="P4">
Лише повний контроль України над ЗАЕС може повернути й повну безпеку, причомуне лише нашій країні, а й усій Європі, усьому світу.</text:p>
      <text:p text:style-name="P4">
Радіація не визнає державних кордонів так само, як і російська федерація. Ілише повне дотримання правил може гарантувати безпеку.</text:p>
      <text:p text:style-name="P4">
Окремо хочу подякувати пану Гроссі за його ініціативу – дуже важливу соціальнуініціативу – такої спеціальної програми медичної підтримки для персоналу всіхнаших атомних станцій. Дякую за підтримку наших людей!</text:p>
      <text:p text:style-name="P4">
Дякую кожному й кожній, хто нам допомагає боротися проти агресії!</text:p>
      <text:p text:style-name="P4">
<text:span text:style-name="T4">
Слава всім українським воїнам, хто зараз у бою, на бойових постах та набойових завданнях!</text:span>
</text:p>
      <text:p text:style-name="P4">
<text:span text:style-name="T4">
Слава Україні!</text:span>
</text:p>
      <text:p text:style-name="P4">
Source: <text:a xlink:type="simple" xlink:href="https://www.ukrinform.ua/rubric-polytics/3701227-zelenskij-zaraz-e-mozlivist-dati-novu-energiu-vidnosinam-ukraini-ta-kitau.html" text:style-name="Internet_20_link" text:visited-style-name="Visited_20_Internet_20_Link">
https://www.ukrinform.ua/rubric-polytics/3701227-zelenskij-zaraz-e-mozlivist-dati-novu-energiu-vidnosinam-ukraini-ta-kitau.html</text:a>
</text:p>
      <!--NEWS-->
      <text:h text:style-name="P10" text:outline-level="1">
<text:span text:style-name="T4">
At Maryinka direction Russian army shelled Heorhiyivka, Maryinka, Pobyeda, Novomykhaylivka an...</text:span>
</text:h>
      <text:p text:style-name="P4">
Authors: liveuamap (Language: en)</text:p>
      <text:p text:style-name="P4">
Time: 2023-04-26T-40:36:00</text:p>
      <text:p text:style-name="P4">
Location: Donetsk (Latitude:47.86639 Longtitude:37.45754)</text:p>
      <text:p text:style-name="P4">
Videos: []</text:p>
      <text:p text:style-name="P4">
Images: []</text:p>
      <text:p text:style-name="P4">
Tags: ["Russia"]</text:p>
      <text:p text:style-name="P4">
ID: 22558730</text:p>
      <!--METADATA-->
      <text:p text:style-name="P4">
At Maryinka direction Russian army shelled Heorhiyivka, Maryinka, Pobyeda,Novomykhaylivka and Paraskoviyivka of Donetsk region, - General Staff of ArmedForces of Ukraine says in the morning report</text:p>
      <text:p text:style-name="P4">
News Collection Link: <text:a xlink:type="simple" xlink:href="https://liveuamap.com/en/2023/26-april-at-maryinka-direction-russian-army-shelled-heorhiyivka" text:style-name="Internet_20_link" text:visited-style-name="Visited_20_Internet_20_Link">
https://liveuamap.com/en/2023/26-april-at-maryinka-direction-russian-army-shelled-heorhiyivka</text:a>
</text:p>
      <text:p text:style-name="P4">
Source: <text:a xlink:type="simple" xlink:href="https://t.me/lumsrc/4602" text:style-name="Internet_20_link" text:visited-style-name="Visited_20_Internet_20_Link">
https://t.me/lumsrc/4602</text:a>
</text:p>
      <!--NEWS-->
      <text:h text:style-name="P10" text:outline-level="1">
<text:span text:style-name="T4">
Участь у конференції з відбудови в Римі взяли понад 150 українських компаній - президент ТПП</text:span>
</text:h>
      <text:p text:style-name="P4">
Authors: Ukrinform (Person)</text:p>
      <text:p text:style-name="P4">
Publisher: Укринформ (Organization)</text:p>
      <text:p text:style-name="P4">
Published Time: 2023-04-26T-41:17:00+03:00</text:p>
      <text:p text:style-name="P4">
Modified Time: 2023-04-26T22:17:00+03:00</text:p>
      <text:p text:style-name="P4">
Description: Представники понад 150 українських компаній змогли зустрітися напряму з італійськими бізнесменами та обговорити можливості співпраці на багатьох напрямках і навіть укласти деякі контракти. — Укрінформ.</text:p>
      <text:p text:style-name="P4">
Images: ["<text:a xlink:type="simple" xlink:href="https://static.ukrinform.com/photos/2023_04/thumb_files/630_360_1682536693-878.jpg" text:style-name="Internet_20_link" text:visited-style-name="Visited_20_Internet_20_Link">
630_360_16825...</text:a>
", "<text:a xlink:type="simple" xlink:href="https://static.ukrinform.com/photos/2023_04/1682536693-991.jpeg" text:style-name="Internet_20_link" text:visited-style-name="Visited_20_Internet_20_Link">
1682536693-99...</text:a>
"]</text:p>
      <text:p text:style-name="P4">
Tags: ['Італія', 'Україна', 'ТППУ', 'Конференція', 'Відбудова']</text:p>
      <text:p text:style-name="P4">
Type: Article</text:p>
      <!--METADATA-->
      <text:p text:style-name="P4">
<draw:frame draw:style-name="fr1" draw:name="Image141" text:anchor-type="as-char" svg:width="6.9236in" svg:height="3.956343in" draw:z-index="0">
<draw:image xlink:href="../Images/yкринформ/2023-04-26T-41-17-00-03-00/630_360_1682536693-878.jpg" xlink:type="simple" xlink:show="embed" xlink:actuate="onLoad" draw:mime-type="image/jpeg"/>
</draw:frame>
Представники понад 150 українських компаній змогли зустрітися напряму зіталійськими бізнесменами та обговорити можливості співпраці на багатьохнапрямках і навіть укласти деякі контракти.</text:p>
      <text:p text:style-name="P4">
Про результати конференції Укрінформу розповів президент Торгово-промисловоїпалати України Геннадій Чижиков.</text:p>
      <text:p text:style-name="P4">
За його словами, в Римі 26 квітня понад 150 українських компаній зібралися,аби обговорити можливості співпраці під час війни. «Не тільки послухалинадихаючі спічі, не тільки розповіли про те, що нас турбує, але йпознайомилися: у кожної компанії по 5-7 бізнес-переговорів, дехто навітьпідписав бізнес-контракти», - зазначив очільник ТПП.</text:p>
      <text:p text:style-name="P4">
<draw:frame draw:style-name="fr1" draw:name="Image142" text:anchor-type="as-char" svg:width="6.9236in" svg:height="4.615733in" draw:z-index="0">
<draw:image xlink:href="../Images/yкринформ/2023-04-26T-41-17-00-03-00/1682536693-991.jpeg" xlink:type="simple" xlink:show="embed" xlink:actuate="onLoad" draw:mime-type="image/jpeg"/>
</draw:frame>
</text:p>
      <text:p text:style-name="P4">
Він нагадав, що високий рівень заходу запропонувала під час візиту в Українупрем’єр-міністр Італії Джорджа Мелоні. У Римі пролунало звернення ПрезидентаУкраїни Володимира Зеленського, в пленарному засіданні взяли участь провідніміністри, бізнес-асоціації. Окрім пленарного відбулися тематичні засідання,присвячені інфраструктурі та логістиці, фармацевтиці та медицині, питанням,пов’язаним з розвитком промисловості, ІТ тощо.</text:p>
      <text:p text:style-name="P4">
Стосовно кожного блоку було напрацьовано певні пропозиції, важливі длярозвитку двосторонніх відносин, відбуваються переговори business-to-business,зауважив глава ТПП. Чижиков звернув увагу на те, що Італія є членом G7, вонамає величезний досвід у машинобудуванні, в тому числі транспортному;інжинірингу, ІТ, відновлювальній енергетиці, інших галузях.</text:p>
      <text:p text:style-name="P4">
<text:span text:style-name="T4">
Читайте також:</text:span>
 <text:a xlink:type="simple" xlink:href="https://www.ukrinform.ua/rubric-vidbudova/3701094-smigal-pro-konferenciu-u-rimi-maemo-spilnu-zacikavlenist-v-realizacii-proektiv-vidbudovi.html" text:style-name="Internet_20_link" text:visited-style-name="Visited_20_Internet_20_Link">
 </text:a>
</text:p>
      <text:p text:style-name="P4">
«Італійцям був посланий меседж: куди треба йти, з ким і як треба працювати; щоУкраїна відкрита, що не треба чекати закінчення війни, а починати рухатисявперед у напрямку <text:a xlink:type="simple" xlink:href="https://www.ukrinform.ua/tag-vidbudova" text:style-name="Internet_20_link" text:visited-style-name="Visited_20_Internet_20_Link">
 </text:a>
 України», -сказав він.</text:p>
      <text:p text:style-name="P4">
Чижиков назвав дуже надихаючим, що італійці теж вірять у перемогу України та вте, що перемога буде на умовах нашої країни.</text:p>
      <text:p text:style-name="P4">
«Вони бачать Україну в майбутньому також як драйвера, в томучислі,європейської економіки», - підкреслив глава ТПП.</text:p>
      <text:p text:style-name="P4">
<text:span text:style-name="T4">
Читайте також:</text:span>
 <text:a xlink:type="simple" xlink:href="https://www.ukrinform.ua/rubric-vidbudova/3701055-meloni-hoce-sob-italijci-zastosuvali-dosvid-svogo-ekonomicnogo-diva-1960h-rokiv-v-ukraini.html" text:style-name="Internet_20_link" text:visited-style-name="Visited_20_Internet_20_Link">
 <text:span text:style-name="T4">
Мелоні</text:span>
 </text:a>
</text:p>
      <text:p text:style-name="P4">
Як повідомлялося, в Українсько-італійській конференції з відновлення України вРимі взяли участь близько тисячі гостей, зокрема, прем’єр-міністри обох державі кілька профільних міністрів, представники міжнародних фінансових організаційтощо.</text:p>
      <text:p text:style-name="P4">
<text:span text:style-name="T5">
Фото на головній: Денис Шмигаль, Фейсбук</text:span>
</text:p>
      <text:p text:style-name="P4">
Source: <text:a xlink:type="simple" xlink:href="https://www.ukrinform.ua/rubric-vidbudova/3701224-ucast-u-konferencii-z-vidbudovi-v-rimi-vzali-ponad-150-ukrainskih-kompanij-prezident-tpp.html" text:style-name="Internet_20_link" text:visited-style-name="Visited_20_Internet_20_Link">
https://www.ukrinform.ua/rubric-vidbudova/3701224-ucast-u-konferencii-z-vidbudovi-v-rimi-vzali-ponad-150-ukrainskih-kompanij-prezident-tpp.html</text:a>
</text:p>
      <!--NEWS-->
      <text:h text:style-name="P10" text:outline-level="1">
<text:span text:style-name="T4">
At Shaktarske direction Russian army shelled Vuhledar, Yehorivka, Pavlivka, Prechystivka, Nov...</text:span>
</text:h>
      <text:p text:style-name="P4">
Authors: liveuamap (Language: en)</text:p>
      <text:p text:style-name="P4">
Time: 2023-04-26T-42:36:00</text:p>
      <text:p text:style-name="P4">
Location: Vuhledar (Latitude:47.83413 Longtitude:36.84128)</text:p>
      <text:p text:style-name="P4">
Videos: []</text:p>
      <text:p text:style-name="P4">
Images: []</text:p>
      <text:p text:style-name="P4">
Tags: ["Russia"]</text:p>
      <text:p text:style-name="P4">
ID: 22558724</text:p>
      <!--METADATA-->
      <text:p text:style-name="P4">
At Shaktarske direction Russian army shelled Vuhledar, Yehorivka, Pavlivka,Prechystivka, Novoukrayinka, Zolota Nyva, Novomayorske, Shakhtarske, Neskuchneand Velyka Novosilka of Donetsk region, - General Staff of Armed Forces ofUkraine says in the morning report</text:p>
      <text:p text:style-name="P4">
News Collection Link: <text:a xlink:type="simple" xlink:href="https://liveuamap.com/en/2023/26-april-at-shaktarske-direction-russian-army-shelled-vuhledar" text:style-name="Internet_20_link" text:visited-style-name="Visited_20_Internet_20_Link">
https://liveuamap.com/en/2023/26-april-at-shaktarske-direction-russian-army-shelled-vuhledar</text:a>
</text:p>
      <text:p text:style-name="P4">
Source: <text:a xlink:type="simple" xlink:href="https://t.me/lumsrc/4603" text:style-name="Internet_20_link" text:visited-style-name="Visited_20_Internet_20_Link">
https://t.me/lumsrc/4603</text:a>
</text:p>
      <!--NEWS-->
      <text:h text:style-name="P10" text:outline-level="1">
<text:span text:style-name="T4">
Ястремська поступилася фіналістці Вімблдона на старті тенісного турніруі в Іспанії</text:span>
</text:h>
      <text:p text:style-name="P4">
Authors: Ukrinform (Person)</text:p>
      <text:p text:style-name="P4">
Publisher: Укринформ (Organization)</text:p>
      <text:p text:style-name="P4">
Published Time: 2023-04-26T-43:01:53+03:00</text:p>
      <text:p text:style-name="P4">
Modified Time: 2023-04-26T22:01:53+03:00</text:p>
      <text:p text:style-name="P4">
Description: Українка Даяна Ястремська не змогла подолати перше коло на престижн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535645-388.jpg" text:style-name="Internet_20_link" text:visited-style-name="Visited_20_Internet_20_Link">
630_360_16825...</text:a>
"]</text:p>
      <text:p text:style-name="P4">
Tags: ['Теніс', 'Даяна Ястремська']</text:p>
      <text:p text:style-name="P4">
Type: Article</text:p>
      <!--METADATA-->
      <text:p text:style-name="P4">
<draw:frame draw:style-name="fr1" draw:name="Image143" text:anchor-type="as-char" svg:width="6.9236in" svg:height="3.956343in" draw:z-index="0">
<draw:image xlink:href="../Images/yкринформ/2023-04-26T-43-01-53-03-00/630_360_1682535645-388.jpg" xlink:type="simple" xlink:show="embed" xlink:actuate="onLoad" draw:mime-type="image/jpeg"/>
</draw:frame>
 УкраїнкаДаяна Ястремська не змогла подолати перше коло на престижному турнірі Жіночоїтенісної асоціації (WTA) - Mutua Madrid Open - у Мадриді (Іспанія) із призовимфондом $7,652 млн.</text:p>
      <text:p text:style-name="P4">
У стартовому поєдинку основної сітки змагань Ястремська у трьох сетахпоступилася фіналістці Вімблдону-2014 Ежені Бушар із Канади - 7:6 (8:6), 2:6,2:6, передає Укрінфом.</text:p>
      <text:p text:style-name="P4">
Матч тривав майже 2,5 години.</text:p>
      <text:p text:style-name="P4">
За вихід до третього кола Mutua Madrid Open Бушар зійдеться з посіяною під18-м номером італійкою Мартіною Тревізам.</text:p>
      <text:p text:style-name="P4">
<text:span text:style-name="T4">
Читайте також:</text:span>
 <text:a xlink:type="simple" xlink:href="https://www.ukrinform.ua/rubric-sports/3701047-svitolina-dostrokovo-zaversila-vistup-na-turniri-wta-u-madridi.html" text:style-name="Internet_20_link" text:visited-style-name="Visited_20_Internet_20_Link">
 </text:a>
</text:p>
      <text:p text:style-name="P4">
Турнір у Мадриді триватиме до 6 травня.</text:p>
      <text:p text:style-name="P4">
Фото: Getty Images.</text:p>
      <text:p text:style-name="P4">
Source: <text:a xlink:type="simple" xlink:href="https://www.ukrinform.ua/rubric-sports/3701221-astremska-postupilasa-finalistci-vimbldona-na-starti-tenisnogo-turnirui-v-ispanii.html" text:style-name="Internet_20_link" text:visited-style-name="Visited_20_Internet_20_Link">
https://www.ukrinform.ua/rubric-sports/3701221-astremska-postupilasa-finalistci-vimbldona-na-starti-tenisnogo-turnirui-v-ispanii.html</text:a>
</text:p>
      <!--NEWS-->
      <text:h text:style-name="P10" text:outline-level="1">
<text:span text:style-name="T4">
Шмигаль в Італії відвідав підприємство з виробництва систем ППО</text:span>
</text:h>
      <text:p text:style-name="P4">
Authors: Ukrinform (Person)</text:p>
      <text:p text:style-name="P4">
Publisher: Укринформ (Organization)</text:p>
      <text:p text:style-name="P4">
Published Time: 2023-04-26T-45:00:00+03:00</text:p>
      <text:p text:style-name="P4">
Modified Time: 2023-04-26T22:00:00+03:00</text:p>
      <text:p text:style-name="P4">
Description: Україна розглядає можливість спільного виробництва компонентів для ППО з італійським оборонним підприємством Rheinmetall Italia S.p.A. — Укрінформ.</text:p>
      <text:p text:style-name="P4">
Images: ["<text:a xlink:type="simple" xlink:href="https://static.ukrinform.com/photos/2023_04/thumb_files/630_360_1682535290-775.jpg" text:style-name="Internet_20_link" text:visited-style-name="Visited_20_Internet_20_Link">
630_360_16825...</text:a>
"]</text:p>
      <text:p text:style-name="P4">
Tags: ['Італія', 'Шмигаль', 'ППО']</text:p>
      <text:p text:style-name="P4">
Type: Article</text:p>
      <!--METADATA-->
      <text:p text:style-name="P4">
<draw:frame draw:style-name="fr1" draw:name="Image144" text:anchor-type="as-char" svg:width="6.9236in" svg:height="3.956343in" draw:z-index="0">
<draw:image xlink:href="../Images/yкринформ/2023-04-26T-45-00-00-03-00/630_360_1682535290-775.jpg" xlink:type="simple" xlink:show="embed" xlink:actuate="onLoad" draw:mime-type="image/jpeg"/>
</draw:frame>
 Українарозглядає можливість спільного виробництва компонентів для ППО з італійськимоборонним підприємством Rheinmetall Italia S.p.A.</text:p>
      <text:p text:style-name="P4">
Як передає Укрінформ, про Прем’єр-міністр Денис Шмигаль повідомив у <text:a xlink:type="simple" xlink:href="http://t.me/Denys_Smyhal/5109" text:style-name="Internet_20_link" text:visited-style-name="Visited_20_Internet_20_Link">
</text:a>
 .</text:p>
      <text:p text:style-name="P4">
"Сьогодні відвідав італійське оборонне підприємство Rheinmetall Italia S.p.A.,що спеціалізується на виробництві сучасних систем ППО. Серед його розробок -ППО малого радіуса дії Skynex. Нам потрібна така ефективна зброя для захистувід дронів, якими Україну атакує росія. Це збереже десятки життів та важливуінфраструктуру для мільйонів людей", - написав глава уряду.</text:p>
      <text:p text:style-name="P4">
Прем’єр підкреслив, що такі батареї вже перебувають на бойовому чергуванні вУкраїні. Водночас розглядається "можливість спільного виробництва компонентівцих систем", - додав він.</text:p>
      <text:p text:style-name="P4">
<text:span text:style-name="T4">
Читайте також:</text:span>
 <text:a xlink:type="simple" xlink:href="https://www.ukrinform.ua/rubric-vidbudova/3701141-smigal-rozpoviv-aki-vazlivi-ugodi-planuut-pidpisati-u-rimi.html" text:style-name="Internet_20_link" text:visited-style-name="Visited_20_Internet_20_Link">
 <text:span text:style-name="T4">
Шмигаль</text:span>
 </text:a>
</text:p>
      <text:p text:style-name="P4">
"Дякую партнерам за підтримку! Працюємо над тим, аби мати більше таких дієвихППО. Вони створять надійний щит навколо наших стратегічних інфраструктурнихоб’єктів", - зазначив <text:a xlink:type="simple" xlink:href="https://www.ukrinform.ua/tag-smigal" text:style-name="Internet_20_link" text:visited-style-name="Visited_20_Internet_20_Link">
 </text:a>
 .</text:p>
      <text:p text:style-name="P4">
Як повідомляв Укрінформ, Шмигаль перебуває в Італії, де бере участь удвосторонній конференції з питань відновлення України.</text:p>
      <text:p text:style-name="P4">
Source: <text:a xlink:type="simple" xlink:href="https://www.ukrinform.ua/rubric-ato/3701220-smigal-v-italii-vidvidav-pidpriemstvo-z-virobnictva-sistem-ppo.html" text:style-name="Internet_20_link" text:visited-style-name="Visited_20_Internet_20_Link">
https://www.ukrinform.ua/rubric-ato/3701220-smigal-v-italii-vidvidav-pidpriemstvo-z-virobnictva-sistem-ppo.html</text:a>
</text:p>
      <!--NEWS-->
      <text:h text:style-name="P10" text:outline-level="1">
<text:span text:style-name="T4">
росіяни двічі за день обстріляли пожежну частину на Харківщині</text:span>
</text:h>
      <text:p text:style-name="P4">
Authors: Ukrinform (Person)</text:p>
      <text:p text:style-name="P4">
Publisher: Укринформ (Organization)</text:p>
      <text:p text:style-name="P4">
Published Time: 2023-04-26T-48:58:01+03:00</text:p>
      <text:p text:style-name="P4">
Modified Time: 2023-04-26T21:58:01+03:00</text:p>
      <text:p text:style-name="P4">
Description: російські загарбники двічі за 26 квітня обстріляли пожежну частину у Харківській області. — Укрінформ.</text:p>
      <text:p text:style-name="P4">
Images: ["<text:a xlink:type="simple" xlink:href="https://static.ukrinform.com/photos/2023_04/thumb_files/630_360_1682535428-242.jpg" text:style-name="Internet_20_link" text:visited-style-name="Visited_20_Internet_20_Link">
630_360_16825...</text:a>
"]</text:p>
      <text:p text:style-name="P4">
Tags: ['Обстріл', 'Харківщина', 'Війна з росією']</text:p>
      <text:p text:style-name="P4">
Type: Article</text:p>
      <!--METADATA-->
      <text:p text:style-name="P4">
<draw:frame draw:style-name="fr1" draw:name="Image145" text:anchor-type="as-char" svg:width="6.9236in" svg:height="3.956343in" draw:z-index="0">
<draw:image xlink:href="../Images/yкринформ/2023-04-26T-48-58-01-03-00/630_360_1682535428-242.jpg" xlink:type="simple" xlink:show="embed" xlink:actuate="onLoad" draw:mime-type="image/jpeg"/>
</draw:frame>
 російськізагарбники двічі за 26 квітня обстріляли пожежну частину у Харківськійобласті.</text:p>
      <text:p text:style-name="P4">
Як передає Укрінформ, про це Державна служба з надзвичайних ситуаційповідомляє у <text:a xlink:type="simple" xlink:href="https://t.me/dsns_telegram/16286" text:style-name="Internet_20_link" text:visited-style-name="Visited_20_Internet_20_Link">
 </text:a>
 .</text:p>
      <text:p text:style-name="P4">
“Двічі упродовж дня росіяни обстріляли пожежну частину на <text:a xlink:type="simple" xlink:href="https://www.ukrinform.ua/tag-harkivsina" text:style-name="Internet_20_link" text:visited-style-name="Visited_20_Internet_20_Link">
</text:a>
 . Внаслідок артобстрілу пошкодженьзазнала будівля, а також техніка рятувальників”, - ідеться в повідомленні.</text:p>
      <text:p text:style-name="P4">
Дії ворога тільки вчергове доводять, що він свідомо порушує усі нормиміжнародного права.</text:p>
      <text:p text:style-name="P4">
“На щастя, особовий склад не постраждав і буде й надалі надавати допомогу уліквідації наслідків цієї неспровокованої війни”, - додали в ДСНС.</text:p>
      <text:p text:style-name="P4">
<text:span text:style-name="T4">
Читайте також:</text:span>
 <text:a xlink:type="simple" xlink:href="https://www.ukrinform.ua/rubric-regions/3701217-pid-cas-vcorasnogo-udaru-po-kupansku-postrazdali-pracivniki-miskoi-administracii.html" text:style-name="Internet_20_link" text:visited-style-name="Visited_20_Internet_20_Link">
 <text:span text:style-name="T4">
Куп</text:span>
 <text:span text:style-name="T4">
янську</text:span>
 </text:a>
</text:p>
      <text:p text:style-name="P4">
Як повідомляв Укрінформ, вранці 25 квітня росія завдала удару по Куп’янськуХарківської області, поціливши у краєзнавчий музей. Внаслідок ракетного ударузагинули двоє людей.</text:p>
      <text:p text:style-name="P4">
Source: <text:a xlink:type="simple" xlink:href="https://www.ukrinform.ua/rubric-ato/3701219-rosiani-dvici-za-den-obstrilali-pozeznu-castinu-na-harkivsini.html" text:style-name="Internet_20_link" text:visited-style-name="Visited_20_Internet_20_Link">
https://www.ukrinform.ua/rubric-ato/3701219-rosiani-dvici-za-den-obstrilali-pozeznu-castinu-na-harkivsini.html</text:a>
</text:p>
      <!--NEWS-->
      <text:h text:style-name="P10" text:outline-level="1">
<text:span text:style-name="T4">
Під час вчорашнього удару по Куп’янську постраждали працівники міської адміністрації</text:span>
</text:h>
      <text:p text:style-name="P4">
Authors: Ukrinform (Person)</text:p>
      <text:p text:style-name="P4">
Publisher: Укринформ (Organization)</text:p>
      <text:p text:style-name="P4">
Published Time: 2023-04-26T-50:48:24+03:00</text:p>
      <text:p text:style-name="P4">
Modified Time: 2023-04-26T21:48:24+03:00</text:p>
      <text:p text:style-name="P4">
Description: Під час удару по музею в Куп’янську, який війська рф завдали вранці 25 квітня, постраждали працівники міської адміністрації. — Укрінформ.</text:p>
      <text:p text:style-name="P4">
Images: ["<text:a xlink:type="simple" xlink:href="https://static.ukrinform.com/photos/2023_04/thumb_files/630_360_1682532501-563.jpg" text:style-name="Internet_20_link" text:visited-style-name="Visited_20_Internet_20_Link">
630_360_16825...</text:a>
"]</text:p>
      <text:p text:style-name="P4">
Tags: ['Обстріл', 'Харківщина', 'Війна з росією', 'Єдині новини']</text:p>
      <text:p text:style-name="P4">
Type: Article</text:p>
      <!--METADATA-->
      <text:p text:style-name="P4">
<draw:frame draw:style-name="fr1" draw:name="Image146" text:anchor-type="as-char" svg:width="6.9236in" svg:height="3.956343in" draw:z-index="0">
<draw:image xlink:href="../Images/yкринформ/2023-04-26T-50-48-24-03-00/630_360_1682532501-563.jpg" xlink:type="simple" xlink:show="embed" xlink:actuate="onLoad" draw:mime-type="image/jpeg"/>
</draw:frame>
 Під часудару по музею в Куп’янську, який війська рф завдали вранці 25 квітня,постраждали працівники міської адміністрації.</text:p>
      <text:p text:style-name="P4">
Про це в ефірі національного телемарафону «Єдині новини» сказав в.о начальникаКуп’янської районної військової адміністрації Андрій Канашевич, передаєкореспондент Укрінформу.</text:p>
      <text:p text:style-name="P4">
«Музей не працював. Але будівля використовувалася як адміністративна, бо вКуп’янську багато будівель знищено <text:a xlink:type="simple" xlink:href="https://www.ukrinform.ua/tag-obstril" text:style-name="Internet_20_link" text:visited-style-name="Visited_20_Internet_20_Link">
 </text:a>
окупантів. І міська влада, і районна постійно в пошуку місць, де можнарозташувати служби. Там був розміщений відділ культури та спорту Куп’янськоїміської адміністрації, відповідно, там працювали співробітники МВА, іпостраждали переважно працівники адміністрації», - розповів він.</text:p>
      <text:p text:style-name="P4">
Загалом за медичною допомогою, за даними Канашевича, звернулися 8 осіб, станусіх задовільний, дехто залишається в лікарні.</text:p>
      <text:p text:style-name="P4">
За попередньою інформацією, будівля відновленню не підлягає.</text:p>
      <text:p text:style-name="P4">
«Вона зведена на початку XX століття, там дерев’яні перекриття, все знесено.На перший погляд, будівля не підлягає відновленню. Як і будівля поруч, кудитри місяці тому так само прилетіла С-300, теж початку XX століття. Це потрібнобуде просто зносити», - сказав керівник району.</text:p>
      <text:p text:style-name="P4">
<text:span text:style-name="T4">
Читайте також:</text:span>
 <text:a xlink:type="simple" xlink:href="https://www.ukrinform.ua/rubric-culture/3701198-tkacenko-pro-obstril-muzeu-u-kupansku-zberezena-bilsist-obektiv-kulturnoi-spadsini.html" text:style-name="Internet_20_link" text:visited-style-name="Visited_20_Internet_20_Link">
 <text:span text:style-name="T4">
Ткаченко</text:span>
 </text:a>
</text:p>
      <text:p text:style-name="P4">
Загалом у місті зруйновано чи пошкоджено більше половини різних установ інавчальних закладів.</text:p>
      <text:p text:style-name="P4">
«Якщо говорити про комунальні установи та навчальні заклади, то відсотокруйнувань точно більше 50. Якщо говорити про приватне житло, відсотків 20зруйновано», - зазначив Канашевич.</text:p>
      <text:p text:style-name="P4">
У Куп’янську, за його даними, залишається приблизно 5 тисяч жителів.</text:p>
      <text:p text:style-name="P4">
Як повідомлялося, вранці 25 квітня війська рф ударили двома ракетами С-300 поцентру Куп’янська, в результаті чого повністю зруйновано приміщення місцевогомузею. <text:a xlink:type="simple" xlink:href="https://www.ukrinform.ua/rubric-regions/3700864-unaslidok-rosijskogo-udaru-po-kupansku-zaginula-direktor-kraeznavcogo-muzeu.html" text:style-name="Internet_20_link" text:visited-style-name="Visited_20_Internet_20_Link">
 </text:a>
 –директора краєзнавчого музею Ірини Осадчої та співробітниці музею ОлениВодоп’янової.</text:p>
      <text:p text:style-name="P4">
<text:span text:style-name="T5">
Фото: Харківська обласна прокуратура</text:span>
</text:p>
      <text:p text:style-name="P4">
Source: <text:a xlink:type="simple" xlink:href="https://www.ukrinform.ua/rubric-regions/3701217-pid-cas-vcorasnogo-udaru-po-kupansku-postrazdali-pracivniki-miskoi-administracii.html" text:style-name="Internet_20_link" text:visited-style-name="Visited_20_Internet_20_Link">
https://www.ukrinform.ua/rubric-regions/3701217-pid-cas-vcorasnogo-udaru-po-kupansku-postrazdali-pracivniki-miskoi-administracii.html</text:a>
</text:p>
      <!--NEWS-->
      <text:h text:style-name="P10" text:outline-level="1">
<text:span text:style-name="T4">
Понад 95% території зони відчуження ЧАЕС може бути заміновано</text:span>
</text:h>
      <text:p text:style-name="P4">
Authors: Ukrinform (Person)</text:p>
      <text:p text:style-name="P4">
Publisher: Укринформ (Organization)</text:p>
      <text:p text:style-name="P4">
Published Time: 2023-04-26T-52:48:00+03:00</text:p>
      <text:p text:style-name="P4">
Modified Time: 2023-04-26T21:48:00+03:00</text:p>
      <text:p text:style-name="P4">
Description: </text:p>
      <text:p text:style-name="P4">
Понад 95% території зони відчуження Чорнобильської АЕС може бути заміновано, оскільки фахівці поки не можуть її обстежити. — Укрінформ.</text:p>
      <text:p text:style-name="P4">
Images: ["<text:a xlink:type="simple" xlink:href="https://static.ukrinform.com/photos/2023_01/thumb_files/630_360_1673620106-978.jpeg" text:style-name="Internet_20_link" text:visited-style-name="Visited_20_Internet_20_Link">
630_360_16736...</text:a>
"]</text:p>
      <text:p text:style-name="P4">
Tags: ['ЧАЕС', 'Мінування']</text:p>
      <text:p text:style-name="P4">
Type: Article</text:p>
      <!--METADATA-->
      <text:p text:style-name="P4">
<draw:frame draw:style-name="fr1" draw:name="Image147" text:anchor-type="as-char" svg:width="6.9236in" svg:height="3.956343in" draw:z-index="0">
<draw:image xlink:href="../Images/yкринформ/2023-04-26T-52-48-00-03-00/630_360_1673620106-978.jpeg" xlink:type="simple" xlink:show="embed" xlink:actuate="onLoad" draw:mime-type="image/jpeg"/>
</draw:frame>
 Понад95% території зони відчуження Чорнобильської АЕС може бути заміновано,оскільки фахівці поки не можуть її обстежити.</text:p>
      <text:p text:style-name="P4">
Про це в коментарі Укрінформу сказав голова Державного агентства України зуправління зоною відчуження Євген Крамаренко.</text:p>
      <text:p text:style-name="P4">
«Ми зараз із спеціалістами розмінували об’єкти, які необхідні для нашоїповсякденної діяльності. Проте територія, яка знаходиться в лісистіймісцевості, <text:a xlink:type="simple" xlink:href="https://www.ukrinform.ua/tag-mina" text:style-name="Internet_20_link" text:visited-style-name="Visited_20_Internet_20_Link">
 </text:a>
 . Нашими силами тамрозмінування не проводилося. Тому, умовно, 95-98% зони відчуження заміновано,оскільки вона не обстежена на наявність вибухових пристроїв», – сказавКрамаренко.</text:p>
      <text:p text:style-name="P4">
<text:span text:style-name="T4">
Читайте також:</text:span>
 <text:a xlink:type="simple" xlink:href="https://www.ukrinform.ua/rubric-vidbudova/3701172-ukraina-vze-otrimala-vid-donoriv-23-miljoni-na-vidnovlenna-cornobilskoi-zoni.html" text:style-name="Internet_20_link" text:visited-style-name="Visited_20_Internet_20_Link">
 </text:a>
</text:p>
      <text:p text:style-name="P4">
За його словами, розмінування цієї території може спричинити переміщенняповерхневого шару, який забруднений радіонуклідами. Проте через досить значнуплощу, 2 600 кв. км, він не вийде за межі зони відчуження.</text:p>
      <text:p text:style-name="P4">
«Більше це (наявність вибухонебезпечних предметів - ред.) шкодить тваринам ілюдям, які підриваються на мінах», - застеріг Крамаренко.</text:p>
      <text:p text:style-name="P4">
<text:span text:style-name="T4">
Читайте також:</text:span>
 <text:a xlink:type="simple" xlink:href="https://www.ukrinform.ua/rubric-economy/3700838-pidpriemstva-na-caes-uze-povernulisa-do-normalnogo-rezimu-roboti-zelenskij.html" text:style-name="Internet_20_link" text:visited-style-name="Visited_20_Internet_20_Link">
 <text:span text:style-name="T4">
ЧАЕС</text:span>
 </text:a>
</text:p>
      <text:p text:style-name="P4">
Як повідомлялося, Чорнобильська зона відчуження перебувала в окупації з 24лютого по 31 березня 2022 року.</text:p>
      <text:p text:style-name="P4">
Source: <text:a xlink:type="simple" xlink:href="https://www.ukrinform.ua/rubric-society/3701184-ponad-95-teritorii-zoni-vidcuzenna-caes-moze-buti-zaminovano.html" text:style-name="Internet_20_link" text:visited-style-name="Visited_20_Internet_20_Link">
https://www.ukrinform.ua/rubric-society/3701184-ponad-95-teritorii-zoni-vidcuzenna-caes-moze-buti-zaminovano.html</text:a>
</text:p>
      <!--NEWS-->
      <text:h text:style-name="P10" text:outline-level="1">
<text:span text:style-name="T4">
Українські хокеїсти здобули другу перемогу на ЧС-2023, обігравши Естонію</text:span>
</text:h>
      <text:p text:style-name="P4">
Authors: Ukrinform (Person)</text:p>
      <text:p text:style-name="P4">
Publisher: Укринформ (Organization)</text:p>
      <text:p text:style-name="P4">
Published Time: 2023-04-26T-54:47:09+03:00</text:p>
      <text:p text:style-name="P4">
Modified Time: 2023-04-26T21:47:09+03:00</text:p>
      <text:p text:style-name="P4">
Description: У Таллінні (Естонія) за участю збірної України триває чемпіонат світу з хокею у Дивізіоні ІВ. — Укрінформ.</text:p>
      <text:p text:style-name="P4">
Images: ["<text:a xlink:type="simple" xlink:href="https://static.ukrinform.com/photos/2023_04/thumb_files/630_360_1682534503-573.jpg" text:style-name="Internet_20_link" text:visited-style-name="Visited_20_Internet_20_Link">
630_360_16825...</text:a>
"]</text:p>
      <text:p text:style-name="P4">
Tags: ['Чемпіонат світу', 'Естонія', 'хокей', 'Збірна України']</text:p>
      <text:p text:style-name="P4">
Type: Article</text:p>
      <!--METADATA-->
      <text:p text:style-name="P4">
<draw:frame draw:style-name="fr1" draw:name="Image148" text:anchor-type="as-char" svg:width="6.9236in" svg:height="3.956343in" draw:z-index="0">
<draw:image xlink:href="../Images/yкринформ/2023-04-26T-54-47-09-03-00/630_360_1682534503-573.jpg" xlink:type="simple" xlink:show="embed" xlink:actuate="onLoad" draw:mime-type="image/jpeg"/>
</draw:frame>
 УТаллінні (Естонія) за участю збірної України триває чемпіонат світу з хокею уДивізіоні ІВ.</text:p>
      <text:p text:style-name="P4">
Третій тур першості приніс другу перемогу «синьо-жовтим», які взяли гору надкомандою Естонії - 7:4 (1:1, 4:1, 2:2), передає Укрінформ.</text:p>
      <text:p text:style-name="P4">
В інших матчах ігрового дня Нідерланди розгромили хокеїстів Китаю - 7:2 (3:0,3:2, 1:0), а Японія упевнено перемогла Сербію - 8:3 (2:0, 1:2, 5:1).</text:p>
      <text:p text:style-name="P4">
Турнірне становище: Японія - 9 очок, Україна - 7, Естонія - 5, Нідерланди - 3,Китай - 2, Сербія - 1.</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text:p>
      <text:p text:style-name="P4">
27 квітня підопічні Вадима Шахрайчука зіграють з Нідерландами, 29 квітняукраїнці протистоятимуть Японії.</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text:p>
      <text:p text:style-name="P4">
Переможець турніру підвищиться у класі і наступного сезону гратиме у другомуза класифікацією Дивізіоні ІА.</text:p>
      <text:p text:style-name="P4">
Фото: ФХУ.</text:p>
      <text:p text:style-name="P4">
Source: <text:a xlink:type="simple" xlink:href="https://www.ukrinform.ua/rubric-sports/3701216-ukrainski-hokeisti-zdobuli-drugu-peremogu-na-cs2023-obigravsi-estoniu.html" text:style-name="Internet_20_link" text:visited-style-name="Visited_20_Internet_20_Link">
https://www.ukrinform.ua/rubric-sports/3701216-ukrainski-hokeisti-zdobuli-drugu-peremogu-na-cs2023-obigravsi-estoniu.html</text:a>
</text:p>
      <!--NEWS-->
      <text:h text:style-name="P10" text:outline-level="1">
<text:span text:style-name="T4">
Через агресивні дії рф Чорне море не можна вважати безпечним вже 20 років - командувач ВМС</text:span>
</text:h>
      <text:p text:style-name="P4">
Authors: Ukrinform (Person)</text:p>
      <text:p text:style-name="P4">
Publisher: Укринформ (Organization)</text:p>
      <text:p text:style-name="P4">
Published Time: 2023-04-26T-56:42:00+03:00</text:p>
      <text:p text:style-name="P4">
Modified Time: 2023-04-26T21:42:00+03:00</text:p>
      <text:p text:style-name="P4">
Description: Командувач ВМС ЗСУ віцеадмірал Олексій Неїжпапа переконаний, що тільки за умови повернення Україною своїх територій станом на 1991 рік можливе відновлення безпеки в Азово-Чорноморському регіоні. — Укрінформ.</text:p>
      <text:p text:style-name="P4">
Images: ["<text:a xlink:type="simple" xlink:href="https://static.ukrinform.com/photos/2021_05/thumb_files/630_360_1620808775-761.jpg" text:style-name="Internet_20_link" text:visited-style-name="Visited_20_Internet_20_Link">
630_360_16208...</text:a>
"]</text:p>
      <text:p text:style-name="P4">
Tags: ['Крим', ' Чорне море', 'Азовське море', 'Безпека', 'Неїжпапа', 'Війна з росією']</text:p>
      <text:p text:style-name="P4">
Type: Article</text:p>
      <!--METADATA-->
      <text:p text:style-name="P4">
<draw:frame draw:style-name="fr1" draw:name="Image149" text:anchor-type="as-char" svg:width="6.9236in" svg:height="3.956343in" draw:z-index="0">
<draw:image xlink:href="../Images/yкринформ/2023-04-26T-56-42-00-03-00/630_360_1620808775-761.jpg" xlink:type="simple" xlink:show="embed" xlink:actuate="onLoad" draw:mime-type="image/jpeg"/>
</draw:frame>
Командувач ВМС ЗСУ віцеадмірал Олексій Неїжпапа переконаний, що тільки заумови повернення Україною своїх територій станом на 1991 рік можливевідновлення безпеки в Азово-Чорноморському регіоні.</text:p>
      <text:p text:style-name="P4">
Про це він сказав під час Чорноморського безпекового форуму, який відбувся уБолгарії за участі представників країн Чорноморського регіону та командувачівфлотів інших країн, передає Укрінформ з посиланням на <text:a xlink:type="simple" xlink:href="http://www.facebook.com/100064727737034/posts/pfbid0a1GQgovR874jNXsFuLxaQeNYD5yLCYweB3MnR51JghNkPv2vFNXuzxwp1zGDGCGyl" text:style-name="Internet_20_link" text:visited-style-name="Visited_20_Internet_20_Link">
</text:a>
</text:p>
      <text:p text:style-name="P4">
У ході форуму, сторони обговорили безпекову ситуацію та актуальні загрози вАзово-Чорноморському регіоні, а також шляхи розвитку подальшої співпраці міжкраїнами задля відновлення стабільності й безпеки.</text:p>
      <text:p text:style-name="P4">
У зверненні до представників країн-учасниць форуму віцеадмірал ОлексійНеїжпапа зазначив, що вже 20 років <text:a xlink:type="simple" xlink:href="https://www.ukrinform.ua/tag-corne-more" text:style-name="Internet_20_link" text:visited-style-name="Visited_20_Internet_20_Link">
 </text:a>
 не можна вважати безпечним через агресивні дії рф.</text:p>
      <text:p text:style-name="P4">
<text:span text:style-name="T4">
Читайте також:</text:span>
 <text:a xlink:type="simple" xlink:href="https://www.ukrinform.ua/rubric-ato/3674301-neizpapa-ukrainskij-flot-posilivsa-u-kilka-raziv-rik-tomu-spivvidnosenna-do-sil-voroga-bulo-112.html" text:style-name="Internet_20_link" text:visited-style-name="Visited_20_Internet_20_Link">
 <text:span text:style-name="T4">
Неїжпапа</text:span>
 </text:a>
</text:p>
      <text:p text:style-name="P4">
Як приклади він навів спробу захоплення острова Тузла у 2003 році, війну вГрузії 2008-го за участі крейсера “москва”, незаконну анексію росією АР Крим у2014 році, окупацію Азовського моря у 2022 році та війну в Чорному морі, якатриває дотепер.</text:p>
      <text:p text:style-name="P4">
Командувач ВМС ЗСУ наголосив, що імперські амбіції рф поширюються не тільки наЧорне та Азовське, а й на Балтійське та Північне моря і на Тихий океан.</text:p>
      <text:p text:style-name="P4">
Як повідомлялося, російська федерація 26 квітня вкотре призупинила роботу«зернового коридору».</text:p>
      <text:p text:style-name="P4">
Source: <text:a xlink:type="simple" xlink:href="https://www.ukrinform.ua/rubric-crimea/3701215-cerez-agresivni-dii-rf-corne-more-ne-mozna-vvazati-bezpecnim-vze-20-rokiv-komanduvac-vms.html" text:style-name="Internet_20_link" text:visited-style-name="Visited_20_Internet_20_Link">
https://www.ukrinform.ua/rubric-crimea/3701215-cerez-agresivni-dii-rf-corne-more-ne-mozna-vvazati-bezpecnim-vze-20-rokiv-komanduvac-vms.html</text:a>
</text:p>
      <!--NEWS-->
      <text:h text:style-name="P10" text:outline-level="1">
<text:span text:style-name="T4">
США та Південна Корея й далі підтримуватимуть Україну - заява президентів</text:span>
</text:h>
      <text:p text:style-name="P4">
Authors: Ukrinform (Person)</text:p>
      <text:p text:style-name="P4">
Publisher: Укринформ (Organization)</text:p>
      <text:p text:style-name="P4">
Published Time: 2023-04-26T-58:38:00+03:00</text:p>
      <text:p text:style-name="P4">
Modified Time: 2023-04-26T21:38:00+03:00</text:p>
      <text:p text:style-name="P4">
Description: Сполучені Штати і Південна Корея продовжать спільно докладати зусиль на підтримку України. — Укрінформ.</text:p>
      <text:p text:style-name="P4">
Images: ["<text:a xlink:type="simple" xlink:href="https://static.ukrinform.com/photos/2023_04/thumb_files/630_360_1682535789-708.jpg" text:style-name="Internet_20_link" text:visited-style-name="Visited_20_Internet_20_Link">
630_360_16825...</text:a>
"]</text:p>
      <text:p text:style-name="P4">
Tags: ['Байден', 'Корея', 'США', 'Україна']</text:p>
      <text:p text:style-name="P4">
Type: Article</text:p>
      <!--METADATA-->
      <text:p text:style-name="P4">
<draw:frame draw:style-name="fr1" draw:name="Image150" text:anchor-type="as-char" svg:width="6.9236in" svg:height="3.956343in" draw:z-index="0">
<draw:image xlink:href="../Images/yкринформ/2023-04-26T-58-38-00-03-00/630_360_1682535789-708.jpg" xlink:type="simple" xlink:show="embed" xlink:actuate="onLoad" draw:mime-type="image/jpeg"/>
</draw:frame>
 СполученіШтати і Південна Корея продовжать спільно докладати зусиль на підтримкуУкраїни.</text:p>
      <text:p text:style-name="P4">
Про це заявили у середу президенти США і Республіки Корея Джо Байден і Юн СокЙоль під час спільної пресконференції у Білому домі, передає власнийкореспондент Укрінформу.</text:p>
      <text:p text:style-name="P4">
«Ми (з президентом РК – ред.) розділили наше спільне тверде зобов’язанняпротистояти разом з народом України жорстокому нападу росії на їхню свободу,територіальну цілісність і демократію. І рішуча підтримка України з бокуРеспубліки Корея є важливою, оскільки грубе порушення рф міжнародного правамає значення для націй в усьому світі, а не лише в Європі», - наголосив <text:a xlink:type="simple" xlink:href="https://www.ukrinform.ua/tag-bajden" text:style-name="Internet_20_link" text:visited-style-name="Visited_20_Internet_20_Link">
</text:a>
 .</text:p>
      <text:p text:style-name="P4">
Він підкреслив, що йдеться про те, у що вірить і що обстоює вся міжнароднаспільнота, про майбутнє, яке отримають наступні покоління.</text:p>
      <text:p text:style-name="P4">
<text:span text:style-name="T4">
Читайте також:</text:span>
 <text:a xlink:type="simple" xlink:href="https://www.ukrinform.ua/rubric-world/3693120-bajden-prodovziv-sankcii-proti-rosii-se-na-rik.html" text:style-name="Internet_20_link" text:visited-style-name="Visited_20_Internet_20_Link">
 <text:span text:style-name="T4">
Байден</text:span>
 </text:a>
</text:p>
      <text:p text:style-name="P4">
«Я вважаю, що зараз світ перебуває в переламній точці. Я вважаю, що вибір,який ми зробимо сьогодні, визначатиме напрямок розвитку нашого світу тамайбутнє наших дітей на десятиліття вперед»,- наголосив глава Білого дому.</text:p>
      <text:p text:style-name="P4">
У свою чергу президент Республіки Корея Юн Сок Йоль заявив, що його країнаразом зі Сполученими Штатами продовжить докладати зусиль на підтримку України.</text:p>
      <text:p text:style-name="P4">
«Ми підтвердили, що застосування сили з метою позбавлення життя невиннихлюдей, прикладом чого є вторгнення росії в Україну, не може бути виправданимза жодних обставин», - заявив Юн.</text:p>
      <text:p text:style-name="P4">
У цьому зв’язку він підкреслив, що домовився із президентом США «продовжуватиспівпрацю та зусилля разом із міжнародним співтовариством на підтримкуУкраїни».</text:p>
      <text:p text:style-name="P4">
<text:span text:style-name="T4">
Читайте також:</text:span>
 <text:a xlink:type="simple" xlink:href="https://www.ukrinform.ua/rubric-world/3699872-pivdenna-korea-rozsirila-obmezenna-na-eksport-tovariv-u-rf-ta-bilorus.html" text:style-name="Internet_20_link" text:visited-style-name="Visited_20_Internet_20_Link">
 <text:span text:style-name="T4">
Південна</text:span>
 <text:span text:style-name="T4">
Корея</text:span>
 </text:a>
</text:p>
      <text:p text:style-name="P4">
Крім того, за його словами, серед інших тем під час його зустрічі з ДжоБайденом у Білому домі йшлося, зокрема, й про забезпечення глобальноїпродовольчої безпеки.</text:p>
      <text:p text:style-name="P4">
Як повідомляв Укрінформ, у середу відбулася зустріч у Вашингтоні президентівСША й Республіки Корея. Питання підтримки України, а також протистоянняагресії рф стало одним із головних тем розмови лідерів.</text:p>
      <text:p text:style-name="P4">
Source: <text:a xlink:type="simple" xlink:href="https://www.ukrinform.ua/rubric-world/3701210-bajden-zaaviv-pro-vazlivist-pidtrimki-ukraini-z-boku-pivdennoi-korei.html" text:style-name="Internet_20_link" text:visited-style-name="Visited_20_Internet_20_Link">
https://www.ukrinform.ua/rubric-world/3701210-bajden-zaaviv-pro-vazlivist-pidtrimki-ukraini-z-boku-pivdennoi-korei.html</text:a>
</text:p>
      <!--NEWS-->
      <text:h text:style-name="P10" text:outline-level="1">
<text:span text:style-name="T4">
Військова техніка росіян «зникла» з місць зберігання на півночі Криму</text:span>
</text:h>
      <text:p text:style-name="P4">
Authors: Ukrinform (Person)</text:p>
      <text:p text:style-name="P4">
Publisher: Укринформ (Organization)</text:p>
      <text:p text:style-name="P4">
Published Time: 2023-04-26T-60:28:00+03:00</text:p>
      <text:p text:style-name="P4">
Modified Time: 2023-04-26T21:28:00+03:00</text:p>
      <text:p text:style-name="P4">
Description: На півночі тимчасово окупованого Криму російські військові прибрали техніку з місць зберігання. — Укрінформ.</text:p>
      <text:p text:style-name="P4">
Images: ["<text:a xlink:type="simple" xlink:href="https://static.ukrinform.com/photos/2022_04/thumb_files/630_360_1649246846-717.jpg" text:style-name="Internet_20_link" text:visited-style-name="Visited_20_Internet_20_Link">
630_360_16492...</text:a>
"]</text:p>
      <text:p text:style-name="P4">
Tags: ['Крим', 'Військова техніка', 'Війна з росією']</text:p>
      <text:p text:style-name="P4">
Type: Article</text:p>
      <!--METADATA-->
      <text:p text:style-name="P4">
<draw:frame draw:style-name="fr1" draw:name="Image151" text:anchor-type="as-char" svg:width="6.9236in" svg:height="3.956343in" draw:z-index="0">
<draw:image xlink:href="../Images/yкринформ/2023-04-26T-60-28-00-03-00/630_360_1649246846-717.jpg" xlink:type="simple" xlink:show="embed" xlink:actuate="onLoad" draw:mime-type="image/jpeg"/>
</draw:frame>
 Напівночі тимчасово окупованого Криму російські військові прибрали техніку змісць зберігання.</text:p>
      <text:p text:style-name="P4">
Про це свідчать супутникові знімки, передає Укрінформ з посиланням на <text:a xlink:type="simple" xlink:href="https://t.me/svoboda_radio/16960" text:style-name="Internet_20_link" text:visited-style-name="Visited_20_Internet_20_Link">
</text:a>
 .</text:p>
      <text:p text:style-name="P4">
На знімках видно, що в селищі Медведівка Джанкойського району у жовтні 2022-гота січні цього року перебувала <text:a xlink:type="simple" xlink:href="https://www.ukrinform.ua/tag-vijskova-tehnika" text:style-name="Internet_20_link" text:visited-style-name="Visited_20_Internet_20_Link">
 </text:a>
 . На знімку від 25 квітня вона відсутня, повідомляють журналісти.</text:p>
      <text:p text:style-name="P4">
Також на одному з фото видно окопи, вириті поблизу місця, де ранішедислокувалася техніка.</text:p>
      <text:p text:style-name="P4">
<text:span text:style-name="T4">
Читайте також:</text:span>
 <text:a xlink:type="simple" xlink:href="https://www.ukrinform.ua/rubric-crimea/3699008-rosiani-stvoruut-u-krimu-kilka-rubeziv-oboroni-ta-vivozat-majno-do-rf-gumenuk.html" text:style-name="Internet_20_link" text:visited-style-name="Visited_20_Internet_20_Link">
 </text:a>
</text:p>
      <text:p text:style-name="P4">
Як <text:a xlink:type="simple" xlink:href="http://www.ukrinform.ua/rubric-crimea/3686929-strategia-deokupacii-taseva-zaavila-so-zaversenna-vijni-rozpocnetsa-zi-zvilnenna-krimu.html" text:style-name="Internet_20_link" text:visited-style-name="Visited_20_Internet_20_Link">
 </text:a>
 ,постійна представниця Президента України в АРК Таміла Ташева 24 березнязаявила, що стратегія деокупації та реінтеграції тимчасово окупованоїтериторії АР Крим та міста Севастополя закріпить ключову тезу, що завершеннявійни розпочнеться з визволення півострова.</text:p>
      <text:p text:style-name="P4">
<text:span text:style-name="T5">
Фото: Генштаб ЗСУ</text:span>
</text:p>
      <text:p text:style-name="P4">
Source: <text:a xlink:type="simple" xlink:href="https://www.ukrinform.ua/rubric-crimea/3701207-vijskova-tehnika-rosian-znikla-z-misc-zberiganna-na-pivnoci-krimu.html" text:style-name="Internet_20_link" text:visited-style-name="Visited_20_Internet_20_Link">
https://www.ukrinform.ua/rubric-crimea/3701207-vijskova-tehnika-rosian-znikla-z-misc-zberiganna-na-pivnoci-krimu.html</text:a>
</text:p>
      <!--NEWS-->
      <text:h text:style-name="P10" text:outline-level="1">
<text:span text:style-name="T4">
Посол США відвідала дунайські порти Рені та Ізмаїл</text:span>
</text:h>
      <text:p text:style-name="P4">
Authors: Ukrinform (Person)</text:p>
      <text:p text:style-name="P4">
Publisher: Укринформ (Organization)</text:p>
      <text:p text:style-name="P4">
Published Time: 2023-04-26T-62:21:00+03:00</text:p>
      <text:p text:style-name="P4">
Modified Time: 2023-04-26T21:21:00+03:00</text:p>
      <text:p text:style-name="P4">
Description: Посол США в Україні Бріджит Брінк відвідала дунайські порти Рені та Ізмаїл, аби підкреслити підтримку урядом США українського зернового експорту під час розв'язаної росією повномасштабної війни. — Укрінформ.</text:p>
      <text:p text:style-name="P4">
Images: ["<text:a xlink:type="simple" xlink:href="https://static.ukrinform.com/photos/2023_04/thumb_files/630_360_1682532405-150.jpg" text:style-name="Internet_20_link" text:visited-style-name="Visited_20_Internet_20_Link">
630_360_16825...</text:a>
", "<text:a xlink:type="simple" xlink:href="https://static.ukrinform.com/photos/2023_04/thumb_files/630_360_1682533356-8535.jpeg" text:style-name="Internet_20_link" text:visited-style-name="Visited_20_Internet_20_Link">
630_360_16825...</text:a>
", "<text:a xlink:type="simple" xlink:href="https://static.ukrinform.com/photos/2023_04/thumb_files/630_360_1682533356-4202.jpeg" text:style-name="Internet_20_link" text:visited-style-name="Visited_20_Internet_20_Link">
630_360_16825...</text:a>
", "<text:a xlink:type="simple" xlink:href="https://static.ukrinform.com/photos/2023_04/thumb_files/630_360_1682533356-6535.jpeg" text:style-name="Internet_20_link" text:visited-style-name="Visited_20_Internet_20_Link">
630_360_16825...</text:a>
", "<text:a xlink:type="simple" xlink:href="https://static.ukrinform.com/photos/2023_04/thumb_files/630_360_1682533356-7215.jpeg" text:style-name="Internet_20_link" text:visited-style-name="Visited_20_Internet_20_Link">
630_360_16825...</text:a>
", "<text:a xlink:type="simple" xlink:href="https://static.ukrinform.com/photos/2023_04/thumb_files/630_360_1682533356-8383.jpeg" text:style-name="Internet_20_link" text:visited-style-name="Visited_20_Internet_20_Link">
630_360_16825...</text:a>
", "<text:a xlink:type="simple" xlink:href="https://static.ukrinform.com/photos/2023_04/thumb_files/630_360_1682533356-9743.jpeg" text:style-name="Internet_20_link" text:visited-style-name="Visited_20_Internet_20_Link">
630_360_16825...</text:a>
", "<text:a xlink:type="simple" xlink:href="https://static.ukrinform.com/photos/2023_04/thumb_files/630_360_1682533357-5712.jpeg" text:style-name="Internet_20_link" text:visited-style-name="Visited_20_Internet_20_Link">
630_360_16825...</text:a>
", "<text:a xlink:type="simple" xlink:href="https://static.ukrinform.com/photos/2023_04/thumb_files/630_360_1682533422-2462.jpeg" text:style-name="Internet_20_link" text:visited-style-name="Visited_20_Internet_20_Link">
630_360_16825...</text:a>
"]</text:p>
      <text:p text:style-name="P4">
Tags: ['Одещина', 'Порт', 'США', 'Бріджит Брінк', 'зерновий коридор']</text:p>
      <text:p text:style-name="P4">
Type: Article</text:p>
      <!--METADATA-->
      <text:p text:style-name="P4">
<draw:frame draw:style-name="fr1" draw:name="Image152" text:anchor-type="as-char" svg:width="6.9236in" svg:height="3.956343in" draw:z-index="0">
<draw:image xlink:href="../Images/yкринформ/2023-04-26T-62-21-00-03-00/630_360_1682532405-150.jpg" xlink:type="simple" xlink:show="embed" xlink:actuate="onLoad" draw:mime-type="image/jpeg"/>
</draw:frame>
 Посол СШАв Україні Бріджит Брінк відвідала дунайські порти Рені та Ізмаїл, абипідкреслити підтримку урядом США українського зернового експорту під часрозв'язаної росією повномасштабної війни.</text:p>
      <text:p text:style-name="P4">
Про це Брінк повідомила у <text:a xlink:type="simple" xlink:href="https://twitter.com/USAmbKyiv/status/1651275215312240644" text:style-name="Internet_20_link" text:visited-style-name="Visited_20_Internet_20_Link">
</text:a>
 , передаєУкрінформ.</text:p>
      <text:p text:style-name="P4">
«В той час, як ми підтримуємо відважних захисників на передовій, ми рішученалаштовані сприяти економічному розвитку. Чудова поїздка в Ізмаїл і Одеськуобласть з віцепрем’єр-міністром Олександром Кубраковим, щоб обговорити цільовіінвестиції USAID та приватного сектору у стратегічні галузі економіки», -зазначила посол <text:a xlink:type="simple" xlink:href="https://www.ukrinform.ua/tag-ssa" text:style-name="Internet_20_link" text:visited-style-name="Visited_20_Internet_20_Link">
 </text:a>
 .</text:p>
      <text:p text:style-name="P4">
Вона додала, що США через USAID готові підтримувати державно-приватнепартнерство в Ізмаїлі та Одеській області з метою розширення експортусільськогосподарської продукції для підтримки економіки України та пом'якшенняглобальної кризи продовольчої безпеки, що загострилася через війну росії.</text:p>
      <text:p text:style-name="P4">
<text:span text:style-name="T4">
Читайте також:</text:span>
 <text:a xlink:type="simple" xlink:href="https://www.ukrinform.ua/rubric-economy/3683872-porti-pridunava-zberigaut-visoki-tempi-vidvantazenna-zerna.html" text:style-name="Internet_20_link" text:visited-style-name="Visited_20_Internet_20_Link">
 </text:a>
</text:p>
      <text:p text:style-name="P4">
Як повідомили Укрінформу в пресслужбі посольства США, ініціатива, якавпроваджується за допомоги США та має на меті забезпечити модернізацію тарозширення діяльності портів Ізмаїл та Рені на основі спільного вкладенняресурсів з боку USAID, компаній «Кернел» і «Нібулон».</text:p>
      <text:p text:style-name="P4">
<draw:frame draw:style-name="fr1" draw:name="Image153" text:anchor-type="as-char" svg:width="6.9236in" svg:height="3.956343in" draw:z-index="0">
<draw:image xlink:href="../Images/yкринформ/2023-04-26T-62-21-00-03-00/630_360_1682533356-8535.jpeg" xlink:type="simple" xlink:show="embed" xlink:actuate="onLoad" draw:mime-type="image/jpeg"/>
</draw:frame>
 ПосолСША відвідала дунайські порти Рені та Ізмаїл / Фото: Олександр Кубраков,Бріджит Брінк  <text:a xlink:type="simple" xlink:href="https://static.ukrinform.com/photos/2023_04/1682533356-8535.jpeg" text:style-name="Internet_20_link" text:visited-style-name="Visited_20_Internet_20_Link">
<draw:frame draw:style-name="fr1" draw:name="Image154" text:anchor-type="as-char" svg:width="6.9236in" svg:height="3.956343in" draw:z-index="0">
<draw:image xlink:href="../Images/yкринформ/2023-04-26T-62-21-00-03-00/630_360_1682533356-8535.jpeg" xlink:type="simple" xlink:show="embed" xlink:actuate="onLoad" draw:mime-type="image/jpeg"/>
</draw:frame>
</text:a>
 <text:a xlink:type="simple" xlink:href="https://static.ukrinform.com/photos/2023_04/1682533356-4202.jpeg" text:style-name="Internet_20_link" text:visited-style-name="Visited_20_Internet_20_Link">
<draw:frame draw:style-name="fr1" draw:name="Image155" text:anchor-type="as-char" svg:width="6.9236in" svg:height="3.956343in" draw:z-index="0">
<draw:image xlink:href="../Images/yкринформ/2023-04-26T-62-21-00-03-00/630_360_1682533356-4202.jpeg" xlink:type="simple" xlink:show="embed" xlink:actuate="onLoad" draw:mime-type="image/jpeg"/>
</draw:frame>
</text:a>
 <text:a xlink:type="simple" xlink:href="https://static.ukrinform.com/photos/2023_04/1682533356-6535.jpeg" text:style-name="Internet_20_link" text:visited-style-name="Visited_20_Internet_20_Link">
<draw:frame draw:style-name="fr1" draw:name="Image156" text:anchor-type="as-char" svg:width="6.9236in" svg:height="3.956343in" draw:z-index="0">
<draw:image xlink:href="../Images/yкринформ/2023-04-26T-62-21-00-03-00/630_360_1682533356-6535.jpeg" xlink:type="simple" xlink:show="embed" xlink:actuate="onLoad" draw:mime-type="image/jpeg"/>
</draw:frame>
</text:a>
 <text:a xlink:type="simple" xlink:href="https://static.ukrinform.com/photos/2023_04/1682533356-7215.jpeg" text:style-name="Internet_20_link" text:visited-style-name="Visited_20_Internet_20_Link">
<draw:frame draw:style-name="fr1" draw:name="Image157" text:anchor-type="as-char" svg:width="6.9236in" svg:height="3.956343in" draw:z-index="0">
<draw:image xlink:href="../Images/yкринформ/2023-04-26T-62-21-00-03-00/630_360_1682533356-7215.jpeg" xlink:type="simple" xlink:show="embed" xlink:actuate="onLoad" draw:mime-type="image/jpeg"/>
</draw:frame>
</text:a>
 <text:a xlink:type="simple" xlink:href="https://static.ukrinform.com/photos/2023_04/1682533356-8383.jpeg" text:style-name="Internet_20_link" text:visited-style-name="Visited_20_Internet_20_Link">
<draw:frame draw:style-name="fr1" draw:name="Image158" text:anchor-type="as-char" svg:width="6.9236in" svg:height="3.956343in" draw:z-index="0">
<draw:image xlink:href="../Images/yкринформ/2023-04-26T-62-21-00-03-00/630_360_1682533356-8383.jpeg" xlink:type="simple" xlink:show="embed" xlink:actuate="onLoad" draw:mime-type="image/jpeg"/>
</draw:frame>
</text:a>
 <text:a xlink:type="simple" xlink:href="https://static.ukrinform.com/photos/2023_04/1682533356-9743.jpeg" text:style-name="Internet_20_link" text:visited-style-name="Visited_20_Internet_20_Link">
<draw:frame draw:style-name="fr1" draw:name="Image159" text:anchor-type="as-char" svg:width="6.9236in" svg:height="3.956343in" draw:z-index="0">
<draw:image xlink:href="../Images/yкринформ/2023-04-26T-62-21-00-03-00/630_360_1682533356-9743.jpeg" xlink:type="simple" xlink:show="embed" xlink:actuate="onLoad" draw:mime-type="image/jpeg"/>
</draw:frame>
</text:a>
 <text:a xlink:type="simple" xlink:href="https://static.ukrinform.com/photos/2023_04/1682533357-5712.jpeg" text:style-name="Internet_20_link" text:visited-style-name="Visited_20_Internet_20_Link">
<draw:frame draw:style-name="fr1" draw:name="Image160" text:anchor-type="as-char" svg:width="6.9236in" svg:height="3.956343in" draw:z-index="0">
<draw:image xlink:href="../Images/yкринформ/2023-04-26T-62-21-00-03-00/630_360_1682533357-5712.jpeg" xlink:type="simple" xlink:show="embed" xlink:actuate="onLoad" draw:mime-type="image/jpeg"/>
</draw:frame>
</text:a>
 <text:a xlink:type="simple" xlink:href="https://static.ukrinform.com/photos/2023_04/1682533422-2462.jpeg" text:style-name="Internet_20_link" text:visited-style-name="Visited_20_Internet_20_Link">
<draw:frame draw:style-name="fr1" draw:name="Image161" text:anchor-type="as-char" svg:width="6.9236in" svg:height="3.956343in" draw:z-index="0">
<draw:image xlink:href="../Images/yкринформ/2023-04-26T-62-21-00-03-00/630_360_1682533422-2462.jpeg" xlink:type="simple" xlink:show="embed" xlink:actuate="onLoad" draw:mime-type="image/jpeg"/>
</draw:frame>
</text:a>
</text:p>
      <text:p text:style-name="P4">
«За допомогою низки партнерств із приватним бізнесом, про створення яких USAIDоголосило у березні цього року, уряд США у рамках започаткованої USAIDІніціативи стійкості сільського господарства (AGRI-Україна) спрямує надосягнення цієї мети $8 млн, тоді як сукупний внесок компаній «Кернел» і«Нібулон» та «Зернової ініціативи» складе $36 млн. При цьому «Кернел» спільноз урядом США фінансує модернізацію порту Рені, а «Нібулон» разом із урядом США– розширення порту Ізмаїл», - поінформували у диппредставництві.</text:p>
      <text:p text:style-name="P4">
У посольстві зазначили, що подальші партнерські стосунки із «Зерновоюініціативою» дозволять наростити обсяги експорту завдяки придбанню таоблаштуванню перевалочного складу.</text:p>
      <text:p text:style-name="P4">
Source: <text:a xlink:type="simple" xlink:href="https://www.ukrinform.ua/rubric-economy/3701206-posol-ssa-vidvidala-dunajski-porti-reni-ta-izmail.html" text:style-name="Internet_20_link" text:visited-style-name="Visited_20_Internet_20_Link">
https://www.ukrinform.ua/rubric-economy/3701206-posol-ssa-vidvidala-dunajski-porti-reni-ta-izmail.html</text:a>
</text:p>
      <!--NEWS-->
      <text:h text:style-name="P10" text:outline-level="1">
<text:span text:style-name="T4">
Бібліотеки Одеси й Ліверпуля стали побратимами - Зеленська</text:span>
</text:h>
      <text:p text:style-name="P4">
Authors: Ukrinform (Person)</text:p>
      <text:p text:style-name="P4">
Publisher: Укринформ (Organization)</text:p>
      <text:p text:style-name="P4">
Published Time: 2023-04-26T-64:15:00+03:00</text:p>
      <text:p text:style-name="P4">
Modified Time: 2023-04-26T21:15:00+03:00</text:p>
      <text:p text:style-name="P4">
Description: Олена Зеленська разом із королем Великої Британії Чарльзом ІІІ та королевою-консортом Камілою взяла участь у церемонії проголошення побратимства між Центральною бібліотекою Ліверпуля та Одеською науковою бібліотекою імені Михайла Грушевського. — Укрінформ.</text:p>
      <text:p text:style-name="P4">
Images: ["<text:a xlink:type="simple" xlink:href="https://static.ukrinform.com/photos/2023_04/thumb_files/630_360_1682532622-141.jpg" text:style-name="Internet_20_link" text:visited-style-name="Visited_20_Internet_20_Link">
630_360_16825...</text:a>
"]</text:p>
      <text:p text:style-name="P4">
Tags: ['Бібліотека', 'Британія', 'Олена Зеленська', 'Чарльз ІІІ']</text:p>
      <text:p text:style-name="P4">
Type: Article</text:p>
      <!--METADATA-->
      <text:p text:style-name="P4">
<draw:frame draw:style-name="fr1" draw:name="Image162" text:anchor-type="as-char" svg:width="6.9236in" svg:height="3.956343in" draw:z-index="0">
<draw:image xlink:href="../Images/yкринформ/2023-04-26T-64-15-00-03-00/630_360_1682532622-141.jpg" xlink:type="simple" xlink:show="embed" xlink:actuate="onLoad" draw:mime-type="image/jpeg"/>
</draw:frame>
 ОленаЗеленська разом із королем Великої Британії Чарльзом ІІІ та королевою-консортом Камілою взяла участь у церемонії проголошення побратимства міжЦентральною бібліотекою Ліверпуля та Одеською науковою бібліотекою іменіМихайла Грушевського.</text:p>
      <text:p text:style-name="P4">
Про це дружина Президента повідомила в <text:a xlink:type="simple" xlink:href="http://t.me/FirstLadyOfUkraine/2984" text:style-name="Internet_20_link" text:visited-style-name="Visited_20_Internet_20_Link">
</text:a>
 , передає Укрінформ.</text:p>
      <text:p text:style-name="P4">
"Цей вияв солідарності – значущий для України. Від початку війни ми втратилипонад 300 бібліотек. Бібліотеки, як і люди, ризикують через російські атакищодня", - написала вона.</text:p>
      <text:p text:style-name="P4">
Водночас перша леді висловила вдячність Великій Британії за підтримку накультурному фронті. На її переконання, у тяжкі дні книги та культура надаютьне тільки моральну, а й дієву підтримку.</text:p>
      <text:p text:style-name="P4">
"Колись Одеську бібліотеку вже довелося відбудовувати після руйнування – уДругу світову її розбомбили нацисти. Тепер вона допомагає нам вистояти вже уборотьбі з іншим нападником. Бо Україна нині бореться саме за те, щоб ніде усвіті бібліотеки не руйнувалися, книжки не горіли, люди не гинули. Щоб війнизалишилися тільки в історичних працях. А кожна людина у світі могла спокійночитати і розвиватися, без загрози нападу і боротьби за виживання", - зазначиладружина Президента.</text:p>
      <text:p text:style-name="P4">
Також перша леді наголосила на виключній ролі бібліотек під час зимовихобстрілів.</text:p>
      <text:p text:style-name="P4">
"Коли не було світла і тепла, бібліотеки ставали справжніми гуманітарними іволонтерськими хабами, місцем, де можна було бути разом і відчувати тепло вширокому сенсі цього слова", - написала Зеленська.</text:p>
      <text:p text:style-name="P4">
<text:span text:style-name="T4">
Читайте також:</text:span>
 <text:a xlink:type="simple" xlink:href="https://www.ukrinform.ua/rubric-society/3699547-proekt-knizki-bez-kordoniv-realizuut-uze-v-37-krainah-zelenska.html" text:style-name="Internet_20_link" text:visited-style-name="Visited_20_Internet_20_Link">
 </text:a>
</text:p>
      <text:p text:style-name="P4">
Як повідомлялося, внаслідок повномасштабного вторгнення росії в Україніпостраждали або повністю зруйновані 528 бібліотек, знищені понад 300 бібліотекв навчальних закладах, постраждали як мінімум 20 університетських бібліотек,повністю знищені книжкові фонди 42 бібліотек.</text:p>
      <text:p text:style-name="P4">
Source: <text:a xlink:type="simple" xlink:href="https://www.ukrinform.ua/rubric-culture/3701199-biblioteki-odesi-j-liverpula-stali-pobratimami-zelenska.html" text:style-name="Internet_20_link" text:visited-style-name="Visited_20_Internet_20_Link">
https://www.ukrinform.ua/rubric-culture/3701199-biblioteki-odesi-j-liverpula-stali-pobratimami-zelenska.html</text:a>
</text:p>
      <!--NEWS-->
      <text:h text:style-name="P10" text:outline-level="1">
<text:span text:style-name="T4">
Ткаченко – про обстріл музею у Куп'янську: Збережена більшість об'єктів культурної спадщини</text:span>
</text:h>
      <text:p text:style-name="P4">
Authors: Ukrinform (Person)</text:p>
      <text:p text:style-name="P4">
Publisher: Укринформ (Organization)</text:p>
      <text:p text:style-name="P4">
Published Time: 2023-04-26T-68:12:08+03:00</text:p>
      <text:p text:style-name="P4">
Modified Time: 2023-04-26T21:12:08+03:00</text:p>
      <text:p text:style-name="P4">
Description: Більшість об'єктів культурної спадщини з Куп'янського краєзнавчого музею не були знищені внаслідок ракетної атаки російської федерації. — Укрінформ.</text:p>
      <text:p text:style-name="P4">
Images: ["<text:a xlink:type="simple" xlink:href="https://static.ukrinform.com/photos/2023_04/thumb_files/630_360_1682532337-577.jpg" text:style-name="Internet_20_link" text:visited-style-name="Visited_20_Internet_20_Link">
630_360_16825...</text:a>
"]</text:p>
      <text:p text:style-name="P4">
Tags: ['Музей', 'Обстріл', 'Ткаченко', 'Харківщина', 'Єдині новини']</text:p>
      <text:p text:style-name="P4">
Type: Article</text:p>
      <!--METADATA-->
      <text:p text:style-name="P4">
<draw:frame draw:style-name="fr1" draw:name="Image163" text:anchor-type="as-char" svg:width="6.9236in" svg:height="3.956343in" draw:z-index="0">
<draw:image xlink:href="../Images/yкринформ/2023-04-26T-68-12-08-03-00/630_360_1682532337-577.jpg" xlink:type="simple" xlink:show="embed" xlink:actuate="onLoad" draw:mime-type="image/jpeg"/>
</draw:frame>
 Більшістьоб'єктів культурної спадщини з Куп'янського краєзнавчого музею не були знищенівнаслідок ракетної атаки російської федерації.</text:p>
      <text:p text:style-name="P4">
Про це повідомив міністр культури та інформаційної політики Олександр Ткаченков ефірі телемарафону "Єдині новини", передає Укрінформ.</text:p>
      <text:p text:style-name="P4">
"Музей зруйновно вщент - це не просто пошкодження. Він знаходиться в центрі, іжодних воєнних об’єктів поруч немає. На жаль, загинули двоє представниківмузею, які працювали там весь цей час. Більшість об’єктів культурної спадщинизбережено. Але це - ще одне свідчення того, що росіяни цілять в нашу <text:a xlink:type="simple" xlink:href="https://www.ukrinform.ua/tag-kultura" text:style-name="Internet_20_link" text:visited-style-name="Visited_20_Internet_20_Link">
</text:a>
 спадщину, ідентичність. Сподіваюся, щобільше жертв не буде", - сказав він.</text:p>
      <text:p text:style-name="P4">
<text:span text:style-name="T4">
Читайте також:</text:span>
 <text:a xlink:type="simple" xlink:href="https://www.ukrinform.ua/rubric-culture/3699965-na-vidbudovu-kulturnoi-infrastrukturi-ukraini-potribno-100-milardiv-mkip.html" text:style-name="Internet_20_link" text:visited-style-name="Visited_20_Internet_20_Link">
 </text:a>
</text:p>
      <text:p text:style-name="P4">
Як повідомляв Укрінформ, вранці 25 квітня росія завдала удару по Куп’янськуХарківської області, поціливши у краєзнавчий музей.</text:p>
      <text:p text:style-name="P4">
Внаслідок ракетного удару, загинули двоє людей, зокрема, <text:a xlink:type="simple" xlink:href="https://www.ukrinform.ua/rubric-regions/3700864-unaslidok-rosijskogo-udaru-po-kupansku-zaginula-direktor-kraeznavcogo-muzeu.html" text:style-name="Internet_20_link" text:visited-style-name="Visited_20_Internet_20_Link">
</text:a>
 . Ще 10 цивільних осіботримали поранення.</text:p>
      <text:p text:style-name="P4">
<text:span text:style-name="T5">
Фото: ДСНС</text:span>
</text:p>
      <text:p text:style-name="P4">
Source: <text:a xlink:type="simple" xlink:href="https://www.ukrinform.ua/rubric-culture/3701198-tkacenko-pro-obstril-muzeu-u-kupansku-zberezena-bilsist-obektiv-kulturnoi-spadsini.html" text:style-name="Internet_20_link" text:visited-style-name="Visited_20_Internet_20_Link">
https://www.ukrinform.ua/rubric-culture/3701198-tkacenko-pro-obstril-muzeu-u-kupansku-zberezena-bilsist-obektiv-kulturnoi-spadsini.html</text:a>
</text:p>
      <!--NEWS-->
      <text:h text:style-name="P10" text:outline-level="1">
<text:span text:style-name="T4">
«Прометей» не зміг пробитися у фінал баскетбольного Єврокубка</text:span>
</text:h>
      <text:p text:style-name="P4">
Authors: Ukrinform (Person)</text:p>
      <text:p text:style-name="P4">
Publisher: Укринформ (Organization)</text:p>
      <text:p text:style-name="P4">
Published Time: 2023-04-26T-70:11:45+03:00</text:p>
      <text:p text:style-name="P4">
Modified Time: 2023-04-26T21:11:45+03:00</text:p>
      <text:p text:style-name="P4">
Description: Баскетболісти «Прометея» зупинилися за крок до фіналу Єврокубка. — Укрінформ.</text:p>
      <text:p text:style-name="P4">
Images: ["<text:a xlink:type="simple" xlink:href="https://static.ukrinform.com/photos/2023_03/thumb_files/630_360_1679469536-139.jpg" text:style-name="Internet_20_link" text:visited-style-name="Visited_20_Internet_20_Link">
630_360_16794...</text:a>
"]</text:p>
      <text:p text:style-name="P4">
Tags: ['Баскетбол']</text:p>
      <text:p text:style-name="P4">
Type: Article</text:p>
      <!--METADATA-->
      <text:p text:style-name="P4">
<draw:frame draw:style-name="fr1" draw:name="Image164" text:anchor-type="as-char" svg:width="6.9236in" svg:height="3.956343in" draw:z-index="0">
<draw:image xlink:href="../Images/yкринформ/2023-04-26T-70-11-45-03-00/630_360_1679469536-139.jpg" xlink:type="simple" xlink:show="embed" xlink:actuate="onLoad" draw:mime-type="image/jpeg"/>
</draw:frame>
Баскетболісти «Прометея» зупинилися за крок до фіналу Єврокубка.</text:p>
      <text:p text:style-name="P4">
У півфіналі турніру команда із Слобожанського (Дніпропетровська область) на«Арені Рига» у Латвії поступилася турецькому клубу «Тюрк Телеком» - 74:76(25:16, 13:25, 18:20, 18:15), передає Укрінформ.</text:p>
      <text:p text:style-name="P4">
У вирішальному матчі Єврокубка «Тюрк Телеком» зустрінеться з переможцеміспанського протистояння між «Гран Канарія» та «Ховентут Бадалона».</text:p>
      <text:p text:style-name="P4">
<text:span text:style-name="T4">
Читайте також:</text:span>
 <text:a xlink:type="simple" xlink:href="https://www.ukrinform.ua/rubric-sports/3697574-fiba-ne-dopustila-rosiu-do-kvalifikacii-na-olimpijski-igri.html" text:style-name="Internet_20_link" text:visited-style-name="Visited_20_Internet_20_Link">
 </text:a>
</text:p>
      <text:p text:style-name="P4">
Зазначимо, що всі претенденти на перемогу в Єврокубку просуваються впередтурнірною сіткою плей-офф, граючи з суперником лише один матч.</text:p>
      <text:p text:style-name="P4">
Фото: prometeybc.com.</text:p>
      <text:p text:style-name="P4">
Source: <text:a xlink:type="simple" xlink:href="https://www.ukrinform.ua/rubric-sports/3701197-prometej-ne-zmig-probitisa-u-final-basketbolnogo-evrokubka.html" text:style-name="Internet_20_link" text:visited-style-name="Visited_20_Internet_20_Link">
https://www.ukrinform.ua/rubric-sports/3701197-prometej-ne-zmig-probitisa-u-final-basketbolnogo-evrokubka.html</text:a>
</text:p>
      <!--NEWS-->
      <text:h text:style-name="P10" text:outline-level="1">
<text:span text:style-name="T4">
Donetsk Oblast(07:12). Red Alert: aerial threat. Sirens sounding. Take cover now!</text:span>
</text:h>
      <text:p text:style-name="P4">
Authors: liveuamap (Language: en)</text:p>
      <text:p text:style-name="P4">
Time: 2023-04-26T01:13:00</text:p>
      <text:p text:style-name="P4">
Location: Donetsk Oblast (Latitude:48.72744 Longtitude:37.5781)</text:p>
      <text:p text:style-name="P4">
Videos: []</text:p>
      <text:p text:style-name="P4">
Images: []</text:p>
      <text:p text:style-name="P4">
Tags: ["Europe", "Central and Eastern Europe"]</text:p>
      <text:p text:style-name="P4">
ID: 22558636</text:p>
      <!--METADATA-->
      <text:p text:style-name="P4">
Donetsk Oblast(07:12). Red Alert: aerial threat. Sirens sounding. Take covernow!</text:p>
      <text:p text:style-name="P4">
News Collection Link: <text:a xlink:type="simple" xlink:href="https://liveuamap.com/en/2023/26-april-donetsk-oblast0712-red-alert-aerial-g" text:style-name="Internet_20_link" text:visited-style-name="Visited_20_Internet_20_Link">
https://liveuamap.com/en/2023/26-april-donetsk-oblast0712-red-alert-aerial-g</text:a>
</text:p>
      <text:p text:style-name="P4">
Source: <text:a xlink:type="simple" xlink:href="https://t.me/air_alert_ua/43741" text:style-name="Internet_20_link" text:visited-style-name="Visited_20_Internet_20_Link">
https://t.me/air_alert_ua/43741</text:a>
</text:p>
      <!--NEWS-->
      <text:h text:style-name="P10" text:outline-level="1">
<text:span text:style-name="T4">
Dnipro, Dnipropetrovska Oblast(07:40). Red Alert: aerial threat. Sirens sounding. Take cover ...</text:span>
</text:h>
      <text:p text:style-name="P4">
Authors: liveuamap (Language: en)</text:p>
      <text:p text:style-name="P4">
Time: 2023-04-26T01:41:00</text:p>
      <text:p text:style-name="P4">
Location: Dnipro (Latitude:48.45930000 Longtitude:35.03865000)</text:p>
      <text:p text:style-name="P4">
Videos: []</text:p>
      <text:p text:style-name="P4">
Images: []</text:p>
      <text:p text:style-name="P4">
Tags: ["Europe", "Central and Eastern Europe"]</text:p>
      <text:p text:style-name="P4">
ID: 22558637</text:p>
      <!--METADATA-->
      <text:p text:style-name="P4">
Dnipro, Dnipropetrovska Oblast(07:40). Red Alert: aerial threat. Sirenssounding. Take cover now!</text:p>
      <text:p text:style-name="P4">
News Collection Link: <text:a xlink:type="simple" xlink:href="https://liveuamap.com/en/2023/26-april-dnipro-dnipropetrovska-oblast0740-reg" text:style-name="Internet_20_link" text:visited-style-name="Visited_20_Internet_20_Link">
https://liveuamap.com/en/2023/26-april-dnipro-dnipropetrovska-oblast0740-reg</text:a>
</text:p>
      <text:p text:style-name="P4">
Source: <text:a xlink:type="simple" xlink:href="https://t.me/suspilnednipro/14744" text:style-name="Internet_20_link" text:visited-style-name="Visited_20_Internet_20_Link">
https://t.me/suspilnednipro/14744</text:a>
</text:p>
      <!--NEWS-->
      <text:h text:style-name="P10" text:outline-level="1">
<text:span text:style-name="T4">
At Sivershchyna and Slobozhanschyna directions Russian army shelled Leonivka of Chernihiv reg...</text:span>
</text:h>
      <text:p text:style-name="P4">
Authors: liveuamap (Language: en)</text:p>
      <text:p text:style-name="P4">
Time: 2023-04-26T02:36:00</text:p>
      <text:p text:style-name="P4">
Location: Vovchansk (Latitude:50.10957 Longtitude:37.63865)</text:p>
      <text:p text:style-name="P4">
Videos: []</text:p>
      <text:p text:style-name="P4">
Images: []</text:p>
      <text:p text:style-name="P4">
Tags: ["Russia"]</text:p>
      <text:p text:style-name="P4">
ID: 22558735</text:p>
      <!--METADATA-->
      <text:p text:style-name="P4">
At Sivershchyna and Slobozhanschyna directions Russian army shelled Leonivkaof Chernihiv region; Seredyna-Buda, Korenok, Stukalivka, Iskryskivschyna,Novoivanivka, Volfyne, Pavlivka, Kostyantynivka and Basivka of Sumy region,also Udy, Veterynarne, Zelene, Neskuchne, Strilecha, Ohirtseve, Hatysche andAmbarne of Kharkiv region, - General Staff of Armed Forces of Ukraine says inthe morning report</text:p>
      <text:p text:style-name="P4">
News Collection Link: <text:a xlink:type="simple" xlink:href="https://liveuamap.com/en/2023/26-april-at-sivershchyna-and-slobozhanschyna-directions-russian" text:style-name="Internet_20_link" text:visited-style-name="Visited_20_Internet_20_Link">
https://liveuamap.com/en/2023/26-april-at-sivershchyna-and-slobozhanschyna-directions-russian</text:a>
</text:p>
      <text:p text:style-name="P4">
Source: <text:a xlink:type="simple" xlink:href="https://t.me/lumsrc/4597" text:style-name="Internet_20_link" text:visited-style-name="Visited_20_Internet_20_Link">
https://t.me/lumsrc/4597</text:a>
</text:p>
      <!--NEWS-->
      <text:h text:style-name="P10" text:outline-level="1">
<text:span text:style-name="T4">
Zaporizka Oblast(08:37). Red Alert: aerial threat. Sirens sounding. Take cover now!</text:span>
</text:h>
      <text:p text:style-name="P4">
Authors: liveuamap (Language: en)</text:p>
      <text:p text:style-name="P4">
Time: 2023-04-26T02:38:00</text:p>
      <text:p text:style-name="P4">
Location: Zaporizka Oblast (Latitude:47.613121 Longtitude:35.765491)</text:p>
      <text:p text:style-name="P4">
Videos: []</text:p>
      <text:p text:style-name="P4">
Images: []</text:p>
      <text:p text:style-name="P4">
Tags: ["Europe", "Central and Eastern Europe"]</text:p>
      <text:p text:style-name="P4">
ID: 22558713</text:p>
      <!--METADATA-->
      <text:p text:style-name="P4">
Zaporizka Oblast(08:37). Red Alert: aerial threat. Sirens sounding. Take covernow!</text:p>
      <text:p text:style-name="P4">
News Collection Link: <text:a xlink:type="simple" xlink:href="https://liveuamap.com/en/2023/26-april-zaporizka-oblast0837-red-alert-aeriag" text:style-name="Internet_20_link" text:visited-style-name="Visited_20_Internet_20_Link">
https://liveuamap.com/en/2023/26-april-zaporizka-oblast0837-red-alert-aeriag</text:a>
</text:p>
      <text:p text:style-name="P4">
Source: <text:a xlink:type="simple" xlink:href="https://t.me/air_alert_ua/43744" text:style-name="Internet_20_link" text:visited-style-name="Visited_20_Internet_20_Link">
https://t.me/air_alert_ua/43744</text:a>
</text:p>
      <!--NEWS-->
      <text:h text:style-name="P10" text:outline-level="1">
<text:span text:style-name="T4">
Russian forces conducting offensive actions at Bakhmut, Avdiivka and Maryinka directions. Ukr...</text:span>
</text:h>
      <text:p text:style-name="P4">
Authors: liveuamap (Language: en)</text:p>
      <text:p text:style-name="P4">
Time: 2023-04-26T02:40:39</text:p>
      <text:p text:style-name="P4">
Location: Donetsk (Latitude:48.08874 Longtitude:37.59281)</text:p>
      <text:p text:style-name="P4">
Videos: []</text:p>
      <text:p text:style-name="P4">
Images: []</text:p>
      <text:p text:style-name="P4">
Tags: ["Russia"]</text:p>
      <text:p text:style-name="P4">
ID: 22558714</text:p>
      <!--METADATA-->
      <text:p text:style-name="P4">
Russian forces conducting offensive actions at Bakhmut, Avdiivka and Maryinkadirections. Ukrainian military repelled 39 Russian attacks. Russian forcesattempting to advance near Bakhmut, Bohdanivka, Khromove and Klischiyivka,Syeverne and Pervomayske, Maryinka, - General Staff of Armed Forces of Ukrainesays in the morning report</text:p>
      <text:p text:style-name="P4">
News Collection Link: <text:a xlink:type="simple" xlink:href="https://liveuamap.com/en/2023/26-april-russian-forces-conducting-offensive-actions-at-bakhmut" text:style-name="Internet_20_link" text:visited-style-name="Visited_20_Internet_20_Link">
https://liveuamap.com/en/2023/26-april-russian-forces-conducting-offensive-actions-at-bakhmut</text:a>
</text:p>
      <text:p text:style-name="P4">
Source: <text:a xlink:type="simple" xlink:href="https://t.me/lumsrc/4605" text:style-name="Internet_20_link" text:visited-style-name="Visited_20_Internet_20_Link">
https://t.me/lumsrc/4605</text:a>
</text:p>
      <!--NEWS-->
      <text:h text:style-name="P10" text:outline-level="1">
<text:span text:style-name="T4">
At Zaporizhzhia and Kherson directions Russian army shelled Malynivka, Mala Tokmachka, Novoan...</text:span>
</text:h>
      <text:p text:style-name="P4">
Authors: liveuamap (Language: en)</text:p>
      <text:p text:style-name="P4">
Time: 2023-04-26T02:43:47</text:p>
      <text:p text:style-name="P4">
Location: Kherson (Latitude:46.63706 Longtitude:32.62236)</text:p>
      <text:p text:style-name="P4">
Videos: []</text:p>
      <text:p text:style-name="P4">
Images: []</text:p>
      <text:p text:style-name="P4">
Tags: ["Russia"]</text:p>
      <text:p text:style-name="P4">
ID: 22558720</text:p>
      <!--METADATA-->
      <text:p text:style-name="P4">
At Zaporizhzhia and Kherson directions Russian army shelled Malynivka, MalaTokmachka, Novoandriyivka, Mali Scherbaky, Plavni of Zaporizhzhia regionoblasti and Kozatske, Odradokamyanka, Olhivka, Lvove, Kizomys, also Khersoncity, - General Staff of Armed Forces of Ukraine says in the morning report</text:p>
      <text:p text:style-name="P4">
News Collection Link: <text:a xlink:type="simple" xlink:href="https://liveuamap.com/en/2023/26-april-at-zaporizhzhia-and-kherson-directions-russian-army" text:style-name="Internet_20_link" text:visited-style-name="Visited_20_Internet_20_Link">
https://liveuamap.com/en/2023/26-april-at-zaporizhzhia-and-kherson-directions-russian-army</text:a>
</text:p>
      <text:p text:style-name="P4">
Source: <text:a xlink:type="simple" xlink:href="https://t.me/lumsrc/4604" text:style-name="Internet_20_link" text:visited-style-name="Visited_20_Internet_20_Link">
https://t.me/lumsrc/4604</text:a>
</text:p>
      <!--NEWS-->
      <text:h text:style-name="P10" text:outline-level="1">
<text:span text:style-name="T4">
Mykolaiv, Mykolayivska Oblast, Kherson, Khersonska Oblast(08:41). Red Alert: aerial threat. S...</text:span>
</text:h>
      <text:p text:style-name="P4">
Authors: liveuamap (Language: en)</text:p>
      <text:p text:style-name="P4">
Time: 2023-04-26T02:44:00</text:p>
      <text:p text:style-name="P4">
Location: Mykolaiv (Latitude:46.94839 Longtitude:32.00633)</text:p>
      <text:p text:style-name="P4">
Videos: []</text:p>
      <text:p text:style-name="P4">
Images: []</text:p>
      <text:p text:style-name="P4">
Tags: ["Europe", "Central and Eastern Europe"]</text:p>
      <text:p text:style-name="P4">
ID: 22558722</text:p>
      <!--METADATA-->
      <text:p text:style-name="P4">
Mykolaiv, Mykolayivska Oblast, Kherson, Khersonska Oblast(08:41). Red Alert:aerial threat. Sirens sounding. Take cover now!</text:p>
      <text:p text:style-name="P4">
News Collection Link: <text:a xlink:type="simple" xlink:href="https://liveuamap.com/en/2023/26-april-mykolaiv-mykolayivska-oblast-khersong" text:style-name="Internet_20_link" text:visited-style-name="Visited_20_Internet_20_Link">
https://liveuamap.com/en/2023/26-april-mykolaiv-mykolayivska-oblast-khersong</text:a>
</text:p>
      <text:p text:style-name="P4">
Source: <text:a xlink:type="simple" xlink:href="https://t.me/air_alert_ua/43746" text:style-name="Internet_20_link" text:visited-style-name="Visited_20_Internet_20_Link">
https://t.me/air_alert_ua/43746</text:a>
</text:p>
      <!--NEWS-->
      <text:h text:style-name="P10" text:outline-level="1">
<text:span text:style-name="T4">
Kirovohradska Oblast(09:15). Red Alert: aerial threat. Sirens sounding. Take cover now!</text:span>
</text:h>
      <text:p text:style-name="P4">
Authors: liveuamap (Language: en)</text:p>
      <text:p text:style-name="P4">
Time: 2023-04-26T03:16:00</text:p>
      <text:p text:style-name="P4">
Location: Kirovohradska Oblast (Latitude:48.50000000 Longtitude:32.00000000)</text:p>
      <text:p text:style-name="P4">
Videos: []</text:p>
      <text:p text:style-name="P4">
Images: []</text:p>
      <text:p text:style-name="P4">
Tags: ["Europe", "Central and Eastern Europe"]</text:p>
      <text:p text:style-name="P4">
ID: 22558737</text:p>
      <!--METADATA-->
      <text:p text:style-name="P4">
Kirovohradska Oblast(09:15). Red Alert: aerial threat. Sirens sounding. Takecover now!</text:p>
      <text:p text:style-name="P4">
News Collection Link: <text:a xlink:type="simple" xlink:href="https://liveuamap.com/en/2023/26-april-kirovohradska-oblast0915-red-alert-ag" text:style-name="Internet_20_link" text:visited-style-name="Visited_20_Internet_20_Link">
https://liveuamap.com/en/2023/26-april-kirovohradska-oblast0915-red-alert-ag</text:a>
</text:p>
      <text:p text:style-name="P4">
Source: <text:a xlink:type="simple" xlink:href="https://t.me/air_alert_ua/43750" text:style-name="Internet_20_link" text:visited-style-name="Visited_20_Internet_20_Link">
https://t.me/air_alert_ua/43750</text:a>
</text:p>
      <!--NEWS-->
      <text:h text:style-name="P10" text:outline-level="1">
<text:span text:style-name="T4">
Cherkaska Oblast(09:16). Red Alert: aerial threat. Sirens sounding. Take cover now!</text:span>
</text:h>
      <text:p text:style-name="P4">
Authors: liveuamap (Language: en)</text:p>
      <text:p text:style-name="P4">
Time: 2023-04-26T03:18:00</text:p>
      <text:p text:style-name="P4">
Location: Cherkaska Oblast (Latitude:49.25000000 Longtitude:31.33333000)</text:p>
      <text:p text:style-name="P4">
Videos: []</text:p>
      <text:p text:style-name="P4">
Images: []</text:p>
      <text:p text:style-name="P4">
Tags: ["Europe", "Central and Eastern Europe"]</text:p>
      <text:p text:style-name="P4">
ID: 22558738</text:p>
      <!--METADATA-->
      <text:p text:style-name="P4">
Cherkaska Oblast(09:16). Red Alert: aerial threat. Sirens sounding. Take covernow!</text:p>
      <text:p text:style-name="P4">
News Collection Link: <text:a xlink:type="simple" xlink:href="https://liveuamap.com/en/2023/26-april-cherkaska-oblast0916-red-alert-aeriag" text:style-name="Internet_20_link" text:visited-style-name="Visited_20_Internet_20_Link">
https://liveuamap.com/en/2023/26-april-cherkaska-oblast0916-red-alert-aeriag</text:a>
</text:p>
      <text:p text:style-name="P4">
Source: <text:a xlink:type="simple" xlink:href="https://t.me/air_alert_ua/43751" text:style-name="Internet_20_link" text:visited-style-name="Visited_20_Internet_20_Link">
https://t.me/air_alert_ua/43751</text:a>
</text:p>
      <!--NEWS-->
      <text:h text:style-name="P10" text:outline-level="1">
<text:span text:style-name="T4">
Zaporizka Oblast(09:26). Red Alert: aerial threat. Sirens sounding. Take cover now!</text:span>
</text:h>
      <text:p text:style-name="P4">
Authors: liveuamap (Language: en)</text:p>
      <text:p text:style-name="P4">
Time: 2023-04-26T03:29:00</text:p>
      <text:p text:style-name="P4">
Location: Zaporizka Oblast (Latitude:47.611561 Longtitude:35.764241)</text:p>
      <text:p text:style-name="P4">
Videos: []</text:p>
      <text:p text:style-name="P4">
Images: []</text:p>
      <text:p text:style-name="P4">
Tags: ["Europe", "Central and Eastern Europe"]</text:p>
      <text:p text:style-name="P4">
ID: 22558739</text:p>
      <!--METADATA-->
      <text:p text:style-name="P4">
Zaporizka Oblast(09:26). Red Alert: aerial threat. Sirens sounding. Take covernow!</text:p>
      <text:p text:style-name="P4">
News Collection Link: <text:a xlink:type="simple" xlink:href="https://liveuamap.com/en/2023/26-april-zaporizka-oblast0926-red-alert-aeriag" text:style-name="Internet_20_link" text:visited-style-name="Visited_20_Internet_20_Link">
https://liveuamap.com/en/2023/26-april-zaporizka-oblast0926-red-alert-aeriag</text:a>
</text:p>
      <text:p text:style-name="P4">
Source: <text:a xlink:type="simple" xlink:href="https://t.me/air_alert_ua/43753" text:style-name="Internet_20_link" text:visited-style-name="Visited_20_Internet_20_Link">
https://t.me/air_alert_ua/43753</text:a>
</text:p>
      <!--NEWS-->
      <text:h text:style-name="P10" text:outline-level="1">
<text:span text:style-name="T4">
Kharkiv, Kharkivska Oblast, Donetsk Oblast(10:01). Red Alert: aerial threat. Sirens sounding....</text:span>
</text:h>
      <text:p text:style-name="P4">
Authors: liveuamap (Language: en)</text:p>
      <text:p text:style-name="P4">
Time: 2023-04-26T04:02:00</text:p>
      <text:p text:style-name="P4">
Location: Kharkiv (Latitude:49.98191 Longtitude:36.25315)</text:p>
      <text:p text:style-name="P4">
Videos: []</text:p>
      <text:p text:style-name="P4">
Images: []</text:p>
      <text:p text:style-name="P4">
Tags: ["Europe", "Central and Eastern Europe"]</text:p>
      <text:p text:style-name="P4">
ID: 22558742</text:p>
      <!--METADATA-->
      <text:p text:style-name="P4">
Kharkiv, Kharkivska Oblast, Donetsk Oblast(10:01). Red Alert: aerial threat.Sirens sounding. Take cover now!</text:p>
      <text:p text:style-name="P4">
News Collection Link: <text:a xlink:type="simple" xlink:href="https://liveuamap.com/en/2023/26-april-kharkiv-kharkivska-oblast-donetsk-obg" text:style-name="Internet_20_link" text:visited-style-name="Visited_20_Internet_20_Link">
https://liveuamap.com/en/2023/26-april-kharkiv-kharkivska-oblast-donetsk-obg</text:a>
</text:p>
      <text:p text:style-name="P4">
Source: <text:a xlink:type="simple" xlink:href="https://t.me/air_alert_ua/43759" text:style-name="Internet_20_link" text:visited-style-name="Visited_20_Internet_20_Link">
https://t.me/air_alert_ua/43759</text:a>
</text:p>
      <!--NEWS-->
      <text:h text:style-name="P10" text:outline-level="1">
<text:span text:style-name="T4">
Chernihivska Oblast(10:09). Red Alert: aerial threat. Sirens sounding. Take cover now!</text:span>
</text:h>
      <text:p text:style-name="P4">
Authors: liveuamap (Language: en)</text:p>
      <text:p text:style-name="P4">
Time: 2023-04-26T04:09:00</text:p>
      <text:p text:style-name="P4">
Location: Chernihivska Oblast (Latitude:51.33333000 Longtitude:32.00000000)</text:p>
      <text:p text:style-name="P4">
Videos: []</text:p>
      <text:p text:style-name="P4">
Images: []</text:p>
      <text:p text:style-name="P4">
Tags: ["Europe", "Central and Eastern Europe"]</text:p>
      <text:p text:style-name="P4">
ID: 22558743</text:p>
      <!--METADATA-->
      <text:p text:style-name="P4">
Chernihivska Oblast(10:09). Red Alert: aerial threat. Sirens sounding. Takecover now!</text:p>
      <text:p text:style-name="P4">
News Collection Link: <text:a xlink:type="simple" xlink:href="https://liveuamap.com/en/2023/26-april-chernihivska-oblast1009-red-alert-aeg" text:style-name="Internet_20_link" text:visited-style-name="Visited_20_Internet_20_Link">
https://liveuamap.com/en/2023/26-april-chernihivska-oblast1009-red-alert-aeg</text:a>
</text:p>
      <text:p text:style-name="P4">
Source: <text:a xlink:type="simple" xlink:href="https://t.me/suspilnechernihiv/17922" text:style-name="Internet_20_link" text:visited-style-name="Visited_20_Internet_20_Link">
https://t.me/suspilnechernihiv/17922</text:a>
</text:p>
      <!--NEWS-->
      <text:h text:style-name="P10" text:outline-level="1">
<text:span text:style-name="T4">
Sumska Oblast(10:08). Red Alert: aerial threat. Sirens sounding. Take cover now!</text:span>
</text:h>
      <text:p text:style-name="P4">
Authors: liveuamap (Language: en)</text:p>
      <text:p text:style-name="P4">
Time: 2023-04-26T04:11:00</text:p>
      <text:p text:style-name="P4">
Location: Sumska Oblast (Latitude:51.00000000 Longtitude:34.00000000)</text:p>
      <text:p text:style-name="P4">
Videos: []</text:p>
      <text:p text:style-name="P4">
Images: []</text:p>
      <text:p text:style-name="P4">
Tags: ["Europe", "Central and Eastern Europe"]</text:p>
      <text:p text:style-name="P4">
ID: 22558744</text:p>
      <!--METADATA-->
      <text:p text:style-name="P4">
Sumska Oblast(10:08). Red Alert: aerial threat. Sirens sounding. Take covernow!</text:p>
      <text:p text:style-name="P4">
News Collection Link: <text:a xlink:type="simple" xlink:href="https://liveuamap.com/en/2023/26-april-sumska-oblast1008-red-alert-aerial-tg" text:style-name="Internet_20_link" text:visited-style-name="Visited_20_Internet_20_Link">
https://liveuamap.com/en/2023/26-april-sumska-oblast1008-red-alert-aerial-tg</text:a>
</text:p>
      <text:p text:style-name="P4">
Source: <text:a xlink:type="simple" xlink:href="https://t.me/air_alert_ua/43760" text:style-name="Internet_20_link" text:visited-style-name="Visited_20_Internet_20_Link">
https://t.me/air_alert_ua/43760</text:a>
</text:p>
      <!--NEWS-->
      <text:h text:style-name="P10" text:outline-level="1">
<text:span text:style-name="T4">
Zaporizka Oblast(10:28). Red Alert: aerial threat. Sirens sounding. Take cover now!</text:span>
</text:h>
      <text:p text:style-name="P4">
Authors: liveuamap (Language: en)</text:p>
      <text:p text:style-name="P4">
Time: 2023-04-26T04:30:00</text:p>
      <text:p text:style-name="P4">
Location: Zaporizka Oblast (Latitude:47.611011 Longtitude:35.765161)</text:p>
      <text:p text:style-name="P4">
Videos: []</text:p>
      <text:p text:style-name="P4">
Images: []</text:p>
      <text:p text:style-name="P4">
Tags: ["Europe", "Central and Eastern Europe"]</text:p>
      <text:p text:style-name="P4">
ID: 22558751</text:p>
      <!--METADATA-->
      <text:p text:style-name="P4">
Zaporizka Oblast(10:28). Red Alert: aerial threat. Sirens sounding. Take covernow!</text:p>
      <text:p text:style-name="P4">
News Collection Link: <text:a xlink:type="simple" xlink:href="https://liveuamap.com/en/2023/26-april-zaporizka-oblast1028-red-alert-aeriag" text:style-name="Internet_20_link" text:visited-style-name="Visited_20_Internet_20_Link">
https://liveuamap.com/en/2023/26-april-zaporizka-oblast1028-red-alert-aeriag</text:a>
</text:p>
      <text:p text:style-name="P4">
Source: <text:a xlink:type="simple" xlink:href="https://t.me/air_alert_ua/43762" text:style-name="Internet_20_link" text:visited-style-name="Visited_20_Internet_20_Link">
https://t.me/air_alert_ua/43762</text:a>
</text:p>
      <!--NEWS-->
      <text:h text:style-name="P10" text:outline-level="1">
<text:span text:style-name="T4">
Several explosions were reported in Zaporizhzhia</text:span>
</text:h>
      <text:p text:style-name="P4">
Authors: liveuamap (Language: en)</text:p>
      <text:p text:style-name="P4">
Time: 2023-04-26T04:48:22</text:p>
      <text:p text:style-name="P4">
Location: Zaporizhzhia, Zaporiz'ka oblast (Latitude:47.82272 Longtitude:35.12964)</text:p>
      <text:p text:style-name="P4">
Videos: []</text:p>
      <text:p text:style-name="P4">
Images: []</text:p>
      <text:p text:style-name="P4">
Tags: ["Europe", "Central and Eastern Europe"]</text:p>
      <text:p text:style-name="P4">
ID: 22558755</text:p>
      <!--METADATA-->
      <text:p text:style-name="P4">
Several explosions were reported in Zaporizhzhia</text:p>
      <text:p text:style-name="P4">
News Collection Link: <text:a xlink:type="simple" xlink:href="https://liveuamap.com/en/2023/26-april-several-explosions-were-reported-in-zaporizhzhia" text:style-name="Internet_20_link" text:visited-style-name="Visited_20_Internet_20_Link">
https://liveuamap.com/en/2023/26-april-several-explosions-were-reported-in-zaporizhzhia</text:a>
</text:p>
      <text:p text:style-name="P4">
Source: <text:a xlink:type="simple" xlink:href="https://twitter.com/PVB40/status/1651141714524925953" text:style-name="Internet_20_link" text:visited-style-name="Visited_20_Internet_20_Link">
https://twitter.com/PVB40/status/1651141714524925953</text:a>
</text:p>
      <!--NEWS-->
      <text:h text:style-name="P10" text:outline-level="1">
<text:span text:style-name="T4">
Donetsk Oblast(11:48). Red Alert: aerial threat. Sirens sounding. Take cover now!</text:span>
</text:h>
      <text:p text:style-name="P4">
Authors: liveuamap (Language: en)</text:p>
      <text:p text:style-name="P4">
Time: 2023-04-26T05:49:00</text:p>
      <text:p text:style-name="P4">
Location: Donetsk Oblast (Latitude:48.72792 Longtitude:37.57859)</text:p>
      <text:p text:style-name="P4">
Videos: []</text:p>
      <text:p text:style-name="P4">
Images: []</text:p>
      <text:p text:style-name="P4">
Tags: ["Europe", "Central and Eastern Europe"]</text:p>
      <text:p text:style-name="P4">
ID: 22558761</text:p>
      <!--METADATA-->
      <text:p text:style-name="P4">
Donetsk Oblast(11:48). Red Alert: aerial threat. Sirens sounding. Take covernow!</text:p>
      <text:p text:style-name="P4">
News Collection Link: <text:a xlink:type="simple" xlink:href="https://liveuamap.com/en/2023/26-april-donetsk-oblast1148-red-alert-aerial-g" text:style-name="Internet_20_link" text:visited-style-name="Visited_20_Internet_20_Link">
https://liveuamap.com/en/2023/26-april-donetsk-oblast1148-red-alert-aerial-g</text:a>
</text:p>
      <text:p text:style-name="P4">
Source: <text:a xlink:type="simple" xlink:href="https://t.me/air_alert_ua/43774" text:style-name="Internet_20_link" text:visited-style-name="Visited_20_Internet_20_Link">
https://t.me/air_alert_ua/43774</text:a>
</text:p>
      <!--NEWS-->
      <text:h text:style-name="P10" text:outline-level="1">
<text:span text:style-name="T4">
Kharkiv, Kharkivska Oblast(11:49). Red Alert: aerial threat. Sirens sounding. Take cover now!</text:span>
</text:h>
      <text:p text:style-name="P4">
Authors: liveuamap (Language: en)</text:p>
      <text:p text:style-name="P4">
Time: 2023-04-26T05:50:00</text:p>
      <text:p text:style-name="P4">
Location: Kharkiv (Latitude:49.98124 Longtitude:36.25309)</text:p>
      <text:p text:style-name="P4">
Videos: []</text:p>
      <text:p text:style-name="P4">
Images: []</text:p>
      <text:p text:style-name="P4">
Tags: ["Europe", "Central and Eastern Europe"]</text:p>
      <text:p text:style-name="P4">
ID: 22558762</text:p>
      <!--METADATA-->
      <text:p text:style-name="P4">
Kharkiv, Kharkivska Oblast(11:49). Red Alert: aerial threat. Sirens sounding.Take cover now!</text:p>
      <text:p text:style-name="P4">
News Collection Link: <text:a xlink:type="simple" xlink:href="https://liveuamap.com/en/2023/26-april-kharkiv-kharkivska-oblast1149-red-alg" text:style-name="Internet_20_link" text:visited-style-name="Visited_20_Internet_20_Link">
https://liveuamap.com/en/2023/26-april-kharkiv-kharkivska-oblast1149-red-alg</text:a>
</text:p>
      <text:p text:style-name="P4">
Source: <text:a xlink:type="simple" xlink:href="https://t.me/suspilnekharkiv/24241" text:style-name="Internet_20_link" text:visited-style-name="Visited_20_Internet_20_Link">
https://t.me/suspilnekharkiv/24241</text:a>
</text:p>
      <!--NEWS-->
      <text:h text:style-name="P10" text:outline-level="1">
<text:span text:style-name="T4">
Zaporizka Oblast(11:53). Red Alert: aerial threat. Sirens sounding. Take cover now!</text:span>
</text:h>
      <text:p text:style-name="P4">
Authors: liveuamap (Language: en)</text:p>
      <text:p text:style-name="P4">
Time: 2023-04-26T05:54:00</text:p>
      <text:p text:style-name="P4">
Location: Zaporizka Oblast (Latitude:47.611321 Longtitude:35.764671)</text:p>
      <text:p text:style-name="P4">
Videos: []</text:p>
      <text:p text:style-name="P4">
Images: []</text:p>
      <text:p text:style-name="P4">
Tags: ["Europe", "Central and Eastern Europe"]</text:p>
      <text:p text:style-name="P4">
ID: 22558763</text:p>
      <!--METADATA-->
      <text:p text:style-name="P4">
Zaporizka Oblast(11:53). Red Alert: aerial threat. Sirens sounding. Take covernow!</text:p>
      <text:p text:style-name="P4">
News Collection Link: <text:a xlink:type="simple" xlink:href="https://liveuamap.com/en/2023/26-april-zaporizka-oblast1153-red-alert-aeriag" text:style-name="Internet_20_link" text:visited-style-name="Visited_20_Internet_20_Link">
https://liveuamap.com/en/2023/26-april-zaporizka-oblast1153-red-alert-aeriag</text:a>
</text:p>
      <text:p text:style-name="P4">
Source: <text:a xlink:type="simple" xlink:href="https://t.me/suspilnezaporizhzhya/12379" text:style-name="Internet_20_link" text:visited-style-name="Visited_20_Internet_20_Link">
https://t.me/suspilnezaporizhzhya/12379</text:a>
</text:p>
      <!--NEWS-->
      <text:h text:style-name="P10" text:outline-level="1">
<text:span text:style-name="T4">
Russian missile strike reported in Druzhkivka</text:span>
</text:h>
      <text:p text:style-name="P4">
Authors: liveuamap (Language: en)</text:p>
      <text:p text:style-name="P4">
Time: 2023-04-26T06:27:02</text:p>
      <text:p text:style-name="P4">
Location: Druzhkivka (Latitude:48.61657 Longtitude:37.52501)</text:p>
      <text:p text:style-name="P4">
Videos: []</text:p>
      <text:p text:style-name="P4">
Images: []</text:p>
      <text:p text:style-name="P4">
Tags: ["Europe", "Central and Eastern Europe"]</text:p>
      <text:p text:style-name="P4">
ID: 22558765</text:p>
      <!--METADATA-->
      <text:p text:style-name="P4">
Russian missile strike reported in Druzhkivka</text:p>
      <text:p text:style-name="P4">
News Collection Link: <text:a xlink:type="simple" xlink:href="https://liveuamap.com/en/2023/26-april-russian-missile-strike-reported-in-druzhkivka-" text:style-name="Internet_20_link" text:visited-style-name="Visited_20_Internet_20_Link">
https://liveuamap.com/en/2023/26-april-russian-missile-strike-reported-in-druzhkivka-</text:a>
</text:p>
      <text:p text:style-name="P4">
Source: <text:a xlink:type="simple" xlink:href="https://t.me/novosti_donbass24/46030" text:style-name="Internet_20_link" text:visited-style-name="Visited_20_Internet_20_Link">
https://t.me/novosti_donbass24/46030</text:a>
</text:p>
      <!--NEWS-->
      <text:h text:style-name="P10" text:outline-level="1">
<text:span text:style-name="T4">
Kharkiv, Kharkivska Oblast(12:37). Red Alert: aerial threat. Sirens sounding. Take cover now!</text:span>
</text:h>
      <text:p text:style-name="P4">
Authors: liveuamap (Language: en)</text:p>
      <text:p text:style-name="P4">
Time: 2023-04-26T06:40:00</text:p>
      <text:p text:style-name="P4">
Location: Kharkiv (Latitude:49.98193 Longtitude:36.25259)</text:p>
      <text:p text:style-name="P4">
Videos: []</text:p>
      <text:p text:style-name="P4">
Images: []</text:p>
      <text:p text:style-name="P4">
Tags: ["Europe", "Central and Eastern Europe"]</text:p>
      <text:p text:style-name="P4">
ID: 22558767</text:p>
      <!--METADATA-->
      <text:p text:style-name="P4">
Kharkiv, Kharkivska Oblast(12:37). Red Alert: aerial threat. Sirens sounding.Take cover now!</text:p>
      <text:p text:style-name="P4">
News Collection Link: <text:a xlink:type="simple" xlink:href="https://liveuamap.com/en/2023/26-april-kharkiv-kharkivska-oblast1237-red-alg" text:style-name="Internet_20_link" text:visited-style-name="Visited_20_Internet_20_Link">
https://liveuamap.com/en/2023/26-april-kharkiv-kharkivska-oblast1237-red-alg</text:a>
</text:p>
      <text:p text:style-name="P4">
Source: <text:a xlink:type="simple" xlink:href="https://t.me/air_alert_ua/43780" text:style-name="Internet_20_link" text:visited-style-name="Visited_20_Internet_20_Link">
https://t.me/air_alert_ua/43780</text:a>
</text:p>
      <!--NEWS-->
      <text:h text:style-name="P10" text:outline-level="1">
<text:span text:style-name="T4">
Xi Jinping had a phone call with President Zelensky</text:span>
</text:h>
      <text:p text:style-name="P4">
Authors: liveuamap (Language: en)</text:p>
      <text:p text:style-name="P4">
Time: 2023-04-26T07:23:29</text:p>
      <text:p text:style-name="P4">
Location: Kyiv, Kyiv city (Latitude:50.44425 Longtitude:30.52903)</text:p>
      <text:p text:style-name="P4">
Videos: []</text:p>
      <text:p text:style-name="P4">
Images: []</text:p>
      <text:p text:style-name="P4">
Tags: ["China"]</text:p>
      <text:p text:style-name="P4">
ID: 22558769</text:p>
      <!--METADATA-->
      <text:p text:style-name="P4">
Xi Jinping had a phone call with President Zelensky</text:p>
      <text:p text:style-name="P4">
News Collection Link: <text:a xlink:type="simple" xlink:href="https://liveuamap.com/en/2023/26-april-xi-jinping-had-a-phone-call-with-president-zelensky" text:style-name="Internet_20_link" text:visited-style-name="Visited_20_Internet_20_Link">
https://liveuamap.com/en/2023/26-april-xi-jinping-had-a-phone-call-with-president-zelensky</text:a>
</text:p>
      <text:p text:style-name="P4">
Source: <text:a xlink:type="simple" xlink:href="https://t.me/oleksiihoncharenko/33241" text:style-name="Internet_20_link" text:visited-style-name="Visited_20_Internet_20_Link">
https://t.me/oleksiihoncharenko/33241</text:a>
</text:p>
      <!--NEWS-->
      <text:h text:style-name="P10" text:outline-level="1">
<text:span text:style-name="T4">
President Zelensky:I had a long and meaningful phone call with  President Xi Jinping. I belie...</text:span>
</text:h>
      <text:p text:style-name="P4">
Authors: liveuamap (Language: en)</text:p>
      <text:p text:style-name="P4">
Time: 2023-04-26T08:21:00</text:p>
      <text:p text:style-name="P4">
Location: Kyiv, Kyiv city (Latitude:50.44426 Longtitude:30.52914)</text:p>
      <text:p text:style-name="P4">
Videos: []</text:p>
      <text:p text:style-name="P4">
Images: []</text:p>
      <text:p text:style-name="P4">
Tags: ["China", "Europe"]</text:p>
      <text:p text:style-name="P4">
ID: 22558826</text:p>
      <!--METADATA-->
      <text:p text:style-name="P4">
President Zelensky:I had a long and meaningful phone call with President XiJinping. I believe that this call, as well as the appointment of Ukraine'sambassador to China, will give a powerful impetus to the development of ourbilateral relations</text:p>
      <text:p text:style-name="P4">
News Collection Link: <text:a xlink:type="simple" xlink:href="https://liveuamap.com/en/2023/26-april-president-zelenskyi-had-a-long-and-meaningful-phone" text:style-name="Internet_20_link" text:visited-style-name="Visited_20_Internet_20_Link">
https://liveuamap.com/en/2023/26-april-president-zelenskyi-had-a-long-and-meaningful-phone</text:a>
</text:p>
      <text:p text:style-name="P4">
Source: <text:a xlink:type="simple" xlink:href="https://twitter.com/ZelenskyyUa/status/1651184756623802368" text:style-name="Internet_20_link" text:visited-style-name="Visited_20_Internet_20_Link">
https://twitter.com/ZelenskyyUa/status/1651184756623802368</text:a>
</text:p>
      <!--NEWS-->
      <text:h text:style-name="P10" text:outline-level="1">
<text:span text:style-name="T4">
Donetsk Oblast(15:06). Red Alert: aerial threat. Sirens sounding. Take cover now!</text:span>
</text:h>
      <text:p text:style-name="P4">
Authors: liveuamap (Language: en)</text:p>
      <text:p text:style-name="P4">
Time: 2023-04-26T09:08:00</text:p>
      <text:p text:style-name="P4">
Location: Donetsk Oblast (Latitude:48.72648 Longtitude:37.57799)</text:p>
      <text:p text:style-name="P4">
Videos: []</text:p>
      <text:p text:style-name="P4">
Images: []</text:p>
      <text:p text:style-name="P4">
Tags: ["Europe", "Central and Eastern Europe"]</text:p>
      <text:p text:style-name="P4">
ID: 22558771</text:p>
      <!--METADATA-->
      <text:p text:style-name="P4">
Donetsk Oblast(15:06). Red Alert: aerial threat. Sirens sounding. Take covernow!</text:p>
      <text:p text:style-name="P4">
News Collection Link: <text:a xlink:type="simple" xlink:href="https://liveuamap.com/en/2023/26-april-donetsk-oblast1506-red-alert-aerial-g" text:style-name="Internet_20_link" text:visited-style-name="Visited_20_Internet_20_Link">
https://liveuamap.com/en/2023/26-april-donetsk-oblast1506-red-alert-aerial-g</text:a>
</text:p>
      <text:p text:style-name="P4">
Source: <text:a xlink:type="simple" xlink:href="https://t.me/air_alert_ua/43785" text:style-name="Internet_20_link" text:visited-style-name="Visited_20_Internet_20_Link">
https://t.me/air_alert_ua/43785</text:a>
</text:p>
      <!--NEWS-->
      <text:h text:style-name="P10" text:outline-level="1">
<text:span text:style-name="T4">
Zaporizka Oblast(15:15). Red Alert: aerial threat. Sirens sounding. Take cover now!</text:span>
</text:h>
      <text:p text:style-name="P4">
Authors: liveuamap (Language: en)</text:p>
      <text:p text:style-name="P4">
Time: 2023-04-26T09:16:00</text:p>
      <text:p text:style-name="P4">
Location: Zaporizka Oblast (Latitude:47.611221 Longtitude:35.764201)</text:p>
      <text:p text:style-name="P4">
Videos: []</text:p>
      <text:p text:style-name="P4">
Images: []</text:p>
      <text:p text:style-name="P4">
Tags: ["Europe", "Central and Eastern Europe"]</text:p>
      <text:p text:style-name="P4">
ID: 22558772</text:p>
      <!--METADATA-->
      <text:p text:style-name="P4">
Zaporizka Oblast(15:15). Red Alert: aerial threat. Sirens sounding. Take covernow!</text:p>
      <text:p text:style-name="P4">
News Collection Link: <text:a xlink:type="simple" xlink:href="https://liveuamap.com/en/2023/26-april-zaporizka-oblast1515-red-alert-aeriag" text:style-name="Internet_20_link" text:visited-style-name="Visited_20_Internet_20_Link">
https://liveuamap.com/en/2023/26-april-zaporizka-oblast1515-red-alert-aeriag</text:a>
</text:p>
      <text:p text:style-name="P4">
Source: <text:a xlink:type="simple" xlink:href="https://t.me/suspilnezaporizhzhya/12384" text:style-name="Internet_20_link" text:visited-style-name="Visited_20_Internet_20_Link">
https://t.me/suspilnezaporizhzhya/12384</text:a>
</text:p>
      <!--NEWS-->
      <text:h text:style-name="P10" text:outline-level="1">
<text:span text:style-name="T4">
Kharkiv, Kharkivska Oblast(15:32). Red Alert: aerial threat. Sirens sounding. Take cover now!</text:span>
</text:h>
      <text:p text:style-name="P4">
Authors: liveuamap (Language: en)</text:p>
      <text:p text:style-name="P4">
Time: 2023-04-26T09:33:00</text:p>
      <text:p text:style-name="P4">
Location: Kharkiv (Latitude:49.98081000 Longtitude:36.25272000)</text:p>
      <text:p text:style-name="P4">
Videos: []</text:p>
      <text:p text:style-name="P4">
Images: []</text:p>
      <text:p text:style-name="P4">
Tags: ["Europe", "Central and Eastern Europe"]</text:p>
      <text:p text:style-name="P4">
ID: 22558773</text:p>
      <!--METADATA-->
      <text:p text:style-name="P4">
Kharkiv, Kharkivska Oblast(15:32). Red Alert: aerial threat. Sirens sounding.Take cover now!</text:p>
      <text:p text:style-name="P4">
News Collection Link: <text:a xlink:type="simple" xlink:href="https://liveuamap.com/en/2023/26-april-kharkiv-kharkivska-oblast1532-red-alg" text:style-name="Internet_20_link" text:visited-style-name="Visited_20_Internet_20_Link">
https://liveuamap.com/en/2023/26-april-kharkiv-kharkivska-oblast1532-red-alg</text:a>
</text:p>
      <text:p text:style-name="P4">
Source: <text:a xlink:type="simple" xlink:href="https://t.me/air_alert_ua/43787" text:style-name="Internet_20_link" text:visited-style-name="Visited_20_Internet_20_Link">
https://t.me/air_alert_ua/43787</text:a>
</text:p>
      <!--NEWS-->
      <text:h text:style-name="P10" text:outline-level="1">
<text:span text:style-name="T4">
Kramatorsk(16:32). Red Alert: aerial threat. Sirens sounding. Take cover now!</text:span>
</text:h>
      <text:p text:style-name="P4">
Authors: liveuamap (Language: en)</text:p>
      <text:p text:style-name="P4">
Time: 2023-04-26T10:33:00</text:p>
      <text:p text:style-name="P4">
Location: Kramatorsk (Latitude:48.73797 Longtitude:37.58543)</text:p>
      <text:p text:style-name="P4">
Videos: []</text:p>
      <text:p text:style-name="P4">
Images: []</text:p>
      <text:p text:style-name="P4">
Tags: ["Europe", "Central and Eastern Europe"]</text:p>
      <text:p text:style-name="P4">
ID: 22558774</text:p>
      <!--METADATA-->
      <text:p text:style-name="P4">
Kramatorsk(16:32). Red Alert: aerial threat. Sirens sounding. Take cover now!</text:p>
      <text:p text:style-name="P4">
News Collection Link: <text:a xlink:type="simple" xlink:href="https://liveuamap.com/en/2023/26-april-kramatorsk1632-red-alert-aerial-threg" text:style-name="Internet_20_link" text:visited-style-name="Visited_20_Internet_20_Link">
https://liveuamap.com/en/2023/26-april-kramatorsk1632-red-alert-aerial-threg</text:a>
</text:p>
      <text:p text:style-name="P4">
Source: <text:a xlink:type="simple" xlink:href="https://t.me/air_alert_ua/43791" text:style-name="Internet_20_link" text:visited-style-name="Visited_20_Internet_20_Link">
https://t.me/air_alert_ua/43791</text:a>
</text:p>
      <!--NEWS-->
      <text:h text:style-name="P10" text:outline-level="1">
<text:span text:style-name="T4">
Sumska Oblast(16:49). Red Alert: aerial threat. Sirens sounding. Take cover now!</text:span>
</text:h>
      <text:p text:style-name="P4">
Authors: liveuamap (Language: en)</text:p>
      <text:p text:style-name="P4">
Time: 2023-04-26T10:49:00</text:p>
      <text:p text:style-name="P4">
Location: Sumska Oblast (Latitude:51.00097 Longtitude:33.99905)</text:p>
      <text:p text:style-name="P4">
Videos: []</text:p>
      <text:p text:style-name="P4">
Images: []</text:p>
      <text:p text:style-name="P4">
Tags: ["Europe", "Central and Eastern Europe"]</text:p>
      <text:p text:style-name="P4">
ID: 22558775</text:p>
      <!--METADATA-->
      <text:p text:style-name="P4">
Sumska Oblast(16:49). Red Alert: aerial threat. Sirens sounding. Take covernow!</text:p>
      <text:p text:style-name="P4">
News Collection Link: <text:a xlink:type="simple" xlink:href="https://liveuamap.com/en/2023/26-april-sumska-oblast1649-red-alert-aerial-tg" text:style-name="Internet_20_link" text:visited-style-name="Visited_20_Internet_20_Link">
https://liveuamap.com/en/2023/26-april-sumska-oblast1649-red-alert-aerial-tg</text:a>
</text:p>
      <text:p text:style-name="P4">
Source: <text:a xlink:type="simple" xlink:href="https://t.me/air_alert_ua/43793" text:style-name="Internet_20_link" text:visited-style-name="Visited_20_Internet_20_Link">
https://t.me/air_alert_ua/43793</text:a>
</text:p>
      <!--NEWS-->
      <text:h text:style-name="P10" text:outline-level="1">
<text:span text:style-name="T4">
Donetsk Oblast(18:02). Red Alert: aerial threat. Sirens sounding. Take cover now!</text:span>
</text:h>
      <text:p text:style-name="P4">
Authors: liveuamap (Language: en)</text:p>
      <text:p text:style-name="P4">
Time: 2023-04-26T12:04:00</text:p>
      <text:p text:style-name="P4">
Location: Donetsk Oblast (Latitude:48.72739 Longtitude:37.57704)</text:p>
      <text:p text:style-name="P4">
Videos: []</text:p>
      <text:p text:style-name="P4">
Images: []</text:p>
      <text:p text:style-name="P4">
Tags: ["Europe", "Central and Eastern Europe"]</text:p>
      <text:p text:style-name="P4">
ID: 22558776</text:p>
      <!--METADATA-->
      <text:p text:style-name="P4">
Donetsk Oblast(18:02). Red Alert: aerial threat. Sirens sounding. Take covernow!</text:p>
      <text:p text:style-name="P4">
News Collection Link: <text:a xlink:type="simple" xlink:href="https://liveuamap.com/en/2023/26-april-donetsk-oblast1802-red-alert-aerial-g" text:style-name="Internet_20_link" text:visited-style-name="Visited_20_Internet_20_Link">
https://liveuamap.com/en/2023/26-april-donetsk-oblast1802-red-alert-aerial-g</text:a>
</text:p>
      <text:p text:style-name="P4">
Source: <text:a xlink:type="simple" xlink:href="https://t.me/air_alert_ua/43795" text:style-name="Internet_20_link" text:visited-style-name="Visited_20_Internet_20_Link">
https://t.me/air_alert_ua/43795</text:a>
</text:p>
      <!--NEWS-->
      <text:h text:style-name="P10" text:outline-level="1">
<text:span text:style-name="T4">
Премія Drahomán Prize оголосила фіналістів 2022 року</text:span>
</text:h>
      <text:p text:style-name="P4">
Authors: Ukrinform (Person)</text:p>
      <text:p text:style-name="P4">
Publisher: Укринформ (Organization)</text:p>
      <text:p text:style-name="P4">
Published Time: 2023-04-26T12:19:40+03:00</text:p>
      <text:p text:style-name="P4">
Modified Time: 2023-04-26T12:19:40+03:00</text:p>
      <text:p text:style-name="P4">
Description: Премія для перекладачів з української мови на мови світу Drahomán Prize оголосила короткий список номінантів на здобуття премії. — Укрінформ.</text:p>
      <text:p text:style-name="P4">
Images: ["<text:a xlink:type="simple" xlink:href="https://static.ukrinform.com/photos/2023_04/thumb_files/630_360_1682500601-715.jpg" text:style-name="Internet_20_link" text:visited-style-name="Visited_20_Internet_20_Link">
630_360_16825...</text:a>
", "<text:a xlink:type="simple" xlink:href="https://static.ukrinform.com/photos/2023_04/1682500614-875.jpg" text:style-name="Internet_20_link" text:visited-style-name="Visited_20_Internet_20_Link">
1682500614-87...</text:a>
"]</text:p>
      <text:p text:style-name="P4">
Tags: ['Література', 'Премія', 'Україна', 'Переклад']</text:p>
      <text:p text:style-name="P4">
Type: Article</text:p>
      <!--METADATA-->
      <text:p text:style-name="P4">
<draw:frame draw:style-name="fr1" draw:name="Image165" text:anchor-type="as-char" svg:width="6.9236in" svg:height="3.956343in" draw:z-index="0">
<draw:image xlink:href="../Images/yкринформ/2023-04-26T12-19-40-03-00/630_360_1682500601-715.jpg" xlink:type="simple" xlink:show="embed" xlink:actuate="onLoad" draw:mime-type="image/jpeg"/>
</draw:frame>
 Премія дляперекладачів з української мови на мови світу Drahomán Prize оголосилакороткий список номінантів на здобуття премії.</text:p>
      <text:p text:style-name="P4">
Про це повідомляє <text:a xlink:type="simple" xlink:href="http://mkip.gov.ua/news/9034.html" text:style-name="Internet_20_link" text:visited-style-name="Visited_20_Internet_20_Link">
 </text:a>
 Міністерства культурита інформаційної політики, передає Укрінформ.</text:p>
      <text:p text:style-name="P4">
Так, фіналістами премії Drahomán Prize-2022 стали: Марко Андрейчик (США) -перекладач з української на англійську. Номінований Ukrainian ResearchInstitute at Harvard University із перекладом роману Володимира Рафеєнка«Мондеґрін. Пісні про смерть і любов» (Meridian Czernowitz, 2019); ІринаДмитришин (Франція) – перекладачка з української мови на французьку.Номінована видавництвом Les Édition Noir sur Blanc з перекладом роману СергіяЖадана «Інтернат» (Meridian Czernowitz, 2017); Райна Христова Камберова(Болгарія) – перекладачка з української мови на болгарську. Номінованапосольством України в Республіці Болгарія з перекладом роману Любка Дереша«Культ» (Кальварія, 2001).</text:p>
      <text:p text:style-name="P4">
Разом із переліком фіналістів Капітула премії також оголосила імʼя володаркиСпеціальної відзнаки. Нагороду «за особливий внесок у переклад і промоціюукраїнської літератури, а також у розвиток українознавчих студій в Італії»отримає Джованна Броджі (Італія) – перекладачка з української на італійську,дослідниця літератури Центральної та Східної Європи.</text:p>
      <text:p text:style-name="P4">
<draw:frame draw:style-name="fr1" draw:name="Image166" text:anchor-type="as-char" svg:width="6.9236in" svg:height="4.668485in" draw:z-index="0">
<draw:image xlink:href="../Images/yкринформ/2023-04-26T12-19-40-03-00/1682500614-875.jpg" xlink:type="simple" xlink:show="embed" xlink:actuate="onLoad" draw:mime-type="image/jpeg"/>
</draw:frame>
</text:p>
      <text:p text:style-name="P4">
Як зазначається, ім’я лауреата премії Drahomán Prize за 2022 рік оголосять підчас урочистої церемонії, яка відбудеться у межах Міжнародного книжковогоярмарку у Варшаві (25-28 травня 2023 року).</text:p>
      <text:p text:style-name="P4">
<text:span text:style-name="T4">
Читайте також:</text:span>
 <text:a xlink:type="simple" xlink:href="https://www.ukrinform.ua/rubric-culture/3596488-andruhovic-stav-laureatom-nimeckoi-premii-gejne.html" text:style-name="Internet_20_link" text:visited-style-name="Visited_20_Internet_20_Link">
 </text:a>
</text:p>
      <text:p text:style-name="P4">
Премія Drahomán Prize була заснована 2020 року Українським інститутом,Українським ПЕН та Українським інститутом книги. Вона покликана підтримати івідзначити сподвижницьку роботу перекладачів з української мови на мови світу.Drahomán Prize вручається за високу перекладацьку майстерність та внесок упромоцію української літератури за кордоном.</text:p>
      <text:p text:style-name="P4">
Source: <text:a xlink:type="simple" xlink:href="https://www.ukrinform.ua/rubric-culture/3700874-premia-drahoman-prize-ogolosila-finalistiv-2022-roku.html" text:style-name="Internet_20_link" text:visited-style-name="Visited_20_Internet_20_Link">
https://www.ukrinform.ua/rubric-culture/3700874-premia-drahoman-prize-ogolosila-finalistiv-2022-roku.html</text:a>
</text:p>
      <!--NEWS-->
      <text:h text:style-name="P10" text:outline-level="1">
<text:span text:style-name="T4">
Kharkiv, Kharkivska Oblast(18:39). Red Alert: aerial threat. Sirens sounding. Take cover now!</text:span>
</text:h>
      <text:p text:style-name="P4">
Authors: liveuamap (Language: en)</text:p>
      <text:p text:style-name="P4">
Time: 2023-04-26T12:41:00</text:p>
      <text:p text:style-name="P4">
Location: Kharkiv (Latitude:49.98086 Longtitude:36.25221)</text:p>
      <text:p text:style-name="P4">
Videos: []</text:p>
      <text:p text:style-name="P4">
Images: []</text:p>
      <text:p text:style-name="P4">
Tags: ["Europe", "Central and Eastern Europe"]</text:p>
      <text:p text:style-name="P4">
ID: 22558778</text:p>
      <!--METADATA-->
      <text:p text:style-name="P4">
Kharkiv, Kharkivska Oblast(18:39). Red Alert: aerial threat. Sirens sounding.Take cover now!</text:p>
      <text:p text:style-name="P4">
News Collection Link: <text:a xlink:type="simple" xlink:href="https://liveuamap.com/en/2023/26-april-kharkiv-kharkivska-oblast1839-red-alg" text:style-name="Internet_20_link" text:visited-style-name="Visited_20_Internet_20_Link">
https://liveuamap.com/en/2023/26-april-kharkiv-kharkivska-oblast1839-red-alg</text:a>
</text:p>
      <text:p text:style-name="P4">
Source: <text:a xlink:type="simple" xlink:href="https://t.me/air_alert_ua/43796" text:style-name="Internet_20_link" text:visited-style-name="Visited_20_Internet_20_Link">
https://t.me/air_alert_ua/43796</text:a>
</text:p>
      <!--NEWS-->
      <text:h text:style-name="P10" text:outline-level="1">
<text:span text:style-name="T4">
Kharkiv, Kharkivska Oblast, Poltavska Oblast(19:50). Red Alert: aerial threat. Sirens soundin...</text:span>
</text:h>
      <text:p text:style-name="P4">
Authors: liveuamap (Language: en)</text:p>
      <text:p text:style-name="P4">
Time: 2023-04-26T13:51:00</text:p>
      <text:p text:style-name="P4">
Location: Kharkiv (Latitude:49.981 Longtitude:36.25253)</text:p>
      <text:p text:style-name="P4">
Videos: []</text:p>
      <text:p text:style-name="P4">
Images: []</text:p>
      <text:p text:style-name="P4">
Tags: ["Europe", "Central and Eastern Europe"]</text:p>
      <text:p text:style-name="P4">
ID: 22558809</text:p>
      <!--METADATA-->
      <text:p text:style-name="P4">
Kharkiv, Kharkivska Oblast, Poltavska Oblast(19:50). Red Alert: aerial threat.Sirens sounding. Take cover now!</text:p>
      <text:p text:style-name="P4">
News Collection Link: <text:a xlink:type="simple" xlink:href="https://liveuamap.com/en/2023/26-april-kharkiv-kharkivska-oblast-poltavska-g" text:style-name="Internet_20_link" text:visited-style-name="Visited_20_Internet_20_Link">
https://liveuamap.com/en/2023/26-april-kharkiv-kharkivska-oblast-poltavska-g</text:a>
</text:p>
      <text:p text:style-name="P4">
Source: <text:a xlink:type="simple" xlink:href="https://t.me/air_alert_ua/43800" text:style-name="Internet_20_link" text:visited-style-name="Visited_20_Internet_20_Link">
https://t.me/air_alert_ua/43800</text:a>
</text:p>
      <!--NEWS-->
      <text:h text:style-name="P10" text:outline-level="1">
<text:span text:style-name="T4">
Donetsk Oblast(19:54). Red Alert: aerial threat. Sirens sounding. Take cover now!</text:span>
</text:h>
      <text:p text:style-name="P4">
Authors: liveuamap (Language: en)</text:p>
      <text:p text:style-name="P4">
Time: 2023-04-26T13:56:00</text:p>
      <text:p text:style-name="P4">
Location: Donetsk Oblast (Latitude:48.72797 Longtitude:37.57707)</text:p>
      <text:p text:style-name="P4">
Videos: []</text:p>
      <text:p text:style-name="P4">
Images: []</text:p>
      <text:p text:style-name="P4">
Tags: ["Europe", "Central and Eastern Europe"]</text:p>
      <text:p text:style-name="P4">
ID: 22558810</text:p>
      <!--METADATA-->
      <text:p text:style-name="P4">
Donetsk Oblast(19:54). Red Alert: aerial threat. Sirens sounding. Take covernow!</text:p>
      <text:p text:style-name="P4">
News Collection Link: <text:a xlink:type="simple" xlink:href="https://liveuamap.com/en/2023/26-april-donetsk-oblast1954-red-alert-aerial-g" text:style-name="Internet_20_link" text:visited-style-name="Visited_20_Internet_20_Link">
https://liveuamap.com/en/2023/26-april-donetsk-oblast1954-red-alert-aerial-g</text:a>
</text:p>
      <text:p text:style-name="P4">
Source: <text:a xlink:type="simple" xlink:href="https://t.me/air_alert_ua/43802" text:style-name="Internet_20_link" text:visited-style-name="Visited_20_Internet_20_Link">
https://t.me/air_alert_ua/43802</text:a>
</text:p>
      <!--NEWS-->
      <text:h text:style-name="P10" text:outline-level="1">
<text:span text:style-name="T4">
Zaporizka Oblast(20:23). Red Alert: aerial threat. Sirens sounding. Take cover now!</text:span>
</text:h>
      <text:p text:style-name="P4">
Authors: liveuamap (Language: en)</text:p>
      <text:p text:style-name="P4">
Time: 2023-04-26T14:24:00</text:p>
      <text:p text:style-name="P4">
Location: Zaporizka Oblast (Latitude:47.610881 Longtitude:35.764201)</text:p>
      <text:p text:style-name="P4">
Videos: []</text:p>
      <text:p text:style-name="P4">
Images: []</text:p>
      <text:p text:style-name="P4">
Tags: ["Europe", "Central and Eastern Europe"]</text:p>
      <text:p text:style-name="P4">
ID: 22558816</text:p>
      <!--METADATA-->
      <text:p text:style-name="P4">
Zaporizka Oblast(20:23). Red Alert: aerial threat. Sirens sounding. Take covernow!</text:p>
      <text:p text:style-name="P4">
News Collection Link: <text:a xlink:type="simple" xlink:href="https://liveuamap.com/en/2023/26-april-zaporizka-oblast2023-red-alert-aeriag" text:style-name="Internet_20_link" text:visited-style-name="Visited_20_Internet_20_Link">
https://liveuamap.com/en/2023/26-april-zaporizka-oblast2023-red-alert-aeriag</text:a>
</text:p>
      <text:p text:style-name="P4">
Source: <text:a xlink:type="simple" xlink:href="https://t.me/air_alert_ua/43803" text:style-name="Internet_20_link" text:visited-style-name="Visited_20_Internet_20_Link">
https://t.me/air_alert_ua/43803</text:a>
</text:p>
      <!--NEWS-->
      <text:h text:style-name="P10" text:outline-level="1">
<text:span text:style-name="T4">
Donetsk Oblast(21:21). Red Alert: aerial threat. Sirens sounding. Take cover now!</text:span>
</text:h>
      <text:p text:style-name="P4">
Authors: liveuamap (Language: en)</text:p>
      <text:p text:style-name="P4">
Time: 2023-04-26T15:23:00</text:p>
      <text:p text:style-name="P4">
Location: Donetsk Oblast (Latitude:48.72829 Longtitude:37.57834)</text:p>
      <text:p text:style-name="P4">
Videos: []</text:p>
      <text:p text:style-name="P4">
Images: []</text:p>
      <text:p text:style-name="P4">
Tags: ["Europe", "Central and Eastern Europe"]</text:p>
      <text:p text:style-name="P4">
ID: 22558822</text:p>
      <!--METADATA-->
      <text:p text:style-name="P4">
Donetsk Oblast(21:21). Red Alert: aerial threat. Sirens sounding. Take covernow!</text:p>
      <text:p text:style-name="P4">
News Collection Link: <text:a xlink:type="simple" xlink:href="https://liveuamap.com/en/2023/26-april-donetsk-oblast2121-red-alert-aerial-g" text:style-name="Internet_20_link" text:visited-style-name="Visited_20_Internet_20_Link">
https://liveuamap.com/en/2023/26-april-donetsk-oblast2121-red-alert-aerial-g</text:a>
</text:p>
      <text:p text:style-name="P4">
Source: <text:a xlink:type="simple" xlink:href="https://t.me/air_alert_ua/43810" text:style-name="Internet_20_link" text:visited-style-name="Visited_20_Internet_20_Link">
https://t.me/air_alert_ua/43810</text:a>
</text:p>
      <!--NEWS-->
      <text:h text:style-name="P10" text:outline-level="1">
<text:span text:style-name="T4">
Sumska Oblast(21:28). Red Alert: aerial threat. Sirens sounding. Take cover now!</text:span>
</text:h>
      <text:p text:style-name="P4">
Authors: liveuamap (Language: en)</text:p>
      <text:p text:style-name="P4">
Time: 2023-04-26T15:30:00</text:p>
      <text:p text:style-name="P4">
Location: Sumska Oblast (Latitude:50.99911 Longtitude:34.0004)</text:p>
      <text:p text:style-name="P4">
Videos: []</text:p>
      <text:p text:style-name="P4">
Images: []</text:p>
      <text:p text:style-name="P4">
Tags: ["Europe", "Central and Eastern Europe"]</text:p>
      <text:p text:style-name="P4">
ID: 22558823</text:p>
      <!--METADATA-->
      <text:p text:style-name="P4">
Sumska Oblast(21:28). Red Alert: aerial threat. Sirens sounding. Take covernow!</text:p>
      <text:p text:style-name="P4">
News Collection Link: <text:a xlink:type="simple" xlink:href="https://liveuamap.com/en/2023/26-april-sumska-oblast2128-red-alert-aerial-tg" text:style-name="Internet_20_link" text:visited-style-name="Visited_20_Internet_20_Link">
https://liveuamap.com/en/2023/26-april-sumska-oblast2128-red-alert-aerial-tg</text:a>
</text:p>
      <text:p text:style-name="P4">
Source: <text:a xlink:type="simple" xlink:href="https://t.me/air_alert_ua/43811" text:style-name="Internet_20_link" text:visited-style-name="Visited_20_Internet_20_Link">
https://t.me/air_alert_ua/43811</text:a>
</text:p>
      <!--NEWS-->
      <text:h text:style-name="P10" text:outline-level="1">
<text:span text:style-name="T4">
Chernihivska Oblast(22:06). Red Alert: aerial threat. Sirens sounding. Take cover now!</text:span>
</text:h>
      <text:p text:style-name="P4">
Authors: liveuamap (Language: en)</text:p>
      <text:p text:style-name="P4">
Time: 2023-04-26T16:07:00</text:p>
      <text:p text:style-name="P4">
Location: Chernihivska Oblast (Latitude:51.33335 Longtitude:32.00021)</text:p>
      <text:p text:style-name="P4">
Videos: []</text:p>
      <text:p text:style-name="P4">
Images: []</text:p>
      <text:p text:style-name="P4">
Tags: ["Europe", "Central and Eastern Europe"]</text:p>
      <text:p text:style-name="P4">
ID: 22558824</text:p>
      <!--METADATA-->
      <text:p text:style-name="P4">
Chernihivska Oblast(22:06). Red Alert: aerial threat. Sirens sounding. Takecover now!</text:p>
      <text:p text:style-name="P4">
News Collection Link: <text:a xlink:type="simple" xlink:href="https://liveuamap.com/en/2023/26-april-chernihivska-oblast2206-red-alert-aeg" text:style-name="Internet_20_link" text:visited-style-name="Visited_20_Internet_20_Link">
https://liveuamap.com/en/2023/26-april-chernihivska-oblast2206-red-alert-aeg</text:a>
</text:p>
      <text:p text:style-name="P4">
Source: <text:a xlink:type="simple" xlink:href="https://t.me/air_alert_ua/43813" text:style-name="Internet_20_link" text:visited-style-name="Visited_20_Internet_20_Link">
https://t.me/air_alert_ua/43813</text:a>
</text:p>
      <!--NEWS-->
      <text:h text:style-name="P10" text:outline-level="1">
<text:span text:style-name="T4">
У музеї «Чорнобиль» відкрили виставку «Прип’ять. Машина часу»</text:span>
</text:h>
      <text:p text:style-name="P4">
Authors: Ukrinform (Person)</text:p>
      <text:p text:style-name="P4">
Publisher: Укринформ (Organization)</text:p>
      <text:p text:style-name="P4">
Published Time: 2023-04-26T16:18:46+03:00</text:p>
      <text:p text:style-name="P4">
Modified Time: 2023-04-26T16:18:46+03:00</text:p>
      <text:p text:style-name="P4">
Description: У Національному музеї «Чорнобиль» відбулася презентація AR-виставка «Прип’ять. Машина часу». — Укрінформ.</text:p>
      <text:p text:style-name="P4">
Images: ["<text:a xlink:type="simple" xlink:href="https://static.ukrinform.com/photos/2023_04/thumb_files/630_360_1682513347-2830.jpeg" text:style-name="Internet_20_link" text:visited-style-name="Visited_20_Internet_20_Link">
630_360_16825...</text:a>
", "<text:a xlink:type="simple" xlink:href="https://static.ukrinform.com/photos/2023_04/thumb_files/630_360_1682513374-9619.jpeg" text:style-name="Internet_20_link" text:visited-style-name="Visited_20_Internet_20_Link">
630_360_16825...</text:a>
", "<text:a xlink:type="simple" xlink:href="https://static.ukrinform.com/photos/2023_04/thumb_files/630_360_1682513346-9555.jpeg" text:style-name="Internet_20_link" text:visited-style-name="Visited_20_Internet_20_Link">
630_360_16825...</text:a>
", "<text:a xlink:type="simple" xlink:href="https://static.ukrinform.com/photos/2023_04/thumb_files/630_360_1682513346-9437.jpeg" text:style-name="Internet_20_link" text:visited-style-name="Visited_20_Internet_20_Link">
630_360_16825...</text:a>
", "<text:a xlink:type="simple" xlink:href="https://static.ukrinform.com/photos/2023_04/thumb_files/630_360_1682513346-3621.jpeg" text:style-name="Internet_20_link" text:visited-style-name="Visited_20_Internet_20_Link">
630_360_16825...</text:a>
", "<text:a xlink:type="simple" xlink:href="https://static.ukrinform.com/photos/2023_04/thumb_files/630_360_1682513476-3392.jpeg" text:style-name="Internet_20_link" text:visited-style-name="Visited_20_Internet_20_Link">
630_360_16825...</text:a>
"]</text:p>
      <text:p text:style-name="P4">
Tags: ['Музей', 'Виставка', 'Чорнобильська катастрофа']</text:p>
      <text:p text:style-name="P4">
Type: Article</text:p>
      <!--METADATA-->
      <text:p text:style-name="P4">
<draw:frame draw:style-name="fr1" draw:name="Image167" text:anchor-type="as-char" svg:width="6.9236in" svg:height="3.956343in" draw:z-index="0">
<draw:image xlink:href="../Images/yкринформ/2023-04-26T16-18-46-03-00/630_360_1682513347-2830.jpeg" xlink:type="simple" xlink:show="embed" xlink:actuate="onLoad" draw:mime-type="image/jpeg"/>
</draw:frame>
 УНаціональному музеї «Чорнобиль» відбулася презентація AR-виставка «Прип’ять.Машина часу».</text:p>
      <text:p text:style-name="P4">
Про це повідомляє <text:a xlink:type="simple" xlink:href="https://mkip.gov.ua/news/9038.html" text:style-name="Internet_20_link" text:visited-style-name="Visited_20_Internet_20_Link">
 </text:a>
 <text:a xlink:type="simple" xlink:href="https://mkip.gov.ua/news/9038.html" text:style-name="Internet_20_link" text:visited-style-name="Visited_20_Internet_20_Link">
</text:a>
 Міністерства культури та інформаційноїполітики, передає Укрінформ.</text:p>
      <text:p text:style-name="P4">
<draw:frame draw:style-name="fr1" draw:name="Image168" text:anchor-type="as-char" svg:width="6.9236in" svg:height="3.956343in" draw:z-index="0">
<draw:image xlink:href="../Images/yкринформ/2023-04-26T16-18-46-03-00/630_360_1682513374-9619.jpeg" xlink:type="simple" xlink:show="embed" xlink:actuate="onLoad" draw:mime-type="image/jpeg"/>
</draw:frame>
 УНаціональному музеї «Чорнобиль» відкрилася AR-виставка «Прип’ять. Машина часу»/ Фото: МКІП  <text:a xlink:type="simple" xlink:href="https://static.ukrinform.com/photos/2023_04/1682513374-9619.jpeg" text:style-name="Internet_20_link" text:visited-style-name="Visited_20_Internet_20_Link">
<draw:frame draw:style-name="fr1" draw:name="Image169" text:anchor-type="as-char" svg:width="6.9236in" svg:height="3.956343in" draw:z-index="0">
<draw:image xlink:href="../Images/yкринформ/2023-04-26T16-18-46-03-00/630_360_1682513374-9619.jpeg" xlink:type="simple" xlink:show="embed" xlink:actuate="onLoad" draw:mime-type="image/jpeg"/>
</draw:frame>
</text:a>
 <text:a xlink:type="simple" xlink:href="https://static.ukrinform.com/photos/2023_04/1682513346-9555.jpeg" text:style-name="Internet_20_link" text:visited-style-name="Visited_20_Internet_20_Link">
<draw:frame draw:style-name="fr1" draw:name="Image170" text:anchor-type="as-char" svg:width="6.9236in" svg:height="3.956343in" draw:z-index="0">
<draw:image xlink:href="../Images/yкринформ/2023-04-26T16-18-46-03-00/630_360_1682513346-9555.jpeg" xlink:type="simple" xlink:show="embed" xlink:actuate="onLoad" draw:mime-type="image/jpeg"/>
</draw:frame>
</text:a>
 <text:a xlink:type="simple" xlink:href="https://static.ukrinform.com/photos/2023_04/1682513346-9437.jpeg" text:style-name="Internet_20_link" text:visited-style-name="Visited_20_Internet_20_Link">
<draw:frame draw:style-name="fr1" draw:name="Image171" text:anchor-type="as-char" svg:width="6.9236in" svg:height="3.956343in" draw:z-index="0">
<draw:image xlink:href="../Images/yкринформ/2023-04-26T16-18-46-03-00/630_360_1682513346-9437.jpeg" xlink:type="simple" xlink:show="embed" xlink:actuate="onLoad" draw:mime-type="image/jpeg"/>
</draw:frame>
</text:a>
 <text:a xlink:type="simple" xlink:href="https://static.ukrinform.com/photos/2023_04/1682513346-3621.jpeg" text:style-name="Internet_20_link" text:visited-style-name="Visited_20_Internet_20_Link">
<draw:frame draw:style-name="fr1" draw:name="Image172" text:anchor-type="as-char" svg:width="6.9236in" svg:height="3.956343in" draw:z-index="0">
<draw:image xlink:href="../Images/yкринформ/2023-04-26T16-18-46-03-00/630_360_1682513346-3621.jpeg" xlink:type="simple" xlink:show="embed" xlink:actuate="onLoad" draw:mime-type="image/jpeg"/>
</draw:frame>
</text:a>
 <text:a xlink:type="simple" xlink:href="https://static.ukrinform.com/photos/2023_04/1682513347-2830.jpeg" text:style-name="Internet_20_link" text:visited-style-name="Visited_20_Internet_20_Link">
<draw:frame draw:style-name="fr1" draw:name="Image173" text:anchor-type="as-char" svg:width="6.9236in" svg:height="3.956343in" draw:z-index="0">
<draw:image xlink:href="../Images/yкринформ/2023-04-26T16-18-46-03-00/630_360_1682513347-2830.jpeg" xlink:type="simple" xlink:show="embed" xlink:actuate="onLoad" draw:mime-type="image/jpeg"/>
</draw:frame>
</text:a>
 <text:a xlink:type="simple" xlink:href="https://static.ukrinform.com/photos/2023_04/1682513476-3392.jpeg" text:style-name="Internet_20_link" text:visited-style-name="Visited_20_Internet_20_Link">
<draw:frame draw:style-name="fr1" draw:name="Image174" text:anchor-type="as-char" svg:width="6.9236in" svg:height="3.956343in" draw:z-index="0">
<draw:image xlink:href="../Images/yкринформ/2023-04-26T16-18-46-03-00/630_360_1682513476-3392.jpeg" xlink:type="simple" xlink:show="embed" xlink:actuate="onLoad" draw:mime-type="image/jpeg"/>
</draw:frame>
</text:a>
</text:p>
      <text:p text:style-name="P4">
"Сьогодні, 26 квітня, о 13:00 у Національному музеї <text:a xlink:type="simple" xlink:href="https://www.ukrinform.ua/tag-cornobilska-zona" text:style-name="Internet_20_link" text:visited-style-name="Visited_20_Internet_20_Link">
</text:a>
 відбулася презентація AR-виставка «Прип’ять. Машина часу». Автор виставки – Олександр Сирота,громадський діяч та фотограф-документаліст, колишній житель Прип’яті", -йдеться у повідомленні.</text:p>
      <text:p text:style-name="P4">
<text:span text:style-name="T4">
Читайте також:</text:span>
 <text:a xlink:type="simple" xlink:href="https://www.ukrinform.ua/rubric-economy/3700876-nbu-vvodit-v-obig-pamatnu-monetu-cornobil-vidrodzenna-ris-evrazijska.html" text:style-name="Internet_20_link" text:visited-style-name="Visited_20_Internet_20_Link">
 <text:span text:style-name="T4">
Чорнобиль</text:span>
 </text:a>
</text:p>
      <text:p text:style-name="P4">
Музейна експозиція оснащена сучасними аудіовізуальними, електроннимиінформаційно-довідковими технічними засобами, які розширюють хронологічні татематичні рамки музею та підсилюють достовірність існуючої експозиції.</text:p>
      <text:p text:style-name="P4">
Як зазначається, за допомогою технології доданої реальності (AR) та власногосмартфону будь-хто може оживити фото Прип’яті і поринути в минуле за допомогоюоригінальної хроніки міста до катастрофи або відправитися у VR-тур Прип'яттю.</text:p>
      <text:p text:style-name="P4">
<text:span text:style-name="T4">
Читайте також:</text:span>
 <text:a xlink:type="simple" xlink:href="https://www.ukrinform.ua/rubric-regions/3700359-u-vinnici-vidkrilasa-vistavka-prisvacena-likvidatoram-avarii-na-caes.html" text:style-name="Internet_20_link" text:visited-style-name="Visited_20_Internet_20_Link">
 </text:a>
</text:p>
      <text:p text:style-name="P4">
Вхід до музею 26 квітня вільний.</text:p>
      <text:p text:style-name="P4">
Аварія на Чорнобильській атомній електростанції сталася в ніч на 26 квітня1986 року під час планових випробувань на 4-му енергоблоці.До виконання робіт,пов’язаних з усуненням самої аварії та її наслідків, були залучені понад 600тисяч громадян.</text:p>
      <text:p text:style-name="P4">
Source: <text:a xlink:type="simple" xlink:href="https://www.ukrinform.ua/rubric-society/3701038-u-muzei-cornobil-vidkrili-vistavku-pripat-masina-casu.html" text:style-name="Internet_20_link" text:visited-style-name="Visited_20_Internet_20_Link">
https://www.ukrinform.ua/rubric-society/3701038-u-muzei-cornobil-vidkrili-vistavku-pripat-masina-casu.html</text:a>
</text:p>
      <!--NEWS-->
      <text:h text:style-name="P10" text:outline-level="1">
<text:span text:style-name="T4">
Суперники збірної України голландці розгромили хокеїстів Китаю на ЧС-2023</text:span>
</text:h>
      <text:p text:style-name="P4">
Authors: Ukrinform (Person)</text:p>
      <text:p text:style-name="P4">
Publisher: Укринформ (Organization)</text:p>
      <text:p text:style-name="P4">
Published Time: 2023-04-26T16:19:34+03:00</text:p>
      <text:p text:style-name="P4">
Modified Time: 2023-04-26T16:19:34+03:00</text:p>
      <text:p text:style-name="P4">
Description: У Таллінні (Естонія) за участю збірної України триває чемпіонат світу з хокею у Дивізіоні ІВ. — Укрінформ.</text:p>
      <text:p text:style-name="P4">
Images: ["<text:a xlink:type="simple" xlink:href="https://static.ukrinform.com/photos/2023_04/thumb_files/630_360_1682515078-711.jpg" text:style-name="Internet_20_link" text:visited-style-name="Visited_20_Internet_20_Link">
630_360_16825...</text:a>
"]</text:p>
      <text:p text:style-name="P4">
Tags: ['Чемпіонат світу', 'хокей', 'Збірна України']</text:p>
      <text:p text:style-name="P4">
Type: Article</text:p>
      <!--METADATA-->
      <text:p text:style-name="P4">
<draw:frame draw:style-name="fr1" draw:name="Image175" text:anchor-type="as-char" svg:width="6.9236in" svg:height="3.956343in" draw:z-index="0">
<draw:image xlink:href="../Images/yкринформ/2023-04-26T16-19-34-03-00/630_360_1682515078-711.jpg" xlink:type="simple" xlink:show="embed" xlink:actuate="onLoad" draw:mime-type="image/jpeg"/>
</draw:frame>
 У Таллінні(Естонія) за участю збірної України триває чемпіонат світу з хокею у ДивізіоніІВ.</text:p>
      <text:p text:style-name="P4">
Третій тур першості розпочався упевненою перемогою команди Нідерландів надхокеїстами Китаю - 7:2 (3:0, 3:2, 1:0), передає Укрінформ.</text:p>
      <text:p text:style-name="P4">
Ігровий день сьогодні продовжують матчі Японія - Сербія та Україна - Естонія.</text:p>
      <text:p text:style-name="P4">
<text:span text:style-name="T4">
Читайте також:</text:span>
 <text:a xlink:type="simple" xlink:href="https://www.ukrinform.ua/rubric-sports/3700801-nacionalna-hokejna-zbirna-ukraini-sogodni-zigrae-tretij-matc-na-cs2023.html" text:style-name="Internet_20_link" text:visited-style-name="Visited_20_Internet_20_Link">
 <text:span text:style-name="T4">
хокей</text:span>
 </text:a>
</text:p>
      <text:p text:style-name="P4">
Нагадаємо, збірна України після стартової поразки в овертаймі від китайців(4:5) розгромила суперників із Сербії - 7:0 (0:0, 2:0, 5:0).</text:p>
      <text:p text:style-name="P4">
27 квітня підопічні Вадима Шахрайчука зіграють з Нідерландами, 29 квітня - зЯпонією.</text:p>
      <text:p text:style-name="P4">
Переможець турніру підвищиться у класі і наступного сезону гратиме у другомуза класифікацією Дивізіоні ІА.</text:p>
      <text:p text:style-name="P4">
Фото: iihf.com.</text:p>
      <text:p text:style-name="P4">
Source: <text:a xlink:type="simple" xlink:href="https://www.ukrinform.ua/rubric-sports/3701041-superniki-zbirnoi-ukraini-gollandci-rozgromili-hokeistiv-kitau-na-cs2023.html" text:style-name="Internet_20_link" text:visited-style-name="Visited_20_Internet_20_Link">
https://www.ukrinform.ua/rubric-sports/3701041-superniki-zbirnoi-ukraini-gollandci-rozgromili-hokeistiv-kitau-na-cs2023.html</text:a>
</text:p>
      <!--NEWS-->
      <text:h text:style-name="P10" text:outline-level="1">
<text:span text:style-name="T4">
Україна розраховує на активну участь Італії у відновленні - Шмигаль</text:span>
</text:h>
      <text:p text:style-name="P4">
Authors: Ukrinform (Person)</text:p>
      <text:p text:style-name="P4">
Publisher: Укринформ (Organization)</text:p>
      <text:p text:style-name="P4">
Published Time: 2023-04-26T16:20:13+03:00</text:p>
      <text:p text:style-name="P4">
Modified Time: 2023-04-26T16:20:13+03:00</text:p>
      <text:p text:style-name="P4">
Description: Прем’єр-міністр Денис Шмигаль сподівається, що Італія візьме активну участь у відновленні та відбудові України.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Італія', 'Шмигаль', 'Відбудова', 'Джорджа Мелоні']</text:p>
      <text:p text:style-name="P4">
Type: Article</text:p>
      <!--METADATA-->
      <text:p text:style-name="P4">
<draw:frame draw:style-name="fr1" draw:name="Image176" text:anchor-type="as-char" svg:width="6.9236in" svg:height="3.956343in" draw:z-index="0">
<draw:image xlink:href="../Images/yкринформ/2023-04-26T16-20-13-03-00/630_360_1682514702-644.jpg" xlink:type="simple" xlink:show="embed" xlink:actuate="onLoad" draw:mime-type="image/jpeg"/>
</draw:frame>
 Прем’єр-міністр Денис Шмигаль сподівається, що Італія візьме активну участь увідновленні та відбудові України.</text:p>
      <text:p text:style-name="P4">
Про це він заявив під час спільної з головою Ради міністрів ІталійськоїРеспубліки Джорджею Мелоні заяви для преси у Римі, повідомляє кореспондентУкрінформу.</text:p>
      <text:p text:style-name="P4">
"Україна розраховує на активну участь Італії у відновленні… Зокрема, очікуємовід італійського агентства SACE підтримки в розмірі 1 млрд євро, яка допоможевідновити економіку, інфраструктуру, базові гуманітарні й соціальні потребилюдей. Закликав також сприяти конфіскації російських активів, адже це основнийресурс для майбутньої великої відбудови», - зазначив <text:a xlink:type="simple" xlink:href="https://www.ukrinform.ua/tag-smigal" text:style-name="Internet_20_link" text:visited-style-name="Visited_20_Internet_20_Link">
</text:a>
 .</text:p>
      <text:p text:style-name="P4">
Він також очікує посилення санкційного тиску на росію, адже нині необхіднезменшення цін на російську нафту, санкції проти ядерної галузі рф, вихідбізнесу з російського ринку, контроль за введеними обмеженнями.</text:p>
      <text:p text:style-name="P4">
<text:span text:style-name="T4">
Читайте також:</text:span>
 <text:a xlink:type="simple" xlink:href="https://www.ukrinform.ua/rubric-polytics/3700928-smigal-zustrivsa-z-prezidentom-italii.html" text:style-name="Internet_20_link" text:visited-style-name="Visited_20_Internet_20_Link">
 <text:span text:style-name="T4">
Шмигаль</text:span>
 </text:a>
</text:p>
      <text:p text:style-name="P4">
«Серед іншого обговорили інтеграцію до ЄС і НАТО та імплементацію Формули мируПрезидента Володимира Зеленського. Наголосив на необхідності активних дій збоку Італії та інших партнерів для визволення з російського полону цивільнихукраїнців, в тому числі дітей", - додав глава уряду.</text:p>
      <text:p text:style-name="P4">
Як повідомляв Укрінформ, Шмигаль перебуває в Італії для участі у двостороннійконференції з питань відновлення України.</text:p>
      <text:p text:style-name="P4">
<text:span text:style-name="T5">
Фото: Денис Шмигаль, Телеграм</text:span>
</text:p>
      <text:p text:style-name="P4">
Source: <text:a xlink:type="simple" xlink:href="https://www.ukrinform.ua/rubric-vidbudova/3701043-ukraina-rozrahovue-na-aktivnu-ucast-italii-u-vidnovlenni-smigal.html" text:style-name="Internet_20_link" text:visited-style-name="Visited_20_Internet_20_Link">
https://www.ukrinform.ua/rubric-vidbudova/3701043-ukraina-rozrahovue-na-aktivnu-ucast-italii-u-vidnovlenni-smigal.html</text:a>
</text:p>
      <!--NEWS-->
      <text:h text:style-name="P10" text:outline-level="1">
<text:span text:style-name="T4">
Прем'єр Іспанії привітав прагнення Бразилії до посередництва у переговорах між Україною та рф</text:span>
</text:h>
      <text:p text:style-name="P4">
Authors: Ukrinform (Person)</text:p>
      <text:p text:style-name="P4">
Publisher: Укринформ (Organization)</text:p>
      <text:p text:style-name="P4">
Published Time: 2023-04-26T16:29:12+03:00</text:p>
      <text:p text:style-name="P4">
Modified Time: 2023-04-26T16:29:12+03:00</text:p>
      <text:p text:style-name="P4">
Description: Голова уряду Іспанії Педро Санчес привітав прагнення Бразилії до посередництва у переговорах щодо миру між Україною та москвою. — Укрінформ.</text:p>
      <text:p text:style-name="P4">
Images: ["<text:a xlink:type="simple" xlink:href="https://static.ukrinform.com/photos/2019_11/thumb_files/630_360_1573468692-282.jpg" text:style-name="Internet_20_link" text:visited-style-name="Visited_20_Internet_20_Link">
630_360_15734...</text:a>
"]</text:p>
      <text:p text:style-name="P4">
Tags: ['Бразилія', 'Іспанія', 'Україна', 'Війна з росією']</text:p>
      <text:p text:style-name="P4">
Type: Article</text:p>
      <!--METADATA-->
      <text:p text:style-name="P4">
<draw:frame draw:style-name="fr1" draw:name="Image177" text:anchor-type="as-char" svg:width="6.9236in" svg:height="3.956343in" draw:z-index="0">
<draw:image xlink:href="../Images/yкринформ/2023-04-26T16-29-12-03-00/630_360_1573468692-282.jpg" xlink:type="simple" xlink:show="embed" xlink:actuate="onLoad" draw:mime-type="image/jpeg"/>
</draw:frame>
 Головауряду Іспанії Педро Санчес привітав прагнення Бразилії до посередництва упереговорах щодо миру між Україною та москвою.</text:p>
      <text:p text:style-name="P4">
Як передає Укрінформ, про це повідомляє <text:a xlink:type="simple" xlink:href="http://www.theguardian.com/world/live/2023/apr/26/russia-ukraine-war-live-lavrov-blames-west-for-deadlock-over-grain-deal-two-killed-in-kharkiv-museum-attack" text:style-name="Internet_20_link" text:visited-style-name="Visited_20_Internet_20_Link">
</text:a>
 .</text:p>
      <text:p text:style-name="P4">
Відповідну заяву голова уряду Іспанії зробив у середу на спільнійпресконференції з президентом Бразилії Луїсом Інасіу Лулою да Сілвою.</text:p>
      <text:p text:style-name="P4">
Нещодавно Лула заявив, що група нейтральних країн повинна зібратися разом, щоброзв'язати питання початку мирних перемовин між росією та Україною. Раніше вінвідмовився постачати зброю Києву.</text:p>
      <text:p text:style-name="P4">
<text:span text:style-name="T4">
Читайте також:</text:span>
 <text:a xlink:type="simple" xlink:href="https://www.ukrinform.ua/rubric-polytics/3699419-prezident-brazilii-pro-vtorgnenna-rf-v-ukrainu-hocu-znajti-tretu-alternativu.html" text:style-name="Internet_20_link" text:visited-style-name="Visited_20_Internet_20_Link">
 </text:a>
</text:p>
      <text:p text:style-name="P4">
Як повідомлялося, президент Бразилії Луїс Інасіо Лула да Сілва <text:a xlink:type="simple" xlink:href="https://www.ukrinform.ua/rubric-world/3700875-prezident-brazilii-nazvav-vtorgnenna-rf-v-ukrainu-neprijnatnim-ale-zaklikav-govoriti-pro-mir.html" text:style-name="Internet_20_link" text:visited-style-name="Visited_20_Internet_20_Link">
</text:a>
російське вторгнення в Україну. Лула зазначив, що він «відданий пошуку мирноїформули для припинення конфлікту». Раніше Лула да Сілва запропонував Україніпоступитися Кримом, щоб припинити війну.</text:p>
      <text:p text:style-name="P4">
Source: <text:a xlink:type="simple" xlink:href="https://www.ukrinform.ua/rubric-world/3701044-premer-ispanii-privitav-pragnenna-brazilii-do-poserednictva-u-peregovorah-miz-ukrainou-ta-rf.html" text:style-name="Internet_20_link" text:visited-style-name="Visited_20_Internet_20_Link">
https://www.ukrinform.ua/rubric-world/3701044-premer-ispanii-privitav-pragnenna-brazilii-do-poserednictva-u-peregovorah-miz-ukrainou-ta-rf.html</text:a>
</text:p>
      <!--NEWS-->
      <text:h text:style-name="P10" text:outline-level="1">
<text:span text:style-name="T4">
Світоліна достроково завершила виступ на турнірі WTA у Мадриді</text:span>
</text:h>
      <text:p text:style-name="P4">
Authors: Ukrinform (Person)</text:p>
      <text:p text:style-name="P4">
Publisher: Укринформ (Organization)</text:p>
      <text:p text:style-name="P4">
Published Time: 2023-04-26T16:31:39+03:00</text:p>
      <text:p text:style-name="P4">
Modified Time: 2023-04-26T16:31:39+03:00</text:p>
      <text:p text:style-name="P4">
Description: Українка Еліна Світоліна невдало стартувала на престижному грунтов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515878-564.jpg" text:style-name="Internet_20_link" text:visited-style-name="Visited_20_Internet_20_Link">
630_360_16825...</text:a>
"]</text:p>
      <text:p text:style-name="P4">
Tags: ['Світоліна', 'Теніс']</text:p>
      <text:p text:style-name="P4">
Type: Article</text:p>
      <!--METADATA-->
      <text:p text:style-name="P4">
<draw:frame draw:style-name="fr1" draw:name="Image178" text:anchor-type="as-char" svg:width="6.9236in" svg:height="3.956343in" draw:z-index="0">
<draw:image xlink:href="../Images/yкринформ/2023-04-26T16-31-39-03-00/630_360_1682515878-564.jpg" xlink:type="simple" xlink:show="embed" xlink:actuate="onLoad" draw:mime-type="image/jpeg"/>
</draw:frame>
 УкраїнкаЕліна Світоліна невдало стартувала на престижному грунтовому турнірі Жіночоїтенісної асоціації (WTA) - Mutua Madrid Open - у Мадриді (Іспанія) із призовимфондом $7,652 млн.</text:p>
      <text:p text:style-name="P4">
У поєдинку за вихід до другого кола змагань Світоліна поступилася білорусціОлександрі Соснович - 4:6, 5:7, передає Укрінфом.</text:p>
      <text:p text:style-name="P4">
Протистояння тривало 1 годину 40 хвилин.</text:p>
      <text:p text:style-name="P4">
Наступною суперницею Соснович буде посіяна під 29-м номером чешка МаріяБоузкова.</text:p>
      <text:p text:style-name="P4">
<text:span text:style-name="T4">
Читайте також:</text:span>
 <text:a xlink:type="simple" xlink:href="https://www.ukrinform.ua/rubric-sports/3697931-svitolina-postupilasa-tauson-na-starti-turniru-itf-u-portugalii.html" text:style-name="Internet_20_link" text:visited-style-name="Visited_20_Internet_20_Link">
 </text:a>
</text:p>
      <text:p text:style-name="P4">
Турнір у Мадриді триватиме до 6 травня.</text:p>
      <text:p text:style-name="P4">
Фото: Axion Open.</text:p>
      <text:p text:style-name="P4">
Source: <text:a xlink:type="simple" xlink:href="https://www.ukrinform.ua/rubric-sports/3701047-svitolina-dostrokovo-zaversila-vistup-na-turniri-wta-u-madridi.html" text:style-name="Internet_20_link" text:visited-style-name="Visited_20_Internet_20_Link">
https://www.ukrinform.ua/rubric-sports/3701047-svitolina-dostrokovo-zaversila-vistup-na-turniri-wta-u-madridi.html</text:a>
</text:p>
      <!--NEWS-->
      <text:h text:style-name="P10" text:outline-level="1">
<text:span text:style-name="T4">
На Тернопільщині в коледжі навчатимуть новій професії — керувати дроном</text:span>
</text:h>
      <text:p text:style-name="P4">
Authors: Ukrinform (Person)</text:p>
      <text:p text:style-name="P4">
Publisher: Укринформ (Organization)</text:p>
      <text:p text:style-name="P4">
Published Time: 2023-04-26T16:33:00+03:00</text:p>
      <text:p text:style-name="P4">
Modified Time: 2023-04-26T16:33:00+03:00</text:p>
      <text:p text:style-name="P4">
Description: На Тернопільщині навчатимуть новій професії - "оператор наземних засобів керування безпілотним літальним апаратом (дроном)". — Укрінформ.</text:p>
      <text:p text:style-name="P4">
Images: ["<text:a xlink:type="simple" xlink:href="https://static.ukrinform.com/photos/2023_04/thumb_files/630_360_1682522712-429.jpg" text:style-name="Internet_20_link" text:visited-style-name="Visited_20_Internet_20_Link">
630_360_16825...</text:a>
"]</text:p>
      <text:p text:style-name="P4">
Tags: ['Безпілотник', 'Освіта', 'Тернопільщина']</text:p>
      <text:p text:style-name="P4">
Type: Article</text:p>
      <!--METADATA-->
      <text:p text:style-name="P4">
<draw:frame draw:style-name="fr1" draw:name="Image179" text:anchor-type="as-char" svg:width="6.9236in" svg:height="3.956343in" draw:z-index="0">
<draw:image xlink:href="../Images/yкринформ/2023-04-26T16-33-00-03-00/630_360_1682522712-429.jpg" xlink:type="simple" xlink:show="embed" xlink:actuate="onLoad" draw:mime-type="image/jpeg"/>
</draw:frame>
 НаТернопільщині навчатимуть новій професії - "оператор наземних засобівкерування безпілотним літальним апаратом (дроном)".</text:p>
      <text:p text:style-name="P4">
Про це повідомляє в <text:a xlink:type="simple" xlink:href="https://t.me/ternopilskaODA/3234" text:style-name="Internet_20_link" text:visited-style-name="Visited_20_Internet_20_Link">
 </text:a>
 начальникТернопільської ОВА Володимир Труш, передає Укрінформ.</text:p>
      <text:p text:style-name="P4">
“Раніше подібна професія була лише у вищих навчальних закладах авіаційногоспрямування, відтепер і в професійній школі. Вперше в Україні такихспеціалістів готуватимуть на базі коледжу”, - йдеться в повідомленні.</text:p>
      <text:p text:style-name="P4">
Зазначається, що це стало можливим завдяки спільній роботі МОНУ,Тернопільської ОВА і Тернопільського професійного коледжу з посиленоювійськовою та фізичною підготовкою.</text:p>
      <text:p text:style-name="P4">
Навчання триватиме від півтора місяця до трьох років.</text:p>
      <text:p text:style-name="P4">
За словами начальника ОВА, з вересня професійний коледж з посиленою військовоюта фізичною підготовкою отримає 30 державних місць для цієї професії. А вжезараз на базі коледжу відкриті курси для охочих навчитися керувати дроном.</text:p>
      <text:p text:style-name="P4">
Слухачі курсу отримають як теоретичні, так і практичні знання. Навчання будутьпроводити четверо висококваліфікованих спеціалістів.</text:p>
      <text:p text:style-name="P4">
Також інформують, що для практичного застосування знань з нової дисциплінизаклад отримав спеціалізовані комп’ютерні авіасимулятори.</text:p>
      <text:p text:style-name="P4">
<text:span text:style-name="T4">
Читайте також:</text:span>
 <text:a xlink:type="simple" xlink:href="https://www.ukrinform.ua/rubric-technology/3689505-za-proektom-armia-droniv-vze-zakupili-ponad-32-tisaci-bezpilotnikiv.html" text:style-name="Internet_20_link" text:visited-style-name="Visited_20_Internet_20_Link">
 <text:span text:style-name="T4">
Армія</text:span>
 <text:span text:style-name="T4">
дронів</text:span>
 </text:a>
</text:p>
      <text:p text:style-name="P4">
Як повідомляв Укрінформ, у лютому Озернянська громада, що на Тернопільщині,виграла грант, на який облаштувала сучасний молодіжний простір та запустиламедіацентр, в якому займається тамтешня молодь.</text:p>
      <text:p text:style-name="P4">
Source: <text:a xlink:type="simple" xlink:href="https://www.ukrinform.ua/rubric-regions/3701109-na-ternopilsini-v-koledzi-navcatimut-novij-profesii-keruvati-dronom.html" text:style-name="Internet_20_link" text:visited-style-name="Visited_20_Internet_20_Link">
https://www.ukrinform.ua/rubric-regions/3701109-na-ternopilsini-v-koledzi-navcatimut-novij-profesii-keruvati-dronom.html</text:a>
</text:p>
      <!--NEWS-->
      <text:h text:style-name="P10" text:outline-level="1">
<text:span text:style-name="T4">
Банки прогнозують пожвавлення кредитування бізнесу – НБУ</text:span>
</text:h>
      <text:p text:style-name="P4">
Authors: Ukrinform (Person)</text:p>
      <text:p text:style-name="P4">
Publisher: Укринформ (Organization)</text:p>
      <text:p text:style-name="P4">
Published Time: 2023-04-26T16:35:18+03:00</text:p>
      <text:p text:style-name="P4">
Modified Time: 2023-04-26T16:35:18+03:00</text:p>
      <text:p text:style-name="P4">
Description: Банки очікують на зростання корпоративного кредитного портфеля без погіршення його якості.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Банк', 'Кредит', 'Нацбанк', 'Опитування']</text:p>
      <text:p text:style-name="P4">
Type: Article</text:p>
      <!--METADATA-->
      <text:p text:style-name="P4">
<draw:frame draw:style-name="fr1" draw:name="Image180" text:anchor-type="as-char" svg:width="6.9236in" svg:height="3.956343in" draw:z-index="0">
<draw:image xlink:href="../Images/yкринформ/2023-04-26T16-35-18-03-00/630_360_1679320501-539.png" xlink:type="simple" xlink:show="embed" xlink:actuate="onLoad" draw:mime-type="image/png"/>
</draw:frame>
 Банкиочікують на зростання корпоративного кредитного портфеля без погіршення йогоякості.</text:p>
      <text:p text:style-name="P4">
Як передає Укрінформ, про це свідчать результати щоквартального опитуваннябанків про умови кредитування, повідомляє <text:a xlink:type="simple" xlink:href="https://bank.gov.ua/ua/news/all/banki-ochikuyut-na-zrostannya-korporativnogo-kreditnogo-portfelya-bez-pogirshennya-yogo-yakosti--rezultati-opituvannya-pro-umovi-bankivskogo-kredituvannya" text:style-name="Internet_20_link" text:visited-style-name="Visited_20_Internet_20_Link">
</text:a>
</text:p>
      <text:p text:style-name="P4">
"Банки поліпшили очікування стосовно перспектив кредитування: часткареспондентів, що очікують на зростання обсягів кредитування бізнесу,відновилася до довоєнного рівня. Оцінки банками кредитних стандартів, попиту,схвалення заявок на кредити та інших показників кредитування впродовж останніхтрьох кварталів поліпшуються", - йдеться в повідомленні.</text:p>
      <text:p text:style-name="P4">
Зазначається, що попит на корпоративні кредити в І кварталі 2023 рокупідсилювала потреба в оборотному капіталі, проте зміна процентних ставок йогостримувала. У ІІ кварталі банки очікують на зростання попиту на всі видикредитів для бізнесу. Найбільше – на позики малому й середньому бізнесу,короткострокові та гривневі кредити.</text:p>
      <text:p text:style-name="P4">
Респонденти прогнозують у ІІ кварталі 2023 року також зростання попиту і нароздрібні <text:a xlink:type="simple" xlink:href="https://www.ukrinform.ua/tag-kredit" text:style-name="Internet_20_link" text:visited-style-name="Visited_20_Internet_20_Link">
 </text:a>
 . Найбільше – на іпотеку.Попит домогосподарств на іпотеку продовжує зростати другий квартал поспільзавдяки поліпшенню споживчих настроїв та зростанню заощаджень. Водночаспожвавлення попиту сповільнюють стримані очікування стосовно розвитку ринкунерухомості. Погіршення якості корпоративних кредитів протягом наступних 12місяців банки не очікують, проте для домогосподарств якість дещо погіршиться.</text:p>
      <text:p text:style-name="P4">
У I кварталі банки посилили стандарти корпоративного кредитування. Найбільше –для довгострокових і валютних кредитів. У ІІ кварталі й надалі прогнозуєтьсяпосилення стандартів. Більшою мірою – для великих підприємств тадовгострокових кредитів. Водночас фінустанови планують дещо послабити кредитністандарти для МСП.</text:p>
      <text:p text:style-name="P4">
<text:span text:style-name="T4">
Читайте також:</text:span>
 <text:a xlink:type="simple" xlink:href="https://www.ukrinform.ua/rubric-economy/3690982-biznes-trohi-pokrasiv-perspektivi-svoei-dialnosti-nbu.html" text:style-name="Internet_20_link" text:visited-style-name="Visited_20_Internet_20_Link">
 <text:span text:style-name="T4">
Бізнес</text:span>
 <text:span text:style-name="T4">
трохи</text:span>
 <text:span text:style-name="T4">
покращив</text:span>
 <text:span text:style-name="T4">
перспективи</text:span>
<text:span text:style-name="T4">
своєї</text:span>
 <text:span text:style-name="T4">
діяльності</text:span>
 <text:span text:style-name="T4">
НБУ</text:span>
 </text:a>
</text:p>
      <text:p text:style-name="P4">
Вперше з IV кварталу 2021 року банки пом’якшили стандарти кредитів населенню.Більшою мірою – для споживчих кредитів. Цьому сприяли поліпшення очікуваньекономічної активності, кращі курсові очікування та зростанняплатоспроможності населення. Стандарти іпотеки пом’якшилися завдякиактивізації конкуренції банків й меншим інфляційним очікуванням. У наступномукварталі респонденти планують пом’якшувати кредитні стандарти споживчихкредитів, а для іпотеки – посилювати. У І кварталі респонденти зазначили прозростання всіх видів ризиків, крім ліквідності. Ризик ліквідності знижуєтьсядругий квартал поспіль. У ІІ кварталі банки очікують посилення всіх безвиключення видів ризиків.</text:p>
      <text:p text:style-name="P4">
Як повідомлялось, опитування про умови банківського кредитування проводилося з17 березня до 7 квітня 2023 року серед кредитних менеджерів банків. Відповідінадали 26 фінансових установ, частка яких у загальному обсязі активівбанківської системи становить 96%. Результати опитування відображають думкуреспондентів і не є оцінками чи прогнозами Національного банку.</text:p>
      <text:p text:style-name="P4">
<text:span text:style-name="T5">
Фото: НБУ</text:span>
</text:p>
      <text:p text:style-name="P4">
Source: <text:a xlink:type="simple" xlink:href="https://www.ukrinform.ua/rubric-economy/3701050-banki-prognozuut-pozvavlenna-kredituvanna-biznesu-nbu.html" text:style-name="Internet_20_link" text:visited-style-name="Visited_20_Internet_20_Link">
https://www.ukrinform.ua/rubric-economy/3701050-banki-prognozuut-pozvavlenna-kredituvanna-biznesu-nbu.html</text:a>
</text:p>
      <!--NEWS-->
      <text:h text:style-name="P10" text:outline-level="1">
<text:span text:style-name="T4">
Лапутіна ознайомилась із практиками ветеранських політик у США</text:span>
</text:h>
      <text:p text:style-name="P4">
Authors: Ukrinform (Person)</text:p>
      <text:p text:style-name="P4">
Publisher: Укринформ (Organization)</text:p>
      <text:p text:style-name="P4">
Published Time: 2023-04-26T16:40:03+03:00</text:p>
      <text:p text:style-name="P4">
Modified Time: 2023-04-26T16:40:03+03:00</text:p>
      <text:p text:style-name="P4">
Description: Міністр у справах ветеранів Юлія Лапутіна провела зустрічі з американськими посадовцями та організаціями щодо залучення досвіду і практик ветеранських політик США в Україні. — Укрінформ.</text:p>
      <text:p text:style-name="P4">
Images: ["<text:a xlink:type="simple" xlink:href="https://static.ukrinform.com/photos/2023_04/thumb_files/630_360_1682516189-2601.jpeg" text:style-name="Internet_20_link" text:visited-style-name="Visited_20_Internet_20_Link">
630_360_16825...</text:a>
", "<text:a xlink:type="simple" xlink:href="https://static.ukrinform.com/photos/2023_04/thumb_files/630_360_1682516189-1097.jpeg" text:style-name="Internet_20_link" text:visited-style-name="Visited_20_Internet_20_Link">
630_360_16825...</text:a>
", "<text:a xlink:type="simple" xlink:href="https://static.ukrinform.com/photos/2023_04/thumb_files/630_360_1682516189-4301.jpeg" text:style-name="Internet_20_link" text:visited-style-name="Visited_20_Internet_20_Link">
630_360_16825...</text:a>
", "<text:a xlink:type="simple" xlink:href="https://static.ukrinform.com/photos/2023_04/thumb_files/630_360_1682516189-2860.jpeg" text:style-name="Internet_20_link" text:visited-style-name="Visited_20_Internet_20_Link">
630_360_16825...</text:a>
", "<text:a xlink:type="simple" xlink:href="https://static.ukrinform.com/photos/2023_04/thumb_files/630_360_1682516189-7296.jpeg" text:style-name="Internet_20_link" text:visited-style-name="Visited_20_Internet_20_Link">
630_360_16825...</text:a>
", "<text:a xlink:type="simple" xlink:href="https://static.ukrinform.com/photos/2023_04/thumb_files/630_360_1682516189-2756.jpeg" text:style-name="Internet_20_link" text:visited-style-name="Visited_20_Internet_20_Link">
630_360_16825...</text:a>
", "<text:a xlink:type="simple" xlink:href="https://static.ukrinform.com/photos/2023_04/thumb_files/630_360_1682516190-7622.jpeg" text:style-name="Internet_20_link" text:visited-style-name="Visited_20_Internet_20_Link">
630_360_16825...</text:a>
", "<text:a xlink:type="simple" xlink:href="https://static.ukrinform.com/photos/2023_04/thumb_files/630_360_1682516190-9917.jpeg" text:style-name="Internet_20_link" text:visited-style-name="Visited_20_Internet_20_Link">
630_360_16825...</text:a>
", "<text:a xlink:type="simple" xlink:href="https://static.ukrinform.com/photos/2023_04/thumb_files/630_360_1682516190-6943.jpeg" text:style-name="Internet_20_link" text:visited-style-name="Visited_20_Internet_20_Link">
630_360_16825...</text:a>
", "<text:a xlink:type="simple" xlink:href="https://static.ukrinform.com/photos/2023_04/thumb_files/630_360_1682516190-3588.jpeg" text:style-name="Internet_20_link" text:visited-style-name="Visited_20_Internet_20_Link">
630_360_16825...</text:a>
"]</text:p>
      <text:p text:style-name="P4">
Tags: ['США', 'Міністерство у справах ветеранів', 'Лапутіна']</text:p>
      <text:p text:style-name="P4">
Type: Article</text:p>
      <!--METADATA-->
      <text:p text:style-name="P4">
<draw:frame draw:style-name="fr1" draw:name="Image181" text:anchor-type="as-char" svg:width="6.9236in" svg:height="3.956343in" draw:z-index="0">
<draw:image xlink:href="../Images/yкринформ/2023-04-26T16-40-03-03-00/630_360_1682516189-2601.jpeg" xlink:type="simple" xlink:show="embed" xlink:actuate="onLoad" draw:mime-type="image/jpeg"/>
</draw:frame>
 Міністру справах ветеранів Юлія Лапутіна провела зустрічі з американськимипосадовцями та організаціями щодо залучення досвіду і практик ветеранськихполітик США в Україні.</text:p>
      <text:p text:style-name="P4">
Про це повідомляє <text:a xlink:type="simple" xlink:href="https://mva.gov.ua/ua/news/yuliya-laputina-u-ssha-oznajomilasya-z-praktikami-veteranskih-politik-ta-prezentuvala-proyekti-minveteraniv" text:style-name="Internet_20_link" text:visited-style-name="Visited_20_Internet_20_Link">
 </text:a>
 , передає Укрінформ.</text:p>
      <text:p text:style-name="P4">
"Під час відвідин VA Richmond health care – медичного центру для ветеранів вРічмонді – Юлія Лапутіна ознайомилася з системою медичних установ дляветеранів війни. Майже 1300 спеціалізованих закладів підпорядковуютьсябезпосередньо Міністерству у справах ветеранів США. Вони діють окремо відзагальної мережі медустанов, а 27% співробітників таких закладів єветеранами", - йдеться у повідомленні.</text:p>
      <text:p text:style-name="P4">
Лапутіна наголосила, що Україна має впроваджувати найкращі практики медичної іпсихічної реабілітації для своїх воїнів, адже велика кількість захисників ізахисниць після перемоги повернуться додому з різними травмами. “Ми маємостворити нову систему реабілітації, аби успішно повернути наших воїнів домирного життя. Будемо впроваджувати нові технології у реабілітацію тавідновлення, і я переконана, що досвід США допоможе нам”, – сказала міністр.</text:p>
      <text:p text:style-name="P4">
<draw:frame draw:style-name="fr1" draw:name="Image182" text:anchor-type="as-char" svg:width="6.9236in" svg:height="3.956343in" draw:z-index="0">
<draw:image xlink:href="../Images/yкринформ/2023-04-26T16-40-03-03-00/630_360_1682516189-1097.jpeg" xlink:type="simple" xlink:show="embed" xlink:actuate="onLoad" draw:mime-type="image/jpeg"/>
</draw:frame>
 Лапутінаознайомилась з практиками ветеранських політик у США Фото: Міністерство усправах ветеранів  <text:a xlink:type="simple" xlink:href="https://static.ukrinform.com/photos/2023_04/1682516189-1097.jpeg" text:style-name="Internet_20_link" text:visited-style-name="Visited_20_Internet_20_Link">
<draw:frame draw:style-name="fr1" draw:name="Image183" text:anchor-type="as-char" svg:width="6.9236in" svg:height="3.956343in" draw:z-index="0">
<draw:image xlink:href="../Images/yкринформ/2023-04-26T16-40-03-03-00/630_360_1682516189-1097.jpeg" xlink:type="simple" xlink:show="embed" xlink:actuate="onLoad" draw:mime-type="image/jpeg"/>
</draw:frame>
</text:a>
 <text:a xlink:type="simple" xlink:href="https://static.ukrinform.com/photos/2023_04/1682516189-4301.jpeg" text:style-name="Internet_20_link" text:visited-style-name="Visited_20_Internet_20_Link">
<draw:frame draw:style-name="fr1" draw:name="Image184" text:anchor-type="as-char" svg:width="6.9236in" svg:height="3.956343in" draw:z-index="0">
<draw:image xlink:href="../Images/yкринформ/2023-04-26T16-40-03-03-00/630_360_1682516189-4301.jpeg" xlink:type="simple" xlink:show="embed" xlink:actuate="onLoad" draw:mime-type="image/jpeg"/>
</draw:frame>
</text:a>
 <text:a xlink:type="simple" xlink:href="https://static.ukrinform.com/photos/2023_04/1682516189-2601.jpeg" text:style-name="Internet_20_link" text:visited-style-name="Visited_20_Internet_20_Link">
<draw:frame draw:style-name="fr1" draw:name="Image185" text:anchor-type="as-char" svg:width="6.9236in" svg:height="3.956343in" draw:z-index="0">
<draw:image xlink:href="../Images/yкринформ/2023-04-26T16-40-03-03-00/630_360_1682516189-2601.jpeg" xlink:type="simple" xlink:show="embed" xlink:actuate="onLoad" draw:mime-type="image/jpeg"/>
</draw:frame>
</text:a>
 <text:a xlink:type="simple" xlink:href="https://static.ukrinform.com/photos/2023_04/1682516189-2860.jpeg" text:style-name="Internet_20_link" text:visited-style-name="Visited_20_Internet_20_Link">
<draw:frame draw:style-name="fr1" draw:name="Image186" text:anchor-type="as-char" svg:width="6.9236in" svg:height="3.956343in" draw:z-index="0">
<draw:image xlink:href="../Images/yкринформ/2023-04-26T16-40-03-03-00/630_360_1682516189-2860.jpeg" xlink:type="simple" xlink:show="embed" xlink:actuate="onLoad" draw:mime-type="image/jpeg"/>
</draw:frame>
</text:a>
 <text:a xlink:type="simple" xlink:href="https://static.ukrinform.com/photos/2023_04/1682516189-7296.jpeg" text:style-name="Internet_20_link" text:visited-style-name="Visited_20_Internet_20_Link">
<draw:frame draw:style-name="fr1" draw:name="Image187" text:anchor-type="as-char" svg:width="6.9236in" svg:height="3.956343in" draw:z-index="0">
<draw:image xlink:href="../Images/yкринформ/2023-04-26T16-40-03-03-00/630_360_1682516189-7296.jpeg" xlink:type="simple" xlink:show="embed" xlink:actuate="onLoad" draw:mime-type="image/jpeg"/>
</draw:frame>
</text:a>
 <text:a xlink:type="simple" xlink:href="https://static.ukrinform.com/photos/2023_04/1682516189-2756.jpeg" text:style-name="Internet_20_link" text:visited-style-name="Visited_20_Internet_20_Link">
<draw:frame draw:style-name="fr1" draw:name="Image188" text:anchor-type="as-char" svg:width="6.9236in" svg:height="3.956343in" draw:z-index="0">
<draw:image xlink:href="../Images/yкринформ/2023-04-26T16-40-03-03-00/630_360_1682516189-2756.jpeg" xlink:type="simple" xlink:show="embed" xlink:actuate="onLoad" draw:mime-type="image/jpeg"/>
</draw:frame>
</text:a>
 <text:a xlink:type="simple" xlink:href="https://static.ukrinform.com/photos/2023_04/1682516190-7622.jpeg" text:style-name="Internet_20_link" text:visited-style-name="Visited_20_Internet_20_Link">
<draw:frame draw:style-name="fr1" draw:name="Image189" text:anchor-type="as-char" svg:width="6.9236in" svg:height="3.956343in" draw:z-index="0">
<draw:image xlink:href="../Images/yкринформ/2023-04-26T16-40-03-03-00/630_360_1682516190-7622.jpeg" xlink:type="simple" xlink:show="embed" xlink:actuate="onLoad" draw:mime-type="image/jpeg"/>
</draw:frame>
</text:a>
 <text:a xlink:type="simple" xlink:href="https://static.ukrinform.com/photos/2023_04/1682516190-9917.jpeg" text:style-name="Internet_20_link" text:visited-style-name="Visited_20_Internet_20_Link">
<draw:frame draw:style-name="fr1" draw:name="Image190" text:anchor-type="as-char" svg:width="6.9236in" svg:height="3.956343in" draw:z-index="0">
<draw:image xlink:href="../Images/yкринформ/2023-04-26T16-40-03-03-00/630_360_1682516190-9917.jpeg" xlink:type="simple" xlink:show="embed" xlink:actuate="onLoad" draw:mime-type="image/jpeg"/>
</draw:frame>
</text:a>
 <text:a xlink:type="simple" xlink:href="https://static.ukrinform.com/photos/2023_04/1682516190-6943.jpeg" text:style-name="Internet_20_link" text:visited-style-name="Visited_20_Internet_20_Link">
<draw:frame draw:style-name="fr1" draw:name="Image191" text:anchor-type="as-char" svg:width="6.9236in" svg:height="3.956343in" draw:z-index="0">
<draw:image xlink:href="../Images/yкринформ/2023-04-26T16-40-03-03-00/630_360_1682516190-6943.jpeg" xlink:type="simple" xlink:show="embed" xlink:actuate="onLoad" draw:mime-type="image/jpeg"/>
</draw:frame>
</text:a>
 <text:a xlink:type="simple" xlink:href="https://static.ukrinform.com/photos/2023_04/1682516190-3588.jpeg" text:style-name="Internet_20_link" text:visited-style-name="Visited_20_Internet_20_Link">
<draw:frame draw:style-name="fr1" draw:name="Image192" text:anchor-type="as-char" svg:width="6.9236in" svg:height="3.956343in" draw:z-index="0">
<draw:image xlink:href="../Images/yкринформ/2023-04-26T16-40-03-03-00/630_360_1682516190-3588.jpeg" xlink:type="simple" xlink:show="embed" xlink:actuate="onLoad" draw:mime-type="image/jpeg"/>
</draw:frame>
</text:a>
</text:p>
      <text:p text:style-name="P4">
Крім того, очільниця Мінветеранів під час зустрічі з американськимипосадовцями обговорила стратегію впровадження в Україні системи переходу відвійськової служби до цивільного життя. За її словами, якісна реінтеграціяветеранів та членів їхніх родин до мирного життя є пріоритетом у порядкуденному української політики.</text:p>
      <text:p text:style-name="P4">
<text:span text:style-name="T4">
Читайте також:</text:span>
 <text:a xlink:type="simple" xlink:href="https://www.ukrinform.ua/rubric-society/3687799-kosti-za-programou-minveteraniv-i-cervonogo-hresta-otrimali-ponad-10-tisac-osib-laputina.html" text:style-name="Internet_20_link" text:visited-style-name="Visited_20_Internet_20_Link">
 <text:span text:style-name="T4">
Лапутіна</text:span>
 </text:a>
</text:p>
      <text:p text:style-name="P4">
Також Лапутіна ознайомилася з практиками започаткування і веденняветеранського підприємництва у США.</text:p>
      <text:p text:style-name="P4">
Як повідомлялося, в Україні розпочалася грантова програма із фінансуваннястворення, або розвитку власного бізнесу ветеранами війни.</text:p>
      <text:p text:style-name="P4">
Source: <text:a xlink:type="simple" xlink:href="https://www.ukrinform.ua/rubric-society/3701054-laputina-oznajomilas-iz-praktikami-veteranskih-politik-u-ssa.html" text:style-name="Internet_20_link" text:visited-style-name="Visited_20_Internet_20_Link">
https://www.ukrinform.ua/rubric-society/3701054-laputina-oznajomilas-iz-praktikami-veteranskih-politik-u-ssa.html</text:a>
</text:p>
      <!--NEWS-->
      <text:h text:style-name="P10" text:outline-level="1">
<text:span text:style-name="T4">
Мелоні хоче, щоб італійці застосували досвід свого економічного дива 1960-х років в Україні</text:span>
</text:h>
      <text:p text:style-name="P4">
Authors: Ukrinform (Person)</text:p>
      <text:p text:style-name="P4">
Publisher: Укринформ (Organization)</text:p>
      <text:p text:style-name="P4">
Published Time: 2023-04-26T16:44:00+03:00</text:p>
      <text:p text:style-name="P4">
Modified Time: 2023-04-26T16:44:00+03:00</text:p>
      <text:p text:style-name="P4">
Description: Голова Ради міністрів Італійської Республіки Джорджа Мелоні хоче, щоб італійці з їхнім досвідом відродження після Другої світової війни і економічного дива 1960-х років долучилися до побудови майбутнього економічного дива України. — Укрінформ.</text:p>
      <text:p text:style-name="P4">
Images: ["<text:a xlink:type="simple" xlink:href="https://static.ukrinform.com/photos/2023_04/thumb_files/630_360_1682520523-521.jpg" text:style-name="Internet_20_link" text:visited-style-name="Visited_20_Internet_20_Link">
630_360_16825...</text:a>
"]</text:p>
      <text:p text:style-name="P4">
Tags: ['Італія', 'Відновлення України', 'Джорджа Мелоні']</text:p>
      <text:p text:style-name="P4">
Type: Article</text:p>
      <!--METADATA-->
      <text:p text:style-name="P4">
<draw:frame draw:style-name="fr1" draw:name="Image193" text:anchor-type="as-char" svg:width="6.9236in" svg:height="3.956343in" draw:z-index="0">
<draw:image xlink:href="../Images/yкринформ/2023-04-26T16-44-00-03-00/630_360_1682520523-521.jpg" xlink:type="simple" xlink:show="embed" xlink:actuate="onLoad" draw:mime-type="image/jpeg"/>
</draw:frame>
 ГоловаРади міністрів Італійської Республіки Джорджа Мелоні хоче, щоб італійці зїхнім досвідом відродження після Другої світової війни і економічного дива1960-х років долучилися до побудови майбутнього економічного дива України.</text:p>
      <text:p text:style-name="P4">
Про це Мелоні сказала у виступі на двосторонній конференції в Римі, повідомляєкореспондент Укрінформу.</text:p>
      <text:p text:style-name="P4">
«Ми допомагаємо зараз Україні створити нову главу у своїй історії, і в Італіїє всі карти в руках для того, щоб відігравати першорядну роль у цьому процесі…Ми, італійці, після жахів Другої світової війни побудували економічне диво60-х років. Мені хочеться, щоб саме ми, італійці, з нашими know-how побудувалимайбутнє економічне диво України», - сказала Мелоні.</text:p>
      <text:p text:style-name="P4">
За її словами, це виклик, на який італійці можуть відповісти, адже вони добрепродемонстрували здатність перетворювати кризи на нові можливості.</text:p>
      <text:p text:style-name="P4">
«Це може також привести до того, що економічний рівень у Києві наблизиться донашого дуже швидко. Це може відбутися швидше, ніж ми думаємо», - зазначилапрем’єрка <text:a xlink:type="simple" xlink:href="https://www.ukrinform.ua/tag-italia" text:style-name="Internet_20_link" text:visited-style-name="Visited_20_Internet_20_Link">
 </text:a>
 .</text:p>
      <text:p text:style-name="P4">
<text:span text:style-name="T4">
Читайте також:</text:span>
 <text:a xlink:type="simple" xlink:href="https://www.ukrinform.ua/rubric-ato/3701032-italia-hoce-prijnati-konferenciu-z-vidnovlenna-ukraini-u-2025-roci-meloni.html" text:style-name="Internet_20_link" text:visited-style-name="Visited_20_Internet_20_Link">
 <text:span text:style-name="T4">
Мелоні</text:span>
 </text:a>
</text:p>
      <text:p text:style-name="P4">
Як повідомлялося, у Римі 26 квітня проходить двостороння конференція звідбудови України.</text:p>
      <text:p text:style-name="P4">
<text:span text:style-name="T5">
Фото: Денис Шмигаль/Телеграм</text:span>
</text:p>
      <text:p text:style-name="P4">
Source: <text:a xlink:type="simple" xlink:href="https://www.ukrinform.ua/rubric-vidbudova/3701055-meloni-hoce-sob-italijci-zastosuvali-dosvid-svogo-ekonomicnogo-diva-1960h-rokiv-v-ukraini.html" text:style-name="Internet_20_link" text:visited-style-name="Visited_20_Internet_20_Link">
https://www.ukrinform.ua/rubric-vidbudova/3701055-meloni-hoce-sob-italijci-zastosuvali-dosvid-svogo-ekonomicnogo-diva-1960h-rokiv-v-ukraini.html</text:a>
</text:p>
      <!--NEWS-->
      <text:h text:style-name="P10" text:outline-level="1">
<text:span text:style-name="T4">
Скільки українці витрачають на книжки</text:span>
</text:h>
      <text:p text:style-name="P4">
Authors: Ukrinform (Person)</text:p>
      <text:p text:style-name="P4">
Publisher: Укринформ (Organization)</text:p>
      <text:p text:style-name="P4">
Published Time: 2023-04-26T16:48:55+03:00</text:p>
      <text:p text:style-name="P4">
Modified Time: 2023-04-26T16:48:55+03:00</text:p>
      <text:p text:style-name="P4">
Description: Впродовж останнього року 46% респондентів купували паперові книги: 14,4% за місяць витратили до 200 гривень, 17,8% – 201-500 гривень, 9% – 501-1 000 гривень, 4,8% - понад 1 000 гривень. — Укрінформ.</text:p>
      <text:p text:style-name="P4">
Images: ["<text:a xlink:type="simple" xlink:href="https://static.ukrinform.com/photos/2020_02/thumb_files/630_360_1580848468-581.jpg" text:style-name="Internet_20_link" text:visited-style-name="Visited_20_Internet_20_Link">
630_360_15808...</text:a>
", "<text:a xlink:type="simple" xlink:href="https://static.ukrinform.com/photos/2023_04/1682516612-349.png" text:style-name="Internet_20_link" text:visited-style-name="Visited_20_Internet_20_Link">
1682516612-34...</text:a>
"]</text:p>
      <text:p text:style-name="P4">
Tags: ['Книги', 'Опитування']</text:p>
      <text:p text:style-name="P4">
Type: Article</text:p>
      <!--METADATA-->
      <text:p text:style-name="P4">
<draw:frame draw:style-name="fr1" draw:name="Image194" text:anchor-type="as-char" svg:width="6.9236in" svg:height="3.956343in" draw:z-index="0">
<draw:image xlink:href="../Images/yкринформ/2023-04-26T16-48-55-03-00/630_360_1580848468-581.jpg" xlink:type="simple" xlink:show="embed" xlink:actuate="onLoad" draw:mime-type="image/jpeg"/>
</draw:frame>
 Впродовжостаннього року 46% респондентів купували паперові книги: 14,4% за місяцьвитратили до 200 гривень, 17,8% – 201-500 гривень, 9% – 501-1 000 гривень,4,8% - понад 1 000 гривень.</text:p>
      <text:p text:style-name="P4">
Як передає Укрінформ, про це свідчать результати <text:a xlink:type="simple" xlink:href="https://news.uifuture.org/zvit-za-rezultatami-onlayn-opituvan/" text:style-name="Internet_20_link" text:visited-style-name="Visited_20_Internet_20_Link">
</text:a>
“Нью Імідж Маркетинг Груп” на замовлення Українського інституту майбутньогощодо практик читання українців під час повномасштабної війни.</text:p>
      <text:p text:style-name="P4">
<draw:frame draw:style-name="fr1" draw:name="Image195" text:anchor-type="as-char" svg:width="6.9236in" svg:height="5.720084in" draw:z-index="0">
<draw:image xlink:href="../Images/yкринформ/2023-04-26T16-48-55-03-00/1682516612-349.png" xlink:type="simple" xlink:show="embed" xlink:actuate="onLoad" draw:mime-type="image/png"/>
</draw:frame>
</text:p>
      <text:p text:style-name="P4">
“Паперові книги більш охоче як читають, так і купують учасники дослідження –46% респондентів купували паперові <text:a xlink:type="simple" xlink:href="https://www.ukrinform.ua/tag-kniga" text:style-name="Internet_20_link" text:visited-style-name="Visited_20_Internet_20_Link">
 </text:a>
впродовж останнього року, структура середніх витрат на місяць наступна: 14,4%– до 200 грн, 17,8% – 201-500 грн, 9% – 501-1 000 грн, 4,8% – понад 1000 грн”,- йдеться в дослідженні.</text:p>
      <text:p text:style-name="P4">
Електронні книги впродовж останнього року купували близько 17% опитаних, прицьому середні витрати на місяць на даний тип книжок наступні: 8,5% – до 200грн, 5% – 201-500 грн, 1,9% – 501-1000 грн, 1,4% – понад 1000 грн.</text:p>
      <text:p text:style-name="P4">
Аудіокниги впродовж останнього року купували близько 13% респондентів,структура середніх витрат на місяць: 7,2% – до 200 грн, 3,4% – 201-500 грн,1,2% – 501-1000 грн, 1,1% – понад 1000 грн.</text:p>
      <text:p text:style-name="P4">
<text:span text:style-name="T4">
Читайте також:</text:span>
 <text:a xlink:type="simple" xlink:href="https://www.ukrinform.ua/rubric-culture/3700988-u-persi-misaci-z-pocatku-vtorgnenna-rf-39-ukrainciv-zovsim-ne-citali-knizok.html" text:style-name="Internet_20_link" text:visited-style-name="Visited_20_Internet_20_Link">
 <text:span text:style-name="T4">
книжок</text:span>
 </text:a>
</text:p>
      <text:p text:style-name="P4">
Крім того, респонденти молодшої вікової категорії (18-35 років) частіше заінші вікові категорії повідомили, що купували книги (по всім типам книжок),при цьому вони також мають вищі показники середніх витрат на книги на місяцьвпродовж останнього року. Також порівняно частіше купували книги та дещобільше в середньому на них витрачали опитані з Києва та Заходу.</text:p>
      <text:p text:style-name="P4">
У дослідженні зазначається, що під час повномасштабної війни кількістьпрочитаних книжок знизилася, так 42% респондентів зазначили, що після 24лютого 2022 року прочитали/прослухали (бодай фрагментарно) до 5 книг, 16% –від 5 до 10 книг, 10% – від 10 до 20 книг, 9% – більше як 20 книг, 23% – непрочитали жодної книги.</text:p>
      <text:p text:style-name="P4">
При цьому в період 2021 року та за початок 2022 року не прочитали жодної книги14% респондентів, 37% – прочитали до 5 книг, 22% – від 5 до 10 книг, 12% – від10 до 20 книг, 15% – більше як 20 книг, лише 14% – не прочитали жодної книги,бодай фрагментарно.</text:p>
      <text:p text:style-name="P4">
<text:span text:style-name="T4">
Читайте також:</text:span>
 <text:a xlink:type="simple" xlink:href="https://www.ukrinform.ua/rubric-culture/3692403-harkivskij-litmuzej-potrapiv-u-patirku-nominantiv-svitovoi-premii-the-webby-awards.html" text:style-name="Internet_20_link" text:visited-style-name="Visited_20_Internet_20_Link">
 </text:a>
</text:p>
      <text:p text:style-name="P4">
Жінки, респонденти старшої вікової категорії та кияни в середньому прочиталибільшу кількість книг як до повномасштабного вторгнення, так і після йогопочатку.</text:p>
      <text:p text:style-name="P4">
Дослідження проводилось з 13 по 18 квітня 2022 року по всій території України,крім населених пунктів на тимчасово непідконтрольних територіях частиниДонецької, Запорізької, Луганської та Херсонської областей, окупованої АРКрим.</text:p>
      <text:p text:style-name="P4">
Було опитано 1200 респондентів. Метод - онлайн-опитування по інтерактивнійструктурованій анкеті.</text:p>
      <text:p text:style-name="P4">
<text:span text:style-name="T4">
Читайте також:</text:span>
 <text:a xlink:type="simple" xlink:href="https://www.ukrinform.ua/rubric-culture/3697898-so-pocitati-5-detektiviv-vid-akih-vi-ne-zmozete-vidirvatisa.html" text:style-name="Internet_20_link" text:visited-style-name="Visited_20_Internet_20_Link">
 </text:a>
</text:p>
      <text:p text:style-name="P4">
Вибірка репрезентує доросле населення України інтернет-користувачів віком 18років та старше. Статистична похибка з ймовірністю 0.95 не перевищує 2,89%.</text:p>
      <text:p text:style-name="P4">
Як повідомляв Укрінформ, <text:a xlink:type="simple" xlink:href="https://www.ukrinform.ua/rubric-culture/3677851-urad-shvaliv-strategiu-citanna-na-20232032-roki.html" text:style-name="Internet_20_link" text:visited-style-name="Visited_20_Internet_20_Link">
 </text:a>
 "Читанняяк життєва стратегія" <text:a xlink:type="simple" xlink:href="https://www.ukrinform.ua/rubric-culture/3677851-urad-shvaliv-strategiu-citanna-na-20232032-roki.html" text:style-name="Internet_20_link" text:visited-style-name="Visited_20_Internet_20_Link">
 </text:a>
 на 2023– 2032 роки, що формуватиме звичку до читання серед українців.</text:p>
      <text:p text:style-name="P4">
Source: <text:a xlink:type="simple" xlink:href="https://www.ukrinform.ua/rubric-culture/3701057-skilki-ukrainci-vitracaut-na-knizki.html" text:style-name="Internet_20_link" text:visited-style-name="Visited_20_Internet_20_Link">
https://www.ukrinform.ua/rubric-culture/3701057-skilki-ukrainci-vitracaut-na-knizki.html</text:a>
</text:p>
      <!--NEWS-->
      <text:h text:style-name="P10" text:outline-level="1">
<text:span text:style-name="T4">
Данський виробник мансардних вікон розпочав випуск нового продукту в Україні</text:span>
</text:h>
      <text:p text:style-name="P4">
Authors: Ukrinform (Person)</text:p>
      <text:p text:style-name="P4">
Publisher: Укринформ (Organization)</text:p>
      <text:p text:style-name="P4">
Published Time: 2023-04-26T16:53:22+03:00</text:p>
      <text:p text:style-name="P4">
Modified Time: 2023-04-26T16:53:22+03:00</text:p>
      <text:p text:style-name="P4">
Description: Данський виробник мансардних вікон Velux Group розпочав в Україні виготовлення системи управління для електрокерованих вікон, штор та ролетів власного бренду. — Укрінформ.</text:p>
      <text:p text:style-name="P4">
Images: ["<text:a xlink:type="simple" xlink:href="https://static.ukrinform.com/photos/2023_04/thumb_files/630_360_1682516843-755.jpg" text:style-name="Internet_20_link" text:visited-style-name="Visited_20_Internet_20_Link">
630_360_16825...</text:a>
", "<text:a xlink:type="simple" xlink:href="https://static.ukrinform.com/photos/2023_04/1682516843-451.jpg" text:style-name="Internet_20_link" text:visited-style-name="Visited_20_Internet_20_Link">
1682516843-45...</text:a>
", "<text:a xlink:type="simple" xlink:href="https://static.ukrinform.com/photos/2023_04/1682516843-916.jpg" text:style-name="Internet_20_link" text:visited-style-name="Visited_20_Internet_20_Link">
1682516843-91...</text:a>
", "<text:a xlink:type="simple" xlink:href="https://static.ukrinform.com/photos/2023_04/1682516843-537.jpg" text:style-name="Internet_20_link" text:visited-style-name="Visited_20_Internet_20_Link">
1682516843-53...</text:a>
"]</text:p>
      <text:p text:style-name="P4">
Tags: ['Данія', 'Закарпаття', 'Velux Group']</text:p>
      <text:p text:style-name="P4">
Type: Article</text:p>
      <!--METADATA-->
      <text:p text:style-name="P4">
<draw:frame draw:style-name="fr1" draw:name="Image196" text:anchor-type="as-char" svg:width="6.9236in" svg:height="3.956343in" draw:z-index="0">
<draw:image xlink:href="../Images/yкринформ/2023-04-26T16-53-22-03-00/630_360_1682516843-755.jpg" xlink:type="simple" xlink:show="embed" xlink:actuate="onLoad" draw:mime-type="image/jpeg"/>
</draw:frame>
 Данськийвиробник мансардних вікон Velux Group розпочав в Україні виготовлення системиуправління для електрокерованих вікон, штор та ролетів власного бренду.</text:p>
      <text:p text:style-name="P4">
Як повідомляє пресслужба представництва Velux в Україні, новий продукт VeluxTouch вироблятиметься на потужностях американського виробника електронікиJabil в Закарпатській області, передає Укрінформ.</text:p>
      <text:p text:style-name="P4">
Коментуючи запуск виробництва, директор «Велюкс Україна» Юрій Ткаченкозазначив, що «виробництво продукції Velux в Україні – це перший подібнийдосвід для нас, і ми пишаємося тим, яку користь це може принести українськомународу та <text:a xlink:type="simple" xlink:href="https://www.ukrinform.ua/tag-ekonomika" text:style-name="Internet_20_link" text:visited-style-name="Visited_20_Internet_20_Link">
 </text:a>
 у цей складний час.Незважаючи на низку викликів, що стоять перед країною, виробництво новітньогопродукту Velux може забезпечити нові робочі місця та підтримати відбудовуУкраїни, стимулюючи розвиток її економіки».</text:p>
      <text:p text:style-name="P4">
<draw:frame draw:style-name="fr1" draw:name="Image197" text:anchor-type="as-char" svg:width="6.640625in" svg:height="10.0in" draw:z-index="0">
<draw:image xlink:href="../Images/yкринформ/2023-04-26T16-53-22-03-00/1682516843-451.jpg" xlink:type="simple" xlink:show="embed" xlink:actuate="onLoad" draw:mime-type="image/jpeg"/>
</draw:frame>
</text:p>
      <text:p text:style-name="P4">
Як зазначає <text:a xlink:type="simple" xlink:href="https://www.velux.ua/uk-ua" text:style-name="Internet_20_link" text:visited-style-name="Visited_20_Internet_20_Link">
 </text:a>
 , раніше на заводі Jabil вУжгороді виготовлялись окремі компоненти та запчастини для міжнародногоелектронного портфоліо Velux, і система Velux Touch стала першим продуктомкомпанії, повністю виготовленим в Україні. До його створення долучиласякоманда розробників партнера-виробника.</text:p>
      <text:p text:style-name="P4">
<draw:frame draw:style-name="fr1" draw:name="Image198" text:anchor-type="as-char" svg:width="6.9236in" svg:height="4.421909in" draw:z-index="0">
<draw:image xlink:href="../Images/yкринформ/2023-04-26T16-53-22-03-00/1682516843-916.jpg" xlink:type="simple" xlink:show="embed" xlink:actuate="onLoad" draw:mime-type="image/jpeg"/>
</draw:frame>
</text:p>
      <text:p text:style-name="P4">
Як повідомили в компанії, системи Velux Touch – продукт переважно експортногоспрямування, поставки якого налагоджено до 38-ми країн, що маютьпредставництва Velux Group, і ще до 30-ти країн, де в компанії встановленіпартнерські зв’язки. «Ми раді, що клієнти, які використовують наш сучаснийпристрій для керування вентиляцією та сонцезахистом через мансардні вікна,тепер бачитимуть етикетку «Made in Ukraine» на своєму продукті. Крім того, мисподіваємося, що наше рішення щодо виробництва в Україні стане прикладом дляінших компаній», – сказав Ткаченко.</text:p>
      <text:p text:style-name="P4">
<draw:frame draw:style-name="fr1" draw:name="Image199" text:anchor-type="as-char" svg:width="6.9236in" svg:height="4.597703in" draw:z-index="0">
<draw:image xlink:href="../Images/yкринформ/2023-04-26T16-53-22-03-00/1682516843-537.jpg" xlink:type="simple" xlink:show="embed" xlink:actuate="onLoad" draw:mime-type="image/jpeg"/>
</draw:frame>
</text:p>
      <text:p text:style-name="P4">
Як зазначається в релізі компанії, представництво Velux в Україні буловідкрито у 2001 році. В компанії зауважують, що Velux має довгострокові планищодо розвитку свого бізнесу на локальному українському ринку. Окрім запускувиробництва попри війну, компанія припинила виробничо-торгову діяльність наринках росії та білорусі: у 2015 році Velux Group закрила свій завод в росії,у 2022 році – торгові компанії в обох зазначених країнах.</text:p>
      <text:p text:style-name="P4">
Повідомляється, що компанія активно підтримує українців під час війни.Зокрема, протягом 2022 року компанія виділила через фонд The Velux Foundation25 мільйонів данських крон на співпрацю з 18-ма міжнародними гуманітарнимиорганізаціями, по 5 мільйонів данських крон – на підтримку проєкту зізбереження культурної спадщини України та стипендіальної програми Scholars atRisk Ukraine (SARU) для українських науковців, в рамках якої вони можутьпройти дистанційне навчання в данських університетах і отримати тимчасовуроботу в Данії.</text:p>
      <text:p text:style-name="P4">
<text:span text:style-name="T4">
Читайте також:</text:span>
 <text:a xlink:type="simple" xlink:href="https://www.ukrinform.ua/rubric-vidbudova/3698380-dania-nadala-dopomogu-ponad-20-miljoniv-dla-vidbudovi-mikolaivsini-kim.html" text:style-name="Internet_20_link" text:visited-style-name="Visited_20_Internet_20_Link">
 <text:span text:style-name="T4">
Данія</text:span>
 <text:span text:style-name="T4">
надала</text:span>
 <text:span text:style-name="T4">
допомогу</text:span>
 <text:span text:style-name="T4">
понад</text:span>
 <text:span text:style-name="T4">
мільйонів</text:span>
<text:span text:style-name="T4">
для</text:span>
 <text:span text:style-name="T4">
відбудови</text:span>
 <text:span text:style-name="T4">
Миколаївщини</text:span>
 <text:span text:style-name="T4">
Кім</text:span>
</text:a>
</text:p>
      <text:p text:style-name="P4">
Velux Group — всесвітньо відомий виробник мансардних вікон. Компанія такожвиготовляє вікна для пласких дахів, світлові тунелі, сонцезахисні аксесуари домансардних вікон (шторки та ролети).</text:p>
      <text:p text:style-name="P4">
Головний офіс Velux Group розташований в місті Херсхольме, Данія.Представництва компанії працюють у 38 країнах, в Україні – з 2001 року.Загальна кількість працівників – більш як 12 500 чоловік.</text:p>
      <text:p text:style-name="P4">
Мансардні вікна Velux продаються у більш ніж 70 країнах. Нині продукція підцією торговою маркою виробляється в 12 країнах, включаючи Україну.</text:p>
      <text:p text:style-name="P4">
Source: <text:a xlink:type="simple" xlink:href="https://www.ukrinform.ua/rubric-economy/3701059-danskij-virobnik-mansardnih-vikon-rozpocav-vipusk-novogo-produktu-v-ukraini.html" text:style-name="Internet_20_link" text:visited-style-name="Visited_20_Internet_20_Link">
https://www.ukrinform.ua/rubric-economy/3701059-danskij-virobnik-mansardnih-vikon-rozpocav-vipusk-novogo-produktu-v-ukraini.html</text:a>
</text:p>
      <!--NEWS-->
      <text:h text:style-name="P10" text:outline-level="1">
<text:span text:style-name="T4">
Калініна і Костюк отримали перших суперниць на тенісному турнірі в Іспанії</text:span>
</text:h>
      <text:p text:style-name="P4">
Authors: Ukrinform (Person)</text:p>
      <text:p text:style-name="P4">
Publisher: Укринформ (Organization)</text:p>
      <text:p text:style-name="P4">
Published Time: 2023-04-26T16:54:27+03:00</text:p>
      <text:p text:style-name="P4">
Modified Time: 2023-04-26T16:54:27+03:00</text:p>
      <text:p text:style-name="P4">
Description: Перша та друга «ракетки» України Ангеліна Калініна та Марта Костюк дізналися імена своїх суперниць у другому колі престижного турніру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1713960-551.jpg" text:style-name="Internet_20_link" text:visited-style-name="Visited_20_Internet_20_Link">
630_360_16817...</text:a>
"]</text:p>
      <text:p text:style-name="P4">
Tags: ['Теніс', 'Марта Костюк', 'Ангеліна Калініна']</text:p>
      <text:p text:style-name="P4">
Type: Article</text:p>
      <!--METADATA-->
      <text:p text:style-name="P4">
<draw:frame draw:style-name="fr1" draw:name="Image200" text:anchor-type="as-char" svg:width="6.9236in" svg:height="3.956343in" draw:z-index="0">
<draw:image xlink:href="../Images/yкринформ/2023-04-26T16-54-27-03-00/630_360_1681713960-551.jpg" xlink:type="simple" xlink:show="embed" xlink:actuate="onLoad" draw:mime-type="image/jpeg"/>
</draw:frame>
 Перша тадруга «ракетки» України Ангеліна Калініна та Марта Костюк дізналися іменасвоїх суперниць у другому колі престижного турніру Жіночої тенісної асоціації(WTA) - Mutua Madrid Open - у Мадриді (Іспанія) із призовим фондом $7,652 млн.</text:p>
      <text:p text:style-name="P4">
Путівку до третього раунду грунтових змагань посіяна під 30-м номером Калінінарозіграє з єгипетянкою Маяр Шериф (№59 рейтингу WTA), а 32-й номер «посіву»Костюк зійдеться з колумбійкою Камілою Осоріо (№115), передає Укрінформ.</text:p>
      <text:p text:style-name="P4">
<text:span text:style-name="T4">
Читайте також:</text:span>
 <text:a xlink:type="simple" xlink:href="https://www.ukrinform.ua/rubric-sports/3700723-astremska-zigrae-z-finalistkou-vimbldon-na-starti-tenisnogo-turnirui-v-ispanii.html" text:style-name="Internet_20_link" text:visited-style-name="Visited_20_Internet_20_Link">
 <text:span text:style-name="T4">
теніс</text:span>
 </text:a>
</text:p>
      <text:p text:style-name="P4">
Турнір у Мадриді триватиме до 6 травня.</text:p>
      <text:p text:style-name="P4">
На фото: Ангеліна Калініна (Getty Images).</text:p>
      <text:p text:style-name="P4">
Source: <text:a xlink:type="simple" xlink:href="https://www.ukrinform.ua/rubric-sports/3701060-kalinina-i-kostuk-otrimali-persih-supernic-na-tenisnomu-turniri-v-ispanii.html" text:style-name="Internet_20_link" text:visited-style-name="Visited_20_Internet_20_Link">
https://www.ukrinform.ua/rubric-sports/3701060-kalinina-i-kostuk-otrimali-persih-supernic-na-tenisnomu-turniri-v-ispanii.html</text:a>
</text:p>
      <!--NEWS-->
      <text:h text:style-name="P10" text:outline-level="1">
<text:span text:style-name="T4">
У Британії створили шоколадний бюст Чарльза ІІІ перед його коронацією</text:span>
</text:h>
      <text:p text:style-name="P4">
Authors: Ukrinform (Person)</text:p>
      <text:p text:style-name="P4">
Publisher: Укринформ (Organization)</text:p>
      <text:p text:style-name="P4">
Published Time: 2023-04-26T16:55:32+03:00</text:p>
      <text:p text:style-name="P4">
Modified Time: 2023-04-26T16:55:32+03:00</text:p>
      <text:p text:style-name="P4">
Description: Команда шоколатьє компанії Mars Wrigley's з англійського міста Слау створила шоколадний бюст британського короля Чарльза ІІІ перед його коронацією на початку травня. — Укрінформ.</text:p>
      <text:p text:style-name="P4">
Images: ["<text:a xlink:type="simple" xlink:href="https://static.ukrinform.com/photos/2023_04/thumb_files/630_360_1682517173-450.png" text:style-name="Internet_20_link" text:visited-style-name="Visited_20_Internet_20_Link">
630_360_16825...</text:a>
", "<text:a xlink:type="simple" xlink:href="https://static.ukrinform.com/photos/2023_04/1682517172-830.png" text:style-name="Internet_20_link" text:visited-style-name="Visited_20_Internet_20_Link">
1682517172-83...</text:a>
"]</text:p>
      <text:p text:style-name="P4">
Tags: ['Британія', 'Чарльз ІІІ', 'Коронація']</text:p>
      <text:p text:style-name="P4">
Type: Article</text:p>
      <!--METADATA-->
      <text:p text:style-name="P4">
<draw:frame draw:style-name="fr1" draw:name="Image201" text:anchor-type="as-char" svg:width="6.9236in" svg:height="3.956343in" draw:z-index="0">
<draw:image xlink:href="../Images/yкринформ/2023-04-26T16-55-32-03-00/630_360_1682517173-450.png" xlink:type="simple" xlink:show="embed" xlink:actuate="onLoad" draw:mime-type="image/png"/>
</draw:frame>
 Командашоколатьє компанії Mars Wrigley's з англійського міста Слау створилашоколадний бюст британського короля Чарльза ІІІ перед його коронацією напочатку травня.</text:p>
      <text:p text:style-name="P4">
Як передає Укрінформ, про це повідомляє <text:a xlink:type="simple" xlink:href="https://www.bbc.com/news/uk-england-berkshire-65396837" text:style-name="Internet_20_link" text:visited-style-name="Visited_20_Internet_20_Link">
 </text:a>
 .</text:p>
      <text:p text:style-name="P4">
<draw:frame draw:style-name="fr1" draw:name="Image202" text:anchor-type="as-char" svg:width="6.9236in" svg:height="3.620923in" draw:z-index="0">
<draw:image xlink:href="../Images/yкринформ/2023-04-26T16-55-32-03-00/1682517172-830.png" xlink:type="simple" xlink:show="embed" xlink:actuate="onLoad" draw:mime-type="image/png"/>
</draw:frame>
</text:p>
      <text:p text:style-name="P4">
На створення бюста, який важить понад 23 кг, знадобилося чотири тижні.Шоколадний Чарльз ІІІ зображений у формі, яку він одягне на свою коронацію 6травня у Вестмінстерському абатстві.</text:p>
      <text:p text:style-name="P4">
Команда шоколатьє використала 2 875 мінібатончик від Snickers, Mars, Twix,Milky Way для декорації бюста.</text:p>
      <text:p text:style-name="P4">
<text:span text:style-name="T4">
Читайте також:</text:span>
 <text:a xlink:type="simple" xlink:href="https://www.ukrinform.ua/rubric-world/3693353-u-britanii-pocali-drukuvati-banknoti-z-zobrazennam-carlza-iii.html" text:style-name="Internet_20_link" text:visited-style-name="Visited_20_Internet_20_Link">
 <text:span text:style-name="T4">
Чарльза</text:span>
 </text:a>
</text:p>
      <text:p text:style-name="P4">
Солодкий шедевр був розроблений, щоб показати профіль короля Карла IIIмаксимально наближеним до зображення, яке незабаром прикрашатиме марки, монетита банкноти в країні. Сам бюст планується виставити в штаб-квартирі фірми вСлау.</text:p>
      <text:p text:style-name="P4">
Зазначається, що король Чарльз ІІІ стане 40-м правлячим монархом, коронованимз 1 066 року.</text:p>
      <text:p text:style-name="P4">
<text:span text:style-name="T4">
Читайте також:</text:span>
 <text:a xlink:type="simple" xlink:href="https://www.ukrinform.ua/rubric-world/3696686-u-koronacii-carlza-iii-vizmut-ucast-sist-tisac-vijskovosluzbovciv.html" text:style-name="Internet_20_link" text:visited-style-name="Visited_20_Internet_20_Link">
 <text:span text:style-name="T4">
Чарльза</text:span>
 </text:a>
</text:p>
      <text:p text:style-name="P4">
Як повідомляв Укрінформ, діти, які народяться в графстві на заході центральноїчастини Англії Стаффордширі в день коронації короля Чарльза ІІІ 6 травня,отримають по пам'ятному кухлю.</text:p>
      <text:p text:style-name="P4">
<text:span text:style-name="T5">
Фото: PA MEDIA</text:span>
</text:p>
      <text:p text:style-name="P4">
Source: <text:a xlink:type="simple" xlink:href="https://www.ukrinform.ua/rubric-world/3701061-u-britanii-stvorili-sokoladnij-bust-carlza-iii-pered-jogo-koronacieu.html" text:style-name="Internet_20_link" text:visited-style-name="Visited_20_Internet_20_Link">
https://www.ukrinform.ua/rubric-world/3701061-u-britanii-stvorili-sokoladnij-bust-carlza-iii-pered-jogo-koronacieu.html</text:a>
</text:p>
      <!--NEWS-->
      <text:h text:style-name="P10" text:outline-level="1">
<text:span text:style-name="T4">
Чехія запровадила санкції проти глави рпц кіріла</text:span>
</text:h>
      <text:p text:style-name="P4">
Authors: Ukrinform (Person)</text:p>
      <text:p text:style-name="P4">
Publisher: Укринформ (Organization)</text:p>
      <text:p text:style-name="P4">
Published Time: 2023-04-26T16:57:00+03:00</text:p>
      <text:p text:style-name="P4">
Modified Time: 2023-04-26T16:57:00+03:00</text:p>
      <text:p text:style-name="P4">
Description: Чеська Республіка внесла патріарха московського і всієї русі кирила у свій список санкцій за підтримку російського вторгнення в Україну. — Укрінформ.</text:p>
      <text:p text:style-name="P4">
Images: ["<text:a xlink:type="simple" xlink:href="https://static.ukrinform.com/photos/2018_07/thumb_files/630_360_1531299932-7570.jpg" text:style-name="Internet_20_link" text:visited-style-name="Visited_20_Internet_20_Link">
630_360_15312...</text:a>
"]</text:p>
      <text:p text:style-name="P4">
Tags: ['Антиросійські санкції', 'Чехія', 'патріарх Кирил', 'РПЦ']</text:p>
      <text:p text:style-name="P4">
Type: Article</text:p>
      <!--METADATA-->
      <text:p text:style-name="P4">
<draw:frame draw:style-name="fr1" draw:name="Image203" text:anchor-type="as-char" svg:width="6.9236in" svg:height="3.956343in" draw:z-index="0">
<draw:image xlink:href="../Images/yкринформ/2023-04-26T16-57-00-03-00/630_360_1531299932-7570.jpg" xlink:type="simple" xlink:show="embed" xlink:actuate="onLoad" draw:mime-type="image/jpeg"/>
</draw:frame>
 ЧеськаРеспубліка внесла патріарха московського і всієї русі кирила у свій списоксанкцій за підтримку російського вторгнення в Україну.</text:p>
      <text:p text:style-name="P4">
Внесення імені патріарха до списку було схвалено 26 квітня чеським урядом, яквипливає зі списку на сайті МЗС Чехії, передає Укрінформ із посиланням на <text:a xlink:type="simple" xlink:href="https://ruski.radio.cz/chehiya-vnesla-patriarha-moskovskogo-v-svoy-sankcionnyy-spisok-8781444" text:style-name="Internet_20_link" text:visited-style-name="Visited_20_Internet_20_Link">
</text:a>
 .</text:p>
      <text:p text:style-name="P4">
Це означає заборону на в'їзд для патріарха до Чехії та заморожування будь-якого його майна в країні. Включення до Національного списку санкцій урядуЧехії допускає так званий «Закон Магнітського», який набув чинності в січні.</text:p>
      <text:p text:style-name="P4">
Закон, який є чеським варіантом «Закону Магнітського», був запроваджений напропозицію МЗС країни на тлі триваючого вторгнення росії в Україну з метоюприпинення діяльності організацій і режимів, що порушують права людини абовикористовують терористичні методи та кібератаки.</text:p>
      <text:p text:style-name="P4">
<text:span text:style-name="T4">
Читайте також:</text:span>
 <text:a xlink:type="simple" xlink:href="https://www.ukrinform.ua/rubric-world/3666142-patriarh-kiril-spiguvav-u-zenevi-na-korist-kdb-zmi.html" text:style-name="Internet_20_link" text:visited-style-name="Visited_20_Internet_20_Link">
 <text:span text:style-name="T4">
кіріл</text:span>
 </text:a>
</text:p>
      <text:p text:style-name="P4">
Рішення про внесення до списку санкцій приймає уряд <text:a xlink:type="simple" xlink:href="https://www.ukrinform.ua/tag-cehia" text:style-name="Internet_20_link" text:visited-style-name="Visited_20_Internet_20_Link">
</text:a>
 на підставі пропозицій, внесенихміністерством закордонних справ.</text:p>
      <text:p text:style-name="P4">
Source: <text:a xlink:type="simple" xlink:href="https://www.ukrinform.ua/rubric-world/3701063-cehia-zaprovadila-sankcii-proti-glavi-rpc-kirila.html" text:style-name="Internet_20_link" text:visited-style-name="Visited_20_Internet_20_Link">
https://www.ukrinform.ua/rubric-world/3701063-cehia-zaprovadila-sankcii-proti-glavi-rpc-kirila.html</text:a>
</text:p>
      <!--NEWS-->
      <text:h text:style-name="P10" text:outline-level="1">
<text:span text:style-name="T4">
Ердоган взяв вихідний через погіршення стану здоров’я</text:span>
</text:h>
      <text:p text:style-name="P4">
Authors: Ukrinform (Person)</text:p>
      <text:p text:style-name="P4">
Publisher: Укринформ (Organization)</text:p>
      <text:p text:style-name="P4">
Published Time: 2023-04-26T16:59:00+03:00</text:p>
      <text:p text:style-name="P4">
Modified Time: 2023-04-26T16:59:00+03:00</text:p>
      <text:p text:style-name="P4">
Description: Президент Туреччини через тимчасове погіршення стану здоров’я взяв денну паузу в щільному графіку передвиборчої кампанії напередодні президентських та парламентських виборів. — Укрінформ.</text:p>
      <text:p text:style-name="P4">
Images: ["<text:a xlink:type="simple" xlink:href="https://static.ukrinform.com/photos/2022_08/thumb_files/630_360_1660844667-375.jpg" text:style-name="Internet_20_link" text:visited-style-name="Visited_20_Internet_20_Link">
630_360_16608...</text:a>
"]</text:p>
      <text:p text:style-name="P4">
Tags: ['Ердоган', 'Туреччина']</text:p>
      <text:p text:style-name="P4">
Type: Article</text:p>
      <!--METADATA-->
      <text:p text:style-name="P4">
<draw:frame draw:style-name="fr1" draw:name="Image204" text:anchor-type="as-char" svg:width="6.9236in" svg:height="3.956343in" draw:z-index="0">
<draw:image xlink:href="../Images/yкринформ/2023-04-26T16-59-00-03-00/630_360_1660844667-375.jpg" xlink:type="simple" xlink:show="embed" xlink:actuate="onLoad" draw:mime-type="image/jpeg"/>
</draw:frame>
 ПрезидентТуреччини через тимчасове погіршення стану здоров’я взяв денну паузу вщільному графіку передвиборчої кампанії напередодні президентських тапарламентських виборів.</text:p>
      <text:p text:style-name="P4">
Як повідомляє Укрінформ, про це Президент Туреччини повідомив на своїйсторінці у <text:a xlink:type="simple" xlink:href="https://twitter.com/rterdogan/status/1651142918676049921" text:style-name="Internet_20_link" text:visited-style-name="Visited_20_Internet_20_Link">
</text:a>
.</text:p>
      <text:p text:style-name="P4">
«Сьогодні буду відпочивати вдома за порадами наших лікарів. На жаль, сьогодніми не зможемо зустрітися з моїми братами з Кіріккале, Йозгаті та Сівасі», -повідомив президент.</text:p>
      <text:p text:style-name="P4">
Участь у зазначених заходах братиме віцепрезидент Фуат Октай.</text:p>
      <text:p text:style-name="P4">
Президент Туреччини висловив намір вже завтра продовжити роботу за ранішескладеним графіком.</text:p>
      <text:p text:style-name="P4">
<text:span text:style-name="T4">
Читайте також:</text:span>
 <text:a xlink:type="simple" xlink:href="https://www.ukrinform.ua/rubric-world/3700634-erdogan-vruciv-komandi-ukrainskih-ratuvalnikiv-medal-podaki.html" text:style-name="Internet_20_link" text:visited-style-name="Visited_20_Internet_20_Link">
 <text:span text:style-name="T4">
Ердоган</text:span>
 </text:a>
</text:p>
      <text:p text:style-name="P4">
Представники опозиції, зокрема її лідер і основний суперник Ердогана навиборах - лідер Республіканської народної партії Туреччини КемаляКиличдароглу, побажали президентові швидкого одужання.</text:p>
      <text:p text:style-name="P4">
Президенту Туреччини Реджепу Тайїпу Ердогану стало зле під час прямого ефіру,гостем якого він був учора ввечері. Після 20-хвилинної перерви він повернувсядо ефіру та повідомив про щільний графік та тимчасове погіршення стану свогоздоров’я.</text:p>
      <text:p text:style-name="P4">
Як повідомляв Укрінформ, парламентські та президентські вибори в <text:a xlink:type="simple" xlink:href="https://www.ukrinform.ua/tag-tureccina" text:style-name="Internet_20_link" text:visited-style-name="Visited_20_Internet_20_Link">
</text:a>
 відбудуться 14 листопада.</text:p>
      <text:p text:style-name="P4">
Source: <text:a xlink:type="simple" xlink:href="https://www.ukrinform.ua/rubric-world/3701211-erdogan-vzav-vihidnij-cerez-pogirsenna-stanu-zdorova.html" text:style-name="Internet_20_link" text:visited-style-name="Visited_20_Internet_20_Link">
https://www.ukrinform.ua/rubric-world/3701211-erdogan-vzav-vihidnij-cerez-pogirsenna-stanu-zdorova.html</text:a>
</text:p>
      <!--NEWS-->
      <text:h text:style-name="P10" text:outline-level="1">
<text:span text:style-name="T4">
McLaren представила люксовий спорткар</text:span>
</text:h>
      <text:p text:style-name="P4">
Authors: Ukrinform (Person)</text:p>
      <text:p text:style-name="P4">
Publisher: Укринформ (Organization)</text:p>
      <text:p text:style-name="P4">
Published Time: 2023-04-26T17:00:00+03:00</text:p>
      <text:p text:style-name="P4">
Modified Time: 2023-04-26T17:00:00+03:00</text:p>
      <text:p text:style-name="P4">
Description: Британська компанія McLaren Automotive, яка є виробником люксових авто, презентувала новий спорткар 2024 McLaren 750S. — Укрінформ.</text:p>
      <text:p text:style-name="P4">
Images: ["<text:a xlink:type="simple" xlink:href="https://static.ukrinform.com/photos/2023_04/thumb_files/630_360_1682517623-665.jpg" text:style-name="Internet_20_link" text:visited-style-name="Visited_20_Internet_20_Link">
630_360_16825...</text:a>
", "<text:a xlink:type="simple" xlink:href="https://static.ukrinform.com/photos/2023_04/thumb_files/630_360_1682517706-2686.jpeg" text:style-name="Internet_20_link" text:visited-style-name="Visited_20_Internet_20_Link">
630_360_16825...</text:a>
", "<text:a xlink:type="simple" xlink:href="https://static.ukrinform.com/photos/2023_04/thumb_files/630_360_1682517706-9312.jpeg" text:style-name="Internet_20_link" text:visited-style-name="Visited_20_Internet_20_Link">
630_360_16825...</text:a>
", "<text:a xlink:type="simple" xlink:href="https://static.ukrinform.com/photos/2023_04/thumb_files/630_360_1682517706-9493.jpeg" text:style-name="Internet_20_link" text:visited-style-name="Visited_20_Internet_20_Link">
630_360_16825...</text:a>
", "<text:a xlink:type="simple" xlink:href="https://static.ukrinform.com/photos/2023_04/thumb_files/630_360_1682517706-2107.jpeg" text:style-name="Internet_20_link" text:visited-style-name="Visited_20_Internet_20_Link">
630_360_16825...</text:a>
", "<text:a xlink:type="simple" xlink:href="https://static.ukrinform.com/photos/2023_04/thumb_files/630_360_1682517706-6836.jpeg" text:style-name="Internet_20_link" text:visited-style-name="Visited_20_Internet_20_Link">
630_360_16825...</text:a>
", "<text:a xlink:type="simple" xlink:href="https://static.ukrinform.com/photos/2023_04/thumb_files/630_360_1682517706-7863.jpeg" text:style-name="Internet_20_link" text:visited-style-name="Visited_20_Internet_20_Link">
630_360_16825...</text:a>
", "<text:a xlink:type="simple" xlink:href="https://static.ukrinform.com/photos/2023_04/thumb_files/630_360_1682517707-1795.jpeg" text:style-name="Internet_20_link" text:visited-style-name="Visited_20_Internet_20_Link">
630_360_16825...</text:a>
", "<text:a xlink:type="simple" xlink:href="https://static.ukrinform.com/photos/2023_04/thumb_files/630_360_1682517707-4494.jpeg" text:style-name="Internet_20_link" text:visited-style-name="Visited_20_Internet_20_Link">
630_360_16825...</text:a>
", "<text:a xlink:type="simple" xlink:href="https://static.ukrinform.com/photos/2023_04/thumb_files/630_360_1682517707-6667.jpeg" text:style-name="Internet_20_link" text:visited-style-name="Visited_20_Internet_20_Link">
630_360_16825...</text:a>
", "<text:a xlink:type="simple" xlink:href="https://static.ukrinform.com/photos/2023_04/thumb_files/630_360_1682517707-2024.jpeg" text:style-name="Internet_20_link" text:visited-style-name="Visited_20_Internet_20_Link">
630_360_16825...</text:a>
"]</text:p>
      <text:p text:style-name="P4">
Tags: ['Автомобіль', 'Британія']</text:p>
      <text:p text:style-name="P4">
Type: Article</text:p>
      <!--METADATA-->
      <text:p text:style-name="P4">
<draw:frame draw:style-name="fr1" draw:name="Image205" text:anchor-type="as-char" svg:width="6.9236in" svg:height="3.956343in" draw:z-index="0">
<draw:image xlink:href="../Images/yкринформ/2023-04-26T17-00-00-03-00/630_360_1682517623-665.jpg" xlink:type="simple" xlink:show="embed" xlink:actuate="onLoad" draw:mime-type="image/jpeg"/>
</draw:frame>
 Британськакомпанія McLaren Automotive, яка є виробником люксових авто, презентувалановий спорткар 2024 McLaren 750S.</text:p>
      <text:p text:style-name="P4">
Як передає Укрінформ, про це повідомляє <text:a xlink:type="simple" xlink:href="https://www.caranddriver.com/news/a43698012/2024-mclaren-750s-revealed/" text:style-name="Internet_20_link" text:visited-style-name="Visited_20_Internet_20_Link">
</text:a>
 .</text:p>
      <text:p text:style-name="P4">
У McLaren заявили, що версія 750S 2024 року є легшою й потужнішою за попередню720S.</text:p>
      <text:p text:style-name="P4">
Всередині авто встановлений 4-літровий подвійний турбодвигун V-8 потужністю740 кінських сил та крутним моментом в 590Нм.</text:p>
      <text:p text:style-name="P4">
Автомобіль може розігнатися з нуля до 96 км за годину за 2,7 секунди, а до 200км/годину - за 7,3 секунди.</text:p>
      <text:p text:style-name="P4">
Максимальна швидкість 2024 McLaren 750S не перевищує 332 км за годину.</text:p>
      <text:p text:style-name="P4">
<draw:frame draw:style-name="fr1" draw:name="Image206" text:anchor-type="as-char" svg:width="6.9236in" svg:height="3.956343in" draw:z-index="0">
<draw:image xlink:href="../Images/yкринформ/2023-04-26T17-00-00-03-00/630_360_1682517706-2686.jpeg" xlink:type="simple" xlink:show="embed" xlink:actuate="onLoad" draw:mime-type="image/jpeg"/>
</draw:frame>
 McLarenпредставила люксовий спорткар / Фото: MCLAREN  <text:a xlink:type="simple" xlink:href="https://static.ukrinform.com/photos/2023_04/1682517706-2686.jpeg" text:style-name="Internet_20_link" text:visited-style-name="Visited_20_Internet_20_Link">
<draw:frame draw:style-name="fr1" draw:name="Image207" text:anchor-type="as-char" svg:width="6.9236in" svg:height="3.956343in" draw:z-index="0">
<draw:image xlink:href="../Images/yкринформ/2023-04-26T17-00-00-03-00/630_360_1682517706-2686.jpeg" xlink:type="simple" xlink:show="embed" xlink:actuate="onLoad" draw:mime-type="image/jpeg"/>
</draw:frame>
</text:a>
 <text:a xlink:type="simple" xlink:href="https://static.ukrinform.com/photos/2023_04/1682517706-9312.jpeg" text:style-name="Internet_20_link" text:visited-style-name="Visited_20_Internet_20_Link">
<draw:frame draw:style-name="fr1" draw:name="Image208" text:anchor-type="as-char" svg:width="6.9236in" svg:height="3.956343in" draw:z-index="0">
<draw:image xlink:href="../Images/yкринформ/2023-04-26T17-00-00-03-00/630_360_1682517706-9312.jpeg" xlink:type="simple" xlink:show="embed" xlink:actuate="onLoad" draw:mime-type="image/jpeg"/>
</draw:frame>
</text:a>
 <text:a xlink:type="simple" xlink:href="https://static.ukrinform.com/photos/2023_04/1682517706-9493.jpeg" text:style-name="Internet_20_link" text:visited-style-name="Visited_20_Internet_20_Link">
<draw:frame draw:style-name="fr1" draw:name="Image209" text:anchor-type="as-char" svg:width="6.9236in" svg:height="3.956343in" draw:z-index="0">
<draw:image xlink:href="../Images/yкринформ/2023-04-26T17-00-00-03-00/630_360_1682517706-9493.jpeg" xlink:type="simple" xlink:show="embed" xlink:actuate="onLoad" draw:mime-type="image/jpeg"/>
</draw:frame>
</text:a>
 <text:a xlink:type="simple" xlink:href="https://static.ukrinform.com/photos/2023_04/1682517706-2107.jpeg" text:style-name="Internet_20_link" text:visited-style-name="Visited_20_Internet_20_Link">
<draw:frame draw:style-name="fr1" draw:name="Image210" text:anchor-type="as-char" svg:width="6.9236in" svg:height="3.956343in" draw:z-index="0">
<draw:image xlink:href="../Images/yкринформ/2023-04-26T17-00-00-03-00/630_360_1682517706-2107.jpeg" xlink:type="simple" xlink:show="embed" xlink:actuate="onLoad" draw:mime-type="image/jpeg"/>
</draw:frame>
</text:a>
 <text:a xlink:type="simple" xlink:href="https://static.ukrinform.com/photos/2023_04/1682517706-6836.jpeg" text:style-name="Internet_20_link" text:visited-style-name="Visited_20_Internet_20_Link">
<draw:frame draw:style-name="fr1" draw:name="Image211" text:anchor-type="as-char" svg:width="6.9236in" svg:height="3.956343in" draw:z-index="0">
<draw:image xlink:href="../Images/yкринформ/2023-04-26T17-00-00-03-00/630_360_1682517706-6836.jpeg" xlink:type="simple" xlink:show="embed" xlink:actuate="onLoad" draw:mime-type="image/jpeg"/>
</draw:frame>
</text:a>
 <text:a xlink:type="simple" xlink:href="https://static.ukrinform.com/photos/2023_04/1682517706-7863.jpeg" text:style-name="Internet_20_link" text:visited-style-name="Visited_20_Internet_20_Link">
<draw:frame draw:style-name="fr1" draw:name="Image212" text:anchor-type="as-char" svg:width="6.9236in" svg:height="3.956343in" draw:z-index="0">
<draw:image xlink:href="../Images/yкринформ/2023-04-26T17-00-00-03-00/630_360_1682517706-7863.jpeg" xlink:type="simple" xlink:show="embed" xlink:actuate="onLoad" draw:mime-type="image/jpeg"/>
</draw:frame>
</text:a>
 <text:a xlink:type="simple" xlink:href="https://static.ukrinform.com/photos/2023_04/1682517707-1795.jpeg" text:style-name="Internet_20_link" text:visited-style-name="Visited_20_Internet_20_Link">
<draw:frame draw:style-name="fr1" draw:name="Image213" text:anchor-type="as-char" svg:width="6.9236in" svg:height="3.956343in" draw:z-index="0">
<draw:image xlink:href="../Images/yкринформ/2023-04-26T17-00-00-03-00/630_360_1682517707-1795.jpeg" xlink:type="simple" xlink:show="embed" xlink:actuate="onLoad" draw:mime-type="image/jpeg"/>
</draw:frame>
</text:a>
 <text:a xlink:type="simple" xlink:href="https://static.ukrinform.com/photos/2023_04/1682517707-4494.jpeg" text:style-name="Internet_20_link" text:visited-style-name="Visited_20_Internet_20_Link">
<draw:frame draw:style-name="fr1" draw:name="Image214" text:anchor-type="as-char" svg:width="6.9236in" svg:height="3.956343in" draw:z-index="0">
<draw:image xlink:href="../Images/yкринформ/2023-04-26T17-00-00-03-00/630_360_1682517707-4494.jpeg" xlink:type="simple" xlink:show="embed" xlink:actuate="onLoad" draw:mime-type="image/jpeg"/>
</draw:frame>
</text:a>
 <text:a xlink:type="simple" xlink:href="https://static.ukrinform.com/photos/2023_04/1682517707-6667.jpeg" text:style-name="Internet_20_link" text:visited-style-name="Visited_20_Internet_20_Link">
<draw:frame draw:style-name="fr1" draw:name="Image215" text:anchor-type="as-char" svg:width="6.9236in" svg:height="3.956343in" draw:z-index="0">
<draw:image xlink:href="../Images/yкринформ/2023-04-26T17-00-00-03-00/630_360_1682517707-6667.jpeg" xlink:type="simple" xlink:show="embed" xlink:actuate="onLoad" draw:mime-type="image/jpeg"/>
</draw:frame>
</text:a>
 <text:a xlink:type="simple" xlink:href="https://static.ukrinform.com/photos/2023_04/1682517707-2024.jpeg" text:style-name="Internet_20_link" text:visited-style-name="Visited_20_Internet_20_Link">
<draw:frame draw:style-name="fr1" draw:name="Image216" text:anchor-type="as-char" svg:width="6.9236in" svg:height="3.956343in" draw:z-index="0">
<draw:image xlink:href="../Images/yкринформ/2023-04-26T17-00-00-03-00/630_360_1682517707-2024.jpeg" xlink:type="simple" xlink:show="embed" xlink:actuate="onLoad" draw:mime-type="image/jpeg"/>
</draw:frame>
</text:a>
</text:p>
      <text:p text:style-name="P4">
Попри те, що інтер’єр 750S всередині не надто відрізняється від свогопопередника 720S, у новому спорткарі встановлена нова інформаційно-розважальнасистема 20,3-см сенсорному екрані, яка тепер підтримує Apple CarPlay.</text:p>
      <text:p text:style-name="P4">
Вартість одного екземпляра 2024 McLaren 750S стартує від 331 740 доларів США.</text:p>
      <text:p text:style-name="P4">
<text:span text:style-name="T4">
Читайте також:</text:span>
 <text:a xlink:type="simple" xlink:href="https://www.ukrinform.ua/rubric-technology/3695464-hyundai-predstaviv-kompaktnij-elektricnij-krosover.html" text:style-name="Internet_20_link" text:visited-style-name="Visited_20_Internet_20_Link">
 </text:a>
</text:p>
      <text:p text:style-name="P4">
Оскільки дилери в США приймають замовлення, очікується, що перші спорткариз’являться на вулицях десь у третьому кварталі цього року.</text:p>
      <text:p text:style-name="P4">
Як повідомляв Укрінформ, провідний південнокорейський виробник автозапчастинHyundai Mobis Co. розробив нову корисну функцію для автомобілів, яка полегшуєпаралельне паркування транспортного засобу.</text:p>
      <text:p text:style-name="P4">
<text:span text:style-name="T5">
Фото: MCLAREN</text:span>
</text:p>
      <text:p text:style-name="P4">
Source: <text:a xlink:type="simple" xlink:href="https://www.ukrinform.ua/rubric-technology/3701065-mclaren-predstavila-luksovij-sportkar.html" text:style-name="Internet_20_link" text:visited-style-name="Visited_20_Internet_20_Link">
https://www.ukrinform.ua/rubric-technology/3701065-mclaren-predstavila-luksovij-sportkar.html</text:a>
</text:p>
      <!--NEWS-->
      <text:h text:style-name="P10" text:outline-level="1">
<text:span text:style-name="T4">
Ознак підготовки наступу росіян під Вугледаром не спостерігається – Сили оборони</text:span>
</text:h>
      <text:p text:style-name="P4">
Authors: Ukrinform (Person)</text:p>
      <text:p text:style-name="P4">
Publisher: Укринформ (Organization)</text:p>
      <text:p text:style-name="P4">
Published Time: 2023-04-26T17:04:00+03:00</text:p>
      <text:p text:style-name="P4">
Modified Time: 2023-04-26T17:04:00+03:00</text:p>
      <text:p text:style-name="P4">
Description: Під Вугледар повертається 155-та бригада морської піхоти росармії, яку виводили на відновлення, однак ознак підготовки наступу ворога в цьому районі зараз не спостерігається. — Укрінформ.</text:p>
      <text:p text:style-name="P4">
Images: ["<text:a xlink:type="simple" xlink:href="https://static.ukrinform.com/photos/2023_04/thumb_files/630_360_1682438812-465.jpg" text:style-name="Internet_20_link" text:visited-style-name="Visited_20_Internet_20_Link">
630_360_16824...</text:a>
"]</text:p>
      <text:p text:style-name="P4">
Tags: ['Оборона', 'Схід України', 'Війна з росією', 'Єдині новини']</text:p>
      <text:p text:style-name="P4">
Type: Article</text:p>
      <!--METADATA-->
      <text:p text:style-name="P4">
<draw:frame draw:style-name="fr1" draw:name="Image217" text:anchor-type="as-char" svg:width="6.9236in" svg:height="3.956343in" draw:z-index="0">
<draw:image xlink:href="../Images/yкринформ/2023-04-26T17-04-00-03-00/630_360_1682438812-465.jpg" xlink:type="simple" xlink:show="embed" xlink:actuate="onLoad" draw:mime-type="image/jpeg"/>
</draw:frame>
 ПідВугледар повертається 155-та бригада морської піхоти росармії, яку виводили навідновлення, однак ознак підготовки наступу ворога в цьому районі зараз неспостерігається.</text:p>
      <text:p text:style-name="P4">
Як передає Укрінформ, про це в ефірі телемарафону «Єдині новини» повідомивкерівник об'єднаного пресцентру Сил <text:a xlink:type="simple" xlink:href="https://www.ukrinform.ua/tag-oborona" text:style-name="Internet_20_link" text:visited-style-name="Visited_20_Internet_20_Link">
 </text:a>
Таврійського напрямку Олексій Дмитрашківський.</text:p>
      <text:p text:style-name="P4">
«В полі зору знову з’явилась 155-та бригада морської піхоти, які нібитопройшли відновлення, але розуміючи військову справу, можна сказати, щонереально відновити бригаду морської піхоти за такий короткий термін. Швидшеза все, як то кажуть, «напхали» у підрозділи мобілізованих, які пройшлизагальну військову підготовку. Тому що для підготовки морського піхотинця часупотрібно дещо більше, його підготовка займає від 3 місяців до пів року», -розповів речник.</text:p>
      <text:p text:style-name="P4">
Він наголосив, що ознак підготовки наступу ворога в районі Вугледара зараз неспостерігається.</text:p>
      <text:p text:style-name="P4">
<text:span text:style-name="T4">
Читайте також:</text:span>
 <text:a xlink:type="simple" xlink:href="https://www.ukrinform.ua/rubric-ato/3699864-zagrozi-povtornogo-nastupu-rosian-iz-bilorusi-zaraz-nemae-budanov.html" text:style-name="Internet_20_link" text:visited-style-name="Visited_20_Internet_20_Link">
 </text:a>
</text:p>
      <text:p text:style-name="P4">
«Поки що, спостерігаючи за ворогом, не можемо сказати, що ворог готується дочергового наступу в цьому районі, не дуже це реально з причини, що все ж такице рівнинна місцевість і ворогу доведеться атакувати в лоб наші позиції, івони не готові до цього», - вважає речник.</text:p>
      <text:p text:style-name="P4">
За його словами, аналогічна ситуація в Авдіївському районі, де ворог атакує несаму Авдіївку, а сусідні Карлівку та Мар'їнку, закріплюється в лісосмугах, неатакуючи в лоб.</text:p>
      <text:p text:style-name="P4">
<text:span text:style-name="T4">
Читайте також:</text:span>
 <text:a xlink:type="simple" xlink:href="https://www.ukrinform.ua/rubric-ato/3700800-u-bahmuti-trivaut-vazki-boi-na-korotkih-distanciah-britanska-rozvidka.html" text:style-name="Internet_20_link" text:visited-style-name="Visited_20_Internet_20_Link">
 <text:span text:style-name="T4">
Бахмут</text:span>
 </text:a>
</text:p>
      <text:p text:style-name="P4">
Як повідомляв Укрінформ, за даними розвідки, росіяни на території Україниперейшли в позиційну оборону, і єдині місця на фронті, де відбуваються їхніспроби наступу, – це Бахмут, а також спроба охопити з півночі Авдіївку талокальні бойові дії в Мар'їнці.</text:p>
      <text:p text:style-name="P4">
Source: <text:a xlink:type="simple" xlink:href="https://www.ukrinform.ua/rubric-ato/3701066-oznak-pidgotovki-nastupu-rosian-pid-vugledarom-ne-sposterigaetsa-sili-oboroni.html" text:style-name="Internet_20_link" text:visited-style-name="Visited_20_Internet_20_Link">
https://www.ukrinform.ua/rubric-ato/3701066-oznak-pidgotovki-nastupu-rosian-pid-vugledarom-ne-sposterigaetsa-sili-oboroni.html</text:a>
</text:p>
      <!--NEWS-->
      <text:h text:style-name="P10" text:outline-level="1">
<text:span text:style-name="T4">
У центрі гуцульського гірського смт Ясіня відкрили перший у громаді мурал</text:span>
</text:h>
      <text:p text:style-name="P4">
Authors: Ukrinform (Person)</text:p>
      <text:p text:style-name="P4">
Publisher: Укринформ (Organization)</text:p>
      <text:p text:style-name="P4">
Published Time: 2023-04-26T17:08:00+03:00</text:p>
      <text:p text:style-name="P4">
Modified Time: 2023-04-26T17:08:00+03:00</text:p>
      <text:p text:style-name="P4">
Description: У центрі смт Ясіня відкрили перший у громаді мурал, його створили художники з Одеси. — Укрінформ.</text:p>
      <text:p text:style-name="P4">
Images: ["<text:a xlink:type="simple" xlink:href="https://static.ukrinform.com/photos/2023_04/thumb_files/630_360_1682522913-301.jpg" text:style-name="Internet_20_link" text:visited-style-name="Visited_20_Internet_20_Link">
630_360_16825...</text:a>
"]</text:p>
      <text:p text:style-name="P4">
Tags: ['Мурал', 'Закарпаття']</text:p>
      <text:p text:style-name="P4">
Type: Article</text:p>
      <!--METADATA-->
      <text:p text:style-name="P4">
<draw:frame draw:style-name="fr1" draw:name="Image218" text:anchor-type="as-char" svg:width="6.9236in" svg:height="3.956343in" draw:z-index="0">
<draw:image xlink:href="../Images/yкринформ/2023-04-26T17-08-00-03-00/630_360_1682522913-301.jpg" xlink:type="simple" xlink:show="embed" xlink:actuate="onLoad" draw:mime-type="image/jpeg"/>
</draw:frame>
 У центрісмт Ясіня відкрили перший у громаді мурал, його створили художники з Одеси.</text:p>
      <text:p text:style-name="P4">
Про це повідомляє у <text:a xlink:type="simple" xlink:href="https://www.facebook.com/tourism.oda/posts/pfbid0ahnNGmHhi24Yi15cuBkk9vJGnLQNyPBH14PZ8snGXq94hVB8q6Buhf63SfYmDi9Gl" text:style-name="Internet_20_link" text:visited-style-name="Visited_20_Internet_20_Link">
</text:a>
Управління туризму та курортів Закарпатської ОВА, передає Укрінформ.</text:p>
      <text:p text:style-name="P4">
Як зазначається, малюнок прикрасив будівлю Краєзнавчого <text:a xlink:type="simple" xlink:href="https://www.ukrinform.ua/tag-muzej" text:style-name="Internet_20_link" text:visited-style-name="Visited_20_Internet_20_Link">
</text:a>
 , що розташований на площі 100-річчяпроголошення Гуцульської Народної Республіки.</text:p>
      <text:p text:style-name="P4">
Мурал створювали художники з Одеси.</text:p>
      <text:p text:style-name="P4">
<text:span text:style-name="T4">
Читайте також:</text:span>
 <text:a xlink:type="simple" xlink:href="https://www.ukrinform.ua/rubric-culture/3699142-u-prilukah-na-cernigivsini-stvoruut-mural-z-aktorom-mikolou-akovcenkom.html" text:style-name="Internet_20_link" text:visited-style-name="Visited_20_Internet_20_Link">
 <text:span text:style-name="T4">
мурал</text:span>
 </text:a>
</text:p>
      <text:p text:style-name="P4">
Мурал зображує гуцульське буття під прихистком воїна - ангела-охоронця.</text:p>
      <text:p text:style-name="P4">
<text:a xlink:type="simple" xlink:href="https://www.ukrinform.ua/rubric-regions/3297383-slidami-zatatih-asinskih-guculiv.html" text:style-name="Internet_20_link" text:visited-style-name="Visited_20_Internet_20_Link">
 </text:a>
 - селище міського типу в Рахівському районі Закарпатськоїобласті. Центр Ясінянської тергромади. Розташоване біля підніжжя гірськихмасивів Чорногори і Свидовця, над річкою Чорна Тиса, в межах Ясінськоїулоговини. На початку ХХ століття було столицею української ГуцульськоїРеспубліки.</text:p>
      <text:p text:style-name="P4">
<text:span text:style-name="T5">
Фото: Управління туризму та курортів Закарпатської ОВА</text:span>
</text:p>
      <text:p text:style-name="P4">
Source: <text:a xlink:type="simple" xlink:href="https://www.ukrinform.ua/rubric-regions/3701111-u-centri-guculskogo-girskogo-smt-asina-vidkrili-persij-u-gromadi-mural.html" text:style-name="Internet_20_link" text:visited-style-name="Visited_20_Internet_20_Link">
https://www.ukrinform.ua/rubric-regions/3701111-u-centri-guculskogo-girskogo-smt-asina-vidkrili-persij-u-gromadi-mural.html</text:a>
</text:p>
      <!--NEWS-->
      <text:h text:style-name="P10" text:outline-level="1">
<text:span text:style-name="T4">
В Україні створять комплексну систему контролю за обігом деревини</text:span>
</text:h>
      <text:p text:style-name="P4">
Authors: Ukrinform (Person)</text:p>
      <text:p text:style-name="P4">
Publisher: Укринформ (Organization)</text:p>
      <text:p text:style-name="P4">
Published Time: 2023-04-26T17:09:00+03:00</text:p>
      <text:p text:style-name="P4">
Modified Time: 2023-04-26T17:09:00+03:00</text:p>
      <text:p text:style-name="P4">
Description: Держпідприємство «Ліси України» розпочинає роботу над проєктом нової системи моніторингу та контролю за обігом деревини. — Укрінформ.</text:p>
      <text:p text:style-name="P4">
Images: ["<text:a xlink:type="simple" xlink:href="https://static.ukrinform.com/photos/2020_02/thumb_files/630_360_1582194465-3229.jpeg" text:style-name="Internet_20_link" text:visited-style-name="Visited_20_Internet_20_Link">
630_360_15821...</text:a>
"]</text:p>
      <text:p text:style-name="P4">
Tags: ['Держлісагентство', 'Деревина', 'Юрій Болоховець']</text:p>
      <text:p text:style-name="P4">
Type: Article</text:p>
      <!--METADATA-->
      <text:p text:style-name="P4">
<draw:frame draw:style-name="fr1" draw:name="Image219" text:anchor-type="as-char" svg:width="6.9236in" svg:height="3.956343in" draw:z-index="0">
<draw:image xlink:href="../Images/yкринформ/2023-04-26T17-09-00-03-00/630_360_1582194465-3229.jpeg" xlink:type="simple" xlink:show="embed" xlink:actuate="onLoad" draw:mime-type="image/jpeg"/>
</draw:frame>
Держпідприємство «Ліси України» розпочинає роботу над проєктом нової системимоніторингу та контролю за обігом деревини.</text:p>
      <text:p text:style-name="P4">
Як передає Укрінформ, про це повідомив у колонці виданню <text:a xlink:type="simple" xlink:href="https://lb.ua/blog/yurii_bolokhovets/553161_nezakonni_rubki_yak_rozvyazati.html" text:style-name="Internet_20_link" text:visited-style-name="Visited_20_Internet_20_Link">
</text:a>
голова Державного агентства лісових ресурсів Юрій Болоховець.</text:p>
      <text:p text:style-name="P4">
«ДП «Ліси України» розпочинає створення комплексної системи моніторингу таконтролю, яка унеможливить сірі схеми з деревиною», - зазначив Болоховець.</text:p>
      <text:p text:style-name="P4">
За новою концепцією об’єктом контролю будуть не партії деревини, а операції зїї перевезення. Планується фіксувати параметри завантаженої в машину партіїдеревини, факт початку рейсу, маршрут.</text:p>
      <text:p text:style-name="P4">
Усі лісовози, що вивозять продукцію зі складів ДП «Ліси України», мають бутиобладнані GPS-трекерами.</text:p>
      <text:p text:style-name="P4">
<text:span text:style-name="T4">
Читайте також:</text:span>
 <text:a xlink:type="simple" xlink:href="https://www.ukrinform.ua/rubric-economy/3666519-lisi-ukraini-perehodit-na-zakupivli-cerez-emajdancik.html" text:style-name="Internet_20_link" text:visited-style-name="Visited_20_Internet_20_Link">
 </text:a>
</text:p>
      <text:p text:style-name="P4">
За словами очільника Держлісагентства, нова система моніторингу унеможливитьзловживання завдяки повному виключенню людського фактору.</text:p>
      <text:p text:style-name="P4">
“Увесь рухомий склад буде виведений на єдиний цифровий пульт ДП. Тобто мизможемо відстежувати переміщення всіх лісовозів, авторизованих для перевезеньдеревини», - зауважив Болоховець.</text:p>
      <text:p text:style-name="P4">
Він зазначив, що намагання взяти на озброєння елементи подібної системи вжебули. Проте розробка за запровадження комплексної системи моніторингу сталаможливою тільки за умови централізованої системи управління, яка утвориласьлише цього року завдяки реформі <text:a xlink:type="simple" xlink:href="https://www.ukrinform.ua/tag-lis" text:style-name="Internet_20_link" text:visited-style-name="Visited_20_Internet_20_Link">
 </text:a>
 галузі.</text:p>
      <text:p text:style-name="P4">
<text:span text:style-name="T4">
Читайте також:</text:span>
 <text:a xlink:type="simple" xlink:href="https://www.ukrinform.ua/rubric-polytics/3700379-kabmin-planue-priznaciti-uria-bolohovca-kerivnikom-dp-lisi-ukraini.html" text:style-name="Internet_20_link" text:visited-style-name="Visited_20_Internet_20_Link">
 </text:a>
</text:p>
      <text:p text:style-name="P4">
Як повідомлялося, за підсумками І кварталу 2023 року дохід ДП "Ліси України"становив 4,6 млрд грн, перевершивши довоєнний результат підприємствДержлісагентства. Прибуток зріс майже удвічі до 500 млн грн. Реалізаціялісопродукції збільшилася до 2,3 млн куб м.</text:p>
      <text:p text:style-name="P4">
Source: <text:a xlink:type="simple" xlink:href="https://www.ukrinform.ua/rubric-economy/3701068-v-ukraini-stvorat-kompleksnu-sistemu-kontrolu-za-obigom-derevini.html" text:style-name="Internet_20_link" text:visited-style-name="Visited_20_Internet_20_Link">
https://www.ukrinform.ua/rubric-economy/3701068-v-ukraini-stvorat-kompleksnu-sistemu-kontrolu-za-obigom-derevini.html</text:a>
</text:p>
      <!--NEWS-->
      <text:h text:style-name="P10" text:outline-level="1">
<text:span text:style-name="T4">
За рік найбільше постраждали мікропідприємства – дослідження</text:span>
</text:h>
      <text:p text:style-name="P4">
Authors: Ukrinform (Person)</text:p>
      <text:p text:style-name="P4">
Publisher: Укринформ (Organization)</text:p>
      <text:p text:style-name="P4">
Published Time: 2023-04-26T17:14:21+03:00</text:p>
      <text:p text:style-name="P4">
Modified Time: 2023-04-26T17:14:21+03:00</text:p>
      <text:p text:style-name="P4">
Description: За рік повномасштабної війни найбільше постраждали представники мікро- та малого бізнесу. Загалом український бізнес у 2022 році втратив 32% власного обороту порівняно з 2021 роком. — Укрінформ.</text:p>
      <text:p text:style-name="P4">
Images: ["<text:a xlink:type="simple" xlink:href="https://static.ukrinform.com/photos/2020_06/thumb_files/630_360_1591702230-120.jpg" text:style-name="Internet_20_link" text:visited-style-name="Visited_20_Internet_20_Link">
630_360_15917...</text:a>
"]</text:p>
      <text:p text:style-name="P4">
Tags: ['Бізнес', 'Війна з росією']</text:p>
      <text:p text:style-name="P4">
Type: Article</text:p>
      <!--METADATA-->
      <text:p text:style-name="P4">
<draw:frame draw:style-name="fr1" draw:name="Image220" text:anchor-type="as-char" svg:width="6.9236in" svg:height="3.956343in" draw:z-index="0">
<draw:image xlink:href="../Images/yкринформ/2023-04-26T17-14-21-03-00/630_360_1591702230-120.jpg" xlink:type="simple" xlink:show="embed" xlink:actuate="onLoad" draw:mime-type="image/jpeg"/>
</draw:frame>
 За рікповномасштабної війни найбільше постраждали представники мікро- та малогобізнесу. Загалом український бізнес у 2022 році втратив 32% власного оборотупорівняно з 2021 роком.</text:p>
      <text:p text:style-name="P4">
Про це під час пресконференції в Укрінформі сказав голова Advanter Group,співзасновник Центру економічного відновлення Андрій Длігач за результатамидослідження стану, потреб та перспектив бізнесу за рік повномасштабної війни.</text:p>
      <text:p text:style-name="P4">
"У 2022 році за результатами нашого дослідження ми бачимо, що майже 10%підприємств повністю зупинилися, більш як 20% підприємств майже не працювали.Загалом український бізнес у 2022 році втратив у власних оборотах 32%порівняно з 2021 роком. Найбільше постраждали мікропідприємства, середніпідприємства продовжили працювати, і майже жодне з них не зупинилосяповністю", - сказав Длігач.</text:p>
      <text:p text:style-name="P4">
Він зазначив, що на сході України близько 38% підприємств повністю зупинилисьі ще 26% - майже зупинились, краща ситуація спостерігається на заході України.За словами експерта, підприємства, які були зареєстровані нещодавно,постраждали менше, ніж ті, які були зареєстровані до 2000 року.</text:p>
      <text:p text:style-name="P4">
Длігач назвав найбільші проблеми, з якими стикається <text:a xlink:type="simple" xlink:href="https://www.ukrinform.ua/tag-biznes" text:style-name="Internet_20_link" text:visited-style-name="Visited_20_Internet_20_Link">
</text:a>
 . Це недостатня платоспроможністьклієнтів на внутрішньому ринку, непрогнозованість ситуації, непередбачуваністьдій держави, відсутність достатнього капіталу тощо.</text:p>
      <text:p text:style-name="P4">
У дослідженні взяло участь 9999 власників бізнесу по всій Україні та з усіхгалузей економіки.</text:p>
      <text:p text:style-name="P4">
Дослідження проведене в межах Ініціативи для відновлення економіки України.Ініціатива реалізується Центром розвитку інновацій, Офісом з розвиткупідприємництва та експорту, Національним проєктом Дія.Бізнес, Advanter Groupза підтримки Мінцифри, Мінекономіки, Мінфіну, Державної регуляторної службиУкраїни, Торгово-промислової палати України та за сприяння Програми розвиткуООН в Україні і фінансової підтримки Європейського Союзу.</text:p>
      <text:p text:style-name="P4">
<text:span text:style-name="T4">
Читайте також:</text:span>
 <text:a xlink:type="simple" xlink:href="https://www.ukrinform.ua/rubric-economy/3701050-banki-prognozuut-pozvavlenna-kredituvanna-biznesu-nbu.html" text:style-name="Internet_20_link" text:visited-style-name="Visited_20_Internet_20_Link">
 <text:span text:style-name="T4">
Банки</text:span>
 <text:span text:style-name="T4">
прогнозують</text:span>
 <text:span text:style-name="T4">
пожвавлення</text:span>
<text:span text:style-name="T4">
кредитування</text:span>
 <text:span text:style-name="T4">
бізнесу</text:span>
 <text:span text:style-name="T4">
НБУ</text:span>
 </text:a>
</text:p>
      <text:p text:style-name="P4">
Як повідомляв Укрінформ, попри повномасштабну війну, 76% власниківукраїнського малого та середнього бізнесу планують у 2023 році розширити свійбізнес.</text:p>
      <text:p text:style-name="P4">
Source: <text:a xlink:type="simple" xlink:href="https://www.ukrinform.ua/rubric-economy/3701071-za-rik-najbilse-postrazdali-mikropidpriemstva-doslidzenna.html" text:style-name="Internet_20_link" text:visited-style-name="Visited_20_Internet_20_Link">
https://www.ukrinform.ua/rubric-economy/3701071-za-rik-najbilse-postrazdali-mikropidpriemstva-doslidzenna.html</text:a>
</text:p>
      <!--NEWS-->
      <text:h text:style-name="P10" text:outline-level="1">
<text:span text:style-name="T4">
Зеленський каже, що проєкт відбудови потрібен вже цьогоріч — закликає італійців долучатися</text:span>
</text:h>
      <text:p text:style-name="P4">
Authors: Ukrinform (Person)</text:p>
      <text:p text:style-name="P4">
Publisher: Укринформ (Organization)</text:p>
      <text:p text:style-name="P4">
Published Time: 2023-04-26T17:20:00+03:00</text:p>
      <text:p text:style-name="P4">
Modified Time: 2023-04-26T17:20:00+03:00</text:p>
      <text:p text:style-name="P4">
Description: Президент Володимир Зеленський наполягає на необхідності вже цього року максимально підготувати масштабний проєкт з відбудови України та запрошує долучитися до нього італійських партнерів та підприємців.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Італія', 'Зеленський', 'Відбудова', 'Відновлення України']</text:p>
      <text:p text:style-name="P4">
Type: Article</text:p>
      <!--METADATA-->
      <text:p text:style-name="P4">
<draw:frame draw:style-name="fr1" draw:name="Image221" text:anchor-type="as-char" svg:width="6.9236in" svg:height="3.956343in" draw:z-index="0">
<draw:image xlink:href="../Images/yкринформ/2023-04-26T17-20-00-03-00/630_360_1677264924-906.jpg" xlink:type="simple" xlink:show="embed" xlink:actuate="onLoad" draw:mime-type="image/jpeg"/>
</draw:frame>
 ПрезидентВолодимир Зеленський наполягає на необхідності вже цього року максимальнопідготувати масштабний проєкт з відбудови України та запрошує долучитися донього італійських партнерів та підприємців.</text:p>
      <text:p text:style-name="P4">
Про це він сказав під час онлайн-виступу на Конференції з відновлення України,яка проходить у Римі, повідомляє кореспондент Укрінформу.</text:p>
      <text:p text:style-name="P4">
“Уже цього року маємо зробити все по максимуму, щоб підготуватинаймасштабніший економічний проєкт нашого часу в Європі — проєкт відбудовиУкраїни”, - заявив Зеленський.</text:p>
      <text:p text:style-name="P4">
_Відео:<text:a xlink:type="simple" xlink:href="https://t.me/OP_UA/9327" text:style-name="Internet_20_link" text:visited-style-name="Visited_20_Internet_20_Link">
 </text:a>
 _</text:p>
      <text:p text:style-name="P4">
Він підкреслив, що від часів Другої світової війни Європа не бачила такихколосальних руйнувань, які нині росія робить в Україні.</text:p>
      <text:p text:style-name="P4">
Водночас глава держави підкреслив, що саме після Другої світової війни Європапобачила, яке зростання приносить відбудова.</text:p>
      <text:p text:style-name="P4">
“Ми зараз напередодні не менших можливостей”, - переконаний <text:a xlink:type="simple" xlink:href="https://www.ukrinform.ua/tag-prezident" text:style-name="Internet_20_link" text:visited-style-name="Visited_20_Internet_20_Link">
</text:a>
 .</text:p>
      <text:p text:style-name="P4">
За його словами, у розв’язаній війні світ зрозумів, що треба для реальногозахисту кожної нації, як треба змінити енергетику та інфраструктуру,виробництва та логістику, кіберсистеми та освітній простір, обороннупромисловість та оснащення армії.</text:p>
      <text:p text:style-name="P4">
<text:span text:style-name="T4">
Читайте також:</text:span>
 <text:a xlink:type="simple" xlink:href="https://www.ukrinform.ua/rubric-vidbudova/3701043-ukraina-rozrahovue-na-aktivnu-ucast-italii-u-vidnovlenni-smigal.html" text:style-name="Internet_20_link" text:visited-style-name="Visited_20_Internet_20_Link">
 </text:a>
</text:p>
      <text:p text:style-name="P4">
У цьому зв’язку Зеленський назвав п’ять напрямків у рамках відбудови України,до яких можуть долучитися іноземні партнери та бізнес.</text:p>
      <text:p text:style-name="P4">
Так, він розповів, що зараз треба зробити все, щоб у ворога не було ітеоретичної змоги зламати українську енергетику, і запросив італійськікомпанії до розвитку українських систем зеленої трансформації.</text:p>
      <text:p text:style-name="P4">
Також Президент зауважив, що українці мають колосальні потреби у відбудовітисяч будинків, сотень шкіл, лікарень, транспортної, виробничоїінфраструктури, “причому на новій безпековій основі, яка має стати типовою дляінших країн”.</text:p>
      <text:p text:style-name="P4">
<text:span text:style-name="T4">
Читайте також:</text:span>
 <text:a xlink:type="simple" xlink:href="https://www.ukrinform.ua/rubric-economy/3701055-meloni-hoce-sob-italijci-zastosuvali-dosvid-svogo-ekonomicnogo-diva-1960h-rokiv-v-ukraini.html" text:style-name="Internet_20_link" text:visited-style-name="Visited_20_Internet_20_Link">
 </text:a>
</text:p>
      <text:p text:style-name="P4">
Крім того, він закликав долучатися до розвитку цифрових технологій, оборонноїпромисловості, фармацевтики і реабілітації, “зеленої” металургії тощо.</text:p>
      <text:p text:style-name="P4">
“Запрошую вас, Італіє, будувати нову безпеку разом з нами, запрошую вашібізнеси, ваші інвестиції, ваш досвід уже зараз приходити в Україну”, - додавПрезидент.</text:p>
      <text:p text:style-name="P4">
Як повідомлялося, у Римі 26 квітня проходить двостороння конференція звідбудови України.</text:p>
      <text:p text:style-name="P4">
Source: <text:a xlink:type="simple" xlink:href="https://www.ukrinform.ua/rubric-vidbudova/3701072-zelenskij-kaze-so-proekt-vidbudovi-potriben-vze-cogoric-zaklikae-italijciv-dolucatisa.html" text:style-name="Internet_20_link" text:visited-style-name="Visited_20_Internet_20_Link">
https://www.ukrinform.ua/rubric-vidbudova/3701072-zelenskij-kaze-so-proekt-vidbudovi-potriben-vze-cogoric-zaklikae-italijciv-dolucatisa.html</text:a>
</text:p>
      <!--NEWS-->
      <text:h text:style-name="P10" text:outline-level="1">
<text:span text:style-name="T4">
Китай направить до Києва спецпредставника для врегулювання «кризи в Україні»</text:span>
</text:h>
      <text:p text:style-name="P4">
Authors: Ukrinform (Person)</text:p>
      <text:p text:style-name="P4">
Publisher: Укринформ (Organization)</text:p>
      <text:p text:style-name="P4">
Published Time: 2023-04-26T17:38:00+03:00</text:p>
      <text:p text:style-name="P4">
Modified Time: 2023-04-26T17:38:00+03:00</text:p>
      <text:p text:style-name="P4">
Description: Голова КНР Сі Цзіньпін сьогодні під час розмови з Президентом України Володимиром Зеленським заявив, що Китай направить спеціального представника у справах Євразії до України та інших країн для проведення переговорів з усіма сторонами щодо політичного врегулювання «кризи в Україні». — Укрінформ.</text:p>
      <text:p text:style-name="P4">
Images: ["<text:a xlink:type="simple" xlink:href="https://static.ukrinform.com/photos/2023_03/thumb_files/630_360_1679666166-671.png" text:style-name="Internet_20_link" text:visited-style-name="Visited_20_Internet_20_Link">
630_360_16796...</text:a>
"]</text:p>
      <text:p text:style-name="P4">
Tags: ['Китай', 'Україна', 'Війна з росією']</text:p>
      <text:p text:style-name="P4">
Type: Article</text:p>
      <!--METADATA-->
      <text:p text:style-name="P4">
<draw:frame draw:style-name="fr1" draw:name="Image222" text:anchor-type="as-char" svg:width="6.9236in" svg:height="3.956343in" draw:z-index="0">
<draw:image xlink:href="../Images/yкринформ/2023-04-26T17-38-00-03-00/630_360_1679666166-671.png" xlink:type="simple" xlink:show="embed" xlink:actuate="onLoad" draw:mime-type="image/png"/>
</draw:frame>
 Голова КНРСі Цзіньпін сьогодні під час розмови з Президентом України ВолодимиромЗеленським заявив, що Китай направить спеціального представника у справахЄвразії до України та інших країн для проведення переговорів з усіма сторонамищодо політичного врегулювання «кризи в Україні».</text:p>
      <text:p text:style-name="P4">
Про це під час брифінгу повідомив заступник директора департаменту країнСхідної Європи та Центральної Азії МЗС Китаю Юй Цзюнь, передає власнийкореспондент Укрінформу.</text:p>
      <text:p text:style-name="P4">
За його словами, під час розмови Сі зазначив, що позиція КНР стосовно «кризи вУкраїні» полягає у сприянні примиренню та переговорам, і Китай як постійнийчлен Ради безпеки ООН продовжуватиме докладати зусиль для політичного рішенняконфлікту та якнайшвидшого припинення вогню й відновлення миру.</text:p>
      <text:p text:style-name="P4">
«Китай і надалі сприятиме мирним переговорам і направить в Україну та іншікраїни спеціального представника уряду у справах країн Євразії, щоб ґрунтовнообмінятися думками щодо шляхів політичного врегулювання “кризи в Україні”», -сказав Юй, посилаючись на заяву китайського лідера.</text:p>
      <text:p text:style-name="P4">
Дипломат зауважив, що таким дипломатичним кроком китайська сторонасподівається здобути якомога ширшу підтримку її ініціатив стосовно політичноговрегулювання конфлікту й поновлення переговорів.</text:p>
      <text:p text:style-name="P4">
Про склад делегації та країни, які, окрім України, вона відвідає, китайськийпредставник інформацію не надав, зауваживши, що її буде повідомлено пізніше.</text:p>
      <text:p text:style-name="P4">
Під час розмови з Зеленським, за словами представника МЗС, лідер Китаю такожакцентував увагу на українсько-китайських відносинах.</text:p>
      <text:p text:style-name="P4">
«Китай послідовний і чіткий у своїй готовності розвивати двосторонні відносиниз Україною. Обидві сторони повинні продовжувати традиції взаємної поваги тащирості, а також розвивати стратегічне партнерство між Китаєм і Україною», -сказав Сі.</text:p>
      <text:p text:style-name="P4">
Зауваживши, що взаємна повага до суверенітету та територіальної цілісності єполітичною основою китайсько-українських відносин, лідер Китаю запевнив, щойого країна «має послідовний настрій на розвиток відносин з Україною… яким бичином не змінювалася міжнародна ситуація».</text:p>
      <text:p text:style-name="P4">
<text:span text:style-name="T4">
Читайте також:</text:span>
 <text:a xlink:type="simple" xlink:href="https://www.ukrinform.ua/rubric-polytics/3701021-zelenskij-priznaciv-posla-u-kitai.html" text:style-name="Internet_20_link" text:visited-style-name="Visited_20_Internet_20_Link">
 </text:a>
</text:p>
      <text:p text:style-name="P4">
Як повідомляв Укрінформ, сьогодні Президент Володимир <text:a xlink:type="simple" xlink:href="https://www.ukrinform.ua/rubric-polytics/3700965-zelenskij-pogovoriv-z-si-czinpinom.html" text:style-name="Internet_20_link" text:visited-style-name="Visited_20_Internet_20_Link">
</text:a>
 з головою Китайської Народної Республіки Сі Цзіньпіном.</text:p>
      <text:p text:style-name="P4">
<text:span text:style-name="T5">
Фото: gettyimages</text:span>
</text:p>
      <text:p text:style-name="P4">
Source: <text:a xlink:type="simple" xlink:href="https://www.ukrinform.ua/rubric-world/3701084-kitaj-napravit-do-kieva-specpredstavnika-dla-vreguluvanna-krizi-v-ukraini.html" text:style-name="Internet_20_link" text:visited-style-name="Visited_20_Internet_20_Link">
https://www.ukrinform.ua/rubric-world/3701084-kitaj-napravit-do-kieva-specpredstavnika-dla-vreguluvanna-krizi-v-ukraini.html</text:a>
</text:p>
      <!--NEWS-->
      <text:h text:style-name="P10" text:outline-level="1">
<text:span text:style-name="T4">
У Франції привітали розмову Зеленського і Сі Цзіньпіна</text:span>
</text:h>
      <text:p text:style-name="P4">
Authors: Ukrinform (Person)</text:p>
      <text:p text:style-name="P4">
Publisher: Укринформ (Organization)</text:p>
      <text:p text:style-name="P4">
Published Time: 2023-04-26T17:39:13+03:00</text:p>
      <text:p text:style-name="P4">
Modified Time: 2023-04-26T17:39:13+03:00</text:p>
      <text:p text:style-name="P4">
Description: У Франції після телефонної розмови між президентами України та Китаю у середу заявили, що Париж підтримує будь-який діалог щодо припинення війни в Україні. — Укрінформ.</text:p>
      <text:p text:style-name="P4">
Images: ["<text:a xlink:type="simple" xlink:href="https://static.ukrinform.com/photos/2022_08/thumb_files/630_360_1659364801-589.jpeg" text:style-name="Internet_20_link" text:visited-style-name="Visited_20_Internet_20_Link">
630_360_16593...</text:a>
"]</text:p>
      <text:p text:style-name="P4">
Tags: ['Франція', 'Сі Цзіньпін', 'Зеленський']</text:p>
      <text:p text:style-name="P4">
Type: Article</text:p>
      <!--METADATA-->
      <text:p text:style-name="P4">
<draw:frame draw:style-name="fr1" draw:name="Image223" text:anchor-type="as-char" svg:width="6.9236in" svg:height="3.956343in" draw:z-index="0">
<draw:image xlink:href="../Images/yкринформ/2023-04-26T17-39-13-03-00/630_360_1659364801-589.jpeg" xlink:type="simple" xlink:show="embed" xlink:actuate="onLoad" draw:mime-type="image/jpeg"/>
</draw:frame>
 У Франціїпісля телефонної розмови між президентами України та Китаю у середу заявили,що Париж підтримує будь-який діалог щодо припинення війни в Україні.</text:p>
      <text:p text:style-name="P4">
Про це повідомляє <text:a xlink:type="simple" xlink:href="http://edition.cnn.com/europe/live-news/russia-ukraine-war-news-04-26-23/index.html" text:style-name="Internet_20_link" text:visited-style-name="Visited_20_Internet_20_Link">
 </text:a>
 , передає Укрінформ.</text:p>
      <text:p text:style-name="P4">
<text:a xlink:type="simple" xlink:href="https://www.ukrinform.ua/tag-francia" text:style-name="Internet_20_link" text:visited-style-name="Visited_20_Internet_20_Link">
 </text:a>
 «заохочує будь-який діалог, якийсприяє вирішенню конфлікту (в Україні) відповідно до фундаментальних інтересівУкраїни та міжнародного права», – йдеться у заяві Єлисейського палацу.</text:p>
      <text:p text:style-name="P4">
Також наголошується, що аналогічний меседж президент Франції Еммануель Макронпередав своєму китайському колезі під час його візиту до Китаю цього місяця.Під час цього візиту Макрон сказав президенту Китаю Сі Цзіньпіну, щорозраховує на те, що він «переконає» росію та допоможе припинити війну вУкраїні.</text:p>
      <text:p text:style-name="P4">
<text:span text:style-name="T4">
Читайте також:</text:span>
 <text:a xlink:type="simple" xlink:href="https://www.ukrinform.ua/rubric-polytics/3701021-zelenskij-priznaciv-posla-u-kitai.html" text:style-name="Internet_20_link" text:visited-style-name="Visited_20_Internet_20_Link">
 </text:a>
</text:p>
      <text:p text:style-name="P4">
Як повідомляв Укрінформ, у середу Президент Володимир Зеленський <text:a xlink:type="simple" xlink:href="https://www.ukrinform.ua/rubric-polytics/3700965-zelenskij-pogovoriv-z-si-czinpinom.html" text:style-name="Internet_20_link" text:visited-style-name="Visited_20_Internet_20_Link">
</text:a>
 з головою Китайської Народної Республіки Сі Цзіньпіном.</text:p>
      <text:p text:style-name="P4">
Президент призначив ексміністра з питань стратегічних галузей промисловостіПавла Рябікіна послом України в Китайській Народній Республіці.</text:p>
      <text:p text:style-name="P4">
<text:span text:style-name="T5">
Фото: ОП</text:span>
</text:p>
      <text:p text:style-name="P4">
Source: <text:a xlink:type="simple" xlink:href="https://www.ukrinform.ua/rubric-world/3701080-u-francii-privitali-rozmovu-zelenskogo-i-si-czinpina.html" text:style-name="Internet_20_link" text:visited-style-name="Visited_20_Internet_20_Link">
https://www.ukrinform.ua/rubric-world/3701080-u-francii-privitali-rozmovu-zelenskogo-i-si-czinpina.html</text:a>
</text:p>
      <!--NEWS-->
      <text:h text:style-name="P10" text:outline-level="1">
<text:span text:style-name="T4">
Україна зацікавлена у локалізації виробництва техніки, яку отримує від партнерів - Зеленський</text:span>
</text:h>
      <text:p text:style-name="P4">
Authors: Ukrinform (Person)</text:p>
      <text:p text:style-name="P4">
Publisher: Укринформ (Organization)</text:p>
      <text:p text:style-name="P4">
Published Time: 2023-04-26T17:41:00+03:00</text:p>
      <text:p text:style-name="P4">
Modified Time: 2023-04-26T17:41:00+03:00</text:p>
      <text:p text:style-name="P4">
Description: Президент Володимир Зеленський прагне, аби в Україні було локалізовано виробництво військової техніки, яку українським силам оборони надають міжнародні партнери. — Укрінформ.</text:p>
      <text:p text:style-name="P4">
Images: ["<text:a xlink:type="simple" xlink:href="https://static.ukrinform.com/photos/2023_04/thumb_files/630_360_1682519947-245.jpg" text:style-name="Internet_20_link" text:visited-style-name="Visited_20_Internet_20_Link">
630_360_16825...</text:a>
"]</text:p>
      <text:p text:style-name="P4">
Tags: ['Італія', 'Військова техніка', 'Зеленський', 'Війна з росією', '#stoprussia', 'Відбудова']</text:p>
      <text:p text:style-name="P4">
Type: Article</text:p>
      <!--METADATA-->
      <text:p text:style-name="P4">
<draw:frame draw:style-name="fr1" draw:name="Image224" text:anchor-type="as-char" svg:width="6.9236in" svg:height="3.956343in" draw:z-index="0">
<draw:image xlink:href="../Images/yкринформ/2023-04-26T17-41-00-03-00/630_360_1682519947-245.jpg" xlink:type="simple" xlink:show="embed" xlink:actuate="onLoad" draw:mime-type="image/jpeg"/>
</draw:frame>
 ПрезидентВолодимир Зеленський прагне, аби в Україні було локалізовано виробництвовійськової техніки, яку українським силам оборони надають міжнародні партнери.</text:p>
      <text:p text:style-name="P4">
Про це він зазначив під час онлайн-виступу на Конференції з відновленняУкраїни, яка відбувається в Римі, повідомляє кореспондент Укрінформу.</text:p>
      <text:p text:style-name="P4">
“Наша оборонна промисловість набирає обертів навіть зараз, коли війна щетриває. Ми зацікавлені у локалізації в Україні виробництва такої військовоїтехніки, яку ми отримуємо від партнерів”, - сказав Глава держави.</text:p>
      <text:p text:style-name="P4">
Водночас <text:a xlink:type="simple" xlink:href="https://www.ukrinform.ua/tag-zelenskij" text:style-name="Internet_20_link" text:visited-style-name="Visited_20_Internet_20_Link">
 </text:a>
 нагадав, що Україна будуєнові виробництва власної зброї та боєприпасів та створює такі нові інструментизахисту, як флот морських дронів і широкий спектр безпілотників для фронту.</text:p>
      <text:p text:style-name="P4">
<text:span text:style-name="T4">
Читайте також:</text:span>
 <text:a xlink:type="simple" xlink:href="https://www.ukrinform.ua/rubric-vidbudova/3701072-zelenskij-kaze-so-proekt-vidbudovi-potriben-vze-cogoric-zaklikae-italijciv-dolucatisa.html" text:style-name="Internet_20_link" text:visited-style-name="Visited_20_Internet_20_Link">
 <text:span text:style-name="T4">
Зеленський</text:span>
 </text:a>
</text:p>
      <text:p text:style-name="P4">
Як повідомлялося, у Римі 26 квітня <text:a xlink:type="simple" xlink:href="https://www.ukrinform.ua/rubric-vidbudova/3700764-u-rimi-rozpocinaetsa-konferencia-z-vidbudovi-ukraini.html" text:style-name="Internet_20_link" text:visited-style-name="Visited_20_Internet_20_Link">
 </text:a>
 звідбудови України.</text:p>
      <text:p text:style-name="P4">
<text:span text:style-name="T5">
Фото: Денис Шмигаль, Телеграм</text:span>
</text:p>
      <text:p text:style-name="P4">
Source: <text:a xlink:type="simple" xlink:href="https://www.ukrinform.ua/rubric-ato/3701081-ukraina-zacikavlena-u-lokalizacii-virobnictva-tehniki-aku-otrimue-vid-partneriv-zelenskij.html" text:style-name="Internet_20_link" text:visited-style-name="Visited_20_Internet_20_Link">
https://www.ukrinform.ua/rubric-ato/3701081-ukraina-zacikavlena-u-lokalizacii-virobnictva-tehniki-aku-otrimue-vid-partneriv-zelenskij.html</text:a>
</text:p>
      <!--NEWS-->
      <text:h text:style-name="P10" text:outline-level="1">
<text:span text:style-name="T4">
Супряга не зіграє за «Динамо» цього сезону - форварду потрібна чергова операція</text:span>
</text:h>
      <text:p text:style-name="P4">
Authors: Ukrinform (Person)</text:p>
      <text:p text:style-name="P4">
Publisher: Укринформ (Organization)</text:p>
      <text:p text:style-name="P4">
Published Time: 2023-04-26T17:43:00+03:00</text:p>
      <text:p text:style-name="P4">
Modified Time: 2023-04-26T17:43:00+03:00</text:p>
      <text:p text:style-name="P4">
Description: Нападнику київського «Динамо» Владиславу Супрязі, ймовірно, знадобиться ще одне хірургічне втручання. — Укрінформ.</text:p>
      <text:p text:style-name="P4">
Images: ["<text:a xlink:type="simple" xlink:href="https://static.ukrinform.com/photos/2023_04/thumb_files/630_360_1682520140-824.jpg" text:style-name="Internet_20_link" text:visited-style-name="Visited_20_Internet_20_Link">
630_360_16825...</text:a>
"]</text:p>
      <text:p text:style-name="P4">
Tags: ['Динамо', 'Футбол']</text:p>
      <text:p text:style-name="P4">
Type: Article</text:p>
      <!--METADATA-->
      <text:p text:style-name="P4">
<draw:frame draw:style-name="fr1" draw:name="Image225" text:anchor-type="as-char" svg:width="6.9236in" svg:height="3.956343in" draw:z-index="0">
<draw:image xlink:href="../Images/yкринформ/2023-04-26T17-43-00-03-00/630_360_1682520140-824.jpg" xlink:type="simple" xlink:show="embed" xlink:actuate="onLoad" draw:mime-type="image/jpeg"/>
</draw:frame>
 Нападникукиївського «Динамо» Владиславу Супрязі, ймовірно, знадобиться ще однехірургічне втручання.</text:p>
      <text:p text:style-name="P4">
Про це інформує <text:a xlink:type="simple" xlink:href="https://t.me/zoryalondonsk/5375" text:style-name="Internet_20_link" text:visited-style-name="Visited_20_Internet_20_Link">
 </text:a>
 Ендрю Тодос в своємуTelegram-каналі, передає Укрінформ.</text:p>
      <text:p text:style-name="P4">
23-річний футболіст не зміг повністю відновитися після травми. Раніше вінпереніс операцію на спині.</text:p>
      <text:p text:style-name="P4">
<text:span text:style-name="T4">
Читайте також:</text:span>
 <text:a xlink:type="simple" xlink:href="https://www.ukrinform.ua/rubric-sports/3699404-lucesku-jde-na-likarnanij-dinamo-keruvatime-sovkovskij.html" text:style-name="Internet_20_link" text:visited-style-name="Visited_20_Internet_20_Link">
 <text:span text:style-name="T4">
Луческу</text:span>
 </text:a>
</text:p>
      <text:p text:style-name="P4">
Як стверджує джерело, в поточному сезоні Владислав вже не вийде на поле.Супряга не провів жодного матчу за столичний клуб в цій кампанії, хоча взимкубрав участь в контрольних іграх на тренувальних зборах.</text:p>
      <text:p text:style-name="P4">
Фото: ФК «Динамо» (Київ).</text:p>
      <text:p text:style-name="P4">
Source: <text:a xlink:type="simple" xlink:href="https://www.ukrinform.ua/rubric-sports/3701082-supraga-ne-zigrae-za-dinamo-cogo-sezonu-forvardu-potribna-cergova-operacia.html" text:style-name="Internet_20_link" text:visited-style-name="Visited_20_Internet_20_Link">
https://www.ukrinform.ua/rubric-sports/3701082-supraga-ne-zigrae-za-dinamo-cogo-sezonu-forvardu-potribna-cergova-operacia.html</text:a>
</text:p>
      <!--NEWS-->
      <text:h text:style-name="P10" text:outline-level="1">
<text:span text:style-name="T4">
рф використовує у боях проти України 369 тисяч військових - Military Media Center</text:span>
</text:h>
      <text:p text:style-name="P4">
Authors: Ukrinform (Person)</text:p>
      <text:p text:style-name="P4">
Publisher: Укринформ (Organization)</text:p>
      <text:p text:style-name="P4">
Published Time: 2023-04-26T17:52:00+03:00</text:p>
      <text:p text:style-name="P4">
Modified Time: 2023-04-26T17:52:00+03:00</text:p>
      <text:p text:style-name="P4">
Description: Окупаційні сили російської федерації проти України на сьогодні становлять 369 тисяч осіб особового складу та близько 5 900 одиниць важкого озброєння. — Укрінформ.</text:p>
      <text:p text:style-name="P4">
Images: ["<text:a xlink:type="simple" xlink:href="https://static.ukrinform.com/photos/2022_04/thumb_files/630_360_1649246846-717.jpg" text:style-name="Internet_20_link" text:visited-style-name="Visited_20_Internet_20_Link">
630_360_16492...</text:a>
", "<text:a xlink:type="simple" xlink:href="https://static.ukrinform.com/photos/2023_04/1682520422-889.jpg" text:style-name="Internet_20_link" text:visited-style-name="Visited_20_Internet_20_Link">
1682520422-88...</text:a>
"]</text:p>
      <text:p text:style-name="P4">
Tags: ['Російські військові', 'Військова техніка', 'Війна з росією']</text:p>
      <text:p text:style-name="P4">
Type: Article</text:p>
      <!--METADATA-->
      <text:p text:style-name="P4">
<draw:frame draw:style-name="fr1" draw:name="Image226" text:anchor-type="as-char" svg:width="6.9236in" svg:height="3.956343in" draw:z-index="0">
<draw:image xlink:href="../Images/yкринформ/2023-04-26T17-52-00-03-00/630_360_1649246846-717.jpg" xlink:type="simple" xlink:show="embed" xlink:actuate="onLoad" draw:mime-type="image/jpeg"/>
</draw:frame>
 Окупаційнісили російської федерації проти України на сьогодні становлять 369 тисяч осібособового складу та близько 5 900 одиниць важкого озброєння.</text:p>
      <text:p text:style-name="P4">
Як передає Укрінформ, про це в <text:a xlink:type="simple" xlink:href="https://t.me/militarymediacenter/1789" text:style-name="Internet_20_link" text:visited-style-name="Visited_20_Internet_20_Link">
 </text:a>
повідомляє Military Media Center.</text:p>
      <text:p text:style-name="P4">
<draw:frame draw:style-name="fr1" draw:name="Image227" text:anchor-type="as-char" svg:width="6.9236in" svg:height="7.923676in" draw:z-index="0">
<draw:image xlink:href="../Images/yкринформ/2023-04-26T17-52-00-03-00/1682520422-889.jpg" xlink:type="simple" xlink:show="embed" xlink:actuate="onLoad" draw:mime-type="image/jpeg"/>
</draw:frame>
</text:p>
      <text:p text:style-name="P4">
«За останніми даними, до бойових дій проти України росія кинула до 48 бригадта 122 полків, окупаційні сили налічують близько 315 формувань. Загалом протиукраїнських військ ворог використовує близько 369 000 осіб особового складу таблизько 5 900 одиниць важкого озброєння», - йдеться в повідомленні.</text:p>
      <text:p text:style-name="P4">
<text:span text:style-name="T4">
Читайте також:</text:span>
 <text:a xlink:type="simple" xlink:href="https://www.ukrinform.ua/rubric-ato/3699873-rosia-akumulue-raketi-dla-zrivu-nastupalnoi-operacii-ukraini-budanov.html" text:style-name="Internet_20_link" text:visited-style-name="Visited_20_Internet_20_Link">
 </text:a>
</text:p>
      <text:p text:style-name="P4">
Зазначається, що довгострокові плани кремля залишаються незмінними – силовимшляхом схилити керівництво України до переговорів. Для цього окупантинайближчим часом зосередять свої зусилля на веденні наступальних дій з метоювитіснення Сил оборони з важливих центрів Донецької області: першочерговоюметою ворога залишається Бахмут, а саме встановлення повного контролю над циммістом; також противник продовжуватиме спроби захопити інші міста регіону -Авдіївку та Мар’їнку.</text:p>
      <text:p text:style-name="P4">
Водночас проведення найближчим часом наступальних дій ворога з білоруськогонапрямку виглядає вкрай малоймовірним, зазначили в центрі.</text:p>
      <text:p text:style-name="P4">
Також наголошується, що ворог скеровує зусилля для виходу на адміністративнийкордон Донецької області, а також утримання під контролем тимчасово окупованихтериторій. Фіксується, що для цього російські війська підсилили своє сухопутнеугруповання на один полк.</text:p>
      <text:p text:style-name="P4">
<text:span text:style-name="T4">
Читайте також:</text:span>
 <text:a xlink:type="simple" xlink:href="https://www.ukrinform.ua/rubric-ato/3700702-ukraina-diatime-za-svoim-sekretnim-planom-akso-postacanna-zbroi-budut-potuznimi-danilov.html" text:style-name="Internet_20_link" text:visited-style-name="Visited_20_Internet_20_Link">
 </text:a>
</text:p>
      <text:p text:style-name="P4">
Як повідомляв Укрінформ, Сили оборони України з 24 лютого 2022 року по 26квітня 2023 року ліквідували близько 188 тисяч 410 російських загарбників, прицьому за минулу добу - ще 640 осіб. Також знищено: ворожих танків 3692 одиниці(+4), бойових броньованих машин ‒ 7162 (+11), артилерійських систем – 2877(+14), РСЗВ – 539 (+0), засобів ППО ‒ 292 (+1), <text:a xlink:type="simple" xlink:href="https://www.ukrinform.ua/tag-litak" text:style-name="Internet_20_link" text:visited-style-name="Visited_20_Internet_20_Link">
</text:a>
 – 308 (+0), гелікоптерів – 294 (+0),БПЛА оперативно-тактичного рівня – 2440 (+3), крилатих ракет ‒ 911 (+0),кораблів / катерів ‒ 18 (+0), автомобільної техніки та автоцистерн – 5792(+8), спеціальної техніки ‒ 352 (+7).</text:p>
      <text:p text:style-name="P4">
Source: <text:a xlink:type="simple" xlink:href="https://www.ukrinform.ua/rubric-ato/3701086-rf-vikoristovue-u-boah-proti-ukraini-369-tisac-vijskovih-military-media-center.html" text:style-name="Internet_20_link" text:visited-style-name="Visited_20_Internet_20_Link">
https://www.ukrinform.ua/rubric-ato/3701086-rf-vikoristovue-u-boah-proti-ukraini-369-tisac-vijskovih-military-media-center.html</text:a>
</text:p>
      <!--NEWS-->
      <text:h text:style-name="P10" text:outline-level="1">
<text:span text:style-name="T4">
Є точки перетину: в ОП розкрили деталі розмови Зеленського із Сі Цзіньпіном</text:span>
</text:h>
      <text:p text:style-name="P4">
Authors: Ukrinform (Person)</text:p>
      <text:p text:style-name="P4">
Publisher: Укринформ (Organization)</text:p>
      <text:p text:style-name="P4">
Published Time: 2023-04-26T17:54:00+03:00</text:p>
      <text:p text:style-name="P4">
Modified Time: 2023-04-26T17:54:00+03:00</text:p>
      <text:p text:style-name="P4">
Description: Президент Володимир Зеленський та голова Китайської Народної Республіки Сі Цзіньпін у ході телефонної розмови обмінялися думками та представили один одному свої плани з досягнення миру Україні. — Укрінформ.</text:p>
      <text:p text:style-name="P4">
Images: ["<text:a xlink:type="simple" xlink:href="https://static.ukrinform.com/photos/2021_06/thumb_files/630_360_1623145549-151.jpg" text:style-name="Internet_20_link" text:visited-style-name="Visited_20_Internet_20_Link">
630_360_16231...</text:a>
"]</text:p>
      <text:p text:style-name="P4">
Tags: ['Китай', 'Сі Цзіньпін', 'Зеленський', 'Війна з росією', 'Єдині новини']</text:p>
      <text:p text:style-name="P4">
Type: Article</text:p>
      <!--METADATA-->
      <text:p text:style-name="P4">
<draw:frame draw:style-name="fr1" draw:name="Image228" text:anchor-type="as-char" svg:width="6.9236in" svg:height="3.956343in" draw:z-index="0">
<draw:image xlink:href="../Images/yкринформ/2023-04-26T17-54-00-03-00/630_360_1623145549-151.jpg" xlink:type="simple" xlink:show="embed" xlink:actuate="onLoad" draw:mime-type="image/jpeg"/>
</draw:frame>
 ПрезидентВолодимир Зеленський та голова Китайської Народної Республіки Сі Цзіньпін уході телефонної розмови обмінялися думками та представили один одному своїплани з досягнення миру Україні.</text:p>
      <text:p text:style-name="P4">
Про це повідомив прессекретар глави Української держави Сергій Никифоров вефірі телемарафону “Єдині новини”, передає кореспондент Укрінформу.</text:p>
      <text:p text:style-name="P4">
“Це було відновлення прямого діалогу на найвищому рівні й це відбувся, яккажуть наші дипломати, обмін думками. Голова КНР вже особисто представивкитайський мирний план, який в публічному просторі є, <text:a xlink:type="simple" xlink:href="https://www.ukrinform.ua/tag-prezident" text:style-name="Internet_20_link" text:visited-style-name="Visited_20_Internet_20_Link">
</text:a>
 України розповів про нашу формулумиру, яка складається з 10 кроків і яка є для нас пріоритетною у досягненнімиру. Приємно, що, скажімо, є певні моменти, у яких уже є такі точки перетину,це що стосується, наприклад, нерозповсюдження ядерної зброї, що не можнацивільні ядерні об’єкти брати в заручники. І це ті точки перетину українськоїта китайської позиції, із яких можна починати і далі розвивати діалог”, -зазначив речник Президента.</text:p>
      <text:p text:style-name="P4">
<text:span text:style-name="T4">
Читайте також:</text:span>
 <text:a xlink:type="simple" xlink:href="https://www.ukrinform.ua/rubric-world/3699903-posolstvo-kitau-u-francii-vidalilo-zapis-zaavi-posla-lu-sae-pro-kolisni-radanski-respubliki.html" text:style-name="Internet_20_link" text:visited-style-name="Visited_20_Internet_20_Link">
 <text:span text:style-name="T4">
Китаю</text:span>
 </text:a>
</text:p>
      <text:p text:style-name="P4">
За його словами, від цієї розмови не очікували конкретних домовленостей,важливий сам її факт, що може стати першим кроком і поштовхом до відновленнята розвитку українсько-китайських взаємин.</text:p>
      <text:p text:style-name="P4">
Никифоров також зауважив, що Україну поінформували про призначення Китаємспецпредставника, який має прибути в Україну.</text:p>
      <text:p text:style-name="P4">
“Подивимося, із чим він приїде. Я так розумію, що він приїде, аби зрозумітинашу позицію більш детально. Хай там як, ми налаштовані на такий прямий діалогз Китаєм дуже позитивно”, - додав речник глави держави.</text:p>
      <text:p text:style-name="P4">
Никифоров нагадав, що Україна давно виявляла готовність говорити з Китаєм,однак на запитання, хто ініціював нинішню розмову, відповів: “Це бувобопільний інтерес”.</text:p>
      <text:p text:style-name="P4">
<text:span text:style-name="T4">
Читайте також:</text:span>
 <text:a xlink:type="simple" xlink:href="https://www.ukrinform.ua/rubric-world/3701089-u-bilomu-domi-vitaut-rozmovu-zelenskogo-j-si-ale-z-visnovkami-ne-pospisaut.html" text:style-name="Internet_20_link" text:visited-style-name="Visited_20_Internet_20_Link">
 </text:a>
</text:p>
      <text:p text:style-name="P4">
Як повідомлялося, Президент Володимир Зеленський 26 квітня провів першу відпочатку повномасштабного російського вторгнення телефонну розмову з головоюКНР Сі Цзіньпіном.</text:p>
      <text:p text:style-name="P4">
Source: <text:a xlink:type="simple" xlink:href="https://www.ukrinform.ua/rubric-polytics/3701093-e-tocki-peretinu-v-op-rozkrili-detali-rozmovi-zelenskogo-iz-si-czinpinom.html" text:style-name="Internet_20_link" text:visited-style-name="Visited_20_Internet_20_Link">
https://www.ukrinform.ua/rubric-polytics/3701093-e-tocki-peretinu-v-op-rozkrili-detali-rozmovi-zelenskogo-iz-si-czinpinom.html</text:a>
</text:p>
      <!--NEWS-->
      <text:h text:style-name="P10" text:outline-level="1">
<text:span text:style-name="T4">
За добу росіяни 356 разів обстріляли Таврійський напрямок – Сили оборони</text:span>
</text:h>
      <text:p text:style-name="P4">
Authors: Ukrinform (Person)</text:p>
      <text:p text:style-name="P4">
Publisher: Укринформ (Organization)</text:p>
      <text:p text:style-name="P4">
Published Time: 2023-04-26T17:55:00+03:00</text:p>
      <text:p text:style-name="P4">
Modified Time: 2023-04-26T17:55:00+03:00</text:p>
      <text:p text:style-name="P4">
Description: Війська рф близько 12.00 обстріляли передмістя Запоріжжя, постраждалих серед цивільного населення немає. Загалом за добу окупанти 356 разів обстріляли Таврійський напрямок. — Укрінформ.</text:p>
      <text:p text:style-name="P4">
Images: ["<text:a xlink:type="simple" xlink:href="https://static.ukrinform.com/photos/2022_07/thumb_files/630_360_1658910361-742.jpg" text:style-name="Internet_20_link" text:visited-style-name="Visited_20_Internet_20_Link">
630_360_16589...</text:a>
"]</text:p>
      <text:p text:style-name="P4">
Tags: ['Обстріл', 'ЗСУ', 'Війна з росією', 'Єдині новини']</text:p>
      <text:p text:style-name="P4">
Type: Article</text:p>
      <!--METADATA-->
      <text:p text:style-name="P4">
<draw:frame draw:style-name="fr1" draw:name="Image229" text:anchor-type="as-char" svg:width="6.9236in" svg:height="3.956343in" draw:z-index="0">
<draw:image xlink:href="../Images/yкринформ/2023-04-26T17-55-00-03-00/630_360_1658910361-742.jpg" xlink:type="simple" xlink:show="embed" xlink:actuate="onLoad" draw:mime-type="image/jpeg"/>
</draw:frame>
 Війська рфблизько 12.00 обстріляли передмістя Запоріжжя, постраждалих серед цивільногонаселення немає. Загалом за добу окупанти 356 разів обстріляли Таврійськийнапрямок.</text:p>
      <text:p text:style-name="P4">
Як передає Укрінформ, про це в ефірі телемарафону «Єдині новини» повідомивкерівник об'єднаного пресцентру Сил оборони Таврійського напрямку ОлексійДмитрашківський.</text:p>
      <text:p text:style-name="P4">
«В 11.28 армія терористів, московська орда, обстріляла передмістя Запоріжжя зсистем РСЗВ і ударили по одному з об’єктів, який ми не будемо називати. Але,за попередньою інформацією, постраждалих серед цивільного населення не було.Натомість ворог продовжує бойові дії в районі Мар'їнки та Карлівки, проводитьштурмові дії - за минулу добу їх було 26. Вночі ворог також намагавсяатакувати і було цих атак 8, 163 рази <text:a xlink:type="simple" xlink:href="https://www.ukrinform.ua/tag-obstril" text:style-name="Internet_20_link" text:visited-style-name="Visited_20_Internet_20_Link">
 </text:a>
 вночі, загальна кількість обстрілів по даному напрямку – 356», -повідомив Дмитрашківський.</text:p>
      <text:p text:style-name="P4">
Він також зазначив, що за минулу добу дещо знизилась активність ворога, якийостанніми днями не застосовував техніку. Однак напередодні в районі Мар'їнкиокупанти вперше за чотири доби її задіяли.</text:p>
      <text:p text:style-name="P4">
Дмитрашківський нагадав, що до району Авдіївки ворог завів танкову бригаду,однак наразі не використовує її, вдаючись лише до демонстрації військовоїприсутності.</text:p>
      <text:p text:style-name="P4">
<text:span text:style-name="T4">
Читайте також:</text:span>
 <text:a xlink:type="simple" xlink:href="https://www.ukrinform.ua/rubric-ato/3701066-oznak-pidgotovki-nastupu-rosian-pid-vugledarom-ne-sposterigaetsa-sili-oboroni.html" text:style-name="Internet_20_link" text:visited-style-name="Visited_20_Internet_20_Link">
 </text:a>
</text:p>
      <text:p text:style-name="P4">
За словами речника, на Донецькому напрямку ворог активно проводитьпереміщення, ротацію особового складу. При цьому штурмові підрозділі Z, якітам знаходяться, мають низький морально-психологічний стан.</text:p>
      <text:p text:style-name="P4">
«Маємо перехоплення телефонних дзвінків, де повідомляють і записують відео-контент. Виставляють бійці даного підрозділу про те, що їх ошукали, щопідписаний контракт не дотримується, грошей не виплачують. Дуже бентежитьлюдей, що медичну допомогу заборонено надавати під час поранення на полі бою,відповідно це викликає у них занепокоєння і вони звертаються до своїх друзів,колег, пропонуючи не підписувати даний контракт і не погоджуватись на дануспівпрацю», - розповів речник.</text:p>
      <text:p text:style-name="P4">
Як повідомляв Укрінформ, 24 квітня Дмитрашківський повідомив, що <text:a xlink:type="simple" xlink:href="https://www.ukrinform.ua/rubric-ato/3699857-rosiani-perekidaut-pid-avdiivku-tankovu-brigadu-sili-oboroni.html" text:style-name="Internet_20_link" text:visited-style-name="Visited_20_Internet_20_Link">
</text:a>
 , яку найближчим часом використовуватимутьдля наступу на позиції Сил оборони України.</text:p>
      <text:p text:style-name="P4">
Source: <text:a xlink:type="simple" xlink:href="https://www.ukrinform.ua/rubric-ato/3701087-za-dobu-rosiani-356-raziv-obstrilali-tavrijskij-napramok-sili-oboroni.html" text:style-name="Internet_20_link" text:visited-style-name="Visited_20_Internet_20_Link">
https://www.ukrinform.ua/rubric-ato/3701087-za-dobu-rosiani-356-raziv-obstrilali-tavrijskij-napramok-sili-oboroni.html</text:a>
</text:p>
      <!--NEWS-->
      <text:h text:style-name="P10" text:outline-level="1">
<text:span text:style-name="T4">
Шмигаль про конференцію у Римі: Є зацікавленість в реалізації проєктів відбудови</text:span>
</text:h>
      <text:p text:style-name="P4">
Authors: Ukrinform (Person)</text:p>
      <text:p text:style-name="P4">
Publisher: Укринформ (Organization)</text:p>
      <text:p text:style-name="P4">
Published Time: 2023-04-26T17:56:00+03:00</text:p>
      <text:p text:style-name="P4">
Modified Time: 2023-04-26T17:56:00+03:00</text:p>
      <text:p text:style-name="P4">
Description: Україна буде членом Європейського Союзу, і це один з аргументів того, чому італійському бізнесу варто інвестувати в Україну. — Укрінформ.</text:p>
      <text:p text:style-name="P4">
Images: ["<text:a xlink:type="simple" xlink:href="https://static.ukrinform.com/photos/2023_04/thumb_files/630_360_1682520138-689.jpg" text:style-name="Internet_20_link" text:visited-style-name="Visited_20_Internet_20_Link">
630_360_16825...</text:a>
", "<text:a xlink:type="simple" xlink:href="https://static.ukrinform.com/photos/2023_04/1682520138-340.jpg" text:style-name="Internet_20_link" text:visited-style-name="Visited_20_Internet_20_Link">
1682520138-34...</text:a>
", "<text:a xlink:type="simple" xlink:href="https://static.ukrinform.com/photos/2023_04/1682520138-361.jpg" text:style-name="Internet_20_link" text:visited-style-name="Visited_20_Internet_20_Link">
1682520138-36...</text:a>
", "<text:a xlink:type="simple" xlink:href="https://static.ukrinform.com/photos/2023_04/1682520139-362.jpg" text:style-name="Internet_20_link" text:visited-style-name="Visited_20_Internet_20_Link">
1682520139-36...</text:a>
", "<text:a xlink:type="simple" xlink:href="https://static.ukrinform.com/photos/2023_04/1682520105-787.jpg" text:style-name="Internet_20_link" text:visited-style-name="Visited_20_Internet_20_Link">
1682520105-78...</text:a>
"]</text:p>
      <text:p text:style-name="P4">
Tags: ['Італія', 'Шмигаль', 'Конференція', 'Відбудова']</text:p>
      <text:p text:style-name="P4">
Type: Article</text:p>
      <!--METADATA-->
      <text:p text:style-name="P4">
<draw:frame draw:style-name="fr1" draw:name="Image230" text:anchor-type="as-char" svg:width="6.9236in" svg:height="3.956343in" draw:z-index="0">
<draw:image xlink:href="../Images/yкринформ/2023-04-26T17-56-00-03-00/630_360_1682520138-689.jpg" xlink:type="simple" xlink:show="embed" xlink:actuate="onLoad" draw:mime-type="image/jpeg"/>
</draw:frame>
 Українабуде членом Європейського Союзу, і це один з аргументів того, чомуіталійському бізнесу варто інвестувати в Україну.</text:p>
      <text:p text:style-name="P4">
Про це Прем'єр-міністр Денис Шмигаль написав у <text:a xlink:type="simple" xlink:href="https://t.me/Denys_Smyhal/5099" text:style-name="Internet_20_link" text:visited-style-name="Visited_20_Internet_20_Link">
</text:a>
 після того, як у Римі взяв участь уКонференції з відновлення, передає Укрінформ.</text:p>
      <text:p text:style-name="P4">
<draw:frame draw:style-name="fr1" draw:name="Image231" text:anchor-type="as-char" svg:width="6.9236in" svg:height="4.602912in" draw:z-index="0">
<draw:image xlink:href="../Images/yкринформ/2023-04-26T17-56-00-03-00/1682520138-340.jpg" xlink:type="simple" xlink:show="embed" xlink:actuate="onLoad" draw:mime-type="image/jpeg"/>
</draw:frame>
</text:p>
      <text:p text:style-name="P4">
<text:span text:style-name="T4">
Читайте також:</text:span>
 <text:a xlink:type="simple" xlink:href="https://www.ukrinform.ua/rubric-vidbudova/3701043-ukraina-rozrahovue-na-aktivnu-ucast-italii-u-vidnovlenni-smigal.html" text:style-name="Internet_20_link" text:visited-style-name="Visited_20_Internet_20_Link">
 <text:span text:style-name="T4">
Шмигаль</text:span>
 </text:a>
</text:p>
      <text:p text:style-name="P4">
«Україна буде членом ЄС, і це один з аргументів, чому сьогодні італійськомубізнесу варто інвестувати в Україну. Наголосив на цьому під час конференції звідновлення у Римі. Виступи <text:a xlink:type="simple" xlink:href="https://www.ukrinform.ua/rubric-vidbudova/3701055-meloni-hoce-sob-italijci-zastosuvali-dosvid-svogo-ekonomicnogo-diva-1960h-rokiv-v-ukraini.html" text:style-name="Internet_20_link" text:visited-style-name="Visited_20_Internet_20_Link">
 </text:a>
 , <text:a xlink:type="simple" xlink:href="https://www.ukrinform.ua/rubric-vidbudova/3701072-zelenskij-kaze-so-proekt-vidbudovi-potriben-vze-cogoric-zaklikae-italijciv-dolucatisa.html" text:style-name="Internet_20_link" text:visited-style-name="Visited_20_Internet_20_Link">
</text:a>
 , а такожучасть у заході сотень італійських та українських компаній, бізнесів таасоціацій — сигнал, що ми маємо спільну зацікавленість в реалізації проєктіввідбудови», - зазначив глава уряду.</text:p>
      <text:p text:style-name="P4">
<draw:frame draw:style-name="fr1" draw:name="Image232" text:anchor-type="as-char" svg:width="6.9236in" svg:height="4.615733in" draw:z-index="0">
<draw:image xlink:href="../Images/yкринформ/2023-04-26T17-56-00-03-00/1682520138-361.jpg" xlink:type="simple" xlink:show="embed" xlink:actuate="onLoad" draw:mime-type="image/jpeg"/>
</draw:frame>
<draw:frame draw:style-name="fr1" draw:name="Image233" text:anchor-type="as-char" svg:width="6.9236in" svg:height="4.615733in" draw:z-index="0">
<draw:image xlink:href="../Images/yкринформ/2023-04-26T17-56-00-03-00/1682520139-362.jpg" xlink:type="simple" xlink:show="embed" xlink:actuate="onLoad" draw:mime-type="image/jpeg"/>
</draw:frame>
</text:p>
      <text:p text:style-name="P4">
<text:span text:style-name="T4">
Читайте також:</text:span>
 <text:a xlink:type="simple" xlink:href="https://www.ukrinform.ua/rubric-ato/3701032-italia-hoce-prijnati-konferenciu-z-vidnovlenna-ukraini-u-2025-roci-meloni.html" text:style-name="Internet_20_link" text:visited-style-name="Visited_20_Internet_20_Link">
 </text:a>
</text:p>
      <text:p text:style-name="P4">
Шмигаль запросив італійські компанії інвестувати в Україну та вже втілюватипроєкти відновлення. Адже ті, хто інвестує в Україну зараз, отримають найкращіможливості та перспективи під час реалізації Великого плану відновлення,підкреслив він.</text:p>
      <text:p text:style-name="P4">
<draw:frame draw:style-name="fr1" draw:name="Image234" text:anchor-type="as-char" svg:width="6.9236in" svg:height="4.615733in" draw:z-index="0">
<draw:image xlink:href="../Images/yкринформ/2023-04-26T17-56-00-03-00/1682520105-787.jpg" xlink:type="simple" xlink:show="embed" xlink:actuate="onLoad" draw:mime-type="image/jpeg"/>
</draw:frame>
</text:p>
      <text:p text:style-name="P4">
<text:span text:style-name="T4">
Читайте також:</text:span>
 <text:a xlink:type="simple" xlink:href="https://www.ukrinform.ua/rubric-economy/3701022-viznacena-svitovim-bankom-suma-zbitkiv-ukraini-vid-rozvazanoi-rosieu-vijni-podvoitsa-premer.html" text:style-name="Internet_20_link" text:visited-style-name="Visited_20_Internet_20_Link">
 </text:a>
</text:p>
      <text:p text:style-name="P4">
Як повідомляв Укрінформ, Прем'єр-міністр <text:a xlink:type="simple" xlink:href="https://www.ukrinform.ua/tag-smigal" text:style-name="Internet_20_link" text:visited-style-name="Visited_20_Internet_20_Link">
 </text:a>
 перебуває у Римі. Він взяв участь у двосторонній конференції з питаньвідновлення України, провів зустрічі Президентом та Прем'єр-міністром ІталіїДжорджо Мелоні. Плануються зустрічі з міністром оборони Італії, а також ізголовами палат італійського парламенту. Очікується також, що Папа РимськийФранциск прийме Шмигаля 27 квітня.</text:p>
      <text:p text:style-name="P4">
<text:span text:style-name="T5">
Фото: Денис Шмигаль, Телеграм</text:span>
</text:p>
      <text:p text:style-name="P4">
Source: <text:a xlink:type="simple" xlink:href="https://www.ukrinform.ua/rubric-vidbudova/3701094-smigal-pro-konferenciu-u-rimi-maemo-spilnu-zacikavlenist-v-realizacii-proektiv-vidbudovi.html" text:style-name="Internet_20_link" text:visited-style-name="Visited_20_Internet_20_Link">
https://www.ukrinform.ua/rubric-vidbudova/3701094-smigal-pro-konferenciu-u-rimi-maemo-spilnu-zacikavlenist-v-realizacii-proektiv-vidbudovi.html</text:a>
</text:p>
      <!--NEWS-->
      <text:h text:style-name="P10" text:outline-level="1">
<text:span text:style-name="T4">
У Білому домі вітають розмову Зеленського й Сі, але з висновками не поспішають</text:span>
</text:h>
      <text:p text:style-name="P4">
Authors: Ukrinform (Person)</text:p>
      <text:p text:style-name="P4">
Publisher: Укринформ (Organization)</text:p>
      <text:p text:style-name="P4">
Published Time: 2023-04-26T18:00:26+03:00</text:p>
      <text:p text:style-name="P4">
Modified Time: 2023-04-26T18:00:26+03:00</text:p>
      <text:p text:style-name="P4">
Description: У Білому домі привітали першу від початку повномасштабного вторгнення рф розмову Президента України Володимира Зеленського з лідером Китаю Сі Цзіньпіном, однак зауважили, що поки зарано говорити про будь-яке «значуще просування» до миру.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і Цзіньпін', 'США', 'Зеленський']</text:p>
      <text:p text:style-name="P4">
Type: Article</text:p>
      <!--METADATA-->
      <text:p text:style-name="P4">
<draw:frame draw:style-name="fr1" draw:name="Image235" text:anchor-type="as-char" svg:width="6.9236in" svg:height="3.956343in" draw:z-index="0">
<draw:image xlink:href="../Images/yкринформ/2023-04-26T18-00-26-03-00/630_360_1682353687-875.jpg" xlink:type="simple" xlink:show="embed" xlink:actuate="onLoad" draw:mime-type="image/jpeg"/>
</draw:frame>
 У Біломудомі привітали першу від початку повномасштабного вторгнення рф розмовуПрезидента України Володимира Зеленського з лідером Китаю Сі Цзіньпіном, однакзауважили, що поки зарано говорити про будь-яке «значуще просування» до миру.</text:p>
      <text:p text:style-name="P4">
Про це, як повідомляє <text:a xlink:type="simple" xlink:href="http://www.cnn.com/europe/live-news/russia-ukraine-war-news-04-26-23/h_d403a3ce4ff64e8be6646c651d8334ac" text:style-name="Internet_20_link" text:visited-style-name="Visited_20_Internet_20_Link">
 </text:a>
 , заявив у середукоординатор Ради нацбезпеки Білого дому Джон Кірбі, передає Укрінформ.</text:p>
      <text:p text:style-name="P4">
«Ми вітаємо новини про те, що між Президентом Сі і Президентом Зеленськимвідбулася телефонна розмова. Ми вважаємо, що це добре», - зауважив представникадміністрації Байдена.</text:p>
      <text:p text:style-name="P4">
Він зазначив, що Сполучені Штати займали послідовну позицію щодо важливостідля китайської сторони почути точкою зору України на незаконне йнеспровоковане вторгнення рф.</text:p>
      <text:p text:style-name="P4">
«Чи призведе це до якогось значущого мирного просування, плану чи пропозиції,я просто не думаю, що ми зараз це знаємо», - додав Кірбі.</text:p>
      <text:p text:style-name="P4">
У відповідь на запитання, чи може Китай допомогти в досягненні мирної угоди,представник адміністрації <text:a xlink:type="simple" xlink:href="https://www.ukrinform.ua/tag-ssa" text:style-name="Internet_20_link" text:visited-style-name="Visited_20_Internet_20_Link">
 </text:a>
 вкотренаголосив, що це має бути на умовах України. За його словами, угода не буде«стійкою або надійною, якщо українці та президент Зеленський особисто небудуть вкладатися в неї та підтримувати її».</text:p>
      <text:p text:style-name="P4">
Також Кірбі зауважив, що США зі, свого боку, не знали наперед про підготовкутелефонної розмови між Сі й Зеленським.</text:p>
      <text:p text:style-name="P4">
<text:span text:style-name="T4">
Читайте також:</text:span>
 <text:a xlink:type="simple" xlink:href="https://www.ukrinform.ua/rubric-world/3701084-kitaj-napravit-do-kieva-specpredstavnika-dla-vreguluvanna-krizi-v-ukraini.html" text:style-name="Internet_20_link" text:visited-style-name="Visited_20_Internet_20_Link">
 </text:a>
</text:p>
      <text:p text:style-name="P4">
Як повідомляв Укрінформ, 26 квітня відбулася телефонна <text:a xlink:type="simple" xlink:href="https://www.ukrinform.ua/rubric-polytics/3700965-zelenskij-pogovoriv-z-si-czinpinom.html" text:style-name="Internet_20_link" text:visited-style-name="Visited_20_Internet_20_Link">
</text:a>
 . Після цього Президент України призначив ексміністра з питаньстратегічних галузей промисловості Павла Рябікіна послом України в КитайськійНародній Республіці.</text:p>
      <text:p text:style-name="P4">
Source: <text:a xlink:type="simple" xlink:href="https://www.ukrinform.ua/rubric-world/3701089-u-bilomu-domi-vitaut-rozmovu-zelenskogo-j-si-ale-z-visnovkami-ne-pospisaut.html" text:style-name="Internet_20_link" text:visited-style-name="Visited_20_Internet_20_Link">
https://www.ukrinform.ua/rubric-world/3701089-u-bilomu-domi-vitaut-rozmovu-zelenskogo-j-si-ale-z-visnovkami-ne-pospisaut.html</text:a>
</text:p>
      <!--NEWS-->
      <text:h text:style-name="P10" text:outline-level="1">
<text:span text:style-name="T4">
В Україні запускають проєкт «Інформація без бар'єрів» - що він передбачає</text:span>
</text:h>
      <text:p text:style-name="P4">
Authors: Ukrinform (Person)</text:p>
      <text:p text:style-name="P4">
Publisher: Укринформ (Organization)</text:p>
      <text:p text:style-name="P4">
Published Time: 2023-04-26T18:03:00+03:00</text:p>
      <text:p text:style-name="P4">
Modified Time: 2023-04-26T18:03:00+03:00</text:p>
      <text:p text:style-name="P4">
Description: Проєкт «Інформація без бар'єрів» має на меті забезпечити доступ до суспільно значущої інформації для всіх суспільних груп.. — Укрінформ.</text:p>
      <text:p text:style-name="P4">
Images: ["<text:a xlink:type="simple" xlink:href="https://static.ukrinform.com/photos/2023_04/thumb_files/630_360_1682521049-571.jpg" text:style-name="Internet_20_link" text:visited-style-name="Visited_20_Internet_20_Link">
630_360_16825...</text:a>
"]</text:p>
      <text:p text:style-name="P4">
Tags: ['Уряд', 'МКІП ', 'Безбар’єрність']</text:p>
      <text:p text:style-name="P4">
Type: Article</text:p>
      <!--METADATA-->
      <text:p text:style-name="P4">
<draw:frame draw:style-name="fr1" draw:name="Image236" text:anchor-type="as-char" svg:width="6.9236in" svg:height="3.956343in" draw:z-index="0">
<draw:image xlink:href="../Images/yкринформ/2023-04-26T18-03-00-03-00/630_360_1682521049-571.jpg" xlink:type="simple" xlink:show="embed" xlink:actuate="onLoad" draw:mime-type="image/jpeg"/>
</draw:frame>
 Проєкт«Інформація без бар'єрів» має на меті забезпечити доступ до суспільно значущоїінформації для всіх суспільних груп..</text:p>
      <text:p text:style-name="P4">
Про це повідомляє <text:a xlink:type="simple" xlink:href="https://mkip.gov.ua/news/9040.html" text:style-name="Internet_20_link" text:visited-style-name="Visited_20_Internet_20_Link">
 </text:a>
 Міністерствакультури та інформаційної політики, передає Укрінформ.</text:p>
      <text:p text:style-name="P4">
«Створення нових стандартів подачі інформації дуже важливо саме зараз.Спрощення мови влади та медіа, її доступність для всіх, без виключень, дастьможливість не лише краще розуміти дії влади, а й щодня полегшувати власнежиття», – зауважує очільник МКІП Олександр Ткаченко.</text:p>
      <text:p text:style-name="P4">
Зазначається, що проєкт створено для людей з порушенням зору та слуху, людей зкогнітивними порушеннями, з посттравматичним стресовим розладом, людейстаршого віку, дітей, осіб, які отримали лише мінімальну освіту, іноземців.</text:p>
      <text:p text:style-name="P4">
Проєкт розроблено згідно з планом заходів з реалізації Національної стратегіїзі створення безбар’єрного простору в Україні на період до 2030 року, який <text:a xlink:type="simple" xlink:href="https://www.ukrinform.ua/rubric-polytics/3700617-urad-uhvaliv-plan-vprovadzenna-bezbarernih-risen-na-2023-2024-roki.html" text:style-name="Internet_20_link" text:visited-style-name="Visited_20_Internet_20_Link">
</text:a>
 . Його мета - наблизитиУкраїну до європейських стандартів безбар’єрності.</text:p>
      <text:p text:style-name="P4">
<text:span text:style-name="T4">
Читайте також:</text:span>
 <text:a xlink:type="simple" xlink:href="https://www.ukrinform.ua/rubric-society/3688756-ludi-z-invalidnistu-maut-otrimati-vsi-mozlivosti-povernutisa-do-roboti-zelenska.html" text:style-name="Internet_20_link" text:visited-style-name="Visited_20_Internet_20_Link">
 </text:a>
</text:p>
      <text:p text:style-name="P4">
Також у міністерстві нагадують, що для контролю за реалізацією Плану заходівбуде запроваджено електронний моніторинговий інструмент, що фіксуватимепрогрес у виконанні запланованих заходів окремо по кожному напрямку, доступнийдля державних органів та громадськості. Архітектура змін зі створеннябезбар’єрного простору розробляється урядовою командою за підтримки першоїледі Олени Зеленської.</text:p>
      <text:p text:style-name="P4">
Як повідомлялося, уперше <text:a xlink:type="simple" xlink:href="https://mkip.gov.ua/news/8607.html" text:style-name="Internet_20_link" text:visited-style-name="Visited_20_Internet_20_Link">
 </text:a>
 «Інформаціябез бар'єрів» МКІП презентувало 16 лютого 2023 року на Раді безбар'єрності заучасті 20 міністерств. Згідно з ним, заплановано два блоки заходів. Першийпередбачає спрощення мови, якою висловлюються посадовці. Другий блок включаєзабезпечення медіапослугами осіб з різними вадами здоров'я.</text:p>
      <text:p text:style-name="P4">
<text:span text:style-name="T5">
Фото МКІП</text:span>
</text:p>
      <text:p text:style-name="P4">
Source: <text:a xlink:type="simple" xlink:href="https://www.ukrinform.ua/rubric-society/3701090-v-ukraini-zapuskaut-proekt-informacia-bez-bareriv-so-vin-peredbacae.html" text:style-name="Internet_20_link" text:visited-style-name="Visited_20_Internet_20_Link">
https://www.ukrinform.ua/rubric-society/3701090-v-ukraini-zapuskaut-proekt-informacia-bez-bareriv-so-vin-peredbacae.html</text:a>
</text:p>
      <!--NEWS-->
      <text:h text:style-name="P10" text:outline-level="1">
<text:span text:style-name="T4">
У Британії заблокували угоду Microsoft із розробником відеоігор на майже $70 мільярдів</text:span>
</text:h>
      <text:p text:style-name="P4">
Authors: Ukrinform (Person)</text:p>
      <text:p text:style-name="P4">
Publisher: Укринформ (Organization)</text:p>
      <text:p text:style-name="P4">
Published Time: 2023-04-26T18:03:47+03:00</text:p>
      <text:p text:style-name="P4">
Modified Time: 2023-04-26T18:03:47+03:00</text:p>
      <text:p text:style-name="P4">
Description: Управління з питань конкуренції та ринків Великої Британії (CMA) заблокувало угоду американської компанії Microsoft про покупку розробника відеоігор Activision Blizzard на 68,7 мільярда доларів. — Укрінформ.</text:p>
      <text:p text:style-name="P4">
Images: ["<text:a xlink:type="simple" xlink:href="https://static.ukrinform.com/photos/2017_06/thumb_files/630_360_1498715441-6043.jpg" text:style-name="Internet_20_link" text:visited-style-name="Visited_20_Internet_20_Link">
630_360_14987...</text:a>
"]</text:p>
      <text:p text:style-name="P4">
Tags: ['Британія', 'Microsoft', 'Технології']</text:p>
      <text:p text:style-name="P4">
Type: Article</text:p>
      <!--METADATA-->
      <text:p text:style-name="P4">
<draw:frame draw:style-name="fr1" draw:name="Image237" text:anchor-type="as-char" svg:width="6.9236in" svg:height="3.956343in" draw:z-index="0">
<draw:image xlink:href="../Images/yкринформ/2023-04-26T18-03-47-03-00/630_360_1498715441-6043.jpg" xlink:type="simple" xlink:show="embed" xlink:actuate="onLoad" draw:mime-type="image/jpeg"/>
</draw:frame>
Управління з питань конкуренції та ринків Великої Британії (CMA) заблокувалоугоду американської компанії Microsoft про покупку розробника відеоігорActivision Blizzard на 68,7 мільярда доларів.</text:p>
      <text:p text:style-name="P4">
Як передає Укрінформ, про це повідомляє <text:a xlink:type="simple" xlink:href="http://www.bbc.com/news/entertainment-arts-65378617" text:style-name="Internet_20_link" text:visited-style-name="Visited_20_Internet_20_Link">
</text:a>
 .</text:p>
      <text:p text:style-name="P4">
Зазначається, що CMA висловило стурбованість, що ця угода «запропонує меншеінновацій і менше вибору для геймерів у бізнесі хмарних ігор, що стрімкорозвивається».</text:p>
      <text:p text:style-name="P4">
Microsoft і Activision не погодилися з цим рішенням і заявили, що подадутьапеляцію.</text:p>
      <text:p text:style-name="P4">
«Звіт CMA суперечить амбіціям <text:a xlink:type="simple" xlink:href="https://www.ukrinform.ua/tag-britania" text:style-name="Internet_20_link" text:visited-style-name="Visited_20_Internet_20_Link">
 </text:a>
 статипривабливою країною для створення технологічного бізнесу. Ми активноспівпрацюватимемо з Microsoft, щоб скасувати це рішення під час оскарження», —сказав представник Activision.</text:p>
      <text:p text:style-name="P4">
Для погодження угоди вона має бути схвалена регуляторними органами ВеликоїБританії, США та Європейського Союзу.</text:p>
      <text:p text:style-name="P4">
CMA є першим із трьох регуляторів, які ухвалили рішення, яке потенційно можезірвати все поглинання Activision Blizzard компанією Microsoft. Вартість угодистановить 68,7 мільярда доларів США.</text:p>
      <text:p text:style-name="P4">
<text:span text:style-name="T4">
Читайте також:</text:span>
 <text:a xlink:type="simple" xlink:href="https://www.ukrinform.ua/rubric-technology/3693879-microsoft-pripinila-garantijne-obslugovuvanna-pristavok-xbox-u-rosii.html" text:style-name="Internet_20_link" text:visited-style-name="Visited_20_Internet_20_Link">
 <text:span text:style-name="T4">
Microsoft</text:span>
 </text:a>
</text:p>
      <text:p text:style-name="P4">
Як повідомляв Укрінформ, технологія, що лежить в основі системи штучногоінтелекту ChatGPT, буде додана до робочого програмного забезпечення Microsoft365.</text:p>
      <text:p text:style-name="P4">
Source: <text:a xlink:type="simple" xlink:href="https://www.ukrinform.ua/rubric-technology/3701091-u-britanii-zablokuvali-ugodu-microsoft-iz-rozrobnikom-videoigor-na-majze-70-milardiv.html" text:style-name="Internet_20_link" text:visited-style-name="Visited_20_Internet_20_Link">
https://www.ukrinform.ua/rubric-technology/3701091-u-britanii-zablokuvali-ugodu-microsoft-iz-rozrobnikom-videoigor-na-majze-70-milardiv.html</text:a>
</text:p>
      <!--NEWS-->
      <text:h text:style-name="P10" text:outline-level="1">
<text:span text:style-name="T4">
Футболісти Німеччини проведуть особливий матч проти збірної України - наставник Бундестіму</text:span>
</text:h>
      <text:p text:style-name="P4">
Authors: Ukrinform (Person)</text:p>
      <text:p text:style-name="P4">
Publisher: Укринформ (Organization)</text:p>
      <text:p text:style-name="P4">
Published Time: 2023-04-26T18:08:37+03:00</text:p>
      <text:p text:style-name="P4">
Modified Time: 2023-04-26T18:08:37+03:00</text:p>
      <text:p text:style-name="P4">
Description: Головний тренер збірної Німеччини з футболу Ганс-Дітер Флік прокоментував план підготовки своєї команди до червневих контрольних матчів, в одному з яких німці прийматимуть збірну України. — Укрінформ.</text:p>
      <text:p text:style-name="P4">
Images: ["<text:a xlink:type="simple" xlink:href="https://static.ukrinform.com/photos/2023_04/thumb_files/630_360_1682521633-851.jpg" text:style-name="Internet_20_link" text:visited-style-name="Visited_20_Internet_20_Link">
630_360_16825...</text:a>
"]</text:p>
      <text:p text:style-name="P4">
Tags: ['Футбол', 'Збірна України']</text:p>
      <text:p text:style-name="P4">
Type: Article</text:p>
      <!--METADATA-->
      <text:p text:style-name="P4">
<draw:frame draw:style-name="fr1" draw:name="Image238" text:anchor-type="as-char" svg:width="6.9236in" svg:height="3.956343in" draw:z-index="0">
<draw:image xlink:href="../Images/yкринформ/2023-04-26T18-08-37-03-00/630_360_1682521633-851.jpg" xlink:type="simple" xlink:show="embed" xlink:actuate="onLoad" draw:mime-type="image/jpeg"/>
</draw:frame>
 Головнийтренер збірної Німеччини з футболу Ганс-Дітер Флік прокоментував планпідготовки своєї команди до червневих контрольних матчів, в одному з якихнімці прийматимуть збірну України.</text:p>
      <text:p text:style-name="P4">
Як повідомляв Укрінформ, 12 червня національна збірна України проведетовариський поєдинок зі збірною Німеччини. Він стане для німецької команди1000-м в історії й буде благодійним. Зустріч відбудеться у Бремені на«Везерштадіоні».</text:p>
      <text:p text:style-name="P4">
Своїми думками щодо цього матчу й загалом червневого збору із <text:a xlink:type="simple" xlink:href="https://www.dfb.de/news/detail/dfb-team-trifft-im-juni-auf-die-ukraine-polen-und-kolumbien-250790/" text:style-name="Internet_20_link" text:visited-style-name="Visited_20_Internet_20_Link">
</text:a>
 Німецького футбольного союзу (DFB) поділивсянаставник Бундестіму Ганс-Дітер Флік.</text:p>
      <text:p text:style-name="P4">
«Ми проведемо цей особливий матч проти України, а потім у спарингах на насчекатимуть ще два сильні суперники - Польща та Колумбія. У цих товариськихпоєдинках ми хочемо розвинути те, що команда продемонструвала в другому тайміконтрольного матчу з Бельгією (2:3)», - сказав Флік.</text:p>
      <text:p text:style-name="P4">
<text:span text:style-name="T4">
Читайте також:</text:span>
 <text:a xlink:type="simple" xlink:href="https://www.ukrinform.ua/rubric-sports/3700073-futbolna-zbirna-ukraini-otrimae-novogo-nastavnika-do-cervna-pavelko.html" text:style-name="Internet_20_link" text:visited-style-name="Visited_20_Internet_20_Link">
 <text:span text:style-name="T4">
Павелко</text:span>
 </text:a>
</text:p>
      <text:p text:style-name="P4">
Нагадаємо, що прибуток, отриманий від благодійної гри Німеччина - Україна,піде до фундації DFB, яка продовжує допомагати людям, що постраждали відросійської воєнної агресії. Конкретні проєкти та ініціативи допомоги будевідібрано спільно з Українською асоціацією футболу ( <text:a xlink:type="simple" xlink:href="https://uaf.ua/article/48110" text:style-name="Internet_20_link" text:visited-style-name="Visited_20_Internet_20_Link">
</text:a>
 ).</text:p>
      <text:p text:style-name="P4">
Фото dfb.de.</text:p>
      <text:p text:style-name="P4">
Source: <text:a xlink:type="simple" xlink:href="https://www.ukrinform.ua/rubric-sports/3701096-futbolisti-nimeccini-provedut-osoblivij-matc-proti-zbirnoi-ukraini-nastavnik-bundestimu.html" text:style-name="Internet_20_link" text:visited-style-name="Visited_20_Internet_20_Link">
https://www.ukrinform.ua/rubric-sports/3701096-futbolisti-nimeccini-provedut-osoblivij-matc-proti-zbirnoi-ukraini-nastavnik-bundestimu.html</text:a>
</text:p>
      <!--NEWS-->
      <text:h text:style-name="P10" text:outline-level="1">
<text:span text:style-name="T4">
У ДТП на Київщині постраждали четверо дітей</text:span>
</text:h>
      <text:p text:style-name="P4">
Authors: Ukrinform (Person)</text:p>
      <text:p text:style-name="P4">
Publisher: Укринформ (Organization)</text:p>
      <text:p text:style-name="P4">
Published Time: 2023-04-26T18:13:00+03:00</text:p>
      <text:p text:style-name="P4">
Modified Time: 2023-04-26T18:13:00+03:00</text:p>
      <text:p text:style-name="P4">
Description: В Обухівському районі Київської області у ДТП постраждали четверо дітей. — Укрінформ.</text:p>
      <text:p text:style-name="P4">
Images: ["<text:a xlink:type="simple" xlink:href="https://static.ukrinform.com/photos/2023_04/thumb_files/630_360_1682521850-142.jpg" text:style-name="Internet_20_link" text:visited-style-name="Visited_20_Internet_20_Link">
630_360_16825...</text:a>
", "<text:a xlink:type="simple" xlink:href="https://static.ukrinform.com/photos/2023_04/1682521850-805.jpg" text:style-name="Internet_20_link" text:visited-style-name="Visited_20_Internet_20_Link">
1682521850-80...</text:a>
"]</text:p>
      <text:p text:style-name="P4">
Tags: ['Діти', 'ДТП', 'Київщина']</text:p>
      <text:p text:style-name="P4">
Type: Article</text:p>
      <!--METADATA-->
      <text:p text:style-name="P4">
<draw:frame draw:style-name="fr1" draw:name="Image239" text:anchor-type="as-char" svg:width="6.9236in" svg:height="3.956343in" draw:z-index="0">
<draw:image xlink:href="../Images/yкринформ/2023-04-26T18-13-00-03-00/630_360_1682521850-142.jpg" xlink:type="simple" xlink:show="embed" xlink:actuate="onLoad" draw:mime-type="image/jpeg"/>
</draw:frame>
 ВОбухівському районі Київської області у ДТП постраждали четверо дітей.</text:p>
      <text:p text:style-name="P4">
Про це у <text:a xlink:type="simple" xlink:href="https://t.me/policekyivregion/4400" text:style-name="Internet_20_link" text:visited-style-name="Visited_20_Internet_20_Link">
 </text:a>
 поінформувала пресслужбаполіції столичного регіону, передає Укрінформ.</text:p>
      <text:p text:style-name="P4">
<draw:frame draw:style-name="fr1" draw:name="Image240" text:anchor-type="as-char" svg:width="6.9236in" svg:height="5.1927in" draw:z-index="0">
<draw:image xlink:href="../Images/yкринформ/2023-04-26T18-13-00-03-00/1682521850-805.jpg" xlink:type="simple" xlink:show="embed" xlink:actuate="onLoad" draw:mime-type="image/jpeg"/>
</draw:frame>
</text:p>
      <text:p text:style-name="P4">
«Аварія сталася 25 квітня поблизу села Ходосівка за участі легковика Ford таавтомобіля Audi. Потерпілих госпіталізували до лікарні - 13-річну, 7-річну та8-місячну дівчат та 10-річного хлопчика, які перебували у транспортному засобіFord». Деталі згодом», - заявили у поліції.</text:p>
      <text:p text:style-name="P4">
У відомстві закликали всіх учасників дорожнього руху неухильно дотримуватисяПДР.</text:p>
      <text:p text:style-name="P4">
<text:span text:style-name="T4">
Читайте також:</text:span>
 <text:a xlink:type="simple" xlink:href="https://www.ukrinform.ua/rubric-regions/3697778-na-kiivsini-stalasa-potrijna-dtp-iz-vantazivkami-dvoe-zagiblih.html" text:style-name="Internet_20_link" text:visited-style-name="Visited_20_Internet_20_Link">
 <text:span text:style-name="T4">
ДТП</text:span>
 </text:a>
</text:p>
      <text:p text:style-name="P4">
Як повідомлялося, 24 квітня у селі Зазим’я сталася <text:a xlink:type="simple" xlink:href="https://www.ukrinform.ua/tag-dtp" text:style-name="Internet_20_link" text:visited-style-name="Visited_20_Internet_20_Link">
</text:a>
 за участю 5 автівок, і унаслідок цьогобуло госпіталізовано чотирьох людей, у тому числі двох дітей.</text:p>
      <text:p text:style-name="P4">
Source: <text:a xlink:type="simple" xlink:href="https://www.ukrinform.ua/rubric-regions/3701099-u-dtp-na-kiivsini-postrazdali-cetvero-ditej.html" text:style-name="Internet_20_link" text:visited-style-name="Visited_20_Internet_20_Link">
https://www.ukrinform.ua/rubric-regions/3701099-u-dtp-na-kiivsini-postrazdali-cetvero-ditej.html</text:a>
</text:p>
      <!--NEWS-->
      <text:h text:style-name="P10" text:outline-level="1">
<text:span text:style-name="T4">
Під Херсоном поранили італійського журналіста з La Repubblica</text:span>
</text:h>
      <text:p text:style-name="P4">
Authors: Ukrinform (Person)</text:p>
      <text:p text:style-name="P4">
Publisher: Укринформ (Organization)</text:p>
      <text:p text:style-name="P4">
Published Time: 2023-04-26T18:14:00+03:00</text:p>
      <text:p text:style-name="P4">
Modified Time: 2023-04-26T18:14:00+03:00</text:p>
      <text:p text:style-name="P4">
Description: Кореспондент італійського видання La Repubblica Коррадо Дзуніно зазнав поранень у середу на в'їзді в Херсон внаслідок обстрілу автомобіля, в якому він їхав зі своїм помічником. — Укрінформ.</text:p>
      <text:p text:style-name="P4">
Images: ["<text:a xlink:type="simple" xlink:href="https://static.ukrinform.com/photos/2017_12/thumb_files/630_360_1514460496-4282.jpg" text:style-name="Internet_20_link" text:visited-style-name="Visited_20_Internet_20_Link">
630_360_15144...</text:a>
"]</text:p>
      <text:p text:style-name="P4">
Tags: ['Херсон', 'Італія', 'Поранені', 'Журналіст', 'Війна з росією']</text:p>
      <text:p text:style-name="P4">
Type: Article</text:p>
      <!--METADATA-->
      <text:p text:style-name="P4">
<draw:frame draw:style-name="fr1" draw:name="Image241" text:anchor-type="as-char" svg:width="6.9236in" svg:height="3.956343in" draw:z-index="0">
<draw:image xlink:href="../Images/yкринформ/2023-04-26T18-14-00-03-00/630_360_1514460496-4282.jpg" xlink:type="simple" xlink:show="embed" xlink:actuate="onLoad" draw:mime-type="image/jpeg"/>
</draw:frame>
Кореспондент італійського видання La Repubblica Коррадо Дзуніно зазнавпоранень у середу на в'їзді в Херсон внаслідок обстрілу автомобіля, в якомувін їхав зі своїм помічником.</text:p>
      <text:p text:style-name="P4">
Як передає Укрінформ, про це повідомляє <text:a xlink:type="simple" xlink:href="https://www.repubblica.it/esteri/2023/04/26/news/corrado_zunino_repubblica_ferito_inviato_ucraina_kherson-397705406/" text:style-name="Internet_20_link" text:visited-style-name="Visited_20_Internet_20_Link">
</text:a>
 .</text:p>
      <text:p text:style-name="P4">
"Наш кореспондент Коррадо Дзуніно зазнав поранень сьогодні біля в’їзду до <text:a xlink:type="simple" xlink:href="https://www.ukrinform.ua/tag-herson" text:style-name="Internet_20_link" text:visited-style-name="Visited_20_Internet_20_Link">
</text:a>
 унаслідок обстрілу автомобіля, в якомувін їхав зі своїм помічником", - пише видання.</text:p>
      <text:p text:style-name="P4">
Коррадо надали допомогу та госпіталізували до Херсонської міської лікарні зпораненням плеча. Наразі про долю його помічника нічого невідомо.</text:p>
      <text:p text:style-name="P4">
Очільник МЗС Італії Антоніо Таяні повідомив, що кореспондент дістав пораненняпід час атаки безпілотника.</text:p>
      <text:p text:style-name="P4">
<text:span text:style-name="T4">
Читайте також:</text:span>
 <text:a xlink:type="simple" xlink:href="https://www.ukrinform.ua/rubric-society/3682161-za-rik-vijni-najbilse-zurnalistiv-rosiani-vbili-u-berezni-2022go-nszu.html" text:style-name="Internet_20_link" text:visited-style-name="Visited_20_Internet_20_Link">
 <text:span text:style-name="T4">
рік</text:span>
 <text:span text:style-name="T4">
війни</text:span>
 <text:span text:style-name="T4">
найбільше</text:span>
 <text:span text:style-name="T4">
журналістів</text:span>
<text:span text:style-name="T4">
росіяни</text:span>
 <text:span text:style-name="T4">
вбили</text:span>
 <text:span text:style-name="T4">
березні</text:span>
 <text:span text:style-name="T4">
2022</text:span>
 <text:span text:style-name="T4">
НСЖУ</text:span>
</text:a>
</text:p>
      <text:p text:style-name="P4">
"Журналіст Коррадо Дзуніно з La Repubblica отримав поранення в плече під часатаки безпілотника в Херсоні. Він почувається добре та перебуває під наглядомнашого посольства у Києві. Я перебуваю в контакті з міністром Кулебою, якийзапевнив у повній підтримці з боку української влади", – написав Таяні.</text:p>
      <text:p text:style-name="P4">
Як повідомляв Укрінформ, росіяни сьогодні, 26 квітня, знову обстрілялиХерсонщину. Серед поранених <text:a xlink:type="simple" xlink:href="https://www.ukrinform.ua/rubric-ato/3701037-rosiani-znovu-obstrilala-hersonsinu-sered-postrazdalih-inozemnij-zurnalist.html" text:style-name="Internet_20_link" text:visited-style-name="Visited_20_Internet_20_Link">
 </text:a>
 .</text:p>
      <text:p text:style-name="P4">
Source: <text:a xlink:type="simple" xlink:href="https://www.ukrinform.ua/rubric-ato/3701100-nepodalik-hersona-zaznav-poranen-italijskij-zurnalist-la-repubblica.html" text:style-name="Internet_20_link" text:visited-style-name="Visited_20_Internet_20_Link">
https://www.ukrinform.ua/rubric-ato/3701100-nepodalik-hersona-zaznav-poranen-italijskij-zurnalist-la-repubblica.html</text:a>
</text:p>
      <!--NEWS-->
      <text:h text:style-name="P10" text:outline-level="1">
<text:span text:style-name="T4">
Окупанти заарештували на 12 діб кримського правозахисника Джеппарова</text:span>
</text:h>
      <text:p text:style-name="P4">
Authors: Ukrinform (Person)</text:p>
      <text:p text:style-name="P4">
Publisher: Укринформ (Organization)</text:p>
      <text:p text:style-name="P4">
Published Time: 2023-04-26T18:19:56+03:00</text:p>
      <text:p text:style-name="P4">
Modified Time: 2023-04-26T18:19:56+03:00</text:p>
      <text:p text:style-name="P4">
Description: Білогорський районний «суд» заарештував на 12 діб кримського правозахисника Абдурешита Джеппарова «за непокору поліції». — Укрінформ.</text:p>
      <text:p text:style-name="P4">
Images: ["<text:a xlink:type="simple" xlink:href="https://static.ukrinform.com/photos/2023_04/thumb_files/630_360_1682522283-692.jpg" text:style-name="Internet_20_link" text:visited-style-name="Visited_20_Internet_20_Link">
630_360_16825...</text:a>
"]</text:p>
      <text:p text:style-name="P4">
Tags: ['Арешт', 'Крим', 'Кримські татари', 'Правозахисники']</text:p>
      <text:p text:style-name="P4">
Type: Article</text:p>
      <!--METADATA-->
      <text:p text:style-name="P4">
<draw:frame draw:style-name="fr1" draw:name="Image242" text:anchor-type="as-char" svg:width="6.9236in" svg:height="3.956343in" draw:z-index="0">
<draw:image xlink:href="../Images/yкринформ/2023-04-26T18-19-56-03-00/630_360_1682522283-692.jpg" xlink:type="simple" xlink:show="embed" xlink:actuate="onLoad" draw:mime-type="image/jpeg"/>
</draw:frame>
Білогорський районний «суд» заарештував на 12 діб кримського правозахисникаАбдурешита Джеппарова «за непокору поліції».</text:p>
      <text:p text:style-name="P4">
Про це повідомив Телеграм-канал <text:a xlink:type="simple" xlink:href="https://t.me/graty_me/5572" text:style-name="Internet_20_link" text:visited-style-name="Visited_20_Internet_20_Link">
 </text:a>
 , передаєУкрінформ.</text:p>
      <text:p text:style-name="P4">
Зазначається, що про <text:a xlink:type="simple" xlink:href="https://www.ukrinform.ua/tag-arest" text:style-name="Internet_20_link" text:visited-style-name="Visited_20_Internet_20_Link">
 </text:a>
 правозахисникастало відомо після того, як його відвідав в ізоляторі райвідділу поліціїадвокат Едем Семедляєв.</text:p>
      <text:p text:style-name="P4">
«У поліції на нього склали адмінпротокол за те, що під час обшуку він нібиточинив спротив вилученню комп'ютера. Джеппаров у «суді» це заперечував», -йдеться в дописі.</text:p>
      <text:p text:style-name="P4">
<text:span text:style-name="T4">
Читайте також:</text:span>
 <text:a xlink:type="simple" xlink:href="https://www.ukrinform.ua/rubric-crimea/3700951-pravozahisniki-zaklikaut-svit-vimagati-negajnogo-zvilnenna-dzepparova.html" text:style-name="Internet_20_link" text:visited-style-name="Visited_20_Internet_20_Link">
 <text:span text:style-name="T4">
Джеппарова</text:span>
 </text:a>
</text:p>
      <text:p text:style-name="P4">
Як повідомлялося, 25 квітня <text:a xlink:type="simple" xlink:href="https://www.ukrinform.ua/rubric-crimea/3700347-u-krimu-rosijski-siloviki-prijsli-z-obsukom-do-pravozahisnika-dzepparova.html" text:style-name="Internet_20_link" text:visited-style-name="Visited_20_Internet_20_Link">
 </text:a>
 після обшуку в його будинку в м. Білогірськ. Після цьогостало відомо, що його утримують у спецприймачі для адміністративно арештованиху м. Сімферополь.</text:p>
      <text:p text:style-name="P4">
Фото: «Ґрати»</text:p>
      <text:p text:style-name="P4">
Source: <text:a xlink:type="simple" xlink:href="https://www.ukrinform.ua/rubric-crimea/3701103-okupanti-zaarestuvali-na-12-dib-krimskogo-pravozahisnika-dzepparova.html" text:style-name="Internet_20_link" text:visited-style-name="Visited_20_Internet_20_Link">
https://www.ukrinform.ua/rubric-crimea/3701103-okupanti-zaarestuvali-na-12-dib-krimskogo-pravozahisnika-dzepparova.html</text:a>
</text:p>
      <!--NEWS-->
      <text:h text:style-name="P10" text:outline-level="1">
<text:span text:style-name="T4">
Офіційний Вільнюс висловив протест через знесений у рф пам'ятник репресованим із Литви</text:span>
</text:h>
      <text:p text:style-name="P4">
Authors: Ukrinform (Person)</text:p>
      <text:p text:style-name="P4">
Publisher: Укринформ (Organization)</text:p>
      <text:p text:style-name="P4">
Published Time: 2023-04-26T18:24:30+03:00</text:p>
      <text:p text:style-name="P4">
Modified Time: 2023-04-26T18:24:30+03:00</text:p>
      <text:p text:style-name="P4">
Description: МЗС Литви в середу викликало тимчасового повіреного у справах посольства рф Олександра Йолкіна та заявило йому протест у зв'язку зі знесенням у Пермській області росії пам'ятника репресованим із Литви та Польщі, які поховані там. — Укрінформ.</text:p>
      <text:p text:style-name="P4">
Images: ["<text:a xlink:type="simple" xlink:href="https://static.ukrinform.com/photos/2023_04/thumb_files/630_360_1682522608-931.jpg" text:style-name="Internet_20_link" text:visited-style-name="Visited_20_Internet_20_Link">
630_360_16825...</text:a>
"]</text:p>
      <text:p text:style-name="P4">
Tags: ['Литва', "Пам'ятник", 'Репресії', 'росія']</text:p>
      <text:p text:style-name="P4">
Type: Article</text:p>
      <!--METADATA-->
      <text:p text:style-name="P4">
<draw:frame draw:style-name="fr1" draw:name="Image243" text:anchor-type="as-char" svg:width="6.9236in" svg:height="3.956343in" draw:z-index="0">
<draw:image xlink:href="../Images/yкринформ/2023-04-26T18-24-30-03-00/630_360_1682522608-931.jpg" xlink:type="simple" xlink:show="embed" xlink:actuate="onLoad" draw:mime-type="image/jpeg"/>
</draw:frame>
 МЗС Литвив середу викликало тимчасового повіреного у справах посольства рф ОлександраЙолкіна та заявило йому протест у зв'язку зі знесенням у Пермській областіросії пам'ятника репресованим із Литви та Польщі, які поховані там.</text:p>
      <text:p text:style-name="P4">
Про це повідомляє Укрінформ із посиланням на національного <text:a xlink:type="simple" xlink:href="https://www.lrt.lt/ru/novosti/17/1971347/vil-nius-vyrazil-protest-iz-za-snesennogo-v-rossii-pamiatnika-repressirovannym-iz-litvy" text:style-name="Internet_20_link" text:visited-style-name="Visited_20_Internet_20_Link">
</text:a>
 .</text:p>
      <text:p text:style-name="P4">
За даними МЗС <text:a xlink:type="simple" xlink:href="https://www.ukrinform.ua/tag-litva" text:style-name="Internet_20_link" text:visited-style-name="Visited_20_Internet_20_Link">
 </text:a>
 , під час зустрічілитовські дипломати наголосили, що такі дії можуть розцінюватися як неповагадо історичної правди та пам'яті, спроба виправдання злочинів сталінськогорежиму.</text:p>
      <text:p text:style-name="P4">
Раніше російська громадська організація "Меморіал" повідомила, що знесенопам'ятник литовським та польським засланцям у Пермському краї росії. Зникненняпам'ятника виявили місцеві жителі.</text:p>
      <text:p text:style-name="P4">
Зазначений пам'ятник був встановлений у серпні 2016 року на цвинтарі селаГаляшор, яке існувало в 1939-1970 роках. Пам'ятник був розташований поруч ізцвинтарем, на якому поховано 90 репресованих з Литви та Польщі. Його буловстановлено на особисті пожертвування литовців та поляків.</text:p>
      <text:p text:style-name="P4">
<text:span text:style-name="T4">
Читайте також:</text:span>
 <text:a xlink:type="simple" xlink:href="https://www.ukrinform.ua/rubric-world/3698190-policia-estonii-obicae-9-travna-zorstku-reakciu-na-simvoli-agresii-ta-propagandu-vijni-rf.html" text:style-name="Internet_20_link" text:visited-style-name="Visited_20_Internet_20_Link">
 </text:a>
</text:p>
      <text:p text:style-name="P4">
Як повідомляв Укрінформ, у Маріуполі загарбники біля школи <text:a xlink:type="simple" xlink:href="https://www.ukrinform.ua/rubric-regions/3697130-u-mariupoli-zagarbniki-vstanovili-pamatnik-generalu-rf-akij-brav-ucast-u-zahoplenni-mista.html" text:style-name="Internet_20_link" text:visited-style-name="Visited_20_Internet_20_Link">
</text:a>
 ,який брав участь в захопленні та знищенні цього міста.</text:p>
      <text:p text:style-name="P4">
<text:span text:style-name="T5">
Ілюстративне фото 1/1E.Blaževič/LRT</text:span>
</text:p>
      <text:p text:style-name="P4">
Source: <text:a xlink:type="simple" xlink:href="https://www.ukrinform.ua/rubric-world/3701107-oficijnij-vilnus-visloviv-protest-cerez-znesenij-u-rf-pamatnik-represovanim-iz-litvi.html" text:style-name="Internet_20_link" text:visited-style-name="Visited_20_Internet_20_Link">
https://www.ukrinform.ua/rubric-world/3701107-oficijnij-vilnus-visloviv-protest-cerez-znesenij-u-rf-pamatnik-represovanim-iz-litvi.html</text:a>
</text:p>
      <!--NEWS-->
      <text:h text:style-name="P10" text:outline-level="1">
<text:span text:style-name="T4">
У Національній філармонії відбудеться концерт «Симфонія Криму. Повернення»</text:span>
</text:h>
      <text:p text:style-name="P4">
Authors: Ukrinform (Person)</text:p>
      <text:p text:style-name="P4">
Publisher: Укринформ (Organization)</text:p>
      <text:p text:style-name="P4">
Published Time: 2023-04-26T18:24:57+03:00</text:p>
      <text:p text:style-name="P4">
Modified Time: 2023-04-26T18:24:57+03:00</text:p>
      <text:p text:style-name="P4">
Description: У Національної філармонії України 12 травня відбудеться концерт «Симфонія Криму. Повернення». — Укрінформ.</text:p>
      <text:p text:style-name="P4">
Images: ["<text:a xlink:type="simple" xlink:href="https://static.ukrinform.com/photos/2023_04/thumb_files/630_360_1682522548-723.jpg" text:style-name="Internet_20_link" text:visited-style-name="Visited_20_Internet_20_Link">
630_360_16825...</text:a>
"]</text:p>
      <text:p text:style-name="P4">
Tags: ['Філармонія', 'Концерт', 'Крим', 'Київ']</text:p>
      <text:p text:style-name="P4">
Type: Article</text:p>
      <!--METADATA-->
      <text:p text:style-name="P4">
<draw:frame draw:style-name="fr1" draw:name="Image244" text:anchor-type="as-char" svg:width="6.9236in" svg:height="3.956343in" draw:z-index="0">
<draw:image xlink:href="../Images/yкринформ/2023-04-26T18-24-57-03-00/630_360_1682522548-723.jpg" xlink:type="simple" xlink:show="embed" xlink:actuate="onLoad" draw:mime-type="image/jpeg"/>
</draw:frame>
 УНаціональної філармонії України 12 травня відбудеться концерт «Симфонія Криму.Повернення».</text:p>
      <text:p text:style-name="P4">
Про це йдеться на <text:a xlink:type="simple" xlink:href="http://filarmonia.com.ua/afisha/simfoniya_krimu_povernennya-7283/" text:style-name="Internet_20_link" text:visited-style-name="Visited_20_Internet_20_Link">
</text:a>
Національної філармонії України, передає Укрінформ.</text:p>
      <text:p text:style-name="P4">
«Мистецький проєкт «Симфонія Криму. Повернення» покликаний не тількипознайомити з кримськотатарською академічною симфонічною музикою високогоґатунку, але й підкреслити єдність країни, відкрити двері до недоступнихсьогодні, через тимчасову окупацію <text:a xlink:type="simple" xlink:href="https://www.ukrinform.ua/tag-krim" text:style-name="Internet_20_link" text:visited-style-name="Visited_20_Internet_20_Link">
 </text:a>
 рф,– культурних скарбів півострова», - йдеться в дописі.</text:p>
      <text:p text:style-name="P4">
Автор ідеї Олександр Рудько зазначив, що у цьому проєкті використовуютьсярізноманітні виразні засоби, щоб якомога точніше проартикулювати ті теми, проякі раніше мовчали або говорили недостатньо.</text:p>
      <text:p text:style-name="P4">
«В музиці Ельвіри Емір закладені глибинні болі й радості кримськотатарськогонароду. Слово – це незаангажований погляд на Крим і його культуру: поезіяАдама Міцкевича лягає дуже точно й стилістично ідеально поєднується з музикою.Відеоряд покликаний візуально висвітлити ключові події життя народу за останні250 років. Таким чином, музика, слово і візуальна частина створюють цюСимфонію Криму», - зазначив Рудько.</text:p>
      <text:p text:style-name="P4">
У проєкті, зокрема, беруть участь Академічний симфонічний оркестр Національноїфілармонії України; диригент, музичний керівник проєкту Ділявер Осман; авторідеї, виконавець (художнє слово) Олександр Рудько; Академічна хорова капелаукраїнського радіо.</text:p>
      <text:p text:style-name="P4">
<text:span text:style-name="T4">
Читайте також:</text:span>
 <text:a xlink:type="simple" xlink:href="https://www.ukrinform.ua/rubric-culture/3700569-nino-katamadze-provede-dva-blagodijni-koncerti-v-kievi.html" text:style-name="Internet_20_link" text:visited-style-name="Visited_20_Internet_20_Link">
 <text:span text:style-name="T4">
концерт</text:span>
 </text:a>
</text:p>
      <text:p text:style-name="P4">
Як повідомлялося, 11 травня в межах EuroFestival <text:a xlink:type="simple" xlink:href="https://www.ukrinform.ua/rubric-culture/3688662-dzamala-predstavit-novij-albom-qirim-na-eurofestival-u-liverpuli.html" text:style-name="Internet_20_link" text:visited-style-name="Visited_20_Internet_20_Link">
</text:a>
 нового альбому Джамали «QIRIM».</text:p>
      <text:p text:style-name="P4">
Фото: uk.wikipedia</text:p>
      <text:p text:style-name="P4">
Source: <text:a xlink:type="simple" xlink:href="https://www.ukrinform.ua/rubric-culture/3701108-u-nacionalnij-filarmonii-vidbudetsa-koncert-simfonia-krimu-povernenna.html" text:style-name="Internet_20_link" text:visited-style-name="Visited_20_Internet_20_Link">
https://www.ukrinform.ua/rubric-culture/3701108-u-nacionalnij-filarmonii-vidbudetsa-koncert-simfonia-krimu-povernenna.html</text:a>
</text:p>
      <!--NEWS-->
      <text:h text:style-name="P10" text:outline-level="1">
<text:span text:style-name="T4">
На відновлення зони відчуження цьогоріч витратять близько €15 мільйонів</text:span>
</text:h>
      <text:p text:style-name="P4">
Authors: Ukrinform (Person)</text:p>
      <text:p text:style-name="P4">
Publisher: Укринформ (Organization)</text:p>
      <text:p text:style-name="P4">
Published Time: 2023-04-26T18:30:00+03:00</text:p>
      <text:p text:style-name="P4">
Modified Time: 2023-04-26T18:30:00+03:00</text:p>
      <text:p text:style-name="P4">
Description: Для відновлення зони відчуження розроблено 40 проєктів, фінансування яких у 2023 році сягне близько 15 млн євро. — Укрінформ.</text:p>
      <text:p text:style-name="P4">
Images: ["<text:a xlink:type="simple" xlink:href="https://static.ukrinform.com/photos/2023_04/thumb_files/630_360_1682522859-805.jpg" text:style-name="Internet_20_link" text:visited-style-name="Visited_20_Internet_20_Link">
630_360_16825...</text:a>
"]</text:p>
      <text:p text:style-name="P4">
Tags: ['Гроші', 'Чорнобильська зона', 'Відновлення України']</text:p>
      <text:p text:style-name="P4">
Type: Article</text:p>
      <!--METADATA-->
      <text:p text:style-name="P4">
<draw:frame draw:style-name="fr1" draw:name="Image245" text:anchor-type="as-char" svg:width="6.9236in" svg:height="3.956343in" draw:z-index="0">
<draw:image xlink:href="../Images/yкринформ/2023-04-26T18-30-00-03-00/630_360_1682522859-805.jpg" xlink:type="simple" xlink:show="embed" xlink:actuate="onLoad" draw:mime-type="image/jpeg"/>
</draw:frame>
 Длявідновлення зони відчуження розроблено 40 проєктів, фінансування яких у 2023році сягне близько 15 млн євро.</text:p>
      <text:p text:style-name="P4">
Як передає Укрінформ, це повідомив міністр захисту довкілля та природнихресурсів Руслан Стрілець у <text:a xlink:type="simple" xlink:href="https://www.facebook.com/ruslan.strelets/posts/pfbid0c4CLZWpz7kKRzu8ibmjsfJjjiaHTMadu1WjRg5uBzVZ4MSHJXSSdKVozHh1E2GdDl" text:style-name="Internet_20_link" text:visited-style-name="Visited_20_Internet_20_Link">
</text:a>
.</text:p>
      <text:p text:style-name="P4">
«Чорнобиль потребує колосального відновлення. Сьогодні ми маємо окремий планвідновлення зони відчуження, який включає 10 напрямків та 40 проєктів.Фінансування цих проєктів у 2023 році становить близько 15 млн євро», – сказавСтрілець.</text:p>
      <text:p text:style-name="P4">
<text:span text:style-name="T4">
Читайте також:</text:span>
 <text:a xlink:type="simple" xlink:href="https://www.ukrinform.ua/rubric-polytics/3700849-mzs-u-ricnicu-cornobilskoi-avarii-zaklikalo-svit-do-posilenna-sankcij-proti-rosatomu.html" text:style-name="Internet_20_link" text:visited-style-name="Visited_20_Internet_20_Link">
 <text:span text:style-name="T4">
Чорнобильсько</text:span>
 </text:a>
</text:p>
      <text:p text:style-name="P4">
За його словами, вже залучено близько 2 млн євро міжнародної допомоги навідновлення роботи центральної аналітичної лабораторії, системи контролюрадіаційного фону; також отримано обладнання для дозиметричного контролю,коптери, комп'ютери, інструменти тощо.</text:p>
      <text:p text:style-name="P4">
«Сьогодні завдяки ЗСУ вільна від окупації Чорнобильська АЕС продовжуєпрацювати не всупереч, а задля. Продовжуються заходи з експлуатації блоківЧАЕС, будівництво комплексу з радіоактивними відходами, наукові дослідження тапроєкти з міжнародної співпраці», - додав Стрілець.</text:p>
      <text:p text:style-name="P4">
<text:span text:style-name="T4">
Читайте також:</text:span>
 <text:a xlink:type="simple" xlink:href="https://www.ukrinform.ua/rubric-polytics/3700952-grossi-rozpoviv-zelenskomu-pro-medicnu-programu-magate-dla-ukrainskih-aes.html" text:style-name="Internet_20_link" text:visited-style-name="Visited_20_Internet_20_Link">
 </text:a>
</text:p>
      <text:p text:style-name="P4">
Як повідомлялося, втрати, яких зазнали внаслідок російської агресії територіязони відчуження ЧАЕС та підприємства, що на ній розташовані, перевищують 100млн євро.</text:p>
      <text:p text:style-name="P4">
Source: <text:a xlink:type="simple" xlink:href="https://www.ukrinform.ua/rubric-economy/3701112-na-vidnovlenna-zoni-vidcuzenna-cogoric-vitratat-blizko-15-miljoniv.html" text:style-name="Internet_20_link" text:visited-style-name="Visited_20_Internet_20_Link">
https://www.ukrinform.ua/rubric-economy/3701112-na-vidnovlenna-zoni-vidcuzenna-cogoric-vitratat-blizko-15-miljoniv.html</text:a>
</text:p>
      <!--NEWS-->
      <text:h text:style-name="P10" text:outline-level="1">
<text:span text:style-name="T4">
Президент Колумбії закликає уряд піти у відставку</text:span>
</text:h>
      <text:p text:style-name="P4">
Authors: Ukrinform (Person)</text:p>
      <text:p text:style-name="P4">
Publisher: Укринформ (Organization)</text:p>
      <text:p text:style-name="P4">
Published Time: 2023-04-26T18:31:14+03:00</text:p>
      <text:p text:style-name="P4">
Modified Time: 2023-04-26T18:31:14+03:00</text:p>
      <text:p text:style-name="P4">
Description: Президент Колумбії Густаво Петро закликав до відставки всього кабінету міністрів країни, оскільки уряд не може налагодити співпрацю з законодавчим органом. — Укрінформ.</text:p>
      <text:p text:style-name="P4">
Images: ["<text:a xlink:type="simple" xlink:href="https://static.ukrinform.com/photos/2022_06/thumb_files/630_360_1655699010-103.jpg" text:style-name="Internet_20_link" text:visited-style-name="Visited_20_Internet_20_Link">
630_360_16556...</text:a>
"]</text:p>
      <text:p text:style-name="P4">
Tags: ['Колумбія', 'Президент', 'Уряд', 'Відставка']</text:p>
      <text:p text:style-name="P4">
Type: Article</text:p>
      <!--METADATA-->
      <text:p text:style-name="P4">
<draw:frame draw:style-name="fr1" draw:name="Image246" text:anchor-type="as-char" svg:width="6.9236in" svg:height="3.956343in" draw:z-index="0">
<draw:image xlink:href="../Images/yкринформ/2023-04-26T18-31-14-03-00/630_360_1655699010-103.jpg" xlink:type="simple" xlink:show="embed" xlink:actuate="onLoad" draw:mime-type="image/jpeg"/>
</draw:frame>
 ПрезидентКолумбії Густаво Петро закликав до відставки всього кабінету міністрів країни,оскільки уряд не може налагодити співпрацю з законодавчим органом.</text:p>
      <text:p text:style-name="P4">
Як передає Укрінформ, про це повідомляє <text:a xlink:type="simple" xlink:href="https://www.france24.com/en/live-news/20230426-colombian-president-calls-on-his-cabinet-to-resign-ministers-tell-afp" text:style-name="Internet_20_link" text:visited-style-name="Visited_20_Internet_20_Link">
 </text:a>
 .</text:p>
      <text:p text:style-name="P4">
Зазначається, що після майже дев’яти місяців перебування при владі Петро незміг розпочати глибоке реформування трудового законодавства, галузі охорониздоров’я, пенсійного забезпечення та судової системи, які він обіцяв під чассвоєї виборчої кампанії.</text:p>
      <text:p text:style-name="P4">
У вівторок президент заявив про необхідність «переосмислення уряду».</text:p>
      <text:p text:style-name="P4">
Представники Ліберальної та Консервативної партії, а також Соціальної партіїнаціональної єдності дистанціювались від уряду Петро, заперечуючи проти йогодалекосяжних планів щодо проведення реформ.</text:p>
      <text:p text:style-name="P4">
<text:span text:style-name="T4">
Читайте також:</text:span>
 <text:a xlink:type="simple" xlink:href="https://www.ukrinform.ua/rubric-world/3684928-vlada-kolumbii-prizupinila-rezim-peremira-z-najbilsim-narkokartelem.html" text:style-name="Internet_20_link" text:visited-style-name="Visited_20_Internet_20_Link">
 </text:a>
</text:p>
      <text:p text:style-name="P4">
Петро, зі свого боку, закликав створити в країні "уряд з надзвичайнимиповноваженнями", враховуючи те, що парламент країни не зміг затвердитипропоноване законодавство про "справедливий перерозподіл землі".</text:p>
      <text:p text:style-name="P4">
Жоден з міністрів чинного уряду <text:a xlink:type="simple" xlink:href="https://www.ukrinform.ua/tag-kolumbia" text:style-name="Internet_20_link" text:visited-style-name="Visited_20_Internet_20_Link">
 </text:a>
поки що не оголосив публічно про намір піти у відставку.</text:p>
      <text:p text:style-name="P4">
Source: <text:a xlink:type="simple" xlink:href="https://www.ukrinform.ua/rubric-world/3701113-prezident-kolumbii-zaklikae-urad-piti-u-vidstavku.html" text:style-name="Internet_20_link" text:visited-style-name="Visited_20_Internet_20_Link">
https://www.ukrinform.ua/rubric-world/3701113-prezident-kolumbii-zaklikae-urad-piti-u-vidstavku.html</text:a>
</text:p>
      <!--NEWS-->
      <text:h text:style-name="P10" text:outline-level="1">
<text:span text:style-name="T4">
Канада може відправити до Африки війська для евакуації громадян з Судану - ЗМІ</text:span>
</text:h>
      <text:p text:style-name="P4">
Authors: Ukrinform (Person)</text:p>
      <text:p text:style-name="P4">
Publisher: Укринформ (Organization)</text:p>
      <text:p text:style-name="P4">
Published Time: 2023-04-26T18:39:22+03:00</text:p>
      <text:p text:style-name="P4">
Modified Time: 2023-04-26T18:39:22+03:00</text:p>
      <text:p text:style-name="P4">
Description: Для допомоги в евакуації канадців із Судану до східної Африки можуть відправитися військовослужбовці Збройних сил Канади.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Африка', 'Евакуація', 'Канада', 'Судан', 'Військові']</text:p>
      <text:p text:style-name="P4">
Type: Article</text:p>
      <!--METADATA-->
      <text:p text:style-name="P4">
<draw:frame draw:style-name="fr1" draw:name="Image247" text:anchor-type="as-char" svg:width="6.9236in" svg:height="3.956343in" draw:z-index="0">
<draw:image xlink:href="../Images/yкринформ/2023-04-26T18-39-22-03-00/630_360_1681626756-721.jpg" xlink:type="simple" xlink:show="embed" xlink:actuate="onLoad" draw:mime-type="image/jpeg"/>
</draw:frame>
 Длядопомоги в евакуації канадців із Судану до східної Африки можуть відправитисявійськовослужбовці Збройних сил Канади.</text:p>
      <text:p text:style-name="P4">
Як повідомляє Укрінформ, про це із посиланням на урядові джерела пишеканадський суспільний мовник <text:a xlink:type="simple" xlink:href="http://www.cbc.ca/news/politics/canada-airlift-sudan-deploy-troops-1.6821496" text:style-name="Internet_20_link" text:visited-style-name="Visited_20_Internet_20_Link">
 </text:a>
 .</text:p>
      <text:p text:style-name="P4">
“Розглядається можливість розгортання невеликого канадського військовогоконтингенту у Джибуті для допомоги в організації евакуації”, - йдеться уматеріалі.</text:p>
      <text:p text:style-name="P4">
<text:span text:style-name="T4">
Читайте також:</text:span>
 <text:a xlink:type="simple" xlink:href="https://www.ukrinform.ua/rubric-world/3700385-pivdenna-korea-evakuuvala-svoih-gromadan-iz-sudanu.html" text:style-name="Internet_20_link" text:visited-style-name="Visited_20_Internet_20_Link">
 <text:span text:style-name="T4">
Судану</text:span>
 </text:a>
</text:p>
      <text:p text:style-name="P4">
Зазначається, що в Червоному морі уже перебуває два канадських військовихсудна, які теж можуть відіграти роль в евакуації.</text:p>
      <text:p text:style-name="P4">
Нині у Судані перебуває щонайменше 1700 канадців, третина з яких звернулася доОттави із проханням про <text:a xlink:type="simple" xlink:href="https://www.ukrinform.ua/tag-evakuacia" text:style-name="Internet_20_link" text:visited-style-name="Visited_20_Internet_20_Link">
 </text:a>
 .</text:p>
      <text:p text:style-name="P4">
<text:span text:style-name="T4">
Читайте також:</text:span>
 <text:a xlink:type="simple" xlink:href="https://www.ukrinform.ua/rubric-world/3701051-britania-evakuuvala-301-osobu-z-sudanu.html" text:style-name="Internet_20_link" text:visited-style-name="Visited_20_Internet_20_Link">
 <text:span text:style-name="T4">
Судану</text:span>
 </text:a>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Бойові дії в країні продовжуються, низка держав докладають зусиль дляевакуації власних громадян із Судану.</text:p>
      <text:p text:style-name="P4">
<text:span text:style-name="T5">
Фото: АА</text:span>
</text:p>
      <text:p text:style-name="P4">
Source: <text:a xlink:type="simple" xlink:href="https://www.ukrinform.ua/rubric-world/3701118-kanada-moze-vidpraviti-do-afriki-vijska-dla-evakuacii-gromadan-z-sudanu-zmi.html" text:style-name="Internet_20_link" text:visited-style-name="Visited_20_Internet_20_Link">
https://www.ukrinform.ua/rubric-world/3701118-kanada-moze-vidpraviti-do-afriki-vijska-dla-evakuacii-gromadan-z-sudanu-zmi.html</text:a>
</text:p>
      <!--NEWS-->
      <text:h text:style-name="P10" text:outline-level="1">
<text:span text:style-name="T4">
Зеленський сподівається, що розмова з Сі стане імпульсом для зміцнення партнерства між країнами</text:span>
</text:h>
      <text:p text:style-name="P4">
Authors: Ukrinform (Person)</text:p>
      <text:p text:style-name="P4">
Publisher: Укринформ (Organization)</text:p>
      <text:p text:style-name="P4">
Published Time: 2023-04-26T18:41:00+03:00</text:p>
      <text:p text:style-name="P4">
Modified Time: 2023-04-26T18:41:00+03:00</text:p>
      <text:p text:style-name="P4">
Description: Під час телефонної розмови з Головою Китайської Народної Республіки Сі Цзіньпіном Президент України Володимир Зеленський обговорив питання встановлення миру та шляхи зміцнення двосторонніх відносин. — Укрінформ.</text:p>
      <text:p text:style-name="P4">
Images: ["<text:a xlink:type="simple" xlink:href="https://static.ukrinform.com/photos/2023_04/thumb_files/630_360_1682524561-619.jpg" text:style-name="Internet_20_link" text:visited-style-name="Visited_20_Internet_20_Link">
630_360_16825...</text:a>
"]</text:p>
      <text:p text:style-name="P4">
Tags: ['Китай', 'Сі Цзіньпін', 'Україна', 'Зеленський']</text:p>
      <text:p text:style-name="P4">
Type: Article</text:p>
      <!--METADATA-->
      <text:p text:style-name="P4">
<draw:frame draw:style-name="fr1" draw:name="Image248" text:anchor-type="as-char" svg:width="6.9236in" svg:height="3.956343in" draw:z-index="0">
<draw:image xlink:href="../Images/yкринформ/2023-04-26T18-41-00-03-00/630_360_1682524561-619.jpg" xlink:type="simple" xlink:show="embed" xlink:actuate="onLoad" draw:mime-type="image/jpeg"/>
</draw:frame>
 Під частелефонної розмови з Головою Китайської Народної Республіки Сі ЦзіньпіномПрезидент України Володимир Зеленський обговорив питання встановлення миру ташляхи зміцнення двосторонніх відносин.</text:p>
      <text:p text:style-name="P4">
Про це глава держави поінформував у <text:a xlink:type="simple" xlink:href="https://t.me/V_Zelenskiy_official/6006" text:style-name="Internet_20_link" text:visited-style-name="Visited_20_Internet_20_Link">
</text:a>
 , передає Укрінформ.</text:p>
      <text:p text:style-name="P4">
"Під час годинного спілкування обговорили весь комплекс актуальних питаньдвосторонніх відносин. Окрему увагу приділили шляхам можливої взаємодії зметою встановлення справедливого і сталого миру для України", - написав він.</text:p>
      <text:p text:style-name="P4">
Водночас <text:a xlink:type="simple" xlink:href="https://www.ukrinform.ua/tag-zelenskij" text:style-name="Internet_20_link" text:visited-style-name="Visited_20_Internet_20_Link">
 </text:a>
 зауважив, що під часрозмови сторони обговорили шляхи зміцнення українсько-китайського партнерства.Президент підкреслив, що до повномасштабного російського вторгнення Китай бувторговельним партнером України номер один.</text:p>
      <text:p text:style-name="P4">
"Вірю, що наша сьогоднішня розмова дасть потужний імпульс для повернення,збереження та розвитку цієї динаміки на всіх рівнях", - написав він.</text:p>
      <text:p text:style-name="P4">
<text:span text:style-name="T4">
Читайте також:</text:span>
 <text:a xlink:type="simple" xlink:href="https://www.ukrinform.ua/rubric-polytics/3701093-e-tocki-peretinu-v-op-rozkrili-detali-rozmovi-zelenskogo-iz-si-czinpinom.html" text:style-name="Internet_20_link" text:visited-style-name="Visited_20_Internet_20_Link">
 <text:span text:style-name="T4">
Цзіньпіном</text:span>
 </text:a>
</text:p>
      <text:p text:style-name="P4">
Водночас Зеленський наголосив, що ніхто не бажає миру більше, ніж українськийнарод, який бореться за своє майбутнє на своїй землі, реалізовуючи невід’ємнеправо на самооборону.</text:p>
      <text:p text:style-name="P4">
"Мир має бути справедливим і стійким, заснованим на принципах міжнародногоправа та поваги до Статуту ООН. Не може бути жодного миру за рахуноктериторіальних компромісів. Територіальна цілісність України має бутивідновлена в межах 1991 року", - підкреслив глава держави.</text:p>
      <text:p text:style-name="P4">
<text:span text:style-name="T4">
Читайте також:</text:span>
 <text:a xlink:type="simple" xlink:href="https://www.ukrinform.ua/rubric-world/3701089-u-bilomu-domi-vitaut-rozmovu-zelenskogo-j-si-ale-z-visnovkami-ne-pospisaut.html" text:style-name="Internet_20_link" text:visited-style-name="Visited_20_Internet_20_Link">
 </text:a>
</text:p>
      <text:p text:style-name="P4">
Як повідомлялося, заступник директора департаменту країн Східної Європи таЦентральної Азії МЗС КНР Юй Цзюнь заявляв, що Китай направить спеціальногопредставника у справах Євразії до України та інших країн для проведенняпереговорів з усіма сторонами стосовно політичного врегулювання "кризи вУкраїні".</text:p>
      <text:p text:style-name="P4">
<text:span text:style-name="T5">
Фото: ОП</text:span>
</text:p>
      <text:p text:style-name="P4">
Source: <text:a xlink:type="simple" xlink:href="https://www.ukrinform.ua/rubric-polytics/3701132-zelenskij-spodivaetsa-so-rozmova-z-si-stane-impulsom-dla-zmicnenna-partnerstva-miz-krainami.html" text:style-name="Internet_20_link" text:visited-style-name="Visited_20_Internet_20_Link">
https://www.ukrinform.ua/rubric-polytics/3701132-zelenskij-spodivaetsa-so-rozmova-z-si-stane-impulsom-dla-zmicnenna-partnerstva-miz-krainami.html</text:a>
</text:p>
      <!--NEWS-->
      <text:h text:style-name="P10" text:outline-level="1">
<text:span text:style-name="T4">
Українські аграрії отримають допомогу від італьських колег – у Римі підписали меморандум</text:span>
</text:h>
      <text:p text:style-name="P4">
Authors: Ukrinform (Person)</text:p>
      <text:p text:style-name="P4">
Publisher: Укринформ (Organization)</text:p>
      <text:p text:style-name="P4">
Published Time: 2023-04-26T18:42:00+03:00</text:p>
      <text:p text:style-name="P4">
Modified Time: 2023-04-26T18:42:00+03:00</text:p>
      <text:p text:style-name="P4">
Description: "Всеукраїнська Аграрна Рада" підписала меморандум про співпрацю найвпливовішими сільськогосподарськими асоціаціями Італії Coldiretti та Filiera Italia. — Укрінформ.</text:p>
      <text:p text:style-name="P4">
Images: ["<text:a xlink:type="simple" xlink:href="https://static.ukrinform.com/photos/2023_04/thumb_files/630_360_1682523506-490.jpg" text:style-name="Internet_20_link" text:visited-style-name="Visited_20_Internet_20_Link">
630_360_16825...</text:a>
", "<text:a xlink:type="simple" xlink:href="https://static.ukrinform.com/photos/2023_04/1682523502-383.jpg" text:style-name="Internet_20_link" text:visited-style-name="Visited_20_Internet_20_Link">
1682523502-38...</text:a>
"]</text:p>
      <text:p text:style-name="P4">
Tags: ['Італія', 'Україна', 'Аграрії', 'допомога']</text:p>
      <text:p text:style-name="P4">
Type: Article</text:p>
      <!--METADATA-->
      <text:p text:style-name="P4">
<draw:frame draw:style-name="fr1" draw:name="Image249" text:anchor-type="as-char" svg:width="6.9236in" svg:height="3.956343in" draw:z-index="0">
<draw:image xlink:href="../Images/yкринформ/2023-04-26T18-42-00-03-00/630_360_1682523506-490.jpg" xlink:type="simple" xlink:show="embed" xlink:actuate="onLoad" draw:mime-type="image/jpeg"/>
</draw:frame>
"Всеукраїнська Аграрна Рада" підписала меморандум про співпрацюнайвпливовішими сільськогосподарськими асоціаціями Італії Coldiretti таFiliera Italia.</text:p>
      <text:p text:style-name="P4">
Як передає Укрінформ, про це повідомляє <text:a xlink:type="simple" xlink:href="https://minagro.gov.ua/news/ukrayinski-agrariyi-otrimayut-dopomogu-vid-najvplivovishih-silskogospodarskih-asociacij-italiyi-denis-bashlik" text:style-name="Internet_20_link" text:visited-style-name="Visited_20_Internet_20_Link">
</text:a>
</text:p>
      <text:p text:style-name="P4">
"Сьогодні, під час конференції з питань відбудови України в Римі,Всеукраїнська Аграрна Рада за підтримки Міністерства аграрної політики тапродовольства України та Міністерства сільського господарства Італії,підписала меморандум про співпрацю з аграрними асоціаціями Coldiretti таFiliera Italia", - йдеться в повідомленні.</text:p>
      <text:p text:style-name="P4">
<draw:frame draw:style-name="fr1" draw:name="Image250" text:anchor-type="as-char" svg:width="6.9236in" svg:height="4.667948in" draw:z-index="0">
<draw:image xlink:href="../Images/yкринформ/2023-04-26T18-42-00-03-00/1682523502-383.jpg" xlink:type="simple" xlink:show="embed" xlink:actuate="onLoad" draw:mime-type="image/jpeg"/>
</draw:frame>
</text:p>
      <text:p text:style-name="P4">
Зазначається, що документ передбачає допомогу Україні в процесі розмінуванняземель сільськогосподарського призначення та відновлення постраждалоїсільгосптехніки, а також підтримку виробництва біоенергетики та реалізаціювикористання новітніх технологій вирощування сільськогосподарських культур таобробки полів.</text:p>
      <text:p text:style-name="P4">
«Італія – це країна з найбільшою доданою вартістю у сільському господарстві вЄвропі. Італійські напрацювання у розвитку глибокої переробки вагропромисловому комплексі − вражають. Україні необхідний такий досвід, вінстане важливим кроком у відновленні всього агросектору», − заявив заступникміністра аграрної політики та продовольства України з питань цифровогорозвитку, цифрових трансформацій і цифровізації Денис Башлик.</text:p>
      <text:p text:style-name="P4">
<text:span text:style-name="T4">
Читайте також:</text:span>
 <text:a xlink:type="simple" xlink:href="https://www.ukrinform.ua/rubric-economy/3700975-ponad-40-tisac-ukrainskih-domogospodarstv-otrimaut-nasinna-ovociv-cerez-usaid.html" text:style-name="Internet_20_link" text:visited-style-name="Visited_20_Internet_20_Link">
 </text:a>
</text:p>
      <text:p text:style-name="P4">
Голова ВАР Андрій Дикун додав, що підтримка міжнародних партнерів, зокремапредставників аграрного бізнесу, − надзвичайно важлива для українськихаграріїв, оскільки всі учасники добре знають потреби цього ринку, аєвропейські країни вже мали досвід відновлення аграрного сектору після війни.</text:p>
      <text:p text:style-name="P4">
На його думку, роль італійських компаній у галузі сільського господарства,агропромисловості та механізації сільського господарства матиме вирішальнезначення у відновленні та зміцненні економічних відносин з Україною, що єобопільним інтересом двох країн.</text:p>
      <text:p text:style-name="P4">
За даними Мінагрополітики, асоціація Coldiretti об'єднує 1,6 мільйона фермеріві має абсолютну більшість компаній, що працюють в італійському сільськомугосподарстві, близько 70% членів торгово-промислових палат є представницькимиорганізаціями.</text:p>
      <text:p text:style-name="P4">
Як повідомляв Укрінформ, у Римі 26 квітня 2023 року відбулась двосторонняКонференція з питань відновлення України. Участь у заході взяли понад 500італійських підприємців, а також високопосадовці та урядовці з України та <text:a xlink:type="simple" xlink:href="https://www.ukrinform.ua/tag-italia" text:style-name="Internet_20_link" text:visited-style-name="Visited_20_Internet_20_Link">
</text:a>
 .</text:p>
      <text:p text:style-name="P4">
<text:span text:style-name="T5">
Фото: Всеукраїнська Аграрна Рада, Фейсбук</text:span>
</text:p>
      <text:p text:style-name="P4">
Source: <text:a xlink:type="simple" xlink:href="https://www.ukrinform.ua/rubric-economy/3701120-ukrainski-agrarii-otrimaut-dopomogu-vid-italskih-koleg-u-rimi-pidpisali-memorandum.html" text:style-name="Internet_20_link" text:visited-style-name="Visited_20_Internet_20_Link">
https://www.ukrinform.ua/rubric-economy/3701120-ukrainski-agrarii-otrimaut-dopomogu-vid-italskih-koleg-u-rimi-pidpisali-memorandum.html</text:a>
</text:p>
      <!--NEWS-->
      <text:h text:style-name="P10" text:outline-level="1">
<text:span text:style-name="T4">
У Мурманській області рф розбився військовий літак МіГ-31</text:span>
</text:h>
      <text:p text:style-name="P4">
Authors: Ukrinform (Person)</text:p>
      <text:p text:style-name="P4">
Publisher: Укринформ (Organization)</text:p>
      <text:p text:style-name="P4">
Published Time: 2023-04-26T18:43:00+03:00</text:p>
      <text:p text:style-name="P4">
Modified Time: 2023-04-26T18:43:00+03:00</text:p>
      <text:p text:style-name="P4">
Description: У Мурманській області рф спалахнув і розбився військовий літак МіГ-31, обидва пілоти встигли катапультуватися. — Укрінформ.</text:p>
      <text:p text:style-name="P4">
Images: ["<text:a xlink:type="simple" xlink:href="https://static.ukrinform.com/photos/2023_01/thumb_files/630_360_1674128671-258.jpeg" text:style-name="Internet_20_link" text:visited-style-name="Visited_20_Internet_20_Link">
630_360_16741...</text:a>
"]</text:p>
      <text:p text:style-name="P4">
Tags: ['Катастрофа', 'Російська авіація', 'росія']</text:p>
      <text:p text:style-name="P4">
Type: Article</text:p>
      <!--METADATA-->
      <text:p text:style-name="P4">
<draw:frame draw:style-name="fr1" draw:name="Image251" text:anchor-type="as-char" svg:width="6.9236in" svg:height="3.956343in" draw:z-index="0">
<draw:image xlink:href="../Images/yкринформ/2023-04-26T18-43-00-03-00/630_360_1674128671-258.jpeg" xlink:type="simple" xlink:show="embed" xlink:actuate="onLoad" draw:mime-type="image/jpeg"/>
</draw:frame>
 УМурманській області рф спалахнув і розбився військовий літак МіГ-31, обидвапілоти встигли катапультуватися.</text:p>
      <text:p text:style-name="P4">
Про це повідомляє Укрінформ з посиланням на <text:a xlink:type="simple" xlink:href="https://t.me/bazabazon/17196" text:style-name="Internet_20_link" text:visited-style-name="Visited_20_Internet_20_Link">
 </text:a>
Baza.</text:p>
      <text:p text:style-name="P4">
«Військовий літак, ймовірно, зазнав аварії в Мурманській області. Вінспалахнув у повітрі і впав… Обидва пілоти, що <text:a xlink:type="simple" xlink:href="https://t.me/bazabazon/17197" text:style-name="Internet_20_link" text:visited-style-name="Visited_20_Internet_20_Link">
</text:a>
 з МіГ-31, що розбився, зачепилися за гілки.Рятувальники вирушили на місце їхнього приземлення», - йдеться у повідомленні.</text:p>
      <text:p text:style-name="P4">
Уточнюється, що літак впав в озеро у селищі Риж-Губа.</text:p>
      <text:p text:style-name="P4">
Стверджується, що обох льотчиків <text:a xlink:type="simple" xlink:href="https://t.me/bazabazon/17199" text:style-name="Internet_20_link" text:visited-style-name="Visited_20_Internet_20_Link">
 </text:a>
 <text:a xlink:type="simple" xlink:href="https://t.me/bazabazon/17199" text:style-name="Internet_20_link" text:visited-style-name="Visited_20_Internet_20_Link">
</text:a>
 живими. Їм викликали швидку допомогу.</text:p>
      <text:p text:style-name="P4">
<text:span text:style-name="T4">
Читайте також:</text:span>
 <text:a xlink:type="simple" xlink:href="https://www.ukrinform.ua/rubric-world/3698614-rosijskij-litak-obstrilav-belgorod.html" text:style-name="Internet_20_link" text:visited-style-name="Visited_20_Internet_20_Link">
 <text:span text:style-name="T4">
впав</text:span>
 </text:a>
</text:p>
      <text:p text:style-name="P4">
Як <text:a xlink:type="simple" xlink:href="https://www.ukrinform.ua/rubric-world/3673908-u-belgorodskij-oblasti-vpav-litak-minoboroni-rf.html" text:style-name="Internet_20_link" text:visited-style-name="Visited_20_Internet_20_Link">
 </text:a>
 наприкінці лютого, літак міністерства оборонирф впав у Валуйському міському окрузі Бєлгородської області.</text:p>
      <text:p text:style-name="P4">
Після початку повномасштабного російського вторгнення в Україну на територіїрф регулярно відбуваються аварії військових літаків.</text:p>
      <text:p text:style-name="P4">
Source: <text:a xlink:type="simple" xlink:href="https://www.ukrinform.ua/rubric-world/3701122-u-murmanskij-oblasti-rf-rozbivsa-vijskovij-litak-mig31.html" text:style-name="Internet_20_link" text:visited-style-name="Visited_20_Internet_20_Link">
https://www.ukrinform.ua/rubric-world/3701122-u-murmanskij-oblasti-rf-rozbivsa-vijskovij-litak-mig31.html</text:a>
</text:p>
      <!--NEWS-->
      <text:h text:style-name="P10" text:outline-level="1">
<text:span text:style-name="T4">
Кулеба обговорив з італійським колегою шлях України до ЄС і НАТО</text:span>
</text:h>
      <text:p text:style-name="P4">
Authors: Ukrinform (Person)</text:p>
      <text:p text:style-name="P4">
Publisher: Укринформ (Organization)</text:p>
      <text:p text:style-name="P4">
Published Time: 2023-04-26T18:43:07+03:00</text:p>
      <text:p text:style-name="P4">
Modified Time: 2023-04-26T18:43:07+03:00</text:p>
      <text:p text:style-name="P4">
Description: Міністри закордонних справ України та Італії Дмитро Кулеба й Антоніо Таяні обговорили наступні кроки України на шляху до Євросоюзу і НАТО, санкції ЄС щодо росії, подальшу оборонну допомогу Італії та її активну роль у відновленні нашої країни. — Укрінформ.</text:p>
      <text:p text:style-name="P4">
Images: ["<text:a xlink:type="simple" xlink:href="https://static.ukrinform.com/photos/2023_04/thumb_files/630_360_1682523665-847.jpg" text:style-name="Internet_20_link" text:visited-style-name="Visited_20_Internet_20_Link">
630_360_16825...</text:a>
"]</text:p>
      <text:p text:style-name="P4">
Tags: ['Євросоюз', 'Італія', 'Дмитро Кулеба', 'НАТО', 'Україна']</text:p>
      <text:p text:style-name="P4">
Type: Article</text:p>
      <!--METADATA-->
      <text:p text:style-name="P4">
<draw:frame draw:style-name="fr1" draw:name="Image252" text:anchor-type="as-char" svg:width="6.9236in" svg:height="3.956343in" draw:z-index="0">
<draw:image xlink:href="../Images/yкринформ/2023-04-26T18-43-07-03-00/630_360_1682523665-847.jpg" xlink:type="simple" xlink:show="embed" xlink:actuate="onLoad" draw:mime-type="image/jpeg"/>
</draw:frame>
 Міністризакордонних справ України та Італії Дмитро Кулеба й Антоніо Таяні обговорилинаступні кроки України на шляху до Євросоюзу і НАТО, санкції ЄС щодо росії,подальшу оборонну допомогу Італії та її активну роль у відновленні нашоїкраїни.</text:p>
      <text:p text:style-name="P4">
Про це йдеться у повідомленні <text:a xlink:type="simple" xlink:href="http://mfa.gov.ua/news/dmitro-kuleba-zustrivsya-z-ministrom-zakordonnih-sprav-italijskoyi-respubliki-antonio-tayani" text:style-name="Internet_20_link" text:visited-style-name="Visited_20_Internet_20_Link">
 </text:a>
 , передає Укрінформ.</text:p>
      <text:p text:style-name="P4">
«У Римі міністр закордонних справ України <text:a xlink:type="simple" xlink:href="https://www.ukrinform.ua/tag-kuleba" text:style-name="Internet_20_link" text:visited-style-name="Visited_20_Internet_20_Link">
 </text:a>
 зустрівся зі своїм італійським колегою Антоніо Таяні. Міністриобговорили наступні кроки України на шляху до ЄС і НАТО, санкції ЄС щодоросії, подальшу оборонну допомогу Італії та її активну роль у відновленніУкраїни», - зазначило відомство.</text:p>
      <text:p text:style-name="P4">
<text:span text:style-name="T4">
Читайте також:</text:span>
 <text:a xlink:type="simple" xlink:href="https://www.ukrinform.ua/rubric-vidbudova/3701029-italia-dopomoze-ukraini-zahistitisa-ta-vidnovitisa-glava-mzs-taani.html" text:style-name="Internet_20_link" text:visited-style-name="Visited_20_Internet_20_Link">
 <text:span text:style-name="T4">
Таяні</text:span>
 </text:a>
</text:p>
      <text:p text:style-name="P4">
Як повідомлялося, у Римі 26 квітня проходить двостороння конференція звідбудови України.</text:p>
      <text:p text:style-name="P4">
Фото: МЗС</text:p>
      <text:p text:style-name="P4">
Source: <text:a xlink:type="simple" xlink:href="https://www.ukrinform.ua/rubric-polytics/3701121-kuleba-obgovoriv-z-italijskim-kolegou-slah-ukraini-do-es-i-nato.html" text:style-name="Internet_20_link" text:visited-style-name="Visited_20_Internet_20_Link">
https://www.ukrinform.ua/rubric-polytics/3701121-kuleba-obgovoriv-z-italijskim-kolegou-slah-ukraini-do-es-i-nato.html</text:a>
</text:p>
      <!--NEWS-->
      <text:h text:style-name="P10" text:outline-level="1">
<text:span text:style-name="T4">
Японці переграли сербів на ЧС-2023 з хокею, Україна зустрічається з Естонією</text:span>
</text:h>
      <text:p text:style-name="P4">
Authors: Ukrinform (Person)</text:p>
      <text:p text:style-name="P4">
Publisher: Укринформ (Organization)</text:p>
      <text:p text:style-name="P4">
Published Time: 2023-04-26T18:45:05+03:00</text:p>
      <text:p text:style-name="P4">
Modified Time: 2023-04-26T18:45:05+03:00</text:p>
      <text:p text:style-name="P4">
Description: У Таллінні (Естонія) за участю збірної України триває чемпіонат світу з хокею у Дивізіоні ІВ. — Укрінформ.</text:p>
      <text:p text:style-name="P4">
Images: ["<text:a xlink:type="simple" xlink:href="https://static.ukrinform.com/photos/2023_04/thumb_files/630_360_1682523856-258.jpg" text:style-name="Internet_20_link" text:visited-style-name="Visited_20_Internet_20_Link">
630_360_16825...</text:a>
"]</text:p>
      <text:p text:style-name="P4">
Tags: ['хокей', 'Збірна України']</text:p>
      <text:p text:style-name="P4">
Type: Article</text:p>
      <!--METADATA-->
      <text:p text:style-name="P4">
<draw:frame draw:style-name="fr1" draw:name="Image253" text:anchor-type="as-char" svg:width="6.9236in" svg:height="3.956343in" draw:z-index="0">
<draw:image xlink:href="../Images/yкринформ/2023-04-26T18-45-05-03-00/630_360_1682523856-258.jpg" xlink:type="simple" xlink:show="embed" xlink:actuate="onLoad" draw:mime-type="image/jpeg"/>
</draw:frame>
 У Таллінні(Естонія) за участю збірної України триває чемпіонат світу з хокею у ДивізіоніІВ.</text:p>
      <text:p text:style-name="P4">
Третій тур першості продовжився упевненими перемогами Нідерландів надхокеїстами Китаю - 7:2 (3:0, 3:2, 1:0) та Японії - над Сербію - 8:3 (2:0, 1:2,5:1), передає Укрінформ.</text:p>
      <text:p text:style-name="P4">
Ігровий день сьогодні завершить матч Україна - Естонія.</text:p>
      <text:p text:style-name="P4">
Нагадаємо, збірна України після стартової поразки в овертаймі від китайців(4:5) розгромила суперників із Сербії - 7:0 (0:0, 2:0, 5:0).</text:p>
      <text:p text:style-name="P4">
27 квітня підопічні Вадима Шахрайчука зіграють з Нідерландами, 29 квітня - зЯпонією.</text:p>
      <text:p text:style-name="P4">
Турнірне становище: Японія - 9 очок (після 3-х ігор), Естонія - 5 (2), Україна- 4 (2), Нідерланди - 3 (3), Китай - 2 (3), Сербія - 1 (3).</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text:p>
      <text:p text:style-name="P4">
Переможець турніру підвищиться у класі і наступного сезону гратиме у другомуза класифікацією Дивізіоні ІА.</text:p>
      <text:p text:style-name="P4">
Фото: iihf.com.</text:p>
      <text:p text:style-name="P4">
Source: <text:a xlink:type="simple" xlink:href="https://www.ukrinform.ua/rubric-sports/3701123-aponci-peregrali-serbiv-na-cs2023-z-hokeu-ukraina-zustricaetsa-z-estonieu.html" text:style-name="Internet_20_link" text:visited-style-name="Visited_20_Internet_20_Link">
https://www.ukrinform.ua/rubric-sports/3701123-aponci-peregrali-serbiv-na-cs2023-z-hokeu-ukraina-zustricaetsa-z-estonieu.html</text:a>
</text:p>
      <!--NEWS-->
      <text:h text:style-name="P10" text:outline-level="1">
<text:span text:style-name="T4">
Справа «Краян»: заступнику мера Одеси призначили ₴5 мільйонів застави</text:span>
</text:h>
      <text:p text:style-name="P4">
Authors: Ukrinform (Person)</text:p>
      <text:p text:style-name="P4">
Publisher: Укринформ (Organization)</text:p>
      <text:p text:style-name="P4">
Published Time: 2023-04-26T18:47:41+03:00</text:p>
      <text:p text:style-name="P4">
Modified Time: 2023-04-26T18:47:41+03:00</text:p>
      <text:p text:style-name="P4">
Description: Вищий антикорупційний суд змінив запобіжний захід заступнику мера Одеси Павлу Вугельману, який є одним із обвинувачених у справі «Краяну». Замість особистої поруки йому призначили заставу у понад 5 млн грн.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Антикорупційний суд', 'Застава', 'Краян']</text:p>
      <text:p text:style-name="P4">
Type: Article</text:p>
      <!--METADATA-->
      <text:p text:style-name="P4">
<draw:frame draw:style-name="fr1" draw:name="Image254" text:anchor-type="as-char" svg:width="6.9236in" svg:height="3.956343in" draw:z-index="0">
<draw:image xlink:href="../Images/yкринформ/2023-04-26T18-47-41-03-00/630_360_1532017869-1678.jpg" xlink:type="simple" xlink:show="embed" xlink:actuate="onLoad" draw:mime-type="image/jpeg"/>
</draw:frame>
 Вищийантикорупційний суд змінив запобіжний захід заступнику мера Одеси ПавлуВугельману, який є одним із обвинувачених у справі «Краяну». Замість особистоїпоруки йому призначили заставу у понад 5 млн грн.</text:p>
      <text:p text:style-name="P4">
Про це у <text:a xlink:type="simple" xlink:href="http://t.me/fuckcorruption/2249" text:style-name="Internet_20_link" text:visited-style-name="Visited_20_Internet_20_Link">
 </text:a>
 повідомив Центр протидіїкорупції, передає Укрінформ.</text:p>
      <text:p text:style-name="P4">
Прокурор САП просив застосувати для Вугельмана запобіжний захід у виглядітримання під вартою з альтернативою застави у понад 15 млн грн.</text:p>
      <text:p text:style-name="P4">
В обґрунтування він зазначив, що Павло Вугельман – батько 3 дітей, і він якзаступник міського голови може виїздити у закордонні відрядження, навіть попризаборону виїзду для державних службовців. Прокурор наголошував, що поруки дляВугельмана вже не достатньо, оскільки поручителі (Олександр Пресман з"Відродження" та Юрій Мірошниченко з "Опоблоку") не змогли забезпечити належнуповедінку Вугельмана і з 2019 року уже не є народними депутатами.</text:p>
      <text:p text:style-name="P4">
Сторона захисту на це зауважила, що Вугельман з моменту заборони виїзду длячиновників жодного разу не виїжджав з країни.</text:p>
      <text:p text:style-name="P4">
Адвокати додали, що ні вони, ні їх підзахисний засідань не зривали іпропустили всього близько 10% засідань з поважних причин.</text:p>
      <text:p text:style-name="P4">
Також захисники посилалися на інформацію від Офісу омбудсмена, що в СІЗОпорушують права людини, відсутні укриття, утримання осіб відбувається вжахливих умовах, а серед ув’язнених багато хворих на гепатит C та великасмертність.</text:p>
      <text:p text:style-name="P4">
«Клопотання судді <text:a xlink:type="simple" xlink:href="https://www.ukrinform.ua/tag-antikorupcijnij-sud" text:style-name="Internet_20_link" text:visited-style-name="Visited_20_Internet_20_Link">
 </text:a>
задовольнили частково, відмовивши у варті і натомість призначивши заставу врозмірі 5 млн грн. Ці кошти обвинувачений Вугельман має внести протягом 5днів», - повідомляють в ЦПК.</text:p>
      <text:p text:style-name="P4">
Вугельману заборонили залишати територію України та зобов’язали здатизакордонний паспорт. Також заступник мера має повідомляти про зміну місцяпроживання та роботи, не спілкуватися зі свідками у справі та зʼявлятись завикликом до суду.</text:p>
      <text:p text:style-name="P4">
Клопотання щодо інших обвинувачених судді планують розглянути до кінця цьоготижня.</text:p>
      <text:p text:style-name="P4">
<text:span text:style-name="T4">
Читайте також:</text:span>
 <text:a xlink:type="simple" xlink:href="https://www.ukrinform.ua/rubric-polytics/3700917-vaks-priznaciv-do-rozgladu-po-suti-spravu-pidozruvanogo-u-habarnictvi-deputata-kuzminih.html" text:style-name="Internet_20_link" text:visited-style-name="Visited_20_Internet_20_Link">
 <text:span text:style-name="T4">
Кузьміних</text:span>
 </text:a>
</text:p>
      <text:p text:style-name="P4">
Як повідомлялося, вчора, 25 квітня, ВАКС <text:a xlink:type="simple" xlink:href="https://www.ukrinform.ua/rubric-society/3700677-vaks-priznaciv-truhanovu-zastavu-u-ponad-30-miljoniv-centr-protidii-korupcii.html" text:style-name="Internet_20_link" text:visited-style-name="Visited_20_Internet_20_Link">
 </text:a>
 у 30 млн 866 тис. грн Одеському міському головіГеннадію Труханову.</text:p>
      <text:p text:style-name="P4">
За даними НАБУ, у 2016 році Одеський міський голова Труханов спільно з іншимипосадовцями Одеської мерії та представниками приватної компанії заволоділикоштами місцевого бюджету Одеси в сумі 92 млн грн під час купівлі будівлізбанкрутілого заводу «Краян».</text:p>
      <text:p text:style-name="P4">
Детективи НАБУ та прокурори САП у грудні 2016 року ініціювали накладанняарешту на ці кошти, які були перераховані на рахунок ТОВ компанії «ДевелопментЕліт». 24 січня 2020 року Труханову зі спільниками повідомили про підозру.</text:p>
      <text:p text:style-name="P4">
Загалом у справі заводу «Краян» НАБУ та САП притягнули до відповідальності 12осіб, стосовно 8 із яких справа слухається у ВАКС. Стосовно однієї з учасницьсхеми справу було закрито у зв’язку зі її смертю.</text:p>
      <text:p text:style-name="P4">
Source: <text:a xlink:type="simple" xlink:href="https://www.ukrinform.ua/rubric-society/3701126-sprava-kraan-zastupniku-mera-odesi-priznacili-5-miljoniv-zastavi.html" text:style-name="Internet_20_link" text:visited-style-name="Visited_20_Internet_20_Link">
https://www.ukrinform.ua/rubric-society/3701126-sprava-kraan-zastupniku-mera-odesi-priznacili-5-miljoniv-zastavi.html</text:a>
</text:p>
      <!--NEWS-->
      <text:h text:style-name="P10" text:outline-level="1">
<text:span text:style-name="T4">
Литва заявляє про спроби вербування її громадян розвідками рф, білорусі та Китаю</text:span>
</text:h>
      <text:p text:style-name="P4">
Authors: Ukrinform (Person)</text:p>
      <text:p text:style-name="P4">
Publisher: Укринформ (Organization)</text:p>
      <text:p text:style-name="P4">
Published Time: 2023-04-26T18:51:00+03:00</text:p>
      <text:p text:style-name="P4">
Modified Time: 2023-04-26T18:51:00+03:00</text:p>
      <text:p text:style-name="P4">
Description: Торік розвідки росії, білорусі та Китаю неодноразово намагалися завербувати громадян Литви, ці спроби успішними не були. — Укрінформ.</text:p>
      <text:p text:style-name="P4">
Images: ["<text:a xlink:type="simple" xlink:href="https://static.ukrinform.com/photos/2018_12/thumb_files/630_360_1544099847-328.jpg" text:style-name="Internet_20_link" text:visited-style-name="Visited_20_Internet_20_Link">
630_360_15440...</text:a>
"]</text:p>
      <text:p text:style-name="P4">
Tags: ['білорусь', 'Китай', 'Литва', 'Розвідка', 'Шпигун', 'росія']</text:p>
      <text:p text:style-name="P4">
Type: Article</text:p>
      <!--METADATA-->
      <text:p text:style-name="P4">
<draw:frame draw:style-name="fr1" draw:name="Image255" text:anchor-type="as-char" svg:width="6.9236in" svg:height="3.956343in" draw:z-index="0">
<draw:image xlink:href="../Images/yкринформ/2023-04-26T18-51-00-03-00/630_360_1544099847-328.jpg" xlink:type="simple" xlink:show="embed" xlink:actuate="onLoad" draw:mime-type="image/jpeg"/>
</draw:frame>
 Торікрозвідки росії, білорусі та Китаю неодноразово намагалися завербувати громадянЛитви, ці спроби успішними не були.</text:p>
      <text:p text:style-name="P4">
Як передає Укрінформ, про це повідомляє <text:a xlink:type="simple" xlink:href="https://www.lrt.lt/ua/novini/1263/1971465/rozvidki-rosiyi-bilorusi-ta-kitaiu-namagalisia-verbuvati-gromadian-litvi-departament-derzhbezpeki-litvi" text:style-name="Internet_20_link" text:visited-style-name="Visited_20_Internet_20_Link">
</text:a>
із посиланням на <text:a xlink:type="simple" xlink:href="https://www.vsd.lt/wp-content/uploads/2023/04/VSD_Ataskaita_2023_04_19.pdf" text:style-name="Internet_20_link" text:visited-style-name="Visited_20_Internet_20_Link">
 </text:a>
 Держбезпеки Литви (VSD),опублікований в середу.</text:p>
      <text:p text:style-name="P4">
«Виявлено кілька випадків, коли служби розвідки і держбезпеки росії, білорусіабо Китаю намагалися завербувати громадян <text:a xlink:type="simple" xlink:href="https://www.ukrinform.ua/tag-litva" text:style-name="Internet_20_link" text:visited-style-name="Visited_20_Internet_20_Link">
 </text:a>
 , але жодна спроба не була успішною», - йдеться у звіті.</text:p>
      <text:p text:style-name="P4">
У ньому також згадується, що п'ятьох співробітників російської розвідки, якіпрацювали під дипломатичним прикриттям, було вислано з Литви торік, івказується, що інтенсивність розвідувальної діяльності цієї країни залишаєтьсявисокою.</text:p>
      <text:p text:style-name="P4">
<text:span text:style-name="T4">
Читайте також:</text:span>
 <text:a xlink:type="simple" xlink:href="https://www.ukrinform.ua/rubric-world/3700932-sonajmense-tretina-rosijskih-diplomativ-u-krainah-pivnicnoi-evropi-viavilisa-spigunami.html" text:style-name="Internet_20_link" text:visited-style-name="Visited_20_Internet_20_Link">
 <text:span text:style-name="T4">
шпигун</text:span>
 </text:a>
</text:p>
      <text:p text:style-name="P4">
«За оцінками VSD, інтенсивність інших видів діяльності російських спецслужб -інформаційних операцій, радіоелектронної та кіберрозвідки - залишаєтьсявисокою, тому пріоритетну увагу VSD приділятиме запобіганню цій діяльності,проведенню контррозвідувальних дій і посиленню кібербезпеки», - повідомляютьпредставники спецслужби.</text:p>
      <text:p text:style-name="P4">
Минулого року інформацію, зібрану VSD, використовували в п'яти досудовихрозслідуваннях, два з яких були пов'язані з порушеннями міжнародних санкцій. Учотирьох осіб анульовано посвідки на проживання в Литві через те, що їхнядіяльність становить загрозу економічній безпеці.</text:p>
      <text:p text:style-name="P4">
До Литви було заборонено в'їзд 12 особам: дев'ятьом через загрозу тероризму,трьом через зв'язки зі спецслужбами ворожих країн.</text:p>
      <text:p text:style-name="P4">
За даними VSD, після застосування міжнародних санкцій до росії та білорусічерез повномасштабне вторгнення в Україну обидва режими докладають чималозусиль, щоб пом'якшити вплив санкцій і знайти шляхи їхнього обходу.</text:p>
      <text:p text:style-name="P4">
<text:span text:style-name="T4">
Читайте також:</text:span>
 <text:a xlink:type="simple" xlink:href="https://www.ukrinform.ua/rubric-technology/3698185-niderlandski-kompanii-e-obektami-spigunstva-z-boku-kitau-cerez-visoki-tehnologii-specsluzba.html" text:style-name="Internet_20_link" text:visited-style-name="Visited_20_Internet_20_Link">
 <text:span text:style-name="T4">
шпигун</text:span>
 </text:a>
</text:p>
      <text:p text:style-name="P4">
«Схеми обходу санкцій стали одним з найважливіших напрямів розслідуваньекономічної безпеки VSD», - наголошується у звіті.</text:p>
      <text:p text:style-name="P4">
У відомстві стверджують, що виявили діючі в Литві компанії, які допомагаютьросійським суб'єктам обходити санкції, і передали інформацію про них довідповідних держустанов.</text:p>
      <text:p text:style-name="P4">
Як повідомлялося, 26 квітня міжнародною групою журналістів були оприлюднені тапроаналізовані стратегії кремля щодо впливу на політику Литви, Латвії, таЕстонії, згідно з якими передбачалося маніпулювання місцевим бізнесом, абизабезпечити лояльність балтійських урядів. Зокрема щодо Литви, то російськічиновники особливо побоюються встановлення НАТОвських засобів ППО у Литві.</text:p>
      <text:p text:style-name="P4">
Source: <text:a xlink:type="simple" xlink:href="https://www.ukrinform.ua/rubric-world/3701133-litva-zaavlae-pro-sprobi-verbuvanna-ii-gromadan-rozvidkami-rf-bilorusi-ta-kitau.html" text:style-name="Internet_20_link" text:visited-style-name="Visited_20_Internet_20_Link">
https://www.ukrinform.ua/rubric-world/3701133-litva-zaavlae-pro-sprobi-verbuvanna-ii-gromadan-rozvidkami-rf-bilorusi-ta-kitau.html</text:a>
</text:p>
      <!--NEWS-->
      <text:h text:style-name="P10" text:outline-level="1">
<text:span text:style-name="T4">
Розмова Зеленського та Сі Цзіньпіна: деталі</text:span>
</text:h>
      <text:p text:style-name="P4">
Authors: Ukrinform (Person)</text:p>
      <text:p text:style-name="P4">
Publisher: Укринформ (Organization)</text:p>
      <text:p text:style-name="P4">
Published Time: 2023-04-26T18:53:00+03:00</text:p>
      <text:p text:style-name="P4">
Modified Time: 2023-04-26T18:53:00+03:00</text:p>
      <text:p text:style-name="P4">
Description: Президент України Володимир Зеленський провів годинну телефонну розмову з Головою Китайської Народної Республіки Сі Цзіньпіном. — Укрінформ.</text:p>
      <text:p text:style-name="P4">
Images: ["<text:a xlink:type="simple" xlink:href="https://static.ukrinform.com/photos/2023_04/thumb_files/630_360_1682524291-626.jpeg" text:style-name="Internet_20_link" text:visited-style-name="Visited_20_Internet_20_Link">
630_360_16825...</text:a>
"]</text:p>
      <text:p text:style-name="P4">
Tags: ['Китай', 'Сі Цзіньпін', 'Україна', 'Зеленський']</text:p>
      <text:p text:style-name="P4">
Type: Article</text:p>
      <!--METADATA-->
      <text:p text:style-name="P4">
<draw:frame draw:style-name="fr1" draw:name="Image256" text:anchor-type="as-char" svg:width="6.9236in" svg:height="3.956343in" draw:z-index="0">
<draw:image xlink:href="../Images/yкринформ/2023-04-26T18-53-00-03-00/630_360_1682524291-626.jpeg" xlink:type="simple" xlink:show="embed" xlink:actuate="onLoad" draw:mime-type="image/jpeg"/>
</draw:frame>
 ПрезидентУкраїни Володимир Зеленський провів годинну телефонну розмову з ГоловоюКитайської Народної Республіки Сі Цзіньпіном.</text:p>
      <text:p text:style-name="P4">
Про деталі розмови повідомляється на <text:a xlink:type="simple" xlink:href="https://www.president.gov.ua/news/vidbulasya-telefonna-rozmova-prezidenta-ukrayini-z-golovoyu-82489" text:style-name="Internet_20_link" text:visited-style-name="Visited_20_Internet_20_Link">
</text:a>
 , передає Укрінформ.</text:p>
      <text:p text:style-name="P4">
«Під час продуктивного годинного спілкування глави держав обговорили веськомплекс актуальних питань двосторонніх відносин. Окрему увагу було приділеношляхам можливої взаємодії з метою встановлення справедливого і сталого мирудля України», - йдеться у повідомленні.</text:p>
      <text:p text:style-name="P4">
Володимир Зеленський підтвердив незмінність позиції України щодо дотриманняполітики «одного Китаю» та подякував Голові КНР за підтримку Китаємнезалежності, суверенітету й територіальної цілісності України.</text:p>
      <text:p text:style-name="P4">
Президент висловив вдячність китайській стороні за гуманітарну допомогу тавідзначив, що Україна належним чином дбає про безпеку китайських громадян натериторії нашої держави.</text:p>
      <text:p text:style-name="P4">
Сторони предметно обговорили шляхи зміцнення українсько-китайськогопартнерства.</text:p>
      <text:p text:style-name="P4">
<text:span text:style-name="T4">
Читайте також:</text:span>
 <text:a xlink:type="simple" xlink:href="https://www.ukrinform.ua/rubric-polytics/3701093-e-tocki-peretinu-v-op-rozkrili-detali-rozmovi-zelenskogo-iz-si-czinpinom.html" text:style-name="Internet_20_link" text:visited-style-name="Visited_20_Internet_20_Link">
 <text:span text:style-name="T4">
Цзіньпіном</text:span>
 </text:a>
</text:p>
      <text:p text:style-name="P4">
«До повномасштабного російського вторгнення Китай був торговельним партнеромУкраїни номер один. Вірю, що наша сьогоднішня розмова дасть потужний імпульсдля повернення, збереження та розвитку цієї динаміки на всіх рівнях», –акцентував Президент України. Цьому мають сприяти відновлення роботидвосторонньої міжурядової комісії та призначення Посла України в КНР.</text:p>
      <text:p text:style-name="P4">
Президент України акцентував, що сьогодні в Україні вшановується пам'ять жертваварії на Чорнобильській АЕС – найбільшої техногенної катастрофи в історіїлюдства. Він підкреслив, що триваюча російська окупація Запорізької атомноїстанції та використання росією ЗАЕС як прикриття для військових ударів понаших містах та селах свідчать про те, що в Москві не поважають справедливогоінтересу всіх людей світу жити у гарантованій безпеці від будь-яких ядерних чирадіаційних загроз.</text:p>
      <text:p text:style-name="P4">
У цьому зв’язку Глава держави закликав Китай відіграти дієву роль уврегулюванні питання безпеки довкола ЗАЕС.</text:p>
      <text:p text:style-name="P4">
«Це відповідатиме духу Будапештського меморандуму», – підкреслив він.</text:p>
      <text:p text:style-name="P4">
Володимир Зеленський поінформував китайського очільника про ситуацію нафронті: «Ситуація на фронті складна, проте ми стоїмо. І будемо й надалізвільняти нашу землю. Ми не починали цієї війни, але маємо відновитисуверенітет і територіальну цілісність нашої держави. У межах міжнародновизнаних кордонів 1991 року. Включаючи Крим. Це цілком відповідає цілям іпринципам Статуту ООН».</text:p>
      <text:p text:style-name="P4">
<text:span text:style-name="T4">
Читайте також:</text:span>
 <text:a xlink:type="simple" xlink:href="https://www.ukrinform.ua/rubric-world/3701089-u-bilomu-domi-vitaut-rozmovu-zelenskogo-j-si-ale-z-visnovkami-ne-pospisaut.html" text:style-name="Internet_20_link" text:visited-style-name="Visited_20_Internet_20_Link">
 </text:a>
</text:p>
      <text:p text:style-name="P4">
Глава держави окремо зупинився на руйнівних наслідках російського вторгнення,акцентувавши на викраденні росією двадцяти тисяч українських дітей.</text:p>
      <text:p text:style-name="P4">
Президент України виклав зміст української формули миру та поінформував протриваючу дипломатичну роботу з організації Глобального саміту миру.</text:p>
      <text:p text:style-name="P4">
Володимир Зеленський висловив сподівання на активну участь Китаю у зусилляхщодо відновлення миру.</text:p>
      <text:p text:style-name="P4">
«Ніхто не бажає миру більше, ніж український народ. Ми – на своїй землі іборемося за наше майбутнє, реалізовуючи невід’ємне право на самооборону. Мирмає бути справедливим і стійким, заснованим на принципах міжнародного права таповаги до Статуту ООН. Не може бути жодного миру за рахунок територіальнихкомпромісів. Територіальна цілісність України має бути відновлена в межах 1991року», – зазначив Президент України.</text:p>
      <text:p text:style-name="P4">
Сторони відзначили важливість зусиль, спрямованих на встановлення миру.</text:p>
      <text:p text:style-name="P4">
Глава Української держави окремо наголосив на важливості того, щоб усі державиутримувалися від підтримки росії у війні. Це має стосуватися військово-технічного співробітництва. У тому числі – постачання зброї.</text:p>
      <text:p text:style-name="P4">
«Будь-яку підтримку – навіть часткову – росія конвертує у продовження своєїагресії, у свою подальшу відмову від миру. Чим менше підтримки отримує росія,тим швидше закінчиться війна і в міжнародні відносини повернеться спокій», –підкреслив Володимир Зеленський.</text:p>
      <text:p text:style-name="P4">
Президент України підкреслив готовність нашої держави залишатися гарантомглобальної продовольчої безпеки. Володимир Зеленський зазначив, що наразіукраїнські порти є заручниками російської агресії та заблоковані державою-агресором, а з ними – наші експортні шляхи.</text:p>
      <text:p text:style-name="P4">
У цьому контексті сторони висловили спільну підтримку необхідності належноїімплементації та продовження дії Чорноморської зернової ініціативи. <text:a xlink:type="simple" xlink:href="https://www.ukrinform.ua/tag-zelenskij" text:style-name="Internet_20_link" text:visited-style-name="Visited_20_Internet_20_Link">
</text:a>
 поінформував про реалізаціюглобальної гуманітарної програми «Зерно з України».</text:p>
      <text:p text:style-name="P4">
Лідери України та Китаю домовилися про підтримання регулярного діалогу.</text:p>
      <text:p text:style-name="P4">
Source: <text:a xlink:type="simple" xlink:href="https://www.ukrinform.ua/rubric-polytics/3701129-rozmova-zelenskogo-ta-si-czinpina-detali.html" text:style-name="Internet_20_link" text:visited-style-name="Visited_20_Internet_20_Link">
https://www.ukrinform.ua/rubric-polytics/3701129-rozmova-zelenskogo-ta-si-czinpina-detali.html</text:a>
</text:p>
      <!--NEWS-->
      <text:h text:style-name="P10" text:outline-level="1">
<text:span text:style-name="T4">
Держбюджет у І кварталі отримав від приватизації ₴902 мільйони</text:span>
</text:h>
      <text:p text:style-name="P4">
Authors: Ukrinform (Person)</text:p>
      <text:p text:style-name="P4">
Publisher: Укринформ (Organization)</text:p>
      <text:p text:style-name="P4">
Published Time: 2023-04-26T18:54:56+03:00</text:p>
      <text:p text:style-name="P4">
Modified Time: 2023-04-26T18:54:56+03:00</text:p>
      <text:p text:style-name="P4">
Description: За перший квартал 2023 року держбюджет отримав від приватизації 902 млн грн, що є найкращим показником роботи Фонду держмайна за останні десять років, оскільки в середньому за відповідний період впродовж останнього десятиліття приватизація приносила 234 млн грн. — Укрінформ.</text:p>
      <text:p text:style-name="P4">
Images: ["<text:a xlink:type="simple" xlink:href="https://static.ukrinform.com/photos/2020_03/thumb_files/630_360_1584009375-893.jpg" text:style-name="Internet_20_link" text:visited-style-name="Visited_20_Internet_20_Link">
630_360_15840...</text:a>
"]</text:p>
      <text:p text:style-name="P4">
Tags: ['Бюджет', 'ФДМУ', 'Приватизація']</text:p>
      <text:p text:style-name="P4">
Type: Article</text:p>
      <!--METADATA-->
      <text:p text:style-name="P4">
<draw:frame draw:style-name="fr1" draw:name="Image257" text:anchor-type="as-char" svg:width="6.9236in" svg:height="3.956343in" draw:z-index="0">
<draw:image xlink:href="../Images/yкринформ/2023-04-26T18-54-56-03-00/630_360_1584009375-893.jpg" xlink:type="simple" xlink:show="embed" xlink:actuate="onLoad" draw:mime-type="image/jpeg"/>
</draw:frame>
 За першийквартал 2023 року держбюджет отримав від приватизації 902 млн грн, що єнайкращим показником роботи Фонду держмайна за останні десять років, оскількив середньому за відповідний період впродовж останнього десятиліттяприватизація приносила 234 млн грн.</text:p>
      <text:p text:style-name="P4">
Як передає Укрінформ, про це повідомляє <text:a xlink:type="simple" xlink:href="http://www.spfu.gov.ua/ua/news/9652.html" text:style-name="Internet_20_link" text:visited-style-name="Visited_20_Internet_20_Link">
</text:a>
 .</text:p>
      <text:p text:style-name="P4">
"Наша мета — чесна та прозора приватизація з максимальною конкуренцією нааукціонах. Результат за перший квартал свідчить про те, що бізнесу цікавоінвестувати в державні активи. Тому зараз працюємо над тим, щоб незабаромвідновити велику приватизацію", — заявив голова <text:a xlink:type="simple" xlink:href="https://www.ukrinform.ua/tag-fdmu" text:style-name="Internet_20_link" text:visited-style-name="Visited_20_Internet_20_Link">
</text:a>
 Рустем Умєров.</text:p>
      <text:p text:style-name="P4">
Фонд держмайна у I кварталі виставляв на торги логістичні, торговельні,складські, спиртові активи тощо. Зокрема, вдалося вперше приватизуватиморський порт в Україні. Торги за порт «Усть-Дунайськ» принесли до бюджетупонад 200 млн грн.</text:p>
      <text:p text:style-name="P4">
Інвестори також активно цікавилися спиртовими активами. Наприклад, під часторгів з продажу Сторонибабського спиртзаводу його вартість зросла у 2,7 раза– до 142 млн грн. Крім того, приватизація Барського спиртокомбінату принесладо держбюджету 21,3 млн грн — у 4,7 раза більше стартової ціни.</text:p>
      <text:p text:style-name="P4">
<text:span text:style-name="T4">
Читайте також:</text:span>
 <text:a xlink:type="simple" xlink:href="https://www.ukrinform.ua/rubric-economy/3700547-prama-budzetna-pidtrimka-vid-es-cogoric-sagnula-6-milardiv-minfin.html" text:style-name="Internet_20_link" text:visited-style-name="Visited_20_Internet_20_Link">
 <text:span text:style-name="T4">
бюджет</text:span>
 </text:a>
</text:p>
      <text:p text:style-name="P4">
Як повідомляв Укрінформ, впродовж березня Фонд державного майна провів 53приватизаційні аукціони та залучив понад 627 млн гривень.</text:p>
      <text:p text:style-name="P4">
Фонд державного майна планує виставляти на продаж обʼєкти великої приватизаціїу другому-третьому кварталі цього року.</text:p>
      <text:p text:style-name="P4">
<text:span text:style-name="T5">
Фото: НБУ</text:span>
</text:p>
      <text:p text:style-name="P4">
Source: <text:a xlink:type="simple" xlink:href="https://www.ukrinform.ua/rubric-economy/3701130-derzbudzet-u-i-kvartali-otrimav-vid-privatizacii-902-miljoni.html" text:style-name="Internet_20_link" text:visited-style-name="Visited_20_Internet_20_Link">
https://www.ukrinform.ua/rubric-economy/3701130-derzbudzet-u-i-kvartali-otrimav-vid-privatizacii-902-miljoni.html</text:a>
</text:p>
      <!--NEWS-->
      <text:h text:style-name="P10" text:outline-level="1">
<text:span text:style-name="T4">
НБУ розпочинає оцінку стійкості банків</text:span>
</text:h>
      <text:p text:style-name="P4">
Authors: Ukrinform (Person)</text:p>
      <text:p text:style-name="P4">
Publisher: Укринформ (Organization)</text:p>
      <text:p text:style-name="P4">
Published Time: 2023-04-26T18:58:03+03:00</text:p>
      <text:p text:style-name="P4">
Modified Time: 2023-04-26T18:58:03+03:00</text:p>
      <text:p text:style-name="P4">
Description: Національний банк розпочинає оцінку стійкості 20 банків в умовах воєнного стану.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Банк', 'Нацбанк', 'перевірки']</text:p>
      <text:p text:style-name="P4">
Type: Article</text:p>
      <!--METADATA-->
      <text:p text:style-name="P4">
<draw:frame draw:style-name="fr1" draw:name="Image258" text:anchor-type="as-char" svg:width="6.9236in" svg:height="3.956343in" draw:z-index="0">
<draw:image xlink:href="../Images/yкринформ/2023-04-26T18-58-03-03-00/630_360_1679320501-539.png" xlink:type="simple" xlink:show="embed" xlink:actuate="onLoad" draw:mime-type="image/png"/>
</draw:frame>
Національний банк розпочинає оцінку стійкості 20 банків в умовах воєнногостану.</text:p>
      <text:p text:style-name="P4">
Як передає Укрінформ, про це повідомляє <text:a xlink:type="simple" xlink:href="http://bank.gov.ua/ua/news/all/natsionalniy-bank-rozpochinaye-otsinku-stiykosti-bankivskoyi-sistemi-v-umovah-voyennogo-chasu" text:style-name="Internet_20_link" text:visited-style-name="Visited_20_Internet_20_Link">
</text:a>
</text:p>
      <text:p text:style-name="P4">
"Для визначення реального стану банківського сектору Національний банкрозпочинає оцінку стійкості банків та банківської системи. В умовах воєнногочасу ця оцінка у 2023 році матиме низку особливостей", - йдеться вповідомленні.</text:p>
      <text:p text:style-name="P4">
Зазначається, що оцінка стійкості здійснюватиметься станом на 1 квітняпоточного року в три етапи. Перший – включатиме оцінку якості активів таприйнятності забезпечення за кредитними операціями, а також перевірку оцінкивартості майна, отриманого банком у заставу, та розрахунок нормативівдостатності капіталу.</text:p>
      <text:p text:style-name="P4">
Другий етап передбачає екстраполяцію результатів оцінки якості активів таприйнятності забезпечення на кредитні операції банку, що не потрапили увибірку на першому етапі.</text:p>
      <text:p text:style-name="P4">
Третій – оцінку показників діяльності банку за базовим сценарієм та визначеннянеобхідних рівнів нормативів достатності капіталу. Технічне завдання та модельоцінки прогнозних показників діяльності банку буде окремо оприлюднено насторінках офіційного Інтернет-представництва Національного банку.</text:p>
      <text:p text:style-name="P4">
У 2023 році оцінку проходитимуть 20 банків. Це фінустанови, що є лідерами засукупністю показників обсягу зважених на ризик-активів, депозитів та кредитівфізичних осіб. Загальний розмір чистих активів цих банків становить понад 90%активів банківської системи. Банки, які проходитимуть оцінку у 2023 році: АТКБ «ПриватБанк», АТ «Ощадбанк», АТ «Райффайзен Банк», АТ «Сенс Банк», АТ«Універсал Банк», АТ «ПУМБ», АТ «Укрексімбанк», АБ «Укргазбанк», АТ «ОТПБанк», АТ «Укрсиббанк», АТ «Креді Агріколь Банк», АТ «Кредобанк», АТ «А-Банк»,АТ «Таскомбанк», АТ «ПроКредит Банк», АБ «Південний», АТ «Банк Кредит Дніпро»,ПАТ «Банк Восток», ПАТ «МТБ Банк», АТ «Правекс Банк».</text:p>
      <text:p text:style-name="P4">
Результати оцінки стійкості банків і банківської системи України, здійсненої у2023 році, буде оприлюднено до 31 березня 2024 року.</text:p>
      <text:p text:style-name="P4">
<text:span text:style-name="T4">
Читайте також:</text:span>
 <text:a xlink:type="simple" xlink:href="https://www.ukrinform.ua/rubric-economy/3700341-nacbank-pererahue-do-budzetu-majze-72-milardi-griven.html" text:style-name="Internet_20_link" text:visited-style-name="Visited_20_Internet_20_Link">
 <text:span text:style-name="T4">
Нацбанк</text:span>
 </text:a>
</text:p>
      <text:p text:style-name="P4">
Як повідомлялося, <text:a xlink:type="simple" xlink:href="https://www.ukrinform.ua/tag-nacbank" text:style-name="Internet_20_link" text:visited-style-name="Visited_20_Internet_20_Link">
 </text:a>
 з 2018 рокупроводить оцінку стійкості банків, яка передбачає, в тому числі, стрес-тестування для окремо визначеного переліку банків.</text:p>
      <text:p text:style-name="P4">
<text:span text:style-name="T5">
Фото: НБУ</text:span>
</text:p>
      <text:p text:style-name="P4">
Source: <text:a xlink:type="simple" xlink:href="https://www.ukrinform.ua/rubric-economy/3701131-nbu-rozpocinae-ocinku-stijkosti-bankiv.html" text:style-name="Internet_20_link" text:visited-style-name="Visited_20_Internet_20_Link">
https://www.ukrinform.ua/rubric-economy/3701131-nbu-rozpocinae-ocinku-stijkosti-bankiv.html</text:a>
</text:p>
      <!--NEWS-->
      <text:h text:style-name="P10" text:outline-level="1">
<text:span text:style-name="T4">
Сили оборони за добу відбили 43 атаки росіян на трьох напрямках</text:span>
</text:h>
      <text:p text:style-name="P4">
Authors: Ukrinform (Person)</text:p>
      <text:p text:style-name="P4">
Publisher: Укринформ (Organization)</text:p>
      <text:p text:style-name="P4">
Published Time: 2023-04-26T19:02:00+03:00</text:p>
      <text:p text:style-name="P4">
Modified Time: 2023-04-26T19:02:00+03:00</text:p>
      <text:p text:style-name="P4">
Description: Сили оборони України протягом доби відбили 43 атаки російської армії на Бахмутському, Авдіївському та Мар’їнському напрямках. — Укрінформ.</text:p>
      <text:p text:style-name="P4">
Images: ["<text:a xlink:type="simple" xlink:href="https://static.ukrinform.com/photos/2023_04/thumb_files/630_360_1681573947-281.jpg" text:style-name="Internet_20_link" text:visited-style-name="Visited_20_Internet_20_Link">
630_360_16815...</text:a>
"]</text:p>
      <text:p text:style-name="P4">
Tags: ['Генштаб', 'Оборона', 'ЗСУ', 'Війна з росією']</text:p>
      <text:p text:style-name="P4">
Type: Article</text:p>
      <!--METADATA-->
      <text:p text:style-name="P4">
<draw:frame draw:style-name="fr1" draw:name="Image259" text:anchor-type="as-char" svg:width="6.9236in" svg:height="3.956343in" draw:z-index="0">
<draw:image xlink:href="../Images/yкринформ/2023-04-26T19-02-00-03-00/630_360_1681573947-281.jpg" xlink:type="simple" xlink:show="embed" xlink:actuate="onLoad" draw:mime-type="image/jpeg"/>
</draw:frame>
 Силиоборони України протягом доби відбили 43 атаки російської армії наБахмутському, Авдіївському та Мар’їнському напрямках.</text:p>
      <text:p text:style-name="P4">
Як передає Укрінформ, про це Генеральний штаб Збройних сил України повідомляєу <text:a xlink:type="simple" xlink:href="http://www.facebook.com/GeneralStaff.ua/posts/pfbid02M4zTv2MTx7qDMTUBcnSLkVxg3zrQfZhu4VCKiu5ajszDeQW7kuD9pXd8rd7MUy71l" text:style-name="Internet_20_link" text:visited-style-name="Visited_20_Internet_20_Link">
</text:a>
.</text:p>
      <text:p text:style-name="P4">
“Основні зусилля противник зосереджує на веденні наступальних дій наБахмутському, Авдіївському та Мар’їнському напрямках - протягом доби буловідбито 43 атаки противника. Найзапекліші бої тривають за Бахмут та Мар’їнку”,- ідеться в повідомленні.</text:p>
      <text:p text:style-name="P4">
В Генштабі підкреслюють, що російська федерація продовжує ігноруватиМіжнародне гуманітарне право, завдає ударів, здійснює <text:a xlink:type="simple" xlink:href="https://www.ukrinform.ua/tag-obstril" text:style-name="Internet_20_link" text:visited-style-name="Visited_20_Internet_20_Link">
</text:a>
 не лише по позиціях українськихвійськ, а й по цивільній інфраструктурі населених пунктів, тероризуючи мирнихжителів.</text:p>
      <text:p text:style-name="P4">
Агресор протягом доби завдав три ракетних, 31 авіаційний удар та здійснивблизько 26 обстрілів з реактивних систем залпового вогню. Є поранені середмирного населення, зруйновано та пошкоджено приватні житлові будинки та іншацивільна інфраструктура.</text:p>
      <text:p text:style-name="P4">
Ймовірність завдання ракетних та авіаційних ударів по всій території Українизалишається високою.</text:p>
      <text:p text:style-name="P4">
На _<text:span text:style-name="T4">
Волинському та Поліському напрямках</text:span>
 _ оперативна обстановка безсуттєвих змін. Ознак формування наступальних угруповань ворога не виявлено.</text:p>
      <text:p text:style-name="P4">
<text:span text:style-name="T4">
Читайте також:</text:span>
 <text:a xlink:type="simple" xlink:href="https://www.ukrinform.ua/rubric-ato/3699864-zagrozi-povtornogo-nastupu-rosian-iz-bilorusi-zaraz-nemae-budanov.html" text:style-name="Internet_20_link" text:visited-style-name="Visited_20_Internet_20_Link">
 <text:span text:style-name="T4">
Буданов</text:span>
 </text:a>
</text:p>
      <text:p text:style-name="P4">
На _<text:span text:style-name="T4">
Сіверському та Слобожанському напрямках</text:span>
 _ ворог зберігає військовуприсутність у прикордонних з Україною районах Брянської, Курської таБєлгородської областей. Агресор протягом доби здійснив артилерійські тамінометні обстріли населених пунктів Медведівка, Галаганівка, Леонівка, Буда-Вороб'ївська, Грем'яч Чернігівської області; Зноб-Трубчевська, Чернацького,Середина-Буди, Бачівська, Сидорівки, Шпилю та Миколаївки Сумської області, атакож Гур'євого Козачка, Глибокого, Олійникового та Зеленого на Харківщині.</text:p>
      <text:p text:style-name="P4">
На _<text:span text:style-name="T4">
Куп’янському напрямку</text:span>
 _ артилерійських та мінометних обстрілівпротивника зазнали населені пункти Кам’янка, Красне Перше, Новомлинськ, ЛиманПерший, Кислівка, Берестове Харківської області та Новоселівське на Луганщині.</text:p>
      <text:p text:style-name="P4">
На _<text:span text:style-name="T4">
Лиманському напрямку</text:span>
 _ ворог наступальних дій не проводив.Артилерійських обстрілів зазнали Терни, Торське, Діброва, Білогорівка,Верхньокам’янське, Спірне Донецької області.</text:p>
      <text:p text:style-name="P4">
На _<text:span text:style-name="T4">
Бахмутському напрямку</text:span>
 _ росіяни продовжують вести наступальні дії.Тривають важкі бої за місто Бахмут. До того ж, протягом доби, загарбник вівбезуспішні наступальні дії у напрямку населених пунктів Оріхово-Василівка таІванівське. Від ворожих обстрілів постраждали Васюківка, Залізнянське,Оріхово-Василівка, Новомаркове, Григорівка, Бахмут, Часів Яр, Іванівське,Предтечине, Костянтинівка, Диліївка, Північне, Південне та Нью-Йорк Донецькоїобласті.</text:p>
      <text:p text:style-name="P4">
<text:span text:style-name="T4">
Читайте також:</text:span>
 <text:a xlink:type="simple" xlink:href="https://www.ukrinform.ua/rubric-ato/3700800-u-bahmuti-trivaut-vazki-boi-na-korotkih-distanciah-britanska-rozvidka.html" text:style-name="Internet_20_link" text:visited-style-name="Visited_20_Internet_20_Link">
 <text:span text:style-name="T4">
Бахмут</text:span>
 </text:a>
</text:p>
      <text:p text:style-name="P4">
На <text:span text:style-name="T4">
<text:span text:style-name="T5">
Авдіївському напрямку</text:span>
 </text:span>
 агресор вів наступальні дії в районахАвдіївки, Сєверного та Первомайського Донецької області, успіху не мав. Такожворог здійснив обстріли населених пунктів Новокалинове, Бердичі, Ласточкине,Авдіївка, Водяне, Первомайське, Карлівка та Невельське Донецької області.</text:p>
      <text:p text:style-name="P4">
На _<text:span text:style-name="T4">
Мар’їнському напрямку</text:span>
 _ протягом доби українськими захисниками буливідбиті числені атаки противника в районі Мар’їнки. Ворожих обстрілів зазналиКрасногорівка, Георгіївка, Мар’їнка, Парасковіївка та Новомихайлівка Донецькоїобласті.</text:p>
      <text:p text:style-name="P4">
На _<text:span text:style-name="T4">
Шахтарському напрямку</text:span>
 _ протягом поточної доби ворог наступальних дійне проводив. Здійснив обстріли населених пунктів Богоявленка, Новоукраїнка,Шахтарське, Пречистівка та Вугледар Донецької області.</text:p>
      <text:p text:style-name="P4">
На _<text:span text:style-name="T4">
Запорізькому та Херсонському напрямках</text:span>
 _ противник продовжує вестиоборонні дії. Разом з тим, протягом доби, здійснив обстріли понад 30 населенихпунктів. Серед них – Времівка, Новопіль Донецької області; Гуляйполе,Залізничне, Мала Токмачка, Новоандріївка та Кам’янське Запорізької області;Берислав, Козацьке, Токарівка, Антонівка, Білозерка, Берегове Херсонськоїобласті та Херсон.</text:p>
      <text:p text:style-name="P4">
<text:span text:style-name="T4">
Читайте також:</text:span>
 <text:a xlink:type="simple" xlink:href="https://www.ukrinform.ua/rubric-ato/3701066-oznak-pidgotovki-nastupu-rosian-pid-vugledarom-ne-sposterigaetsa-sili-oboroni.html" text:style-name="Internet_20_link" text:visited-style-name="Visited_20_Internet_20_Link">
 </text:a>
</text:p>
      <text:p text:style-name="P4">
Авіація Сил оборони за добу завдала 11 ударів по районах зосередженняособового складу та військової техніки загарбників. Також збито ворожийрозвідувальний безпілотний літальний апарат типу Supercam.</text:p>
      <text:p text:style-name="P4">
Як повідомляв Укрінформ, <text:a xlink:type="simple" xlink:href="https://www.ukrinform.ua/rubric-ato/3700763-zsu-vze-znisili-188-410-rosijskih-zagarbnikiv.html" text:style-name="Internet_20_link" text:visited-style-name="Visited_20_Internet_20_Link">
 </text:a>
 з 24 лютого 2022 року по 26квітня 2023 року ліквідували близько 188 тисяч 410 російських загарбників, прицьому за минулу добу - ще 640 осіб.</text:p>
      <text:p text:style-name="P4">
Source: <text:a xlink:type="simple" xlink:href="https://www.ukrinform.ua/rubric-ato/3701134-sili-oboroni-za-dobu-vidbili-43-ataki-rosian-na-troh-napramkah.html" text:style-name="Internet_20_link" text:visited-style-name="Visited_20_Internet_20_Link">
https://www.ukrinform.ua/rubric-ato/3701134-sili-oboroni-za-dobu-vidbili-43-ataki-rosian-na-troh-napramkah.html</text:a>
</text:p>
      <!--NEWS-->
      <text:h text:style-name="P10" text:outline-level="1">
<text:span text:style-name="T4">
Цуренко перемогла італійку Бронцетті на старті турніру WTA у Мадриді</text:span>
</text:h>
      <text:p text:style-name="P4">
Authors: Ukrinform (Person)</text:p>
      <text:p text:style-name="P4">
Publisher: Укринформ (Organization)</text:p>
      <text:p text:style-name="P4">
Published Time: 2023-04-26T19:04:47+03:00</text:p>
      <text:p text:style-name="P4">
Modified Time: 2023-04-26T19:04:47+03:00</text:p>
      <text:p text:style-name="P4">
Description: Українка Леся Цуренко подолала перше коло на престижному грунтов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524997-990.jpg" text:style-name="Internet_20_link" text:visited-style-name="Visited_20_Internet_20_Link">
630_360_16825...</text:a>
"]</text:p>
      <text:p text:style-name="P4">
Tags: ['Цуренко', 'Теніс']</text:p>
      <text:p text:style-name="P4">
Type: Article</text:p>
      <!--METADATA-->
      <text:p text:style-name="P4">
<draw:frame draw:style-name="fr1" draw:name="Image260" text:anchor-type="as-char" svg:width="6.9236in" svg:height="3.956343in" draw:z-index="0">
<draw:image xlink:href="../Images/yкринформ/2023-04-26T19-04-47-03-00/630_360_1682524997-990.jpg" xlink:type="simple" xlink:show="embed" xlink:actuate="onLoad" draw:mime-type="image/jpeg"/>
</draw:frame>
 УкраїнкаЛеся Цуренко подолала перше коло на престижному грунтовому турнірі Жіночоїтенісної асоціації (WTA) - Mutua Madrid Open - у Мадриді (Іспанія) із призовимфондом $7,652 млн.</text:p>
      <text:p text:style-name="P4">
У поєдинку за вихід до другого кола змагань Цуренко обіграла італійку ЛучіюБронцетті - 6:1, 6:3, передає Укрінфом.</text:p>
      <text:p text:style-name="P4">
Тенісистки провели на корті майже півтори години.</text:p>
      <text:p text:style-name="P4">
Наступною суперницею Цуренко буде посіяна під 25-м номером швейцарка ЖильТайхманн.</text:p>
      <text:p text:style-name="P4">
<text:span text:style-name="T4">
Читайте також:</text:span>
 <text:a xlink:type="simple" xlink:href="https://www.ukrinform.ua/rubric-sports/3700723-astremska-zigrae-z-finalistkou-vimbldon-na-starti-tenisnogo-turnirui-v-ispanii.html" text:style-name="Internet_20_link" text:visited-style-name="Visited_20_Internet_20_Link">
 <text:span text:style-name="T4">
теніс</text:span>
 </text:a>
</text:p>
      <text:p text:style-name="P4">
Турнір у Мадриді триватиме до 6 травня.</text:p>
      <text:p text:style-name="P4">
Фото: Getty Images.</text:p>
      <text:p text:style-name="P4">
Source: <text:a xlink:type="simple" xlink:href="https://www.ukrinform.ua/rubric-sports/3701135-curenko-peremogla-italijku-broncetti-na-starti-turniru-wta-u-madridi.html" text:style-name="Internet_20_link" text:visited-style-name="Visited_20_Internet_20_Link">
https://www.ukrinform.ua/rubric-sports/3701135-curenko-peremogla-italijku-broncetti-na-starti-turniru-wta-u-madridi.html</text:a>
</text:p>
      <!--NEWS-->
      <text:h text:style-name="P10" text:outline-level="1">
<text:span text:style-name="T4">
На Запоріжжі внаслідок російського обстрілу загинув чоловік</text:span>
</text:h>
      <text:p text:style-name="P4">
Authors: Ukrinform (Person)</text:p>
      <text:p text:style-name="P4">
Publisher: Укринформ (Organization)</text:p>
      <text:p text:style-name="P4">
Published Time: 2023-04-26T19:05:42+03:00</text:p>
      <text:p text:style-name="P4">
Modified Time: 2023-04-26T19:05:42+03:00</text:p>
      <text:p text:style-name="P4">
Description: У Запорізькій області внаслідок російського обстрілу загинув житель Оріхова, розпочато розслідування.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Запоріжжя', 'Війна з росією']</text:p>
      <text:p text:style-name="P4">
Type: Article</text:p>
      <!--METADATA-->
      <text:p text:style-name="P4">
<draw:frame draw:style-name="fr1" draw:name="Image261" text:anchor-type="as-char" svg:width="6.9236in" svg:height="3.956343in" draw:z-index="0">
<draw:image xlink:href="../Images/yкринформ/2023-04-26T19-05-42-03-00/630_360_1654768443-794.jpg" xlink:type="simple" xlink:show="embed" xlink:actuate="onLoad" draw:mime-type="image/jpeg"/>
</draw:frame>
 УЗапорізькій області внаслідок російського обстрілу загинув житель Оріхова,розпочато розслідування.</text:p>
      <text:p text:style-name="P4">
Про це повідомила <text:a xlink:type="simple" xlink:href="https://zap.gp.gov.ua/ua/news.html" text:style-name="Internet_20_link" text:visited-style-name="Visited_20_Internet_20_Link">
</text:a>
, передає Укрінформ.</text:p>
      <text:p text:style-name="P4">
"26 квітня 2023 року військовослужбовці держави-агресора, нехтуючи нормамиміжнародного гуманітарного права, вкотре здійснили артобстріл міста Оріхів.Унаслідок ворожої атаки загинув 46-річний місцевий мешканець", - йдеться уповідомленні.</text:p>
      <text:p text:style-name="P4">
Розпочато досудове розслідування у кримінальному провадженні за фактомпорушення законів та звичаїв війни, поєднаного з умисним вбивством (ч. 2 ст.438 КК України).</text:p>
      <text:p text:style-name="P4">
<text:span text:style-name="T4">
Читайте також:</text:span>
 <text:a xlink:type="simple" xlink:href="https://www.ukrinform.ua/rubric-ato/3701087-za-dobu-rosiani-356-raziv-obstrilali-tavrijskij-napramok-sili-oboroni.html" text:style-name="Internet_20_link" text:visited-style-name="Visited_20_Internet_20_Link">
 </text:a>
</text:p>
      <text:p text:style-name="P4">
Матеріали кримінального провадження надалі будуть передані за підслідністю доУправління СБУ в Запорізькій області, додали в прокуратурі.</text:p>
      <text:p text:style-name="P4">
Як повідомлялося, минулої доби у Запорізькій області ворог здійснив 67 ударівпо 19 громадах: 53 <text:a xlink:type="simple" xlink:href="https://www.ukrinform.ua/tag-obstril" text:style-name="Internet_20_link" text:visited-style-name="Visited_20_Internet_20_Link">
 </text:a>
 , 6 атак з РСЗВ,7 із застосуванням безпілотників та авіаудар.</text:p>
      <text:p text:style-name="P4">
Source: <text:a xlink:type="simple" xlink:href="https://www.ukrinform.ua/rubric-ato/3701136-na-zaporizzi-vnaslidok-rosijskogo-obstrilu-zaginuv-colovik.html" text:style-name="Internet_20_link" text:visited-style-name="Visited_20_Internet_20_Link">
https://www.ukrinform.ua/rubric-ato/3701136-na-zaporizzi-vnaslidok-rosijskogo-obstrilu-zaginuv-colovik.html</text:a>
</text:p>
      <!--NEWS-->
      <text:h text:style-name="P10" text:outline-level="1">
<text:span text:style-name="T4">
Зеленський у розмові із Сі наголосив на необхідності утримуватися від підтримки рф у війні</text:span>
</text:h>
      <text:p text:style-name="P4">
Authors: Ukrinform (Person)</text:p>
      <text:p text:style-name="P4">
Publisher: Укринформ (Organization)</text:p>
      <text:p text:style-name="P4">
Published Time: 2023-04-26T19:06:00+03:00</text:p>
      <text:p text:style-name="P4">
Modified Time: 2023-04-26T19:06:00+03:00</text:p>
      <text:p text:style-name="P4">
Description: Президент України Володимир Зеленський під час розмови з лідером КНР Сі Цзіньпіном наголосив на необхідності утримуватися від підтримки російської федерації у війні. — Укрінформ.</text:p>
      <text:p text:style-name="P4">
Images: ["<text:a xlink:type="simple" xlink:href="https://static.ukrinform.com/photos/2023_04/thumb_files/630_360_1682525611-719.jpeg" text:style-name="Internet_20_link" text:visited-style-name="Visited_20_Internet_20_Link">
630_360_16825...</text:a>
"]</text:p>
      <text:p text:style-name="P4">
Tags: ['Китай', 'Сі Цзіньпін', 'Зеленський', 'Війна з росією']</text:p>
      <text:p text:style-name="P4">
Type: Article</text:p>
      <!--METADATA-->
      <text:p text:style-name="P4">
<draw:frame draw:style-name="fr1" draw:name="Image262" text:anchor-type="as-char" svg:width="6.9236in" svg:height="3.956343in" draw:z-index="0">
<draw:image xlink:href="../Images/yкринформ/2023-04-26T19-06-00-03-00/630_360_1682525611-719.jpeg" xlink:type="simple" xlink:show="embed" xlink:actuate="onLoad" draw:mime-type="image/jpeg"/>
</draw:frame>
 ПрезидентУкраїни Володимир Зеленський під час розмови з лідером КНР Сі Цзіньпіномнаголосив на необхідності утримуватися від підтримки російської федерації увійні.</text:p>
      <text:p text:style-name="P4">
Про це повідомляє <text:a xlink:type="simple" xlink:href="https://www.president.gov.ua/news/vidbulasya-telefonna-rozmova-prezidenta-ukrayini-z-golovoyu-82489" text:style-name="Internet_20_link" text:visited-style-name="Visited_20_Internet_20_Link">
 </text:a>
 Глави Української держави,передає Укрінформ.</text:p>
      <text:p text:style-name="P4">
Зазначається, що Президент України під час розмови з главою <text:a xlink:type="simple" xlink:href="https://www.ukrinform.ua/tag-kitaj" text:style-name="Internet_20_link" text:visited-style-name="Visited_20_Internet_20_Link">
</text:a>
 наголосив на важливості того, щоб усідержави світу утримувалися від підтримки росії у війні проти українськогонароду. Уточнюється, що це має стосуватися військово-технічногоспівробітництва, у тому числі постачання зброї.</text:p>
      <text:p text:style-name="P4">
"Будь-яку підтримку – навіть часткову – росія конвертує у продовження своєїагресії, у свою подальшу відмову від миру. Чим менше підтримки отримує росія,тим швидше закінчиться війна і в міжнародні відносини повернеться спокій", –підкреслив Зеленський.</text:p>
      <text:p text:style-name="P4">
<text:span text:style-name="T4">
Читайте також:</text:span>
 <text:a xlink:type="simple" xlink:href="https://www.ukrinform.ua/rubric-world/3701138-kitaj-ne-vvazae-adernou-eskalacieu-britanski-snaradi-zi-zbidnenim-uranom-dla-ukraini.html" text:style-name="Internet_20_link" text:visited-style-name="Visited_20_Internet_20_Link">
 <text:span text:style-name="T4">
Китай</text:span>
 </text:a>
</text:p>
      <text:p text:style-name="P4">
Як повідомляв Укрінформ, 26 квітня Президент України <text:a xlink:type="simple" xlink:href="https://www.ukrinform.ua/rubric-polytics/3700965-zelenskij-pogovoriv-z-si-czinpinom.html" text:style-name="Internet_20_link" text:visited-style-name="Visited_20_Internet_20_Link">
</text:a>
 годинну розмову з лідером Китайської Народної Республіки СіЦзіньпіном. Зокрема, глави держав обговорили актуальні питання двосторонніхвідносин.</text:p>
      <text:p text:style-name="P4">
<text:span text:style-name="T5">
Фото: Офіс Президента</text:span>
</text:p>
      <text:p text:style-name="P4">
Source: <text:a xlink:type="simple" xlink:href="https://www.ukrinform.ua/rubric-polytics/3701143-zelenskij-u-rozmovi-iz-si-nagolosiv-na-neobhidnosti-utrimuvatisa-vid-pidtrimki-rf-u-vijni.html" text:style-name="Internet_20_link" text:visited-style-name="Visited_20_Internet_20_Link">
https://www.ukrinform.ua/rubric-polytics/3701143-zelenskij-u-rozmovi-iz-si-nagolosiv-na-neobhidnosti-utrimuvatisa-vid-pidtrimki-rf-u-vijni.html</text:a>
</text:p>
      <!--NEWS-->
      <text:h text:style-name="P10" text:outline-level="1">
<text:span text:style-name="T4">
На Херсонщині українські військові знищили шість російських безпілотників</text:span>
</text:h>
      <text:p text:style-name="P4">
Authors: Ukrinform (Person)</text:p>
      <text:p text:style-name="P4">
Publisher: Укринформ (Organization)</text:p>
      <text:p text:style-name="P4">
Published Time: 2023-04-26T19:07:00+03:00</text:p>
      <text:p text:style-name="P4">
Modified Time: 2023-04-26T19:07:00+03:00</text:p>
      <text:p text:style-name="P4">
Description: На Херсонщині військові повітряного командування "Південь" знищили шість російських безпілотників. — Укрінформ.</text:p>
      <text:p text:style-name="P4">
Images: ["<text:a xlink:type="simple" xlink:href="https://static.ukrinform.com/photos/2022_09/thumb_files/630_360_1664455654-166.jpg" text:style-name="Internet_20_link" text:visited-style-name="Visited_20_Internet_20_Link">
630_360_16644...</text:a>
", "<text:a xlink:type="simple" xlink:href="https://static.ukrinform.com/photos/2023_04/1682526996-601.jpg" text:style-name="Internet_20_link" text:visited-style-name="Visited_20_Internet_20_Link">
1682526996-60...</text:a>
"]</text:p>
      <text:p text:style-name="P4">
Tags: ['Безпілотник', 'Херсонщина', 'Війна з росією']</text:p>
      <text:p text:style-name="P4">
Type: Article</text:p>
      <!--METADATA-->
      <text:p text:style-name="P4">
<draw:frame draw:style-name="fr1" draw:name="Image263" text:anchor-type="as-char" svg:width="6.9236in" svg:height="3.956343in" draw:z-index="0">
<draw:image xlink:href="../Images/yкринформ/2023-04-26T19-07-00-03-00/630_360_1664455654-166.jpg" xlink:type="simple" xlink:show="embed" xlink:actuate="onLoad" draw:mime-type="image/jpeg"/>
</draw:frame>
 НаХерсонщині військові повітряного командування "Південь" знищили шістьросійських безпілотників.</text:p>
      <text:p text:style-name="P4">
Про це повідомляють Повітряні сили ЗСУ у <text:a xlink:type="simple" xlink:href="https://t.me/kpszsu/2485" text:style-name="Internet_20_link" text:visited-style-name="Visited_20_Internet_20_Link">
 </text:a>
 ,передає Укрінформ.</text:p>
      <text:p text:style-name="P4">
"26 квітня 2023 року на <text:a xlink:type="simple" xlink:href="https://www.ukrinform.ua/tag-hersonsina" text:style-name="Internet_20_link" text:visited-style-name="Visited_20_Internet_20_Link">
 </text:a>
 воїнамимобільних вогневих груп повітряного командування "Південь" знищено шістьворожих безпілотних літальних апаратів: 5 - ударних БпЛА “Ланцет” та 1 - БпЛА«Мерлін-ВР»”, - йдеться в повідомленні.</text:p>
      <text:p text:style-name="P4">
<draw:frame draw:style-name="fr1" draw:name="Image264" text:anchor-type="as-char" svg:width="6.9236in" svg:height="6.9236in" draw:z-index="0">
<draw:image xlink:href="../Images/yкринформ/2023-04-26T19-07-00-03-00/1682526996-601.jpg" xlink:type="simple" xlink:show="embed" xlink:actuate="onLoad" draw:mime-type="image/jpeg"/>
</draw:frame>
</text:p>
      <text:p text:style-name="P4">
<text:span text:style-name="T4">
Читайте також:</text:span>
 <text:a xlink:type="simple" xlink:href="https://www.ukrinform.ua/rubric-ato/3700666-zaluznij-pokazav-robotu-artrozvidnikiv-na-fronti.html" text:style-name="Internet_20_link" text:visited-style-name="Visited_20_Internet_20_Link">
 <text:span text:style-name="T4">
Залужний</text:span>
 </text:a>
</text:p>
      <text:p text:style-name="P4">
Як повідомляв Укрінформ, Сили оборони України з 24 лютого 2022 року по 26квітня 2023 року <text:a xlink:type="simple" xlink:href="https://www.ukrinform.ua/rubric-ato/3700763-zsu-vze-znisili-188-410-rosijskih-zagarbnikiv.html" text:style-name="Internet_20_link" text:visited-style-name="Visited_20_Internet_20_Link">
 </text:a>
 , при цьому за минулу добу - 640.</text:p>
      <text:p text:style-name="P4">
Source: <text:a xlink:type="simple" xlink:href="https://www.ukrinform.ua/rubric-ato/3701144-na-hersonsini-ukrainski-vijskovi-znisili-sist-rosijskih-bezpilotnikiv.html" text:style-name="Internet_20_link" text:visited-style-name="Visited_20_Internet_20_Link">
https://www.ukrinform.ua/rubric-ato/3701144-na-hersonsini-ukrainski-vijskovi-znisili-sist-rosijskih-bezpilotnikiv.html</text:a>
</text:p>
      <!--NEWS-->
      <text:h text:style-name="P10" text:outline-level="1">
<text:span text:style-name="T4">
Китай не вважає ядерною ескалацією британські снаряди зі збідненим ураном для України</text:span>
</text:h>
      <text:p text:style-name="P4">
Authors: Ukrinform (Person)</text:p>
      <text:p text:style-name="P4">
Publisher: Укринформ (Organization)</text:p>
      <text:p text:style-name="P4">
Published Time: 2023-04-26T19:08:04+03:00</text:p>
      <text:p text:style-name="P4">
Modified Time: 2023-04-26T19:08:04+03:00</text:p>
      <text:p text:style-name="P4">
Description: Китай не вважає передачу Україні британських снарядів зі збідненим ураном для танків Challenger 2 порушенням режиму нерозповсюдження ядерної зброї. — Укрінформ.</text:p>
      <text:p text:style-name="P4">
Images: ["<text:a xlink:type="simple" xlink:href="https://static.ukrinform.com/photos/2023_04/thumb_files/630_360_1682525220-418.jpg" text:style-name="Internet_20_link" text:visited-style-name="Visited_20_Internet_20_Link">
630_360_16825...</text:a>
"]</text:p>
      <text:p text:style-name="P4">
Tags: ['Британія', 'Китай', 'Україна']</text:p>
      <text:p text:style-name="P4">
Type: Article</text:p>
      <!--METADATA-->
      <text:p text:style-name="P4">
<draw:frame draw:style-name="fr1" draw:name="Image265" text:anchor-type="as-char" svg:width="6.9236in" svg:height="3.956343in" draw:z-index="0">
<draw:image xlink:href="../Images/yкринформ/2023-04-26T19-08-04-03-00/630_360_1682525220-418.jpg" xlink:type="simple" xlink:show="embed" xlink:actuate="onLoad" draw:mime-type="image/jpeg"/>
</draw:frame>
 Китай невважає передачу Україні британських снарядів зі збідненим ураном для танківChallenger 2 порушенням режиму нерозповсюдження ядерної зброї.</text:p>
      <text:p text:style-name="P4">
Як передає власний кореспондент Укрінформу, такий висновок можна зробити звідповіді речниці МЗС КНР Мао Нін на запитання кореспондента російськогопропагандистського видання ТАСС стосовно відповідної заяви держсекретаря зпитань оборони Великої Британії Джеймса Гіппі.</text:p>
      <text:p text:style-name="P4">
У запитанні російський пропагандист підкреслив слова Гіппі про відправкуУкраїні «тисяч снарядів для танків Challenger 2, у тому числі зі збідненимураном», а також що «Велика Британія не контролює використання цих боєприпасіві не зобов’язана ліквідовувати наслідки їхнього використання», намагаючисьпровести аналогії з ядерною зброєю й, очевидно, очікуючи осуду з боку <text:a xlink:type="simple" xlink:href="https://www.ukrinform.ua/tag-kitaj" text:style-name="Internet_20_link" text:visited-style-name="Visited_20_Internet_20_Link">
</text:a>
 .</text:p>
      <text:p text:style-name="P4">
Відповідаючи на прохання прокоментувати цю інформацію, Мао сказала: «Наскількия дізнавалася, відповідні країни використовували боєприпаси зі збідненимураном на Близькому Сході, в Європі та інших регіонах, привертаючи увагувсього світу. Щодо «кризи в Україні», то відповідні країни мають охолодитиситуацію та сприяти дипломатичному врегулюванню, а не роздмухувати вогонь іподальшу ескалацію».</text:p>
      <text:p text:style-name="P4">
<text:span text:style-name="T4">
Читайте також:</text:span>
 <text:a xlink:type="simple" xlink:href="https://www.ukrinform.ua/rubric-world/3701084-kitaj-napravit-do-kieva-specpredstavnika-dla-vreguluvanna-krizi-v-ukraini.html" text:style-name="Internet_20_link" text:visited-style-name="Visited_20_Internet_20_Link">
 <text:span text:style-name="T4">
Китай</text:span>
 </text:a>
</text:p>
      <text:p text:style-name="P4">
Як повідомляв Укрінформ, у березні в Міністерстві оборони Великої Британіїзаявили, що <text:a xlink:type="simple" xlink:href="https://www.ukrinform.ua/rubric-ato/3685422-britania-peredast-ukraini-snaradi-zi-zbidnenim-uranom.html" text:style-name="Internet_20_link" text:visited-style-name="Visited_20_Internet_20_Link">
 </text:a>
 для танків Challenger 2.</text:p>
      <text:p text:style-name="P4">
Ця заява викликала в росії хвилю істеричних заяв про «ядерну ескалацію», доякої долучився і підозрюваний у міжнародних злочинах російський диктаторволодимир путін, говорячи про нібито «ядерний компонент» і погрожуючи помстоюмоскви.</text:p>
      <text:p text:style-name="P4">
У відповідь Лондон звинуватив путіна у навмисному поширенні неправдивоїінформації (брехні) та нагадав, що росія також використовує боєприпаси наоснові збідненого урану.</text:p>
      <text:p text:style-name="P4">
Британські <text:a xlink:type="simple" xlink:href="https://www.ukrinform.ua/rubric-ato/3688342-reznikov-pidtverdiv-so-britanski-tanki-challenger-2-vze-v-ukraini.html" text:style-name="Internet_20_link" text:visited-style-name="Visited_20_Internet_20_Link">
 </text:a>
 наприкінціминулого місяці.</text:p>
      <text:p text:style-name="P4">
Source: <text:a xlink:type="simple" xlink:href="https://www.ukrinform.ua/rubric-world/3701138-kitaj-ne-vvazae-adernou-eskalacieu-britanski-snaradi-zi-zbidnenim-uranom-dla-ukraini.html" text:style-name="Internet_20_link" text:visited-style-name="Visited_20_Internet_20_Link">
https://www.ukrinform.ua/rubric-world/3701138-kitaj-ne-vvazae-adernou-eskalacieu-britanski-snaradi-zi-zbidnenim-uranom-dla-ukraini.html</text:a>
</text:p>
      <!--NEWS-->
      <text:h text:style-name="P10" text:outline-level="1">
<text:span text:style-name="T4">
В Україні запустили платформу Brave1 для розробників оборонних технологій</text:span>
</text:h>
      <text:p text:style-name="P4">
Authors: Ukrinform (Person)</text:p>
      <text:p text:style-name="P4">
Publisher: Укринформ (Organization)</text:p>
      <text:p text:style-name="P4">
Published Time: 2023-04-26T19:14:00+03:00</text:p>
      <text:p text:style-name="P4">
Modified Time: 2023-04-26T19:14:00+03:00</text:p>
      <text:p text:style-name="P4">
Description: В Україні почала роботу єдина координаційна платформа в галузі defense tech - BRAVE1. — Укрінформ.</text:p>
      <text:p text:style-name="P4">
Images: ["<text:a xlink:type="simple" xlink:href="https://static.ukrinform.com/photos/2023_04/thumb_files/630_360_1682526705-335.jpg" text:style-name="Internet_20_link" text:visited-style-name="Visited_20_Internet_20_Link">
630_360_16825...</text:a>
"]</text:p>
      <text:p text:style-name="P4">
Tags: ['Оборона', 'Технології', 'Мінцифри', 'Платформа Brave1']</text:p>
      <text:p text:style-name="P4">
Type: Article</text:p>
      <!--METADATA-->
      <text:p text:style-name="P4">
<draw:frame draw:style-name="fr1" draw:name="Image266" text:anchor-type="as-char" svg:width="6.9236in" svg:height="3.956343in" draw:z-index="0">
<draw:image xlink:href="../Images/yкринформ/2023-04-26T19-14-00-03-00/630_360_1682526705-335.jpg" xlink:type="simple" xlink:show="embed" xlink:actuate="onLoad" draw:mime-type="image/jpeg"/>
</draw:frame>
 В Україніпочала роботу єдина координаційна платформа в галузі defense tech - BRAVE1.</text:p>
      <text:p text:style-name="P4">
Як передає Укрінформ, про це повідомляє <text:a xlink:type="simple" xlink:href="https://www.me.gov.ua/News/Detail" text:style-name="Internet_20_link" text:visited-style-name="Visited_20_Internet_20_Link">
</text:a>
</text:p>
      <text:p text:style-name="P4">
Проєкт, покликаний сприяти розвитку оборонних технологій, заснованоМіністерством економіки, Міністерством оборони, Міністерством цифровоїтрансформації, Міністерством з питань стратегічних галузей промисловості,Генеральним штабом ЗСУ та Радою національної безпеки і оборони.</text:p>
      <text:p text:style-name="P4">
«Нині в нас одна головна мета - розгром агресора. Створення оборонногокластера BRAVE1 наближає нас до перемоги, адже це дозволяє ефективнішереагувати на потреби фронту. Водночас український defense tech має величезнийпотенціал. І це дає йому змогу стати одним з провідних драйверів стрімкогоекономічного зростання після перемоги», - зазначила перший віцепрем’єр-міністр– міністр економіки Юлія Свириденко.</text:p>
      <text:p text:style-name="P4">
За її словами, український оборонно-промисловий комплекс вже сьогодні викликаєпідвищену зацікавленість потенційних інвесторів. Завдання України -максимально сприяти залученню інвестицій в галузь та скоротити час від запитівдо втілення проєктів у життя.</text:p>
      <text:p text:style-name="P4">
Під час презентації платформи 26 квітня в Києві представники державнихінституцій підписали меморандум про взаємодію та підтримку в рамках проєкту.Також було презентовано портал BRAVE1, за допомогою якого розробники тавиробники можуть подати власний проєкт, отримати доступ до військовоїекспертизи, грантів й інших можливостей, що надає кластер.</text:p>
      <text:p text:style-name="P4">
Координаційна платформа BRAVE1 створена як "єдине вікно" співпраці defensetech компаній, держави та військових, а також інвесторів, волонтерськихфондів, медіа, інших учасників.</text:p>
      <text:p text:style-name="P4">
<text:span text:style-name="T4">
Читайте також:</text:span>
 <text:a xlink:type="simple" xlink:href="https://www.ukrinform.ua/rubric-technology/3700941-mihajlo-fedorov-vicepremerministr-z-innovacij-rozvitku-osviti-nauki-ta-tehnologij-ministr-cifrovoi-transformacii.html" text:style-name="Internet_20_link" text:visited-style-name="Visited_20_Internet_20_Link">
 </text:a>
</text:p>
      <text:p text:style-name="P4">
Зазначається, що діяльність BRAVE1 буде зосереджена на 5 напрямках. Серед них- надання грантів розробникам, що визначені пріоритетними для потреб силбезпеки та оборони, допомога в пошуку ефективних технологічних рішень усередовищі українських розробників, об’єднання всіх стейкхолдерів галузі.Також платформа забезпечуватиме взаємодію з силами оборони через демонстраціюїм розробок та отримання зворотного зв'язку щодо їх використання.</text:p>
      <text:p text:style-name="P4">
Як повідомлялось, Brave1 – це міжгалузевий проєкт, його мета - стимулювання тапідтримка розвитку компаній, які працюють у напрямку оборонних <text:a xlink:type="simple" xlink:href="https://www.ukrinform.ua/tag-tehnologii" text:style-name="Internet_20_link" text:visited-style-name="Visited_20_Internet_20_Link">
</text:a>
 .</text:p>
      <text:p text:style-name="P4">
<text:span text:style-name="T5">
Фото: пресслужба Мінекономіки</text:span>
</text:p>
      <text:p text:style-name="P4">
Source: <text:a xlink:type="simple" xlink:href="https://www.ukrinform.ua/rubric-technology/3701155-v-ukraini-zapustili-platformu-brave1-dla-rozrobnikiv-oboronnih-tehnologij.html" text:style-name="Internet_20_link" text:visited-style-name="Visited_20_Internet_20_Link">
https://www.ukrinform.ua/rubric-technology/3701155-v-ukraini-zapustili-platformu-brave1-dla-rozrobnikiv-oboronnih-tehnologij.html</text:a>
</text:p>
      <!--NEWS-->
      <text:h text:style-name="P10" text:outline-level="1">
<text:span text:style-name="T4">
Зеленський закликав Китай допомогти убезпечити Запорізьку АЕС</text:span>
</text:h>
      <text:p text:style-name="P4">
Authors: Ukrinform (Person)</text:p>
      <text:p text:style-name="P4">
Publisher: Укринформ (Organization)</text:p>
      <text:p text:style-name="P4">
Published Time: 2023-04-26T19:15:00+03:00</text:p>
      <text:p text:style-name="P4">
Modified Time: 2023-04-26T19:15:00+03:00</text:p>
      <text:p text:style-name="P4">
Description: Дієва роль Китаю у врегулюванні питання безпеки довкола Запорізької АЕС відповідатиме духу Будапештського меморандуму. — Укрінформ.</text:p>
      <text:p text:style-name="P4">
Images: ["<text:a xlink:type="simple" xlink:href="https://static.ukrinform.com/photos/2022_09/thumb_files/630_360_1662657926-760.jpg" text:style-name="Internet_20_link" text:visited-style-name="Visited_20_Internet_20_Link">
630_360_16626...</text:a>
"]</text:p>
      <text:p text:style-name="P4">
Tags: None</text:p>
      <text:p text:style-name="P4">
Type: Article</text:p>
      <!--METADATA-->
      <text:p text:style-name="P4">
<draw:frame draw:style-name="fr1" draw:name="Image267" text:anchor-type="as-char" svg:width="6.9236in" svg:height="3.956343in" draw:z-index="0">
<draw:image xlink:href="../Images/yкринформ/2023-04-26T19-15-00-03-00/630_360_1662657926-760.jpg" xlink:type="simple" xlink:show="embed" xlink:actuate="onLoad" draw:mime-type="image/jpeg"/>
</draw:frame>
 Дієва рольКитаю у врегулюванні питання безпеки довкола Запорізької АЕС відповідатимедуху Будапештського меморандуму.</text:p>
      <text:p text:style-name="P4">
На цьому наголосив Президент України Володимир Зеленський під час під частелефонної розмови з головою КНР Сі Цзіньпіном, передає Укрінформ ізпосиланням на <text:a xlink:type="simple" xlink:href="http://www.president.gov.ua/news/vidbulasya-telefonna-rozmova-prezidenta-ukrayini-z-golovoyu-82489" text:style-name="Internet_20_link" text:visited-style-name="Visited_20_Internet_20_Link">
 </text:a>
 глави Української держави.</text:p>
      <text:p text:style-name="P4">
Як зазначається, під час розмови Зеленський закликав Китай відіграти дієвуроль у врегулюванні питання безпеки довкола ЗАЕС.</text:p>
      <text:p text:style-name="P4">
«Це відповідатиме духу Будапештського меморандуму», – підкреслив він.</text:p>
      <text:p text:style-name="P4">
Президент зауважив, що сьогодні в Україні вшановується пам'ять жертв аварії наЧорнобильській АЕС – найбільшої техногенної катастрофи в історії людства.</text:p>
      <text:p text:style-name="P4">
Він підкреслив, що російська окупація Запорізької атомної станції тавикористання росією ЗАЕС як прикриття для військових ударів по українськихмістах та селах свідчать про те, що в москві не поважають справедливогоінтересу всіх людей світу жити у гарантованій безпеці від будь-яких ядерних чирадіаційних загроз.</text:p>
      <text:p text:style-name="P4">
<text:span text:style-name="T4">
Читайте також:</text:span>
 <text:a xlink:type="simple" xlink:href="https://www.ukrinform.ua/rubric-ato/3701142-rosia-vikrala-20-tisac-ukrainskih-ditej-zelenskij-u-rozmovi-z-si.html" text:style-name="Internet_20_link" text:visited-style-name="Visited_20_Internet_20_Link">
 </text:a>
</text:p>
      <text:p text:style-name="P4">
Як повідомлялося, Зеленський 26 квітня провів першу від початкуповномасштабного російського вторгнення <text:a xlink:type="simple" xlink:href="https://www.ukrinform.ua/rubric-polytics/3700965-zelenskij-pogovoriv-z-si-czinpinom.html" text:style-name="Internet_20_link" text:visited-style-name="Visited_20_Internet_20_Link">
 </text:a>
 з головою КитайськоїНародної Республіки Сі Цзіньпіном.</text:p>
      <text:p text:style-name="P4">
Фото: Fredrik Dahl / IAEA</text:p>
      <text:p text:style-name="P4">
Source: <text:a xlink:type="simple" xlink:href="https://www.ukrinform.ua/rubric-polytics/3701152-zelenskij-zaklikav-kitaj-dopomogti-ubezpeciti-zaporizku-aes.html" text:style-name="Internet_20_link" text:visited-style-name="Visited_20_Internet_20_Link">
https://www.ukrinform.ua/rubric-polytics/3701152-zelenskij-zaklikav-kitaj-dopomogti-ubezpeciti-zaporizku-aes.html</text:a>
</text:p>
      <!--NEWS-->
      <text:h text:style-name="P10" text:outline-level="1">
<text:span text:style-name="T4">
Які книги читають українці під час війни</text:span>
</text:h>
      <text:p text:style-name="P4">
Authors: Ukrinform (Person)</text:p>
      <text:p text:style-name="P4">
Publisher: Укринформ (Organization)</text:p>
      <text:p text:style-name="P4">
Published Time: 2023-04-26T19:16:00+03:00</text:p>
      <text:p text:style-name="P4">
Modified Time: 2023-04-26T19:16:00+03:00</text:p>
      <text:p text:style-name="P4">
Description: До початку повномасштабного вторгнення рф 65% українців читали художню літературу, після початку популярності набули нові теми - аналіз військових подій - 42%, публіцистика - 32%, історія України - 31%. — Укрінформ.</text:p>
      <text:p text:style-name="P4">
Images: ["<text:a xlink:type="simple" xlink:href="https://static.ukrinform.com/photos/2023_02/thumb_files/630_360_1677252227-167.jpg" text:style-name="Internet_20_link" text:visited-style-name="Visited_20_Internet_20_Link">
630_360_16772...</text:a>
", "<text:a xlink:type="simple" xlink:href="https://static.ukrinform.com/photos/2023_04/1682510462-266.png" text:style-name="Internet_20_link" text:visited-style-name="Visited_20_Internet_20_Link">
1682510462-26...</text:a>
", "<text:a xlink:type="simple" xlink:href="https://static.ukrinform.com/photos/2023_04/1682510588-110.png" text:style-name="Internet_20_link" text:visited-style-name="Visited_20_Internet_20_Link">
1682510588-11...</text:a>
", "<text:a xlink:type="simple" xlink:href="https://static.ukrinform.com/photos/2023_04/1682510587-616.png" text:style-name="Internet_20_link" text:visited-style-name="Visited_20_Internet_20_Link">
1682510587-61...</text:a>
"]</text:p>
      <text:p text:style-name="P4">
Tags: ['Книги', 'Опитування', 'Війна з росією']</text:p>
      <text:p text:style-name="P4">
Type: Article</text:p>
      <!--METADATA-->
      <text:p text:style-name="P4">
<draw:frame draw:style-name="fr1" draw:name="Image268" text:anchor-type="as-char" svg:width="6.9236in" svg:height="3.956343in" draw:z-index="0">
<draw:image xlink:href="../Images/yкринформ/2023-04-26T19-16-00-03-00/630_360_1677252227-167.jpg" xlink:type="simple" xlink:show="embed" xlink:actuate="onLoad" draw:mime-type="image/jpeg"/>
</draw:frame>
 До початкуповномасштабного вторгнення рф 65% українців читали художню літературу, післяпочатку популярності набули нові теми - аналіз військових подій - 42%,публіцистика - 32%, історія України - 31%.</text:p>
      <text:p text:style-name="P4">
Як передає Укрінформ, про це свідчать результати <text:a xlink:type="simple" xlink:href="http://news.uifuture.org/zvit-za-rezultatami-onlayn-opituvan/" text:style-name="Internet_20_link" text:visited-style-name="Visited_20_Internet_20_Link">
</text:a>
“Нью Імідж Маркетинг Груп” на замовлення Українського інституту майбутньогощодо практик читання українців під час повномасштабної війни.</text:p>
      <text:p text:style-name="P4">
“Безперечним лідером за тематикою до початку повномасштабного вторгнення середчитачів паперових та електронних книг (слухачів аудіокниг) зафіксовано художнюлітературу (65%), також до умовного ТОП-5 увійшли наступні теми/напрями книг:професійна література (38%), медицина/здоров’я/краса (33%), психологічнийнапрямок (32%), історична /біографічна /мемуарна тематика загалом (30%)”, -йдеться в дослідженні.</text:p>
      <text:p text:style-name="P4">
Зазначається, що після початку повномасштабного вторгнення вподобання читачівдещо змінилися та популярності набули нові теми/напрямки книг, а саме: опис тааналіз військових подій, що відбувалися у світі – до 24 лютого 2022 року 18%,після – 42%; публіцистична, аналіз поточних соціально-політичних подій – до 24лютого 2022 року 25%, після – 32%; історія України від давнини до сьогодні –до 24 лютого 2022 року 25%, після – 31%.</text:p>
      <text:p text:style-name="P4">
Крім того, за результатами опитування, основна тематика статей, які читаютьпісля 24 лютого 2022 року, це: описи і аналіз військових подій, що відбувалисяу світі (52%) – цікавість до даної теми збільшується зі зростанням вікуреспондентів; публіцистика і аналіз поточних соціально-політичних подій (34%)– цікавість до даної теми збільшується зі зростанням віку респондентів;історія України від давнини до сьогодні включно (33%) – значно частішезазначали респонденти віком 51 рік та старше.</text:p>
      <text:p text:style-name="P4">
<draw:frame draw:style-name="fr1" draw:name="Image269" text:anchor-type="as-char" svg:width="6.9236in" svg:height="8.092717in" draw:z-index="0">
<draw:image xlink:href="../Images/yкринформ/2023-04-26T19-16-00-03-00/1682510462-266.png" xlink:type="simple" xlink:show="embed" xlink:actuate="onLoad" draw:mime-type="image/png"/>
</draw:frame>
</text:p>
      <text:p text:style-name="P4">
Також популярними є такі теми статей: медицина, здоров’я, краса (27%) – значночастіше зазначали жінки; психологічні статті (24%) – значно частіше зазначалижінки, при цьому кияни – дещо рідше за інших; історичні, біографічні в цілому(23%) – значно частіше зазначали респонденти віком 51 рік та старше; художні,розважальні статті (включно з матеріалами про хобі, інтереси та статті длядітей) (20%).</text:p>
      <text:p text:style-name="P4">
Окрім цього, під час опитування респондентам було запропоновано назватиавторів, які на даний час допомагають їм краще зрозуміти ситуацію, якавідбувається саме зараз. Частина респондентів (25%) не змогла надати відповідьна це питання, ще 7% – зазначили, що жоден автор не допомагає краще зрозумітиситуацію сучасності.</text:p>
      <text:p text:style-name="P4">
<draw:frame draw:style-name="fr1" draw:name="Image270" text:anchor-type="as-char" svg:width="6.9236in" svg:height="3.147674in" draw:z-index="0">
<draw:image xlink:href="../Images/yкринформ/2023-04-26T19-16-00-03-00/1682510588-110.png" xlink:type="simple" xlink:show="embed" xlink:actuate="onLoad" draw:mime-type="image/png"/>
</draw:frame>
</text:p>
      <text:p text:style-name="P4">
<draw:frame draw:style-name="fr1" draw:name="Image271" text:anchor-type="as-char" svg:width="6.9236in" svg:height="5.596577in" draw:z-index="0">
<draw:image xlink:href="../Images/yкринформ/2023-04-26T19-16-00-03-00/1682510587-616.png" xlink:type="simple" xlink:show="embed" xlink:actuate="onLoad" draw:mime-type="image/png"/>
</draw:frame>
</text:p>
      <text:p text:style-name="P4">
При цьому загалом серед наданих відповідей були запропоновані не лише авторикниг чи статей/дописів, але і діячі з різних сфер діяльності. Серед авторівчастіше за інших згадували Т. Шевченка, Л. Костенко, С. Жадана, Дж. Орвелла.</text:p>
      <text:p text:style-name="P4">
Дослідження проводилось з 13 по 18 квітня 2022 року по всій території України,крім населених пунктів на тимчасово непідконтрольних територіях частиниДонецької, Запорізької, Луганської та Херсонської областей, окупованої АР <text:a xlink:type="simple" xlink:href="https://www.ukrinform.ua/tag-krim" text:style-name="Internet_20_link" text:visited-style-name="Visited_20_Internet_20_Link">
</text:a>
 .</text:p>
      <text:p text:style-name="P4">
<text:span text:style-name="T4">
Читайте також:</text:span>
 <text:a xlink:type="simple" xlink:href="https://www.ukrinform.ua/rubric-culture/3698552-tretina-ukrainciv-regularno-divitsa-ukrainske-kino.html" text:style-name="Internet_20_link" text:visited-style-name="Visited_20_Internet_20_Link">
 </text:a>
</text:p>
      <text:p text:style-name="P4">
Було опитано 1200 респондентів. Метод - онлайн-опитування по інтерактивнійструктурованій анкеті.</text:p>
      <text:p text:style-name="P4">
<text:span text:style-name="T4">
Читайте також:</text:span>
 <text:a xlink:type="simple" xlink:href="https://www.ukrinform.ua/rubric-culture/3700988-u-persi-misaci-z-pocatku-vtorgnenna-rf-39-ukrainciv-zovsim-ne-citali-knizok.html" text:style-name="Internet_20_link" text:visited-style-name="Visited_20_Internet_20_Link">
 </text:a>
</text:p>
      <text:p text:style-name="P4">
Вибірка репрезентує доросле населення України інтернет-користувачів віком 18років та старше. Статистична похибка з ймовірністю 0.95 не перевищує 2,89%.</text:p>
      <text:p text:style-name="P4">
Як повідомляв Укрінформ, Українському інституту книги надано ₴74 мільйони, які<text:a xlink:type="simple" xlink:href="https://www.ukrinform.ua/rubric-culture/3676938-institut-knigi-spramue-74-miljoni-na-knigovidanna-tkacenko.html" text:style-name="Internet_20_link" text:visited-style-name="Visited_20_Internet_20_Link">
 </text:a>
</text:p>
      <text:p text:style-name="P4">
Source: <text:a xlink:type="simple" xlink:href="https://www.ukrinform.ua/rubric-culture/3700994-aki-knigi-citaut-ukrainci-pid-cas-vijni.html" text:style-name="Internet_20_link" text:visited-style-name="Visited_20_Internet_20_Link">
https://www.ukrinform.ua/rubric-culture/3700994-aki-knigi-citaut-ukrainci-pid-cas-vijni.html</text:a>
</text:p>
      <!--NEWS-->
      <text:h text:style-name="P10" text:outline-level="1">
<text:span text:style-name="T4">
Китай підтримав необхідність продовження «зернової угоди» — ОП</text:span>
</text:h>
      <text:p text:style-name="P4">
Authors: Ukrinform (Person)</text:p>
      <text:p text:style-name="P4">
Publisher: Укринформ (Organization)</text:p>
      <text:p text:style-name="P4">
Published Time: 2023-04-26T19:18:00+03:00</text:p>
      <text:p text:style-name="P4">
Modified Time: 2023-04-26T19:18:00+03:00</text:p>
      <text:p text:style-name="P4">
Description: Україна та Китай підтримали необхідність належної імплементації та продовження дії Чорноморської зернової ініціативи.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Сі Цзіньпін', 'Зеленський', 'зерновий коридор']</text:p>
      <text:p text:style-name="P4">
Type: Article</text:p>
      <!--METADATA-->
      <text:p text:style-name="P4">
<draw:frame draw:style-name="fr1" draw:name="Image272" text:anchor-type="as-char" svg:width="6.9236in" svg:height="3.956343in" draw:z-index="0">
<draw:image xlink:href="../Images/yкринформ/2023-04-26T19-18-00-03-00/630_360_1680511197-485.jpg" xlink:type="simple" xlink:show="embed" xlink:actuate="onLoad" draw:mime-type="image/jpeg"/>
</draw:frame>
 Україна таКитай підтримали необхідність належної імплементації та продовження діїЧорноморської зернової ініціативи.</text:p>
      <text:p text:style-name="P4">
Питання реалізації програми «Зерно з України» обговорили Президент УкраїниВолодимир Зеленський і Голова КНР Сі Цзіньпін під час телефонної розмови,передає Укрінформ із посиланням на <text:a xlink:type="simple" xlink:href="https://www.president.gov.ua/news/vidbulasya-telefonna-rozmova-prezidenta-ukrayini-z-golovoyu-82489" text:style-name="Internet_20_link" text:visited-style-name="Visited_20_Internet_20_Link">
</text:a>
 .</text:p>
      <text:p text:style-name="P4">
Зазначається, що <text:a xlink:type="simple" xlink:href="https://www.ukrinform.ua/tag-zelenskij" text:style-name="Internet_20_link" text:visited-style-name="Visited_20_Internet_20_Link">
 </text:a>
 поінформувавкитайську сторону про реалізацію глобальної гуманітарної програми «Зерно зУкраїни». Під час розмови сторони висловили спільну підтримку необхідностіналежної імплементації та продовження дії Чорноморської зернової ініціативи.</text:p>
      <text:p text:style-name="P4">
Зеленський підкреслив готовність України залишатися гарантом глобальноїпродовольчої безпеки. Він також підкреслив, що нині українські порти єзаручниками російської агресії та заблоковані державою-агресором, а з ними –експортні шляхи.</text:p>
      <text:p text:style-name="P4">
<text:span text:style-name="T4">
Читайте також:</text:span>
 <text:a xlink:type="simple" xlink:href="https://www.ukrinform.ua/rubric-economy/3701145-rosia-vkotre-zablokuvala-robotu-zernovogo-koridoru.html" text:style-name="Internet_20_link" text:visited-style-name="Visited_20_Internet_20_Link">
 </text:a>
</text:p>
      <text:p text:style-name="P4">
Як повідомляв Укрінформ, 26 квітня Президент України <text:a xlink:type="simple" xlink:href="https://www.ukrinform.ua/rubric-polytics/3701129-rozmova-zelenskogo-ta-si-czinpina-detali.html" text:style-name="Internet_20_link" text:visited-style-name="Visited_20_Internet_20_Link">
</text:a>
 . Зокрема, глави держав обговорили актуальні питаннядвосторонніх відносин.</text:p>
      <text:p text:style-name="P4">
<text:span text:style-name="T5">
Фото: Мінагро</text:span>
</text:p>
      <text:p text:style-name="P4">
Source: <text:a xlink:type="simple" xlink:href="https://www.ukrinform.ua/rubric-economy/3701148-kitaj-pidtrimav-neobhidnist-prodovzenna-zernovoi-ugodi-op.html" text:style-name="Internet_20_link" text:visited-style-name="Visited_20_Internet_20_Link">
https://www.ukrinform.ua/rubric-economy/3701148-kitaj-pidtrimav-neobhidnist-prodovzenna-zernovoi-ugodi-op.html</text:a>
</text:p>
      <!--NEWS-->
      <text:h text:style-name="P10" text:outline-level="1">
<text:span text:style-name="T4">
росіяни за день п`ять разів обстріляли прикордоння Чернігівщини</text:span>
</text:h>
      <text:p text:style-name="P4">
Authors: Ukrinform (Person)</text:p>
      <text:p text:style-name="P4">
Publisher: Укринформ (Organization)</text:p>
      <text:p text:style-name="P4">
Published Time: 2023-04-26T19:21:00+03:00</text:p>
      <text:p text:style-name="P4">
Modified Time: 2023-04-26T19:21:00+03:00</text:p>
      <text:p text:style-name="P4">
Description: російські війська станом на 17:00 26 квітня п`ять разів обстріляли прикордоння Чернігівської області.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Російські військові', 'Кордон', 'Чернігівщина', 'Міномет', 'Війна з росією']</text:p>
      <text:p text:style-name="P4">
Type: Article</text:p>
      <!--METADATA-->
      <text:p text:style-name="P4">
<draw:frame draw:style-name="fr1" draw:name="Image273" text:anchor-type="as-char" svg:width="6.9236in" svg:height="3.956343in" draw:z-index="0">
<draw:image xlink:href="../Images/yкринформ/2023-04-26T19-21-00-03-00/630_360_1469087094-3763.jpg" xlink:type="simple" xlink:show="embed" xlink:actuate="onLoad" draw:mime-type="image/jpeg"/>
</draw:frame>
 російськівійська станом на 17:00 26 квітня п`ять разів обстріляли прикордонняЧернігівської області.</text:p>
      <text:p text:style-name="P4">
Як передає Укрінформ, про це Оперативне командування “Північ” повідомляє у <text:a xlink:type="simple" xlink:href="https://t.me/ok_pivnich1/2095" text:style-name="Internet_20_link" text:visited-style-name="Visited_20_Internet_20_Link">
</text:a>
</text:p>
      <text:p text:style-name="P4">
У район села Янжулівка з 10:58 до 11:38 росіяни випустили три міни, ймовірноіз 120-міліметрового міномета.</text:p>
      <text:p text:style-name="P4">
У район села Медведівка з 10:45 до 11:36 агресор випустив дві міни, ймовірно з120-міліметрового міномета.</text:p>
      <text:p text:style-name="P4">
Також із 11:56 до 12:50 росіяни знову обстріляли район Медведівки, ймовірно з120-міліметрового міномета, випустивши шість мін.</text:p>
      <text:p text:style-name="P4">
<text:span text:style-name="T4">
Читайте також:</text:span>
 <text:a xlink:type="simple" xlink:href="https://www.ukrinform.ua/rubric-ato/3701136-na-zaporizzi-vnaslidok-rosijskogo-obstrilu-zaginuv-colovik.html" text:style-name="Internet_20_link" text:visited-style-name="Visited_20_Internet_20_Link">
 <text:span text:style-name="T4">
обстріл</text:span>
 </text:a>
</text:p>
      <text:p text:style-name="P4">
В район села Заріччя з 13:30 до 14:00 ворог випустив шість снарядів, ймовірнозі ствольної артилерії.</text:p>
      <text:p text:style-name="P4">
В районі села Карповичі з 14:40 до 14:54 зафіксовано 17 влучань, ймовірно зі82-міліметрового міномета.</text:p>
      <text:p text:style-name="P4">
Інформація про втрати серед місцевого населення чи пошкодження цивільноїінфраструктури не надходила.</text:p>
      <text:p text:style-name="P4">
<text:span text:style-name="T4">
Читайте також:</text:span>
 <text:a xlink:type="simple" xlink:href="https://www.ukrinform.ua/rubric-ato/3701100-nepodalik-hersona-zaznav-poranen-italijskij-zurnalist-la-repubblica.html" text:style-name="Internet_20_link" text:visited-style-name="Visited_20_Internet_20_Link">
 </text:a>
</text:p>
      <text:p text:style-name="P4">
Як повідомляв Укрінформ, <text:a xlink:type="simple" xlink:href="https://www.ukrinform.ua/rubric-regions/3700767-rosiani-vnoci-12-raziv-obstrilali-prikordonna-cernigivsini-i-sumsini.html" text:style-name="Internet_20_link" text:visited-style-name="Visited_20_Internet_20_Link">
 </text:a>
 зранку 26 квітня <text:a xlink:type="simple" xlink:href="https://www.ukrinform.ua/tag-obstril" text:style-name="Internet_20_link" text:visited-style-name="Visited_20_Internet_20_Link">
 </text:a>
прикордоння Сумської та Чернігівської областей, застосувавши артилерію,міномети, реактивні системи залпового вогню та гелікоптери.</text:p>
      <text:p text:style-name="P4">
Source: <text:a xlink:type="simple" xlink:href="https://www.ukrinform.ua/rubric-ato/3701151-rosiani-za-den-pat-raziv-obstrilali-prikordonna-cernigivsini.html" text:style-name="Internet_20_link" text:visited-style-name="Visited_20_Internet_20_Link">
https://www.ukrinform.ua/rubric-ato/3701151-rosiani-za-den-pat-raziv-obstrilali-prikordonna-cernigivsini.html</text:a>
</text:p>
      <!--NEWS-->
      <text:h text:style-name="P10" text:outline-level="1">
<text:span text:style-name="T4">
Повернення України до кордонів 1991 року відповідає Статуту ООН - Зеленський у розмові з Сі</text:span>
</text:h>
      <text:p text:style-name="P4">
Authors: Ukrinform (Person)</text:p>
      <text:p text:style-name="P4">
Publisher: Укринформ (Organization)</text:p>
      <text:p text:style-name="P4">
Published Time: 2023-04-26T19:24:00+03:00</text:p>
      <text:p text:style-name="P4">
Modified Time: 2023-04-26T19:24:00+03:00</text:p>
      <text:p text:style-name="P4">
Description: Відновлення України у кордонах 1991 року цілком відповідає цілям і принципам Статуту ООН. — Укрінформ.</text:p>
      <text:p text:style-name="P4">
Images: ["<text:a xlink:type="simple" xlink:href="https://static.ukrinform.com/photos/2022_08/thumb_files/630_360_1659364801-589.jpeg" text:style-name="Internet_20_link" text:visited-style-name="Visited_20_Internet_20_Link">
630_360_16593...</text:a>
"]</text:p>
      <text:p text:style-name="P4">
Tags: ['Сі Цзіньпін', 'Україна', 'Зеленський', 'Війна з росією']</text:p>
      <text:p text:style-name="P4">
Type: Article</text:p>
      <!--METADATA-->
      <text:p text:style-name="P4">
<draw:frame draw:style-name="fr1" draw:name="Image274" text:anchor-type="as-char" svg:width="6.9236in" svg:height="3.956343in" draw:z-index="0">
<draw:image xlink:href="../Images/yкринформ/2023-04-26T19-24-00-03-00/630_360_1659364801-589.jpeg" xlink:type="simple" xlink:show="embed" xlink:actuate="onLoad" draw:mime-type="image/jpeg"/>
</draw:frame>
Відновлення України у кордонах 1991 року цілком відповідає цілям і принципамСтатуту ООН.</text:p>
      <text:p text:style-name="P4">
На цьому наголосив Президент України Володимир Зеленський під час телефонноїрозмови з Головою Китайської Народної Республіки Сі Цзіньпіном, передаєУкрінформ із посиланням на <text:a xlink:type="simple" xlink:href="http://www.president.gov.ua/news/vidbulasya-telefonna-rozmova-prezidenta-ukrayini-z-golovoyu-82489" text:style-name="Internet_20_link" text:visited-style-name="Visited_20_Internet_20_Link">
 </text:a>
інтернет-представництва Президента України.</text:p>
      <text:p text:style-name="P4">
"Ми не починали цієї війни, але маємо відновити суверенітет і територіальнуцілісність нашої держави. У межах міжнародно визнаних кордонів 1991 року.Включаючи Крим. Це цілком відповідає цілям і принципам Статуту ООН", -наголосив Зеленський.</text:p>
      <text:p text:style-name="P4">
Зазначається, що Президент України також поінформував китайського очільникапро ситуацію на фронті, підкресливши, що вона складна, але українці наразіборонять свою землю, і робитимуть це надалі.</text:p>
      <text:p text:style-name="P4">
<text:span text:style-name="T4">
Читайте також:</text:span>
 <text:a xlink:type="simple" xlink:href="https://www.ukrinform.ua/rubric-ato/3701142-rosia-vikrala-20-tisac-ukrainskih-ditej-zelenskij-u-rozmovi-z-si.html" text:style-name="Internet_20_link" text:visited-style-name="Visited_20_Internet_20_Link">
 <text:span text:style-name="T4">
Зеленський</text:span>
 </text:a>
</text:p>
      <text:p text:style-name="P4">
Як повідомляв Укрінформ, 26 квітня Президент України Володимир Зеленський <text:a xlink:type="simple" xlink:href="https://www.ukrinform.ua/rubric-polytics/3700965-zelenskij-pogovoriv-z-si-czinpinom.html" text:style-name="Internet_20_link" text:visited-style-name="Visited_20_Internet_20_Link">
</text:a>
 з лідером Китайської Народної Республіки (КНР) Сі Цзіньпіном.Зокрема, глави держав обговорили актуальні питання двосторонніх відносин.</text:p>
      <text:p text:style-name="P4">
<text:span text:style-name="T5">
Фото: ОП</text:span>
</text:p>
      <text:p text:style-name="P4">
Source: <text:a xlink:type="simple" xlink:href="https://www.ukrinform.ua/rubric-polytics/3701154-povernenna-ukraini-do-kordoniv-1991-roku-vidpovidae-statutu-oon-zelenskij-u-rozmovi-z-si.html" text:style-name="Internet_20_link" text:visited-style-name="Visited_20_Internet_20_Link">
https://www.ukrinform.ua/rubric-polytics/3701154-povernenna-ukraini-do-kordoniv-1991-roku-vidpovidae-statutu-oon-zelenskij-u-rozmovi-z-si.html</text:a>
</text:p>
      <!--NEWS-->
      <text:h text:style-name="P10" text:outline-level="1">
<text:span text:style-name="T4">
Україна має підтримку обох палат італійського парламенту - Шмигаль</text:span>
</text:h>
      <text:p text:style-name="P4">
Authors: Ukrinform (Person)</text:p>
      <text:p text:style-name="P4">
Publisher: Укринформ (Organization)</text:p>
      <text:p text:style-name="P4">
Published Time: 2023-04-26T19:43:00+03:00</text:p>
      <text:p text:style-name="P4">
Modified Time: 2023-04-26T19:43:00+03:00</text:p>
      <text:p text:style-name="P4">
Description: Прем’єр-міністр Денис Шмигаль заявив, що Україна має беззаперечну підтримку обох палат італійського парламенту. — Укрінформ.</text:p>
      <text:p text:style-name="P4">
Images: ["<text:a xlink:type="simple" xlink:href="https://static.ukrinform.com/photos/2023_04/thumb_files/630_360_1682533148-339.jpg" text:style-name="Internet_20_link" text:visited-style-name="Visited_20_Internet_20_Link">
630_360_16825...</text:a>
", "<text:a xlink:type="simple" xlink:href="https://static.ukrinform.com/photos/2023_04/1682533193-812.jpg" text:style-name="Internet_20_link" text:visited-style-name="Visited_20_Internet_20_Link">
1682533193-81...</text:a>
"]</text:p>
      <text:p text:style-name="P4">
Tags: ['Італія', 'Парламент', 'Шмигаль']</text:p>
      <text:p text:style-name="P4">
Type: Article</text:p>
      <!--METADATA-->
      <text:p text:style-name="P4">
<draw:frame draw:style-name="fr1" draw:name="Image275" text:anchor-type="as-char" svg:width="6.9236in" svg:height="3.956343in" draw:z-index="0">
<draw:image xlink:href="../Images/yкринформ/2023-04-26T19-43-00-03-00/630_360_1682533148-339.jpg" xlink:type="simple" xlink:show="embed" xlink:actuate="onLoad" draw:mime-type="image/jpeg"/>
</draw:frame>
 Прем’єр-міністр Денис Шмигаль заявив, що Україна має беззаперечну підтримку обох палатіталійського парламенту.</text:p>
      <text:p text:style-name="P4">
Як передає Укрінформ, про це Шмигаль написав у <text:a xlink:type="simple" xlink:href="https://t.me/Denys_Smyhal/5102" text:style-name="Internet_20_link" text:visited-style-name="Visited_20_Internet_20_Link">
</text:a>
 .</text:p>
      <text:p text:style-name="P4">
_<text:span text:style-name="T4">
Відео</text:span>
 : <text:a xlink:type="simple" xlink:href="https://t.me/Denys_Smyhal/5102" text:style-name="Internet_20_link" text:visited-style-name="Visited_20_Internet_20_Link">
 </text:a>
 _</text:p>
      <text:p text:style-name="P4">
"Провів зустрічі з керівництвом італійського парламенту. Маємо беззаперечнупідтримку обох палат", - зазначив <text:a xlink:type="simple" xlink:href="https://www.ukrinform.ua/tag-smigal" text:style-name="Internet_20_link" text:visited-style-name="Visited_20_Internet_20_Link">
 </text:a>
 .</text:p>
      <text:p text:style-name="P4">
У розмові з головою Сенату Іняціо Ла Русса Прем’єр-міністр обговорив визнанняГолодомору геноцидом українського народу.</text:p>
      <text:p text:style-name="P4">
"Відповідний законопроєкт вже готується. Наші італійські партнери свідомітого, що Голодомор — один із найстрашніших злочинів, який не має повторитися",- наголосив Шмигаль.</text:p>
      <text:p text:style-name="P4">
<draw:frame draw:style-name="fr1" draw:name="Image276" text:anchor-type="as-char" svg:width="6.9236in" svg:height="4.384947in" draw:z-index="0">
<draw:image xlink:href="../Images/yкринформ/2023-04-26T19-43-00-03-00/1682533193-812.jpg" xlink:type="simple" xlink:show="embed" xlink:actuate="onLoad" draw:mime-type="image/jpeg"/>
</draw:frame>
</text:p>
      <text:p text:style-name="P4">
З головою Палати депутатів Італії Лоренцо Фонтаною український Прем’єробговорив питання економічного відновлення України.</text:p>
      <text:p text:style-name="P4">
<text:span text:style-name="T4">
Читайте також:</text:span>
 <text:a xlink:type="simple" xlink:href="https://www.ukrinform.ua/rubric-vidbudova/3701141-smigal-rozpoviv-aki-vazlivi-ugodi-planuut-pidpisati-u-rimi.html" text:style-name="Internet_20_link" text:visited-style-name="Visited_20_Internet_20_Link">
 <text:span text:style-name="T4">
Шмигаль</text:span>
 </text:a>
</text:p>
      <text:p text:style-name="P4">
"Отримав запевнення в підтримці палатою вступу України в ЄС, Формули мируПрезидента України та визнання Голодомору геноцидом. Вдячний парламенту Італіїза ухвалення рішень, спрямованих на підтримку України в боротьбі за свободу йдемократію", - підсумував Шмигаль.</text:p>
      <text:p text:style-name="P4">
Як повідомляв Укрінформ, Шмигаль перебуває в Італії для участі у двостороннійконференції з питань відновлення України.</text:p>
      <text:p text:style-name="P4">
<text:span text:style-name="T5">
Фото: Денис Шмигаль, Телеграм</text:span>
</text:p>
      <text:p text:style-name="P4">
Source: <text:a xlink:type="simple" xlink:href="https://www.ukrinform.ua/rubric-polytics/3701160-ukraina-mae-pidtrimku-oboh-palat-italijskogo-parlamentu-smigal.html" text:style-name="Internet_20_link" text:visited-style-name="Visited_20_Internet_20_Link">
https://www.ukrinform.ua/rubric-polytics/3701160-ukraina-mae-pidtrimku-oboh-palat-italijskogo-parlamentu-smigal.html</text:a>
</text:p>
      <!--NEWS-->
      <text:h text:style-name="P10" text:outline-level="1">
<text:span text:style-name="T4">
Франція допоможе перетворити зону відчуження на науковий хаб – Міндовкілля</text:span>
</text:h>
      <text:p text:style-name="P4">
Authors: Ukrinform (Person)</text:p>
      <text:p text:style-name="P4">
Publisher: Укринформ (Organization)</text:p>
      <text:p text:style-name="P4">
Published Time: 2023-04-26T19:43:42+03:00</text:p>
      <text:p text:style-name="P4">
Modified Time: 2023-04-26T19:43:42+03:00</text:p>
      <text:p text:style-name="P4">
Description: Франція допоможе Україні у модернізації Чорнобильської зони відчуження для перетворення її на науковий хаб. — Укрінформ.</text:p>
      <text:p text:style-name="P4">
Images: ["<text:a xlink:type="simple" xlink:href="https://static.ukrinform.com/photos/2023_04/thumb_files/630_360_1681579707-395.jpg" text:style-name="Internet_20_link" text:visited-style-name="Visited_20_Internet_20_Link">
630_360_16815...</text:a>
"]</text:p>
      <text:p text:style-name="P4">
Tags: ['ЧАЕС', 'Франція', 'Міндовкілля']</text:p>
      <text:p text:style-name="P4">
Type: Article</text:p>
      <!--METADATA-->
      <text:p text:style-name="P4">
<draw:frame draw:style-name="fr1" draw:name="Image277" text:anchor-type="as-char" svg:width="6.9236in" svg:height="3.956343in" draw:z-index="0">
<draw:image xlink:href="../Images/yкринформ/2023-04-26T19-43-42-03-00/630_360_1681579707-395.jpg" xlink:type="simple" xlink:show="embed" xlink:actuate="onLoad" draw:mime-type="image/jpeg"/>
</draw:frame>
 Франціядопоможе Україні у модернізації Чорнобильської зони відчуження дляперетворення її на науковий хаб.</text:p>
      <text:p text:style-name="P4">
Як передає Укрінформ, про це заявив міністр захисту довкілля та природнихресурсів Руслан Стрілець під час відвідин Чорнобильської зони відчуження.</text:p>
      <text:p text:style-name="P4">
«Нещодавно, під час участі в конференції ООН, я мав зустріч з міністромекології Франції. Ми з ним домовились, що <text:a xlink:type="simple" xlink:href="https://www.ukrinform.ua/tag-francia" text:style-name="Internet_20_link" text:visited-style-name="Visited_20_Internet_20_Link">
 </text:a>
 допоможе у розбудові наукового хабу на території зони відчуження.Тому що я впевнений, що саме зараз, саме під час війни і саме в той час, колиє факт порушення того мирного атома, який відпочивав багато років, ми можемопровести дослідження, які ніде в світі провести не можна», - сказав Стрілець.</text:p>
      <text:p text:style-name="P4">
За його словами, вторгнення росіян дало поштовх для продовження вивчення«мирного атома» та перетворення Чорнобильської зони на науковий хаб.</text:p>
      <text:p text:style-name="P4">
«Я запрошую всіх приїхати сюди і зрозуміти, що це зона, в якій можнапобудувати майбутнє. Мрію, щоб у зоні відчуження справді був науковий хаб. Цете завдання, яке я ставив ще рік тому, і сьогодні над цим триває великаробота», – додав Стрілець.</text:p>
      <text:p text:style-name="P4">
<text:span text:style-name="T4">
Читайте також:</text:span>
 <text:a xlink:type="simple" xlink:href="https://www.ukrinform.ua/rubric-economy/3701112-na-vidnovlenna-zoni-vidcuzenna-cogoric-vitratat-blizko-15-miljoniv.html" text:style-name="Internet_20_link" text:visited-style-name="Visited_20_Internet_20_Link">
 </text:a>
</text:p>
      <text:p text:style-name="P4">
Як повідомлялося, Чорнобильська зона відчуження перебувала в окупації рф із 24лютого по 31 березня 2022 року.</text:p>
      <text:p text:style-name="P4">
Source: <text:a xlink:type="simple" xlink:href="https://www.ukrinform.ua/rubric-economy/3701158-francia-dopomoze-peretvoriti-zonu-vidcuzenna-na-naukovij-hab-mindovkilla.html" text:style-name="Internet_20_link" text:visited-style-name="Visited_20_Internet_20_Link">
https://www.ukrinform.ua/rubric-economy/3701158-francia-dopomoze-peretvoriti-zonu-vidcuzenna-na-naukovij-hab-mindovkilla.html</text:a>
</text:p>
      <!--NEWS-->
      <text:h text:style-name="P10" text:outline-level="1">
<text:span text:style-name="T4">
Українська «молодіжка» виграла по булітах в угорців на чемпіонаті світу U18 з хокею</text:span>
</text:h>
      <text:p text:style-name="P4">
Authors: Ukrinform (Person)</text:p>
      <text:p text:style-name="P4">
Publisher: Укринформ (Organization)</text:p>
      <text:p text:style-name="P4">
Published Time: 2023-04-26T19:48:17+03:00</text:p>
      <text:p text:style-name="P4">
Modified Time: 2023-04-26T19:48:17+03:00</text:p>
      <text:p text:style-name="P4">
Description: У французькому Анже за участю збірної України триває молодіжний чемпіонат світу з хокею у Дивізіоні ІА (гравці до 18-ти років). — Укрінформ.</text:p>
      <text:p text:style-name="P4">
Images: ["<text:a xlink:type="simple" xlink:href="https://static.ukrinform.com/photos/2023_04/thumb_files/630_360_1682527655-333.jpg" text:style-name="Internet_20_link" text:visited-style-name="Visited_20_Internet_20_Link">
630_360_16825...</text:a>
"]</text:p>
      <text:p text:style-name="P4">
Tags: ['Чемпіонат світу', 'хокей', 'Збірна України', 'Молодь']</text:p>
      <text:p text:style-name="P4">
Type: Article</text:p>
      <!--METADATA-->
      <text:p text:style-name="P4">
<draw:frame draw:style-name="fr1" draw:name="Image278" text:anchor-type="as-char" svg:width="6.9236in" svg:height="3.956343in" draw:z-index="0">
<draw:image xlink:href="../Images/yкринформ/2023-04-26T19-48-17-03-00/630_360_1682527655-333.jpg" xlink:type="simple" xlink:show="embed" xlink:actuate="onLoad" draw:mime-type="image/jpeg"/>
</draw:frame>
 Уфранцузькому Анже за участю збірної України триває молодіжний чемпіонат світуз хокею у Дивізіоні ІА (гравці до 18-ти років).</text:p>
      <text:p text:style-name="P4">
У третьому турі «синьо-жовті» вирвали перемогу в серії післяматчевих булітів укоманди Угорщини - 3:2 (0:1, 1:1, 1:0, 0:0, 1:0), передає Укрінформ.</text:p>
      <text:p text:style-name="P4">
Турнірне становище: Данія - 6 очок (після 3-х ігор), Казахстан - 6 (3),Україна - 4 (3), Угорщина - 4 (3), Японія - 3 (2), Франція - 1 (2).</text:p>
      <text:p text:style-name="P4">
<text:span text:style-name="T4">
Читайте також:</text:span>
 <text:a xlink:type="simple" xlink:href="https://www.ukrinform.ua/rubric-sports/3700793-zbirna-ukraini-u18-dozaavila-na-cempionat-svitu-dvoh-hokeistiv.html" text:style-name="Internet_20_link" text:visited-style-name="Visited_20_Internet_20_Link">
 </text:a>
</text:p>
      <text:p text:style-name="P4">
27 квітня збірна України проведе четвертий поєдинок на ЧС-2023 протиоднолітків з Казахстану.</text:p>
      <text:p text:style-name="P4">
Фото: ФХУ.</text:p>
      <text:p text:style-name="P4">
Source: <text:a xlink:type="simple" xlink:href="https://www.ukrinform.ua/rubric-sports/3701161-ukrainska-molodizka-vigrala-po-bulitah-v-ugorciv-na-cempionati-svitu-u18-z-hokeu.html" text:style-name="Internet_20_link" text:visited-style-name="Visited_20_Internet_20_Link">
https://www.ukrinform.ua/rubric-sports/3701161-ukrainska-molodizka-vigrala-po-bulitah-v-ugorciv-na-cempionati-svitu-u18-z-hokeu.html</text:a>
</text:p>
      <!--NEWS-->
      <text:h text:style-name="P10" text:outline-level="1">
<text:span text:style-name="T4">
Територію аеропорту «Херсон» розчищають від залишків техніки, уламків конструкцій і снарядів</text:span>
</text:h>
      <text:p text:style-name="P4">
Authors: Ukrinform (Person)</text:p>
      <text:p text:style-name="P4">
Publisher: Укринформ (Organization)</text:p>
      <text:p text:style-name="P4">
Published Time: 2023-04-26T19:50:21+03:00</text:p>
      <text:p text:style-name="P4">
Modified Time: 2023-04-26T19:50:21+03:00</text:p>
      <text:p text:style-name="P4">
Description: Територію аеропорту «Херсон» розчищають від залишків техніки, уламків конструкцій та снарядів, проте його реконструкція відбудеться після звільнення лівобережжя Херсонщини. — Укрінформ.</text:p>
      <text:p text:style-name="P4">
Images: ["<text:a xlink:type="simple" xlink:href="https://static.ukrinform.com/photos/2023_04/thumb_files/630_360_1682527671-454.jpg" text:style-name="Internet_20_link" text:visited-style-name="Visited_20_Internet_20_Link">
630_360_16825...</text:a>
"]</text:p>
      <text:p text:style-name="P4">
Tags: ['Аеропорт', 'Херсон', 'Ремонт']</text:p>
      <text:p text:style-name="P4">
Type: Article</text:p>
      <!--METADATA-->
      <text:p text:style-name="P4">
<draw:frame draw:style-name="fr1" draw:name="Image279" text:anchor-type="as-char" svg:width="6.9236in" svg:height="3.956343in" draw:z-index="0">
<draw:image xlink:href="../Images/yкринформ/2023-04-26T19-50-21-03-00/630_360_1682527671-454.jpg" xlink:type="simple" xlink:show="embed" xlink:actuate="onLoad" draw:mime-type="image/jpeg"/>
</draw:frame>
 Територіюаеропорту «Херсон» розчищають від залишків техніки, уламків конструкцій таснарядів, проте його реконструкція відбудеться після звільнення лівобережжяХерсонщини.</text:p>
      <text:p text:style-name="P4">
Як передає Укрінформ, про це повідомляє <text:a xlink:type="simple" xlink:href="http://t.me/khersonskaODA/5382" text:style-name="Internet_20_link" text:visited-style-name="Visited_20_Internet_20_Link">
 </text:a>
 .</text:p>
      <text:p text:style-name="P4">
«Нині розпочато роботи з розчищення території аеропорту від залишків техніки,уламків конструкцій та снарядів, іншого сміття. Також робітники розбираютьзруйновану будівлю аеровокзалу», - йдеться у повідомленні.</text:p>
      <text:p text:style-name="P4">
Як зазначається, розпочати ремонтні роботи поки що неможливо через інтенсивнібойові дії та постійні ворожі обстріли. Тому реконструкція запланована післязвільнення лівобережжя Херсонщини.</text:p>
      <text:p text:style-name="P4">
Також в ОВА повідомили, що зараз на будівлі зруйнованого терміналу розміщенопетицію із закликом виключити росію зі складу ООН.</text:p>
      <text:p text:style-name="P4">
Як нагадали в ОВА, у 2021 році в аеропорту «Херсон» майже завершилиреконструкцію злітно-посадкової смуги аеропорту, також мали встановити сучаснунавігаційну систему. Летовище вже готувалося приймати нові рейси.</text:p>
      <text:p text:style-name="P4">
Усе змінило повномасштабне вторгнення росії. Ворог перетворив летовище навійськову базу, а аеропорт став одним зі знакових символів боротьбиукраїнського народу.</text:p>
      <text:p text:style-name="P4">
Через бойові дії повністю зруйновано аеровокзал, пошкоджено оновлену злітно-посадкову смугу, перон, росіяни вкрали навігаційну та аеродромну техніку.</text:p>
      <text:p text:style-name="P4">
<text:span text:style-name="T4">
Читайте також:</text:span>
 <text:a xlink:type="simple" xlink:href="https://www.ukrinform.ua/rubric-vidbudova/3701094-smigal-pro-konferenciu-u-rimi-maemo-spilnu-zacikavlenist-v-realizacii-proektiv-vidbudovi.html" text:style-name="Internet_20_link" text:visited-style-name="Visited_20_Internet_20_Link">
 </text:a>
</text:p>
      <text:p text:style-name="P4">
Як <text:a xlink:type="simple" xlink:href="https://www.ukrinform.ua/rubric-regions/3626264-u-socmerezi-viklali-video-zi-zrujnovanogo-aeroportu-herson.html" text:style-name="Internet_20_link" text:visited-style-name="Visited_20_Internet_20_Link">
 </text:a>
 Укрінформ, у соцмережіоприлюднили відео зі зруйнованого аеропорту «Херсон».</text:p>
      <text:p text:style-name="P4">
Аеропорт «Херсон» - один з перших, який реконструювався за програмоюПрезидента «Велике будівництво» у межах розвитку регіональних аеропортів.Розпочалася його реконструкція з 20 вересня 2021 року.</text:p>
      <text:p text:style-name="P4">
Після реконструкції довжина злітно-посадкової смуги мала збільшитися для того,щоб <text:a xlink:type="simple" xlink:href="https://www.ukrinform.ua/tag-aeroport" text:style-name="Internet_20_link" text:visited-style-name="Visited_20_Internet_20_Link">
 </text:a>
 «Херсон» міг приймати літакикласу Boeing 737-800/900 та Airbus А321. Також в аеропорту тривало будівництвосвітлосигнальної та навігаційної систем. Програма розвитку летовищапередбачала реконструкцію аеровокзального комплексу та побудову новихпасажирського і вантажного терміналів.</text:p>
      <text:p text:style-name="P4">
Source: <text:a xlink:type="simple" xlink:href="https://www.ukrinform.ua/rubric-regions/3701162-teritoriu-aeroportu-herson-rozcisaut-vid-zaliskiv-tehniki-ulamkiv-konstrukcij-i-snaradiv.html" text:style-name="Internet_20_link" text:visited-style-name="Visited_20_Internet_20_Link">
https://www.ukrinform.ua/rubric-regions/3701162-teritoriu-aeroportu-herson-rozcisaut-vid-zaliskiv-tehniki-ulamkiv-konstrukcij-i-snaradiv.html</text:a>
</text:p>
      <!--NEWS-->
      <text:h text:style-name="P10" text:outline-level="1">
<text:span text:style-name="T4">
В ОП назвали найбільш перспективне питання у співпраці України і Китаю</text:span>
</text:h>
      <text:p text:style-name="P4">
Authors: Ukrinform (Person)</text:p>
      <text:p text:style-name="P4">
Publisher: Укринформ (Organization)</text:p>
      <text:p text:style-name="P4">
Published Time: 2023-04-26T19:54:34+03:00</text:p>
      <text:p text:style-name="P4">
Modified Time: 2023-04-26T19:54:34+03:00</text:p>
      <text:p text:style-name="P4">
Description: Прессекретар Президента України Сергій Никифоров назвав питання ядерної безпеки найбільш перспективною темою подальшої співпраці України та Китаю. — Укрінформ.</text:p>
      <text:p text:style-name="P4">
Images: ["<text:a xlink:type="simple" xlink:href="https://static.ukrinform.com/photos/2023_04/thumb_files/630_360_1682527993-525.jpg" text:style-name="Internet_20_link" text:visited-style-name="Visited_20_Internet_20_Link">
630_360_16825...</text:a>
"]</text:p>
      <text:p text:style-name="P4">
Tags: ['Китай', 'Україна', 'Ядерна безпека']</text:p>
      <text:p text:style-name="P4">
Type: Article</text:p>
      <!--METADATA-->
      <text:p text:style-name="P4">
<draw:frame draw:style-name="fr1" draw:name="Image280" text:anchor-type="as-char" svg:width="6.9236in" svg:height="3.956343in" draw:z-index="0">
<draw:image xlink:href="../Images/yкринформ/2023-04-26T19-54-34-03-00/630_360_1682527993-525.jpg" xlink:type="simple" xlink:show="embed" xlink:actuate="onLoad" draw:mime-type="image/jpeg"/>
</draw:frame>
Прессекретар Президента України Сергій Никифоров назвав питання ядерноїбезпеки найбільш перспективною темою подальшої співпраці України та Китаю.</text:p>
      <text:p text:style-name="P4">
Про це він сказав в ефірі телемарафону “Єдині новини”, передає кореспондентУкрінформу.</text:p>
      <text:p text:style-name="P4">
"Наші позиції збігаються щодо ядерних питань. Тобто з тим, що ядерною зброєюне можна погрожувати, погоджуємося і ми, і Китай. Те, що не можна загрожуватиядерній безпеці, так само погоджуємося і ми, і <text:a xlink:type="simple" xlink:href="https://www.ukrinform.ua/tag-kitaj" text:style-name="Internet_20_link" text:visited-style-name="Visited_20_Internet_20_Link">
</text:a>
 . Приємно, що Китай казав про це вконтексті як учасник Будапештського меморандуму. Це найбільш перспективна темау нашій подальшій співпраці", - зазначив Никифоров.</text:p>
      <text:p text:style-name="P4">
<text:span text:style-name="T4">
Читайте також:</text:span>
 <text:a xlink:type="simple" xlink:href="https://www.ukrinform.ua/rubric-world/3701138-kitaj-ne-vvazae-adernou-eskalacieu-britanski-snaradi-zi-zbidnenim-uranom-dla-ukraini.html" text:style-name="Internet_20_link" text:visited-style-name="Visited_20_Internet_20_Link">
 <text:span text:style-name="T4">
Китай</text:span>
 </text:a>
</text:p>
      <text:p text:style-name="P4">
Як повідомляв Укрінформ, 26 квітня Президент України Володимир Зеленський <text:a xlink:type="simple" xlink:href="https://www.ukrinform.ua/rubric-polytics/3701129-rozmova-zelenskogo-ta-si-czinpina-detali.html" text:style-name="Internet_20_link" text:visited-style-name="Visited_20_Internet_20_Link">
</text:a>
 . Зокрема, глави держав обговорили актуальні питаннядвосторонніх відносин.</text:p>
      <text:p text:style-name="P4">
<text:span text:style-name="T5">
Фото: guangzhou.mfa.gov.ua</text:span>
</text:p>
      <text:p text:style-name="P4">
Source: <text:a xlink:type="simple" xlink:href="https://www.ukrinform.ua/rubric-polytics/3701163-v-op-nazvali-najbils-perspektivne-pitanna-u-spivpraci-ukraini-i-kitau.html" text:style-name="Internet_20_link" text:visited-style-name="Visited_20_Internet_20_Link">
https://www.ukrinform.ua/rubric-polytics/3701163-v-op-nazvali-najbils-perspektivne-pitanna-u-spivpraci-ukraini-i-kitau.html</text:a>
</text:p>
      <!--NEWS-->
      <text:h text:style-name="P10" text:outline-level="1">
<text:span text:style-name="T4">
Унаслідок агресії рф в Україні загинули понад 10 000 цивільних - Костін</text:span>
</text:h>
      <text:p text:style-name="P4">
Authors: Ukrinform (Person)</text:p>
      <text:p text:style-name="P4">
Publisher: Укринформ (Organization)</text:p>
      <text:p text:style-name="P4">
Published Time: 2023-04-26T20:03:36+03:00</text:p>
      <text:p text:style-name="P4">
Modified Time: 2023-04-26T20:03:36+03:00</text:p>
      <text:p text:style-name="P4">
Description: Наразі зафіксованІ понад 80 000 воєнних злочинів, вчинених рф в Україні. — Укрінформ.</text:p>
      <text:p text:style-name="P4">
Images: ["<text:a xlink:type="simple" xlink:href="https://static.ukrinform.com/photos/2022_04/thumb_files/630_360_1648943848-385.jpg" text:style-name="Internet_20_link" text:visited-style-name="Visited_20_Internet_20_Link">
630_360_16489...</text:a>
", "<text:a xlink:type="simple" xlink:href="https://static.ukrinform.com/photos/2023_04/1682528360-916.jpg" text:style-name="Internet_20_link" text:visited-style-name="Visited_20_Internet_20_Link">
1682528360-91...</text:a>
"]</text:p>
      <text:p text:style-name="P4">
Tags: ['Європарламент', 'Воєнні злочини', 'Офіс генпрокурора', 'Андрій Костін', 'Війна з росією']</text:p>
      <text:p text:style-name="P4">
Type: Article</text:p>
      <!--METADATA-->
      <text:p text:style-name="P4">
<draw:frame draw:style-name="fr1" draw:name="Image281" text:anchor-type="as-char" svg:width="6.9236in" svg:height="3.956343in" draw:z-index="0">
<draw:image xlink:href="../Images/yкринформ/2023-04-26T20-03-36-03-00/630_360_1648943848-385.jpg" xlink:type="simple" xlink:show="embed" xlink:actuate="onLoad" draw:mime-type="image/jpeg"/>
</draw:frame>
 НаразізафіксованІ понад 80 000 воєнних злочинів, вчинених рф в Україні.</text:p>
      <text:p text:style-name="P4">
Такі дані оприлюднив Генеральний прокурор Андрій Костін на відкритих слуханняхКомітету Європейського парламенту з громадянських свобод, юстиції тавнутрішніх справ, передає Укрінформ з посиланням на <text:a xlink:type="simple" xlink:href="https://www.facebook.com/pgo.gov.ua/posts/pfbid02C7omVmyzKYYEZw3CYi8rbidbCqVzrE6QiZdm1kCLZrUDpzenNqZmLRqntNND98mBl" text:style-name="Internet_20_link" text:visited-style-name="Visited_20_Internet_20_Link">
</text:a>
Офісу генерального прокурора.</text:p>
      <text:p text:style-name="P4">
<draw:frame draw:style-name="fr1" draw:name="Image282" text:anchor-type="as-char" svg:width="6.9236in" svg:height="4.615733in" draw:z-index="0">
<draw:image xlink:href="../Images/yкринформ/2023-04-26T20-03-36-03-00/1682528360-916.jpg" xlink:type="simple" xlink:show="embed" xlink:actuate="onLoad" draw:mime-type="image/jpeg"/>
</draw:frame>
 <text:span text:style-name="T5">
Фото: Офісгенпрокурора, Фейсбук</text:span>
</text:p>
      <text:p text:style-name="P4">
"Наразі зафіксовано понад 80 000 <text:a xlink:type="simple" xlink:href="https://www.ukrinform.ua/tag-vijskovi-zlocini" text:style-name="Internet_20_link" text:visited-style-name="Visited_20_Internet_20_Link">
 </text:a>
 , вчинених рф в Україні. Понад 10 000 мирних жителів загинули, понад13 000 – отримали поранення, понад 98 000 об’єктів цивільної інфраструктурибули пошкоджені або зруйновані", - заявив Костін.</text:p>
      <text:p text:style-name="P4">
<text:span text:style-name="T4">
Читайте також:</text:span>
 <text:a xlink:type="simple" xlink:href="https://www.ukrinform.ua/rubric-ato/3698619-na-protivagu-zlocinam-rf-treba-stvoriti-merezu-vseosaznoi-vidpovidalnosti-za-nih-kostin.html" text:style-name="Internet_20_link" text:visited-style-name="Visited_20_Internet_20_Link">
 <text:span text:style-name="T4">
Костін</text:span>
 </text:a>
</text:p>
      <text:p text:style-name="P4">
За його словами, ще довго одним з пріоритетів України залишатиметьсявідшкодування збитків і руйнувань, завданих росією. Світовий банк оцінюєзбитки в 411 мільярдів доларів, додав генпрокурор.</text:p>
      <text:p text:style-name="P4">
"Сподіваємось на підтримку ЄС у створенні Реєстру збитків та подальшуспівпрацю у розшуку та арешті активів, пов’язаних з фінансуванням агресії", -сказав Костін.</text:p>
      <text:p text:style-name="P4">
Він висловив вдячність за міцну позицію, підтримку та практичні кроки щодостворення Міжнародного центру з переслідування злочинів агресії (ICPA). Вінзбиратиме та координуватиме інформацію і докази проти лідерів, відповідальнихза планування, підготовку, початок або ведення цієї агресивної війни длямайбутніх судових процесів.</text:p>
      <text:p text:style-name="P4">
<text:span text:style-name="T4">
Читайте також:</text:span>
 <text:a xlink:type="simple" xlink:href="https://www.ukrinform.ua/rubric-ato/3700816-fbr-spivpracue-z-amerikanskimi-kompaniami-dla-zboru-dokaziv-voennih-zlociniv-v-ukraini.html" text:style-name="Internet_20_link" text:visited-style-name="Visited_20_Internet_20_Link">
 </text:a>
</text:p>
      <text:p text:style-name="P4">
Планується, що ICPA запрацює з кінця червня поточного року (на базі Євроюсту)."Ми вдячні всім державам і партнерам, які висловили готовність відрядитиекспертів і прокурорів до ICPA", - наголосив Костін.</text:p>
      <text:p text:style-name="P4">
Як повідомляв Укрінформ, Президент України <text:a xlink:type="simple" xlink:href="https://www.ukrinform.ua/rubric-ato/3701142-rosia-vikrala-20-tisac-ukrainskih-ditej-zelenskij-u-rozmovi-z-si.html" text:style-name="Internet_20_link" text:visited-style-name="Visited_20_Internet_20_Link">
</text:a>
 лідера Китайської НародноїРеспубліки (КНР) Сі Цзіньпіна про те, що російська федерація за періодповномасштабного вторгнення викрала 20 тисяч українських дітей.</text:p>
      <text:p text:style-name="P4">
Source: <text:a xlink:type="simple" xlink:href="https://www.ukrinform.ua/rubric-ato/3701166-unaslidok-agresii-rf-v-ukraini-zaginuli-ponad-10-000-civilnih-kostin.html" text:style-name="Internet_20_link" text:visited-style-name="Visited_20_Internet_20_Link">
https://www.ukrinform.ua/rubric-ato/3701166-unaslidok-agresii-rf-v-ukraini-zaginuli-ponad-10-000-civilnih-kostin.html</text:a>
</text:p>
      <!--NEWS-->
      <text:h text:style-name="P10" text:outline-level="1">
<text:span text:style-name="T4">
Евакуація з Судану: в аеропорту Польщі приземлився літак із 64 українцями</text:span>
</text:h>
      <text:p text:style-name="P4">
Authors: Ukrinform (Person)</text:p>
      <text:p text:style-name="P4">
Publisher: Укринформ (Organization)</text:p>
      <text:p text:style-name="P4">
Published Time: 2023-04-26T20:04:00+03:00</text:p>
      <text:p text:style-name="P4">
Modified Time: 2023-04-26T20:04:00+03:00</text:p>
      <text:p text:style-name="P4">
Description: В аеропорту Польщі приземлився літак із 64 українцями, евакуйованими із Судану в результаті спецоперації. — Укрінформ.</text:p>
      <text:p text:style-name="P4">
Images: ["<text:a xlink:type="simple" xlink:href="https://static.ukrinform.com/photos/2023_04/thumb_files/630_360_1682528537-913.jpg" text:style-name="Internet_20_link" text:visited-style-name="Visited_20_Internet_20_Link">
630_360_16825...</text:a>
"]</text:p>
      <text:p text:style-name="P4">
Tags: ['Евакуація', 'Розвідка', 'Судан']</text:p>
      <text:p text:style-name="P4">
Type: Article</text:p>
      <!--METADATA-->
      <text:p text:style-name="P4">
<draw:frame draw:style-name="fr1" draw:name="Image283" text:anchor-type="as-char" svg:width="6.9236in" svg:height="3.956343in" draw:z-index="0">
<draw:image xlink:href="../Images/yкринформ/2023-04-26T20-04-00-03-00/630_360_1682528537-913.jpg" xlink:type="simple" xlink:show="embed" xlink:actuate="onLoad" draw:mime-type="image/jpeg"/>
</draw:frame>
 Ваеропорту Польщі приземлився літак із 64 українцями, евакуйованими із Судану врезультаті спецоперації.</text:p>
      <text:p text:style-name="P4">
Як передає Укрінформ, про це Головне управління розвідки Міністерства оборониУкраїни повідомляє у <text:a xlink:type="simple" xlink:href="https://www.facebook.com/DefenceIntelligenceofUkraine/posts/pfbid02UTCqKvJsvqpXFmdXosYHy7NEGUA8eqGB4tmibmeG5VPzrKwy98JuqpapRgpqpjhBl" text:style-name="Internet_20_link" text:visited-style-name="Visited_20_Internet_20_Link">
</text:a>
.</text:p>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 - ідеться у повідомленні.</text:p>
      <text:p text:style-name="P4">
У межах операції українські воєнні розвідники та дипломати також допомоглизалишити Судан 51 іноземцю ― громадянам Грузії, Канади, Перу та ФедераціїСент-Кіттс і Невіс.</text:p>
      <text:p text:style-name="P4">
"Чартерний рейс із 64 українцями, які виявили бажання повернутись додому,щойно приземлились в аеропорту Польщі. Вже невдовзі врятовані співробітникамиГУР українці перетнуть український державний кордон", - зазначили в ГУР.</text:p>
      <text:p text:style-name="P4">
Евакуація із <text:a xlink:type="simple" xlink:href="https://www.ukrinform.ua/tag-sudan" text:style-name="Internet_20_link" text:visited-style-name="Visited_20_Internet_20_Link">
 </text:a>
 триває. Українцям, якіпотребуватимуть порятунку через небезпеку для життя і здоров’я в Судані, буденадана невідкладна допомога з боку офіційних представників України.</text:p>
      <text:p text:style-name="P4">
<text:span text:style-name="T4">
Читайте також:</text:span>
 <text:a xlink:type="simple" xlink:href="https://www.ukrinform.ua/rubric-world/3701051-britania-evakuuvala-301-osobu-z-sudanu.html" text:style-name="Internet_20_link" text:visited-style-name="Visited_20_Internet_20_Link">
 <text:span text:style-name="T4">
Судан</text:span>
 </text:a>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Бойові дії в країні продовжуються, низка європейських країн докладають зусильдля евакуації власних громадян із Судану.</text:p>
      <text:p text:style-name="P4">
Source: <text:a xlink:type="simple" xlink:href="https://www.ukrinform.ua/rubric-society/3701167-evakuacia-z-sudanu-v-aeroportu-polsi-prizemlivsa-litak-iz-64-ukraincami.html" text:style-name="Internet_20_link" text:visited-style-name="Visited_20_Internet_20_Link">
https://www.ukrinform.ua/rubric-society/3701167-evakuacia-z-sudanu-v-aeroportu-polsi-prizemlivsa-litak-iz-64-ukraincami.html</text:a>
</text:p>
      <!--NEWS-->
      <text:h text:style-name="P10" text:outline-level="1">
<text:span text:style-name="T4">
Внаслідок обстрілу Антонівського мосту біля Херсона загинув цивільний</text:span>
</text:h>
      <text:p text:style-name="P4">
Authors: Ukrinform (Person)</text:p>
      <text:p text:style-name="P4">
Publisher: Укринформ (Organization)</text:p>
      <text:p text:style-name="P4">
Published Time: 2023-04-26T20:06:00+03:00</text:p>
      <text:p text:style-name="P4">
Modified Time: 2023-04-26T20:06:00+03:00</text:p>
      <text:p text:style-name="P4">
Description: Внаслідок ворожого обстрілу Антонівського мосту на Херсонщині був поранений журналіст іноземного видання, також загинув цивільний, який його супроводжував. — Укрінформ.</text:p>
      <text:p text:style-name="P4">
Images: ["<text:a xlink:type="simple" xlink:href="https://static.ukrinform.com/photos/2022_08/thumb_files/630_360_1661248935-794.jpg" text:style-name="Internet_20_link" text:visited-style-name="Visited_20_Internet_20_Link">
630_360_16612...</text:a>
"]</text:p>
      <text:p text:style-name="P4">
Tags: ['Херсонщина', 'Обстріл', 'Загибель']</text:p>
      <text:p text:style-name="P4">
Type: Article</text:p>
      <!--METADATA-->
      <text:p text:style-name="P4">
<draw:frame draw:style-name="fr1" draw:name="Image284" text:anchor-type="as-char" svg:width="6.9236in" svg:height="3.956343in" draw:z-index="0">
<draw:image xlink:href="../Images/yкринформ/2023-04-26T20-06-00-03-00/630_360_1661248935-794.jpg" xlink:type="simple" xlink:show="embed" xlink:actuate="onLoad" draw:mime-type="image/jpeg"/>
</draw:frame>
 Внаслідокворожого обстрілу Антонівського мосту на Херсонщині був поранений журналістіноземного видання, також загинув цивільний, який його супроводжував.</text:p>
      <text:p text:style-name="P4">
Як передає Укрінформ, про це повідомляє <text:a xlink:type="simple" xlink:href="https://www.facebook.com/pho.gov.ua/posts/pfbid02S1ZPq4RBqMJmeWnG6dgCqNeR1eAKi1om8Dx2wcES9EayJ63kbTueA2g8xQg5uKUml" text:style-name="Internet_20_link" text:visited-style-name="Visited_20_Internet_20_Link">
</text:a>
.</text:p>
      <text:p text:style-name="P4">
«За даними слідства, 26 квітня російські війська, вчергове порушуючи нормиміжнародного гуманітарного права, здійснили обстріл району Антонівського мостубіля Херсона. Внаслідок цього загинув цивільний чоловік», - йдеться уповідомленні.</text:p>
      <text:p text:style-name="P4">
Окрім того, вогнепальне поранення плеча отримав кореспондент іноземноговидання. Він працював над матеріалом про життя в місті, що тривалий час було вокупації, а тепер зазнає систематичних обстрілів з боку армії рф.</text:p>
      <text:p text:style-name="P4">
<text:span text:style-name="T4">
Читайте також:</text:span>
 <text:a xlink:type="simple" xlink:href="https://www.ukrinform.ua/rubric-ato/3701100-nepodalik-hersona-zaznav-poranen-italijskij-zurnalist-la-repubblica.html" text:style-name="Internet_20_link" text:visited-style-name="Visited_20_Internet_20_Link">
 <text:span text:style-name="T4">
Під</text:span>
 <text:span text:style-name="T4">
Херсоном</text:span>
 <text:span text:style-name="T4">
поранили</text:span>
 <text:span text:style-name="T4">
італійського</text:span>
<text:span text:style-name="T4">
журналіста</text:span>
 <text:span text:style-name="T4">
Repubblica</text:span>
 </text:a>
</text:p>
      <text:p text:style-name="P4">
Кореспондента доставлено у лікарню, де йому надається кваліфікована медичнадопомога.</text:p>
      <text:p text:style-name="P4">
Наразі проводяться необхідні слідчі дії для фіксування чергового злочину рф.</text:p>
      <text:p text:style-name="P4">
Що стосується загиблого, то, як повідомили агентству в облпрокуратурі, цегромадянин України.</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text:a xlink:type="simple" xlink:href="https://www.ukrinform.ua/tag-vijna" text:style-name="Internet_20_link" text:visited-style-name="Visited_20_Internet_20_Link">
</text:a>
 (ч. 2 ст. 438 КК України).</text:p>
      <text:p text:style-name="P4">
Як повідомляв Укрінформ, росіяни сьогодні, 26 квітня, знову обстрілялиХерсонщину. Серед поранених <text:a xlink:type="simple" xlink:href="https://www.ukrinform.ua/rubric-ato/3701037-rosiani-znovu-obstrilala-hersonsinu-sered-postrazdalih-inozemnij-zurnalist.html" text:style-name="Internet_20_link" text:visited-style-name="Visited_20_Internet_20_Link">
 </text:a>
 .</text:p>
      <text:p text:style-name="P4">
Source: <text:a xlink:type="simple" xlink:href="https://www.ukrinform.ua/rubric-ato/3701168-vnaslidok-obstrilu-antonivskogo-mostu-bila-hersona-zaginuv-civilnij.html" text:style-name="Internet_20_link" text:visited-style-name="Visited_20_Internet_20_Link">
https://www.ukrinform.ua/rubric-ato/3701168-vnaslidok-obstrilu-antonivskogo-mostu-bila-hersona-zaginuv-civilnij.html</text:a>
</text:p>
      <!--NEWS-->
      <text:h text:style-name="P10" text:outline-level="1">
<text:span text:style-name="T4">
Україна вже отримала від донорів €23 мільйони на відновлення Чорнобильської зони</text:span>
</text:h>
      <text:p text:style-name="P4">
Authors: Ukrinform (Person)</text:p>
      <text:p text:style-name="P4">
Publisher: Укринформ (Organization)</text:p>
      <text:p text:style-name="P4">
Published Time: 2023-04-26T20:08:00+03:00</text:p>
      <text:p text:style-name="P4">
Modified Time: 2023-04-26T20:08:00+03:00</text:p>
      <text:p text:style-name="P4">
Description: Фінансова допомога міжнародних партнерів для відновлення зони відчуження вже сягнула €23 мільйонів. — Укрінформ.</text:p>
      <text:p text:style-name="P4">
Images: ["<text:a xlink:type="simple" xlink:href="https://static.ukrinform.com/photos/2021_06/thumb_files/630_360_1623255079-886.jpg" text:style-name="Internet_20_link" text:visited-style-name="Visited_20_Internet_20_Link">
630_360_16232...</text:a>
"]</text:p>
      <text:p text:style-name="P4">
Tags: ['Чорнобильська зона', 'Чорнобильська катастрофа', 'Відбудова']</text:p>
      <text:p text:style-name="P4">
Type: Article</text:p>
      <!--METADATA-->
      <text:p text:style-name="P4">
<draw:frame draw:style-name="fr1" draw:name="Image285" text:anchor-type="as-char" svg:width="6.9236in" svg:height="3.956343in" draw:z-index="0">
<draw:image xlink:href="../Images/yкринформ/2023-04-26T20-08-00-03-00/630_360_1623255079-886.jpg" xlink:type="simple" xlink:show="embed" xlink:actuate="onLoad" draw:mime-type="image/jpeg"/>
</draw:frame>
 Фінансовадопомога міжнародних партнерів для відновлення зони відчуження вже сягнула €23мільйонів.</text:p>
      <text:p text:style-name="P4">
Про це в коментарі Укрінформу сказав голова Державного агентства України зуправління зоною відчуження Євген Крамаренко.</text:p>
      <text:p text:style-name="P4">
«З €15 мільйонів, які раніше виділили партнери, €2 мільйони вже освоїли. Такожрахунок допомоги зони відчуження ще наповнився на €8 мільйонів. Тобто насьогодні у нас уже є €23 мільйони від донорів», - сказав Крамаренко.</text:p>
      <text:p text:style-name="P4">
Він наголосив, що сума буде збільшуватися, оскільки фінансова допомогапродовжує надходити.</text:p>
      <text:p text:style-name="P4">
<text:span text:style-name="T4">
Читайте також:</text:span>
 <text:a xlink:type="simple" xlink:href="https://www.ukrinform.ua/rubric-society/3700798-soczahist-i-likuvanna-cornobilciv-lubinec-rozpoviv-pro-rezultati-monitoringu.html" text:style-name="Internet_20_link" text:visited-style-name="Visited_20_Internet_20_Link">
 <text:span text:style-name="T4">
чорнобиль</text:span>
 </text:a>
</text:p>
      <text:p text:style-name="P4">
Як повідомлялося, для відновлення зони відчуження уже розроблено тазареєстровано 40 проєктів, фінансування яких у 2023 році сягне близько €15мільйонів.</text:p>
      <text:p text:style-name="P4">
Державне агентство України з управління зоною відчуження спільно зМіністерством захисту довкілля та природних ресурсів розробило планвідновлення зони відчуження. План включає 9 пунктів та розрахований на €225мільйонів. Йдеться про те, щоб не тільки відновити нормальне функціонування, ай поліпшити роботу ЧАЕС і створити на території зони відчуження науковий хаб.</text:p>
      <text:p text:style-name="P4">
Source: <text:a xlink:type="simple" xlink:href="https://www.ukrinform.ua/rubric-vidbudova/3701172-ukraina-vze-otrimala-vid-donoriv-23-miljoni-na-vidnovlenna-cornobilskoi-zoni.html" text:style-name="Internet_20_link" text:visited-style-name="Visited_20_Internet_20_Link">
https://www.ukrinform.ua/rubric-vidbudova/3701172-ukraina-vze-otrimala-vid-donoriv-23-miljoni-na-vidnovlenna-cornobilskoi-zoni.html</text:a>
</text:p>
      <!--NEWS-->
      <text:h text:style-name="P10" text:outline-level="1">
<text:span text:style-name="T4">
Зеленський і Мелоні обговорили оборонну співпрацю</text:span>
</text:h>
      <text:p text:style-name="P4">
Authors: Ukrinform (Person)</text:p>
      <text:p text:style-name="P4">
Publisher: Укринформ (Organization)</text:p>
      <text:p text:style-name="P4">
Published Time: 2023-04-26T20:13:39+03:00</text:p>
      <text:p text:style-name="P4">
Modified Time: 2023-04-26T20:13:39+03:00</text:p>
      <text:p text:style-name="P4">
Description: Президент України Володимир Зеленський обговорив з прем’єр-міністром Італії Джорджею Мелоні продовження оборонної співпраці та майбутні міжнародні заходи. — Укрінформ.</text:p>
      <text:p text:style-name="P4">
Images: ["<text:a xlink:type="simple" xlink:href="https://static.ukrinform.com/photos/2023_04/thumb_files/630_360_1682529196-518.jpeg" text:style-name="Internet_20_link" text:visited-style-name="Visited_20_Internet_20_Link">
630_360_16825...</text:a>
"]</text:p>
      <text:p text:style-name="P4">
Tags: ['Італія', 'Україна', 'Зеленський', 'Джорджа Мелоні']</text:p>
      <text:p text:style-name="P4">
Type: Article</text:p>
      <!--METADATA-->
      <text:p text:style-name="P4">
<draw:frame draw:style-name="fr1" draw:name="Image286" text:anchor-type="as-char" svg:width="6.9236in" svg:height="3.956343in" draw:z-index="0">
<draw:image xlink:href="../Images/yкринформ/2023-04-26T20-13-39-03-00/630_360_1682529196-518.jpeg" xlink:type="simple" xlink:show="embed" xlink:actuate="onLoad" draw:mime-type="image/jpeg"/>
</draw:frame>
 ПрезидентУкраїни Володимир Зеленський обговорив з прем’єр-міністром Італії ДжорджеюМелоні продовження оборонної співпраці та майбутні міжнародні заходи.</text:p>
      <text:p text:style-name="P4">
Про це глава Української держави повідомив у <text:a xlink:type="simple" xlink:href="https://t.me/V_Zelenskiy_official/6008" text:style-name="Internet_20_link" text:visited-style-name="Visited_20_Internet_20_Link">
</text:a>
 , передає Укрінформ.</text:p>
      <text:p text:style-name="P4">
"Провів телефонну розмову з Прем’єр-міністром Італії Джорджею Мелоні.Подякував за проведену конференцію з відновлення України та за її особистелідерство у неослабній підтримці українського народу. Принагідно обговорилипродовження оборонної співпраці та майбутні міжнародні заходи", - написа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vidbudova/3700992-meloni-vkladati-kosti-v-ukrainu-sogodni-ce-ne-rizik-a-investicia.html" text:style-name="Internet_20_link" text:visited-style-name="Visited_20_Internet_20_Link">
 <text:span text:style-name="T4">
Мелоні</text:span>
 </text:a>
</text:p>
      <text:p text:style-name="P4">
Як повідомлялося, у Римі 26 квітня пройшла двостороння конференція з відбудовиУкраїни. Президент України <text:a xlink:type="simple" xlink:href="https://www.ukrinform.ua/rubric-polytics/3701129-rozmova-zelenskogo-ta-si-czinpina-detali.html" text:style-name="Internet_20_link" text:visited-style-name="Visited_20_Internet_20_Link">
 </text:a>
 .</text:p>
      <text:p text:style-name="P4">
<text:span text:style-name="T5">
Фото ілюстративне: ОП</text:span>
</text:p>
      <text:p text:style-name="P4">
Source: <text:a xlink:type="simple" xlink:href="https://www.ukrinform.ua/rubric-polytics/3701171-zelenskij-i-meloni-obgovorili-oboronnu-spivpracu.html" text:style-name="Internet_20_link" text:visited-style-name="Visited_20_Internet_20_Link">
https://www.ukrinform.ua/rubric-polytics/3701171-zelenskij-i-meloni-obgovorili-oboronnu-spivpracu.html</text:a>
</text:p>
      <!--NEWS-->
      <text:h text:style-name="P10" text:outline-level="1">
<text:span text:style-name="T4">
До Хорватії на лікування прибули 19 українських захисників</text:span>
</text:h>
      <text:p text:style-name="P4">
Authors: Ukrinform (Person)</text:p>
      <text:p text:style-name="P4">
Publisher: Укринформ (Organization)</text:p>
      <text:p text:style-name="P4">
Published Time: 2023-04-26T20:17:58+03:00</text:p>
      <text:p text:style-name="P4">
Modified Time: 2023-04-26T20:17:58+03:00</text:p>
      <text:p text:style-name="P4">
Description: У середу, 26 квітня, до Хорватії на лікування прибуло 19 захисників України та 9 членів їхніх родин. — Укрінформ.</text:p>
      <text:p text:style-name="P4">
Images: ["<text:a xlink:type="simple" xlink:href="https://static.ukrinform.com/photos/2023_04/thumb_files/630_360_1682529355-488.jpg" text:style-name="Internet_20_link" text:visited-style-name="Visited_20_Internet_20_Link">
630_360_16825...</text:a>
"]</text:p>
      <text:p text:style-name="P4">
Tags: ['Хорватія', 'Лікування за кордоном', 'Військові']</text:p>
      <text:p text:style-name="P4">
Type: Article</text:p>
      <!--METADATA-->
      <text:p text:style-name="P4">
<draw:frame draw:style-name="fr1" draw:name="Image287" text:anchor-type="as-char" svg:width="6.9236in" svg:height="3.956343in" draw:z-index="0">
<draw:image xlink:href="../Images/yкринформ/2023-04-26T20-17-58-03-00/630_360_1682529355-488.jpg" xlink:type="simple" xlink:show="embed" xlink:actuate="onLoad" draw:mime-type="image/jpeg"/>
</draw:frame>
 У середу,26 квітня, до Хорватії на лікування прибуло 19 захисників України та 9 членівїхніх родин.</text:p>
      <text:p text:style-name="P4">
Як передає Укрінформ, про це повідомляє Посольство України в Хорватії у <text:a xlink:type="simple" xlink:href="https://www.facebook.com/UKRinHRV/posts/pfbid02jhok3XfMipZZt6YM7aX4uzGfYc9wsL1tu7s2e1Fq81NxsATg3BAr8a1rY7PctGRxl" text:style-name="Internet_20_link" text:visited-style-name="Visited_20_Internet_20_Link">
</text:a>
.</text:p>
      <text:p text:style-name="P4">
«26 квітня 2023 року до Хорватії на лікування прибуло 19 захисників України та9 членів їхніх родин», - заявили у дипмісії.</text:p>
      <text:p text:style-name="P4">
Зазначається, що Республіка Хорватія забезпечить весь комплекс медичних таорганізаційно-побутових потреб захисників України під час їхнього лікування, ачленам сімей буде надано допомогу в розміщенні і підтримку під час перебуванняїхніх рідних на лікуванні.</text:p>
      <text:p text:style-name="P4">
«Хорвати знають чутливість і біль ран, отриманих під час захисту Батьківщини.Тому й уряд країни 16 березня 2023 року ухвалив рішення про надання допомоги влікуванні та реабілітації поранених з України в Республіці Хорватія», - додалив посольстві.</text:p>
      <text:p text:style-name="P4">
<text:span text:style-name="T4">
Читайте також:</text:span>
 <text:a xlink:type="simple" xlink:href="https://www.ukrinform.ua/rubric-ato/3695028-ponad-80-poranenih-i-hvorih-vijskovih-pisla-likuvanna-povertautsa-u-strij-mediki.html" text:style-name="Internet_20_link" text:visited-style-name="Visited_20_Internet_20_Link">
 <text:span text:style-name="T4">
лікування</text:span>
 </text:a>
</text:p>
      <text:p text:style-name="P4">
Як повідомляв Укрінформ, міністр закордонних справ <text:a xlink:type="simple" xlink:href="https://www.ukrinform.ua/tag-horvatia" text:style-name="Internet_20_link" text:visited-style-name="Visited_20_Internet_20_Link">
</text:a>
 Гордан Грлич-Радман заявив, щоХорватія буде продовжувати надавати Україні всебічну допомогу та зробитьвнесок у пів мільйона євро в пакет широкої допомоги НАТО для України, щонаразі погоджується союзниками по Альянсу.</text:p>
      <text:p text:style-name="P4">
Source: <text:a xlink:type="simple" xlink:href="https://www.ukrinform.ua/rubric-society/3701173-do-horvatii-na-likuvanna-pribuli-19-ukrainskih-zahisnikiv.html" text:style-name="Internet_20_link" text:visited-style-name="Visited_20_Internet_20_Link">
https://www.ukrinform.ua/rubric-society/3701173-do-horvatii-na-likuvanna-pribuli-19-ukrainskih-zahisnikiv.html</text:a>
</text:p>
      <!--NEWS-->
      <text:h text:style-name="P10" text:outline-level="1">
<text:span text:style-name="T4">
У Дружківці росіяни влучили у відділок поліції, троє поранених</text:span>
</text:h>
      <text:p text:style-name="P4">
Authors: Ukrinform (Person)</text:p>
      <text:p text:style-name="P4">
Publisher: Укринформ (Organization)</text:p>
      <text:p text:style-name="P4">
Published Time: 2023-04-26T20:21:01+03:00</text:p>
      <text:p text:style-name="P4">
Modified Time: 2023-04-26T20:21:01+03:00</text:p>
      <text:p text:style-name="P4">
Description: війська російської федерації завдали удару ракетами “С-300” та обстріляли з реактивних систем залпового вогню “Смерч” Дружківку Донецької області, поранено трьох правоохоронців. — Укрінформ.</text:p>
      <text:p text:style-name="P4">
Images: ["<text:a xlink:type="simple" xlink:href="https://static.ukrinform.com/photos/2023_04/thumb_files/630_360_1682529460-4741.jpeg" text:style-name="Internet_20_link" text:visited-style-name="Visited_20_Internet_20_Link">
630_360_16825...</text:a>
", "<text:a xlink:type="simple" xlink:href="https://static.ukrinform.com/photos/2023_04/thumb_files/630_360_1682529461-1252.jpeg" text:style-name="Internet_20_link" text:visited-style-name="Visited_20_Internet_20_Link">
630_360_16825...</text:a>
", "<text:a xlink:type="simple" xlink:href="https://static.ukrinform.com/photos/2023_04/thumb_files/630_360_1682529460-9826.jpeg" text:style-name="Internet_20_link" text:visited-style-name="Visited_20_Internet_20_Link">
630_360_16825...</text:a>
", "<text:a xlink:type="simple" xlink:href="https://static.ukrinform.com/photos/2023_04/thumb_files/630_360_1682529460-3421.jpeg" text:style-name="Internet_20_link" text:visited-style-name="Visited_20_Internet_20_Link">
630_360_16825...</text:a>
", "<text:a xlink:type="simple" xlink:href="https://static.ukrinform.com/photos/2023_04/thumb_files/630_360_1682529460-4818.jpeg" text:style-name="Internet_20_link" text:visited-style-name="Visited_20_Internet_20_Link">
630_360_16825...</text:a>
", "<text:a xlink:type="simple" xlink:href="https://static.ukrinform.com/photos/2023_04/thumb_files/630_360_1682529461-8466.jpeg" text:style-name="Internet_20_link" text:visited-style-name="Visited_20_Internet_20_Link">
630_360_16825...</text:a>
", "<text:a xlink:type="simple" xlink:href="https://static.ukrinform.com/photos/2023_04/thumb_files/630_360_1682529461-8254.jpeg" text:style-name="Internet_20_link" text:visited-style-name="Visited_20_Internet_20_Link">
630_360_16825...</text:a>
"]</text:p>
      <text:p text:style-name="P4">
Tags: ['Донеччина', 'Обстріл', 'Поліція', 'Поранені', 'Війна з росією']</text:p>
      <text:p text:style-name="P4">
Type: Article</text:p>
      <!--METADATA-->
      <text:p text:style-name="P4">
<draw:frame draw:style-name="fr1" draw:name="Image288" text:anchor-type="as-char" svg:width="6.9236in" svg:height="3.956343in" draw:z-index="0">
<draw:image xlink:href="../Images/yкринформ/2023-04-26T20-21-01-03-00/630_360_1682529460-4741.jpeg" xlink:type="simple" xlink:show="embed" xlink:actuate="onLoad" draw:mime-type="image/jpeg"/>
</draw:frame>
 військаросійської федерації завдали удару ракетами “С-300” та обстріляли з реактивнихсистем залпового вогню “Смерч” Дружківку Донецької області, поранено трьохправоохоронців.</text:p>
      <text:p text:style-name="P4">
Як передає Укрінформ, про це повідомляє <text:a xlink:type="simple" xlink:href="http://dn.npu.gov.ua/news/druzhkivka-pid-vohnem-rosiiany-zruinuvaly-somyi-viddil-politsii-na-donechchyni-ta-poranyly-politseiskykh" text:style-name="Internet_20_link" text:visited-style-name="Visited_20_Internet_20_Link">
</text:a>
.</text:p>
      <text:p text:style-name="P4">
“Окупанти двічі обстріляли місто. Вночі поцілили двома ракетами “С-300”, авдень накрили з РСЗВ “Смерч”. Пошкоджено щонайменше 12 житлових будинків таадмінбудівля поліції. Поранено трьох правоохоронців. Постраждалих середцивільного населення попередньо немає”, - ідеться в повідомленні.</text:p>
      <text:p text:style-name="P4">
Перша атака відбулася о другій годині ночі, наступна близько 13:00. Внаслідокобстрілу травмовано двох чергових інспекторів і слідчого віком від 22 до 34років, які в момент удару перебували на робочих місцях. Поліцейським наданопершу медичну допомогу, двох госпіталізовано до місцевої лікарні, а надалібуде доправлено до госпіталя в іншому регіоні.</text:p>
      <text:p text:style-name="P4">
Наразі відомо про пошкодження чотирьох багатоквартирних і восьми приватнихбудинків. Значні пошкодження отримав відділ поліції Дружківки, де сталосячасткове обрушення фасаду, вибито вікна, посічено стіни.</text:p>
      <text:p text:style-name="P4">
Поліція документує наслідки воєнних злочинів російської федерації. На місцяхвлучань працюють слідчо-оперативні групи, вибухотехніки, парамедики, а такожкерівництво обласного управління поліції.</text:p>
      <text:p text:style-name="P4">
<draw:frame draw:style-name="fr1" draw:name="Image289" text:anchor-type="as-char" svg:width="6.9236in" svg:height="3.956343in" draw:z-index="0">
<draw:image xlink:href="../Images/yкринформ/2023-04-26T20-21-01-03-00/630_360_1682529461-1252.jpeg" xlink:type="simple" xlink:show="embed" xlink:actuate="onLoad" draw:mime-type="image/jpeg"/>
</draw:frame>
 УДружківці росіяни влучили у відділок поліції, троє поранених / Фото:Національна поліція  <text:a xlink:type="simple" xlink:href="https://static.ukrinform.com/photos/2023_04/1682529461-1252.jpeg" text:style-name="Internet_20_link" text:visited-style-name="Visited_20_Internet_20_Link">
<draw:frame draw:style-name="fr1" draw:name="Image290" text:anchor-type="as-char" svg:width="6.9236in" svg:height="3.956343in" draw:z-index="0">
<draw:image xlink:href="../Images/yкринформ/2023-04-26T20-21-01-03-00/630_360_1682529461-1252.jpeg" xlink:type="simple" xlink:show="embed" xlink:actuate="onLoad" draw:mime-type="image/jpeg"/>
</draw:frame>
</text:a>
 <text:a xlink:type="simple" xlink:href="https://static.ukrinform.com/photos/2023_04/1682529460-9826.jpeg" text:style-name="Internet_20_link" text:visited-style-name="Visited_20_Internet_20_Link">
<draw:frame draw:style-name="fr1" draw:name="Image291" text:anchor-type="as-char" svg:width="6.9236in" svg:height="3.956343in" draw:z-index="0">
<draw:image xlink:href="../Images/yкринформ/2023-04-26T20-21-01-03-00/630_360_1682529460-9826.jpeg" xlink:type="simple" xlink:show="embed" xlink:actuate="onLoad" draw:mime-type="image/jpeg"/>
</draw:frame>
</text:a>
 <text:a xlink:type="simple" xlink:href="https://static.ukrinform.com/photos/2023_04/1682529460-4741.jpeg" text:style-name="Internet_20_link" text:visited-style-name="Visited_20_Internet_20_Link">
<draw:frame draw:style-name="fr1" draw:name="Image292" text:anchor-type="as-char" svg:width="6.9236in" svg:height="3.956343in" draw:z-index="0">
<draw:image xlink:href="../Images/yкринформ/2023-04-26T20-21-01-03-00/630_360_1682529460-4741.jpeg" xlink:type="simple" xlink:show="embed" xlink:actuate="onLoad" draw:mime-type="image/jpeg"/>
</draw:frame>
</text:a>
 <text:a xlink:type="simple" xlink:href="https://static.ukrinform.com/photos/2023_04/1682529460-3421.jpeg" text:style-name="Internet_20_link" text:visited-style-name="Visited_20_Internet_20_Link">
<draw:frame draw:style-name="fr1" draw:name="Image293" text:anchor-type="as-char" svg:width="6.9236in" svg:height="3.956343in" draw:z-index="0">
<draw:image xlink:href="../Images/yкринформ/2023-04-26T20-21-01-03-00/630_360_1682529460-3421.jpeg" xlink:type="simple" xlink:show="embed" xlink:actuate="onLoad" draw:mime-type="image/jpeg"/>
</draw:frame>
</text:a>
 <text:a xlink:type="simple" xlink:href="https://static.ukrinform.com/photos/2023_04/1682529460-4818.jpeg" text:style-name="Internet_20_link" text:visited-style-name="Visited_20_Internet_20_Link">
<draw:frame draw:style-name="fr1" draw:name="Image294" text:anchor-type="as-char" svg:width="6.9236in" svg:height="3.956343in" draw:z-index="0">
<draw:image xlink:href="../Images/yкринформ/2023-04-26T20-21-01-03-00/630_360_1682529460-4818.jpeg" xlink:type="simple" xlink:show="embed" xlink:actuate="onLoad" draw:mime-type="image/jpeg"/>
</draw:frame>
</text:a>
 <text:a xlink:type="simple" xlink:href="https://static.ukrinform.com/photos/2023_04/1682529461-8466.jpeg" text:style-name="Internet_20_link" text:visited-style-name="Visited_20_Internet_20_Link">
<draw:frame draw:style-name="fr1" draw:name="Image295" text:anchor-type="as-char" svg:width="6.9236in" svg:height="3.956343in" draw:z-index="0">
<draw:image xlink:href="../Images/yкринформ/2023-04-26T20-21-01-03-00/630_360_1682529461-8466.jpeg" xlink:type="simple" xlink:show="embed" xlink:actuate="onLoad" draw:mime-type="image/jpeg"/>
</draw:frame>
</text:a>
 <text:a xlink:type="simple" xlink:href="https://static.ukrinform.com/photos/2023_04/1682529461-8254.jpeg" text:style-name="Internet_20_link" text:visited-style-name="Visited_20_Internet_20_Link">
<draw:frame draw:style-name="fr1" draw:name="Image296" text:anchor-type="as-char" svg:width="6.9236in" svg:height="3.956343in" draw:z-index="0">
<draw:image xlink:href="../Images/yкринформ/2023-04-26T20-21-01-03-00/630_360_1682529461-8254.jpeg" xlink:type="simple" xlink:show="embed" xlink:actuate="onLoad" draw:mime-type="image/jpeg"/>
</draw:frame>
</text:a>
</text:p>
      <text:p text:style-name="P4">
Наразі керівництвом обласної поліції вирішується питання щодо передислокаціїособового складу до іншого приміщення. Поліцейські залишаються в місті тадопомагатимуть цивільному населенню.</text:p>
      <text:p text:style-name="P4">
З початку російського вторгнення росіяни пошкодили адмінбудівлі вже сімтериторіальних підрозділів поліції Донеччини: у Дружківці, Вугледарі,Авдіївці, Лимані, Кураховому, Великій Новосілці та Бахмуті. Це дані безурахування тимчасово захоплених територій, де масштаби руйнувань будевстановлено після звільнення від загарбників.</text:p>
      <text:p text:style-name="P4">
“Ворог намагається завадити роботі поліцейських і залишити мирне населення безпорятунку. Але ми тримаємо стрій. Співробітники поліції рятують людей навіть унайбільш гарячих точках, куди не мають змоги дістатися інші служби. МешканціДонеччини можуть завжди розраховувати на допомогу поліції”, - заявив начальникполіції Донеччини Руслан Осипенко.</text:p>
      <text:p text:style-name="P4">
<text:span text:style-name="T4">
Читайте також:</text:span>
 <text:a xlink:type="simple" xlink:href="https://www.ukrinform.ua/rubric-ato/3701168-vnaslidok-obstrilu-antonivskogo-mostu-bila-hersona-zaginuv-civilnij.html" text:style-name="Internet_20_link" text:visited-style-name="Visited_20_Internet_20_Link">
 <text:span text:style-name="T4">
обстріл</text:span>
 </text:a>
</text:p>
      <text:p text:style-name="P4">
Як повідомляв Укрінформ, на <text:a xlink:type="simple" xlink:href="https://www.ukrinform.ua/tag-doneccina" text:style-name="Internet_20_link" text:visited-style-name="Visited_20_Internet_20_Link">
 </text:a>
 станомна ранок 26 квітня внаслідок російських обстрілів зруйновані житлові таадмінбудинки. Інформація про поранених і загиблих не надходила.</text:p>
      <text:p text:style-name="P4">
Source: <text:a xlink:type="simple" xlink:href="https://www.ukrinform.ua/rubric-regions/3701175-u-druzkivci-rosiani-vlucili-u-viddilok-policii-troe-poranenih.html" text:style-name="Internet_20_link" text:visited-style-name="Visited_20_Internet_20_Link">
https://www.ukrinform.ua/rubric-regions/3701175-u-druzkivci-rosiani-vlucili-u-viddilok-policii-troe-poranenih.html</text:a>
</text:p>
      <!--NEWS-->
      <text:h text:style-name="P10" text:outline-level="1">
<text:span text:style-name="T4">
Папа Франциск закликав молитися за Україну</text:span>
</text:h>
      <text:p text:style-name="P4">
Authors: Ukrinform (Person)</text:p>
      <text:p text:style-name="P4">
Publisher: Укринформ (Organization)</text:p>
      <text:p text:style-name="P4">
Published Time: 2023-04-26T20:23:00+03:00</text:p>
      <text:p text:style-name="P4">
Modified Time: 2023-04-26T20:23:00+03:00</text:p>
      <text:p text:style-name="P4">
Description: Папа Римський Франциск під час загальної аудієнції у середу, 26 квітня, закликав вірян помолитися за Україну. — Укрінформ.</text:p>
      <text:p text:style-name="P4">
Images: ["<text:a xlink:type="simple" xlink:href="https://static.ukrinform.com/photos/2021_04/thumb_files/630_360_1617541131-657.jpeg" text:style-name="Internet_20_link" text:visited-style-name="Visited_20_Internet_20_Link">
630_360_16175...</text:a>
"]</text:p>
      <text:p text:style-name="P4">
Tags: ['Папа Франциск', 'Україна', 'Ватикан', 'Молитва']</text:p>
      <text:p text:style-name="P4">
Type: Article</text:p>
      <!--METADATA-->
      <text:p text:style-name="P4">
<draw:frame draw:style-name="fr1" draw:name="Image297" text:anchor-type="as-char" svg:width="6.9236in" svg:height="3.956343in" draw:z-index="0">
<draw:image xlink:href="../Images/yкринформ/2023-04-26T20-23-00-03-00/630_360_1617541131-657.jpeg" xlink:type="simple" xlink:show="embed" xlink:actuate="onLoad" draw:mime-type="image/jpeg"/>
</draw:frame>
 ПапаРимський Франциск під час загальної аудієнції у середу, 26 квітня, закликаввірян помолитися за Україну.</text:p>
      <text:p text:style-name="P4">
Як передає Укрінформ, про це повідомляє <text:a xlink:type="simple" xlink:href="https://www.vaticannews.va/uk/pope/news/2023-04/zaklyky-papy-26-kvitnya-2023.html" text:style-name="Internet_20_link" text:visited-style-name="Visited_20_Internet_20_Link">
</text:a>
 .</text:p>
      <text:p text:style-name="P4">
«Браття й сестри, не забуваймо молитися за багатостраждальну Україну», -закликав <text:a xlink:type="simple" xlink:href="https://www.ukrinform.ua/tag-papa-francisk" text:style-name="Internet_20_link" text:visited-style-name="Visited_20_Internet_20_Link">
 </text:a>
 , на що віряни наплощі Святого Петра відгукнулися оплесками.</text:p>
      <text:p text:style-name="P4">
Минулої неділі <text:a xlink:type="simple" xlink:href="https://www.ukrinform.ua/rubric-world/3699602-papa-rimskij-zaklikav-svit-ne-zabuvati-pro-ukrainciv-aki-strazdaut-vid-vijni.html" text:style-name="Internet_20_link" text:visited-style-name="Visited_20_Internet_20_Link">
 </text:a>
 незабувати про українців, які досі страждають від розв’язаної росією війни.</text:p>
      <text:p text:style-name="P4">
<text:span text:style-name="T4">
Читайте також:</text:span>
 <text:a xlink:type="simple" xlink:href="https://www.ukrinform.ua/rubric-world/3696182-posol-ukraini-u-vatikani-rozpoviv-zvidki-papa-rimskij-otrimue-informaciu-pro-vijnu.html" text:style-name="Internet_20_link" text:visited-style-name="Visited_20_Internet_20_Link">
 </text:a>
</text:p>
      <text:p text:style-name="P4">
Як повідомляв Укрінформ, <text:a xlink:type="simple" xlink:href="https://www.ukrinform.ua/rubric-society/3700278-smigal-zustrinetsa-iz-papou-rimskim.html" text:style-name="Internet_20_link" text:visited-style-name="Visited_20_Internet_20_Link">
 </text:a>
 Прем'єр-міністраУкраїни Дениса Шмигаля 27 квітня, напередодні апостольського візиту понтифікадо Угорщини.</text:p>
      <text:p text:style-name="P4">
<text:span text:style-name="T5">
Фото: vaticannews.va</text:span>
</text:p>
      <text:p text:style-name="P4">
Source: <text:a xlink:type="simple" xlink:href="https://www.ukrinform.ua/rubric-society/3701176-papa-francisk-zaklikav-molitisa-za-ukrainu.html" text:style-name="Internet_20_link" text:visited-style-name="Visited_20_Internet_20_Link">
https://www.ukrinform.ua/rubric-society/3701176-papa-francisk-zaklikav-molitisa-za-ukrainu.html</text:a>
</text:p>
      <!--NEWS-->
      <text:h text:style-name="P10" text:outline-level="1">
<text:span text:style-name="T4">
Відбудова України має розпочатися негайно - Мінгареллі</text:span>
</text:h>
      <text:p text:style-name="P4">
Authors: Ukrinform (Person)</text:p>
      <text:p text:style-name="P4">
Publisher: Укринформ (Organization)</text:p>
      <text:p text:style-name="P4">
Published Time: 2023-04-26T20:24:33+03:00</text:p>
      <text:p text:style-name="P4">
Modified Time: 2023-04-26T20:24:33+03:00</text:p>
      <text:p text:style-name="P4">
Description: Міжнародні донори мають негайно приступити до відбудови України, у тому числі за рахунок заморожених російських активів, не очікуючи припинення вогню чи мирної угоди. Також вже в цьому році потрібно почати переговори про вступ України в ЄС. — Укрінформ.</text:p>
      <text:p text:style-name="P4">
Images: ["<text:a xlink:type="simple" xlink:href="https://static.ukrinform.com/photos/2023_04/thumb_files/630_360_1682529724-389.jpeg" text:style-name="Internet_20_link" text:visited-style-name="Visited_20_Internet_20_Link">
630_360_16825...</text:a>
"]</text:p>
      <text:p text:style-name="P4">
Tags: ['Мінгареллі', 'Україна', 'Відбудова']</text:p>
      <text:p text:style-name="P4">
Type: Article</text:p>
      <!--METADATA-->
      <text:p text:style-name="P4">
<draw:frame draw:style-name="fr1" draw:name="Image298" text:anchor-type="as-char" svg:width="6.9236in" svg:height="3.956343in" draw:z-index="0">
<draw:image xlink:href="../Images/yкринформ/2023-04-26T20-24-33-03-00/630_360_1682529724-389.jpeg" xlink:type="simple" xlink:show="embed" xlink:actuate="onLoad" draw:mime-type="image/jpeg"/>
</draw:frame>
Міжнародні донори мають негайно приступити до відбудови України, у тому числіза рахунок заморожених російських активів, не очікуючи припинення вогню чимирної угоди. Також вже в цьому році потрібно почати переговори про вступУкраїни в ЄС.</text:p>
      <text:p text:style-name="P4">
Як передає кореспондент Укрінформу, про це заявив колишній головаПредставництва ЄС в Україні (2016-2019), нині співробітник Стокгольмськогоцентру східноєвропейських досліджень (SCEEUS) Хьюг Мінгареллі під часпублічних слухань у комітеті із закордонних справ Європарламенту на тему"Відновлення, відбудова та стійкість України: оцінка можливості створенняфонду на зразок Плану Маршалла та посилення координації у наданні оборонноїдопомоги".</text:p>
      <text:p text:style-name="P4">
"Відбудова повинна розпочатися негайно і, безумовно, не чекати на припиненнявогню чи мирну угоду. Я наполягаю на цьому", - сказав він.</text:p>
      <text:p text:style-name="P4">
Мінгареллі зазначив, що важливим також є створення координаційної платформи звідновлення України за участі представників уряду України та основних донорів.З українського боку у ній мають бути представлені, окрім представників уряду,також бізнес-спільнота та громадянське суспільство та місцеві органи влади.</text:p>
      <text:p text:style-name="P4">
<text:span text:style-name="T4">
Читайте також:</text:span>
 <text:a xlink:type="simple" xlink:href="https://www.ukrinform.ua/rubric-vidbudova/3701094-smigal-pro-konferenciu-u-rimi-maemo-spilnu-zacikavlenist-v-realizacii-proektiv-vidbudovi.html" text:style-name="Internet_20_link" text:visited-style-name="Visited_20_Internet_20_Link">
 <text:span text:style-name="T4">
відбудови</text:span>
 </text:a>
</text:p>
      <text:p text:style-name="P4">
"Перш, ніж розробляти план відновлення, ми повинні переконатися, що всіосновні донори погоджуються з оцінкою збитків та потреб. На сьогоднішній деньми маємо оцінку збитків, здійснену Світовим банком, оцінки Єврокомісії таінших, але нам необхідно провести конференцію, на якій ці оцінки збитків тапотреб були б прийняті всіма донорами та українською стороною як основа дляпідготовки плану відновлення", - заявив експосол ЄС в Україні.</text:p>
      <text:p text:style-name="P4">
За його словами, при підготовці плану відновлення України потрібно виходити знеобхідності відбудови зруйнованої інфраструктури, шкіл, лікарень тавиробничих потужностей, відновлення процесу реформ для модернізації України,але також прогнозованого вступу України до ЄС та узгодження з нормативно-правовим середовищем ЄС. При цьому, Мінгареллі наголосив, що переговори прочленство України в <text:a xlink:type="simple" xlink:href="https://www.ukrinform.ua/tag-evrosouz" text:style-name="Internet_20_link" text:visited-style-name="Visited_20_Internet_20_Link">
 </text:a>
 "маютьрозпочатися цього року, не пізніше".</text:p>
      <text:p text:style-name="P4">
Він також наголосив, що потрібно приділити пріоритетну увагу розмінуваннютериторій в Україні та подоланню спричиненої російською війною екологічноїкатастрофи.</text:p>
      <text:p text:style-name="P4">
Окремо Мінгареллі вказав на важливості "розподілу праці між донорами" з метоюдосягнення найбільшої ефективності у відбудові України. Що стосуєтьсяфінансування, то "необхідно зробити все можливе, щоб використати замороженіросійські активи – 300 млрд резервів центрального банку і 30-40 млрдбізнесменів". При цьому, необхідним буде запровадження механізму моніторингу зметою забезпечення підзвітності, прозорості та належного фінансовогоменеджменту.</text:p>
      <text:p text:style-name="P4">
<text:span text:style-name="T4">
Читайте також:</text:span>
 <text:a xlink:type="simple" xlink:href="https://www.ukrinform.ua/rubric-vidbudova/3701072-zelenskij-kaze-so-proekt-vidbudovi-potriben-vze-cogoric-zaklikae-italijciv-dolucatisa.html" text:style-name="Internet_20_link" text:visited-style-name="Visited_20_Internet_20_Link">
 <text:span text:style-name="T4">
відбудови</text:span>
 </text:a>
</text:p>
      <text:p text:style-name="P4">
Окремо колишній голова представництва ЄС в Україні зазначив, що оскількичастина людей у Західній Європі все ще вважають, що Україна є тягарем для ЄС,то потрібно швидко запровадити комунікаційну стратегію з метою пояснення цимлюдям, що "Україна є активом, а не тягарем".</text:p>
      <text:p text:style-name="P4">
Як повідомлялося, у Римі 26 квітня пройшла двостороння конференція з відбудовиУкраїни. Президент України <text:a xlink:type="simple" xlink:href="https://www.ukrinform.ua/rubric-polytics/3701129-rozmova-zelenskogo-ta-si-czinpina-detali.html" text:style-name="Internet_20_link" text:visited-style-name="Visited_20_Internet_20_Link">
 </text:a>
 .</text:p>
      <text:p text:style-name="P4">
Source: <text:a xlink:type="simple" xlink:href="https://www.ukrinform.ua/rubric-vidbudova/3701177-vidbudova-ukraini-mae-rozpocatisa-negajno-mingarelli.html" text:style-name="Internet_20_link" text:visited-style-name="Visited_20_Internet_20_Link">
https://www.ukrinform.ua/rubric-vidbudova/3701177-vidbudova-ukraini-mae-rozpocatisa-negajno-mingarelli.html</text:a>
</text:p>
      <!--NEWS-->
      <text:h text:style-name="P10" text:outline-level="1">
<text:span text:style-name="T4">
Король Британії представив сцену Євробачення-2023</text:span>
</text:h>
      <text:p text:style-name="P4">
Authors: Ukrinform (Person)</text:p>
      <text:p text:style-name="P4">
Publisher: Укринформ (Organization)</text:p>
      <text:p text:style-name="P4">
Published Time: 2023-04-26T20:31:00+03:00</text:p>
      <text:p text:style-name="P4">
Modified Time: 2023-04-26T20:31:00+03:00</text:p>
      <text:p text:style-name="P4">
Description: Британський король Чарльз ІІІ і королева-консорт Камілла представили оформлення арени пісенного конкурсу Євробачення-2023, який відбудеться вже у травні. — Укрінформ.</text:p>
      <text:p text:style-name="P4">
Images: ["<text:a xlink:type="simple" xlink:href="https://static.ukrinform.com/photos/2023_04/thumb_files/630_360_1682530665-446.jpg" text:style-name="Internet_20_link" text:visited-style-name="Visited_20_Internet_20_Link">
630_360_16825...</text:a>
", "<text:a xlink:type="simple" xlink:href="https://static.ukrinform.com/photos/2023_04/1682530611-882.jpg" text:style-name="Internet_20_link" text:visited-style-name="Visited_20_Internet_20_Link">
1682530611-88...</text:a>
"]</text:p>
      <text:p text:style-name="P4">
Tags: ['Британія', 'Євробачення', 'Чарльз ІІІ']</text:p>
      <text:p text:style-name="P4">
Type: Article</text:p>
      <!--METADATA-->
      <text:p text:style-name="P4">
<draw:frame draw:style-name="fr1" draw:name="Image299" text:anchor-type="as-char" svg:width="6.9236in" svg:height="3.956343in" draw:z-index="0">
<draw:image xlink:href="../Images/yкринформ/2023-04-26T20-31-00-03-00/630_360_1682530665-446.jpg" xlink:type="simple" xlink:show="embed" xlink:actuate="onLoad" draw:mime-type="image/jpeg"/>
</draw:frame>
Британський король Чарльз ІІІ і королева-консорт Камілла представилиоформлення арени пісенного конкурсу Євробачення-2023, який відбудеться вже утравні.</text:p>
      <text:p text:style-name="P4">
Як передає Укрінформ, про це повідомляє <text:a xlink:type="simple" xlink:href="https://www.bbc.com/news/entertainment-arts-65389112" text:style-name="Internet_20_link" text:visited-style-name="Visited_20_Internet_20_Link">
</text:a>
 .</text:p>
      <text:p text:style-name="P4">
«Для мене велика честь, що Його Величність король і Її Величність королева-консорт прибули сьогодні сюди, щоб представити фантастичну арену для нашогопісенного конкурсу Євробачення», - заявив генеральний директор BBC Тім Деві.</text:p>
      <text:p text:style-name="P4">
Королівська пара натиснула на кнопку, щоб уперше офіційно запалити світлоарени.</text:p>
      <text:p text:style-name="Quotations">

<text:p text:style-name="P4">
⊂_ヽ  &gt;
  ＼＼ Λ＿Λ  &gt;
  ＼( 'ㅅ' )  &gt;
  &gt;
 ⌒ヽ  &gt;
  / へ＼  &gt;
  / / ＼＼  &gt;
  ﾚ ノ ヽ_つ  &gt;
  / /  &gt;
  / /| light up  &gt;
  ( (ヽ. the room! 🔥  &gt;
  | |、＼  &gt;
  | 丿 ＼ ⌒)  &gt;
  | | ) /  &gt;
  'ノ ) Lﾉ <text:a xlink:type="simple" xlink:href="https://t.co/A8V8pNO13S" text:style-name="Internet_20_link" text:visited-style-name="Visited_20_Internet_20_Link">
 </text:a>
&gt;
&gt;
 — Eurovision Song Contest (@Eurovision) <text:a xlink:type="simple" xlink:href="https://twitter.com/Eurovision/status/1651225081526231043" text:style-name="Internet_20_link" text:visited-style-name="Visited_20_Internet_20_Link">
&gt;
 </text:a>
</text:p>

</text:p>
      <text:p text:style-name="P4">
Місце було оснащено понад 2 000 спеціалізованими освітлювальними приладами ізрожевою, синьою та жовтою кольоровою гамою, що відповідає цьогорічномулоготипу Євробачення. Кабелі для освітлення, звуку та відео можуть сягнутимайже 13 км, якщо їх розгорнути.</text:p>
      <text:p text:style-name="P4">
Зазначається, що близько 6 000 уболівальників будуть знаходитися на аренікожного з шоу. Ще 160 мільйонів глядачів дивитимуться фінал по всьому світу.</text:p>
      <text:p text:style-name="P4">
Квитки вже розпродані, але буде фан-зона Eurovision Village, де тисячі людейзможуть спостерігати за подією на великих екранах. Окремо у місті проходитимедвотижневий культурний фестиваль.</text:p>
      <text:p text:style-name="P4">
<draw:frame draw:style-name="fr1" draw:name="Image300" text:anchor-type="as-char" svg:width="6.9236in" svg:height="3.546926in" draw:z-index="0">
<draw:image xlink:href="../Images/yкринформ/2023-04-26T20-31-00-03-00/1682530611-882.jpg" xlink:type="simple" xlink:show="embed" xlink:actuate="onLoad" draw:mime-type="image/jpeg"/>
</draw:frame>
</text:p>
      <text:p text:style-name="P4">
<text:span text:style-name="T4">
Читайте також:</text:span>
 <text:a xlink:type="simple" xlink:href="https://www.ukrinform.ua/rubric-culture/3696981-u-finali-evrobacenna2023-vistupatimut-patero-ukrainskih-zaprosenih-artistiv.html" text:style-name="Internet_20_link" text:visited-style-name="Visited_20_Internet_20_Link">
 <text:span text:style-name="T4">
Євробачення</text:span>
 </text:a>
</text:p>
      <text:p text:style-name="P4">
Як повідомляв Укрінформ, пісенний конкурс «Євробачення-2023» пройде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викликані російським вторгненням.</text:p>
      <text:p text:style-name="P4">
Півфінали конкурсу відбудуться 9 та 11 травня, а фінал - 13 травня. Україну наконкурсі представлятиме гурт TVORCHI з піснею Heart of Steel.</text:p>
      <text:p text:style-name="P4">
Фото: Getty images, BBC</text:p>
      <text:p text:style-name="P4">
Source: <text:a xlink:type="simple" xlink:href="https://www.ukrinform.ua/rubric-culture/3701183-korol-britanii-predstaviv-scenu-evrobacenna2023.html" text:style-name="Internet_20_link" text:visited-style-name="Visited_20_Internet_20_Link">
https://www.ukrinform.ua/rubric-culture/3701183-korol-britanii-predstaviv-scenu-evrobacenna2023.html</text:a>
</text:p>
      <!--NEWS-->
      <text:h text:style-name="P10" text:outline-level="1">
<text:span text:style-name="T4">
ГУР: Обмін полоненими з рф «всіх на всіх» - завдання, яке обов'язково буде виконане</text:span>
</text:h>
      <text:p text:style-name="P4">
Authors: Ukrinform (Person)</text:p>
      <text:p text:style-name="P4">
Publisher: Укринформ (Organization)</text:p>
      <text:p text:style-name="P4">
Published Time: 2023-04-26T20:33:53+03:00</text:p>
      <text:p text:style-name="P4">
Modified Time: 2023-04-26T20:33:53+03:00</text:p>
      <text:p text:style-name="P4">
Description: Обмін полоненим з рф за форматом «всіх на всіх» - це не просто мрія це конкретне завдання, яке буде виконано. — Укрінформ.</text:p>
      <text:p text:style-name="P4">
Images: ["<text:a xlink:type="simple" xlink:href="https://static.ukrinform.com/photos/2022_12/thumb_files/630_360_1670330575-685.jpg" text:style-name="Internet_20_link" text:visited-style-name="Visited_20_Internet_20_Link">
630_360_16703...</text:a>
"]</text:p>
      <text:p text:style-name="P4">
Tags: ['Обмін', 'Розвідка', 'Полонені', 'Війна з росією', 'Єдині новини']</text:p>
      <text:p text:style-name="P4">
Type: Article</text:p>
      <!--METADATA-->
      <text:p text:style-name="P4">
<draw:frame draw:style-name="fr1" draw:name="Image301" text:anchor-type="as-char" svg:width="6.9236in" svg:height="3.956343in" draw:z-index="0">
<draw:image xlink:href="../Images/yкринформ/2023-04-26T20-33-53-03-00/630_360_1670330575-685.jpg" xlink:type="simple" xlink:show="embed" xlink:actuate="onLoad" draw:mime-type="image/jpeg"/>
</draw:frame>
 Обмінполоненим з рф за форматом «всіх на всіх» - це не просто мрія це конкретнезавдання, яке буде виконано.</text:p>
      <text:p text:style-name="P4">
Про це в ефірі телемарафону «Єдині новини» заявив представник Головногоуправління розвідки Міністерства оборони України Андрій Юсов, передаєУкрінформ.</text:p>
      <text:p text:style-name="P4">
«Це завдання обов’язково буде виконано. І новини є , але ми не будемо наразіїх оприлюднювати для того, щоб не завадити головній ключовій новині, якаобов’язково відбудеться», - сказав Юсов.</text:p>
      <text:p text:style-name="P4">
Юсов зауважив, що сьогодні знаковий і важливий день, тому що одночасно Україназавершує декілька важливих операцій: "Ми повернули 44 українців з рашистського<text:a xlink:type="simple" xlink:href="https://www.ukrinform.ua/tag-poloneni" text:style-name="Internet_20_link" text:visited-style-name="Visited_20_Internet_20_Link">
 </text:a>
 а з Судану Україна повертає 91українця, які опинились в складних умовах у цій африканській країні і якихтреба було евакуйовувати. Україна також допомогла звільнити понад 50 громадянінших держав, зокрема 29 громадян Грузії».</text:p>
      <text:p text:style-name="P4">
<text:span text:style-name="T4">
Читайте також:</text:span>
 <text:a xlink:type="simple" xlink:href="https://www.ukrinform.ua/rubric-society/3694938-poloneni-ukrainci-ta-ihni-rodici-maut-pravo-na-grosovu-dopomogu-ta-insi-socgarantii-lubinec.html" text:style-name="Internet_20_link" text:visited-style-name="Visited_20_Internet_20_Link">
 <text:span text:style-name="T4">
Полонені</text:span>
 </text:a>
</text:p>
      <text:p text:style-name="P4">
Як повідомлялося, начальник ГУР Міноборони України Кирило Буданов ранішезаявляв, що Україна веде переговори щодо обміну полоненими з рф у форматі"всіх на всіх". Сьогодні, 26 квітня, у межах чергового обміну полоненимивдалося звільнити ще 42 українських військових та двох цивільних.</text:p>
      <text:p text:style-name="P4">
Source: <text:a xlink:type="simple" xlink:href="https://www.ukrinform.ua/rubric-ato/3701181-gur-obmin-polonenimi-z-rf-vsih-na-vsih-zavdanna-ake-obovazkovo-bude-vikonane.html" text:style-name="Internet_20_link" text:visited-style-name="Visited_20_Internet_20_Link">
https://www.ukrinform.ua/rubric-ato/3701181-gur-obmin-polonenimi-z-rf-vsih-na-vsih-zavdanna-ake-obovazkovo-bude-vikonane.html</text:a>
</text:p>
      <!--NEWS-->
      <text:h text:style-name="P10" text:outline-level="1">
<text:span text:style-name="T4">
Мінагрополітики та JICA реалізують проєкт із невідкладної підтримки українського агросектору</text:span>
</text:h>
      <text:p text:style-name="P4">
Authors: Ukrinform (Person)</text:p>
      <text:p text:style-name="P4">
Publisher: Укринформ (Organization)</text:p>
      <text:p text:style-name="P4">
Published Time: 2023-04-26T20:35:11+03:00</text:p>
      <text:p text:style-name="P4">
Modified Time: 2023-04-26T20:35:11+03:00</text:p>
      <text:p text:style-name="P4">
Description: Міністерство аграрної політики та продовольства та Японія реалізують проєкт "Невідкладна підтримка аграрного сектору» у межах грантової угоди для Програми екстреного відновлення між українським урядом та Японським агентством міжнародного співробітництва (JICA). — Укрінформ.</text:p>
      <text:p text:style-name="P4">
Images: ["<text:a xlink:type="simple" xlink:href="https://static.ukrinform.com/photos/2023_04/thumb_files/630_360_1682530431-545.jpg" text:style-name="Internet_20_link" text:visited-style-name="Visited_20_Internet_20_Link">
630_360_16825...</text:a>
", "<text:a xlink:type="simple" xlink:href="https://static.ukrinform.com/photos/2023_04/1682530431-974.jpg" text:style-name="Internet_20_link" text:visited-style-name="Visited_20_Internet_20_Link">
1682530431-97...</text:a>
", "<text:a xlink:type="simple" xlink:href="https://static.ukrinform.com/photos/2023_04/1682530430-144.jpeg" text:style-name="Internet_20_link" text:visited-style-name="Visited_20_Internet_20_Link">
1682530430-14...</text:a>
"]</text:p>
      <text:p text:style-name="P4">
Tags: ['Японія', 'Мінагро', 'Аграрії']</text:p>
      <text:p text:style-name="P4">
Type: Article</text:p>
      <!--METADATA-->
      <text:p text:style-name="P4">
<draw:frame draw:style-name="fr1" draw:name="Image302" text:anchor-type="as-char" svg:width="6.9236in" svg:height="3.956343in" draw:z-index="0">
<draw:image xlink:href="../Images/yкринформ/2023-04-26T20-35-11-03-00/630_360_1682530431-545.jpg" xlink:type="simple" xlink:show="embed" xlink:actuate="onLoad" draw:mime-type="image/jpeg"/>
</draw:frame>
Міністерство аграрної політики та продовольства та Японія реалізують проєкт"Невідкладна підтримка аграрного сектору» у межах грантової угоди для Програмиекстреного відновлення між українським урядом та Японським агентствомміжнародного співробітництва (JICA).</text:p>
      <text:p text:style-name="P4">
Про це йшлося під час зустрічі української делегації з представникамиміністерства сільського, лісового та рибного господарств Японії, міністерствазакордонних справ Японії, центрального Офісу JICA та японського аграрногобізнесу, передає Укрінформ із посиланням на <text:a xlink:type="simple" xlink:href="https://minagro.gov.ua/news/delegaciya-minagropolitiki-ukrayini-vzyala-uchast-u-navchannyah-z-ekstrenogo-vidnovlennya-agrosektoru" text:style-name="Internet_20_link" text:visited-style-name="Visited_20_Internet_20_Link">
</text:a>
 __</text:p>
      <text:p text:style-name="P4">
Зазначається, що сторони обговорили взаємодію у відновленні аграрного секторуУкраїни, зокрема, реалізацію профільного субпроєкту «Невідкладна підтримкааграрного сектору» у межах вже підписаної грантової угоди. Також ішлося проукладення другої фази угоди.</text:p>
      <text:p text:style-name="P4">
<draw:frame draw:style-name="fr1" draw:name="Image303" text:anchor-type="as-char" svg:width="6.9236in" svg:height="5.1927in" draw:z-index="0">
<draw:image xlink:href="../Images/yкринформ/2023-04-26T20-35-11-03-00/1682530431-974.jpg" xlink:type="simple" xlink:show="embed" xlink:actuate="onLoad" draw:mime-type="image/jpeg"/>
</draw:frame>
</text:p>
      <text:p text:style-name="P4">
Крім того, делегація Мінагрополітики України у складі заступників міністраМаркіяна Дмитрасевича та Віталія Головні, а також керівників профільнихпідрозділів долучилася до навчальної програми JICA щодо екстреного відновленняаграрного сектору, яка була організована у квітні в <text:a xlink:type="simple" xlink:href="https://www.ukrinform.ua/tag-aponia" text:style-name="Internet_20_link" text:visited-style-name="Visited_20_Internet_20_Link">
</text:a>
 .</text:p>
      <text:p text:style-name="P4">
Представники України відвідали агропідприємства та тепличні господарства врегіонах Канто та Тохоку, де ознайомились із досвідом застосування цифровихтехнологій у виробництві сільськогосподарської продукції.</text:p>
      <text:p text:style-name="P4">
<text:span text:style-name="T4">
Читайте також:</text:span>
 <text:a xlink:type="simple" xlink:href="https://www.ukrinform.ua/rubric-economy/3701120-ukrainski-agrarii-otrimaut-dopomogu-vid-italskih-koleg-u-rimi-pidpisali-memorandum.html" text:style-name="Internet_20_link" text:visited-style-name="Visited_20_Internet_20_Link">
 <text:span text:style-name="T4">
Римі</text:span>
 </text:a>
</text:p>
      <text:p text:style-name="P4">
Японське агентство міжнародного співробітництва JICA (Japan InternationalCooperation Agency) - японська урядова організація з надання технічної,грантової допомоги та пільгових кредитів урядам іноземних держав. У 2017 роціагентство JICA відкрило регіональний офіс в Україні.</text:p>
      <text:p text:style-name="P4">
Грантову угоди для Програми екстреного відновлення між Агентством та урядомУкраїни, у межах якої JICA надасть грант Україні загальним обсягом 22,440 млрдяпонських єн (145,166 млн дол. США), було підписано 9 березня 2023 року.</text:p>
      <text:p text:style-name="P4">
<draw:frame draw:style-name="fr1" draw:name="Image304" text:anchor-type="as-char" svg:width="6.9236in" svg:height="5.1927in" draw:z-index="0">
<draw:image xlink:href="../Images/yкринформ/2023-04-26T20-35-11-03-00/1682530430-144.jpeg" xlink:type="simple" xlink:show="embed" xlink:actuate="onLoad" draw:mime-type="image/jpeg"/>
</draw:frame>
</text:p>
      <text:p text:style-name="P4">
Наразі JICA зосереджує свої зусилля на питаннях відновлення України, зокремааграрного сектору (обговорюються питання короткострокової, середньостроковоїта довгострокової підтримки).</text:p>
      <text:p text:style-name="P4">
Як повідомляв Укрінформ, Продовольча та сільськогосподарська організація ООН(ФАО) розподілить високоякісні протруєні сорти насіння кукурудзи та соняшнику,надані Японським агентством міжнародного співробітництва, серед 455 найбільшвразливих малих фермерів у Харківській області.</text:p>
      <text:p text:style-name="P4">
<text:span text:style-name="T5">
Фото: Мінагрополітики</text:span>
</text:p>
      <text:p text:style-name="P4">
Source: <text:a xlink:type="simple" xlink:href="https://www.ukrinform.ua/rubric-economy/3701182-minagropolitiki-ta-jica-realizuut-proekt-iz-nevidkladnoi-pidtrimki-ukrainskogo-agrosektoru.html" text:style-name="Internet_20_link" text:visited-style-name="Visited_20_Internet_20_Link">
https://www.ukrinform.ua/rubric-economy/3701182-minagropolitiki-ta-jica-realizuut-proekt-iz-nevidkladnoi-pidtrimki-ukrainskogo-agrosektoru.html</text:a>
</text:p>
      <!--NEWS-->
      <text:h text:style-name="P10" text:outline-level="1">
<text:span text:style-name="T4">
Загарбники випустили понад два десятка снарядів по громадах на Дніпропетровщині</text:span>
</text:h>
      <text:p text:style-name="P4">
Authors: Ukrinform (Person)</text:p>
      <text:p text:style-name="P4">
Publisher: Укринформ (Organization)</text:p>
      <text:p text:style-name="P4">
Published Time: 2023-04-26T20:48:00+03:00</text:p>
      <text:p text:style-name="P4">
Modified Time: 2023-04-26T20:48:00+03:00</text:p>
      <text:p text:style-name="P4">
Description: Впродовж дня російські загарбники чотири рази обстріляли Нікопольський район. — Укрінформ.</text:p>
      <text:p text:style-name="P4">
Images: ["<text:a xlink:type="simple" xlink:href="https://static.ukrinform.com/photos/2017_02/thumb_files/630_360_1487747482-1856.jpg" text:style-name="Internet_20_link" text:visited-style-name="Visited_20_Internet_20_Link">
630_360_14877...</text:a>
", "<text:a xlink:type="simple" xlink:href="https://static.ukrinform.com/photos/2023_04/1682531525-320.jpg" text:style-name="Internet_20_link" text:visited-style-name="Visited_20_Internet_20_Link">
1682531525-32...</text:a>
"]</text:p>
      <text:p text:style-name="P4">
Tags: ['Дніпропетровщина', 'Обстріл', 'Війна з росією']</text:p>
      <text:p text:style-name="P4">
Type: Article</text:p>
      <!--METADATA-->
      <text:p text:style-name="P4">
<draw:frame draw:style-name="fr1" draw:name="Image305" text:anchor-type="as-char" svg:width="6.9236in" svg:height="3.956343in" draw:z-index="0">
<draw:image xlink:href="../Images/yкринформ/2023-04-26T20-48-00-03-00/630_360_1487747482-1856.jpg" xlink:type="simple" xlink:show="embed" xlink:actuate="onLoad" draw:mime-type="image/jpeg"/>
</draw:frame>
 Впродовждня російські загарбники чотири рази обстріляли Нікопольський район.</text:p>
      <text:p text:style-name="P4">
Про це у <text:a xlink:type="simple" xlink:href="https://t.me/dnipropetrovskaODA/4274" text:style-name="Internet_20_link" text:visited-style-name="Visited_20_Internet_20_Link">
 </text:a>
 повідомляє головаДніпропетровської ОВА Сергій Лисак, передає Укрінформ.</text:p>
      <text:p text:style-name="P4">
<draw:frame draw:style-name="fr1" draw:name="Image306" text:anchor-type="as-char" svg:width="6.9236in" svg:height="6.9236in" draw:z-index="0">
<draw:image xlink:href="../Images/yкринформ/2023-04-26T20-48-00-03-00/1682531525-320.jpg" xlink:type="simple" xlink:show="embed" xlink:actuate="onLoad" draw:mime-type="image/jpeg"/>
</draw:frame>
</text:p>
      <text:p text:style-name="P4">
"За сьогоднішній день агресор чотири рази <text:a xlink:type="simple" xlink:href="https://www.ukrinform.ua/tag-obstril" text:style-name="Internet_20_link" text:visited-style-name="Visited_20_Internet_20_Link">
 </text:a>
 Нікопольський район – Червоногригорівську та Марганецьку громади.Випустив понад два десятки снарядів з важкої артилерії", - йдеться у дописі.</text:p>
      <text:p text:style-name="P4">
Загиблих та постраждалих немає. Пошкоджена насосна станція. Рятувальникипродовжують обстежувати територію. Уточнюють наслідки атак.</text:p>
      <text:p text:style-name="P4">
<text:span text:style-name="T4">
Читайте також:</text:span>
 <text:a xlink:type="simple" xlink:href="https://www.ukrinform.ua/rubric-ato/3701151-rosiani-za-den-pat-raziv-obstrilali-prikordonna-cernigivsini.html" text:style-name="Internet_20_link" text:visited-style-name="Visited_20_Internet_20_Link">
 <text:span text:style-name="T4">
обстріл</text:span>
 </text:a>
</text:p>
      <text:p text:style-name="P4">
У Синельниківському районі впав невідомий предмет. Попередньо, його скинувворожий літак. Безпечні уламки, які пізніше виявили рятувальники,ідентифікувати неможливо.</text:p>
      <text:p text:style-name="P4">
Source: <text:a xlink:type="simple" xlink:href="https://www.ukrinform.ua/rubric-ato/3701185-zagarbniki-vipustili-ponad-dva-desatka-snaradiv-po-gromadah-na-dnipropetrovsini.html" text:style-name="Internet_20_link" text:visited-style-name="Visited_20_Internet_20_Link">
https://www.ukrinform.ua/rubric-ato/3701185-zagarbniki-vipustili-ponad-dva-desatka-snaradiv-po-gromadah-na-dnipropetrovsini.html</text:a>
</text:p>
      <!--NEWS-->
      <text:h text:style-name="P10" text:outline-level="1">
<text:span text:style-name="T4">
Управитель арештованої мережі «Глуско» відкрив понад 70 АЗС під новим брендом</text:span>
</text:h>
      <text:p text:style-name="P4">
Authors: Ukrinform (Person)</text:p>
      <text:p text:style-name="P4">
Publisher: Укринформ (Organization)</text:p>
      <text:p text:style-name="P4">
Published Time: 2023-04-26T20:54:59+03:00</text:p>
      <text:p text:style-name="P4">
Modified Time: 2023-04-26T20:54:59+03:00</text:p>
      <text:p text:style-name="P4">
Description: ТОВ «Нафтогаз Ойл Трейдинг» у березні 2023 року відновило роботу 71 заарештованих та переданих йому в управління АЗС мережі «Глуско». — Укрінформ.</text:p>
      <text:p text:style-name="P4">
Images: ["<text:a xlink:type="simple" xlink:href="https://static.ukrinform.com/photos/2023_04/thumb_files/630_360_1682531394-566.jpg" text:style-name="Internet_20_link" text:visited-style-name="Visited_20_Internet_20_Link">
630_360_16825...</text:a>
"]</text:p>
      <text:p text:style-name="P4">
Tags: ['АЗС', 'Нафтогаз', 'U.GO.']</text:p>
      <text:p text:style-name="P4">
Type: Article</text:p>
      <!--METADATA-->
      <text:p text:style-name="P4">
<draw:frame draw:style-name="fr1" draw:name="Image307" text:anchor-type="as-char" svg:width="6.9236in" svg:height="3.956343in" draw:z-index="0">
<draw:image xlink:href="../Images/yкринформ/2023-04-26T20-54-59-03-00/630_360_1682531394-566.jpg" xlink:type="simple" xlink:show="embed" xlink:actuate="onLoad" draw:mime-type="image/jpeg"/>
</draw:frame>
 ТОВ«Нафтогаз Ойл Трейдинг» у березні 2023 року відновило роботу 71 заарештованихта переданих йому в управління АЗС мережі «Глуско».</text:p>
      <text:p text:style-name="P4">
Про це повідомляє пресслужба Національного агентства з питань виявлення,розшуку та управління активами, одержаними від корупційних та інших злочинів (<text:a xlink:type="simple" xlink:href="https://arma.gov.ua/news/typical/upravitel-areshtovanoi-mereji-glusko-vidkriv-vje-ponad-70-azs-pid-novim-brendom" text:style-name="Internet_20_link" text:visited-style-name="Visited_20_Internet_20_Link">
 </text:a>
 ), передає Укрінформ.</text:p>
      <text:p text:style-name="P4">
«За підсумками діяльності у минулому місяці поточного року управительарештованої мережі «Глуско» - ТОВ «Нафтогаз Ойл Трейдинг» - відновив роботу 71автозаправної станції під брендом U.GO», - йдеться в повідомленні.</text:p>
      <text:p text:style-name="P4">
Крім того, станом на кінець I кварталу 2023 року управитель перерахував додержавного бюджету перші надходження від управління активом у розмірі 378 тис.грн. Це 75% загального доходу, отриманого компанією в березні відгосподарського використання арештованого майна. Водночас витрати управителя назбереження активу за березень становили 2,5 мільйона гривень. Зауважується, щодиспропорція між доходами та витратами на початковому етапі управлінняспричинена необхідністю значних інвестицій у відновлення роботи АЗС у багатьохрегіонах України, в тому числі на деокупованих територіях.</text:p>
      <text:p text:style-name="P4">
<text:span text:style-name="T4">
Читайте також:</text:span>
 <text:a xlink:type="simple" xlink:href="https://www.ukrinform.ua/rubric-economy/3690949-avtogaz-na-azs-za-berezen-zdesevsav-na-85.html" text:style-name="Internet_20_link" text:visited-style-name="Visited_20_Internet_20_Link">
 <text:span text:style-name="T4">
АЗС</text:span>
 </text:a>
</text:p>
      <text:p text:style-name="P4">
Як повідомлялося, у травні 2022 року уряд прийняв пропозицію АРМА щодопередачі в управління за особливою процедурою низки арештованих активів мережіАЗС «Глуско». Йдеться про понад 200 автозаправних комплексів та об’єктівнерухомості, які належать 31 юридичній особі, зокрема «Глуско рітейл» тадочірнім компаніям.</text:p>
      <text:p text:style-name="P4">
Передані в управління ТОВ «Нафтогаз Ойл Трейдинг» арештовані автозаправніпідприємства сплатили у 2022 році понад 109 млн грн <text:a xlink:type="simple" xlink:href="https://www.ukrinform.ua/tag-podatki" text:style-name="Internet_20_link" text:visited-style-name="Visited_20_Internet_20_Link">
</text:a>
 .</text:p>
      <text:p text:style-name="P4">
<text:span text:style-name="T5">
Фото з сайту reform.energy</text:span>
</text:p>
      <text:p text:style-name="P4">
Source: <text:a xlink:type="simple" xlink:href="https://www.ukrinform.ua/rubric-economy/3701186-upravitel-arestovanoi-merezi-glusko-vidkriv-ponad-70-azs-pid-novim-brendom.html" text:style-name="Internet_20_link" text:visited-style-name="Visited_20_Internet_20_Link">
https://www.ukrinform.ua/rubric-economy/3701186-upravitel-arestovanoi-merezi-glusko-vidkriv-ponad-70-azs-pid-novim-brendom.html</text:a>
</text:p>
      <!--NEWS-->
      <text:h text:style-name="P10" text:outline-level="1">
<text:span text:style-name="T4">
На Харківщині ексгумували тіло загиблого внаслідок російського обстрілу 12-річного хлопчика</text:span>
</text:h>
      <text:p text:style-name="P4">
Authors: Ukrinform (Person)</text:p>
      <text:p text:style-name="P4">
Publisher: Укринформ (Organization)</text:p>
      <text:p text:style-name="P4">
Published Time: 2023-04-26T20:58:12+03:00</text:p>
      <text:p text:style-name="P4">
Modified Time: 2023-04-26T20:58:12+03:00</text:p>
      <text:p text:style-name="P4">
Description: На Харківщині ексгумували тіло 12-річного хлопчика, який загинув унаслідок російського обстрілу минулого року. — Укрінформ.</text:p>
      <text:p text:style-name="P4">
Images: ["<text:a xlink:type="simple" xlink:href="https://static.ukrinform.com/photos/2023_04/thumb_files/630_360_1682531877-571.jpg" text:style-name="Internet_20_link" text:visited-style-name="Visited_20_Internet_20_Link">
630_360_16825...</text:a>
"]</text:p>
      <text:p text:style-name="P4">
Tags: ['Діти', 'Загибель', 'Ексгумація', 'Війна з росією']</text:p>
      <text:p text:style-name="P4">
Type: Article</text:p>
      <!--METADATA-->
      <text:p text:style-name="P4">
<draw:frame draw:style-name="fr1" draw:name="Image308" text:anchor-type="as-char" svg:width="6.9236in" svg:height="3.956343in" draw:z-index="0">
<draw:image xlink:href="../Images/yкринформ/2023-04-26T20-58-12-03-00/630_360_1682531877-571.jpg" xlink:type="simple" xlink:show="embed" xlink:actuate="onLoad" draw:mime-type="image/jpeg"/>
</draw:frame>
 НаХарківщині ексгумували тіло 12-річного хлопчика, який загинув унаслідокросійського обстрілу минулого року.</text:p>
      <text:p text:style-name="P4">
Про це повідомила пресслужба Харківської обласної прокуратури в <text:a xlink:type="simple" xlink:href="https://t.me/prokuratura_kharkiv/8823" text:style-name="Internet_20_link" text:visited-style-name="Visited_20_Internet_20_Link">
</text:a>
 , передає Укрінформ.</text:p>
      <text:p text:style-name="P4">
"За даними слідства, у минулому році у селі с. Малі Проходи 12-річний хлопчикразом зі своєю матір’ю годував домашню худобу на подвір’ї. У цей час російськівійськові почали <text:a xlink:type="simple" xlink:href="https://www.ukrinform.ua/tag-obstril" text:style-name="Internet_20_link" text:visited-style-name="Visited_20_Internet_20_Link">
 </text:a>
 село: снаряд влучивна територію будинку, де проживала родина. Хлопчик загинув на місці, йогоматір отримала поранення", - йдеться у повідомленні.</text:p>
      <text:p text:style-name="P4">
26 квітня правоохоронці з експертами ексгумували тіло дитини на цвинтарі у с.Малі Проходи.</text:p>
      <text:p text:style-name="P4">
<text:span text:style-name="T4">
Читайте також:</text:span>
 <text:a xlink:type="simple" xlink:href="https://www.ukrinform.ua/rubric-regions/3687474-na-harkivsini-viavili-tila-se-dvoh-zagiblih-unaslidok-rosijskoi-agresii.html" text:style-name="Internet_20_link" text:visited-style-name="Visited_20_Internet_20_Link">
 </text:a>
</text:p>
      <text:p text:style-name="P4">
Наразі тіло направлено для проведення судово-медичної експертизи.</text:p>
      <text:p text:style-name="P4">
Зазначається, що досудове розслідування ведеться за фактом порушення законівта звичаїв війни, поєднаного з умисним вбивством (ч. 2 ст. 438 КК України).</text:p>
      <text:p text:style-name="P4">
Як повідомлялося, у селі Благодатне на Миколаївщині <text:a xlink:type="simple" xlink:href="https://www.ukrinform.ua/rubric-regions/3700907-na-mikolaivsini-eksgumuvali-tila-se-dvoh-zagiblih-pid-cas-vorozogo-obstrilu.html" text:style-name="Internet_20_link" text:visited-style-name="Visited_20_Internet_20_Link">
</text:a>
 тіла ще двох місцевихжителів, які загинули під час обстрілу.</text:p>
      <text:p text:style-name="P4">
<text:span text:style-name="T5">
Фото Харківської обласної прокуратури</text:span>
</text:p>
      <text:p text:style-name="P4">
Source: <text:a xlink:type="simple" xlink:href="https://www.ukrinform.ua/rubric-regions/3701189-na-harkivsini-eksgumuvali-tilo-zagiblogo-vnaslidok-rosijskogo-obstrilu-12ricnogo-hlopcika.html" text:style-name="Internet_20_link" text:visited-style-name="Visited_20_Internet_20_Link">
https://www.ukrinform.ua/rubric-regions/3701189-na-harkivsini-eksgumuvali-tilo-zagiblogo-vnaslidok-rosijskogo-obstrilu-12ricnogo-hlopcika.html</text:a>
</text:p>
      <!--NEWS-->
      <text:h text:style-name="P10" text:outline-level="1">
<text:span text:style-name="T4">
Кличко у Вашингтоні закликав посилити допомогу Україні</text:span>
</text:h>
      <text:p text:style-name="P4">
Authors: Ukrinform (Person)</text:p>
      <text:p text:style-name="P4">
Publisher: Укринформ (Organization)</text:p>
      <text:p text:style-name="P4">
Published Time: 2023-04-26T21:01:21+03:00</text:p>
      <text:p text:style-name="P4">
Modified Time: 2023-04-26T21:01:21+03:00</text:p>
      <text:p text:style-name="P4">
Description: У Вашингтоні (США) Київський міський голова Віталій Кличко закликав посилити допомогу Україні, зараз критичний момент. — Укрінформ.</text:p>
      <text:p text:style-name="P4">
Images: ["<text:a xlink:type="simple" xlink:href="https://static.ukrinform.com/photos/2020_07/thumb_files/630_360_1593768063-893.jpg" text:style-name="Internet_20_link" text:visited-style-name="Visited_20_Internet_20_Link">
630_360_15937...</text:a>
"]</text:p>
      <text:p text:style-name="P4">
Tags: ['США', 'Віталій Кличко', 'Вашингтон', 'Війна з росією']</text:p>
      <text:p text:style-name="P4">
Type: Article</text:p>
      <!--METADATA-->
      <text:p text:style-name="P4">
<draw:frame draw:style-name="fr1" draw:name="Image309" text:anchor-type="as-char" svg:width="6.9236in" svg:height="3.956343in" draw:z-index="0">
<draw:image xlink:href="../Images/yкринформ/2023-04-26T21-01-21-03-00/630_360_1593768063-893.jpg" xlink:type="simple" xlink:show="embed" xlink:actuate="onLoad" draw:mime-type="image/jpeg"/>
</draw:frame>
 УВашингтоні (США) Київський міський голова Віталій Кличко закликав посилитидопомогу Україні, зараз критичний момент.</text:p>
      <text:p text:style-name="P4">
Як передає Укрінформ, про це Кличко повідомив у <text:a xlink:type="simple" xlink:href="http://t.me/vitaliy_klitschko/1914" text:style-name="Internet_20_link" text:visited-style-name="Visited_20_Internet_20_Link">
</text:a>
 .</text:p>
      <text:p text:style-name="P4">
“У Вашингтоні ми з Володимиром зустрілися, зокрема, з головою сенатськогокомітету з судової системи сенатором Ліндсі Гремом та сенатором ТомомКоттоном. Головою підкомітету з фінансування міжнародних операцій Палатипредставників Конгресу США конгресменом Діаз-Балартом. Також виступили вНаціональному фонді за демократію та поспілкувалися з його президентомДеймоном Вілсоном, представниками уряду США, політиками і дипломатами”, -написав він.</text:p>
      <text:p text:style-name="P4">
<text:a xlink:type="simple" xlink:href="https://www.ukrinform.ua/tag-vitalij-klicko" text:style-name="Internet_20_link" text:visited-style-name="Visited_20_Internet_20_Link">
 </text:a>
 взяв участь у дискусії вAtlantic Council. “Скрізь говорили про те, що Україна потребує подальшоїпідтримки партнерів - озброєнням, фінансами. Оскільки момент зараз -критичний. І антипутінська коаліція має посилити допомогу Україні. Щоб Українаперемогла. Щоб переміг цивілізований, демократичний світ”, - зауважив мерКиєва.</text:p>
      <text:p text:style-name="P4">
<text:span text:style-name="T4">
Читайте також:</text:span>
 <text:a xlink:type="simple" xlink:href="https://www.ukrinform.ua/rubric-kyiv/3698931-klicko-zustrivsa-z-prezidentkou-ebrr.html" text:style-name="Internet_20_link" text:visited-style-name="Visited_20_Internet_20_Link">
 <text:span text:style-name="T4">
Кличко</text:span>
 </text:a>
</text:p>
      <text:p text:style-name="P4">
Як повідомляв Укрінформ, Київський міський голова <text:a xlink:type="simple" xlink:href="https://www.ukrinform.ua/rubric-kyiv/3700616-klicko-u-ssa-vizme-ucast-v-samiti-mist-pivnicnoi-ta-pivdennoi-ameriki.html" text:style-name="Internet_20_link" text:visited-style-name="Visited_20_Internet_20_Link">
</text:a>
 прибув до США на саміт містПівнічної та Південної Америки, який відбудеться у Денвері 26-28 квітня.</text:p>
      <text:p text:style-name="P4">
Source: <text:a xlink:type="simple" xlink:href="https://www.ukrinform.ua/rubric-kyiv/3701190-klicko-u-vasingtoni-zaklikav-posiliti-dopomogu-ukraini.html" text:style-name="Internet_20_link" text:visited-style-name="Visited_20_Internet_20_Link">
https://www.ukrinform.ua/rubric-kyiv/3701190-klicko-u-vasingtoni-zaklikav-posiliti-dopomogu-ukraini.html</text:a>
</text:p>
      <!--NEWS-->
      <text:h text:style-name="P10" text:outline-level="1">
<text:span text:style-name="T4">
У Києві готові будь-коли зустріти Папу Франциска - Кулеба</text:span>
</text:h>
      <text:p text:style-name="P4">
Authors: Ukrinform (Person)</text:p>
      <text:p text:style-name="P4">
Publisher: Укринформ (Organization)</text:p>
      <text:p text:style-name="P4">
Published Time: 2023-04-26T21:10:32+03:00</text:p>
      <text:p text:style-name="P4">
Modified Time: 2023-04-26T21:10:32+03:00</text:p>
      <text:p text:style-name="P4">
Description: Міністр закордонних справ Дмитро Кулеба заявив, що українська сторона готова зустріти Папу Римського Франциска у Києві в будь-який час. — Укрінформ.</text:p>
      <text:p text:style-name="P4">
Images: ["<text:a xlink:type="simple" xlink:href="https://static.ukrinform.com/photos/2022_03/thumb_files/630_360_1647404160-142.jpg" text:style-name="Internet_20_link" text:visited-style-name="Visited_20_Internet_20_Link">
630_360_16474...</text:a>
"]</text:p>
      <text:p text:style-name="P4">
Tags: ['Дмитро Кулеба', 'МЗС', 'Папа Франциск', 'Україна', 'Ватикан', 'Візит', 'Католицька церква']</text:p>
      <text:p text:style-name="P4">
Type: Article</text:p>
      <!--METADATA-->
      <text:p text:style-name="P4">
<draw:frame draw:style-name="fr1" draw:name="Image310" text:anchor-type="as-char" svg:width="6.9236in" svg:height="3.956343in" draw:z-index="0">
<draw:image xlink:href="../Images/yкринформ/2023-04-26T21-10-32-03-00/630_360_1647404160-142.jpg" xlink:type="simple" xlink:show="embed" xlink:actuate="onLoad" draw:mime-type="image/jpeg"/>
</draw:frame>
 Міністрзакордонних справ Дмитро Кулеба заявив, що українська сторона готова зустрітиПапу Римського Франциска у Києві в будь-який час.</text:p>
      <text:p text:style-name="P4">
Про це він сказав італійського телеканалу Sky TG24, передає Укрінформ ізпосиланням на <text:a xlink:type="simple" xlink:href="https://www.ansa.it/english/news/2023/04/26/pope-welcome-in-kyiv-when-he-wants-insists-kuleba_64a2dd35-c78e-4474-80e1-b3971a7c1d17.html" text:style-name="Internet_20_link" text:visited-style-name="Visited_20_Internet_20_Link">
 </text:a>
 .</text:p>
      <text:p text:style-name="P4">
«Зустрінемо <text:a xlink:type="simple" xlink:href="https://www.ukrinform.ua/tag-papa-francisk" text:style-name="Internet_20_link" text:visited-style-name="Visited_20_Internet_20_Link">
 </text:a>
 з розкритимиобіймами, Україна з Папою за мир. Наше запрошення все ще актуальне, цепостійно відкрите запрошення, він може приїхати будь-коли», - зазначив Кулеба.</text:p>
      <text:p text:style-name="P4">
За його словами, він не знає, чому Понтифік досі не приїхав до України.</text:p>
      <text:p text:style-name="P4">
«У нас є переговори з Ватиканом, і запрошення не відхилено», – сказав Кулеба,додавши, що він переконаний, що в Україні люди будуть дуже вдячні і будутьраді вітати Папу Франциска в цей період.</text:p>
      <text:p text:style-name="P4">
<text:span text:style-name="T4">
Читайте також:</text:span>
 <text:a xlink:type="simple" xlink:href="https://www.ukrinform.ua/rubric-society/3701176-papa-francisk-zaklikav-molitisa-za-ukrainu.html" text:style-name="Internet_20_link" text:visited-style-name="Visited_20_Internet_20_Link">
 <text:span text:style-name="T4">
Франциск</text:span>
 </text:a>
</text:p>
      <text:p text:style-name="P4">
Як повідомляв Укрінформ, Папа Римський Франциск під час загальної аудієнції усереду, 26 квітня, закликав вірян помолитися за Україну.</text:p>
      <text:p text:style-name="P4">
Президент Володимир Зеленський ще у березні 2022 року <text:a xlink:type="simple" xlink:href="https://www.ukrinform.ua/rubric-polytics/3437289-prezident-zaprosiv-papu-franciska-do-ukraini.html" text:style-name="Internet_20_link" text:visited-style-name="Visited_20_Internet_20_Link">
</text:a>
 Папу Римського Франциска відвідати Україну.</text:p>
      <text:p text:style-name="P4">
<text:span text:style-name="T5">
Фото: Vatikan News</text:span>
</text:p>
      <text:p text:style-name="P4">
Source: <text:a xlink:type="simple" xlink:href="https://www.ukrinform.ua/rubric-society/3701196-u-kievi-gotovi-budkoli-zustriti-papu-franciska-kuleba.html" text:style-name="Internet_20_link" text:visited-style-name="Visited_20_Internet_20_Link">
https://www.ukrinform.ua/rubric-society/3701196-u-kievi-gotovi-budkoli-zustriti-papu-franciska-kuleba.html</text:a>
</text:p>
      <!--NEWS-->
      <text:h text:style-name="P10" text:outline-level="1">
<text:span text:style-name="T4">
«Прометей» не зміг пробитися у фінал баскетбольного Єврокубка</text:span>
</text:h>
      <text:p text:style-name="P4">
Authors: Ukrinform (Person)</text:p>
      <text:p text:style-name="P4">
Publisher: Укринформ (Organization)</text:p>
      <text:p text:style-name="P4">
Published Time: 2023-04-26T21:11:45+03:00</text:p>
      <text:p text:style-name="P4">
Modified Time: 2023-04-26T21:11:45+03:00</text:p>
      <text:p text:style-name="P4">
Description: Баскетболісти «Прометея» зупинилися за крок до фіналу Єврокубка. — Укрінформ.</text:p>
      <text:p text:style-name="P4">
Images: ["<text:a xlink:type="simple" xlink:href="https://static.ukrinform.com/photos/2023_03/thumb_files/630_360_1679469536-139.jpg" text:style-name="Internet_20_link" text:visited-style-name="Visited_20_Internet_20_Link">
630_360_16794...</text:a>
"]</text:p>
      <text:p text:style-name="P4">
Tags: ['Баскетбол']</text:p>
      <text:p text:style-name="P4">
Type: Article</text:p>
      <!--METADATA-->
      <text:p text:style-name="P4">
<draw:frame draw:style-name="fr1" draw:name="Image311" text:anchor-type="as-char" svg:width="6.9236in" svg:height="3.956343in" draw:z-index="0">
<draw:image xlink:href="../Images/yкринформ/2023-04-26T21-11-45-03-00/630_360_1679469536-139.jpg" xlink:type="simple" xlink:show="embed" xlink:actuate="onLoad" draw:mime-type="image/jpeg"/>
</draw:frame>
Баскетболісти «Прометея» зупинилися за крок до фіналу Єврокубка.</text:p>
      <text:p text:style-name="P4">
У півфіналі турніру команда із Слобожанського (Дніпропетровська область) на«Арені Рига» у Латвії поступилася турецькому клубу «Тюрк Телеком» - 74:76(25:16, 13:25, 18:20, 18:15), передає Укрінформ.</text:p>
      <text:p text:style-name="P4">
У вирішальному матчі Єврокубка «Тюрк Телеком» зустрінеться з переможцеміспанського протистояння між «Гран Канарія» та «Ховентут Бадалона».</text:p>
      <text:p text:style-name="P4">
<text:span text:style-name="T4">
Читайте також:</text:span>
 <text:a xlink:type="simple" xlink:href="https://www.ukrinform.ua/rubric-sports/3697574-fiba-ne-dopustila-rosiu-do-kvalifikacii-na-olimpijski-igri.html" text:style-name="Internet_20_link" text:visited-style-name="Visited_20_Internet_20_Link">
 </text:a>
</text:p>
      <text:p text:style-name="P4">
Зазначимо, що всі претенденти на перемогу в Єврокубку просуваються впередтурнірною сіткою плей-офф, граючи з суперником лише один матч.</text:p>
      <text:p text:style-name="P4">
Фото: prometeybc.com.</text:p>
      <text:p text:style-name="P4">
Source: <text:a xlink:type="simple" xlink:href="https://www.ukrinform.ua/rubric-sports/3701197-prometej-ne-zmig-probitisa-u-final-basketbolnogo-evrokubka.html" text:style-name="Internet_20_link" text:visited-style-name="Visited_20_Internet_20_Link">
https://www.ukrinform.ua/rubric-sports/3701197-prometej-ne-zmig-probitisa-u-final-basketbolnogo-evrokubka.html</text:a>
</text:p>
      <!--NEWS-->
      <text:h text:style-name="P10" text:outline-level="1">
<text:span text:style-name="T4">
Ткаченко – про обстріл музею у Куп'янську: Збережена більшість об'єктів культурної спадщини</text:span>
</text:h>
      <text:p text:style-name="P4">
Authors: Ukrinform (Person)</text:p>
      <text:p text:style-name="P4">
Publisher: Укринформ (Organization)</text:p>
      <text:p text:style-name="P4">
Published Time: 2023-04-26T21:12:08+03:00</text:p>
      <text:p text:style-name="P4">
Modified Time: 2023-04-26T21:12:08+03:00</text:p>
      <text:p text:style-name="P4">
Description: Більшість об'єктів культурної спадщини з Куп'янського краєзнавчого музею не були знищені внаслідок ракетної атаки російської федерації. — Укрінформ.</text:p>
      <text:p text:style-name="P4">
Images: ["<text:a xlink:type="simple" xlink:href="https://static.ukrinform.com/photos/2023_04/thumb_files/630_360_1682532337-577.jpg" text:style-name="Internet_20_link" text:visited-style-name="Visited_20_Internet_20_Link">
630_360_16825...</text:a>
"]</text:p>
      <text:p text:style-name="P4">
Tags: ['Музей', 'Обстріл', 'Ткаченко', 'Харківщина', 'Єдині новини']</text:p>
      <text:p text:style-name="P4">
Type: Article</text:p>
      <!--METADATA-->
      <text:p text:style-name="P4">
<draw:frame draw:style-name="fr1" draw:name="Image312" text:anchor-type="as-char" svg:width="6.9236in" svg:height="3.956343in" draw:z-index="0">
<draw:image xlink:href="../Images/yкринформ/2023-04-26T21-12-08-03-00/630_360_1682532337-577.jpg" xlink:type="simple" xlink:show="embed" xlink:actuate="onLoad" draw:mime-type="image/jpeg"/>
</draw:frame>
 Більшістьоб'єктів культурної спадщини з Куп'янського краєзнавчого музею не були знищенівнаслідок ракетної атаки російської федерації.</text:p>
      <text:p text:style-name="P4">
Про це повідомив міністр культури та інформаційної політики Олександр Ткаченков ефірі телемарафону "Єдині новини", передає Укрінформ.</text:p>
      <text:p text:style-name="P4">
"Музей зруйновно вщент - це не просто пошкодження. Він знаходиться в центрі, іжодних воєнних об’єктів поруч немає. На жаль, загинули двоє представниківмузею, які працювали там весь цей час. Більшість об’єктів культурної спадщинизбережено. Але це - ще одне свідчення того, що росіяни цілять в нашу <text:a xlink:type="simple" xlink:href="https://www.ukrinform.ua/tag-kultura" text:style-name="Internet_20_link" text:visited-style-name="Visited_20_Internet_20_Link">
</text:a>
 спадщину, ідентичність. Сподіваюся, щобільше жертв не буде", - сказав він.</text:p>
      <text:p text:style-name="P4">
<text:span text:style-name="T4">
Читайте також:</text:span>
 <text:a xlink:type="simple" xlink:href="https://www.ukrinform.ua/rubric-culture/3699965-na-vidbudovu-kulturnoi-infrastrukturi-ukraini-potribno-100-milardiv-mkip.html" text:style-name="Internet_20_link" text:visited-style-name="Visited_20_Internet_20_Link">
 </text:a>
</text:p>
      <text:p text:style-name="P4">
Як повідомляв Укрінформ, вранці 25 квітня росія завдала удару по Куп’янськуХарківської області, поціливши у краєзнавчий музей.</text:p>
      <text:p text:style-name="P4">
Внаслідок ракетного удару, загинули двоє людей, зокрема, <text:a xlink:type="simple" xlink:href="https://www.ukrinform.ua/rubric-regions/3700864-unaslidok-rosijskogo-udaru-po-kupansku-zaginula-direktor-kraeznavcogo-muzeu.html" text:style-name="Internet_20_link" text:visited-style-name="Visited_20_Internet_20_Link">
</text:a>
 . Ще 10 цивільних осіботримали поранення.</text:p>
      <text:p text:style-name="P4">
<text:span text:style-name="T5">
Фото: ДСНС</text:span>
</text:p>
      <text:p text:style-name="P4">
Source: <text:a xlink:type="simple" xlink:href="https://www.ukrinform.ua/rubric-culture/3701198-tkacenko-pro-obstril-muzeu-u-kupansku-zberezena-bilsist-obektiv-kulturnoi-spadsini.html" text:style-name="Internet_20_link" text:visited-style-name="Visited_20_Internet_20_Link">
https://www.ukrinform.ua/rubric-culture/3701198-tkacenko-pro-obstril-muzeu-u-kupansku-zberezena-bilsist-obektiv-kulturnoi-spadsini.html</text:a>
</text:p>
      <!--NEWS-->
      <text:h text:style-name="P10" text:outline-level="1">
<text:span text:style-name="T4">
Бібліотеки Одеси й Ліверпуля стали побратимами - Зеленська</text:span>
</text:h>
      <text:p text:style-name="P4">
Authors: Ukrinform (Person)</text:p>
      <text:p text:style-name="P4">
Publisher: Укринформ (Organization)</text:p>
      <text:p text:style-name="P4">
Published Time: 2023-04-26T21:15:00+03:00</text:p>
      <text:p text:style-name="P4">
Modified Time: 2023-04-26T21:15:00+03:00</text:p>
      <text:p text:style-name="P4">
Description: Олена Зеленська разом із королем Великої Британії Чарльзом ІІІ та королевою-консортом Камілою взяла участь у церемонії проголошення побратимства між Центральною бібліотекою Ліверпуля та Одеською науковою бібліотекою імені Михайла Грушевського. — Укрінформ.</text:p>
      <text:p text:style-name="P4">
Images: ["<text:a xlink:type="simple" xlink:href="https://static.ukrinform.com/photos/2023_04/thumb_files/630_360_1682532622-141.jpg" text:style-name="Internet_20_link" text:visited-style-name="Visited_20_Internet_20_Link">
630_360_16825...</text:a>
"]</text:p>
      <text:p text:style-name="P4">
Tags: ['Бібліотека', 'Британія', 'Олена Зеленська', 'Чарльз ІІІ']</text:p>
      <text:p text:style-name="P4">
Type: Article</text:p>
      <!--METADATA-->
      <text:p text:style-name="P4">
<draw:frame draw:style-name="fr1" draw:name="Image313" text:anchor-type="as-char" svg:width="6.9236in" svg:height="3.956343in" draw:z-index="0">
<draw:image xlink:href="../Images/yкринформ/2023-04-26T21-15-00-03-00/630_360_1682532622-141.jpg" xlink:type="simple" xlink:show="embed" xlink:actuate="onLoad" draw:mime-type="image/jpeg"/>
</draw:frame>
 ОленаЗеленська разом із королем Великої Британії Чарльзом ІІІ та королевою-консортом Камілою взяла участь у церемонії проголошення побратимства міжЦентральною бібліотекою Ліверпуля та Одеською науковою бібліотекою іменіМихайла Грушевського.</text:p>
      <text:p text:style-name="P4">
Про це дружина Президента повідомила в <text:a xlink:type="simple" xlink:href="http://t.me/FirstLadyOfUkraine/2984" text:style-name="Internet_20_link" text:visited-style-name="Visited_20_Internet_20_Link">
</text:a>
 , передає Укрінформ.</text:p>
      <text:p text:style-name="P4">
"Цей вияв солідарності – значущий для України. Від початку війни ми втратилипонад 300 бібліотек. Бібліотеки, як і люди, ризикують через російські атакищодня", - написала вона.</text:p>
      <text:p text:style-name="P4">
Водночас перша леді висловила вдячність Великій Британії за підтримку накультурному фронті. На її переконання, у тяжкі дні книги та культура надаютьне тільки моральну, а й дієву підтримку.</text:p>
      <text:p text:style-name="P4">
"Колись Одеську бібліотеку вже довелося відбудовувати після руйнування – уДругу світову її розбомбили нацисти. Тепер вона допомагає нам вистояти вже уборотьбі з іншим нападником. Бо Україна нині бореться саме за те, щоб ніде усвіті бібліотеки не руйнувалися, книжки не горіли, люди не гинули. Щоб війнизалишилися тільки в історичних працях. А кожна людина у світі могла спокійночитати і розвиватися, без загрози нападу і боротьби за виживання", - зазначиладружина Президента.</text:p>
      <text:p text:style-name="P4">
Також перша леді наголосила на виключній ролі бібліотек під час зимовихобстрілів.</text:p>
      <text:p text:style-name="P4">
"Коли не було світла і тепла, бібліотеки ставали справжніми гуманітарними іволонтерськими хабами, місцем, де можна було бути разом і відчувати тепло вширокому сенсі цього слова", - написала Зеленська.</text:p>
      <text:p text:style-name="P4">
<text:span text:style-name="T4">
Читайте також:</text:span>
 <text:a xlink:type="simple" xlink:href="https://www.ukrinform.ua/rubric-society/3699547-proekt-knizki-bez-kordoniv-realizuut-uze-v-37-krainah-zelenska.html" text:style-name="Internet_20_link" text:visited-style-name="Visited_20_Internet_20_Link">
 </text:a>
</text:p>
      <text:p text:style-name="P4">
Як повідомлялося, внаслідок повномасштабного вторгнення росії в Україніпостраждали або повністю зруйновані 528 бібліотек, знищені понад 300 бібліотекв навчальних закладах, постраждали як мінімум 20 університетських бібліотек,повністю знищені книжкові фонди 42 бібліотек.</text:p>
      <text:p text:style-name="P4">
Source: <text:a xlink:type="simple" xlink:href="https://www.ukrinform.ua/rubric-culture/3701199-biblioteki-odesi-j-liverpula-stali-pobratimami-zelenska.html" text:style-name="Internet_20_link" text:visited-style-name="Visited_20_Internet_20_Link">
https://www.ukrinform.ua/rubric-culture/3701199-biblioteki-odesi-j-liverpula-stali-pobratimami-zelenska.html</text:a>
</text:p>
      <!--NEWS-->
      <text:h text:style-name="P10" text:outline-level="1">
<text:span text:style-name="T4">
Посол США відвідала дунайські порти Рені та Ізмаїл</text:span>
</text:h>
      <text:p text:style-name="P4">
Authors: Ukrinform (Person)</text:p>
      <text:p text:style-name="P4">
Publisher: Укринформ (Organization)</text:p>
      <text:p text:style-name="P4">
Published Time: 2023-04-26T21:21:00+03:00</text:p>
      <text:p text:style-name="P4">
Modified Time: 2023-04-26T21:21:00+03:00</text:p>
      <text:p text:style-name="P4">
Description: Посол США в Україні Бріджит Брінк відвідала дунайські порти Рені та Ізмаїл, аби підкреслити підтримку урядом США українського зернового експорту під час розв'язаної росією повномасштабної війни. — Укрінформ.</text:p>
      <text:p text:style-name="P4">
Images: ["<text:a xlink:type="simple" xlink:href="https://static.ukrinform.com/photos/2023_04/thumb_files/630_360_1682532405-150.jpg" text:style-name="Internet_20_link" text:visited-style-name="Visited_20_Internet_20_Link">
630_360_16825...</text:a>
", "<text:a xlink:type="simple" xlink:href="https://static.ukrinform.com/photos/2023_04/thumb_files/630_360_1682533356-8535.jpeg" text:style-name="Internet_20_link" text:visited-style-name="Visited_20_Internet_20_Link">
630_360_16825...</text:a>
", "<text:a xlink:type="simple" xlink:href="https://static.ukrinform.com/photos/2023_04/thumb_files/630_360_1682533356-4202.jpeg" text:style-name="Internet_20_link" text:visited-style-name="Visited_20_Internet_20_Link">
630_360_16825...</text:a>
", "<text:a xlink:type="simple" xlink:href="https://static.ukrinform.com/photos/2023_04/thumb_files/630_360_1682533356-6535.jpeg" text:style-name="Internet_20_link" text:visited-style-name="Visited_20_Internet_20_Link">
630_360_16825...</text:a>
", "<text:a xlink:type="simple" xlink:href="https://static.ukrinform.com/photos/2023_04/thumb_files/630_360_1682533356-7215.jpeg" text:style-name="Internet_20_link" text:visited-style-name="Visited_20_Internet_20_Link">
630_360_16825...</text:a>
", "<text:a xlink:type="simple" xlink:href="https://static.ukrinform.com/photos/2023_04/thumb_files/630_360_1682533356-8383.jpeg" text:style-name="Internet_20_link" text:visited-style-name="Visited_20_Internet_20_Link">
630_360_16825...</text:a>
", "<text:a xlink:type="simple" xlink:href="https://static.ukrinform.com/photos/2023_04/thumb_files/630_360_1682533356-9743.jpeg" text:style-name="Internet_20_link" text:visited-style-name="Visited_20_Internet_20_Link">
630_360_16825...</text:a>
", "<text:a xlink:type="simple" xlink:href="https://static.ukrinform.com/photos/2023_04/thumb_files/630_360_1682533357-5712.jpeg" text:style-name="Internet_20_link" text:visited-style-name="Visited_20_Internet_20_Link">
630_360_16825...</text:a>
", "<text:a xlink:type="simple" xlink:href="https://static.ukrinform.com/photos/2023_04/thumb_files/630_360_1682533422-2462.jpeg" text:style-name="Internet_20_link" text:visited-style-name="Visited_20_Internet_20_Link">
630_360_16825...</text:a>
"]</text:p>
      <text:p text:style-name="P4">
Tags: ['Одещина', 'Порт', 'США', 'Бріджит Брінк', 'зерновий коридор']</text:p>
      <text:p text:style-name="P4">
Type: Article</text:p>
      <!--METADATA-->
      <text:p text:style-name="P4">
<draw:frame draw:style-name="fr1" draw:name="Image314" text:anchor-type="as-char" svg:width="6.9236in" svg:height="3.956343in" draw:z-index="0">
<draw:image xlink:href="../Images/yкринформ/2023-04-26T21-21-00-03-00/630_360_1682532405-150.jpg" xlink:type="simple" xlink:show="embed" xlink:actuate="onLoad" draw:mime-type="image/jpeg"/>
</draw:frame>
 Посол СШАв Україні Бріджит Брінк відвідала дунайські порти Рені та Ізмаїл, абипідкреслити підтримку урядом США українського зернового експорту під часрозв'язаної росією повномасштабної війни.</text:p>
      <text:p text:style-name="P4">
Про це Брінк повідомила у <text:a xlink:type="simple" xlink:href="https://twitter.com/USAmbKyiv/status/1651275215312240644" text:style-name="Internet_20_link" text:visited-style-name="Visited_20_Internet_20_Link">
</text:a>
 , передаєУкрінформ.</text:p>
      <text:p text:style-name="P4">
«В той час, як ми підтримуємо відважних захисників на передовій, ми рішученалаштовані сприяти економічному розвитку. Чудова поїздка в Ізмаїл і Одеськуобласть з віцепрем’єр-міністром Олександром Кубраковим, щоб обговорити цільовіінвестиції USAID та приватного сектору у стратегічні галузі економіки», -зазначила посол <text:a xlink:type="simple" xlink:href="https://www.ukrinform.ua/tag-ssa" text:style-name="Internet_20_link" text:visited-style-name="Visited_20_Internet_20_Link">
 </text:a>
 .</text:p>
      <text:p text:style-name="P4">
Вона додала, що США через USAID готові підтримувати державно-приватнепартнерство в Ізмаїлі та Одеській області з метою розширення експортусільськогосподарської продукції для підтримки економіки України та пом'якшенняглобальної кризи продовольчої безпеки, що загострилася через війну росії.</text:p>
      <text:p text:style-name="P4">
<text:span text:style-name="T4">
Читайте також:</text:span>
 <text:a xlink:type="simple" xlink:href="https://www.ukrinform.ua/rubric-economy/3683872-porti-pridunava-zberigaut-visoki-tempi-vidvantazenna-zerna.html" text:style-name="Internet_20_link" text:visited-style-name="Visited_20_Internet_20_Link">
 </text:a>
</text:p>
      <text:p text:style-name="P4">
Як повідомили Укрінформу в пресслужбі посольства США, ініціатива, якавпроваджується за допомоги США та має на меті забезпечити модернізацію тарозширення діяльності портів Ізмаїл та Рені на основі спільного вкладенняресурсів з боку USAID, компаній «Кернел» і «Нібулон».</text:p>
      <text:p text:style-name="P4">
<draw:frame draw:style-name="fr1" draw:name="Image315" text:anchor-type="as-char" svg:width="6.9236in" svg:height="3.956343in" draw:z-index="0">
<draw:image xlink:href="../Images/yкринформ/2023-04-26T21-21-00-03-00/630_360_1682533356-8535.jpeg" xlink:type="simple" xlink:show="embed" xlink:actuate="onLoad" draw:mime-type="image/jpeg"/>
</draw:frame>
 ПосолСША відвідала дунайські порти Рені та Ізмаїл / Фото: Олександр Кубраков,Бріджит Брінк  <text:a xlink:type="simple" xlink:href="https://static.ukrinform.com/photos/2023_04/1682533356-8535.jpeg" text:style-name="Internet_20_link" text:visited-style-name="Visited_20_Internet_20_Link">
<draw:frame draw:style-name="fr1" draw:name="Image316" text:anchor-type="as-char" svg:width="6.9236in" svg:height="3.956343in" draw:z-index="0">
<draw:image xlink:href="../Images/yкринформ/2023-04-26T21-21-00-03-00/630_360_1682533356-8535.jpeg" xlink:type="simple" xlink:show="embed" xlink:actuate="onLoad" draw:mime-type="image/jpeg"/>
</draw:frame>
</text:a>
 <text:a xlink:type="simple" xlink:href="https://static.ukrinform.com/photos/2023_04/1682533356-4202.jpeg" text:style-name="Internet_20_link" text:visited-style-name="Visited_20_Internet_20_Link">
<draw:frame draw:style-name="fr1" draw:name="Image317" text:anchor-type="as-char" svg:width="6.9236in" svg:height="3.956343in" draw:z-index="0">
<draw:image xlink:href="../Images/yкринформ/2023-04-26T21-21-00-03-00/630_360_1682533356-4202.jpeg" xlink:type="simple" xlink:show="embed" xlink:actuate="onLoad" draw:mime-type="image/jpeg"/>
</draw:frame>
</text:a>
 <text:a xlink:type="simple" xlink:href="https://static.ukrinform.com/photos/2023_04/1682533356-6535.jpeg" text:style-name="Internet_20_link" text:visited-style-name="Visited_20_Internet_20_Link">
<draw:frame draw:style-name="fr1" draw:name="Image318" text:anchor-type="as-char" svg:width="6.9236in" svg:height="3.956343in" draw:z-index="0">
<draw:image xlink:href="../Images/yкринформ/2023-04-26T21-21-00-03-00/630_360_1682533356-6535.jpeg" xlink:type="simple" xlink:show="embed" xlink:actuate="onLoad" draw:mime-type="image/jpeg"/>
</draw:frame>
</text:a>
 <text:a xlink:type="simple" xlink:href="https://static.ukrinform.com/photos/2023_04/1682533356-7215.jpeg" text:style-name="Internet_20_link" text:visited-style-name="Visited_20_Internet_20_Link">
<draw:frame draw:style-name="fr1" draw:name="Image319" text:anchor-type="as-char" svg:width="6.9236in" svg:height="3.956343in" draw:z-index="0">
<draw:image xlink:href="../Images/yкринформ/2023-04-26T21-21-00-03-00/630_360_1682533356-7215.jpeg" xlink:type="simple" xlink:show="embed" xlink:actuate="onLoad" draw:mime-type="image/jpeg"/>
</draw:frame>
</text:a>
 <text:a xlink:type="simple" xlink:href="https://static.ukrinform.com/photos/2023_04/1682533356-8383.jpeg" text:style-name="Internet_20_link" text:visited-style-name="Visited_20_Internet_20_Link">
<draw:frame draw:style-name="fr1" draw:name="Image320" text:anchor-type="as-char" svg:width="6.9236in" svg:height="3.956343in" draw:z-index="0">
<draw:image xlink:href="../Images/yкринформ/2023-04-26T21-21-00-03-00/630_360_1682533356-8383.jpeg" xlink:type="simple" xlink:show="embed" xlink:actuate="onLoad" draw:mime-type="image/jpeg"/>
</draw:frame>
</text:a>
 <text:a xlink:type="simple" xlink:href="https://static.ukrinform.com/photos/2023_04/1682533356-9743.jpeg" text:style-name="Internet_20_link" text:visited-style-name="Visited_20_Internet_20_Link">
<draw:frame draw:style-name="fr1" draw:name="Image321" text:anchor-type="as-char" svg:width="6.9236in" svg:height="3.956343in" draw:z-index="0">
<draw:image xlink:href="../Images/yкринформ/2023-04-26T21-21-00-03-00/630_360_1682533356-9743.jpeg" xlink:type="simple" xlink:show="embed" xlink:actuate="onLoad" draw:mime-type="image/jpeg"/>
</draw:frame>
</text:a>
 <text:a xlink:type="simple" xlink:href="https://static.ukrinform.com/photos/2023_04/1682533357-5712.jpeg" text:style-name="Internet_20_link" text:visited-style-name="Visited_20_Internet_20_Link">
<draw:frame draw:style-name="fr1" draw:name="Image322" text:anchor-type="as-char" svg:width="6.9236in" svg:height="3.956343in" draw:z-index="0">
<draw:image xlink:href="../Images/yкринформ/2023-04-26T21-21-00-03-00/630_360_1682533357-5712.jpeg" xlink:type="simple" xlink:show="embed" xlink:actuate="onLoad" draw:mime-type="image/jpeg"/>
</draw:frame>
</text:a>
 <text:a xlink:type="simple" xlink:href="https://static.ukrinform.com/photos/2023_04/1682533422-2462.jpeg" text:style-name="Internet_20_link" text:visited-style-name="Visited_20_Internet_20_Link">
<draw:frame draw:style-name="fr1" draw:name="Image323" text:anchor-type="as-char" svg:width="6.9236in" svg:height="3.956343in" draw:z-index="0">
<draw:image xlink:href="../Images/yкринформ/2023-04-26T21-21-00-03-00/630_360_1682533422-2462.jpeg" xlink:type="simple" xlink:show="embed" xlink:actuate="onLoad" draw:mime-type="image/jpeg"/>
</draw:frame>
</text:a>
</text:p>
      <text:p text:style-name="P4">
«За допомогою низки партнерств із приватним бізнесом, про створення яких USAIDоголосило у березні цього року, уряд США у рамках започаткованої USAIDІніціативи стійкості сільського господарства (AGRI-Україна) спрямує надосягнення цієї мети $8 млн, тоді як сукупний внесок компаній «Кернел» і«Нібулон» та «Зернової ініціативи» складе $36 млн. При цьому «Кернел» спільноз урядом США фінансує модернізацію порту Рені, а «Нібулон» разом із урядом США– розширення порту Ізмаїл», - поінформували у диппредставництві.</text:p>
      <text:p text:style-name="P4">
У посольстві зазначили, що подальші партнерські стосунки із «Зерновоюініціативою» дозволять наростити обсяги експорту завдяки придбанню таоблаштуванню перевалочного складу.</text:p>
      <text:p text:style-name="P4">
Source: <text:a xlink:type="simple" xlink:href="https://www.ukrinform.ua/rubric-economy/3701206-posol-ssa-vidvidala-dunajski-porti-reni-ta-izmail.html" text:style-name="Internet_20_link" text:visited-style-name="Visited_20_Internet_20_Link">
https://www.ukrinform.ua/rubric-economy/3701206-posol-ssa-vidvidala-dunajski-porti-reni-ta-izmail.html</text:a>
</text:p>
      <!--NEWS-->
      <text:h text:style-name="P10" text:outline-level="1">
<text:span text:style-name="T4">
Військова техніка росіян «зникла» з місць зберігання на півночі Криму</text:span>
</text:h>
      <text:p text:style-name="P4">
Authors: Ukrinform (Person)</text:p>
      <text:p text:style-name="P4">
Publisher: Укринформ (Organization)</text:p>
      <text:p text:style-name="P4">
Published Time: 2023-04-26T21:28:00+03:00</text:p>
      <text:p text:style-name="P4">
Modified Time: 2023-04-26T21:28:00+03:00</text:p>
      <text:p text:style-name="P4">
Description: На півночі тимчасово окупованого Криму російські військові прибрали техніку з місць зберігання. — Укрінформ.</text:p>
      <text:p text:style-name="P4">
Images: ["<text:a xlink:type="simple" xlink:href="https://static.ukrinform.com/photos/2022_04/thumb_files/630_360_1649246846-717.jpg" text:style-name="Internet_20_link" text:visited-style-name="Visited_20_Internet_20_Link">
630_360_16492...</text:a>
"]</text:p>
      <text:p text:style-name="P4">
Tags: ['Крим', 'Військова техніка', 'Війна з росією']</text:p>
      <text:p text:style-name="P4">
Type: Article</text:p>
      <!--METADATA-->
      <text:p text:style-name="P4">
<draw:frame draw:style-name="fr1" draw:name="Image324" text:anchor-type="as-char" svg:width="6.9236in" svg:height="3.956343in" draw:z-index="0">
<draw:image xlink:href="../Images/yкринформ/2023-04-26T21-28-00-03-00/630_360_1649246846-717.jpg" xlink:type="simple" xlink:show="embed" xlink:actuate="onLoad" draw:mime-type="image/jpeg"/>
</draw:frame>
 На півночітимчасово окупованого Криму російські військові прибрали техніку з місцьзберігання.</text:p>
      <text:p text:style-name="P4">
Про це свідчать супутникові знімки, передає Укрінформ з посиланням на <text:a xlink:type="simple" xlink:href="https://t.me/svoboda_radio/16960" text:style-name="Internet_20_link" text:visited-style-name="Visited_20_Internet_20_Link">
</text:a>
 .</text:p>
      <text:p text:style-name="P4">
На знімках видно, що в селищі Медведівка Джанкойського району у жовтні 2022-гота січні цього року перебувала <text:a xlink:type="simple" xlink:href="https://www.ukrinform.ua/tag-vijskova-tehnika" text:style-name="Internet_20_link" text:visited-style-name="Visited_20_Internet_20_Link">
 </text:a>
 . На знімку від 25 квітня вона відсутня, повідомляють журналісти.</text:p>
      <text:p text:style-name="P4">
Також на одному з фото видно окопи, вириті поблизу місця, де ранішедислокувалася техніка.</text:p>
      <text:p text:style-name="P4">
<text:span text:style-name="T4">
Читайте також:</text:span>
 <text:a xlink:type="simple" xlink:href="https://www.ukrinform.ua/rubric-crimea/3699008-rosiani-stvoruut-u-krimu-kilka-rubeziv-oboroni-ta-vivozat-majno-do-rf-gumenuk.html" text:style-name="Internet_20_link" text:visited-style-name="Visited_20_Internet_20_Link">
 </text:a>
</text:p>
      <text:p text:style-name="P4">
Як <text:a xlink:type="simple" xlink:href="http://www.ukrinform.ua/rubric-crimea/3686929-strategia-deokupacii-taseva-zaavila-so-zaversenna-vijni-rozpocnetsa-zi-zvilnenna-krimu.html" text:style-name="Internet_20_link" text:visited-style-name="Visited_20_Internet_20_Link">
 </text:a>
 ,постійна представниця Президента України в АРК Таміла Ташева 24 березнязаявила, що стратегія деокупації та реінтеграції тимчасово окупованоїтериторії АР Крим та міста Севастополя закріпить ключову тезу, що завершеннявійни розпочнеться з визволення півострова.</text:p>
      <text:p text:style-name="P4">
<text:span text:style-name="T5">
Фото: Генштаб ЗСУ</text:span>
</text:p>
      <text:p text:style-name="P4">
Source: <text:a xlink:type="simple" xlink:href="https://www.ukrinform.ua/rubric-crimea/3701207-vijskova-tehnika-rosian-znikla-z-misc-zberiganna-na-pivnoci-krimu.html" text:style-name="Internet_20_link" text:visited-style-name="Visited_20_Internet_20_Link">
https://www.ukrinform.ua/rubric-crimea/3701207-vijskova-tehnika-rosian-znikla-z-misc-zberiganna-na-pivnoci-krimu.html</text:a>
</text:p>
      <!--NEWS-->
      <text:h text:style-name="P10" text:outline-level="1">
<text:span text:style-name="T4">
США та Південна Корея й далі підтримуватимуть Україну - заява президентів</text:span>
</text:h>
      <text:p text:style-name="P4">
Authors: Ukrinform (Person)</text:p>
      <text:p text:style-name="P4">
Publisher: Укринформ (Organization)</text:p>
      <text:p text:style-name="P4">
Published Time: 2023-04-26T21:38:00+03:00</text:p>
      <text:p text:style-name="P4">
Modified Time: 2023-04-26T21:38:00+03:00</text:p>
      <text:p text:style-name="P4">
Description: Сполучені Штати і Південна Корея продовжать спільно докладати зусиль на підтримку України. — Укрінформ.</text:p>
      <text:p text:style-name="P4">
Images: ["<text:a xlink:type="simple" xlink:href="https://static.ukrinform.com/photos/2023_04/thumb_files/630_360_1682535789-708.jpg" text:style-name="Internet_20_link" text:visited-style-name="Visited_20_Internet_20_Link">
630_360_16825...</text:a>
"]</text:p>
      <text:p text:style-name="P4">
Tags: ['Байден', 'Корея', 'США', 'Україна']</text:p>
      <text:p text:style-name="P4">
Type: Article</text:p>
      <!--METADATA-->
      <text:p text:style-name="P4">
<draw:frame draw:style-name="fr1" draw:name="Image325" text:anchor-type="as-char" svg:width="6.9236in" svg:height="3.956343in" draw:z-index="0">
<draw:image xlink:href="../Images/yкринформ/2023-04-26T21-38-00-03-00/630_360_1682535789-708.jpg" xlink:type="simple" xlink:show="embed" xlink:actuate="onLoad" draw:mime-type="image/jpeg"/>
</draw:frame>
 СполученіШтати і Південна Корея продовжать спільно докладати зусиль на підтримкуУкраїни.</text:p>
      <text:p text:style-name="P4">
Про це заявили у середу президенти США і Республіки Корея Джо Байден і Юн СокЙоль під час спільної пресконференції у Білому домі, передає власнийкореспондент Укрінформу.</text:p>
      <text:p text:style-name="P4">
«Ми (з президентом РК – ред.) розділили наше спільне тверде зобов’язанняпротистояти разом з народом України жорстокому нападу росії на їхню свободу,територіальну цілісність і демократію. І рішуча підтримка України з бокуРеспубліки Корея є важливою, оскільки грубе порушення рф міжнародного правамає значення для націй в усьому світі, а не лише в Європі», - наголосив <text:a xlink:type="simple" xlink:href="https://www.ukrinform.ua/tag-bajden" text:style-name="Internet_20_link" text:visited-style-name="Visited_20_Internet_20_Link">
</text:a>
 .</text:p>
      <text:p text:style-name="P4">
Він підкреслив, що йдеться про те, у що вірить і що обстоює вся міжнароднаспільнота, про майбутнє, яке отримають наступні покоління.</text:p>
      <text:p text:style-name="P4">
<text:span text:style-name="T4">
Читайте також:</text:span>
 <text:a xlink:type="simple" xlink:href="https://www.ukrinform.ua/rubric-world/3693120-bajden-prodovziv-sankcii-proti-rosii-se-na-rik.html" text:style-name="Internet_20_link" text:visited-style-name="Visited_20_Internet_20_Link">
 <text:span text:style-name="T4">
Байден</text:span>
 </text:a>
</text:p>
      <text:p text:style-name="P4">
«Я вважаю, що зараз світ перебуває в переламній точці. Я вважаю, що вибір,який ми зробимо сьогодні, визначатиме напрямок розвитку нашого світу тамайбутнє наших дітей на десятиліття вперед»,- наголосив глава Білого дому.</text:p>
      <text:p text:style-name="P4">
У свою чергу президент Республіки Корея Юн Сок Йоль заявив, що його країнаразом зі Сполученими Штатами продовжить докладати зусиль на підтримку України.</text:p>
      <text:p text:style-name="P4">
«Ми підтвердили, що застосування сили з метою позбавлення життя невиннихлюдей, прикладом чого є вторгнення росії в Україну, не може бути виправданимза жодних обставин», - заявив Юн.</text:p>
      <text:p text:style-name="P4">
У цьому зв’язку він підкреслив, що домовився із президентом США «продовжуватиспівпрацю та зусилля разом із міжнародним співтовариством на підтримкуУкраїни».</text:p>
      <text:p text:style-name="P4">
<text:span text:style-name="T4">
Читайте також:</text:span>
 <text:a xlink:type="simple" xlink:href="https://www.ukrinform.ua/rubric-world/3699872-pivdenna-korea-rozsirila-obmezenna-na-eksport-tovariv-u-rf-ta-bilorus.html" text:style-name="Internet_20_link" text:visited-style-name="Visited_20_Internet_20_Link">
 <text:span text:style-name="T4">
Південна</text:span>
 <text:span text:style-name="T4">
Корея</text:span>
 </text:a>
</text:p>
      <text:p text:style-name="P4">
Крім того, за його словами, серед інших тем під час його зустрічі з ДжоБайденом у Білому домі йшлося, зокрема, й про забезпечення глобальноїпродовольчої безпеки.</text:p>
      <text:p text:style-name="P4">
Як повідомляв Укрінформ, у середу відбулася зустріч у Вашингтоні президентівСША й Республіки Корея. Питання підтримки України, а також протистоянняагресії рф стало одним із головних тем розмови лідерів.</text:p>
      <text:p text:style-name="P4">
Source: <text:a xlink:type="simple" xlink:href="https://www.ukrinform.ua/rubric-world/3701210-bajden-zaaviv-pro-vazlivist-pidtrimki-ukraini-z-boku-pivdennoi-korei.html" text:style-name="Internet_20_link" text:visited-style-name="Visited_20_Internet_20_Link">
https://www.ukrinform.ua/rubric-world/3701210-bajden-zaaviv-pro-vazlivist-pidtrimki-ukraini-z-boku-pivdennoi-korei.html</text:a>
</text:p>
      <!--NEWS-->
      <text:h text:style-name="P10" text:outline-level="1">
<text:span text:style-name="T4">
Через агресивні дії рф Чорне море не можна вважати безпечним вже 20 років - командувач ВМС</text:span>
</text:h>
      <text:p text:style-name="P4">
Authors: Ukrinform (Person)</text:p>
      <text:p text:style-name="P4">
Publisher: Укринформ (Organization)</text:p>
      <text:p text:style-name="P4">
Published Time: 2023-04-26T21:42:00+03:00</text:p>
      <text:p text:style-name="P4">
Modified Time: 2023-04-26T21:42:00+03:00</text:p>
      <text:p text:style-name="P4">
Description: Командувач ВМС ЗСУ віцеадмірал Олексій Неїжпапа переконаний, що тільки за умови повернення Україною своїх територій станом на 1991 рік можливе відновлення безпеки в Азово-Чорноморському регіоні. — Укрінформ.</text:p>
      <text:p text:style-name="P4">
Images: ["<text:a xlink:type="simple" xlink:href="https://static.ukrinform.com/photos/2021_05/thumb_files/630_360_1620808775-761.jpg" text:style-name="Internet_20_link" text:visited-style-name="Visited_20_Internet_20_Link">
630_360_16208...</text:a>
"]</text:p>
      <text:p text:style-name="P4">
Tags: ['Крим', ' Чорне море', 'Азовське море', 'Безпека', 'Неїжпапа', 'Війна з росією']</text:p>
      <text:p text:style-name="P4">
Type: Article</text:p>
      <!--METADATA-->
      <text:p text:style-name="P4">
<draw:frame draw:style-name="fr1" draw:name="Image326" text:anchor-type="as-char" svg:width="6.9236in" svg:height="3.956343in" draw:z-index="0">
<draw:image xlink:href="../Images/yкринформ/2023-04-26T21-42-00-03-00/630_360_1620808775-761.jpg" xlink:type="simple" xlink:show="embed" xlink:actuate="onLoad" draw:mime-type="image/jpeg"/>
</draw:frame>
 КомандувачВМС ЗСУ віцеадмірал Олексій Неїжпапа переконаний, що тільки за умовиповернення Україною своїх територій станом на 1991 рік можливе відновленнябезпеки в Азово-Чорноморському регіоні.</text:p>
      <text:p text:style-name="P4">
Про це він сказав під час Чорноморського безпекового форуму, який відбувся уБолгарії за участі представників країн Чорноморського регіону та командувачівфлотів інших країн, передає Укрінформ з посиланням на <text:a xlink:type="simple" xlink:href="http://www.facebook.com/100064727737034/posts/pfbid0a1GQgovR874jNXsFuLxaQeNYD5yLCYweB3MnR51JghNkPv2vFNXuzxwp1zGDGCGyl" text:style-name="Internet_20_link" text:visited-style-name="Visited_20_Internet_20_Link">
</text:a>
</text:p>
      <text:p text:style-name="P4">
У ході форуму, сторони обговорили безпекову ситуацію та актуальні загрози вАзово-Чорноморському регіоні, а також шляхи розвитку подальшої співпраці міжкраїнами задля відновлення стабільності й безпеки.</text:p>
      <text:p text:style-name="P4">
У зверненні до представників країн-учасниць форуму віцеадмірал ОлексійНеїжпапа зазначив, що вже 20 років <text:a xlink:type="simple" xlink:href="https://www.ukrinform.ua/tag-corne-more" text:style-name="Internet_20_link" text:visited-style-name="Visited_20_Internet_20_Link">
 </text:a>
 не можна вважати безпечним через агресивні дії рф.</text:p>
      <text:p text:style-name="P4">
<text:span text:style-name="T4">
Читайте також:</text:span>
 <text:a xlink:type="simple" xlink:href="https://www.ukrinform.ua/rubric-ato/3674301-neizpapa-ukrainskij-flot-posilivsa-u-kilka-raziv-rik-tomu-spivvidnosenna-do-sil-voroga-bulo-112.html" text:style-name="Internet_20_link" text:visited-style-name="Visited_20_Internet_20_Link">
 <text:span text:style-name="T4">
Неїжпапа</text:span>
 </text:a>
</text:p>
      <text:p text:style-name="P4">
Як приклади він навів спробу захоплення острова Тузла у 2003 році, війну вГрузії 2008-го за участі крейсера “москва”, незаконну анексію росією АР Крим у2014 році, окупацію Азовського моря у 2022 році та війну в Чорному морі, якатриває дотепер.</text:p>
      <text:p text:style-name="P4">
Командувач ВМС ЗСУ наголосив, що імперські амбіції рф поширюються не тільки наЧорне та Азовське, а й на Балтійське та Північне моря і на Тихий океан.</text:p>
      <text:p text:style-name="P4">
Як повідомлялося, російська федерація 26 квітня вкотре призупинила роботу«зернового коридору».</text:p>
      <text:p text:style-name="P4">
Source: <text:a xlink:type="simple" xlink:href="https://www.ukrinform.ua/rubric-crimea/3701215-cerez-agresivni-dii-rf-corne-more-ne-mozna-vvazati-bezpecnim-vze-20-rokiv-komanduvac-vms.html" text:style-name="Internet_20_link" text:visited-style-name="Visited_20_Internet_20_Link">
https://www.ukrinform.ua/rubric-crimea/3701215-cerez-agresivni-dii-rf-corne-more-ne-mozna-vvazati-bezpecnim-vze-20-rokiv-komanduvac-vms.html</text:a>
</text:p>
      <!--NEWS-->
      <text:h text:style-name="P10" text:outline-level="1">
<text:span text:style-name="T4">
Українські хокеїсти здобули другу перемогу на ЧС-2023, обігравши Естонію</text:span>
</text:h>
      <text:p text:style-name="P4">
Authors: Ukrinform (Person)</text:p>
      <text:p text:style-name="P4">
Publisher: Укринформ (Organization)</text:p>
      <text:p text:style-name="P4">
Published Time: 2023-04-26T21:47:09+03:00</text:p>
      <text:p text:style-name="P4">
Modified Time: 2023-04-26T21:47:09+03:00</text:p>
      <text:p text:style-name="P4">
Description: У Таллінні (Естонія) за участю збірної України триває чемпіонат світу з хокею у Дивізіоні ІВ. — Укрінформ.</text:p>
      <text:p text:style-name="P4">
Images: ["<text:a xlink:type="simple" xlink:href="https://static.ukrinform.com/photos/2023_04/thumb_files/630_360_1682534503-573.jpg" text:style-name="Internet_20_link" text:visited-style-name="Visited_20_Internet_20_Link">
630_360_16825...</text:a>
"]</text:p>
      <text:p text:style-name="P4">
Tags: ['Чемпіонат світу', 'Естонія', 'хокей', 'Збірна України']</text:p>
      <text:p text:style-name="P4">
Type: Article</text:p>
      <!--METADATA-->
      <text:p text:style-name="P4">
<draw:frame draw:style-name="fr1" draw:name="Image327" text:anchor-type="as-char" svg:width="6.9236in" svg:height="3.956343in" draw:z-index="0">
<draw:image xlink:href="../Images/yкринформ/2023-04-26T21-47-09-03-00/630_360_1682534503-573.jpg" xlink:type="simple" xlink:show="embed" xlink:actuate="onLoad" draw:mime-type="image/jpeg"/>
</draw:frame>
 У Таллінні(Естонія) за участю збірної України триває чемпіонат світу з хокею у ДивізіоніІВ.</text:p>
      <text:p text:style-name="P4">
Третій тур першості приніс другу перемогу «синьо-жовтим», які взяли гору надкомандою Естонії - 7:4 (1:1, 4:1, 2:2), передає Укрінформ.</text:p>
      <text:p text:style-name="P4">
В інших матчах ігрового дня Нідерланди розгромили хокеїстів Китаю - 7:2 (3:0,3:2, 1:0), а Японія упевнено перемогла Сербію - 8:3 (2:0, 1:2, 5:1).</text:p>
      <text:p text:style-name="P4">
Турнірне становище: Японія - 9 очок, Україна - 7, Естонія - 5, Нідерланди - 3,Китай - 2, Сербія - 1.</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text:p>
      <text:p text:style-name="P4">
27 квітня підопічні Вадима Шахрайчука зіграють з Нідерландами, 29 квітняукраїнці протистоятимуть Японії.</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text:p>
      <text:p text:style-name="P4">
Переможець турніру підвищиться у класі і наступного сезону гратиме у другомуза класифікацією Дивізіоні ІА.</text:p>
      <text:p text:style-name="P4">
Фото: ФХУ.</text:p>
      <text:p text:style-name="P4">
Source: <text:a xlink:type="simple" xlink:href="https://www.ukrinform.ua/rubric-sports/3701216-ukrainski-hokeisti-zdobuli-drugu-peremogu-na-cs2023-obigravsi-estoniu.html" text:style-name="Internet_20_link" text:visited-style-name="Visited_20_Internet_20_Link">
https://www.ukrinform.ua/rubric-sports/3701216-ukrainski-hokeisti-zdobuli-drugu-peremogu-na-cs2023-obigravsi-estoniu.html</text:a>
</text:p>
      <!--NEWS-->
      <text:h text:style-name="P10" text:outline-level="1">
<text:span text:style-name="T4">
Понад 95% території зони відчуження ЧАЕС може бути заміновано</text:span>
</text:h>
      <text:p text:style-name="P4">
Authors: Ukrinform (Person)</text:p>
      <text:p text:style-name="P4">
Publisher: Укринформ (Organization)</text:p>
      <text:p text:style-name="P4">
Published Time: 2023-04-26T21:48:00+03:00</text:p>
      <text:p text:style-name="P4">
Modified Time: 2023-04-26T21:48:00+03:00</text:p>
      <text:p text:style-name="P4">
Description: </text:p>
      <text:p text:style-name="P4">
Понад 95% території зони відчуження Чорнобильської АЕС може бути заміновано, оскільки фахівці поки не можуть її обстежити. — Укрінформ.</text:p>
      <text:p text:style-name="P4">
Images: ["<text:a xlink:type="simple" xlink:href="https://static.ukrinform.com/photos/2023_01/thumb_files/630_360_1673620106-978.jpeg" text:style-name="Internet_20_link" text:visited-style-name="Visited_20_Internet_20_Link">
630_360_16736...</text:a>
"]</text:p>
      <text:p text:style-name="P4">
Tags: ['ЧАЕС', 'Мінування']</text:p>
      <text:p text:style-name="P4">
Type: Article</text:p>
      <!--METADATA-->
      <text:p text:style-name="P4">
<draw:frame draw:style-name="fr1" draw:name="Image328" text:anchor-type="as-char" svg:width="6.9236in" svg:height="3.956343in" draw:z-index="0">
<draw:image xlink:href="../Images/yкринформ/2023-04-26T21-48-00-03-00/630_360_1673620106-978.jpeg" xlink:type="simple" xlink:show="embed" xlink:actuate="onLoad" draw:mime-type="image/jpeg"/>
</draw:frame>
 Понад 95%території зони відчуження Чорнобильської АЕС може бути заміновано, оскількифахівці поки не можуть її обстежити.</text:p>
      <text:p text:style-name="P4">
Про це в коментарі Укрінформу сказав голова Державного агентства України зуправління зоною відчуження Євген Крамаренко.</text:p>
      <text:p text:style-name="P4">
«Ми зараз із спеціалістами розмінували об’єкти, які необхідні для нашоїповсякденної діяльності. Проте територія, яка знаходиться в лісистіймісцевості, <text:a xlink:type="simple" xlink:href="https://www.ukrinform.ua/tag-mina" text:style-name="Internet_20_link" text:visited-style-name="Visited_20_Internet_20_Link">
 </text:a>
 . Нашими силами тамрозмінування не проводилося. Тому, умовно, 95-98% зони відчуження заміновано,оскільки вона не обстежена на наявність вибухових пристроїв», – сказавКрамаренко.</text:p>
      <text:p text:style-name="P4">
<text:span text:style-name="T4">
Читайте також:</text:span>
 <text:a xlink:type="simple" xlink:href="https://www.ukrinform.ua/rubric-vidbudova/3701172-ukraina-vze-otrimala-vid-donoriv-23-miljoni-na-vidnovlenna-cornobilskoi-zoni.html" text:style-name="Internet_20_link" text:visited-style-name="Visited_20_Internet_20_Link">
 </text:a>
</text:p>
      <text:p text:style-name="P4">
За його словами, розмінування цієї території може спричинити переміщенняповерхневого шару, який забруднений радіонуклідами. Проте через досить значнуплощу, 2 600 кв. км, він не вийде за межі зони відчуження.</text:p>
      <text:p text:style-name="P4">
«Більше це (наявність вибухонебезпечних предметів - ред.) шкодить тваринам ілюдям, які підриваються на мінах», - застеріг Крамаренко.</text:p>
      <text:p text:style-name="P4">
<text:span text:style-name="T4">
Читайте також:</text:span>
 <text:a xlink:type="simple" xlink:href="https://www.ukrinform.ua/rubric-economy/3700838-pidpriemstva-na-caes-uze-povernulisa-do-normalnogo-rezimu-roboti-zelenskij.html" text:style-name="Internet_20_link" text:visited-style-name="Visited_20_Internet_20_Link">
 <text:span text:style-name="T4">
ЧАЕС</text:span>
 </text:a>
</text:p>
      <text:p text:style-name="P4">
Як повідомлялося, Чорнобильська зона відчуження перебувала в окупації з 24лютого по 31 березня 2022 року.</text:p>
      <text:p text:style-name="P4">
Source: <text:a xlink:type="simple" xlink:href="https://www.ukrinform.ua/rubric-society/3701184-ponad-95-teritorii-zoni-vidcuzenna-caes-moze-buti-zaminovano.html" text:style-name="Internet_20_link" text:visited-style-name="Visited_20_Internet_20_Link">
https://www.ukrinform.ua/rubric-society/3701184-ponad-95-teritorii-zoni-vidcuzenna-caes-moze-buti-zaminovano.html</text:a>
</text:p>
      <!--NEWS-->
      <text:h text:style-name="P10" text:outline-level="1">
<text:span text:style-name="T4">
Під час вчорашнього удару по Куп’янську постраждали працівники міської адміністрації</text:span>
</text:h>
      <text:p text:style-name="P4">
Authors: Ukrinform (Person)</text:p>
      <text:p text:style-name="P4">
Publisher: Укринформ (Organization)</text:p>
      <text:p text:style-name="P4">
Published Time: 2023-04-26T21:48:24+03:00</text:p>
      <text:p text:style-name="P4">
Modified Time: 2023-04-26T21:48:24+03:00</text:p>
      <text:p text:style-name="P4">
Description: Під час удару по музею в Куп’янську, який війська рф завдали вранці 25 квітня, постраждали працівники міської адміністрації. — Укрінформ.</text:p>
      <text:p text:style-name="P4">
Images: ["<text:a xlink:type="simple" xlink:href="https://static.ukrinform.com/photos/2023_04/thumb_files/630_360_1682532501-563.jpg" text:style-name="Internet_20_link" text:visited-style-name="Visited_20_Internet_20_Link">
630_360_16825...</text:a>
"]</text:p>
      <text:p text:style-name="P4">
Tags: ['Обстріл', 'Харківщина', 'Війна з росією', 'Єдині новини']</text:p>
      <text:p text:style-name="P4">
Type: Article</text:p>
      <!--METADATA-->
      <text:p text:style-name="P4">
<draw:frame draw:style-name="fr1" draw:name="Image329" text:anchor-type="as-char" svg:width="6.9236in" svg:height="3.956343in" draw:z-index="0">
<draw:image xlink:href="../Images/yкринформ/2023-04-26T21-48-24-03-00/630_360_1682532501-563.jpg" xlink:type="simple" xlink:show="embed" xlink:actuate="onLoad" draw:mime-type="image/jpeg"/>
</draw:frame>
 Під часудару по музею в Куп’янську, який війська рф завдали вранці 25 квітня,постраждали працівники міської адміністрації.</text:p>
      <text:p text:style-name="P4">
Про це в ефірі національного телемарафону «Єдині новини» сказав в.о начальникаКуп’янської районної військової адміністрації Андрій Канашевич, передаєкореспондент Укрінформу.</text:p>
      <text:p text:style-name="P4">
«Музей не працював. Але будівля використовувалася як адміністративна, бо вКуп’янську багато будівель знищено <text:a xlink:type="simple" xlink:href="https://www.ukrinform.ua/tag-obstril" text:style-name="Internet_20_link" text:visited-style-name="Visited_20_Internet_20_Link">
 </text:a>
окупантів. І міська влада, і районна постійно в пошуку місць, де можнарозташувати служби. Там був розміщений відділ культури та спорту Куп’янськоїміської адміністрації, відповідно, там працювали співробітники МВА, іпостраждали переважно працівники адміністрації», - розповів він.</text:p>
      <text:p text:style-name="P4">
Загалом за медичною допомогою, за даними Канашевича, звернулися 8 осіб, станусіх задовільний, дехто залишається в лікарні.</text:p>
      <text:p text:style-name="P4">
За попередньою інформацією, будівля відновленню не підлягає.</text:p>
      <text:p text:style-name="P4">
«Вона зведена на початку XX століття, там дерев’яні перекриття, все знесено.На перший погляд, будівля не підлягає відновленню. Як і будівля поруч, кудитри місяці тому так само прилетіла С-300, теж початку XX століття. Це потрібнобуде просто зносити», - сказав керівник району.</text:p>
      <text:p text:style-name="P4">
<text:span text:style-name="T4">
Читайте також:</text:span>
 <text:a xlink:type="simple" xlink:href="https://www.ukrinform.ua/rubric-culture/3701198-tkacenko-pro-obstril-muzeu-u-kupansku-zberezena-bilsist-obektiv-kulturnoi-spadsini.html" text:style-name="Internet_20_link" text:visited-style-name="Visited_20_Internet_20_Link">
 <text:span text:style-name="T4">
Ткаченко</text:span>
 </text:a>
</text:p>
      <text:p text:style-name="P4">
Загалом у місті зруйновано чи пошкоджено більше половини різних установ інавчальних закладів.</text:p>
      <text:p text:style-name="P4">
«Якщо говорити про комунальні установи та навчальні заклади, то відсотокруйнувань точно більше 50. Якщо говорити про приватне житло, відсотків 20зруйновано», - зазначив Канашевич.</text:p>
      <text:p text:style-name="P4">
У Куп’янську, за його даними, залишається приблизно 5 тисяч жителів.</text:p>
      <text:p text:style-name="P4">
Як повідомлялося, вранці 25 квітня війська рф ударили двома ракетами С-300 поцентру Куп’янська, в результаті чого повністю зруйновано приміщення місцевогомузею. <text:a xlink:type="simple" xlink:href="https://www.ukrinform.ua/rubric-regions/3700864-unaslidok-rosijskogo-udaru-po-kupansku-zaginula-direktor-kraeznavcogo-muzeu.html" text:style-name="Internet_20_link" text:visited-style-name="Visited_20_Internet_20_Link">
 </text:a>
 –директора краєзнавчого музею Ірини Осадчої та співробітниці музею ОлениВодоп’янової.</text:p>
      <text:p text:style-name="P4">
<text:span text:style-name="T5">
Фото: Харківська обласна прокуратура</text:span>
</text:p>
      <text:p text:style-name="P4">
Source: <text:a xlink:type="simple" xlink:href="https://www.ukrinform.ua/rubric-regions/3701217-pid-cas-vcorasnogo-udaru-po-kupansku-postrazdali-pracivniki-miskoi-administracii.html" text:style-name="Internet_20_link" text:visited-style-name="Visited_20_Internet_20_Link">
https://www.ukrinform.ua/rubric-regions/3701217-pid-cas-vcorasnogo-udaru-po-kupansku-postrazdali-pracivniki-miskoi-administracii.html</text:a>
</text:p>
      <!--NEWS-->
      <text:h text:style-name="P10" text:outline-level="1">
<text:span text:style-name="T4">
росіяни двічі за день обстріляли пожежну частину на Харківщині</text:span>
</text:h>
      <text:p text:style-name="P4">
Authors: Ukrinform (Person)</text:p>
      <text:p text:style-name="P4">
Publisher: Укринформ (Organization)</text:p>
      <text:p text:style-name="P4">
Published Time: 2023-04-26T21:58:01+03:00</text:p>
      <text:p text:style-name="P4">
Modified Time: 2023-04-26T21:58:01+03:00</text:p>
      <text:p text:style-name="P4">
Description: російські загарбники двічі за 26 квітня обстріляли пожежну частину у Харківській області. — Укрінформ.</text:p>
      <text:p text:style-name="P4">
Images: ["<text:a xlink:type="simple" xlink:href="https://static.ukrinform.com/photos/2023_04/thumb_files/630_360_1682535428-242.jpg" text:style-name="Internet_20_link" text:visited-style-name="Visited_20_Internet_20_Link">
630_360_16825...</text:a>
"]</text:p>
      <text:p text:style-name="P4">
Tags: ['Обстріл', 'Харківщина', 'Війна з росією']</text:p>
      <text:p text:style-name="P4">
Type: Article</text:p>
      <!--METADATA-->
      <text:p text:style-name="P4">
<draw:frame draw:style-name="fr1" draw:name="Image330" text:anchor-type="as-char" svg:width="6.9236in" svg:height="3.956343in" draw:z-index="0">
<draw:image xlink:href="../Images/yкринформ/2023-04-26T21-58-01-03-00/630_360_1682535428-242.jpg" xlink:type="simple" xlink:show="embed" xlink:actuate="onLoad" draw:mime-type="image/jpeg"/>
</draw:frame>
 російськізагарбники двічі за 26 квітня обстріляли пожежну частину у Харківськійобласті.</text:p>
      <text:p text:style-name="P4">
Як передає Укрінформ, про це Державна служба з надзвичайних ситуаційповідомляє у <text:a xlink:type="simple" xlink:href="https://t.me/dsns_telegram/16286" text:style-name="Internet_20_link" text:visited-style-name="Visited_20_Internet_20_Link">
 </text:a>
 .</text:p>
      <text:p text:style-name="P4">
“Двічі упродовж дня росіяни обстріляли пожежну частину на <text:a xlink:type="simple" xlink:href="https://www.ukrinform.ua/tag-harkivsina" text:style-name="Internet_20_link" text:visited-style-name="Visited_20_Internet_20_Link">
</text:a>
 . Внаслідок артобстрілу пошкодженьзазнала будівля, а також техніка рятувальників”, - ідеться в повідомленні.</text:p>
      <text:p text:style-name="P4">
Дії ворога тільки вчергове доводять, що він свідомо порушує усі нормиміжнародного права.</text:p>
      <text:p text:style-name="P4">
“На щастя, особовий склад не постраждав і буде й надалі надавати допомогу уліквідації наслідків цієї неспровокованої війни”, - додали в ДСНС.</text:p>
      <text:p text:style-name="P4">
<text:span text:style-name="T4">
Читайте також:</text:span>
 <text:a xlink:type="simple" xlink:href="https://www.ukrinform.ua/rubric-regions/3701217-pid-cas-vcorasnogo-udaru-po-kupansku-postrazdali-pracivniki-miskoi-administracii.html" text:style-name="Internet_20_link" text:visited-style-name="Visited_20_Internet_20_Link">
 <text:span text:style-name="T4">
Куп</text:span>
 <text:span text:style-name="T4">
янську</text:span>
 </text:a>
</text:p>
      <text:p text:style-name="P4">
Як повідомляв Укрінформ, вранці 25 квітня росія завдала удару по Куп’янськуХарківської області, поціливши у краєзнавчий музей. Внаслідок ракетного ударузагинули двоє людей.</text:p>
      <text:p text:style-name="P4">
Source: <text:a xlink:type="simple" xlink:href="https://www.ukrinform.ua/rubric-ato/3701219-rosiani-dvici-za-den-obstrilali-pozeznu-castinu-na-harkivsini.html" text:style-name="Internet_20_link" text:visited-style-name="Visited_20_Internet_20_Link">
https://www.ukrinform.ua/rubric-ato/3701219-rosiani-dvici-za-den-obstrilali-pozeznu-castinu-na-harkivsini.html</text:a>
</text:p>
      <!--NEWS-->
      <text:h text:style-name="P10" text:outline-level="1">
<text:span text:style-name="T4">
Шмигаль в Італії відвідав підприємство з виробництва систем ППО</text:span>
</text:h>
      <text:p text:style-name="P4">
Authors: Ukrinform (Person)</text:p>
      <text:p text:style-name="P4">
Publisher: Укринформ (Organization)</text:p>
      <text:p text:style-name="P4">
Published Time: 2023-04-26T22:00:00+03:00</text:p>
      <text:p text:style-name="P4">
Modified Time: 2023-04-26T22:00:00+03:00</text:p>
      <text:p text:style-name="P4">
Description: Україна розглядає можливість спільного виробництва компонентів для ППО з італійським оборонним підприємством Rheinmetall Italia S.p.A. — Укрінформ.</text:p>
      <text:p text:style-name="P4">
Images: ["<text:a xlink:type="simple" xlink:href="https://static.ukrinform.com/photos/2023_04/thumb_files/630_360_1682535290-775.jpg" text:style-name="Internet_20_link" text:visited-style-name="Visited_20_Internet_20_Link">
630_360_16825...</text:a>
"]</text:p>
      <text:p text:style-name="P4">
Tags: ['Італія', 'Шмигаль', 'ППО']</text:p>
      <text:p text:style-name="P4">
Type: Article</text:p>
      <!--METADATA-->
      <text:p text:style-name="P4">
<draw:frame draw:style-name="fr1" draw:name="Image331" text:anchor-type="as-char" svg:width="6.9236in" svg:height="3.956343in" draw:z-index="0">
<draw:image xlink:href="../Images/yкринформ/2023-04-26T22-00-00-03-00/630_360_1682535290-775.jpg" xlink:type="simple" xlink:show="embed" xlink:actuate="onLoad" draw:mime-type="image/jpeg"/>
</draw:frame>
 Українарозглядає можливість спільного виробництва компонентів для ППО з італійськимоборонним підприємством Rheinmetall Italia S.p.A.</text:p>
      <text:p text:style-name="P4">
Як передає Укрінформ, про Прем’єр-міністр Денис Шмигаль повідомив у <text:a xlink:type="simple" xlink:href="http://t.me/Denys_Smyhal/5109" text:style-name="Internet_20_link" text:visited-style-name="Visited_20_Internet_20_Link">
</text:a>
 .</text:p>
      <text:p text:style-name="P4">
"Сьогодні відвідав італійське оборонне підприємство Rheinmetall Italia S.p.A.,що спеціалізується на виробництві сучасних систем ППО. Серед його розробок -ППО малого радіуса дії Skynex. Нам потрібна така ефективна зброя для захистувід дронів, якими Україну атакує росія. Це збереже десятки життів та важливуінфраструктуру для мільйонів людей", - написав глава уряду.</text:p>
      <text:p text:style-name="P4">
Прем’єр підкреслив, що такі батареї вже перебувають на бойовому чергуванні вУкраїні. Водночас розглядається "можливість спільного виробництва компонентівцих систем", - додав він.</text:p>
      <text:p text:style-name="P4">
<text:span text:style-name="T4">
Читайте також:</text:span>
 <text:a xlink:type="simple" xlink:href="https://www.ukrinform.ua/rubric-vidbudova/3701141-smigal-rozpoviv-aki-vazlivi-ugodi-planuut-pidpisati-u-rimi.html" text:style-name="Internet_20_link" text:visited-style-name="Visited_20_Internet_20_Link">
 <text:span text:style-name="T4">
Шмигаль</text:span>
 </text:a>
</text:p>
      <text:p text:style-name="P4">
"Дякую партнерам за підтримку! Працюємо над тим, аби мати більше таких дієвихППО. Вони створять надійний щит навколо наших стратегічних інфраструктурнихоб’єктів", - зазначив <text:a xlink:type="simple" xlink:href="https://www.ukrinform.ua/tag-smigal" text:style-name="Internet_20_link" text:visited-style-name="Visited_20_Internet_20_Link">
 </text:a>
 .</text:p>
      <text:p text:style-name="P4">
Як повідомляв Укрінформ, Шмигаль перебуває в Італії, де бере участь удвосторонній конференції з питань відновлення України.</text:p>
      <text:p text:style-name="P4">
Source: <text:a xlink:type="simple" xlink:href="https://www.ukrinform.ua/rubric-ato/3701220-smigal-v-italii-vidvidav-pidpriemstvo-z-virobnictva-sistem-ppo.html" text:style-name="Internet_20_link" text:visited-style-name="Visited_20_Internet_20_Link">
https://www.ukrinform.ua/rubric-ato/3701220-smigal-v-italii-vidvidav-pidpriemstvo-z-virobnictva-sistem-ppo.html</text:a>
</text:p>
      <!--NEWS-->
      <text:h text:style-name="P10" text:outline-level="1">
<text:span text:style-name="T4">
Ястремська поступилася фіналістці Вімблдона на старті тенісного турніруі в Іспанії</text:span>
</text:h>
      <text:p text:style-name="P4">
Authors: Ukrinform (Person)</text:p>
      <text:p text:style-name="P4">
Publisher: Укринформ (Organization)</text:p>
      <text:p text:style-name="P4">
Published Time: 2023-04-26T22:01:53+03:00</text:p>
      <text:p text:style-name="P4">
Modified Time: 2023-04-26T22:01:53+03:00</text:p>
      <text:p text:style-name="P4">
Description: Українка Даяна Ястремська не змогла подолати перше коло на престижн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535645-388.jpg" text:style-name="Internet_20_link" text:visited-style-name="Visited_20_Internet_20_Link">
630_360_16825...</text:a>
"]</text:p>
      <text:p text:style-name="P4">
Tags: ['Теніс', 'Даяна Ястремська']</text:p>
      <text:p text:style-name="P4">
Type: Article</text:p>
      <!--METADATA-->
      <text:p text:style-name="P4">
<draw:frame draw:style-name="fr1" draw:name="Image332" text:anchor-type="as-char" svg:width="6.9236in" svg:height="3.956343in" draw:z-index="0">
<draw:image xlink:href="../Images/yкринформ/2023-04-26T22-01-53-03-00/630_360_1682535645-388.jpg" xlink:type="simple" xlink:show="embed" xlink:actuate="onLoad" draw:mime-type="image/jpeg"/>
</draw:frame>
 УкраїнкаДаяна Ястремська не змогла подолати перше коло на престижному турнірі Жіночоїтенісної асоціації (WTA) - Mutua Madrid Open - у Мадриді (Іспанія) із призовимфондом $7,652 млн.</text:p>
      <text:p text:style-name="P4">
У стартовому поєдинку основної сітки змагань Ястремська у трьох сетахпоступилася фіналістці Вімблдону-2014 Ежені Бушар із Канади - 7:6 (8:6), 2:6,2:6, передає Укрінфом.</text:p>
      <text:p text:style-name="P4">
Матч тривав майже 2,5 години.</text:p>
      <text:p text:style-name="P4">
За вихід до третього кола Mutua Madrid Open Бушар зійдеться з посіяною під18-м номером італійкою Мартіною Тревізам.</text:p>
      <text:p text:style-name="P4">
<text:span text:style-name="T4">
Читайте також:</text:span>
 <text:a xlink:type="simple" xlink:href="https://www.ukrinform.ua/rubric-sports/3701047-svitolina-dostrokovo-zaversila-vistup-na-turniri-wta-u-madridi.html" text:style-name="Internet_20_link" text:visited-style-name="Visited_20_Internet_20_Link">
 </text:a>
</text:p>
      <text:p text:style-name="P4">
Турнір у Мадриді триватиме до 6 травня.</text:p>
      <text:p text:style-name="P4">
Фото: Getty Images.</text:p>
      <text:p text:style-name="P4">
Source: <text:a xlink:type="simple" xlink:href="https://www.ukrinform.ua/rubric-sports/3701221-astremska-postupilasa-finalistci-vimbldona-na-starti-tenisnogo-turnirui-v-ispanii.html" text:style-name="Internet_20_link" text:visited-style-name="Visited_20_Internet_20_Link">
https://www.ukrinform.ua/rubric-sports/3701221-astremska-postupilasa-finalistci-vimbldona-na-starti-tenisnogo-turnirui-v-ispanii.html</text:a>
</text:p>
      <!--NEWS-->
      <text:h text:style-name="P10" text:outline-level="1">
<text:span text:style-name="T4">
Участь у конференції з відбудови в Римі взяли понад 150 українських компаній - президент ТПП</text:span>
</text:h>
      <text:p text:style-name="P4">
Authors: Ukrinform (Person)</text:p>
      <text:p text:style-name="P4">
Publisher: Укринформ (Organization)</text:p>
      <text:p text:style-name="P4">
Published Time: 2023-04-26T22:17:00+03:00</text:p>
      <text:p text:style-name="P4">
Modified Time: 2023-04-26T22:17:00+03:00</text:p>
      <text:p text:style-name="P4">
Description: Представники понад 150 українських компаній змогли зустрітися напряму з італійськими бізнесменами та обговорити можливості співпраці на багатьох напрямках і навіть укласти деякі контракти. — Укрінформ.</text:p>
      <text:p text:style-name="P4">
Images: ["<text:a xlink:type="simple" xlink:href="https://static.ukrinform.com/photos/2023_04/thumb_files/630_360_1682536693-878.jpg" text:style-name="Internet_20_link" text:visited-style-name="Visited_20_Internet_20_Link">
630_360_16825...</text:a>
", "<text:a xlink:type="simple" xlink:href="https://static.ukrinform.com/photos/2023_04/1682536693-991.jpeg" text:style-name="Internet_20_link" text:visited-style-name="Visited_20_Internet_20_Link">
1682536693-99...</text:a>
"]</text:p>
      <text:p text:style-name="P4">
Tags: ['Італія', 'Україна', 'ТППУ', 'Конференція', 'Відбудова']</text:p>
      <text:p text:style-name="P4">
Type: Article</text:p>
      <!--METADATA-->
      <text:p text:style-name="P4">
<draw:frame draw:style-name="fr1" draw:name="Image333" text:anchor-type="as-char" svg:width="6.9236in" svg:height="3.956343in" draw:z-index="0">
<draw:image xlink:href="../Images/yкринформ/2023-04-26T22-17-00-03-00/630_360_1682536693-878.jpg" xlink:type="simple" xlink:show="embed" xlink:actuate="onLoad" draw:mime-type="image/jpeg"/>
</draw:frame>
Представники понад 150 українських компаній змогли зустрітися напряму зіталійськими бізнесменами та обговорити можливості співпраці на багатьохнапрямках і навіть укласти деякі контракти.</text:p>
      <text:p text:style-name="P4">
Про результати конференції Укрінформу розповів президент Торгово-промисловоїпалати України Геннадій Чижиков.</text:p>
      <text:p text:style-name="P4">
За його словами, в Римі 26 квітня понад 150 українських компаній зібралися,аби обговорити можливості співпраці під час війни. «Не тільки послухалинадихаючі спічі, не тільки розповіли про те, що нас турбує, але йпознайомилися: у кожної компанії по 5-7 бізнес-переговорів, дехто навітьпідписав бізнес-контракти», - зазначив очільник ТПП.</text:p>
      <text:p text:style-name="P4">
<draw:frame draw:style-name="fr1" draw:name="Image334" text:anchor-type="as-char" svg:width="6.9236in" svg:height="4.615733in" draw:z-index="0">
<draw:image xlink:href="../Images/yкринформ/2023-04-26T22-17-00-03-00/1682536693-991.jpeg" xlink:type="simple" xlink:show="embed" xlink:actuate="onLoad" draw:mime-type="image/jpeg"/>
</draw:frame>
</text:p>
      <text:p text:style-name="P4">
Він нагадав, що високий рівень заходу запропонувала під час візиту в Українупрем’єр-міністр Італії Джорджа Мелоні. У Римі пролунало звернення ПрезидентаУкраїни Володимира Зеленського, в пленарному засіданні взяли участь провідніміністри, бізнес-асоціації. Окрім пленарного відбулися тематичні засідання,присвячені інфраструктурі та логістиці, фармацевтиці та медицині, питанням,пов’язаним з розвитком промисловості, ІТ тощо.</text:p>
      <text:p text:style-name="P4">
Стосовно кожного блоку було напрацьовано певні пропозиції, важливі длярозвитку двосторонніх відносин, відбуваються переговори business-to-business,зауважив глава ТПП. Чижиков звернув увагу на те, що Італія є членом G7, вонамає величезний досвід у машинобудуванні, в тому числі транспортному;інжинірингу, ІТ, відновлювальній енергетиці, інших галузях.</text:p>
      <text:p text:style-name="P4">
<text:span text:style-name="T4">
Читайте також:</text:span>
 <text:a xlink:type="simple" xlink:href="https://www.ukrinform.ua/rubric-vidbudova/3701094-smigal-pro-konferenciu-u-rimi-maemo-spilnu-zacikavlenist-v-realizacii-proektiv-vidbudovi.html" text:style-name="Internet_20_link" text:visited-style-name="Visited_20_Internet_20_Link">
 </text:a>
</text:p>
      <text:p text:style-name="P4">
«Італійцям був посланий меседж: куди треба йти, з ким і як треба працювати; щоУкраїна відкрита, що не треба чекати закінчення війни, а починати рухатисявперед у напрямку <text:a xlink:type="simple" xlink:href="https://www.ukrinform.ua/tag-vidbudova" text:style-name="Internet_20_link" text:visited-style-name="Visited_20_Internet_20_Link">
 </text:a>
 України», -сказав він.</text:p>
      <text:p text:style-name="P4">
Чижиков назвав дуже надихаючим, що італійці теж вірять у перемогу України та вте, що перемога буде на умовах нашої країни.</text:p>
      <text:p text:style-name="P4">
«Вони бачать Україну в майбутньому також як драйвера, в томучислі,європейської економіки», - підкреслив глава ТПП.</text:p>
      <text:p text:style-name="P4">
<text:span text:style-name="T4">
Читайте також:</text:span>
 <text:a xlink:type="simple" xlink:href="https://www.ukrinform.ua/rubric-vidbudova/3701055-meloni-hoce-sob-italijci-zastosuvali-dosvid-svogo-ekonomicnogo-diva-1960h-rokiv-v-ukraini.html" text:style-name="Internet_20_link" text:visited-style-name="Visited_20_Internet_20_Link">
 <text:span text:style-name="T4">
Мелоні</text:span>
 </text:a>
</text:p>
      <text:p text:style-name="P4">
Як повідомлялося, в Українсько-італійській конференції з відновлення України вРимі взяли участь близько тисячі гостей, зокрема, прем’єр-міністри обох державі кілька профільних міністрів, представники міжнародних фінансових організаційтощо.</text:p>
      <text:p text:style-name="P4">
<text:span text:style-name="T5">
Фото на головній: Денис Шмигаль, Фейсбук</text:span>
</text:p>
      <text:p text:style-name="P4">
Source: <text:a xlink:type="simple" xlink:href="https://www.ukrinform.ua/rubric-vidbudova/3701224-ucast-u-konferencii-z-vidbudovi-v-rimi-vzali-ponad-150-ukrainskih-kompanij-prezident-tpp.html" text:style-name="Internet_20_link" text:visited-style-name="Visited_20_Internet_20_Link">
https://www.ukrinform.ua/rubric-vidbudova/3701224-ucast-u-konferencii-z-vidbudovi-v-rimi-vzali-ponad-150-ukrainskih-kompanij-prezident-tpp.html</text:a>
</text:p>
      <!--NEWS-->
      <text:h text:style-name="P10" text:outline-level="1">
<text:span text:style-name="T4">
Зеленський: Зараз є можливість дати нову енергію відносинам України та Китаю</text:span>
</text:h>
      <text:p text:style-name="P4">
Authors: Ukrinform (Person)</text:p>
      <text:p text:style-name="P4">
Publisher: Укринформ (Organization)</text:p>
      <text:p text:style-name="P4">
Published Time: 2023-04-26T22:26:00+03:00</text:p>
      <text:p text:style-name="P4">
Modified Time: 2023-04-26T22:26:00+03:00</text:p>
      <text:p text:style-name="P4">
Description: Зараз є можливість застосувати політичний вплив Китаю, щоб повернути силу принципам і правилам, на яких має триматися мир.  — Укрінформ.</text:p>
      <text:p text:style-name="P4">
Images: ["<text:a xlink:type="simple" xlink:href="https://static.ukrinform.com/photos/2023_02/thumb_files/630_360_1677258618-249.jpg" text:style-name="Internet_20_link" text:visited-style-name="Visited_20_Internet_20_Link">
630_360_16772...</text:a>
"]</text:p>
      <text:p text:style-name="P4">
Tags: ['Китай', 'Україна', 'Зеленський']</text:p>
      <text:p text:style-name="P4">
Type: Article</text:p>
      <!--METADATA-->
      <text:p text:style-name="P4">
<draw:frame draw:style-name="fr1" draw:name="Image335" text:anchor-type="as-char" svg:width="6.9236in" svg:height="3.956343in" draw:z-index="0">
<draw:image xlink:href="../Images/yкринформ/2023-04-26T22-26-00-03-00/630_360_1677258618-249.jpg" xlink:type="simple" xlink:show="embed" xlink:actuate="onLoad" draw:mime-type="image/jpeg"/>
</draw:frame>
 Зараз єможливість застосувати політичний вплив Китаю, щоб повернути силу принципам іправилам, на яких має триматися мир.</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330" text:style-name="Internet_20_link" text:visited-style-name="Visited_20_Internet_20_Link">
 </text:a>
 _</text:p>
      <text:p text:style-name="P4">
<text:span text:style-name="T4">
Бажаю здоровʼя, шановні українці!</text:span>
</text:p>
      <text:p text:style-name="P4">
Передусім я хочу сьогодні подякувати всій нашій команді, яка займаєтьсяобмінами.</text:p>
      <text:p text:style-name="P4">
Вдалося повернути додому в Україну ще 44 людини з російського полону.Більшість – це військові. З різних напрямків. Є серед них захисники«Азовсталі» та Маріуполя, інших міст Донеччини, Херсонщини, Харківщини…Більшість – рядові та сержанти. Є офіцери. Двоє – цивільні.</text:p>
      <text:p text:style-name="P4">
І це важливо, що команда працює щодо всіх, хто в полоні… Навіть якщо цеособливо важко, як, зокрема, щодо деяких категорій полонених, і це не лишевійськовополонені, яких складно повертати, а й, приміром, цивільні полонені –одна із тих категорій, щодо якої складно.</text:p>
      <text:p text:style-name="P4">
Про всіх памʼятаємо. І навіть якщо стосовно конкретної людини немає точноїінформації про те, що з нею сталося, де може перебувати, таку людину все одношукають і все перевіряють настільки, наскільки можливо. Україна має повернутивсіх своїх.</text:p>
      <text:p text:style-name="P4">
Я дякую всім вам, хлопці, хто координує цю роботу: Буданов, Єрмак, Лубінець,Усов, Малюк, Клименко… Дякую кожному й кожній, хто допомагає і в ГУР МО, і вОфісі, і в СБУ, і в інших наших структурах.</text:p>
      <text:p text:style-name="P4">
Звичайно, дякую окремо всім нашим воїнам на передовій, хто збирає поповненнядля обмінного фонду. Кожен російський полонений – це можливість обміну нашоїлюдини.</text:p>
      <text:p text:style-name="P4">
Загалом повернуто з російського полону за час повномасштабної війни вже 2279українців і українок.</text:p>
      <text:p text:style-name="P4">
Говорив сьогодні з лідером Китаю. Це була тривала й доволі раціональнарозмова. Про такі розмови зазвичай говорять, що вони відкривають можливості.Зараз є можливість дати нову енергію нашим відносинам – України та Китаю.</text:p>
      <text:p text:style-name="P4">
Є можливість застосувати політичний вплив Китаю, щоб повернути силу принципамі правилам, на яких має триматися мир. Україна та Китай, як і абсолютнабільшість світу, однаково зацікавлені в міцності суверенітету націй ітериторіальної цілісності… У дотриманні головних безпекових правил, зокремащодо неприпустимості погроз ядерною зброєю та розповсюдження ядерної зброїсвітом. Ми однаково зацікавлені, щоб ситуація навколо Запорізької атомноїстанції нарешті була повністю убезпечена і щоб атомні станції взагалі ніколизнову не використовувалися заради військових цілей – а саме таке цинічневикористання АЕС росія намагається зробити нормою.</text:p>
      <text:p text:style-name="P4">
Дуже важливо, що Китай має однаковий із нами погляд на свободу мореплавства йторгівлі. Я поінформував пана Сі Цзіньпіна про наші зусилля щодо відновленняморського експорту продовольства. І я почув слова підтримки нашоїЧорноморської зернової ініціативи, її подовження, а також – підтримки нашихгуманітарних зусиль, зокрема програми «Зерно з України».</text:p>
      <text:p text:style-name="P4">
Звичайно, суттєва частина розмови – це наші погляди на те, як можна відновитисправедливий мир. Я представив українську формулу миру, її конкретні пункти.Ми домовилися продовжити наші комунікації.</text:p>
      <text:p text:style-name="P4">
Сьогодні ж узяв участь у конференції в Римі, що присвячена відбудові нашоїдержави. Це такий особливий формат спілкування урядовців і представниківпромисловості й бізнесу наших країн, України та Італії. Щоб можна булобезпосередньо залучити в Україну тих, хто уособлює економічну могутністьІталії.</text:p>
      <text:p text:style-name="P4">
Я дякую пані Прем’єр-міністру Джорджі Мелоні за цю конференцію, за її словапро незмінну підтримку України. Важливо, що вже зараз намічаємо нашу співпрацюу 24-му році. Зокрема, це стосується майбутнього італійського головування вG7, а також підготовки великої донорської конференції щодо відновлення.</text:p>
      <text:p text:style-name="P4">
Провів окрему телефонну розмову з Джорджею. Ключовою темою була вже обороннаспівпраця, підтримка наших воїнів. Дякую, Італіє!</text:p>
      <text:p text:style-name="P4">
Цими днями проводимо й особливу роботу з партнерами щодо координації обороннихкроків та постачання. Дуже важливо для України, щоб кожен, хто разом із намипрацює на захист свободи, чітко розумів, яку перспективу має наша сила, щоконкретно ми можемо. Що краще ми розуміємо одне одного, то простіше працюватизаради спільної перемоги. Зі зрозумілих причин деталі такої комунікаціїпублічно поки не наводимо.</text:p>
      <text:p text:style-name="P4">
Ще одне.</text:p>
      <text:p text:style-name="P4">
Говорив сьогодні з директором МАГАТЕ Гроссі. Річниця Чорнобильської катастрофи– це саме той день, коли варто нагадати всім у світі, наскільки крихкою є нашабезпека. І тим паче тоді, коли вже понад рік щодня й щохвилини зберігаєтьсяштучно створена росією загроза радіаційної катастрофи на Запорізькій атомнійстанції.</text:p>
      <text:p text:style-name="P4">
Лише повний контроль України над ЗАЕС може повернути й повну безпеку, причомуне лише нашій країні, а й усій Європі, усьому світу.</text:p>
      <text:p text:style-name="P4">
Радіація не визнає державних кордонів так само, як і російська федерація. Ілише повне дотримання правил може гарантувати безпеку.</text:p>
      <text:p text:style-name="P4">
Окремо хочу подякувати пану Гроссі за його ініціативу – дуже важливу соціальнуініціативу – такої спеціальної програми медичної підтримки для персоналу всіхнаших атомних станцій. Дякую за підтримку наших людей!</text:p>
      <text:p text:style-name="P4">
Дякую кожному й кожній, хто нам допомагає боротися проти агресії!</text:p>
      <text:p text:style-name="P4">
<text:span text:style-name="T4">
Слава всім українським воїнам, хто зараз у бою, на бойових постах та набойових завданнях!</text:span>
</text:p>
      <text:p text:style-name="P4">
<text:span text:style-name="T4">
Слава Україні!</text:span>
</text:p>
      <text:p text:style-name="P4">
Source: <text:a xlink:type="simple" xlink:href="https://www.ukrinform.ua/rubric-polytics/3701227-zelenskij-zaraz-e-mozlivist-dati-novu-energiu-vidnosinam-ukraini-ta-kitau.html" text:style-name="Internet_20_link" text:visited-style-name="Visited_20_Internet_20_Link">
https://www.ukrinform.ua/rubric-polytics/3701227-zelenskij-zaraz-e-mozlivist-dati-novu-energiu-vidnosinam-ukraini-ta-kitau.html</text:a>
</text:p>
      <!--NEWS-->
      <text:h text:style-name="P10" text:outline-level="1">
<text:span text:style-name="T4">
У Харкові в метро можна побачити картину із Зеленським, Залужним, Шевченком і Сковородою</text:span>
</text:h>
      <text:p text:style-name="P4">
Authors: Ukrinform (Person)</text:p>
      <text:p text:style-name="P4">
Publisher: Укринформ (Organization)</text:p>
      <text:p text:style-name="P4">
Published Time: 2023-04-26T22:38:00+03:00</text:p>
      <text:p text:style-name="P4">
Modified Time: 2023-04-26T22:38:00+03:00</text:p>
      <text:p text:style-name="P4">
Description: У Харкові на станції метро «Пушкінська» експонують картину заслуженого художника Олега Лазаренка «Україна понад усе. Харківський щоденник війни», на якій зображені відомі діячі минулого та сучасності. — Укрінформ.</text:p>
      <text:p text:style-name="P4">
Images: ["<text:a xlink:type="simple" xlink:href="https://static.ukrinform.com/photos/2023_04/thumb_files/630_360_1682527571-822.jpg" text:style-name="Internet_20_link" text:visited-style-name="Visited_20_Internet_20_Link">
630_360_16825...</text:a>
", "<text:a xlink:type="simple" xlink:href="https://static.ukrinform.com/photos/2023_04/1682527571-857.jpg" text:style-name="Internet_20_link" text:visited-style-name="Visited_20_Internet_20_Link">
1682527571-85...</text:a>
", "<text:a xlink:type="simple" xlink:href="https://static.ukrinform.com/photos/2023_04/1682527573-507.jpg" text:style-name="Internet_20_link" text:visited-style-name="Visited_20_Internet_20_Link">
1682527573-50...</text:a>
", "<text:a xlink:type="simple" xlink:href="https://static.ukrinform.com/photos/2023_04/1682527572-985.jpg" text:style-name="Internet_20_link" text:visited-style-name="Visited_20_Internet_20_Link">
1682527572-98...</text:a>
"]</text:p>
      <text:p text:style-name="P4">
Tags: ['Метро', 'Тарас Шевченко', 'Харків', 'Картина', 'Художник', 'Григорій Сковорода', 'Зеленський', 'Валерій Залужний']</text:p>
      <text:p text:style-name="P4">
Type: Article</text:p>
      <!--METADATA-->
      <text:p text:style-name="P4">
<draw:frame draw:style-name="fr1" draw:name="Image336" text:anchor-type="as-char" svg:width="6.9236in" svg:height="3.956343in" draw:z-index="0">
<draw:image xlink:href="../Images/yкринформ/2023-04-26T22-38-00-03-00/630_360_1682527571-822.jpg" xlink:type="simple" xlink:show="embed" xlink:actuate="onLoad" draw:mime-type="image/jpeg"/>
</draw:frame>
 У Харковіна станції метро «Пушкінська» експонують картину заслуженого художника ОлегаЛазаренка «Україна понад усе. Харківський щоденник війни», на якій зображенівідомі діячі минулого та сучасності.</text:p>
      <text:p text:style-name="P4">
Про це повідомляє кореспондент Укрінформу.</text:p>
      <text:p text:style-name="P4">
<draw:frame draw:style-name="fr1" draw:name="Image337" text:anchor-type="as-char" svg:width="6.9236in" svg:height="9.193002in" draw:z-index="0">
<draw:image xlink:href="../Images/yкринформ/2023-04-26T22-38-00-03-00/1682527571-857.jpg" xlink:type="simple" xlink:show="embed" xlink:actuate="onLoad" draw:mime-type="image/jpeg"/>
</draw:frame>
</text:p>
      <text:p text:style-name="P4">
Робота виконана у техніці мозаїчного кольоропису, зазначив автор. <text:a xlink:type="simple" xlink:href="https://www.ukrinform.ua/tag-hudoznik" text:style-name="Internet_20_link" text:visited-style-name="Visited_20_Internet_20_Link">
</text:a>
 працював над нею протягом минулогороку, перебуваючи в Харкові, який зазнавав російських обстрілів. На полотні –Президент України Володимир Зеленський, Головнокомандувач ЗСУ ВалерійЗалужний, Григорій Сковорода, Тарас Шевченко, біблійні герої.</text:p>
      <text:p text:style-name="P4">
<draw:frame draw:style-name="fr1" draw:name="Image338" text:anchor-type="as-char" svg:width="6.9236in" svg:height="9.193002in" draw:z-index="0">
<draw:image xlink:href="../Images/yкринформ/2023-04-26T22-38-00-03-00/1682527573-507.jpg" xlink:type="simple" xlink:show="embed" xlink:actuate="onLoad" draw:mime-type="image/jpeg"/>
</draw:frame>
</text:p>
      <text:p text:style-name="P4">
«Моя картина - це маніфест незламності героїзму українського народу. Посвятаукраїнським захисникам, волонтерам та харків’янам. Вшановуючи пам'ять, всімзагиблим та постраждалим в цій боротьбі присвячується. Незламний козацький духі сміливість наших сучасників створюють майбутню історію», - сказав Лазаренко.</text:p>
      <text:p text:style-name="P4">
<draw:frame draw:style-name="fr1" draw:name="Image339" text:anchor-type="as-char" svg:width="6.9236in" svg:height="5.211932in" draw:z-index="0">
<draw:image xlink:href="../Images/yкринформ/2023-04-26T22-38-00-03-00/1682527572-985.jpg" xlink:type="simple" xlink:show="embed" xlink:actuate="onLoad" draw:mime-type="image/jpeg"/>
</draw:frame>
</text:p>
      <text:p text:style-name="P4">
За його словами, сюжет картини показує силу життя філософії ГригоріяСковороди, а також Архангела Михаїла, Богородицю, апостола Іоана та військосвітлих янголів, котрі допомагають Україні в боротьбі з темними силами.</text:p>
      <text:p text:style-name="P4">
<text:span text:style-name="T4">
Читайте також:</text:span>
 <text:a xlink:type="simple" xlink:href="https://www.ukrinform.ua/rubric-kyiv/3698597-u-stolici-vidkrili-vistavku-z-istorii-sklanih-virobiv-v-ukraini.html" text:style-name="Internet_20_link" text:visited-style-name="Visited_20_Internet_20_Link">
 </text:a>
</text:p>
      <text:p text:style-name="P4">
Як зазначив речник КП «Харківський метрополітен» Олексій Бітнер, полотно можнабуде побачити протягом місяця.</text:p>
      <text:p text:style-name="P4">
<text:span text:style-name="T5">
Фото: Юлія Байрачна</text:span>
</text:p>
      <text:p text:style-name="P4">
Source: <text:a xlink:type="simple" xlink:href="https://www.ukrinform.ua/rubric-regions/3701228-u-harkovi-v-metro-mozna-pobaciti-kartinu-iz-zelenskim-zaluznim-sevcenkom-i-skovorodou.html" text:style-name="Internet_20_link" text:visited-style-name="Visited_20_Internet_20_Link">
https://www.ukrinform.ua/rubric-regions/3701228-u-harkovi-v-metro-mozna-pobaciti-kartinu-iz-zelenskim-zaluznim-sevcenkom-i-skovorodou.html</text:a>
</text:p>
      <!--NEWS-->
      <text:h text:style-name="P10" text:outline-level="1">
<text:span text:style-name="T4">
За час повномасштабної війни з полону повернули 2 279 українців та українок - Президент</text:span>
</text:h>
      <text:p text:style-name="P4">
Authors: Ukrinform (Person)</text:p>
      <text:p text:style-name="P4">
Publisher: Укринформ (Organization)</text:p>
      <text:p text:style-name="P4">
Published Time: 2023-04-26T22:49:00+03:00</text:p>
      <text:p text:style-name="P4">
Modified Time: 2023-04-26T22:49:00+03:00</text:p>
      <text:p text:style-name="P4">
Description: Президент Володимир Зеленський подякував представникам ГУР, Офісу Президента, , СБУ, Нацполіції, Офісу омбудсмена, Координаційного штабу з питань поводження з військовополоненими, а також військовим, які забезпечили повернення ще 44 осіб із російського полону.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Обмін', 'ЗСУ', 'Військові', 'Українська асоціація полонених', 'Зеленський', 'Війна з росією']</text:p>
      <text:p text:style-name="P4">
Type: Article</text:p>
      <!--METADATA-->
      <text:p text:style-name="P4">
<draw:frame draw:style-name="fr1" draw:name="Image340" text:anchor-type="as-char" svg:width="6.9236in" svg:height="3.956343in" draw:z-index="0">
<draw:image xlink:href="../Images/yкринформ/2023-04-26T22-49-00-03-00/630_360_1678962741-175.jpeg" xlink:type="simple" xlink:show="embed" xlink:actuate="onLoad" draw:mime-type="image/jpeg"/>
</draw:frame>
 ПрезидентВолодимир Зеленський подякував представникам ГУР, Офісу Президента, , СБУ,Нацполіції, Офісу омбудсмена, Координаційного штабу з питань поводження звійськовополоненими, а також військовим, які забезпечили повернення ще 44 осібіз російського полону.</text:p>
      <text:p text:style-name="P4">
Про це Глава Української держави заявив у вечірньому <text:a xlink:type="simple" xlink:href="https://www.youtube.com/watch" text:style-name="Internet_20_link" text:visited-style-name="Visited_20_Internet_20_Link">
</text:a>
 , передає Укрінформ.</text:p>
      <text:p text:style-name="P4">
<text:span text:style-name="T4">
<text:span text:style-name="T5">
Відео:</text:span>
 </text:span>
 <text:a xlink:type="simple" xlink:href="https://t.me/OP_UA/9330" text:style-name="Internet_20_link" text:visited-style-name="Visited_20_Internet_20_Link">
 <text:span text:style-name="T5">
Офіс Президента, Телеграм</text:span>
 </text:a>
</text:p>
      <text:p text:style-name="P4">
"Про всіх памʼятаємо. І навіть якщо стосовно конкретної людини немає точноїінформації про те, що з нею сталося, де може перебувати, таку людину все одношукають і все перевіряють настільки, наскільки можливо. Україна має повернутивсіх своїх. Я дякую всім вам, хлопці, хто координує цю роботу: Буданов, Єрмак,Лубінець, Усов, Малюк, Клименко… Дякую кожному й кожній, хто допомагає і в ГУРМО, і в Офісі, й у СБУ, і в інших наших структурах", - підкреслив <text:a xlink:type="simple" xlink:href="https://www.ukrinform.ua/tag-zelenskij" text:style-name="Internet_20_link" text:visited-style-name="Visited_20_Internet_20_Link">
</text:a>
 .</text:p>
      <text:p text:style-name="P4">
Він наголосив, що команда працює щодо всіх, хто в полоні, - не лишевійськовополонених, яких складно повертати, а й цивільних полонені, яких такожнепросто визволити.</text:p>
      <text:p text:style-name="P4">
<text:span text:style-name="T4">
Читайте також:</text:span>
 <text:a xlink:type="simple" xlink:href="https://www.ukrinform.ua/rubric-ato/3701181-gur-obmin-polonenimi-z-rf-vsih-na-vsih-zavdanna-ake-obovazkovo-bude-vikonane.html" text:style-name="Internet_20_link" text:visited-style-name="Visited_20_Internet_20_Link">
 <text:span text:style-name="T4">
полон</text:span>
 </text:a>
</text:p>
      <text:p text:style-name="P4">
"Загалом повернуто з російського полону за час повномасштабної війни вже 2279українців і українок", - зазначив Глава держави.</text:p>
      <text:p text:style-name="P4">
Президент зауважив, що сьогодні вдалося повернути до України ще 44 людини зросійського полону, більшість із яких склали військові з різних напрямків.</text:p>
      <text:p text:style-name="P4">
"Є серед них захисники «Азовсталі» та Маріуполя, інших міст Донеччини,Херсонщини, Харківщини… Більшість – рядові та сержанти. Є офіцери. Двоє –цивільні", - сказав Зеленський.</text:p>
      <text:p text:style-name="P4">
<text:span text:style-name="T4">
Читайте також:</text:span>
 <text:a xlink:type="simple" xlink:href="https://www.ukrinform.ua/rubric-ato/3700727-v-upravlinni-oon-z-prav-ludini-nagadali-so-strata-polonenogo-e-voennim-zlocinom.html" text:style-name="Internet_20_link" text:visited-style-name="Visited_20_Internet_20_Link">
 <text:span text:style-name="T4">
полон</text:span>
 </text:a>
</text:p>
      <text:p text:style-name="P4">
Він також окремо подякував всім воїнам на передовій, як "збирають поповненнядля обмінного фонду", оскільки кожен російський полонений – це можливістьобміну людини з України.</text:p>
      <text:p text:style-name="P4">
Як повідомлялося, станом на 24 квітня із російського полону від початкуповномасштабного рф вторгнення <text:a xlink:type="simple" xlink:href="https://www.ukrinform.ua/rubric-ato/3700069-ukraina-vze-zvilnila-z-rosijskogo-polonu-ponad-2230-osib-sered-akih-140-civilnih-zelenskij.html" text:style-name="Internet_20_link" text:visited-style-name="Visited_20_Internet_20_Link">
 </text:a>
 , у тому числі 140 цивільних.</text:p>
      <text:p text:style-name="P4">
<text:span text:style-name="T5">
Фото: Офіс Президента</text:span>
</text:p>
      <text:p text:style-name="P4">
Source: <text:a xlink:type="simple" xlink:href="https://www.ukrinform.ua/rubric-ato/3701229-za-cas-povnomasstabnoi-vijni-z-polonu-povernuli-2-279-ukrainciv-ta-ukrainok-prezident.html" text:style-name="Internet_20_link" text:visited-style-name="Visited_20_Internet_20_Link">
https://www.ukrinform.ua/rubric-ato/3701229-za-cas-povnomasstabnoi-vijni-z-polonu-povernuli-2-279-ukrainciv-ta-ukrainok-prezident.html</text:a>
</text:p>
      <!--NEWS-->
      <text:h text:style-name="P10" text:outline-level="1">
<text:span text:style-name="T4">
росія посилила присутність підводних човнів в Атлантиці - американський генерал</text:span>
</text:h>
      <text:p text:style-name="P4">
Authors: Ukrinform (Person)</text:p>
      <text:p text:style-name="P4">
Publisher: Укринформ (Organization)</text:p>
      <text:p text:style-name="P4">
Published Time: 2023-04-26T22:58:00+03:00</text:p>
      <text:p text:style-name="P4">
Modified Time: 2023-04-26T22:58:00+03:00</text:p>
      <text:p text:style-name="P4">
Description: Військово-морські сили рф останнім часом збільшили присутність своїх підводних човнів в Атлантичному океані.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США', 'Підводний човен', 'Атлантичний океан', 'Війна з росією']</text:p>
      <text:p text:style-name="P4">
Type: Article</text:p>
      <!--METADATA-->
      <text:p text:style-name="P4">
<draw:frame draw:style-name="fr1" draw:name="Image341" text:anchor-type="as-char" svg:width="6.9236in" svg:height="3.956343in" draw:z-index="0">
<draw:image xlink:href="../Images/yкринформ/2023-04-26T22-58-00-03-00/630_360_1459411837-1303-foto-milru.jpg" xlink:type="simple" xlink:show="embed" xlink:actuate="onLoad" draw:mime-type="image/jpeg"/>
</draw:frame>
 Військово-морські сили рф останнім часом збільшили присутністьсвоїх підводних човнів в Атлантичному океані.</text:p>
      <text:p text:style-name="P4">
Про це заявив під час слухань у Конгресі США командувач Європейськогокомандування США генерал Крістофер Каволі, передає власний кореспондентУкрінформу.</text:p>
      <text:p text:style-name="P4">
«Я можу сказати, що росіяни стали активнішими, ніж ми їх бачили впродовжостаннього часу. Їхнє патрулювання в Атлантиці – в усій Атлантиці –здійснюється на високому рівні, у більшості випадків на вищому рівні, ніж мибачили за останні роки», – сказав Каволі під час виступу в Комітеті з питаньзбройних сил Палати представників.</text:p>
      <text:p text:style-name="P4">
<text:span text:style-name="T4">
Читайте також:</text:span>
 <text:a xlink:type="simple" xlink:href="https://www.ukrinform.ua/rubric-technology/3695825-u-ssa-vveli-v-ekspluataciu-pidvodnogo-robota-zi-stucnim-intelektom.html" text:style-name="Internet_20_link" text:visited-style-name="Visited_20_Internet_20_Link">
 </text:a>
</text:p>
      <text:p text:style-name="P4">
Таким чином, зауважив американський генерал, воєнні загрози з боку <text:a xlink:type="simple" xlink:href="https://www.ukrinform.ua/tag-rosia" text:style-name="Internet_20_link" text:visited-style-name="Visited_20_Internet_20_Link">
</text:a>
 виникають незалежно від розв’язаноїкремлем війни проти України.</text:p>
      <text:p text:style-name="P4">
Як повідомлялося, впродовж останніх тижнів росія зосередила свої підводнічовни у Тихому океані, де проводилися масштабні маневри, що малипродемонструвати зміцнення партнерства між росією й Китаєм.</text:p>
      <text:p text:style-name="P4">
Source: <text:a xlink:type="simple" xlink:href="https://www.ukrinform.ua/rubric-world/3701230-rosia-posilila-prisutnist-pidvodnih-covniv-v-atlantici-amerikanskij-general.html" text:style-name="Internet_20_link" text:visited-style-name="Visited_20_Internet_20_Link">
https://www.ukrinform.ua/rubric-world/3701230-rosia-posilila-prisutnist-pidvodnih-covniv-v-atlantici-amerikanskij-general.html</text:a>
</text:p>
      <!--NEWS-->
      <text:h text:style-name="P10" text:outline-level="1">
<text:span text:style-name="T4">
Зеленський: Вплив Китаю може повернути силу принципам, на яких має триматися мир</text:span>
</text:h>
      <text:p text:style-name="P4">
Authors: Ukrinform (Person)</text:p>
      <text:p text:style-name="P4">
Publisher: Укринформ (Organization)</text:p>
      <text:p text:style-name="P4">
Published Time: 2023-04-26T23:05:00+03:00</text:p>
      <text:p text:style-name="P4">
Modified Time: 2023-04-26T23:05:00+03:00</text:p>
      <text:p text:style-name="P4">
Description: Україна й Китай, як і абсолютна більшість світу, зацікавлені в міцності суверенітету націй і територіальної цілісності, у дотриманні головних безпекових правил.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Китай', 'Україна', 'Зеленський', 'Війна з росією']</text:p>
      <text:p text:style-name="P4">
Type: Article</text:p>
      <!--METADATA-->
      <text:p text:style-name="P4">
<draw:frame draw:style-name="fr1" draw:name="Image342" text:anchor-type="as-char" svg:width="6.9236in" svg:height="3.956343in" draw:z-index="0">
<draw:image xlink:href="../Images/yкринформ/2023-04-26T23-05-00-03-00/630_360_1682063024-559.jpeg" xlink:type="simple" xlink:show="embed" xlink:actuate="onLoad" draw:mime-type="image/jpeg"/>
</draw:frame>
 Україна йКитай, як і абсолютна більшість світу, зацікавлені в міцності суверенітетунацій і територіальної цілісності, у дотриманні головних безпекових правил.</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Говорив сьогодні з лідером Китаю. Це була тривала й доволі раціональнарозмова. Про такі розмови зазвичай говорять, що вони відкривають можливості.Зараз є можливість дати нову енергію нашим відносинам – України та Китаю. Єможливість застосувати політичний вплив Китаю, щоб повернути силу принципам іправилам, на яких має триматися мир", - зазначив він.</text:p>
      <text:p text:style-name="P4">
_Відео:<text:a xlink:type="simple" xlink:href="https://t.me/OP_UA/9330" text:style-name="Internet_20_link" text:visited-style-name="Visited_20_Internet_20_Link">
 </text:a>
 _</text:p>
      <text:p text:style-name="P4">
Зеленський зауважив, що левова частка розмови стосувалася поглядів на те, якможна відновити справедливий мир. Зокрема, він представив конкретні пунктиукраїнської формули миру.</text:p>
      <text:p text:style-name="P4">
Також очільник держави зазначив, що Україна та Китай однаково зацікавлені вміцності суверенітету націй і територіальної цілісності. Водночас країнисолідарні у дотриманні головних безпекових правил, зокрема, щодонеприпустимості погроз ядерною зброєю та її розповсюдження по світові.</text:p>
      <text:p text:style-name="P4">
<text:span text:style-name="T4">
Читайте також:</text:span>
 <text:a xlink:type="simple" xlink:href="https://www.ukrinform.ua/rubric-polytics/3701129-rozmova-zelenskogo-ta-si-czinpina-detali.html" text:style-name="Internet_20_link" text:visited-style-name="Visited_20_Internet_20_Link">
 <text:span text:style-name="T4">
Цзіньп</text:span>
 </text:a>
</text:p>
      <text:p text:style-name="P4">
"Ми однаково зацікавлені, щоб ситуація навколо Запорізької АЕС нарешті булаповністю убезпечена і щоб атомні станції взагалі ніколи знову невикористовувалися заради військових цілей – а саме таке цинічне використанняАЕС росія намагається зробити нормою", - зауважив <text:a xlink:type="simple" xlink:href="https://www.ukrinform.ua/tag-zelenskij" text:style-name="Internet_20_link" text:visited-style-name="Visited_20_Internet_20_Link">
</text:a>
 .</text:p>
      <text:p text:style-name="P4">
Президент додав, що Китай має однаковий з Україною погляд на свободумореплавства й торгівлі: "Я поінформував пана Сі Цзіньпіна про наші зусиллящодо відновлення морського експорту продовольства. І я почув слова підтримкинашої Чорноморської зернової ініціативи, її подовження, а також – підтримкинаших гуманітарних зусиль, зокрема програми "Зерно з України", - сказав главадержави.</text:p>
      <text:p text:style-name="P4">
<text:span text:style-name="T4">
Читайте також:</text:span>
 <text:a xlink:type="simple" xlink:href="https://www.ukrinform.ua/rubric-polytics/3701227-zelenskij-zaraz-e-mozlivist-dati-novu-energiu-vidnosinam-ukraini-ta-kitau.html" text:style-name="Internet_20_link" text:visited-style-name="Visited_20_Internet_20_Link">
 <text:span text:style-name="T4">
Китаю</text:span>
 </text:a>
</text:p>
      <text:p text:style-name="P4">
Як повідомляв Укрінформ, 26 квітня Президент України Володимир Зеленськийпровів годинну розмову з лідером Китайської Народної Республіки Сі Цзіньпіном.</text:p>
      <text:p text:style-name="P4">
<text:span text:style-name="T5">
Фото: ОП</text:span>
</text:p>
      <text:p text:style-name="P4">
Source: <text:a xlink:type="simple" xlink:href="https://www.ukrinform.ua/rubric-polytics/3701232-zelenskij-vpliv-kitau-moze-povernuti-silu-principam-na-akih-mae-trimatisa-mir.html" text:style-name="Internet_20_link" text:visited-style-name="Visited_20_Internet_20_Link">
https://www.ukrinform.ua/rubric-polytics/3701232-zelenskij-vpliv-kitau-moze-povernuti-silu-principam-na-akih-mae-trimatisa-mir.html</text:a>
</text:p>
      <!--NEWS-->
      <text:h text:style-name="P10" text:outline-level="1">
<text:span text:style-name="T4">
В Ірпені створюють мурал, присвячений «Артемсолі», Бахмуту й Соледару</text:span>
</text:h>
      <text:p text:style-name="P4">
Authors: Ukrinform (Person)</text:p>
      <text:p text:style-name="P4">
Publisher: Укринформ (Organization)</text:p>
      <text:p text:style-name="P4">
Published Time: 2023-04-26T23:13:00+03:00</text:p>
      <text:p text:style-name="P4">
Modified Time: 2023-04-26T23:13:00+03:00</text:p>
      <text:p text:style-name="P4">
Description: В Ірпені створюють мурал, присвячений «Артемсолі», Бахмуту й Соледару. Там також буде надпис «Бахмут, Ірпінь з вами». — Укрінформ.</text:p>
      <text:p text:style-name="P4">
Images: ["<text:a xlink:type="simple" xlink:href="https://static.ukrinform.com/photos/2023_04/thumb_files/630_360_1682545650-888.jpg" text:style-name="Internet_20_link" text:visited-style-name="Visited_20_Internet_20_Link">
630_360_16825...</text:a>
", "<text:a xlink:type="simple" xlink:href="https://static.ukrinform.com/photos/2023_04/1682545575-352.jpg" text:style-name="Internet_20_link" text:visited-style-name="Visited_20_Internet_20_Link">
1682545575-35...</text:a>
", "<text:a xlink:type="simple" xlink:href="https://static.ukrinform.com/photos/2023_04/1682545650-888.jpg" text:style-name="Internet_20_link" text:visited-style-name="Visited_20_Internet_20_Link">
1682545650-88...</text:a>
"]</text:p>
      <text:p text:style-name="P4">
Tags: ['Бахмут', 'Ірпінь', 'Мурал', 'Артемсіль', 'Київщина', 'Соледар']</text:p>
      <text:p text:style-name="P4">
Type: Article</text:p>
      <!--METADATA-->
      <text:p text:style-name="P4">
<draw:frame draw:style-name="fr1" draw:name="Image343" text:anchor-type="as-char" svg:width="6.9236in" svg:height="3.956343in" draw:z-index="0">
<draw:image xlink:href="../Images/yкринформ/2023-04-26T23-13-00-03-00/630_360_1682545650-888.jpg" xlink:type="simple" xlink:show="embed" xlink:actuate="onLoad" draw:mime-type="image/jpeg"/>
</draw:frame>
 В Ірпеністворюють мурал, присвячений «Артемсолі», Бахмуту й Соледару. Там також буденадпис «Бахмут, Ірпінь з вами».</text:p>
      <text:p text:style-name="P4">
Про це йдеться у <text:a xlink:type="simple" xlink:href="https://t.me/verkhovnaradaukrainy/49474" text:style-name="Internet_20_link" text:visited-style-name="Visited_20_Internet_20_Link">
 </text:a>
 Верховної Ради,передає Укрінформ</text:p>
      <text:p text:style-name="P4">
<draw:frame draw:style-name="fr1" draw:name="Image344" text:anchor-type="as-char" svg:width="6.9236in" svg:height="3.346407in" draw:z-index="0">
<draw:image xlink:href="../Images/yкринформ/2023-04-26T23-13-00-03-00/1682545575-352.jpg" xlink:type="simple" xlink:show="embed" xlink:actuate="onLoad" draw:mime-type="image/jpeg"/>
</draw:frame>
</text:p>
      <text:p text:style-name="P4">
«Ірпінь став форпостом, який прийняв на себе перший важкий удар під часвторгнення, так само і Бахмут страждає, і сіль уособлює це місце. Обидва містастали побратимами у тяжкій долі», - розповів автор <text:a xlink:type="simple" xlink:href="https://www.ukrinform.ua/tag-mural" text:style-name="Internet_20_link" text:visited-style-name="Visited_20_Internet_20_Link">
</text:a>
 Іван Шульгін.</text:p>
      <text:p text:style-name="P4">
<draw:frame draw:style-name="fr1" draw:name="Image345" text:anchor-type="as-char" svg:width="6.9236in" svg:height="4.615733in" draw:z-index="0">
<draw:image xlink:href="../Images/yкринформ/2023-04-26T23-13-00-03-00/1682545650-888.jpg" xlink:type="simple" xlink:show="embed" xlink:actuate="onLoad" draw:mime-type="image/jpeg"/>
</draw:frame>
</text:p>
      <text:p text:style-name="P4">
Зараз через активні бойові дії та постійні обстріли російських окупантів,роботу «Артемсолі» зупинено. У лютому 2023 року, до роковин повномасштабноївійни, «Артемсіль» разом з благодійною платформою United24 випустили напідтримку розвідки спеціальну партію солі «Міць» із Соледара, розділивши 20тонн на 100 тисяч символічних пачок, йдеться у повідомленні.</text:p>
      <text:p text:style-name="P4">
<text:span text:style-name="T4">
Читайте також:</text:span>
 <text:a xlink:type="simple" xlink:href="https://www.ukrinform.ua/rubric-regions/3699119-v-irpeni-vidkrili-prisvacenij-energetikam-artobekt-svitloperemagaetemravu.html" text:style-name="Internet_20_link" text:visited-style-name="Visited_20_Internet_20_Link">
 <text:span text:style-name="T4">
Ірпені</text:span>
 </text:a>
</text:p>
      <text:p text:style-name="P4">
Як повідомляв Укрінформ, АТ «Укрзалізниця» завершило капітальний ремонтзалізничного мосту через річку Ірпінь, що на Київщині.</text:p>
      <text:p text:style-name="P4">
<text:span text:style-name="T5">
Фото: Верховна Рада, Телеграм</text:span>
</text:p>
      <text:p text:style-name="P4">
Source: <text:a xlink:type="simple" xlink:href="https://www.ukrinform.ua/rubric-regions/3701244-v-irpeni-stvoruut-mural-prisvacenij-artemsoli-bahmutu-j-soledaru.html" text:style-name="Internet_20_link" text:visited-style-name="Visited_20_Internet_20_Link">
https://www.ukrinform.ua/rubric-regions/3701244-v-irpeni-stvoruut-mural-prisvacenij-artemsoli-bahmutu-j-soledaru.html</text:a>
</text:p>
      <!--NEWS-->
      <text:h text:style-name="P10" text:outline-level="1">
<text:span text:style-name="T4">
Деякі країни колишнього срср активно перепродують росії підсанкційні товари - Politico</text:span>
</text:h>
      <text:p text:style-name="P4">
Authors: Ukrinform (Person)</text:p>
      <text:p text:style-name="P4">
Publisher: Укринформ (Organization)</text:p>
      <text:p text:style-name="P4">
Published Time: 2023-04-26T23:19:00+03:00</text:p>
      <text:p text:style-name="P4">
Modified Time: 2023-04-26T23:19:00+03:00</text:p>
      <text:p text:style-name="P4">
Description: Грузія, Вірменія та Казахстан активно допомагають росії обходити західні санкції, запроваджені проти москви через її вторгнення в Україну, ідеться в публікації Politico за середу. — Укрінформ.</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Експорт', 'СНД', 'Торгівля', 'СРСР']</text:p>
      <text:p text:style-name="P4">
Type: Article</text:p>
      <!--METADATA-->
      <text:p text:style-name="P4">
<draw:frame draw:style-name="fr1" draw:name="Image346" text:anchor-type="as-char" svg:width="6.9236in" svg:height="3.956343in" draw:z-index="0">
<draw:image xlink:href="../Images/yкринформ/2023-04-26T23-19-00-03-00/630_360_1681461745-184.jpg" xlink:type="simple" xlink:show="embed" xlink:actuate="onLoad" draw:mime-type="image/jpeg"/>
</draw:frame>
 Грузія,Вірменія та Казахстан активно допомагають росії обходити західні санкції,запроваджені проти москви через її вторгнення в Україну, ідеться в публікаціїPolitico за середу.</text:p>
      <text:p text:style-name="P4">
Про це передає Укрінформ.</text:p>
      <text:p text:style-name="P4">
Про активізацію бізнесу з перепродажу в цих країнах свідчить значне зростанняекспорту в <text:a xlink:type="simple" xlink:href="https://www.ukrinform.ua/tag-rosia" text:style-name="Internet_20_link" text:visited-style-name="Visited_20_Internet_20_Link">
 </text:a>
 . Ідеться головним чиномпро постачання недоступних для рф західних товарів.</text:p>
      <text:p text:style-name="P4">
Митні дані з платформи Trade Data Monitor свідчать, що обсяг торгівлі Грузії зрф, відколи москва розпочала тотальне вторгнення в Україну, зріс майже на 22%,а кількість алкоголю, який країна експортує у росію, зросла більш як на 120%.</text:p>
      <text:p text:style-name="P4">
<text:span text:style-name="T4">
Читайте також:</text:span>
 <text:a xlink:type="simple" xlink:href="https://www.ukrinform.ua/rubric-polytics/3700722-zelenskij-sogodni-grupa-ermakamakfola-predstavila-dokument-sodo-posilenna-sankcij-proti-rf.html" text:style-name="Internet_20_link" text:visited-style-name="Visited_20_Internet_20_Link">
 </text:a>
</text:p>
      <text:p text:style-name="P4">
Експорт Казахстану до росії зріс за той самий період на 57%.</text:p>
      <text:p text:style-name="P4">
За даними Світового банку, ВВП Вірменії, яка підтримує тісні торговельнізв'язки з росією, торік несподівано зріс на 11%, тоді як експорт до росіїзбільшився у п'ять разів, а перекази з рф підскочили у сім разів порівняно зминулим роком.</text:p>
      <text:p text:style-name="P4">
Нові ланцюги поставок, які забезпечують росіян алкоголем, предметами розкошіта іншими товарами, підривають зусилля Європи щодо покарання москви й маютьбути заблоковані, заявив в інтерв'ю виданню міністр закордонних справ ЛитвиГабріеліус Ландсбергіс.</text:p>
      <text:p text:style-name="P4">
<text:span text:style-name="T4">
Читайте також:</text:span>
 <text:a xlink:type="simple" xlink:href="https://www.ukrinform.ua/rubric-world/3700343-novij-paket-sankcij-es-proti-rosii-bude-u-drugij-polovini-travna-mzs-polsi.html" text:style-name="Internet_20_link" text:visited-style-name="Visited_20_Internet_20_Link">
 </text:a>
</text:p>
      <text:p text:style-name="P4">
За його словами, Вільнюс закликає ЄС призначити комісара з нагляду зарозробкою та застосуванням <text:a xlink:type="simple" xlink:href="https://www.ukrinform.ua/tag-antirosijski-sankcii" text:style-name="Internet_20_link" text:visited-style-name="Visited_20_Internet_20_Link">
 </text:a>
 проти росії та її партнерів.</text:p>
      <text:p text:style-name="P4">
Як повідомляв Укрінформ, <text:a xlink:type="simple" xlink:href="https://www.ukrinform.ua/rubric-world/3693120-bajden-prodovziv-sankcii-proti-rosii-se-na-rik.html" text:style-name="Internet_20_link" text:visited-style-name="Visited_20_Internet_20_Link">
 </text:a>
 підписавуказ, яким ще на один рік продовжив санкції проти росії, запроваджені у квітні2021 року через шкідливу зовнішню діяльність уряду рф та розширені у березні2022 року після повномасштабного вторгнення рф в Україну.</text:p>
      <text:p text:style-name="P4">
<text:span text:style-name="T5">
Фото: Shutterstock</text:span>
</text:p>
      <text:p text:style-name="P4">
Source: <text:a xlink:type="simple" xlink:href="https://www.ukrinform.ua/rubric-economy/3701233-deaki-kraini-kolisnogo-srsr-aktivno-pereproduut-rosii-pidsankcijni-tovari-politico.html" text:style-name="Internet_20_link" text:visited-style-name="Visited_20_Internet_20_Link">
https://www.ukrinform.ua/rubric-economy/3701233-deaki-kraini-kolisnogo-srsr-aktivno-pereproduut-rosii-pidsankcijni-tovari-politico.html</text:a>
</text:p>
      <!--NEWS-->
      <text:h text:style-name="P10" text:outline-level="1">
<text:span text:style-name="T4">
Тільки повний контроль України над ЗАЕС гарантує безпеку Європі - Президент</text:span>
</text:h>
      <text:p text:style-name="P4">
Authors: Ukrinform (Person)</text:p>
      <text:p text:style-name="P4">
Publisher: Укринформ (Organization)</text:p>
      <text:p text:style-name="P4">
Published Time: 2023-04-26T23:26:00+03:00</text:p>
      <text:p text:style-name="P4">
Modified Time: 2023-04-26T23:26:00+03:00</text:p>
      <text:p text:style-name="P4">
Description: Присутність росії на території Запорізької атомної електростанції створює загрозу радіаційної катастрофи на кшталт Чорнобильської.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МАГАТЕ', 'Зеленський', 'Запорізька АЕС', 'Ядерна безпека', 'Війна з росією']</text:p>
      <text:p text:style-name="P4">
Type: Article</text:p>
      <!--METADATA-->
      <text:p text:style-name="P4">
<draw:frame draw:style-name="fr1" draw:name="Image347" text:anchor-type="as-char" svg:width="6.9236in" svg:height="3.956343in" draw:z-index="0">
<draw:image xlink:href="../Images/yкринформ/2023-04-26T23-26-00-03-00/630_360_1659774839-514.jpg" xlink:type="simple" xlink:show="embed" xlink:actuate="onLoad" draw:mime-type="image/jpeg"/>
</draw:frame>
Присутність росії на території Запорізької атомної електростанції створюєзагрозу радіаційної катастрофи на кшталт Чорнобильської.</text:p>
      <text:p text:style-name="P4">
Як передає Укрінформ, про це Володимир Зеленський сказав у <text:a xlink:type="simple" xlink:href="https://www.youtube.com/watch" text:style-name="Internet_20_link" text:visited-style-name="Visited_20_Internet_20_Link">
</text:a>
 за підсумками розмови згенеральним директором МАГАТЕ Рафаелем Гроссі..</text:p>
      <text:p text:style-name="P4">
"Лише повний контроль України над ЗАЕС може повернути й повну безпеку, причомуне лише нашій країні, а й усій Європі, усьому світу. Радіація не визнаєдержавних кордонів так само, як і російська федерація. І лише повне дотриманняправил може гарантувати безпеку", - зазначив глава держави.</text:p>
      <text:p text:style-name="P4">
_Відео:<text:a xlink:type="simple" xlink:href="https://t.me/OP_UA/9330" text:style-name="Internet_20_link" text:visited-style-name="Visited_20_Internet_20_Link">
 </text:a>
 _</text:p>
      <text:p text:style-name="P4">
За словами Президента, під час розмови з Гроссі з нагоди річниціЧорнобильської катастрофи, він нагадав, наскільки крихкою є безпека всьогосвіту. Зокрема тоді, "коли понад рік щодня й щохвилини зберігається штучностворена росією загроза радіаційної катастрофи на Запорізькій атомнійстанції".</text:p>
      <text:p text:style-name="P4">
<text:span text:style-name="T4">
Читайте також:</text:span>
 <text:a xlink:type="simple" xlink:href="https://www.ukrinform.ua/rubric-polytics/3701152-zelenskij-zaklikav-kitaj-dopomogti-ubezpeciti-zaporizku-aes.html" text:style-name="Internet_20_link" text:visited-style-name="Visited_20_Internet_20_Link">
 </text:a>
</text:p>
      <text:p text:style-name="P4">
Водночас Зеленський подякував Гроссі за важливу ініціативу – запровадженняспеціальної програми медичної підтримки для персоналу всіх українських атомнихстанцій.</text:p>
      <text:p text:style-name="P4">
Як повідомляв Укрінформ, Володимиром Зеленським у середу провів розмову згенеральним директором МАГАТЕ Рафаелем Гроссі.</text:p>
      <text:p text:style-name="P4">
Source: <text:a xlink:type="simple" xlink:href="https://www.ukrinform.ua/rubric-polytics/3701234-tilki-povnij-kontrol-ukraini-nad-zaes-garantue-bezpeku-evropi-zelenskij.html" text:style-name="Internet_20_link" text:visited-style-name="Visited_20_Internet_20_Link">
https://www.ukrinform.ua/rubric-polytics/3701234-tilki-povnij-kontrol-ukraini-nad-zaes-garantue-bezpeku-evropi-zelenskij.html</text:a>
</text:p>
      <!--NEWS-->
      <text:h text:style-name="P10" text:outline-level="1">
<text:span text:style-name="T4">
«Челсі» з Мудриком вчергове поступився в АПЛ</text:span>
</text:h>
      <text:p text:style-name="P4">
Authors: Ukrinform (Person)</text:p>
      <text:p text:style-name="P4">
Publisher: Укринформ (Organization)</text:p>
      <text:p text:style-name="P4">
Published Time: 2023-04-26T23:36:46+03:00</text:p>
      <text:p text:style-name="P4">
Modified Time: 2023-04-26T23:36:46+03:00</text:p>
      <text:p text:style-name="P4">
Description: «Аристократи» на «Стемфорд Брідж» програли «Брентфорду» в 33-у турі Англійської прем'єр-ліги. — Укрінформ.</text:p>
      <text:p text:style-name="P4">
Images: ["<text:a xlink:type="simple" xlink:href="https://static.ukrinform.com/photos/2023_04/thumb_files/630_360_1682541120-699.jpg" text:style-name="Internet_20_link" text:visited-style-name="Visited_20_Internet_20_Link">
630_360_16825...</text:a>
"]</text:p>
      <text:p text:style-name="P4">
Tags: ['Челсі', 'Футбол', 'АПЛ']</text:p>
      <text:p text:style-name="P4">
Type: Article</text:p>
      <!--METADATA-->
      <text:p text:style-name="P4">
<draw:frame draw:style-name="fr1" draw:name="Image348" text:anchor-type="as-char" svg:width="6.9236in" svg:height="3.956343in" draw:z-index="0">
<draw:image xlink:href="../Images/yкринформ/2023-04-26T23-36-46-03-00/630_360_1682541120-699.jpg" xlink:type="simple" xlink:show="embed" xlink:actuate="onLoad" draw:mime-type="image/jpeg"/>
</draw:frame>
«Аристократи» на «Стемфорд Брідж» програли «Брентфорду» в 33-у туріАнглійської прем'єр-ліги.</text:p>
      <text:p text:style-name="P4">
Підопічні Френка Лемпарда поступилися з рахунком 0:2, передає Укрінформ.</text:p>
      <text:p text:style-name="P4">
У складі «Брентфорда» відзначився Мбемо, Аспілікуета забив у власні ворота.</text:p>
      <text:p text:style-name="P4">
Український вінгер «Челсі» вийшов на поле на початку другого тайму, алерезультативними діями не відзначився.</text:p>
      <text:p text:style-name="P4">
<text:span text:style-name="T4">
Читайте також:</text:span>
 <text:a xlink:type="simple" xlink:href="https://www.ukrinform.ua/rubric-sports/3701082-supraga-ne-zigrae-za-dinamo-cogo-sezonu-forvardu-potribna-cergova-operacia.html" text:style-name="Internet_20_link" text:visited-style-name="Visited_20_Internet_20_Link">
 </text:a>
</text:p>
      <text:p text:style-name="P4">
Як повідомлялося, «Челсі» посідає 11-у сходинку в АПЛ, маючи в активі 39 очокпісля 32 зіграних матчів.</text:p>
      <text:p text:style-name="P4">
Фото: twitter.com/BrentfordFC</text:p>
      <text:p text:style-name="P4">
Source: <text:a xlink:type="simple" xlink:href="https://www.ukrinform.ua/rubric-sports/3701235-celsi-z-mudrikom-vcergove-postupivsa-v-apl.html" text:style-name="Internet_20_link" text:visited-style-name="Visited_20_Internet_20_Link">
https://www.ukrinform.ua/rubric-sports/3701235-celsi-z-mudrikom-vcergove-postupivsa-v-apl.html</text:a>
</text:p>
      <!--NEWS-->
      <text:h text:style-name="P10" text:outline-level="1">
<text:span text:style-name="T4">
ЗСУ отримали майже всю західну військову допомогу – командувач силами США в Європі</text:span>
</text:h>
      <text:p text:style-name="P4">
Authors: Ukrinform (Person)</text:p>
      <text:p text:style-name="P4">
Publisher: Укринформ (Organization)</text:p>
      <text:p text:style-name="P4">
Published Time: 2023-04-26T23:37:00+03:00</text:p>
      <text:p text:style-name="P4">
Modified Time: 2023-04-26T23:37:00+03:00</text:p>
      <text:p text:style-name="P4">
Description: Командувач силами США в Європі генерал Крістофер Каволі заявив, що ЗСУ отримали майже повністю всі пакети військової допомоги з боку Заходу, включно з бойовою технікою і озброєнням, які були виділені на підтримку України в умовах війни з рф. — Укрінформ.</text:p>
      <text:p text:style-name="P4">
Images: ["<text:a xlink:type="simple" xlink:href="https://static.ukrinform.com/photos/2023_04/thumb_files/630_360_1682541572-454.jpg" text:style-name="Internet_20_link" text:visited-style-name="Visited_20_Internet_20_Link">
630_360_16825...</text:a>
"]</text:p>
      <text:p text:style-name="P4">
Tags: ['США', 'Зброя', 'ЗСУ', 'Військова техніка', 'Війна з росією', '#stoprussia']</text:p>
      <text:p text:style-name="P4">
Type: Article</text:p>
      <!--METADATA-->
      <text:p text:style-name="P4">
<draw:frame draw:style-name="fr1" draw:name="Image349" text:anchor-type="as-char" svg:width="6.9236in" svg:height="3.956343in" draw:z-index="0">
<draw:image xlink:href="../Images/yкринформ/2023-04-26T23-37-00-03-00/630_360_1682541572-454.jpg" xlink:type="simple" xlink:show="embed" xlink:actuate="onLoad" draw:mime-type="image/jpeg"/>
</draw:frame>
 Командувачсилами США в Європі генерал Крістофер Каволі заявив, що ЗСУ отримали майжеповністю всі пакети військової допомоги з боку Заходу, включно з бойовоютехнікою і озброєнням, які були виділені на підтримку України в умовах війни зрф.</text:p>
      <text:p text:style-name="P4">
Про це він заявив у середу під час слухань у Комітеті з питань Збройних силПалати представників США, передає власний кореспондент Укрінформу.</text:p>
      <text:p text:style-name="P4">
«Понад 98% бойових машин уже там. Я твердо переконаний, що ми доставилинеобхідну їм <text:a xlink:type="simple" xlink:href="https://www.ukrinform.ua/tag-vijskova-tehnika" text:style-name="Internet_20_link" text:visited-style-name="Visited_20_Internet_20_Link">
 </text:a>
 , і ми такожпродовжимо роботу, щоб підтримувати їхні операції», - зауважив американськийгенерал.</text:p>
      <text:p text:style-name="P4">
Він також запевнив, що з американського боку підтримується постійний контакт зукраїнською стороною для того, аби визначити актуальні потреби ЗСУ та вчаснозабезпечити їх. Крім того, за його словами, запроваджуються нові кроки щодопосилення євроатлантичної безпеки.</text:p>
      <text:p text:style-name="P4">
<text:span text:style-name="T4">
Читайте також:</text:span>
 <text:a xlink:type="simple" xlink:href="https://www.ukrinform.ua/rubric-ato/3700205-pentagon-do-kinca-roku-planue-peredati-zsu-bojovi-tanki-abrams.html" text:style-name="Internet_20_link" text:visited-style-name="Visited_20_Internet_20_Link">
 </text:a>
</text:p>
      <text:p text:style-name="P4">
«Ми розробляємо нові плани щодо загальної оборони Альянсу, і вони сприятимутьпідвищенню рівня боєготовності, а також цілеспрямованим інвестиціям унаціональну оборону», - зауважив американський командувач.</text:p>
      <text:p text:style-name="P4">
Як повідомляв Укрінформ, США виділили понад $36 мільярдів військової допомогиУкраїні, забезпечивши ЗСУ, в тому числі, артилерією, засобами ППО,бронетехнікою. Крім того, близько $20 мільярдів виділили союзники й партнериз-понад 50-ти країн.</text:p>
      <text:p text:style-name="P4">
<text:span text:style-name="T5">
Фото: U.S.Army</text:span>
</text:p>
      <text:p text:style-name="P4">
Source: <text:a xlink:type="simple" xlink:href="https://www.ukrinform.ua/rubric-ato/3701237-zsu-otrimali-majze-vsu-zahidnu-vijskovu-dopomogu-komanduvac-silami-ssa-v-evropi.html" text:style-name="Internet_20_link" text:visited-style-name="Visited_20_Internet_20_Link">
https://www.ukrinform.ua/rubric-ato/3701237-zsu-otrimali-majze-vsu-zahidnu-vijskovu-dopomogu-komanduvac-silami-ssa-v-evropi.html</text:a>
</text:p>
      <!--NEWS-->
      <text:h text:style-name="P10" text:outline-level="1">
<text:span text:style-name="T4">
Українські гандболісти програли Фарерам у матчі кваліфікації ЧЄ-2024</text:span>
</text:h>
      <text:p text:style-name="P4">
Authors: Ukrinform (Person)</text:p>
      <text:p text:style-name="P4">
Publisher: Укринформ (Organization)</text:p>
      <text:p text:style-name="P4">
Published Time: 2023-04-26T23:37:46+03:00</text:p>
      <text:p text:style-name="P4">
Modified Time: 2023-04-26T23:37:46+03:00</text:p>
      <text:p text:style-name="P4">
Description: Чоловіча збірна України зазнала виїзної поразки від команди Фарерських островів у відбірковій групі 4 чемпіонату Європи-2024. — Укрінформ.</text:p>
      <text:p text:style-name="P4">
Images: ["<text:a xlink:type="simple" xlink:href="https://static.ukrinform.com/photos/2023_04/thumb_files/630_360_1682541357-889.jpg" text:style-name="Internet_20_link" text:visited-style-name="Visited_20_Internet_20_Link">
630_360_16825...</text:a>
"]</text:p>
      <text:p text:style-name="P4">
Tags: ['Збірна України', 'гандбол']</text:p>
      <text:p text:style-name="P4">
Type: Article</text:p>
      <!--METADATA-->
      <text:p text:style-name="P4">
<draw:frame draw:style-name="fr1" draw:name="Image350" text:anchor-type="as-char" svg:width="6.9236in" svg:height="3.956343in" draw:z-index="0">
<draw:image xlink:href="../Images/yкринформ/2023-04-26T23-37-46-03-00/630_360_1682541357-889.jpg" xlink:type="simple" xlink:show="embed" xlink:actuate="onLoad" draw:mime-type="image/jpeg"/>
</draw:frame>
 Чоловічазбірна України зазнала виїзної поразки від команди Фарерських островів увідбірковій групі 4 чемпіонату Європи-2024.</text:p>
      <text:p text:style-name="P4">
Поєдинок Фарерські острови - Україна завершився з рахунком 33:26 (17:12),передає Укрінформ.</text:p>
      <text:p text:style-name="P4">
В іншому матчі ігрового дня Румунія поступилася лідерам квартету гандболістамАвстрії - 30:35 (17:19).</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text:p>
      <text:p text:style-name="P4">
У наступному турі 30 квітня «синьо-жовті» прийматимуть румунів.</text:p>
      <text:p text:style-name="P4">
Фото: ФГУ.</text:p>
      <text:p text:style-name="P4">
Source: <text:a xlink:type="simple" xlink:href="https://www.ukrinform.ua/rubric-sports/3701236-ukrainski-gandbolisti-prograli-fareram-u-matci-kvalifikacii-ce2024.html" text:style-name="Internet_20_link" text:visited-style-name="Visited_20_Internet_20_Link">
https://www.ukrinform.ua/rubric-sports/3701236-ukrainski-gandbolisti-prograli-fareram-u-matci-kvalifikacii-ce2024.html</text:a>
</text:p>
      <!--NEWS-->
      <text:h text:style-name="P10" text:outline-level="1">
<text:span text:style-name="T4">
Зеленський: Вже зараз намічаємо співпрацю з Італією у 2024 році</text:span>
</text:h>
      <text:p text:style-name="P4">
Authors: Ukrinform (Person)</text:p>
      <text:p text:style-name="P4">
Publisher: Укринформ (Organization)</text:p>
      <text:p text:style-name="P4">
Published Time: 2023-04-26T23:45:00+03:00</text:p>
      <text:p text:style-name="P4">
Modified Time: 2023-04-26T23:45:00+03:00</text:p>
      <text:p text:style-name="P4">
Description: Володимир Зеленський і Джорджа Мелоні обговорили співпрацю двох країн на 2024 рік у контексті майбутнього головування Італії в G7 та підготовки донорської конференції щодо відновлення України. — Укрінформ.</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Зеленський', 'Відбудова', 'Джорджа Мелоні']</text:p>
      <text:p text:style-name="P4">
Type: Article</text:p>
      <!--METADATA-->
      <text:p text:style-name="P4">
<draw:frame draw:style-name="fr1" draw:name="Image351" text:anchor-type="as-char" svg:width="6.9236in" svg:height="3.956343in" draw:z-index="0">
<draw:image xlink:href="../Images/yкринформ/2023-04-26T23-45-00-03-00/630_360_1673469063-825.png" xlink:type="simple" xlink:show="embed" xlink:actuate="onLoad" draw:mime-type="image/png"/>
</draw:frame>
 ВолодимирЗеленський і Джорджа Мелоні обговорили співпрацю двох країн на 2024 рік уконтексті майбутнього головування Італії в G7 та підготовки донорськоїконференції щодо відновлення України.</text:p>
      <text:p text:style-name="P4">
Про це Президент України повідомив у відеозверненні, передає Укрінформ.</text:p>
      <text:p text:style-name="P4">
"Я дякую пані прем’єр-міністру Джорджі Мелоні за конференцію (з відбудовиУкраїни - ред.), за її слова про незмінну підтримку України. Важливо, що вжезараз намічаємо нашу співпрацю у 2024 році. Зокрема, це стосується майбутньогоіталійського головування в G7, а також підготовки великої донорськоїконференції щодо відновлення", - сказав він.</text:p>
      <text:p text:style-name="P4">
Водночас Зеленський зазначив, що окремо відбулася телефонна розмова з Мелоні,під час якої сторони обговорили оборонну співпрацю та підтримку українськихвоїнів.</text:p>
      <text:p text:style-name="P4">
<text:span text:style-name="T4">
Читайте також:</text:span>
 <text:a xlink:type="simple" xlink:href="https://www.ukrinform.ua/rubric-ato/3701032-italia-hoce-prijnati-konferenciu-z-vidnovlenna-ukraini-u-2025-roci-meloni.html" text:style-name="Internet_20_link" text:visited-style-name="Visited_20_Internet_20_Link">
 <text:span text:style-name="T4">
Мелоні</text:span>
 </text:a>
</text:p>
      <text:p text:style-name="P4">
"Цими днями проводимо й особливу роботу з партнерами щодо координаціїоборонних кроків та постачання. Дуже важливо для України, щоб кожен, хто разоміз нами працює на захист свободи, чітко розумів, яку перспективу має нашасила, що конкретно ми можемо. Що краще ми розуміємо одне одного, то простішепрацювати заради спільної перемоги", - поінформував глава держави.</text:p>
      <text:p text:style-name="P4">
Як повідомляв Укрінформ, у Римі 26 квітня відбулася двостороння конференція звідбудови України для урядовців і представників промисловості й бізнесу.Президент України <text:a xlink:type="simple" xlink:href="http://www.ukrinform.ua/rubric-polytics/3701129-rozmova-zelenskogo-ta-si-czinpina-detali.html" text:style-name="Internet_20_link" text:visited-style-name="Visited_20_Internet_20_Link">
 </text:a>
 .</text:p>
      <text:p text:style-name="P4">
Source: <text:a xlink:type="simple" xlink:href="https://www.ukrinform.ua/rubric-polytics/3701238-zelenskij-vze-zaraz-namicaemo-spivpracu-z-italieu-u-2024-roci.html" text:style-name="Internet_20_link" text:visited-style-name="Visited_20_Internet_20_Link">
https://www.ukrinform.ua/rubric-polytics/3701238-zelenskij-vze-zaraz-namicaemo-spivpracu-z-italieu-u-2024-roci.html</text:a>
</text:p>
      <!--NEWS-->
      <text:h text:style-name="P10" text:outline-level="1">
<text:span text:style-name="T4">
«Манчестер Сіті» розгромив «Арсенал» із Зінченком і наблизився до першої сходинки АПЛ</text:span>
</text:h>
      <text:p text:style-name="P4">
Authors: Ukrinform (Person)</text:p>
      <text:p text:style-name="P4">
Publisher: Укринформ (Organization)</text:p>
      <text:p text:style-name="P4">
Published Time: 2023-04-26T23:57:00+03:00</text:p>
      <text:p text:style-name="P4">
Modified Time: 2023-04-26T23:57:00+03:00</text:p>
      <text:p text:style-name="P4">
Description: «Містяни» поступаються «канонірам» двома очками в таблиці, маючи в запасі два матчі. — Укрінформ.</text:p>
      <text:p text:style-name="P4">
Images: ["<text:a xlink:type="simple" xlink:href="https://static.ukrinform.com/photos/2023_04/thumb_files/630_360_1682542012-751.jpg" text:style-name="Internet_20_link" text:visited-style-name="Visited_20_Internet_20_Link">
630_360_16825...</text:a>
"]</text:p>
      <text:p text:style-name="P4">
Tags: ['Арсенал', 'Футбол', 'Манчестер Сіті', 'АПЛ']</text:p>
      <text:p text:style-name="P4">
Type: Article</text:p>
      <!--METADATA-->
      <text:p text:style-name="P4">
<draw:frame draw:style-name="fr1" draw:name="Image352" text:anchor-type="as-char" svg:width="6.9236in" svg:height="3.956343in" draw:z-index="0">
<draw:image xlink:href="../Images/yкринформ/2023-04-26T23-57-00-03-00/630_360_1682542012-751.jpg" xlink:type="simple" xlink:show="embed" xlink:actuate="onLoad" draw:mime-type="image/jpeg"/>
</draw:frame>
 «Містяни»поступаються «канонірам» двома очками в таблиці, маючи в запасі два матчі.</text:p>
      <text:p text:style-name="P4">
«Манчестер Сіті» на своєму полі переміг «Арсенал» 4:1 в 33-у турі Англійськоїпрем'єр-ліги, передає Укрінформ.</text:p>
      <text:p text:style-name="P4">
У складі «містян» відзначилися Стоунс і Голланд, дубль на рахунку Де Брюйне.«Каноніри» відповіли єдиним голом Холдінга.</text:p>
      <text:p text:style-name="P4">
Підопічні Хосепа Гвардіоли посідають другу сходинку в чемпіонаті Англії, маючив активі 73 пункти після 33 матчів.</text:p>
      <text:p text:style-name="P4">
<text:span text:style-name="T4">
Читайте також:</text:span>
 <text:a xlink:type="simple" xlink:href="https://www.ukrinform.ua/rubric-sports/3701235-celsi-z-mudrikom-vcergove-postupivsa-v-apl.html" text:style-name="Internet_20_link" text:visited-style-name="Visited_20_Internet_20_Link">
 <text:span text:style-name="T4">
АПЛ</text:span>
 </text:a>
</text:p>
      <text:p text:style-name="P4">
Як повідомлялося, «Арсенал» очолює АПЛ, маючи в активі 75 очок після 33матчів.</text:p>
      <text:p text:style-name="P4">
Фото: twitter.com/ManCity</text:p>
      <text:p text:style-name="P4">
Source: <text:a xlink:type="simple" xlink:href="https://www.ukrinform.ua/rubric-sports/3701240-mancester-siti-rozgromiv-arsenal-iz-zincenkom-i-nablizivsa-do-lidera-v-apl.html" text:style-name="Internet_20_link" text:visited-style-name="Visited_20_Internet_20_Link">
https://www.ukrinform.ua/rubric-sports/3701240-mancester-siti-rozgromiv-arsenal-iz-zincenkom-i-nablizivsa-do-lidera-v-apl.html</text:a>
</text:p>
      <!--NEWS-->
      <text:h text:style-name="P10" text:outline-level="1">
<text:span text:style-name="T4">
В Україні прогнозують нічні заморозки, вдень до 22° тепла</text:span>
</text:h>
      <text:p text:style-name="P4">
Authors: Ukrinform (Person)</text:p>
      <text:p text:style-name="P4">
Publisher: Укринформ (Organization)</text:p>
      <text:p text:style-name="P4">
Published Time: 2023-04-26T23:58:00+03:00</text:p>
      <text:p text:style-name="P4">
Modified Time: 2023-04-26T23:58:00+03:00</text:p>
      <text:p text:style-name="P4">
Description: Найближчої ночі синоптики прогнозують в Україні заморозки, вдень температура повітря становитиме від 8° до 22° тепла. — Укрінформ.</text:p>
      <text:p text:style-name="P4">
Images: ["<text:a xlink:type="simple" xlink:href="https://static.ukrinform.com/photos/2023_03/thumb_files/630_360_1679923569-757.jpg" text:style-name="Internet_20_link" text:visited-style-name="Visited_20_Internet_20_Link">
630_360_16799...</text:a>
"]</text:p>
      <text:p text:style-name="P4">
Tags: ['Дощ', 'Погода', 'Весна', 'Заморозки']</text:p>
      <text:p text:style-name="P4">
Type: Article</text:p>
      <!--METADATA-->
      <text:p text:style-name="P4">
<draw:frame draw:style-name="fr1" draw:name="Image353" text:anchor-type="as-char" svg:width="6.9236in" svg:height="3.956343in" draw:z-index="0">
<draw:image xlink:href="../Images/yкринформ/2023-04-26T23-58-00-03-00/630_360_1679923569-757.jpg" xlink:type="simple" xlink:show="embed" xlink:actuate="onLoad" draw:mime-type="image/jpeg"/>
</draw:frame>
 Найближчоїночі синоптики прогнозують в Україні заморозки, вдень температура повітрястановитиме від 8° до 22° тепла.</text:p>
      <text:p text:style-name="P4">
Про це Укрінформу повідомили в Українському гідрометцентрі.</text:p>
      <text:p text:style-name="P4">
Так, 27 квітня у західних, Вінницькій та Житомирській областях збережетьсямінлива хмарність; вночі місцями невеликий дощ, вдень без опадів; вітерпівнічно-західний 7-12 м/с; температура вночі 1-6° тепла, на грунті заморозки0-3°, вдень 8-13° тепла (на високогір'ї Карпат вночі 0-5° морозу, вденьблизько 0°).</text:p>
      <text:p text:style-name="P4">
На решті території хмарно з проясненнями; короткочасні <text:a xlink:type="simple" xlink:href="https://www.ukrinform.ua/tag-dos" text:style-name="Internet_20_link" text:visited-style-name="Visited_20_Internet_20_Link">
</text:a>
 , вдень на Лівобережжі грози, місцями градта шквали 15-20 м/с; вітер південний, 7-12 м/с; температура вночі 5-10°, вдень14-19°, на сході країни до 22°; на Київщині, Чернігівщині, Черкащині,Кіровоградщині та Одещині 8-13°.</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span text:style-name="T4">
дощ</text:span>
 </text:a>
</text:p>
      <text:p text:style-name="P4">
У Києві та Київській області 27 квітня хмарно з проясненнями, короткочаснідощі. Вітер південний з переходом на північно-західний, 7-12 м/с. Температурау столиці вночі 6-8°, вдень близько 10°; по області вночі 5-10°, вдень 8-13°.</text:p>
      <text:p text:style-name="P4">
В наступні два дні, 28-29 квітня, в Україні утримається хмарна з проясненнямипогода. 28 квітня на Лівобережжі короткочасні дощі, вдень місцями грози, нарешті території без опадів. 29 квітня у східних, південно-східних областях,вдень і на крайньому заході країни невеликий дощ, на решті території безопадів.</text:p>
      <text:p text:style-name="P4">
Вітер північно-західний з переходом на північно-східний, 5-10 м/с.</text:p>
      <text:p text:style-name="P4">
Температура вночі 4-9° тепла, у східних, південно-східних областях 7-12°; наЖитомирщині, Київщині та Вінниччині, 29 квітня у північних областях 1-6°тепла, на поверхні грунту, у західних областях у повітрі заморозки 0-3°; вденьв Україні 11-16° тепла, у східних областях до 19°, 28 квітня на Луганщині20-22°.</text:p>
      <text:p text:style-name="P4">
На високогір'ї Карпат без опадів, лише вдень 29 квітня слабкий дощ;температура вночі 0-5° морозу, вдень 1-6° тепла.</text:p>
      <text:p text:style-name="P4">
У столичному регіоні 28-29 квітня без опадів. Вітер північно-західний зпереходом на північно-східний, 5-10 м/с. Температура у Києві вночі 4-6° тепла,вдень 13-15°; по області вночі 1-6° тепла, 29 квітня на поверхні грунтузаморозки 0-3°; вдень 11-16° тепла.</text:p>
      <text:p text:style-name="P4">
Впродовж 30 квітня - 1 травня в Україні, за прогнозами синоптиків, очікуютьсямісцями невеликі короткочасні дощі, вдень місцями грози. Температура вночі2-7° тепла, на півдні та сході країни до 10°; вдень 12-18°, на Закарпатті до21°, 30 квітня у північно-східних областях 9-14°.</text:p>
      <text:p text:style-name="P4">
У Києві та області 30 квітня - 1 травня місцями невеликий короткочасний дощ.Температура у столиці вночі 5-7° тепла, вдень 14-16°; по області вночі 2-7°тепла, вдень 12-17°.в</text:p>
      <text:p text:style-name="P4">
Source: <text:a xlink:type="simple" xlink:href="https://www.ukrinform.ua/rubric-regions/3701035-v-ukraini-prognozuut-nicni-zamorozki-vden-do-22-tepla.html" text:style-name="Internet_20_link" text:visited-style-name="Visited_20_Internet_20_Link">
https://www.ukrinform.ua/rubric-regions/3701035-v-ukraini-prognozuut-nicni-zamorozki-vden-do-22-tepla.html</text:a>
</text:p>
      <!--NEWS-->
      <text:h text:style-name="P10" text:outline-level="1">
<text:span text:style-name="T4">
Окупанти подвоїли кількість ракетоносіїв у Чорному морі — ОК «Південь»</text:span>
</text:h>
      <text:p text:style-name="P4">
Author: ['АРМІЯINFORM']</text:p>
      <text:p text:style-name="P4">
Time: 2023-04-26T32:00:00-04:00</text:p>
      <text:p text:style-name="P4">
Description: росія вдвічі збільшила кількість ракетоносіїв на бойовому чергуванні в Чорному мо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_tn.jpg" text:style-name="Internet_20_link" text:visited-style-name="Visited_20_Internet_20_Link">
55_tn.jpg</text:a>
']</text:p>
      <text:p text:style-name="P4">
Tags: ['STOPRUSSIA', 'АГРЕСІЯ РФ', 'ВТОРГНЕННЯ РФ']</text:p>
      <text:p text:style-name="P4">
Category: News</text:p>
      <!--METADATA-->
      <text:p text:style-name="P4">
<draw:frame draw:style-name="fr1" draw:name="Image354" text:anchor-type="as-char" svg:width="6.9236in" svg:height="5.1927in" draw:z-index="0">
<draw:image xlink:href="../Images/AРМІЯINFORM/2023-04-26T32-00-00-04-00/55_tn.jpg" xlink:type="simple" xlink:show="embed" xlink:actuate="onLoad" draw:mime-type="image/jpeg"/>
</draw:frame>
 Фотоілюстративне</text:p>
      <text:p text:style-name="P4">
росія вдвічі збільшила кількість ракетоносіїв на бойовому чергуванні в Чорномуморі, їхній потенційний залп становить 24 ракети.</text:p>
      <text:p text:style-name="P4">
Про це<text:a xlink:type="simple" xlink:href="https://www.facebook.com/OperationalCommandSouth/posts/pfbid02jjfNgWDKpiYSkTUc7Wgq7NYst8xq8jCXpKr4tEUQKuNQgtvDip2x3QTNiuEL1cy5l" text:style-name="Internet_20_link" text:visited-style-name="Visited_20_Internet_20_Link">
повідомляє</text:a>
оперативне командування «Південь».</text:p>
      <text:p text:style-name="P4">
— Наразі на бойовому чергуванні 2 надводних і 2 підводних ракетоносії,загальний залп «Калібрів» може сягати 24. Рівень ракетної загрози дужевисокий, — йдеться в повідомленні.</text:p>
      <text:p text:style-name="P4">
Загалом корабельне угруповання рф у Чорному морі, за даними командування, ниністановить 13 кораблів.</text:p>
      <text:p text:style-name="P4">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Балтійські країни і Польща чітко усвідомлюють загрозу, яку продовжує нести росія</text:span>
</text:h>
      <text:p text:style-name="P4">
Author: ['АРМІЯINFORM']</text:p>
      <text:p text:style-name="P4">
Time: 2023-04-26T33:00:00-04:00</text:p>
      <text:p text:style-name="P4">
Description: Голова Комітету Верховної Ради України з питань інтеграції України до ЄС Ів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klimp.jpeg" text:style-name="Internet_20_link" text:visited-style-name="Visited_20_Internet_20_Link">
2504-klimp.jpeg</text:a>
']</text:p>
      <text:p text:style-name="P4">
Tags: ['STOPRUSSIA', 'АГРЕСІЯ РФ', 'СВІТ ПІДТРИМУЄ УКРАЇНУ']</text:p>
      <text:p text:style-name="P4">
Category: News</text:p>
      <!--METADATA-->
      <text:p text:style-name="P4">
<draw:frame draw:style-name="fr1" draw:name="Image355" text:anchor-type="as-char" svg:width="6.9236in" svg:height="6.765733in" draw:z-index="0">
<draw:image xlink:href="../Images/AРМІЯINFORM/2023-04-26T33-00-00-04-00/2504-klimp.jpeg" xlink:type="simple" xlink:show="embed" xlink:actuate="onLoad" draw:mime-type="image/jpeg"/>
</draw:frame>
</text:p>
      <text:p text:style-name="P4">
Голова Комітету Верховної Ради України з питань інтеграції України до ЄСІванна Климпуш-Цинцадзе на запрошення голови Комітету з європейських справПарламенту Латвії відвідала з робочим візитом Ригу.</text:p>
      <text:p text:style-name="P4">
Про це <text:a xlink:type="simple" xlink:href="https://www.rada.gov.ua/news/razom/235694.html" text:style-name="Internet_20_link" text:visited-style-name="Visited_20_Internet_20_Link">
повідомляє</text:a>
 Прес-служба Апарату Верховної Ради України.</text:p>
      <text:p text:style-name="P4">
«У Ризі звірили годинники перед зустріччю комітетів у європейських справах і зпитань євроінтеграції країн-членів і країн-кандидатів стосовно зовнішньоїбезпекової політики, стосовно подальших інтеграційних можливостей для країн-кандидатів, зокрема України та Молдови і планів щодо Грузії», — повідомилаІванна Климпуш-Цинцадзе.</text:p>
      <text:p text:style-name="P4">
Вона заявила, що це була відверта розмова між друзями стосовно викликів таподальших необхідних кроків для збереження єдності вільного світу в підтримціУкраїни і у війні проти росії, і щодо відкриття перемовин про членство в ЄСвже у 2023 році. Йшлося і про подальші кроки в рамках європейської перспективичленства України, і про спільнодію для досягнення результату у просуванніамбіцій щодо членства України в НАТО на Вільнюському саміті, в липні цьогороку.</text:p>
      <text:p text:style-name="P4">
«Наші друзі з Балтійських країн і Польщі чітко усвідомлюють загрозу, якупродовжує становити росія, чітко розуміють, що для ефективної відсічі ційзагрозі потрібна спільнодія і чітке бачення майбутнього. Вони готовіпродовжувати цю роботу на європейському та євроатлантичному рівні», — сказалаголова Комітету за результатами зустрічі.</text:p>
      <text:p text:style-name="P4">
За її словами, європейські партнери України погоджуються, що потрібно на рівніЄС і НАТО виробити чітке розуміння того, коли Україна може стати членом цихспільнот.</text:p>
      <text:p text:style-name="P4">
«Оскільки розширення простору свободи, безпеки і миру цими союзами довело своюспроможність гарантування стабільності на Європейському континенті протягомбагатьох десятиліть», — зазначила Іванна Климпуш-Цинцадзе. Політик зауважила,що друзі України шукають можливості, формати, інструменти та механізми, в якийспосіб максимально ефективно і швидко допомогти Україні у вирішенні тихзавдань, які на сьогодні є пріоритетними.</text:p>
      <text:p text:style-name="P4">
Іванна Климпуш-Цинцадзе також відвідала латвійську громаду, яка для всієїкраїни є прикладом ефективного енергетичного менеджменту.</text:p>
      <text:p text:style-name="P4">
«Вони напрацювали мікс використання різних енергоресурсів: сонячної енергіїдля вироблення тепла, природного газу, дерев’яних відходів. Також намуніципальному рівні вони інвестують в енергоефективність будівель. І врезультаті ця громада на рівні всієї Латвії має чи не вдвічі менші тарифи наелектроенергію і тепло за рахунок усіх цих нововведень. Я переконана, що нашігромади мають бути зацікавлені у використанні такого досвіду в майбутньому привідбудові країни після воєнних дії», — зауважила голова Комітету.</text:p>
      <text:p text:style-name="P4">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Японія готова увійти до Наглядової Ради Центру гуманітарного розмінування України</text:span>
</text:h>
      <text:p text:style-name="P4">
Author: ['АРМІЯINFORM']</text:p>
      <text:p text:style-name="P4">
Time: 2023-04-26T34:00:00-04:00</text:p>
      <text:p text:style-name="P4">
Description: Японія готова підтримати гуманітарне розмінування в Україні та розглянути можлив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578.jpg" text:style-name="Internet_20_link" text:visited-style-name="Visited_20_Internet_20_Link">
img_8578.jpg</text:a>
']</text:p>
      <text:p text:style-name="P4">
Tags: ['STOPRUSSIA', 'АГРЕСІЯ РФ', 'ГУМАНІТАРНЕ РОЗМІНУВАННЯ', 'СВІТ ПІДТРИМУЄ УКРАЇНУ', 'ЯПОНІЯ']</text:p>
      <text:p text:style-name="P4">
Category: News</text:p>
      <!--METADATA-->
      <text:p text:style-name="P4">
<draw:frame draw:style-name="fr1" draw:name="Image356" text:anchor-type="as-char" svg:width="6.9236in" svg:height="5.1927in" draw:z-index="0">
<draw:image xlink:href="../Images/AРМІЯINFORM/2023-04-26T34-00-00-04-00/img_8578.jpg" xlink:type="simple" xlink:show="embed" xlink:actuate="onLoad" draw:mime-type="image/jpeg"/>
</draw:frame>
Ілюстративне фото</text:p>
      <text:p text:style-name="P4">
Японія готова підтримати гуманітарне розмінування в Україні та розглянутиможливість делегувати до наглядової ради Центру гуманітарного розмінуваннясвого представника. Про це, як<text:a xlink:type="simple" xlink:href="https://www.kmu.gov.ua/news/minekonomiky-iaponiia-hotova-uviity-do-nahliadovoi-rady-tsentru-humanitarnoho-rozminuvannia" text:style-name="Internet_20_link" text:visited-style-name="Visited_20_Internet_20_Link">
повідомляє</text:a>
 Урядовий портал,йшлося під час зустрічі Першого віцепрем’єр-міністра України — Міністраекономіки України Юлії Свириденко з послом Японії в Україні Мацудою Кунінорі.</text:p>
      <text:p text:style-name="P4">
«В Україні створено Центр гуманітарного розмінування. Він буде координувативсіх учасників цього процесу, залучати фінансування і визначати пріоритетирозмінування тих чи інших територій. Задля того, щоб цей процес бувмаксимально прозорим, ми плануємо створити Наглядову Раду, куди увійшли бипредставники країн «Великої сімки» (G7) та інших зацікавлених міжнароднихорганізацій. Ми зацікавлені, щоб туди увійшли представники країн, які маютьдосвід роботи на цьому ринку», — заявила Юлія Свириденко.</text:p>
      <text:p text:style-name="P4">
Своєю чергою Посол Японії в Україні підтримав такі урядові ініціативи і заявивпро готовність надання допомоги в процесі гуманітарного розмінування.</text:p>
      <text:p text:style-name="P4">
«Японія розуміє, що гуманітарне розмінування в Україні — це дужедовгостроковий проект. Майже 29% української землі може бути замінованими.Японія має досвід роботи з гуманітарного розмінування протягом тривалого часуз третіми країнами, зокрема з Камбоджею. Ми можемо допомогти Україні, якпідготовкою спеціалістів, так і наданням необхідного обладнання. Ми готовіпрацювати з Урядом України багато років, тому будьте впевнені в щирійпідтримці Японії», — запевнив Мацуда Кунінорі.</text:p>
      <text:p text:style-name="P4">
За словами Посла Японії, його країна підтримує ідею створення Центру згуманітарного розмінування в Україні. Японія готова доправити свогопредставника і допоможе залучити кандидатів від інших країн до Наглядової РадиЦентру гуманітарного розмінування. Також ця країна готова координувати роботуз гуманітарного розмінування з іншими країнами.</text:p>
      <text:p text:style-name="P4">
«Ми готові надавати свою фінансову і технічну допомогу. Ми готові поділитисясвоїм досвідом. Як представник держави, що нині головує в G7, я сприймаю цедуже серйозно і вітаю те, що робить Україна, і зобов’язуюсь мобілізуватипостійну міжнародну підтримку в цій сфері», — заявив Мацуда Кунінорі.</text:p>
      <text:p text:style-name="P4">
Під час зустрічі також було підняте питання початку переговорів України проприєднання до Транстихоокеанського партнерства (CPTPP) цього року.</text:p>
      <text:p text:style-name="P4">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Генштаб показав бойову роботу однієї з бригад</text:span>
</text:h>
      <text:p text:style-name="P4">
Author: ['АРМІЯINFORM']</text:p>
      <text:p text:style-name="P4">
Time: 2023-04-26T35:00:00-04:00</text:p>
      <text:p text:style-name="P4">
Description: Вправний оператор БПЛА може не лише виявити ворога, а й самотужки його «відпрацюват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Вправний оператор БПЛА може не лише виявити ворога, а й самотужки його«відпрацювати».</text:p>
      <text:p text:style-name="P4">
Бойова робота воїнів окремої президентської бригади імені гетьмана БогданаХмельницького.</text:p>
      <text:p text:style-name="P4">
Source: <text:a xlink:type="simple" xlink:href="https://armyinform.com.ua/2023/04/26/genshtab-pokazav-bojovu-robotu-odniyeyi-z-brygad/" text:style-name="Internet_20_link" text:visited-style-name="Visited_20_Internet_20_Link">
https://armyinform.com.ua/2023/04/26/genshtab-pokazav-bojovu-robotu-odniyeyi-z-brygad/</text:a>
</text:p>
      <!--NEWS-->
      <text:h text:style-name="P10" text:outline-level="1">
<text:span text:style-name="T4">
Ми продовжуємо виконувати наші обіцянки щодо боєприпасів і ракет для України — Жозеп Боррель</text:span>
</text:h>
      <text:p text:style-name="P4">
Author: ['АРМІЯINFORM']</text:p>
      <text:p text:style-name="P4">
Time: 2023-04-26T36:00:00-04:00</text:p>
      <text:p text:style-name="P4">
Description: «Є агресор, який порушив Статут ООН і вторгся в іншу країну, і є жертва цієї агр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407754_247307621088006_8440601454590596928_n.jpg" text:style-name="Internet_20_link" text:visited-style-name="Visited_20_Internet_20_Link">
343407754_247307621088006_8440601454590596928_n.jpg</text:a>
']</text:p>
      <text:p text:style-name="P4">
Tags: ['STOPRUSSIA', 'АГРЕСІЯ РФ', 'ВТОРГНЕННЯ РФ', 'СВІТ ПІДТРИМУЄ УКРАЇНУ']</text:p>
      <text:p text:style-name="P4">
Category: News</text:p>
      <!--METADATA-->
      <text:p text:style-name="P4">
<draw:frame draw:style-name="fr1" draw:name="Image357" text:anchor-type="as-char" svg:width="6.9236in" svg:height="4.612849in" draw:z-index="0">
<draw:image xlink:href="../Images/AРМІЯINFORM/2023-04-26T36-00-00-04-00/343407754_247307621088006_8440601454590596928_n.jpg" xlink:type="simple" xlink:show="embed" xlink:actuate="onLoad" draw:mime-type="image/jpeg"/>
</draw:frame>
</text:p>
      <text:p text:style-name="P4">
«Є агресор, який порушив Статут ООН і вторгся в іншу країну, і є жертва цієїагресії. Не можна ставити на один рівень агресора і того, хто зазнав агресії.росія не хоче зупиняти вторгнення, і Україна має продовжувати захищатися. Осьчому ми підтримуємо Україну, тепер включно з танками, ППО і навітьвинищувачами. Я можу оцінити, що понад 13 мільярдів євро військової підтримкинадано Україні Європейським Союзом та державами-членами. Ми продовжуємовиконувати наші обіцянки щодо артилерійських боєприпасів і ракет на суму 1мільярд євро для України», — наголосив Високий представник ЄС із закордоннихсправ і політики безпеки — Віцепрезидент Європейської Комісії Жозеп Боррель 24квітня 2023 року в Люксембурзі за підсумками засідання Ради ЄвропейськогоСоюзу із закордонних справ, під час якої відбувся обмін поглядами щодоросійської агресії проти України та обговорення Плану дій ЄС з геополітичнихнаслідків російської агресивної війни.</text:p>
      <text:p text:style-name="P4">
Високий представник ЄС із закордонних справ і політики безпеки - ВіцепрезидентЄвропейської Комісії Жозеп Боррель підкреслив, що загалом ЄС та його країни-члени вже сприяли наданню понад 13 мільярдів євро військової підтримки. Вінтакож поінформував Міністрів закордонних справ ЄС про військову підтримку ЄСдля України в контексті трикомпонентного плану щодо надання Україні одногомільйона артилерійських боєприпасів із наявних запасів або спільно закуплених.</text:p>
      <text:p text:style-name="P4">
Наразі ЄС досяг першої цілі, ухваливши захід допомоги в рамках Європейськогофонду миру вартістю 1 мільярд євро, призначений для задоволення найнагальнішихпотреб України. Країни-члени ЄС також завершують роботу над другим напрямкомдля сприяння спільним закупівлям. Нарешті, Європейська комісія незабаромпредставить конкретні пропозиції щодо того, як наростити європейськийоборонний виробничий потенціал у третьому напрямку.</text:p>
      <text:p text:style-name="P4">
Міністрів закордонних справ ЄС також поінформували про діяльність Місіївійськової допомоги ЄС на підтримку України (EUMAM Ukraine), яка вжеперевиконала початкову мету, підготувавши понад 16 тис. українськихвійськових. До кінця 2023 року ЄС планує навчити 30 000 солдатів.</text:p>
      <text:p text:style-name="P4">
Також Рада із закордонних справ обговорила виконання плану дій ЄС щодогеополітичних наслідків російської агресії.</text:p>
      <text:p text:style-name="P4">
Це ключовий інструмент, що визначає стратегію ЄС щодо посилення двосторонньоївзаємодії з ключовими партнерами в його найближчих сусідах, Азії, Африці таЛатинській Америці. Метою плану є зміцнення партнерства ЄС у всьому світішляхом політичної та економічної взаємодії та ключового використанняініціативи Global Gateway.</text:p>
      <text:p text:style-name="P4">
<text:span text:style-name="T4">
Джерело:</text:span>
 <text:a xlink:type="simple" xlink:href="https://www.facebook.com/GeneralStaff.ua/posts/pfbid0FKMav6Y9DRny6rGtrdaFBv7DX7dMvbMfdijvt7iQnk8RV4XJwErx26kyfCYS5Fial" text:style-name="Internet_20_link" text:visited-style-name="Visited_20_Internet_20_Link">
<text:span text:style-name="T5">
ГШЗСУ</text:span>
</text:a>
</text:p>
      <text:p text:style-name="P4">
Source: <text:a xlink:type="simple" xlink:href="https://armyinform.com.ua/2023/04/26/my-prodovzhuyemo-vykonuvaty-nashi-obiczyanky-shhodo-boyeprypasiv-i-raket-dlya-ukrayiny-zhozep-borrel/" text:style-name="Internet_20_link" text:visited-style-name="Visited_20_Internet_20_Link">
https://armyinform.com.ua/2023/04/26/my-prodovzhuyemo-vykonuvaty-nashi-obiczyanky-shhodo-boyeprypasiv-i-raket-dlya-ukrayiny-zhozep-borrel/</text:a>
</text:p>
      <!--NEWS-->
      <text:h text:style-name="P10" text:outline-level="1">
<text:span text:style-name="T4">
Залучені до «Армії відновлення» українці вже заробили 100 млн грн</text:span>
</text:h>
      <text:p text:style-name="P4">
Author: ['АРМІЯINFORM']</text:p>
      <text:p text:style-name="P4">
Time: 2023-04-26T37:00:00-04:00</text:p>
      <text:p text:style-name="P4">
Description: Залучені до проєкту «Армія відновлення» 15,7 тисяч безробітних українців вже заробили 1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3.jpg" text:style-name="Internet_20_link" text:visited-style-name="Visited_20_Internet_20_Link">
image-3.jpg</text:a>
']</text:p>
      <text:p text:style-name="P4">
Tags: ['АГРЕСІЯ РФ', 'УКРАЇНСЬКИЙ НАРОД НЕПЕРЕМОЖНИЙ']</text:p>
      <text:p text:style-name="P4">
Category: News</text:p>
      <!--METADATA-->
      <text:p text:style-name="P4">
<draw:frame draw:style-name="fr1" draw:name="Image358" text:anchor-type="as-char" svg:width="6.9236in" svg:height="6.9236in" draw:z-index="0">
<draw:image xlink:href="../Images/AРМІЯINFORM/2023-04-26T37-00-00-04-00/image-3.jpg" xlink:type="simple" xlink:show="embed" xlink:actuate="onLoad" draw:mime-type="image/jpeg"/>
</draw:frame>
</text:p>
      <text:p text:style-name="P4">
Залучені до проєкту «Армія відновлення» 15,7 тисяч безробітних українців вжезаробили 100 млн грн за виконання суспільно корисних робіт.</text:p>
      <text:p text:style-name="P4">
Про це <text:a xlink:type="simple" xlink:href="https://www.me.gov.ua/News/Detail" text:style-name="Internet_20_link" text:visited-style-name="Visited_20_Internet_20_Link">
повідомляє</text:a>
Мінекономіки України.</text:p>
      <text:p text:style-name="P4">
«До проєкту „Армія відновлення“ вже залучено 15,7 тисячі безробітних у 17регіонах, нещодавно до нього долучилась Одеська область. Лідером середрегіонів в цьому проєкті залишається Полтавська область, де такі роботивиконують понад 3 600 безробітних. Загалом безробітні, що здійснюютьвідновлювальні роботи, заробили вже 100 млн грн. Важливо, що оплата за їхнюроботу складає щонайменше 6700 грн, що є вищою, ніж середній розмір допомоги збезробіття, яку отримує безробітний, перебуваючи на обліку», — зазначилазаступник Міністра економіки України Тетяна Бережна.</text:p>
      <text:p text:style-name="P4">
Серед найбільш активних учасників проєкту:</text:p>
      <text:p text:style-name="P4">
Полтавська область - залучено 3 623 осіб;</text:p>
      <text:p text:style-name="P4">
Харківська область - 1955 осіб;</text:p>
      <text:p text:style-name="P4">
Київська область - 1 945 осіб;</text:p>
      <text:p text:style-name="P4">
Донецька область - 1 928 осіб;</text:p>
      <text:p text:style-name="P4">
Чернігівська область - 1 719 осіб.</text:p>
      <text:p text:style-name="P4">
Види суспільно корисних робіт залежать від потреб конкретного регіону.Керівництво областей визначає, які роботи потрібні в регіоні, повідомляє проце Центр зайнятості, який пропонує безробітним, що стоять на обліку в центрі,долучитись до виконання таких робіт. З цими людьми укладається строковийтрудовий договір на період виконання робіт.</text:p>
      <text:p text:style-name="P4">
Найчастіше безробітних залучають до:</text:p>
      <text:p text:style-name="P4">
розбору завалів, відновлення житлових будинків, які пошкоджені в результатібойових дій;</text:p>
      <text:p text:style-name="P4">
будівництва захисних споруд цивільного захисту, укріплення дамб;</text:p>
      <text:p text:style-name="P4">
надання соціальних послуг в Пунктах незламності;</text:p>
      <text:p text:style-name="P4">
облаштування та укріплення блок-постів, підвальних приміщень під укриття;</text:p>
      <text:p text:style-name="P4">
заготівлі дров для військових та населення;</text:p>
      <text:p text:style-name="P4">
розвантаження, фасування та доставки гуманітарної допомоги, роботи в центрахприйому внутрішньо переміщених осіб.</text:p>
      <text:p text:style-name="P4">
— Нагадаємо, проєкт «Армія відновлення» був запроваджений урядом восени 2022року з метою залучення людей, які тимчасово втратили роботу, до відбудовикраїни через виконання ними суспільно корисних робіт.</text:p>
      <text:p text:style-name="P4">
Source: <text:a xlink:type="simple" xlink:href="https://armyinform.com.ua/2023/04/26/zalucheni-do-armiyi-vidnovlennya-ukrayinczi-vzhe-zarobyly-100-mln-grn/" text:style-name="Internet_20_link" text:visited-style-name="Visited_20_Internet_20_Link">
https://armyinform.com.ua/2023/04/26/zalucheni-do-armiyi-vidnovlennya-ukrayinczi-vzhe-zarobyly-100-mln-grn/</text:a>
</text:p>
      <!--NEWS-->
      <text:h text:style-name="P10" text:outline-level="1">
<text:span text:style-name="T4">
Новини ТОТ: Отримав паспорт рф — готуйся до призову</text:span>
</text:h>
      <text:p text:style-name="P4">
Author: ['АРМІЯINFORM']</text:p>
      <text:p text:style-name="P4">
Time: 2023-04-26T38:00:00-04:00</text:p>
      <text:p text:style-name="P4">
Description: росіяни продовжують підготовку до мобілізації на тимчасово окупованих територ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prymusova-mobilizacziya.jpg" text:style-name="Internet_20_link" text:visited-style-name="Visited_20_Internet_20_Link">
prymusova-mobilizacziya.jpg</text:a>
']</text:p>
      <text:p text:style-name="P4">
Tags: ['АГРЕСІЯ РФ', 'ВТОРГНЕННЯ РФ', 'ТОТ']</text:p>
      <text:p text:style-name="P4">
Category: News</text:p>
      <!--METADATA-->
      <text:p text:style-name="P4">
<draw:frame draw:style-name="fr1" draw:name="Image359" text:anchor-type="as-char" svg:width="6.9236in" svg:height="4.640285in" draw:z-index="0">
<draw:image xlink:href="../Images/AРМІЯINFORM/2023-04-26T38-00-00-04-00/prymusova-mobilizacziya.jpg" xlink:type="simple" xlink:show="embed" xlink:actuate="onLoad" draw:mime-type="image/jpeg"/>
</draw:frame>
 Ілюстративне фото</text:p>
      <text:p text:style-name="P4">
росіяни продовжують підготовку до мобілізації на тимчасово окупованихтериторіях півдня, попри власні заперечення.</text:p>
      <text:p text:style-name="P4">
Про це <text:a xlink:type="simple" xlink:href="https://sprotyv.mod.gov.ua/2023/04/25/okupanty-poperedzhayut-vlasnykiv-pasportiv-rf-na-tot-shhodo-neobhidnosti-staty-na-oblik-u-vijskkomati/" text:style-name="Internet_20_link" text:visited-style-name="Visited_20_Internet_20_Link">
повідомляє</text:a>
 Центр національного спротиву.</text:p>
      <text:p text:style-name="P4">
Так, на півдні новоявлених власників російських паспортів попередили щодонеобхідності стати на облік до військкомату. Водночас зауважують, що це можназробити за допомогою «госсуслуг». В іншому випадку місцевих лякають «поки щоштрафами».</text:p>
      <text:p text:style-name="P4">
Окупанти акцентують на тому, що йдеться лише про строковий призов, але досвідКриму й Сходу України говорить про інше, адже надалі строковиків змушуютьукладати контракт.</text:p>
      <text:p text:style-name="P4">
Нагадаємо, у Бердянську всі лікарі, які отримали паспорт ворога, мають статина військовий облік для подальшої мобілізації. У випадку відмови їм погрожуютьвтратою робочих місць.</text:p>
      <text:p text:style-name="P4">
Source: <text:a xlink:type="simple" xlink:href="https://armyinform.com.ua/2023/04/26/novyny-tot-otrymav-pasport-rf-gotujsya-do-pryzovu/" text:style-name="Internet_20_link" text:visited-style-name="Visited_20_Internet_20_Link">
https://armyinform.com.ua/2023/04/26/novyny-tot-otrymav-pasport-rf-gotujsya-do-pryzovu/</text:a>
</text:p>
      <!--NEWS-->
      <text:h text:style-name="P10" text:outline-level="1">
<text:span text:style-name="T4">
Вимагав кошти за службу у добровольчому формуванні — повідомлено про підозру мешканцю Чернігова</text:span>
</text:h>
      <text:p text:style-name="P4">
Author: ['АРМІЯINFORM']</text:p>
      <text:p text:style-name="P4">
Time: 2023-04-26T39:00:00-04:00</text:p>
      <text:p text:style-name="P4">
Description: За процесуального керівництва Чернігівської окружної прокуратури повідомлено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obrazhennya-whatsapp-data-2023-04-24-o-150513.jpg" text:style-name="Internet_20_link" text:visited-style-name="Visited_20_Internet_20_Link">
zobrazhennya-whatsapp-data-2023-04-24-o-150513.jpg</text:a>
']</text:p>
      <text:p text:style-name="P4">
Tags: ['STOPRUSSIA', 'АГРЕСІЯ РФ', 'ОФІС ГЕНЕРАЛЬНОГО ПРОКУРОРА УКРАЇНИ']</text:p>
      <text:p text:style-name="P4">
Category: News</text:p>
      <!--METADATA-->
      <text:p text:style-name="P4">
<draw:frame draw:style-name="fr1" draw:name="Image360" text:anchor-type="as-char" svg:width="6.9236in" svg:height="5.501265in" draw:z-index="0">
<draw:image xlink:href="../Images/AРМІЯINFORM/2023-04-26T39-00-00-04-00/zobrazhennya-whatsapp-data-2023-04-24-o-150513.jpg" xlink:type="simple" xlink:show="embed" xlink:actuate="onLoad" draw:mime-type="image/jpeg"/>
</draw:frame>
</text:p>
      <text:p text:style-name="P4">
За процесуального керівництва Чернігівської окружної прокуратури повідомленопро підозру мешканцю Чернігова — члену одного з добровольчих формуваньтериторіальної громади. Йому інкримінують зловживання впливом, поєднане звимаганням неправомірної вигоди.  За даними слідства, у березні 2023 року до підозрюваного звернувсядоброволець, який хотів служити у лавах формування. Під час спілкування члендобровольчого формування запевнив громадянина, що вступ до підрозділу не будебезоплатним і почав вимагати у нього неправомірну вигоду.</text:p>
      <text:p text:style-name="P4">
За неї підозрюваний обіцяв вплинути на командира підрозділу, щоб він ухвалив«правильне» рішення. Пізніше чоловік знову зустрівся із потерпілим і передавйому вже укладений і підписаний командиром контракт добровольця.</text:p>
      <text:p text:style-name="P4">
Підозрюваного затримали правоохоронці під час отримання коштів та передачіконтракту й посвідчення.</text:p>
      <text:p text:style-name="P4">
Наразі чоловіку обрано запобіжний захід у вигляді домашнього арешту.</text:p>
      <text:p text:style-name="P4">
Досудове розслідування здійснюється слідчим відділом Чернігівськогорайуправління поліції ГУНП України в Чернігівській області, за оперативногосупроводу Управління СБУ в Чернігівській області.</text:p>
      <text:p text:style-name="P4">
<text:span text:style-name="T4">
Джерело:</text:span>
 <text:a xlink:type="simple" xlink:href="https://www.gp.gov.ua/ua/posts/vimagav-kosti-za-sluzbu-u-dobrovolcomu-formuvanni-povidomleno-pro-pidozru-meskancyu-cernigova" text:style-name="Internet_20_link" text:visited-style-name="Visited_20_Internet_20_Link">
Офіс Генерального прокурораУкраїни</text:a>
</text:p>
      <text:p text:style-name="P4">
Source: <text:a xlink:type="simple" xlink:href="https://armyinform.com.ua/2023/04/26/vymagav-koshty-za-sluzhbu-u-dobrovolchomu-formuvanni-povidomleno-pro-pidozru-meshkanczyu-chernigova/" text:style-name="Internet_20_link" text:visited-style-name="Visited_20_Internet_20_Link">
https://armyinform.com.ua/2023/04/26/vymagav-koshty-za-sluzhbu-u-dobrovolchomu-formuvanni-povidomleno-pro-pidozru-meshkanczyu-chernigova/</text:a>
</text:p>
      <!--NEWS-->
      <text:h text:style-name="P10" text:outline-level="1">
<text:span text:style-name="T4">
Наша авіація минулої доби завдала 6 ударів по районах зосередження противника</text:span>
</text:h>
      <text:p text:style-name="P4">
Author: ['АРМІЯINFORM']</text:p>
      <text:p text:style-name="P4">
Time: 2023-04-26T40:00:00-04:00</text:p>
      <text:p text:style-name="P4">
Description: Про це повідомляє Генеральний штаб ЗС України.    —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361" text:anchor-type="as-char" svg:width="6.9236in" svg:height="5.385022in" draw:z-index="0">
<draw:image xlink:href="../Images/AРМІЯINFORM/2023-04-26T40-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QPrdwwDTT9cvHtEfhkkFKFREDWGn3fTazw3MaLxv1nqvTVqzKsSpJyoS7aKj2w9bl" text:style-name="Internet_20_link" text:visited-style-name="Visited_20_Internet_20_Link">
повідомляє</text:a>
Генеральний штаб ЗС України.</text:p>
      <text:p text:style-name="P4">
— Авіація Сил оборони за минулу добу завдала 6 ударів по районах зосередженняособового складу та військової техніки окупантів, а також удару по зенітно-ракетному комплексу. Також збито 2 ворожих розвідувальних БПЛА — типу «Зала»та «Орлан-10», — йдеться у повідомленні.</text:p>
      <text:p text:style-name="P4">
Окрім цього, підрозділи ракетних військ і артилерії протягом минулої добиуразили зенітно-ракетний комплекс, 4 райони зосередження особового складу тарадіолокаційну станцію агресора.</text:p>
      <text:p text:style-name="P4">
Source: <text:a xlink:type="simple" xlink:href="https://armyinform.com.ua/2023/04/26/nasha-aviacziya-mynuloyi-doby-zavdala-6-udariv-po-rajonah-zoseredzhennya-protyvnyka/" text:style-name="Internet_20_link" text:visited-style-name="Visited_20_Internet_20_Link">
https://armyinform.com.ua/2023/04/26/nasha-aviacziya-mynuloyi-doby-zavdala-6-udariv-po-rajonah-zoseredzhennya-protyvnyka/</text:a>
</text:p>
      <!--NEWS-->
      <text:h text:style-name="P10" text:outline-level="1">
<text:span text:style-name="T4">
ЗСУ відбили 39 ворожих атак на Донеччині</text:span>
</text:h>
      <text:p text:style-name="P4">
Author: ['АРМІЯINFORM']</text:p>
      <text:p text:style-name="P4">
Time: 2023-04-26T41:00:00-04:00</text:p>
      <text:p text:style-name="P4">
Description: Про це повідомляє Генеральний штаб ЗС України.  — Основні зусилля противник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362" text:anchor-type="as-char" svg:width="6.9236in" svg:height="3.956343in" draw:z-index="0">
<draw:image xlink:href="../Images/AРМІЯINFORM/2023-04-26T41-00-00-04-00/630_360_1676912332-614.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2QPrdwwDTT9cvHtEfhkkFKFREDWGn3fTazw3MaLxv1nqvTVqzKsSpJyoS7aKj2w9bl" text:style-name="Internet_20_link" text:visited-style-name="Visited_20_Internet_20_Link">
повідомляє</text:a>
Генеральний штаб ЗС України.</text:p>
      <text:p text:style-name="P4">
—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минулої доби було відбито 39 атак противника на зазначенихділянках фронту. Найзапекліші бої тривають за Бахмут та Мар’їнку, —зазначається у зведенні.</text:p>
      <text:p text:style-name="P4">
Source: <text:a xlink:type="simple" xlink:href="https://armyinform.com.ua/2023/04/26/zsu-vidbyly-39-vorozhyh-atak-na-donechchyni/" text:style-name="Internet_20_link" text:visited-style-name="Visited_20_Internet_20_Link">
https://armyinform.com.ua/2023/04/26/zsu-vidbyly-39-vorozhyh-atak-na-donechchyni/</text:a>
</text:p>
      <!--NEWS-->
      <text:h text:style-name="P10" text:outline-level="1">
<text:span text:style-name="T4">
Командувач Сил спеціальних операцій ЗС України відвідав Бахмут</text:span>
</text:h>
      <text:p text:style-name="P4">
Author: ['АРМІЯINFORM']</text:p>
      <text:p text:style-name="P4">
Time: 2023-04-26T42:00:00-04:00</text:p>
      <text:p text:style-name="P4">
Description: Під час поїздки бригадний генерал Віктор Хоренко ознайомився з поточною ситу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50670_930987664694100_4967540911446105858_n.jpg" text:style-name="Internet_20_link" text:visited-style-name="Visited_20_Internet_20_Link">
343150670_930987664694100_4967540911446105858_n.jpg</text:a>
']</text:p>
      <text:p text:style-name="P4">
Tags: ['STOPRUSSIA', 'АГРЕСІЯ РФ', 'БАХМУТ', 'ВТОРГНЕННЯ РФ']</text:p>
      <text:p text:style-name="P4">
Category: News</text:p>
      <!--METADATA-->
      <text:p text:style-name="P4">
<draw:frame draw:style-name="fr1" draw:name="Image363" text:anchor-type="as-char" svg:width="6.9236in" svg:height="5.53888in" draw:z-index="0">
<draw:image xlink:href="../Images/AРМІЯINFORM/2023-04-26T42-00-00-04-00/343150670_930987664694100_4967540911446105858_n.jpg" xlink:type="simple" xlink:show="embed" xlink:actuate="onLoad" draw:mime-type="image/jpeg"/>
</draw:frame>
</text:p>
      <text:p text:style-name="P4">
Під час поїздки бригадний генерал Віктор Хоренко ознайомився з поточноюситуацією у місті та поспілкувався з воїнами підрозділів Сил спеціальнихоперацій, які обороняють цей населений пункт.</text:p>
      <text:p text:style-name="P4">
— Дійсно, ситуація у Бахмуті складна, проте хто, як не ви, знаєте, що требаробити і як діяти у поточних умовах. Ваша робота тут вкотре доводить, що ССО —це насамперед перевага якості над кількістю, — сказав Віктор Хоренко воїнам.</text:p>
      <text:p text:style-name="P4">
Командувач ССО України наголосив на важливості роботи груп спеціальногопризначення під час оборони Бахмута і відзначив професійність операторів ССО.</text:p>
      <text:p text:style-name="P4">
Вже тривалий час воїни Сил спеціальних операцій в повному обсязі виконуютьзавдання з оборони міста, що залишається найгарячішою точкою фронту. Поприперевагу ворога, і масовані атаки, спрямовані на знищення міських кварталів,оператори ССО України завдають противнику ударів на ключових ділянках, нищатьйого особовий склад та виконують низку інших завдань, перешкоджаючи просуваннюросійських військ і їхнім спробам захопити місто.</text:p>
      <text:p text:style-name="P4">
<text:span text:style-name="T4">
Джерело:</text:span>
 <text:span text:style-name="T5">
<text:a xlink:type="simple" xlink:href="https://www.facebook.com/usofcom/posts/pfbid02nNZHUi81Du9KQMN9pXUVRdvYSJrDqf1L1X9K5TeBcpFMT9iqAeEDfT49jNyes19vl" text:style-name="Internet_20_link" text:visited-style-name="Visited_20_Internet_20_Link">
Командування Сил спеціальних операцій ЗСУкраїни</text:a>
</text:span>
</text:p>
      <text:p text:style-name="P4">
Source: <text:a xlink:type="simple" xlink:href="https://armyinform.com.ua/2023/04/26/komanduvach-syl-speczialnyh-operaczij-zs-ukrayiny-vidvidav-bahmut/" text:style-name="Internet_20_link" text:visited-style-name="Visited_20_Internet_20_Link">
https://armyinform.com.ua/2023/04/26/komanduvach-syl-speczialnyh-operaczij-zs-ukrayiny-vidvidav-bahmut/</text:a>
</text:p>
      <!--NEWS-->
      <text:h text:style-name="P10" text:outline-level="1">
<text:span text:style-name="T4">
Окупанти завдали 13 авіаударів та здійснили 49 обстрілів з РСЗВ по позиціях наших військових</text:span>
</text:h>
      <text:p text:style-name="P4">
Author: ['АРМІЯINFORM']</text:p>
      <text:p text:style-name="P4">
Time: 2023-04-26T43:00:00-04:00</text:p>
      <text:p text:style-name="P4">
Description: Про це повідомляє Генеральний штаб ЗС України.    —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j1ohw7fec_j.jpg" text:style-name="Internet_20_link" text:visited-style-name="Visited_20_Internet_20_Link">
qj1ohw7fec_j.jpg</text:a>
']</text:p>
      <text:p text:style-name="P4">
Tags: ['STOPRUSSIA', 'АГРЕСІЯ РФ', 'ВТОРГНЕННЯ РФ', 'ГШ ЗСУ']</text:p>
      <text:p text:style-name="P4">
Category: News</text:p>
      <!--METADATA-->
      <text:p text:style-name="P4">
<draw:frame draw:style-name="fr1" draw:name="Image364" text:anchor-type="as-char" svg:width="6.9236in" svg:height="3.894525in" draw:z-index="0">
<draw:image xlink:href="../Images/AРМІЯINFORM/2023-04-26T43-00-00-04-00/qj1ohw7fec_j.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2QPrdwwDTT9cvHtEfhkkFKFREDWGn3fTazw3MaLxv1nqvTVqzKsSpJyoS7aKj2w9bl" text:style-name="Internet_20_link" text:visited-style-name="Visited_20_Internet_20_Link">
повідомляє</text:a>
Генеральний штаб ЗС України.</text:p>
      <text:p text:style-name="P4">
— Протягом минулої доби противник завдав 3 ракетних ударів, з яких 2 ракети ізЗРК С-300 — по центру мирного міста Куп’янськ Харківської області. Є загибліта поранені серед цивільного населення, зруйновано будівлю краєзнавчого музею,поруч з яким немає жодного військового об’єкта, та пошкоджено іншу цивільнуінфраструктуру. Також ворог завдав 13 авіаційних ударів та здійснив 49обстрілів з реактивних систем залпового вогню по позиціях наших військ такритичній інфраструктурі населених пунктів, — йдеться у зведенні.</text:p>
      <text:p text:style-name="P4">
Source: <text:a xlink:type="simple" xlink:href="https://armyinform.com.ua/2023/04/26/okupanty-zavdaly-13-aviaudariv-ta-zdijsnyly-49-obstriliv-z-rszv-po-pozycziyam-nashyh-vijskovyh/" text:style-name="Internet_20_link" text:visited-style-name="Visited_20_Internet_20_Link">
https://armyinform.com.ua/2023/04/26/okupanty-zavdaly-13-aviaudariv-ta-zdijsnyly-49-obstriliv-z-rszv-po-pozycziyam-nashyh-vijskovyh/</text:a>
</text:p>
      <!--NEWS-->
      <text:h text:style-name="P10" text:outline-level="1">
<text:span text:style-name="T4">
Понад 188 тисяч військових втратила армія рф з початку широкомасштабної агресії</text:span>
</text:h>
      <text:p text:style-name="P4">
Author: ['АРМІЯINFORM']</text:p>
      <text:p text:style-name="P4">
Time: 2023-04-26T44:00:00-04:00</text:p>
      <text:p text:style-name="P4">
Description: Загальні бойові втрати противника з 24.02.22 по 26.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61fe839-945a-4a7e-96aa-f708f1203ecc-scaled.jpg" text:style-name="Internet_20_link" text:visited-style-name="Visited_20_Internet_20_Link">
561fe839-945a-4a7e-96aa-f708f1203ecc-scaled.jpg</text:a>
']</text:p>
      <text:p text:style-name="P4">
Tags: ['STOPRUSSIA', 'АГРЕСІЯ РФ', 'ВТОРГНЕННЯ РФ', 'ВТРАТИ ВОРОГА', 'ГШ ЗСУ']</text:p>
      <text:p text:style-name="P4">
Category: News</text:p>
      <!--METADATA-->
      <text:p text:style-name="P4">
<draw:frame draw:style-name="fr1" draw:name="Image365" text:anchor-type="as-char" svg:width="6.9236in" svg:height="6.975527in" draw:z-index="0">
<draw:image xlink:href="../Images/AРМІЯINFORM/2023-04-26T44-00-00-04-00/561fe839-945a-4a7e-96aa-f708f1203ecc-scaled.jpg" xlink:type="simple" xlink:show="embed" xlink:actuate="onLoad" draw:mime-type="image/jpeg"/>
</draw:frame>
</text:p>
      <text:p text:style-name="P4">
Загальні бойові втрати противника з 24.02.22 по 26.04.23 орієнтовностановлять:</text:p>
      <ul>
        <li>
<text:span text:style-name="T4">
особового складу ‒</text:span>
 188410 (+640) осіб ліквідовано  * <text:span text:style-name="T4">
танків ‒</text:span>
 3692 (+4)  * <text:span text:style-name="T4">
бойових броньованих машин ‒</text:span>
 7162 (+11)  * <text:span text:style-name="T4">
артилерійських систем ‒</text:span>
 2877 (+14)  * <text:span text:style-name="T4">
РСЗВ ‒</text:span>
 539 (0)  * <text:span text:style-name="T4">
засоби ППО ‒</text:span>
 292 (+1)  * <text:span text:style-name="T4">
літаків ‒</text:span>
 308 (0)  * <text:span text:style-name="T4">
гелікоптерів ‒</text:span>
 294 (0)  * <text:span text:style-name="T4">
БПЛА оперативно-тактичного рівня ‒</text:span>
 2440 (+3)  * <text:span text:style-name="T4">
крилаті ракети ‒</text:span>
 911 (0)  * <text:span text:style-name="T4">
кораблі / катери ‒</text:span>
 18 (0)  * <text:span text:style-name="T4">
автомобільної техніки та автоцистерн ‒</text:span>
 5792 (+8)  * <text:span text:style-name="T4">
спеціальна техніка ‒</text:span>
 352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4.23.</text:p>
      <text:p text:style-name="P4">
Source: <text:a xlink:type="simple" xlink:href="https://armyinform.com.ua/2023/04/26/ponad-188-tysyach-vijskovyh-vtratyla-armiya-rf-z-pochatku-shyrokomasshtabnoyi-agresiyi/" text:style-name="Internet_20_link" text:visited-style-name="Visited_20_Internet_20_Link">
https://armyinform.com.ua/2023/04/26/ponad-188-tysyach-vijskovyh-vtratyla-armiya-rf-z-pochatku-shyrokomasshtabnoyi-agresiyi/</text:a>
</text:p>
      <!--NEWS-->
      <text:h text:style-name="P10" text:outline-level="1">
<text:span text:style-name="T4">
Лише частина полонених захисників підтверджена рф, але Україна працює над поверненням усіх</text:span>
</text:h>
      <text:p text:style-name="P4">
Author: ['АРМІЯINFORM']</text:p>
      <text:p text:style-name="P4">
Time: 2023-04-26T45:00:00-04:00</text:p>
      <text:p text:style-name="P4">
Description: У Координаційному штабі відбулася зустріч 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2.jpg" text:style-name="Internet_20_link" text:visited-style-name="Visited_20_Internet_20_Link">
bez-imeni-12.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366" text:anchor-type="as-char" svg:width="6.9236in" svg:height="4.321544in" draw:z-index="0">
<draw:image xlink:href="../Images/AРМІЯINFORM/2023-04-26T45-00-00-04-00/bez-imeni-12.jpg" xlink:type="simple" xlink:show="embed" xlink:actuate="onLoad" draw:mime-type="image/jpeg"/>
</draw:frame>
</text:p>
      <text:p text:style-name="P4">
У Координаційному штабі відбулася зустріч з родинами військовослужбовцівокремої бригади морської піхоти імені контрадмірала Михайла Білинського.Обговорили збір інформації про полонених. Усі фото і відео, які оприлюдниларосійська сторона, використовують аналітики. Вони проходять верифікацію. Ворогчасто навмисне маніпулює, щоб люди, які повернулися з полону, передавалинедостовірні дані.</text:p>
      <text:p text:style-name="P4">
Про це <text:a xlink:type="simple" xlink:href="https://t.me/Koord_shtab/903"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наголосив, що лише частина наших полонених підтвердженаросійською стороною, але Україна працює над тим, щоб повернути всіх: і тих,хто вважається зниклим безвісти, й тих, кого рф не підтвердила, але євідомості про полон. І це часто вдається.</text:p>
      <text:p text:style-name="P4">
Рідні переймаються, чи подають їхніх захисників і захисниць на обмін. Алеросія з сотень поданих може погодити на обмін лише кількох. Остаточне рішення,кого мінятимуть, ухвалює та сторона, яка утримує полонених. Українавикористовує свій обмінний фонд, щоб повернути кожного — не залежно відпідрозділу чи місця утримання.</text:p>
      <text:p text:style-name="P4">
«Ворог розповсюджує у соціальних мережах багато неправдивих даних, щоб потімказати, що Україна нічого не робить для повернення своїх людей. Але якби цебула правда, то обміни б відбувалися після завершення бойових дій, як під часпопередніх воєн. А нам уже вдалося повернути більше двох тисяч полонених», —наголосив представник Штабу.</text:p>
      <text:p text:style-name="P4">
Source: <text:a xlink:type="simple" xlink:href="https://armyinform.com.ua/2023/04/26/lyshe-chastyna-polonenyh-zahysnykiv-pidtverdzhena-rf-ale-ukrayina-praczyuye-nad-povernennyam-usih/" text:style-name="Internet_20_link" text:visited-style-name="Visited_20_Internet_20_Link">
https://armyinform.com.ua/2023/04/26/lyshe-chastyna-polonenyh-zahysnykiv-pidtverdzhena-rf-ale-ukrayina-praczyuye-nad-povernennyam-usih/</text:a>
</text:p>
      <!--NEWS-->
      <text:h text:style-name="P10" text:outline-level="1">
<text:span text:style-name="T4">
Армія рф 12 разів обстріляла прикордоння Сумщини та Чернігівщини</text:span>
</text:h>
      <text:p text:style-name="P4">
Author: ['АРМІЯINFORM']</text:p>
      <text:p text:style-name="P4">
Time: 2023-04-26T46:00:00-04:00</text:p>
      <text:p text:style-name="P4">
Description: Війська росармії упродовж ночі 12 разів обстріляли прикордоння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40b0000-0aff-0242-bf1a-08da2211372a_cx0_cy13_cw75_w1023_r1_s-1-e1679402165761.jpg" text:style-name="Internet_20_link" text:visited-style-name="Visited_20_Internet_20_Link">
040b0000-0aff-0242-bf1a-08da2211372a_cx0_cy13_cw75_w1023_r1_s-1-e1679402165761.jpg</text:a>
']</text:p>
      <text:p text:style-name="P4">
Tags: ['ОБСТРІЛИ РФ', 'ОК «ПІВНІЧ»']</text:p>
      <text:p text:style-name="P4">
Category: News</text:p>
      <!--METADATA-->
      <text:p text:style-name="P4">
<draw:frame draw:style-name="fr1" draw:name="Image367" text:anchor-type="as-char" svg:width="6.9236in" svg:height="3.797697in" draw:z-index="0">
<draw:image xlink:href="../Images/AРМІЯINFORM/2023-04-26T46-00-00-04-00/040b0000-0aff-0242-bf1a-08da2211372a_cx0_cy13_cw75_w1023_r1_s-1-e1679402165761.jpg" xlink:type="simple" xlink:show="embed" xlink:actuate="onLoad" draw:mime-type="image/jpeg"/>
</draw:frame>
</text:p>
      <text:p text:style-name="P4">
Війська росармії упродовж ночі 12 разів обстріляли прикордоння Сумської таЧернігівської областей.</text:p>
      <text:p text:style-name="P4">
Про це<text:a xlink:type="simple" xlink:href="https://m.facebook.com/story.php" text:style-name="Internet_20_link" text:visited-style-name="Visited_20_Internet_20_Link">
повідомляє</text:a>
Оперативне командування «Північ».</text:p>
      <text:p text:style-name="P4">
Війська рф обстріляли з міномета та САУ населені пункти Сеньківку, Глаганівкута Грем’яч. Зафіксовано по 5 приходів.</text:p>
      <text:p text:style-name="P4">
«З 00:00 до 00:20 зафіксовано 7 приходів, ймовірно з міномету 120 мм, в районін.п. Медведівка.</text:p>
      <text:p text:style-name="P4">
З 00:05 до 00:20 зафіксовано 8 приходів, ймовірно з міномету 120 мм, в районін.п Буда-Вороб'ївська.</text:p>
      <text:p text:style-name="P4">
З 01:10 до 01:15 зафіксовано 6 приходів, ймовірно ствольна артилерія, в районн.п. Середина-Буда.</text:p>
      <text:p text:style-name="P4">
З 00:55 до 01:13 зафіксовано 3 приходи, ймовірно з міномету 120 мм, в районін.п. Миколаївка», — йдеться у повідомленні.</text:p>
      <text:p text:style-name="P4">
Крім того, з 01:30 до 01:50 зафіксовано 15 приходів, ймовірно з 120міліметрового міномету: 4 вибухи в районі Улиці, 6 вибухів в районі Зноб-Трубчевського, 5 вибухів в районі Українського.</text:p>
      <text:p text:style-name="P4">
З міномету та РСЗВ ворог обстріляв Бачівськ та Леонівку, зафіксовано по 6приходів.</text:p>
      <text:p text:style-name="P4">
В ОК «Північ» зазначили, що втрат серед особового складу та техніки немає. Провтрати серед місцевого населення інформація не надходила.</text:p>
      <text:p text:style-name="P4">
Source: <text:a xlink:type="simple" xlink:href="https://armyinform.com.ua/2023/04/26/armiya-rf-12-raziv-obstrilyala-prykordonnya-sumshhyny-ta-chernigivshhyny/" text:style-name="Internet_20_link" text:visited-style-name="Visited_20_Internet_20_Link">
https://armyinform.com.ua/2023/04/26/armiya-rf-12-raziv-obstrilyala-prykordonnya-sumshhyny-ta-chernigivshhyny/</text:a>
</text:p>
      <!--NEWS-->
      <text:h text:style-name="P10" text:outline-level="1">
<text:span text:style-name="T4">
В Україні хвилина мовчання</text:span>
</text:h>
      <text:p text:style-name="P4">
Author: ['АРМІЯINFORM']</text:p>
      <text:p text:style-name="P4">
Time: 2023-04-26T4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368" text:anchor-type="as-char" svg:width="6.9236in" svg:height="3.895992in" draw:z-index="0">
<draw:image xlink:href="../Images/AРМІЯINFORM/2023-04-26T47-00-00-04-00/candle-1.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6/v-ukrayini-hvylyna-movchannya-3/" text:style-name="Internet_20_link" text:visited-style-name="Visited_20_Internet_20_Link">
https://armyinform.com.ua/2023/04/26/v-ukrayini-hvylyna-movchannya-3/</text:a>
</text:p>
      <!--NEWS-->
      <text:h text:style-name="P10" text:outline-level="1">
<text:span text:style-name="T4">
Руслан Стефанчук обговорив з президентом Чехії оборонні потреби України</text:span>
</text:h>
      <text:p text:style-name="P4">
Author: ['АРМІЯINFORM']</text:p>
      <text:p text:style-name="P4">
Time: 2023-04-26T48:00:00-04:00</text:p>
      <text:p text:style-name="P4">
Description: Голова Верховної Ради України Руслан Стефанчук у межах проведення Конференції го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1db3beb-1d90-4c08-ba78-16452885590c-e1682488967371.jpg" text:style-name="Internet_20_link" text:visited-style-name="Visited_20_Internet_20_Link">
41db3beb-1d90-4c08-ba78-16452885590c-e1682488967371.jpg</text:a>
']</text:p>
      <text:p text:style-name="P4">
Tags: ['ОБОРОННІ ПОТРЕБИ', 'ПРЕЗИДЕНТ ЧЕХІЇ', 'РУСЛАН СТЕФАНЧУК']</text:p>
      <text:p text:style-name="P4">
Category: News</text:p>
      <!--METADATA-->
      <text:p text:style-name="P4">
<draw:frame draw:style-name="fr1" draw:name="Image369" text:anchor-type="as-char" svg:width="6.9236in" svg:height="4.131081in" draw:z-index="0">
<draw:image xlink:href="../Images/AРМІЯINFORM/2023-04-26T48-00-00-04-00/41db3beb-1d90-4c08-ba78-16452885590c-e1682488967371.jpg" xlink:type="simple" xlink:show="embed" xlink:actuate="onLoad" draw:mime-type="image/jpeg"/>
</draw:frame>
</text:p>
      <text:p text:style-name="P4">
Голова Верховної Ради України Руслан Стефанчук у межах проведення Конференціїголів парламентів країн ЄС обговорив з президентом Чеської Республіки ПетромПавелом низку стратегічних питань, серед іншого — оборонну підтримкуукраїнської армії.</text:p>
      <text:p text:style-name="P4">
Про це <text:a xlink:type="simple" xlink:href="https://www.rada.gov.ua/news/Top-novyna/235729.html" text:style-name="Internet_20_link" text:visited-style-name="Visited_20_Internet_20_Link">
інформує</text:a>
пресслужба Апарату Верховної Ради України.</text:p>
      <text:p text:style-name="P4">
Руслан Стефанчук закликав президента Чехії стати основним амбасадором Україниу цьому питанні, адже, як професійний військовий, Петр Павел точно знає, чим іяк найкраще допомогти сьогодні нашим Збройним Силам.</text:p>
      <text:p text:style-name="P4">
Також Голова українського парламенту закцентував увагу на питанняхєвроатлантичного та євроінтеграційного шляху України, наголосивши, що «Україназараз робить все можливе не тільки для того, щоб перемогти на полі бою, анасамперед для того, щоб стати чесним гідним членом як ЄС, так і Альянсу».</text:p>
      <text:p text:style-name="P4">
Президент Чехії Петр Павел під час розмови наголосив, що дуже цінує та поважаєтаку високу оцінку допомоги нашій державі від його країни та чеського народу,який не міг вчинити по-іншому, і висловив впевненість у посиленні та зміцненнідружби наших народів й після війни.</text:p>
      <text:p text:style-name="P4">
Він також запевнив українського колегу, що Чехія повністю стоїть на боціУкраїни у питанні нашого поступу в ЄС та НАТО.</text:p>
      <text:p text:style-name="P4">
Source: <text:a xlink:type="simple" xlink:href="https://armyinform.com.ua/2023/04/26/ruslan-stefanchuk-obgovoryv-z-prezydentom-chehiyi-oboronni-potreby-ukrayiny/" text:style-name="Internet_20_link" text:visited-style-name="Visited_20_Internet_20_Link">
https://armyinform.com.ua/2023/04/26/ruslan-stefanchuk-obgovoryv-z-prezydentom-chehiyi-oboronni-potreby-ukrayiny/</text:a>
</text:p>
      <!--NEWS-->
      <text:h text:style-name="P10" text:outline-level="1">
<text:span text:style-name="T4">
У США презентували проєкт резолюції про умови перемоги України у війні з рф</text:span>
</text:h>
      <text:p text:style-name="P4">
Author: ['АРМІЯINFORM']</text:p>
      <text:p text:style-name="P4">
Time: 2023-04-26T49:00:00-04:00</text:p>
      <text:p text:style-name="P4">
Description: У Вашингтоні члени Палати представників Конгресу США презентували двопартійний проєк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707504_116657334718713_7392831855188341626_n-e1682489186624.jpg" text:style-name="Internet_20_link" text:visited-style-name="Visited_20_Internet_20_Link">
342707504_116657334718713_7392831855188341626_n-e1682489186624.jpg</text:a>
']</text:p>
      <text:p text:style-name="P4">
Tags: ['ВІЙНА', 'ДОПОМОГА ПАРТНЕРІВ', 'ОКСАНА МАРКАРОВА', 'ПОСОЛ УКРАЇНИ В США', 'США']</text:p>
      <text:p text:style-name="P4">
Category: News</text:p>
      <!--METADATA-->
      <text:p text:style-name="P4">
<draw:frame draw:style-name="fr1" draw:name="Image370" text:anchor-type="as-char" svg:width="6.9236in" svg:height="5.562806in" draw:z-index="0">
<draw:image xlink:href="../Images/AРМІЯINFORM/2023-04-26T49-00-00-04-00/342707504_116657334718713_7392831855188341626_n-e1682489186624.jpg" xlink:type="simple" xlink:show="embed" xlink:actuate="onLoad" draw:mime-type="image/jpeg"/>
</draw:frame>
</text:p>
      <text:p text:style-name="P4">
У Вашингтоні члени Палати представників Конгресу США презентували двопартійнийпроєкт резолюції з позицією щодо умов перемоги України.</text:p>
      <text:p text:style-name="P4">
Про це<text:a xlink:type="simple" xlink:href="https%3A%2F%2Fwww.facebook.com%2Foksana.markarova%2Fposts%2Fpfbid02beAkshtQSi9FixxTn8uViE65BtZGp7qvdYcK3Jeu1wiRi6tC53NWHCyHzohN21Udl&amp;show_text=true&amp;width=500" text:style-name="Internet_20_link" text:visited-style-name="Visited_20_Internet_20_Link">
повідомила</text:a>
Надзвичайний і Повноважний Посол України в США Оксана Маркарова.</text:p>
      <text:p text:style-name="P4">
«На Капітолійському пагорбі урочисто презентовано двопартійний проєктрезолюції нижньої Палати представників США «Щодо позиції Палати представниківстосовно умов перемоги України», — написала вона.</text:p>
      <text:p text:style-name="P4">
За словами Оксани Маркарової, голова Гельсінської комісії США конгресмен Дж.Вілсон, співголова комісії С. Коен, співголова Конгресового Українськогококусу М. Каптур провели брифінг для преси за участі третього ПрезидентаУкраїни.</text:p>
      <text:p text:style-name="P4">
У проєкті резолюції зазначається, що Палата представників США:</text:p>
      <ol>
        <li>
підтверджує, що політика Сполучених Штатів полягає в тому, щоб Україна перемогла вторгнення (рф) і відновила свої міжнародно визнані кордони 1991 року;  2. вважає, що мир після Перемоги України має бути забезпечений шляхом інтеграції України до НАТО та інших євроатлантичних інституцій, що відповідає довгостроковій політиці Сполучених Штатів;  3. заявляє, що Сполучені Штати повинні працювати зі своїми союзниками та партнерами, щоб гарантувати виплату рф репарацій Україні, допомогу світової спільноти у відновлені України, притягнення керівництва рф до відповідальності, відновити справедливість для жертв злочинів, скоєних рф під час її вторгнення.</li>
      </ol>
      <text:p text:style-name="P4">
Вона подякувала партнерам і друзям у Конгресі за лідерство в консолідаціїдопомоги Україні та двопартійного бачення спільної перемоги.</text:p>
      <text:p text:style-name="P4">
Source: <text:a xlink:type="simple" xlink:href="https://armyinform.com.ua/2023/04/26/u-ssha-prezentuvaly-proyekt-rezolyucziyi-pro-umovy-peremogy-ukrayiny/" text:style-name="Internet_20_link" text:visited-style-name="Visited_20_Internet_20_Link">
https://armyinform.com.ua/2023/04/26/u-ssha-prezentuvaly-proyekt-rezolyucziyi-pro-umovy-peremogy-ukrayiny/</text:a>
</text:p>
      <!--NEWS-->
      <text:h text:style-name="P10" text:outline-level="1">
<text:span text:style-name="T4">
У Норвегії розпочалися навчання українських захисників</text:span>
</text:h>
      <text:p text:style-name="P4">
Author: ['АРМІЯINFORM']</text:p>
      <text:p text:style-name="P4">
Time: 2023-04-26T50:00:00-04:00</text:p>
      <text:p text:style-name="P4">
Description: Інструктори Норвезької національної гвардії протягом чотирьох інтенсивних тиж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4kk_img_4545_1.jpg" text:style-name="Internet_20_link" text:visited-style-name="Visited_20_Internet_20_Link">
20230424kk_img_4545_1.jpg</text:a>
', '<text:a xlink:type="simple" xlink:href="https://armyinform.com.ua/wp-content/uploads/2023/04/343302231_808631337357894_4934495142940064755_n-1.jpg" text:style-name="Internet_20_link" text:visited-style-name="Visited_20_Internet_20_Link">
343302231_808631337357894_4934495142940064755_n-1.jpg</text:a>
']</text:p>
      <text:p text:style-name="P4">
Tags: ['STOPRUSSIA', 'АГРЕСІЯ РФ', 'ВІЙСЬКОВІ НАВЧАННЯ', 'КОРОЛІВСТВО НОРВЕГІЯ']</text:p>
      <text:p text:style-name="P4">
Category: News</text:p>
      <!--METADATA-->
      <text:p text:style-name="P4">
<draw:frame draw:style-name="fr1" draw:name="Image371" text:anchor-type="as-char" svg:width="6.9236in" svg:height="4.615733in" draw:z-index="0">
<draw:image xlink:href="../Images/AРМІЯINFORM/2023-04-26T50-00-00-04-00/20230424kk_img_4545_1.jpg" xlink:type="simple" xlink:show="embed" xlink:actuate="onLoad" draw:mime-type="image/jpeg"/>
</draw:frame>
</text:p>
      <text:p text:style-name="P4">
Інструктори Норвезької національної гвардії протягом чотирьох інтенсивнихтижнів навчатимуть сто військовослужбовців Збройних Сил України військовіймедицині, вогневій підготовці та командному лідерству.</text:p>
      <text:p text:style-name="P4">
Про це <text:a xlink:type="simple" xlink:href="https://www.forsvaret.no/aktuelt-og-presse/aktuelt/ukrainere-pa-kurs-hos-heimevernet" text:style-name="Internet_20_link" text:visited-style-name="Visited_20_Internet_20_Link">
повідомляє</text:a>
пресслужба Збройних сил Норвегії.</text:p>
      <text:p text:style-name="P4">
Це перший з кількох курсів, де інструктори Норвезької національної гвардіїнавчатимуть українців у на своїй території.</text:p>
      <text:p text:style-name="P4">
«Тепер вони зустрічаються з професійними та кваліфікованими інструкторами зНорвезької національної гвардії та Збройних сил Норвегії для якісноїпрофесійної підготовки», — каже полковник Єнс, який набирав інструкторів таготував все необхідне для навчання протягом кількох напружених тижнів.</text:p>
      <text:p text:style-name="P4">
<draw:frame draw:style-name="fr1" draw:name="Image372" text:anchor-type="as-char" svg:width="6.9236in" svg:height="4.211857in" draw:z-index="0">
<draw:image xlink:href="../Images/AРМІЯINFORM/2023-04-26T50-00-00-04-00/343302231_808631337357894_4934495142940064755_n-1.jpg" xlink:type="simple" xlink:show="embed" xlink:actuate="onLoad" draw:mime-type="image/jpeg"/>
</draw:frame>
</text:p>
      <text:p text:style-name="P4">
«Ми підтримуватимемо підготовку та навчання українських кадрів як у Норвегії,так і в інших країнах. Така підтримка ставатиме все важливішою, оскількиУкраїна використовує все більше західних матеріалів. Це також продовжить ізбільшить перевагу України над росією, коли справа дійде до відправки добревмотивованих і добре підготовлених військових на поле бою», — каже міністроборони Королівства Норвегії Бйорн Арільд Грам.</text:p>
      <text:p text:style-name="P4">
Він підкреслив: цілком природно, що Норвегія бере участь у цій підтримці.</text:p>
      <text:p text:style-name="P4">
«Нам, як маленькій країні, важливо, щоб міждержавні конфлікти вирішувалисямирним шляхом. Камінь за каменем, ми робимо внесок у розбудову безпеки вЄвропі з 1945 року. Це дало нам найдовший період миру та розвитку в нашійчастині світу, поки росія не припинила це брутальним вторгненням в Україну», —наголошує міністр оборони Королівства Норвегії Бйорн Арільд Грам.</text:p>
      <text:p text:style-name="P4">
У місці навчання вже готові місця для проживання та поселення. Кухняорієнтована на українські страви, а на тренувальному полі створене відповіднебойове середовище — окопи та опорні пункти.</text:p>
      <text:p text:style-name="P4">
Source: <text:a xlink:type="simple" xlink:href="https://armyinform.com.ua/2023/04/26/u-norvegiyi-rozpochalysya-navchannya-ukrayinskyh-zahysnykiv/" text:style-name="Internet_20_link" text:visited-style-name="Visited_20_Internet_20_Link">
https://armyinform.com.ua/2023/04/26/u-norvegiyi-rozpochalysya-navchannya-ukrayinskyh-zahysnykiv/</text:a>
</text:p>
      <!--NEWS-->
      <text:h text:style-name="P10" text:outline-level="1">
<text:span text:style-name="T4">
Піротехніки за добу знешкодили 4 авіабомби й майже 500 вибухонебезпечних предметів</text:span>
</text:h>
      <text:p text:style-name="P4">
Author: ['АРМІЯINFORM']</text:p>
      <text:p text:style-name="P4">
Time: 2023-04-26T51: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26bf4da61ec9.jpeg" text:style-name="Internet_20_link" text:visited-style-name="Visited_20_Internet_20_Link">
626bf4da61ec9.jpeg</text:a>
', '<text:a xlink:type="simple" xlink:href="https://armyinform.com.ua/wp-content/uploads/2023/04/5a657d58-db4e-4e85-9f55-bd05201dd172.jpg" text:style-name="Internet_20_link" text:visited-style-name="Visited_20_Internet_20_Link">
5a657d58-db4e-4e85-9f55-bd05201dd172.jpg</text:a>
']</text:p>
      <text:p text:style-name="P4">
Tags: ['АГРЕСІЯ РФ', 'ВИБУХОНЕБЕЗПЕЧНІ ПРЕДМЕТИ', 'ДСНС УКРАЇНИ', 'РОЗМІНУВАННЯ']</text:p>
      <text:p text:style-name="P4">
Category: News</text:p>
      <!--METADATA-->
      <text:p text:style-name="P4">
<draw:frame draw:style-name="fr1" draw:name="Image373" text:anchor-type="as-char" svg:width="6.9236in" svg:height="4.32725in" draw:z-index="0">
<draw:image xlink:href="../Images/AРМІЯINFORM/2023-04-26T51-00-00-04-00/626bf4da61ec9.jpe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залучалися 141 раз до виконання завдань з розмінування.</text:p>
      <text:p text:style-name="P4">
Про це <text:a xlink:type="simple" xlink:href="https://dsns.gov.ua/uk/news/nadzvicaini-podiyi/operativna-informaciia-shhodo-roboti-pirotexnicnix-pidrozdiliv-dsns-ukrayini-39" text:style-name="Internet_20_link" text:visited-style-name="Visited_20_Internet_20_Link">
повідомляє</text:a>
 ДСНСУкраїни.</text:p>
      <text:p text:style-name="P4">
Піротехнічними підрозділами виявлено, вилучено і знешкоджено 499вибухонебезпечних предметів, зокрема 4 авіаційних бомби, обстежено територіюплощею 97 гектарів.</text:p>
      <text:p text:style-name="P4">
Найчастіше піротехнічні підрозділи працювали: в Харківській області 17 270разів, Київщині — 7 492, Донеччині — 4 888, Миколаївщині — 4 592, Чернігівщині— 4 524, Херсонщині — 4 390, Сумщині — 1 871, Черкащині — 1 085.</text:p>
      <text:p text:style-name="P4">
<text:span text:style-name="T4">
Довідково:</text:span>
 Всього з початку широкомасштабного військового вторгненняросійської федерації на території України знешкоджено 350 396вибухонебезпечних предметів та 2 891 кг вибухової речовини, зокрема 2 216авіаційних бомб. Обстежено територію площею близько 83 334 гектари.</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74" text:anchor-type="as-char" svg:width="6.9236in" svg:height="5.804039in" draw:z-index="0">
<draw:image xlink:href="../Images/AРМІЯINFORM/2023-04-26T51-00-00-04-00/5a657d58-db4e-4e85-9f55-bd05201dd172.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26/pirotehniky-za-dobu-zneshkodyly-4-aviabomby-i-majzhe-500-vybuhonebezpechnyh-predmetiv/" text:style-name="Internet_20_link" text:visited-style-name="Visited_20_Internet_20_Link">
https://armyinform.com.ua/2023/04/26/pirotehniky-za-dobu-zneshkodyly-4-aviabomby-i-majzhe-500-vybuhonebezpechnyh-predmetiv/</text:a>
</text:p>
      <!--NEWS-->
      <text:h text:style-name="P10" text:outline-level="1">
<text:span text:style-name="T4">
Британія передала Україні тисячі снарядів до танків Challenger 2, зокрема — зі збідненим ураном</text:span>
</text:h>
      <text:p text:style-name="P4">
Author: ['АРМІЯINFORM']</text:p>
      <text:p text:style-name="P4">
Time: 2023-04-26T52:00:00-04:00</text:p>
      <text:p text:style-name="P4">
Description: Велика Британія відправила в Україну тисячі боєприпасів до танків Challenger 2, зокрем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epleted.jpg" text:style-name="Internet_20_link" text:visited-style-name="Visited_20_Internet_20_Link">
depleted.jpg</text:a>
', '<text:a xlink:type="simple" xlink:href="https://armyinform.com.ua/wp-content/uploads/2023/04/chellenger2-info2-1536x1132-2.jpg" text:style-name="Internet_20_link" text:visited-style-name="Visited_20_Internet_20_Link">
chellenger2-info2-1536x1132-2.jpg</text:a>
']</text:p>
      <text:p text:style-name="P4">
Tags: ['CHALLENGER 2', 'ДОПОМОГА ПАРТНЕРІВ', 'СВІТ ПІДТРИМУЄ УКРАЇНУ', 'УКРАЇНА - ВЕЛИКА БРИТАНІЯ']</text:p>
      <text:p text:style-name="P4">
Category: News</text:p>
      <!--METADATA-->
      <text:p text:style-name="P4">
<draw:frame draw:style-name="fr1" draw:name="Image375" text:anchor-type="as-char" svg:width="6.9236in" svg:height="3.894525in" draw:z-index="0">
<draw:image xlink:href="../Images/AРМІЯINFORM/2023-04-26T52-00-00-04-00/depleted.jpg" xlink:type="simple" xlink:show="embed" xlink:actuate="onLoad" draw:mime-type="image/jpeg"/>
</draw:frame>
</text:p>
      <text:p text:style-name="P4">
Велика Британія відправила в Україну тисячі боєприпасів до танків <text:a xlink:type="simple" xlink:href="https://armyinform.com.ua/2023/01/23/tank-challenger-2-brytanskyj-kremeznyj-panczyrnyk-shho-kydaye-vyklyk/" text:style-name="Internet_20_link" text:visited-style-name="Visited_20_Internet_20_Link">
Challenger2</text:a>
, зокрема — бронебійні снаряди зізбідненим ураном.</text:p>
      <text:p text:style-name="P4">
Про це йдеться у <text:a xlink:type="simple" xlink:href="https://questions-statements.parliament.uk/written-questions/detail/2023-04-18/181335" text:style-name="Internet_20_link" text:visited-style-name="Visited_20_Internet_20_Link">
відповіді</text:a>
оборонного відомства Сполученого Королівства на запитання депутата КенніМакаскілла про кількість поставлених снарядів Україні.</text:p>
      <text:p text:style-name="P4">
«З міркувань оперативної безпеки ми не даватимемо коментарів щодо показниківвикористання поставлених комплектів», — повідомив заступник міністра оборониВеликої Британії Джеймс Хіппі.</text:p>
      <text:p text:style-name="P4">
<draw:frame draw:style-name="fr1" draw:name="Image376" text:anchor-type="as-char" svg:width="6.9236in" svg:height="5.100385in" draw:z-index="0">
<draw:image xlink:href="../Images/AРМІЯINFORM/2023-04-26T52-00-00-04-00/chellenger2-info2-1536x1132-2.jpg" xlink:type="simple" xlink:show="embed" xlink:actuate="onLoad" draw:mime-type="image/jpeg"/>
</draw:frame>
</text:p>
      <text:p text:style-name="P4">
<text:span text:style-name="T4">
Для довідки:</text:span>
 використання збідненого урану в боєприпасах пов’язане звисокою масовою щільністю і здатністю до самозапалення при подрібненні,завдяки чому снаряди зі збідненим ураном<text:a xlink:type="simple" xlink:href="https://armyinform.com.ua/2023/03/27/yak-nyni-vykorystovuyut-zbidnenyj-uran-u-voyennyh-czilyah/" text:style-name="Internet_20_link" text:visited-style-name="Visited_20_Internet_20_Link">
забезпечують</text:a>
 високу бронебійну дію і спричиняютьсуттєві руйнування.</text:p>
      <text:p text:style-name="P4">
Source: <text:a xlink:type="simple" xlink:href="https://armyinform.com.ua/2023/04/26/brytaniya-peredala-ukrayini-tysyachi-snaryadiv-do-tankiv-challenger-2-zokrema-zi-zbidnenym-uranom/" text:style-name="Internet_20_link" text:visited-style-name="Visited_20_Internet_20_Link">
https://armyinform.com.ua/2023/04/26/brytaniya-peredala-ukrayini-tysyachi-snaryadiv-do-tankiv-challenger-2-zokrema-zi-zbidnenym-uranom/</text:a>
</text:p>
      <!--NEWS-->
      <text:h text:style-name="P10" text:outline-level="1">
<text:span text:style-name="T4">
122 населені пункти України обстріляла армія рф за добу</text:span>
</text:h>
      <text:p text:style-name="P4">
Author: ['АРМІЯINFORM']</text:p>
      <text:p text:style-name="P4">
Time: 2023-04-26T53: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6fcd9af-b596-4cd0-bb84-9ceeecfd25d2.jpg" text:style-name="Internet_20_link" text:visited-style-name="Visited_20_Internet_20_Link">
06fcd9af-b596-4cd0-bb84-9ceeecfd25d2.jpg</text:a>
']</text:p>
      <text:p text:style-name="P4">
Tags: ['MILITARY MEDIA CENTER', 'ХАРКІВСЬКИЙ ТРИБУНАЛ']</text:p>
      <text:p text:style-name="P4">
Category: News</text:p>
      <!--METADATA-->
      <text:p text:style-name="P4">
<draw:frame draw:style-name="fr1" draw:name="Image377" text:anchor-type="as-char" svg:width="6.9236in" svg:height="5.199596in" draw:z-index="0">
<draw:image xlink:href="../Images/AРМІЯINFORM/2023-04-26T53-00-00-04-00/06fcd9af-b596-4cd0-bb84-9ceeecfd25d2.jpg" xlink:type="simple" xlink:show="embed" xlink:actuate="onLoad" draw:mime-type="image/jpeg"/>
</draw:frame>
</text:p>
      <text:p text:style-name="P4">
Протягом минулої доби російські війська обстріляли територію <text:span text:style-name="T4">
8</text:span>
 областейУкраїни.</text:p>
      <text:p text:style-name="P4">
Про це <text:a xlink:type="simple" xlink:href="https://t.me/militarymediacenter/1787" text:style-name="Internet_20_link" text:visited-style-name="Visited_20_Internet_20_Link">
повідомля</text:a>
є Military MediaCenter.</text:p>
      <text:p text:style-name="P4">
«Загалом із різних видів озброєння (міномети, танки, артилерія, РСЗВ, ЗРК,БПЛА, тактична авіація) здійснено обстріли <text:span text:style-name="T4">
122</text:span>
 населених пунктів,підтверджено ураження <text:span text:style-name="T4">
102</text:span>
 об’єктів інфраструктури», — йдеться уповідомленні.</text:p>
      <text:p text:style-name="P4">
За попередньою інформацією, <text:span text:style-name="T4">
2</text:span>
 особи загинули та <text:span text:style-name="T4">
16</text:span>
 поранено.</text:p>
      <text:p text:style-name="P4">
Source: <text:a xlink:type="simple" xlink:href="https://armyinform.com.ua/2023/04/26/122-naselenyh-punktiv-ukrayiny-obstrilyala-armiya-rf-za-dobu/" text:style-name="Internet_20_link" text:visited-style-name="Visited_20_Internet_20_Link">
https://armyinform.com.ua/2023/04/26/122-naselenyh-punktiv-ukrayiny-obstrilyala-armiya-rf-za-dobu/</text:a>
</text:p>
      <!--NEWS-->
      <text:h text:style-name="P10" text:outline-level="1">
<text:span text:style-name="T4">
Президент України нагадав про катастрофу на ЧАЕС і закликав світ не допустити нової трагедії через дії росії</text:span>
</text:h>
      <text:p text:style-name="P4">
Author: ['АРМІЯINFORM']</text:p>
      <text:p text:style-name="P4">
Time: 2023-04-26T54:00:00-04:00</text:p>
      <text:p text:style-name="P4">
Description: 37 років тому аварія на Чорнобильській атомній станції залишила величезний шрам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2827-1_large.jpg" text:style-name="Internet_20_link" text:visited-style-name="Visited_20_Internet_20_Link">
132827-1_large.jpg</text:a>
']</text:p>
      <text:p text:style-name="P4">
Tags: ['ВОЛОДИМИР ЗЕЛЕНСЬКИЙ', 'ЧОРНОБИЛЬСЬКА АЕС']</text:p>
      <text:p text:style-name="P4">
Category: News</text:p>
      <!--METADATA-->
      <text:p text:style-name="P4">
<draw:frame draw:style-name="fr1" draw:name="Image378" text:anchor-type="as-char" svg:width="6.9236in" svg:height="4.851574in" draw:z-index="0">
<draw:image xlink:href="../Images/AРМІЯINFORM/2023-04-26T54-00-00-04-00/132827-1_large.jpg" xlink:type="simple" xlink:show="embed" xlink:actuate="onLoad" draw:mime-type="image/jpeg"/>
</draw:frame>
</text:p>
      <text:p text:style-name="P4">
37 років тому <text:a xlink:type="simple" xlink:href="https://armyinform.com.ua/2023/04/26/37-rokiv-tomu-stalasya-odna-z-najstrashnishyh-katastrof-v-istoriyi-lyudstva/" text:style-name="Internet_20_link" text:visited-style-name="Visited_20_Internet_20_Link">
аварія</text:a>
 наЧорнобильській атомній станції залишила величезний шрам для всього світу.Витік радіації перетворив колись затишну й розвинену територію на зонувідчуження.</text:p>
      <text:p text:style-name="P4">
Про це <text:a xlink:type="simple" xlink:href="https://t.me/V_Zelenskiy_official/6003" text:style-name="Internet_20_link" text:visited-style-name="Visited_20_Internet_20_Link">
наголосив</text:a>
 Президент УкраїниВолодимир Зеленський у Телеграм.</text:p>
      <text:p text:style-name="P4">
«Сьогодні 30-кілометрова зона навколо ЧАЕС залишається небезпечним місцем ізвисокою концентрацією радіації», — заявив глава держави.</text:p>
      <text:p text:style-name="P4">
Він нагадав, що минулого року окупант не тільки захопив атомну станцію, а йзнову наразив на небезпеку весь світ. Минув більше ніж рік з моментузвільнення. Наукові та безпекові підприємства в зоні ЧАЕС уже повернулися донормального режиму роботи.</text:p>
      <text:p text:style-name="P4">
«Україна та світ заплатили високу ціну за ліквідацію наслідків катастрофи, якатриває й донині. Ми маємо зробити все, щоб не дати державі-терористу жодногошансу використовувати об’єкти атомної енергетики для шантажу України й цілогосвіту», — зазначив Володимир Зеленський.</text:p>
      <text:p text:style-name="P4">
Source: <text:a xlink:type="simple" xlink:href="https://armyinform.com.ua/2023/04/26/prezydent-ukrayiny-nagadav-pro-katastrofu-na-chaes-i-zaklykav-svit-ne-dopustyty-novoyi-tragediyi-cherez-diyi-rosiyi/" text:style-name="Internet_20_link" text:visited-style-name="Visited_20_Internet_20_Link">
https://armyinform.com.ua/2023/04/26/prezydent-ukrayiny-nagadav-pro-katastrofu-na-chaes-i-zaklykav-svit-ne-dopustyty-novoyi-tragediyi-cherez-diyi-rosiyi/</text:a>
</text:p>
      <!--NEWS-->
      <text:h text:style-name="P10" text:outline-level="1">
<text:span text:style-name="T4">
В Італії розпочалася конференція з відбудови України</text:span>
</text:h>
      <text:p text:style-name="P4">
Author: ['АРМІЯINFORM']</text:p>
      <text:p text:style-name="P4">
Time: 2023-04-26T55:00:00-04:00</text:p>
      <text:p text:style-name="P4">
Description: У Римі розпочала роботу двостороння конференція з відбудови України.    Про це йдетьс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xresdefault-2.jpg" text:style-name="Internet_20_link" text:visited-style-name="Visited_20_Internet_20_Link">
maxresdefault-2.jpg</text:a>
']</text:p>
      <text:p text:style-name="P4">
Tags: ['ВІДНОВЛЕННЯ УКРАЇНИ', 'ДОПОМОГА ПАРТНЕРІВ', 'ІТАЛІЯ', 'КОНФЕРЕНЦІЯ', 'СВІТ ПІДТРИМУЄ УКРАЇНУ']</text:p>
      <text:p text:style-name="P4">
Category: News</text:p>
      <!--METADATA-->
      <text:p text:style-name="P4">
<draw:frame draw:style-name="fr1" draw:name="Image379" text:anchor-type="as-char" svg:width="6.9236in" svg:height="3.894525in" draw:z-index="0">
<draw:image xlink:href="../Images/AРМІЯINFORM/2023-04-26T55-00-00-04-00/maxresdefault-2.jpg" xlink:type="simple" xlink:show="embed" xlink:actuate="onLoad" draw:mime-type="image/jpeg"/>
</draw:frame>
</text:p>
      <text:p text:style-name="P4">
У Римі розпочала роботу двостороння конференція з відбудови України.</text:p>
      <text:p text:style-name="P4">
Про це йдеться у<text:a xlink:type="simple" xlink:href="https://www.esteri.it/it/sala_stampa/archivionotizie/comunicati/2023/04/nota-di-inquadramento-conferenza-bilaterale-sulla-ricostruzione-dellucraina/" text:style-name="Internet_20_link" text:visited-style-name="Visited_20_Internet_20_Link">
повідомленні</text:a>
пресслужби італійського уряду.</text:p>
      <text:p text:style-name="P4">
Захід, у якому візьмуть участь представники ділового світу, торговельнихасоціацій та головних міжнародних фінансових установ, дає можливість отриматибезпосередньо від української влади інформацію про потреби, необхідні длявідновлення країни, і дозволити італійському уряду, організаціям та компаніямсформулювати конкретні пропозиції щодо задоволення потреб Києва як укороткостроковій, так і в середньостроковій перспективі.</text:p>
      <text:p text:style-name="P4">
«Я пишаюся роботою, яку ми виконали для підготовки конференції з відновленняУкраїни. Італійські компанії з їх підприємницьким духом і своїм ноу-хау втаких секторах, як інфраструктура, енергетика, агробізнес, охорона здоров’я,цифрові технології, космос і металургія зможуть зробити істотний внесок увідбудову країни», — заявив віцепрем’єр-міністр і міністр закордонних справІталії Антоніо Таяні.</text:p>
      <text:p text:style-name="P4">
За його словами, це процес, який справді можна розпочати, не чекаючизакінчення війни.</text:p>
      <text:p text:style-name="P4">
«Це питання не просто відбудувати Україну, а відбудувати її кращою, за логікоюbuild back better, пришвидшити її просування на європейському шляху», — додавАнтоніо Таяні.</text:p>
      <text:p text:style-name="P4">
З українського боку будуть присутні міністри, відповідальні за питаннявідновлення України, зокрема міністр закордонних справ Дмитро Кулеба тавіцепрем'єр-міністр — міністр економіки Юлія Свириденко.</text:p>
      <text:p text:style-name="P4">
До Риму вже <text:a xlink:type="simple" xlink:href="https://t.me/Denys_Smyhal/5081" text:style-name="Internet_20_link" text:visited-style-name="Visited_20_Internet_20_Link">
прибув</text:a>
 Прем’єр-міністр УкраїниДенис Шмигаль. Він проведе зустрічі з італійським президентом, головою урядута міністром оборони Італії, а також із головами палат італійськогоПарламенту.</text:p>
      <text:p text:style-name="P4">
«Плануємо підписати низку двосторонніх документів, які сприятимуть відновленнюУкраїни. Разом із партнерами формуємо міцну та непохитну підтримку України усвіті та залучаємо іноземний бізнес до відбудови нашої країни», — резюмувавДенис Шмигаль.</text:p>
      <text:p text:style-name="P4">
Source: <text:a xlink:type="simple" xlink:href="https://armyinform.com.ua/2023/04/26/v-italiyi-rozpochalasya-konferencziya-z-vidbudovy-ukrayiny/" text:style-name="Internet_20_link" text:visited-style-name="Visited_20_Internet_20_Link">
https://armyinform.com.ua/2023/04/26/v-italiyi-rozpochalasya-konferencziya-z-vidbudovy-ukrayiny/</text:a>
</text:p>
      <!--NEWS-->
      <text:h text:style-name="P10" text:outline-level="1">
<text:span text:style-name="T4">
Міністр оборони Британії закликав прискорити доставку військової допомоги Україні</text:span>
</text:h>
      <text:p text:style-name="P4">
Author: ['АРМІЯINFORM']</text:p>
      <text:p text:style-name="P4">
Time: 2023-04-26T56:00:00-04:00</text:p>
      <text:p text:style-name="P4">
Description: Міністр оборони Великої Британії Бен Воллес закликав своїх колег прискорити до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01882_1191373288248430_5528288568826583788_n.jpg" text:style-name="Internet_20_link" text:visited-style-name="Visited_20_Internet_20_Link">
343101882_1191373288248430_5528288568826583788_n.jpg</text:a>
', '<text:a xlink:type="simple" xlink:href="https://armyinform.com.ua/wp-content/uploads/2023/04/343068456_751201453153731_2305556026887038482_n-e1682494335490.jpg" text:style-name="Internet_20_link" text:visited-style-name="Visited_20_Internet_20_Link">
343068456_751201453153731_2305556026887038482_n-e1682494335490.jpg</text:a>
']</text:p>
      <text:p text:style-name="P4">
Tags: ['ВЕЛИКА БРИТАНІЯ', 'ГЕНШТАБ ЗС УКРАЇНИ']</text:p>
      <text:p text:style-name="P4">
Category: News</text:p>
      <!--METADATA-->
      <text:p text:style-name="P4">
<draw:frame draw:style-name="fr1" draw:name="Image380" text:anchor-type="as-char" svg:width="6.9236in" svg:height="3.95081in" draw:z-index="0">
<draw:image xlink:href="../Images/AРМІЯINFORM/2023-04-26T56-00-00-04-00/343101882_1191373288248430_5528288568826583788_n.jpg" xlink:type="simple" xlink:show="embed" xlink:actuate="onLoad" draw:mime-type="image/jpeg"/>
</draw:frame>
NATO Secretary General Jens Stoltenberg attending the Ukraine Defense ContactGroup meeting</text:p>
      <text:p text:style-name="P4">
Міністр оборони Великої Британії Бен Воллес закликав своїх колег прискоритидоставку пакетів військової допомоги на знак демонстрації постійної єдності вміжнародній підтримці України.</text:p>
      <text:p text:style-name="P4">
Про це<text:a xlink:type="simple" xlink:href="https%3A%2F%2Fwww.facebook.com%2FGeneralStaff.ua%2Fposts%2Fpfbid02PqRQgyhVZgCUhj9d28jmkhMzCjmoZqfJSMLT7Ybv4Fd9sMCiSNNH4NQR2ofPrbJMl&amp;show_text=true&amp;width=500" text:style-name="Internet_20_link" text:visited-style-name="Visited_20_Internet_20_Link">
повідомляє</text:a>
Генеральний штаб ЗСУ.</text:p>
      <text:p text:style-name="P4">
«Міжнародна підтримка України зростає. На зустрічі перебуває більше країн, ніжбудь-коли. Пожертви зростають, і їх доставка прискорюється. Мипідтримуватимемо Україну стільки, скільки потрібно», — сказав він.</text:p>
      <text:p text:style-name="P4">
Водночас Бен Воллес закликав своїх колег-міністрів оборони прискорити доставкупакетів військової допомоги на знак демонстрації постійної міжнародноїпідтримки України.</text:p>
      <text:p text:style-name="P4">
За його словами, Велика Британія може пишатися підтримкою України.</text:p>
      <text:p text:style-name="P4">
«Ми забезпечуємо незліченну кількість хоробрих українців бойовою підготовкою,спорядженням і боєприпасами, які терміново необхідні для відбиття варварськоговторгнення росії», — додав він.</text:p>
      <text:p text:style-name="P4">
<draw:frame draw:style-name="fr1" draw:name="Image381" text:anchor-type="as-char" svg:width="6.9236in" svg:height="3.735556in" draw:z-index="0">
<draw:image xlink:href="../Images/AРМІЯINFORM/2023-04-26T56-00-00-04-00/343068456_751201453153731_2305556026887038482_n-e1682494335490.jpg" xlink:type="simple" xlink:show="embed" xlink:actuate="onLoad" draw:mime-type="image/jpeg"/>
</draw:frame>
</text:p>
      <text:p text:style-name="P4">
На сьогодні Велика Британія поставила понад 10 тис. протитанкових ракет, 200тис. артилерійських боєприпасів, сотні зенітних установок, самохіднихартилерійських установок і понад 200 тис. одиниць нелетального обладнання,включно зі спецодягом для екстремальних холодів, обладнанням для виявлення мінта промисловими потужними генераторами.</text:p>
      <text:p text:style-name="P4">
Source: <text:a xlink:type="simple" xlink:href="https://armyinform.com.ua/2023/04/26/ministr-oborony-brytaniyi-zaklykav-pryskoryty-dostavku-vijskovoyi-dopomogy-ukrayini/" text:style-name="Internet_20_link" text:visited-style-name="Visited_20_Internet_20_Link">
https://armyinform.com.ua/2023/04/26/ministr-oborony-brytaniyi-zaklykav-pryskoryty-dostavku-vijskovoyi-dopomogy-ukrayini/</text:a>
</text:p>
      <!--NEWS-->
      <text:h text:style-name="P10" text:outline-level="1">
<text:span text:style-name="T4">
Про першочергові кроки після деокупації Криму: у Києві відбувся молодіжний форум «Крим Wave»</text:span>
</text:h>
      <text:p text:style-name="P4">
Author: ['Світлана Кирган']</text:p>
      <text:p text:style-name="P4">
Time: 2023-04-26T57:00:00-04:00</text:p>
      <text:p text:style-name="P4">
Description: Реінтеграція Криму надзвичайно важливе завдання для України. У процесі реінтеграції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3.jpg" text:style-name="Internet_20_link" text:visited-style-name="Visited_20_Internet_20_Link">
golovna-53.jpg</text:a>
', '<text:a xlink:type="simple" xlink:href="https://armyinform.com.ua/wp-content/uploads/2023/04/foto-2-17.jpg" text:style-name="Internet_20_link" text:visited-style-name="Visited_20_Internet_20_Link">
foto-2-17.jpg</text:a>
', '<text:a xlink:type="simple" xlink:href="https://armyinform.com.ua/wp-content/uploads/2023/04/7-26.jpg" text:style-name="Internet_20_link" text:visited-style-name="Visited_20_Internet_20_Link">
7-26.jpg</text:a>
', '<text:a xlink:type="simple" xlink:href="https://armyinform.com.ua/wp-content/uploads/2023/04/8-24.jpg" text:style-name="Internet_20_link" text:visited-style-name="Visited_20_Internet_20_Link">
8-24.jpg</text:a>
']</text:p>
      <text:p text:style-name="P4">
Tags: ['ВТОРГНЕННЯ РФ', 'КРИМ - ЦЕ УКРАЇНА']</text:p>
      <text:p text:style-name="P4">
Category: News</text:p>
      <!--METADATA-->
      <text:p text:style-name="P4">
<draw:frame draw:style-name="fr1" draw:name="Image382" text:anchor-type="as-char" svg:width="6.9236in" svg:height="4.615733in" draw:z-index="0">
<draw:image xlink:href="../Images/AРМІЯINFORM/2023-04-26T57-00-00-04-00/golovna-53.jpg" xlink:type="simple" xlink:show="embed" xlink:actuate="onLoad" draw:mime-type="image/jpeg"/>
</draw:frame>
</text:p>
      <text:p text:style-name="P4">
Реінтеграція Криму надзвичайно важливе завдання для України. У процесіреінтеграції Криму ключову роль відіграватиме молодь, тому вже зараз необхідномобілізувати їхній потенціал та досвід. Під час форуму «Крим Wave» експерти зполітичної, економічної, культурно-інформаційної та інших сфер провеливідкриті дискусії та діалоги з політично активною молоддю.</text:p>
      <text:p text:style-name="P4">
У рамках форуму відбулися панельні дискусії на тему звільнення, реінтеграції,економічного, культурного відновлення Криму, а також про соціалізацію жителівпівострова після 9-річної окупації.</text:p>
      <text:p text:style-name="P4">
<draw:frame draw:style-name="fr1" draw:name="Image383" text:anchor-type="as-char" svg:width="6.9236in" svg:height="4.615733in" draw:z-index="0">
<draw:image xlink:href="../Images/AРМІЯINFORM/2023-04-26T57-00-00-04-00/foto-2-17.jpg" xlink:type="simple" xlink:show="embed" xlink:actuate="onLoad" draw:mime-type="image/jpeg"/>
</draw:frame>
</text:p>
      <text:p text:style-name="P4">
— У рамках робочої групи ми розглядали як будуть працювати держоргани в Кримупісля деокупації. Одразу скажу, що наша візія — нардепів, представниківдержорганів — така, що звичайно, спочатку в Криму має бути створена військоваадміністрація. Потім має відбутися перехід до військово-цивільноїадміністрації, далі — вибори і перехід до цивільного життя. Для нас дужеважливо, щоб до цього були залучені молоді люди. Вони мають стати кадрамивідбудови, які поїдуть на Кримський півострів і будуть відбудовувати наш Крим, — зазначила Таміла Ташева.</text:p>
      <text:p text:style-name="P4">
<draw:frame draw:style-name="fr1" draw:name="Image384" text:anchor-type="as-char" svg:width="6.9236in" svg:height="6.49246in" draw:z-index="0">
<draw:image xlink:href="../Images/AРМІЯINFORM/2023-04-26T57-00-00-04-00/7-26.jpg" xlink:type="simple" xlink:show="embed" xlink:actuate="onLoad" draw:mime-type="image/jpeg"/>
</draw:frame>
</text:p>
      <text:p text:style-name="P4">
На заході також був присутній заступник міністра з питань реінтеграціїтимчасово окупованих територій Анатолій Стельмах, який розповів про першіперших кроки, які зробить Україна в Криму після його деокупації.</text:p>
      <text:p text:style-name="P4">
— Ми працюємо над першими кроками, які будуть зроблені після звільненняКримського півострова. Перший із них — це, безперечно, забезпечення безпекигромадян, які там проживають. Другий — демілітаризація півострова відросійських баз. Третій крок — притягнення винних до відповідальності. Люди,які вчиняли кримінальні злочини стосовно нашої держави, будуть притягнуті довідповідальності. А ті, хто незаконно прибув на півострів, мають йогозалишити, ми їх будемо видворяти. Наступний крок — відновлення органівдержавної влади. Також, ми маємо зробити так, аби російські ЗМІ не панували уКриму. Там має бути чесна думка української влади, повинні мати доступіноземні ЗМІ. Люди мають перестати жити у вакуумі російської пропаганди, —сказав Анатолій Стельмах.</text:p>
      <text:p text:style-name="P4">
<draw:frame draw:style-name="fr1" draw:name="Image385" text:anchor-type="as-char" svg:width="6.9236in" svg:height="4.863829in" draw:z-index="0">
<draw:image xlink:href="../Images/AРМІЯINFORM/2023-04-26T57-00-00-04-00/8-24.jpg" xlink:type="simple" xlink:show="embed" xlink:actuate="onLoad" draw:mime-type="image/jpeg"/>
</draw:frame>
</text:p>
      <text:p text:style-name="P4">
Він додав, що для того аби відновити органи державної влади на півострові,Мінреінтеграції спільно із Представництвом Президента в АРК та ОфісомПрезидента працює над нормативно-правовим актом щодо створення кадровогорезерву. Анатолій Стельмах розповів, що при органах державної влади будутьскладатися списки людей, які узагальнюватиме Агенція з питань державноїслужби. Таким чином буде створено реєстр працівників, які направлятимуться доКриму після його деокопуації. Він зазначив, що всі посади в Криму мають бутизайняті професійними людьми і, безперечно, патріотами.</text:p>
      <text:p text:style-name="P4">
Безумовно, учасники форуму зазначають, що реінтеграція Криму — складнийпроцес, але це надзвичайно важлива задача для України в цілому. Саме тому,необхідно мобілізувати українську молодь, адже їх потенціал, та професіоналізмбудуть відігравати ключову роль у цьому процесі.</text:p>
      <text:p text:style-name="P4">
<text:span text:style-name="T5">
Фото автора</text:span>
</text:p>
      <text:p text:style-name="P4">
Source: <text:a xlink:type="simple" xlink:href="https://armyinform.com.ua/2023/04/26/pershochergovi-kroky-pislya-deokupacziyi-krymu-u-kyyevi-vidbuvsya-molodizhnyj-forum-krym-wave/" text:style-name="Internet_20_link" text:visited-style-name="Visited_20_Internet_20_Link">
https://armyinform.com.ua/2023/04/26/pershochergovi-kroky-pislya-deokupacziyi-krymu-u-kyyevi-vidbuvsya-molodizhnyj-forum-krym-wave/</text:a>
</text:p>
      <!--NEWS-->
      <text:h text:style-name="P10" text:outline-level="1">
<text:span text:style-name="T4">
На Сумщині Сили оборони посилюють захист критичних об’єктів цивільної інфраструктури</text:span>
</text:h>
      <text:p text:style-name="P4">
Author: ['АРМІЯINFORM']</text:p>
      <text:p text:style-name="P4">
Time: 2023-04-26T58:00:00-04:00</text:p>
      <text:p text:style-name="P4">
Description: Під час робочої поїздки до підрозділів, які утримують оборону Сум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3.jpg" text:style-name="Internet_20_link" text:visited-style-name="Visited_20_Internet_20_Link">
bez-imeni-13.jpg</text:a>
']</text:p>
      <text:p text:style-name="P4">
Tags: ['ВТОРГНЕННЯ РФ', 'СЕРГІЙ НАЄВ', 'СУМЩИНА']</text:p>
      <text:p text:style-name="P4">
Category: News</text:p>
      <!--METADATA-->
      <text:p text:style-name="P4">
<draw:frame draw:style-name="fr1" draw:name="Image386" text:anchor-type="as-char" svg:width="6.9236in" svg:height="3.952222in" draw:z-index="0">
<draw:image xlink:href="../Images/AРМІЯINFORM/2023-04-26T58-00-00-04-00/bez-imeni-13.jpg" xlink:type="simple" xlink:show="embed" xlink:actuate="onLoad" draw:mime-type="image/jpeg"/>
</draw:frame>
</text:p>
      <text:p text:style-name="P4">
Під час робочої поїздки до підрозділів, які утримують оборону Сумськоїобласті, командувач Об’єднаних Сил Збройних Сил України генерал-лейтенантСергій Наєв провів зустріч з командирами підрозділів, ознайомився з умоваминесення служби та виконання бойових завдань, перевірив фортифікаційнеобладнання та облаштування загороджень прикордонного регіону.</text:p>
      <text:p text:style-name="P4">
Про це <text:a xlink:type="simple" xlink:href="https://fb.watch/k8xT_M0GN2/" text:style-name="Internet_20_link" text:visited-style-name="Visited_20_Internet_20_Link">
повідомляє</text:a>
 служба зв’язків згромадськістю Командування Об'єднаних Сил ЗС України.</text:p>
      <text:p text:style-name="P4">
«Під час зустрічі з командирами підрозділів окреслив низку конкретних заходів,спрямованих на забезпечення обороноздатності території та миттєвого реагуванняна ворожі обстріли, — наголосив командувач. — Окрім того, обговорили питанняоблаштування комплексного містечка психологічної й тактичної підготовкипідрозділів, програма якої побудована на основі вивчення досвіду веденнябойових дій противником, що наразі відбуваються на сході країни. Такі навчаннявже запроваджені в інших напрямках Північної операційної зони».</text:p>
      <text:p text:style-name="P4">
За словами генерал-лейтенанта Сергія Наєва, фортифікаційне обладнання таоблаштування загороджень на Сумському напрямку свідчить про зміцнення оборониприкордоння області. Крім того, тут цілеспрямовано займаються удосконаленнямвійськової майстерності військовослужбовців.</text:p>
      <text:p text:style-name="P4">
Він також зазначив, що військові, які боронять цей напрямок, дуже вмотивовані,знають своє бойове завдання й успішно його виконують.</text:p>
      <text:p text:style-name="P4">
Під час робочої поїздки командувач передав у військові підрозділитериторіальної оборони генератори, маскувальні комплекти, виготовленіблагодійним фондом «Руєвит» (м. Рівне), а також приціли та прилади нічногобачення, надані клінікою «Охматдит» за кошти, зібрані під час акції до річниціпочатку широкомасштабного вторгнення в Україну.</text:p>
      <text:p text:style-name="P4">
Крім того, генерал-лейтенант Сергій Наєв поспілкувався з мешканцямиприкордонних районів, які щодня потерпають від обстрілів ворога, адже Сумщинамає найдовший кордон із російською федерацією — 564 км. Він пояснив, що длякомандування Об’єднаних Сил ЗС України питання удосконалення захистуцивільного населення є пріоритетним.</text:p>
      <text:p text:style-name="P4">
Source: <text:a xlink:type="simple" xlink:href="https://armyinform.com.ua/2023/04/26/na-sumshhyni-syly-oborony-posylyuyut-zahyst-krytychnyh-obyektiv-czyvilnoyi-infrastruktury/" text:style-name="Internet_20_link" text:visited-style-name="Visited_20_Internet_20_Link">
https://armyinform.com.ua/2023/04/26/na-sumshhyni-syly-oborony-posylyuyut-zahyst-krytychnyh-obyektiv-czyvilnoyi-infrastruktury/</text:a>
</text:p>
      <!--NEWS-->
      <text:h text:style-name="P10" text:outline-level="1">
<text:span text:style-name="T4">
кремль масово переселяє на тимчасово окуповану територію України людей різних національностей з рф — Ганна Маляр</text:span>
</text:h>
      <text:p text:style-name="P4">
Author: ['АРМІЯINFORM']</text:p>
      <text:p text:style-name="P4">
Time: 2023-04-26T59:00:00-04:00</text:p>
      <text:p text:style-name="P4">
Description: Країна-агресор намагається вплинути на зміну етнічного складу населення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hoto_2022-10-27_11-29-46-e1668072464945.jpg" text:style-name="Internet_20_link" text:visited-style-name="Visited_20_Internet_20_Link">
photo_2022-10-27_11-29-46-e1668072464945.jpg</text:a>
']</text:p>
      <text:p text:style-name="P4">
Tags: ['STOPRUSSIA', 'АГРЕСІЯ РФ', 'ГАННА МАЛЯР']</text:p>
      <text:p text:style-name="P4">
Category: News</text:p>
      <!--METADATA-->
      <text:p text:style-name="P4">
<draw:frame draw:style-name="fr1" draw:name="Image387" text:anchor-type="as-char" svg:width="6.9236in" svg:height="4.119542in" draw:z-index="0">
<draw:image xlink:href="../Images/AРМІЯINFORM/2023-04-26T59-00-00-04-00/photo_2022-10-27_11-29-46-e1668072464945.jpg" xlink:type="simple" xlink:show="embed" xlink:actuate="onLoad" draw:mime-type="image/jpeg"/>
</draw:frame>
 ГаннаМаляр. Фото: Дмитро Юрченко / АрміяInform</text:p>
      <text:p text:style-name="P4">
Країна-агресор намагається вплинути на зміну етнічного складу населеннятимчасово окупованої території України. Найбільш активно заходи проводяться уЛуганській області.</text:p>
      <text:p text:style-name="P4">
Про це <text:a xlink:type="simple" xlink:href="https://t.me/annamaliar/672" text:style-name="Internet_20_link" text:visited-style-name="Visited_20_Internet_20_Link">
повідомила</text:a>
 заступниця Міністра оборониУкраїни Ганна Маляр.</text:p>
      <text:p text:style-name="P4">
«З цією метою урядом рф ініційовано масштабне переселення з віддаленихрегіонів росії значної кількості осіб різних національностей, переважно —малозабезпечених верств населення», — зазначила Ганна Маляр.</text:p>
      <text:p text:style-name="P4">
За її словами, переселенцям з росії на тимчасово окупованій території Українивсіляко сприяють місцеві російські окупаційні адміністрації, які забезпечуютьнегайне розміщення сімей прибулих, працевлаштування, надання пільговихкредитів на придбання житла, розвиток бізнесу тощо.</text:p>
      <text:p text:style-name="P4">
«Водночас місцевих мешканців тимчасово окупованої території України, особливотих, які підозрюються в дотриманні проукраїнської позиції, російські окупантипід різноманітними приводами продовжують депортувати до рф. У такий спосібпротивник прагне знищити українську державність та національнусамоідентичність суспільства на тимчасово окупованих українських територіях»,— наголосила заступниця глави українського оборонного відомства.</text:p>
      <text:p text:style-name="P4">
Source: <text:a xlink:type="simple" xlink:href="https://armyinform.com.ua/2023/04/26/kreml-masovo-pereselyaye-na-tymchasovo-okupovanu-terytoriyu-ukrayiny-lyudej-riznyh-naczionalnostej-z-rf-ganna-malyar/" text:style-name="Internet_20_link" text:visited-style-name="Visited_20_Internet_20_Link">
https://armyinform.com.ua/2023/04/26/kreml-masovo-pereselyaye-na-tymchasovo-okupovanu-terytoriyu-ukrayiny-lyudej-riznyh-naczionalnostej-z-rf-ganna-malyar/</text:a>
</text:p>
      <!--NEWS-->
      <text:h text:style-name="P10" text:outline-level="1">
<text:span text:style-name="T4">
Dnipro, Dnipropetrovska Oblast(19:50). Red Alert: aerial threat. Sirens sounding. Take cover ...</text:span>
</text:h>
      <text:p text:style-name="P4">
Authors: liveuamap (Language: en)</text:p>
      <text:p text:style-name="P4">
Time: 2023-04-26T5:51:00</text:p>
      <text:p text:style-name="P4">
Location: Dnipro (Latitude:48.45861 Longtitude:35.03888)</text:p>
      <text:p text:style-name="P4">
Videos: []</text:p>
      <text:p text:style-name="P4">
Images: []</text:p>
      <text:p text:style-name="P4">
Tags: ["Europe", "Central and Eastern Europe"]</text:p>
      <text:p text:style-name="P4">
ID: 22558808</text:p>
      <!--METADATA-->
      <text:p text:style-name="P4">
Dnipro, Dnipropetrovska Oblast(19:50). Red Alert: aerial threat. Sirenssounding. Take cover now!</text:p>
      <text:p text:style-name="P4">
News Collection Link: <text:a xlink:type="simple" xlink:href="https://liveuamap.com/en/2023/26-april-dnipro-dnipropetrovska-oblast1950-reg" text:style-name="Internet_20_link" text:visited-style-name="Visited_20_Internet_20_Link">
https://liveuamap.com/en/2023/26-april-dnipro-dnipropetrovska-oblast1950-reg</text:a>
</text:p>
      <text:p text:style-name="P4">
Source: <text:a xlink:type="simple" xlink:href="https://t.me/suspilnednipro/14768" text:style-name="Internet_20_link" text:visited-style-name="Visited_20_Internet_20_Link">
https://t.me/suspilnednipro/14768</text:a>
</text:p>
      <!--NEWS-->
      <text:h text:style-name="P10" text:outline-level="1">
<text:span text:style-name="T4">
У Дніпрі лікарі врятували військового, якому куля влучила в голову</text:span>
</text:h>
      <text:p text:style-name="P4">
Author: ['АРМІЯINFORM']</text:p>
      <text:p text:style-name="P4">
Time: 2023-04-26T60:00:00-04:00</text:p>
      <text:p text:style-name="P4">
Description: У Дніпрі нейрохірурги успішно провели військовослужбовцю Збройних Сил України надсклад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36052_796273135264562_2770515531641955217_n.jpg" text:style-name="Internet_20_link" text:visited-style-name="Visited_20_Internet_20_Link">
343236052_796273135264562_2770515531641955217_n.jpg</text:a>
']</text:p>
      <text:p text:style-name="P4">
Tags: ['АГРЕСІЯ РФ', 'ВТОРГНЕННЯ РФ', 'ЛІКАРНЯ\xa0ІМЕНІ І.\xa0І.\xa0МЕЧНИКОВА', 'МОЗ', 'НЕЙРОХІРУРГІЧНИЙ МІКРОСКОП', 'СЕРГІЙ РИЖЕНКО']</text:p>
      <text:p text:style-name="P4">
Category: News</text:p>
      <!--METADATA-->
      <text:p text:style-name="P4">
<draw:frame draw:style-name="fr1" draw:name="Image388" text:anchor-type="as-char" svg:width="6.9236in" svg:height="4.740348in" draw:z-index="0">
<draw:image xlink:href="../Images/AРМІЯINFORM/2023-04-26T60-00-00-04-00/343236052_796273135264562_2770515531641955217_n.jpg" xlink:type="simple" xlink:show="embed" xlink:actuate="onLoad" draw:mime-type="image/jpeg"/>
</draw:frame>
</text:p>
      <text:p text:style-name="P4">
У Дніпрі нейрохірурги успішно провели військовослужбовцю Збройних Сил Українинадскладну операцію — витягнули з голови кулю й уламки потиличної кістки.</text:p>
      <text:p text:style-name="P4">
Про це<text:a xlink:type="simple" xlink:href="https://www.facebook.com/moz.ukr/posts/pfbid0GYLqB4kkVbVoHbqZU1HfxuK13HvjuAfw5UaBZ3yvkmGBpcfcnJRRKm7V6Rr3qSSvl" text:style-name="Internet_20_link" text:visited-style-name="Visited_20_Internet_20_Link">
повідомляє</text:a>
Міністерство охорони здоров'я України.</text:p>
      <text:p text:style-name="P4">
Військовослужбовець Руслан з Харківської області, проживав 5 км від ворожогокордону. 24 лютого 2022 року опинився в окупації. Два тижні хлопець, оминаючиворога та мінні поля, йшов до своїх. У першому ж територіальному центрікомплектування та соціальної підтримки записався добровольцем до лав ЗСУ.</text:p>
      <text:p text:style-name="P4">
10 квітня він отримав важке поранення в голову. Талановиті нейрохірургиДніпровської обласної клінічної лікарні ім. Мечникова зуміли філіграннопровести складну операцію за допомогою нейрохірургічного мікроскопа.</text:p>
      <text:p text:style-name="P4">
«Цей сучасний апарат разом з нейрохірургами Мечникова врятував сотні людськихжиттів», — каже головний лікар Дніпровської обласної клінічної лікарні ім.Мечникова Сергій Риженко.</text:p>
      <text:p text:style-name="P4">
Наразі захисник України прийшов до тями і незабаром їде на реабілітаційнелікування.</text:p>
      <text:p text:style-name="P4">
Source: <text:a xlink:type="simple" xlink:href="https://armyinform.com.ua/2023/04/26/u-dnipri-likari-vryatuvaly-vijskovogo-yakomu-kulya-vluchyla-v-golovu/" text:style-name="Internet_20_link" text:visited-style-name="Visited_20_Internet_20_Link">
https://armyinform.com.ua/2023/04/26/u-dnipri-likari-vryatuvaly-vijskovogo-yakomu-kulya-vluchyla-v-golovu/</text:a>
</text:p>
      <!--NEWS-->
      <text:h text:style-name="P10" text:outline-level="1">
<text:span text:style-name="T4">
Вибухи на військових об’єктах рф у Криму не порушують умов зернової угоди — ГУР</text:span>
</text:h>
      <text:p text:style-name="P4">
Author: ['АРМІЯINFORM']</text:p>
      <text:p text:style-name="P4">
Time: 2023-04-26T61:00:00-04:00</text:p>
      <text:p text:style-name="P4">
Description: Вибухи на військових об’єктах рф у тимчасово окупованому Криму жодним чином не поруш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6-01.jpg" text:style-name="Internet_20_link" text:visited-style-name="Visited_20_Internet_20_Link">
20230426-01.jpg</text:a>
']</text:p>
      <text:p text:style-name="P4">
Tags: ['ГУР МО УКРАЇНИ']</text:p>
      <text:p text:style-name="P4">
Category: News</text:p>
      <!--METADATA-->
      <text:p text:style-name="P4">
<draw:frame draw:style-name="fr1" draw:name="Image389" text:anchor-type="as-char" svg:width="6.9236in" svg:height="4.3728in" draw:z-index="0">
<draw:image xlink:href="../Images/AРМІЯINFORM/2023-04-26T61-00-00-04-00/20230426-01.jpg" xlink:type="simple" xlink:show="embed" xlink:actuate="onLoad" draw:mime-type="image/jpeg"/>
</draw:frame>
</text:p>
      <text:p text:style-name="P4">
Вибухи на військових об’єктах рф у тимчасово окупованому Криму жодним чином непорушують умов зернової угоди.</text:p>
      <text:p text:style-name="P4">
Про це <text:a xlink:type="simple" xlink:href="https://gur.gov.ua/content/vybukhy-na-viiskovykh-obiektakh-rf-u-tymchasovo-okupovanomu-krymu-zhodnym-chynom-ne-porushuiut-umov-zernovoi-uhody.html" text:style-name="Internet_20_link" text:visited-style-name="Visited_20_Internet_20_Link">
повідомив</text:a>
 представник ГУР МО України Андрій Юсов, коментуючипропагандистські випади міноборони московії на адресу України.</text:p>
      <text:p text:style-name="P4">
За словами Андрія Юсова, нещодавні звинувачення у нібито атаці на цивільнуінфраструктуру та погрози держави-агресорки заморозити зернову угоду єбрехливою маніпуляцією з боку росії.</text:p>
      <text:p text:style-name="P4">
«Україна дотримується міжнародних зобов'язань, зокрема виконує всізобов'язання, які стосуються зернового коридору. Останні події в Кримустосувались тільки військових об'єктів і жодним чином не пов'язані з зерновоюугодою, яка передбачає використання українських портів і цивільних портів,коли мова йде про підконтрольну Україні територію», — пояснив представниквоєнної розвідки України.</text:p>
      <text:p text:style-name="P4">
Source: <text:a xlink:type="simple" xlink:href="https://armyinform.com.ua/2023/04/26/vybuhy-na-vijskovyh-obyektah-rf-u-krymu-ne-porushuyut-umov-zernovoyi-ugody-gur/" text:style-name="Internet_20_link" text:visited-style-name="Visited_20_Internet_20_Link">
https://armyinform.com.ua/2023/04/26/vybuhy-na-vijskovyh-obyektah-rf-u-krymu-ne-porushuyut-umov-zernovoyi-ugody-gur/</text:a>
</text:p>
      <!--NEWS-->
      <text:h text:style-name="P10" text:outline-level="1">
<text:span text:style-name="T4">
У травні в Польщі розпочне роботу сервісний центр для обслуговування українських танків Leopard 2</text:span>
</text:h>
      <text:p text:style-name="P4">
Author: ['АРМІЯINFORM']</text:p>
      <text:p text:style-name="P4">
Time: 2023-04-26T62:00:00-04:00</text:p>
      <text:p text:style-name="P4">
Description: У травні у польському місті Ґлівіце розпочне роботу сервісний центр з обслугов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eopard2-1.jpg" text:style-name="Internet_20_link" text:visited-style-name="Visited_20_Internet_20_Link">
leopard2-1.jpg</text:a>
']</text:p>
      <text:p text:style-name="P4">
Tags: ['LEOPARD 2', 'ДОПОМОГА ПАРТНЕРІВ', 'МАРІУШ БЛАЩАК', 'СВІТ ПІДТРИМУЄ УКРАЇНУ']</text:p>
      <text:p text:style-name="P4">
Category: News</text:p>
      <!--METADATA-->
      <text:p text:style-name="P4">
<draw:frame draw:style-name="fr1" draw:name="Image390" text:anchor-type="as-char" svg:width="6.9236in" svg:height="3.894525in" draw:z-index="0">
<draw:image xlink:href="../Images/AРМІЯINFORM/2023-04-26T62-00-00-04-00/leopard2-1.jpg" xlink:type="simple" xlink:show="embed" xlink:actuate="onLoad" draw:mime-type="image/jpeg"/>
</draw:frame>
</text:p>
      <text:p text:style-name="P4">
У травні у польському місті Ґлівіце розпочне роботу сервісний центр зобслуговування танків Leopard 2,<text:a xlink:type="simple" xlink:href="https://armyinform.com.ua/2023/02/24/pershi-tanky-leopard-vzhe-v-ukrayini-polskyj-prezydent/" text:style-name="Internet_20_link" text:visited-style-name="Visited_20_Internet_20_Link">
переданих</text:a>
 Польщею Україні.</text:p>
      <text:p text:style-name="P4">
Про це із посиланням на заяву міністра національної оборони Польщі МаріушаБлащака<text:a xlink:type="simple" xlink:href="https://twitter.com/MON_GOV_PL/status/1651123553012441089" text:style-name="Internet_20_link" text:visited-style-name="Visited_20_Internet_20_Link">
повідомляє</text:a>
польське оборонне відомство.</text:p>
      <text:p text:style-name="P4">
За словами очільника міноборони Польщі, хаб розташовуватиметься на механічномузаводі «Бумар-Лабенди».</text:p>
      <text:p text:style-name="P4">
«Я інтенсивно шукав центр обслуговування та ремонту для українських танків<text:a xlink:type="simple" xlink:href="https://armyinform.com.ua/2023/03/10/chym-vidriznyayutsya-mizh-soboyu-tanky-leopard-riznyh-modyfikaczij/" text:style-name="Internet_20_link" text:visited-style-name="Visited_20_Internet_20_Link">
Leopard 2</text:a>
, переданих Польщею. У травнірозпочне роботу сервісний центр для цих танків саме тут, на підприємстві"Bumar-łabędy". Я впевнений, що ми всі скористаємося цією можливістю», —зазначив Маріуш Блащак, відвідуючи підприємство разом із прем’єр-міністромПольщі Матеушем Моравецьким.</text:p>
      <text:p text:style-name="P4">
Маріуш Блащак додав, що буде використано досвід співробітників, крім того,підприємство має великі можливості розвитку.</text:p>
      <text:p text:style-name="P4">
«Тут, на заводі «Бумар-Лабенди», також модернізують танки Т-72. ПожертвуваніУкраїні, там ( <text:span text:style-name="T5">
на полі бою</text:span>
 <text:span text:style-name="T5">
— ред.</text:span>
 ) чудово працюють, про що розповідалиукраїнські військові. Це завдяки досвідченому колективу підприємства, якемодернізує ці танки», — наголосив польський міністр національної оборони.</text:p>
      <text:p text:style-name="P4">
Нагадаємо, у березні 2023 року Польща<text:a xlink:type="simple" xlink:href="https://armyinform.com.ua/2023/03/07/polshha-proponuye-zapustyty-hab-z-obslugovuvannya-ta-remontu-leopard-postavlenyh-do-ukrayiny/" text:style-name="Internet_20_link" text:visited-style-name="Visited_20_Internet_20_Link">
запропонувала</text:a>
запустити хаб з обслуговування та ремонту танків Leopard 2, поставленихУкраїні.</text:p>
      <text:p text:style-name="P4">
Крім того, на цьому ж заводі «Бумар-Лабенди» капітально<text:a xlink:type="simple" xlink:href="https://armyinform.com.ua/2023/04/09/ukrayinski-tanky-t-64-budut-kapitalno-vidnovlyuvatysya-na-terytoriyi-polshhi-ukroboronprom/" text:style-name="Internet_20_link" text:visited-style-name="Visited_20_Internet_20_Link">
відновлюватимуть</text:a>
 українські танки Т-64.</text:p>
      <text:p text:style-name="P4">
Source: <text:a xlink:type="simple" xlink:href="https://armyinform.com.ua/2023/04/26/u-travni-v-polshhi-rozpochne-robotu-servisnyj-czentr-dlya-obslugovuvannya-ukrayinskyh-tankiv-leopard-2/" text:style-name="Internet_20_link" text:visited-style-name="Visited_20_Internet_20_Link">
https://armyinform.com.ua/2023/04/26/u-travni-v-polshhi-rozpochne-robotu-servisnyj-czentr-dlya-obslugovuvannya-ukrayinskyh-tankiv-leopard-2/</text:a>
</text:p>
      <!--NEWS-->
      <text:h text:style-name="P10" text:outline-level="1">
<text:span text:style-name="T4">
Дізнатись від рф про стан здоров’я військовополонених наразі неможливо —  Координаційний штаб</text:span>
</text:h>
      <text:p text:style-name="P4">
Author: ['АРМІЯINFORM']</text:p>
      <text:p text:style-name="P4">
Time: 2023-04-26T63:00:00-04:00</text:p>
      <text:p text:style-name="P4">
Description: Інформацію, яка стосується стану здоров’я військовослужбовця чи місця його утрим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928061871263428530_y.jpg" text:style-name="Internet_20_link" text:visited-style-name="Visited_20_Internet_20_Link">
photo_5928061871263428530_y.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91" text:anchor-type="as-char" svg:width="6.9236in" svg:height="4.661891in" draw:z-index="0">
<draw:image xlink:href="../Images/AРМІЯINFORM/2023-04-26T63-00-00-04-00/photo_5928061871263428530_y.jpg" xlink:type="simple" xlink:show="embed" xlink:actuate="onLoad" draw:mime-type="image/jpeg"/>
</draw:frame>
</text:p>
      <text:p text:style-name="P4">
Інформацію, яка стосується стану здоров’я військовослужбовця чи місця йогоутримання, офіційно отримати від російської сторони неможливо.</text:p>
      <text:p text:style-name="P4">
Про це <text:a xlink:type="simple" xlink:href="https://t.me/Koord_shtab/905" text:style-name="Internet_20_link" text:visited-style-name="Visited_20_Internet_20_Link">
йшлося</text:a>
 під час зустрічі з родинамиполонених і зниклих безвісти захисників дивізіону надводних кораблів уКоординаційному штабі з питань поводження з військовополоненими.</text:p>
      <text:p text:style-name="P4">
Представник штабу зазначив, що Міжнародний комітет Червоного Хреста не отримуєвідповідного доступу до всіх місць утримань військовослужбовців. Проте важливівідомості надають повернені з полону оборонці.</text:p>
      <text:p text:style-name="P4">
«російська федерація повинна повернути поранених і важкохворихвійськовослужбовців без попередніх умов. Ця процедура називається«репатріацією» і вона зафіксована, зокрема, у 110-й статті Женевськоїконвенції про поводження з військовополоненими», — зауважив представник штабу.</text:p>
      <text:p text:style-name="P4">
Він додав, що Женевськими конвенціями також передбачене листуваннявійськовополонених з їхніми родичами, але ми воюємо з ворогом, який не визнаєі не дотримується норм міжнародного гуманітарного права.</text:p>
      <text:p text:style-name="P4">
Source: <text:a xlink:type="simple" xlink:href="https://armyinform.com.ua/2023/04/26/diznatys-vid-rf-pro-stan-zdorovya-vijskovopolonenyh-narazi-nemozhlyvo-koordynaczijnyj-shtab/" text:style-name="Internet_20_link" text:visited-style-name="Visited_20_Internet_20_Link">
https://armyinform.com.ua/2023/04/26/diznatys-vid-rf-pro-stan-zdorovya-vijskovopolonenyh-narazi-nemozhlyvo-koordynaczijnyj-shtab/</text:a>
</text:p>
      <!--NEWS-->
      <text:h text:style-name="P10" text:outline-level="1">
<text:span text:style-name="T4">
Офіс Генпрокурора України: задокументовано майже 83 тисячі воєнних злочинів</text:span>
</text:h>
      <text:p text:style-name="P4">
Author: ['АРМІЯINFORM']</text:p>
      <text:p text:style-name="P4">
Time: 2023-04-26T64: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83.jpg" text:style-name="Internet_20_link" text:visited-style-name="Visited_20_Internet_20_Link">
1-83.jpg</text:a>
', '<text:a xlink:type="simple" xlink:href="https://armyinform.com.ua/wp-content/uploads/2023/04/2-73.jpg" text:style-name="Internet_20_link" text:visited-style-name="Visited_20_Internet_20_Link">
2-7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92" text:anchor-type="as-char" svg:width="6.9236in" svg:height="4.448413in" draw:z-index="0">
<draw:image xlink:href="../Images/AРМІЯINFORM/2023-04-26T64-00-00-04-00/1-83.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6 квітня зареєстровано:</text:p>
      <ul>
        <li>
82 763 воєнних злочини,  * 17 086 злочинів проти національної безпеки України.</li>
      </ul>
      <text:p text:style-name="P4">
Крім того, за офіційними даними ювенальних прокурорів, 1419 дітей постраждаливнаслідок агресії рф, з них:</text:p>
      <ul>
        <li>
470 — дітей загинули,  * 94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93" text:anchor-type="as-char" svg:width="6.9236in" svg:height="4.448413in" draw:z-index="0">
<draw:image xlink:href="../Images/AРМІЯINFORM/2023-04-26T64-00-00-04-00/2-73.jpg" xlink:type="simple" xlink:show="embed" xlink:actuate="onLoad" draw:mime-type="image/jpeg"/>
</draw:frame>
</text:p>
      <text:p text:style-name="P4">
Source: <text:a xlink:type="simple" xlink:href="https://armyinform.com.ua/2023/04/26/ofis-genprokurora-ukrayiny-zadokumentovano-majzhe-83-tysyachi-voyennyh-zlochyniv/" text:style-name="Internet_20_link" text:visited-style-name="Visited_20_Internet_20_Link">
https://armyinform.com.ua/2023/04/26/ofis-genprokurora-ukrayiny-zadokumentovano-majzhe-83-tysyachi-voyennyh-zlochyniv/</text:a>
</text:p>
      <!--NEWS-->
      <text:h text:style-name="P10" text:outline-level="1">
<text:span text:style-name="T4">
У Чорному морі ворог тримає два ракетоносії з вісьмома «Калібрами»</text:span>
</text:h>
      <text:p text:style-name="P4">
Author: ['АРМІЯINFORM']</text:p>
      <text:p text:style-name="P4">
Time: 2023-04-26T65:00:00-04:00</text:p>
      <text:p text:style-name="P4">
Description: Станом на 26 квітня у Чорному морі на бойовому чергуванні перебувають 4 ворожі кора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ВМС ЗС УКРАЇНИ']</text:p>
      <text:p text:style-name="P4">
Category: News</text:p>
      <!--METADATA-->
      <text:p text:style-name="P4">
<draw:frame draw:style-name="fr1" draw:name="Image394" text:anchor-type="as-char" svg:width="6.9236in" svg:height="3.95374in" draw:z-index="0">
<draw:image xlink:href="../Images/AРМІЯINFORM/2023-04-26T65-00-00-04-00/155205-1_large.jpg" xlink:type="simple" xlink:show="embed" xlink:actuate="onLoad" draw:mime-type="image/jpeg"/>
</draw:frame>
Ілюстративне фото</text:p>
      <text:p text:style-name="P4">
Станом на 26 квітня у Чорному морі на бойовому чергуванні перебувають 4 ворожікораблі, серед яких – 2 носії крилатих ракет «Калібр» загальний залп до 8ракет.</text:p>
      <text:p text:style-name="P4">
Про цеп<text:a xlink:type="simple" xlink:href="https://www.facebook.com/navy.mil.gov.ua/posts/pfbid0fFQn68TqJsXSQkCYLkJJXhSeWqpNhSFmDSgh8CWF4nyYuCw65XzgZx51GrZ2Tbql" text:style-name="Internet_20_link" text:visited-style-name="Visited_20_Internet_20_Link">
овідомляє</text:a>
Командування Військово-Морських Сил ЗС України.</text:p>
      <text:p text:style-name="P4">
В Азовському морі – 1 ворожий корабель; у Середземному морі на бойовомучергуванні перебувають до 4 ворожих кораблі, з них – 1 носій крилатих ракет«Калібр» загальний залп до 16 ракет;</text:p>
      <text:p text:style-name="P4">
За добу в інтересах рф прохід Керч-Єнікальською протокою здійснили:</text:p>
      <ul>
        <li>
до Азовського моря – 23 судна, з них 2 рухались з протоки Босфор;  * до Чорного моря – 21 судно, з них 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6/u-chornomu-mori-vorog-trymaye-dva-raketonosiyi-z-vismoma-kalibramy/" text:style-name="Internet_20_link" text:visited-style-name="Visited_20_Internet_20_Link">
https://armyinform.com.ua/2023/04/26/u-chornomu-mori-vorog-trymaye-dva-raketonosiyi-z-vismoma-kalibramy/</text:a>
</text:p>
      <!--NEWS-->
      <text:h text:style-name="P10" text:outline-level="1">
<text:span text:style-name="T4">
Глава держави вшанував пам’ять загиблих у Чорнобильській катастрофі</text:span>
</text:h>
      <text:p text:style-name="P4">
Author: ['АРМІЯINFORM']</text:p>
      <text:p text:style-name="P4">
Time: 2023-04-26T66:00:00-04:00</text:p>
      <text:p text:style-name="P4">
Description: У 37-мі роковини трагедії на Чорнобильській атомній електростанції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b0fa77510296d0f06d7a3b908e1a675_1682498571_extra_large.jpeg" text:style-name="Internet_20_link" text:visited-style-name="Visited_20_Internet_20_Link">
3b0fa77510296d0f06d7a3b908e1a675_1682498571_extra_large.jpeg</text:a>
', '<text:a xlink:type="simple" xlink:href="https://armyinform.com.ua/wp-content/uploads/2023/04/0bb248f03cb62c98bc05344ce730951b_1682498567_extra_large-150x150.jpeg" text:style-name="Internet_20_link" text:visited-style-name="Visited_20_Internet_20_Link">
0bb248f03cb62c98bc05344ce730951b_1682498567_extra_large-150x150.jpeg</text:a>
', '<text:a xlink:type="simple" xlink:href="https://armyinform.com.ua/wp-content/uploads/2023/04/0089e7e6681f67ff9e21666ea86959f0_1682498571_extra_large-150x150.jpeg" text:style-name="Internet_20_link" text:visited-style-name="Visited_20_Internet_20_Link">
0089e7e6681f67ff9e21666ea86959f0_1682498571_extra_large-150x150.jpeg</text:a>
']</text:p>
      <text:p text:style-name="P4">
Tags: ['STOPRUSSIA', 'АГРЕСІЯ РФ', 'ВОЛОДИМИР ЗЕЛЕНСЬКИЙ']</text:p>
      <text:p text:style-name="P4">
Category: News</text:p>
      <!--METADATA-->
      <text:p text:style-name="P4">
<draw:frame draw:style-name="fr1" draw:name="Image395" text:anchor-type="as-char" svg:width="6.9236in" svg:height="4.617948in" draw:z-index="0">
<draw:image xlink:href="../Images/AРМІЯINFORM/2023-04-26T66-00-00-04-00/3b0fa77510296d0f06d7a3b908e1a675_1682498571_extra_large.jpeg" xlink:type="simple" xlink:show="embed" xlink:actuate="onLoad" draw:mime-type="image/jpeg"/>
</draw:frame>
</text:p>
      <text:p text:style-name="P4">
У 37-мі роковини трагедії на Чорнобильській атомній електростанції ПрезидентУкраїни Володимир Зеленський ушанував пам’ять ліквідаторів, загиблих унаслідокаварії на АЕС.</text:p>
      <text:p text:style-name="P4">
За участю Глави держави та в присутності почесної варти було встановленоквіткові композиції до пам’ятного знака «Воїнам-чорнобильцям» та меморіальногокургану «Героям Чорнобиля».</text:p>
      <text:p text:style-name="P4">
«37 років тому аварія на Чорнобильській атомній станції залишила величезнийшрам для всього світу. Витік радіації перетворив колись затишну й розвиненутериторію на зону відчуження. Сьогодні 30-кілометрова зона навколо ЧАЕСзалишається небезпечним місцем із високою концентрацією радіації», — зазначивВолодимир Зеленський.</text:p>
      <text:p text:style-name="P4">
Як наголосив Президент, Україна та світ заплатили високу ціну за ліквідаціюнаслідків катастрофи, які відчуваються й нині.</text:p>
      <text:p text:style-name="P4">
Президент України, керівник Офісу Глави держави Андрій Єрмак і присутнівшанували пам’ять загиблих хвилиною мовчання.</text:p>
      <text:p text:style-name="P4">
<text:a xlink:type="simple" xlink:href="https://armyinform.com.ua/wp-content/uploads/2023/04/0bb248f03cb62c98bc05344ce730951b_1682498567_extra_large.jpeg" text:style-name="Internet_20_link" text:visited-style-name="Visited_20_Internet_20_Link">
<draw:frame draw:style-name="fr1" draw:name="Image396" text:anchor-type="as-char" svg:width="6.9236in" svg:height="6.9236in" draw:z-index="0">
<draw:image xlink:href="../Images/AРМІЯINFORM/2023-04-26T66-00-00-04-00/0bb248f03cb62c98bc05344ce730951b_1682498567_extra_large-150x150.jpeg" xlink:type="simple" xlink:show="embed" xlink:actuate="onLoad" draw:mime-type="image/jpeg"/>
</draw:frame>
</text:a>
</text:p>
      <text:p text:style-name="P4">
<text:a xlink:type="simple" xlink:href="https://armyinform.com.ua/wp-content/uploads/2023/04/0089e7e6681f67ff9e21666ea86959f0_1682498571_extra_large.jpeg" text:style-name="Internet_20_link" text:visited-style-name="Visited_20_Internet_20_Link">
<draw:frame draw:style-name="fr1" draw:name="Image397" text:anchor-type="as-char" svg:width="6.9236in" svg:height="6.9236in" draw:z-index="0">
<draw:image xlink:href="../Images/AРМІЯINFORM/2023-04-26T66-00-00-04-00/0089e7e6681f67ff9e21666ea86959f0_1682498571_extra_large-150x150.jpeg" xlink:type="simple" xlink:show="embed" xlink:actuate="onLoad" draw:mime-type="image/jpeg"/>
</draw:frame>
</text:a>
</text:p>
      <text:p text:style-name="P4">
Джерело: <text:a xlink:type="simple" xlink:href="https://www.president.gov.ua/news/glava-derzhavi-vshanuvav-pamyat-zagiblih-u-chornobilskij-kat-82485" text:style-name="Internet_20_link" text:visited-style-name="Visited_20_Internet_20_Link">
Офіс Президента України</text:a>
</text:p>
      <text:p text:style-name="P4">
Source: <text:a xlink:type="simple" xlink:href="https://armyinform.com.ua/2023/04/26/glava-derzhavy-vshanuvav-pamyat-zagyblyh-u-chornobylskij-katastrofi/" text:style-name="Internet_20_link" text:visited-style-name="Visited_20_Internet_20_Link">
https://armyinform.com.ua/2023/04/26/glava-derzhavy-vshanuvav-pamyat-zagyblyh-u-chornobylskij-katastrofi/</text:a>
</text:p>
      <!--NEWS-->
      <text:h text:style-name="P10" text:outline-level="1">
<text:span text:style-name="T4">
Судитимуть власника видання «Політнавігатор» — одного з «рупорів» рф у Криму</text:span>
</text:h>
      <text:p text:style-name="P4">
Author: ['АРМІЯINFORM']</text:p>
      <text:p text:style-name="P4">
Time: 2023-04-26T67:00:00-04:00</text:p>
      <text:p text:style-name="P4">
Description: Служба безпеки зібрала доказову базу на власника і головного редактора підсанк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05820_994846805031299_4867367015646748987_n.jpg" text:style-name="Internet_20_link" text:visited-style-name="Visited_20_Internet_20_Link">
343105820_994846805031299_4867367015646748987_n.jpg</text:a>
']</text:p>
      <text:p text:style-name="P4">
Tags: ['STOPRUSSIA', 'АГРЕСІЯ РФ', 'СБУ']</text:p>
      <text:p text:style-name="P4">
Category: News</text:p>
      <!--METADATA-->
      <text:p text:style-name="P4">
<draw:frame draw:style-name="fr1" draw:name="Image398" text:anchor-type="as-char" svg:width="6.9236in" svg:height="6.663965in" draw:z-index="0">
<draw:image xlink:href="../Images/AРМІЯINFORM/2023-04-26T67-00-00-04-00/343105820_994846805031299_4867367015646748987_n.jpg" xlink:type="simple" xlink:show="embed" xlink:actuate="onLoad" draw:mime-type="image/jpeg"/>
</draw:frame>
</text:p>
      <text:p text:style-name="P4">
Служба безпеки зібрала доказову базу на власника і головного редакторапідсанкційного інтернет-видання «Політнавігатор» Сергія Степанова, якийпереховується в тимчасово окупованому Криму.</text:p>
      <text:p text:style-name="P4">
Про це<text:a xlink:type="simple" xlink:href="https://www.facebook.com/SecurSerUkraine/posts/pfbid02r95zUFM2tcoQ1r1jiB1suK5enNmXMMTqQrEMkZXRYUUL7YEgABSEWu2BoYixpA6Ql" text:style-name="Internet_20_link" text:visited-style-name="Visited_20_Internet_20_Link">
повідомляє</text:a>
Служба безпеки України.</text:p>
      <text:p text:style-name="P4">
Слідчі СБУ повідомили фігуранту про підозру за двома статтями Кримінальногокодексу України:</text:p>
      <text:p text:style-name="P4">
▪️ ч. 1 ст. 110 (посягання на територіальну цілісність і недоторканністьУкраїни);</text:p>
      <text:p text:style-name="P4">
▪️ ч. 1 ст. 111 (державна зрада).</text:p>
      <text:p text:style-name="P4">
За матеріалами слідства, перебуваючи на території українського півострова, уквітні 2014 року він створив пропагандистське інтернет-видання на користькраїни-агресора.</text:p>
      <text:p text:style-name="P4">
Власний медійний ресурс Степанов використовував для поширення кремлівськихнаративів та дискредитації України на міжнародній арені.</text:p>
      <text:p text:style-name="P4">
До злочинної діяльності він залучив своїх «однодумців», які потім займалисяпідготовкою антиукраїнських матеріалів</text:p>
      <text:p text:style-name="P4">
Для маскування злочинної діяльності псевдожурналісти діяли як позаштатнікореспонденти під вигаданими іменами і позиціонували себе «експертами».</text:p>
      <text:p text:style-name="P4">
У своїх публікаціях вони виправдовували російську збройну агресію і захопленнячастини території на сході та півдні України.</text:p>
      <text:p text:style-name="P4">
Перед написанням пропагандистських текстів «автори» отримували від Степановапокрокові «інструкції» щодо підготовки матеріалів.</text:p>
      <text:p text:style-name="P4">
За поширення деструктивного контенту вони отримували від окупантів «гонорари».Гроші їм надходили через російські електронні платіжні системи.</text:p>
      <text:p text:style-name="P4">
У квітні та липні минулого року співробітники Служби безпеки затримали двохфейкових «експертів» у Києві та Вінниці. Зараз вони перебувають під вартою.</text:p>
      <text:p text:style-name="P4">
Ініційована СБУ судово-лінгвістична експертиза підтвердила факти інформаційно-підривної діяльності Степанова та його спільників.</text:p>
      <text:p text:style-name="P4">
Наразі тривають заходи щодо його притягнення до відповідальності за злочинипроти державної безпеки України. Матеріали передано в суд.</text:p>
      <text:p text:style-name="P4">
Зловмиснику загрожує до 15 років ув’язнення.</text:p>
      <text:p text:style-name="P4">
Розслідування проводили співробітники СБУ у Вінницькій області запроцесуального керівництва обласної прокуратури.</text:p>
      <text:p text:style-name="P4">
Source: <text:a xlink:type="simple" xlink:href="https://armyinform.com.ua/2023/04/26/sudytymut-vlasnyka-vydannya-politnavigator-odnogo-z-ruporiv-rf-u-krymu/" text:style-name="Internet_20_link" text:visited-style-name="Visited_20_Internet_20_Link">
https://armyinform.com.ua/2023/04/26/sudytymut-vlasnyka-vydannya-politnavigator-odnogo-z-ruporiv-rf-u-krymu/</text:a>
</text:p>
      <!--NEWS-->
      <text:h text:style-name="P10" text:outline-level="1">
<text:span text:style-name="T4">
По Сумщині армія рф завдала авіаудару з гелікоптера</text:span>
</text:h>
      <text:p text:style-name="P4">
Author: ['АРМІЯINFORM']</text:p>
      <text:p text:style-name="P4">
Time: 2023-04-26T68:00:00-04:00</text:p>
      <text:p text:style-name="P4">
Description: Сьогодні, 26 квітня, станом на 12:00 російська армія ще 7 разів обстріляла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ТОРГНЕННЯ РФ', 'ОБСТРІЛИ ПРИКОРДОННЯ', 'ОК «ПІВНІЧ»', 'СУМЩИНА', 'ЧЕРНІГІВЩИНА']</text:p>
      <text:p text:style-name="P4">
Category: News</text:p>
      <!--METADATA-->
      <text:p text:style-name="P4">
<draw:frame draw:style-name="fr1" draw:name="Image399" text:anchor-type="as-char" svg:width="6.9236in" svg:height="5.490198in" draw:z-index="0">
<draw:image xlink:href="../Images/AРМІЯINFORM/2023-04-26T68-00-00-04-00/2022-12-06-obstrily-prykordonnya-ukrayiny-e1670330009167.jpeg" xlink:type="simple" xlink:show="embed" xlink:actuate="onLoad" draw:mime-type="image/jpeg"/>
</draw:frame>
 Ілюстративне фото</text:p>
      <text:p text:style-name="P4">
Сьогодні, 26 квітня, станом на 12:00 російська армія ще 7 разів обстрілялаприкордоння Чернігівської та Сумської області. Застосовували артилерію,міномети, РСЗВ та гелікоптери.</text:p>
      <text:p text:style-name="P4">
Про це<text:a xlink:type="simple" xlink:href="https://www.facebook.com/kommander.nord/posts/pfbid0j9bDaxv1HQPNs6eWDh176tMMNZFvWza5nsHGkzZmVo6U91m3ffUix5vzvBm4HWiJl" text:style-name="Internet_20_link" text:visited-style-name="Visited_20_Internet_20_Link">
повідомляє</text:a>
Оперативне командування «Північ».</text:p>
      <text:p text:style-name="P4">
Двічі з 06:35 до 07:20 зафіксовано 13 приходів, ймовірно з САУ, та з 09:10 до11:20 зафіксовано 36 приходів, ймовірно зі ствольної артилерії, по населеномупункту Грем'яч Чернігівської області.</text:p>
      <text:p text:style-name="P4">
З 07:54 до 08:15 зафіксовано 4 приходи, ймовірно з міномета 120 мм, у районінаселеного пункту Медведівка Чернігівської області.</text:p>
      <text:p text:style-name="P4">
З 10:20 до 10:45 зафіксовано 5 приходів, ймовірно з міномета 120 мм, у районнаселеного пункту Сидорівка Чернігівської області.</text:p>
      <text:p text:style-name="P4">
З 10:55 до 11:00 зафіксовано 4 приходи ймовірно РСЗВ, у район населеногопункту Сумської області.</text:p>
      <text:p text:style-name="P4">
З 10:20 до 10:30 зафіксовано 6 приходів, ймовірно зі ствольної артилерії, та з11:15 до 11:18 зафіксовано 4 приходи, ймовірно авіаудар з гелікоптера, врайоні населеного пункту Середина-Буда Сумської області.</text:p>
      <text:p text:style-name="P4">
Про втрати серед місцевого населення інформація не надходила.</text:p>
      <text:p text:style-name="P4">
Source: <text:a xlink:type="simple" xlink:href="https://armyinform.com.ua/2023/04/26/po-sumshhyni-armiya-rf-zavdala-aviaudaru-z-gelikoptera/" text:style-name="Internet_20_link" text:visited-style-name="Visited_20_Internet_20_Link">
https://armyinform.com.ua/2023/04/26/po-sumshhyni-armiya-rf-zavdala-aviaudaru-z-gelikoptera/</text:a>
</text:p>
      <!--NEWS-->
      <text:h text:style-name="P10" text:outline-level="1">
<text:span text:style-name="T4">
15 років за ґратами проведе сім’я агентів російської воєнної розвідки</text:span>
</text:h>
      <text:p text:style-name="P4">
Author: ['АРМІЯINFORM']</text:p>
      <text:p text:style-name="P4">
Time: 2023-04-26T69:00:00-04:00</text:p>
      <text:p text:style-name="P4">
Description: Зібрано беззаперечні докази вини ще двох зрадників, які передавали окупантам розвідд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vantazhennya-3-e1682507370986.jpg" text:style-name="Internet_20_link" text:visited-style-name="Visited_20_Internet_20_Link">
zavantazhennya-3-e1682507370986.jpg</text:a>
']</text:p>
      <text:p text:style-name="P4">
Tags: ['КОЛАБОРАНТИ', 'СБУ']</text:p>
      <text:p text:style-name="P4">
Category: News</text:p>
      <!--METADATA-->
      <text:p text:style-name="P4">
<draw:frame draw:style-name="fr1" draw:name="Image400" text:anchor-type="as-char" svg:width="6.9236in" svg:height="4.038767in" draw:z-index="0">
<draw:image xlink:href="../Images/AРМІЯINFORM/2023-04-26T69-00-00-04-00/zavantazhennya-3-e1682507370986.jpg" xlink:type="simple" xlink:show="embed" xlink:actuate="onLoad" draw:mime-type="image/jpeg"/>
</draw:frame>
</text:p>
      <text:p text:style-name="P4">
Зібрано беззаперечні докази вини ще двох зрадників, які передавали окупантамрозвіддані про місця дислокації Сил оборони на Бахмутському напрямку. Судпризначив їм по 15 років тюрми.</text:p>
      <text:p text:style-name="P4">
Як <text:a xlink:type="simple" xlink:href="https://ssu.gov.ua/novyny/za-materialamy-sbu-15-rokiv-za-gratamy-provede-simia-ahentiv-rosiiskoi-voiennoi-rozvidky" text:style-name="Internet_20_link" text:visited-style-name="Visited_20_Internet_20_Link">
інформує</text:a>
 СБУ, обох ворожихпоплічників було затримано у грудні минулого року під час контрдиверсійнихзаходів у прифронтових районах Донеччини.</text:p>
      <text:p text:style-name="P4">
Зловмисниками є подружжя з міста Часів Яр. При цьому чоловік раніше вжевідбував покарання за участь у незаконних збройних формуваннях «днр».</text:p>
      <text:p text:style-name="P4">
Влітку минулого року вони дистанційно вийшли на заступника командираросійського розвідувального батальйону «Спарта», який брав участь у бойовихдіях на східному фронті. У листуванні з ним зрадники запропонували своюдопомогу у війні проти України.</text:p>
      <text:p text:style-name="P4">
За вказівкою агресора вони збирали інформацію про місця можливого базування тапереміщення Сил оборони у прифронтовій лінії. Насамперед вони намагалисьрозшукати склади із зброєю та боєприпасами українських військ. Отриманівідомості російські агенти передавали окупантам через мережу «зв’язкових»воєнної розвідки рф на захопленій частині Донецької області.</text:p>
      <text:p text:style-name="P4">
На підставі зібраних доказів суд визнав обох поплічників агресора винними удержавній зраді, вчиненій в умовах воєнного стану.</text:p>
      <text:p text:style-name="P4">
Source: <text:a xlink:type="simple" xlink:href="https://armyinform.com.ua/2023/04/26/15-rokiv-za-gratamy-provede-simya-agentiv-rosijskoyi-voyennoyi-rozvidky/" text:style-name="Internet_20_link" text:visited-style-name="Visited_20_Internet_20_Link">
https://armyinform.com.ua/2023/04/26/15-rokiv-za-gratamy-provede-simya-agentiv-rosijskoyi-voyennoyi-rozvidky/</text:a>
</text:p>
      <!--NEWS-->
      <text:h text:style-name="P10" text:outline-level="1">
<text:span text:style-name="T4">
До 370 тисяч військових використовує агресор у бойових діях проти України</text:span>
</text:h>
      <text:p text:style-name="P4">
Author: ['АРМІЯINFORM']</text:p>
      <text:p text:style-name="P4">
Time: 2023-04-26T70:00:00-04:00</text:p>
      <text:p text:style-name="P4">
Description: За останніми даними, до бойових дій проти України росія кинула до 48 бригад та 12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1.jpg" text:style-name="Internet_20_link" text:visited-style-name="Visited_20_Internet_20_Link">
war-1.jpg</text:a>
', '<text:a xlink:type="simple" xlink:href="https://armyinform.com.ua/wp-content/uploads/2023/04/photo_5352823853199509756_y.jpg" text:style-name="Internet_20_link" text:visited-style-name="Visited_20_Internet_20_Link">
photo_5352823853199509756_y.jpg</text:a>
']</text:p>
      <text:p text:style-name="P4">
Tags: ['MILITARY MEDIA CENTER', 'STOPRUSSIA', 'АГРЕСІЯ РФ', 'ВТОРГНЕННЯ РФ']</text:p>
      <text:p text:style-name="P4">
Category: News</text:p>
      <!--METADATA-->
      <text:p text:style-name="P4">
<draw:frame draw:style-name="fr1" draw:name="Image401" text:anchor-type="as-char" svg:width="6.9236in" svg:height="3.894525in" draw:z-index="0">
<draw:image xlink:href="../Images/AРМІЯINFORM/2023-04-26T70-00-00-04-00/war-1.jpg" xlink:type="simple" xlink:show="embed" xlink:actuate="onLoad" draw:mime-type="image/jpeg"/>
</draw:frame>
</text:p>
      <text:p text:style-name="P4">
За останніми даними, до бойових дій проти України росія кинула до <text:span text:style-name="T4">
48</text:span>
бригад та <text:span text:style-name="T4">
122</text:span>
 полків, окупаційні сили налічують близько <text:span text:style-name="T4">
315</text:span>
 формувань.Загалом проти українських військ ворог використовує близько <text:span text:style-name="T4">
369 000</text:span>
 осібособового складу та близько <text:span text:style-name="T4">
5 900</text:span>
 одиниць важкого озброєння.</text:p>
      <text:p text:style-name="P4">
Про це <text:a xlink:type="simple" xlink:href="https://t.me/militarymediacenter/1789" text:style-name="Internet_20_link" text:visited-style-name="Visited_20_Internet_20_Link">
йдеться</text:a>
 в інформації MilitaryMedia Center щодо тактичних та стратегічних намірів ворога.</text:p>
      <text:p text:style-name="P4">
«Довгострокові плани кремля за наявною інформацією залишаються незмінними –силовим шляхом схилити керівництво України до переговорів. Для цього окупантинайближчим часом зосередять свої зусилля на веденні наступальних дій з метоювитіснення Сил оборони з важливих центрів Донецької області:</text:p>
      <ul>
        <li>
першочерговою метою ворога залишається Бахмут, а саме встановлення повного контролю над цим містом;  * також противник продовжуватиме спроби захопити інші міста регіону — Авдіївку та Мар’їнку», — йдеться в повідомленні.</li>
      </ul>
      <text:p text:style-name="P4">
<draw:frame draw:style-name="fr1" draw:name="Image402" text:anchor-type="as-char" svg:width="6.9236in" svg:height="7.926841in" draw:z-index="0">
<draw:image xlink:href="../Images/AРМІЯINFORM/2023-04-26T70-00-00-04-00/photo_5352823853199509756_y.jpg" xlink:type="simple" xlink:show="embed" xlink:actuate="onLoad" draw:mime-type="image/jpeg"/>
</draw:frame>
</text:p>
      <text:p text:style-name="P4">
Разом з цим, проведення у найближчий час наступальних дій ворога збілоруського напрямку виглядає вкрай малоймовірним. Однак агресор продовжитьтримати під загрозою масованих ракетних ударів об’єкти цивільної та військовоїінфраструктури України.</text:p>
      <text:p text:style-name="P4">
«Таким чином, росія продовжує повномасштабну збройну агресію і, виходячи зостанньої інформації, не відмовляється від планів знищення України яксамостійної держави. Зокрема, ворог скеровує зусилля для виходу наадміністративний кордон Донецької області, а також утримання під контролемтимчасово окупованих територій.</text:p>
      <text:p text:style-name="P4">
Фіксується, що для цього російські війська підсилили своє сухопутнеугруповання на один полк», — зазначили в ММЦ.</text:p>
      <text:p text:style-name="P4">
Source: <text:a xlink:type="simple" xlink:href="https://armyinform.com.ua/2023/04/26/do-370-tysyach-vijskovyh-vykorystovuye-agresor-u-bojovyh-diyah-proty-ukrayiny/" text:style-name="Internet_20_link" text:visited-style-name="Visited_20_Internet_20_Link">
https://armyinform.com.ua/2023/04/26/do-370-tysyach-vijskovyh-vykorystovuye-agresor-u-bojovyh-diyah-proty-ukrayiny/</text:a>
</text:p>
      <!--NEWS-->
      <text:h text:style-name="P10" text:outline-level="1">
<text:span text:style-name="T4">
Вийшов у світ кліп, присвячений пам’яті полеглих «богів війни»</text:span>
</text:h>
      <text:p text:style-name="P4">
Author: ['Віктор Шевченко']</text:p>
      <text:p text:style-name="P4">
Time: 2023-04-26T71:00:00-04:00</text:p>
      <text:p text:style-name="P4">
Description: Кліп «Падаючи на сніг» у виконанні гурту «НІЧЛАВА» (фронтмен Андрій Підлужний) створ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5.jpg" text:style-name="Internet_20_link" text:visited-style-name="Visited_20_Internet_20_Link">
golovna-55.jpg</text:a>
', '<text:a xlink:type="simple" xlink:href="https://armyinform.com.ua/wp-content/uploads/2023/04/photo_5352810611815336297_y-150x150.jpg" text:style-name="Internet_20_link" text:visited-style-name="Visited_20_Internet_20_Link">
photo_5352810611815336297_y-150x150.jpg</text:a>
', '<text:a xlink:type="simple" xlink:href="https://armyinform.com.ua/wp-content/uploads/2023/04/photo_5352810611815336299_y-150x150.jpg" text:style-name="Internet_20_link" text:visited-style-name="Visited_20_Internet_20_Link">
photo_5352810611815336299_y-150x150.jpg</text:a>
']</text:p>
      <text:p text:style-name="P4">
Tags: ['ВТОРГНЕННЯ РФ', 'ГЕРОЇ НЕ ВМИРАЮТЬ']</text:p>
      <text:p text:style-name="P4">
Category: News</text:p>
      <!--METADATA-->
      <text:p text:style-name="P4">
<draw:frame draw:style-name="fr1" draw:name="Image403" text:anchor-type="as-char" svg:width="6.9236in" svg:height="5.1927in" draw:z-index="0">
<draw:image xlink:href="../Images/AРМІЯINFORM/2023-04-26T71-00-00-04-00/golovna-55.jpg" xlink:type="simple" xlink:show="embed" xlink:actuate="onLoad" draw:mime-type="image/jpeg"/>
</draw:frame>
</text:p>
      <text:p text:style-name="P4">
Кліп «Падаючи на сніг» у виконанні гурту «НІЧЛАВА» (фронтмен Андрій Підлужний)створений під патронатом відомого українського кінорежисера Івана Яснія.Важливо, що сюжет його заснований на реальних трагічних подіях російсько-української війни. Твір присвячено пам’яті полеглих військовослужбовцівартилерійської бригади імені гетьмана Данила Апостола та усіх загиблихзахисників України в битві з російською ордою.</text:p>
      <text:p text:style-name="P4">
Артилерійська бригада імені гетьмана Данила Апостола уславила себе звитяжнимбойовим шляхом ще з 2014 року,завдаючи окупантам нищівних ударів переважнодалекобійними гарматами великих калібрів.</text:p>
      <text:p text:style-name="P4">
<text:a xlink:type="simple" xlink:href="https://armyinform.com.ua/wp-content/uploads/2023/04/photo_5352810611815336297_y.jpg" text:style-name="Internet_20_link" text:visited-style-name="Visited_20_Internet_20_Link">
<draw:frame draw:style-name="fr1" draw:name="Image404" text:anchor-type="as-char" svg:width="6.9236in" svg:height="6.9236in" draw:z-index="0">
<draw:image xlink:href="../Images/AРМІЯINFORM/2023-04-26T71-00-00-04-00/photo_5352810611815336297_y-150x150.jpg" xlink:type="simple" xlink:show="embed" xlink:actuate="onLoad" draw:mime-type="image/jpeg"/>
</draw:frame>
</text:a>
</text:p>
      <text:p text:style-name="P4">
<text:a xlink:type="simple" xlink:href="https://armyinform.com.ua/wp-content/uploads/2023/04/photo_5352810611815336299_y.jpg" text:style-name="Internet_20_link" text:visited-style-name="Visited_20_Internet_20_Link">
<draw:frame draw:style-name="fr1" draw:name="Image405" text:anchor-type="as-char" svg:width="6.9236in" svg:height="6.9236in" draw:z-index="0">
<draw:image xlink:href="../Images/AРМІЯINFORM/2023-04-26T71-00-00-04-00/photo_5352810611815336299_y-150x150.jpg" xlink:type="simple" xlink:show="embed" xlink:actuate="onLoad" draw:mime-type="image/jpeg"/>
</draw:frame>
</text:a>
</text:p>
      <text:p text:style-name="P4">
Гармаші бригади освоїли усе новітнє у світовій артилерійській царині та додалидо нього власний досвід, здобутий протягом важких років бойових дій ізагресором. Спочатку доводилося воювати переважно артилерійськими системамиморально застарілих радянських зразків, а нині на озброєнні бригади чималонайсучасніших артилерійських стволів.</text:p>
      <text:p text:style-name="P4">
Колишній командир бригади полковник Сергій Баранов, за безпосередньогосприяння якого був створений цей кінокліп, найкращими своїми днями на війнівважає ті, коли його підлеглі здавали штатну зброю та рушали у відпустки.Найгіршими — коли командири підрозділів доповідали про людські втрати.</text:p>
      <text:p text:style-name="P4">
Source: <text:a xlink:type="simple" xlink:href="https://armyinform.com.ua/2023/04/26/vyjshov-u-svit-klip-prysvyachenyj-pamyati-poleglyh-bogiv-vijny/" text:style-name="Internet_20_link" text:visited-style-name="Visited_20_Internet_20_Link">
https://armyinform.com.ua/2023/04/26/vyjshov-u-svit-klip-prysvyachenyj-pamyati-poleglyh-bogiv-vijny/</text:a>
</text:p>
      <!--NEWS-->
      <text:h text:style-name="P10" text:outline-level="1">
<text:span text:style-name="T4">
Генерал австралійської армії відвідав навчання військових ЗСУ у Британії</text:span>
</text:h>
      <text:p text:style-name="P4">
Author: ['АРМІЯINFORM']</text:p>
      <text:p text:style-name="P4">
Time: 2023-04-26T72:00:00-04:00</text:p>
      <text:p text:style-name="P4">
Description: Командувач Командування Об’єднаних операцій Австралійських Сили оборони генерал-лейтен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385631_1201580240560912_2502744347495843428_n.jpg" text:style-name="Internet_20_link" text:visited-style-name="Visited_20_Internet_20_Link">
343385631_1201580240560912_2502744347495843428_n.jpg</text:a>
', '<text:a xlink:type="simple" xlink:href="https://armyinform.com.ua/wp-content/uploads/2023/04/343329836_919089386064921_7767226201507950226_n-150x150.jpg" text:style-name="Internet_20_link" text:visited-style-name="Visited_20_Internet_20_Link">
343329836_919089386064921_7767226201507950226_n-150x150.jpg</text:a>
', '<text:a xlink:type="simple" xlink:href="https://armyinform.com.ua/wp-content/uploads/2023/04/343566254_162549470091420_8089750023395571157_n-150x150.jpg" text:style-name="Internet_20_link" text:visited-style-name="Visited_20_Internet_20_Link">
343566254_162549470091420_8089750023395571157_n-150x150.jpg</text:a>
', '<text:a xlink:type="simple" xlink:href="https://armyinform.com.ua/wp-content/uploads/2023/04/343673670_539317811738296_6825524116747867994_n-150x150.jpg" text:style-name="Internet_20_link" text:visited-style-name="Visited_20_Internet_20_Link">
343673670_539317811738296_6825524116747867994_n-150x150.jpg</text:a>
']</text:p>
      <text:p text:style-name="P4">
Tags: ['АВСТРАЛІЙСЬКІ СИЛИ ОБОРОНИ', 'АРМІЯ БРИТАНІЇ', 'ГРЕГ БІЛТОН', 'ДОПОМОГА ПАРТНЕРІВ', 'ОПЕРАЦІЯ «КУДУ»', 'СВІТ ПІДТРИМУЄ УКРАЇНУ', 'ЧАРЛІ СТІКЛЕНД']</text:p>
      <text:p text:style-name="P4">
Category: News</text:p>
      <!--METADATA-->
      <text:p text:style-name="P4">
<draw:frame draw:style-name="fr1" draw:name="Image406" text:anchor-type="as-char" svg:width="6.9236in" svg:height="4.621503in" draw:z-index="0">
<draw:image xlink:href="../Images/AРМІЯINFORM/2023-04-26T72-00-00-04-00/343385631_1201580240560912_2502744347495843428_n.jpg" xlink:type="simple" xlink:show="embed" xlink:actuate="onLoad" draw:mime-type="image/jpeg"/>
</draw:frame>
</text:p>
      <text:p text:style-name="P4">
Командувач Командування Об’єднаних операцій Австралійських Сили оборонигенерал-лейтенант Грег Білтон та командувач Об’єднаних операцій Постійногооб’єднаного штабу Збройних сил Великої Британії генерал-лейтенант ЧарліСтікленд відвідали контингент операції «Куду» Австралійських Сили оборони уВеликій Британії та ознайомились із проведенням занять у рамках міжнародноїмісії навчання базовій загальновійськовій підготовці військовослужбовцівЗбройних Сил України.</text:p>
      <text:p text:style-name="P4">
Про це<text:a xlink:type="simple" xlink:href="https://www.facebook.com/GeneralStaff.ua/posts/pfbid0vkKofQ5i3RM62MTJo2Pp3WQAP9R1ToJNUwksheDST3mBPWAKQdHgpxJnuWBMRdmal" text:style-name="Internet_20_link" text:visited-style-name="Visited_20_Internet_20_Link">
повідомляє</text:a>
Генеральний штаб Збройних Сил України.</text:p>
      <text:p text:style-name="P4">
Австралія та Велика Британія продовжують підтримувати народ України танадавати постійну підтримку у відповідь на триваючі порушення росієюміжнародного права. У квітні 2023 року другий контингент до 70військовослужбовців Австралійських Сили оборони<text:a xlink:type="simple" xlink:href="https://armyinform.com.ua/2023/04/11/genshtab-zsu-oprylyudnyv-atmosferni-kadry-navchannya-nashyh-vijskovyh-u-brytaniyi/" text:style-name="Internet_20_link" text:visited-style-name="Visited_20_Internet_20_Link">
прибув</text:a>
 до СполученогоКоролівства, щоб приєднатися до країн-партнерів у програмі підготовкиукраїнських новобранців під керівництвом Великої Британії.</text:p>
      <text:p text:style-name="P4">
<text:a xlink:type="simple" xlink:href="https://armyinform.com.ua/wp-content/uploads/2023/04/343329836_919089386064921_7767226201507950226_n.jpg" text:style-name="Internet_20_link" text:visited-style-name="Visited_20_Internet_20_Link">
<draw:frame draw:style-name="fr1" draw:name="Image407" text:anchor-type="as-char" svg:width="6.9236in" svg:height="6.9236in" draw:z-index="0">
<draw:image xlink:href="../Images/AРМІЯINFORM/2023-04-26T72-00-00-04-00/343329836_919089386064921_7767226201507950226_n-150x150.jpg" xlink:type="simple" xlink:show="embed" xlink:actuate="onLoad" draw:mime-type="image/jpeg"/>
</draw:frame>
</text:a>
</text:p>
      <text:p text:style-name="P4">
<text:a xlink:type="simple" xlink:href="https://armyinform.com.ua/wp-content/uploads/2023/04/343566254_162549470091420_8089750023395571157_n.jpg" text:style-name="Internet_20_link" text:visited-style-name="Visited_20_Internet_20_Link">
<draw:frame draw:style-name="fr1" draw:name="Image408" text:anchor-type="as-char" svg:width="6.9236in" svg:height="6.9236in" draw:z-index="0">
<draw:image xlink:href="../Images/AРМІЯINFORM/2023-04-26T72-00-00-04-00/343566254_162549470091420_8089750023395571157_n-150x150.jpg" xlink:type="simple" xlink:show="embed" xlink:actuate="onLoad" draw:mime-type="image/jpeg"/>
</draw:frame>
</text:a>
</text:p>
      <text:p text:style-name="P4">
<text:a xlink:type="simple" xlink:href="https://armyinform.com.ua/wp-content/uploads/2023/04/343673670_539317811738296_6825524116747867994_n.jpg" text:style-name="Internet_20_link" text:visited-style-name="Visited_20_Internet_20_Link">
<draw:frame draw:style-name="fr1" draw:name="Image409" text:anchor-type="as-char" svg:width="6.9236in" svg:height="6.9236in" draw:z-index="0">
<draw:image xlink:href="../Images/AРМІЯINFORM/2023-04-26T72-00-00-04-00/343673670_539317811738296_6825524116747867994_n-150x150.jpg" xlink:type="simple" xlink:show="embed" xlink:actuate="onLoad" draw:mime-type="image/jpeg"/>
</draw:frame>
</text:a>
</text:p>
      <text:p text:style-name="P4">
Source: <text:a xlink:type="simple" xlink:href="https://armyinform.com.ua/2023/04/26/general-avstralijskoyi-armiyi-vidvidav-navchannya-vijskovyh-zsu-u-brytaniyi/" text:style-name="Internet_20_link" text:visited-style-name="Visited_20_Internet_20_Link">
https://armyinform.com.ua/2023/04/26/general-avstralijskoyi-armiyi-vidvidav-navchannya-vijskovyh-zsu-u-brytaniyi/</text:a>
</text:p>
      <!--NEWS-->
      <text:h text:style-name="P10" text:outline-level="1">
<text:span text:style-name="T4">
Президент України провів телефонну розмову із Головою Китайської Народної Республіки</text:span>
</text:h>
      <text:p text:style-name="P4">
Author: ['АРМІЯINFORM']</text:p>
      <text:p text:style-name="P4">
Time: 2023-04-26T73:00:00-04:00</text:p>
      <text:p text:style-name="P4">
Description: Президент України Володимир Зеленським мав телефонну розмову з Голова Китайської Народ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ii_xi.jpg" text:style-name="Internet_20_link" text:visited-style-name="Visited_20_Internet_20_Link">
zelenskii_xi.jpg</text:a>
']</text:p>
      <text:p text:style-name="P4">
Tags: ['ВОЛОДИМИР ЗЕЛЕНСЬКИЙ', 'СІ\xa0ЦЗІНЬПІН']</text:p>
      <text:p text:style-name="P4">
Category: News</text:p>
      <!--METADATA-->
      <text:p text:style-name="P4">
<draw:frame draw:style-name="fr1" draw:name="Image410" text:anchor-type="as-char" svg:width="6.9236in" svg:height="3.894525in" draw:z-index="0">
<draw:image xlink:href="../Images/AРМІЯINFORM/2023-04-26T73-00-00-04-00/zelenskii_xi.jpg" xlink:type="simple" xlink:show="embed" xlink:actuate="onLoad" draw:mime-type="image/jpeg"/>
</draw:frame>
</text:p>
      <text:p text:style-name="P4">
Президент України Володимир Зеленським мав телефонну розмову з ГоловаКитайської Народної Республіки Сі Цзіньпіном.</text:p>
      <text:p text:style-name="P4">
Про це український лідер<text:a xlink:type="simple" xlink:href="https://twitter.com/ZelenskyyUa/status/1651184741155065856" text:style-name="Internet_20_link" text:visited-style-name="Visited_20_Internet_20_Link">
повідомив</text:a>
 уTwitter.</text:p>
      <text:p text:style-name="P4">
«Провів тривалу змістовну телефонну розмову з Головою Китаю Сі Цзіньпіном.Вірю, що вона, а також призначення Посла України в Китаї дасть потужнийпоштовх розвитку наших двосторонніх відносин», — зазначив ВолодимирЗеленський.</text:p>
      <text:p text:style-name="P4">
Нагадаємо, раніше Володимир Зеленський<text:a xlink:type="simple" xlink:href="https://armyinform.com.ua/2023/02/24/my-hotily-b-zaluchyty-do-formuly-myru-krayiny-latynskoyi-ameryky-afryky-indiyu-ta-kytaj-volodymyr-zelenskyj/" text:style-name="Internet_20_link" text:visited-style-name="Visited_20_Internet_20_Link">
заявив</text:a>
, що Україна хотіла би залучити до <text:a xlink:type="simple" xlink:href="https://armyinform.com.ua/2022/09/22/5-peredumov-myru-prezydenta-ukrayiny-volodymyra-zelenskogo/" text:style-name="Internet_20_link" text:visited-style-name="Visited_20_Internet_20_Link">
Формулимиру</text:a>
 Китай.</text:p>
      <text:p text:style-name="P4">
Source: <text:a xlink:type="simple" xlink:href="https://armyinform.com.ua/2023/04/26/volodymyr-zelenskyj-pogovoryv-iz-si-czzinpinom-rozmova-bula-tryvaloyu-ta-zmistovnoyu/" text:style-name="Internet_20_link" text:visited-style-name="Visited_20_Internet_20_Link">
https://armyinform.com.ua/2023/04/26/volodymyr-zelenskyj-pogovoryv-iz-si-czzinpinom-rozmova-bula-tryvaloyu-ta-zmistovnoyu/</text:a>
</text:p>
      <!--NEWS-->
      <text:h text:style-name="P10" text:outline-level="1">
<text:span text:style-name="T4">
Нові погрози росії ядерною зброєю є свідченням безсилля та страху — Олексій Данілов</text:span>
</text:h>
      <text:p text:style-name="P4">
Author: ['АРМІЯINFORM']</text:p>
      <text:p text:style-name="P4">
Time: 2023-04-26T74:00:00-04:00</text:p>
      <text:p text:style-name="P4">
Description: російське керівництво вдається до ядерних погроз, оскільки в кремлі росте розум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z1645619117a275i.jpg" text:style-name="Internet_20_link" text:visited-style-name="Visited_20_Internet_20_Link">
z1645619117a275i.jpg</text:a>
']</text:p>
      <text:p text:style-name="P4">
Tags: ['ОЛЕКСІЙ ДАНІЛОВ', 'РНБО', 'ЯДЕРНИЙ ШАНТАЖ']</text:p>
      <text:p text:style-name="P4">
Category: News</text:p>
      <!--METADATA-->
      <text:p text:style-name="P4">
<draw:frame draw:style-name="fr1" draw:name="Image411" text:anchor-type="as-char" svg:width="6.9236in" svg:height="3.956343in" draw:z-index="0">
<draw:image xlink:href="../Images/AРМІЯINFORM/2023-04-26T74-00-00-04-00/z1645619117a275i.jpg" xlink:type="simple" xlink:show="embed" xlink:actuate="onLoad" draw:mime-type="image/jpeg"/>
</draw:frame>
</text:p>
      <text:p text:style-name="P4">
російське керівництво вдається до ядерних погроз, оскільки в кремлі ростерозуміння поразки військ окупантів на фронті в Україні.</text:p>
      <text:p text:style-name="P4">
Про це <text:a xlink:type="simple" xlink:href="https://twitter.com/OleksiyDanilov/status/1651147080688082945" text:style-name="Internet_20_link" text:visited-style-name="Visited_20_Internet_20_Link">
заявив</text:a>
Секретар РНБО Олексій Данілов у Твіттері.</text:p>
      <text:p text:style-name="P4">
«Будь-які погрози рф щодо застосування ядерної зброї — це прояв безсилля істраху», — йдеться у дописі.</text:p>
      <text:p text:style-name="P4">
За його словами, чим ситуація ставатиме гіршою для загарбників на фронті, тимчастіше лунатимуть істеричні «ядерні» заяви росіян.</text:p>
      <text:p text:style-name="P4">
Секретар РНБО переконаний, що це показник розуміння кремлем невідворотностіпоразки й неминучості розплати.</text:p>
      <text:p text:style-name="P4">
Source: <text:a xlink:type="simple" xlink:href="https://armyinform.com.ua/2023/04/26/novi-pogrozy-rf-yadernoyu-zbroyeyu-ye-svidchennyam-bezsyllya-ta-strahu-oleksij-danilov/" text:style-name="Internet_20_link" text:visited-style-name="Visited_20_Internet_20_Link">
https://armyinform.com.ua/2023/04/26/novi-pogrozy-rf-yadernoyu-zbroyeyu-ye-svidchennyam-bezsyllya-ta-strahu-oleksij-danilov/</text:a>
</text:p>
      <!--NEWS-->
      <text:h text:style-name="P10" text:outline-level="1">
<text:span text:style-name="T4">
На Чернігівщині судитимуть військового рф, який катував цивільного</text:span>
</text:h>
      <text:p text:style-name="P4">
Author: ['АРМІЯINFORM']</text:p>
      <text:p text:style-name="P4">
Time: 2023-04-26T75:00:00-04:00</text:p>
      <text:p text:style-name="P4">
Description: Скеровано до суду обвинувальний акт стосовно військовослужбовця збройних сил рф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sud.jpg" text:style-name="Internet_20_link" text:visited-style-name="Visited_20_Internet_20_Link">
sud.jpg</text:a>
']</text:p>
      <text:p text:style-name="P4">
Tags: ['ВОЄННІ ЗЛОЧИНИ РФ', 'ОФІС ГЕНЕРАЛЬНОГО ПРОКУРОРА УКРАЇНИ', 'ЧЕРНІГІВЩИНА']</text:p>
      <text:p text:style-name="P4">
Category: News</text:p>
      <!--METADATA-->
      <text:p text:style-name="P4">
<draw:frame draw:style-name="fr1" draw:name="Image412" text:anchor-type="as-char" svg:width="6.9236in" svg:height="3.891564in" draw:z-index="0">
<draw:image xlink:href="../Images/AРМІЯINFORM/2023-04-26T75-00-00-04-00/sud.jpg" xlink:type="simple" xlink:show="embed" xlink:actuate="onLoad" draw:mime-type="image/jpeg"/>
</draw:frame>
</text:p>
      <text:p text:style-name="P4">
Скеровано до суду обвинувальний акт стосовно військовослужбовця збройних силрф за фактом порушення законів та звичаїв війни.</text:p>
      <text:p text:style-name="P4">
Про це <text:a xlink:type="simple" xlink:href="https://gp.gov.ua/ua/posts/v" text:style-name="Internet_20_link" text:visited-style-name="Visited_20_Internet_20_Link">
повідомляє</text:a>
 Офіс Генерального прокурораУкраїни.</text:p>
      <text:p text:style-name="P4">
За даними слідства, 14 березня 2022 року під час тимчасової окупації с.Лукашівка Чернігівського району двоє військовослужбовців держави-агресоранезаконно затримали місцевого мешканця.</text:p>
      <text:p text:style-name="P4">
Вони застосовували до нього фізичне насильство, щоб дізнатись інформацію пророзташування позицій ЗСУ.</text:p>
      <text:p text:style-name="P4">
Не отримавши необхідних даних, окупанти вивели чоловіка на територіюприсадибної ділянки, повалили на землю та почали бити його по тілу.</text:p>
      <text:p text:style-name="P4">
У подальшому обвинувачений наніс удар прикладом автомату по головіпотерпілого, а другий військовослужбовець здійснив постріл з вогнепальноїавтоматичної зброї в ногу.</text:p>
      <text:p text:style-name="P4">
Source: <text:a xlink:type="simple" xlink:href="https://armyinform.com.ua/2023/04/26/na-chernigivshhyni-sudytymut-vijskovogo-rf-yakyj-katuvav-czyvilnogo/" text:style-name="Internet_20_link" text:visited-style-name="Visited_20_Internet_20_Link">
https://armyinform.com.ua/2023/04/26/na-chernigivshhyni-sudytymut-vijskovogo-rf-yakyj-katuvav-czyvilnogo/</text:a>
</text:p>
      <!--NEWS-->
      <text:h text:style-name="P10" text:outline-level="1">
<text:span text:style-name="T4">
Черговий обмін полоненими: додому повернулись ще 44 українці</text:span>
</text:h>
      <text:p text:style-name="P4">
Author: ['АРМІЯINFORM']</text:p>
      <text:p text:style-name="P4">
Time: 2023-04-26T76:00:00-04:00</text:p>
      <text:p text:style-name="P4">
Description: Сьогодні, 26 квітня, Україні вдалося повернути додому 44 наших співвітчизників.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3049716939673380_y-e1682515036495.jpg" text:style-name="Internet_20_link" text:visited-style-name="Visited_20_Internet_20_Link">
photo_5353049716939673380_y-e1682515036495.jpg</text:a>
', '<text:a xlink:type="simple" xlink:href="https://armyinform.com.ua/wp-content/uploads/2023/04/b0a38d3e-293b-4c8f-b634-7b48717a8d16-e1682514683702.jpg" text:style-name="Internet_20_link" text:visited-style-name="Visited_20_Internet_20_Link">
b0a38d3e-293b-4c8f-b634-7b48717a8d16-e1682514683702.jpg</text:a>
']</text:p>
      <text:p text:style-name="P4">
Tags: ['ОБМІН ПОЛОНЕНИМИ']</text:p>
      <text:p text:style-name="P4">
Category: News</text:p>
      <!--METADATA-->
      <text:p text:style-name="P4">
<draw:frame draw:style-name="fr1" draw:name="Image413" text:anchor-type="as-char" svg:width="6.9236in" svg:height="4.305614in" draw:z-index="0">
<draw:image xlink:href="../Images/AРМІЯINFORM/2023-04-26T76-00-00-04-00/photo_5353049716939673380_y-e1682515036495.jpg" xlink:type="simple" xlink:show="embed" xlink:actuate="onLoad" draw:mime-type="image/jpeg"/>
</draw:frame>
</text:p>
      <text:p text:style-name="P4">
Сьогодні, 26 квітня, Україні вдалося повернути додому 44 нашихспіввітчизників. Це військові, прикордонники, нацгвардійці, моряки. Серед них— 36 рядових та сержантів і 6 офіцерів. Також серед звільнених є двоєцивільних.</text:p>
      <text:p text:style-name="P4">
Про це <text:a xlink:type="simple" xlink:href="https://t.me/Koord_shtab/910" text:style-name="Internet_20_link" text:visited-style-name="Visited_20_Internet_20_Link">
інформує</text:a>
 Координаційний штаб з питаньповодження з військовополоненими.</text:p>
      <text:p text:style-name="P4">
До ЗСУ належать 29 звільнених — зокрема представників — 7, ТрО — 3, також ДПСУ— 11, НГУ — 2. Серед них є поранені, яких ворог катував у полоні. Також є двоєчоловіків, дружин яких раніше звільнили з полону.</text:p>
      <text:p text:style-name="P4">
<draw:frame draw:style-name="fr1" draw:name="Image414" text:anchor-type="as-char" svg:width="6.9236in" svg:height="3.351317in" draw:z-index="0">
<draw:image xlink:href="../Images/AРМІЯINFORM/2023-04-26T76-00-00-04-00/b0a38d3e-293b-4c8f-b634-7b48717a8d16-e1682514683702.jpg" xlink:type="simple" xlink:show="embed" xlink:actuate="onLoad" draw:mime-type="image/jpeg"/>
</draw:frame>
</text:p>
      <text:p text:style-name="P4">
Звільнені військовослужбовці воювали, зокрема, в Маріуполі, на Донецькому,Херсонському, Харківському, Луганському та Сумському напрямках.</text:p>
      <text:p text:style-name="P4">
Звільнено з полону також військового хірурга, який оперував поранених увійськовому шпиталі в Маріуполі та організував масову медичну допомогу. Одномузі звільнених, командирові відділення, загрожував так званий «суд» ізув’язненням на тривалий термін.</text:p>
      <text:p text:style-name="P4">
Загалом на 26 квітня з полону звільнено вже 2280 українців. У Координаційномуштабі у взаємодії з Офісом Президента триває робота з підготовки наступнихобмінів. Рекомендуємо дотримуватися режиму інформаційної тиші.</text:p>
      <text:p text:style-name="P4">
Source: <text:a xlink:type="simple" xlink:href="https://armyinform.com.ua/2023/04/26/chergovyj-obmin-polonenymy-dodomu-povernulys-shhe-44-ukrayinczi/" text:style-name="Internet_20_link" text:visited-style-name="Visited_20_Internet_20_Link">
https://armyinform.com.ua/2023/04/26/chergovyj-obmin-polonenymy-dodomu-povernulys-shhe-44-ukrayinczi/</text:a>
</text:p>
      <!--NEWS-->
      <text:h text:style-name="P10" text:outline-level="1">
<text:span text:style-name="T4">
Оборона Бахмута: минулої доби окупанти 324 рази завдавали ударів зі ствольної артилерії та РСЗВ — Сергій Череватий</text:span>
</text:h>
      <text:p text:style-name="P4">
Author: ['Дмитро Горбунов']</text:p>
      <text:p text:style-name="P4">
Time: 2023-04-26T77:00:00-04:00</text:p>
      <text:p text:style-name="P4">
Description: Про оперативну ситуацію на сході нашої 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3.jpg" text:style-name="Internet_20_link" text:visited-style-name="Visited_20_Internet_20_Link">
cherevatyj-3.jpg</text:a>
']</text:p>
      <text:p text:style-name="P4">
Tags: ['БАХМУТ', 'ВТОРГНЕННЯ РФ', 'ЄДИНІ НОВИНИ', 'СЕРГІЙ ЧЕРЕВАТИЙ']</text:p>
      <text:p text:style-name="P4">
Category: News</text:p>
      <!--METADATA-->
      <text:p text:style-name="P4">
<draw:frame draw:style-name="fr1" draw:name="Image415" text:anchor-type="as-char" svg:width="6.9236in" svg:height="3.779132in" draw:z-index="0">
<draw:image xlink:href="../Images/AРМІЯINFORM/2023-04-26T77-00-00-04-00/cherevatyj-3.jpg" xlink:type="simple" xlink:show="embed" xlink:actuate="onLoad" draw:mime-type="image/jpeg"/>
</draw:frame>
Сергій Череватий</text:p>
      <text:p text:style-name="P4">
Про оперативну ситуацію на сході нашої країни в ефірі телемарафону <text:a xlink:type="simple" xlink:href="https://www.youtube.com/watch" text:style-name="Internet_20_link" text:visited-style-name="Visited_20_Internet_20_Link">
«Єдиніновини»</text:a>
 розповів речник Східногоугруповання військ ЗСУ полковник Сергій Череватий.</text:p>
      <text:p text:style-name="P4">
— Ворог продовжує атакувати наші позиції в районі Бахмута. Так, протягомминулої доби окупанти 324 рази завдавали там ударів зі ствольної артилерії таРСЗВ. Відбулося 17 бойових зіткнень із противником. Наші воїни знищили 120окупантів і поранили ще 146 росіян. Також нам вдалося ліквідувати два польовісклади з боєприпасами, дві станції радіоелектронної боротьби та приземлитиворожий БПЛА, — розповів офіцер ЗСУ.</text:p>
      <text:p text:style-name="P4">
Відповідаючи на запитання журналістів про можливу активізацію дій росіян біляБахмата, він повідомив, що минула доба мало чим відрізнялася від інших днів уцьому районі бойових дій.</text:p>
      <text:p text:style-name="P4">
— У Бахмуті росіяни продовжують використовувати свою тактику, знищуючи міськузабудову. Робиться це, аби наші воїни не змогли використовувати будинки якфортифікаційні споруди. Завдяки зусиллям усіх Сил оборони України таналагодженій логістиці ми отримуємо все необхідне для подальшої боротьби зпротивником, — зазначив полковник Сергій Череватий.</text:p>
      <text:p text:style-name="P4">
Також він розказав й про ситуацію на Лимансько-Куп’янському напрямку.</text:p>
      <text:p text:style-name="P4">
— Тут ворог уже певний час не проводить атакуючих дій. Проте на цій ділянціфронту фіксується найбільша кількість ворожих артилерійських обстрілів. Так,протягом минулої доби противник 379 разів відкривав вогонь зі ствольноїартилерії та РСЗВ. Українські гармаші також влучно завдають ударів попротивнику. У результаті 25 окупантів було ліквідовано та ще 72 зазналипоранень. Окрім цього, нам вдалося знищити кілька зразків важкого озброєнняворога, — уточнив речник Східного угруповання військ ЗСУ.</text:p>
      <text:p text:style-name="P4">
Source: <text:a xlink:type="simple" xlink:href="https://armyinform.com.ua/2023/04/26/oborona-bahmuta-mynuloyi-doby-okupanty-324-razy-zavdavaly-udariv-zi-stvolnoyi-artyleriyi-ta-rszv-sergij-cherevatyj/" text:style-name="Internet_20_link" text:visited-style-name="Visited_20_Internet_20_Link">
https://armyinform.com.ua/2023/04/26/oborona-bahmuta-mynuloyi-doby-okupanty-324-razy-zavdavaly-udariv-zi-stvolnoyi-artyleriyi-ta-rszv-sergij-cherevatyj/</text:a>
</text:p>
      <!--NEWS-->
      <text:h text:style-name="P10" text:outline-level="1">
<text:span text:style-name="T4">
В Україні запустили кластер з розвитку оборонних технологій BRAVE1</text:span>
</text:h>
      <text:p text:style-name="P4">
Author: ['АРМІЯINFORM']</text:p>
      <text:p text:style-name="P4">
Time: 2023-04-26T78:00:00-04:00</text:p>
      <text:p text:style-name="P4">
Description: Міністерство цифрової трансформації, Міністерство оборони, Генеральний штаб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1267bc14ef7c5c6a92e5116ffa7e0f71d99ea6f.jpg" text:style-name="Internet_20_link" text:visited-style-name="Visited_20_Internet_20_Link">
71267bc14ef7c5c6a92e5116ffa7e0f71d99ea6f.jpg</text:a>
', '<text:a xlink:type="simple" xlink:href="https://armyinform.com.ua/wp-content/uploads/2023/04/359bfa574b3adf1d6a3b045c5735bf0705646915-150x150.jpg" text:style-name="Internet_20_link" text:visited-style-name="Visited_20_Internet_20_Link">
359bfa574b3adf1d6a3b045c5735bf0705646915-150x150.jpg</text:a>
', '<text:a xlink:type="simple" xlink:href="https://armyinform.com.ua/wp-content/uploads/2023/04/cfc7e24660f2790c949d7f679d54e4b025ab0152-150x150.jpg" text:style-name="Internet_20_link" text:visited-style-name="Visited_20_Internet_20_Link">
cfc7e24660f2790c949d7f679d54e4b025ab0152-150x150.jpg</text:a>
', '<text:a xlink:type="simple" xlink:href="https://armyinform.com.ua/wp-content/uploads/2023/04/b66397bd0d41e3a5f7eb3289bf8200fa212fcb7c-150x150.jpg" text:style-name="Internet_20_link" text:visited-style-name="Visited_20_Internet_20_Link">
b66397bd0d41e3a5f7eb3289bf8200fa212fcb7c-150x150.jpg</text:a>
', '<text:a xlink:type="simple" xlink:href="https://armyinform.com.ua/wp-content/uploads/2023/04/fd84b3ca1a0a33162827212b53c13d8c2cdfc346-150x150.jpg" text:style-name="Internet_20_link" text:visited-style-name="Visited_20_Internet_20_Link">
fd84b3ca1a0a33162827212b53c13d8c2cdfc346-150x150.jpg</text:a>
', '<text:a xlink:type="simple" xlink:href="https://armyinform.com.ua/wp-content/uploads/2023/04/94d76f9b18b5cc30e41167e6eff167fc01b6b274.jpg" text:style-name="Internet_20_link" text:visited-style-name="Visited_20_Internet_20_Link">
94d76f9b18b5cc30e41167e6eff167fc01b6b274.jpg</text:a>
']</text:p>
      <text:p text:style-name="P4">
Tags: ['BRAVE1', 'ОЛЕКСІЙ РЕЗНІКОВ']</text:p>
      <text:p text:style-name="P4">
Category: News</text:p>
      <!--METADATA-->
      <text:p text:style-name="P4">
<draw:frame draw:style-name="fr1" draw:name="Image416" text:anchor-type="as-char" svg:width="6.9236in" svg:height="4.615733in" draw:z-index="0">
<draw:image xlink:href="../Images/AРМІЯINFORM/2023-04-26T78-00-00-04-00/71267bc14ef7c5c6a92e5116ffa7e0f71d99ea6f.jpg" xlink:type="simple" xlink:show="embed" xlink:actuate="onLoad" draw:mime-type="image/jpeg"/>
</draw:frame>
</text:p>
      <text:p text:style-name="P4">
<text:span text:style-name="T5">
Міністерство цифрової трансформації, Міністерство оборони, Генеральний штабЗбройних Сил України, Рада національної безпеки і оборони, Міністерство зпитань стратегічних галузей промисловості, Міністерство економіки заснувалиєдину координаційну платформу в галузі defense tech в Україні BRAVE1.Представники державних інституцій підписали меморандум про взаємодію тапідтримку в рамках проєкту, метою якого є поставка на озброєння та передачадля фронту передових українських технологічних рішень для переваги над ворогомі перемоги, комплексна підтримка українських розробників у галузі інноваційнихоборонних технологій та розвиток сфери задля перетворення України в світовоголідера defense tech.</text:span>
</text:p>
      <text:p text:style-name="P4">
Війна активізувала сотні українських компаній в галузі defense tech, якірозробляють сучасні рішення для ведення «розумної війни». Україна вразила світвинахідливістю, швидкими нетривіальними рішеннями та ефективним застосуваннямпроривних технологій. Ці рішення посилюють оборонну здатність країни,зберігають життя захисників та цивільних і ефективно використовують ресурсизавдяки технологічним інноваціям: дрони, роботизовані системи, центриситуаційної обізнаності, штучний інтелект, кібербезпека, системи зв’язку,супутникові дані та багато іншого. Інноваційні розробки для армії швидковипробовуються та перевіряються в умовах бойових дій, вдосконалюючись увідповідності до задач і цілей сил безпеки і оборони.</text:p>
      <text:p text:style-name="P4">
Саме для прискорення впровадження таких розробок створюється BRAVE1 як єдиневікно співпраці defense tech компаній, держави та військових, а такожінвесторів, волонтерських фондів, медіа і усіх хто допомагає наближатиперемогу через технології.</text:p>
      <text:p text:style-name="P4">
Під час події Михайло Федоров презентував портал BRAVE1, завдяки якому можнаподати власний проєкт та отримати доступ до військової експертизи, грантів йінших можливостей, що надає кластер.</text:p>
      <text:p text:style-name="P4">
<text:span text:style-name="T4">
Подати власну розробку за<text:a xlink:type="simple" xlink:href="https://brave1.gov.ua/" text:style-name="Internet_20_link" text:visited-style-name="Visited_20_Internet_20_Link">
посиланням</text:a>
</text:span>
.</text:p>
      <text:p text:style-name="P4">
<text:a xlink:type="simple" xlink:href="https://armyinform.com.ua/wp-content/uploads/2023/04/359bfa574b3adf1d6a3b045c5735bf0705646915.jpg" text:style-name="Internet_20_link" text:visited-style-name="Visited_20_Internet_20_Link">
<draw:frame draw:style-name="fr1" draw:name="Image417" text:anchor-type="as-char" svg:width="6.9236in" svg:height="6.9236in" draw:z-index="0">
<draw:image xlink:href="../Images/AРМІЯINFORM/2023-04-26T78-00-00-04-00/359bfa574b3adf1d6a3b045c5735bf0705646915-150x150.jpg" xlink:type="simple" xlink:show="embed" xlink:actuate="onLoad" draw:mime-type="image/jpeg"/>
</draw:frame>
</text:a>
</text:p>
      <text:p text:style-name="P4">
<text:a xlink:type="simple" xlink:href="https://armyinform.com.ua/wp-content/uploads/2023/04/cfc7e24660f2790c949d7f679d54e4b025ab0152.jpg" text:style-name="Internet_20_link" text:visited-style-name="Visited_20_Internet_20_Link">
<draw:frame draw:style-name="fr1" draw:name="Image418" text:anchor-type="as-char" svg:width="6.9236in" svg:height="6.9236in" draw:z-index="0">
<draw:image xlink:href="../Images/AРМІЯINFORM/2023-04-26T78-00-00-04-00/cfc7e24660f2790c949d7f679d54e4b025ab0152-150x150.jpg" xlink:type="simple" xlink:show="embed" xlink:actuate="onLoad" draw:mime-type="image/jpeg"/>
</draw:frame>
</text:a>
</text:p>
      <text:p text:style-name="P4">
<text:a xlink:type="simple" xlink:href="https://armyinform.com.ua/wp-content/uploads/2023/04/b66397bd0d41e3a5f7eb3289bf8200fa212fcb7c.jpg" text:style-name="Internet_20_link" text:visited-style-name="Visited_20_Internet_20_Link">
<draw:frame draw:style-name="fr1" draw:name="Image419" text:anchor-type="as-char" svg:width="6.9236in" svg:height="6.9236in" draw:z-index="0">
<draw:image xlink:href="../Images/AРМІЯINFORM/2023-04-26T78-00-00-04-00/b66397bd0d41e3a5f7eb3289bf8200fa212fcb7c-150x150.jpg" xlink:type="simple" xlink:show="embed" xlink:actuate="onLoad" draw:mime-type="image/jpeg"/>
</draw:frame>
</text:a>
</text:p>
      <text:p text:style-name="P4">
<text:a xlink:type="simple" xlink:href="https://armyinform.com.ua/wp-content/uploads/2023/04/fd84b3ca1a0a33162827212b53c13d8c2cdfc346.jpg" text:style-name="Internet_20_link" text:visited-style-name="Visited_20_Internet_20_Link">
<draw:frame draw:style-name="fr1" draw:name="Image420" text:anchor-type="as-char" svg:width="6.9236in" svg:height="6.9236in" draw:z-index="0">
<draw:image xlink:href="../Images/AРМІЯINFORM/2023-04-26T78-00-00-04-00/fd84b3ca1a0a33162827212b53c13d8c2cdfc346-150x150.jpg" xlink:type="simple" xlink:show="embed" xlink:actuate="onLoad" draw:mime-type="image/jpeg"/>
</draw:frame>
</text:a>
</text:p>
      <text:p text:style-name="P4">
<text:span text:style-name="T4">
Фокус діяльності BRAVE1 буде зосереджений на 5 напрямках:</text:span>
</text:p>
      <text:p text:style-name="P4">
1. <text:span text:style-name="T4">
Invest</text:span>
 : Надавати гранти розробникам, що визначені пріоритетними дляпотреб сил безпеки та оборони  2. <text:span text:style-name="T4">
Invent</text:span>
 : Допомагати силам безпеки і оборони знаходити ефективнітехнологічні рішення в середовищі українських розробників  3. <text:span text:style-name="T4">
Platform</text:span>
 : Створити платформу, що об’єднує усіх стейкхолдерів галузі  4. <text:span text:style-name="T4">
Showcase</text:span>
 : Забезпечення взаємодії з силами оборони через демонстраціюїм розробок та отримання зворотнього зв'язку щодо їх використання  5. <text:span text:style-name="T4">
Boost</text:span>
 : Надати всесторонню підтримку проєктам, визначеним пріоритенимидля Сил безпеки і оборони</text:p>
      <text:p text:style-name="P4">
Всестороння взаємодія державних і приватних стейкхолдерів в рамках BRAVE1 тапідтримка галузі не лише допоможе армії вже сьогодні, а й стане потенціаломдля масштабування українських defense tech рішень у світі, що пройшлиапробацію і довели ефективність у найзапекліших боях.</text:p>
      <text:p text:style-name="P4">
<text:span text:style-name="T4">
Міністерство цифрової трансформації</text:span>
</text:p>
      <text:p text:style-name="P4">
<text:span text:style-name="T4">
Віцепрем’єр-міністр з інновацій, розвитку освіти, науки та технологій –Міністр цифрової трансформації Михайло Федоров:</text:span>
</text:p>
      <text:p text:style-name="P4">
« <text:span text:style-name="T5">
Україна має стати країною, яка швидко розвивається, навчається та активновикористовує технології. Особливо у військовій сфері. Створення BRAVE1 – одиніз важливих кроків у цьому напрямку. Наша ціль – побудувати систему з швидкимзапуском defense tech проєктів. Приймати сміливі рішення, створювати кращіумови для розвитку компаній, які розробляють військові технології. Адже саметехнології та сміливість можуть зробити багато для нашої перемоги».</text:span>
</text:p>
      <text:p text:style-name="P4">
<text:span text:style-name="T4">
Міністерство оборони</text:span>
</text:p>
      <text:p text:style-name="P4">
<text:span text:style-name="T4">
Олексій Резніков, Міністр оборони України:</text:span>
</text:p>
      <text:p text:style-name="P4">
<text:span text:style-name="T5">
«Старт кластеру BRAVE1 відбувається у дуже відповідальний момент, коли мимаємо швидко засвоювати уроки війни та відповідати на виклики.</text:span>
  <text:span text:style-name="T5">
Загроза від росії та її потенційних союзників є довготривалою. Це не тількинаше бачення, а й визнано у стратегічних документах НАТО. Щоб вистояти зараз ізберегти країну у майбутньому, ми маємо бути готові її захистити від ворога,який переважає нас кількісно і має більше ресурсів. У нас немає іншого вибору,крім як створити найкращі, найпотужніші Сили оборони на континенті.</text:span>
  <text:span text:style-name="T5">
Технологічні переваги – це не тільки вимога часу чи сучасного військовогомистецтва щодо ведення мережецентричної війни з високим рівнем автоматизації,застосування повітряних, наземних, надводних чи підводних дронів. Технології –це життя наших людей і нашої країни.</text:span>
  <text:span text:style-name="T5">
Міноборони як державний замовник відповідальне за адміністрування всіх етапівпроцесу, пов 'язаного з новим зразками ОВТ – від їх оцінки до прийняттярішення про введення в експлуатацію. BRAVE1 розглядається як дуже практичнийінструмент. Нас цікавлять в першу чергу «зрілі розробки», які можуть бутишвидко доведені до застосування. Ми розраховуємо, що BRAVE1 допоможе доводитиініціативи до відповідного рівня зрілості. А далі ми підхопимо і проведемоусіма лабіринтами, до міжнародної кодифікації і реєстрів НАТО.</text:span>
  <text:span text:style-name="T5">
За такого підходу BRAVE1 стане інкубатором, акселератором, який допоможепідтягнути ініціативи до рівня, що Міноборони могло їх підхоплювати сьогодні іпланувати на майбутнє: формувати політики, майбутній образ ЗСУ та всьогосектору оборони, планувати під це ресурси та інфраструктуру. Щоб до нашоїармії потрапляла найкраща зброя та обладнання»</text:span>
 <text:span text:style-name="T5">
.</text:span>
</text:p>
      <text:p text:style-name="P4">
<text:span text:style-name="T4">
Генеральний штаб Збройних Сил України</text:span>
</text:p>
      <text:p text:style-name="P4">
<text:span text:style-name="T4">
Заступник начальника Генерального штабу Збройних Сил України генерал-майорВолодимир Коваль:</text:span>
</text:p>
      <text:p text:style-name="P4">
<text:span text:style-name="T5">
«Закликаю виробників, науковців та військових до плідної співпраці надрозробкою та впровадженням нових технологій, які допоможуть Збройним СиламУкраїни ефективно виконувати бойові завдання.</text:span>
  <text:span text:style-name="T5">
Інновації, які ми впровадимо сьогодні, будуть визначати майбутнє задля нашоїПеремоги, нашої Незалежності.</text:span>
  <text:span text:style-name="T5">
Інтенсифікація спільної роботи дозволить підвищити оперативність забезпеченняЗбройних Сил України високотехнологічними зразками озброєння, військової іспеціальної техніки та боєприпасами відповідно до нагальних потреб військ(сил) та запровадить дієвий механізм впровадження інноваційних проектів дляпотреб Збройних Сил України».</text:span>
</text:p>
      <text:p text:style-name="P4">
<text:span text:style-name="T4">
Рада національної безпеки і оборони</text:span>
</text:p>
      <text:p text:style-name="P4">
<text:span text:style-name="T4">
Заступник Секретаря РНБО Сергій Демедюк:</text:span>
</text:p>
      <text:p text:style-name="P4">
<text:span text:style-name="T5">
«Для нас важливо створити умови розвитку для українського виробника. Мова йдене тільки про великі та досвідчені компанії, а про невеличкі стартапи тамаленькі компанії, які зростають.</text:span>
  <text:span text:style-name="T5">
Платформа BRAVE1 буде стартапом на державному рівні для великих та маленькихінноваційних компаній. Українські оборонні технології не тільки забезпечатьнашу перемогу, а ще і будуть експортуватися як успішні у світі».</text:span>
</text:p>
      <text:p text:style-name="P4">
<text:span text:style-name="T4">
Міністерство з питань стратегічних галузей промисловості</text:span>
</text:p>
      <text:p text:style-name="P4">
<text:span text:style-name="T4">
Міністр з питань стратегічних галузей промисловості України ОлександрКамишін:</text:span>
</text:p>
      <text:p text:style-name="P4">
<text:span text:style-name="T5">
«Першочерговим завданням для Мінстратегпрому сьогодні є налагодженнявиробництва зброї та боєприпасів: як в Україні, так і за її межами впартнерстві з іншими країнами, як державними так і приватними підприємствами.Для реалізації цієї мети нам важливі технології. Вони дозволять зробити процесвиробництва швидшим, наростити потужності та максимально розкрити потенціалукраїнських виробників зброї. Defense tech-кластер Brave1 допоможе зробити всеце можливим та суттєво посилить наших військових».</text:span>
</text:p>
      <text:p text:style-name="P4">
<text:span text:style-name="T4">
Міністерство економіки</text:span>
</text:p>
      <text:p text:style-name="P4">
<text:span text:style-name="T4">
Юлія Свириденко, Перший віцепрем’єр-міністр – Міністр економіки України:</text:span>
</text:p>
      <text:p text:style-name="P4">
<text:span text:style-name="T5">
«Нині в нас одна головна мета: розгром агресора. Створення оборонногокластеру BRAVE1 наближає нас до перемоги, адже це дозволяє ефективнішереагувати на потреби фронту.</text:span>
  <text:span text:style-name="T5">
Український defense tech має величезний потенціал. І це дає йому змогу статиодним з провідних драйверів стрімкого економічного зростання після перемоги.Jeep, Ray-Ban Aviator, Motorola та багато інших провідних світових корпораційі брендів були створені під час війни чи на основі військових технологій. Япевна, що з нашого «інкубатору» теж з’являться бренди, про які з часомдізнається весь світ. Український оборонно-промисловий комплекс вже сьогоднівикликає підвищену зацікавленість потенційних інвесторів. Наше завдання –максимально сприяти залученню інвестицій в галузь та скоротити час від запитівдо втілення проєктів у життя».</text:span>
</text:p>
      <text:p text:style-name="P4">
<text:span text:style-name="T4">
Ігор Фоменко, заступник Міністра економіки України:</text:span>
</text:p>
      <text:p text:style-name="P4">
<text:span text:style-name="T5">
Війна дає нам унікальну можливість кардинально оновити, а фактично створитизаново оборонно-промисловий комплекс. Сучасний. Ефективний - і як інструментпідвищення обороноздатності країни, і як стимул розвитку економіки.Інтегрований в світові ланцюжки виробництва та в світовий ринок озброєнь.Сьогодні до України прикута увага усього світу. Зокрема – і в першу чергу –великих гравців на ринку озброєнь, бізнесу, що інвестує значні кошти в галузьв різних країнах, урядів найрозвинутіших держав. Нині всі українські розробкив сфері defense tech проходять випробування вогнем. І ми маємо зробити так,щоб світ дізнався про їхню ефективність.</text:span>
</text:p>
      <text:p text:style-name="P4">
<text:span text:style-name="T4">
Наталя Кушнерська, BRAVE1</text:span>
</text:p>
      <text:p text:style-name="P4">
<text:span text:style-name="T5">
«Україна цінує життя і здоров’я своїх захисників, тому нарощенняінноваційного потенціалу та залучення талантів, розробка інженерних рішень,апробація нестандартних підходів та ефективне використання ресурсів - тіумови, завдяки яким Україна переможе та здобуде перевагу, що забезпечитьдовгостроковий захист країни та лідерство в сфері defense tech на глобальномурівні».</text:span>
</text:p>
      <text:p text:style-name="P4">
<draw:frame draw:style-name="fr1" draw:name="Image421" text:anchor-type="as-char" svg:width="6.9236in" svg:height="4.615733in" draw:z-index="0">
<draw:image xlink:href="../Images/AРМІЯINFORM/2023-04-26T78-00-00-04-00/94d76f9b18b5cc30e41167e6eff167fc01b6b274.jpg" xlink:type="simple" xlink:show="embed" xlink:actuate="onLoad" draw:mime-type="image/jpeg"/>
</draw:frame>
</text:p>
      <text:p text:style-name="P4">
<text:span text:style-name="T4">
Запис події</text:span>
  &lt;https://youtube.com/live/GB5e14fCvnw?feature=share&gt;
</text:p>
      <text:p text:style-name="P4">
<text:span text:style-name="T4">
Додаткова інформація</text:span>
</text:p>
      <text:p text:style-name="P4">
<text:span text:style-name="T4">
BRAVE1</text:span>
 – це кластер для розвитку Defense Tech в Україні, заснованийМіністерством цифрової трансформації, Міністерством оборони, Генеральнимштабом Збройних Сил України, Радою національної безпеки і оборони,Міністерством стратегічних галузей, Міністерством економіки.</text:p>
      <text:p text:style-name="P4">
<text:span text:style-name="T4">
Джерело:</text:span>
 <text:a xlink:type="simple" xlink:href="https://www.mil.gov.ua/news/2023/04/26/v-ukraini-zapustili-klaster-z-rozvitku-oboronnih-tehnologij-brave1/" text:style-name="Internet_20_link" text:visited-style-name="Visited_20_Internet_20_Link">
<text:span text:style-name="T5">
Міністерство оборониУкраїни</text:span>
</text:a>
</text:p>
      <text:p text:style-name="P4">
Source: <text:a xlink:type="simple" xlink:href="https://armyinform.com.ua/2023/04/26/v-ukrayini-zapustyly-klaster-z-rozvytku-oboronnyh-tehnologij-brave1/" text:style-name="Internet_20_link" text:visited-style-name="Visited_20_Internet_20_Link">
https://armyinform.com.ua/2023/04/26/v-ukrayini-zapustyly-klaster-z-rozvytku-oboronnyh-tehnologij-brave1/</text:a>
</text:p>
      <!--NEWS-->
      <text:h text:style-name="P10" text:outline-level="1">
<text:span text:style-name="T4">
Повітряні Сили показали, як ЗРК Patriot здійснює бойове чергування в Україні</text:span>
</text:h>
      <text:p text:style-name="P4">
Author: ['АРМІЯINFORM']</text:p>
      <text:p text:style-name="P4">
Time: 2023-04-26T79:00:00-04:00</text:p>
      <text:p text:style-name="P4">
Description: Про це повідомило Командування Повітряних Сил ЗСУ:    «Із квітня 2023 року ЗРК Patriot...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ЗРК PATRIOT']</text:p>
      <text:p text:style-name="P4">
Category: News</text:p>
      <!--METADATA-->
      <text:p text:style-name="P4">
Про це <text:a xlink:type="simple" xlink:href="https://www.facebook.com/watch/" text:style-name="Internet_20_link" text:visited-style-name="Visited_20_Internet_20_Link">
повідомило</text:a>
Командування Повітряних Сил ЗСУ:</text:p>
      <text:p text:style-name="P4">
«Із квітня 2023 року ЗРК Patriot — на бойовому чергуванні в Україні!</text:p>
      <text:p text:style-name="P4">
Сучасна західна техніка має свої особливості, але наші захисники неба швидкоїї опановують, і вже готові нищити російського окупанта!</text:p>
      <text:p text:style-name="P4">
Повітряні Сили нарешті отримали те, чого так прагнули — зброю проти«балістики!»</text:p>
      <text:p text:style-name="P4">
Source: <text:a xlink:type="simple" xlink:href="https://armyinform.com.ua/2023/04/26/povitryani-syly-pokazaly-yak-zrk-patriot-zdijsnyuye-bojove-cherguvannya-v-ukrayini/" text:style-name="Internet_20_link" text:visited-style-name="Visited_20_Internet_20_Link">
https://armyinform.com.ua/2023/04/26/povitryani-syly-pokazaly-yak-zrk-patriot-zdijsnyuye-bojove-cherguvannya-v-ukrayini/</text:a>
</text:p>
      <!--NEWS-->
      <text:h text:style-name="P10" text:outline-level="1">
<text:span text:style-name="T4">
Володимир Зеленський телефоном обговорив із Рафаелем Гроссі питання контролю над Запорізькою АЕС</text:span>
</text:h>
      <text:p text:style-name="P4">
Author: ['АРМІЯINFORM']</text:p>
      <text:p text:style-name="P4">
Time: 2023-04-26T80:00:00-04:00</text:p>
      <text:p text:style-name="P4">
Description: Про це Президент України Володимир Зеленський повідомив у Facebook:    «У річни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95247_3327838780862861_5035743822326240416_n.jpg" text:style-name="Internet_20_link" text:visited-style-name="Visited_20_Internet_20_Link">
343295247_3327838780862861_5035743822326240416_n.jpg</text:a>
']</text:p>
      <text:p text:style-name="P4">
Tags: ['STOPRUSSIA', 'АГРЕСІЯ РФ', 'ВОЛОДИМИР ЗЕЛЕНСЬКИЙ', 'ЗАЕС']</text:p>
      <text:p text:style-name="P4">
Category: News</text:p>
      <!--METADATA-->
      <text:p text:style-name="P4">
<draw:frame draw:style-name="fr1" draw:name="Image422" text:anchor-type="as-char" svg:width="6.9236in" svg:height="4.609964in" draw:z-index="0">
<draw:image xlink:href="../Images/AРМІЯINFORM/2023-04-26T80-00-00-04-00/343295247_3327838780862861_5035743822326240416_n.jpg" xlink:type="simple" xlink:show="embed" xlink:actuate="onLoad" draw:mime-type="image/jpeg"/>
</draw:frame>
</text:p>
      <text:p text:style-name="P4">
Про це Президент України Володимир Зеленський<text:a xlink:type="simple" xlink:href="https://www.facebook.com/zelenskiy.official/posts/pfbid071jrBZo8wcmRqnTK99cr4Wnn9RkSKRPSYhZYsd1hyrMunuQR8ToQ1EjZDxpCFxeTl" text:style-name="Internet_20_link" text:visited-style-name="Visited_20_Internet_20_Link">
повідомив</text:a>
у Facebook:</text:p>
      <text:p text:style-name="P4">
«У річницю трагедії на ЧАЕС провів телефонну розмову з директором МАГАТЕРафаелем Гроссі. Наголосив, що тільки повернення Україні повного контролю надЗАЕС убезпечить світ від нової катастрофи. Також подякував за спеціальнупрограму МАГАТЕ щодо медичного забезпечення українських атомників».</text:p>
      <text:p text:style-name="P4">
Source: <text:a xlink:type="simple" xlink:href="https://armyinform.com.ua/2023/04/26/volodymyr-zelenskyj-telefonom-obgovoryv-iz-rafaelem-grossi-pytannya-kontrolyu-nad-zaporizkoyu-aes/" text:style-name="Internet_20_link" text:visited-style-name="Visited_20_Internet_20_Link">
https://armyinform.com.ua/2023/04/26/volodymyr-zelenskyj-telefonom-obgovoryv-iz-rafaelem-grossi-pytannya-kontrolyu-nad-zaporizkoyu-aes/</text:a>
</text:p>
      <!--NEWS-->
      <text:h text:style-name="P10" text:outline-level="1">
<text:span text:style-name="T4">
У Києві вшанували білорусів, які загинули за Україну</text:span>
</text:h>
      <text:p text:style-name="P4">
Author: ['Анатолій Бальчос']</text:p>
      <text:p text:style-name="P4">
Time: 2023-04-26T81:00:00-04:00</text:p>
      <text:p text:style-name="P4">
Description: У приміщенні Київської міської державної адміністрації відкрили виставку «З Україною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6.jpg" text:style-name="Internet_20_link" text:visited-style-name="Visited_20_Internet_20_Link">
golovna-56.jpg</text:a>
', '<text:a xlink:type="simple" xlink:href="https://armyinform.com.ua/wp-content/uploads/2023/04/01-vystavka-golovna-150x150.jpg" text:style-name="Internet_20_link" text:visited-style-name="Visited_20_Internet_20_Link">
01-vystavka-golovna-150x150.jpg</text:a>
', '<text:a xlink:type="simple" xlink:href="https://armyinform.com.ua/wp-content/uploads/2023/04/02-vystavka-ekspozycziya-150x150.jpg" text:style-name="Internet_20_link" text:visited-style-name="Visited_20_Internet_20_Link">
02-vystavka-ekspozycziya-150x150.jpg</text:a>
', '<text:a xlink:type="simple" xlink:href="https://armyinform.com.ua/wp-content/uploads/2023/04/04-vystavka-foto-geroyiv-150x150.jpg" text:style-name="Internet_20_link" text:visited-style-name="Visited_20_Internet_20_Link">
04-vystavka-foto-geroyiv-150x150.jpg</text:a>
', '<text:a xlink:type="simple" xlink:href="https://armyinform.com.ua/wp-content/uploads/2023/04/05-vystavka-oleksij-franczkevych.jpg" text:style-name="Internet_20_link" text:visited-style-name="Visited_20_Internet_20_Link">
05-vystavka-oleksij-franczkevych.jpg</text:a>
', '<text:a xlink:type="simple" xlink:href="https://armyinform.com.ua/wp-content/uploads/2023/04/06-vystavka-delegacziya-z-buchi-1-150x150.jpg" text:style-name="Internet_20_link" text:visited-style-name="Visited_20_Internet_20_Link">
06-vystavka-delegacziya-z-buchi-1-150x150.jpg</text:a>
', '<text:a xlink:type="simple" xlink:href="https://armyinform.com.ua/wp-content/uploads/2023/04/07-vystavka-foto-lytvyna-1-150x150.jpg" text:style-name="Internet_20_link" text:visited-style-name="Visited_20_Internet_20_Link">
07-vystavka-foto-lytvyna-1-150x150.jpg</text:a>
', '<text:a xlink:type="simple" xlink:href="https://armyinform.com.ua/wp-content/uploads/2023/04/08-vystavka-foto-zhyznevskogo-1-150x150.jpg" text:style-name="Internet_20_link" text:visited-style-name="Visited_20_Internet_20_Link">
08-vystavka-foto-zhyznevskogo-1-150x150.jpg</text:a>
', '<text:a xlink:type="simple" xlink:href="https://armyinform.com.ua/wp-content/uploads/2023/04/09-vystavka-finalna.jpg" text:style-name="Internet_20_link" text:visited-style-name="Visited_20_Internet_20_Link">
09-vystavka-finalna.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423" text:anchor-type="as-char" svg:width="6.9236in" svg:height="5.1927in" draw:z-index="0">
<draw:image xlink:href="../Images/AРМІЯINFORM/2023-04-26T81-00-00-04-00/golovna-56.jpg" xlink:type="simple" xlink:show="embed" xlink:actuate="onLoad" draw:mime-type="image/jpeg"/>
</draw:frame>
</text:p>
      <text:p text:style-name="P4">
<text:span text:style-name="T4">
У</text:span>
 <text:span text:style-name="T4">
приміщенні Київської міської державної адміністрації відкрили виставку«З Україною в серці». Експозиція присвячена білорусам, які віддали своє життяв Україні за європейський вибір, європейські цінності, принципи демократії, уборотьбі проти російської агресії під час російсько-української війни, а такожтим, хто продовжує збройний спротив окупанту. Спеціальнийкореспондент<text:a xlink:type="simple" xlink:href="https://armyinform.com.ua/" text:style-name="Internet_20_link" text:visited-style-name="Visited_20_Internet_20_Link">
АрміяІnform</text:a>
 побував на відкриттівиставки.</text:span>
</text:p>
      <text:p text:style-name="P4">
На стендах експозиції «З Україною в серці» кияни та гості української столицімали змогу наочно побачити підтримку з боку свідомих білорусів самовідданоїборотьби українців за свій європейський вибір та незалежність. Під час показувідеоматеріалів мужні білоруси з екрану розповідали про те, чому вирішилиприїхати в Україну, вступити до лав ЗСУ та, ризикуючи власним життям, боротисьпроти російського ворога.</text:p>
      <text:p text:style-name="P4">
<text:a xlink:type="simple" xlink:href="https://armyinform.com.ua/wp-content/uploads/2023/04/01-vystavka-golovna.jpg" text:style-name="Internet_20_link" text:visited-style-name="Visited_20_Internet_20_Link">
<draw:frame draw:style-name="fr1" draw:name="Image424" text:anchor-type="as-char" svg:width="6.9236in" svg:height="6.9236in" draw:z-index="0">
<draw:image xlink:href="../Images/AРМІЯINFORM/2023-04-26T81-00-00-04-00/01-vystavka-golovna-150x150.jpg" xlink:type="simple" xlink:show="embed" xlink:actuate="onLoad" draw:mime-type="image/jpeg"/>
</draw:frame>
</text:a>
</text:p>
      <text:p text:style-name="P4">
<text:a xlink:type="simple" xlink:href="https://armyinform.com.ua/wp-content/uploads/2023/04/02-vystavka-ekspozycziya.jpg" text:style-name="Internet_20_link" text:visited-style-name="Visited_20_Internet_20_Link">
<draw:frame draw:style-name="fr1" draw:name="Image425" text:anchor-type="as-char" svg:width="6.9236in" svg:height="6.9236in" draw:z-index="0">
<draw:image xlink:href="../Images/AРМІЯINFORM/2023-04-26T81-00-00-04-00/02-vystavka-ekspozycziya-150x150.jpg" xlink:type="simple" xlink:show="embed" xlink:actuate="onLoad" draw:mime-type="image/jpeg"/>
</draw:frame>
</text:a>
</text:p>
      <text:p text:style-name="P4">
<text:a xlink:type="simple" xlink:href="https://armyinform.com.ua/wp-content/uploads/2023/04/04-vystavka-foto-geroyiv.jpg" text:style-name="Internet_20_link" text:visited-style-name="Visited_20_Internet_20_Link">
<draw:frame draw:style-name="fr1" draw:name="Image426" text:anchor-type="as-char" svg:width="6.9236in" svg:height="6.9236in" draw:z-index="0">
<draw:image xlink:href="../Images/AРМІЯINFORM/2023-04-26T81-00-00-04-00/04-vystavka-foto-geroyiv-150x150.jpg" xlink:type="simple" xlink:show="embed" xlink:actuate="onLoad" draw:mime-type="image/jpeg"/>
</draw:frame>
</text:a>
</text:p>
      <text:p text:style-name="P4">
Під час відкриття численні гості озвучували головну тезу: росія є споконвічнимворогом для своїх сусідів, а перемога над нею є головною передумовою дляздобуття свободи та сталого суверенітету незалежних самобутніх народів. Узаході взяли участь представники українського уряду, народні депутати України,представники органів місцевого самоврядування міст Київщини, що пліч-о-пліч зукраїнськими захисниками боронили білоруси, а також друзі та рідні героїв.</text:p>
      <text:p text:style-name="P4">
До присутніх білоруських військових звернулися бойові побратими з Грузії зісловами вдячності за звитягу та вірність бойовому братерству. Дружини полеглихв боях за Україну білорусів закликали берегти пам'ять про подвиг їхніхвідважних чоловіків. Священники різних конфесій разом із учасниками урочистоїцеремонії звершили молебень за душі полеглих воїнів.</text:p>
      <text:p text:style-name="P4">
Голова благодійного фонду «Вільна Білорусь» Олексій Францкевич повідомив проте, що у війні проти російського агресора загинуло близько 40 білорусів. Томушістнадцять стендів виставки, на яких розповідається про життя та подвигигероїв з Білорусі, є лише частковим відображенням тієї жертовності, якупроявляють білоруські добровольці в Україні. Двоє білорусів отримали звання«Герой України» посмертно. Прізвищами трьох білорусів, що віддали своє життяза свободу України та її звільнення від російських окупантів, названі вулиціукраїнських міст. Імена деяких білоруських воїнів і досі є таємними, бооприлюднення може нашкодити їхнім рідним, що перебувають під владоюпутінського прибічника, диктатора лукашенка.</text:p>
      <text:p text:style-name="P4">
<draw:frame draw:style-name="fr1" draw:name="Image427" text:anchor-type="as-char" svg:width="6.9236in" svg:height="5.1927in" draw:z-index="0">
<draw:image xlink:href="../Images/AРМІЯINFORM/2023-04-26T81-00-00-04-00/05-vystavka-oleksij-franczkevych.jpg" xlink:type="simple" xlink:show="embed" xlink:actuate="onLoad" draw:mime-type="image/jpeg"/>
</draw:frame>
</text:p>
      <text:p text:style-name="P4">
— Ми створюємо музей «Вільна Білорусь з Україною в серці», в якомудосліджуватимуться відомості про всіх білорусів, які брали участь у боротьбіза незалежність і України, і Білорусі. Частина з них отримали українськегромадянство, але за національністю залишаються білорусами, — повідомивОлексій Францкевич. — У недалекому майбутньому іменами білоруських героївтакож будуть названі вулиці й сквери в незалежній, звільненій від російськихокупантів Білорусі. Завдяки нашій інформаційній діяльності, наприклад, завдякивиставці, яка була відкрита сьогодні, світ має дізнатися, що з територіїБілорусі не лише летять ракети. За мир в Україні сьогодні воюють різні зафахом білоруси: історики, просто водії або колишні військові тощо.</text:p>
      <text:p text:style-name="P4">
<text:a xlink:type="simple" xlink:href="https://armyinform.com.ua/wp-content/uploads/2023/04/06-vystavka-delegacziya-z-buchi-1.jpg" text:style-name="Internet_20_link" text:visited-style-name="Visited_20_Internet_20_Link">
<draw:frame draw:style-name="fr1" draw:name="Image428" text:anchor-type="as-char" svg:width="6.9236in" svg:height="6.9236in" draw:z-index="0">
<draw:image xlink:href="../Images/AРМІЯINFORM/2023-04-26T81-00-00-04-00/06-vystavka-delegacziya-z-buchi-1-150x150.jpg" xlink:type="simple" xlink:show="embed" xlink:actuate="onLoad" draw:mime-type="image/jpeg"/>
</draw:frame>
</text:a>
</text:p>
      <text:p text:style-name="P4">
<text:a xlink:type="simple" xlink:href="https://armyinform.com.ua/wp-content/uploads/2023/04/07-vystavka-foto-lytvyna-1.jpg" text:style-name="Internet_20_link" text:visited-style-name="Visited_20_Internet_20_Link">
<draw:frame draw:style-name="fr1" draw:name="Image429" text:anchor-type="as-char" svg:width="6.9236in" svg:height="6.9236in" draw:z-index="0">
<draw:image xlink:href="../Images/AРМІЯINFORM/2023-04-26T81-00-00-04-00/07-vystavka-foto-lytvyna-1-150x150.jpg" xlink:type="simple" xlink:show="embed" xlink:actuate="onLoad" draw:mime-type="image/jpeg"/>
</draw:frame>
</text:a>
</text:p>
      <text:p text:style-name="P4">
<text:a xlink:type="simple" xlink:href="https://armyinform.com.ua/wp-content/uploads/2023/04/08-vystavka-foto-zhyznevskogo-1.jpg" text:style-name="Internet_20_link" text:visited-style-name="Visited_20_Internet_20_Link">
<draw:frame draw:style-name="fr1" draw:name="Image430" text:anchor-type="as-char" svg:width="6.9236in" svg:height="6.9236in" draw:z-index="0">
<draw:image xlink:href="../Images/AРМІЯINFORM/2023-04-26T81-00-00-04-00/08-vystavka-foto-zhyznevskogo-1-150x150.jpg" xlink:type="simple" xlink:show="embed" xlink:actuate="onLoad" draw:mime-type="image/jpeg"/>
</draw:frame>
</text:a>
</text:p>
      <text:p text:style-name="P4">
Олексій Францкевич розповів, що музей «Вільна Білорусь з Україною в серці»буде створено в Бучі, бо саме там загинув один з білорусів — Ілля Хренов зпозивним «Литвин». Ілля був айтівцем, який приїхав у Київ ще 2014 року тапершим публічно звернувся до всіх білорусів із закликом про єднання навколозахисту України від російської агресії. «Литвин» з 2014 року приєднався добатальйону «Азов», брав участь у боях в Іловайську, Мар’янці та Широкиному.</text:p>
      <text:p text:style-name="P4">
<draw:frame draw:style-name="fr1" draw:name="Image431" text:anchor-type="as-char" svg:width="6.9236in" svg:height="5.1927in" draw:z-index="0">
<draw:image xlink:href="../Images/AРМІЯINFORM/2023-04-26T81-00-00-04-00/09-vystavka-finalna.jpg" xlink:type="simple" xlink:show="embed" xlink:actuate="onLoad" draw:mime-type="image/jpeg"/>
</draw:frame>
</text:p>
      <text:p text:style-name="P4">
Іменем Іллі Хренова названа одна з вулиць селища Ворзель Бучанського районуКиївської області.</text:p>
      <text:p text:style-name="P4">
<text:span text:style-name="T4">
<text:span text:style-name="T5">
Фото автора</text:span>
 </text:span>
</text:p>
      <text:p text:style-name="P4">
Source: <text:a xlink:type="simple" xlink:href="https://armyinform.com.ua/2023/04/26/u-kyyevi-vshanuvaly-bilorusiv-yaki-zagynuly-za-ukrayinu/" text:style-name="Internet_20_link" text:visited-style-name="Visited_20_Internet_20_Link">
https://armyinform.com.ua/2023/04/26/u-kyyevi-vshanuvaly-bilorusiv-yaki-zagynuly-za-ukrayinu/</text:a>
</text:p>
      <!--NEWS-->
      <text:h text:style-name="P10" text:outline-level="1">
<text:span text:style-name="T4">
Ворог продовжує бити з артилерії по Авдіївці — Олексій  Дмитрашківський</text:span>
</text:h>
      <text:p text:style-name="P4">
Author: ['Дмитро Горбунов']</text:p>
      <text:p text:style-name="P4">
Time: 2023-04-26T82:00:00-04:00</text:p>
      <text:p text:style-name="P4">
Description: Про це в ефірі телемарафону «Єдині новини» повідомив речник об’єднаного пресцентру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29bc4c3-b1e2-4fbe-a6cf-c213a9a4c562-1-1.jpg" text:style-name="Internet_20_link" text:visited-style-name="Visited_20_Internet_20_Link">
429bc4c3-b1e2-4fbe-a6cf-c213a9a4c562-1-1.jpg</text:a>
']</text:p>
      <text:p text:style-name="P4">
Tags: ['STOPRUSSIA', 'АГРЕСІЯ РФ', 'ВТОРГНЕННЯ РФ']</text:p>
      <text:p text:style-name="P4">
Category: News</text:p>
      <!--METADATA-->
      <text:p text:style-name="P4">
<draw:frame draw:style-name="fr1" draw:name="Image432" text:anchor-type="as-char" svg:width="6.9236in" svg:height="3.744514in" draw:z-index="0">
<draw:image xlink:href="../Images/AРМІЯINFORM/2023-04-26T82-00-00-04-00/429bc4c3-b1e2-4fbe-a6cf-c213a9a4c562-1-1.jpg" xlink:type="simple" xlink:show="embed" xlink:actuate="onLoad" draw:mime-type="image/jpeg"/>
</draw:frame>
</text:p>
      <text:p text:style-name="P4">
Про це в ефірі телемарафону «Єдині новини» повідомив речник об’єднаногопресцентру Сил оборони Таврійського напрямку полковник ОлексійДмитрашківський.</text:p>
      <text:p text:style-name="P4">
Своє спілкування з журналістами офіцер розпочав із ситуації на Запорізькомунапрямку.</text:p>
      <text:p text:style-name="P4">
— Сьогодні об 11:28 армія терористів обстріляла передмістя Запоріжжя ізреактивних систем залпового вогню. За попередньою інформацію, постраждалихсеред цивільного населення не було. Тому ситуація там дуже складна, —поінформував він.</text:p>
      <text:p text:style-name="P4">
Більш докладно офіцер розповів про ситуацію на Донеччині.</text:p>
      <text:p text:style-name="P4">
— Ворог продовжує вести активні бойові дії біля Мар’їнки та Карлівки. Учоратам зафіксовано 26 штурмових дій з боку окупантів. Також вночі ворог 8 разівнамагався атакувати ті райони. Загальна кількість обстрілів на цьому напрямкупротягом минулої доби — 356. Можна сказати, що останнім часом активністьворога там дещо знизилася. Натомість вчора в районі Мар’їнки окупанти впершеза чотири останні дні застосували бронетехніку, — повідомив офіцер ЗСУ.</text:p>
      <text:p text:style-name="P4">
Він додав, що біля Авдіївки ворог тримає танкову бригаду. Місто, де перебуваєчимало цивільних осіб, продовжує зазнавати ворожих артатак.</text:p>
      <text:p text:style-name="P4">
— На Донецькому напрямку ворог постійно проводить переміщення чи ротаціюособового складу, аби продемонструвати свою військову присутність. Вони доволічасто використовують цю тактику, — поінформував полковник ОлексійДмитрашківський.</text:p>
      <text:p text:style-name="P4">
Олексій Дмитрашківський також пояснив, чому ворог так щільно обстрілюєукраїнські населені пункти, де немає військових.</text:p>
      <text:p text:style-name="P4">
— Окупати не вміють воювати в містах. Тому вони зрівнюють із землею населенніпукти, аби просунутися хоч трошки вперед, — поінформував полковник ОлексійДмитрашківський.</text:p>
      <text:p text:style-name="P4">
Source: <text:a xlink:type="simple" xlink:href="https://armyinform.com.ua/2023/04/26/vorog-prodovzhuye-byty-z-artyleriyi-po-avdiyivczi-oleksij-dmytrashkivskyj/" text:style-name="Internet_20_link" text:visited-style-name="Visited_20_Internet_20_Link">
https://armyinform.com.ua/2023/04/26/vorog-prodovzhuye-byty-z-artyleriyi-po-avdiyivczi-oleksij-dmytrashkivskyj/</text:a>
</text:p>
      <!--NEWS-->
      <text:h text:style-name="P10" text:outline-level="1">
<text:span text:style-name="T4">
На Донеччині за добу наші воїни відбили 43 ворожі атаки</text:span>
</text:h>
      <text:p text:style-name="P4">
Author: ['АРМІЯINFORM']</text:p>
      <text:p text:style-name="P4">
Time: 2023-04-26T83:00:00-04:00</text:p>
      <text:p text:style-name="P4">
Description: Про це у Facebook повідомляє Генеральний штаб ЗСУ.    Основні зусилля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433" text:anchor-type="as-char" svg:width="6.9236in" svg:height="4.615733in" draw:z-index="0">
<draw:image xlink:href="../Images/AРМІЯINFORM/2023-04-26T83-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M4zTv2MTx7qDMTUBcnSLkVxg3zrQfZhu4VCKiu5ajszDeQW7kuD9pXd8rd7MUy71l" text:style-name="Internet_20_link" text:visited-style-name="Visited_20_Internet_20_Link">
повідомляє</text:a>
Генеральний штаб ЗСУ.</text:p>
      <text:p text:style-name="P4">
Основні зусилля противник зосереджує на веденні наступальних дій наБахмутському, Авдіївському та Мар’їнському напрямках — протягом доби буловідбито 43 атаки противника. Найзапекліші бої тривають за Бахмут та Мар’їнку.</text:p>
      <text:p text:style-name="P4">
Source: <text:a xlink:type="simple" xlink:href="https://armyinform.com.ua/2023/04/26/na-donechchyni-za-dobu-nash-voyiny-vidbyly-43-vorozhi-ataky/" text:style-name="Internet_20_link" text:visited-style-name="Visited_20_Internet_20_Link">
https://armyinform.com.ua/2023/04/26/na-donechchyni-za-dobu-nash-voyiny-vidbyly-43-vorozhi-ataky/</text:a>
</text:p>
      <!--NEWS-->
      <text:h text:style-name="P10" text:outline-level="1">
<text:span text:style-name="T4">
Авіація Сил оборони завдала 11 ударів по районах зосередження противника</text:span>
</text:h>
      <text:p text:style-name="P4">
Author: ['АРМІЯINFORM']</text:p>
      <text:p text:style-name="P4">
Time: 2023-04-26T84: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434" text:anchor-type="as-char" svg:width="6.9236in" svg:height="4.49457in" draw:z-index="0">
<draw:image xlink:href="../Images/AРМІЯINFORM/2023-04-26T84-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M4zTv2MTx7qDMTUBcnSLkVxg3zrQfZhu4VCKiu5ajszDeQW7kuD9pXd8rd7MUy71l" text:style-name="Internet_20_link" text:visited-style-name="Visited_20_Internet_20_Link">
повідомляє</text:a>
Генеральний штаб ЗСУ.</text:p>
      <text:p text:style-name="P4">
Авіація Сил оборони за добу завдала 11 ударів по районах зосередженняособового складу та військової техніки окупантів.</text:p>
      <text:p text:style-name="P4">
Також збито ворожий розвідувальний БпЛА типу «Supercam».</text:p>
      <text:p text:style-name="P4">
Source: <text:a xlink:type="simple" xlink:href="https://armyinform.com.ua/2023/04/26/aviacziya-syl-oborony-zavdala-11-udariv-po-rajonah-zoseredzhennya-protyvnyka/" text:style-name="Internet_20_link" text:visited-style-name="Visited_20_Internet_20_Link">
https://armyinform.com.ua/2023/04/26/aviacziya-syl-oborony-zavdala-11-udariv-po-rajonah-zoseredzhennya-protyvnyka/</text:a>
</text:p>
      <!--NEWS-->
      <text:h text:style-name="P10" text:outline-level="1">
<text:span text:style-name="T4">
Запрошуємо Італію разом будувати нову безпеку світу — Президент України</text:span>
</text:h>
      <text:p text:style-name="P4">
Author: ['АРМІЯINFORM']</text:p>
      <text:p text:style-name="P4">
Time: 2023-04-26T85:00:00-04:00</text:p>
      <text:p text:style-name="P4">
Description: https://www.youtube.com/watch?v=GgLWpAMXJkA&amp;t=2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ІТАЛІЯ']</text:p>
      <text:p text:style-name="P4">
Category: News</text:p>
      <!--METADATA-->
      <text:p text:style-name="P4">
Про це Президент України Володимир Зеленський<text:a xlink:type="simple" xlink:href="https://www.president.gov.ua/news/ukrayina-maye-unikalnij-dosvid-zahistu-derzhavi-ta-lyudej-v-82493" text:style-name="Internet_20_link" text:visited-style-name="Visited_20_Internet_20_Link">
сказав</text:a>
 під час виступу на заключній панеліКонференції щодо відновлення України в Римі:</text:p>
      <text:p text:style-name="P4">
«Пані Премʼєр-міністр Італії!</text:p>
      <text:p text:style-name="P4">
Пане Премʼєр-міністр України!</text:p>
      <text:p text:style-name="P4">
Пані віце-президент Конфедерації італійської промисловості!</text:p>
      <text:p text:style-name="P4">
Пані та панове! Шановні присутні! Дорога Італіє!</text:p>
      <text:p text:style-name="P4">
Дякую вам за цю Конференцію та щирий інтерес до України. Знаю, що менеслухають представники та представниці сотень італійських та українськихкомпаній, і я хотів би звернутися до вас не просто як до тих, хто уособлюєбізнес. А як до тат і мам, до синів і доньок, як до представників іпредставниць ваших громад, ваших міст, вашої країни…</text:p>
      <text:p text:style-name="P4">
Тут абсолютно різні люди, різні родини, різні покоління, але ми з вамиобʼєднані насправді одними прагненнями. Всі ми хочемо свободи та нормальногорозвитку для своїх дітей, хочемо безпеки й добробуту для своїх батьків. Хочемоспокою та легкості життя для своїх громад і міст. І це нас обʼєднує.</text:p>
      <text:p text:style-name="P4">
І саме про це я пропоную поговорити.</text:p>
      <text:p text:style-name="P4">
Про те, як ми з вами можемо разом дати більше безпеки нашим родинам. Більшедобробуту нашим країнам. Більше свободи українським та італійським дітям.Більше гарантій нормальності життя для наших громад і для наших міст.</text:p>
      <text:p text:style-name="P4">
Пані та панове!</text:p>
      <text:p text:style-name="P4">
Уже зрозуміло, коли й чим має завершитися ця війна, яку Росія розвʼязала протинас. Проти всіх нас. Проти України й усього нашого спільного європейськогодому, який дав шанс на мирне життя й процвітання всім європейським народам. Яне маю сумніву, що ми здатні перемогти. Бо ми не лише віримо у свої сили, а йміцно стоїмо та захищаємо наші спільні цінності у єдності. У єдності! Хтозберігає єдність і не втрачає міцності, той перемагає.</text:p>
      <text:p text:style-name="P4">
Я хочу подякувати зараз усій Італії, усім вашим людям і громадам, вашомулідерству й особисто пані Премʼєр-міністру Джорджі Мелоні за цю нашу єдність.Дякую! Єдність європейців, які знають, що за межами нашої свободи, тобто там,куди всіх нас у Європі хоче відкинути Росія, не може бути нормального йбезпечного життя.</text:p>
      <text:p text:style-name="P4">
Ми маємо зробити — і зробимо! — все, щоб ця російська війна завершиласяросійською ж поразкою. А отже, вже цього року маємо зробити все по максимуму,щоб підготувати наймасштабніший економічний проект нашого часу у Європі —проект відбудови України.</text:p>
      <text:p text:style-name="P4">
Це колосальне завдання! Європа не бачила таких руйнувань, які в Українупринесла Росія, ще з часів Другої світової війни. Але саме після Другоїсвітової війни Європа побачила, що дає справжня відбудова. Яке зростанняприносить. Ми зараз напередодні не менших можливостей.</text:p>
      <text:p text:style-name="P4">
У цій війні світ побачив, що треба для реального захисту кожної нації. Світпобачив, як треба змінити енергетику та інфраструктуру, виробництво талогістику, кіберсистеми та освітній простір, оборонну промисловість таоснащення армії.</text:p>
      <text:p text:style-name="P4">
Отже, у світі є попит на нові стандарти безпеки, щоб кожна країна моглазахиститися від будь-яких проявів агресії, терору чи стихії. І ми в Українітворимо такі стандарти безпеки.</text:p>
      <text:p text:style-name="P4">
Я наведу вам пʼять прикладів, які продемонструють вам практичний сенс того,про що кажу.</text:p>
      <text:p text:style-name="P4">
Перше — це енергетика.</text:p>
      <text:p text:style-name="P4">
Росія розпочала справжню енергоагресію проти Європи. Провокувала цінову кризуі збідніння мільйонів родин через зростання рахунків, що шокує. Намагаласязавадити фізичному постачанню палива у Європу. Била ракетами та іранськимидронами по нашій енергетиці, щоб українці залишилися без електрики й теплавзимку. Європа вистояла. Ми з вами гідно відповіли на цей виклик. І маємотепер зробити все, щоб у ворога не було й теоретичної можливості зламати нашуенергетику.</text:p>
      <text:p text:style-name="P4">
«Зелена» трансформація енергетики та своєрідна децентралізація виробництва —це відповідь. Що більше виробників — «зелених» виробників енергії, — тостійкіша система. Що більше джерел постачання, то надійніше забезпечуєтьсякожне місто, кожна громада й кожна родина.</text:p>
      <text:p text:style-name="P4">
Плюс Італія є одним із лідерів у створенні «розумних» мереж (smart grids).Тому я запрошую ваші компанії разом розвивати українські мережі. І, будьласка, не забувайте, що в найближчій перспективі українські мережі будутьмережами Євросоюзу.</text:p>
      <text:p text:style-name="P4">
Друге — власне будівництво.</text:p>
      <text:p text:style-name="P4">
Українці ніколи не здадуть своєї країни ворогу й ніколи не полишать своєїземлі. Хоч сотні наших сіл і десятки міст спалені ударами російської артилеріїта авіації, українці здатні повернути їх до життя. Не у звичці нашого народу —залишати на своїй землі рани, що не загоїлися.</text:p>
      <text:p text:style-name="P4">
Ми маємо колосальну потребу у відбудові тисяч будинків, сотень шкіл, лікарень,транспортної, виробничої інфраструктури. Причому на новій безпековій основі,яка має стати типовою для інших країн, для міст у тих країнах, де люди вхороші часи можуть і не задумуватися про безпеку. Але розуміють, що гарантіїпотрібні.</text:p>
      <text:p text:style-name="P4">
Щоб кожен батько був спокійним за свою дитину у школі — бо там є сховище,безпечне місце, яке гарантує захист. Щоб кожна мати знала: у її громаді, у їїмісті безпекова інфраструктура влаштована так, що будь-який терорист — чидержава, як Росія, чи якась терористична організація — точно програє наявнійсистемі безпеки.</text:p>
      <text:p text:style-name="P4">
Запрошую ваші компанії планувати, проектувати й будувати разом із нами такебезпечне майбутнє для нас та всіх, хто захоче імпортувати аналогічний рівеньбезпеки до себе.</text:p>
      <text:p text:style-name="P4">
Третій приклад — це технології.</text:p>
      <text:p text:style-name="P4">
Повномасштабна російська агресія не зламала українські фінанси, банківськусистему, цифрові сервіси, до яких звикли наші люди.</text:p>
      <text:p text:style-name="P4">
Ми зберегли в країні звʼязок і все те, без чого не уявити сучасного життя. Бабільше, ми залучили наших айтівців до кіберзахисту держави та економіки. Мипобудували кібероборону країни. Ми продовжуємо розвивати державний сервіс«Дія», який надає доступ до державних послуг через смартфон або портал.</text:p>
      <text:p text:style-name="P4">
До того ж партнери у Європі вже беруть нашу «Дію» для свого цифровогорозвитку.</text:p>
      <text:p text:style-name="P4">
Наша оборонна промисловість набирає обертів навіть зараз, коли війна щетриває. Ми зацікавлені в локалізації в Україні виробництва такої військовоїтехніки, яку ми отримуємо від партнерів. Ми будуємо нові виробництва власноїзброї та боєприпасів. Ми створюємо такі нові інструменти захисту, як флотморських дронів, як широкий спектр безпілотників для нашого фронту.</text:p>
      <text:p text:style-name="P4">
Впевнений: вашим компаніям є що додати до цих історій українського успіху.</text:p>
      <text:p text:style-name="P4">
Четверте — глобальні ринки.</text:p>
      <text:p text:style-name="P4">
Світ уже зрозумів, який потенціал має аграрний сектор нашої країни. Україназдатна гарантувати глобальну продовольчу стабільність. Постачання з Українидає їжу на столи мільйонів родин у різних країнах, зокрема Африки, Азії. ВідАлжиру до Ефіопії, від Лівану до Ємену. Без нашого постачання у деяких країнахзапанував би хаос. А це означає — були б нові хвилі міграції, зокрема й уЄвропу.</text:p>
      <text:p text:style-name="P4">
Окрім того, ніде у Європі немає такого значного потенціалу для «зеленої»металургії, який є в Україні. Від залізної руди до літію та інших максимальнозатребуваних світом ресурсів — усе це — Україна. Від природного газу дотитану… Ми можемо дати — і дамо! — все це глобальним ринкам. Багато в чомузможемо замістити компанії з Росії — тих, хто обрав роботу на війну, а не наглобальний розвиток.</text:p>
      <text:p text:style-name="P4">
Але завдання номер один — це переробка. А отже, це нові підприємства. А отже,це нова логістика й модернізація транспорту. А отже, це нові інвестиції. Аотже, це прибутки. І я впевнений, що й ваших компаній також.</text:p>
      <text:p text:style-name="P4">
І пʼятий приклад — і це далеко не остання з можливостей співпраці —фармацевтика й реабілітація.</text:p>
      <text:p text:style-name="P4">
Є суто економічний факт: Україна — це величезний ринок та нетто-імпортерфармацевтичних товарів. Вже одне це означає, що локалізація виробництва вУкраїні дає очевидну вигоду.</text:p>
      <text:p text:style-name="P4">
Але війна додала ще й інший рівень цій галузі. Йдеться про людей, якіпотребують реабілітації після поранень. Про тих, чиє життя отруєнепосттравматичним та іншими розладами. Про тих, хто пройшов російський полон іокупацію, де немає й найпростішої медичної допомоги.</text:p>
      <text:p text:style-name="P4">
Закінчити війну — це, зокрема, вгамувати біль, що був пережитий на війні,принесений із війни, повʼязаний із війною. Очевидно, що ми будемо працюватинад цим в Україні — і разом із найкращими представниками світу.</text:p>
      <text:p text:style-name="P4">
Україна бачить, у чому ключовий безпековий попит. Україна має унікальнийдосвід захисту держави й людей в умовах агресії та всіх можливих проявівтерору. Немає такого зла, яке б Росія не намагалася зробити проти українців івід якого нам не довелось би оборонятися.</text:p>
      <text:p text:style-name="P4">
Наш досвід захисту — успішній та масштабується на життя інших народів, іншихкраїн.</text:p>
      <text:p text:style-name="P4">
Логічно, що наш досвід стане частиною нового безпекового фундаменту світу.Запрошує вас, Італіє, будувати нову безпеку разом із нами! Запрошую вашібізнеси, ваші інвестиції, ваш досвід уже зараз приходити в Україну.</text:p>
      <text:p text:style-name="P4">
Будь ласка, контактуйте з нашою делегацією, яка є на Конференції, з паномПремʼєр-міністром України. Україна готова до співпраці!</text:p>
      <text:p text:style-name="P4">
Слава всім, хто наближає нашу перемогу!</text:p>
      <text:p text:style-name="P4">
Grazie Italia!</text:p>
      <text:p text:style-name="P4">
Слава Україні!».</text:p>
      <text:p text:style-name="P4">
Source: <text:a xlink:type="simple" xlink:href="https://armyinform.com.ua/2023/04/26/zaproshuyemo-italiyu-razom-buduvaty-novu-bezpeku-svitu-prezydent-ukrayiny/" text:style-name="Internet_20_link" text:visited-style-name="Visited_20_Internet_20_Link">
https://armyinform.com.ua/2023/04/26/zaproshuyemo-italiyu-razom-buduvaty-novu-bezpeku-svitu-prezydent-ukrayiny/</text:a>
</text:p>
      <!--NEWS-->
      <text:h text:style-name="P10" text:outline-level="1">
<text:span text:style-name="T4">
Затримано двох колаборанток, які після деокупації Херсонщини ухилялися від правосуддя</text:span>
</text:h>
      <text:p text:style-name="P4">
Author: ['АРМІЯINFORM']</text:p>
      <text:p text:style-name="P4">
Time: 2023-04-26T86:00:00-04:00</text:p>
      <text:p text:style-name="P4">
Description: Служба безпеки викрила ще двох прихильниць рашизму, що пішли на добровільну співпра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9bb9b3eec608c072306c82194139d77.jpg" text:style-name="Internet_20_link" text:visited-style-name="Visited_20_Internet_20_Link">
b9bb9b3eec608c072306c82194139d77.jpg</text:a>
']</text:p>
      <text:p text:style-name="P4">
Tags: ['STOPRUSSIA', 'АГРЕСІЯ РФ']</text:p>
      <text:p text:style-name="P4">
Category: News</text:p>
      <!--METADATA-->
      <text:p text:style-name="P4">
<draw:frame draw:style-name="fr1" draw:name="Image435" text:anchor-type="as-char" svg:width="6.9236in" svg:height="7.840977in" draw:z-index="0">
<draw:image xlink:href="../Images/AРМІЯINFORM/2023-04-26T86-00-00-04-00/b9bb9b3eec608c072306c82194139d77.jpg" xlink:type="simple" xlink:show="embed" xlink:actuate="onLoad" draw:mime-type="image/jpeg"/>
</draw:frame>
</text:p>
      <text:p text:style-name="P4">
Служба безпеки викрила ще двох прихильниць рашизму, що пішли на добровільнуспівпрацю з ворогом після тимчасового захоплення півдня України.</text:p>
      <text:p text:style-name="P4">
Про це <text:a xlink:type="simple" xlink:href="https://ssu.gov.ua/novyny/sbu-zatrymala-u-kyievi-ta-odesi-dvokh-kolaborantok-yaki-khovalysia-vid-pravosuddia" text:style-name="Internet_20_link" text:visited-style-name="Visited_20_Internet_20_Link">
повідомляє</text:a>
 Служба безпеки України.</text:p>
      <text:p text:style-name="P4">
Серед затриманих — колишня очільниця одного з «відділів» створеного агресором«басейнового управління водних ресурсів Херсонської області».</text:p>
      <text:p text:style-name="P4">
На цій «посаді» вона брала участь у налагодженні водопостачання для потребокупаційних угруповань рф, які були дислоковані на тимчасово захопленійтериторії регіону.</text:p>
      <text:p text:style-name="P4">
Для цього вона сформувала штат «відділу» і закликала місцевих жителівприєднуватися до лав псевдоустанови.</text:p>
      <text:p text:style-name="P4">
Перед звільненням обласного центру колаборантка втекла до Києва, де планувала«загубитись» серед мешканців столиці і таким чином уникнути правосуддя.</text:p>
      <text:p text:style-name="P4">
Однак співробітники СБУ встановили її місце знаходження і затримали.</text:p>
      <text:p text:style-name="P4">
Ще однією поплічницею агресора виявилась мешканка Херсона, яка під часокупації міста влаштувалась до створеного загарбниками «обласного пенсійногофонду».</text:p>
      <text:p text:style-name="P4">
Там зловмисниця була задіяна у виконанні вказівок москви щодо запровадження«рубльової зони» в регіоні.</text:p>
      <text:p text:style-name="P4">
Встановлено, що фігурантка змушувала людей похилого віку отримувати пенсії уросійській валюті.</text:p>
      <text:p text:style-name="P4">
Після звільнення міста зловмисниця втекла до Одеси, де її затрималиконтррозвідники СБУ.</text:p>
      <text:p text:style-name="P4">
Під час обшуків за місцем її тимчасового проживання виявлено готівку вросійських рублях, яку окупанти нарахували їй як «зарплату».</text:p>
      <text:p text:style-name="P4">
Наразі обом фігуранткам повідомлено про підозру за ст. 111-1 Кримінальногокодексу України (колабораційна діяльність).</text:p>
      <text:p text:style-name="P4">
Одній з них суд уже обрав запобіжний захід — тримання під вартою.</text:p>
      <text:p text:style-name="P4">
Розслідування проводили співробітники СБУ у Херсонській та Одеській областяхза процесуального керівництва органів прокуратури.</text:p>
      <text:p text:style-name="P4">
Source: <text:a xlink:type="simple" xlink:href="https://armyinform.com.ua/2023/04/26/zatrymano-dvoh-kolaborantok-yaki-pislya-deokupacziyi-hersonshhyny-uhylyalysya-vid-pravosuddya/" text:style-name="Internet_20_link" text:visited-style-name="Visited_20_Internet_20_Link">
https://armyinform.com.ua/2023/04/26/zatrymano-dvoh-kolaborantok-yaki-pislya-deokupacziyi-hersonshhyny-uhylyalysya-vid-pravosuddya/</text:a>
</text:p>
      <!--NEWS-->
      <text:h text:style-name="P10" text:outline-level="1">
<text:span text:style-name="T4">
Інструктори Норвезької національної гвардії навчають наших воїнів веденню позиційних бойових дій</text:span>
</text:h>
      <text:p text:style-name="P4">
Author: ['АРМІЯINFORM']</text:p>
      <text:p text:style-name="P4">
Time: 2023-04-26T87:00:00-04:00</text:p>
      <text:p text:style-name="P4">
Description: Інструктори Норвезької національної гвардії Heimevernet у складі норвезької міс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89411_158860093805373_7996614496294654174_n.jpg" text:style-name="Internet_20_link" text:visited-style-name="Visited_20_Internet_20_Link">
343189411_158860093805373_7996614496294654174_n.jpg</text:a>
', '<text:a xlink:type="simple" xlink:href="https://armyinform.com.ua/wp-content/uploads/2023/04/343161179_216314671095902_9056536805614920835_n-150x150.jpg" text:style-name="Internet_20_link" text:visited-style-name="Visited_20_Internet_20_Link">
343161179_216314671095902_9056536805614920835_n-150x150.jpg</text:a>
', '<text:a xlink:type="simple" xlink:href="https://armyinform.com.ua/wp-content/uploads/2023/04/343189274_921376582504287_4311953663744356170_n-150x150.jpg" text:style-name="Internet_20_link" text:visited-style-name="Visited_20_Internet_20_Link">
343189274_921376582504287_4311953663744356170_n-150x150.jpg</text:a>
', '<text:a xlink:type="simple" xlink:href="https://armyinform.com.ua/wp-content/uploads/2023/04/343291832_197739293119077_3728940890791260212_n-150x150.jpg" text:style-name="Internet_20_link" text:visited-style-name="Visited_20_Internet_20_Link">
343291832_197739293119077_3728940890791260212_n-150x150.jpg</text:a>
', '<text:a xlink:type="simple" xlink:href="https://armyinform.com.ua/wp-content/uploads/2023/04/343294631_535228965446363_9216540398461376947_n-150x150.jpg" text:style-name="Internet_20_link" text:visited-style-name="Visited_20_Internet_20_Link">
343294631_535228965446363_9216540398461376947_n-150x150.jpg</text:a>
', '<text:a xlink:type="simple" xlink:href="https://armyinform.com.ua/wp-content/uploads/2023/04/343365971_1439794163502814_3071858242519785633_n-150x150.jpg" text:style-name="Internet_20_link" text:visited-style-name="Visited_20_Internet_20_Link">
343365971_1439794163502814_3071858242519785633_n-150x150.jpg</text:a>
', '<text:a xlink:type="simple" xlink:href="https://armyinform.com.ua/wp-content/uploads/2023/04/343404011_141001335484198_5829727537236523856_n-150x150.jpg" text:style-name="Internet_20_link" text:visited-style-name="Visited_20_Internet_20_Link">
343404011_141001335484198_5829727537236523856_n-150x150.jpg</text:a>
', '<text:a xlink:type="simple" xlink:href="https://armyinform.com.ua/wp-content/uploads/2023/04/343727375_704274014788782_9123997378198868961_n-150x150.jpg" text:style-name="Internet_20_link" text:visited-style-name="Visited_20_Internet_20_Link">
343727375_704274014788782_9123997378198868961_n-150x150.jpg</text:a>
', '<text:a xlink:type="simple" xlink:href="https://armyinform.com.ua/wp-content/uploads/2023/04/343727886_1369022893948792_1715315179700453415_n-150x150.jpg" text:style-name="Internet_20_link" text:visited-style-name="Visited_20_Internet_20_Link">
343727886_1369022893948792_1715315179700453415_n-150x150.jpg</text:a>
']</text:p>
      <text:p text:style-name="P4">
Tags: ['STOPRUSSIA', 'АГРЕСІЯ РФ']</text:p>
      <text:p text:style-name="P4">
Category: News</text:p>
      <!--METADATA-->
      <text:p text:style-name="P4">
<draw:frame draw:style-name="fr1" draw:name="Image436" text:anchor-type="as-char" svg:width="6.9236in" svg:height="4.615733in" draw:z-index="0">
<draw:image xlink:href="../Images/AРМІЯINFORM/2023-04-26T87-00-00-04-00/343189411_158860093805373_7996614496294654174_n.jpg" xlink:type="simple" xlink:show="embed" xlink:actuate="onLoad" draw:mime-type="image/jpeg"/>
</draw:frame>
</text:p>
      <text:p text:style-name="P4">
Інструктори Норвезької національної гвардії Heimevernet у складі норвезькоїмісії з навчання українських військових у Великій Британії за програмоюбазової загальновійськової підготовки проводять заняття з ведення позиційних(траншейних) бойових дій, зокрема відпрацьовується підготовка, захоплення таутримання окопу, траншеї, позиції.</text:p>
      <text:p text:style-name="P4">
Про це у Facebook<text:a xlink:type="simple" xlink:href="https://www.facebook.com/GeneralStaff.ua/posts/pfbid0NByN9qKXm7Sa6SLhhXTqrbwWmWyaAjBRkioczCBRYZubhACR6jsj3ojNC7sBBQWBl" text:style-name="Internet_20_link" text:visited-style-name="Visited_20_Internet_20_Link">
повідомляє</text:a>
Генеральний штаб ЗСУ.</text:p>
      <text:p text:style-name="P4">
Під експертним керівництвом інструкторів Норвезької національної гвардії,новобранці отримали цінний досвід і навички, які допоможуть їм захищатиУкраїну.</text:p>
      <text:p text:style-name="P4">
Ця підготовка дає змогу оволодіти бойовими навичками, щоб солдати-добровольці,які не мають практично жодного або мінімальний військовий досвід, моглизахищати Україну.</text:p>
      <text:p text:style-name="P4">
Масштабне навчання спрямоване на підвищення безпеки та спроможностей ЗСУкраїни в бойових діях на передовій.</text:p>
      <text:p text:style-name="P4">
<text:a xlink:type="simple" xlink:href="https://armyinform.com.ua/wp-content/uploads/2023/04/343161179_216314671095902_9056536805614920835_n.jpg" text:style-name="Internet_20_link" text:visited-style-name="Visited_20_Internet_20_Link">
<draw:frame draw:style-name="fr1" draw:name="Image437" text:anchor-type="as-char" svg:width="6.9236in" svg:height="6.9236in" draw:z-index="0">
<draw:image xlink:href="../Images/AРМІЯINFORM/2023-04-26T87-00-00-04-00/343161179_216314671095902_9056536805614920835_n-150x150.jpg" xlink:type="simple" xlink:show="embed" xlink:actuate="onLoad" draw:mime-type="image/jpeg"/>
</draw:frame>
</text:a>
</text:p>
      <text:p text:style-name="P4">
<text:a xlink:type="simple" xlink:href="https://armyinform.com.ua/wp-content/uploads/2023/04/343189274_921376582504287_4311953663744356170_n.jpg" text:style-name="Internet_20_link" text:visited-style-name="Visited_20_Internet_20_Link">
<draw:frame draw:style-name="fr1" draw:name="Image438" text:anchor-type="as-char" svg:width="6.9236in" svg:height="6.9236in" draw:z-index="0">
<draw:image xlink:href="../Images/AРМІЯINFORM/2023-04-26T87-00-00-04-00/343189274_921376582504287_4311953663744356170_n-150x150.jpg" xlink:type="simple" xlink:show="embed" xlink:actuate="onLoad" draw:mime-type="image/jpeg"/>
</draw:frame>
</text:a>
</text:p>
      <text:p text:style-name="P4">
<text:a xlink:type="simple" xlink:href="https://armyinform.com.ua/wp-content/uploads/2023/04/343291832_197739293119077_3728940890791260212_n.jpg" text:style-name="Internet_20_link" text:visited-style-name="Visited_20_Internet_20_Link">
<draw:frame draw:style-name="fr1" draw:name="Image439" text:anchor-type="as-char" svg:width="6.9236in" svg:height="6.9236in" draw:z-index="0">
<draw:image xlink:href="../Images/AРМІЯINFORM/2023-04-26T87-00-00-04-00/343291832_197739293119077_3728940890791260212_n-150x150.jpg" xlink:type="simple" xlink:show="embed" xlink:actuate="onLoad" draw:mime-type="image/jpeg"/>
</draw:frame>
</text:a>
</text:p>
      <text:p text:style-name="P4">
<text:a xlink:type="simple" xlink:href="https://armyinform.com.ua/wp-content/uploads/2023/04/343294631_535228965446363_9216540398461376947_n.jpg" text:style-name="Internet_20_link" text:visited-style-name="Visited_20_Internet_20_Link">
<draw:frame draw:style-name="fr1" draw:name="Image440" text:anchor-type="as-char" svg:width="6.9236in" svg:height="6.9236in" draw:z-index="0">
<draw:image xlink:href="../Images/AРМІЯINFORM/2023-04-26T87-00-00-04-00/343294631_535228965446363_9216540398461376947_n-150x150.jpg" xlink:type="simple" xlink:show="embed" xlink:actuate="onLoad" draw:mime-type="image/jpeg"/>
</draw:frame>
</text:a>
</text:p>
      <text:p text:style-name="P4">
<text:a xlink:type="simple" xlink:href="https://armyinform.com.ua/wp-content/uploads/2023/04/343365971_1439794163502814_3071858242519785633_n.jpg" text:style-name="Internet_20_link" text:visited-style-name="Visited_20_Internet_20_Link">
<draw:frame draw:style-name="fr1" draw:name="Image441" text:anchor-type="as-char" svg:width="6.9236in" svg:height="6.9236in" draw:z-index="0">
<draw:image xlink:href="../Images/AРМІЯINFORM/2023-04-26T87-00-00-04-00/343365971_1439794163502814_3071858242519785633_n-150x150.jpg" xlink:type="simple" xlink:show="embed" xlink:actuate="onLoad" draw:mime-type="image/jpeg"/>
</draw:frame>
</text:a>
</text:p>
      <text:p text:style-name="P4">
<text:a xlink:type="simple" xlink:href="https://armyinform.com.ua/wp-content/uploads/2023/04/343404011_141001335484198_5829727537236523856_n.jpg" text:style-name="Internet_20_link" text:visited-style-name="Visited_20_Internet_20_Link">
<draw:frame draw:style-name="fr1" draw:name="Image442" text:anchor-type="as-char" svg:width="6.9236in" svg:height="6.9236in" draw:z-index="0">
<draw:image xlink:href="../Images/AРМІЯINFORM/2023-04-26T87-00-00-04-00/343404011_141001335484198_5829727537236523856_n-150x150.jpg" xlink:type="simple" xlink:show="embed" xlink:actuate="onLoad" draw:mime-type="image/jpeg"/>
</draw:frame>
</text:a>
</text:p>
      <text:p text:style-name="P4">
<text:a xlink:type="simple" xlink:href="https://armyinform.com.ua/wp-content/uploads/2023/04/343727375_704274014788782_9123997378198868961_n.jpg" text:style-name="Internet_20_link" text:visited-style-name="Visited_20_Internet_20_Link">
<draw:frame draw:style-name="fr1" draw:name="Image443" text:anchor-type="as-char" svg:width="6.9236in" svg:height="6.9236in" draw:z-index="0">
<draw:image xlink:href="../Images/AРМІЯINFORM/2023-04-26T87-00-00-04-00/343727375_704274014788782_9123997378198868961_n-150x150.jpg" xlink:type="simple" xlink:show="embed" xlink:actuate="onLoad" draw:mime-type="image/jpeg"/>
</draw:frame>
</text:a>
</text:p>
      <text:p text:style-name="P4">
<text:a xlink:type="simple" xlink:href="https://armyinform.com.ua/wp-content/uploads/2023/04/343727886_1369022893948792_1715315179700453415_n.jpg" text:style-name="Internet_20_link" text:visited-style-name="Visited_20_Internet_20_Link">
<draw:frame draw:style-name="fr1" draw:name="Image444" text:anchor-type="as-char" svg:width="6.9236in" svg:height="6.9236in" draw:z-index="0">
<draw:image xlink:href="../Images/AРМІЯINFORM/2023-04-26T87-00-00-04-00/343727886_1369022893948792_1715315179700453415_n-150x150.jpg" xlink:type="simple" xlink:show="embed" xlink:actuate="onLoad" draw:mime-type="image/jpeg"/>
</draw:frame>
</text:a>
</text:p>
      <text:p text:style-name="P4">
Королівство Норвегія продовжує підтримувати народ України та надає постійнупідтримку у відповідь на триваючі порушення росією міжнародного права.</text:p>
      <text:p text:style-name="P4">
Військовослужбовці Норвезької національної гвардії беруть участь разом ізнавчальними командами країн-партнерів у програмі підготовки українськихновобранців під керівництвом Великої Британії.</text:p>
      <text:p text:style-name="P4">
Source: <text:a xlink:type="simple" xlink:href="https://armyinform.com.ua/2023/04/26/instruktory-norvezkoyi-naczionalnoyi-gvardiyi-navchayut-nashyh-voyiniv-vedennyu-pozyczijnyh-bojovyh-dij/" text:style-name="Internet_20_link" text:visited-style-name="Visited_20_Internet_20_Link">
https://armyinform.com.ua/2023/04/26/instruktory-norvezkoyi-naczionalnoyi-gvardiyi-navchayut-nashyh-voyiniv-vedennyu-pozyczijnyh-bojovyh-dij/</text:a>
</text:p>
      <!--NEWS-->
      <text:h text:style-name="P10" text:outline-level="1">
<text:span text:style-name="T4">
На Херсонщині знищено 5 ворожих БПЛА «Ланцет» — повітряне командування «Південь»</text:span>
</text:h>
      <text:p text:style-name="P4">
Author: ['АРМІЯINFORM']</text:p>
      <text:p text:style-name="P4">
Time: 2023-04-26T88:00:00-04:00</text:p>
      <text:p text:style-name="P4">
Description: «26 квітня 2023 року, на Херсонщині, воїни мобільних вогневих груп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95779_194282773466695_678105928969812120_n.jpg" text:style-name="Internet_20_link" text:visited-style-name="Visited_20_Internet_20_Link">
343295779_194282773466695_678105928969812120_n.jpg</text:a>
']</text:p>
      <text:p text:style-name="P4">
Tags: ['STOPRUSSIA', 'АГРЕСІЯ РФ', 'ХЕРСОНЩИНА']</text:p>
      <text:p text:style-name="P4">
Category: News</text:p>
      <!--METADATA-->
      <text:p text:style-name="P4">
<draw:frame draw:style-name="fr1" draw:name="Image445" text:anchor-type="as-char" svg:width="6.9236in" svg:height="6.9236in" draw:z-index="0">
<draw:image xlink:href="../Images/AРМІЯINFORM/2023-04-26T88-00-00-04-00/343295779_194282773466695_678105928969812120_n.jpg" xlink:type="simple" xlink:show="embed" xlink:actuate="onLoad" draw:mime-type="image/jpeg"/>
</draw:frame>
</text:p>
      <text:p text:style-name="P4">
«26 квітня 2023 року, на Херсонщині, воїни мобільних вогневих груп повітряногокомандування «Південь» знищено п’ять російських ударних безпілотних літальнихапаратів «Ланцет». Про це<text:a xlink:type="simple" xlink:href="https://www.facebook.com/PvKPivden/posts/pfbid02QWQiML92zhfmiULqUS2gj2nkEFbNZoxhvKGCtrjYKCH31UdaXB5fzQ3x3wYBoepLl" text:style-name="Internet_20_link" text:visited-style-name="Visited_20_Internet_20_Link">
йдеться</text:a>
у повідомленні командування.</text:p>
      <text:p text:style-name="P4">
Source: <text:a xlink:type="simple" xlink:href="https://armyinform.com.ua/2023/04/26/na-hersonshhyni-znyshheno-5-vorozhyh-bpla-lanczet-povitryane-komanduvannya-pivden/" text:style-name="Internet_20_link" text:visited-style-name="Visited_20_Internet_20_Link">
https://armyinform.com.ua/2023/04/26/na-hersonshhyni-znyshheno-5-vorozhyh-bpla-lanczet-povitryane-komanduvannya-pivden/</text:a>
</text:p>
      <!--NEWS-->
      <text:h text:style-name="P10" text:outline-level="1">
<text:span text:style-name="T4">
Депортація українських дітей — спланована дія рф: у Вашингтоні відбувся ІІ щорічний «Український саміт дій»</text:span>
</text:h>
      <text:p text:style-name="P4">
Author: ['Ольга Мосьондз']</text:p>
      <text:p text:style-name="P4">
Time: 2023-04-26T89:00:00-04:00</text:p>
      <text:p text:style-name="P4">
Description: Підтримка України в боротьбі проти російської агресії, допомога США задля пере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1-4.jpg" text:style-name="Internet_20_link" text:visited-style-name="Visited_20_Internet_20_Link">
golovna-1-4.jpg</text:a>
', '<text:a xlink:type="simple" xlink:href="https://armyinform.com.ua/wp-content/uploads/2023/04/1-2-4-150x150.jpg" text:style-name="Internet_20_link" text:visited-style-name="Visited_20_Internet_20_Link">
1-2-4-150x150.jpg</text:a>
', '<text:a xlink:type="simple" xlink:href="https://armyinform.com.ua/wp-content/uploads/2023/04/2-2-3-150x150.jpg" text:style-name="Internet_20_link" text:visited-style-name="Visited_20_Internet_20_Link">
2-2-3-150x150.jpg</text:a>
', '<text:a xlink:type="simple" xlink:href="https://armyinform.com.ua/wp-content/uploads/2023/04/3-2-3-150x150.jpg" text:style-name="Internet_20_link" text:visited-style-name="Visited_20_Internet_20_Link">
3-2-3-150x150.jpg</text:a>
', '<text:a xlink:type="simple" xlink:href="https://armyinform.com.ua/wp-content/uploads/2023/04/7-1-2-150x150.jpg" text:style-name="Internet_20_link" text:visited-style-name="Visited_20_Internet_20_Link">
7-1-2-150x150.jpg</text:a>
', '<text:a xlink:type="simple" xlink:href="https://armyinform.com.ua/wp-content/uploads/2023/04/4-1-6-150x150.jpg" text:style-name="Internet_20_link" text:visited-style-name="Visited_20_Internet_20_Link">
4-1-6-150x150.jpg</text:a>
', '<text:a xlink:type="simple" xlink:href="https://armyinform.com.ua/wp-content/uploads/2023/04/5-1-4-150x150.jpg" text:style-name="Internet_20_link" text:visited-style-name="Visited_20_Internet_20_Link">
5-1-4-150x150.jpg</text:a>
', '<text:a xlink:type="simple" xlink:href="https://armyinform.com.ua/wp-content/uploads/2023/04/6-1-4-150x150.jpg" text:style-name="Internet_20_link" text:visited-style-name="Visited_20_Internet_20_Link">
6-1-4-150x150.jpg</text:a>
', '<text:a xlink:type="simple" xlink:href="https://armyinform.com.ua/wp-content/uploads/2023/04/8-1-2-150x150.jpg" text:style-name="Internet_20_link" text:visited-style-name="Visited_20_Internet_20_Link">
8-1-2-150x150.jpg</text:a>
', '<text:a xlink:type="simple" xlink:href="https://armyinform.com.ua/wp-content/uploads/2023/04/10-1-2-150x150.jpg" text:style-name="Internet_20_link" text:visited-style-name="Visited_20_Internet_20_Link">
10-1-2-150x150.jpg</text:a>
', '<text:a xlink:type="simple" xlink:href="https://armyinform.com.ua/wp-content/uploads/2023/04/11-1-1-150x150.jpg" text:style-name="Internet_20_link" text:visited-style-name="Visited_20_Internet_20_Link">
11-1-1-150x150.jpg</text:a>
', '<text:a xlink:type="simple" xlink:href="https://armyinform.com.ua/wp-content/uploads/2023/04/12-10-150x150.jpg" text:style-name="Internet_20_link" text:visited-style-name="Visited_20_Internet_20_Link">
12-10-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446" text:anchor-type="as-char" svg:width="6.9236in" svg:height="4.240705in" draw:z-index="0">
<draw:image xlink:href="../Images/AРМІЯINFORM/2023-04-26T89-00-00-04-00/golovna-1-4.jpg" xlink:type="simple" xlink:show="embed" xlink:actuate="onLoad" draw:mime-type="image/jpeg"/>
</draw:frame>
</text:p>
      <text:p text:style-name="P4">
Підтримка України в боротьбі проти російської агресії, допомога США задляперемоги України, основні виклики комунікації під час об’єднання світу впідтримці України, примусова депортація українських дітей до рф, боротьба зросійською пропагандою — ці та інші питання обговорили у Вашингтоні під часдругого «Українського саміту дій».</text:p>
      <text:p text:style-name="P4">
<text:a xlink:type="simple" xlink:href="https://armyinform.com.ua/wp-content/uploads/2023/04/1-2-4.jpg" text:style-name="Internet_20_link" text:visited-style-name="Visited_20_Internet_20_Link">
<draw:frame draw:style-name="fr1" draw:name="Image447" text:anchor-type="as-char" svg:width="6.9236in" svg:height="6.9236in" draw:z-index="0">
<draw:image xlink:href="../Images/AРМІЯINFORM/2023-04-26T89-00-00-04-00/1-2-4-150x150.jpg" xlink:type="simple" xlink:show="embed" xlink:actuate="onLoad" draw:mime-type="image/jpeg"/>
</draw:frame>
</text:a>
</text:p>
      <text:p text:style-name="P4">
<text:a xlink:type="simple" xlink:href="https://armyinform.com.ua/wp-content/uploads/2023/04/2-2-3.jpg" text:style-name="Internet_20_link" text:visited-style-name="Visited_20_Internet_20_Link">
<draw:frame draw:style-name="fr1" draw:name="Image448" text:anchor-type="as-char" svg:width="6.9236in" svg:height="6.9236in" draw:z-index="0">
<draw:image xlink:href="../Images/AРМІЯINFORM/2023-04-26T89-00-00-04-00/2-2-3-150x150.jpg" xlink:type="simple" xlink:show="embed" xlink:actuate="onLoad" draw:mime-type="image/jpeg"/>
</draw:frame>
</text:a>
</text:p>
      <text:p text:style-name="P4">
<text:a xlink:type="simple" xlink:href="https://armyinform.com.ua/wp-content/uploads/2023/04/3-2-3.jpg" text:style-name="Internet_20_link" text:visited-style-name="Visited_20_Internet_20_Link">
<draw:frame draw:style-name="fr1" draw:name="Image449" text:anchor-type="as-char" svg:width="6.9236in" svg:height="6.9236in" draw:z-index="0">
<draw:image xlink:href="../Images/AРМІЯINFORM/2023-04-26T89-00-00-04-00/3-2-3-150x150.jpg" xlink:type="simple" xlink:show="embed" xlink:actuate="onLoad" draw:mime-type="image/jpeg"/>
</draw:frame>
</text:a>
</text:p>
      <text:p text:style-name="P4">
Саміт, організований Razom for Ukraine («Разом заради України») спільно замериканськими партнерами, зокрема Американською коаліцією для України(American Coalition for Ukraine). Саміт тривав з 23 по 25 квітня.</text:p>
      <text:p text:style-name="P4">
Це найбільший у США захід з підтримки України за адвокації громадськості, якийзібрав понад 300 учасників для зустрічей із сенаторами, конгресменами таіншими американськими політиками найвищого рівня.  Як зазначили організатори, «Український саміт дій» становили зустрічі вКонгресі, навчальні тренінги з адвокації та промоції України, панельнідискусії, які об’єднують волонтерів, активістів та організації українськоїгромади в США та за її межами, щоб закликати обраних посадових осібпродовжувати надавати критично важливу підтримку Україні у відповідь наширокомасштабне вторгнення росії.</text:p>
      <text:p text:style-name="P4">
Це вже другий «Український саміт дій». Перший відбувся у вересні 2022 року.Торішній захід зібрав понад 300 учасників із 42 організацій.</text:p>
      <text:p text:style-name="P4">
<text:span text:style-name="T4">
Про що цьогорічний саміт</text:span>
  — Цього разу участь у саміті беруть 320 учасників з понад 34-х штатів, щопредставляють 58 партнерських організацій. У межах заходу відбулися десяткизапланованих зустрічей із членами Палати представників і Сенату США. Саміт єпотужним проявом проукраїнської єдності з боку окремих осіб та українськоїгромади зі всіх Сполучених Штатів, — повідомили в Razom for Ukraine.  Учасники саміту виступають за ухвалення законодавства та резолюцій, якідопоможуть Україні продовжувати боротися з російською агресією та досягтинеобхідного результату.</text:p>
      <text:p text:style-name="P4">
<text:a xlink:type="simple" xlink:href="https://armyinform.com.ua/wp-content/uploads/2023/04/7-1-2.jpg" text:style-name="Internet_20_link" text:visited-style-name="Visited_20_Internet_20_Link">
<draw:frame draw:style-name="fr1" draw:name="Image450" text:anchor-type="as-char" svg:width="6.9236in" svg:height="6.9236in" draw:z-index="0">
<draw:image xlink:href="../Images/AРМІЯINFORM/2023-04-26T89-00-00-04-00/7-1-2-150x150.jpg" xlink:type="simple" xlink:show="embed" xlink:actuate="onLoad" draw:mime-type="image/jpeg"/>
</draw:frame>
</text:a>
</text:p>
      <text:p text:style-name="P4">
<text:a xlink:type="simple" xlink:href="https://armyinform.com.ua/wp-content/uploads/2023/04/4-1-6.jpg" text:style-name="Internet_20_link" text:visited-style-name="Visited_20_Internet_20_Link">
<draw:frame draw:style-name="fr1" draw:name="Image451" text:anchor-type="as-char" svg:width="6.9236in" svg:height="6.9236in" draw:z-index="0">
<draw:image xlink:href="../Images/AРМІЯINFORM/2023-04-26T89-00-00-04-00/4-1-6-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452" text:anchor-type="as-char" svg:width="6.9236in" svg:height="6.9236in" draw:z-index="0">
<draw:image xlink:href="../Images/AРМІЯINFORM/2023-04-26T89-00-00-04-00/5-1-4-150x150.jpg" xlink:type="simple" xlink:show="embed" xlink:actuate="onLoad" draw:mime-type="image/jpeg"/>
</draw:frame>
</text:a>
</text:p>
      <text:p text:style-name="P4">
<text:a xlink:type="simple" xlink:href="https://armyinform.com.ua/wp-content/uploads/2023/04/6-1-4.jpg" text:style-name="Internet_20_link" text:visited-style-name="Visited_20_Internet_20_Link">
<draw:frame draw:style-name="fr1" draw:name="Image453" text:anchor-type="as-char" svg:width="6.9236in" svg:height="6.9236in" draw:z-index="0">
<draw:image xlink:href="../Images/AРМІЯINFORM/2023-04-26T89-00-00-04-00/6-1-4-150x150.jpg" xlink:type="simple" xlink:show="embed" xlink:actuate="onLoad" draw:mime-type="image/jpeg"/>
</draw:frame>
</text:a>
</text:p>
      <text:p text:style-name="P4">
— Першого дня «учасники отримали довгоочікувану можливість нарештіпоспілкуватися особисто, обговорити теми, які їх хвилюють, та пройтиадвокаційний тренінг, щоб продемонструвати максимальну ефективність таготовність під час зустрічей на Капітолійському пагорбі. ДякуємоДжорджтаунському університету за проведення навчальних сесій Саміту таУкраїнському дому за те, що прийняли учасників, — зазначають Razom forUkraine.</text:p>
      <text:p text:style-name="P4">
Другого дня Razom, як частина Американської коаліції в Україні, допомоглиорганізувати понад 50 зустрічей з офісами сенаторів та конгресменів США. Такожвідбулася презентація та панелі за участю 18 експертів з питань, пов’язаних зУкраїною.</text:p>
      <text:p text:style-name="P4">
— Щодо зустрічей із офісами сенаторів та конгресменів США, то, зокрема, нашінайбільші делегації з Нью-Йорку та Каліфорнії провели зустрічі з офісамиконгресмена Девіда Г. Валадао, конгресменів Барбари Лі, Майкла Лоулера, НікольМалліотакіс, Ентоні Д’Еспозіто, Хакіма Джефріса. З Вірджинії — зустрілися зконгресменом Джеррі Конноллі та конгресменом Дженніфер Векстон. Адвокати зТеннессі відвідали офіси Марші Блекберн та Девіда Кустоффа, — повідомили в_American Coalition for Ukraine_.</text:p>
      <text:p text:style-name="P4">
У Razom for Ukraine розповіли, що під час другого дня саміту також провели 4панелі, головні теми яких: надання допомоги Україні, депортація українськихдітей.</text:p>
      <text:p text:style-name="P4">
Панель «Депортація та геноцид дітей» була присвячена викриттю спланованоїполітики росії щодо депортації українських дітей з окупованих територій та їхпримусового перевиховання в росії.</text:p>
      <text:p text:style-name="P4">
— Як розповіли організатори, учасники обговорили юридичні деталі цьогопитання, а також поділилися особистими історіями жертв депортації. Модераторомпанелі виступила Катя Павлевич з «Де наші люди» та «Разом за Україну».</text:p>
      <text:p text:style-name="P4">
<text:a xlink:type="simple" xlink:href="https://armyinform.com.ua/wp-content/uploads/2023/04/8-1-2.jpg" text:style-name="Internet_20_link" text:visited-style-name="Visited_20_Internet_20_Link">
<draw:frame draw:style-name="fr1" draw:name="Image454" text:anchor-type="as-char" svg:width="6.9236in" svg:height="6.9236in" draw:z-index="0">
<draw:image xlink:href="../Images/AРМІЯINFORM/2023-04-26T89-00-00-04-00/8-1-2-150x150.jpg" xlink:type="simple" xlink:show="embed" xlink:actuate="onLoad" draw:mime-type="image/jpeg"/>
</draw:frame>
</text:a>
</text:p>
      <text:p text:style-name="P4">
<text:a xlink:type="simple" xlink:href="https://armyinform.com.ua/wp-content/uploads/2023/04/10-1-2.jpg" text:style-name="Internet_20_link" text:visited-style-name="Visited_20_Internet_20_Link">
<draw:frame draw:style-name="fr1" draw:name="Image455" text:anchor-type="as-char" svg:width="6.9236in" svg:height="6.9236in" draw:z-index="0">
<draw:image xlink:href="../Images/AРМІЯINFORM/2023-04-26T89-00-00-04-00/10-1-2-150x150.jpg" xlink:type="simple" xlink:show="embed" xlink:actuate="onLoad" draw:mime-type="image/jpeg"/>
</draw:frame>
</text:a>
</text:p>
      <text:p text:style-name="P4">
<text:a xlink:type="simple" xlink:href="https://armyinform.com.ua/wp-content/uploads/2023/04/11-1-1.jpg" text:style-name="Internet_20_link" text:visited-style-name="Visited_20_Internet_20_Link">
<draw:frame draw:style-name="fr1" draw:name="Image456" text:anchor-type="as-char" svg:width="6.9236in" svg:height="6.9236in" draw:z-index="0">
<draw:image xlink:href="../Images/AРМІЯINFORM/2023-04-26T89-00-00-04-00/11-1-1-150x150.jpg" xlink:type="simple" xlink:show="embed" xlink:actuate="onLoad" draw:mime-type="image/jpeg"/>
</draw:frame>
</text:a>
</text:p>
      <text:p text:style-name="P4">
<text:a xlink:type="simple" xlink:href="https://armyinform.com.ua/wp-content/uploads/2023/04/12-10.jpg" text:style-name="Internet_20_link" text:visited-style-name="Visited_20_Internet_20_Link">
<draw:frame draw:style-name="fr1" draw:name="Image457" text:anchor-type="as-char" svg:width="6.9236in" svg:height="6.9236in" draw:z-index="0">
<draw:image xlink:href="../Images/AРМІЯINFORM/2023-04-26T89-00-00-04-00/12-10-150x150.jpg" xlink:type="simple" xlink:show="embed" xlink:actuate="onLoad" draw:mime-type="image/jpeg"/>
</draw:frame>
</text:a>
</text:p>
      <text:h text:style-name="P12" text:outline-level="3">
<text:span text:style-name="T4">
<text:span text:style-name="T4">
Доставка допомоги в «гарячі точки» України</text:span>
</text:span>
</text:h>
      <text:p text:style-name="P4">
Заключний день «Українського саміту дій» розпочався з дискусії про доставкудопомоги в гарячі точки України.</text:p>
      <text:p text:style-name="P4">
— Під час дискусії були розглянуті виклики та наслідки доставки життєвонеобхідних товарів з інших країн до найнебезпечніших територій України. Длянас велика честь зібрати за одним столом представників найбільшихволонтерських організацій США, —<text:a xlink:type="simple" xlink:href="https://www.facebook.com/AmericanCoalitionForUkraine/posts/pfbid0V49orm5pbiuijiwVj9iCdfpaoduNHcekv4B8PHokqKhjCgbs3v59VW6zdajRLuFQl" text:style-name="Internet_20_link" text:visited-style-name="Visited_20_Internet_20_Link">
зазначили</text:a>
організатори.</text:p>
      <text:p text:style-name="P4">
Панель «Деколонізація академії: Чому українські голоси мають бути нарештіпочуті» досліджує історію академічного імперіалізму Росії та привласненняукраїнської історії у східноєвропейських дослідженнях.</text:p>
      <text:p text:style-name="P4">
Третього — фінального дня, як повідомили в в American Coalition for Ukraine,на Капітолійському пагорбі відбулося 110 зустрічей. Всі вони були присвяченіУкраїні.</text:p>
      <text:p text:style-name="P4">
— Ми хочемо подякувати всім учасникам зустрічей за адвокацію України, за їхнінеймовірні зусилля. Вони зробили все можливе, щоб про Україну дізналосяякомога більше людей. Якщо це не самовідданість, то ми не знаємо, що це.Дякуємо всім. Дуже важливо висловлювати свої потреби та занепокоєнняпредставникам держави, — зазначили в American Coalition for Ukraine.</text:p>
      <text:p text:style-name="P4">
Source: <text:a xlink:type="simple" xlink:href="https://armyinform.com.ua/2023/04/26/deportacziya-ukrayinskyh-ditej-splanovana-diya-rf-u-vashyngtoni-vidbuvsya-ii-shhorichnyj-ukrayinskyj-samit-dij/" text:style-name="Internet_20_link" text:visited-style-name="Visited_20_Internet_20_Link">
https://armyinform.com.ua/2023/04/26/deportacziya-ukrayinskyh-ditej-splanovana-diya-rf-u-vashyngtoni-vidbuvsya-ii-shhorichnyj-ukrayinskyj-samit-dij/</text:a>
</text:p>
      <!--NEWS-->
      <text:h text:style-name="P10" text:outline-level="1">
<text:span text:style-name="T4">
Внаслідок обстрілу Антонівського мосту загинув цивільний та поранено журналіста</text:span>
</text:h>
      <text:p text:style-name="P4">
Author: ['АРМІЯINFORM']</text:p>
      <text:p text:style-name="P4">
Time: 2023-04-26T90:00:00-04:00</text:p>
      <text:p text:style-name="P4">
Description: За процесуального керівництва Херсон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68698_1628415117630869_1014212384268617089_n.jpg" text:style-name="Internet_20_link" text:visited-style-name="Visited_20_Internet_20_Link">
343668698_1628415117630869_1014212384268617089_n.jpg</text:a>
']</text:p>
      <text:p text:style-name="P4">
Tags: ['STOPRUSSIA', 'АГРЕСІЯ РФ', 'ХЕРСОНЩИНА']</text:p>
      <text:p text:style-name="P4">
Category: News</text:p>
      <!--METADATA-->
      <text:p text:style-name="P4">
<draw:frame draw:style-name="fr1" draw:name="Image458" text:anchor-type="as-char" svg:width="6.9236in" svg:height="4.661891in" draw:z-index="0">
<draw:image xlink:href="../Images/AРМІЯINFORM/2023-04-26T90-00-00-04-00/343668698_1628415117630869_1014212384268617089_n.jpg" xlink:type="simple" xlink:show="embed" xlink:actuate="onLoad" draw:mime-type="image/jpeg"/>
</draw:frame>
</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2 ст.438 КК України). За даними слідства, 26 квітня російські війська, вчерговепорушуючи норми міжнародного гуманітарного права, здійснили обстріл районуАнтонівського мосту біля Херсона.</text:p>
      <text:p text:style-name="P4">
Про це<text:a xlink:type="simple" xlink:href="https://www.facebook.com/pgo.gov.ua/posts/pfbid02evQuikdofKiMKAFqXb6YdVcE5nPGj6Enhu3AzUs4K6r9kxU3zBETEH8u3CkaFrKal" text:style-name="Internet_20_link" text:visited-style-name="Visited_20_Internet_20_Link">
повідомляє</text:a>
Офіс Генерального прокурора України.</text:p>
      <text:p text:style-name="P4">
Внаслідок цього загинув цивільний чоловік.</text:p>
      <text:p text:style-name="P4">
Також вогнепальне поранення плеча отримав кореспондент іноземного видання. Вінпрацював над матеріалом про життя в місті, що тривалий час було в окупації, атепер зазнає систематичних обстрілів з боку армії рф.</text:p>
      <text:p text:style-name="P4">
Його доставлено у лікарню, де надається кваліфікована медична допомога.</text:p>
      <text:p text:style-name="P4">
Наразі проводяться необхідні слідчі дії для фіксування чергового злочину рф.</text:p>
      <text:p text:style-name="P4">
Source: <text:a xlink:type="simple" xlink:href="https://armyinform.com.ua/2023/04/26/vnaslidok-obstrilu-antonivskogo-mostu-zagynuv-czyvilnyj-ta-poraneno-zhurnalista/" text:style-name="Internet_20_link" text:visited-style-name="Visited_20_Internet_20_Link">
https://armyinform.com.ua/2023/04/26/vnaslidok-obstrilu-antonivskogo-mostu-zagynuv-czyvilnyj-ta-poraneno-zhurnalista/</text:a>
</text:p>
      <!--NEWS-->
      <text:h text:style-name="P10" text:outline-level="1">
<text:span text:style-name="T4">
З охопленого бойовими діями Судану вдалось врятувати вже 91 українця — ГУР</text:span>
</text:h>
      <text:p text:style-name="P4">
Author: ['АРМІЯINFORM']</text:p>
      <text:p text:style-name="P4">
Time: 2023-04-26T91:00:00-04:00</text:p>
      <text:p text:style-name="P4">
Description: Внаслідок ретельно спланованої операції, здійсненої ГУР МО спільно з МЗС та Офі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68456_595279729206577_1310501425830813646_n.jpg" text:style-name="Internet_20_link" text:visited-style-name="Visited_20_Internet_20_Link">
343068456_595279729206577_1310501425830813646_n.jpg</text:a>
', '<text:a xlink:type="simple" xlink:href="https://armyinform.com.ua/wp-content/uploads/2023/04/343086149_3528335257449766_3495646879656041060_n-150x150.jpg" text:style-name="Internet_20_link" text:visited-style-name="Visited_20_Internet_20_Link">
343086149_3528335257449766_3495646879656041060_n-150x150.jpg</text:a>
', '<text:a xlink:type="simple" xlink:href="https://armyinform.com.ua/wp-content/uploads/2023/04/343177248_611465647682279_5495077909481230695_n-150x150.jpg" text:style-name="Internet_20_link" text:visited-style-name="Visited_20_Internet_20_Link">
343177248_611465647682279_5495077909481230695_n-150x150.jpg</text:a>
', '<text:a xlink:type="simple" xlink:href="https://armyinform.com.ua/wp-content/uploads/2023/04/343295574_936172827519048_4048038841056452191_n-150x150.jpg" text:style-name="Internet_20_link" text:visited-style-name="Visited_20_Internet_20_Link">
343295574_936172827519048_4048038841056452191_n-150x150.jpg</text:a>
', '<text:a xlink:type="simple" xlink:href="https://armyinform.com.ua/wp-content/uploads/2023/04/343328565_817495803135616_2524236438428527415_n-150x150.jpg" text:style-name="Internet_20_link" text:visited-style-name="Visited_20_Internet_20_Link">
343328565_817495803135616_2524236438428527415_n-150x150.jpg</text:a>
']</text:p>
      <text:p text:style-name="P4">
Tags: ['STOPRUSSIA', 'АГРЕСІЯ РФ', 'ГУР МО УКРАЇНИ', 'СУДАН']</text:p>
      <text:p text:style-name="P4">
Category: News</text:p>
      <!--METADATA-->
      <text:p text:style-name="P4">
<draw:frame draw:style-name="fr1" draw:name="Image459" text:anchor-type="as-char" svg:width="6.9236in" svg:height="5.1927in" draw:z-index="0">
<draw:image xlink:href="../Images/AРМІЯINFORM/2023-04-26T91-00-00-04-00/343068456_595279729206577_1310501425830813646_n.jpg" xlink:type="simple" xlink:show="embed" xlink:actuate="onLoad" draw:mime-type="image/jpeg"/>
</draw:frame>
</text:p>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text:p>
      <text:p text:style-name="P4">
Про це<text:a xlink:type="simple" xlink:href="https://www.facebook.com/DefenceIntelligenceofUkraine/posts/pfbid02UTCqKvJsvqpXFmdXosYHy7NEGUA8eqGB4tmibmeG5VPzrKwy98JuqpapRgpqpjhBl" text:style-name="Internet_20_link" text:visited-style-name="Visited_20_Internet_20_Link">
повідомляє</text:a>
Головне управління розвідки Міністерства оборони України.</text:p>
      <text:p text:style-name="P4">
У межах операції українські воєнні розвідники та дипломати також допомоглипокинути Судан 51 іноземцю ― громадянам Грузії, Канади, Перу та ФедераціїСент-Кіттс і Невіс.</text:p>
      <text:p text:style-name="P4">
Чартерний рейс із 64 українцями, які виявили бажання повернутись додому, щойноприземлились в аеропорту Польщі. Вже невдозі врятовані співробіниками ГУРукраїнці перетнуть український державний кордон.</text:p>
      <text:p text:style-name="P4">
Евакуація з неспокійної африканської країни триває. Українцям, якіпотребуватимуть порятунку через небезпеку для життя і здоров’я в Судані, буденадана невідкладна допомога з боку офіційних представників України.</text:p>
      <text:p text:style-name="P4">
<text:a xlink:type="simple" xlink:href="https://armyinform.com.ua/wp-content/uploads/2023/04/343086149_3528335257449766_3495646879656041060_n.jpg" text:style-name="Internet_20_link" text:visited-style-name="Visited_20_Internet_20_Link">
<draw:frame draw:style-name="fr1" draw:name="Image460" text:anchor-type="as-char" svg:width="6.9236in" svg:height="6.9236in" draw:z-index="0">
<draw:image xlink:href="../Images/AРМІЯINFORM/2023-04-26T91-00-00-04-00/343086149_3528335257449766_3495646879656041060_n-150x150.jpg" xlink:type="simple" xlink:show="embed" xlink:actuate="onLoad" draw:mime-type="image/jpeg"/>
</draw:frame>
</text:a>
</text:p>
      <text:p text:style-name="P4">
<text:a xlink:type="simple" xlink:href="https://armyinform.com.ua/wp-content/uploads/2023/04/343177248_611465647682279_5495077909481230695_n.jpg" text:style-name="Internet_20_link" text:visited-style-name="Visited_20_Internet_20_Link">
<draw:frame draw:style-name="fr1" draw:name="Image461" text:anchor-type="as-char" svg:width="6.9236in" svg:height="6.9236in" draw:z-index="0">
<draw:image xlink:href="../Images/AРМІЯINFORM/2023-04-26T91-00-00-04-00/343177248_611465647682279_5495077909481230695_n-150x150.jpg" xlink:type="simple" xlink:show="embed" xlink:actuate="onLoad" draw:mime-type="image/jpeg"/>
</draw:frame>
</text:a>
</text:p>
      <text:p text:style-name="P4">
<text:a xlink:type="simple" xlink:href="https://armyinform.com.ua/wp-content/uploads/2023/04/343295574_936172827519048_4048038841056452191_n.jpg" text:style-name="Internet_20_link" text:visited-style-name="Visited_20_Internet_20_Link">
<draw:frame draw:style-name="fr1" draw:name="Image462" text:anchor-type="as-char" svg:width="6.9236in" svg:height="6.9236in" draw:z-index="0">
<draw:image xlink:href="../Images/AРМІЯINFORM/2023-04-26T91-00-00-04-00/343295574_936172827519048_4048038841056452191_n-150x150.jpg" xlink:type="simple" xlink:show="embed" xlink:actuate="onLoad" draw:mime-type="image/jpeg"/>
</draw:frame>
</text:a>
</text:p>
      <text:p text:style-name="P4">
<text:a xlink:type="simple" xlink:href="https://armyinform.com.ua/wp-content/uploads/2023/04/343328565_817495803135616_2524236438428527415_n.jpg" text:style-name="Internet_20_link" text:visited-style-name="Visited_20_Internet_20_Link">
<draw:frame draw:style-name="fr1" draw:name="Image463" text:anchor-type="as-char" svg:width="6.9236in" svg:height="6.9236in" draw:z-index="0">
<draw:image xlink:href="../Images/AРМІЯINFORM/2023-04-26T91-00-00-04-00/343328565_817495803135616_2524236438428527415_n-150x150.jpg" xlink:type="simple" xlink:show="embed" xlink:actuate="onLoad" draw:mime-type="image/jpeg"/>
</draw:frame>
</text:a>
</text:p>
      <text:p text:style-name="P4">
Source: <text:a xlink:type="simple" xlink:href="https://armyinform.com.ua/2023/04/26/z-ohoplenogo-bojovymy-diyamy-sudanu-vdalos-vryatuvaty-vzhe-91-ukrayinczya-gur/" text:style-name="Internet_20_link" text:visited-style-name="Visited_20_Internet_20_Link">
https://armyinform.com.ua/2023/04/26/z-ohoplenogo-bojovymy-diyamy-sudanu-vdalos-vryatuvaty-vzhe-91-ukrayinczya-gur/</text:a>
</text:p>
      <!--NEWS-->
      <text:h text:style-name="P10" text:outline-level="1">
<text:span text:style-name="T4">
російська армія ще 5 разів обстріляла прикордоння Чернігівщини</text:span>
</text:h>
      <text:p text:style-name="P4">
Author: ['АРМІЯINFORM']</text:p>
      <text:p text:style-name="P4">
Time: 2023-04-26T92:00:00-04:00</text:p>
      <text:p text:style-name="P4">
Description: Про це повідомляє оперативне командування «Північ»:    «Станом на 17:00 26 квіт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 'ЧЕРНІГІВЩИНА']</text:p>
      <text:p text:style-name="P4">
Category: News</text:p>
      <!--METADATA-->
      <text:p text:style-name="P4">
<draw:frame draw:style-name="fr1" draw:name="Image464" text:anchor-type="as-char" svg:width="6.9236in" svg:height="4.615733in" draw:z-index="0">
<draw:image xlink:href="../Images/AРМІЯINFORM/2023-04-26T92-00-00-04-00/obstril-harkova-8.jpg" xlink:type="simple" xlink:show="embed" xlink:actuate="onLoad" draw:mime-type="image/jpeg"/>
</draw:frame>
 Ілюстративне фото</text:p>
      <text:p text:style-name="P4">
Про це<text:a xlink:type="simple" xlink:href="https://www.facebook.com/kommander.nord/posts/pfbid02a8UQUxqNximpLUnawvmpfWEk1hbjmRvNhbjozDa29XDJEmdnvF6HjbdEmDGGwJXrl" text:style-name="Internet_20_link" text:visited-style-name="Visited_20_Internet_20_Link">
повідомляє</text:a>
оперативне командування «Північ»:</text:p>
      <text:p text:style-name="P4">
«Станом на 17:00 26 квітня російська армія ще 5 разів обстріляла прикордонняЧернігівської області.</text:p>
      <text:p text:style-name="P4">
З 10:58 до 11:38 зафіксовано 3 приходи, ймовірно з міномету 120 мм, в районін.п. Янжулівка. Про втрати серед місцевого населення чи пошкодження цивільноїінфраструктури інформація не надходила.</text:p>
      <text:p text:style-name="P4">
З 10:45 до 11:36 зафіксовано 2 приходи, ймовірно з міномету 120 мм, в н.п.Медведівка. Про втрати серед місцевого населення чи пошкодження цивільноїінфраструктури інформація не надходила.</text:p>
      <text:p text:style-name="P4">
11:56 до 12:50 зафіксовано 6 приходів, ймовірно з міномету 120 мм, в районін.п. Медведівка. Про втрати серед місцевого населення чи пошкодження цивільноїінфраструктури інформація не надходила.</text:p>
      <text:p text:style-name="P4">
З 13:30 до 14:00 зафіксовано 6 приходів, ймовірно зі ствольної артилерії, врайон н.п. Заріччя. Про втрати серед місцевого населення чи пошкодженняцивільної інфраструктури інформація не надходила.</text:p>
      <text:p text:style-name="P4">
З 14:40 до 14:54 зафіксовано 17 приходів, ймовірно з міномету 82 мм, в районін.п. Карповичі.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26/rosijska-armiya-shhe-5-raziv-obstrilyala-prykordonnya-chernigivshhyny/" text:style-name="Internet_20_link" text:visited-style-name="Visited_20_Internet_20_Link">
https://armyinform.com.ua/2023/04/26/rosijska-armiya-shhe-5-raziv-obstrilyala-prykordonnya-chernigivshhyny/</text:a>
</text:p>
      <!--NEWS-->
      <text:h text:style-name="P10" text:outline-level="1">
<text:span text:style-name="T4">
Володимир Зеленський провів телефонну розмову з Прем’єр-міністром Італії</text:span>
</text:h>
      <text:p text:style-name="P4">
Author: ['АРМІЯINFORM']</text:p>
      <text:p text:style-name="P4">
Time: 2023-04-26T93:00:00-04:00</text:p>
      <text:p text:style-name="P4">
Description: Про це Президент України Володимир Зеленський повідомив у Facebook:    «Провів телефон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46616_1264625241155540_3802323340443924613_n.jpg" text:style-name="Internet_20_link" text:visited-style-name="Visited_20_Internet_20_Link">
343746616_1264625241155540_3802323340443924613_n.jpg</text:a>
']</text:p>
      <text:p text:style-name="P4">
Tags: ['STOPRUSSIA', 'АГРЕСІЯ РФ', 'ВОЛОДИМИР ЗЕЛЕНСЬКИЙ']</text:p>
      <text:p text:style-name="P4">
Category: News</text:p>
      <!--METADATA-->
      <text:p text:style-name="P4">
<draw:frame draw:style-name="fr1" draw:name="Image465" text:anchor-type="as-char" svg:width="6.9236in" svg:height="4.615733in" draw:z-index="0">
<draw:image xlink:href="../Images/AРМІЯINFORM/2023-04-26T93-00-00-04-00/343746616_1264625241155540_3802323340443924613_n.jpg" xlink:type="simple" xlink:show="embed" xlink:actuate="onLoad" draw:mime-type="image/jpeg"/>
</draw:frame>
</text:p>
      <text:p text:style-name="P4">
Про це Президент України Володимир Зеленський<text:a xlink:type="simple" xlink:href="https://www.facebook.com/zelenskiy.official/posts/pfbid0zLomSHsUJM5eeR8u4fZx3LCncpuS4AKjBJhXYb6yaJXC4rtjwvbxWrcKR2z237cVl" text:style-name="Internet_20_link" text:visited-style-name="Visited_20_Internet_20_Link">
повідомив</text:a>
у Facebook:</text:p>
      <text:p text:style-name="P4">
«Провів телефонну розмову з Прем’єр-міністром Італії Giorgia Meloni. Подякувавза проведену конференцію з відновлення України та за її особисте лідерство унеослабній підтримці українського народу. Принагідно обговорили продовженняоборонної співпраці та майбутні міжнародні заходи».</text:p>
      <text:p text:style-name="P4">
Source: <text:a xlink:type="simple" xlink:href="https://armyinform.com.ua/2023/04/26/volodymyr-zelenskyj-proviv-telefonnu-rozmovu-z-premyer-ministrom-italiyi/" text:style-name="Internet_20_link" text:visited-style-name="Visited_20_Internet_20_Link">
https://armyinform.com.ua/2023/04/26/volodymyr-zelenskyj-proviv-telefonnu-rozmovu-z-premyer-ministrom-italiyi/</text:a>
</text:p>
      <!--NEWS-->
      <text:h text:style-name="P10" text:outline-level="1">
<text:span text:style-name="T4">
Україна та Італія розширюють співпрацю в галузі ВПК</text:span>
</text:h>
      <text:p text:style-name="P4">
Author: ['АРМІЯINFORM']</text:p>
      <text:p text:style-name="P4">
Time: 2023-04-26T94:00:00-04:00</text:p>
      <text:p text:style-name="P4">
Description: Під час візиту урядової делегації до Італії Прем’єр-міністр України Денис Шмига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056_820_360_0_0_auto.jpg" text:style-name="Internet_20_link" text:visited-style-name="Visited_20_Internet_20_Link">
thumb_203056_820_360_0_0_auto.jpg</text:a>
', '<text:a xlink:type="simple" xlink:href="https://armyinform.com.ua/wp-content/uploads/2023/04/thumb_203057_820_360_0_0_auto-150x150.jpg" text:style-name="Internet_20_link" text:visited-style-name="Visited_20_Internet_20_Link">
thumb_203057_820_360_0_0_auto-150x150.jpg</text:a>
', '<text:a xlink:type="simple" xlink:href="https://armyinform.com.ua/wp-content/uploads/2023/04/thumb_203058_820_360_0_0_auto-150x150.jpg" text:style-name="Internet_20_link" text:visited-style-name="Visited_20_Internet_20_Link">
thumb_203058_820_360_0_0_auto-150x150.jpg</text:a>
', '<text:a xlink:type="simple" xlink:href="https://armyinform.com.ua/wp-content/uploads/2023/04/thumb_203059_820_360_0_0_auto-150x150.jpg" text:style-name="Internet_20_link" text:visited-style-name="Visited_20_Internet_20_Link">
thumb_203059_820_360_0_0_auto-150x150.jpg</text:a>
', '<text:a xlink:type="simple" xlink:href="https://armyinform.com.ua/wp-content/uploads/2023/04/thumb_203060_820_360_0_0_auto-150x150.jpg" text:style-name="Internet_20_link" text:visited-style-name="Visited_20_Internet_20_Link">
thumb_203060_820_360_0_0_auto-150x150.jpg</text:a>
']</text:p>
      <text:p text:style-name="P4">
Tags: ['STOPRUSSIA', 'АГРЕСІЯ РФ', 'ДЕНИС ШМИГАЛЬ', 'ІТАЛІЯ']</text:p>
      <text:p text:style-name="P4">
Category: News</text:p>
      <!--METADATA-->
      <text:p text:style-name="P4">
<draw:frame draw:style-name="fr1" draw:name="Image466" text:anchor-type="as-char" svg:width="6.9236in" svg:height="4.610104in" draw:z-index="0">
<draw:image xlink:href="../Images/AРМІЯINFORM/2023-04-26T94-00-00-04-00/thumb_203056_820_360_0_0_auto.jpg" xlink:type="simple" xlink:show="embed" xlink:actuate="onLoad" draw:mime-type="image/jpeg"/>
</draw:frame>
</text:p>
      <text:p text:style-name="P4">
Під час візиту урядової делегації до Італії Прем’єр-міністр України ДенисШмигаль відвідав оборонне підприємство Rheinmetall Italia S.p.A., щоспеціалізується на виробництві сучасних систем ППО.</text:p>
      <text:p text:style-name="P4">
Про це <text:a xlink:type="simple" xlink:href="https://www.kmu.gov.ua/news/ukraina-ta-italiia-rozshyriuiut-spivpratsiu-v-haluzi-vpk" text:style-name="Internet_20_link" text:visited-style-name="Visited_20_Internet_20_Link">
повідомляє</text:a>
 Урядовий портал.</text:p>
      <text:p text:style-name="P4">
Серед розробок Rheinmetall — система ППО малого радіусу дії Skynex, якоюцікавиться Україна.</text:p>
      <text:p text:style-name="P4">
«Нам потрібна така ефективна зброя для захисту від дронів, якими Українуатакує росія. Це збереже десятки життів та важливу інфраструктуру длямільйонів людей», — переконаний Денис Шмигаль.</text:p>
      <text:p text:style-name="P4">
Наразі такі батареї вже перебувають на бойовому чергуванні в Україні. Прем’єр-міністр подякував партнерам за підтримку.</text:p>
      <text:p text:style-name="P4">
<text:a xlink:type="simple" xlink:href="https://armyinform.com.ua/wp-content/uploads/2023/04/thumb_203057_820_360_0_0_auto.jpg" text:style-name="Internet_20_link" text:visited-style-name="Visited_20_Internet_20_Link">
<draw:frame draw:style-name="fr1" draw:name="Image467" text:anchor-type="as-char" svg:width="6.9236in" svg:height="6.9236in" draw:z-index="0">
<draw:image xlink:href="../Images/AРМІЯINFORM/2023-04-26T94-00-00-04-00/thumb_203057_820_360_0_0_auto-150x150.jpg" xlink:type="simple" xlink:show="embed" xlink:actuate="onLoad" draw:mime-type="image/jpeg"/>
</draw:frame>
</text:a>
</text:p>
      <text:p text:style-name="P4">
<text:a xlink:type="simple" xlink:href="https://armyinform.com.ua/wp-content/uploads/2023/04/thumb_203058_820_360_0_0_auto.jpg" text:style-name="Internet_20_link" text:visited-style-name="Visited_20_Internet_20_Link">
<draw:frame draw:style-name="fr1" draw:name="Image468" text:anchor-type="as-char" svg:width="6.9236in" svg:height="6.9236in" draw:z-index="0">
<draw:image xlink:href="../Images/AРМІЯINFORM/2023-04-26T94-00-00-04-00/thumb_203058_820_360_0_0_auto-150x150.jpg" xlink:type="simple" xlink:show="embed" xlink:actuate="onLoad" draw:mime-type="image/jpeg"/>
</draw:frame>
</text:a>
</text:p>
      <text:p text:style-name="P4">
<text:a xlink:type="simple" xlink:href="https://armyinform.com.ua/wp-content/uploads/2023/04/thumb_203059_820_360_0_0_auto.jpg" text:style-name="Internet_20_link" text:visited-style-name="Visited_20_Internet_20_Link">
<draw:frame draw:style-name="fr1" draw:name="Image469" text:anchor-type="as-char" svg:width="6.9236in" svg:height="6.9236in" draw:z-index="0">
<draw:image xlink:href="../Images/AРМІЯINFORM/2023-04-26T94-00-00-04-00/thumb_203059_820_360_0_0_auto-150x150.jpg" xlink:type="simple" xlink:show="embed" xlink:actuate="onLoad" draw:mime-type="image/jpeg"/>
</draw:frame>
</text:a>
</text:p>
      <text:p text:style-name="P4">
<text:a xlink:type="simple" xlink:href="https://armyinform.com.ua/wp-content/uploads/2023/04/thumb_203060_820_360_0_0_auto.jpg" text:style-name="Internet_20_link" text:visited-style-name="Visited_20_Internet_20_Link">
<draw:frame draw:style-name="fr1" draw:name="Image470" text:anchor-type="as-char" svg:width="6.9236in" svg:height="6.9236in" draw:z-index="0">
<draw:image xlink:href="../Images/AРМІЯINFORM/2023-04-26T94-00-00-04-00/thumb_203060_820_360_0_0_auto-150x150.jpg" xlink:type="simple" xlink:show="embed" xlink:actuate="onLoad" draw:mime-type="image/jpeg"/>
</draw:frame>
</text:a>
</text:p>
      <text:p text:style-name="P4">
«Розширюємо горизонти співпраці України та Італії в галузі ВПК. Розглядаємоможливість спільного виробництва компонентів цих систем. Працюємо над тим, абимати більше таких дієвих ППО. Вони створять надійний щит навколо нашихстратегічних інфраструктурних об’єктів», — заявив Глава Уряду.</text:p>
      <text:p text:style-name="P4">
Source: <text:a xlink:type="simple" xlink:href="https://armyinform.com.ua/2023/04/26/ukrayina-ta-italiya-rozshyryuyut-spivpraczyu-v-galuzi-vpk/" text:style-name="Internet_20_link" text:visited-style-name="Visited_20_Internet_20_Link">
https://armyinform.com.ua/2023/04/26/ukrayina-ta-italiya-rozshyryuyut-spivpraczyu-v-galuzi-vpk/</text:a>
</text:p>
      <!--NEWS-->
      <text:h text:style-name="P10" text:outline-level="1">
<text:span text:style-name="T4">
Наші воїни на Херсонщині збили російський БпЛА типу «Мерлін»</text:span>
</text:h>
      <text:p text:style-name="P4">
Author: ['АРМІЯINFORM']</text:p>
      <text:p text:style-name="P4">
Time: 2023-04-26T95:00:00-04:00</text:p>
      <text:p text:style-name="P4">
Description: Про це повідомляє повітряне командування «Південь»:    «26 квітня 2023 року, близь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9762bcb7b43a45a.jpg" text:style-name="Internet_20_link" text:visited-style-name="Visited_20_Internet_20_Link">
f9762bcb7b43a45a.jpg</text:a>
']</text:p>
      <text:p text:style-name="P4">
Tags: ['STOPRUSSIA', 'АГРЕСІЯ РФ', 'ВТРАТИ ВОРОГА', 'ХРОНІКА ОБОРОНИ']</text:p>
      <text:p text:style-name="P4">
Category: News</text:p>
      <!--METADATA-->
      <text:p text:style-name="P4">
<draw:frame draw:style-name="fr1" draw:name="Image471" text:anchor-type="as-char" svg:width="6.9236in" svg:height="3.750283in" draw:z-index="0">
<draw:image xlink:href="../Images/AРМІЯINFORM/2023-04-26T95-00-00-04-00/f9762bcb7b43a45a.jpg" xlink:type="simple" xlink:show="embed" xlink:actuate="onLoad" draw:mime-type="image/jpeg"/>
</draw:frame>
Ілюстративне фото</text:p>
      <text:p text:style-name="P4">
Про це<text:a xlink:type="simple" xlink:href="https://www.facebook.com/PvKPivden/posts/pfbid0PG7Zqd3VgZZyA1SvaZaeWDfasrJgcKWhCg38FdmcwjVT1nPNNFjNqjvhBgaAhhPYl" text:style-name="Internet_20_link" text:visited-style-name="Visited_20_Internet_20_Link">
повідомляє</text:a>
повітряне командування «Південь»:</text:p>
      <text:p text:style-name="P4">
«26 квітня 2023 року, близько 18.00, на Херсонщині воїнами мобільної вогневоїгрупи Херсонської зенітної ракетної бригади повітряного командування «Південь»збито російський розвідувальний БпЛА типу «Мерлін».</text:p>
      <text:p text:style-name="P4">
Source: <text:a xlink:type="simple" xlink:href="https://armyinform.com.ua/2023/04/26/nashi-voyiny-na-hersonshhyni-zbyly-rosijskyj-bpla-typu-merlin/" text:style-name="Internet_20_link" text:visited-style-name="Visited_20_Internet_20_Link">
https://armyinform.com.ua/2023/04/26/nashi-voyiny-na-hersonshhyni-zbyly-rosijskyj-bpla-typu-merlin/</text:a>
</text:p>
      <!--NEWS-->
      <text:h text:style-name="P10" text:outline-level="1">
<text:span text:style-name="T4">
Загалом повернуто з російського полону вже 2279 українців і українок — Володимир Зеленський</text:span>
</text:h>
      <text:p text:style-name="P4">
Author: ['АРМІЯINFORM']</text:p>
      <text:p text:style-name="P4">
Time: 2023-04-26T96:00:00-04:00</text:p>
      <text:p text:style-name="P4">
Description: https://www.youtube.com/watch?v=vATVeWbgYBo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zaraz-ye-mozhlivist-dati-novu-energiyu-vidnosinam-ukrayini-t-82501" text:style-name="Internet_20_link" text:visited-style-name="Visited_20_Internet_20_Link">
повідомив</text:a>
 у своєму зверненні :</text:p>
      <text:p text:style-name="P4">
«Вдалося повернути додому в Україну ще 44 людини з російського полону.Більшість — це військові. З різних напрямків. Є серед них захисники«Азовсталі» та Маріуполя, інших міст Донеччини, Херсонщини, Харківщини…Більшість — рядові та сержанти. Є офіцери. Двоє — цивільні.</text:p>
      <text:p text:style-name="P4">
І це важливо, що команда працює щодо всіх, хто в полоні… Навіть якщо цеособливо важко, як, зокрема, щодо деяких категорій полонених, і це не лишевійськовополонені, яких складно повертати, а й, приміром, цивільні полонені —одна із тих категорій, щодо якої складно.</text:p>
      <text:p text:style-name="P4">
Про всіх памʼятаємо. І навіть якщо стосовно конкретної людини немає точноїінформації про те, що з нею сталося, де може перебувати, таку людину все одношукають і все перевіряють настільки, наскільки можливо. Україна має повернутивсіх своїх.</text:p>
      <text:p text:style-name="P4">
Я дякую всім вам, хлопці, хто координує цю роботу: Буданов, Єрмак, Лубінець,Усов, Малюк, Клименко… Дякую кожному й кожній, хто допомагає і в ГУР МО, і вОфісі, і в СБУ, і в інших наших структурах.</text:p>
      <text:p text:style-name="P4">
Звичайно, дякую окремо всім нашим воїнам на передовій, хто збирає поповненнядля обмінного фонду. Кожен російський полонений — це можливість обміну нашоїлюдини.</text:p>
      <text:p text:style-name="P4">
Загалом повернуто з російського полону за час повномасштабної війни вже 2279українців і українок».</text:p>
      <text:p text:style-name="P4">
Source: <text:a xlink:type="simple" xlink:href="https://armyinform.com.ua/2023/04/26/zagalom-povernuto-z-rosijskogo-polonu-vzhe-2279-ukrayincziv-i-ukrayinok-volodymyr-zelenskyj/" text:style-name="Internet_20_link" text:visited-style-name="Visited_20_Internet_20_Link">
https://armyinform.com.ua/2023/04/26/zagalom-povernuto-z-rosijskogo-polonu-vzhe-2279-ukrayincziv-i-ukrayinok-volodymyr-zelenskyj/</text:a>
</text:p>
      <!--NEWS-->
      <text:h text:style-name="P10" text:outline-level="1">
<text:span text:style-name="T4">
Зараз є можливість дати нову енергію відносинам України та Китаю – Президент</text:span>
</text:h>
      <text:p text:style-name="P4">
Author: ['АРМІЯINFORM']</text:p>
      <text:p text:style-name="P4">
Time: 2023-04-26T97:00:00-04:00</text:p>
      <text:p text:style-name="P4">
Description: Про це Президент України Володимир Зеленський сказав під час свого щоде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7cf3488916edf12c9d9ae55a96789a7_1682537250_extra_large.png" text:style-name="Internet_20_link" text:visited-style-name="Visited_20_Internet_20_Link">
a7cf3488916edf12c9d9ae55a96789a7_1682537250_extra_large.png</text:a>
']</text:p>
      <text:p text:style-name="P4">
Tags: ['STOPRUSSIA', 'АГРЕСІЯ РФ', 'КИТАЙ']</text:p>
      <text:p text:style-name="P4">
Category: News</text:p>
      <!--METADATA-->
      <text:p text:style-name="P4">
<draw:frame draw:style-name="fr1" draw:name="Image472" text:anchor-type="as-char" svg:width="6.9236in" svg:height="4.587133in" draw:z-index="0">
<draw:image xlink:href="../Images/AРМІЯINFORM/2023-04-26T97-00-00-04-00/a7cf3488916edf12c9d9ae55a96789a7_1682537250_extra_large.png" xlink:type="simple" xlink:show="embed" xlink:actuate="onLoad" draw:mime-type="image/png"/>
</draw:frame>
</text:p>
      <text:p text:style-name="P4">
Про це Президент України Володимир Зеленський<text:a xlink:type="simple" xlink:href="https://www.president.gov.ua/news/zaraz-ye-mozhlivist-dati-novu-energiyu-vidnosinam-ukrayini-t-82501" text:style-name="Internet_20_link" text:visited-style-name="Visited_20_Internet_20_Link">
сказав</text:a>
 під час свого щоденного відеозвернення.</text:p>
      <text:p text:style-name="P4">
«Говорив сьогодні з лідером Китаю. Це була тривала й доволі раціональнарозмова. Про такі розмови зазвичай говорять, що вони відкривають можливості.Зараз є можливість дати нову енергію нашим відносинам — України та Китаю.</text:p>
      <text:p text:style-name="P4">
Є можливість застосувати політичний вплив Китаю, щоб повернути силу принципамі правилам, на яких має триматися мир. Україна та Китай, як і абсолютнабільшість світу, однаково зацікавлені в міцності суверенітету націй ітериторіальної цілісності… У дотриманні головних безпекових правил, зокремащодо неприпустимості погроз ядерною зброєю та розповсюдження ядерної зброїсвітом. Ми однаково зацікавлені, щоб ситуація навколо Запорізької атомноїстанції нарешті була повністю убезпечена і щоб атомні станції взагалі ніколизнову не використовувалися заради військових цілей — а саме таке цинічневикористання АЕС Росія намагається зробити нормою.</text:p>
      <text:p text:style-name="P4">
Дуже важливо, що Китай має однаковий із нами погляд на свободу мореплавства йторгівлі. Я поінформував пана Сі Цзіньпіна про наші зусилля щодо відновленняморського експорту продовольства. І я почув слова підтримки нашоїЧорноморської зернової ініціативи, її подовження, а також — підтримки нашихгуманітарних зусиль, зокрема програми «Зерно з України».</text:p>
      <text:p text:style-name="P4">
Звичайно, суттєва частина розмови — це наші погляди на те, як можна відновитисправедливий мир. Я представив українську формулу миру, її конкретні пункти.Ми домовилися продовжити наші комунікації», — зазначив глава держави.</text:p>
      <text:p text:style-name="P4">
Source: <text:a xlink:type="simple" xlink:href="https://armyinform.com.ua/2023/04/26/zaraz-ye-mozhlyvist-daty-novu-energiyu-vidnosynam-ukrayiny-ta-kytayu-prezydent/" text:style-name="Internet_20_link" text:visited-style-name="Visited_20_Internet_20_Link">
https://armyinform.com.ua/2023/04/26/zaraz-ye-mozhlyvist-daty-novu-energiyu-vidnosynam-ukrayiny-ta-kytayu-prezydent/</text:a>
</text:p>
      <!--NEWS-->
      <text:h text:style-name="P10" text:outline-level="1">
<text:span text:style-name="T4">
Як рідним оформити заробітну плату зниклого безвісти військового?</text:span>
</text:h>
      <text:p text:style-name="P4">
Author: ['АРМІЯINFORM']</text:p>
      <text:p text:style-name="P4">
Time: 2023-04-26T98:00:00-04:00</text:p>
      <text:p text:style-name="P4">
Description: Родина зниклого безвісти військового може отримувати його заробітну плату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roshove-zabezpechennya.jpg" text:style-name="Internet_20_link" text:visited-style-name="Visited_20_Internet_20_Link">
groshove-zabezpechennya.jpg</text:a>
']</text:p>
      <text:p text:style-name="P4">
Tags: ['STOPRUSSIA', 'АГРЕСІЯ РФ', 'МІНРЕІНТЕГРАЦІЇ']</text:p>
      <text:p text:style-name="P4">
Category: News</text:p>
      <!--METADATA-->
      <text:p text:style-name="P4">
<draw:frame draw:style-name="fr1" draw:name="Image473" text:anchor-type="as-char" svg:width="6.9236in" svg:height="4.32725in" draw:z-index="0">
<draw:image xlink:href="../Images/AРМІЯINFORM/2023-04-26T98-00-00-04-00/groshove-zabezpechennya.jpg" xlink:type="simple" xlink:show="embed" xlink:actuate="onLoad" draw:mime-type="image/jpeg"/>
</draw:frame>
 Ілюстративне фото</text:p>
      <text:p text:style-name="P4">
Родина зниклого безвісти військового може отримувати його заробітну платупісля підтвердження факту зникнення.</text:p>
      <text:p text:style-name="P4">
Про це<text:a xlink:type="simple" xlink:href="https://www.facebook.com/MReintegration/posts/pfbid0PjrRds79emuUN9c4Br3oXQjQ98qjc5vLagU5T9RU3oRXRXNk23fRPzCefMZ1ckH1l" text:style-name="Internet_20_link" text:visited-style-name="Visited_20_Internet_20_Link">
повідомляє</text:a>
Міністерство з питань реінтеграції тимчасово окупованих територій України.</text:p>
      <text:p text:style-name="P4">
▪️Щоб оформити грошове забезпечення зниклого безвісти військовослужбовця,рідним необхідно звернутися до територіального центру комплектування тасоціальної підтримки.</text:p>
      <text:p text:style-name="P4">
▪️Бланк заяви можна отримати безпосередньо у військкоматі або ж урегіонального координатора Уповноваженого зі зниклих безвісти.</text:p>
      <text:p text:style-name="P4">
▪️При собі необхідно мати:</text:p>
      <text:p text:style-name="P4">
• копії сторінок паспорта всіх повнолітніх членів сім’ї з даними про прізвище,ім’я, по батькові й реєстрацію місця проживання (перебування);</text:p>
      <text:p text:style-name="P4">
• довідку про реєстрацію місця проживання (перебування) членів сім’ї (у разівідсутності такої інформації в паспорті);</text:p>
      <text:p text:style-name="P4">
• копію свідоцтва про шлюб (за наявності);</text:p>
      <text:p text:style-name="P4">
• копії свідоцтв про народження дітей (за наявності);</text:p>
      <text:p text:style-name="P4">
• копії довідки про присвоєння індивідуального податкового номера.</text:p>
      <text:p text:style-name="P4">
Source: <text:a xlink:type="simple" xlink:href="https://armyinform.com.ua/2023/04/26/yak-ridnym-oformyty-zarobitnu-platu-znyklogo-bezvisty-vijskovogo/" text:style-name="Internet_20_link" text:visited-style-name="Visited_20_Internet_20_Link">
https://armyinform.com.ua/2023/04/26/yak-ridnym-oformyty-zarobitnu-platu-znyklogo-bezvisty-vijskovogo/</text:a>
</text:p>
      <!--NEWS-->
      <text:h text:style-name="P10" text:outline-level="1">
<text:span text:style-name="T4">
Коротко. Війна. День 427. Відеодайджест</text:span>
</text:h>
      <text:p text:style-name="P4">
Author: ['АРМІЯINFORM']</text:p>
      <text:p text:style-name="P4">
Time: 2023-04-26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Source: <text:a xlink:type="simple" xlink:href="https://armyinform.com.ua/2023/04/26/korotko-vijna-den-427-videodajdzhest/" text:style-name="Internet_20_link" text:visited-style-name="Visited_20_Internet_20_Link">
https://armyinform.com.ua/2023/04/26/korotko-vijna-den-427-videodajdzhest/</text:a>
</text:p>
      <!--NEWS-->
      <text:h text:style-name="P10" text:outline-level="1">
<text:span text:style-name="T4">
росіяни за день обстріляли п`ять громад Сумщини, двоє людей поранені</text:span>
</text:h>
      <text:p text:style-name="P4">
Authors: Ukrinform (Person)</text:p>
      <text:p text:style-name="P4">
Publisher: Укринформ (Organization)</text:p>
      <text:p text:style-name="P4">
Published Time: 2023-04-27T-31:35:00+03:00</text:p>
      <text:p text:style-name="P4">
Modified Time: 2023-04-27T00:35:00+03:00</text:p>
      <text:p text:style-name="P4">
Description: Минулої доби російські війська обстріляли п`ять прикордонних громад Сумської області з артилерії, мінометів та АГС.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Поранені', 'Сумщина', 'Війна з росією']</text:p>
      <text:p text:style-name="P4">
Type: Article</text:p>
      <!--METADATA-->
      <text:p text:style-name="P4">
<draw:frame draw:style-name="fr1" draw:name="Image474" text:anchor-type="as-char" svg:width="6.9236in" svg:height="3.956343in" draw:z-index="0">
<draw:image xlink:href="../Images/yкринформ/2023-04-27T-31-35-00-03-00/630_360_1479558145-5682.jpg" xlink:type="simple" xlink:show="embed" xlink:actuate="onLoad" draw:mime-type="image/jpeg"/>
</draw:frame>
 Минулоїдоби російські війська обстріляли п`ять прикордонних громад Сумської області зартилерії, мінометів та АГС.</text:p>
      <text:p text:style-name="P4">
Як передає Укрінформ, про це Сумська обласна військова адміністраціяповідомляє у <text:a xlink:type="simple" xlink:href="https://t.me/Sumy_news_ODA/15722" text:style-name="Internet_20_link" text:visited-style-name="Visited_20_Internet_20_Link">
 </text:a>
 .</text:p>
      <text:p text:style-name="P4">
«Протягом дня росіяни здійснили обстріли прикордонних громад – Білопільської,Есманської, Юнаківської, Шалигинської та Середино-Будської. Зафіксовано 100«прильотів» з міномета, артилерії та АГС. На жаль, є руйнування», - ідеться вповідомленні.</text:p>
      <text:p text:style-name="P4">
По Середино-Будській громаді ворог випустив 15 снарядів. зі ствольноїартилерії. Також зафіксовано чотири вибухи внаслідок обстрілу з реактивноїсистеми залпового вогню «Град».</text:p>
      <text:p text:style-name="P4">
Крім того, з гелікоптера росіяни випустили по місту Середина-Буда чотиринекеровані ракети. Внаслідок авіаудару пошкоджено чотири житлові будинки.</text:p>
      <text:p text:style-name="P4">
<text:span text:style-name="T4">
Читайте також:</text:span>
 <text:a xlink:type="simple" xlink:href="https://www.ukrinform.ua/rubric-regions/3700767-rosiani-vnoci-12-raziv-obstrilali-prikordonna-cernigivsini-i-sumsini.html" text:style-name="Internet_20_link" text:visited-style-name="Visited_20_Internet_20_Link">
 <text:span text:style-name="T4">
Сумщин</text:span>
 </text:a>
</text:p>
      <text:p text:style-name="P4">
В Есманській громаді внаслідок <text:a xlink:type="simple" xlink:href="https://www.ukrinform.ua/tag-obstril" text:style-name="Internet_20_link" text:visited-style-name="Visited_20_Internet_20_Link">
 </text:a>
 зміномета (сім «прильотів») пошкоджено житловий будинок та надвірні споруди.</text:p>
      <text:p text:style-name="P4">
По Юнаківській громаді загарбники випустили 18 мін. Поранені двоє жителів селаБасівка, їх доставлено до лікарні. Окрім того, на території громади на мініпідірвався трактор. Тракторист ушкоджень не зазнав.</text:p>
      <text:p text:style-name="P4">
Білопільську громаду росіяни обстріляли з міномета, випустивши 15 мін таздійснили 30 пострілів з автоматичного гранатомета.</text:p>
      <text:p text:style-name="P4">
<text:span text:style-name="T4">
Читайте також:</text:span>
 <text:a xlink:type="simple" xlink:href="https://www.ukrinform.ua/rubric-ato/3700790-naev-vidznaciv-zmicnenna-oboroni-prikordonna-na-sumsini.html" text:style-name="Internet_20_link" text:visited-style-name="Visited_20_Internet_20_Link">
 <text:span text:style-name="T4">
Сумщин</text:span>
 </text:a>
</text:p>
      <text:p text:style-name="P4">
Також з території рф вчинено артобстріл Шалигинської громади, ворог випустивдва снаряди. Внаслідок обстрілу пошкоджено два житлові будинки.</text:p>
      <text:p text:style-name="P4">
Як повідомляв Укрінформ, війська рф зранку 26 квітня обстріляли прикордонняСумської та Чернігівської областей, застосувавши артилерію, міномети,реактивні системи залпового вогню та гелікоптери.</text:p>
      <text:p text:style-name="P4">
Source: <text:a xlink:type="simple" xlink:href="https://www.ukrinform.ua/rubric-ato/3701243-rosiani-za-den-obstrilali-pat-gromad-sumsini-dvoe-ludej-poraneni.html" text:style-name="Internet_20_link" text:visited-style-name="Visited_20_Internet_20_Link">
https://www.ukrinform.ua/rubric-ato/3701243-rosiani-za-den-obstrilali-pat-gromad-sumsini-dvoe-ludej-poraneni.html</text:a>
</text:p>
      <!--NEWS-->
      <text:h text:style-name="P10" text:outline-level="1">
<text:span text:style-name="T4">
Міжнародний центр з кримінального переслідування злочину агресії рф може запрацювати влітку</text:span>
</text:h>
      <text:p text:style-name="P4">
Authors: Ukrinform (Person)</text:p>
      <text:p text:style-name="P4">
Publisher: Укринформ (Organization)</text:p>
      <text:p text:style-name="P4">
Published Time: 2023-04-27T-33:12:00+03:00</text:p>
      <text:p text:style-name="P4">
Modified Time: 2023-04-27T00:12:00+03:00</text:p>
      <text:p text:style-name="P4">
Description: Очікується, що Міжнародний центр з кримінального переслідування злочину агресії в Україні запрацює в Гаазі вже наприкінці червня. — Укрінформ.</text:p>
      <text:p text:style-name="P4">
Images: ["<text:a xlink:type="simple" xlink:href="https://static.ukrinform.com/photos/2022_11/thumb_files/630_360_1668703178-623.jpg" text:style-name="Internet_20_link" text:visited-style-name="Visited_20_Internet_20_Link">
630_360_16687...</text:a>
"]</text:p>
      <text:p text:style-name="P4">
Tags: ['Гаага', 'Трибунал', 'Україна', 'Агресія РФ']</text:p>
      <text:p text:style-name="P4">
Type: Article</text:p>
      <!--METADATA-->
      <text:p text:style-name="P4">
<draw:frame draw:style-name="fr1" draw:name="Image475" text:anchor-type="as-char" svg:width="6.9236in" svg:height="3.956343in" draw:z-index="0">
<draw:image xlink:href="../Images/yкринформ/2023-04-27T-33-12-00-03-00/630_360_1668703178-623.jpg" xlink:type="simple" xlink:show="embed" xlink:actuate="onLoad" draw:mime-type="image/jpeg"/>
</draw:frame>
Очікується, що Міжнародний центр з кримінального переслідування злочинуагресії в Україні запрацює в Гаазі вже наприкінці червня.</text:p>
      <text:p text:style-name="P4">
Про це прокурор зі зв'язків з Україною в Євроюсті Мирослава Красноборовазаявила під час засідання комітету з громадянських свобод, юстиції тавнутрішніх справ Європарламенту, повідомляє кореспондент Укрінформу.</text:p>
      <text:p text:style-name="P4">
“У лютому голова Єврокомісії Урсула фон дер Ляєн оголосила про намір створититакий міжнародний центр. Основна мета цього центру - координувати збірдоказів, на основі яких потім можна буде будувати справи в суді щодопереслідування злочину <text:a xlink:type="simple" xlink:href="https://www.ukrinform.ua/tag-russian-aggression" text:style-name="Internet_20_link" text:visited-style-name="Visited_20_Internet_20_Link">
 </text:a>
 .Очікується, що він запрацює в кінці червня”, - сказала Красноборова.</text:p>
      <text:p text:style-name="P4">
<text:span text:style-name="T4">
Читайте також:</text:span>
 <text:a xlink:type="simple" xlink:href="https://www.ukrinform.ua/rubric-polytics/3700048-rosia-vikoristovue-voenni-zlocini-ak-metod-vedenna-vijni-matvijcuk-v-obse.html" text:style-name="Internet_20_link" text:visited-style-name="Visited_20_Internet_20_Link">
 <text:span text:style-name="T4">
воєнні</text:span>
 <text:span text:style-name="T4">
злочини</text:span>
 </text:a>
</text:p>
      <text:p text:style-name="P4">
Вона також зазначила, що важливо, щоб робота з розслідування злочину агресіїрф в Україні включала переслідування лідерів рф за злочин агресії.</text:p>
      <text:p text:style-name="P4">
За її словами, Україна повністю вітає рішення створити такий центр ісподівається, що це пришвидшить процеси щодо притягнення до відповідальностіусіх винних за злочин агресії.</text:p>
      <text:p text:style-name="P4">
Вона також сказала, очікується, що до кінця цього року центр має запрацюватина повну потужність. І низка країн вже висловили бажання направити своїхфахівців працювати у Міжнародному центрі з кримінального переслідуваннязлочину агресії в Україні.</text:p>
      <text:p text:style-name="P4">
“Ми зараз працюємо над цим, об’єднавши зусилля. Євроюст, Єврокомісія та органивлади Нідерландів працюють над практичними питаннями, такими як, зокрема,правовий статут тих хто працюватиме в центрі, умови їхнього відрядження,рекомендації, безпека персоналу, обладнання а також захист даних і звичайнолюдські та фінансові ресурси”, - сказала вона.</text:p>
      <text:p text:style-name="P4">
<text:span text:style-name="T4">
Читайте також:</text:span>
 <text:a xlink:type="simple" xlink:href="https://www.ukrinform.ua/rubric-world/3697810-usi-krainipidpisanti-rimskogo-statutu-maut-vikonuvati-order-na-arest-putina-evrokomisia.html" text:style-name="Internet_20_link" text:visited-style-name="Visited_20_Internet_20_Link">
 </text:a>
</text:p>
      <text:p text:style-name="P4">
Як повідомляв Укрінформ, у Гаазі діятиме Міжнародний центр з кримінальногопереслідування злочину агресії в Україні. Президентка Єврокомісії Урсула фондер Ляєн у лютому оголосила про створення у Гаазі Міжнародного центру зрозслідування злочину агресії в Україні, який працюватиме у координації зпредставниками України та Нідерландів, а також із європейськими партнерами.</text:p>
      <text:p text:style-name="P4">
Source: <text:a xlink:type="simple" xlink:href="https://www.ukrinform.ua/rubric-ato/3701242-miznarodnij-centr-z-kriminalnogo-peresliduvanna-zlocinu-agresii-rf-moze-zapracuvati-vlitku.html" text:style-name="Internet_20_link" text:visited-style-name="Visited_20_Internet_20_Link">
https://www.ukrinform.ua/rubric-ato/3701242-miznarodnij-centr-z-kriminalnogo-peresliduvanna-zlocinu-agresii-rf-moze-zapracuvati-vlitku.html</text:a>
</text:p>
      <!--NEWS-->
      <text:h text:style-name="P10" text:outline-level="1">
<text:span text:style-name="T4">
Міжнародний центр з кримінального переслідування злочину агресії рф може запрацювати влітку</text:span>
</text:h>
      <text:p text:style-name="P4">
Authors: Ukrinform (Person)</text:p>
      <text:p text:style-name="P4">
Publisher: Укринформ (Organization)</text:p>
      <text:p text:style-name="P4">
Published Time: 2023-04-27T00:12:00+03:00</text:p>
      <text:p text:style-name="P4">
Modified Time: 2023-04-27T00:12:00+03:00</text:p>
      <text:p text:style-name="P4">
Description: Очікується, що Міжнародний центр з кримінального переслідування злочину агресії в Україні запрацює в Гаазі вже наприкінці червня. — Укрінформ.</text:p>
      <text:p text:style-name="P4">
Images: ["<text:a xlink:type="simple" xlink:href="https://static.ukrinform.com/photos/2022_11/thumb_files/630_360_1668703178-623.jpg" text:style-name="Internet_20_link" text:visited-style-name="Visited_20_Internet_20_Link">
630_360_16687...</text:a>
"]</text:p>
      <text:p text:style-name="P4">
Tags: ['Гаага', 'Трибунал', 'Україна', 'Агресія РФ']</text:p>
      <text:p text:style-name="P4">
Type: Article</text:p>
      <!--METADATA-->
      <text:p text:style-name="P4">
<draw:frame draw:style-name="fr1" draw:name="Image476" text:anchor-type="as-char" svg:width="6.9236in" svg:height="3.956343in" draw:z-index="0">
<draw:image xlink:href="../Images/yкринформ/2023-04-27T00-12-00-03-00/630_360_1668703178-623.jpg" xlink:type="simple" xlink:show="embed" xlink:actuate="onLoad" draw:mime-type="image/jpeg"/>
</draw:frame>
Очікується, що Міжнародний центр з кримінального переслідування злочинуагресії в Україні запрацює в Гаазі вже наприкінці червня.</text:p>
      <text:p text:style-name="P4">
Про це прокурор зі зв'язків з Україною в Євроюсті Мирослава Красноборовазаявила під час засідання комітету з громадянських свобод, юстиції тавнутрішніх справ Європарламенту, повідомляє кореспондент Укрінформу.</text:p>
      <text:p text:style-name="P4">
“У лютому голова Єврокомісії Урсула фон дер Ляєн оголосила про намір створититакий міжнародний центр. Основна мета цього центру - координувати збірдоказів, на основі яких потім можна буде будувати справи в суді щодопереслідування злочину <text:a xlink:type="simple" xlink:href="https://www.ukrinform.ua/tag-russian-aggression" text:style-name="Internet_20_link" text:visited-style-name="Visited_20_Internet_20_Link">
 </text:a>
 .Очікується, що він запрацює в кінці червня”, - сказала Красноборова.</text:p>
      <text:p text:style-name="P4">
<text:span text:style-name="T4">
Читайте також:</text:span>
 <text:a xlink:type="simple" xlink:href="https://www.ukrinform.ua/rubric-polytics/3700048-rosia-vikoristovue-voenni-zlocini-ak-metod-vedenna-vijni-matvijcuk-v-obse.html" text:style-name="Internet_20_link" text:visited-style-name="Visited_20_Internet_20_Link">
 <text:span text:style-name="T4">
воєнні</text:span>
 <text:span text:style-name="T4">
злочини</text:span>
 </text:a>
</text:p>
      <text:p text:style-name="P4">
Вона також зазначила, що важливо, щоб робота з розслідування злочину агресіїрф в Україні включала переслідування лідерів рф за злочин агресії.</text:p>
      <text:p text:style-name="P4">
За її словами, Україна повністю вітає рішення створити такий центр ісподівається, що це пришвидшить процеси щодо притягнення до відповідальностіусіх винних за злочин агресії.</text:p>
      <text:p text:style-name="P4">
Вона також сказала, очікується, що до кінця цього року центр має запрацюватина повну потужність. І низка країн вже висловили бажання направити своїхфахівців працювати у Міжнародному центрі з кримінального переслідуваннязлочину агресії в Україні.</text:p>
      <text:p text:style-name="P4">
“Ми зараз працюємо над цим, об’єднавши зусилля. Євроюст, Єврокомісія та органивлади Нідерландів працюють над практичними питаннями, такими як, зокрема,правовий статут тих хто працюватиме в центрі, умови їхнього відрядження,рекомендації, безпека персоналу, обладнання а також захист даних і звичайнолюдські та фінансові ресурси”, - сказала вона.</text:p>
      <text:p text:style-name="P4">
<text:span text:style-name="T4">
Читайте також:</text:span>
 <text:a xlink:type="simple" xlink:href="https://www.ukrinform.ua/rubric-world/3697810-usi-krainipidpisanti-rimskogo-statutu-maut-vikonuvati-order-na-arest-putina-evrokomisia.html" text:style-name="Internet_20_link" text:visited-style-name="Visited_20_Internet_20_Link">
 </text:a>
</text:p>
      <text:p text:style-name="P4">
Як повідомляв Укрінформ, у Гаазі діятиме Міжнародний центр з кримінальногопереслідування злочину агресії в Україні. Президентка Єврокомісії Урсула фондер Ляєн у лютому оголосила про створення у Гаазі Міжнародного центру зрозслідування злочину агресії в Україні, який працюватиме у координації зпредставниками України та Нідерландів, а також із європейськими партнерами.</text:p>
      <text:p text:style-name="P4">
Source: <text:a xlink:type="simple" xlink:href="https://www.ukrinform.ua/rubric-ato/3701242-miznarodnij-centr-z-kriminalnogo-peresliduvanna-zlocinu-agresii-rf-moze-zapracuvati-vlitku.html" text:style-name="Internet_20_link" text:visited-style-name="Visited_20_Internet_20_Link">
https://www.ukrinform.ua/rubric-ato/3701242-miznarodnij-centr-z-kriminalnogo-peresliduvanna-zlocinu-agresii-rf-moze-zapracuvati-vlitku.html</text:a>
</text:p>
      <!--NEWS-->
      <text:h text:style-name="P10" text:outline-level="1">
<text:span text:style-name="T4">
росіяни за день обстріляли п`ять громад Сумщини, двоє людей поранені</text:span>
</text:h>
      <text:p text:style-name="P4">
Authors: Ukrinform (Person)</text:p>
      <text:p text:style-name="P4">
Publisher: Укринформ (Organization)</text:p>
      <text:p text:style-name="P4">
Published Time: 2023-04-27T00:35:00+03:00</text:p>
      <text:p text:style-name="P4">
Modified Time: 2023-04-27T00:35:00+03:00</text:p>
      <text:p text:style-name="P4">
Description: Минулої доби російські війська обстріляли п`ять прикордонних громад Сумської області з артилерії, мінометів та АГС.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Поранені', 'Сумщина', 'Війна з росією']</text:p>
      <text:p text:style-name="P4">
Type: Article</text:p>
      <!--METADATA-->
      <text:p text:style-name="P4">
<draw:frame draw:style-name="fr1" draw:name="Image477" text:anchor-type="as-char" svg:width="6.9236in" svg:height="3.956343in" draw:z-index="0">
<draw:image xlink:href="../Images/yкринформ/2023-04-27T00-35-00-03-00/630_360_1479558145-5682.jpg" xlink:type="simple" xlink:show="embed" xlink:actuate="onLoad" draw:mime-type="image/jpeg"/>
</draw:frame>
 Минулоїдоби російські війська обстріляли п`ять прикордонних громад Сумської області зартилерії, мінометів та АГС.</text:p>
      <text:p text:style-name="P4">
Як передає Укрінформ, про це Сумська обласна військова адміністраціяповідомляє у <text:a xlink:type="simple" xlink:href="https://t.me/Sumy_news_ODA/15722" text:style-name="Internet_20_link" text:visited-style-name="Visited_20_Internet_20_Link">
 </text:a>
 .</text:p>
      <text:p text:style-name="P4">
«Протягом дня росіяни здійснили обстріли прикордонних громад – Білопільської,Есманської, Юнаківської, Шалигинської та Середино-Будської. Зафіксовано 100«прильотів» з міномета, артилерії та АГС. На жаль, є руйнування», - ідеться вповідомленні.</text:p>
      <text:p text:style-name="P4">
По Середино-Будській громаді ворог випустив 15 снарядів. зі ствольноїартилерії. Також зафіксовано чотири вибухи внаслідок обстрілу з реактивноїсистеми залпового вогню «Град».</text:p>
      <text:p text:style-name="P4">
Крім того, з гелікоптера росіяни випустили по місту Середина-Буда чотиринекеровані ракети. Внаслідок авіаудару пошкоджено чотири житлові будинки.</text:p>
      <text:p text:style-name="P4">
<text:span text:style-name="T4">
Читайте також:</text:span>
 <text:a xlink:type="simple" xlink:href="https://www.ukrinform.ua/rubric-regions/3700767-rosiani-vnoci-12-raziv-obstrilali-prikordonna-cernigivsini-i-sumsini.html" text:style-name="Internet_20_link" text:visited-style-name="Visited_20_Internet_20_Link">
 <text:span text:style-name="T4">
Сумщин</text:span>
 </text:a>
</text:p>
      <text:p text:style-name="P4">
В Есманській громаді внаслідок <text:a xlink:type="simple" xlink:href="https://www.ukrinform.ua/tag-obstril" text:style-name="Internet_20_link" text:visited-style-name="Visited_20_Internet_20_Link">
 </text:a>
 зміномета (сім «прильотів») пошкоджено житловий будинок та надвірні споруди.</text:p>
      <text:p text:style-name="P4">
По Юнаківській громаді загарбники випустили 18 мін. Поранені двоє жителів селаБасівка, їх доставлено до лікарні. Окрім того, на території громади на мініпідірвався трактор. Тракторист ушкоджень не зазнав.</text:p>
      <text:p text:style-name="P4">
Білопільську громаду росіяни обстріляли з міномета, випустивши 15 мін таздійснили 30 пострілів з автоматичного гранатомета.</text:p>
      <text:p text:style-name="P4">
<text:span text:style-name="T4">
Читайте також:</text:span>
 <text:a xlink:type="simple" xlink:href="https://www.ukrinform.ua/rubric-ato/3700790-naev-vidznaciv-zmicnenna-oboroni-prikordonna-na-sumsini.html" text:style-name="Internet_20_link" text:visited-style-name="Visited_20_Internet_20_Link">
 <text:span text:style-name="T4">
Сумщин</text:span>
 </text:a>
</text:p>
      <text:p text:style-name="P4">
Також з території рф вчинено артобстріл Шалигинської громади, ворог випустивдва снаряди. Внаслідок обстрілу пошкоджено два житлові будинки.</text:p>
      <text:p text:style-name="P4">
Як повідомляв Укрінформ, війська рф зранку 26 квітня обстріляли прикордонняСумської та Чернігівської областей, застосувавши артилерію, міномети,реактивні системи залпового вогню та гелікоптери.</text:p>
      <text:p text:style-name="P4">
Source: <text:a xlink:type="simple" xlink:href="https://www.ukrinform.ua/rubric-ato/3701243-rosiani-za-den-obstrilali-pat-gromad-sumsini-dvoe-ludej-poraneni.html" text:style-name="Internet_20_link" text:visited-style-name="Visited_20_Internet_20_Link">
https://www.ukrinform.ua/rubric-ato/3701243-rosiani-za-den-obstrilali-pat-gromad-sumsini-dvoe-ludej-poraneni.html</text:a>
</text:p>
      <!--NEWS-->
      <text:h text:style-name="P10" text:outline-level="1">
<text:span text:style-name="T4">
Подоляк - про розмову Зеленського й Сі: Позиція України зафіксована у міждержавному спілкуванні</text:span>
</text:h>
      <text:p text:style-name="P4">
Authors: Ukrinform (Person)</text:p>
      <text:p text:style-name="P4">
Publisher: Укринформ (Organization)</text:p>
      <text:p text:style-name="P4">
Published Time: 2023-04-27T00:56:00+03:00</text:p>
      <text:p text:style-name="P4">
Modified Time: 2023-04-27T00:56:00+03:00</text:p>
      <text:p text:style-name="P4">
Description: У розмові Володимир Зеленського із Сі Цзіньпіном відбулася фіксація позиції України в міждержавному спілкуванні, її офіційно доведено до китайської сторони.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Китай', 'Сі Цзіньпін', 'Україна', 'Зеленський', 'Подоляк', 'Єдині новини']</text:p>
      <text:p text:style-name="P4">
Type: Article</text:p>
      <!--METADATA-->
      <text:p text:style-name="P4">
<draw:frame draw:style-name="fr1" draw:name="Image478" text:anchor-type="as-char" svg:width="6.9236in" svg:height="3.956343in" draw:z-index="0">
<draw:image xlink:href="../Images/yкринформ/2023-04-27T00-56-00-03-00/630_360_1669378255-230.jpg" xlink:type="simple" xlink:show="embed" xlink:actuate="onLoad" draw:mime-type="image/jpeg"/>
</draw:frame>
 У розмовіВолодимир Зеленського із Сі Цзіньпіном відбулася фіксація позиції України вміждержавному спілкуванні, її офіційно доведено до китайської сторони.</text:p>
      <text:p text:style-name="P4">
Про це радник керівника Офісу Президента Михайло Подоляк розповів в ефірітелемарафону «Єдині новини», передає Укрінформ.</text:p>
      <text:p text:style-name="P4">
«Президент публічно зафіксував, що жодних територіальних компромісів не можебути... Китай висловив свої 12 пунктів мирного плану, однак він не чув позиціїУкраїни. І сьогодні вона зафіксована у міждержавному спілкуванні, офіційнодоведена до китайської сторони», - підкреслив він.</text:p>
      <text:p text:style-name="P4">
Радник керівника ОП зауважив, що ще однією складовою процесу є призначенняпослом в КНР Павла Рябікіна: «Він буде чітко фіксувати позицію України.Зокрема, і багато логістичних дій у межах самого Китаю».</text:p>
      <text:p text:style-name="P4">
<text:span text:style-name="T4">
Читайте також:</text:span>
 <text:a xlink:type="simple" xlink:href="https://www.ukrinform.ua/rubric-polytics/3701129-rozmova-zelenskogo-ta-si-czinpina-detali.html" text:style-name="Internet_20_link" text:visited-style-name="Visited_20_Internet_20_Link">
 <text:span text:style-name="T4">
Цзі</text:span>
 </text:a>
</text:p>
      <text:p text:style-name="P4">
Також елементом стратегії українсько-китайських відносин є спрямування доУкраїни спецгрупи на чолі з експослом Китаю в росії Лі Хуеєм.</text:p>
      <text:p text:style-name="P4">
«Безумовно, <text:a xlink:type="simple" xlink:href="https://www.ukrinform.ua/tag-kitaj" text:style-name="Internet_20_link" text:visited-style-name="Visited_20_Internet_20_Link">
 </text:a>
 відреагував одразу на те,що проговорювалося з Президентом Зеленським, і направить сюди спецгрупу з ЛіХуеєм. Це людина, яка розуміє «дичину» російської спільноти як такої, оскількивін багато часу там працював», - резюмував Подоляк.</text:p>
      <text:p text:style-name="P4">
<text:span text:style-name="T4">
Читайте також:</text:span>
 <text:a xlink:type="simple" xlink:href="https://www.ukrinform.ua/rubric-polytics/3701232-zelenskij-vpliv-kitau-moze-povernuti-silu-principam-na-akih-mae-trimatisa-mir.html" text:style-name="Internet_20_link" text:visited-style-name="Visited_20_Internet_20_Link">
 </text:a>
</text:p>
      <text:p text:style-name="P4">
Як повідомлялося, заступник директора департаменту країн Східної Європи таЦентральної Азії МЗС КНР Юй Цзюнь заявив, що Китай направить спеціальногопредставника у справах Євразії до України та інших країн для проведенняпереговорів з усіма сторонами стосовно політичного врегулювання «кризи вУкраїні». Групу очолює колишній посол у росії Лі Хуей, який обіймав цю посадуз 2009-го до 2019 року.</text:p>
      <text:p text:style-name="P4">
Source: <text:a xlink:type="simple" xlink:href="https://www.ukrinform.ua/rubric-polytics/3701245-podolak-pro-rozmovu-zelenskogo-j-si-pozicia-ukraini-zafiksovana-u-mizderzavnomu-spilkuvanni.html" text:style-name="Internet_20_link" text:visited-style-name="Visited_20_Internet_20_Link">
https://www.ukrinform.ua/rubric-polytics/3701245-podolak-pro-rozmovu-zelenskogo-j-si-pozicia-ukraini-zafiksovana-u-mizderzavnomu-spilkuvanni.html</text:a>
</text:p>
      <!--NEWS-->
      <text:h text:style-name="P10" text:outline-level="1">
<text:span text:style-name="T4">
Ла Ліга: «Барселона» поступилася «Райо Вальєкано»</text:span>
</text:h>
      <text:p text:style-name="P4">
Authors: Ukrinform (Person)</text:p>
      <text:p text:style-name="P4">
Publisher: Укринформ (Organization)</text:p>
      <text:p text:style-name="P4">
Published Time: 2023-04-27T01:02:57+03:00</text:p>
      <text:p text:style-name="P4">
Modified Time: 2023-04-27T01:02:57+03:00</text:p>
      <text:p text:style-name="P4">
Description: «Каталонці» продовжуюють очолювати Ла Лігу, не дивлячись на поразку в 31-у турі чемпіонату. — Укрінформ.</text:p>
      <text:p text:style-name="P4">
Images: ["<text:a xlink:type="simple" xlink:href="https://static.ukrinform.com/photos/2023_04/thumb_files/630_360_1682546491-320.jpg" text:style-name="Internet_20_link" text:visited-style-name="Visited_20_Internet_20_Link">
630_360_16825...</text:a>
"]</text:p>
      <text:p text:style-name="P4">
Tags: ['Барселона', 'Футбол']</text:p>
      <text:p text:style-name="P4">
Type: Article</text:p>
      <!--METADATA-->
      <text:p text:style-name="P4">
<draw:frame draw:style-name="fr1" draw:name="Image479" text:anchor-type="as-char" svg:width="6.9236in" svg:height="3.956343in" draw:z-index="0">
<draw:image xlink:href="../Images/yкринформ/2023-04-27T01-02-57-03-00/630_360_1682546491-320.jpg" xlink:type="simple" xlink:show="embed" xlink:actuate="onLoad" draw:mime-type="image/jpeg"/>
</draw:frame>
«Каталонці» продовжуюють очолювати Ла Лігу, не дивлячись на поразку в 31-утурі чемпіонату.</text:p>
      <text:p text:style-name="P4">
«Барселона» на виїзді програла «Райо Вальєкано» 1:2, передає Укрінформ.</text:p>
      <text:p text:style-name="P4">
У складі «Райо» відзначилися Альваро і Франсіско Гарсіа. «Каталонці» відповілиголом Левандовського.</text:p>
      <text:p text:style-name="P4">
«Барселона» очолює Ла Лігу, маючи в активі 76 очок після 31 матчу.</text:p>
      <text:p text:style-name="P4">
<text:span text:style-name="T4">
Читайте також:</text:span>
 <text:a xlink:type="simple" xlink:href="https://www.ukrinform.ua/rubric-sports/3701240-mancester-siti-rozgromiv-arsenal-iz-zincenkom-i-nablizivsa-do-lidera-v-apl.html" text:style-name="Internet_20_link" text:visited-style-name="Visited_20_Internet_20_Link">
 <text:span text:style-name="T4">
Манчестер</text:span>
 <text:span text:style-name="T4">
Сіті</text:span>
 </text:a>
</text:p>
      <text:p text:style-name="P4">
Як повідомлялося, чинний чемпіон Прімери «Реал Мадрид» посідає 2 сходинку - 65очок після 31 матчу.</text:p>
      <text:p text:style-name="P4">
Фото: twitter.com/FCBarcelona</text:p>
      <text:p text:style-name="P4">
Source: <text:a xlink:type="simple" xlink:href="https://www.ukrinform.ua/rubric-sports/3701246-la-liga-barselona-postupilasa-rajo-valekano.html" text:style-name="Internet_20_link" text:visited-style-name="Visited_20_Internet_20_Link">
https://www.ukrinform.ua/rubric-sports/3701246-la-liga-barselona-postupilasa-rajo-valekano.html</text:a>
</text:p>
      <!--NEWS-->
      <text:h text:style-name="P10" text:outline-level="1">
<text:span text:style-name="T4">
ЦПД розповів про фейки, які супроводжують Чорнобильську катастрофу</text:span>
</text:h>
      <text:p text:style-name="P4">
Author: ['АРМІЯINFORM']</text:p>
      <text:p text:style-name="P4">
Time: 2023-04-27T99:00:00-04:00</text:p>
      <text:p text:style-name="P4">
Description: Цього дня 37 років тому відбулася найстрашніша атомна катастрофа в історії людств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Tags: ['STOPRUSSIA', 'АГРЕСІЯ РФ', 'ЦПД РНБО']</text:p>
      <text:p text:style-name="P4">
Category: News</text:p>
      <!--METADATA-->
      <text:p text:style-name="P4">
<draw:frame draw:style-name="fr1" draw:name="Image480" text:anchor-type="as-char" svg:width="6.9236in" svg:height="6.9236in" draw:z-index="0">
<draw:image xlink:href="../Images/AРМІЯINFORM/2023-04-27T99-00-00-04-00/342972974_252862420525503_6979509407163298614_n.jpg" xlink:type="simple" xlink:show="embed" xlink:actuate="onLoad" draw:mime-type="image/jpeg"/>
</draw:frame>
</text:p>
      <text:p text:style-name="P4">
Цього дня 37 років тому відбулася найстрашніша атомна катастрофа в історіїлюдства — аварія на Чорнобильській АЕС. Проте катастрофа на ЧАЕС — це не лишевибух реактора, але й довгий шлейф дезінформації, фейків і замовчування.</text:p>
      <text:p text:style-name="P4">
Про фейки, які вже майже сорок років супроводжують Чорнобильську катастрофу,читайте в<text:a xlink:type="simple" xlink:href="https://www.facebook.com/protydiyadezinformatsiyi.cpd/posts/pfbid05cADEB1VT4eTvVvbXJhZkufraJ7ANZFEKtaaNfNuZ8GhcEW6q37sSwZhBFhhV8qnl" text:style-name="Internet_20_link" text:visited-style-name="Visited_20_Internet_20_Link">
інфографіці</text:a>
Центру протидії дезінформації, приуроченій роковинам аварії на ЧАЕС:</text:p>
      <text:p text:style-name="P4">
<text:a xlink:type="simple" xlink:href="https://armyinform.com.ua/wp-content/uploads/2023/04/343162437_631182725045307_7508763460750186479_n.jpg" text:style-name="Internet_20_link" text:visited-style-name="Visited_20_Internet_20_Link">
<draw:frame draw:style-name="fr1" draw:name="Image481" text:anchor-type="as-char" svg:width="6.9236in" svg:height="6.9236in" draw:z-index="0">
<draw:image xlink:href="../Images/AРМІЯINFORM/2023-04-27T99-00-00-04-00/343162437_631182725045307_7508763460750186479_n-150x150.jpg" xlink:type="simple" xlink:show="embed" xlink:actuate="onLoad" draw:mime-type="image/jpeg"/>
</draw:frame>
</text:a>
</text:p>
      <text:p text:style-name="P4">
<text:a xlink:type="simple" xlink:href="https://armyinform.com.ua/wp-content/uploads/2023/04/343218505_641233927827854_3741724753695784625_n.jpg" text:style-name="Internet_20_link" text:visited-style-name="Visited_20_Internet_20_Link">
<draw:frame draw:style-name="fr1" draw:name="Image482" text:anchor-type="as-char" svg:width="6.9236in" svg:height="6.9236in" draw:z-index="0">
<draw:image xlink:href="../Images/AРМІЯINFORM/2023-04-27T99-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483" text:anchor-type="as-char" svg:width="6.9236in" svg:height="6.9236in" draw:z-index="0">
<draw:image xlink:href="../Images/AРМІЯINFORM/2023-04-27T99-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484" text:anchor-type="as-char" svg:width="6.9236in" svg:height="6.9236in" draw:z-index="0">
<draw:image xlink:href="../Images/AРМІЯINFORM/2023-04-27T99-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485" text:anchor-type="as-char" svg:width="6.9236in" svg:height="6.9236in" draw:z-index="0">
<draw:image xlink:href="../Images/AРМІЯINFORM/2023-04-27T99-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486" text:anchor-type="as-char" svg:width="6.9236in" svg:height="6.9236in" draw:z-index="0">
<draw:image xlink:href="../Images/AРМІЯINFORM/2023-04-27T99-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487" text:anchor-type="as-char" svg:width="6.9236in" svg:height="6.9236in" draw:z-index="0">
<draw:image xlink:href="../Images/AРМІЯINFORM/2023-04-27T99-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488" text:anchor-type="as-char" svg:width="6.9236in" svg:height="6.9236in" draw:z-index="0">
<draw:image xlink:href="../Images/AРМІЯINFORM/2023-04-27T99-00-00-04-00/343628692_464506819197973_7623306563269949886_n-150x150.jpg" xlink:type="simple" xlink:show="embed" xlink:actuate="onLoad" draw:mime-type="image/jpeg"/>
</draw:frame>
</text:a>
</text:p>
      <text:p text:style-name="P4">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